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ffff00"/>
    </style:style>
    <style:style style:name="gr2" style:family="graphic" style:parent-style-name="standard">
      <style:graphic-properties draw:stroke="solid" svg:stroke-width="0.026cm" svg:stroke-color="#000000" draw:fill="none" fo:padding-top="0.013cm" fo:padding-bottom="0.013cm" fo:padding-left="0.013cm" fo:padding-right="0.013cm"/>
    </style:style>
    <style:style style:name="gr3" style:family="graphic" style:parent-style-name="standard">
      <style:graphic-properties draw:stroke="none" draw:fill="none" draw:textarea-horizontal-align="left" draw:textarea-vertical-align="top" draw:auto-grow-height="true" draw:auto-grow-width="true" fo:min-height="0.105cm" fo:min-width="0.54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105cm" fo:min-width="1.035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105cm" fo:min-width="0.323cm" fo:padding-top="0cm" fo:padding-bottom="0cm" fo:padding-left="0cm" fo:padding-right="0cm"/>
    </style:style>
    <style:style style:name="gr6" style:family="graphic" style:parent-style-name="standard">
      <style:graphic-properties draw:stroke="solid" svg:stroke-width="0.026cm" svg:stroke-color="#add8e6" draw:fill="solid" draw:fill-color="#ff8000" fo:padding-top="0.013cm" fo:padding-bottom="0.013cm" fo:padding-left="0.013cm" fo:padding-right="0.013cm"/>
    </style:style>
    <style:style style:name="gr7" style:family="graphic" style:parent-style-name="standard">
      <style:graphic-properties draw:stroke="none" draw:fill="none" draw:textarea-horizontal-align="left" draw:textarea-vertical-align="top" draw:auto-grow-height="true" draw:auto-grow-width="true" fo:min-height="0.105cm" fo:min-width="0.26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105cm" fo:min-width="0.964cm" fo:padding-top="0cm" fo:padding-bottom="0cm" fo:padding-left="0cm" fo:padding-right="0cm"/>
    </style:style>
    <style:style style:name="gr9" style:family="graphic" style:parent-style-name="standard">
      <style:graphic-properties draw:stroke="none" draw:fill="solid" draw:fill-color="#ffff80"/>
    </style:style>
    <style:style style:name="gr10" style:family="graphic" style:parent-style-name="standard">
      <style:graphic-properties draw:stroke="none" draw:fill="none" draw:textarea-horizontal-align="left" draw:textarea-vertical-align="top" draw:auto-grow-height="true" draw:auto-grow-width="true" fo:min-height="0.105cm" fo:min-width="1.139cm" fo:padding-top="0cm" fo:padding-bottom="0cm" fo:padding-left="0cm" fo:padding-right="0cm"/>
    </style:style>
    <style:style style:name="gr11" style:family="graphic" style:parent-style-name="standard">
      <style:graphic-properties draw:stroke="solid" svg:stroke-width="0.026cm" svg:stroke-color="#add8e6" draw:fill="solid" draw:fill-color="#ff0000" fo:padding-top="0.013cm" fo:padding-bottom="0.013cm" fo:padding-left="0.013cm" fo:padding-right="0.013cm"/>
    </style:style>
    <style:style style:name="gr12" style:family="graphic" style:parent-style-name="standard">
      <style:graphic-properties draw:stroke="none" draw:fill="none" draw:textarea-horizontal-align="left" draw:textarea-vertical-align="top" draw:auto-grow-height="true" draw:auto-grow-width="true" fo:min-height="0.105cm" fo:min-width="0.441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05cm" fo:min-width="0.20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105cm" fo:min-width="0.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105cm" fo:min-width="0.811cm" fo:padding-top="0cm" fo:padding-bottom="0cm" fo:padding-left="0cm" fo:padding-right="0cm"/>
    </style:style>
    <style:style style:name="gr16" style:family="graphic" style:parent-style-name="standard">
      <style:graphic-properties draw:stroke="none" draw:fill="solid" draw:fill-color="#ff8000"/>
    </style:style>
    <style:style style:name="gr17" style:family="graphic" style:parent-style-name="standard">
      <style:graphic-properties draw:stroke="none" draw:fill="none" draw:textarea-horizontal-align="left" draw:textarea-vertical-align="top" draw:auto-grow-height="true" draw:auto-grow-width="true" fo:min-height="0.105cm" fo:min-width="0.83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105cm" fo:min-width="0.8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105cm" fo:min-width="0.79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105cm" fo:min-width="0.39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105cm" fo:min-width="0.764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105cm" fo:min-width="1.03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105cm" fo:min-width="0.14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105cm" fo:min-width="0.97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105cm" fo:min-width="1.06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105cm" fo:min-width="1.029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105cm" fo:min-width="1.017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105cm" fo:min-width="0.682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105cm" fo:min-width="1.00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105cm" fo:min-width="1.08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105cm" fo:min-width="1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105cm" fo:min-width="1.014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105cm" fo:min-width="0.994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05cm" fo:min-width="0.942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105cm" fo:min-width="1.003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105cm" fo:min-width="0.982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105cm" fo:min-width="1.02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105cm" fo:min-width="1.03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105cm" fo:min-width="0.9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105cm" fo:min-width="1.016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105cm" fo:min-width="0.925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105cm" fo:min-width="1.077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105cm" fo:min-width="1.042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105cm" fo:min-width="0.97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105cm" fo:min-width="0.916cm" fo:padding-top="0cm" fo:padding-bottom="0cm" fo:padding-left="0cm" fo:padding-right="0cm"/>
    </style:style>
    <style:style style:name="gr4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7" style:family="graphic" style:parent-style-name="standard">
      <style:graphic-properties draw:stroke="none" draw:fill="none" draw:textarea-horizontal-align="left" draw:textarea-vertical-align="top" draw:auto-grow-height="true" draw:auto-grow-width="true" fo:min-height="0.105cm" fo:min-width="0.88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105cm" fo:min-width="0.8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105cm" fo:min-width="1.03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105cm" fo:min-width="0.94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105cm" fo:min-width="0.504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105cm" fo:min-width="0.13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105cm" fo:min-width="0.3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105cm" fo:min-width="0.429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105cm" fo:min-width="0.388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105cm" fo:min-width="0.607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105cm" fo:min-width="1.023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105cm" fo:min-width="0.447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105cm" fo:min-width="1.14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105cm" fo:min-width="0.551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105cm" fo:min-width="0.598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105cm" fo:min-width="0.609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105cm" fo:min-width="0.996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105cm" fo:min-width="1.008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105cm" fo:min-width="1.005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105cm" fo:min-width="0.832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105cm" fo:min-width="0.844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105cm" fo:min-width="1.16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105cm" fo:min-width="0.60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105cm" fo:min-width="0.261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105cm" fo:min-width="1.227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105cm" fo:min-width="1.123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105cm" fo:min-width="0.376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105cm" fo:min-width="1.219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105cm" fo:min-width="0.956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105cm" fo:min-width="1.015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105cm" fo:min-width="0.694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105cm" fo:min-width="0.944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105cm" fo:min-width="0.948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105cm" fo:min-width="0.621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105cm" fo:min-width="0.726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105cm" fo:min-width="0.532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105cm" fo:min-width="0.739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105cm" fo:min-width="0.779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105cm" fo:min-width="0.345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105cm" fo:min-width="1.121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105cm" fo:min-width="0.962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141cm" fo:min-width="0.729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141cm" fo:min-width="1.105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141cm" fo:min-width="0.431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141cm" fo:min-width="0.909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141cm" fo:min-width="1.479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141cm" fo:min-width="0.196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141cm" fo:min-width="1.364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141cm" fo:min-width="0.274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141cm" fo:min-width="0.963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141cm" fo:min-width="1.279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141cm" fo:min-width="1.086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141cm" fo:min-width="1.526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141cm" fo:min-width="1.384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141cm" fo:min-width="0.376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141cm" fo:min-width="1.011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141cm" fo:min-width="0.353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141cm" fo:min-width="1.477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141cm" fo:min-width="1.489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141cm" fo:min-width="1.409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141cm" fo:min-width="1.413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141cm" fo:min-width="1.435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141cm" fo:min-width="1.498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141cm" fo:min-width="1.466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141cm" fo:min-width="1.36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141cm" fo:min-width="1.007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141cm" fo:min-width="1.22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141cm" fo:min-width="1.465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141cm" fo:min-width="1.488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141cm" fo:min-width="1.269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141cm" fo:min-width="1.288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141cm" fo:min-width="0.878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141cm" fo:min-width="1.31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141cm" fo:min-width="1.28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141cm" fo:min-width="1.225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176cm" fo:min-width="0.911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176cm" fo:min-width="1.657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176cm" fo:min-width="0.637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176cm" fo:min-width="0.343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176cm" fo:min-width="1.686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176cm" fo:min-width="1.597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176cm" fo:min-width="0.245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176cm" fo:min-width="1.607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176cm" fo:min-width="1.656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176cm" fo:min-width="1.637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176cm" fo:min-width="0.441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176cm" fo:min-width="1.566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176cm" fo:min-width="0.539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176cm" fo:min-width="1.362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176cm" fo:min-width="1.333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176cm" fo:min-width="1.628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176cm" fo:min-width="1.666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176cm" fo:min-width="1.532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176cm" fo:min-width="1.509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176cm" fo:min-width="1.137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176cm" fo:min-width="1.718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176cm" fo:min-width="1.63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176cm" fo:min-width="1.558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176cm" fo:min-width="1.811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176cm" fo:min-width="1.672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176cm" fo:min-width="1.601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176cm" fo:min-width="1.694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176cm" fo:min-width="1.796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176cm" fo:min-width="1.451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176cm" fo:min-width="1.431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176cm" fo:min-width="1.891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141cm" fo:min-width="1.184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141cm" fo:min-width="0.672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141cm" fo:min-width="0.414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141cm" fo:min-width="0.988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141cm" fo:min-width="0.704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141cm" fo:min-width="0.517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141cm" fo:min-width="0.809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141cm" fo:min-width="1.362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141cm" fo:min-width="0.585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141cm" fo:min-width="1.355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141cm" fo:min-width="0.594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141cm" fo:min-width="1.251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141cm" fo:min-width="1.214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141cm" fo:min-width="1.349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141cm" fo:min-width="1.474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141cm" fo:min-width="1.107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141cm" fo:min-width="0.487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141cm" fo:min-width="1.497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141cm" fo:min-width="0.784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141cm" fo:min-width="0.501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141cm" fo:min-width="1.626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141cm" fo:min-width="1.274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141cm" fo:min-width="1.353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141cm" fo:min-width="0.921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141cm" fo:min-width="0.829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141cm" fo:min-width="0.968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141cm" fo:min-width="0.71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141cm" fo:min-width="1.089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141cm" fo:min-width="0.985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141cm" fo:min-width="0.46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141cm" fo:min-width="0.772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211cm" fo:min-width="1.094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211cm" fo:min-width="1.287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211cm" fo:min-width="0.647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211cm" fo:min-width="0.294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211cm" fo:min-width="1.658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211cm" fo:min-width="1.552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211cm" fo:min-width="1.364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211cm" fo:min-width="2.152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211cm" fo:min-width="2.162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211cm" fo:min-width="0.564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211cm" fo:min-width="2.001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211cm" fo:min-width="2.101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211cm" fo:min-width="2.054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211cm" fo:min-width="1.648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211cm" fo:min-width="0.411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211cm" fo:min-width="1.871cm" fo:padding-top="0cm" fo:padding-bottom="0cm" fo:padding-left="0cm" fo:padding-right="0cm"/>
    </style:style>
    <style:style style:name="gr201" style:family="graphic" style:parent-style-name="standard">
      <style:graphic-properties draw:stroke="none" draw:fill="solid" draw:fill-color="#ffff40"/>
    </style:style>
    <style:style style:name="gr202" style:family="graphic" style:parent-style-name="standard">
      <style:graphic-properties draw:stroke="none" draw:fill="none" draw:textarea-horizontal-align="left" draw:textarea-vertical-align="top" draw:auto-grow-height="true" draw:auto-grow-width="true" fo:min-height="0.105cm" fo:min-width="0.529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105cm" fo:min-width="0.382cm" fo:padding-top="0cm" fo:padding-bottom="0cm" fo:padding-left="0cm" fo:padding-right="0cm"/>
    </style:style>
    <style:style style:name="gr204" style:family="graphic" style:parent-style-name="standard">
      <style:graphic-properties draw:stroke="none" draw:fill="solid" draw:fill-color="#ffd500"/>
    </style:style>
    <style:style style:name="gr205" style:family="graphic" style:parent-style-name="standard">
      <style:graphic-properties draw:stroke="none" draw:fill="none" draw:textarea-horizontal-align="left" draw:textarea-vertical-align="top" draw:auto-grow-height="true" draw:auto-grow-width="true" fo:min-height="0.105cm" fo:min-width="1.084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105cm" fo:min-width="0.428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105cm" fo:min-width="0.385cm" fo:padding-top="0cm" fo:padding-bottom="0cm" fo:padding-left="0cm" fo:padding-right="0cm"/>
    </style:style>
    <style:style style:name="gr208" style:family="graphic" style:parent-style-name="standard">
      <style:graphic-properties draw:stroke="solid" svg:stroke-width="0.026cm" svg:stroke-color="#add8e6" draw:fill="solid" draw:fill-color="#ff2a00" fo:padding-top="0.013cm" fo:padding-bottom="0.013cm" fo:padding-left="0.013cm" fo:padding-right="0.013cm"/>
    </style:style>
    <style:style style:name="gr209" style:family="graphic" style:parent-style-name="standard">
      <style:graphic-properties draw:stroke="none" draw:fill="none" draw:textarea-horizontal-align="left" draw:textarea-vertical-align="top" draw:auto-grow-height="true" draw:auto-grow-width="true" fo:min-height="0.105cm" fo:min-width="0.954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105cm" fo:min-width="0.939cm" fo:padding-top="0cm" fo:padding-bottom="0cm" fo:padding-left="0cm" fo:padding-right="0cm"/>
    </style:style>
    <style:style style:name="gr211" style:family="graphic" style:parent-style-name="standard">
      <style:graphic-properties draw:stroke="none" draw:fill="solid" draw:fill-color="#ffffbf"/>
    </style:style>
    <style:style style:name="gr212" style:family="graphic" style:parent-style-name="standard">
      <style:graphic-properties draw:stroke="none" draw:fill="none" draw:textarea-horizontal-align="left" draw:textarea-vertical-align="top" draw:auto-grow-height="true" draw:auto-grow-width="true" fo:min-height="0.105cm" fo:min-width="0.905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105cm" fo:min-width="1.111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105cm" fo:min-width="0.714cm" fo:padding-top="0cm" fo:padding-bottom="0cm" fo:padding-left="0cm" fo:padding-right="0cm"/>
    </style:style>
    <style:style style:name="gr215" style:family="graphic" style:parent-style-name="standard">
      <style:graphic-properties draw:stroke="none" draw:fill="solid" draw:fill-color="#ffaa00"/>
    </style:style>
    <style:style style:name="gr216" style:family="graphic" style:parent-style-name="standard">
      <style:graphic-properties draw:stroke="none" draw:fill="none" draw:textarea-horizontal-align="left" draw:textarea-vertical-align="top" draw:auto-grow-height="true" draw:auto-grow-width="true" fo:min-height="0.105cm" fo:min-width="0.751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105cm" fo:min-width="1.109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105cm" fo:min-width="0.913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105cm" fo:min-width="1.058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105cm" fo:min-width="0.74cm" fo:padding-top="0cm" fo:padding-bottom="0cm" fo:padding-left="0cm" fo:padding-right="0cm"/>
    </style:style>
    <style:style style:name="gr221" style:family="graphic" style:parent-style-name="standard">
      <style:graphic-properties draw:stroke="none" draw:fill="solid" draw:fill-color="#ff5500"/>
    </style:style>
    <style:style style:name="gr222" style:family="graphic" style:parent-style-name="standard">
      <style:graphic-properties draw:stroke="none" draw:fill="none" draw:textarea-horizontal-align="left" draw:textarea-vertical-align="top" draw:auto-grow-height="true" draw:auto-grow-width="true" fo:min-height="0.105cm" fo:min-width="0.926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105cm" fo:min-width="0.945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105cm" fo:min-width="1.078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105cm" fo:min-width="1.086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105cm" fo:min-width="1.048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105cm" fo:min-width="1.154cm" fo:padding-top="0cm" fo:padding-bottom="0cm" fo:padding-left="0cm" fo:padding-right="0cm"/>
    </style:style>
    <style:style style:name="gr228" style:family="graphic" style:parent-style-name="standard">
      <style:graphic-properties draw:stroke="none" draw:fill="solid" draw:fill-color="#ff2a00"/>
    </style:style>
    <style:style style:name="gr229" style:family="graphic" style:parent-style-name="standard">
      <style:graphic-properties draw:stroke="none" draw:fill="none" draw:textarea-horizontal-align="left" draw:textarea-vertical-align="top" draw:auto-grow-height="true" draw:auto-grow-width="true" fo:min-height="0.105cm" fo:min-width="1.026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105cm" fo:min-width="0.976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105cm" fo:min-width="0.929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105cm" fo:min-width="0.952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105cm" fo:min-width="0.87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105cm" fo:min-width="0.935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105cm" fo:min-width="1.011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105cm" fo:min-width="1.059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141cm" fo:min-width="0.509cm" fo:padding-top="0cm" fo:padding-bottom="0cm" fo:padding-left="0cm" fo:padding-right="0cm"/>
    </style:style>
    <style:style style:name="gr238" style:family="graphic" style:parent-style-name="standard">
      <style:graphic-properties draw:stroke="solid" svg:stroke-width="0.026cm" svg:stroke-color="#add8e6" draw:fill="solid" draw:fill-color="#ff9900" fo:padding-top="0.013cm" fo:padding-bottom="0.013cm" fo:padding-left="0.013cm" fo:padding-right="0.013cm"/>
    </style:style>
    <style:style style:name="gr239" style:family="graphic" style:parent-style-name="standard">
      <style:graphic-properties draw:stroke="solid" svg:stroke-width="0.026cm" svg:stroke-color="#add8e6" draw:fill="solid" draw:fill-color="#ff6600" fo:padding-top="0.013cm" fo:padding-bottom="0.013cm" fo:padding-left="0.013cm" fo:padding-right="0.013cm"/>
    </style:style>
    <style:style style:name="gr240" style:family="graphic" style:parent-style-name="standard">
      <style:graphic-properties draw:stroke="none" draw:fill="none" draw:textarea-horizontal-align="left" draw:textarea-vertical-align="top" draw:auto-grow-height="true" draw:auto-grow-width="true" fo:min-height="0.141cm" fo:min-width="0.524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141cm" fo:min-width="0.513cm" fo:padding-top="0cm" fo:padding-bottom="0cm" fo:padding-left="0cm" fo:padding-right="0cm"/>
    </style:style>
    <style:style style:name="gr242" style:family="graphic" style:parent-style-name="standard">
      <style:graphic-properties draw:stroke="none" draw:fill="solid" draw:fill-color="#ffcc00"/>
    </style:style>
    <style:style style:name="gr243" style:family="graphic" style:parent-style-name="standard">
      <style:graphic-properties draw:stroke="none" draw:fill="none" draw:textarea-horizontal-align="left" draw:textarea-vertical-align="top" draw:auto-grow-height="true" draw:auto-grow-width="true" fo:min-height="0.141cm" fo:min-width="0.407cm" fo:padding-top="0cm" fo:padding-bottom="0cm" fo:padding-left="0cm" fo:padding-right="0cm"/>
    </style:style>
    <style:style style:name="gr244" style:family="graphic" style:parent-style-name="standard">
      <style:graphic-properties draw:stroke="solid" svg:stroke-width="0.026cm" svg:stroke-color="#add8e6" draw:fill="solid" draw:fill-color="#ff3300" fo:padding-top="0.013cm" fo:padding-bottom="0.013cm" fo:padding-left="0.013cm" fo:padding-right="0.013cm"/>
    </style:style>
    <style:style style:name="gr245" style:family="graphic" style:parent-style-name="standard">
      <style:graphic-properties draw:stroke="none" draw:fill="none" draw:textarea-horizontal-align="left" draw:textarea-vertical-align="top" draw:auto-grow-height="true" draw:auto-grow-width="true" fo:min-height="0.141cm" fo:min-width="0.503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141cm" fo:min-width="1.387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141cm" fo:min-width="1.243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141cm" fo:min-width="1.084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141cm" fo:min-width="1.344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141cm" fo:min-width="1.547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141cm" fo:min-width="0.806cm" fo:padding-top="0cm" fo:padding-bottom="0cm" fo:padding-left="0cm" fo:padding-right="0cm"/>
    </style:style>
    <style:style style:name="gr252" style:family="graphic" style:parent-style-name="standard">
      <style:graphic-properties draw:stroke="solid" svg:stroke-width="0.026cm" svg:stroke-color="#add8e6" draw:fill="solid" draw:fill-color="#ffcc00" fo:padding-top="0.013cm" fo:padding-bottom="0.013cm" fo:padding-left="0.013cm" fo:padding-right="0.013cm"/>
    </style:style>
    <style:style style:name="gr253" style:family="graphic" style:parent-style-name="standard">
      <style:graphic-properties draw:stroke="none" draw:fill="none" draw:textarea-horizontal-align="left" draw:textarea-vertical-align="top" draw:auto-grow-height="true" draw:auto-grow-width="true" fo:min-height="0.141cm" fo:min-width="1.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141cm" fo:min-width="0.925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141cm" fo:min-width="0.789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211cm" fo:min-width="1.586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211cm" fo:min-width="1.891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211cm" fo:min-width="0.653cm" fo:padding-top="0cm" fo:padding-bottom="0cm" fo:padding-left="0cm" fo:padding-right="0cm"/>
    </style:style>
    <style:style style:name="gr259" style:family="graphic" style:parent-style-name="standard">
      <style:graphic-properties draw:stroke="solid" svg:stroke-width="0.026cm" svg:stroke-color="#add8e6" draw:fill="solid" draw:fill-color="#ffff00" fo:padding-top="0.013cm" fo:padding-bottom="0.013cm" fo:padding-left="0.013cm" fo:padding-right="0.013cm"/>
    </style:style>
    <style:style style:name="gr260" style:family="graphic" style:parent-style-name="standard">
      <style:graphic-properties draw:stroke="none" draw:fill="none" draw:textarea-horizontal-align="left" draw:textarea-vertical-align="top" draw:auto-grow-height="true" draw:auto-grow-width="true" fo:min-height="0.211cm" fo:min-width="0.529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211cm" fo:min-width="2.1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211cm" fo:min-width="2.029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211cm" fo:min-width="1.953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211cm" fo:min-width="2.04cm" fo:padding-top="0cm" fo:padding-bottom="0cm" fo:padding-left="0cm" fo:padding-right="0cm"/>
    </style:style>
    <style:style style:name="gr265" style:family="graphic" style:parent-style-name="standard">
      <style:graphic-properties draw:stroke="solid" svg:stroke-width="0.026cm" svg:stroke-color="#add8e6" draw:fill="solid" draw:fill-color="#ffbf00" fo:padding-top="0.013cm" fo:padding-bottom="0.013cm" fo:padding-left="0.013cm" fo:padding-right="0.013cm"/>
    </style:style>
    <style:style style:name="gr266" style:family="graphic" style:parent-style-name="standard">
      <style:graphic-properties draw:stroke="none" draw:fill="none" draw:textarea-horizontal-align="left" draw:textarea-vertical-align="top" draw:auto-grow-height="true" draw:auto-grow-width="true" fo:min-height="0.211cm" fo:min-width="1.954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211cm" fo:min-width="1.983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211cm" fo:min-width="1.938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211cm" fo:min-width="2.023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211cm" fo:min-width="1.942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211cm" fo:min-width="1.968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211cm" fo:min-width="1.997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211cm" fo:min-width="1.058cm" fo:padding-top="0cm" fo:padding-bottom="0cm" fo:padding-left="0cm" fo:padding-right="0cm"/>
    </style:style>
    <style:style style:name="P1" style:family="paragraph">
      <style:paragraph-properties fo:text-align="start" style:writing-mode="lr-tb"/>
    </style:style>
    <style:style style:name="P2" style:family="paragraph">
      <style:text-properties fo:font-size="20pt" style:font-size-asian="20pt" style:font-size-complex="20pt"/>
    </style:style>
    <style:style style:name="T1" style:family="text">
      <style:text-properties fo:color="#000000" fo:font-family="Helvetica" fo:font-size="3pt" style:font-size-asian="3pt" style:font-family-complex="Helvetica" style:font-size-complex="3pt"/>
    </style:style>
    <style:style style:name="T2" style:family="text">
      <style:text-properties fo:font-size="20pt" style:font-size-asian="20pt" style:font-size-complex="20pt"/>
    </style:style>
    <style:style style:name="T3" style:family="text">
      <style:text-properties fo:color="#000000" fo:font-family="Helvetica" fo:font-size="4pt" style:font-size-asian="4pt" style:font-family-complex="Helvetica" style:font-size-complex="4pt"/>
    </style:style>
    <style:style style:name="T4" style:family="text">
      <style:text-properties fo:color="#000000" fo:font-family="Helvetica" fo:font-size="5pt" style:font-size-asian="5pt" style:font-family-complex="Helvetica" style:font-size-complex="5pt"/>
    </style:style>
    <style:style style:name="T5" style:family="text">
      <style:text-properties fo:color="#000000" fo:font-family="Helvetica" fo:font-size="6pt" style:font-size-asian="6pt" style:font-family-complex="Helvetica"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master-page3">
        <draw:polygon draw:style-name="gr1" draw:layer="layout" svg:width="1.421cm" svg:height="0.961cm" svg:x="10.489cm" svg:y="9.445cm" svg:viewBox="0 0 1422 962" draw:points="0,482 14,386 29,346 43,317 57,293 72,271 86,253 101,235 115,220 129,206 144,192 158,180 173,168 187,157 201,146 216,136 230,127 244,118 259,110 273,102 287,95 302,88 316,81 330,75 345,69 359,63 373,58 388,53 402,48 416,44 431,39 445,35 459,32 474,28 488,25 502,22 517,19 531,16 546,14 560,11 574,9 589,8 603,6 617,5 632,3 646,3 660,2 675,1 689,1 703,0 718,0 732,1 746,1 761,2 775,3 790,3 804,5 818,6 833,8 847,9 861,11 877,14 891,16 906,19 920,22 934,25 949,28 963,32 977,35 992,39 1006,44 1020,48 1035,53 1049,58 1063,63 1078,69 1092,75 1106,81 1121,88 1135,95 1149,102 1164,110 1178,118 1192,127 1207,136 1221,146 1235,157 1250,168 1264,180 1278,192 1293,206 1307,220 1322,235 1336,253 1350,271 1365,293 1379,317 1393,346 1408,386 1422,482 1408,578 1393,617 1379,646 1365,671 1350,692 1336,711 1322,728 1307,743 1293,757 1278,771 1264,783 1250,795 1235,806 1221,816 1207,826 1192,835 1178,844 1164,852 1149,860 1135,867 1121,874 1106,881 1092,887 1078,893 1063,899 1049,904 1035,909 1020,914 1006,919 992,923 977,927 963,931 949,934 934,937 920,941 906,943 891,946 877,949 861,951 847,953 833,955 818,956 804,958 790,959 775,960 761,960 746,961 732,961 718,962 703,962 689,961 675,961 660,960 646,960 632,959 617,958 603,956 589,955 574,953 560,951 546,949 531,946 517,943 502,941 488,937 474,934 459,931 445,927 431,923 416,919 402,914 388,909 373,904 359,899 345,893 330,887 316,881 302,874 287,867 273,860 259,852 244,844 230,835 216,826 201,816 187,806 173,795 158,783 144,771 129,757 115,743 101,728 86,711 72,692 57,671 43,646 29,617 14,578">
          <text:p/>
        </draw:polygon>
        <draw:polyline draw:style-name="gr2" draw:layer="layout" svg:width="1.421cm" svg:height="0.961cm" svg:x="10.489cm" svg:y="9.445cm" svg:viewBox="0 0 1422 962" draw:points="0,482 14,386 29,346 43,317 57,293 72,271 86,253 101,235 115,220 129,206 144,192 158,180 173,168 187,157 201,146 216,136 230,127 244,118 259,110 273,102 287,95 302,88 316,81 330,75 345,69 359,63 373,58 388,53 402,48 416,44 431,39 445,35 459,32 474,28 488,25 502,22 517,19 531,16 546,14 560,11 574,9 589,8 603,6 617,5 632,3 646,3 660,2 675,1 689,1 703,0 718,0 732,1 746,1 761,2 775,3 790,3 804,5 818,6 833,8 847,9 861,11 877,14 891,16 906,19 920,22 934,25 949,28 963,32 977,35 992,39 1006,44 1020,48 1035,53 1049,58 1063,63 1078,69 1092,75 1106,81 1121,88 1135,95 1149,102 1164,110 1178,118 1192,127 1207,136 1221,146 1235,157 1250,168 1264,180 1278,192 1293,206 1307,220 1322,235 1336,253 1350,271 1365,293 1379,317 1393,346 1408,386 1422,482 1408,578 1393,617 1379,646 1365,671 1350,692 1336,711 1322,728 1307,743 1293,757 1278,771 1264,783 1250,795 1235,806 1221,816 1207,826 1192,835 1178,844 1164,852 1149,860 1135,867 1121,874 1106,881 1092,887 1078,893 1063,899 1049,904 1035,909 1020,914 1006,919 992,923 977,927 963,931 949,934 934,937 920,941 906,943 891,946 877,949 861,951 847,953 833,955 818,956 804,958 790,959 775,960 761,960 746,961 732,961 718,962 703,962 689,961 675,961 660,960 646,960 632,959 617,958 603,956 589,955 574,953 560,951 546,949 531,946 517,943 502,941 488,937 474,934 459,931 445,927 431,923 416,919 402,914 388,909 373,904 359,899 345,893 330,887 316,881 302,874 287,867 273,860 259,852 244,844 230,835 216,826 201,816 187,806 173,795 158,783 144,771 129,757 115,743 101,728 86,711 72,692 57,671 43,646 29,617 14,578 0,482">
          <text:p/>
        </draw:polyline>
        <draw:frame draw:style-name="gr3" draw:layer="layout" svg:width="0.607cm" svg:height="0.137cm" svg:x="10.897cm" svg:y="9.677cm">
          <draw:text-box>
            <text:p text:style-name="P1"><text:span text:style-name="T1">GO:0006082</text:span></text:p>
          </draw:text-box>
        </draw:frame>
        <draw:frame draw:style-name="gr4" draw:layer="layout" svg:width="1.082cm" svg:height="0.137cm" svg:x="10.667cm" svg:y="9.818cm">
          <draw:text-box>
            <text:p text:style-name="P1"><text:span text:style-name="T1">organic acid metabol...</text:span></text:p>
          </draw:text-box>
        </draw:frame>
        <draw:frame draw:style-name="gr5" draw:layer="layout" svg:width="0.387cm" svg:height="0.137cm" svg:x="11.008cm" svg:y="9.958cm">
          <draw:text-box>
            <text:p text:style-name="P1"><text:span text:style-name="T1">0.11449</text:span></text:p>
          </draw:text-box>
        </draw:frame>
        <draw:polygon draw:style-name="gr6" draw:layer="layout" svg:width="1.421cm" svg:height="0.961cm" svg:x="2.911cm" svg:y="17.74cm" svg:viewBox="0 0 1422 962" draw:points="0,962 1422,962 1422,0 0,0">
          <text:p/>
        </draw:polygon>
        <draw:frame draw:style-name="gr7" draw:layer="layout" svg:width="0.328cm" svg:height="0.137cm" svg:x="11.038cm" svg:y="10.098cm">
          <draw:text-box>
            <text:p text:style-name="P1"><text:span text:style-name="T1">15 / 78</text:span></text:p>
          </draw:text-box>
        </draw:frame>
        <draw:frame draw:style-name="gr3" draw:layer="layout" svg:width="0.607cm" svg:height="0.137cm" svg:x="3.318cm" svg:y="17.972cm">
          <draw:text-box>
            <text:p text:style-name="P1"><text:span text:style-name="T1">GO:0006520</text:span></text:p>
          </draw:text-box>
        </draw:frame>
        <draw:frame draw:style-name="gr8" draw:layer="layout" svg:width="1.014cm" svg:height="0.137cm" svg:x="3.124cm" svg:y="18.112cm">
          <draw:text-box>
            <text:p text:style-name="P1"><text:span text:style-name="T1">cellular amino acid ...</text:span></text:p>
          </draw:text-box>
        </draw:frame>
        <draw:frame draw:style-name="gr5" draw:layer="layout" svg:width="0.387cm" svg:height="0.137cm" svg:x="3.43cm" svg:y="18.253cm">
          <draw:text-box>
            <text:p text:style-name="P1"><text:span text:style-name="T1">0.01285</text:span></text:p>
          </draw:text-box>
        </draw:frame>
        <draw:polygon draw:style-name="gr9" draw:layer="layout" svg:width="1.421cm" svg:height="0.96cm" svg:x="3.806cm" svg:y="6.698cm" svg:viewBox="0 0 1422 961" draw:points="0,482 14,385 28,346 43,317 57,292 71,271 86,252 100,235 114,220 129,205 143,192 157,180 172,168 186,157 201,147 215,137 229,128 244,119 258,111 272,103 287,96 301,89 315,82 330,76 344,70 358,64 373,59 387,54 401,49 416,44 430,40 444,36 460,32 474,29 489,25 503,22 517,19 532,17 546,13 560,11 575,9 589,7 604,6 618,4 632,3 647,2 661,1 675,1 690,0 733,0 747,1 761,1 776,2 790,3 804,4 819,6 833,7 847,9 862,11 876,13 890,17 905,19 919,22 933,25 948,29 962,32 977,36 991,40 1005,44 1020,49 1034,54 1048,59 1063,64 1077,70 1091,76 1106,82 1120,89 1134,96 1149,103 1163,111 1177,119 1192,128 1206,137 1221,147 1235,157 1249,168 1264,180 1278,192 1292,205 1307,220 1321,235 1336,252 1350,271 1364,292 1379,317 1393,346 1407,385 1422,482 1407,577 1393,616 1379,646 1364,670 1350,692 1336,710 1321,727 1307,743 1292,757 1278,771 1264,783 1249,795 1235,806 1221,816 1206,825 1192,835 1177,843 1163,852 1149,859 1134,867 1120,874 1106,881 1091,887 1077,893 1063,899 1048,904 1034,909 1020,914 1005,918 991,923 977,927 962,931 948,934 933,937 919,940 905,943 890,946 876,948 862,950 847,952 833,954 819,956 804,957 790,958 776,960 761,960 747,961 733,961 690,961 675,961 661,960 647,960 632,958 618,957 604,956 589,954 575,952 560,950 546,948 532,946 517,943 503,940 489,937 474,934 460,931 444,927 430,923 416,918 401,914 387,909 373,904 358,899 344,893 330,887 315,881 301,874 287,867 272,859 258,852 244,843 229,835 215,825 201,816 186,806 172,795 157,783 143,771 129,757 114,743 100,727 86,710 71,692 57,670 43,646 28,616 14,577">
          <text:p/>
        </draw:polygon>
        <draw:polyline draw:style-name="gr2" draw:layer="layout" svg:width="1.421cm" svg:height="0.96cm" svg:x="3.806cm" svg:y="6.698cm" svg:viewBox="0 0 1422 961" draw:points="0,482 14,385 28,346 43,317 57,292 71,271 86,252 100,235 114,220 129,205 143,192 157,180 172,168 186,157 201,147 215,137 229,128 244,119 258,111 272,103 287,96 301,89 315,82 330,76 344,70 358,64 373,59 387,54 401,49 416,44 430,40 444,36 460,32 474,29 489,25 503,22 517,19 532,17 546,13 560,11 575,9 589,7 604,6 618,4 632,3 647,2 661,1 675,1 690,0 733,0 747,1 761,1 776,2 790,3 804,4 819,6 833,7 847,9 862,11 876,13 890,17 905,19 919,22 933,25 948,29 962,32 977,36 991,40 1005,44 1020,49 1034,54 1048,59 1063,64 1077,70 1091,76 1106,82 1120,89 1134,96 1149,103 1163,111 1177,119 1192,128 1206,137 1221,147 1235,157 1249,168 1264,180 1278,192 1292,205 1307,220 1321,235 1336,252 1350,271 1364,292 1379,317 1393,346 1407,385 1422,482 1407,577 1393,616 1379,646 1364,670 1350,692 1336,710 1321,727 1307,743 1292,757 1278,771 1264,783 1249,795 1235,806 1221,816 1206,825 1192,835 1177,843 1163,852 1149,859 1134,867 1120,874 1106,881 1091,887 1077,893 1063,899 1048,904 1034,909 1020,914 1005,918 991,923 977,927 962,931 948,934 933,937 919,940 905,943 890,946 876,948 862,950 847,952 833,954 819,956 804,957 790,958 776,960 761,960 747,961 733,961 690,961 675,961 661,960 647,960 632,958 618,957 604,956 589,954 575,952 560,950 546,948 532,946 517,943 503,940 489,937 474,934 460,931 444,927 430,923 416,918 401,914 387,909 373,904 358,899 344,893 330,887 315,881 301,874 287,867 272,859 258,852 244,843 229,835 215,825 201,816 186,806 172,795 157,783 143,771 129,757 114,743 100,727 86,710 71,692 57,670 43,646 28,616 14,577 0,482">
          <text:p/>
        </draw:polyline>
        <draw:frame draw:style-name="gr7" draw:layer="layout" svg:width="0.328cm" svg:height="0.137cm" svg:x="3.46cm" svg:y="18.393cm">
          <draw:text-box>
            <text:p text:style-name="P1"><text:span text:style-name="T1">12 / 44</text:span></text:p>
          </draw:text-box>
        </draw:frame>
        <draw:frame draw:style-name="gr3" draw:layer="layout" svg:width="0.607cm" svg:height="0.137cm" svg:x="4.213cm" svg:y="6.93cm">
          <draw:text-box>
            <text:p text:style-name="P1"><text:span text:style-name="T1">GO:0006807</text:span></text:p>
          </draw:text-box>
        </draw:frame>
        <draw:frame draw:style-name="gr10" draw:layer="layout" svg:width="1.183cm" svg:height="0.137cm" svg:x="3.932cm" svg:y="7.07cm">
          <draw:text-box>
            <text:p text:style-name="P1"><text:span text:style-name="T1">nitrogen compound me...</text:span></text:p>
          </draw:text-box>
        </draw:frame>
        <draw:frame draw:style-name="gr5" draw:layer="layout" svg:width="0.387cm" svg:height="0.137cm" svg:x="4.325cm" svg:y="7.211cm">
          <draw:text-box>
            <text:p text:style-name="P1"><text:span text:style-name="T1">0.76988</text:span></text:p>
          </draw:text-box>
        </draw:frame>
        <draw:polygon draw:style-name="gr11" draw:layer="layout" svg:width="1.421cm" svg:height="0.961cm" svg:x="6.7cm" svg:y="12.219cm" svg:viewBox="0 0 1422 962" draw:points="0,962 1422,962 1422,0 0,0">
          <text:p/>
        </draw:polygon>
        <draw:frame draw:style-name="gr5" draw:layer="layout" svg:width="0.387cm" svg:height="0.137cm" svg:x="4.325cm" svg:y="7.351cm">
          <draw:text-box>
            <text:p text:style-name="P1"><text:span text:style-name="T1">35 / 264</text:span></text:p>
          </draw:text-box>
        </draw:frame>
        <draw:frame draw:style-name="gr3" draw:layer="layout" svg:width="0.607cm" svg:height="0.137cm" svg:x="7.108cm" svg:y="12.451cm">
          <draw:text-box>
            <text:p text:style-name="P1"><text:span text:style-name="T1">GO:0006914</text:span></text:p>
          </draw:text-box>
        </draw:frame>
        <draw:frame draw:style-name="gr12" draw:layer="layout" svg:width="0.502cm" svg:height="0.137cm" svg:x="7.163cm" svg:y="12.591cm">
          <draw:text-box>
            <text:p text:style-name="P1"><text:span text:style-name="T1">autophagy</text:span></text:p>
          </draw:text-box>
        </draw:frame>
        <draw:frame draw:style-name="gr5" draw:layer="layout" svg:width="0.387cm" svg:height="0.137cm" svg:x="7.219cm" svg:y="12.732cm">
          <draw:text-box>
            <text:p text:style-name="P1"><text:span text:style-name="T1">0.00305</text:span></text:p>
          </draw:text-box>
        </draw:frame>
        <draw:polygon draw:style-name="gr6" draw:layer="layout" svg:width="1.421cm" svg:height="0.961cm" svg:x="14.278cm" svg:y="12.219cm" svg:viewBox="0 0 1422 962" draw:points="0,962 1422,962 1422,0 0,0">
          <text:p/>
        </draw:polygon>
        <draw:frame draw:style-name="gr13" draw:layer="layout" svg:width="0.269cm" svg:height="0.137cm" svg:x="7.278cm" svg:y="12.872cm">
          <draw:text-box>
            <text:p text:style-name="P1"><text:span text:style-name="T1">6 / 12</text:span></text:p>
          </draw:text-box>
        </draw:frame>
        <draw:frame draw:style-name="gr3" draw:layer="layout" svg:width="0.607cm" svg:height="0.137cm" svg:x="14.686cm" svg:y="12.451cm">
          <draw:text-box>
            <text:p text:style-name="P1"><text:span text:style-name="T1">GO:0006915</text:span></text:p>
          </draw:text-box>
        </draw:frame>
        <draw:frame draw:style-name="gr14" draw:layer="layout" svg:width="0.463cm" svg:height="0.137cm" svg:x="14.762cm" svg:y="12.591cm">
          <draw:text-box>
            <text:p text:style-name="P1"><text:span text:style-name="T1">apoptosis</text:span></text:p>
          </draw:text-box>
        </draw:frame>
        <draw:frame draw:style-name="gr5" draw:layer="layout" svg:width="0.387cm" svg:height="0.137cm" svg:x="14.797cm" svg:y="12.732cm">
          <draw:text-box>
            <text:p text:style-name="P1"><text:span text:style-name="T1">0.01474</text:span></text:p>
          </draw:text-box>
        </draw:frame>
        <draw:polygon draw:style-name="gr1" draw:layer="layout" svg:width="1.421cm" svg:height="0.96cm" svg:x="21.962cm" svg:y="6.698cm" svg:viewBox="0 0 1422 961" draw:points="0,482 14,385 29,346 43,317 57,292 72,271 86,252 100,235 115,220 129,205 143,192 158,180 172,168 186,157 201,147 215,137 229,128 244,119 258,111 272,103 287,96 301,89 315,82 330,76 344,70 358,64 373,59 387,54 401,49 416,44 430,40 445,36 459,32 473,29 488,25 502,22 517,19 531,17 545,13 560,11 574,9 588,7 603,6 617,4 631,3 646,2 660,1 674,1 689,0 732,0 746,1 762,1 776,2 790,3 805,4 819,6 833,7 848,9 862,11 876,13 891,17 905,19 919,22 934,25 948,29 962,32 977,36 991,40 1005,44 1020,49 1034,54 1048,59 1063,64 1077,70 1091,76 1106,82 1120,89 1135,96 1149,103 1163,111 1178,119 1192,128 1206,137 1221,147 1235,157 1250,168 1264,180 1278,192 1293,205 1307,220 1321,235 1336,252 1350,271 1364,292 1379,317 1393,346 1407,385 1422,482 1407,577 1393,616 1379,646 1364,670 1350,692 1336,710 1321,727 1307,743 1293,757 1278,771 1264,783 1250,795 1235,806 1221,816 1206,825 1192,835 1178,843 1163,852 1149,859 1135,867 1120,874 1106,881 1091,887 1077,893 1063,899 1048,904 1034,909 1020,914 1005,918 991,923 977,927 962,931 948,934 934,937 919,940 905,943 891,946 876,948 862,950 848,952 833,954 819,956 805,957 790,958 776,960 762,960 746,961 732,961 689,961 674,961 660,960 646,960 631,958 617,957 603,956 588,954 574,952 560,950 545,948 531,946 517,943 502,940 488,937 473,934 459,931 445,927 430,923 416,918 401,914 387,909 373,904 358,899 344,893 330,887 315,881 301,874 287,867 272,859 258,852 244,843 229,835 215,825 201,816 186,806 172,795 158,783 143,771 129,757 115,743 100,727 86,710 72,692 57,670 43,646 29,616 14,577">
          <text:p/>
        </draw:polygon>
        <draw:polyline draw:style-name="gr2" draw:layer="layout" svg:width="1.421cm" svg:height="0.96cm" svg:x="21.962cm" svg:y="6.698cm" svg:viewBox="0 0 1422 961" draw:points="0,482 14,385 29,346 43,317 57,292 72,271 86,252 100,235 115,220 129,205 143,192 158,180 172,168 186,157 201,147 215,137 229,128 244,119 258,111 272,103 287,96 301,89 315,82 330,76 344,70 358,64 373,59 387,54 401,49 416,44 430,40 445,36 459,32 473,29 488,25 502,22 517,19 531,17 545,13 560,11 574,9 588,7 603,6 617,4 631,3 646,2 660,1 674,1 689,0 732,0 746,1 762,1 776,2 790,3 805,4 819,6 833,7 848,9 862,11 876,13 891,17 905,19 919,22 934,25 948,29 962,32 977,36 991,40 1005,44 1020,49 1034,54 1048,59 1063,64 1077,70 1091,76 1106,82 1120,89 1135,96 1149,103 1163,111 1178,119 1192,128 1206,137 1221,147 1235,157 1250,168 1264,180 1278,192 1293,205 1307,220 1321,235 1336,252 1350,271 1364,292 1379,317 1393,346 1407,385 1422,482 1407,577 1393,616 1379,646 1364,670 1350,692 1336,710 1321,727 1307,743 1293,757 1278,771 1264,783 1250,795 1235,806 1221,816 1206,825 1192,835 1178,843 1163,852 1149,859 1135,867 1120,874 1106,881 1091,887 1077,893 1063,899 1048,904 1034,909 1020,914 1005,918 991,923 977,927 962,931 948,934 934,937 919,940 905,943 891,946 876,948 862,950 848,952 833,954 819,956 805,957 790,958 776,960 762,960 746,961 732,961 689,961 674,961 660,960 646,960 631,958 617,957 603,956 588,954 574,952 560,950 545,948 531,946 517,943 502,940 488,937 473,934 459,931 445,927 430,923 416,918 401,914 387,909 373,904 358,899 344,893 330,887 315,881 301,874 287,867 272,859 258,852 244,843 229,835 215,825 201,816 186,806 172,795 158,783 143,771 129,757 115,743 100,727 86,710 72,692 57,670 43,646 29,616 14,577 0,482">
          <text:p/>
        </draw:polyline>
        <draw:frame draw:style-name="gr7" draw:layer="layout" svg:width="0.328cm" svg:height="0.137cm" svg:x="14.827cm" svg:y="12.872cm">
          <draw:text-box>
            <text:p text:style-name="P1"><text:span text:style-name="T1">18 / 78</text:span></text:p>
          </draw:text-box>
        </draw:frame>
        <draw:frame draw:style-name="gr3" draw:layer="layout" svg:width="0.607cm" svg:height="0.137cm" svg:x="22.369cm" svg:y="6.93cm">
          <draw:text-box>
            <text:p text:style-name="P1"><text:span text:style-name="T1">GO:0006950</text:span></text:p>
          </draw:text-box>
        </draw:frame>
        <draw:frame draw:style-name="gr15" draw:layer="layout" svg:width="0.878cm" svg:height="0.137cm" svg:x="22.24cm" svg:y="7.07cm">
          <draw:text-box>
            <text:p text:style-name="P1"><text:span text:style-name="T1">response to stress</text:span></text:p>
          </draw:text-box>
        </draw:frame>
        <draw:frame draw:style-name="gr5" draw:layer="layout" svg:width="0.387cm" svg:height="0.137cm" svg:x="22.481cm" svg:y="7.211cm">
          <draw:text-box>
            <text:p text:style-name="P1"><text:span text:style-name="T1">0.12706</text:span></text:p>
          </draw:text-box>
        </draw:frame>
        <draw:polygon draw:style-name="gr16" draw:layer="layout" svg:width="1.421cm" svg:height="0.96cm" svg:x="15.726cm" svg:y="6.698cm" svg:viewBox="0 0 1422 961" draw:points="0,482 14,385 28,346 43,317 57,292 71,271 86,252 100,235 114,220 129,205 143,192 157,180 172,168 186,157 200,147 215,137 229,128 243,119 258,111 272,103 286,96 301,89 315,82 329,76 344,70 358,64 373,59 387,54 401,49 416,44 430,40 444,36 459,32 473,29 488,25 502,22 516,19 531,17 545,13 559,11 574,9 588,7 602,6 617,4 631,3 646,2 660,1 674,1 689,0 732,0 746,1 760,1 775,2 789,3 803,4 818,6 832,7 846,9 861,11 875,13 889,17 904,19 918,22 932,25 947,29 961,32 975,36 990,40 1004,44 1018,49 1033,54 1047,59 1061,64 1076,70 1090,76 1105,82 1119,89 1133,96 1148,103 1162,111 1176,119 1191,128 1205,137 1220,147 1234,157 1248,168 1263,180 1277,192 1291,205 1306,220 1321,235 1335,252 1350,271 1364,292 1378,317 1393,346 1407,385 1422,482 1407,577 1393,616 1378,646 1364,670 1350,692 1335,710 1321,727 1306,743 1291,757 1277,771 1263,783 1248,795 1234,806 1220,816 1205,825 1191,835 1176,843 1162,852 1148,859 1133,867 1119,874 1105,881 1090,887 1076,893 1061,899 1047,904 1033,909 1018,914 1004,918 990,923 975,927 961,931 947,934 932,937 918,940 904,943 889,946 875,948 861,950 846,952 832,954 818,956 803,957 789,958 775,960 760,960 746,961 732,961 689,961 674,961 660,960 646,960 631,958 617,957 602,956 588,954 574,952 559,950 545,948 531,946 516,943 502,940 488,937 473,934 459,931 444,927 430,923 416,918 401,914 387,909 373,904 358,899 344,893 329,887 315,881 301,874 286,867 272,859 258,852 243,843 229,835 215,825 200,816 186,806 172,795 157,783 143,771 129,757 114,743 100,727 86,710 71,692 57,670 43,646 28,616 14,577">
          <text:p/>
        </draw:polygon>
        <draw:polyline draw:style-name="gr2" draw:layer="layout" svg:width="1.421cm" svg:height="0.96cm" svg:x="15.726cm" svg:y="6.698cm" svg:viewBox="0 0 1422 961" draw:points="0,482 14,385 28,346 43,317 57,292 71,271 86,252 100,235 114,220 129,205 143,192 157,180 172,168 186,157 200,147 215,137 229,128 243,119 258,111 272,103 286,96 301,89 315,82 329,76 344,70 358,64 373,59 387,54 401,49 416,44 430,40 444,36 459,32 473,29 488,25 502,22 516,19 531,17 545,13 559,11 574,9 588,7 602,6 617,4 631,3 646,2 660,1 674,1 689,0 732,0 746,1 760,1 775,2 789,3 803,4 818,6 832,7 846,9 861,11 875,13 889,17 904,19 918,22 932,25 947,29 961,32 975,36 990,40 1004,44 1018,49 1033,54 1047,59 1061,64 1076,70 1090,76 1105,82 1119,89 1133,96 1148,103 1162,111 1176,119 1191,128 1205,137 1220,147 1234,157 1248,168 1263,180 1277,192 1291,205 1306,220 1321,235 1335,252 1350,271 1364,292 1378,317 1393,346 1407,385 1422,482 1407,577 1393,616 1378,646 1364,670 1350,692 1335,710 1321,727 1306,743 1291,757 1277,771 1263,783 1248,795 1234,806 1220,816 1205,825 1191,835 1176,843 1162,852 1148,859 1133,867 1119,874 1105,881 1090,887 1076,893 1061,899 1047,904 1033,909 1018,914 1004,918 990,923 975,927 961,931 947,934 932,937 918,940 904,943 889,946 875,948 861,950 846,952 832,954 818,956 803,957 789,958 775,960 760,960 746,961 732,961 689,961 674,961 660,960 646,960 631,958 617,957 602,956 588,954 574,952 559,950 545,948 531,946 516,943 502,940 488,937 473,934 459,931 444,927 430,923 416,918 401,914 387,909 373,904 358,899 344,893 329,887 315,881 301,874 286,867 272,859 258,852 243,843 229,835 215,825 200,816 186,806 172,795 157,783 143,771 129,757 114,743 100,727 86,710 71,692 57,670 43,646 28,616 14,577 0,482">
          <text:p/>
        </draw:polyline>
        <draw:frame draw:style-name="gr5" draw:layer="layout" svg:width="0.387cm" svg:height="0.137cm" svg:x="22.481cm" svg:y="7.351cm">
          <draw:text-box>
            <text:p text:style-name="P1"><text:span text:style-name="T1">29 / 171</text:span></text:p>
          </draw:text-box>
        </draw:frame>
        <draw:frame draw:style-name="gr3" draw:layer="layout" svg:width="0.607cm" svg:height="0.137cm" svg:x="16.133cm" svg:y="6.93cm">
          <draw:text-box>
            <text:p text:style-name="P1"><text:span text:style-name="T1">GO:0007154</text:span></text:p>
          </draw:text-box>
        </draw:frame>
        <draw:frame draw:style-name="gr17" draw:layer="layout" svg:width="0.921cm" svg:height="0.137cm" svg:x="15.987cm" svg:y="7.07cm">
          <draw:text-box>
            <text:p text:style-name="P1"><text:span text:style-name="T1">cell communication</text:span></text:p>
          </draw:text-box>
        </draw:frame>
        <draw:frame draw:style-name="gr5" draw:layer="layout" svg:width="0.387cm" svg:height="0.137cm" svg:x="16.245cm" svg:y="7.211cm">
          <draw:text-box>
            <text:p text:style-name="P1"><text:span text:style-name="T1">0.04550</text:span></text:p>
          </draw:text-box>
        </draw:frame>
        <draw:polygon draw:style-name="gr9" draw:layer="layout" svg:width="1.421cm" svg:height="0.96cm" svg:x="14.778cm" svg:y="1.177cm" svg:viewBox="0 0 1422 961" draw:points="0,480 15,384 29,345 43,316 58,291 72,270 86,251 101,234 115,218 130,204 144,191 158,179 173,167 187,156 201,146 216,136 230,127 244,118 259,110 273,102 287,95 302,88 316,81 330,75 345,69 359,63 373,58 388,53 402,48 416,43 431,39 445,35 459,31 474,28 488,24 502,21 517,18 531,16 546,13 560,11 574,9 589,7 603,6 617,4 632,3 646,2 660,1 675,1 689,0 704,0 718,0 732,0 747,1 761,1 775,2 790,3 804,4 819,6 833,7 848,9 863,11 877,13 891,16 906,18 920,21 934,24 949,28 963,31 977,35 992,39 1006,43 1020,48 1035,53 1049,58 1063,63 1078,69 1092,75 1106,81 1121,88 1135,95 1149,102 1164,110 1178,118 1192,127 1207,136 1221,146 1235,156 1250,167 1264,179 1278,191 1293,204 1307,218 1322,234 1336,251 1350,270 1365,291 1379,316 1393,345 1408,384 1422,480 1408,576 1393,615 1379,645 1365,669 1350,690 1336,710 1322,726 1307,742 1293,757 1278,770 1264,783 1250,794 1235,805 1221,816 1207,826 1192,835 1178,844 1164,852 1149,859 1135,867 1121,874 1106,881 1092,887 1078,893 1063,899 1049,904 1035,909 1020,914 1006,918 992,923 977,926 963,930 949,934 934,937 920,940 906,943 891,946 877,948 863,950 848,953 833,954 819,956 804,957 790,959 775,959 761,960 747,961 732,961 718,961 704,961 689,961 675,961 660,960 646,959 632,959 617,957 603,956 589,954 574,953 560,950 546,948 531,946 517,943 502,940 488,937 474,934 459,930 445,926 431,923 416,918 402,914 388,909 373,904 359,899 345,893 330,887 316,881 302,874 287,867 273,859 259,852 244,844 230,835 216,826 201,816 187,805 173,794 158,783 144,770 130,757 115,742 101,726 86,710 72,690 58,669 43,645 29,615 15,576">
          <text:p/>
        </draw:polygon>
        <draw:polyline draw:style-name="gr2" draw:layer="layout" svg:width="1.421cm" svg:height="0.96cm" svg:x="14.778cm" svg:y="1.177cm" svg:viewBox="0 0 1422 961" draw:points="0,480 15,384 29,345 43,316 58,291 72,270 86,251 101,234 115,218 130,204 144,191 158,179 173,167 187,156 201,146 216,136 230,127 244,118 259,110 273,102 287,95 302,88 316,81 330,75 345,69 359,63 373,58 388,53 402,48 416,43 431,39 445,35 459,31 474,28 488,24 502,21 517,18 531,16 546,13 560,11 574,9 589,7 603,6 617,4 632,3 646,2 660,1 675,1 689,0 704,0 718,0 732,0 747,1 761,1 775,2 790,3 804,4 819,6 833,7 848,9 863,11 877,13 891,16 906,18 920,21 934,24 949,28 963,31 977,35 992,39 1006,43 1020,48 1035,53 1049,58 1063,63 1078,69 1092,75 1106,81 1121,88 1135,95 1149,102 1164,110 1178,118 1192,127 1207,136 1221,146 1235,156 1250,167 1264,179 1278,191 1293,204 1307,218 1322,234 1336,251 1350,270 1365,291 1379,316 1393,345 1408,384 1422,480 1408,576 1393,615 1379,645 1365,669 1350,690 1336,710 1322,726 1307,742 1293,757 1278,770 1264,783 1250,794 1235,805 1221,816 1207,826 1192,835 1178,844 1164,852 1149,859 1135,867 1121,874 1106,881 1092,887 1078,893 1063,899 1049,904 1035,909 1020,914 1006,918 992,923 977,926 963,930 949,934 934,937 920,940 906,943 891,946 877,948 863,950 848,953 833,954 819,956 804,957 790,959 775,959 761,960 747,961 732,961 718,961 704,961 689,961 675,961 660,960 646,959 632,959 617,957 603,956 589,954 574,953 560,950 546,948 531,946 517,943 502,940 488,937 474,934 459,930 445,926 431,923 416,918 402,914 388,909 373,904 359,899 345,893 330,887 316,881 302,874 287,867 273,859 259,852 244,844 230,835 216,826 201,816 187,805 173,794 158,783 144,770 130,757 115,742 101,726 86,710 72,690 58,669 43,645 29,615 15,576 0,480">
          <text:p/>
        </draw:polyline>
        <draw:frame draw:style-name="gr5" draw:layer="layout" svg:width="0.387cm" svg:height="0.137cm" svg:x="16.245cm" svg:y="7.351cm">
          <draw:text-box>
            <text:p text:style-name="P1"><text:span text:style-name="T1">27 / 144</text:span></text:p>
          </draw:text-box>
        </draw:frame>
        <draw:frame draw:style-name="gr3" draw:layer="layout" svg:width="0.607cm" svg:height="0.137cm" svg:x="15.186cm" svg:y="1.409cm">
          <draw:text-box>
            <text:p text:style-name="P1"><text:span text:style-name="T1">GO:0008150</text:span></text:p>
          </draw:text-box>
        </draw:frame>
        <draw:frame draw:style-name="gr18" draw:layer="layout" svg:width="0.891cm" svg:height="0.137cm" svg:x="15.054cm" svg:y="1.549cm">
          <draw:text-box>
            <text:p text:style-name="P1"><text:span text:style-name="T1">biological_process</text:span></text:p>
          </draw:text-box>
        </draw:frame>
        <draw:frame draw:style-name="gr5" draw:layer="layout" svg:width="0.387cm" svg:height="0.137cm" svg:x="15.297cm" svg:y="1.69cm">
          <draw:text-box>
            <text:p text:style-name="P1"><text:span text:style-name="T1">1.00000</text:span></text:p>
          </draw:text-box>
        </draw:frame>
        <draw:polygon draw:style-name="gr1" draw:layer="layout" svg:width="1.421cm" svg:height="0.959cm" svg:x="7.647cm" svg:y="3.925cm" svg:viewBox="0 0 1422 960" draw:points="0,480 15,383 29,345 43,315 58,291 72,269 86,250 101,233 115,218 129,203 144,190 158,178 173,166 187,155 201,145 216,135 230,126 244,117 259,109 273,101 288,94 302,87 316,80 331,74 345,68 359,62 374,57 388,52 402,47 417,43 431,38 445,34 460,30 474,27 488,23 503,20 517,17 531,15 546,13 560,10 574,8 589,7 603,5 617,3 632,2 646,1 660,1 675,0 689,0 732,0 747,0 761,1 775,1 790,2 804,3 818,5 833,7 847,8 862,10 877,13 891,15 906,17 920,20 934,23 949,27 963,30 977,34 992,38 1006,43 1021,47 1035,52 1049,57 1064,62 1078,68 1092,74 1107,80 1121,87 1135,94 1150,101 1164,109 1178,117 1193,126 1207,135 1221,145 1236,155 1250,166 1264,178 1279,190 1293,203 1307,218 1322,233 1336,250 1350,269 1365,291 1379,315 1393,345 1408,383 1422,480 1408,576 1393,614 1379,644 1365,668 1350,690 1336,709 1322,726 1307,741 1293,756 1279,769 1264,781 1250,793 1236,804 1221,814 1207,824 1193,833 1178,842 1164,850 1150,857 1135,865 1121,873 1107,880 1092,886 1078,892 1064,898 1049,903 1035,908 1021,913 1006,917 992,922 977,926 963,930 949,933 934,936 920,940 906,942 891,945 877,947 862,949 847,952 833,953 818,955 804,957 790,958 775,959 761,959 747,960 732,960 689,960 675,960 660,959 646,959 632,958 617,957 603,955 589,953 574,952 560,949 546,947 531,945 517,942 503,940 488,936 474,933 460,930 445,926 431,922 417,917 402,913 388,908 374,903 359,898 345,892 331,886 316,880 302,873 288,865 273,857 259,850 244,842 230,833 216,824 201,814 187,804 173,793 158,781 144,769 129,756 115,741 101,726 86,709 72,690 58,668 43,644 29,614 15,576">
          <text:p/>
        </draw:polygon>
        <draw:polyline draw:style-name="gr2" draw:layer="layout" svg:width="1.421cm" svg:height="0.959cm" svg:x="7.647cm" svg:y="3.925cm" svg:viewBox="0 0 1422 960" draw:points="0,480 15,383 29,345 43,315 58,291 72,269 86,250 101,233 115,218 129,203 144,190 158,178 173,166 187,155 201,145 216,135 230,126 244,117 259,109 273,101 288,94 302,87 316,80 331,74 345,68 359,62 374,57 388,52 402,47 417,43 431,38 445,34 460,30 474,27 488,23 503,20 517,17 531,15 546,13 560,10 574,8 589,7 603,5 617,3 632,2 646,1 660,1 675,0 689,0 732,0 747,0 761,1 775,1 790,2 804,3 818,5 833,7 847,8 862,10 877,13 891,15 906,17 920,20 934,23 949,27 963,30 977,34 992,38 1006,43 1021,47 1035,52 1049,57 1064,62 1078,68 1092,74 1107,80 1121,87 1135,94 1150,101 1164,109 1178,117 1193,126 1207,135 1221,145 1236,155 1250,166 1264,178 1279,190 1293,203 1307,218 1322,233 1336,250 1350,269 1365,291 1379,315 1393,345 1408,383 1422,480 1408,576 1393,614 1379,644 1365,668 1350,690 1336,709 1322,726 1307,741 1293,756 1279,769 1264,781 1250,793 1236,804 1221,814 1207,824 1193,833 1178,842 1164,850 1150,857 1135,865 1121,873 1107,880 1092,886 1078,892 1064,898 1049,903 1035,908 1021,913 1006,917 992,922 977,926 963,930 949,933 934,936 920,940 906,942 891,945 877,947 862,949 847,952 833,953 818,955 804,957 790,958 775,959 761,959 747,960 732,960 689,960 675,960 660,959 646,959 632,958 617,957 603,955 589,953 574,952 560,949 546,947 531,945 517,942 503,940 488,936 474,933 460,930 445,926 431,922 417,917 402,913 388,908 374,903 359,898 345,892 331,886 316,880 302,873 288,865 273,857 259,850 244,842 230,833 216,824 201,814 187,804 173,793 158,781 144,769 129,756 115,741 101,726 86,709 72,690 58,668 43,644 29,614 15,576 0,480">
          <text:p/>
        </draw:polyline>
        <draw:frame draw:style-name="gr5" draw:layer="layout" svg:width="0.387cm" svg:height="0.137cm" svg:x="15.297cm" svg:y="1.83cm">
          <draw:text-box>
            <text:p text:style-name="P1"><text:span text:style-name="T1">73 / 515</text:span></text:p>
          </draw:text-box>
        </draw:frame>
        <draw:frame draw:style-name="gr3" draw:layer="layout" svg:width="0.607cm" svg:height="0.137cm" svg:x="8.055cm" svg:y="4.156cm">
          <draw:text-box>
            <text:p text:style-name="P1"><text:span text:style-name="T1">GO:0008152</text:span></text:p>
          </draw:text-box>
        </draw:frame>
        <draw:frame draw:style-name="gr19" draw:layer="layout" svg:width="0.87cm" svg:height="0.137cm" svg:x="7.931cm" svg:y="4.296cm">
          <draw:text-box>
            <text:p text:style-name="P1"><text:span text:style-name="T1">metabolic process</text:span></text:p>
          </draw:text-box>
        </draw:frame>
        <draw:frame draw:style-name="gr5" draw:layer="layout" svg:width="0.387cm" svg:height="0.137cm" svg:x="8.167cm" svg:y="4.437cm">
          <draw:text-box>
            <text:p text:style-name="P1"><text:span text:style-name="T1">0.49587</text:span></text:p>
          </draw:text-box>
        </draw:frame>
        <draw:polygon draw:style-name="gr16" draw:layer="layout" svg:width="1.421cm" svg:height="0.96cm" svg:x="13.831cm" svg:y="6.698cm" svg:viewBox="0 0 1422 961" draw:points="0,482 14,385 29,346 43,317 57,292 72,271 86,252 100,235 115,220 129,205 143,192 158,180 172,168 186,157 201,147 215,137 230,128 244,119 258,111 273,103 287,96 301,89 316,82 330,76 345,70 359,64 374,59 389,54 403,49 417,44 432,40 446,36 460,32 475,29 489,25 503,22 518,19 532,17 546,13 561,11 575,9 589,7 604,6 618,4 632,3 647,2 661,1 676,1 690,0 733,0 747,1 762,1 776,2 790,3 805,4 819,6 833,7 848,9 862,11 876,13 891,17 905,19 919,22 934,25 948,29 963,32 977,36 991,40 1006,44 1020,49 1034,54 1049,59 1063,64 1078,70 1092,76 1106,82 1121,89 1135,96 1149,103 1164,111 1178,119 1192,128 1207,137 1221,147 1235,157 1250,168 1264,180 1278,192 1293,205 1307,220 1321,235 1336,252 1350,271 1364,292 1379,317 1393,346 1407,385 1422,482 1407,577 1393,616 1379,646 1364,670 1350,692 1336,710 1321,727 1307,743 1293,757 1278,771 1264,783 1250,795 1235,806 1221,816 1207,825 1192,835 1178,843 1164,852 1149,859 1135,867 1121,874 1106,881 1092,887 1078,893 1063,899 1049,904 1034,909 1020,914 1006,918 991,923 977,927 963,931 948,934 934,937 919,940 905,943 891,946 876,948 862,950 848,952 833,954 819,956 805,957 790,958 776,960 762,960 747,961 733,961 690,961 676,961 661,960 647,960 632,958 618,957 604,956 589,954 575,952 561,950 546,948 532,946 518,943 503,940 489,937 475,934 460,931 446,927 432,923 417,918 403,914 389,909 374,904 359,899 345,893 330,887 316,881 301,874 287,867 273,859 258,852 244,843 230,835 215,825 201,816 186,806 172,795 158,783 143,771 129,757 115,743 100,727 86,710 72,692 57,670 43,646 29,616 14,577">
          <text:p/>
        </draw:polygon>
        <draw:polyline draw:style-name="gr2" draw:layer="layout" svg:width="1.421cm" svg:height="0.96cm" svg:x="13.831cm" svg:y="6.698cm" svg:viewBox="0 0 1422 961" draw:points="0,482 14,385 29,346 43,317 57,292 72,271 86,252 100,235 115,220 129,205 143,192 158,180 172,168 186,157 201,147 215,137 230,128 244,119 258,111 273,103 287,96 301,89 316,82 330,76 345,70 359,64 374,59 389,54 403,49 417,44 432,40 446,36 460,32 475,29 489,25 503,22 518,19 532,17 546,13 561,11 575,9 589,7 604,6 618,4 632,3 647,2 661,1 676,1 690,0 733,0 747,1 762,1 776,2 790,3 805,4 819,6 833,7 848,9 862,11 876,13 891,17 905,19 919,22 934,25 948,29 963,32 977,36 991,40 1006,44 1020,49 1034,54 1049,59 1063,64 1078,70 1092,76 1106,82 1121,89 1135,96 1149,103 1164,111 1178,119 1192,128 1207,137 1221,147 1235,157 1250,168 1264,180 1278,192 1293,205 1307,220 1321,235 1336,252 1350,271 1364,292 1379,317 1393,346 1407,385 1422,482 1407,577 1393,616 1379,646 1364,670 1350,692 1336,710 1321,727 1307,743 1293,757 1278,771 1264,783 1250,795 1235,806 1221,816 1207,825 1192,835 1178,843 1164,852 1149,859 1135,867 1121,874 1106,881 1092,887 1078,893 1063,899 1049,904 1034,909 1020,914 1006,918 991,923 977,927 963,931 948,934 934,937 919,940 905,943 891,946 876,948 862,950 848,952 833,954 819,956 805,957 790,958 776,960 762,960 747,961 733,961 690,961 676,961 661,960 647,960 632,958 618,957 604,956 589,954 575,952 561,950 546,948 532,946 518,943 503,940 489,937 475,934 460,931 446,927 432,923 417,918 403,914 389,909 374,904 359,899 345,893 330,887 316,881 301,874 287,867 273,859 258,852 244,843 230,835 215,825 201,816 186,806 172,795 158,783 143,771 129,757 115,743 100,727 86,710 72,692 57,670 43,646 29,616 14,577 0,482">
          <text:p/>
        </draw:polyline>
        <draw:frame draw:style-name="gr5" draw:layer="layout" svg:width="0.387cm" svg:height="0.137cm" svg:x="8.167cm" svg:y="4.577cm">
          <draw:text-box>
            <text:p text:style-name="P1"><text:span text:style-name="T1">60 / 419</text:span></text:p>
          </draw:text-box>
        </draw:frame>
        <draw:frame draw:style-name="gr3" draw:layer="layout" svg:width="0.607cm" svg:height="0.137cm" svg:x="14.238cm" svg:y="6.93cm">
          <draw:text-box>
            <text:p text:style-name="P1"><text:span text:style-name="T1">GO:0008219</text:span></text:p>
          </draw:text-box>
        </draw:frame>
        <draw:frame draw:style-name="gr20" draw:layer="layout" svg:width="0.463cm" svg:height="0.137cm" svg:x="14.315cm" svg:y="7.07cm">
          <draw:text-box>
            <text:p text:style-name="P1"><text:span text:style-name="T1">cell death</text:span></text:p>
          </draw:text-box>
        </draw:frame>
        <draw:frame draw:style-name="gr5" draw:layer="layout" svg:width="0.387cm" svg:height="0.137cm" svg:x="14.35cm" svg:y="7.211cm">
          <draw:text-box>
            <text:p text:style-name="P1"><text:span text:style-name="T1">0.04411</text:span></text:p>
          </draw:text-box>
        </draw:frame>
        <draw:polygon draw:style-name="gr16" draw:layer="layout" svg:width="1.421cm" svg:height="0.96cm" svg:x="6.7cm" svg:y="6.698cm" svg:viewBox="0 0 1422 961" draw:points="0,482 14,385 29,346 43,317 57,292 72,271 86,252 101,235 115,220 129,205 144,192 158,180 172,168 187,157 201,147 215,137 230,128 244,119 258,111 273,103 287,96 301,89 316,82 330,76 344,70 359,64 373,59 388,54 403,49 417,44 432,40 446,36 460,32 475,29 489,25 504,22 518,19 532,17 547,13 561,11 575,9 590,7 604,6 618,4 633,3 647,2 661,1 676,1 690,0 733,0 747,1 762,1 776,2 790,3 805,4 819,6 833,7 848,9 862,11 876,13 891,17 905,19 920,22 934,25 948,29 963,32 977,36 991,40 1006,44 1020,49 1034,54 1049,59 1063,64 1077,70 1092,76 1106,82 1121,89 1135,96 1149,103 1164,111 1178,119 1192,128 1207,137 1221,147 1236,157 1250,168 1264,180 1279,192 1293,205 1307,220 1322,235 1336,252 1350,271 1365,292 1379,317 1393,346 1408,385 1422,482 1408,577 1393,616 1379,646 1365,670 1350,692 1336,710 1322,727 1307,743 1293,757 1279,771 1264,783 1250,795 1236,806 1221,816 1207,825 1192,835 1178,843 1164,852 1149,859 1135,867 1121,874 1106,881 1092,887 1077,893 1063,899 1049,904 1034,909 1020,914 1006,918 991,923 977,927 963,931 948,934 934,937 920,940 905,943 891,946 876,948 862,950 848,952 833,954 819,956 805,957 790,958 776,960 762,960 747,961 733,961 690,961 676,961 661,960 647,960 633,958 618,957 604,956 590,954 575,952 561,950 547,948 532,946 518,943 504,940 489,937 475,934 460,931 446,927 432,923 417,918 403,914 388,909 373,904 359,899 344,893 330,887 316,881 301,874 287,867 273,859 258,852 244,843 230,835 215,825 201,816 187,806 172,795 158,783 144,771 129,757 115,743 101,727 86,710 72,692 57,670 43,646 29,616 14,577">
          <text:p/>
        </draw:polygon>
        <draw:polyline draw:style-name="gr2" draw:layer="layout" svg:width="1.421cm" svg:height="0.96cm" svg:x="6.7cm" svg:y="6.698cm" svg:viewBox="0 0 1422 961" draw:points="0,482 14,385 29,346 43,317 57,292 72,271 86,252 101,235 115,220 129,205 144,192 158,180 172,168 187,157 201,147 215,137 230,128 244,119 258,111 273,103 287,96 301,89 316,82 330,76 344,70 359,64 373,59 388,54 403,49 417,44 432,40 446,36 460,32 475,29 489,25 504,22 518,19 532,17 547,13 561,11 575,9 590,7 604,6 618,4 633,3 647,2 661,1 676,1 690,0 733,0 747,1 762,1 776,2 790,3 805,4 819,6 833,7 848,9 862,11 876,13 891,17 905,19 920,22 934,25 948,29 963,32 977,36 991,40 1006,44 1020,49 1034,54 1049,59 1063,64 1077,70 1092,76 1106,82 1121,89 1135,96 1149,103 1164,111 1178,119 1192,128 1207,137 1221,147 1236,157 1250,168 1264,180 1279,192 1293,205 1307,220 1322,235 1336,252 1350,271 1365,292 1379,317 1393,346 1408,385 1422,482 1408,577 1393,616 1379,646 1365,670 1350,692 1336,710 1322,727 1307,743 1293,757 1279,771 1264,783 1250,795 1236,806 1221,816 1207,825 1192,835 1178,843 1164,852 1149,859 1135,867 1121,874 1106,881 1092,887 1077,893 1063,899 1049,904 1034,909 1020,914 1006,918 991,923 977,927 963,931 948,934 934,937 920,940 905,943 891,946 876,948 862,950 848,952 833,954 819,956 805,957 790,958 776,960 762,960 747,961 733,961 690,961 676,961 661,960 647,960 633,958 618,957 604,956 590,954 575,952 561,950 547,948 532,946 518,943 504,940 489,937 475,934 460,931 446,927 432,923 417,918 403,914 388,909 373,904 359,899 344,893 330,887 316,881 301,874 287,867 273,859 258,852 244,843 230,835 215,825 201,816 187,806 172,795 158,783 144,771 129,757 115,743 101,727 86,710 72,692 57,670 43,646 29,616 14,577 0,482">
          <text:p/>
        </draw:polyline>
        <draw:frame draw:style-name="gr7" draw:layer="layout" svg:width="0.328cm" svg:height="0.137cm" svg:x="14.38cm" svg:y="7.351cm">
          <draw:text-box>
            <text:p text:style-name="P1"><text:span text:style-name="T1">19 / 93</text:span></text:p>
          </draw:text-box>
        </draw:frame>
        <draw:frame draw:style-name="gr3" draw:layer="layout" svg:width="0.607cm" svg:height="0.137cm" svg:x="7.108cm" svg:y="6.93cm">
          <draw:text-box>
            <text:p text:style-name="P1"><text:span text:style-name="T1">GO:0009056</text:span></text:p>
          </draw:text-box>
        </draw:frame>
        <draw:frame draw:style-name="gr21" draw:layer="layout" svg:width="0.836cm" svg:height="0.137cm" svg:x="7.002cm" svg:y="7.07cm">
          <draw:text-box>
            <text:p text:style-name="P1"><text:span text:style-name="T1">catabolic process</text:span></text:p>
          </draw:text-box>
        </draw:frame>
        <draw:frame draw:style-name="gr5" draw:layer="layout" svg:width="0.387cm" svg:height="0.137cm" svg:x="7.219cm" svg:y="7.211cm">
          <draw:text-box>
            <text:p text:style-name="P1"><text:span text:style-name="T1">0.03984</text:span></text:p>
          </draw:text-box>
        </draw:frame>
        <draw:polygon draw:style-name="gr6" draw:layer="layout" svg:width="1.421cm" svg:height="0.96cm" svg:x="4.805cm" svg:y="20.514cm" svg:viewBox="0 0 1422 961" draw:points="0,961 1422,961 1422,0 0,0">
          <text:p/>
        </draw:polygon>
        <draw:frame draw:style-name="gr5" draw:layer="layout" svg:width="0.387cm" svg:height="0.137cm" svg:x="7.219cm" svg:y="7.351cm">
          <draw:text-box>
            <text:p text:style-name="P1"><text:span text:style-name="T1">28 / 149</text:span></text:p>
          </draw:text-box>
        </draw:frame>
        <draw:frame draw:style-name="gr3" draw:layer="layout" svg:width="0.607cm" svg:height="0.137cm" svg:x="5.213cm" svg:y="20.746cm">
          <draw:text-box>
            <text:p text:style-name="P1"><text:span text:style-name="T1">GO:0009063</text:span></text:p>
          </draw:text-box>
        </draw:frame>
        <draw:frame draw:style-name="gr8" draw:layer="layout" svg:width="1.014cm" svg:height="0.137cm" svg:x="5.019cm" svg:y="20.886cm">
          <draw:text-box>
            <text:p text:style-name="P1"><text:span text:style-name="T1">cellular amino acid ...</text:span></text:p>
          </draw:text-box>
        </draw:frame>
        <draw:frame draw:style-name="gr5" draw:layer="layout" svg:width="0.387cm" svg:height="0.137cm" svg:x="5.325cm" svg:y="21.027cm">
          <draw:text-box>
            <text:p text:style-name="P1"><text:span text:style-name="T1">0.00711</text:span></text:p>
          </draw:text-box>
        </draw:frame>
        <draw:polygon draw:style-name="gr11" draw:layer="layout" svg:width="1.421cm" svg:height="0.96cm" svg:x="2.911cm" svg:y="20.514cm" svg:viewBox="0 0 1422 961" draw:points="0,961 1422,961 1422,0 0,0">
          <text:p/>
        </draw:polygon>
        <draw:frame draw:style-name="gr13" draw:layer="layout" svg:width="0.269cm" svg:height="0.137cm" svg:x="5.384cm" svg:y="21.167cm">
          <draw:text-box>
            <text:p text:style-name="P1"><text:span text:style-name="T1">5 / 10</text:span></text:p>
          </draw:text-box>
        </draw:frame>
        <draw:frame draw:style-name="gr3" draw:layer="layout" svg:width="0.607cm" svg:height="0.137cm" svg:x="3.318cm" svg:y="20.746cm">
          <draw:text-box>
            <text:p text:style-name="P1"><text:span text:style-name="T1">GO:0009081</text:span></text:p>
          </draw:text-box>
        </draw:frame>
        <draw:frame draw:style-name="gr22" draw:layer="layout" svg:width="1.082cm" svg:height="0.137cm" svg:x="3.091cm" svg:y="20.886cm">
          <draw:text-box>
            <text:p text:style-name="P1"><text:span text:style-name="T1">branched chain famil...</text:span></text:p>
          </draw:text-box>
        </draw:frame>
        <draw:frame draw:style-name="gr5" draw:layer="layout" svg:width="0.387cm" svg:height="0.137cm" svg:x="3.43cm" svg:y="21.027cm">
          <draw:text-box>
            <text:p text:style-name="P1"><text:span text:style-name="T1">0.00275</text:span></text:p>
          </draw:text-box>
        </draw:frame>
        <draw:polygon draw:style-name="gr11" draw:layer="layout" svg:width="1.421cm" svg:height="0.96cm" svg:x="3.858cm" svg:y="23.262cm" svg:viewBox="0 0 1422 961" draw:points="0,961 1422,961 1422,0 0,0">
          <text:p/>
        </draw:polygon>
        <draw:frame draw:style-name="gr23" draw:layer="layout" svg:width="0.209cm" svg:height="0.137cm" svg:x="3.518cm" svg:y="21.167cm">
          <draw:text-box>
            <text:p text:style-name="P1"><text:span text:style-name="T1">3 / 3</text:span></text:p>
          </draw:text-box>
        </draw:frame>
        <draw:frame draw:style-name="gr3" draw:layer="layout" svg:width="0.607cm" svg:height="0.137cm" svg:x="4.266cm" svg:y="23.493cm">
          <draw:text-box>
            <text:p text:style-name="P1"><text:span text:style-name="T1">GO:0009083</text:span></text:p>
          </draw:text-box>
        </draw:frame>
        <draw:frame draw:style-name="gr22" draw:layer="layout" svg:width="1.082cm" svg:height="0.137cm" svg:x="4.038cm" svg:y="23.634cm">
          <draw:text-box>
            <text:p text:style-name="P1"><text:span text:style-name="T1">branched chain famil...</text:span></text:p>
          </draw:text-box>
        </draw:frame>
        <draw:frame draw:style-name="gr5" draw:layer="layout" svg:width="0.387cm" svg:height="0.137cm" svg:x="4.377cm" svg:y="23.774cm">
          <draw:text-box>
            <text:p text:style-name="P1"><text:span text:style-name="T1">0.00275</text:span></text:p>
          </draw:text-box>
        </draw:frame>
        <draw:polygon draw:style-name="gr6" draw:layer="layout" svg:width="1.421cm" svg:height="0.961cm" svg:x="22.699cm" svg:y="17.74cm" svg:viewBox="0 0 1422 962" draw:points="0,962 1422,962 1422,0 0,0">
          <text:p/>
        </draw:polygon>
        <draw:frame draw:style-name="gr23" draw:layer="layout" svg:width="0.209cm" svg:height="0.137cm" svg:x="4.466cm" svg:y="23.914cm">
          <draw:text-box>
            <text:p text:style-name="P1"><text:span text:style-name="T1">3 / 3</text:span></text:p>
          </draw:text-box>
        </draw:frame>
        <draw:frame draw:style-name="gr3" draw:layer="layout" svg:width="0.607cm" svg:height="0.137cm" svg:x="23.106cm" svg:y="17.972cm">
          <draw:text-box>
            <text:p text:style-name="P1"><text:span text:style-name="T1">GO:0009267</text:span></text:p>
          </draw:text-box>
        </draw:frame>
        <draw:frame draw:style-name="gr24" draw:layer="layout" svg:width="1.022cm" svg:height="0.137cm" svg:x="22.908cm" svg:y="18.112cm">
          <draw:text-box>
            <text:p text:style-name="P1"><text:span text:style-name="T1">cellular response to...</text:span></text:p>
          </draw:text-box>
        </draw:frame>
        <draw:frame draw:style-name="gr5" draw:layer="layout" svg:width="0.387cm" svg:height="0.137cm" svg:x="23.218cm" svg:y="18.253cm">
          <draw:text-box>
            <text:p text:style-name="P1"><text:span text:style-name="T1">0.00934</text:span></text:p>
          </draw:text-box>
        </draw:frame>
        <draw:polygon draw:style-name="gr6" draw:layer="layout" svg:width="1.421cm" svg:height="0.961cm" svg:x="1.911cm" svg:y="9.445cm" svg:viewBox="0 0 1422 962" draw:points="0,962 1422,962 1422,0 0,0">
          <text:p/>
        </draw:polygon>
        <draw:frame draw:style-name="gr23" draw:layer="layout" svg:width="0.209cm" svg:height="0.137cm" svg:x="23.306cm" svg:y="18.393cm">
          <draw:text-box>
            <text:p text:style-name="P1"><text:span text:style-name="T1">4 / 7</text:span></text:p>
          </draw:text-box>
        </draw:frame>
        <draw:frame draw:style-name="gr3" draw:layer="layout" svg:width="0.607cm" svg:height="0.137cm" svg:x="2.319cm" svg:y="9.677cm">
          <draw:text-box>
            <text:p text:style-name="P1"><text:span text:style-name="T1">GO:0009308</text:span></text:p>
          </draw:text-box>
        </draw:frame>
        <draw:frame draw:style-name="gr25" draw:layer="layout" svg:width="1.111cm" svg:height="0.137cm" svg:x="2.075cm" svg:y="9.818cm">
          <draw:text-box>
            <text:p text:style-name="P1"><text:span text:style-name="T1">amine metabolic proc...</text:span></text:p>
          </draw:text-box>
        </draw:frame>
        <draw:frame draw:style-name="gr5" draw:layer="layout" svg:width="0.387cm" svg:height="0.137cm" svg:x="2.43cm" svg:y="9.958cm">
          <draw:text-box>
            <text:p text:style-name="P1"><text:span text:style-name="T1">0.01888</text:span></text:p>
          </draw:text-box>
        </draw:frame>
        <draw:polygon draw:style-name="gr6" draw:layer="layout" svg:width="1.421cm" svg:height="0.961cm" svg:x="4.805cm" svg:y="12.219cm" svg:viewBox="0 0 1422 962" draw:points="0,962 1422,962 1422,0 0,0">
          <text:p/>
        </draw:polygon>
        <draw:frame draw:style-name="gr7" draw:layer="layout" svg:width="0.328cm" svg:height="0.137cm" svg:x="2.46cm" svg:y="10.098cm">
          <draw:text-box>
            <text:p text:style-name="P1"><text:span text:style-name="T1">14 / 57</text:span></text:p>
          </draw:text-box>
        </draw:frame>
        <draw:frame draw:style-name="gr3" draw:layer="layout" svg:width="0.607cm" svg:height="0.137cm" svg:x="5.213cm" svg:y="12.451cm">
          <draw:text-box>
            <text:p text:style-name="P1"><text:span text:style-name="T1">GO:0009310</text:span></text:p>
          </draw:text-box>
        </draw:frame>
        <draw:frame draw:style-name="gr26" draw:layer="layout" svg:width="1.077cm" svg:height="0.137cm" svg:x="4.987cm" svg:y="12.591cm">
          <draw:text-box>
            <text:p text:style-name="P1"><text:span text:style-name="T1">amine catabolic proc...</text:span></text:p>
          </draw:text-box>
        </draw:frame>
        <draw:frame draw:style-name="gr5" draw:layer="layout" svg:width="0.387cm" svg:height="0.137cm" svg:x="5.325cm" svg:y="12.732cm">
          <draw:text-box>
            <text:p text:style-name="P1"><text:span text:style-name="T1">0.01161</text:span></text:p>
          </draw:text-box>
        </draw:frame>
        <draw:polygon draw:style-name="gr1" draw:layer="layout" svg:width="1.42cm" svg:height="0.96cm" svg:x="19.515cm" svg:y="6.698cm" svg:viewBox="0 0 1421 961" draw:points="0,482 14,385 28,346 43,317 57,292 71,271 86,252 100,235 114,220 129,205 143,192 158,180 172,168 186,157 201,147 215,137 229,128 244,119 258,111 273,103 287,96 301,89 316,82 330,76 344,70 359,64 374,59 388,54 403,49 417,44 431,40 446,36 460,32 474,29 489,25 503,22 517,19 532,17 546,13 560,11 575,9 589,7 603,6 618,4 632,3 646,2 661,1 675,1 689,0 732,0 747,1 761,1 776,2 790,3 804,4 819,6 833,7 847,9 862,11 876,13 891,17 905,19 919,22 934,25 948,29 962,32 977,36 991,40 1005,44 1020,49 1034,54 1049,59 1063,64 1077,70 1092,76 1106,82 1120,89 1135,96 1149,103 1163,111 1178,119 1192,128 1206,137 1221,147 1235,157 1249,168 1264,180 1278,192 1292,205 1307,220 1321,235 1335,252 1350,271 1364,292 1378,317 1393,346 1407,385 1421,482 1407,577 1393,616 1378,646 1364,670 1350,692 1335,710 1321,727 1307,743 1292,757 1278,771 1264,783 1249,795 1235,806 1221,816 1206,825 1192,835 1178,843 1163,852 1149,859 1135,867 1120,874 1106,881 1092,887 1077,893 1063,899 1049,904 1034,909 1020,914 1005,918 991,923 977,927 962,931 948,934 934,937 919,940 905,943 891,946 876,948 862,950 847,952 833,954 819,956 804,957 790,958 776,960 761,960 747,961 732,961 689,961 675,961 661,960 646,960 632,958 618,957 603,956 589,954 575,952 560,950 546,948 532,946 517,943 503,940 489,937 474,934 460,931 446,927 431,923 417,918 403,914 388,909 374,904 359,899 344,893 330,887 316,881 301,874 287,867 273,859 258,852 244,843 229,835 215,825 201,816 186,806 172,795 158,783 143,771 129,757 114,743 100,727 86,710 71,692 57,670 43,646 28,616 14,577">
          <text:p/>
        </draw:polygon>
        <draw:polyline draw:style-name="gr2" draw:layer="layout" svg:width="1.42cm" svg:height="0.96cm" svg:x="19.515cm" svg:y="6.698cm" svg:viewBox="0 0 1421 961" draw:points="0,482 14,385 28,346 43,317 57,292 71,271 86,252 100,235 114,220 129,205 143,192 158,180 172,168 186,157 201,147 215,137 229,128 244,119 258,111 273,103 287,96 301,89 316,82 330,76 344,70 359,64 374,59 388,54 403,49 417,44 431,40 446,36 460,32 474,29 489,25 503,22 517,19 532,17 546,13 560,11 575,9 589,7 603,6 618,4 632,3 646,2 661,1 675,1 689,0 732,0 747,1 761,1 776,2 790,3 804,4 819,6 833,7 847,9 862,11 876,13 891,17 905,19 919,22 934,25 948,29 962,32 977,36 991,40 1005,44 1020,49 1034,54 1049,59 1063,64 1077,70 1092,76 1106,82 1120,89 1135,96 1149,103 1163,111 1178,119 1192,128 1206,137 1221,147 1235,157 1249,168 1264,180 1278,192 1292,205 1307,220 1321,235 1335,252 1350,271 1364,292 1378,317 1393,346 1407,385 1421,482 1407,577 1393,616 1378,646 1364,670 1350,692 1335,710 1321,727 1307,743 1292,757 1278,771 1264,783 1249,795 1235,806 1221,816 1206,825 1192,835 1178,843 1163,852 1149,859 1135,867 1120,874 1106,881 1092,887 1077,893 1063,899 1049,904 1034,909 1020,914 1005,918 991,923 977,927 962,931 948,934 934,937 919,940 905,943 891,946 876,948 862,950 847,952 833,954 819,956 804,957 790,958 776,960 761,960 747,961 732,961 689,961 675,961 661,960 646,960 632,958 618,957 603,956 589,954 575,952 560,950 546,948 532,946 517,943 503,940 489,937 474,934 460,931 446,927 431,923 417,918 403,914 388,909 374,904 359,899 344,893 330,887 316,881 301,874 287,867 273,859 258,852 244,843 229,835 215,825 201,816 186,806 172,795 158,783 143,771 129,757 114,743 100,727 86,710 71,692 57,670 43,646 28,616 14,577 0,482">
          <text:p/>
        </draw:polyline>
        <draw:frame draw:style-name="gr13" draw:layer="layout" svg:width="0.269cm" svg:height="0.137cm" svg:x="5.384cm" svg:y="12.872cm">
          <draw:text-box>
            <text:p text:style-name="P1"><text:span text:style-name="T1">5 / 11</text:span></text:p>
          </draw:text-box>
        </draw:frame>
        <draw:frame draw:style-name="gr3" draw:layer="layout" svg:width="0.607cm" svg:height="0.137cm" svg:x="19.922cm" svg:y="6.93cm">
          <draw:text-box>
            <text:p text:style-name="P1"><text:span text:style-name="T1">GO:0009605</text:span></text:p>
          </draw:text-box>
        </draw:frame>
        <draw:frame draw:style-name="gr27" draw:layer="layout" svg:width="1.06cm" svg:height="0.137cm" svg:x="19.702cm" svg:y="7.07cm">
          <draw:text-box>
            <text:p text:style-name="P1"><text:span text:style-name="T1">response to external...</text:span></text:p>
          </draw:text-box>
        </draw:frame>
        <draw:frame draw:style-name="gr5" draw:layer="layout" svg:width="0.387cm" svg:height="0.137cm" svg:x="20.034cm" svg:y="7.211cm">
          <draw:text-box>
            <text:p text:style-name="P1"><text:span text:style-name="T1">0.40381</text:span></text:p>
          </draw:text-box>
        </draw:frame>
        <draw:polygon draw:style-name="gr1" draw:layer="layout" svg:width="1.421cm" svg:height="0.959cm" svg:x="15.726cm" svg:y="3.925cm" svg:viewBox="0 0 1422 960" draw:points="0,480 14,383 28,345 43,315 57,291 71,269 86,250 100,233 114,218 129,203 143,190 157,178 172,166 186,155 200,145 215,135 229,126 243,117 258,109 272,101 286,94 301,87 315,80 329,74 344,68 358,62 373,57 387,52 401,47 416,43 430,38 444,34 459,30 473,27 488,23 502,20 516,17 531,15 545,13 559,10 574,8 588,7 602,5 617,3 631,2 646,1 660,1 674,0 689,0 732,0 746,0 760,1 775,1 789,2 803,3 818,5 832,7 846,8 861,10 875,13 889,15 904,17 918,20 932,23 947,27 961,30 975,34 990,38 1004,43 1018,47 1033,52 1047,57 1061,62 1076,68 1090,74 1105,80 1119,87 1133,94 1148,101 1162,109 1176,117 1191,126 1205,135 1220,145 1234,155 1248,166 1263,178 1277,190 1291,203 1306,218 1321,233 1335,250 1350,269 1364,291 1378,315 1393,345 1407,383 1422,480 1407,576 1393,614 1378,644 1364,668 1350,690 1335,709 1321,726 1306,741 1291,756 1277,769 1263,781 1248,793 1234,804 1220,814 1205,824 1191,833 1176,842 1162,850 1148,857 1133,865 1119,873 1105,880 1090,886 1076,892 1061,898 1047,903 1033,908 1018,913 1004,917 990,922 975,926 961,930 947,933 932,936 918,940 904,942 889,945 875,947 861,949 846,952 832,953 818,955 803,957 789,958 775,959 760,959 746,960 732,960 689,960 674,960 660,959 646,959 631,958 617,957 602,955 588,953 574,952 559,949 545,947 531,945 516,942 502,940 488,936 473,933 459,930 444,926 430,922 416,917 401,913 387,908 373,903 358,898 344,892 329,886 315,880 301,873 286,865 272,857 258,850 243,842 229,833 215,824 200,814 186,804 172,793 157,781 143,769 129,756 114,741 100,726 86,709 71,690 57,668 43,644 28,614 14,576">
          <text:p/>
        </draw:polygon>
        <draw:polyline draw:style-name="gr2" draw:layer="layout" svg:width="1.421cm" svg:height="0.959cm" svg:x="15.726cm" svg:y="3.925cm" svg:viewBox="0 0 1422 960" draw:points="0,480 14,383 28,345 43,315 57,291 71,269 86,250 100,233 114,218 129,203 143,190 157,178 172,166 186,155 200,145 215,135 229,126 243,117 258,109 272,101 286,94 301,87 315,80 329,74 344,68 358,62 373,57 387,52 401,47 416,43 430,38 444,34 459,30 473,27 488,23 502,20 516,17 531,15 545,13 559,10 574,8 588,7 602,5 617,3 631,2 646,1 660,1 674,0 689,0 732,0 746,0 760,1 775,1 789,2 803,3 818,5 832,7 846,8 861,10 875,13 889,15 904,17 918,20 932,23 947,27 961,30 975,34 990,38 1004,43 1018,47 1033,52 1047,57 1061,62 1076,68 1090,74 1105,80 1119,87 1133,94 1148,101 1162,109 1176,117 1191,126 1205,135 1220,145 1234,155 1248,166 1263,178 1277,190 1291,203 1306,218 1321,233 1335,250 1350,269 1364,291 1378,315 1393,345 1407,383 1422,480 1407,576 1393,614 1378,644 1364,668 1350,690 1335,709 1321,726 1306,741 1291,756 1277,769 1263,781 1248,793 1234,804 1220,814 1205,824 1191,833 1176,842 1162,850 1148,857 1133,865 1119,873 1105,880 1090,886 1076,892 1061,898 1047,903 1033,908 1018,913 1004,917 990,922 975,926 961,930 947,933 932,936 918,940 904,942 889,945 875,947 861,949 846,952 832,953 818,955 803,957 789,958 775,959 760,959 746,960 732,960 689,960 674,960 660,959 646,959 631,958 617,957 602,955 588,953 574,952 559,949 545,947 531,945 516,942 502,940 488,936 473,933 459,930 444,926 430,922 416,917 401,913 387,908 373,903 358,898 344,892 329,886 315,880 301,873 286,865 272,857 258,850 243,842 229,833 215,824 200,814 186,804 172,793 157,781 143,769 129,756 114,741 100,726 86,709 71,690 57,668 43,644 28,614 14,576 0,480">
          <text:p/>
        </draw:polyline>
        <draw:frame draw:style-name="gr7" draw:layer="layout" svg:width="0.328cm" svg:height="0.137cm" svg:x="20.063cm" svg:y="7.351cm">
          <draw:text-box>
            <text:p text:style-name="P1"><text:span text:style-name="T1">11 / 70</text:span></text:p>
          </draw:text-box>
        </draw:frame>
        <draw:frame draw:style-name="gr3" draw:layer="layout" svg:width="0.607cm" svg:height="0.137cm" svg:x="16.133cm" svg:y="4.156cm">
          <draw:text-box>
            <text:p text:style-name="P1"><text:span text:style-name="T1">GO:0009987</text:span></text:p>
          </draw:text-box>
        </draw:frame>
        <draw:frame draw:style-name="gr28" draw:layer="layout" svg:width="0.751cm" svg:height="0.137cm" svg:x="16.069cm" svg:y="4.296cm">
          <draw:text-box>
            <text:p text:style-name="P1"><text:span text:style-name="T1">cellular process</text:span></text:p>
          </draw:text-box>
        </draw:frame>
        <draw:frame draw:style-name="gr5" draw:layer="layout" svg:width="0.387cm" svg:height="0.137cm" svg:x="16.245cm" svg:y="4.437cm">
          <draw:text-box>
            <text:p text:style-name="P1"><text:span text:style-name="T1">0.21273</text:span></text:p>
          </draw:text-box>
        </draw:frame>
        <draw:polygon draw:style-name="gr1" draw:layer="layout" svg:width="1.421cm" svg:height="0.961cm" svg:x="20.067cm" svg:y="9.445cm" svg:viewBox="0 0 1422 962" draw:points="0,482 15,386 29,346 43,317 58,293 72,271 86,253 101,235 115,220 129,206 144,192 158,180 172,168 187,157 201,146 215,136 230,127 244,118 258,110 273,102 287,95 302,88 316,81 330,75 345,69 359,63 374,58 388,53 402,48 417,44 431,39 445,35 460,32 474,28 488,25 503,22 517,19 531,16 546,14 560,11 574,9 589,8 603,6 617,5 632,3 646,3 660,2 675,1 689,1 703,0 718,0 732,1 747,1 761,2 775,3 790,3 804,5 818,6 833,8 847,9 861,11 876,14 890,16 904,19 919,22 933,25 947,28 962,32 976,35 991,39 1005,44 1019,48 1034,53 1048,58 1062,63 1077,69 1091,75 1106,81 1120,88 1134,95 1149,102 1163,110 1177,118 1192,127 1206,136 1220,146 1236,157 1250,168 1264,180 1279,192 1293,206 1307,220 1322,235 1336,253 1350,271 1365,293 1379,317 1393,346 1408,386 1422,482 1408,578 1393,617 1379,646 1365,671 1350,692 1336,711 1322,728 1307,743 1293,757 1279,771 1264,783 1250,795 1236,806 1220,816 1206,826 1192,835 1177,844 1163,852 1149,860 1134,867 1120,874 1106,881 1091,887 1077,893 1062,899 1048,904 1034,909 1019,914 1005,919 991,923 976,927 962,931 947,934 933,937 919,941 904,943 890,946 876,949 861,951 847,953 833,955 818,956 804,958 790,959 775,960 761,960 747,961 732,961 718,962 703,962 689,961 675,961 660,960 646,960 632,959 617,958 603,956 589,955 574,953 560,951 546,949 531,946 517,943 503,941 488,937 474,934 460,931 445,927 431,923 417,919 402,914 388,909 374,904 359,899 345,893 330,887 316,881 302,874 287,867 273,860 258,852 244,844 230,835 215,826 201,816 187,806 172,795 158,783 144,771 129,757 115,743 101,728 86,711 72,692 58,671 43,646 29,617 15,578">
          <text:p/>
        </draw:polygon>
        <draw:polyline draw:style-name="gr2" draw:layer="layout" svg:width="1.421cm" svg:height="0.961cm" svg:x="20.067cm" svg:y="9.445cm" svg:viewBox="0 0 1422 962" draw:points="0,482 15,386 29,346 43,317 58,293 72,271 86,253 101,235 115,220 129,206 144,192 158,180 172,168 187,157 201,146 215,136 230,127 244,118 258,110 273,102 287,95 302,88 316,81 330,75 345,69 359,63 374,58 388,53 402,48 417,44 431,39 445,35 460,32 474,28 488,25 503,22 517,19 531,16 546,14 560,11 574,9 589,8 603,6 617,5 632,3 646,3 660,2 675,1 689,1 703,0 718,0 732,1 747,1 761,2 775,3 790,3 804,5 818,6 833,8 847,9 861,11 876,14 890,16 904,19 919,22 933,25 947,28 962,32 976,35 991,39 1005,44 1019,48 1034,53 1048,58 1062,63 1077,69 1091,75 1106,81 1120,88 1134,95 1149,102 1163,110 1177,118 1192,127 1206,136 1220,146 1236,157 1250,168 1264,180 1279,192 1293,206 1307,220 1322,235 1336,253 1350,271 1365,293 1379,317 1393,346 1408,386 1422,482 1408,578 1393,617 1379,646 1365,671 1350,692 1336,711 1322,728 1307,743 1293,757 1279,771 1264,783 1250,795 1236,806 1220,816 1206,826 1192,835 1177,844 1163,852 1149,860 1134,867 1120,874 1106,881 1091,887 1077,893 1062,899 1048,904 1034,909 1019,914 1005,919 991,923 976,927 962,931 947,934 933,937 919,941 904,943 890,946 876,949 861,951 847,953 833,955 818,956 804,958 790,959 775,960 761,960 747,961 732,961 718,962 703,962 689,961 675,961 660,960 646,960 632,959 617,958 603,956 589,955 574,953 560,951 546,949 531,946 517,943 503,941 488,937 474,934 460,931 445,927 431,923 417,919 402,914 388,909 374,904 359,899 345,893 330,887 316,881 302,874 287,867 273,860 258,852 244,844 230,835 215,826 201,816 187,806 172,795 158,783 144,771 129,757 115,743 101,728 86,711 72,692 58,671 43,646 29,617 15,578 0,482">
          <text:p/>
        </draw:polyline>
        <draw:frame draw:style-name="gr5" draw:layer="layout" svg:width="0.387cm" svg:height="0.137cm" svg:x="16.245cm" svg:y="4.577cm">
          <draw:text-box>
            <text:p text:style-name="P1"><text:span text:style-name="T1">71 / 487</text:span></text:p>
          </draw:text-box>
        </draw:frame>
        <draw:frame draw:style-name="gr3" draw:layer="layout" svg:width="0.607cm" svg:height="0.137cm" svg:x="20.475cm" svg:y="9.677cm">
          <draw:text-box>
            <text:p text:style-name="P1"><text:span text:style-name="T1">GO:0009991</text:span></text:p>
          </draw:text-box>
        </draw:frame>
        <draw:frame draw:style-name="gr29" draw:layer="layout" svg:width="1.056cm" svg:height="0.137cm" svg:x="20.259cm" svg:y="9.818cm">
          <draw:text-box>
            <text:p text:style-name="P1"><text:span text:style-name="T1">response to extracel...</text:span></text:p>
          </draw:text-box>
        </draw:frame>
        <draw:frame draw:style-name="gr5" draw:layer="layout" svg:width="0.387cm" svg:height="0.137cm" svg:x="20.587cm" svg:y="9.958cm">
          <draw:text-box>
            <text:p text:style-name="P1"><text:span text:style-name="T1">0.19185</text:span></text:p>
          </draw:text-box>
        </draw:frame>
        <draw:polygon draw:style-name="gr16" draw:layer="layout" svg:width="1.421cm" svg:height="0.961cm" svg:x="14.278cm" svg:y="9.445cm" svg:viewBox="0 0 1422 962" draw:points="0,482 15,386 29,346 43,317 58,293 72,271 86,253 101,235 115,220 130,206 144,192 158,180 173,168 187,157 201,146 216,136 230,127 244,118 259,110 273,102 287,95 302,88 316,81 330,75 345,69 359,63 373,58 388,53 402,48 416,44 431,39 445,35 459,32 474,28 488,25 503,22 517,19 531,16 546,14 560,11 575,9 589,8 603,6 618,5 632,3 646,3 661,2 675,1 689,1 704,0 718,0 732,1 747,1 761,2 775,3 790,3 804,5 818,6 833,8 847,9 861,11 876,14 890,16 904,19 919,22 933,25 948,28 962,32 976,35 991,39 1005,44 1019,48 1034,53 1048,58 1062,63 1077,69 1091,75 1105,81 1120,88 1134,95 1148,102 1163,110 1177,118 1192,127 1206,136 1220,146 1235,157 1249,168 1263,180 1278,192 1292,206 1307,220 1321,235 1335,253 1351,271 1365,293 1379,317 1394,346 1408,386 1422,482 1408,578 1394,617 1379,646 1365,671 1351,692 1335,711 1321,728 1307,743 1292,757 1278,771 1263,783 1249,795 1235,806 1220,816 1206,826 1192,835 1177,844 1163,852 1148,860 1134,867 1120,874 1105,881 1091,887 1077,893 1062,899 1048,904 1034,909 1019,914 1005,919 991,923 976,927 962,931 948,934 933,937 919,941 904,943 890,946 876,949 861,951 847,953 833,955 818,956 804,958 790,959 775,960 761,960 747,961 732,961 718,962 704,962 689,961 675,961 661,960 646,960 632,959 618,958 603,956 589,955 575,953 560,951 546,949 531,946 517,943 503,941 488,937 474,934 459,931 445,927 431,923 416,919 402,914 388,909 373,904 359,899 345,893 330,887 316,881 302,874 287,867 273,860 259,852 244,844 230,835 216,826 201,816 187,806 173,795 158,783 144,771 130,757 115,743 101,728 86,711 72,692 58,671 43,646 29,617 15,578">
          <text:p/>
        </draw:polygon>
        <draw:polyline draw:style-name="gr2" draw:layer="layout" svg:width="1.421cm" svg:height="0.961cm" svg:x="14.278cm" svg:y="9.445cm" svg:viewBox="0 0 1422 962" draw:points="0,482 15,386 29,346 43,317 58,293 72,271 86,253 101,235 115,220 130,206 144,192 158,180 173,168 187,157 201,146 216,136 230,127 244,118 259,110 273,102 287,95 302,88 316,81 330,75 345,69 359,63 373,58 388,53 402,48 416,44 431,39 445,35 459,32 474,28 488,25 503,22 517,19 531,16 546,14 560,11 575,9 589,8 603,6 618,5 632,3 646,3 661,2 675,1 689,1 704,0 718,0 732,1 747,1 761,2 775,3 790,3 804,5 818,6 833,8 847,9 861,11 876,14 890,16 904,19 919,22 933,25 948,28 962,32 976,35 991,39 1005,44 1019,48 1034,53 1048,58 1062,63 1077,69 1091,75 1105,81 1120,88 1134,95 1148,102 1163,110 1177,118 1192,127 1206,136 1220,146 1235,157 1249,168 1263,180 1278,192 1292,206 1307,220 1321,235 1335,253 1351,271 1365,293 1379,317 1394,346 1408,386 1422,482 1408,578 1394,617 1379,646 1365,671 1351,692 1335,711 1321,728 1307,743 1292,757 1278,771 1263,783 1249,795 1235,806 1220,816 1206,826 1192,835 1177,844 1163,852 1148,860 1134,867 1120,874 1105,881 1091,887 1077,893 1062,899 1048,904 1034,909 1019,914 1005,919 991,923 976,927 962,931 948,934 933,937 919,941 904,943 890,946 876,949 861,951 847,953 833,955 818,956 804,958 790,959 775,960 761,960 747,961 732,961 718,962 704,962 689,961 675,961 661,960 646,960 632,959 618,958 603,956 589,955 575,953 560,951 546,949 531,946 517,943 503,941 488,937 474,934 459,931 445,927 431,923 416,919 402,914 388,909 373,904 359,899 345,893 330,887 316,881 302,874 287,867 273,860 259,852 244,844 230,835 216,826 201,816 187,806 173,795 158,783 144,771 130,757 115,743 101,728 86,711 72,692 58,671 43,646 29,617 15,578 0,482">
          <text:p/>
        </draw:polyline>
        <draw:frame draw:style-name="gr13" draw:layer="layout" svg:width="0.269cm" svg:height="0.137cm" svg:x="20.645cm" svg:y="10.098cm">
          <draw:text-box>
            <text:p text:style-name="P1"><text:span text:style-name="T1">7 / 34</text:span></text:p>
          </draw:text-box>
        </draw:frame>
        <draw:frame draw:style-name="gr3" draw:layer="layout" svg:width="0.607cm" svg:height="0.137cm" svg:x="14.686cm" svg:y="9.677cm">
          <draw:text-box>
            <text:p text:style-name="P1"><text:span text:style-name="T1">GO:0012501</text:span></text:p>
          </draw:text-box>
        </draw:frame>
        <draw:frame draw:style-name="gr30" draw:layer="layout" svg:width="1.124cm" svg:height="0.137cm" svg:x="14.433cm" svg:y="9.818cm">
          <draw:text-box>
            <text:p text:style-name="P1"><text:span text:style-name="T1">programmed cell deat...</text:span></text:p>
          </draw:text-box>
        </draw:frame>
        <draw:frame draw:style-name="gr5" draw:layer="layout" svg:width="0.387cm" svg:height="0.137cm" svg:x="14.797cm" svg:y="9.958cm">
          <draw:text-box>
            <text:p text:style-name="P1"><text:span text:style-name="T1">0.04003</text:span></text:p>
          </draw:text-box>
        </draw:frame>
        <draw:polygon draw:style-name="gr1" draw:layer="layout" svg:width="1.421cm" svg:height="0.961cm" svg:x="8.595cm" svg:y="12.219cm" svg:viewBox="0 0 1422 962" draw:points="0,482 14,386 28,346 43,317 57,292 72,271 86,252 100,234 115,219 129,205 143,191 158,179 172,167 186,156 201,146 215,136 229,127 244,119 258,110 272,102 287,95 301,88 315,81 330,75 344,69 358,63 373,58 387,53 401,48 416,43 430,39 444,35 459,31 473,28 487,25 502,22 516,19 531,16 545,13 559,11 574,9 588,7 602,6 617,5 631,4 646,2 660,1 674,1 689,1 703,0 717,0 732,1 746,1 760,1 775,2 789,4 803,5 818,6 832,7 847,9 861,11 875,13 890,16 904,19 918,22 933,25 947,28 961,31 976,35 990,39 1004,43 1019,48 1033,53 1047,58 1062,63 1076,69 1090,75 1105,81 1119,88 1133,95 1148,102 1162,110 1176,119 1191,127 1205,136 1219,146 1234,156 1248,167 1263,179 1277,191 1291,205 1306,219 1320,234 1334,252 1350,271 1364,292 1379,317 1393,346 1407,386 1422,482 1407,577 1393,617 1379,646 1364,671 1350,692 1334,710 1320,728 1306,743 1291,757 1277,771 1263,783 1248,795 1234,806 1219,816 1205,826 1191,835 1176,843 1162,852 1148,860 1133,867 1119,874 1105,881 1090,887 1076,893 1062,899 1047,904 1033,909 1019,914 1004,919 990,923 976,927 961,931 947,934 933,937 918,940 904,943 890,946 875,949 861,951 847,953 832,955 818,956 803,957 789,958 775,960 760,961 746,961 732,961 717,962 703,962 689,961 674,961 660,961 646,960 631,958 617,957 602,956 588,955 574,953 559,951 545,949 531,946 516,943 502,940 487,937 473,934 459,931 444,927 430,923 416,919 401,914 387,909 373,904 358,899 344,893 330,887 315,881 301,874 287,867 272,860 258,852 244,843 229,835 215,826 201,816 186,806 172,795 158,783 143,771 129,757 115,743 100,728 86,710 72,692 57,671 43,646 28,617 14,577">
          <text:p/>
        </draw:polygon>
        <draw:polyline draw:style-name="gr2" draw:layer="layout" svg:width="1.421cm" svg:height="0.961cm" svg:x="8.595cm" svg:y="12.219cm" svg:viewBox="0 0 1422 962" draw:points="0,482 14,386 28,346 43,317 57,292 72,271 86,252 100,234 115,219 129,205 143,191 158,179 172,167 186,156 201,146 215,136 229,127 244,119 258,110 272,102 287,95 301,88 315,81 330,75 344,69 358,63 373,58 387,53 401,48 416,43 430,39 444,35 459,31 473,28 487,25 502,22 516,19 531,16 545,13 559,11 574,9 588,7 602,6 617,5 631,4 646,2 660,1 674,1 689,1 703,0 717,0 732,1 746,1 760,1 775,2 789,4 803,5 818,6 832,7 847,9 861,11 875,13 890,16 904,19 918,22 933,25 947,28 961,31 976,35 990,39 1004,43 1019,48 1033,53 1047,58 1062,63 1076,69 1090,75 1105,81 1119,88 1133,95 1148,102 1162,110 1176,119 1191,127 1205,136 1219,146 1234,156 1248,167 1263,179 1277,191 1291,205 1306,219 1320,234 1334,252 1350,271 1364,292 1379,317 1393,346 1407,386 1422,482 1407,577 1393,617 1379,646 1364,671 1350,692 1334,710 1320,728 1306,743 1291,757 1277,771 1263,783 1248,795 1234,806 1219,816 1205,826 1191,835 1176,843 1162,852 1148,860 1133,867 1119,874 1105,881 1090,887 1076,893 1062,899 1047,904 1033,909 1019,914 1004,919 990,923 976,927 961,931 947,934 933,937 918,940 904,943 890,946 875,949 861,951 847,953 832,955 818,956 803,957 789,958 775,960 760,961 746,961 732,961 717,962 703,962 689,961 674,961 660,961 646,960 631,958 617,957 602,956 588,955 574,953 559,951 545,949 531,946 516,943 502,940 487,937 473,934 459,931 444,927 430,923 416,919 401,914 387,909 373,904 358,899 344,893 330,887 315,881 301,874 287,867 272,860 258,852 244,843 229,835 215,826 201,816 186,806 172,795 158,783 143,771 129,757 115,743 100,728 86,710 72,692 57,671 43,646 28,617 14,577 0,482">
          <text:p/>
        </draw:polyline>
        <draw:frame draw:style-name="gr7" draw:layer="layout" svg:width="0.328cm" svg:height="0.137cm" svg:x="14.827cm" svg:y="10.098cm">
          <draw:text-box>
            <text:p text:style-name="P1"><text:span text:style-name="T1">18 / 86</text:span></text:p>
          </draw:text-box>
        </draw:frame>
        <draw:frame draw:style-name="gr3" draw:layer="layout" svg:width="0.607cm" svg:height="0.137cm" svg:x="9.002cm" svg:y="12.451cm">
          <draw:text-box>
            <text:p text:style-name="P1"><text:span text:style-name="T1">GO:0016054</text:span></text:p>
          </draw:text-box>
        </draw:frame>
        <draw:frame draw:style-name="gr31" draw:layer="layout" svg:width="1.048cm" svg:height="0.137cm" svg:x="8.79cm" svg:y="12.591cm">
          <draw:text-box>
            <text:p text:style-name="P1"><text:span text:style-name="T1">organic acid catabol...</text:span></text:p>
          </draw:text-box>
        </draw:frame>
        <draw:frame draw:style-name="gr5" draw:layer="layout" svg:width="0.387cm" svg:height="0.137cm" svg:x="9.114cm" svg:y="12.732cm">
          <draw:text-box>
            <text:p text:style-name="P1"><text:span text:style-name="T1">0.09621</text:span></text:p>
          </draw:text-box>
        </draw:frame>
        <draw:polygon draw:style-name="gr16" draw:layer="layout" svg:width="1.421cm" svg:height="0.959cm" svg:x="13.831cm" svg:y="3.925cm" svg:viewBox="0 0 1422 960" draw:points="0,480 14,383 29,345 43,315 57,291 72,269 86,250 100,233 115,218 129,203 143,190 158,178 172,166 186,155 201,145 215,135 230,126 244,117 258,109 273,101 287,94 301,87 316,80 330,74 345,68 359,62 374,57 389,52 403,47 417,43 432,38 446,34 460,30 475,27 489,23 503,20 518,17 532,15 546,13 561,10 575,8 589,7 604,5 618,3 632,2 647,1 661,1 676,0 690,0 733,0 747,0 762,1 776,1 790,2 805,3 819,5 833,7 848,8 862,10 876,13 891,15 905,17 919,20 934,23 948,27 963,30 977,34 991,38 1006,43 1020,47 1034,52 1049,57 1063,62 1078,68 1092,74 1106,80 1121,87 1135,94 1149,101 1164,109 1178,117 1192,126 1207,135 1221,145 1235,155 1250,166 1264,178 1278,190 1293,203 1307,218 1321,233 1336,250 1350,269 1364,291 1379,315 1393,345 1407,383 1422,480 1407,576 1393,614 1379,644 1364,668 1350,690 1336,709 1321,726 1307,741 1293,756 1278,769 1264,781 1250,793 1235,804 1221,814 1207,824 1192,833 1178,842 1164,850 1149,857 1135,865 1121,873 1106,880 1092,886 1078,892 1063,898 1049,903 1034,908 1020,913 1006,917 991,922 977,926 963,930 948,933 934,936 919,940 905,942 891,945 876,947 862,949 848,952 833,953 819,955 805,957 790,958 776,959 762,959 747,960 733,960 690,960 676,960 661,959 647,959 632,958 618,957 604,955 589,953 575,952 561,949 546,947 532,945 518,942 503,940 489,936 475,933 460,930 446,926 432,922 417,917 403,913 389,908 374,903 359,898 345,892 330,886 316,880 301,873 287,865 273,857 258,850 244,842 230,833 215,824 201,814 186,804 172,793 158,781 143,769 129,756 115,741 100,726 86,709 72,690 57,668 43,644 29,614 14,576">
          <text:p/>
        </draw:polygon>
        <draw:polyline draw:style-name="gr2" draw:layer="layout" svg:width="1.421cm" svg:height="0.959cm" svg:x="13.831cm" svg:y="3.925cm" svg:viewBox="0 0 1422 960" draw:points="0,480 14,383 29,345 43,315 57,291 72,269 86,250 100,233 115,218 129,203 143,190 158,178 172,166 186,155 201,145 215,135 230,126 244,117 258,109 273,101 287,94 301,87 316,80 330,74 345,68 359,62 374,57 389,52 403,47 417,43 432,38 446,34 460,30 475,27 489,23 503,20 518,17 532,15 546,13 561,10 575,8 589,7 604,5 618,3 632,2 647,1 661,1 676,0 690,0 733,0 747,0 762,1 776,1 790,2 805,3 819,5 833,7 848,8 862,10 876,13 891,15 905,17 919,20 934,23 948,27 963,30 977,34 991,38 1006,43 1020,47 1034,52 1049,57 1063,62 1078,68 1092,74 1106,80 1121,87 1135,94 1149,101 1164,109 1178,117 1192,126 1207,135 1221,145 1235,155 1250,166 1264,178 1278,190 1293,203 1307,218 1321,233 1336,250 1350,269 1364,291 1379,315 1393,345 1407,383 1422,480 1407,576 1393,614 1379,644 1364,668 1350,690 1336,709 1321,726 1307,741 1293,756 1278,769 1264,781 1250,793 1235,804 1221,814 1207,824 1192,833 1178,842 1164,850 1149,857 1135,865 1121,873 1106,880 1092,886 1078,892 1063,898 1049,903 1034,908 1020,913 1006,917 991,922 977,926 963,930 948,933 934,936 919,940 905,942 891,945 876,947 862,949 848,952 833,953 819,955 805,957 790,958 776,959 762,959 747,960 733,960 690,960 676,960 661,959 647,959 632,958 618,957 604,955 589,953 575,952 561,949 546,947 532,945 518,942 503,940 489,936 475,933 460,930 446,926 432,922 417,917 403,913 389,908 374,903 359,898 345,892 330,886 316,880 301,873 287,865 273,857 258,850 244,842 230,833 215,824 201,814 186,804 172,793 158,781 143,769 129,756 115,741 100,726 86,709 72,690 57,668 43,644 29,614 14,576 0,480">
          <text:p/>
        </draw:polyline>
        <draw:frame draw:style-name="gr13" draw:layer="layout" svg:width="0.269cm" svg:height="0.137cm" svg:x="9.173cm" svg:y="12.872cm">
          <draw:text-box>
            <text:p text:style-name="P1"><text:span text:style-name="T1">5 / 18</text:span></text:p>
          </draw:text-box>
        </draw:frame>
        <draw:frame draw:style-name="gr3" draw:layer="layout" svg:width="0.607cm" svg:height="0.137cm" svg:x="14.238cm" svg:y="4.156cm">
          <draw:text-box>
            <text:p text:style-name="P1"><text:span text:style-name="T1">GO:0016265</text:span></text:p>
          </draw:text-box>
        </draw:frame>
        <draw:frame draw:style-name="gr13" draw:layer="layout" svg:width="0.269cm" svg:height="0.137cm" svg:x="14.409cm" svg:y="4.296cm">
          <draw:text-box>
            <text:p text:style-name="P1"><text:span text:style-name="T1">death</text:span></text:p>
          </draw:text-box>
        </draw:frame>
        <draw:frame draw:style-name="gr5" draw:layer="layout" svg:width="0.387cm" svg:height="0.137cm" svg:x="14.35cm" svg:y="4.437cm">
          <draw:text-box>
            <text:p text:style-name="P1"><text:span text:style-name="T1">0.04411</text:span></text:p>
          </draw:text-box>
        </draw:frame>
        <draw:polygon draw:style-name="gr1" draw:layer="layout" svg:width="1.421cm" svg:height="0.961cm" svg:x="8.884cm" svg:y="14.993cm" svg:viewBox="0 0 1422 962" draw:points="0,481 14,385 29,345 43,316 57,291 72,270 86,251 100,234 115,219 129,205 143,191 158,179 172,167 187,156 201,146 215,136 230,127 244,118 258,110 273,102 287,95 301,88 316,81 330,75 345,69 359,63 373,58 388,53 402,48 416,43 431,39 445,35 460,31 474,28 488,25 503,21 517,19 531,16 546,13 560,11 574,9 589,7 603,6 617,4 632,3 646,2 660,2 675,1 689,1 703,0 718,0 732,1 746,1 761,2 775,2 789,3 804,4 818,6 832,7 847,9 861,11 875,13 890,16 904,19 918,21 933,25 947,28 962,31 976,35 990,39 1005,43 1019,48 1033,53 1048,58 1063,63 1078,69 1092,75 1106,81 1121,88 1135,95 1149,102 1164,110 1178,118 1192,127 1207,136 1221,146 1236,156 1250,167 1264,179 1279,191 1293,205 1307,219 1322,234 1336,251 1350,270 1365,291 1379,316 1393,345 1408,385 1422,481 1408,577 1393,617 1379,646 1365,670 1350,692 1336,710 1322,728 1307,743 1293,757 1279,771 1264,783 1250,795 1236,806 1221,816 1207,826 1192,835 1178,844 1164,852 1149,860 1135,867 1121,874 1106,881 1092,887 1078,893 1063,899 1048,904 1033,909 1019,914 1005,918 990,923 976,927 962,930 947,934 933,937 918,940 904,943 890,946 875,948 861,951 847,953 832,954 818,956 804,957 789,959 775,959 761,960 746,961 732,961 718,962 703,962 689,961 675,961 660,960 646,959 632,959 617,957 603,956 589,954 574,953 560,951 546,948 531,946 517,943 503,940 488,937 474,934 460,930 445,927 431,923 416,918 402,914 388,909 373,904 359,899 345,893 330,887 316,881 301,874 287,867 273,860 258,852 244,844 230,835 215,826 201,816 187,806 172,795 158,783 143,771 129,757 115,743 100,728 86,710 72,692 57,670 43,646 29,617 14,577">
          <text:p/>
        </draw:polygon>
        <draw:polyline draw:style-name="gr2" draw:layer="layout" svg:width="1.421cm" svg:height="0.961cm" svg:x="8.884cm" svg:y="14.993cm" svg:viewBox="0 0 1422 962" draw:points="0,481 14,385 29,345 43,316 57,291 72,270 86,251 100,234 115,219 129,205 143,191 158,179 172,167 187,156 201,146 215,136 230,127 244,118 258,110 273,102 287,95 301,88 316,81 330,75 345,69 359,63 373,58 388,53 402,48 416,43 431,39 445,35 460,31 474,28 488,25 503,21 517,19 531,16 546,13 560,11 574,9 589,7 603,6 617,4 632,3 646,2 660,2 675,1 689,1 703,0 718,0 732,1 746,1 761,2 775,2 789,3 804,4 818,6 832,7 847,9 861,11 875,13 890,16 904,19 918,21 933,25 947,28 962,31 976,35 990,39 1005,43 1019,48 1033,53 1048,58 1063,63 1078,69 1092,75 1106,81 1121,88 1135,95 1149,102 1164,110 1178,118 1192,127 1207,136 1221,146 1236,156 1250,167 1264,179 1279,191 1293,205 1307,219 1322,234 1336,251 1350,270 1365,291 1379,316 1393,345 1408,385 1422,481 1408,577 1393,617 1379,646 1365,670 1350,692 1336,710 1322,728 1307,743 1293,757 1279,771 1264,783 1250,795 1236,806 1221,816 1207,826 1192,835 1178,844 1164,852 1149,860 1135,867 1121,874 1106,881 1092,887 1078,893 1063,899 1048,904 1033,909 1019,914 1005,918 990,923 976,927 962,930 947,934 933,937 918,940 904,943 890,946 875,948 861,951 847,953 832,954 818,956 804,957 789,959 775,959 761,960 746,961 732,961 718,962 703,962 689,961 675,961 660,960 646,959 632,959 617,957 603,956 589,954 574,953 560,951 546,948 531,946 517,943 503,940 488,937 474,934 460,930 445,927 431,923 416,918 402,914 388,909 373,904 359,899 345,893 330,887 316,881 301,874 287,867 273,860 258,852 244,844 230,835 215,826 201,816 187,806 172,795 158,783 143,771 129,757 115,743 100,728 86,710 72,692 57,670 43,646 29,617 14,577 0,481">
          <text:p/>
        </draw:polyline>
        <draw:frame draw:style-name="gr7" draw:layer="layout" svg:width="0.328cm" svg:height="0.137cm" svg:x="14.38cm" svg:y="4.577cm">
          <draw:text-box>
            <text:p text:style-name="P1"><text:span text:style-name="T1">19 / 93</text:span></text:p>
          </draw:text-box>
        </draw:frame>
        <draw:frame draw:style-name="gr3" draw:layer="layout" svg:width="0.607cm" svg:height="0.137cm" svg:x="9.292cm" svg:y="15.225cm">
          <draw:text-box>
            <text:p text:style-name="P1"><text:span text:style-name="T1">GO:0019752</text:span></text:p>
          </draw:text-box>
        </draw:frame>
        <draw:frame draw:style-name="gr32" draw:layer="layout" svg:width="1.069cm" svg:height="0.137cm" svg:x="9.073cm" svg:y="15.365cm">
          <draw:text-box>
            <text:p text:style-name="P1"><text:span text:style-name="T1">carboxylic acid meta...</text:span></text:p>
          </draw:text-box>
        </draw:frame>
        <draw:frame draw:style-name="gr5" draw:layer="layout" svg:width="0.387cm" svg:height="0.137cm" svg:x="9.403cm" svg:y="15.506cm">
          <draw:text-box>
            <text:p text:style-name="P1"><text:span text:style-name="T1">0.10454</text:span></text:p>
          </draw:text-box>
        </draw:frame>
        <draw:polygon draw:style-name="gr1" draw:layer="layout" svg:width="1.421cm" svg:height="0.961cm" svg:x="20.567cm" svg:y="12.219cm" svg:viewBox="0 0 1422 962" draw:points="0,482 15,386 29,346 43,317 58,292 72,271 86,252 101,234 115,219 129,205 144,191 158,179 172,167 187,156 201,146 215,136 230,127 244,119 258,110 273,102 287,95 301,88 316,81 330,75 345,69 359,63 373,58 388,53 402,48 416,43 431,39 445,35 459,31 474,28 488,25 503,22 517,19 531,16 546,13 560,11 574,9 589,7 603,6 618,5 632,4 646,2 661,1 675,1 689,1 704,0 718,0 732,1 748,1 762,1 776,2 791,4 805,5 819,6 834,7 848,9 862,11 877,13 891,16 905,19 920,22 934,25 948,28 963,31 977,35 991,39 1006,43 1020,48 1034,53 1049,58 1063,63 1077,69 1092,75 1106,81 1121,88 1135,95 1149,102 1164,110 1178,119 1192,127 1207,136 1221,146 1236,156 1250,167 1264,179 1279,191 1293,205 1307,219 1322,234 1336,252 1350,271 1365,292 1379,317 1394,346 1408,386 1422,482 1408,577 1394,617 1379,646 1365,671 1350,692 1336,710 1322,728 1307,743 1293,757 1279,771 1264,783 1250,795 1236,806 1221,816 1207,826 1192,835 1178,843 1164,852 1149,860 1135,867 1121,874 1106,881 1092,887 1077,893 1063,899 1049,904 1034,909 1020,914 1006,919 991,923 977,927 963,931 948,934 934,937 920,940 905,943 891,946 877,949 862,951 848,953 834,955 819,956 805,957 791,958 776,960 762,961 748,961 732,961 718,962 704,962 689,961 675,961 661,961 646,960 632,958 618,957 603,956 589,955 574,953 560,951 546,949 531,946 517,943 503,940 488,937 474,934 459,931 445,927 431,923 416,919 402,914 388,909 373,904 359,899 345,893 330,887 316,881 301,874 287,867 273,860 258,852 244,843 230,835 215,826 201,816 187,806 172,795 158,783 144,771 129,757 115,743 101,728 86,710 72,692 58,671 43,646 29,617 15,577">
          <text:p/>
        </draw:polygon>
        <draw:polyline draw:style-name="gr2" draw:layer="layout" svg:width="1.421cm" svg:height="0.961cm" svg:x="20.567cm" svg:y="12.219cm" svg:viewBox="0 0 1422 962" draw:points="0,482 15,386 29,346 43,317 58,292 72,271 86,252 101,234 115,219 129,205 144,191 158,179 172,167 187,156 201,146 215,136 230,127 244,119 258,110 273,102 287,95 301,88 316,81 330,75 345,69 359,63 373,58 388,53 402,48 416,43 431,39 445,35 459,31 474,28 488,25 503,22 517,19 531,16 546,13 560,11 574,9 589,7 603,6 618,5 632,4 646,2 661,1 675,1 689,1 704,0 718,0 732,1 748,1 762,1 776,2 791,4 805,5 819,6 834,7 848,9 862,11 877,13 891,16 905,19 920,22 934,25 948,28 963,31 977,35 991,39 1006,43 1020,48 1034,53 1049,58 1063,63 1077,69 1092,75 1106,81 1121,88 1135,95 1149,102 1164,110 1178,119 1192,127 1207,136 1221,146 1236,156 1250,167 1264,179 1279,191 1293,205 1307,219 1322,234 1336,252 1350,271 1365,292 1379,317 1394,346 1408,386 1422,482 1408,577 1394,617 1379,646 1365,671 1350,692 1336,710 1322,728 1307,743 1293,757 1279,771 1264,783 1250,795 1236,806 1221,816 1207,826 1192,835 1178,843 1164,852 1149,860 1135,867 1121,874 1106,881 1092,887 1077,893 1063,899 1049,904 1034,909 1020,914 1006,919 991,923 977,927 963,931 948,934 934,937 920,940 905,943 891,946 877,949 862,951 848,953 834,955 819,956 805,957 791,958 776,960 762,961 748,961 732,961 718,962 704,962 689,961 675,961 661,961 646,960 632,958 618,957 603,956 589,955 574,953 560,951 546,949 531,946 517,943 503,940 488,937 474,934 459,931 445,927 431,923 416,919 402,914 388,909 373,904 359,899 345,893 330,887 316,881 301,874 287,867 273,860 258,852 244,843 230,835 215,826 201,816 187,806 172,795 158,783 144,771 129,757 115,743 101,728 86,710 72,692 58,671 43,646 29,617 15,577 0,482">
          <text:p/>
        </draw:polyline>
        <draw:frame draw:style-name="gr7" draw:layer="layout" svg:width="0.328cm" svg:height="0.137cm" svg:x="9.433cm" svg:y="15.646cm">
          <draw:text-box>
            <text:p text:style-name="P1"><text:span text:style-name="T1">15 / 77</text:span></text:p>
          </draw:text-box>
        </draw:frame>
        <draw:frame draw:style-name="gr3" draw:layer="layout" svg:width="0.607cm" svg:height="0.137cm" svg:x="20.975cm" svg:y="12.451cm">
          <draw:text-box>
            <text:p text:style-name="P1"><text:span text:style-name="T1">GO:0031667</text:span></text:p>
          </draw:text-box>
        </draw:frame>
        <draw:frame draw:style-name="gr33" draw:layer="layout" svg:width="1.035cm" svg:height="0.137cm" svg:x="20.765cm" svg:y="12.591cm">
          <draw:text-box>
            <text:p text:style-name="P1"><text:span text:style-name="T1">response to nutrient...</text:span></text:p>
          </draw:text-box>
        </draw:frame>
        <draw:frame draw:style-name="gr5" draw:layer="layout" svg:width="0.387cm" svg:height="0.137cm" svg:x="21.086cm" svg:y="12.732cm">
          <draw:text-box>
            <text:p text:style-name="P1"><text:span text:style-name="T1">0.15158</text:span></text:p>
          </draw:text-box>
        </draw:frame>
        <draw:polygon draw:style-name="gr1" draw:layer="layout" svg:width="1.421cm" svg:height="0.961cm" svg:x="18.172cm" svg:y="12.219cm" svg:viewBox="0 0 1422 962" draw:points="0,482 15,386 29,346 44,317 58,292 72,271 87,252 101,234 116,219 130,205 144,191 159,179 173,167 187,156 202,146 216,136 230,127 245,119 259,110 274,102 289,95 303,88 318,81 332,75 346,69 361,63 375,58 389,53 404,48 418,43 432,39 447,35 461,31 475,28 490,25 504,22 518,19 533,16 547,13 561,11 576,9 590,7 604,6 619,5 633,4 647,2 662,1 676,1 690,1 705,0 719,0 734,1 748,1 762,1 777,2 791,4 805,5 820,6 834,7 849,9 863,11 877,13 892,16 906,19 920,22 935,25 949,28 963,31 978,35 992,39 1006,43 1021,48 1035,53 1049,58 1064,63 1078,69 1093,75 1107,81 1121,88 1136,95 1150,102 1164,110 1179,119 1193,127 1207,136 1222,146 1236,156 1250,167 1265,179 1279,191 1293,205 1308,219 1322,234 1336,252 1351,271 1365,292 1379,317 1394,346 1408,386 1422,482 1408,577 1394,617 1379,646 1365,671 1351,692 1336,710 1322,728 1308,743 1293,757 1279,771 1265,783 1250,795 1236,806 1222,816 1207,826 1193,835 1179,843 1164,852 1150,860 1136,867 1121,874 1107,881 1093,887 1078,893 1064,899 1049,904 1035,909 1021,914 1006,919 992,923 978,927 963,931 949,934 935,937 920,940 906,943 892,946 877,949 863,951 849,953 834,955 820,956 805,957 791,958 777,960 762,961 748,961 734,961 719,962 705,962 690,961 676,961 662,961 647,960 633,958 619,957 604,956 590,955 576,953 561,951 547,949 533,946 518,943 504,940 490,937 475,934 461,931 447,927 432,923 418,919 404,914 389,909 375,904 361,899 346,893 332,887 318,881 303,874 289,867 274,860 259,852 245,843 230,835 216,826 202,816 187,806 173,795 159,783 144,771 130,757 116,743 101,728 87,710 72,692 58,671 44,646 29,617 15,577">
          <text:p/>
        </draw:polygon>
        <draw:polyline draw:style-name="gr2" draw:layer="layout" svg:width="1.421cm" svg:height="0.961cm" svg:x="18.172cm" svg:y="12.219cm" svg:viewBox="0 0 1422 962" draw:points="0,482 15,386 29,346 44,317 58,292 72,271 87,252 101,234 116,219 130,205 144,191 159,179 173,167 187,156 202,146 216,136 230,127 245,119 259,110 274,102 289,95 303,88 318,81 332,75 346,69 361,63 375,58 389,53 404,48 418,43 432,39 447,35 461,31 475,28 490,25 504,22 518,19 533,16 547,13 561,11 576,9 590,7 604,6 619,5 633,4 647,2 662,1 676,1 690,1 705,0 719,0 734,1 748,1 762,1 777,2 791,4 805,5 820,6 834,7 849,9 863,11 877,13 892,16 906,19 920,22 935,25 949,28 963,31 978,35 992,39 1006,43 1021,48 1035,53 1049,58 1064,63 1078,69 1093,75 1107,81 1121,88 1136,95 1150,102 1164,110 1179,119 1193,127 1207,136 1222,146 1236,156 1250,167 1265,179 1279,191 1293,205 1308,219 1322,234 1336,252 1351,271 1365,292 1379,317 1394,346 1408,386 1422,482 1408,577 1394,617 1379,646 1365,671 1351,692 1336,710 1322,728 1308,743 1293,757 1279,771 1265,783 1250,795 1236,806 1222,816 1207,826 1193,835 1179,843 1164,852 1150,860 1136,867 1121,874 1107,881 1093,887 1078,893 1064,899 1049,904 1035,909 1021,914 1006,919 992,923 978,927 963,931 949,934 935,937 920,940 906,943 892,946 877,949 863,951 849,953 834,955 820,956 805,957 791,958 777,960 762,961 748,961 734,961 719,962 705,962 690,961 676,961 662,961 647,960 633,958 619,957 604,956 590,955 576,953 561,951 547,949 533,946 518,943 504,940 490,937 475,934 461,931 447,927 432,923 418,919 404,914 389,909 375,904 361,899 346,893 332,887 318,881 303,874 289,867 274,860 259,852 245,843 230,835 216,826 202,816 187,806 173,795 159,783 144,771 130,757 116,743 101,728 87,710 72,692 58,671 44,646 29,617 15,577 0,482">
          <text:p/>
        </draw:polyline>
        <draw:frame draw:style-name="gr13" draw:layer="layout" svg:width="0.269cm" svg:height="0.137cm" svg:x="21.145cm" svg:y="12.872cm">
          <draw:text-box>
            <text:p text:style-name="P1"><text:span text:style-name="T1">7 / 32</text:span></text:p>
          </draw:text-box>
        </draw:frame>
        <draw:frame draw:style-name="gr3" draw:layer="layout" svg:width="0.607cm" svg:height="0.137cm" svg:x="18.58cm" svg:y="12.451cm">
          <draw:text-box>
            <text:p text:style-name="P1"><text:span text:style-name="T1">GO:0031668</text:span></text:p>
          </draw:text-box>
        </draw:frame>
        <draw:frame draw:style-name="gr24" draw:layer="layout" svg:width="1.022cm" svg:height="0.137cm" svg:x="18.382cm" svg:y="12.591cm">
          <draw:text-box>
            <text:p text:style-name="P1"><text:span text:style-name="T1">cellular response to...</text:span></text:p>
          </draw:text-box>
        </draw:frame>
        <draw:frame draw:style-name="gr5" draw:layer="layout" svg:width="0.387cm" svg:height="0.137cm" svg:x="18.692cm" svg:y="12.732cm">
          <draw:text-box>
            <text:p text:style-name="P1"><text:span text:style-name="T1">0.09764</text:span></text:p>
          </draw:text-box>
        </draw:frame>
        <draw:polygon draw:style-name="gr16" draw:layer="layout" svg:width="1.421cm" svg:height="0.961cm" svg:x="20.567cm" svg:y="14.993cm" svg:viewBox="0 0 1422 962" draw:points="0,481 15,385 29,345 43,316 58,291 72,270 86,251 101,234 115,219 129,205 144,191 158,179 172,167 187,156 201,146 215,136 230,127 244,118 258,110 273,102 287,95 301,88 316,81 330,75 345,69 359,63 373,58 388,53 402,48 416,43 431,39 445,35 459,31 474,28 488,25 503,21 517,19 531,16 546,13 560,11 574,9 589,7 603,6 618,4 632,3 646,2 661,2 675,1 689,1 704,0 718,0 732,1 748,1 762,2 776,2 791,3 805,4 819,6 834,7 848,9 862,11 877,13 891,16 905,19 920,21 934,25 948,28 963,31 977,35 991,39 1006,43 1020,48 1034,53 1049,58 1063,63 1077,69 1092,75 1106,81 1121,88 1135,95 1149,102 1164,110 1178,118 1192,127 1207,136 1221,146 1236,156 1250,167 1264,179 1279,191 1293,205 1307,219 1322,234 1336,251 1350,270 1365,291 1379,316 1394,345 1408,385 1422,481 1408,577 1394,617 1379,646 1365,670 1350,692 1336,710 1322,728 1307,743 1293,757 1279,771 1264,783 1250,795 1236,806 1221,816 1207,826 1192,835 1178,844 1164,852 1149,860 1135,867 1121,874 1106,881 1092,887 1077,893 1063,899 1049,904 1034,909 1020,914 1006,918 991,923 977,927 963,930 948,934 934,937 920,940 905,943 891,946 877,948 862,951 848,953 834,954 819,956 805,957 791,959 776,959 762,960 748,961 732,961 718,962 704,962 689,961 675,961 661,960 646,959 632,959 618,957 603,956 589,954 574,953 560,951 546,948 531,946 517,943 503,940 488,937 474,934 459,930 445,927 431,923 416,918 402,914 388,909 373,904 359,899 345,893 330,887 316,881 301,874 287,867 273,860 258,852 244,844 230,835 215,826 201,816 187,806 172,795 158,783 144,771 129,757 115,743 101,728 86,710 72,692 58,670 43,646 29,617 15,577">
          <text:p/>
        </draw:polygon>
        <draw:polyline draw:style-name="gr2" draw:layer="layout" svg:width="1.421cm" svg:height="0.961cm" svg:x="20.567cm" svg:y="14.993cm" svg:viewBox="0 0 1422 962" draw:points="0,481 15,385 29,345 43,316 58,291 72,270 86,251 101,234 115,219 129,205 144,191 158,179 172,167 187,156 201,146 215,136 230,127 244,118 258,110 273,102 287,95 301,88 316,81 330,75 345,69 359,63 373,58 388,53 402,48 416,43 431,39 445,35 459,31 474,28 488,25 503,21 517,19 531,16 546,13 560,11 574,9 589,7 603,6 618,4 632,3 646,2 661,2 675,1 689,1 704,0 718,0 732,1 748,1 762,2 776,2 791,3 805,4 819,6 834,7 848,9 862,11 877,13 891,16 905,19 920,21 934,25 948,28 963,31 977,35 991,39 1006,43 1020,48 1034,53 1049,58 1063,63 1077,69 1092,75 1106,81 1121,88 1135,95 1149,102 1164,110 1178,118 1192,127 1207,136 1221,146 1236,156 1250,167 1264,179 1279,191 1293,205 1307,219 1322,234 1336,251 1350,270 1365,291 1379,316 1394,345 1408,385 1422,481 1408,577 1394,617 1379,646 1365,670 1350,692 1336,710 1322,728 1307,743 1293,757 1279,771 1264,783 1250,795 1236,806 1221,816 1207,826 1192,835 1178,844 1164,852 1149,860 1135,867 1121,874 1106,881 1092,887 1077,893 1063,899 1049,904 1034,909 1020,914 1006,918 991,923 977,927 963,930 948,934 934,937 920,940 905,943 891,946 877,948 862,951 848,953 834,954 819,956 805,957 791,959 776,959 762,960 748,961 732,961 718,962 704,962 689,961 675,961 661,960 646,959 632,959 618,957 603,956 589,954 574,953 560,951 546,948 531,946 517,943 503,940 488,937 474,934 459,930 445,927 431,923 416,918 402,914 388,909 373,904 359,899 345,893 330,887 316,881 301,874 287,867 273,860 258,852 244,844 230,835 215,826 201,816 187,806 172,795 158,783 144,771 129,757 115,743 101,728 86,710 72,692 58,670 43,646 29,617 15,577 0,481">
          <text:p/>
        </draw:polyline>
        <draw:frame draw:style-name="gr13" draw:layer="layout" svg:width="0.269cm" svg:height="0.137cm" svg:x="18.751cm" svg:y="12.872cm">
          <draw:text-box>
            <text:p text:style-name="P1"><text:span text:style-name="T1">4 / 13</text:span></text:p>
          </draw:text-box>
        </draw:frame>
        <draw:frame draw:style-name="gr3" draw:layer="layout" svg:width="0.607cm" svg:height="0.137cm" svg:x="20.975cm" svg:y="15.225cm">
          <draw:text-box>
            <text:p text:style-name="P1"><text:span text:style-name="T1">GO:0031669</text:span></text:p>
          </draw:text-box>
        </draw:frame>
        <draw:frame draw:style-name="gr24" draw:layer="layout" svg:width="1.022cm" svg:height="0.137cm" svg:x="20.777cm" svg:y="15.365cm">
          <draw:text-box>
            <text:p text:style-name="P1"><text:span text:style-name="T1">cellular response to...</text:span></text:p>
          </draw:text-box>
        </draw:frame>
        <draw:frame draw:style-name="gr5" draw:layer="layout" svg:width="0.387cm" svg:height="0.137cm" svg:x="21.086cm" svg:y="15.506cm">
          <draw:text-box>
            <text:p text:style-name="P1"><text:span text:style-name="T1">0.02685</text:span></text:p>
          </draw:text-box>
        </draw:frame>
        <draw:polygon draw:style-name="gr1" draw:layer="layout" svg:width="1.421cm" svg:height="0.961cm" svg:x="21.962cm" svg:y="9.445cm" svg:viewBox="0 0 1422 962" draw:points="0,482 14,386 29,346 43,317 57,293 72,271 86,253 100,235 115,220 129,206 143,192 158,180 172,168 186,157 201,146 215,136 229,127 244,118 258,110 272,102 287,95 301,88 315,81 330,75 344,69 358,63 373,58 387,53 401,48 416,44 430,39 445,35 459,32 473,28 488,25 502,22 517,19 531,16 545,14 560,11 574,9 588,8 603,6 617,5 631,3 646,3 660,2 674,1 689,1 703,0 718,0 732,1 746,1 762,2 776,3 790,3 805,5 819,6 833,8 848,9 862,11 876,14 891,16 905,19 919,22 934,25 948,28 962,32 977,35 991,39 1005,44 1020,48 1034,53 1048,58 1063,63 1077,69 1091,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1,887 1077,893 1063,899 1048,904 1034,909 1020,914 1005,919 991,923 977,927 962,931 948,934 934,937 919,941 905,943 891,946 876,949 862,951 848,953 833,955 819,956 805,958 790,959 776,960 762,960 746,961 732,961 718,962 703,962 689,961 674,961 660,960 646,960 631,959 617,958 603,956 588,955 574,953 560,951 545,949 531,946 517,943 502,941 488,937 473,934 459,931 445,927 430,923 416,919 401,914 387,909 373,904 358,899 344,893 330,887 315,881 301,874 287,867 272,860 258,852 244,844 229,835 215,826 201,816 186,806 172,795 158,783 143,771 129,757 115,743 100,728 86,711 72,692 57,671 43,646 29,617 14,578">
          <text:p/>
        </draw:polygon>
        <draw:polyline draw:style-name="gr2" draw:layer="layout" svg:width="1.421cm" svg:height="0.961cm" svg:x="21.962cm" svg:y="9.445cm" svg:viewBox="0 0 1422 962" draw:points="0,482 14,386 29,346 43,317 57,293 72,271 86,253 100,235 115,220 129,206 143,192 158,180 172,168 186,157 201,146 215,136 229,127 244,118 258,110 272,102 287,95 301,88 315,81 330,75 344,69 358,63 373,58 387,53 401,48 416,44 430,39 445,35 459,32 473,28 488,25 502,22 517,19 531,16 545,14 560,11 574,9 588,8 603,6 617,5 631,3 646,3 660,2 674,1 689,1 703,0 718,0 732,1 746,1 762,2 776,3 790,3 805,5 819,6 833,8 848,9 862,11 876,14 891,16 905,19 919,22 934,25 948,28 962,32 977,35 991,39 1005,44 1020,48 1034,53 1048,58 1063,63 1077,69 1091,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1,887 1077,893 1063,899 1048,904 1034,909 1020,914 1005,919 991,923 977,927 962,931 948,934 934,937 919,941 905,943 891,946 876,949 862,951 848,953 833,955 819,956 805,958 790,959 776,960 762,960 746,961 732,961 718,962 703,962 689,961 674,961 660,960 646,960 631,959 617,958 603,956 588,955 574,953 560,951 545,949 531,946 517,943 502,941 488,937 473,934 459,931 445,927 430,923 416,919 401,914 387,909 373,904 358,899 344,893 330,887 315,881 301,874 287,867 272,860 258,852 244,844 229,835 215,826 201,816 186,806 172,795 158,783 143,771 129,757 115,743 100,728 86,711 72,692 57,671 43,646 29,617 14,578 0,482">
          <text:p/>
        </draw:polyline>
        <draw:frame draw:style-name="gr23" draw:layer="layout" svg:width="0.209cm" svg:height="0.137cm" svg:x="21.175cm" svg:y="15.646cm">
          <draw:text-box>
            <text:p text:style-name="P1"><text:span text:style-name="T1">4 / 9</text:span></text:p>
          </draw:text-box>
        </draw:frame>
        <draw:frame draw:style-name="gr3" draw:layer="layout" svg:width="0.607cm" svg:height="0.137cm" svg:x="22.369cm" svg:y="9.677cm">
          <draw:text-box>
            <text:p text:style-name="P1"><text:span text:style-name="T1">GO:0033554</text:span></text:p>
          </draw:text-box>
        </draw:frame>
        <draw:frame draw:style-name="gr24" draw:layer="layout" svg:width="1.022cm" svg:height="0.137cm" svg:x="22.172cm" svg:y="9.818cm">
          <draw:text-box>
            <text:p text:style-name="P1"><text:span text:style-name="T1">cellular response to...</text:span></text:p>
          </draw:text-box>
        </draw:frame>
        <draw:frame draw:style-name="gr5" draw:layer="layout" svg:width="0.387cm" svg:height="0.137cm" svg:x="22.481cm" svg:y="9.958cm">
          <draw:text-box>
            <text:p text:style-name="P1"><text:span text:style-name="T1">0.15631</text:span></text:p>
          </draw:text-box>
        </draw:frame>
        <draw:polygon draw:style-name="gr9" draw:layer="layout" svg:width="1.421cm" svg:height="0.961cm" svg:x="3.806cm" svg:y="9.445cm" svg:viewBox="0 0 1422 962" draw:points="0,482 14,386 28,346 43,317 57,293 71,271 86,253 100,235 114,220 129,206 143,192 157,180 172,168 186,157 201,146 215,136 229,127 244,118 258,110 272,102 287,95 301,88 315,81 330,75 344,69 358,63 373,58 387,53 401,48 416,44 430,39 444,35 460,32 474,28 489,25 503,22 517,19 532,16 546,14 560,11 575,9 589,8 604,6 618,5 632,3 647,3 661,2 675,1 690,1 704,0 718,0 733,1 747,1 761,2 776,3 790,3 804,5 819,6 833,8 847,9 862,11 876,14 890,16 905,19 919,22 933,25 948,28 962,32 977,35 991,39 1005,44 1020,48 1034,53 1048,58 1063,63 1077,69 1091,75 1106,81 1120,88 1134,95 1149,102 1163,110 1177,118 1192,127 1206,136 1221,146 1235,157 1249,168 1264,180 1278,192 1292,206 1307,220 1321,235 1336,253 1350,271 1364,293 1379,317 1393,346 1407,386 1422,482 1407,578 1393,617 1379,646 1364,671 1350,692 1336,711 1321,728 1307,743 1292,757 1278,771 1264,783 1249,795 1235,806 1221,816 1206,826 1192,835 1177,844 1163,852 1149,860 1134,867 1120,874 1106,881 1091,887 1077,893 1063,899 1048,904 1034,909 1020,914 1005,919 991,923 977,927 962,931 948,934 933,937 919,941 905,943 890,946 876,949 862,951 847,953 833,955 819,956 804,958 790,959 776,960 761,960 747,961 733,961 718,962 704,962 690,961 675,961 661,960 647,960 632,959 618,958 604,956 589,955 575,953 560,951 546,949 532,946 517,943 503,941 489,937 474,934 460,931 444,927 430,923 416,919 401,914 387,909 373,904 358,899 344,893 330,887 315,881 301,874 287,867 272,860 258,852 244,844 229,835 215,826 201,816 186,806 172,795 157,783 143,771 129,757 114,743 100,728 86,711 71,692 57,671 43,646 28,617 14,578">
          <text:p/>
        </draw:polygon>
        <draw:polyline draw:style-name="gr2" draw:layer="layout" svg:width="1.421cm" svg:height="0.961cm" svg:x="3.806cm" svg:y="9.445cm" svg:viewBox="0 0 1422 962" draw:points="0,482 14,386 28,346 43,317 57,293 71,271 86,253 100,235 114,220 129,206 143,192 157,180 172,168 186,157 201,146 215,136 229,127 244,118 258,110 272,102 287,95 301,88 315,81 330,75 344,69 358,63 373,58 387,53 401,48 416,44 430,39 444,35 460,32 474,28 489,25 503,22 517,19 532,16 546,14 560,11 575,9 589,8 604,6 618,5 632,3 647,3 661,2 675,1 690,1 704,0 718,0 733,1 747,1 761,2 776,3 790,3 804,5 819,6 833,8 847,9 862,11 876,14 890,16 905,19 919,22 933,25 948,28 962,32 977,35 991,39 1005,44 1020,48 1034,53 1048,58 1063,63 1077,69 1091,75 1106,81 1120,88 1134,95 1149,102 1163,110 1177,118 1192,127 1206,136 1221,146 1235,157 1249,168 1264,180 1278,192 1292,206 1307,220 1321,235 1336,253 1350,271 1364,293 1379,317 1393,346 1407,386 1422,482 1407,578 1393,617 1379,646 1364,671 1350,692 1336,711 1321,728 1307,743 1292,757 1278,771 1264,783 1249,795 1235,806 1221,816 1206,826 1192,835 1177,844 1163,852 1149,860 1134,867 1120,874 1106,881 1091,887 1077,893 1063,899 1048,904 1034,909 1020,914 1005,919 991,923 977,927 962,931 948,934 933,937 919,941 905,943 890,946 876,949 862,951 847,953 833,955 819,956 804,958 790,959 776,960 761,960 747,961 733,961 718,962 704,962 690,961 675,961 661,960 647,960 632,959 618,958 604,956 589,955 575,953 560,951 546,949 532,946 517,943 503,941 489,937 474,934 460,931 444,927 430,923 416,919 401,914 387,909 373,904 358,899 344,893 330,887 315,881 301,874 287,867 272,860 258,852 244,844 229,835 215,826 201,816 186,806 172,795 157,783 143,771 129,757 114,743 100,728 86,711 71,692 57,671 43,646 28,617 14,578 0,482">
          <text:p/>
        </draw:polyline>
        <draw:frame draw:style-name="gr7" draw:layer="layout" svg:width="0.328cm" svg:height="0.137cm" svg:x="22.511cm" svg:y="10.098cm">
          <draw:text-box>
            <text:p text:style-name="P1"><text:span text:style-name="T1">13 / 69</text:span></text:p>
          </draw:text-box>
        </draw:frame>
        <draw:frame draw:style-name="gr3" draw:layer="layout" svg:width="0.607cm" svg:height="0.137cm" svg:x="4.213cm" svg:y="9.677cm">
          <draw:text-box>
            <text:p text:style-name="P1"><text:span text:style-name="T1">GO:0034641</text:span></text:p>
          </draw:text-box>
        </draw:frame>
        <draw:frame draw:style-name="gr34" draw:layer="layout" svg:width="0.993cm" svg:height="0.137cm" svg:x="4.03cm" svg:y="9.818cm">
          <draw:text-box>
            <text:p text:style-name="P1"><text:span text:style-name="T1">cellular nitrogen co...</text:span></text:p>
          </draw:text-box>
        </draw:frame>
        <draw:frame draw:style-name="gr5" draw:layer="layout" svg:width="0.387cm" svg:height="0.137cm" svg:x="4.325cm" svg:y="9.958cm">
          <draw:text-box>
            <text:p text:style-name="P1"><text:span text:style-name="T1">0.81148</text:span></text:p>
          </draw:text-box>
        </draw:frame>
        <draw:polygon draw:style-name="gr1" draw:layer="layout" svg:width="1.421cm" svg:height="0.961cm" svg:x="12.384cm" svg:y="9.445cm" svg:viewBox="0 0 1422 962" draw:points="0,482 14,386 28,346 43,317 57,293 71,271 86,253 100,235 114,220 129,206 143,192 157,180 172,168 186,157 201,146 215,136 229,127 244,118 258,110 272,102 287,95 301,88 316,81 330,75 344,69 359,63 373,58 387,53 403,48 417,44 431,39 446,35 460,32 475,28 489,25 503,22 518,19 532,16 546,14 561,11 575,9 589,8 604,6 618,5 632,3 647,3 661,2 675,1 690,1 704,0 718,0 733,1 747,1 761,2 776,3 790,3 804,5 819,6 833,8 847,9 862,11 876,14 890,16 905,19 919,22 934,25 948,28 962,32 977,35 991,39 1005,44 1020,48 1034,53 1049,58 1063,63 1077,69 1092,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2,887 1077,893 1063,899 1049,904 1034,909 1020,914 1005,919 991,923 977,927 962,931 948,934 934,937 919,941 905,943 890,946 876,949 862,951 847,953 833,955 819,956 804,958 790,959 776,960 761,960 747,961 733,961 718,962 704,962 690,961 675,961 661,960 647,960 632,959 618,958 604,956 589,955 575,953 561,951 546,949 532,946 518,943 503,941 489,937 475,934 460,931 446,927 431,923 417,919 403,914 387,909 373,904 359,899 344,893 330,887 316,881 301,874 287,867 272,860 258,852 244,844 229,835 215,826 201,816 186,806 172,795 157,783 143,771 129,757 114,743 100,728 86,711 71,692 57,671 43,646 28,617 14,578">
          <text:p/>
        </draw:polygon>
        <draw:polyline draw:style-name="gr2" draw:layer="layout" svg:width="1.421cm" svg:height="0.961cm" svg:x="12.384cm" svg:y="9.445cm" svg:viewBox="0 0 1422 962" draw:points="0,482 14,386 28,346 43,317 57,293 71,271 86,253 100,235 114,220 129,206 143,192 157,180 172,168 186,157 201,146 215,136 229,127 244,118 258,110 272,102 287,95 301,88 316,81 330,75 344,69 359,63 373,58 387,53 403,48 417,44 431,39 446,35 460,32 475,28 489,25 503,22 518,19 532,16 546,14 561,11 575,9 589,8 604,6 618,5 632,3 647,3 661,2 675,1 690,1 704,0 718,0 733,1 747,1 761,2 776,3 790,3 804,5 819,6 833,8 847,9 862,11 876,14 890,16 905,19 919,22 934,25 948,28 962,32 977,35 991,39 1005,44 1020,48 1034,53 1049,58 1063,63 1077,69 1092,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2,887 1077,893 1063,899 1049,904 1034,909 1020,914 1005,919 991,923 977,927 962,931 948,934 934,937 919,941 905,943 890,946 876,949 862,951 847,953 833,955 819,956 804,958 790,959 776,960 761,960 747,961 733,961 718,962 704,962 690,961 675,961 661,960 647,960 632,959 618,958 604,956 589,955 575,953 561,951 546,949 532,946 518,943 503,941 489,937 475,934 460,931 446,927 431,923 417,919 403,914 387,909 373,904 359,899 344,893 330,887 316,881 301,874 287,867 272,860 258,852 244,844 229,835 215,826 201,816 186,806 172,795 157,783 143,771 129,757 114,743 100,728 86,711 71,692 57,671 43,646 28,617 14,578 0,482">
          <text:p/>
        </draw:polyline>
        <draw:frame draw:style-name="gr5" draw:layer="layout" svg:width="0.387cm" svg:height="0.137cm" svg:x="4.325cm" svg:y="10.098cm">
          <draw:text-box>
            <text:p text:style-name="P1"><text:span text:style-name="T1">34 / 261</text:span></text:p>
          </draw:text-box>
        </draw:frame>
        <draw:frame draw:style-name="gr3" draw:layer="layout" svg:width="0.607cm" svg:height="0.137cm" svg:x="12.791cm" svg:y="9.677cm">
          <draw:text-box>
            <text:p text:style-name="P1"><text:span text:style-name="T1">GO:0042180</text:span></text:p>
          </draw:text-box>
        </draw:frame>
        <draw:frame draw:style-name="gr35" draw:layer="layout" svg:width="1.052cm" svg:height="0.137cm" svg:x="12.578cm" svg:y="9.818cm">
          <draw:text-box>
            <text:p text:style-name="P1"><text:span text:style-name="T1">cellular ketone meta...</text:span></text:p>
          </draw:text-box>
        </draw:frame>
        <draw:frame draw:style-name="gr5" draw:layer="layout" svg:width="0.387cm" svg:height="0.137cm" svg:x="12.903cm" svg:y="9.958cm">
          <draw:text-box>
            <text:p text:style-name="P1"><text:span text:style-name="T1">0.14771</text:span></text:p>
          </draw:text-box>
        </draw:frame>
        <draw:polygon draw:style-name="gr11" draw:layer="layout" svg:width="1.421cm" svg:height="0.961cm" svg:x="22.699cm" svg:y="14.993cm" svg:viewBox="0 0 1422 962" draw:points="0,962 1422,962 1422,0 0,0">
          <text:p/>
        </draw:polygon>
        <draw:frame draw:style-name="gr7" draw:layer="layout" svg:width="0.328cm" svg:height="0.137cm" svg:x="12.932cm" svg:y="10.098cm">
          <draw:text-box>
            <text:p text:style-name="P1"><text:span text:style-name="T1">15 / 81</text:span></text:p>
          </draw:text-box>
        </draw:frame>
        <draw:frame draw:style-name="gr3" draw:layer="layout" svg:width="0.607cm" svg:height="0.137cm" svg:x="23.106cm" svg:y="15.225cm">
          <draw:text-box>
            <text:p text:style-name="P1"><text:span text:style-name="T1">GO:0042594</text:span></text:p>
          </draw:text-box>
        </draw:frame>
        <draw:frame draw:style-name="gr36" draw:layer="layout" svg:width="1.026cm" svg:height="0.137cm" svg:x="22.903cm" svg:y="15.365cm">
          <draw:text-box>
            <text:p text:style-name="P1"><text:span text:style-name="T1">response to starvati...</text:span></text:p>
          </draw:text-box>
        </draw:frame>
        <draw:frame draw:style-name="gr5" draw:layer="layout" svg:width="0.387cm" svg:height="0.137cm" svg:x="23.218cm" svg:y="15.506cm">
          <draw:text-box>
            <text:p text:style-name="P1"><text:span text:style-name="T1">0.00219</text:span></text:p>
          </draw:text-box>
        </draw:frame>
        <draw:polygon draw:style-name="gr1" draw:layer="layout" svg:width="1.421cm" svg:height="0.961cm" svg:x="10.489cm" svg:y="12.219cm" svg:viewBox="0 0 1422 962" draw:points="0,482 14,386 29,346 43,317 57,292 72,271 86,252 101,234 115,219 129,205 144,191 158,179 173,167 187,156 201,146 216,136 230,127 244,119 259,110 273,102 287,95 302,88 316,81 330,75 345,69 359,63 373,58 388,53 402,48 416,43 431,39 445,35 459,31 474,28 488,25 502,22 517,19 531,16 546,13 560,11 574,9 589,7 603,6 617,5 632,4 646,2 660,1 675,1 689,1 703,0 718,0 732,1 746,1 761,1 775,2 790,4 804,5 818,6 833,7 847,9 861,11 877,13 891,16 906,19 920,22 934,25 949,28 963,31 977,35 992,39 1006,43 1020,48 1035,53 1049,58 1063,63 1078,69 1092,75 1106,81 1121,88 1135,95 1149,102 1164,110 1178,119 1192,127 1207,136 1221,146 1235,156 1250,167 1264,179 1278,191 1293,205 1307,219 1322,234 1336,252 1350,271 1365,292 1379,317 1393,346 1408,386 1422,482 1408,577 1393,617 1379,646 1365,671 1350,692 1336,710 1322,728 1307,743 1293,757 1278,771 1264,783 1250,795 1235,806 1221,816 1207,826 1192,835 1178,843 1164,852 1149,860 1135,867 1121,874 1106,881 1092,887 1078,893 1063,899 1049,904 1035,909 1020,914 1006,919 992,923 977,927 963,931 949,934 934,937 920,940 906,943 891,946 877,949 861,951 847,953 833,955 818,956 804,957 790,958 775,960 761,961 746,961 732,961 718,962 703,962 689,961 675,961 660,961 646,960 632,958 617,957 603,956 589,955 574,953 560,951 546,949 531,946 517,943 502,940 488,937 474,934 459,931 445,927 431,923 416,919 402,914 388,909 373,904 359,899 345,893 330,887 316,881 302,874 287,867 273,860 259,852 244,843 230,835 216,826 201,816 187,806 173,795 158,783 144,771 129,757 115,743 101,728 86,710 72,692 57,671 43,646 29,617 14,577">
          <text:p/>
        </draw:polygon>
        <draw:polyline draw:style-name="gr2" draw:layer="layout" svg:width="1.421cm" svg:height="0.961cm" svg:x="10.489cm" svg:y="12.219cm" svg:viewBox="0 0 1422 962" draw:points="0,482 14,386 29,346 43,317 57,292 72,271 86,252 101,234 115,219 129,205 144,191 158,179 173,167 187,156 201,146 216,136 230,127 244,119 259,110 273,102 287,95 302,88 316,81 330,75 345,69 359,63 373,58 388,53 402,48 416,43 431,39 445,35 459,31 474,28 488,25 502,22 517,19 531,16 546,13 560,11 574,9 589,7 603,6 617,5 632,4 646,2 660,1 675,1 689,1 703,0 718,0 732,1 746,1 761,1 775,2 790,4 804,5 818,6 833,7 847,9 861,11 877,13 891,16 906,19 920,22 934,25 949,28 963,31 977,35 992,39 1006,43 1020,48 1035,53 1049,58 1063,63 1078,69 1092,75 1106,81 1121,88 1135,95 1149,102 1164,110 1178,119 1192,127 1207,136 1221,146 1235,156 1250,167 1264,179 1278,191 1293,205 1307,219 1322,234 1336,252 1350,271 1365,292 1379,317 1393,346 1408,386 1422,482 1408,577 1393,617 1379,646 1365,671 1350,692 1336,710 1322,728 1307,743 1293,757 1278,771 1264,783 1250,795 1235,806 1221,816 1207,826 1192,835 1178,843 1164,852 1149,860 1135,867 1121,874 1106,881 1092,887 1078,893 1063,899 1049,904 1035,909 1020,914 1006,919 992,923 977,927 963,931 949,934 934,937 920,940 906,943 891,946 877,949 861,951 847,953 833,955 818,956 804,957 790,958 775,960 761,961 746,961 732,961 718,962 703,962 689,961 675,961 660,961 646,960 632,958 617,957 603,956 589,955 574,953 560,951 546,949 531,946 517,943 502,940 488,937 474,934 459,931 445,927 431,923 416,919 402,914 388,909 373,904 359,899 345,893 330,887 316,881 302,874 287,867 273,860 259,852 244,843 230,835 216,826 201,816 187,806 173,795 158,783 144,771 129,757 115,743 101,728 86,710 72,692 57,671 43,646 29,617 14,577 0,482">
          <text:p/>
        </draw:polyline>
        <draw:frame draw:style-name="gr13" draw:layer="layout" svg:width="0.269cm" svg:height="0.137cm" svg:x="23.276cm" svg:y="15.646cm">
          <draw:text-box>
            <text:p text:style-name="P1"><text:span text:style-name="T1">7 / 15</text:span></text:p>
          </draw:text-box>
        </draw:frame>
        <draw:frame draw:style-name="gr3" draw:layer="layout" svg:width="0.607cm" svg:height="0.137cm" svg:x="10.897cm" svg:y="12.451cm">
          <draw:text-box>
            <text:p text:style-name="P1"><text:span text:style-name="T1">GO:0043436</text:span></text:p>
          </draw:text-box>
        </draw:frame>
        <draw:frame draw:style-name="gr37" draw:layer="layout" svg:width="1.077cm" svg:height="0.137cm" svg:x="10.675cm" svg:y="12.591cm">
          <draw:text-box>
            <text:p text:style-name="P1"><text:span text:style-name="T1">oxoacid metabolic pr...</text:span></text:p>
          </draw:text-box>
        </draw:frame>
        <draw:frame draw:style-name="gr5" draw:layer="layout" svg:width="0.387cm" svg:height="0.137cm" svg:x="11.008cm" svg:y="12.732cm">
          <draw:text-box>
            <text:p text:style-name="P1"><text:span text:style-name="T1">0.10454</text:span></text:p>
          </draw:text-box>
        </draw:frame>
        <draw:polygon draw:style-name="gr16" draw:layer="layout" svg:width="1.421cm" svg:height="0.961cm" svg:x="2.911cm" svg:y="12.219cm" svg:viewBox="0 0 1422 962" draw:points="0,482 14,386 29,346 43,317 57,292 72,271 86,252 101,234 115,219 129,205 144,191 158,179 172,167 187,156 201,146 215,136 230,127 244,119 258,110 273,102 287,95 301,88 316,81 330,75 344,69 359,63 373,58 387,53 402,48 416,43 430,39 445,35 459,31 474,28 488,25 502,22 517,19 531,16 545,13 560,11 574,9 588,7 603,6 617,5 631,4 646,2 660,1 674,1 689,1 703,0 718,0 732,1 746,1 761,1 775,2 789,4 804,5 818,6 833,7 847,9 861,11 876,13 890,16 904,19 919,22 933,25 947,28 962,31 976,35 990,39 1005,43 1019,48 1033,53 1048,58 1062,63 1076,69 1091,75 1105,81 1119,88 1134,95 1148,102 1162,110 1177,119 1191,127 1205,136 1220,146 1234,156 1248,167 1263,179 1277,191 1292,205 1306,219 1320,234 1335,252 1350,271 1364,292 1379,317 1393,346 1408,386 1422,482 1408,577 1393,617 1379,646 1364,671 1350,692 1335,710 1320,728 1306,743 1292,757 1277,771 1263,783 1248,795 1234,806 1220,816 1205,826 1191,835 1177,843 1162,852 1148,860 1134,867 1119,874 1105,881 1091,887 1076,893 1062,899 1048,904 1033,909 1019,914 1005,919 990,923 976,927 962,931 947,934 933,937 919,940 904,943 890,946 876,949 861,951 847,953 833,955 818,956 804,957 789,958 775,960 761,961 746,961 732,961 718,962 703,962 689,961 674,961 660,961 646,960 631,958 617,957 603,956 588,955 574,953 560,951 545,949 531,946 517,943 502,940 488,937 474,934 459,931 445,927 430,923 416,919 402,914 387,909 373,904 359,899 344,893 330,887 316,881 301,874 287,867 273,860 258,852 244,843 230,835 215,826 201,816 187,806 172,795 158,783 144,771 129,757 115,743 101,728 86,710 72,692 57,671 43,646 29,617 14,577">
          <text:p/>
        </draw:polygon>
        <draw:polyline draw:style-name="gr2" draw:layer="layout" svg:width="1.421cm" svg:height="0.961cm" svg:x="2.911cm" svg:y="12.219cm" svg:viewBox="0 0 1422 962" draw:points="0,482 14,386 29,346 43,317 57,292 72,271 86,252 101,234 115,219 129,205 144,191 158,179 172,167 187,156 201,146 215,136 230,127 244,119 258,110 273,102 287,95 301,88 316,81 330,75 344,69 359,63 373,58 387,53 402,48 416,43 430,39 445,35 459,31 474,28 488,25 502,22 517,19 531,16 545,13 560,11 574,9 588,7 603,6 617,5 631,4 646,2 660,1 674,1 689,1 703,0 718,0 732,1 746,1 761,1 775,2 789,4 804,5 818,6 833,7 847,9 861,11 876,13 890,16 904,19 919,22 933,25 947,28 962,31 976,35 990,39 1005,43 1019,48 1033,53 1048,58 1062,63 1076,69 1091,75 1105,81 1119,88 1134,95 1148,102 1162,110 1177,119 1191,127 1205,136 1220,146 1234,156 1248,167 1263,179 1277,191 1292,205 1306,219 1320,234 1335,252 1350,271 1364,292 1379,317 1393,346 1408,386 1422,482 1408,577 1393,617 1379,646 1364,671 1350,692 1335,710 1320,728 1306,743 1292,757 1277,771 1263,783 1248,795 1234,806 1220,816 1205,826 1191,835 1177,843 1162,852 1148,860 1134,867 1119,874 1105,881 1091,887 1076,893 1062,899 1048,904 1033,909 1019,914 1005,919 990,923 976,927 962,931 947,934 933,937 919,940 904,943 890,946 876,949 861,951 847,953 833,955 818,956 804,957 789,958 775,960 761,961 746,961 732,961 718,962 703,962 689,961 674,961 660,961 646,960 631,958 617,957 603,956 588,955 574,953 560,951 545,949 531,946 517,943 502,940 488,937 474,934 459,931 445,927 430,923 416,919 402,914 387,909 373,904 359,899 344,893 330,887 316,881 301,874 287,867 273,860 258,852 244,843 230,835 215,826 201,816 187,806 172,795 158,783 144,771 129,757 115,743 101,728 86,710 72,692 57,671 43,646 29,617 14,577 0,482">
          <text:p/>
        </draw:polyline>
        <draw:frame draw:style-name="gr7" draw:layer="layout" svg:width="0.328cm" svg:height="0.137cm" svg:x="11.038cm" svg:y="12.872cm">
          <draw:text-box>
            <text:p text:style-name="P1"><text:span text:style-name="T1">15 / 77</text:span></text:p>
          </draw:text-box>
        </draw:frame>
        <draw:frame draw:style-name="gr3" draw:layer="layout" svg:width="0.607cm" svg:height="0.137cm" svg:x="3.318cm" svg:y="12.451cm">
          <draw:text-box>
            <text:p text:style-name="P1"><text:span text:style-name="T1">GO:0044106</text:span></text:p>
          </draw:text-box>
        </draw:frame>
        <draw:frame draw:style-name="gr38" draw:layer="layout" svg:width="1.082cm" svg:height="0.137cm" svg:x="3.091cm" svg:y="12.591cm">
          <draw:text-box>
            <text:p text:style-name="P1"><text:span text:style-name="T1">cellular amine metab...</text:span></text:p>
          </draw:text-box>
        </draw:frame>
        <draw:frame draw:style-name="gr5" draw:layer="layout" svg:width="0.387cm" svg:height="0.137cm" svg:x="3.43cm" svg:y="12.732cm">
          <draw:text-box>
            <text:p text:style-name="P1"><text:span text:style-name="T1">0.03248</text:span></text:p>
          </draw:text-box>
        </draw:frame>
        <draw:polygon draw:style-name="gr1" draw:layer="layout" svg:width="1.421cm" svg:height="0.96cm" svg:x="8.595cm" svg:y="6.698cm" svg:viewBox="0 0 1422 961" draw:points="0,482 14,385 28,346 43,317 57,292 72,271 86,252 100,235 115,220 129,205 143,192 158,180 172,168 186,157 201,147 215,137 229,128 244,119 258,111 272,103 287,96 301,89 315,82 330,76 344,70 358,64 373,59 387,54 401,49 416,44 430,40 444,36 459,32 473,29 487,25 502,22 516,19 531,17 545,13 559,11 574,9 588,7 602,6 617,4 631,3 646,2 660,1 674,1 689,0 732,0 746,1 760,1 775,2 789,3 803,4 818,6 832,7 847,9 861,11 875,13 890,17 904,19 918,22 933,25 947,29 961,32 976,36 990,40 1004,44 1019,49 1033,54 1047,59 1062,64 1076,70 1090,76 1105,82 1119,89 1133,96 1148,103 1162,111 1176,119 1191,128 1205,137 1219,147 1234,157 1248,168 1263,180 1277,192 1291,205 1306,220 1320,235 1334,252 1350,271 1364,292 1379,317 1393,346 1407,385 1422,482 1407,577 1393,616 1379,646 1364,670 1350,692 1334,710 1320,727 1306,743 1291,757 1277,771 1263,783 1248,795 1234,806 1219,816 1205,825 1191,835 1176,843 1162,852 1148,859 1133,867 1119,874 1105,881 1090,887 1076,893 1062,899 1047,904 1033,909 1019,914 1004,918 990,923 976,927 961,931 947,934 933,937 918,940 904,943 890,946 875,948 861,950 847,952 832,954 818,956 803,957 789,958 775,960 760,960 746,961 732,961 689,961 674,961 660,960 646,960 631,958 617,957 602,956 588,954 574,952 559,950 545,948 531,946 516,943 502,940 487,937 473,934 459,931 444,927 430,923 416,918 401,914 387,909 373,904 358,899 344,893 330,887 315,881 301,874 287,867 272,859 258,852 244,843 229,835 215,825 201,816 186,806 172,795 158,783 143,771 129,757 115,743 100,727 86,710 72,692 57,670 43,646 28,616 14,577">
          <text:p/>
        </draw:polygon>
        <draw:polyline draw:style-name="gr2" draw:layer="layout" svg:width="1.421cm" svg:height="0.96cm" svg:x="8.595cm" svg:y="6.698cm" svg:viewBox="0 0 1422 961" draw:points="0,482 14,385 28,346 43,317 57,292 72,271 86,252 100,235 115,220 129,205 143,192 158,180 172,168 186,157 201,147 215,137 229,128 244,119 258,111 272,103 287,96 301,89 315,82 330,76 344,70 358,64 373,59 387,54 401,49 416,44 430,40 444,36 459,32 473,29 487,25 502,22 516,19 531,17 545,13 559,11 574,9 588,7 602,6 617,4 631,3 646,2 660,1 674,1 689,0 732,0 746,1 760,1 775,2 789,3 803,4 818,6 832,7 847,9 861,11 875,13 890,17 904,19 918,22 933,25 947,29 961,32 976,36 990,40 1004,44 1019,49 1033,54 1047,59 1062,64 1076,70 1090,76 1105,82 1119,89 1133,96 1148,103 1162,111 1176,119 1191,128 1205,137 1219,147 1234,157 1248,168 1263,180 1277,192 1291,205 1306,220 1320,235 1334,252 1350,271 1364,292 1379,317 1393,346 1407,385 1422,482 1407,577 1393,616 1379,646 1364,670 1350,692 1334,710 1320,727 1306,743 1291,757 1277,771 1263,783 1248,795 1234,806 1219,816 1205,825 1191,835 1176,843 1162,852 1148,859 1133,867 1119,874 1105,881 1090,887 1076,893 1062,899 1047,904 1033,909 1019,914 1004,918 990,923 976,927 961,931 947,934 933,937 918,940 904,943 890,946 875,948 861,950 847,952 832,954 818,956 803,957 789,958 775,960 760,960 746,961 732,961 689,961 674,961 660,960 646,960 631,958 617,957 602,956 588,954 574,952 559,950 545,948 531,946 516,943 502,940 487,937 473,934 459,931 444,927 430,923 416,918 401,914 387,909 373,904 358,899 344,893 330,887 315,881 301,874 287,867 272,859 258,852 244,843 229,835 215,825 201,816 186,806 172,795 158,783 143,771 129,757 115,743 100,727 86,710 72,692 57,670 43,646 28,616 14,577 0,482">
          <text:p/>
        </draw:polyline>
        <draw:frame draw:style-name="gr7" draw:layer="layout" svg:width="0.328cm" svg:height="0.137cm" svg:x="3.46cm" svg:y="12.872cm">
          <draw:text-box>
            <text:p text:style-name="P1"><text:span text:style-name="T1">13 / 55</text:span></text:p>
          </draw:text-box>
        </draw:frame>
        <draw:frame draw:style-name="gr3" draw:layer="layout" svg:width="0.607cm" svg:height="0.137cm" svg:x="9.002cm" svg:y="6.93cm">
          <draw:text-box>
            <text:p text:style-name="P1"><text:span text:style-name="T1">GO:0044237</text:span></text:p>
          </draw:text-box>
        </draw:frame>
        <draw:frame draw:style-name="gr39" draw:layer="layout" svg:width="1.014cm" svg:height="0.137cm" svg:x="8.81cm" svg:y="7.07cm">
          <draw:text-box>
            <text:p text:style-name="P1"><text:span text:style-name="T1">cellular metabolic p...</text:span></text:p>
          </draw:text-box>
        </draw:frame>
        <draw:frame draw:style-name="gr5" draw:layer="layout" svg:width="0.387cm" svg:height="0.137cm" svg:x="9.114cm" svg:y="7.211cm">
          <draw:text-box>
            <text:p text:style-name="P1"><text:span text:style-name="T1">0.51468</text:span></text:p>
          </draw:text-box>
        </draw:frame>
        <draw:polygon draw:style-name="gr1" draw:layer="layout" svg:width="1.421cm" svg:height="0.961cm" svg:x="0.964cm" svg:y="14.993cm" svg:viewBox="0 0 1422 962" draw:points="0,481 14,385 29,345 43,316 57,291 72,270 86,251 100,234 115,219 129,205 143,191 158,179 172,167 186,156 201,146 215,136 229,127 244,118 258,110 272,102 287,95 301,88 315,81 330,75 344,69 358,63 373,58 387,53 402,48 416,43 430,39 445,35 460,31 474,28 489,25 503,21 517,19 532,16 546,13 561,11 575,9 589,7 604,6 618,4 632,3 647,2 661,2 676,1 690,1 704,0 719,0 733,1 747,1 762,2 776,2 790,3 805,4 819,6 833,7 848,9 862,11 876,13 891,16 905,19 919,21 934,25 948,28 962,31 977,35 991,39 1005,43 1020,48 1034,53 1048,58 1063,63 1077,69 1091,75 1106,81 1120,88 1134,95 1149,102 1163,110 1178,118 1192,127 1206,136 1221,146 1235,156 1249,167 1264,179 1278,191 1293,205 1307,219 1321,234 1336,251 1350,270 1364,291 1379,316 1393,345 1407,385 1422,481 1407,577 1393,617 1379,646 1364,670 1350,692 1336,710 1321,728 1307,743 1293,757 1278,771 1264,783 1249,795 1235,806 1221,816 1206,826 1192,835 1178,844 1163,852 1149,860 1134,867 1120,874 1106,881 1091,887 1077,893 1063,899 1048,904 1034,909 1020,914 1005,918 991,923 977,927 962,930 948,934 934,937 919,940 905,943 891,946 876,948 862,951 848,953 833,954 819,956 805,957 790,959 776,959 762,960 747,961 733,961 719,962 704,962 690,961 676,961 661,960 647,959 632,959 618,957 604,956 589,954 575,953 561,951 546,948 532,946 517,943 503,940 489,937 474,934 460,930 445,927 430,923 416,918 402,914 387,909 373,904 358,899 344,893 330,887 315,881 301,874 287,867 272,860 258,852 244,844 229,835 215,826 201,816 186,806 172,795 158,783 143,771 129,757 115,743 100,728 86,710 72,692 57,670 43,646 29,617 14,577">
          <text:p/>
        </draw:polygon>
        <draw:polyline draw:style-name="gr2" draw:layer="layout" svg:width="1.421cm" svg:height="0.961cm" svg:x="0.964cm" svg:y="14.993cm" svg:viewBox="0 0 1422 962" draw:points="0,481 14,385 29,345 43,316 57,291 72,270 86,251 100,234 115,219 129,205 143,191 158,179 172,167 186,156 201,146 215,136 229,127 244,118 258,110 272,102 287,95 301,88 315,81 330,75 344,69 358,63 373,58 387,53 402,48 416,43 430,39 445,35 460,31 474,28 489,25 503,21 517,19 532,16 546,13 561,11 575,9 589,7 604,6 618,4 632,3 647,2 661,2 676,1 690,1 704,0 719,0 733,1 747,1 762,2 776,2 790,3 805,4 819,6 833,7 848,9 862,11 876,13 891,16 905,19 919,21 934,25 948,28 962,31 977,35 991,39 1005,43 1020,48 1034,53 1048,58 1063,63 1077,69 1091,75 1106,81 1120,88 1134,95 1149,102 1163,110 1178,118 1192,127 1206,136 1221,146 1235,156 1249,167 1264,179 1278,191 1293,205 1307,219 1321,234 1336,251 1350,270 1364,291 1379,316 1393,345 1407,385 1422,481 1407,577 1393,617 1379,646 1364,670 1350,692 1336,710 1321,728 1307,743 1293,757 1278,771 1264,783 1249,795 1235,806 1221,816 1206,826 1192,835 1178,844 1163,852 1149,860 1134,867 1120,874 1106,881 1091,887 1077,893 1063,899 1048,904 1034,909 1020,914 1005,918 991,923 977,927 962,930 948,934 934,937 919,940 905,943 891,946 876,948 862,951 848,953 833,954 819,956 805,957 790,959 776,959 762,960 747,961 733,961 719,962 704,962 690,961 676,961 661,960 647,959 632,959 618,957 604,956 589,954 575,953 561,951 546,948 532,946 517,943 503,940 489,937 474,934 460,930 445,927 430,923 416,918 402,914 387,909 373,904 358,899 344,893 330,887 315,881 301,874 287,867 272,860 258,852 244,844 229,835 215,826 201,816 186,806 172,795 158,783 143,771 129,757 115,743 100,728 86,710 72,692 57,670 43,646 29,617 14,577 0,481">
          <text:p/>
        </draw:polyline>
        <draw:frame draw:style-name="gr5" draw:layer="layout" svg:width="0.387cm" svg:height="0.137cm" svg:x="9.114cm" svg:y="7.351cm">
          <draw:text-box>
            <text:p text:style-name="P1"><text:span text:style-name="T1">58 / 406</text:span></text:p>
          </draw:text-box>
        </draw:frame>
        <draw:frame draw:style-name="gr3" draw:layer="layout" svg:width="0.607cm" svg:height="0.137cm" svg:x="1.371cm" svg:y="15.225cm">
          <draw:text-box>
            <text:p text:style-name="P1"><text:span text:style-name="T1">GO:0044238</text:span></text:p>
          </draw:text-box>
        </draw:frame>
        <draw:frame draw:style-name="gr40" draw:layer="layout" svg:width="1.06cm" svg:height="0.137cm" svg:x="1.151cm" svg:y="15.365cm">
          <draw:text-box>
            <text:p text:style-name="P1"><text:span text:style-name="T1">primary metabolic pr...</text:span></text:p>
          </draw:text-box>
        </draw:frame>
        <draw:frame draw:style-name="gr5" draw:layer="layout" svg:width="0.387cm" svg:height="0.137cm" svg:x="1.483cm" svg:y="15.506cm">
          <draw:text-box>
            <text:p text:style-name="P1"><text:span text:style-name="T1">0.68983</text:span></text:p>
          </draw:text-box>
        </draw:frame>
        <draw:polygon draw:style-name="gr1" draw:layer="layout" svg:width="1.421cm" svg:height="0.961cm" svg:x="6.7cm" svg:y="9.445cm" svg:viewBox="0 0 1422 962" draw:points="0,482 14,386 29,346 43,317 57,293 72,271 86,253 101,235 115,220 129,206 144,192 158,180 172,168 187,157 201,146 215,136 230,127 244,118 258,110 273,102 287,95 301,88 316,81 330,75 344,69 359,63 373,58 388,53 403,48 417,44 432,39 446,35 460,32 475,28 489,25 504,22 518,19 532,16 547,14 561,11 575,9 590,8 604,6 618,5 633,3 647,3 661,2 676,1 690,1 704,0 719,0 733,1 747,1 762,2 776,3 790,3 805,5 819,6 833,8 848,9 862,11 876,14 891,16 905,19 920,22 934,25 948,28 963,32 977,35 991,39 1006,44 1020,48 1034,53 1049,58 1063,63 1077,69 1092,75 1106,81 1121,88 1135,95 1149,102 1164,110 1178,118 1192,127 1207,136 1221,146 1236,157 1250,168 1264,180 1279,192 1293,206 1307,220 1322,235 1336,253 1350,271 1365,293 1379,317 1393,346 1408,386 1422,482 1408,578 1393,617 1379,646 1365,671 1350,692 1336,711 1322,728 1307,743 1293,757 1279,771 1264,783 1250,795 1236,806 1221,816 1207,826 1192,835 1178,844 1164,852 1149,860 1135,867 1121,874 1106,881 1092,887 1077,893 1063,899 1049,904 1034,909 1020,914 1006,919 991,923 977,927 963,931 948,934 934,937 920,941 905,943 891,946 876,949 862,951 848,953 833,955 819,956 805,958 790,959 776,960 762,960 747,961 733,961 719,962 704,962 690,961 676,961 661,960 647,960 633,959 618,958 604,956 590,955 575,953 561,951 547,949 532,946 518,943 504,941 489,937 475,934 460,931 446,927 432,923 417,919 403,914 388,909 373,904 359,899 344,893 330,887 316,881 301,874 287,867 273,860 258,852 244,844 230,835 215,826 201,816 187,806 172,795 158,783 144,771 129,757 115,743 101,728 86,711 72,692 57,671 43,646 29,617 14,578">
          <text:p/>
        </draw:polygon>
        <draw:polyline draw:style-name="gr2" draw:layer="layout" svg:width="1.421cm" svg:height="0.961cm" svg:x="6.7cm" svg:y="9.445cm" svg:viewBox="0 0 1422 962" draw:points="0,482 14,386 29,346 43,317 57,293 72,271 86,253 101,235 115,220 129,206 144,192 158,180 172,168 187,157 201,146 215,136 230,127 244,118 258,110 273,102 287,95 301,88 316,81 330,75 344,69 359,63 373,58 388,53 403,48 417,44 432,39 446,35 460,32 475,28 489,25 504,22 518,19 532,16 547,14 561,11 575,9 590,8 604,6 618,5 633,3 647,3 661,2 676,1 690,1 704,0 719,0 733,1 747,1 762,2 776,3 790,3 805,5 819,6 833,8 848,9 862,11 876,14 891,16 905,19 920,22 934,25 948,28 963,32 977,35 991,39 1006,44 1020,48 1034,53 1049,58 1063,63 1077,69 1092,75 1106,81 1121,88 1135,95 1149,102 1164,110 1178,118 1192,127 1207,136 1221,146 1236,157 1250,168 1264,180 1279,192 1293,206 1307,220 1322,235 1336,253 1350,271 1365,293 1379,317 1393,346 1408,386 1422,482 1408,578 1393,617 1379,646 1365,671 1350,692 1336,711 1322,728 1307,743 1293,757 1279,771 1264,783 1250,795 1236,806 1221,816 1207,826 1192,835 1178,844 1164,852 1149,860 1135,867 1121,874 1106,881 1092,887 1077,893 1063,899 1049,904 1034,909 1020,914 1006,919 991,923 977,927 963,931 948,934 934,937 920,941 905,943 891,946 876,949 862,951 848,953 833,955 819,956 805,958 790,959 776,960 762,960 747,961 733,961 719,962 704,962 690,961 676,961 661,960 647,960 633,959 618,958 604,956 590,955 575,953 561,951 547,949 532,946 518,943 504,941 489,937 475,934 460,931 446,927 432,923 417,919 403,914 388,909 373,904 359,899 344,893 330,887 316,881 301,874 287,867 273,860 258,852 244,844 230,835 215,826 201,816 187,806 172,795 158,783 144,771 129,757 115,743 101,728 86,711 72,692 57,671 43,646 29,617 14,578 0,482">
          <text:p/>
        </draw:polyline>
        <draw:frame draw:style-name="gr5" draw:layer="layout" svg:width="0.387cm" svg:height="0.137cm" svg:x="1.483cm" svg:y="15.646cm">
          <draw:text-box>
            <text:p text:style-name="P1"><text:span text:style-name="T1">54 / 389</text:span></text:p>
          </draw:text-box>
        </draw:frame>
        <draw:frame draw:style-name="gr3" draw:layer="layout" svg:width="0.607cm" svg:height="0.137cm" svg:x="7.108cm" svg:y="9.677cm">
          <draw:text-box>
            <text:p text:style-name="P1"><text:span text:style-name="T1">GO:0044248</text:span></text:p>
          </draw:text-box>
        </draw:frame>
        <draw:frame draw:style-name="gr41" draw:layer="layout" svg:width="0.98cm" svg:height="0.137cm" svg:x="6.933cm" svg:y="9.818cm">
          <draw:text-box>
            <text:p text:style-name="P1"><text:span text:style-name="T1">cellular catabolic p...</text:span></text:p>
          </draw:text-box>
        </draw:frame>
        <draw:frame draw:style-name="gr5" draw:layer="layout" svg:width="0.387cm" svg:height="0.137cm" svg:x="7.219cm" svg:y="9.958cm">
          <draw:text-box>
            <text:p text:style-name="P1"><text:span text:style-name="T1">0.08839</text:span></text:p>
          </draw:text-box>
        </draw:frame>
        <draw:polygon draw:style-name="gr9" draw:layer="layout" svg:width="1.421cm" svg:height="0.96cm" svg:x="10.489cm" svg:y="6.698cm" svg:viewBox="0 0 1422 961" draw:points="0,482 14,385 29,346 43,317 57,292 72,271 86,252 101,235 115,220 129,205 144,192 158,180 173,168 187,157 201,147 216,137 230,128 244,119 259,111 273,103 287,96 302,89 316,82 330,76 345,70 359,64 373,59 388,54 402,49 416,44 431,40 445,36 459,32 474,29 488,25 502,22 517,19 531,17 546,13 560,11 574,9 589,7 603,6 617,4 632,3 646,2 660,1 675,1 689,0 732,0 746,1 761,1 775,2 790,3 804,4 818,6 833,7 847,9 861,11 877,13 891,17 906,19 920,22 934,25 949,29 963,32 977,36 992,40 1006,44 1020,49 1035,54 1049,59 1063,64 1078,70 1092,76 1106,82 1121,89 1135,96 1149,103 1164,111 1178,119 1192,128 1207,137 1221,147 1235,157 1250,168 1264,180 1278,192 1293,205 1307,220 1322,235 1336,252 1350,271 1365,292 1379,317 1393,346 1408,385 1422,482 1408,577 1393,616 1379,646 1365,670 1350,692 1336,710 1322,727 1307,743 1293,757 1278,771 1264,783 1250,795 1235,806 1221,816 1207,825 1192,835 1178,843 1164,852 1149,859 1135,867 1121,874 1106,881 1092,887 1078,893 1063,899 1049,904 1035,909 1020,914 1006,918 992,923 977,927 963,931 949,934 934,937 920,940 906,943 891,946 877,948 861,950 847,952 833,954 818,956 804,957 790,958 775,960 761,960 746,961 732,961 689,961 675,961 660,960 646,960 632,958 617,957 603,956 589,954 574,952 560,950 546,948 531,946 517,943 502,940 488,937 474,934 459,931 445,927 431,923 416,918 402,914 388,909 373,904 359,899 345,893 330,887 316,881 302,874 287,867 273,859 259,852 244,843 230,835 216,825 201,816 187,806 173,795 158,783 144,771 129,757 115,743 101,727 86,710 72,692 57,670 43,646 29,616 14,577">
          <text:p/>
        </draw:polygon>
        <draw:polyline draw:style-name="gr2" draw:layer="layout" svg:width="1.421cm" svg:height="0.96cm" svg:x="10.489cm" svg:y="6.698cm" svg:viewBox="0 0 1422 961" draw:points="0,482 14,385 29,346 43,317 57,292 72,271 86,252 101,235 115,220 129,205 144,192 158,180 173,168 187,157 201,147 216,137 230,128 244,119 259,111 273,103 287,96 302,89 316,82 330,76 345,70 359,64 373,59 388,54 402,49 416,44 431,40 445,36 459,32 474,29 488,25 502,22 517,19 531,17 546,13 560,11 574,9 589,7 603,6 617,4 632,3 646,2 660,1 675,1 689,0 732,0 746,1 761,1 775,2 790,3 804,4 818,6 833,7 847,9 861,11 877,13 891,17 906,19 920,22 934,25 949,29 963,32 977,36 992,40 1006,44 1020,49 1035,54 1049,59 1063,64 1078,70 1092,76 1106,82 1121,89 1135,96 1149,103 1164,111 1178,119 1192,128 1207,137 1221,147 1235,157 1250,168 1264,180 1278,192 1293,205 1307,220 1322,235 1336,252 1350,271 1365,292 1379,317 1393,346 1408,385 1422,482 1408,577 1393,616 1379,646 1365,670 1350,692 1336,710 1322,727 1307,743 1293,757 1278,771 1264,783 1250,795 1235,806 1221,816 1207,825 1192,835 1178,843 1164,852 1149,859 1135,867 1121,874 1106,881 1092,887 1078,893 1063,899 1049,904 1035,909 1020,914 1006,918 992,923 977,927 963,931 949,934 934,937 920,940 906,943 891,946 877,948 861,950 847,952 833,954 818,956 804,957 790,958 775,960 761,960 746,961 732,961 689,961 675,961 660,960 646,960 632,958 617,957 603,956 589,954 574,952 560,950 546,948 531,946 517,943 502,940 488,937 474,934 459,931 445,927 431,923 416,918 402,914 388,909 373,904 359,899 345,893 330,887 316,881 302,874 287,867 273,859 259,852 244,843 230,835 216,825 201,816 187,806 173,795 158,783 144,771 129,757 115,743 101,727 86,710 72,692 57,670 43,646 29,616 14,577 0,482">
          <text:p/>
        </draw:polyline>
        <draw:frame draw:style-name="gr5" draw:layer="layout" svg:width="0.387cm" svg:height="0.137cm" svg:x="7.219cm" svg:y="10.098cm">
          <draw:text-box>
            <text:p text:style-name="P1"><text:span text:style-name="T1">23 / 126</text:span></text:p>
          </draw:text-box>
        </draw:frame>
        <draw:frame draw:style-name="gr3" draw:layer="layout" svg:width="0.607cm" svg:height="0.137cm" svg:x="10.897cm" svg:y="6.93cm">
          <draw:text-box>
            <text:p text:style-name="P1"><text:span text:style-name="T1">GO:0044281</text:span></text:p>
          </draw:text-box>
        </draw:frame>
        <draw:frame draw:style-name="gr42" draw:layer="layout" svg:width="1.132cm" svg:height="0.137cm" svg:x="10.646cm" svg:y="7.07cm">
          <draw:text-box>
            <text:p text:style-name="P1"><text:span text:style-name="T1">small molecule metab...</text:span></text:p>
          </draw:text-box>
        </draw:frame>
        <draw:frame draw:style-name="gr5" draw:layer="layout" svg:width="0.387cm" svg:height="0.137cm" svg:x="11.008cm" svg:y="7.211cm">
          <draw:text-box>
            <text:p text:style-name="P1"><text:span text:style-name="T1">0.87306</text:span></text:p>
          </draw:text-box>
        </draw:frame>
        <draw:polygon draw:style-name="gr1" draw:layer="layout" svg:width="1.421cm" svg:height="0.961cm" svg:x="8.595cm" svg:y="9.445cm" svg:viewBox="0 0 1422 962" draw:points="0,482 14,386 28,346 43,317 57,293 72,271 86,253 100,235 115,220 129,206 143,192 158,180 172,168 186,157 201,146 215,136 229,127 244,118 258,110 272,102 287,95 301,88 315,81 330,75 344,69 358,63 373,58 387,53 401,48 416,44 430,39 444,35 459,32 473,28 487,25 502,22 516,19 531,16 545,14 559,11 574,9 588,8 602,6 617,5 631,3 646,3 660,2 674,1 689,1 703,0 717,0 732,1 746,1 760,2 775,3 789,3 803,5 818,6 832,8 847,9 861,11 875,14 890,16 904,19 918,22 933,25 947,28 961,32 976,35 990,39 1004,44 1019,48 1033,53 1047,58 1062,63 1076,69 1090,75 1105,81 1119,88 1133,95 1148,102 1162,110 1176,118 1191,127 1205,136 1219,146 1234,157 1248,168 1263,180 1277,192 1291,206 1306,220 1320,235 1334,253 1350,271 1364,293 1379,317 1393,346 1407,386 1422,482 1407,578 1393,617 1379,646 1364,671 1350,692 1334,711 1320,728 1306,743 1291,757 1277,771 1263,783 1248,795 1234,806 1219,816 1205,826 1191,835 1176,844 1162,852 1148,860 1133,867 1119,874 1105,881 1090,887 1076,893 1062,899 1047,904 1033,909 1019,914 1004,919 990,923 976,927 961,931 947,934 933,937 918,941 904,943 890,946 875,949 861,951 847,953 832,955 818,956 803,958 789,959 775,960 760,960 746,961 732,961 717,962 703,962 689,961 674,961 660,960 646,960 631,959 617,958 602,956 588,955 574,953 559,951 545,949 531,946 516,943 502,941 487,937 473,934 459,931 444,927 430,923 416,919 401,914 387,909 373,904 358,899 344,893 330,887 315,881 301,874 287,867 272,860 258,852 244,844 229,835 215,826 201,816 186,806 172,795 158,783 143,771 129,757 115,743 100,728 86,711 72,692 57,671 43,646 28,617 14,578">
          <text:p/>
        </draw:polygon>
        <draw:polyline draw:style-name="gr2" draw:layer="layout" svg:width="1.421cm" svg:height="0.961cm" svg:x="8.595cm" svg:y="9.445cm" svg:viewBox="0 0 1422 962" draw:points="0,482 14,386 28,346 43,317 57,293 72,271 86,253 100,235 115,220 129,206 143,192 158,180 172,168 186,157 201,146 215,136 229,127 244,118 258,110 272,102 287,95 301,88 315,81 330,75 344,69 358,63 373,58 387,53 401,48 416,44 430,39 444,35 459,32 473,28 487,25 502,22 516,19 531,16 545,14 559,11 574,9 588,8 602,6 617,5 631,3 646,3 660,2 674,1 689,1 703,0 717,0 732,1 746,1 760,2 775,3 789,3 803,5 818,6 832,8 847,9 861,11 875,14 890,16 904,19 918,22 933,25 947,28 961,32 976,35 990,39 1004,44 1019,48 1033,53 1047,58 1062,63 1076,69 1090,75 1105,81 1119,88 1133,95 1148,102 1162,110 1176,118 1191,127 1205,136 1219,146 1234,157 1248,168 1263,180 1277,192 1291,206 1306,220 1320,235 1334,253 1350,271 1364,293 1379,317 1393,346 1407,386 1422,482 1407,578 1393,617 1379,646 1364,671 1350,692 1334,711 1320,728 1306,743 1291,757 1277,771 1263,783 1248,795 1234,806 1219,816 1205,826 1191,835 1176,844 1162,852 1148,860 1133,867 1119,874 1105,881 1090,887 1076,893 1062,899 1047,904 1033,909 1019,914 1004,919 990,923 976,927 961,931 947,934 933,937 918,941 904,943 890,946 875,949 861,951 847,953 832,955 818,956 803,958 789,959 775,960 760,960 746,961 732,961 717,962 703,962 689,961 674,961 660,960 646,960 631,959 617,958 602,956 588,955 574,953 559,951 545,949 531,946 516,943 502,941 487,937 473,934 459,931 444,927 430,923 416,919 401,914 387,909 373,904 358,899 344,893 330,887 315,881 301,874 287,867 272,860 258,852 244,844 229,835 215,826 201,816 186,806 172,795 158,783 143,771 129,757 115,743 100,728 86,711 72,692 57,671 43,646 28,617 14,578 0,482">
          <text:p/>
        </draw:polyline>
        <draw:frame draw:style-name="gr5" draw:layer="layout" svg:width="0.387cm" svg:height="0.137cm" svg:x="11.008cm" svg:y="7.351cm">
          <draw:text-box>
            <text:p text:style-name="P1"><text:span text:style-name="T1">39 / 303</text:span></text:p>
          </draw:text-box>
        </draw:frame>
        <draw:frame draw:style-name="gr3" draw:layer="layout" svg:width="0.607cm" svg:height="0.137cm" svg:x="9.002cm" svg:y="9.677cm">
          <draw:text-box>
            <text:p text:style-name="P1"><text:span text:style-name="T1">GO:0044282</text:span></text:p>
          </draw:text-box>
        </draw:frame>
        <draw:frame draw:style-name="gr43" draw:layer="layout" svg:width="1.098cm" svg:height="0.137cm" svg:x="8.769cm" svg:y="9.818cm">
          <draw:text-box>
            <text:p text:style-name="P1"><text:span text:style-name="T1">small molecule catab...</text:span></text:p>
          </draw:text-box>
        </draw:frame>
        <draw:frame draw:style-name="gr5" draw:layer="layout" svg:width="0.387cm" svg:height="0.137cm" svg:x="9.114cm" svg:y="9.958cm">
          <draw:text-box>
            <text:p text:style-name="P1"><text:span text:style-name="T1">0.50736</text:span></text:p>
          </draw:text-box>
        </draw:frame>
        <draw:polygon draw:style-name="gr1" draw:layer="layout" svg:width="1.421cm" svg:height="0.96cm" svg:x="7.437cm" svg:y="17.741cm" svg:viewBox="0 0 1422 961" draw:points="0,479 14,384 29,345 43,315 57,291 72,269 86,251 100,234 115,218 129,204 143,190 158,178 172,166 186,155 201,145 215,136 229,126 244,118 258,109 272,102 287,94 301,87 315,80 330,74 344,68 359,62 373,57 387,52 402,47 416,43 431,39 445,34 459,30 474,27 488,24 502,21 517,18 531,15 545,13 560,11 574,9 588,7 603,5 617,4 631,3 646,1 660,1 674,0 689,0 732,0 746,0 761,1 775,1 789,3 804,4 818,5 832,7 847,9 861,11 875,13 890,15 904,18 918,21 933,24 947,27 961,30 976,34 990,39 1004,43 1019,47 1033,52 1048,57 1062,62 1076,68 1092,74 1106,80 1120,87 1135,94 1149,102 1164,109 1178,118 1192,126 1207,136 1221,145 1235,155 1250,166 1264,178 1278,190 1293,204 1307,218 1321,234 1336,251 1350,269 1364,291 1379,315 1393,345 1407,384 1422,479 1407,577 1393,616 1379,645 1364,670 1350,691 1336,710 1321,727 1307,742 1293,757 1278,770 1264,782 1250,794 1235,805 1221,815 1207,825 1192,834 1178,843 1164,851 1149,859 1135,866 1120,873 1106,880 1092,886 1076,892 1062,898 1048,903 1033,908 1019,913 1004,918 990,922 976,926 961,930 947,933 933,937 918,940 904,943 890,945 875,948 861,950 847,952 832,954 818,955 804,957 789,958 775,959 761,960 746,960 732,961 689,961 674,960 660,960 646,959 631,958 617,957 603,955 588,954 574,952 560,950 545,948 531,945 517,943 502,940 488,937 474,933 459,930 445,926 431,922 416,918 402,913 387,908 373,903 359,898 344,892 330,886 315,880 301,873 287,866 272,859 258,851 244,843 229,834 215,825 201,815 186,805 172,794 158,782 143,770 129,757 115,742 100,727 86,710 72,691 57,670 43,645 29,616 14,577">
          <text:p/>
        </draw:polygon>
        <draw:polyline draw:style-name="gr2" draw:layer="layout" svg:width="1.421cm" svg:height="0.96cm" svg:x="7.437cm" svg:y="17.741cm" svg:viewBox="0 0 1422 961" draw:points="0,479 14,384 29,345 43,315 57,291 72,269 86,251 100,234 115,218 129,204 143,190 158,178 172,166 186,155 201,145 215,136 229,126 244,118 258,109 272,102 287,94 301,87 315,80 330,74 344,68 359,62 373,57 387,52 402,47 416,43 431,39 445,34 459,30 474,27 488,24 502,21 517,18 531,15 545,13 560,11 574,9 588,7 603,5 617,4 631,3 646,1 660,1 674,0 689,0 732,0 746,0 761,1 775,1 789,3 804,4 818,5 832,7 847,9 861,11 875,13 890,15 904,18 918,21 933,24 947,27 961,30 976,34 990,39 1004,43 1019,47 1033,52 1048,57 1062,62 1076,68 1092,74 1106,80 1120,87 1135,94 1149,102 1164,109 1178,118 1192,126 1207,136 1221,145 1235,155 1250,166 1264,178 1278,190 1293,204 1307,218 1321,234 1336,251 1350,269 1364,291 1379,315 1393,345 1407,384 1422,479 1407,577 1393,616 1379,645 1364,670 1350,691 1336,710 1321,727 1307,742 1293,757 1278,770 1264,782 1250,794 1235,805 1221,815 1207,825 1192,834 1178,843 1164,851 1149,859 1135,866 1120,873 1106,880 1092,886 1076,892 1062,898 1048,903 1033,908 1019,913 1004,918 990,922 976,926 961,930 947,933 933,937 918,940 904,943 890,945 875,948 861,950 847,952 832,954 818,955 804,957 789,958 775,959 761,960 746,960 732,961 689,961 674,960 660,960 646,959 631,958 617,957 603,955 588,954 574,952 560,950 545,948 531,945 517,943 502,940 488,937 474,933 459,930 445,926 431,922 416,918 402,913 387,908 373,903 359,898 344,892 330,886 315,880 301,873 287,866 272,859 258,851 244,843 229,834 215,825 201,815 186,805 172,794 158,782 143,770 129,757 115,742 100,727 86,710 72,691 57,670 43,645 29,616 14,577 0,479">
          <text:p/>
        </draw:polyline>
        <draw:frame draw:style-name="gr7" draw:layer="layout" svg:width="0.328cm" svg:height="0.137cm" svg:x="9.143cm" svg:y="10.098cm">
          <draw:text-box>
            <text:p text:style-name="P1"><text:span text:style-name="T1">10 / 68</text:span></text:p>
          </draw:text-box>
        </draw:frame>
        <draw:frame draw:style-name="gr3" draw:layer="layout" svg:width="0.607cm" svg:height="0.137cm" svg:x="7.844cm" svg:y="17.972cm">
          <draw:text-box>
            <text:p text:style-name="P1"><text:span text:style-name="T1">GO:0046395</text:span></text:p>
          </draw:text-box>
        </draw:frame>
        <draw:frame draw:style-name="gr44" draw:layer="layout" svg:width="1.035cm" svg:height="0.137cm" svg:x="7.643cm" svg:y="18.112cm">
          <draw:text-box>
            <text:p text:style-name="P1"><text:span text:style-name="T1">carboxylic acid cata...</text:span></text:p>
          </draw:text-box>
        </draw:frame>
        <draw:frame draw:style-name="gr5" draw:layer="layout" svg:width="0.387cm" svg:height="0.137cm" svg:x="7.956cm" svg:y="18.253cm">
          <draw:text-box>
            <text:p text:style-name="P1"><text:span text:style-name="T1">0.09621</text:span></text:p>
          </draw:text-box>
        </draw:frame>
        <draw:polygon draw:style-name="gr1" draw:layer="layout" svg:width="1.421cm" svg:height="0.959cm" svg:x="18.567cm" svg:y="3.925cm" svg:viewBox="0 0 1422 960" draw:points="0,480 15,383 29,345 43,315 58,291 72,269 86,250 101,233 115,218 129,203 144,190 158,178 173,166 187,155 201,145 216,135 230,126 244,117 259,109 273,101 287,94 302,87 316,80 330,74 345,68 359,62 373,57 388,52 402,47 417,43 431,38 445,34 460,30 474,27 488,23 503,20 517,17 532,15 546,13 560,10 575,8 589,7 603,5 618,3 632,2 646,1 661,1 675,0 689,0 732,0 747,0 761,1 775,1 790,2 804,3 818,5 833,7 847,8 861,10 876,13 890,15 904,17 919,20 933,23 948,27 962,30 976,34 991,38 1005,43 1019,47 1034,52 1048,57 1062,62 1077,68 1091,74 1106,80 1120,87 1134,94 1149,101 1163,109 1177,117 1192,126 1206,135 1221,145 1235,155 1249,166 1264,178 1278,190 1292,203 1307,218 1322,233 1336,250 1351,269 1365,291 1379,315 1394,345 1408,383 1422,480 1408,576 1394,614 1379,644 1365,668 1351,690 1336,709 1322,726 1307,741 1292,756 1278,769 1264,781 1249,793 1235,804 1221,814 1206,824 1192,833 1177,842 1163,850 1149,857 1134,865 1120,873 1106,880 1091,886 1077,892 1062,898 1048,903 1034,908 1019,913 1005,917 991,922 976,926 962,930 948,933 933,936 919,940 904,942 890,945 876,947 861,949 847,952 833,953 818,955 804,957 790,958 775,959 761,959 747,960 732,960 689,960 675,960 661,959 646,959 632,958 618,957 603,955 589,953 575,952 560,949 546,947 532,945 517,942 503,940 488,936 474,933 460,930 445,926 431,922 417,917 402,913 388,908 373,903 359,898 345,892 330,886 316,880 302,873 287,865 273,857 259,850 244,842 230,833 216,824 201,814 187,804 173,793 158,781 144,769 129,756 115,741 101,726 86,709 72,690 58,668 43,644 29,614 15,576">
          <text:p/>
        </draw:polygon>
        <draw:polyline draw:style-name="gr2" draw:layer="layout" svg:width="1.421cm" svg:height="0.959cm" svg:x="18.567cm" svg:y="3.925cm" svg:viewBox="0 0 1422 960" draw:points="0,480 15,383 29,345 43,315 58,291 72,269 86,250 101,233 115,218 129,203 144,190 158,178 173,166 187,155 201,145 216,135 230,126 244,117 259,109 273,101 287,94 302,87 316,80 330,74 345,68 359,62 373,57 388,52 402,47 417,43 431,38 445,34 460,30 474,27 488,23 503,20 517,17 532,15 546,13 560,10 575,8 589,7 603,5 618,3 632,2 646,1 661,1 675,0 689,0 732,0 747,0 761,1 775,1 790,2 804,3 818,5 833,7 847,8 861,10 876,13 890,15 904,17 919,20 933,23 948,27 962,30 976,34 991,38 1005,43 1019,47 1034,52 1048,57 1062,62 1077,68 1091,74 1106,80 1120,87 1134,94 1149,101 1163,109 1177,117 1192,126 1206,135 1221,145 1235,155 1249,166 1264,178 1278,190 1292,203 1307,218 1322,233 1336,250 1351,269 1365,291 1379,315 1394,345 1408,383 1422,480 1408,576 1394,614 1379,644 1365,668 1351,690 1336,709 1322,726 1307,741 1292,756 1278,769 1264,781 1249,793 1235,804 1221,814 1206,824 1192,833 1177,842 1163,850 1149,857 1134,865 1120,873 1106,880 1091,886 1077,892 1062,898 1048,903 1034,908 1019,913 1005,917 991,922 976,926 962,930 948,933 933,936 919,940 904,942 890,945 876,947 861,949 847,952 833,953 818,955 804,957 790,958 775,959 761,959 747,960 732,960 689,960 675,960 661,959 646,959 632,958 618,957 603,955 589,953 575,952 560,949 546,947 532,945 517,942 503,940 488,936 474,933 460,930 445,926 431,922 417,917 402,913 388,908 373,903 359,898 345,892 330,886 316,880 302,873 287,865 273,857 259,850 244,842 230,833 216,824 201,814 187,804 173,793 158,781 144,769 129,756 115,741 101,726 86,709 72,690 58,668 43,644 29,614 15,576 0,480">
          <text:p/>
        </draw:polyline>
        <draw:frame draw:style-name="gr13" draw:layer="layout" svg:width="0.269cm" svg:height="0.137cm" svg:x="8.015cm" svg:y="18.393cm">
          <draw:text-box>
            <text:p text:style-name="P1"><text:span text:style-name="T1">5 / 18</text:span></text:p>
          </draw:text-box>
        </draw:frame>
        <draw:frame draw:style-name="gr3" draw:layer="layout" svg:width="0.607cm" svg:height="0.137cm" svg:x="18.975cm" svg:y="4.156cm">
          <draw:text-box>
            <text:p text:style-name="P1"><text:span text:style-name="T1">GO:0050896</text:span></text:p>
          </draw:text-box>
        </draw:frame>
        <draw:frame draw:style-name="gr45" draw:layer="layout" svg:width="0.988cm" svg:height="0.137cm" svg:x="18.793cm" svg:y="4.296cm">
          <draw:text-box>
            <text:p text:style-name="P1"><text:span text:style-name="T1">response to stimulus</text:span></text:p>
          </draw:text-box>
        </draw:frame>
        <draw:frame draw:style-name="gr5" draw:layer="layout" svg:width="0.387cm" svg:height="0.137cm" svg:x="19.087cm" svg:y="4.437cm">
          <draw:text-box>
            <text:p text:style-name="P1"><text:span text:style-name="T1">0.54854</text:span></text:p>
          </draw:text-box>
        </draw:frame>
        <draw:polygon draw:style-name="gr1" draw:layer="layout" svg:width="1.421cm" svg:height="0.96cm" svg:x="17.62cm" svg:y="6.698cm" svg:viewBox="0 0 1422 961" draw:points="0,482 15,385 29,346 43,317 58,292 72,271 86,252 101,235 115,220 129,205 144,192 158,180 172,168 187,157 201,147 215,137 230,128 244,119 258,111 273,103 287,96 302,89 316,82 330,76 345,70 359,64 373,59 388,54 402,49 416,44 431,40 445,36 459,32 474,29 488,25 502,22 517,19 531,17 545,13 560,11 574,9 588,7 603,6 617,4 632,3 646,2 660,1 675,1 689,0 732,0 747,1 761,1 775,2 790,3 804,4 818,6 833,7 848,9 862,11 877,13 891,17 905,19 920,22 934,25 948,29 963,32 977,36 991,40 1006,44 1020,49 1034,54 1049,59 1063,64 1077,70 1092,76 1106,82 1121,89 1135,96 1149,103 1164,111 1178,119 1192,128 1207,137 1221,147 1235,157 1250,168 1264,180 1278,192 1293,205 1307,220 1321,235 1336,252 1350,271 1365,292 1379,317 1393,346 1408,385 1422,482 1408,577 1393,616 1379,646 1365,670 1350,692 1336,710 1321,727 1307,743 1293,757 1278,771 1264,783 1250,795 1235,806 1221,816 1207,825 1192,835 1178,843 1164,852 1149,859 1135,867 1121,874 1106,881 1092,887 1077,893 1063,899 1049,904 1034,909 1020,914 1006,918 991,923 977,927 963,931 948,934 934,937 920,940 905,943 891,946 877,948 862,950 848,952 833,954 818,956 804,957 790,958 775,960 761,960 747,961 732,961 689,961 675,961 660,960 646,960 632,958 617,957 603,956 588,954 574,952 560,950 545,948 531,946 517,943 502,940 488,937 474,934 459,931 445,927 431,923 416,918 402,914 388,909 373,904 359,899 345,893 330,887 316,881 302,874 287,867 273,859 258,852 244,843 230,835 215,825 201,816 187,806 172,795 158,783 144,771 129,757 115,743 101,727 86,710 72,692 58,670 43,646 29,616 15,577">
          <text:p/>
        </draw:polygon>
        <draw:polyline draw:style-name="gr2" draw:layer="layout" svg:width="1.421cm" svg:height="0.96cm" svg:x="17.62cm" svg:y="6.698cm" svg:viewBox="0 0 1422 961" draw:points="0,482 15,385 29,346 43,317 58,292 72,271 86,252 101,235 115,220 129,205 144,192 158,180 172,168 187,157 201,147 215,137 230,128 244,119 258,111 273,103 287,96 302,89 316,82 330,76 345,70 359,64 373,59 388,54 402,49 416,44 431,40 445,36 459,32 474,29 488,25 502,22 517,19 531,17 545,13 560,11 574,9 588,7 603,6 617,4 632,3 646,2 660,1 675,1 689,0 732,0 747,1 761,1 775,2 790,3 804,4 818,6 833,7 848,9 862,11 877,13 891,17 905,19 920,22 934,25 948,29 963,32 977,36 991,40 1006,44 1020,49 1034,54 1049,59 1063,64 1077,70 1092,76 1106,82 1121,89 1135,96 1149,103 1164,111 1178,119 1192,128 1207,137 1221,147 1235,157 1250,168 1264,180 1278,192 1293,205 1307,220 1321,235 1336,252 1350,271 1365,292 1379,317 1393,346 1408,385 1422,482 1408,577 1393,616 1379,646 1365,670 1350,692 1336,710 1321,727 1307,743 1293,757 1278,771 1264,783 1250,795 1235,806 1221,816 1207,825 1192,835 1178,843 1164,852 1149,859 1135,867 1121,874 1106,881 1092,887 1077,893 1063,899 1049,904 1034,909 1020,914 1006,918 991,923 977,927 963,931 948,934 934,937 920,940 905,943 891,946 877,948 862,950 848,952 833,954 818,956 804,957 790,958 775,960 761,960 747,961 732,961 689,961 675,961 660,960 646,960 632,958 617,957 603,956 588,954 574,952 560,950 545,948 531,946 517,943 502,940 488,937 474,934 459,931 445,927 431,923 416,918 402,914 388,909 373,904 359,899 345,893 330,887 316,881 302,874 287,867 273,859 258,852 244,843 230,835 215,825 201,816 187,806 172,795 158,783 144,771 129,757 115,743 101,727 86,710 72,692 58,670 43,646 29,616 15,577 0,482">
          <text:p/>
        </draw:polyline>
        <draw:frame draw:style-name="gr5" draw:layer="layout" svg:width="0.387cm" svg:height="0.137cm" svg:x="19.087cm" svg:y="4.577cm">
          <draw:text-box>
            <text:p text:style-name="P1"><text:span text:style-name="T1">41 / 289</text:span></text:p>
          </draw:text-box>
        </draw:frame>
        <draw:frame draw:style-name="gr3" draw:layer="layout" svg:width="0.607cm" svg:height="0.137cm" svg:x="18.028cm" svg:y="6.93cm">
          <draw:text-box>
            <text:p text:style-name="P1"><text:span text:style-name="T1">GO:0051716</text:span></text:p>
          </draw:text-box>
        </draw:frame>
        <draw:frame draw:style-name="gr24" draw:layer="layout" svg:width="1.022cm" svg:height="0.137cm" svg:x="17.83cm" svg:y="7.07cm">
          <draw:text-box>
            <text:p text:style-name="P1"><text:span text:style-name="T1">cellular response to...</text:span></text:p>
          </draw:text-box>
        </draw:frame>
        <draw:frame draw:style-name="gr5" draw:layer="layout" svg:width="0.387cm" svg:height="0.137cm" svg:x="18.139cm" svg:y="7.211cm">
          <draw:text-box>
            <text:p text:style-name="P1"><text:span text:style-name="T1">0.30644</text:span></text:p>
          </draw:text-box>
        </draw:frame>
        <draw:polygon draw:style-name="gr1" draw:layer="layout" svg:width="1.421cm" svg:height="0.961cm" svg:x="18.172cm" svg:y="9.445cm" svg:viewBox="0 0 1422 962" draw:points="0,482 15,386 29,346 44,317 58,293 72,271 87,253 101,235 116,220 130,206 144,192 159,180 173,168 187,157 202,146 216,136 230,127 245,118 259,110 274,102 289,95 303,88 318,81 332,75 346,69 361,63 375,58 389,53 404,48 418,44 432,39 447,35 461,32 475,28 490,25 504,22 518,19 533,16 547,14 561,11 576,9 590,8 604,6 619,5 633,3 647,3 662,2 676,1 690,1 705,0 719,0 734,1 748,1 762,2 777,3 791,3 805,5 820,6 834,8 849,9 863,11 877,14 892,16 906,19 920,22 935,25 949,28 963,32 978,35 992,39 1006,44 1021,48 1035,53 1049,58 1064,63 1078,69 1093,75 1107,81 1121,88 1136,95 1150,102 1164,110 1179,118 1193,127 1207,136 1222,146 1236,157 1250,168 1265,180 1279,192 1293,206 1308,220 1322,235 1336,253 1351,271 1365,293 1379,317 1394,346 1408,386 1422,482 1408,578 1394,617 1379,646 1365,671 1351,692 1336,711 1322,728 1308,743 1293,757 1279,771 1265,783 1250,795 1236,806 1222,816 1207,826 1193,835 1179,844 1164,852 1150,860 1136,867 1121,874 1107,881 1093,887 1078,893 1064,899 1049,904 1035,909 1021,914 1006,919 992,923 978,927 963,931 949,934 935,937 920,941 906,943 892,946 877,949 863,951 849,953 834,955 820,956 805,958 791,959 777,960 762,960 748,961 734,961 719,962 705,962 690,961 676,961 662,960 647,960 633,959 619,958 604,956 590,955 576,953 561,951 547,949 533,946 518,943 504,941 490,937 475,934 461,931 447,927 432,923 418,919 404,914 389,909 375,904 361,899 346,893 332,887 318,881 303,874 289,867 274,860 259,852 245,844 230,835 216,826 202,816 187,806 173,795 159,783 144,771 130,757 116,743 101,728 87,711 72,692 58,671 44,646 29,617 15,578">
          <text:p/>
        </draw:polygon>
        <draw:polyline draw:style-name="gr2" draw:layer="layout" svg:width="1.421cm" svg:height="0.961cm" svg:x="18.172cm" svg:y="9.445cm" svg:viewBox="0 0 1422 962" draw:points="0,482 15,386 29,346 44,317 58,293 72,271 87,253 101,235 116,220 130,206 144,192 159,180 173,168 187,157 202,146 216,136 230,127 245,118 259,110 274,102 289,95 303,88 318,81 332,75 346,69 361,63 375,58 389,53 404,48 418,44 432,39 447,35 461,32 475,28 490,25 504,22 518,19 533,16 547,14 561,11 576,9 590,8 604,6 619,5 633,3 647,3 662,2 676,1 690,1 705,0 719,0 734,1 748,1 762,2 777,3 791,3 805,5 820,6 834,8 849,9 863,11 877,14 892,16 906,19 920,22 935,25 949,28 963,32 978,35 992,39 1006,44 1021,48 1035,53 1049,58 1064,63 1078,69 1093,75 1107,81 1121,88 1136,95 1150,102 1164,110 1179,118 1193,127 1207,136 1222,146 1236,157 1250,168 1265,180 1279,192 1293,206 1308,220 1322,235 1336,253 1351,271 1365,293 1379,317 1394,346 1408,386 1422,482 1408,578 1394,617 1379,646 1365,671 1351,692 1336,711 1322,728 1308,743 1293,757 1279,771 1265,783 1250,795 1236,806 1222,816 1207,826 1193,835 1179,844 1164,852 1150,860 1136,867 1121,874 1107,881 1093,887 1078,893 1064,899 1049,904 1035,909 1021,914 1006,919 992,923 978,927 963,931 949,934 935,937 920,941 906,943 892,946 877,949 863,951 849,953 834,955 820,956 805,958 791,959 777,960 762,960 748,961 734,961 719,962 705,962 690,961 676,961 662,960 647,960 633,959 619,958 604,956 590,955 576,953 561,951 547,949 533,946 518,943 504,941 490,937 475,934 461,931 447,927 432,923 418,919 404,914 389,909 375,904 361,899 346,893 332,887 318,881 303,874 289,867 274,860 259,852 245,844 230,835 216,826 202,816 187,806 173,795 159,783 144,771 130,757 116,743 101,728 87,711 72,692 58,671 44,646 29,617 15,578 0,482">
          <text:p/>
        </draw:polyline>
        <draw:frame draw:style-name="gr5" draw:layer="layout" svg:width="0.387cm" svg:height="0.137cm" svg:x="18.139cm" svg:y="7.351cm">
          <draw:text-box>
            <text:p text:style-name="P1"><text:span text:style-name="T1">25 / 160</text:span></text:p>
          </draw:text-box>
        </draw:frame>
        <draw:frame draw:style-name="gr3" draw:layer="layout" svg:width="0.607cm" svg:height="0.137cm" svg:x="18.58cm" svg:y="9.677cm">
          <draw:text-box>
            <text:p text:style-name="P1"><text:span text:style-name="T1">GO:0071496</text:span></text:p>
          </draw:text-box>
        </draw:frame>
        <draw:frame draw:style-name="gr24" draw:layer="layout" svg:width="1.022cm" svg:height="0.137cm" svg:x="18.382cm" svg:y="9.818cm">
          <draw:text-box>
            <text:p text:style-name="P1"><text:span text:style-name="T1">cellular response to...</text:span></text:p>
          </draw:text-box>
        </draw:frame>
        <draw:frame draw:style-name="gr5" draw:layer="layout" svg:width="0.387cm" svg:height="0.137cm" svg:x="18.692cm" svg:y="9.958cm">
          <draw:text-box>
            <text:p text:style-name="P1"><text:span text:style-name="T1">0.09764</text:span></text:p>
          </draw:text-box>
        </draw:frame>
        <draw:polyline draw:style-name="gr2" draw:layer="layout" svg:width="1.132cm" svg:height="1.68cm" svg:x="9.752cm" svg:y="10.379cm" svg:viewBox="0 0 1133 1681" draw:points="1133,0 1034,143 927,298 814,462 697,634 577,810 456,989 336,1168 219,1344 107,1517 0,1681">
          <text:p/>
        </draw:polyline>
        <draw:line draw:style-name="gr2" draw:layer="layout" svg:x1="9.86cm" svg:y1="11.895cm" svg:x2="9.752cm" svg:y2="12.06cm">
          <text:p/>
        </draw:line>
        <draw:polyline draw:style-name="gr2" draw:layer="layout" svg:width="0.269cm" svg:height="0.301cm" svg:x="9.752cm" svg:y="11.758cm" svg:viewBox="0 0 270 302" draw:points="16,0 0,302 270,164">
          <text:p/>
        </draw:polyline>
        <draw:line draw:style-name="gr2" draw:layer="layout" svg:x1="11.199cm" svg:y1="10.432cm" svg:x2="11.199cm" svg:y2="11.953cm">
          <text:p/>
        </draw:line>
        <draw:line draw:style-name="gr2" draw:layer="layout" svg:x1="11.199cm" svg:y1="11.804cm" svg:x2="11.199cm" svg:y2="11.953cm">
          <text:p/>
        </draw:line>
        <draw:polyline draw:style-name="gr2" draw:layer="layout" svg:width="0.301cm" svg:height="0.261cm" svg:x="11.049cm" svg:y="11.692cm" svg:viewBox="0 0 302 262" draw:points="0,0 151,262 302,0">
          <text:p/>
        </draw:polyline>
        <draw:polyline draw:style-name="gr2" draw:layer="layout" svg:width="1.079cm" svg:height="1.574cm" svg:x="3.937cm" svg:y="18.727cm" svg:viewBox="0 0 1080 1575" draw:points="0,0 92,134 191,280 296,434 408,594 521,758 636,925 751,1092 864,1258 975,1419 1080,1575">
          <text:p/>
        </draw:polyline>
        <draw:line draw:style-name="gr2" draw:layer="layout" svg:x1="4.911cm" svg:y1="20.145cm" svg:x2="5.017cm" svg:y2="20.302cm">
          <text:p/>
        </draw:line>
        <draw:polyline draw:style-name="gr2" draw:layer="layout" svg:width="0.271cm" svg:height="0.301cm" svg:x="4.745cm" svg:y="20cm" svg:viewBox="0 0 272 302" draw:points="0,171 272,302 250,0">
          <text:p/>
        </draw:polyline>
        <draw:line draw:style-name="gr2" draw:layer="layout" svg:x1="3.621cm" svg:y1="18.727cm" svg:x2="3.621cm" svg:y2="20.248cm">
          <text:p/>
        </draw:line>
        <draw:line draw:style-name="gr2" draw:layer="layout" svg:x1="3.621cm" svg:y1="20.099cm" svg:x2="3.621cm" svg:y2="20.248cm">
          <text:p/>
        </draw:line>
        <draw:polyline draw:style-name="gr2" draw:layer="layout" svg:width="0.302cm" svg:height="0.262cm" svg:x="3.47cm" svg:y="19.986cm" svg:viewBox="0 0 303 263" draw:points="0,0 152,263 303,0">
          <text:p/>
        </draw:polyline>
        <draw:polyline draw:style-name="gr2" draw:layer="layout" svg:width="1.105cm" svg:height="1.6cm" svg:x="3.095cm" svg:y="7.632cm" svg:viewBox="0 0 1106 1601" draw:points="1106,0 1014,135 913,281 805,439 691,603 573,771 454,942 336,1112 218,1281 106,1445 0,1601">
          <text:p/>
        </draw:polyline>
        <draw:line draw:style-name="gr2" draw:layer="layout" svg:x1="3.202cm" svg:y1="9.076cm" svg:x2="3.095cm" svg:y2="9.233cm">
          <text:p/>
        </draw:line>
        <draw:polyline draw:style-name="gr2" draw:layer="layout" svg:width="0.271cm" svg:height="0.301cm" svg:x="3.095cm" svg:y="8.931cm" svg:viewBox="0 0 272 302" draw:points="22,0 0,302 272,171">
          <text:p/>
        </draw:polyline>
        <draw:line draw:style-name="gr2" draw:layer="layout" svg:x1="4.516cm" svg:y1="7.685cm" svg:x2="4.516cm" svg:y2="9.179cm">
          <text:p/>
        </draw:line>
        <draw:line draw:style-name="gr2" draw:layer="layout" svg:x1="4.516cm" svg:y1="9.032cm" svg:x2="4.516cm" svg:y2="9.179cm">
          <text:p/>
        </draw:line>
        <draw:polyline draw:style-name="gr2" draw:layer="layout" svg:width="0.302cm" svg:height="0.261cm" svg:x="4.365cm" svg:y="8.918cm" svg:viewBox="0 0 303 262" draw:points="0,0 152,262 303,0">
          <text:p/>
        </draw:polyline>
        <draw:line draw:style-name="gr2" draw:layer="layout" svg:x1="22.672cm" svg:y1="7.685cm" svg:x2="22.672cm" svg:y2="9.179cm">
          <text:p/>
        </draw:line>
        <draw:line draw:style-name="gr2" draw:layer="layout" svg:x1="22.672cm" svg:y1="9.032cm" svg:x2="22.672cm" svg:y2="9.179cm">
          <text:p/>
        </draw:line>
        <draw:polyline draw:style-name="gr2" draw:layer="layout" svg:width="0.301cm" svg:height="0.261cm" svg:x="22.522cm" svg:y="8.918cm" svg:viewBox="0 0 302 262" draw:points="0,0 151,262 302,0">
          <text:p/>
        </draw:polyline>
        <draw:polyline draw:style-name="gr2" draw:layer="layout" svg:width="0.71cm" svg:height="1.813cm" svg:x="22.909cm" svg:y="7.632cm" svg:viewBox="0 0 711 1814" draw:points="0,0 73,143 150,301 228,470 307,650 385,837 461,1029 533,1225 600,1423 660,1620 711,1814">
          <text:p/>
        </draw:polyline>
        <draw:polyline draw:style-name="gr2" draw:layer="layout" svg:width="0.263cm" svg:height="5.282cm" svg:x="23.541cm" svg:y="9.445cm" svg:viewBox="0 0 264 5283" draw:points="78,0 172,578 230,1168 260,1760 264,2348 247,2922 214,3474 169,3994 114,4475 57,4907 0,5283">
          <text:p/>
        </draw:polyline>
        <draw:line draw:style-name="gr2" draw:layer="layout" svg:x1="23.599cm" svg:y1="14.351cm" svg:x2="23.541cm" svg:y2="14.728cm">
          <text:p/>
        </draw:line>
        <draw:polyline draw:style-name="gr2" draw:layer="layout" svg:width="0.298cm" svg:height="0.281cm" svg:x="23.431cm" svg:y="14.446cm" svg:viewBox="0 0 299 282" draw:points="0,0 110,282 299,45">
          <text:p/>
        </draw:polyline>
        <draw:polyline draw:style-name="gr2" draw:layer="layout" svg:width="1.158cm" svg:height="2.748cm" svg:x="16.594cm" svg:y="7.658cm" svg:viewBox="0 0 1159 2749" draw:points="0,0 84,207 178,440 281,696 392,969 510,1255 633,1551 760,1853 892,2156 1025,2456 1159,2749">
          <text:p/>
        </draw:polyline>
        <draw:polyline draw:style-name="gr2" draw:layer="layout" svg:width="0.763cm" svg:height="1.6cm" svg:x="17.752cm" svg:y="10.406cm" svg:viewBox="0 0 764 1601" draw:points="0,0 72,168 147,338 224,507 302,674 381,841 460,1003 538,1161 616,1314 691,1461 764,1601">
          <text:p/>
        </draw:polyline>
        <draw:line draw:style-name="gr2" draw:layer="layout" svg:x1="18.442cm" svg:y1="11.866cm" svg:x2="18.516cm" svg:y2="12.007cm">
          <text:p/>
        </draw:line>
        <draw:polyline draw:style-name="gr2" draw:layer="layout" svg:width="0.267cm" svg:height="0.301cm" svg:x="18.261cm" svg:y="11.705cm" svg:viewBox="0 0 268 302" draw:points="0,140 255,302 268,0">
          <text:p/>
        </draw:polyline>
        <draw:polyline draw:style-name="gr2" draw:layer="layout" svg:width="5.631cm" svg:height="2.187cm" svg:x="9.226cm" svg:y="1.897cm" svg:viewBox="0 0 5632 2188" draw:points="5632,0 5207,169 4700,370 4132,591 3521,829 2886,1075 2245,1323 1616,1565 1020,1795 475,2005 0,2188">
          <text:p/>
        </draw:polyline>
        <draw:line draw:style-name="gr2" draw:layer="layout" svg:x1="9.702cm" svg:y1="3.901cm" svg:x2="9.226cm" svg:y2="4.085cm">
          <text:p/>
        </draw:line>
        <draw:polyline draw:style-name="gr2" draw:layer="layout" svg:width="0.298cm" svg:height="0.281cm" svg:x="9.226cm" svg:y="3.85cm" svg:viewBox="0 0 299 282" draw:points="190,0 0,235 299,282">
          <text:p/>
        </draw:polyline>
        <draw:polyline draw:style-name="gr2" draw:layer="layout" svg:width="0.526cm" svg:height="1.547cm" svg:x="15.647cm" svg:y="2.137cm" svg:viewBox="0 0 527 1548" draw:points="0,0 42,134 90,279 142,432 197,591 254,754 311,918 369,1083 424,1244 477,1400 527,1548">
          <text:p/>
        </draw:polyline>
        <draw:line draw:style-name="gr2" draw:layer="layout" svg:x1="16.123cm" svg:y1="3.536cm" svg:x2="16.174cm" svg:y2="3.685cm">
          <text:p/>
        </draw:line>
        <draw:polyline draw:style-name="gr2" draw:layer="layout" svg:width="0.286cm" svg:height="0.295cm" svg:x="15.947cm" svg:y="3.389cm" svg:viewBox="0 0 287 296" draw:points="0,95 227,296 287,0">
          <text:p/>
        </draw:polyline>
        <draw:polyline draw:style-name="gr2" draw:layer="layout" svg:width="0.526cm" svg:height="1.547cm" svg:x="14.778cm" svg:y="2.137cm" svg:viewBox="0 0 527 1548" draw:points="527,0 485,134 436,279 385,432 330,591 273,754 216,918 159,1083 103,1244 50,1400 0,1548">
          <text:p/>
        </draw:polyline>
        <draw:line draw:style-name="gr2" draw:layer="layout" svg:x1="14.829cm" svg:y1="3.536cm" svg:x2="14.778cm" svg:y2="3.685cm">
          <text:p/>
        </draw:line>
        <draw:polyline draw:style-name="gr2" draw:layer="layout" svg:width="0.286cm" svg:height="0.295cm" svg:x="14.718cm" svg:y="3.389cm" svg:viewBox="0 0 287 296" draw:points="0,0 60,296 287,95">
          <text:p/>
        </draw:polyline>
        <draw:polyline draw:style-name="gr2" draw:layer="layout" svg:width="2.605cm" svg:height="1.867cm" svg:x="15.962cm" svg:y="2.031cm" svg:viewBox="0 0 2606 1868" draw:points="0,0 213,154 450,327 709,514 982,711 1263,913 1548,1117 1831,1319 2105,1514 2366,1698 2606,1868">
          <text:p/>
        </draw:polyline>
        <draw:line draw:style-name="gr2" draw:layer="layout" svg:x1="18.327cm" svg:y1="3.729cm" svg:x2="18.568cm" svg:y2="3.899cm">
          <text:p/>
        </draw:line>
        <draw:polyline draw:style-name="gr2" draw:layer="layout" svg:width="0.3cm" svg:height="0.274cm" svg:x="18.267cm" svg:y="3.624cm" svg:viewBox="0 0 301 275" draw:points="0,248 301,275 174,0">
          <text:p/>
        </draw:polyline>
        <draw:polyline draw:style-name="gr2" draw:layer="layout" svg:width="2.631cm" svg:height="1.894cm" svg:x="5.227cm" svg:y="4.778cm" svg:viewBox="0 0 2632 1895" draw:points="2632,0 2419,154 2179,327 1918,515 1641,712 1356,918 1067,1124 781,1329 504,1529 242,1719 0,1895">
          <text:p/>
        </draw:polyline>
        <draw:line draw:style-name="gr2" draw:layer="layout" svg:x1="5.469cm" svg:y1="6.496cm" svg:x2="5.227cm" svg:y2="6.673cm">
          <text:p/>
        </draw:line>
        <draw:polyline draw:style-name="gr2" draw:layer="layout" svg:width="0.299cm" svg:height="0.276cm" svg:x="5.227cm" svg:y="6.396cm" svg:viewBox="0 0 300 277" draw:points="122,0 0,277 300,244">
          <text:p/>
        </draw:polyline>
        <draw:polyline draw:style-name="gr2" draw:layer="layout" svg:width="0.527cm" svg:height="1.574cm" svg:x="7.647cm" svg:y="4.884cm" svg:viewBox="0 0 528 1575" draw:points="528,0 485,136 437,282 386,438 331,600 274,767 216,936 159,1103 103,1267 50,1426 0,1575">
          <text:p/>
        </draw:polyline>
        <draw:line draw:style-name="gr2" draw:layer="layout" svg:x1="7.698cm" svg:y1="6.309cm" svg:x2="7.647cm" svg:y2="6.459cm">
          <text:p/>
        </draw:line>
        <draw:polyline draw:style-name="gr2" draw:layer="layout" svg:width="0.286cm" svg:height="0.295cm" svg:x="7.587cm" svg:y="6.163cm" svg:viewBox="0 0 287 296" draw:points="0,0 60,296 287,96">
          <text:p/>
        </draw:polyline>
        <draw:polyline draw:style-name="gr2" draw:layer="layout" svg:width="0.526cm" svg:height="1.574cm" svg:x="8.516cm" svg:y="4.884cm" svg:viewBox="0 0 527 1575" draw:points="0,0 42,136 90,282 141,438 196,600 253,767 310,936 368,1103 423,1267 478,1426 527,1575">
          <text:p/>
        </draw:polyline>
        <draw:line draw:style-name="gr2" draw:layer="layout" svg:x1="8.993cm" svg:y1="6.309cm" svg:x2="9.043cm" svg:y2="6.459cm">
          <text:p/>
        </draw:line>
        <draw:polyline draw:style-name="gr2" draw:layer="layout" svg:width="0.287cm" svg:height="0.295cm" svg:x="8.816cm" svg:y="6.163cm" svg:viewBox="0 0 288 296" draw:points="0,96 227,296 288,0">
          <text:p/>
        </draw:polyline>
        <draw:polyline draw:style-name="gr2" draw:layer="layout" svg:width="4.131cm" svg:height="2.08cm" svg:x="3.569cm" svg:y="4.618cm" svg:viewBox="0 0 4132 2081" draw:points="4132,0 3807,101 3440,227 3037,377 2610,552 2165,750 1713,972 1261,1216 819,1482 395,1772 0,2081">
          <text:p/>
        </draw:polyline>
        <draw:polyline draw:style-name="gr2" draw:layer="layout" svg:width="1.895cm" svg:height="2.747cm" svg:x="1.674cm" svg:y="6.698cm" svg:viewBox="0 0 1896 2748" draw:points="1896,0 1579,279 1305,529 1067,762 861,986 682,1214 524,1454 382,1718 251,2015 125,2355 0,2748">
          <text:p/>
        </draw:polyline>
        <draw:polyline draw:style-name="gr2" draw:layer="layout" svg:width="0.365cm" svg:height="5.282cm" svg:x="1.309cm" svg:y="9.445cm" svg:viewBox="0 0 366 5283" draw:points="366,0 216,565 109,1147 41,1737 6,2325 0,2902 17,3458 51,3984 97,4470 152,4906 208,5283">
          <text:p/>
        </draw:polyline>
        <draw:line draw:style-name="gr2" draw:layer="layout" svg:x1="1.46cm" svg:y1="14.35cm" svg:x2="1.517cm" svg:y2="14.728cm">
          <text:p/>
        </draw:line>
        <draw:polyline draw:style-name="gr2" draw:layer="layout" svg:width="0.298cm" svg:height="0.281cm" svg:x="1.329cm" svg:y="14.446cm" svg:viewBox="0 0 299 282" draw:points="0,45 188,282 299,0">
          <text:p/>
        </draw:polyline>
        <draw:polyline draw:style-name="gr2" draw:layer="layout" svg:width="1.841cm" svg:height="1.813cm" svg:x="8.753cm" svg:y="4.805cm" svg:viewBox="0 0 1842 1814" draw:points="0,0 151,152 320,319 503,497 694,685 892,877 1092,1072 1290,1266 1484,1457 1669,1640 1842,1814">
          <text:p/>
        </draw:polyline>
        <draw:line draw:style-name="gr2" draw:layer="layout" svg:x1="10.421cm" svg:y1="6.444cm" svg:x2="10.595cm" svg:y2="6.619cm">
          <text:p/>
        </draw:line>
        <draw:polyline draw:style-name="gr2" draw:layer="layout" svg:width="0.291cm" svg:height="0.291cm" svg:x="10.303cm" svg:y="6.327cm" svg:viewBox="0 0 292 292" draw:points="0,214 292,292 215,0">
          <text:p/>
        </draw:polyline>
        <draw:polyline draw:style-name="gr2" draw:layer="layout" svg:width="0.263cm" svg:height="1.521cm" svg:x="14.594cm" svg:y="7.658cm" svg:viewBox="0 0 264 1522" draw:points="0,0 25,134 50,277 77,426 104,582 132,741 160,901 188,1061 214,1219 240,1373 264,1522">
          <text:p/>
        </draw:polyline>
        <draw:line draw:style-name="gr2" draw:layer="layout" svg:x1="14.833cm" svg:y1="9.031cm" svg:x2="14.858cm" svg:y2="9.18cm">
          <text:p/>
        </draw:line>
        <draw:polyline draw:style-name="gr2" draw:layer="layout" svg:width="0.297cm" svg:height="0.282cm" svg:x="14.666cm" svg:y="8.897cm" svg:viewBox="0 0 298 283" draw:points="0,49 192,283 298,0">
          <text:p/>
        </draw:polyline>
        <draw:polyline draw:style-name="gr2" draw:layer="layout" svg:width="0.711cm" svg:height="1.787cm" svg:x="6.463cm" svg:y="7.658cm" svg:viewBox="0 0 712 1788" draw:points="712,0 653,144 586,302 516,471 442,649 365,834 288,1024 212,1217 137,1411 66,1602 0,1788">
          <text:p/>
        </draw:polyline>
        <draw:polyline draw:style-name="gr2" draw:layer="layout" svg:width="0.763cm" svg:height="2.508cm" svg:x="5.7cm" svg:y="9.445cm" svg:viewBox="0 0 764 2509" draw:points="764,0 671,260 581,525 495,793 412,1061 332,1325 258,1584 187,1835 120,2074 58,2299 0,2509">
          <text:p/>
        </draw:polyline>
        <draw:line draw:style-name="gr2" draw:layer="layout" svg:x1="5.759cm" svg:y1="11.743cm" svg:x2="5.7cm" svg:y2="11.954cm">
          <text:p/>
        </draw:line>
        <draw:polyline draw:style-name="gr2" draw:layer="layout" svg:width="0.291cm" svg:height="0.292cm" svg:x="5.624cm" svg:y="11.661cm" svg:viewBox="0 0 292 293" draw:points="0,0 76,293 292,80">
          <text:p/>
        </draw:polyline>
        <draw:line draw:style-name="gr2" draw:layer="layout" svg:x1="7.411cm" svg:y1="7.685cm" svg:x2="7.411cm" svg:y2="9.179cm">
          <text:p/>
        </draw:line>
        <draw:line draw:style-name="gr2" draw:layer="layout" svg:x1="7.411cm" svg:y1="9.032cm" svg:x2="7.411cm" svg:y2="9.179cm">
          <text:p/>
        </draw:line>
        <draw:polyline draw:style-name="gr2" draw:layer="layout" svg:width="0.301cm" svg:height="0.261cm" svg:x="7.26cm" svg:y="8.918cm" svg:viewBox="0 0 302 262" draw:points="0,0 151,262 302,0">
          <text:p/>
        </draw:polyline>
        <draw:polyline draw:style-name="gr2" draw:layer="layout" svg:width="1.131cm" svg:height="1.653cm" svg:x="7.7cm" svg:y="7.632cm" svg:viewBox="0 0 1132 1654" draw:points="0,0 99,143 206,297 320,461 437,632 557,808 677,984 797,1159 914,1332 1026,1497 1132,1654">
          <text:p/>
        </draw:polyline>
        <draw:line draw:style-name="gr2" draw:layer="layout" svg:x1="8.725cm" svg:y1="9.128cm" svg:x2="8.832cm" svg:y2="9.286cm">
          <text:p/>
        </draw:line>
        <draw:polyline draw:style-name="gr2" draw:layer="layout" svg:width="0.271cm" svg:height="0.3cm" svg:x="8.56cm" svg:y="8.985cm" svg:viewBox="0 0 272 301" draw:points="0,170 272,301 251,0">
          <text:p/>
        </draw:polyline>
        <draw:polyline draw:style-name="gr2" draw:layer="layout" svg:width="0.527cm" svg:height="1.521cm" svg:x="4.805cm" svg:y="21.501cm" svg:viewBox="0 0 528 1522" draw:points="528,0 486,134 439,276 390,426 338,582 283,740 228,901 170,1061 113,1219 56,1374 0,1522">
          <text:p/>
        </draw:polyline>
        <draw:line draw:style-name="gr2" draw:layer="layout" svg:x1="4.862cm" svg:y1="22.874cm" svg:x2="4.805cm" svg:y2="23.023cm">
          <text:p/>
        </draw:line>
        <draw:polyline draw:style-name="gr2" draw:layer="layout" svg:width="0.282cm" svg:height="0.298cm" svg:x="4.757cm" svg:y="22.724cm" svg:viewBox="0 0 283 299" draw:points="0,0 49,299 283,107">
          <text:p/>
        </draw:polyline>
        <draw:polyline draw:style-name="gr2" draw:layer="layout" svg:width="0.527cm" svg:height="1.521cm" svg:x="3.779cm" svg:y="21.501cm" svg:viewBox="0 0 528 1522" draw:points="0,0 42,134 88,276 137,426 189,582 244,740 300,901 356,1061 414,1219 472,1374 528,1522">
          <text:p/>
        </draw:polyline>
        <draw:line draw:style-name="gr2" draw:layer="layout" svg:x1="4.25cm" svg:y1="22.874cm" svg:x2="4.307cm" svg:y2="23.023cm">
          <text:p/>
        </draw:line>
        <draw:polyline draw:style-name="gr2" draw:layer="layout" svg:width="0.282cm" svg:height="0.298cm" svg:x="4.072cm" svg:y="22.724cm" svg:viewBox="0 0 283 299" draw:points="0,107 235,299 283,0">
          <text:p/>
        </draw:polyline>
        <draw:polyline draw:style-name="gr2" draw:layer="layout" svg:width="1.683cm" svg:height="1.601cm" svg:x="3.122cm" svg:y="10.432cm" svg:viewBox="0 0 1684 1602" draw:points="0,0 141,135 297,282 462,438 635,602 813,772 993,942 1173,1113 1350,1282 1521,1445 1684,1602">
          <text:p/>
        </draw:polyline>
        <draw:line draw:style-name="gr2" draw:layer="layout" svg:x1="4.642cm" svg:y1="11.876cm" svg:x2="4.806cm" svg:y2="12.034cm">
          <text:p/>
        </draw:line>
        <draw:polyline draw:style-name="gr2" draw:layer="layout" svg:width="0.292cm" svg:height="0.29cm" svg:x="4.513cm" svg:y="11.743cm" svg:viewBox="0 0 293 291" draw:points="0,219 293,291 209,0">
          <text:p/>
        </draw:polyline>
        <draw:polyline draw:style-name="gr2" draw:layer="layout" svg:width="0.579cm" svg:height="1.547cm" svg:x="2.779cm" svg:y="10.432cm" svg:viewBox="0 0 580 1548" draw:points="0,0 50,134 103,279 161,433 220,592 281,755 343,919 404,1083 465,1244 524,1400 580,1548">
          <text:p/>
        </draw:polyline>
        <draw:line draw:style-name="gr2" draw:layer="layout" svg:x1="3.302cm" svg:y1="11.831cm" svg:x2="3.359cm" svg:y2="11.98cm">
          <text:p/>
        </draw:line>
        <draw:polyline draw:style-name="gr2" draw:layer="layout" svg:width="0.282cm" svg:height="0.297cm" svg:x="3.124cm" svg:y="11.682cm" svg:viewBox="0 0 283 298" draw:points="0,107 234,298 283,0">
          <text:p/>
        </draw:polyline>
        <draw:line draw:style-name="gr2" draw:layer="layout" svg:x1="5.516cm" svg:y1="13.206cm" svg:x2="5.516cm" svg:y2="20.248cm">
          <text:p/>
        </draw:line>
        <draw:line draw:style-name="gr2" draw:layer="layout" svg:x1="5.516cm" svg:y1="19.679cm" svg:x2="5.516cm" svg:y2="20.248cm">
          <text:p/>
        </draw:line>
        <draw:polyline draw:style-name="gr2" draw:layer="layout" svg:width="0.302cm" svg:height="0.262cm" svg:x="5.365cm" svg:y="19.986cm" svg:viewBox="0 0 303 263" draw:points="0,0 152,263 303,0">
          <text:p/>
        </draw:polyline>
        <draw:polyline draw:style-name="gr2" draw:layer="layout" svg:width="0.316cm" svg:height="1.521cm" svg:x="20.304cm" svg:y="7.658cm" svg:viewBox="0 0 317 1522" draw:points="0,0 25,134 53,277 83,426 115,582 148,741 183,901 217,1061 251,1219 285,1373 317,1522">
          <text:p/>
        </draw:polyline>
        <draw:line draw:style-name="gr2" draw:layer="layout" svg:x1="20.588cm" svg:y1="9.031cm" svg:x2="20.621cm" svg:y2="9.18cm">
          <text:p/>
        </draw:line>
        <draw:polyline draw:style-name="gr2" draw:layer="layout" svg:width="0.294cm" svg:height="0.287cm" svg:x="20.417cm" svg:y="8.892cm" svg:viewBox="0 0 295 288" draw:points="0,65 204,288 295,0">
          <text:p/>
        </draw:polyline>
        <draw:polyline draw:style-name="gr2" draw:layer="layout" svg:width="0.763cm" svg:height="1.574cm" svg:x="19.225cm" svg:y="7.658cm" svg:viewBox="0 0 764 1575" draw:points="764,0 698,135 627,283 551,439 472,601 392,768 311,937 230,1104 150,1268 74,1426 0,1575">
          <text:p/>
        </draw:polyline>
        <draw:line draw:style-name="gr2" draw:layer="layout" svg:x1="19.3cm" svg:y1="9.083cm" svg:x2="19.225cm" svg:y2="9.233cm">
          <text:p/>
        </draw:line>
        <draw:polyline draw:style-name="gr2" draw:layer="layout" svg:width="0.271cm" svg:height="0.301cm" svg:x="19.205cm" svg:y="8.931cm" svg:viewBox="0 0 272 302" draw:points="0,0 20,302 272,134">
          <text:p/>
        </draw:polyline>
        <draw:line draw:style-name="gr2" draw:layer="layout" svg:x1="16.436cm" svg:y1="4.911cm" svg:x2="16.436cm" svg:y2="6.432cm">
          <text:p/>
        </draw:line>
        <draw:line draw:style-name="gr2" draw:layer="layout" svg:x1="16.436cm" svg:y1="6.283cm" svg:x2="16.436cm" svg:y2="6.432cm">
          <text:p/>
        </draw:line>
        <draw:polyline draw:style-name="gr2" draw:layer="layout" svg:width="0.302cm" svg:height="0.262cm" svg:x="16.285cm" svg:y="6.17cm" svg:viewBox="0 0 303 263" draw:points="0,0 151,263 303,0">
          <text:p/>
        </draw:polyline>
        <draw:polyline draw:style-name="gr2" draw:layer="layout" svg:width="1.131cm" svg:height="1.68cm" svg:x="14.989cm" svg:y="4.858cm" svg:viewBox="0 0 1132 1681" draw:points="1132,0 1033,143 926,299 812,463 695,635 575,811 455,990 335,1169 218,1345 106,1517 0,1681">
          <text:p/>
        </draw:polyline>
        <draw:line draw:style-name="gr2" draw:layer="layout" svg:x1="15.096cm" svg:y1="6.374cm" svg:x2="14.989cm" svg:y2="6.539cm">
          <text:p/>
        </draw:line>
        <draw:polyline draw:style-name="gr2" draw:layer="layout" svg:width="0.268cm" svg:height="0.301cm" svg:x="14.989cm" svg:y="6.237cm" svg:viewBox="0 0 269 302" draw:points="15,0 0,302 269,165">
          <text:p/>
        </draw:polyline>
        <draw:polyline draw:style-name="gr2" draw:layer="layout" svg:width="0.368cm" svg:height="0.159cm" svg:x="15.489cm" svg:y="4.725cm" svg:viewBox="0 0 369 160" draw:points="369,0 329,16 290,34 250,54 212,72 174,91 137,108 101,124 66,139 32,151 0,160">
          <text:p/>
        </draw:polyline>
        <draw:polyline draw:style-name="gr2" draw:layer="layout" svg:width="5.237cm" svg:height="1.814cm" svg:x="10.252cm" svg:y="4.884cm" svg:viewBox="0 0 5238 1815" draw:points="5238,0 4596,265 4031,476 3525,647 3057,790 2610,918 2163,1046 1698,1187 1195,1353 636,1558 0,1815">
          <text:p/>
        </draw:polyline>
        <draw:polyline draw:style-name="gr2" draw:layer="layout" svg:width="0.157cm" svg:height="0.08cm" svg:x="10.095cm" svg:y="6.698cm" svg:viewBox="0 0 158 81" draw:points="158,0 142,8 127,16 111,25 94,33 78,41 63,49 47,57 31,65 15,73 0,81">
          <text:p/>
        </draw:polyline>
        <draw:line draw:style-name="gr2" draw:layer="layout" svg:x1="10.111cm" svg:y1="6.77cm" svg:x2="10.095cm" svg:y2="6.779cm">
          <text:p/>
        </draw:line>
        <draw:polyline draw:style-name="gr2" draw:layer="layout" svg:width="0.301cm" svg:height="0.269cm" svg:x="10.095cm" svg:y="6.526cm" svg:viewBox="0 0 302 270" draw:points="165,0 0,253 302,270">
          <text:p/>
        </draw:polyline>
        <draw:polyline draw:style-name="gr2" draw:layer="layout" svg:width="1.132cm" svg:height="1.68cm" svg:x="16.725cm" svg:y="4.858cm" svg:viewBox="0 0 1133 1681" draw:points="0,0 100,143 206,299 320,463 437,635 557,811 678,990 797,1169 914,1345 1027,1517 1133,1681">
          <text:p/>
        </draw:polyline>
        <draw:line draw:style-name="gr2" draw:layer="layout" svg:x1="17.751cm" svg:y1="6.374cm" svg:x2="17.858cm" svg:y2="6.539cm">
          <text:p/>
        </draw:line>
        <draw:polyline draw:style-name="gr2" draw:layer="layout" svg:width="0.268cm" svg:height="0.301cm" svg:x="17.589cm" svg:y="6.237cm" svg:viewBox="0 0 269 302" draw:points="0,165 269,302 254,0">
          <text:p/>
        </draw:polyline>
        <draw:polyline draw:style-name="gr2" draw:layer="layout" svg:width="0.263cm" svg:height="1.547cm" svg:x="20.857cm" svg:y="10.432cm" svg:viewBox="0 0 264 1548" draw:points="0,0 24,134 50,276 76,428 104,584 132,745 160,908 187,1072 214,1234 239,1393 264,1548">
          <text:p/>
        </draw:polyline>
        <draw:line draw:style-name="gr2" draw:layer="layout" svg:x1="21.095cm" svg:y1="11.824cm" svg:x2="21.122cm" svg:y2="11.98cm">
          <text:p/>
        </draw:line>
        <draw:polyline draw:style-name="gr2" draw:layer="layout" svg:width="0.298cm" svg:height="0.281cm" svg:x="20.93cm" svg:y="11.698cm" svg:viewBox="0 0 299 282" draw:points="0,47 191,282 299,0">
          <text:p/>
        </draw:polyline>
        <draw:polyline draw:style-name="gr2" draw:layer="layout" svg:width="1.132cm" svg:height="1.68cm" svg:x="19.33cm" svg:y="10.379cm" svg:viewBox="0 0 1133 1681" draw:points="1133,0 1034,143 926,298 813,462 696,634 576,810 456,989 336,1168 219,1344 107,1517 0,1681">
          <text:p/>
        </draw:polyline>
        <draw:line draw:style-name="gr2" draw:layer="layout" svg:x1="19.438cm" svg:y1="11.895cm" svg:x2="19.33cm" svg:y2="12.06cm">
          <text:p/>
        </draw:line>
        <draw:polyline draw:style-name="gr2" draw:layer="layout" svg:width="0.269cm" svg:height="0.301cm" svg:x="19.33cm" svg:y="11.758cm" svg:viewBox="0 0 270 302" draw:points="15,0 0,302 270,164">
          <text:p/>
        </draw:polyline>
        <draw:line draw:style-name="gr2" draw:layer="layout" svg:x1="14.989cm" svg:y1="10.432cm" svg:x2="14.989cm" svg:y2="11.953cm">
          <text:p/>
        </draw:line>
        <draw:line draw:style-name="gr2" draw:layer="layout" svg:x1="14.989cm" svg:y1="11.804cm" svg:x2="14.989cm" svg:y2="11.953cm">
          <text:p/>
        </draw:line>
        <draw:polyline draw:style-name="gr2" draw:layer="layout" svg:width="0.302cm" svg:height="0.261cm" svg:x="14.838cm" svg:y="11.692cm" svg:viewBox="0 0 303 262" draw:points="0,0 151,262 303,0">
          <text:p/>
        </draw:polyline>
        <draw:polyline draw:style-name="gr2" draw:layer="layout" svg:width="0.5cm" svg:height="1.813cm" svg:x="8.647cm" svg:y="13.18cm" svg:viewBox="0 0 501 1814" draw:points="501,0 452,144 401,303 349,476 294,657 240,846 187,1040 136,1237 88,1434 42,1627 0,1814">
          <text:p/>
        </draw:polyline>
        <draw:polyline draw:style-name="gr2" draw:layer="layout" svg:width="0.421cm" svg:height="2.481cm" svg:x="8.226cm" svg:y="14.993cm" svg:viewBox="0 0 422 2482" draw:points="422,0 361,260 305,524 254,792 206,1058 161,1321 122,1577 86,1824 54,2059 26,2279 0,2482">
          <text:p/>
        </draw:polyline>
        <draw:line draw:style-name="gr2" draw:layer="layout" svg:x1="8.253cm" svg:y1="17.272cm" svg:x2="8.226cm" svg:y2="17.475cm">
          <text:p/>
        </draw:line>
        <draw:polyline draw:style-name="gr2" draw:layer="layout" svg:width="0.299cm" svg:height="0.278cm" svg:x="8.109cm" svg:y="17.196cm" svg:viewBox="0 0 300 279" draw:points="0,0 117,279 300,37">
          <text:p/>
        </draw:polyline>
        <draw:line draw:style-name="gr2" draw:layer="layout" svg:x1="14.541cm" svg:y1="4.911cm" svg:x2="14.541cm" svg:y2="6.432cm">
          <text:p/>
        </draw:line>
        <draw:line draw:style-name="gr2" draw:layer="layout" svg:x1="14.541cm" svg:y1="6.283cm" svg:x2="14.541cm" svg:y2="6.432cm">
          <text:p/>
        </draw:line>
        <draw:polyline draw:style-name="gr2" draw:layer="layout" svg:width="0.301cm" svg:height="0.262cm" svg:x="14.391cm" svg:y="6.17cm" svg:viewBox="0 0 302 263" draw:points="0,0 151,263 302,0">
          <text:p/>
        </draw:polyline>
        <draw:polyline draw:style-name="gr2" draw:layer="layout" svg:width="4.42cm" svg:height="2.027cm" svg:x="4.569cm" svg:y="15.767cm" svg:viewBox="0 0 4421 2028" draw:points="4421,0 4081,158 3685,341 3247,545 2777,760 2289,984 1795,1211 1306,1434 836,1648 396,1848 0,2028">
          <text:p/>
        </draw:polyline>
        <draw:line draw:style-name="gr2" draw:layer="layout" svg:x1="4.966cm" svg:y1="17.614cm" svg:x2="4.569cm" svg:y2="17.795cm">
          <text:p/>
        </draw:line>
        <draw:polyline draw:style-name="gr2" draw:layer="layout" svg:width="0.3cm" svg:height="0.274cm" svg:x="4.569cm" svg:y="17.549cm" svg:viewBox="0 0 301 275" draw:points="175,0 0,245 301,275">
          <text:p/>
        </draw:polyline>
        <draw:polyline draw:style-name="gr2" draw:layer="layout" svg:width="0.843cm" svg:height="1.6cm" svg:x="8.489cm" svg:y="15.954cm" svg:viewBox="0 0 844 1601" draw:points="844,0 776,135 699,282 617,439 531,602 441,771 350,941 258,1112 169,1281 82,1444 0,1601">
          <text:p/>
        </draw:polyline>
        <draw:line draw:style-name="gr2" draw:layer="layout" svg:x1="8.572cm" svg:y1="17.397cm" svg:x2="8.489cm" svg:y2="17.555cm">
          <text:p/>
        </draw:line>
        <draw:polyline draw:style-name="gr2" draw:layer="layout" svg:width="0.267cm" svg:height="0.302cm" svg:x="8.477cm" svg:y="17.252cm" svg:viewBox="0 0 268 303" draw:points="0,0 12,303 268,141">
          <text:p/>
        </draw:polyline>
        <draw:line draw:style-name="gr2" draw:layer="layout" svg:x1="21.278cm" svg:y1="13.206cm" svg:x2="21.278cm" svg:y2="14.727cm">
          <text:p/>
        </draw:line>
        <draw:line draw:style-name="gr2" draw:layer="layout" svg:x1="21.278cm" svg:y1="14.578cm" svg:x2="21.278cm" svg:y2="14.727cm">
          <text:p/>
        </draw:line>
        <draw:polyline draw:style-name="gr2" draw:layer="layout" svg:width="0.301cm" svg:height="0.261cm" svg:x="21.127cm" svg:y="14.466cm" svg:viewBox="0 0 302 262" draw:points="0,0 151,262 302,0">
          <text:p/>
        </draw:polyline>
        <draw:polyline draw:style-name="gr2" draw:layer="layout" svg:width="1.263cm" svg:height="1.627cm" svg:x="21.593cm" svg:y="13.153cm" svg:viewBox="0 0 1264 1628" draw:points="0,0 108,136 225,285 350,444 479,611 612,783 747,958 881,1133 1013,1304 1142,1470 1264,1628">
          <text:p/>
        </draw:polyline>
        <draw:line draw:style-name="gr2" draw:layer="layout" svg:x1="22.734cm" svg:y1="14.623cm" svg:x2="22.857cm" svg:y2="14.781cm">
          <text:p/>
        </draw:line>
        <draw:polyline draw:style-name="gr2" draw:layer="layout" svg:width="0.279cm" svg:height="0.299cm" svg:x="22.577cm" svg:y="14.481cm" svg:viewBox="0 0 280 300" draw:points="0,186 280,300 239,0">
          <text:p/>
        </draw:polyline>
        <draw:polyline draw:style-name="gr2" draw:layer="layout" svg:width="1.5cm" svg:height="1.734cm" svg:x="19.225cm" svg:y="13.126cm" svg:viewBox="0 0 1501 1735" draw:points="0,0 126,151 265,314 415,486 571,664 731,848 894,1033 1055,1216 1211,1396 1361,1570 1501,1735">
          <text:p/>
        </draw:polyline>
        <draw:line draw:style-name="gr2" draw:layer="layout" svg:x1="20.585cm" svg:y1="14.695cm" svg:x2="20.726cm" svg:y2="14.861cm">
          <text:p/>
        </draw:line>
        <draw:polyline draw:style-name="gr2" draw:layer="layout" svg:width="0.284cm" svg:height="0.297cm" svg:x="20.441cm" svg:y="14.563cm" svg:viewBox="0 0 285 298" draw:points="0,195 285,298 231,0">
          <text:p/>
        </draw:polyline>
        <draw:polyline draw:style-name="gr2" draw:layer="layout" svg:width="1.263cm" svg:height="1.6cm" svg:x="21.593cm" svg:y="15.927cm" svg:viewBox="0 0 1264 1601" draw:points="0,0 108,136 225,283 350,439 479,603 612,771 747,942 881,1113 1013,1281 1142,1445 1264,1601">
          <text:p/>
        </draw:polyline>
        <draw:line draw:style-name="gr2" draw:layer="layout" svg:x1="22.734cm" svg:y1="17.371cm" svg:x2="22.857cm" svg:y2="17.528cm">
          <text:p/>
        </draw:line>
        <draw:polyline draw:style-name="gr2" draw:layer="layout" svg:width="0.279cm" svg:height="0.299cm" svg:x="22.577cm" svg:y="17.228cm" svg:viewBox="0 0 280 300" draw:points="0,187 280,300 239,0">
          <text:p/>
        </draw:polyline>
        <draw:polyline draw:style-name="gr2" draw:layer="layout" svg:width="1.499cm" svg:height="5.575cm" svg:x="22.935cm" svg:y="10.379cm" svg:viewBox="0 0 1500 5576" draw:points="0,0 192,346 411,767 642,1254 872,1794 1087,2378 1271,2995 1410,3634 1492,4284 1500,4935 1422,5576">
          <text:p/>
        </draw:polyline>
        <draw:polyline draw:style-name="gr2" draw:layer="layout" svg:width="0.579cm" svg:height="1.546cm" svg:x="23.777cm" svg:y="15.954cm" svg:viewBox="0 0 580 1547" draw:points="580,0 538,167 489,335 436,500 379,663 319,823 257,979 193,1131 129,1277 64,1416 0,1547">
          <text:p/>
        </draw:polyline>
        <draw:line draw:style-name="gr2" draw:layer="layout" svg:x1="23.842cm" svg:y1="17.369cm" svg:x2="23.777cm" svg:y2="17.501cm">
          <text:p/>
        </draw:line>
        <draw:polyline draw:style-name="gr2" draw:layer="layout" svg:width="0.271cm" svg:height="0.3cm" svg:x="23.756cm" svg:y="17.2cm" svg:viewBox="0 0 272 301" draw:points="0,0 21,301 272,131">
          <text:p/>
        </draw:polyline>
        <draw:polyline draw:style-name="gr2" draw:layer="layout" svg:width="0.526cm" svg:height="1.573cm" svg:x="3.832cm" svg:y="10.406cm" svg:viewBox="0 0 527 1574" draw:points="527,0 479,134 429,278 379,432 326,592 273,757 219,924 165,1092 110,1257 55,1419 0,1574">
          <text:p/>
        </draw:polyline>
        <draw:line draw:style-name="gr2" draw:layer="layout" svg:x1="3.888cm" svg:y1="11.824cm" svg:x2="3.832cm" svg:y2="11.98cm">
          <text:p/>
        </draw:line>
        <draw:polyline draw:style-name="gr2" draw:layer="layout" svg:width="0.284cm" svg:height="0.296cm" svg:x="3.777cm" svg:y="11.683cm" svg:viewBox="0 0 285 297" draw:points="0,0 55,297 285,101">
          <text:p/>
        </draw:polyline>
        <draw:polyline draw:style-name="gr2" draw:layer="layout" svg:width="1.132cm" svg:height="1.68cm" svg:x="11.647cm" svg:y="10.379cm" svg:viewBox="0 0 1133 1681" draw:points="1133,0 1033,143 927,298 814,462 695,634 576,810 455,989 336,1168 219,1344 106,1517 0,1681">
          <text:p/>
        </draw:polyline>
        <draw:line draw:style-name="gr2" draw:layer="layout" svg:x1="11.754cm" svg:y1="11.895cm" svg:x2="11.647cm" svg:y2="12.06cm">
          <text:p/>
        </draw:line>
        <draw:polyline draw:style-name="gr2" draw:layer="layout" svg:width="0.268cm" svg:height="0.301cm" svg:x="11.647cm" svg:y="11.758cm" svg:viewBox="0 0 269 302" draw:points="15,0 0,302 269,164">
          <text:p/>
        </draw:polyline>
        <draw:line draw:style-name="gr2" draw:layer="layout" svg:x1="23.409cm" svg:y1="15.98cm" svg:x2="23.409cm" svg:y2="17.474cm">
          <text:p/>
        </draw:line>
        <draw:line draw:style-name="gr2" draw:layer="layout" svg:x1="23.409cm" svg:y1="17.327cm" svg:x2="23.409cm" svg:y2="17.474cm">
          <text:p/>
        </draw:line>
        <draw:polyline draw:style-name="gr2" draw:layer="layout" svg:width="0.302cm" svg:height="0.261cm" svg:x="23.258cm" svg:y="17.213cm" svg:viewBox="0 0 303 262" draw:points="0,0 151,262 303,0">
          <text:p/>
        </draw:polyline>
        <draw:polyline draw:style-name="gr2" draw:layer="layout" svg:width="0.921cm" svg:height="1.627cm" svg:x="9.989cm" svg:y="13.18cm" svg:viewBox="0 0 922 1628" draw:points="922,0 847,135 763,284 674,443 579,611 482,783 382,958 283,1132 185,1304 90,1470 0,1628">
          <text:p/>
        </draw:polyline>
        <draw:line draw:style-name="gr2" draw:layer="layout" svg:x1="10.08cm" svg:y1="14.649cm" svg:x2="9.989cm" svg:y2="14.808cm">
          <text:p/>
        </draw:line>
        <draw:polyline draw:style-name="gr2" draw:layer="layout" svg:width="0.261cm" svg:height="0.302cm" svg:x="9.988cm" svg:y="14.505cm" svg:viewBox="0 0 262 303" draw:points="0,0 1,303 262,150">
          <text:p/>
        </draw:polyline>
        <draw:line draw:style-name="gr2" draw:layer="layout" svg:x1="3.621cm" svg:y1="13.206cm" svg:x2="3.621cm" svg:y2="17.474cm">
          <text:p/>
        </draw:line>
        <draw:line draw:style-name="gr2" draw:layer="layout" svg:x1="3.621cm" svg:y1="17.101cm" svg:x2="3.621cm" svg:y2="17.474cm">
          <text:p/>
        </draw:line>
        <draw:polyline draw:style-name="gr2" draw:layer="layout" svg:width="0.302cm" svg:height="0.261cm" svg:x="3.47cm" svg:y="17.213cm" svg:viewBox="0 0 303 262" draw:points="0,0 152,262 303,0">
          <text:p/>
        </draw:polyline>
        <draw:polyline draw:style-name="gr2" draw:layer="layout" svg:width="1.131cm" svg:height="1.653cm" svg:x="9.595cm" svg:y="7.632cm" svg:viewBox="0 0 1132 1654" draw:points="0,0 99,143 206,297 319,461 436,632 555,808 677,984 797,1159 913,1332 1026,1497 1132,1654">
          <text:p/>
        </draw:polyline>
        <draw:line draw:style-name="gr2" draw:layer="layout" svg:x1="10.62cm" svg:y1="9.128cm" svg:x2="10.727cm" svg:y2="9.286cm">
          <text:p/>
        </draw:line>
        <draw:polyline draw:style-name="gr2" draw:layer="layout" svg:width="0.271cm" svg:height="0.3cm" svg:x="10.455cm" svg:y="8.985cm" svg:viewBox="0 0 272 301" draw:points="0,170 272,301 251,0">
          <text:p/>
        </draw:polyline>
        <draw:polyline draw:style-name="gr2" draw:layer="layout" svg:width="3.474cm" svg:height="2.001cm" svg:x="5.279cm" svg:y="7.498cm" svg:viewBox="0 0 3475 2002" draw:points="3475,0 3192,165 2873,349 2525,551 2157,763 1777,982 1393,1202 1015,1419 652,1627 311,1823 0,2002">
          <text:p/>
        </draw:polyline>
        <draw:line draw:style-name="gr2" draw:layer="layout" svg:x1="5.591cm" svg:y1="9.32cm" svg:x2="5.279cm" svg:y2="9.5cm">
          <text:p/>
        </draw:line>
        <draw:polyline draw:style-name="gr2" draw:layer="layout" svg:width="0.302cm" svg:height="0.261cm" svg:x="5.279cm" svg:y="9.238cm" svg:viewBox="0 0 303 262" draw:points="153,0 0,262 303,262">
          <text:p/>
        </draw:polyline>
        <draw:polyline draw:style-name="gr2" draw:layer="layout" svg:width="2.605cm" svg:height="1.867cm" svg:x="9.779cm" svg:y="7.552cm" svg:viewBox="0 0 2606 1868" draw:points="0,0 212,154 450,327 709,514 982,711 1264,913 1548,1117 1831,1319 2105,1514 2365,1698 2606,1868">
          <text:p/>
        </draw:polyline>
        <draw:line draw:style-name="gr2" draw:layer="layout" svg:x1="12.143cm" svg:y1="9.25cm" svg:x2="12.385cm" svg:y2="9.42cm">
          <text:p/>
        </draw:line>
        <draw:polyline draw:style-name="gr2" draw:layer="layout" svg:width="0.3cm" svg:height="0.274cm" svg:x="12.084cm" svg:y="9.145cm" svg:viewBox="0 0 301 275" draw:points="0,248 301,275 173,0">
          <text:p/>
        </draw:polyline>
        <draw:polyline draw:style-name="gr2" draw:layer="layout" svg:width="1.131cm" svg:height="1.653cm" svg:x="7.858cm" svg:y="7.632cm" svg:viewBox="0 0 1132 1654" draw:points="1132,0 1033,143 926,297 813,461 696,632 576,808 456,984 336,1159 220,1332 107,1497 0,1654">
          <text:p/>
        </draw:polyline>
        <draw:line draw:style-name="gr2" draw:layer="layout" svg:x1="7.965cm" svg:y1="9.128cm" svg:x2="7.858cm" svg:y2="9.286cm">
          <text:p/>
        </draw:line>
        <draw:polyline draw:style-name="gr2" draw:layer="layout" svg:width="0.271cm" svg:height="0.3cm" svg:x="7.858cm" svg:y="8.985cm" svg:viewBox="0 0 272 301" draw:points="21,0 0,301 272,170">
          <text:p/>
        </draw:polyline>
        <draw:polyline draw:style-name="gr2" draw:layer="layout" svg:width="1.131cm" svg:height="1.6cm" svg:x="1.964cm" svg:y="15.927cm" svg:viewBox="0 0 1132 1601" draw:points="0,0 99,136 206,283 320,439 437,603 556,771 677,942 797,1113 913,1281 1026,1445 1132,1601">
          <text:p/>
        </draw:polyline>
        <draw:line draw:style-name="gr2" draw:layer="layout" svg:x1="2.989cm" svg:y1="17.371cm" svg:x2="3.096cm" svg:y2="17.528cm">
          <text:p/>
        </draw:line>
        <draw:polyline draw:style-name="gr2" draw:layer="layout" svg:width="0.271cm" svg:height="0.301cm" svg:x="2.824cm" svg:y="17.226cm" svg:viewBox="0 0 272 302" draw:points="0,170 272,302 250,0">
          <text:p/>
        </draw:polyline>
        <draw:line draw:style-name="gr2" draw:layer="layout" svg:x1="7.411cm" svg:y1="10.432cm" svg:x2="7.411cm" svg:y2="11.953cm">
          <text:p/>
        </draw:line>
        <draw:line draw:style-name="gr2" draw:layer="layout" svg:x1="7.411cm" svg:y1="11.804cm" svg:x2="7.411cm" svg:y2="11.953cm">
          <text:p/>
        </draw:line>
        <draw:polyline draw:style-name="gr2" draw:layer="layout" svg:width="0.301cm" svg:height="0.261cm" svg:x="7.26cm" svg:y="11.692cm" svg:viewBox="0 0 302 262" draw:points="0,0 151,262 302,0">
          <text:p/>
        </draw:polyline>
        <draw:polyline draw:style-name="gr2" draw:layer="layout" svg:width="1.131cm" svg:height="1.68cm" svg:x="7.7cm" svg:y="10.379cm" svg:viewBox="0 0 1132 1681" draw:points="0,0 99,143 206,298 320,462 437,634 557,810 677,989 797,1168 914,1344 1026,1517 1132,1681">
          <text:p/>
        </draw:polyline>
        <draw:line draw:style-name="gr2" draw:layer="layout" svg:x1="8.725cm" svg:y1="11.895cm" svg:x2="8.832cm" svg:y2="12.06cm">
          <text:p/>
        </draw:line>
        <draw:polyline draw:style-name="gr2" draw:layer="layout" svg:width="0.268cm" svg:height="0.301cm" svg:x="8.563cm" svg:y="11.758cm" svg:viewBox="0 0 269 302" draw:points="0,164 269,302 254,0">
          <text:p/>
        </draw:polyline>
        <draw:line draw:style-name="gr2" draw:layer="layout" svg:x1="11.199cm" svg:y1="7.685cm" svg:x2="11.199cm" svg:y2="9.179cm">
          <text:p/>
        </draw:line>
        <draw:line draw:style-name="gr2" draw:layer="layout" svg:x1="11.199cm" svg:y1="9.032cm" svg:x2="11.199cm" svg:y2="9.179cm">
          <text:p/>
        </draw:line>
        <draw:polyline draw:style-name="gr2" draw:layer="layout" svg:width="0.301cm" svg:height="0.261cm" svg:x="11.049cm" svg:y="8.918cm" svg:viewBox="0 0 302 262" draw:points="0,0 151,262 302,0">
          <text:p/>
        </draw:polyline>
        <draw:polyline draw:style-name="gr2" draw:layer="layout" svg:width="1.131cm" svg:height="1.653cm" svg:x="11.489cm" svg:y="7.632cm" svg:viewBox="0 0 1132 1654" draw:points="0,0 99,143 206,297 319,461 436,632 556,808 676,984 796,1159 913,1332 1026,1497 1132,1654">
          <text:p/>
        </draw:polyline>
        <draw:line draw:style-name="gr2" draw:layer="layout" svg:x1="12.514cm" svg:y1="9.128cm" svg:x2="12.621cm" svg:y2="9.286cm">
          <text:p/>
        </draw:line>
        <draw:polyline draw:style-name="gr2" draw:layer="layout" svg:width="0.27cm" svg:height="0.3cm" svg:x="12.35cm" svg:y="8.985cm" svg:viewBox="0 0 271 301" draw:points="0,170 271,301 250,0">
          <text:p/>
        </draw:polyline>
        <draw:polyline draw:style-name="gr2" draw:layer="layout" svg:width="1.132cm" svg:height="1.653cm" svg:x="9.752cm" svg:y="7.632cm" svg:viewBox="0 0 1133 1654" draw:points="1133,0 1034,143 927,297 814,461 697,632 577,808 456,984 336,1159 219,1332 107,1497 0,1654">
          <text:p/>
        </draw:polyline>
        <draw:line draw:style-name="gr2" draw:layer="layout" svg:x1="9.86cm" svg:y1="9.128cm" svg:x2="9.752cm" svg:y2="9.286cm">
          <text:p/>
        </draw:line>
        <draw:polyline draw:style-name="gr2" draw:layer="layout" svg:width="0.272cm" svg:height="0.3cm" svg:x="9.752cm" svg:y="8.985cm" svg:viewBox="0 0 273 301" draw:points="23,0 0,301 273,170">
          <text:p/>
        </draw:polyline>
        <draw:line draw:style-name="gr2" draw:layer="layout" svg:x1="9.305cm" svg:y1="10.432cm" svg:x2="9.305cm" svg:y2="11.953cm">
          <text:p/>
        </draw:line>
        <draw:line draw:style-name="gr2" draw:layer="layout" svg:x1="9.305cm" svg:y1="11.804cm" svg:x2="9.305cm" svg:y2="11.953cm">
          <text:p/>
        </draw:line>
        <draw:polyline draw:style-name="gr2" draw:layer="layout" svg:width="0.302cm" svg:height="0.261cm" svg:x="9.154cm" svg:y="11.692cm" svg:viewBox="0 0 303 262" draw:points="0,0 151,262 303,0">
          <text:p/>
        </draw:polyline>
        <draw:polyline draw:style-name="gr2" draw:layer="layout" svg:width="1.605cm" svg:height="1.681cm" svg:x="6.147cm" svg:y="18.647cm" svg:viewBox="0 0 1606 1682" draw:points="1606,0 1473,137 1326,288 1169,451 1004,623 834,800 661,982 489,1163 320,1342 156,1517 0,1682">
          <text:p/>
        </draw:polyline>
        <draw:line draw:style-name="gr2" draw:layer="layout" svg:x1="6.304cm" svg:y1="20.163cm" svg:x2="6.147cm" svg:y2="20.329cm">
          <text:p/>
        </draw:line>
        <draw:polyline draw:style-name="gr2" draw:layer="layout" svg:width="0.289cm" svg:height="0.294cm" svg:x="6.147cm" svg:y="20.034cm" svg:viewBox="0 0 290 295" draw:points="69,0 0,295 290,207">
          <text:p/>
        </draw:polyline>
        <draw:polyline draw:style-name="gr2" draw:layer="layout" svg:width="2.263cm" svg:height="1.84cm" svg:x="19.725cm" svg:y="4.805cm" svg:viewBox="0 0 2264 1841" draw:points="0,0 186,146 392,311 615,491 851,682 1093,881 1339,1082 1583,1282 1822,1478 2050,1665 2264,1841">
          <text:p/>
        </draw:polyline>
        <draw:line draw:style-name="gr2" draw:layer="layout" svg:x1="21.774cm" svg:y1="6.469cm" svg:x2="21.989cm" svg:y2="6.646cm">
          <text:p/>
        </draw:line>
        <draw:polyline draw:style-name="gr2" draw:layer="layout" svg:width="0.297cm" svg:height="0.282cm" svg:x="21.691cm" svg:y="6.363cm" svg:viewBox="0 0 298 283" draw:points="0,234 298,283 191,0">
          <text:p/>
        </draw:polyline>
        <draw:polyline draw:style-name="gr2" draw:layer="layout" svg:width="0.526cm" svg:height="1.574cm" svg:x="19.436cm" svg:y="4.884cm" svg:viewBox="0 0 527 1575" draw:points="0,0 43,136 91,282 143,438 197,600 254,767 312,936 368,1103 424,1267 477,1426 527,1575">
          <text:p/>
        </draw:polyline>
        <draw:line draw:style-name="gr2" draw:layer="layout" svg:x1="19.912cm" svg:y1="6.309cm" svg:x2="19.963cm" svg:y2="6.459cm">
          <text:p/>
        </draw:line>
        <draw:polyline draw:style-name="gr2" draw:layer="layout" svg:width="0.286cm" svg:height="0.295cm" svg:x="19.737cm" svg:y="6.163cm" svg:viewBox="0 0 287 296" draw:points="0,96 225,296 287,0">
          <text:p/>
        </draw:polyline>
        <draw:polyline draw:style-name="gr2" draw:layer="layout" svg:width="0.527cm" svg:height="1.574cm" svg:x="18.567cm" svg:y="4.884cm" svg:viewBox="0 0 528 1575" draw:points="528,0 485,136 438,282 386,438 330,600 273,767 216,936 159,1103 103,1267 50,1426 0,1575">
          <text:p/>
        </draw:polyline>
        <draw:line draw:style-name="gr2" draw:layer="layout" svg:x1="18.618cm" svg:y1="6.309cm" svg:x2="18.567cm" svg:y2="6.459cm">
          <text:p/>
        </draw:line>
        <draw:polyline draw:style-name="gr2" draw:layer="layout" svg:width="0.286cm" svg:height="0.295cm" svg:x="18.507cm" svg:y="6.163cm" svg:viewBox="0 0 287 296" draw:points="0,0 60,296 287,96">
          <text:p/>
        </draw:polyline>
        <draw:polyline draw:style-name="gr2" draw:layer="layout" svg:width="0.313cm" svg:height="2.748cm" svg:x="17.859cm" svg:y="7.658cm" svg:viewBox="0 0 314 2749" draw:points="314,0 257,207 198,440 141,696 90,969 47,1255 16,1551 0,1853 3,2156 27,2456 77,2749">
          <text:p/>
        </draw:polyline>
        <draw:polyline draw:style-name="gr2" draw:layer="layout" svg:width="0.553cm" svg:height="1.6cm" svg:x="17.936cm" svg:y="10.406cm" svg:viewBox="0 0 554 1601" draw:points="0,0 35,169 77,340 126,512 179,682 236,851 298,1015 361,1173 425,1324 490,1468 554,1601">
          <text:p/>
        </draw:polyline>
        <draw:line draw:style-name="gr2" draw:layer="layout" svg:x1="18.425cm" svg:y1="11.873cm" svg:x2="18.49cm" svg:y2="12.007cm">
          <text:p/>
        </draw:line>
        <draw:polyline draw:style-name="gr2" draw:layer="layout" svg:width="0.272cm" svg:height="0.301cm" svg:x="18.24cm" svg:y="11.705cm" svg:viewBox="0 0 273 302" draw:points="0,131 250,302 273,0">
          <text:p/>
        </draw:polyline>
        <draw:polyline draw:style-name="gr2" draw:layer="layout" svg:width="3.079cm" svg:height="1.947cm" svg:x="18.83cm" svg:y="7.525cm" svg:viewBox="0 0 3080 1948" draw:points="0,0 249,156 530,334 838,528 1164,733 1500,945 1840,1159 2175,1371 2499,1577 2804,1770 3080,1948">
          <text:p/>
        </draw:polyline>
        <draw:line draw:style-name="gr2" draw:layer="layout" svg:x1="21.633cm" svg:y1="9.294cm" svg:x2="21.91cm" svg:y2="9.473cm">
          <text:p/>
        </draw:line>
        <draw:polyline draw:style-name="gr2" draw:layer="layout" svg:width="0.301cm" svg:height="0.268cm" svg:x="21.608cm" svg:y="9.204cm" svg:viewBox="0 0 302 269" draw:points="0,255 302,269 164,0">
          <text:p/>
        </draw:polyline>
        <draw:line draw:style-name="gr2" draw:layer="layout" svg:x1="18.883cm" svg:y1="10.432cm" svg:x2="18.883cm" svg:y2="11.953cm">
          <text:p/>
        </draw:line>
        <draw:line draw:style-name="gr2" draw:layer="layout" svg:x1="18.883cm" svg:y1="11.804cm" svg:x2="18.883cm" svg:y2="11.953cm">
          <text:p/>
        </draw:line>
        <draw:polyline draw:style-name="gr2" draw:layer="layout" svg:width="0.302cm" svg:height="0.261cm" svg:x="18.732cm" svg:y="11.692cm" svg:viewBox="0 0 303 262" draw:points="0,0 151,262 303,0">
          <text:p/>
        </draw:polyline>
        <draw:frame draw:style-name="gr13" draw:layer="layout" svg:width="0.269cm" svg:height="0.137cm" svg:x="18.751cm" svg:y="10.098cm">
          <draw:text-box>
            <text:p text:style-name="P1"><text:span text:style-name="T1">4 / 13</text:span></text:p>
          </draw:text-box>
        </draw:frame>
        <draw:frame draw:style-name="gr46" draw:text-style-name="P2" draw:layer="layout" svg:width="5.425cm" svg:height="2.35cm" svg:x="2.2cm" svg:y="1.4cm">
          <draw:text-box>
            <text:p text:style-name="P2"><text:span text:style-name="T2">Biological process </text:span></text:p>
            <text:p text:style-name="P2"><text:span text:style-name="T2">enriched for</text:span></text:p>
            <text:p text:style-name="P2"><text:span text:style-name="T2">dn/ds &gt; 0.5</text:span></text:p>
          </draw:text-box>
        </draw:frame>
      </draw:page>
      <draw:page draw:name="page2" draw:style-name="dp1" draw:master-page-name="master-page26">
        <draw:polygon draw:style-name="gr1" draw:layer="layout" svg:width="1.304cm" svg:height="0.869cm" svg:x="9.802cm" svg:y="0.964cm" svg:viewBox="0 0 1305 870" draw:points="0,434 13,347 26,312 39,285 52,263 66,244 79,227 92,212 105,198 118,184 131,173 145,161 158,151 171,141 184,132 197,123 210,114 224,107 237,99 250,92 263,85 276,79 289,73 303,67 316,62 329,57 342,52 355,47 368,43 382,39 395,35 408,31 421,28 434,25 447,22 461,19 474,16 487,14 500,12 513,10 526,8 540,6 553,5 566,4 579,2 592,1 606,1 619,0 633,0 646,0 659,0 672,0 686,0 699,1 712,1 725,2 738,4 751,5 765,6 778,8 791,10 804,12 817,14 831,16 844,19 857,22 870,25 883,28 896,31 910,35 923,39 936,43 949,47 962,52 976,57 989,62 1002,67 1015,73 1028,79 1041,85 1055,92 1068,99 1081,107 1094,114 1107,123 1121,132 1134,141 1147,151 1160,161 1173,173 1186,184 1200,198 1213,212 1226,227 1239,244 1252,263 1265,285 1279,312 1292,347 1305,434 1292,521 1279,557 1265,583 1252,606 1239,625 1226,642 1213,657 1200,671 1186,684 1173,696 1160,708 1147,718 1134,728 1121,737 1107,746 1094,754 1081,762 1068,770 1055,778 1041,785 1028,791 1015,797 1002,803 989,808 976,813 962,818 949,823 936,827 923,831 910,835 896,838 883,842 870,845 857,848 844,851 831,854 817,856 804,858 791,860 778,862 765,864 751,865 738,866 725,867 712,868 699,869 686,870 672,870 633,870 619,870 606,869 592,868 579,867 566,866 553,865 540,864 526,862 513,860 500,858 487,856 474,854 461,851 447,848 434,845 421,842 408,838 395,835 382,831 368,827 355,823 342,818 329,813 316,808 303,803 289,797 276,791 263,785 250,778 237,770 224,762 210,754 197,746 184,737 171,728 158,718 145,708 131,696 118,684 105,671 92,657 79,642 66,625 52,606 39,583 26,557 13,521">
          <text:p/>
        </draw:polygon>
        <draw:polyline draw:style-name="gr2" draw:layer="layout" svg:width="1.304cm" svg:height="0.869cm" svg:x="9.802cm" svg:y="0.964cm" svg:viewBox="0 0 1305 870" draw:points="0,434 13,347 26,312 39,285 52,263 66,244 79,227 92,212 105,198 118,184 131,173 145,161 158,151 171,141 184,132 197,123 210,114 224,107 237,99 250,92 263,85 276,79 289,73 303,67 316,62 329,57 342,52 355,47 368,43 382,39 395,35 408,31 421,28 434,25 447,22 461,19 474,16 487,14 500,12 513,10 526,8 540,6 553,5 566,4 579,2 592,1 606,1 619,0 633,0 646,0 659,0 672,0 686,0 699,1 712,1 725,2 738,4 751,5 765,6 778,8 791,10 804,12 817,14 831,16 844,19 857,22 870,25 883,28 896,31 910,35 923,39 936,43 949,47 962,52 976,57 989,62 1002,67 1015,73 1028,79 1041,85 1055,92 1068,99 1081,107 1094,114 1107,123 1121,132 1134,141 1147,151 1160,161 1173,173 1186,184 1200,198 1213,212 1226,227 1239,244 1252,263 1265,285 1279,312 1292,347 1305,434 1292,521 1279,557 1265,583 1252,606 1239,625 1226,642 1213,657 1200,671 1186,684 1173,696 1160,708 1147,718 1134,728 1121,737 1107,746 1094,754 1081,762 1068,770 1055,778 1041,785 1028,791 1015,797 1002,803 989,808 976,813 962,818 949,823 936,827 923,831 910,835 896,838 883,842 870,845 857,848 844,851 831,854 817,856 804,858 791,860 778,862 765,864 751,865 738,866 725,867 712,868 699,869 686,870 672,870 633,870 619,870 606,869 592,868 579,867 566,866 553,865 540,864 526,862 513,860 500,858 487,856 474,854 461,851 447,848 434,845 421,842 408,838 395,835 382,831 368,827 355,823 342,818 329,813 316,808 303,803 289,797 276,791 263,785 250,778 237,770 224,762 210,754 197,746 184,737 171,728 158,718 145,708 131,696 118,684 105,671 92,657 79,642 66,625 52,606 39,583 26,557 13,521 0,434">
          <text:p/>
        </draw:polyline>
        <draw:frame draw:style-name="gr3" draw:layer="layout" svg:width="0.607cm" svg:height="0.137cm" svg:x="10.151cm" svg:y="1.181cm">
          <draw:text-box>
            <text:p text:style-name="P1"><text:span text:style-name="T1">GO:0005575</text:span></text:p>
          </draw:text-box>
        </draw:frame>
        <draw:frame draw:style-name="gr47" draw:layer="layout" svg:width="0.933cm" svg:height="0.137cm" svg:x="9.995cm" svg:y="1.3cm">
          <draw:text-box>
            <text:p text:style-name="P1"><text:span text:style-name="T1">cellular_component</text:span></text:p>
          </draw:text-box>
        </draw:frame>
        <draw:frame draw:style-name="gr5" draw:layer="layout" svg:width="0.387cm" svg:height="0.137cm" svg:x="10.263cm" svg:y="1.42cm">
          <draw:text-box>
            <text:p text:style-name="P1"><text:span text:style-name="T1">1.00000</text:span></text:p>
          </draw:text-box>
        </draw:frame>
        <draw:polygon draw:style-name="gr1" draw:layer="layout" svg:width="1.303cm" svg:height="0.87cm" svg:x="5.673cm" svg:y="2.702cm" svg:viewBox="0 0 1304 871" draw:points="0,435 13,348 26,313 39,286 52,264 65,245 79,228 92,212 105,198 118,185 131,173 145,162 158,151 171,142 184,132 197,123 210,115 224,107 237,100 250,93 263,86 276,80 289,74 303,68 316,63 329,57 342,52 355,48 368,44 382,39 395,35 408,32 421,28 434,25 448,22 461,20 474,17 487,15 500,12 513,10 527,9 540,7 553,5 566,4 579,3 592,2 606,2 619,1 632,0 671,0 685,1 698,2 711,2 724,3 737,4 750,5 764,7 777,9 790,10 803,12 816,15 829,17 844,20 857,22 870,25 883,28 896,32 909,35 923,39 936,44 949,48 962,52 975,57 988,63 1002,68 1015,74 1028,80 1041,86 1054,93 1067,100 1081,107 1094,115 1107,123 1120,132 1133,142 1146,151 1160,162 1173,173 1186,185 1199,198 1212,212 1225,228 1239,245 1252,264 1265,286 1278,313 1291,348 1304,435 1291,522 1278,558 1265,584 1252,606 1239,625 1225,643 1212,658 1199,672 1186,685 1173,697 1160,708 1146,719 1133,729 1120,738 1107,747 1094,755 1081,763 1067,770 1054,778 1041,785 1028,791 1015,797 1002,803 988,809 975,814 962,819 949,823 936,828 923,832 909,835 896,839 883,843 870,846 857,849 844,852 829,854 816,857 803,859 790,861 777,863 764,864 750,866 737,867 724,868 711,869 698,870 685,870 671,870 658,871 645,871 632,870 619,870 606,870 592,869 579,868 566,867 553,866 540,864 527,863 513,861 500,859 487,857 474,854 461,852 448,849 434,846 421,843 408,839 395,835 382,832 368,828 355,823 342,819 329,814 316,809 303,803 289,797 276,791 263,785 250,778 237,770 224,763 210,755 197,747 184,738 171,729 158,719 145,708 131,697 118,685 105,672 92,658 79,643 65,625 52,606 39,584 26,558 13,522">
          <text:p/>
        </draw:polygon>
        <draw:polyline draw:style-name="gr2" draw:layer="layout" svg:width="1.303cm" svg:height="0.87cm" svg:x="5.673cm" svg:y="2.702cm" svg:viewBox="0 0 1304 871" draw:points="0,435 13,348 26,313 39,286 52,264 65,245 79,228 92,212 105,198 118,185 131,173 145,162 158,151 171,142 184,132 197,123 210,115 224,107 237,100 250,93 263,86 276,80 289,74 303,68 316,63 329,57 342,52 355,48 368,44 382,39 395,35 408,32 421,28 434,25 448,22 461,20 474,17 487,15 500,12 513,10 527,9 540,7 553,5 566,4 579,3 592,2 606,2 619,1 632,0 671,0 685,1 698,2 711,2 724,3 737,4 750,5 764,7 777,9 790,10 803,12 816,15 829,17 844,20 857,22 870,25 883,28 896,32 909,35 923,39 936,44 949,48 962,52 975,57 988,63 1002,68 1015,74 1028,80 1041,86 1054,93 1067,100 1081,107 1094,115 1107,123 1120,132 1133,142 1146,151 1160,162 1173,173 1186,185 1199,198 1212,212 1225,228 1239,245 1252,264 1265,286 1278,313 1291,348 1304,435 1291,522 1278,558 1265,584 1252,606 1239,625 1225,643 1212,658 1199,672 1186,685 1173,697 1160,708 1146,719 1133,729 1120,738 1107,747 1094,755 1081,763 1067,770 1054,778 1041,785 1028,791 1015,797 1002,803 988,809 975,814 962,819 949,823 936,828 923,832 909,835 896,839 883,843 870,846 857,849 844,852 829,854 816,857 803,859 790,861 777,863 764,864 750,866 737,867 724,868 711,869 698,870 685,870 671,870 658,871 645,871 632,870 619,870 606,870 592,869 579,868 566,867 553,866 540,864 527,863 513,861 500,859 487,857 474,854 461,852 448,849 434,846 421,843 408,839 395,835 382,832 368,828 355,823 342,819 329,814 316,809 303,803 289,797 276,791 263,785 250,778 237,770 224,763 210,755 197,747 184,738 171,729 158,719 145,708 131,697 118,685 105,672 92,658 79,643 65,625 52,606 39,584 26,558 13,522 0,435">
          <text:p/>
        </draw:polyline>
        <draw:frame draw:style-name="gr5" draw:layer="layout" svg:width="0.387cm" svg:height="0.137cm" svg:x="10.263cm" svg:y="1.54cm">
          <draw:text-box>
            <text:p text:style-name="P1"><text:span text:style-name="T1">71 / 502</text:span></text:p>
          </draw:text-box>
        </draw:frame>
        <draw:frame draw:style-name="gr3" draw:layer="layout" svg:width="0.607cm" svg:height="0.137cm" svg:x="6.021cm" svg:y="2.919cm">
          <draw:text-box>
            <text:p text:style-name="P1"><text:span text:style-name="T1">GO:0005576</text:span></text:p>
          </draw:text-box>
        </draw:frame>
        <draw:frame draw:style-name="gr48" draw:layer="layout" svg:width="0.908cm" svg:height="0.137cm" svg:x="5.88cm" svg:y="3.039cm">
          <draw:text-box>
            <text:p text:style-name="P1"><text:span text:style-name="T1">extracellular region</text:span></text:p>
          </draw:text-box>
        </draw:frame>
        <draw:frame draw:style-name="gr5" draw:layer="layout" svg:width="0.387cm" svg:height="0.137cm" svg:x="6.133cm" svg:y="3.159cm">
          <draw:text-box>
            <text:p text:style-name="P1"><text:span text:style-name="T1">0.46278</text:span></text:p>
          </draw:text-box>
        </draw:frame>
        <draw:polygon draw:style-name="gr1" draw:layer="layout" svg:width="1.304cm" svg:height="0.87cm" svg:x="3.934cm" svg:y="7.918cm" svg:viewBox="0 0 1305 871" draw:points="0,435 13,348 26,313 40,286 53,264 66,244 79,227 92,212 105,198 119,185 132,173 145,162 158,151 171,141 184,132 198,123 211,115 224,107 237,100 250,93 263,86 277,80 290,74 303,68 316,62 329,57 342,53 356,48 369,43 382,39 395,36 408,32 421,28 435,25 448,22 461,19 474,17 487,14 500,12 514,10 527,8 540,7 553,5 566,4 579,3 593,2 606,1 619,1 632,0 672,0 685,1 698,1 711,2 724,3 738,4 751,5 764,7 777,8 790,10 803,12 817,14 830,17 843,19 856,22 869,25 882,28 896,32 909,36 922,39 935,43 948,48 961,53 975,57 988,62 1001,68 1014,74 1027,80 1040,86 1054,93 1067,100 1080,107 1093,115 1106,123 1119,132 1133,141 1146,151 1159,162 1172,173 1185,185 1198,198 1212,212 1225,227 1238,244 1251,264 1264,286 1277,313 1292,348 1305,435 1292,522 1277,557 1264,584 1251,606 1238,625 1225,642 1212,658 1198,672 1185,685 1172,697 1159,708 1146,719 1133,728 1119,738 1106,747 1093,755 1080,763 1067,770 1054,778 1040,785 1027,791 1014,797 1001,803 988,808 975,814 961,818 948,823 935,828 922,831 909,835 896,839 882,843 869,846 856,849 843,851 830,854 817,856 803,859 790,861 777,862 764,864 751,866 738,867 724,868 711,869 698,869 685,870 672,871 632,871 619,870 606,869 593,869 579,868 566,867 553,866 540,864 527,862 514,861 500,859 487,856 474,854 461,851 448,849 435,846 421,843 408,839 395,835 382,831 369,828 356,823 342,818 329,814 316,808 303,803 290,797 277,791 263,785 250,778 237,770 224,763 211,755 198,747 184,738 171,728 158,719 145,708 132,697 119,685 105,672 92,658 79,642 66,625 53,606 40,584 26,557 13,522">
          <text:p/>
        </draw:polygon>
        <draw:polyline draw:style-name="gr2" draw:layer="layout" svg:width="1.304cm" svg:height="0.87cm" svg:x="3.934cm" svg:y="7.918cm" svg:viewBox="0 0 1305 871" draw:points="0,435 13,348 26,313 40,286 53,264 66,244 79,227 92,212 105,198 119,185 132,173 145,162 158,151 171,141 184,132 198,123 211,115 224,107 237,100 250,93 263,86 277,80 290,74 303,68 316,62 329,57 342,53 356,48 369,43 382,39 395,36 408,32 421,28 435,25 448,22 461,19 474,17 487,14 500,12 514,10 527,8 540,7 553,5 566,4 579,3 593,2 606,1 619,1 632,0 672,0 685,1 698,1 711,2 724,3 738,4 751,5 764,7 777,8 790,10 803,12 817,14 830,17 843,19 856,22 869,25 882,28 896,32 909,36 922,39 935,43 948,48 961,53 975,57 988,62 1001,68 1014,74 1027,80 1040,86 1054,93 1067,100 1080,107 1093,115 1106,123 1119,132 1133,141 1146,151 1159,162 1172,173 1185,185 1198,198 1212,212 1225,227 1238,244 1251,264 1264,286 1277,313 1292,348 1305,435 1292,522 1277,557 1264,584 1251,606 1238,625 1225,642 1212,658 1198,672 1185,685 1172,697 1159,708 1146,719 1133,728 1119,738 1106,747 1093,755 1080,763 1067,770 1054,778 1040,785 1027,791 1014,797 1001,803 988,808 975,814 961,818 948,823 935,828 922,831 909,835 896,839 882,843 869,846 856,849 843,851 830,854 817,856 803,859 790,861 777,862 764,864 751,866 738,867 724,868 711,869 698,869 685,870 672,871 632,871 619,870 606,869 593,869 579,868 566,867 553,866 540,864 527,862 514,861 500,859 487,856 474,854 461,851 448,849 435,846 421,843 408,839 395,835 382,831 369,828 356,823 342,818 329,814 316,808 303,803 290,797 277,791 263,785 250,778 237,770 224,763 211,755 198,747 184,738 171,728 158,719 145,708 132,697 119,685 105,672 92,658 79,642 66,625 53,606 40,584 26,557 13,522 0,435">
          <text:p/>
        </draw:polyline>
        <draw:frame draw:style-name="gr7" draw:layer="layout" svg:width="0.328cm" svg:height="0.137cm" svg:x="6.163cm" svg:y="3.279cm">
          <draw:text-box>
            <text:p text:style-name="P1"><text:span text:style-name="T1">12 / 80</text:span></text:p>
          </draw:text-box>
        </draw:frame>
        <draw:frame draw:style-name="gr3" draw:layer="layout" svg:width="0.607cm" svg:height="0.137cm" svg:x="4.283cm" svg:y="8.135cm">
          <draw:text-box>
            <text:p text:style-name="P1"><text:span text:style-name="T1">GO:0005578</text:span></text:p>
          </draw:text-box>
        </draw:frame>
        <draw:frame draw:style-name="gr49" draw:layer="layout" svg:width="1.086cm" svg:height="0.137cm" svg:x="4.053cm" svg:y="8.255cm">
          <draw:text-box>
            <text:p text:style-name="P1"><text:span text:style-name="T1">proteinaceous extrac...</text:span></text:p>
          </draw:text-box>
        </draw:frame>
        <draw:frame draw:style-name="gr5" draw:layer="layout" svg:width="0.387cm" svg:height="0.137cm" svg:x="4.395cm" svg:y="8.375cm">
          <draw:text-box>
            <text:p text:style-name="P1"><text:span text:style-name="T1">0.31562</text:span></text:p>
          </draw:text-box>
        </draw:frame>
        <draw:polygon draw:style-name="gr6" draw:layer="layout" svg:width="1.304cm" svg:height="0.869cm" svg:x="2.606cm" svg:y="9.657cm" svg:viewBox="0 0 1305 870" draw:points="0,870 1305,870 1305,0 0,0">
          <text:p/>
        </draw:polygon>
        <draw:frame draw:style-name="gr23" draw:layer="layout" svg:width="0.209cm" svg:height="0.137cm" svg:x="4.483cm" svg:y="8.495cm">
          <draw:text-box>
            <text:p text:style-name="P1"><text:span text:style-name="T1">2 / 8</text:span></text:p>
          </draw:text-box>
        </draw:frame>
        <draw:frame draw:style-name="gr3" draw:layer="layout" svg:width="0.607cm" svg:height="0.137cm" svg:x="2.955cm" svg:y="9.874cm">
          <draw:text-box>
            <text:p text:style-name="P1"><text:span text:style-name="T1">GO:0005604</text:span></text:p>
          </draw:text-box>
        </draw:frame>
        <draw:frame draw:style-name="gr50" draw:layer="layout" svg:width="1.01cm" svg:height="0.137cm" svg:x="2.758cm" svg:y="9.994cm">
          <draw:text-box>
            <text:p text:style-name="P1"><text:span text:style-name="T1">basement membrane</text:span></text:p>
          </draw:text-box>
        </draw:frame>
        <draw:frame draw:style-name="gr5" draw:layer="layout" svg:width="0.387cm" svg:height="0.137cm" svg:x="3.067cm" svg:y="10.113cm">
          <draw:text-box>
            <text:p text:style-name="P1"><text:span text:style-name="T1">0.05383</text:span></text:p>
          </draw:text-box>
        </draw:frame>
        <draw:polygon draw:style-name="gr16" draw:layer="layout" svg:width="1.304cm" svg:height="0.869cm" svg:x="16.563cm" svg:y="6.18cm" svg:viewBox="0 0 1305 870" draw:points="0,434 13,347 27,312 40,285 53,263 66,244 79,227 92,211 106,197 119,184 132,172 145,161 158,150 171,141 185,131 198,123 211,114 224,106 237,99 250,92 264,85 277,79 290,73 303,67 316,62 329,57 343,52 356,47 369,43 383,39 396,35 409,31 423,28 436,25 449,21 462,19 475,16 488,14 502,11 515,10 528,8 541,6 554,5 567,3 581,2 594,2 607,1 620,0 633,0 673,0 686,0 699,1 712,2 725,2 739,3 752,5 765,6 778,8 791,10 805,11 818,14 831,16 844,19 857,21 870,25 884,28 897,31 910,35 923,39 936,43 949,47 963,52 976,57 989,62 1002,67 1015,73 1028,79 1042,85 1055,92 1068,99 1081,106 1094,114 1107,123 1121,131 1134,141 1147,150 1160,161 1173,172 1186,184 1200,197 1213,211 1226,227 1239,244 1252,263 1265,285 1279,312 1292,347 1305,434 1292,521 1279,556 1265,583 1252,606 1239,625 1226,642 1213,657 1200,671 1186,684 1173,696 1160,707 1147,718 1134,728 1121,737 1107,746 1094,754 1081,762 1068,770 1055,778 1042,784 1028,791 1015,797 1002,802 989,808 976,813 963,818 949,822 936,827 923,831 910,835 897,838 884,842 870,845 857,848 844,851 831,853 818,856 805,858 791,860 778,862 765,863 752,865 739,866 725,867 712,868 699,869 686,869 673,870 660,870 646,870 633,870 620,869 607,869 594,868 581,867 567,866 554,865 541,863 528,862 515,860 502,858 488,856 475,853 462,851 449,848 436,845 423,842 409,838 396,835 383,831 369,827 356,822 343,818 329,813 316,808 303,802 290,797 277,791 264,784 250,778 237,770 224,762 211,754 198,746 185,737 171,728 158,718 145,707 132,696 119,684 106,671 92,657 79,642 66,625 53,606 40,583 27,556 13,521">
          <text:p/>
        </draw:polygon>
        <draw:polyline draw:style-name="gr2" draw:layer="layout" svg:width="1.304cm" svg:height="0.869cm" svg:x="16.563cm" svg:y="6.18cm" svg:viewBox="0 0 1305 870" draw:points="0,434 13,347 27,312 40,285 53,263 66,244 79,227 92,211 106,197 119,184 132,172 145,161 158,150 171,141 185,131 198,123 211,114 224,106 237,99 250,92 264,85 277,79 290,73 303,67 316,62 329,57 343,52 356,47 369,43 383,39 396,35 409,31 423,28 436,25 449,21 462,19 475,16 488,14 502,11 515,10 528,8 541,6 554,5 567,3 581,2 594,2 607,1 620,0 633,0 673,0 686,0 699,1 712,2 725,2 739,3 752,5 765,6 778,8 791,10 805,11 818,14 831,16 844,19 857,21 870,25 884,28 897,31 910,35 923,39 936,43 949,47 963,52 976,57 989,62 1002,67 1015,73 1028,79 1042,85 1055,92 1068,99 1081,106 1094,114 1107,123 1121,131 1134,141 1147,150 1160,161 1173,172 1186,184 1200,197 1213,211 1226,227 1239,244 1252,263 1265,285 1279,312 1292,347 1305,434 1292,521 1279,556 1265,583 1252,606 1239,625 1226,642 1213,657 1200,671 1186,684 1173,696 1160,707 1147,718 1134,728 1121,737 1107,746 1094,754 1081,762 1068,770 1055,778 1042,784 1028,791 1015,797 1002,802 989,808 976,813 963,818 949,822 936,827 923,831 910,835 897,838 884,842 870,845 857,848 844,851 831,853 818,856 805,858 791,860 778,862 765,863 752,865 739,866 725,867 712,868 699,869 686,869 673,870 660,870 646,870 633,870 620,869 607,869 594,868 581,867 567,866 554,865 541,863 528,862 515,860 502,858 488,856 475,853 462,851 449,848 436,845 423,842 409,838 396,835 383,831 369,827 356,822 343,818 329,813 316,808 303,802 290,797 277,791 264,784 250,778 237,770 224,762 211,754 198,746 185,737 171,728 158,718 145,707 132,696 119,684 106,671 92,657 79,642 66,625 53,606 40,583 27,556 13,521 0,434">
          <text:p/>
        </draw:polyline>
        <draw:frame draw:style-name="gr23" draw:layer="layout" svg:width="0.209cm" svg:height="0.137cm" svg:x="3.155cm" svg:y="10.233cm">
          <draw:text-box>
            <text:p text:style-name="P1"><text:span text:style-name="T1">2 / 3</text:span></text:p>
          </draw:text-box>
        </draw:frame>
        <draw:frame draw:style-name="gr3" draw:layer="layout" svg:width="0.607cm" svg:height="0.137cm" svg:x="16.912cm" svg:y="6.397cm">
          <draw:text-box>
            <text:p text:style-name="P1"><text:span text:style-name="T1">GO:0005622</text:span></text:p>
          </draw:text-box>
        </draw:frame>
        <draw:frame draw:style-name="gr51" draw:layer="layout" svg:width="0.552cm" svg:height="0.137cm" svg:x="16.945cm" svg:y="6.517cm">
          <draw:text-box>
            <text:p text:style-name="P1"><text:span text:style-name="T1">intracellular</text:span></text:p>
          </draw:text-box>
        </draw:frame>
        <draw:frame draw:style-name="gr5" draw:layer="layout" svg:width="0.387cm" svg:height="0.137cm" svg:x="17.024cm" svg:y="6.636cm">
          <draw:text-box>
            <text:p text:style-name="P1"><text:span text:style-name="T1">0.09420</text:span></text:p>
          </draw:text-box>
        </draw:frame>
        <draw:polygon draw:style-name="gr1" draw:layer="layout" svg:width="1.304cm" svg:height="0.87cm" svg:x="12.506cm" svg:y="2.702cm" svg:viewBox="0 0 1305 871" draw:points="0,435 14,348 27,313 40,286 53,264 66,245 79,228 93,212 106,198 119,185 132,173 145,162 158,151 172,142 185,132 198,123 211,115 224,107 237,100 251,93 264,86 277,80 290,74 303,68 316,63 330,57 343,52 356,48 369,44 382,39 395,35 409,32 422,28 435,25 448,22 461,20 475,17 488,15 501,12 514,10 527,9 541,7 555,5 568,4 581,3 594,2 607,2 620,1 634,0 673,0 686,1 699,2 713,2 726,3 739,4 752,5 765,7 778,9 792,10 805,12 818,15 831,17 844,20 857,22 871,25 884,28 897,32 910,35 923,39 936,44 950,48 963,52 976,57 989,63 1002,68 1015,74 1029,80 1042,86 1055,93 1068,100 1081,107 1094,115 1108,123 1121,132 1134,142 1147,151 1160,162 1173,173 1187,185 1200,198 1213,212 1226,228 1239,245 1252,264 1266,286 1279,313 1292,348 1305,435 1292,522 1279,558 1266,584 1252,606 1239,625 1226,643 1213,658 1200,672 1187,685 1173,697 1160,708 1147,719 1134,729 1121,738 1108,747 1094,755 1081,763 1068,770 1055,778 1042,785 1029,791 1015,797 1002,803 989,809 976,814 963,819 950,823 936,828 923,832 910,835 897,839 884,843 871,846 857,849 844,852 831,854 818,857 805,859 792,861 778,863 765,864 752,866 739,867 726,868 713,869 699,870 686,870 673,870 660,871 647,871 634,870 620,870 607,870 594,869 581,868 568,867 555,866 541,864 527,863 514,861 501,859 488,857 475,854 461,852 448,849 435,846 422,843 409,839 395,835 382,832 369,828 356,823 343,819 330,814 316,809 303,803 290,797 277,791 264,785 251,778 237,770 224,763 211,755 198,747 185,738 172,729 158,719 145,708 132,697 119,685 106,672 93,658 79,643 66,625 53,606 40,584 27,558 14,522">
          <text:p/>
        </draw:polygon>
        <draw:polyline draw:style-name="gr2" draw:layer="layout" svg:width="1.304cm" svg:height="0.87cm" svg:x="12.506cm" svg:y="2.702cm" svg:viewBox="0 0 1305 871" draw:points="0,435 14,348 27,313 40,286 53,264 66,245 79,228 93,212 106,198 119,185 132,173 145,162 158,151 172,142 185,132 198,123 211,115 224,107 237,100 251,93 264,86 277,80 290,74 303,68 316,63 330,57 343,52 356,48 369,44 382,39 395,35 409,32 422,28 435,25 448,22 461,20 475,17 488,15 501,12 514,10 527,9 541,7 555,5 568,4 581,3 594,2 607,2 620,1 634,0 673,0 686,1 699,2 713,2 726,3 739,4 752,5 765,7 778,9 792,10 805,12 818,15 831,17 844,20 857,22 871,25 884,28 897,32 910,35 923,39 936,44 950,48 963,52 976,57 989,63 1002,68 1015,74 1029,80 1042,86 1055,93 1068,100 1081,107 1094,115 1108,123 1121,132 1134,142 1147,151 1160,162 1173,173 1187,185 1200,198 1213,212 1226,228 1239,245 1252,264 1266,286 1279,313 1292,348 1305,435 1292,522 1279,558 1266,584 1252,606 1239,625 1226,643 1213,658 1200,672 1187,685 1173,697 1160,708 1147,719 1134,729 1121,738 1108,747 1094,755 1081,763 1068,770 1055,778 1042,785 1029,791 1015,797 1002,803 989,809 976,814 963,819 950,823 936,828 923,832 910,835 897,839 884,843 871,846 857,849 844,852 831,854 818,857 805,859 792,861 778,863 765,864 752,866 739,867 726,868 713,869 699,870 686,870 673,870 660,871 647,871 634,870 620,870 607,870 594,869 581,868 568,867 555,866 541,864 527,863 514,861 501,859 488,857 475,854 461,852 448,849 435,846 422,843 409,839 395,835 382,832 369,828 356,823 343,819 330,814 316,809 303,803 290,797 277,791 264,785 251,778 237,770 224,763 211,755 198,747 185,738 172,729 158,719 145,708 132,697 119,685 106,672 93,658 79,643 66,625 53,606 40,584 27,558 14,522 0,435">
          <text:p/>
        </draw:polyline>
        <draw:frame draw:style-name="gr5" draw:layer="layout" svg:width="0.387cm" svg:height="0.137cm" svg:x="17.024cm" svg:y="6.756cm">
          <draw:text-box>
            <text:p text:style-name="P1"><text:span text:style-name="T1">70 / 476</text:span></text:p>
          </draw:text-box>
        </draw:frame>
        <draw:frame draw:style-name="gr3" draw:layer="layout" svg:width="0.607cm" svg:height="0.137cm" svg:x="12.855cm" svg:y="2.919cm">
          <draw:text-box>
            <text:p text:style-name="P1"><text:span text:style-name="T1">GO:0005623</text:span></text:p>
          </draw:text-box>
        </draw:frame>
        <draw:frame draw:style-name="gr52" draw:layer="layout" svg:width="0.167cm" svg:height="0.137cm" svg:x="13.079cm" svg:y="3.039cm">
          <draw:text-box>
            <text:p text:style-name="P1"><text:span text:style-name="T1">cell</text:span></text:p>
          </draw:text-box>
        </draw:frame>
        <draw:frame draw:style-name="gr5" draw:layer="layout" svg:width="0.387cm" svg:height="0.137cm" svg:x="12.967cm" svg:y="3.159cm">
          <draw:text-box>
            <text:p text:style-name="P1"><text:span text:style-name="T1">0.38749</text:span></text:p>
          </draw:text-box>
        </draw:frame>
        <draw:polygon draw:style-name="gr1" draw:layer="layout" svg:width="1.303cm" svg:height="0.869cm" svg:x="8.764cm" svg:y="13.134cm" svg:viewBox="0 0 1304 870" draw:points="0,435 13,348 26,313 39,286 52,264 65,245 79,227 92,212 105,198 118,185 131,173 144,162 158,151 171,141 184,132 197,123 210,115 223,107 237,100 250,93 263,86 276,79 289,74 302,68 316,62 329,57 342,52 355,48 369,43 382,39 396,35 409,32 422,28 435,25 448,22 461,19 475,17 488,14 501,12 514,10 527,8 540,6 554,5 567,4 580,3 593,2 606,1 619,1 633,0 646,0 659,0 672,0 685,1 698,1 712,2 725,3 738,4 751,5 764,6 778,8 791,10 804,12 817,14 830,17 843,19 857,22 870,25 883,28 896,32 909,35 922,39 936,43 949,48 962,52 975,57 988,62 1001,68 1015,74 1028,79 1041,86 1054,93 1067,100 1080,107 1094,115 1107,123 1120,132 1133,141 1146,151 1159,162 1173,173 1186,185 1199,198 1212,212 1225,227 1238,245 1252,264 1265,286 1278,313 1291,348 1304,435 1291,522 1278,557 1265,584 1252,606 1238,625 1225,642 1212,658 1199,672 1186,685 1173,697 1159,708 1146,718 1133,728 1120,738 1107,747 1094,755 1080,763 1067,771 1054,778 1041,785 1028,791 1015,797 1001,803 988,808 975,814 962,819 949,823 936,827 922,832 909,835 896,839 883,842 870,846 857,848 843,851 830,854 817,856 804,859 791,860 778,862 764,864 751,865 738,867 725,868 712,869 698,869 685,870 672,870 633,870 619,870 606,869 593,869 580,868 567,867 554,865 540,864 527,862 514,860 501,859 488,856 475,854 461,851 448,848 435,846 422,842 409,839 396,835 382,832 369,827 355,823 342,819 329,814 316,808 302,803 289,797 276,791 263,785 250,778 237,771 223,763 210,755 197,747 184,738 171,728 158,718 144,708 131,697 118,685 105,672 92,658 79,642 65,625 52,606 39,584 26,557 13,522">
          <text:p/>
        </draw:polygon>
        <draw:polyline draw:style-name="gr2" draw:layer="layout" svg:width="1.303cm" svg:height="0.869cm" svg:x="8.764cm" svg:y="13.134cm" svg:viewBox="0 0 1304 870" draw:points="0,435 13,348 26,313 39,286 52,264 65,245 79,227 92,212 105,198 118,185 131,173 144,162 158,151 171,141 184,132 197,123 210,115 223,107 237,100 250,93 263,86 276,79 289,74 302,68 316,62 329,57 342,52 355,48 369,43 382,39 396,35 409,32 422,28 435,25 448,22 461,19 475,17 488,14 501,12 514,10 527,8 540,6 554,5 567,4 580,3 593,2 606,1 619,1 633,0 646,0 659,0 672,0 685,1 698,1 712,2 725,3 738,4 751,5 764,6 778,8 791,10 804,12 817,14 830,17 843,19 857,22 870,25 883,28 896,32 909,35 922,39 936,43 949,48 962,52 975,57 988,62 1001,68 1015,74 1028,79 1041,86 1054,93 1067,100 1080,107 1094,115 1107,123 1120,132 1133,141 1146,151 1159,162 1173,173 1186,185 1199,198 1212,212 1225,227 1238,245 1252,264 1265,286 1278,313 1291,348 1304,435 1291,522 1278,557 1265,584 1252,606 1238,625 1225,642 1212,658 1199,672 1186,685 1173,697 1159,708 1146,718 1133,728 1120,738 1107,747 1094,755 1080,763 1067,771 1054,778 1041,785 1028,791 1015,797 1001,803 988,808 975,814 962,819 949,823 936,827 922,832 909,835 896,839 883,842 870,846 857,848 843,851 830,854 817,856 804,859 791,860 778,862 764,864 751,865 738,867 725,868 712,869 698,869 685,870 672,870 633,870 619,870 606,869 593,869 580,868 567,867 554,865 540,864 527,862 514,860 501,859 488,856 475,854 461,851 448,848 435,846 422,842 409,839 396,835 382,832 369,827 355,823 342,819 329,814 316,808 302,803 289,797 276,791 263,785 250,778 237,771 223,763 210,755 197,747 184,738 171,728 158,718 144,708 131,697 118,685 105,672 92,658 79,642 65,625 52,606 39,584 26,557 13,522 0,435">
          <text:p/>
        </draw:polyline>
        <draw:frame draw:style-name="gr5" draw:layer="layout" svg:width="0.387cm" svg:height="0.137cm" svg:x="12.967cm" svg:y="3.279cm">
          <draw:text-box>
            <text:p text:style-name="P1"><text:span text:style-name="T1">70 / 488</text:span></text:p>
          </draw:text-box>
        </draw:frame>
        <draw:frame draw:style-name="gr3" draw:layer="layout" svg:width="0.607cm" svg:height="0.137cm" svg:x="9.112cm" svg:y="13.351cm">
          <draw:text-box>
            <text:p text:style-name="P1"><text:span text:style-name="T1">GO:0005634</text:span></text:p>
          </draw:text-box>
        </draw:frame>
        <draw:frame draw:style-name="gr53" draw:layer="layout" svg:width="0.375cm" svg:height="0.137cm" svg:x="9.233cm" svg:y="13.471cm">
          <draw:text-box>
            <text:p text:style-name="P1"><text:span text:style-name="T1">nucleus</text:span></text:p>
          </draw:text-box>
        </draw:frame>
        <draw:frame draw:style-name="gr5" draw:layer="layout" svg:width="0.387cm" svg:height="0.137cm" svg:x="9.224cm" svg:y="13.591cm">
          <draw:text-box>
            <text:p text:style-name="P1"><text:span text:style-name="T1">0.99213</text:span></text:p>
          </draw:text-box>
        </draw:frame>
        <draw:polygon draw:style-name="gr1" draw:layer="layout" svg:width="1.304cm" svg:height="0.869cm" svg:x="6.638cm" svg:y="18.35cm" svg:viewBox="0 0 1305 870" draw:points="0,435 13,348 27,313 40,286 53,263 66,244 79,227 93,212 106,198 119,185 132,173 145,162 158,151 172,141 185,132 198,123 211,115 224,107 237,99 251,92 264,86 277,79 290,73 303,68 317,62 330,57 343,52 356,48 369,43 382,39 396,35 409,32 422,28 435,25 448,22 462,19 475,17 488,14 501,12 514,10 527,8 541,7 554,5 567,4 580,3 593,2 606,1 620,1 633,0 646,0 659,0 672,0 686,1 699,1 712,2 725,3 738,4 751,5 765,7 778,8 791,10 804,12 817,14 830,17 844,19 857,22 870,25 883,28 896,32 909,35 923,39 936,43 949,48 962,52 975,57 988,62 1002,68 1015,73 1028,79 1041,86 1054,92 1067,99 1081,107 1094,115 1107,123 1120,132 1133,141 1146,151 1160,162 1173,173 1187,185 1200,198 1213,212 1226,227 1240,244 1253,263 1266,286 1279,313 1292,348 1305,435 1292,522 1279,557 1266,584 1253,606 1240,625 1226,642 1213,658 1200,672 1187,685 1173,697 1160,708 1146,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6,869 593,868 580,868 567,867 554,865 541,864 527,862 514,860 501,859 488,856 475,854 462,851 448,849 435,845 422,842 409,839 396,835 382,831 369,827 356,823 343,818 330,813 317,808 303,803 290,797 277,791 264,785 251,778 237,771 224,763 211,755 198,746 185,738 172,728 158,719 145,708 132,697 119,685 106,672 93,658 79,642 66,625 53,606 40,584 27,557 13,522">
          <text:p/>
        </draw:polygon>
        <draw:polyline draw:style-name="gr2" draw:layer="layout" svg:width="1.304cm" svg:height="0.869cm" svg:x="6.638cm" svg:y="18.35cm" svg:viewBox="0 0 1305 870" draw:points="0,435 13,348 27,313 40,286 53,263 66,244 79,227 93,212 106,198 119,185 132,173 145,162 158,151 172,141 185,132 198,123 211,115 224,107 237,99 251,92 264,86 277,79 290,73 303,68 317,62 330,57 343,52 356,48 369,43 382,39 396,35 409,32 422,28 435,25 448,22 462,19 475,17 488,14 501,12 514,10 527,8 541,7 554,5 567,4 580,3 593,2 606,1 620,1 633,0 646,0 659,0 672,0 686,1 699,1 712,2 725,3 738,4 751,5 765,7 778,8 791,10 804,12 817,14 830,17 844,19 857,22 870,25 883,28 896,32 909,35 923,39 936,43 949,48 962,52 975,57 988,62 1002,68 1015,73 1028,79 1041,86 1054,92 1067,99 1081,107 1094,115 1107,123 1120,132 1133,141 1146,151 1160,162 1173,173 1187,185 1200,198 1213,212 1226,227 1240,244 1253,263 1266,286 1279,313 1292,348 1305,435 1292,522 1279,557 1266,584 1253,606 1240,625 1226,642 1213,658 1200,672 1187,685 1173,697 1160,708 1146,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6,869 593,868 580,868 567,867 554,865 541,864 527,862 514,860 501,859 488,856 475,854 462,851 448,849 435,845 422,842 409,839 396,835 382,831 369,827 356,823 343,818 330,813 317,808 303,803 290,797 277,791 264,785 251,778 237,771 224,763 211,755 198,746 185,738 172,728 158,719 145,708 132,697 119,685 106,672 93,658 79,642 66,625 53,606 40,584 27,557 13,522 0,435">
          <text:p/>
        </draw:polyline>
        <draw:frame draw:style-name="gr5" draw:layer="layout" svg:width="0.387cm" svg:height="0.137cm" svg:x="9.224cm" svg:y="13.71cm">
          <draw:text-box>
            <text:p text:style-name="P1"><text:span text:style-name="T1">29 / 268</text:span></text:p>
          </draw:text-box>
        </draw:frame>
        <draw:frame draw:style-name="gr3" draw:layer="layout" svg:width="0.607cm" svg:height="0.137cm" svg:x="6.987cm" svg:y="18.567cm">
          <draw:text-box>
            <text:p text:style-name="P1"><text:span text:style-name="T1">GO:0005654</text:span></text:p>
          </draw:text-box>
        </draw:frame>
        <draw:frame draw:style-name="gr51" draw:layer="layout" svg:width="0.607cm" svg:height="0.137cm" svg:x="6.994cm" svg:y="18.687cm">
          <draw:text-box>
            <text:p text:style-name="P1"><text:span text:style-name="T1">nucleoplasm</text:span></text:p>
          </draw:text-box>
        </draw:frame>
        <draw:frame draw:style-name="gr5" draw:layer="layout" svg:width="0.387cm" svg:height="0.137cm" svg:x="7.099cm" svg:y="18.807cm">
          <draw:text-box>
            <text:p text:style-name="P1"><text:span text:style-name="T1">0.64825</text:span></text:p>
          </draw:text-box>
        </draw:frame>
        <draw:polygon draw:style-name="gr11" draw:layer="layout" svg:width="1.303cm" svg:height="0.869cm" svg:x="21.707cm" svg:y="18.35cm" svg:viewBox="0 0 1304 870" draw:points="0,870 1304,870 1304,0 0,0">
          <text:p/>
        </draw:polygon>
        <draw:frame draw:style-name="gr13" draw:layer="layout" svg:width="0.269cm" svg:height="0.137cm" svg:x="7.158cm" svg:y="18.927cm">
          <draw:text-box>
            <text:p text:style-name="P1"><text:span text:style-name="T1">7 / 53</text:span></text:p>
          </draw:text-box>
        </draw:frame>
        <draw:frame draw:style-name="gr3" draw:layer="layout" svg:width="0.607cm" svg:height="0.137cm" svg:x="22.056cm" svg:y="18.567cm">
          <draw:text-box>
            <text:p text:style-name="P1"><text:span text:style-name="T1">GO:0005682</text:span></text:p>
          </draw:text-box>
        </draw:frame>
        <draw:frame draw:style-name="gr54" draw:layer="layout" svg:width="0.506cm" svg:height="0.137cm" svg:x="22.109cm" svg:y="18.687cm">
          <draw:text-box>
            <text:p text:style-name="P1"><text:span text:style-name="T1">U5 snRNP</text:span></text:p>
          </draw:text-box>
        </draw:frame>
        <draw:frame draw:style-name="gr5" draw:layer="layout" svg:width="0.387cm" svg:height="0.137cm" svg:x="22.167cm" svg:y="18.807cm">
          <draw:text-box>
            <text:p text:style-name="P1"><text:span text:style-name="T1">0.01976</text:span></text:p>
          </draw:text-box>
        </draw:frame>
        <draw:polygon draw:style-name="gr16" draw:layer="layout" svg:width="1.304cm" svg:height="0.869cm" svg:x="18.736cm" svg:y="9.657cm" svg:viewBox="0 0 1305 870" draw:points="0,434 14,348 27,312 40,286 53,263 66,244 80,227 93,212 106,198 119,185 132,173 145,161 159,151 172,141 185,132 198,123 211,114 224,107 238,99 251,92 264,86 277,79 290,73 303,68 317,62 330,57 343,52 356,47 369,43 382,39 396,35 409,32 422,28 435,25 448,22 461,19 475,16 488,14 501,12 514,10 527,8 540,6 554,5 567,4 580,3 593,2 606,1 619,0 633,0 646,0 659,0 672,0 685,0 698,1 712,2 725,3 738,4 751,5 764,6 777,8 791,10 804,12 817,14 831,16 844,19 857,22 871,25 884,28 897,32 910,35 923,39 936,43 950,47 963,52 976,57 989,62 1002,68 1015,73 1029,79 1042,86 1055,92 1068,99 1081,107 1094,114 1108,123 1121,132 1134,141 1147,151 1160,161 1174,173 1187,185 1200,198 1213,212 1226,227 1239,244 1253,263 1266,286 1279,312 1292,348 1305,434 1292,522 1279,557 1266,584 1253,606 1239,625 1226,642 1213,657 1200,671 1187,685 1174,697 1160,708 1147,718 1134,728 1121,737 1108,746 1094,754 1081,762 1068,770 1055,778 1042,785 1029,791 1015,797 1002,803 989,808 976,813 963,818 950,823 936,827 923,831 910,835 897,839 884,842 871,845 857,849 844,851 831,854 817,856 804,858 791,860 777,862 764,864 751,865 738,867 725,868 712,868 698,869 685,870 672,870 633,870 619,870 606,869 593,868 580,868 567,867 554,865 540,864 527,862 514,860 501,858 488,856 475,854 461,851 448,849 435,845 422,842 409,839 396,835 382,831 369,827 356,823 343,818 330,813 317,808 303,803 290,797 277,791 264,785 251,778 238,770 224,762 211,754 198,746 185,737 172,728 159,718 145,708 132,697 119,685 106,671 93,657 80,642 66,625 53,606 40,584 27,557 14,522">
          <text:p/>
        </draw:polygon>
        <draw:polyline draw:style-name="gr2" draw:layer="layout" svg:width="1.304cm" svg:height="0.869cm" svg:x="18.736cm" svg:y="9.657cm" svg:viewBox="0 0 1305 870" draw:points="0,434 14,348 27,312 40,286 53,263 66,244 80,227 93,212 106,198 119,185 132,173 145,161 159,151 172,141 185,132 198,123 211,114 224,107 238,99 251,92 264,86 277,79 290,73 303,68 317,62 330,57 343,52 356,47 369,43 382,39 396,35 409,32 422,28 435,25 448,22 461,19 475,16 488,14 501,12 514,10 527,8 540,6 554,5 567,4 580,3 593,2 606,1 619,0 633,0 646,0 659,0 672,0 685,0 698,1 712,2 725,3 738,4 751,5 764,6 777,8 791,10 804,12 817,14 831,16 844,19 857,22 871,25 884,28 897,32 910,35 923,39 936,43 950,47 963,52 976,57 989,62 1002,68 1015,73 1029,79 1042,86 1055,92 1068,99 1081,107 1094,114 1108,123 1121,132 1134,141 1147,151 1160,161 1174,173 1187,185 1200,198 1213,212 1226,227 1239,244 1253,263 1266,286 1279,312 1292,348 1305,434 1292,522 1279,557 1266,584 1253,606 1239,625 1226,642 1213,657 1200,671 1187,685 1174,697 1160,708 1147,718 1134,728 1121,737 1108,746 1094,754 1081,762 1068,770 1055,778 1042,785 1029,791 1015,797 1002,803 989,808 976,813 963,818 950,823 936,827 923,831 910,835 897,839 884,842 871,845 857,849 844,851 831,854 817,856 804,858 791,860 777,862 764,864 751,865 738,867 725,868 712,868 698,869 685,870 672,870 633,870 619,870 606,869 593,868 580,868 567,867 554,865 540,864 527,862 514,860 501,858 488,856 475,854 461,851 448,849 435,845 422,842 409,839 396,835 382,831 369,827 356,823 343,818 330,813 317,808 303,803 290,797 277,791 264,785 251,778 238,770 224,762 211,754 198,746 185,737 172,728 159,718 145,708 132,697 119,685 106,671 93,657 80,642 66,625 53,606 40,584 27,557 14,522 0,434">
          <text:p/>
        </draw:polyline>
        <draw:frame draw:style-name="gr23" draw:layer="layout" svg:width="0.209cm" svg:height="0.137cm" svg:x="22.256cm" svg:y="18.927cm">
          <draw:text-box>
            <text:p text:style-name="P1"><text:span text:style-name="T1">2 / 2</text:span></text:p>
          </draw:text-box>
        </draw:frame>
        <draw:frame draw:style-name="gr3" draw:layer="layout" svg:width="0.607cm" svg:height="0.137cm" svg:x="19.085cm" svg:y="9.874cm">
          <draw:text-box>
            <text:p text:style-name="P1"><text:span text:style-name="T1">GO:0005737</text:span></text:p>
          </draw:text-box>
        </draw:frame>
        <draw:frame draw:style-name="gr55" draw:layer="layout" svg:width="0.489cm" svg:height="0.137cm" svg:x="19.15cm" svg:y="9.994cm">
          <draw:text-box>
            <text:p text:style-name="P1"><text:span text:style-name="T1">cytoplasm</text:span></text:p>
          </draw:text-box>
        </draw:frame>
        <draw:frame draw:style-name="gr5" draw:layer="layout" svg:width="0.387cm" svg:height="0.137cm" svg:x="19.197cm" svg:y="10.113cm">
          <draw:text-box>
            <text:p text:style-name="P1"><text:span text:style-name="T1">0.10005</text:span></text:p>
          </draw:text-box>
        </draw:frame>
        <draw:polygon draw:style-name="gr11" draw:layer="layout" svg:width="1.304cm" svg:height="0.869cm" svg:x="20.765cm" svg:y="13.134cm" svg:viewBox="0 0 1305 870" draw:points="0,870 1305,870 1305,0 0,0">
          <text:p/>
        </draw:polygon>
        <draw:frame draw:style-name="gr5" draw:layer="layout" svg:width="0.387cm" svg:height="0.137cm" svg:x="19.197cm" svg:y="10.233cm">
          <draw:text-box>
            <text:p text:style-name="P1"><text:span text:style-name="T1">65 / 432</text:span></text:p>
          </draw:text-box>
        </draw:frame>
        <draw:frame draw:style-name="gr3" draw:layer="layout" svg:width="0.607cm" svg:height="0.137cm" svg:x="21.114cm" svg:y="13.351cm">
          <draw:text-box>
            <text:p text:style-name="P1"><text:span text:style-name="T1">GO:0005739</text:span></text:p>
          </draw:text-box>
        </draw:frame>
        <draw:frame draw:style-name="gr56" draw:layer="layout" svg:width="0.675cm" svg:height="0.137cm" svg:x="21.084cm" svg:y="13.471cm">
          <draw:text-box>
            <text:p text:style-name="P1"><text:span text:style-name="T1">mitochondrion</text:span></text:p>
          </draw:text-box>
        </draw:frame>
        <draw:frame draw:style-name="gr5" draw:layer="layout" svg:width="0.387cm" svg:height="0.137cm" svg:x="21.225cm" svg:y="13.591cm">
          <draw:text-box>
            <text:p text:style-name="P1"><text:span text:style-name="T1">0.01127</text:span></text:p>
          </draw:text-box>
        </draw:frame>
        <draw:polygon draw:style-name="gr6" draw:layer="layout" svg:width="1.304cm" svg:height="0.869cm" svg:x="18.109cm" svg:y="13.134cm" svg:viewBox="0 0 1305 870" draw:points="0,870 1305,870 1305,0 0,0">
          <text:p/>
        </draw:polygon>
        <draw:frame draw:style-name="gr5" draw:layer="layout" svg:width="0.387cm" svg:height="0.137cm" svg:x="21.225cm" svg:y="13.71cm">
          <draw:text-box>
            <text:p text:style-name="P1"><text:span text:style-name="T1">28 / 137</text:span></text:p>
          </draw:text-box>
        </draw:frame>
        <draw:frame draw:style-name="gr3" draw:layer="layout" svg:width="0.607cm" svg:height="0.137cm" svg:x="18.458cm" svg:y="13.351cm">
          <draw:text-box>
            <text:p text:style-name="P1"><text:span text:style-name="T1">GO:0005783</text:span></text:p>
          </draw:text-box>
        </draw:frame>
        <draw:frame draw:style-name="gr57" draw:layer="layout" svg:width="1.073cm" svg:height="0.137cm" svg:x="18.234cm" svg:y="13.471cm">
          <draw:text-box>
            <text:p text:style-name="P1"><text:span text:style-name="T1">endoplasmic reticulu...</text:span></text:p>
          </draw:text-box>
        </draw:frame>
        <draw:frame draw:style-name="gr5" draw:layer="layout" svg:width="0.387cm" svg:height="0.137cm" svg:x="18.569cm" svg:y="13.591cm">
          <draw:text-box>
            <text:p text:style-name="P1"><text:span text:style-name="T1">0.06920</text:span></text:p>
          </draw:text-box>
        </draw:frame>
        <draw:polygon draw:style-name="gr11" draw:layer="layout" svg:width="1.304cm" svg:height="0.869cm" svg:x="6.324cm" svg:y="23.566cm" svg:viewBox="0 0 1305 870" draw:points="0,870 1305,870 1305,0 0,0">
          <text:p/>
        </draw:polygon>
        <draw:frame draw:style-name="gr7" draw:layer="layout" svg:width="0.328cm" svg:height="0.137cm" svg:x="18.599cm" svg:y="13.71cm">
          <draw:text-box>
            <text:p text:style-name="P1"><text:span text:style-name="T1">14 / 67</text:span></text:p>
          </draw:text-box>
        </draw:frame>
        <draw:frame draw:style-name="gr3" draw:layer="layout" svg:width="0.607cm" svg:height="0.137cm" svg:x="6.673cm" svg:y="23.783cm">
          <draw:text-box>
            <text:p text:style-name="P1"><text:span text:style-name="T1">GO:0015030</text:span></text:p>
          </draw:text-box>
        </draw:frame>
        <draw:frame draw:style-name="gr58" draw:layer="layout" svg:width="0.51cm" svg:height="0.137cm" svg:x="6.727cm" svg:y="23.903cm">
          <draw:text-box>
            <text:p text:style-name="P1"><text:span text:style-name="T1">Cajal body</text:span></text:p>
          </draw:text-box>
        </draw:frame>
        <draw:frame draw:style-name="gr5" draw:layer="layout" svg:width="0.387cm" svg:height="0.137cm" svg:x="6.785cm" svg:y="24.022cm">
          <draw:text-box>
            <text:p text:style-name="P1"><text:span text:style-name="T1">0.01976</text:span></text:p>
          </draw:text-box>
        </draw:frame>
        <draw:polygon draw:style-name="gr16" draw:layer="layout" svg:width="1.304cm" svg:height="0.869cm" svg:x="14.052cm" svg:y="14.873cm" svg:viewBox="0 0 1305 870" draw:points="0,435 13,347 26,312 39,285 53,263 66,244 79,227 92,212 105,198 118,184 132,172 145,161 158,151 171,141 184,132 197,123 211,115 224,107 237,99 250,92 263,85 276,79 291,73 304,67 317,62 330,57 343,52 356,47 370,43 383,39 396,35 409,31 422,28 435,25 449,21 462,19 475,16 488,14 501,12 514,10 528,8 541,6 554,5 567,3 580,2 593,2 607,1 620,0 633,0 672,0 686,0 699,1 712,2 725,2 738,3 751,5 765,6 778,8 791,10 804,12 817,14 830,16 844,19 857,21 870,25 883,28 896,31 909,35 923,39 936,43 949,47 962,52 975,57 988,62 1002,67 1015,73 1028,79 1041,85 1054,92 1067,99 1081,107 1094,115 1107,123 1120,132 1133,141 1147,151 1160,161 1173,172 1186,184 1199,198 1212,212 1226,227 1239,244 1252,263 1265,285 1278,312 1292,347 1305,435 1292,521 1278,557 1265,583 1252,606 1239,625 1226,642 1212,657 1199,671 1186,684 1173,696 1160,708 1147,718 1133,728 1120,737 1107,746 1094,755 1081,762 1067,771 1054,778 1041,784 1028,791 1015,797 1002,802 988,808 975,813 962,818 949,823 936,827 923,831 909,835 896,838 883,842 870,845 857,848 844,851 830,854 817,856 804,858 791,860 778,862 765,864 751,865 738,866 725,867 712,868 699,869 686,870 672,870 659,870 646,870 633,870 620,870 607,869 593,868 580,867 567,866 554,865 541,864 528,862 514,860 501,858 488,856 475,854 462,851 449,848 435,845 422,842 409,838 396,835 383,831 370,827 356,823 343,818 330,813 317,808 304,802 291,797 276,791 263,784 250,778 237,771 224,762 211,755 197,746 184,737 171,728 158,718 145,708 132,696 118,684 105,671 92,657 79,642 66,625 53,606 39,583 26,557 13,521">
          <text:p/>
        </draw:polygon>
        <draw:polyline draw:style-name="gr2" draw:layer="layout" svg:width="1.304cm" svg:height="0.869cm" svg:x="14.052cm" svg:y="14.873cm" svg:viewBox="0 0 1305 870" draw:points="0,435 13,347 26,312 39,285 53,263 66,244 79,227 92,212 105,198 118,184 132,172 145,161 158,151 171,141 184,132 197,123 211,115 224,107 237,99 250,92 263,85 276,79 291,73 304,67 317,62 330,57 343,52 356,47 370,43 383,39 396,35 409,31 422,28 435,25 449,21 462,19 475,16 488,14 501,12 514,10 528,8 541,6 554,5 567,3 580,2 593,2 607,1 620,0 633,0 672,0 686,0 699,1 712,2 725,2 738,3 751,5 765,6 778,8 791,10 804,12 817,14 830,16 844,19 857,21 870,25 883,28 896,31 909,35 923,39 936,43 949,47 962,52 975,57 988,62 1002,67 1015,73 1028,79 1041,85 1054,92 1067,99 1081,107 1094,115 1107,123 1120,132 1133,141 1147,151 1160,161 1173,172 1186,184 1199,198 1212,212 1226,227 1239,244 1252,263 1265,285 1278,312 1292,347 1305,435 1292,521 1278,557 1265,583 1252,606 1239,625 1226,642 1212,657 1199,671 1186,684 1173,696 1160,708 1147,718 1133,728 1120,737 1107,746 1094,755 1081,762 1067,771 1054,778 1041,784 1028,791 1015,797 1002,802 988,808 975,813 962,818 949,823 936,827 923,831 909,835 896,838 883,842 870,845 857,848 844,851 830,854 817,856 804,858 791,860 778,862 765,864 751,865 738,866 725,867 712,868 699,869 686,870 672,870 659,870 646,870 633,870 620,870 607,869 593,868 580,867 567,866 554,865 541,864 528,862 514,860 501,858 488,856 475,854 462,851 449,848 435,845 422,842 409,838 396,835 383,831 370,827 356,823 343,818 330,813 317,808 304,802 291,797 276,791 263,784 250,778 237,771 224,762 211,755 197,746 184,737 171,728 158,718 145,708 132,696 118,684 105,671 92,657 79,642 66,625 53,606 39,583 26,557 13,521 0,435">
          <text:p/>
        </draw:polyline>
        <draw:frame draw:style-name="gr23" draw:layer="layout" svg:width="0.209cm" svg:height="0.137cm" svg:x="6.873cm" svg:y="24.142cm">
          <draw:text-box>
            <text:p text:style-name="P1"><text:span text:style-name="T1">2 / 2</text:span></text:p>
          </draw:text-box>
        </draw:frame>
        <draw:frame draw:style-name="gr3" draw:layer="layout" svg:width="0.607cm" svg:height="0.137cm" svg:x="14.401cm" svg:y="15.09cm">
          <draw:text-box>
            <text:p text:style-name="P1"><text:span text:style-name="T1">GO:0016023</text:span></text:p>
          </draw:text-box>
        </draw:frame>
        <draw:frame draw:style-name="gr59" draw:layer="layout" svg:width="1.196cm" svg:height="0.137cm" svg:x="14.117cm" svg:y="15.209cm">
          <draw:text-box>
            <text:p text:style-name="P1"><text:span text:style-name="T1">cytoplasmic membrane...</text:span></text:p>
          </draw:text-box>
        </draw:frame>
        <draw:frame draw:style-name="gr5" draw:layer="layout" svg:width="0.387cm" svg:height="0.137cm" svg:x="14.512cm" svg:y="15.329cm">
          <draw:text-box>
            <text:p text:style-name="P1"><text:span text:style-name="T1">0.26228</text:span></text:p>
          </draw:text-box>
        </draw:frame>
        <draw:polygon draw:style-name="gr16" draw:layer="layout" svg:width="1.304cm" svg:height="0.87cm" svg:x="7.653cm" svg:y="21.827cm" svg:viewBox="0 0 1305 871" draw:points="0,435 13,348 26,312 39,286 52,264 66,245 79,227 92,212 105,198 118,185 131,173 145,162 158,151 172,141 185,132 198,123 211,115 225,107 238,100 251,93 264,86 277,80 290,74 304,68 317,62 330,57 343,52 356,48 369,43 383,39 396,36 409,32 422,28 435,25 448,22 462,19 475,17 488,14 501,12 514,10 527,8 541,7 554,5 567,4 580,3 593,2 606,1 620,1 633,1 646,0 659,0 672,1 685,1 699,1 712,2 725,3 738,4 751,5 764,7 778,8 791,10 804,12 817,14 830,17 843,19 857,22 870,25 883,28 896,32 909,36 923,39 936,43 949,48 962,52 975,57 988,62 1002,68 1015,74 1028,80 1041,86 1054,93 1067,100 1081,107 1094,115 1107,123 1120,132 1133,141 1146,151 1160,162 1173,173 1186,185 1199,198 1212,212 1226,227 1239,245 1252,264 1265,286 1278,312 1291,348 1305,435 1291,522 1278,557 1265,584 1252,606 1239,625 1226,642 1212,658 1199,672 1186,685 1173,697 1160,708 1146,719 1133,728 1120,738 1107,747 1094,755 1081,763 1067,771 1054,778 1041,785 1028,791 1015,797 1002,803 988,808 975,814 962,819 949,823 936,827 923,832 909,836 896,839 883,843 870,846 857,849 843,851 830,854 817,856 804,859 791,861 778,862 764,864 751,866 738,867 725,868 712,869 699,869 685,870 672,871 633,871 620,870 606,869 593,869 580,868 567,867 554,866 541,864 527,862 514,861 501,859 488,856 475,854 462,851 448,849 435,846 422,843 409,839 396,836 383,832 369,827 356,823 343,819 330,814 317,808 304,803 290,797 277,791 264,785 251,778 238,771 225,763 211,755 198,747 185,738 172,728 158,719 145,708 131,697 118,685 105,672 92,658 79,642 66,625 52,606 39,584 26,557 13,522">
          <text:p/>
        </draw:polygon>
        <draw:polyline draw:style-name="gr2" draw:layer="layout" svg:width="1.304cm" svg:height="0.87cm" svg:x="7.653cm" svg:y="21.827cm" svg:viewBox="0 0 1305 871" draw:points="0,435 13,348 26,312 39,286 52,264 66,245 79,227 92,212 105,198 118,185 131,173 145,162 158,151 172,141 185,132 198,123 211,115 225,107 238,100 251,93 264,86 277,80 290,74 304,68 317,62 330,57 343,52 356,48 369,43 383,39 396,36 409,32 422,28 435,25 448,22 462,19 475,17 488,14 501,12 514,10 527,8 541,7 554,5 567,4 580,3 593,2 606,1 620,1 633,1 646,0 659,0 672,1 685,1 699,1 712,2 725,3 738,4 751,5 764,7 778,8 791,10 804,12 817,14 830,17 843,19 857,22 870,25 883,28 896,32 909,36 923,39 936,43 949,48 962,52 975,57 988,62 1002,68 1015,74 1028,80 1041,86 1054,93 1067,100 1081,107 1094,115 1107,123 1120,132 1133,141 1146,151 1160,162 1173,173 1186,185 1199,198 1212,212 1226,227 1239,245 1252,264 1265,286 1278,312 1291,348 1305,435 1291,522 1278,557 1265,584 1252,606 1239,625 1226,642 1212,658 1199,672 1186,685 1173,697 1160,708 1146,719 1133,728 1120,738 1107,747 1094,755 1081,763 1067,771 1054,778 1041,785 1028,791 1015,797 1002,803 988,808 975,814 962,819 949,823 936,827 923,832 909,836 896,839 883,843 870,846 857,849 843,851 830,854 817,856 804,859 791,861 778,862 764,864 751,866 738,867 725,868 712,869 699,869 685,870 672,871 633,871 620,870 606,869 593,869 580,868 567,867 554,866 541,864 527,862 514,861 501,859 488,856 475,854 462,851 448,849 435,846 422,843 409,839 396,836 383,832 369,827 356,823 343,819 330,814 317,808 304,803 290,797 277,791 264,785 251,778 238,771 225,763 211,755 198,747 185,738 172,728 158,719 145,708 131,697 118,685 105,672 92,658 79,642 66,625 52,606 39,584 26,557 13,522 0,435">
          <text:p/>
        </draw:polyline>
        <draw:frame draw:style-name="gr13" draw:layer="layout" svg:width="0.269cm" svg:height="0.137cm" svg:x="14.571cm" svg:y="15.449cm">
          <draw:text-box>
            <text:p text:style-name="P1"><text:span text:style-name="T1">9 / 50</text:span></text:p>
          </draw:text-box>
        </draw:frame>
        <draw:frame draw:style-name="gr3" draw:layer="layout" svg:width="0.607cm" svg:height="0.137cm" svg:x="8.002cm" svg:y="22.044cm">
          <draw:text-box>
            <text:p text:style-name="P1"><text:span text:style-name="T1">GO:0016604</text:span></text:p>
          </draw:text-box>
        </draw:frame>
        <draw:frame draw:style-name="gr60" draw:layer="layout" svg:width="0.616cm" svg:height="0.137cm" svg:x="8.002cm" svg:y="22.164cm">
          <draw:text-box>
            <text:p text:style-name="P1"><text:span text:style-name="T1">nuclear body</text:span></text:p>
          </draw:text-box>
        </draw:frame>
        <draw:frame draw:style-name="gr5" draw:layer="layout" svg:width="0.387cm" svg:height="0.137cm" svg:x="8.113cm" svg:y="22.284cm">
          <draw:text-box>
            <text:p text:style-name="P1"><text:span text:style-name="T1">0.09693</text:span></text:p>
          </draw:text-box>
        </draw:frame>
        <draw:polygon draw:style-name="gr6" draw:layer="layout" svg:width="1.304cm" svg:height="0.869cm" svg:x="8.981cm" svg:y="23.566cm" svg:viewBox="0 0 1305 870" draw:points="0,870 1305,870 1305,0 0,0">
          <text:p/>
        </draw:polygon>
        <draw:frame draw:style-name="gr13" draw:layer="layout" svg:width="0.269cm" svg:height="0.137cm" svg:x="8.172cm" svg:y="22.404cm">
          <draw:text-box>
            <text:p text:style-name="P1"><text:span text:style-name="T1">4 / 13</text:span></text:p>
          </draw:text-box>
        </draw:frame>
        <draw:frame draw:style-name="gr3" draw:layer="layout" svg:width="0.607cm" svg:height="0.137cm" svg:x="9.33cm" svg:y="23.783cm">
          <draw:text-box>
            <text:p text:style-name="P1"><text:span text:style-name="T1">GO:0016607</text:span></text:p>
          </draw:text-box>
        </draw:frame>
        <draw:frame draw:style-name="gr61" draw:layer="layout" svg:width="0.667cm" svg:height="0.137cm" svg:x="9.307cm" svg:y="23.903cm">
          <draw:text-box>
            <text:p text:style-name="P1"><text:span text:style-name="T1">nuclear speck</text:span></text:p>
          </draw:text-box>
        </draw:frame>
        <draw:frame draw:style-name="gr5" draw:layer="layout" svg:width="0.387cm" svg:height="0.137cm" svg:x="9.442cm" svg:y="24.022cm">
          <draw:text-box>
            <text:p text:style-name="P1"><text:span text:style-name="T1">0.03955</text:span></text:p>
          </draw:text-box>
        </draw:frame>
        <draw:polygon draw:style-name="gr1" draw:layer="layout" svg:width="1.304cm" svg:height="0.87cm" svg:x="14.052cm" svg:y="16.611cm" svg:viewBox="0 0 1305 871" draw:points="0,435 13,348 26,313 39,286 53,264 66,245 79,228 92,212 105,198 118,185 132,173 145,162 158,151 171,142 184,132 197,123 211,115 224,107 237,100 250,93 263,86 276,80 291,74 304,68 317,63 330,57 343,53 356,48 370,43 383,40 396,36 409,32 422,28 435,25 449,22 462,20 475,17 488,15 501,12 514,10 528,9 541,7 554,5 567,4 580,3 593,2 607,2 620,1 633,0 672,0 686,1 699,2 712,2 725,3 738,4 751,5 765,7 778,9 791,10 804,12 817,15 830,17 844,20 857,22 870,25 883,28 896,32 909,36 923,40 936,43 949,48 962,53 975,57 988,63 1002,68 1015,74 1028,80 1041,86 1054,93 1067,100 1081,107 1094,115 1107,123 1120,132 1133,142 1147,151 1160,162 1173,173 1186,185 1199,198 1212,212 1226,228 1239,245 1252,264 1265,286 1278,313 1292,348 1305,435 1292,522 1278,557 1265,584 1252,606 1239,626 1226,643 1212,658 1199,672 1186,685 1173,697 1160,708 1147,719 1133,729 1120,738 1107,747 1094,755 1081,763 1067,771 1054,778 1041,785 1028,791 1015,797 1002,803 988,809 975,814 962,818 949,823 936,828 923,832 909,835 896,839 883,843 870,846 857,849 844,852 830,854 817,857 804,859 791,861 778,863 765,864 751,866 738,867 725,868 712,869 699,870 686,870 672,871 633,871 620,870 607,870 593,869 580,868 567,867 554,866 541,864 528,863 514,861 501,859 488,857 475,854 462,852 449,849 435,846 422,843 409,839 396,835 383,832 370,828 356,823 343,818 330,814 317,809 304,803 291,797 276,791 263,785 250,778 237,771 224,763 211,755 197,747 184,738 171,729 158,719 145,708 132,697 118,685 105,672 92,658 79,643 66,626 53,606 39,584 26,557 13,522">
          <text:p/>
        </draw:polygon>
        <draw:polyline draw:style-name="gr2" draw:layer="layout" svg:width="1.304cm" svg:height="0.87cm" svg:x="14.052cm" svg:y="16.611cm" svg:viewBox="0 0 1305 871" draw:points="0,435 13,348 26,313 39,286 53,264 66,245 79,228 92,212 105,198 118,185 132,173 145,162 158,151 171,142 184,132 197,123 211,115 224,107 237,100 250,93 263,86 276,80 291,74 304,68 317,63 330,57 343,53 356,48 370,43 383,40 396,36 409,32 422,28 435,25 449,22 462,20 475,17 488,15 501,12 514,10 528,9 541,7 554,5 567,4 580,3 593,2 607,2 620,1 633,0 672,0 686,1 699,2 712,2 725,3 738,4 751,5 765,7 778,9 791,10 804,12 817,15 830,17 844,20 857,22 870,25 883,28 896,32 909,36 923,40 936,43 949,48 962,53 975,57 988,63 1002,68 1015,74 1028,80 1041,86 1054,93 1067,100 1081,107 1094,115 1107,123 1120,132 1133,142 1147,151 1160,162 1173,173 1186,185 1199,198 1212,212 1226,228 1239,245 1252,264 1265,286 1278,313 1292,348 1305,435 1292,522 1278,557 1265,584 1252,606 1239,626 1226,643 1212,658 1199,672 1186,685 1173,697 1160,708 1147,719 1133,729 1120,738 1107,747 1094,755 1081,763 1067,771 1054,778 1041,785 1028,791 1015,797 1002,803 988,809 975,814 962,818 949,823 936,828 923,832 909,835 896,839 883,843 870,846 857,849 844,852 830,854 817,857 804,859 791,861 778,863 765,864 751,866 738,867 725,868 712,869 699,870 686,870 672,871 633,871 620,870 607,870 593,869 580,868 567,867 554,866 541,864 528,863 514,861 501,859 488,857 475,854 462,852 449,849 435,846 422,843 409,839 396,835 383,832 370,828 356,823 343,818 330,814 317,809 304,803 291,797 276,791 263,785 250,778 237,771 224,763 211,755 197,747 184,738 171,729 158,719 145,708 132,697 118,685 105,672 92,658 79,643 66,626 53,606 39,584 26,557 13,522 0,435">
          <text:p/>
        </draw:polyline>
        <draw:frame draw:style-name="gr23" draw:layer="layout" svg:width="0.209cm" svg:height="0.137cm" svg:x="9.53cm" svg:y="24.142cm">
          <draw:text-box>
            <text:p text:style-name="P1"><text:span text:style-name="T1">3 / 6</text:span></text:p>
          </draw:text-box>
        </draw:frame>
        <draw:frame draw:style-name="gr3" draw:layer="layout" svg:width="0.607cm" svg:height="0.137cm" svg:x="14.401cm" svg:y="16.828cm">
          <draw:text-box>
            <text:p text:style-name="P1"><text:span text:style-name="T1">GO:0030135</text:span></text:p>
          </draw:text-box>
        </draw:frame>
        <draw:frame draw:style-name="gr62" draw:layer="layout" svg:width="0.688cm" svg:height="0.137cm" svg:x="14.37cm" svg:y="16.948cm">
          <draw:text-box>
            <text:p text:style-name="P1"><text:span text:style-name="T1">coated vesicle</text:span></text:p>
          </draw:text-box>
        </draw:frame>
        <draw:frame draw:style-name="gr5" draw:layer="layout" svg:width="0.387cm" svg:height="0.137cm" svg:x="14.512cm" svg:y="17.068cm">
          <draw:text-box>
            <text:p text:style-name="P1"><text:span text:style-name="T1">0.39975</text:span></text:p>
          </draw:text-box>
        </draw:frame>
        <draw:polygon draw:style-name="gr16" draw:layer="layout" svg:width="1.304cm" svg:height="0.869cm" svg:x="14.052cm" svg:y="18.35cm" svg:viewBox="0 0 1305 870" draw:points="0,435 13,348 26,313 39,286 53,263 66,244 79,227 92,212 105,198 118,185 132,173 145,162 158,151 171,141 184,132 197,123 211,115 224,107 237,99 250,92 263,86 276,79 291,73 304,68 317,62 330,57 343,52 356,48 370,43 383,39 396,35 409,32 422,28 435,25 449,22 462,19 475,17 488,14 501,12 514,10 528,8 541,7 554,5 567,4 580,3 593,2 607,1 620,1 633,0 646,0 659,0 672,0 686,1 699,1 712,2 725,3 738,4 751,5 765,7 778,8 791,10 804,12 817,14 830,17 844,19 857,22 870,25 883,28 896,32 909,35 923,39 936,43 949,48 962,52 975,57 988,62 1002,68 1015,73 1028,79 1041,86 1054,92 1067,99 1081,107 1094,115 1107,123 1120,132 1133,141 1147,151 1160,162 1173,173 1186,185 1199,198 1212,212 1226,227 1239,244 1252,263 1265,286 1278,313 1292,348 1305,435 1292,522 1278,557 1265,584 1252,606 1239,625 1226,642 1212,658 1199,672 1186,685 1173,697 1160,708 1147,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7,869 593,868 580,868 567,867 554,865 541,864 528,862 514,860 501,859 488,856 475,854 462,851 449,849 435,845 422,842 409,839 396,835 383,831 370,827 356,823 343,818 330,813 317,808 304,803 291,797 276,791 263,785 250,778 237,771 224,763 211,755 197,746 184,738 171,728 158,719 145,708 132,697 118,685 105,672 92,658 79,642 66,625 53,606 39,584 26,557 13,522">
          <text:p/>
        </draw:polygon>
        <draw:polyline draw:style-name="gr2" draw:layer="layout" svg:width="1.304cm" svg:height="0.869cm" svg:x="14.052cm" svg:y="18.35cm" svg:viewBox="0 0 1305 870" draw:points="0,435 13,348 26,313 39,286 53,263 66,244 79,227 92,212 105,198 118,185 132,173 145,162 158,151 171,141 184,132 197,123 211,115 224,107 237,99 250,92 263,86 276,79 291,73 304,68 317,62 330,57 343,52 356,48 370,43 383,39 396,35 409,32 422,28 435,25 449,22 462,19 475,17 488,14 501,12 514,10 528,8 541,7 554,5 567,4 580,3 593,2 607,1 620,1 633,0 646,0 659,0 672,0 686,1 699,1 712,2 725,3 738,4 751,5 765,7 778,8 791,10 804,12 817,14 830,17 844,19 857,22 870,25 883,28 896,32 909,35 923,39 936,43 949,48 962,52 975,57 988,62 1002,68 1015,73 1028,79 1041,86 1054,92 1067,99 1081,107 1094,115 1107,123 1120,132 1133,141 1147,151 1160,162 1173,173 1186,185 1199,198 1212,212 1226,227 1239,244 1252,263 1265,286 1278,313 1292,348 1305,435 1292,522 1278,557 1265,584 1252,606 1239,625 1226,642 1212,658 1199,672 1186,685 1173,697 1160,708 1147,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7,869 593,868 580,868 567,867 554,865 541,864 528,862 514,860 501,859 488,856 475,854 462,851 449,849 435,845 422,842 409,839 396,835 383,831 370,827 356,823 343,818 330,813 317,808 304,803 291,797 276,791 263,785 250,778 237,771 224,763 211,755 197,746 184,738 171,728 158,719 145,708 132,697 118,685 105,672 92,658 79,642 66,625 53,606 39,584 26,557 13,522 0,435">
          <text:p/>
        </draw:polyline>
        <draw:frame draw:style-name="gr13" draw:layer="layout" svg:width="0.269cm" svg:height="0.137cm" svg:x="14.571cm" svg:y="17.188cm">
          <draw:text-box>
            <text:p text:style-name="P1"><text:span text:style-name="T1">3 / 16</text:span></text:p>
          </draw:text-box>
        </draw:frame>
        <draw:frame draw:style-name="gr3" draw:layer="layout" svg:width="0.607cm" svg:height="0.137cm" svg:x="14.401cm" svg:y="18.567cm">
          <draw:text-box>
            <text:p text:style-name="P1"><text:span text:style-name="T1">GO:0030136</text:span></text:p>
          </draw:text-box>
        </draw:frame>
        <draw:frame draw:style-name="gr63" draw:layer="layout" svg:width="1.048cm" svg:height="0.137cm" svg:x="14.191cm" svg:y="18.687cm">
          <draw:text-box>
            <text:p text:style-name="P1"><text:span text:style-name="T1">clathrin−coated vesi...</text:span></text:p>
          </draw:text-box>
        </draw:frame>
        <draw:frame draw:style-name="gr5" draw:layer="layout" svg:width="0.387cm" svg:height="0.137cm" svg:x="14.512cm" svg:y="18.807cm">
          <draw:text-box>
            <text:p text:style-name="P1"><text:span text:style-name="T1">0.15624</text:span></text:p>
          </draw:text-box>
        </draw:frame>
        <draw:polygon draw:style-name="gr1" draw:layer="layout" svg:width="1.304cm" svg:height="0.869cm" svg:x="22.769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6,0 699,1 712,2 725,3 738,4 752,5 765,6 778,8 791,10 804,12 818,14 831,16 844,19 857,22 870,25 883,28 897,32 910,35 923,39 936,43 949,47 963,52 976,57 989,62 1002,68 1015,73 1028,79 1042,86 1055,92 1068,99 1081,107 1094,114 1108,123 1121,132 1134,141 1147,151 1160,161 1173,173 1187,185 1200,198 1213,212 1226,227 1239,244 1252,263 1266,286 1279,312 1292,348 1305,434 1292,522 1279,557 1266,584 1252,606 1239,625 1226,642 1213,657 1200,671 1187,685 1173,697 1160,708 1147,718 1134,728 1121,737 1108,746 1094,754 1081,762 1068,770 1055,778 1042,785 1028,791 1015,797 1002,803 989,808 976,813 963,818 949,823 936,827 923,831 910,835 897,839 883,842 870,845 857,849 844,851 831,854 818,856 804,858 791,860 778,862 765,864 752,865 738,867 725,868 712,868 699,869 686,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text:p/>
        </draw:polygon>
        <draw:polyline draw:style-name="gr2" draw:layer="layout" svg:width="1.304cm" svg:height="0.869cm" svg:x="22.769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6,0 699,1 712,2 725,3 738,4 752,5 765,6 778,8 791,10 804,12 818,14 831,16 844,19 857,22 870,25 883,28 897,32 910,35 923,39 936,43 949,47 963,52 976,57 989,62 1002,68 1015,73 1028,79 1042,86 1055,92 1068,99 1081,107 1094,114 1108,123 1121,132 1134,141 1147,151 1160,161 1173,173 1187,185 1200,198 1213,212 1226,227 1239,244 1252,263 1266,286 1279,312 1292,348 1305,434 1292,522 1279,557 1266,584 1252,606 1239,625 1226,642 1213,657 1200,671 1187,685 1173,697 1160,708 1147,718 1134,728 1121,737 1108,746 1094,754 1081,762 1068,770 1055,778 1042,785 1028,791 1015,797 1002,803 989,808 976,813 963,818 949,823 936,827 923,831 910,835 897,839 883,842 870,845 857,849 844,851 831,854 818,856 804,858 791,860 778,862 765,864 752,865 738,867 725,868 712,868 699,869 686,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0,434">
          <text:p/>
        </draw:polyline>
        <draw:frame draw:style-name="gr13" draw:layer="layout" svg:width="0.269cm" svg:height="0.137cm" svg:x="14.571cm" svg:y="18.927cm">
          <draw:text-box>
            <text:p text:style-name="P1"><text:span text:style-name="T1">3 / 10</text:span></text:p>
          </draw:text-box>
        </draw:frame>
        <draw:frame draw:style-name="gr3" draw:layer="layout" svg:width="0.607cm" svg:height="0.137cm" svg:x="23.118cm" svg:y="9.874cm">
          <draw:text-box>
            <text:p text:style-name="P1"><text:span text:style-name="T1">GO:0030529</text:span></text:p>
          </draw:text-box>
        </draw:frame>
        <draw:frame draw:style-name="gr64" draw:layer="layout" svg:width="1.056cm" svg:height="0.137cm" svg:x="22.902cm" svg:y="9.994cm">
          <draw:text-box>
            <text:p text:style-name="P1"><text:span text:style-name="T1">ribonucleoprotein co...</text:span></text:p>
          </draw:text-box>
        </draw:frame>
        <draw:frame draw:style-name="gr5" draw:layer="layout" svg:width="0.387cm" svg:height="0.137cm" svg:x="23.23cm" svg:y="10.113cm">
          <draw:text-box>
            <text:p text:style-name="P1"><text:span text:style-name="T1">0.51744</text:span></text:p>
          </draw:text-box>
        </draw:frame>
        <draw:polygon draw:style-name="gr11" draw:layer="layout" svg:width="1.304cm" svg:height="0.87cm" svg:x="20.378cm" svg:y="16.611cm" svg:viewBox="0 0 1305 871" draw:points="0,871 1305,871 1305,0 0,0">
          <text:p/>
        </draw:polygon>
        <draw:frame draw:style-name="gr5" draw:layer="layout" svg:width="0.387cm" svg:height="0.137cm" svg:x="23.23cm" svg:y="10.233cm">
          <draw:text-box>
            <text:p text:style-name="P1"><text:span text:style-name="T1">15 / 104</text:span></text:p>
          </draw:text-box>
        </draw:frame>
        <draw:frame draw:style-name="gr3" draw:layer="layout" svg:width="0.607cm" svg:height="0.137cm" svg:x="20.727cm" svg:y="16.828cm">
          <draw:text-box>
            <text:p text:style-name="P1"><text:span text:style-name="T1">GO:0030532</text:span></text:p>
          </draw:text-box>
        </draw:frame>
        <draw:frame draw:style-name="gr65" draw:layer="layout" svg:width="1.052cm" svg:height="0.137cm" svg:x="20.513cm" svg:y="16.948cm">
          <draw:text-box>
            <text:p text:style-name="P1"><text:span text:style-name="T1">small nuclear ribonu...</text:span></text:p>
          </draw:text-box>
        </draw:frame>
        <draw:frame draw:style-name="gr5" draw:layer="layout" svg:width="0.387cm" svg:height="0.137cm" svg:x="20.839cm" svg:y="17.068cm">
          <draw:text-box>
            <text:p text:style-name="P1"><text:span text:style-name="T1">0.00925</text:span></text:p>
          </draw:text-box>
        </draw:frame>
        <draw:polygon draw:style-name="gr16" draw:layer="layout" svg:width="1.304cm" svg:height="0.869cm" svg:x="3.644cm" svg:y="6.18cm" svg:viewBox="0 0 1305 870" draw:points="0,434 13,347 27,312 40,285 53,263 66,244 79,227 92,211 106,197 119,184 132,172 145,161 158,150 171,141 185,131 198,123 211,114 224,106 237,99 251,92 264,85 278,79 291,73 304,67 317,62 331,57 344,52 357,47 370,43 383,39 396,35 410,31 423,28 436,25 449,21 462,19 475,16 489,14 502,11 515,10 528,8 541,6 554,5 568,3 581,2 594,2 607,1 620,0 633,0 673,0 686,0 699,1 712,2 726,2 739,3 752,5 765,6 778,8 791,10 805,11 818,14 831,16 844,19 857,21 870,25 884,28 897,31 910,35 923,39 936,43 949,47 963,52 976,57 989,62 1002,67 1015,73 1029,79 1042,85 1055,92 1068,99 1081,106 1094,114 1108,123 1121,131 1134,141 1147,150 1160,161 1173,172 1187,184 1200,197 1213,211 1226,227 1239,244 1252,263 1266,285 1279,312 1292,347 1305,434 1292,521 1279,556 1266,583 1252,606 1239,625 1226,642 1213,657 1200,671 1187,684 1173,696 1160,707 1147,718 1134,728 1121,737 1108,746 1094,754 1081,762 1068,770 1055,778 1042,784 1029,791 1015,797 1002,802 989,808 976,813 963,818 949,822 936,827 923,831 910,835 897,838 884,842 870,845 857,848 844,851 831,853 818,856 805,858 791,860 778,862 765,863 752,865 739,866 726,867 712,868 699,869 686,869 673,870 660,870 647,870 633,870 620,869 607,869 594,868 581,867 568,866 554,865 541,863 528,862 515,860 502,858 489,856 475,853 462,851 449,848 436,845 423,842 410,838 396,835 383,831 370,827 357,822 344,818 331,813 317,808 304,802 291,797 278,791 264,784 251,778 237,770 224,762 211,754 198,746 185,737 171,728 158,718 145,707 132,696 119,684 106,671 92,657 79,642 66,625 53,606 40,583 27,556 13,521">
          <text:p/>
        </draw:polygon>
        <draw:polyline draw:style-name="gr2" draw:layer="layout" svg:width="1.304cm" svg:height="0.869cm" svg:x="3.644cm" svg:y="6.18cm" svg:viewBox="0 0 1305 870" draw:points="0,434 13,347 27,312 40,285 53,263 66,244 79,227 92,211 106,197 119,184 132,172 145,161 158,150 171,141 185,131 198,123 211,114 224,106 237,99 251,92 264,85 278,79 291,73 304,67 317,62 331,57 344,52 357,47 370,43 383,39 396,35 410,31 423,28 436,25 449,21 462,19 475,16 489,14 502,11 515,10 528,8 541,6 554,5 568,3 581,2 594,2 607,1 620,0 633,0 673,0 686,0 699,1 712,2 726,2 739,3 752,5 765,6 778,8 791,10 805,11 818,14 831,16 844,19 857,21 870,25 884,28 897,31 910,35 923,39 936,43 949,47 963,52 976,57 989,62 1002,67 1015,73 1029,79 1042,85 1055,92 1068,99 1081,106 1094,114 1108,123 1121,131 1134,141 1147,150 1160,161 1173,172 1187,184 1200,197 1213,211 1226,227 1239,244 1252,263 1266,285 1279,312 1292,347 1305,434 1292,521 1279,556 1266,583 1252,606 1239,625 1226,642 1213,657 1200,671 1187,684 1173,696 1160,707 1147,718 1134,728 1121,737 1108,746 1094,754 1081,762 1068,770 1055,778 1042,784 1029,791 1015,797 1002,802 989,808 976,813 963,818 949,822 936,827 923,831 910,835 897,838 884,842 870,845 857,848 844,851 831,853 818,856 805,858 791,860 778,862 765,863 752,865 739,866 726,867 712,868 699,869 686,869 673,870 660,870 647,870 633,870 620,869 607,869 594,868 581,867 568,866 554,865 541,863 528,862 515,860 502,858 489,856 475,853 462,851 449,848 436,845 423,842 410,838 396,835 383,831 370,827 357,822 344,818 331,813 317,808 304,802 291,797 278,791 264,784 251,778 237,770 224,762 211,754 198,746 185,737 171,728 158,718 145,707 132,696 119,684 106,671 92,657 79,642 66,625 53,606 40,583 27,556 13,521 0,434">
          <text:p/>
        </draw:polyline>
        <draw:frame draw:style-name="gr23" draw:layer="layout" svg:width="0.209cm" svg:height="0.137cm" svg:x="20.927cm" svg:y="17.188cm">
          <draw:text-box>
            <text:p text:style-name="P1"><text:span text:style-name="T1">4 / 7</text:span></text:p>
          </draw:text-box>
        </draw:frame>
        <draw:frame draw:style-name="gr3" draw:layer="layout" svg:width="0.607cm" svg:height="0.137cm" svg:x="3.993cm" svg:y="6.397cm">
          <draw:text-box>
            <text:p text:style-name="P1"><text:span text:style-name="T1">GO:0031012</text:span></text:p>
          </draw:text-box>
        </draw:frame>
        <draw:frame draw:style-name="gr66" draw:layer="layout" svg:width="0.904cm" svg:height="0.137cm" svg:x="3.854cm" svg:y="6.517cm">
          <draw:text-box>
            <text:p text:style-name="P1"><text:span text:style-name="T1">extracellular matrix</text:span></text:p>
          </draw:text-box>
        </draw:frame>
        <draw:frame draw:style-name="gr5" draw:layer="layout" svg:width="0.387cm" svg:height="0.137cm" svg:x="4.105cm" svg:y="6.636cm">
          <draw:text-box>
            <text:p text:style-name="P1"><text:span text:style-name="T1">0.09538</text:span></text:p>
          </draw:text-box>
        </draw:frame>
        <draw:polygon draw:style-name="gr1" draw:layer="layout" svg:width="1.304cm" svg:height="0.869cm" svg:x="14.052cm" svg:y="13.134cm" svg:viewBox="0 0 1305 870" draw:points="0,435 13,348 26,313 39,286 53,264 66,245 79,227 92,212 105,198 118,185 132,173 145,162 158,151 171,141 184,132 197,123 211,115 224,107 237,100 250,93 263,86 276,79 291,74 304,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7,151 1160,162 1173,173 1186,185 1199,198 1212,212 1226,227 1239,245 1252,264 1265,286 1278,313 1292,348 1305,435 1292,522 1278,557 1265,584 1252,606 1239,625 1226,642 1212,658 1199,672 1186,685 1173,697 1160,708 1147,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4,803 291,797 276,791 263,785 250,778 237,771 224,763 211,755 197,747 184,738 171,728 158,718 145,708 132,697 118,685 105,672 92,658 79,642 66,625 53,606 39,584 26,557 13,522">
          <text:p/>
        </draw:polygon>
        <draw:polyline draw:style-name="gr2" draw:layer="layout" svg:width="1.304cm" svg:height="0.869cm" svg:x="14.052cm" svg:y="13.134cm" svg:viewBox="0 0 1305 870" draw:points="0,435 13,348 26,313 39,286 53,264 66,245 79,227 92,212 105,198 118,185 132,173 145,162 158,151 171,141 184,132 197,123 211,115 224,107 237,100 250,93 263,86 276,79 291,74 304,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7,151 1160,162 1173,173 1186,185 1199,198 1212,212 1226,227 1239,245 1252,264 1265,286 1278,313 1292,348 1305,435 1292,522 1278,557 1265,584 1252,606 1239,625 1226,642 1212,658 1199,672 1186,685 1173,697 1160,708 1147,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4,803 291,797 276,791 263,785 250,778 237,771 224,763 211,755 197,747 184,738 171,728 158,718 145,708 132,697 118,685 105,672 92,658 79,642 66,625 53,606 39,584 26,557 13,522 0,435">
          <text:p/>
        </draw:polyline>
        <draw:frame draw:style-name="gr13" draw:layer="layout" svg:width="0.269cm" svg:height="0.137cm" svg:x="4.164cm" svg:y="6.756cm">
          <draw:text-box>
            <text:p text:style-name="P1"><text:span text:style-name="T1">5 / 18</text:span></text:p>
          </draw:text-box>
        </draw:frame>
        <draw:frame draw:style-name="gr3" draw:layer="layout" svg:width="0.607cm" svg:height="0.137cm" svg:x="14.401cm" svg:y="13.351cm">
          <draw:text-box>
            <text:p text:style-name="P1"><text:span text:style-name="T1">GO:0031410</text:span></text:p>
          </draw:text-box>
        </draw:frame>
        <draw:frame draw:style-name="gr67" draw:layer="layout" svg:width="0.933cm" svg:height="0.137cm" svg:x="14.252cm" svg:y="13.471cm">
          <draw:text-box>
            <text:p text:style-name="P1"><text:span text:style-name="T1">cytoplasmic vesicle</text:span></text:p>
          </draw:text-box>
        </draw:frame>
        <draw:frame draw:style-name="gr5" draw:layer="layout" svg:width="0.387cm" svg:height="0.137cm" svg:x="14.512cm" svg:y="13.591cm">
          <draw:text-box>
            <text:p text:style-name="P1"><text:span text:style-name="T1">0.37054</text:span></text:p>
          </draw:text-box>
        </draw:frame>
        <draw:polygon draw:style-name="gr1" draw:layer="layout" svg:width="1.304cm" svg:height="0.869cm" svg:x="6.711cm" svg:y="4.441cm" svg:viewBox="0 0 1305 870" draw:points="0,435 13,348 26,313 39,286 53,263 66,244 79,227 92,212 105,198 118,185 132,173 145,162 158,151 171,141 184,132 197,123 211,115 224,107 237,99 250,92 263,86 276,79 290,73 303,68 316,62 329,57 342,52 355,48 369,43 382,39 395,35 408,31 421,28 435,25 448,22 461,19 474,17 487,14 500,12 514,10 527,8 540,6 553,5 566,4 579,3 593,2 606,1 619,1 632,0 645,0 658,0 672,0 685,1 698,1 711,2 724,3 737,4 751,5 764,6 777,8 790,10 803,12 816,14 830,17 843,19 856,22 869,25 882,28 895,31 909,35 922,39 935,43 948,48 961,52 974,57 988,62 1001,68 1014,73 1027,79 1040,86 1053,92 1067,99 1080,107 1093,115 1106,123 1120,132 1134,141 1147,151 1160,162 1173,173 1186,185 1199,198 1213,212 1226,227 1239,244 1252,263 1265,286 1279,313 1292,348 1305,435 1292,522 1279,557 1265,584 1252,606 1239,625 1226,642 1213,658 1199,672 1186,685 1173,697 1160,708 1147,718 1134,728 1120,738 1106,746 1093,755 1080,763 1067,770 1053,778 1040,785 1027,791 1014,797 1001,803 988,808 974,813 961,818 948,823 935,827 922,831 909,835 895,839 882,842 869,846 856,848 843,851 830,854 816,856 803,859 790,860 777,862 764,864 751,865 737,867 724,868 711,868 698,869 685,870 672,870 632,870 619,870 606,869 593,868 579,868 566,867 553,865 540,864 527,862 514,860 500,859 487,856 474,854 461,851 448,848 435,846 421,842 408,839 395,835 382,831 369,827 355,823 342,818 329,813 316,808 303,803 290,797 276,791 263,785 250,778 237,770 224,763 211,755 197,746 184,738 171,728 158,718 145,708 132,697 118,685 105,672 92,658 79,642 66,625 53,606 39,584 26,557 13,522">
          <text:p/>
        </draw:polygon>
        <draw:polyline draw:style-name="gr2" draw:layer="layout" svg:width="1.304cm" svg:height="0.869cm" svg:x="6.711cm" svg:y="4.441cm" svg:viewBox="0 0 1305 870" draw:points="0,435 13,348 26,313 39,286 53,263 66,244 79,227 92,212 105,198 118,185 132,173 145,162 158,151 171,141 184,132 197,123 211,115 224,107 237,99 250,92 263,86 276,79 290,73 303,68 316,62 329,57 342,52 355,48 369,43 382,39 395,35 408,31 421,28 435,25 448,22 461,19 474,17 487,14 500,12 514,10 527,8 540,6 553,5 566,4 579,3 593,2 606,1 619,1 632,0 645,0 658,0 672,0 685,1 698,1 711,2 724,3 737,4 751,5 764,6 777,8 790,10 803,12 816,14 830,17 843,19 856,22 869,25 882,28 895,31 909,35 922,39 935,43 948,48 961,52 974,57 988,62 1001,68 1014,73 1027,79 1040,86 1053,92 1067,99 1080,107 1093,115 1106,123 1120,132 1134,141 1147,151 1160,162 1173,173 1186,185 1199,198 1213,212 1226,227 1239,244 1252,263 1265,286 1279,313 1292,348 1305,435 1292,522 1279,557 1265,584 1252,606 1239,625 1226,642 1213,658 1199,672 1186,685 1173,697 1160,708 1147,718 1134,728 1120,738 1106,746 1093,755 1080,763 1067,770 1053,778 1040,785 1027,791 1014,797 1001,803 988,808 974,813 961,818 948,823 935,827 922,831 909,835 895,839 882,842 869,846 856,848 843,851 830,854 816,856 803,859 790,860 777,862 764,864 751,865 737,867 724,868 711,868 698,869 685,870 672,870 632,870 619,870 606,869 593,868 579,868 566,867 553,865 540,864 527,862 514,860 500,859 487,856 474,854 461,851 448,848 435,846 421,842 408,839 395,835 382,831 369,827 355,823 342,818 329,813 316,808 303,803 290,797 276,791 263,785 250,778 237,770 224,763 211,755 197,746 184,738 171,728 158,718 145,708 132,697 118,685 105,672 92,658 79,642 66,625 53,606 39,584 26,557 13,522 0,435">
          <text:p/>
        </draw:polyline>
        <draw:frame draw:style-name="gr13" draw:layer="layout" svg:width="0.269cm" svg:height="0.137cm" svg:x="14.571cm" svg:y="13.71cm">
          <draw:text-box>
            <text:p text:style-name="P1"><text:span text:style-name="T1">9 / 55</text:span></text:p>
          </draw:text-box>
        </draw:frame>
        <draw:frame draw:style-name="gr3" draw:layer="layout" svg:width="0.607cm" svg:height="0.137cm" svg:x="7.06cm" svg:y="4.658cm">
          <draw:text-box>
            <text:p text:style-name="P1"><text:span text:style-name="T1">GO:0031974</text:span></text:p>
          </draw:text-box>
        </draw:frame>
        <draw:frame draw:style-name="gr68" draw:layer="layout" svg:width="1.209cm" svg:height="0.137cm" svg:x="6.768cm" svg:y="4.778cm">
          <draw:text-box>
            <text:p text:style-name="P1"><text:span text:style-name="T1">membrane−enclosed lu...</text:span></text:p>
          </draw:text-box>
        </draw:frame>
        <draw:frame draw:style-name="gr5" draw:layer="layout" svg:width="0.387cm" svg:height="0.137cm" svg:x="7.171cm" svg:y="4.898cm">
          <draw:text-box>
            <text:p text:style-name="P1"><text:span text:style-name="T1">0.90801</text:span></text:p>
          </draw:text-box>
        </draw:frame>
        <draw:polygon draw:style-name="gr1" draw:layer="layout" svg:width="1.304cm" svg:height="0.87cm" svg:x="5.238cm" svg:y="16.611cm" svg:viewBox="0 0 1305 871" draw:points="0,435 13,348 26,313 39,286 52,264 66,245 79,228 92,212 105,198 118,185 131,173 145,162 158,151 171,142 184,132 197,123 211,115 224,107 237,100 250,93 263,86 276,80 290,74 303,68 316,63 329,57 342,53 355,48 369,43 382,40 395,36 408,32 421,28 435,25 448,22 461,20 474,17 487,15 500,12 514,10 527,9 540,7 553,5 566,4 580,3 593,2 606,2 619,1 632,0 672,0 685,1 698,2 711,2 724,3 738,4 751,5 764,7 777,9 790,10 803,12 817,15 830,17 843,20 856,22 869,25 883,28 896,32 909,36 922,40 935,43 948,48 962,53 975,57 988,63 1001,68 1014,74 1027,80 1041,86 1054,93 1067,100 1080,107 1093,115 1106,123 1120,132 1133,142 1146,151 1159,162 1172,173 1185,185 1199,198 1212,212 1225,228 1238,245 1251,264 1264,286 1279,313 1292,348 1305,435 1292,522 1279,557 1264,584 1251,606 1238,626 1225,643 1212,658 1199,672 1185,685 1172,697 1159,708 1146,719 1133,729 1120,738 1106,747 1093,755 1080,763 1067,771 1054,778 1041,785 1027,791 1014,797 1001,803 988,809 975,814 962,818 948,823 935,828 922,832 909,835 896,839 883,843 869,846 856,849 843,852 830,854 817,857 803,859 790,861 777,863 764,864 751,866 738,867 724,868 711,869 698,870 685,870 672,871 632,871 619,870 606,870 593,869 580,868 566,867 553,866 540,864 527,863 514,861 500,859 487,857 474,854 461,852 448,849 435,846 421,843 408,839 395,835 382,832 369,828 355,823 342,818 329,814 316,809 303,803 290,797 276,791 263,785 250,778 237,771 224,763 211,755 197,747 184,738 171,729 158,719 145,708 131,697 118,685 105,672 92,658 79,643 66,626 52,606 39,584 26,557 13,522">
          <text:p/>
        </draw:polygon>
        <draw:polyline draw:style-name="gr2" draw:layer="layout" svg:width="1.304cm" svg:height="0.87cm" svg:x="5.238cm" svg:y="16.611cm" svg:viewBox="0 0 1305 871" draw:points="0,435 13,348 26,313 39,286 52,264 66,245 79,228 92,212 105,198 118,185 131,173 145,162 158,151 171,142 184,132 197,123 211,115 224,107 237,100 250,93 263,86 276,80 290,74 303,68 316,63 329,57 342,53 355,48 369,43 382,40 395,36 408,32 421,28 435,25 448,22 461,20 474,17 487,15 500,12 514,10 527,9 540,7 553,5 566,4 580,3 593,2 606,2 619,1 632,0 672,0 685,1 698,2 711,2 724,3 738,4 751,5 764,7 777,9 790,10 803,12 817,15 830,17 843,20 856,22 869,25 883,28 896,32 909,36 922,40 935,43 948,48 962,53 975,57 988,63 1001,68 1014,74 1027,80 1041,86 1054,93 1067,100 1080,107 1093,115 1106,123 1120,132 1133,142 1146,151 1159,162 1172,173 1185,185 1199,198 1212,212 1225,228 1238,245 1251,264 1264,286 1279,313 1292,348 1305,435 1292,522 1279,557 1264,584 1251,606 1238,626 1225,643 1212,658 1199,672 1185,685 1172,697 1159,708 1146,719 1133,729 1120,738 1106,747 1093,755 1080,763 1067,771 1054,778 1041,785 1027,791 1014,797 1001,803 988,809 975,814 962,818 948,823 935,828 922,832 909,835 896,839 883,843 869,846 856,849 843,852 830,854 817,857 803,859 790,861 777,863 764,864 751,866 738,867 724,868 711,869 698,870 685,870 672,871 632,871 619,870 606,870 593,869 580,868 566,867 553,866 540,864 527,863 514,861 500,859 487,857 474,854 461,852 448,849 435,846 421,843 408,839 395,835 382,832 369,828 355,823 342,818 329,814 316,809 303,803 290,797 276,791 263,785 250,778 237,771 224,763 211,755 197,747 184,738 171,729 158,719 145,708 131,697 118,685 105,672 92,658 79,643 66,626 52,606 39,584 26,557 13,522 0,435">
          <text:p/>
        </draw:polyline>
        <draw:frame draw:style-name="gr5" draw:layer="layout" svg:width="0.387cm" svg:height="0.137cm" svg:x="7.171cm" svg:y="5.017cm">
          <draw:text-box>
            <text:p text:style-name="P1"><text:span text:style-name="T1">19 / 165</text:span></text:p>
          </draw:text-box>
        </draw:frame>
        <draw:frame draw:style-name="gr3" draw:layer="layout" svg:width="0.607cm" svg:height="0.137cm" svg:x="5.587cm" svg:y="16.828cm">
          <draw:text-box>
            <text:p text:style-name="P1"><text:span text:style-name="T1">GO:0031981</text:span></text:p>
          </draw:text-box>
        </draw:frame>
        <draw:frame draw:style-name="gr69" draw:layer="layout" svg:width="0.675cm" svg:height="0.137cm" svg:x="5.558cm" svg:y="16.948cm">
          <draw:text-box>
            <text:p text:style-name="P1"><text:span text:style-name="T1">nuclear lumen</text:span></text:p>
          </draw:text-box>
        </draw:frame>
        <draw:frame draw:style-name="gr5" draw:layer="layout" svg:width="0.387cm" svg:height="0.137cm" svg:x="5.699cm" svg:y="17.068cm">
          <draw:text-box>
            <text:p text:style-name="P1"><text:span text:style-name="T1">0.95757</text:span></text:p>
          </draw:text-box>
        </draw:frame>
        <draw:polygon draw:style-name="gr1" draw:layer="layout" svg:width="1.303cm" svg:height="0.869cm" svg:x="11.42cm" svg:y="11.396cm" svg:viewBox="0 0 1304 870" draw:points="0,434 13,347 26,312 39,285 52,263 66,244 79,227 92,211 105,197 118,184 132,172 145,161 158,151 171,141 184,131 197,122 211,114 224,106 237,99 250,92 263,85 276,79 290,73 303,67 317,62 330,56 343,51 356,47 370,43 383,38 396,35 409,31 422,28 435,24 449,22 462,19 475,16 488,14 501,11 514,10 528,8 541,6 554,5 567,3 580,2 593,1 607,1 620,0 633,0 672,0 686,0 699,1 712,1 725,2 738,3 751,5 765,6 778,8 791,10 804,11 817,14 830,16 844,19 857,22 870,24 883,28 896,31 909,35 923,38 936,43 949,47 962,51 975,56 988,62 1002,67 1015,73 1028,79 1041,85 1054,92 1067,99 1081,106 1094,114 1107,122 1120,131 1133,141 1146,151 1160,161 1173,172 1186,184 1199,197 1212,211 1225,227 1239,244 1252,263 1265,285 1278,312 1291,347 1304,434 1291,521 1278,556 1265,583 1252,605 1239,624 1225,642 1212,657 1199,671 1186,684 1173,696 1160,707 1146,718 1133,728 1120,737 1107,746 1094,754 1081,762 1067,769 1054,777 1041,784 1028,791 1015,797 1002,802 988,808 975,813 962,818 949,822 936,827 923,831 909,835 896,838 883,842 870,845 857,848 844,851 830,853 817,856 804,858 791,860 778,862 765,864 751,865 738,866 725,867 712,868 699,869 686,869 672,870 659,870 646,870 633,870 620,869 607,869 593,868 580,867 567,866 554,865 541,864 528,862 514,860 501,858 488,856 475,853 462,851 449,848 435,845 422,842 409,838 396,835 383,831 370,827 356,822 343,818 330,813 317,808 303,802 290,797 276,791 263,784 250,777 237,769 224,762 211,754 197,746 184,737 171,728 158,718 145,707 132,696 118,684 105,671 92,657 79,642 66,624 52,605 39,583 26,556 13,521">
          <text:p/>
        </draw:polygon>
        <draw:polyline draw:style-name="gr2" draw:layer="layout" svg:width="1.303cm" svg:height="0.869cm" svg:x="11.42cm" svg:y="11.396cm" svg:viewBox="0 0 1304 870" draw:points="0,434 13,347 26,312 39,285 52,263 66,244 79,227 92,211 105,197 118,184 132,172 145,161 158,151 171,141 184,131 197,122 211,114 224,106 237,99 250,92 263,85 276,79 290,73 303,67 317,62 330,56 343,51 356,47 370,43 383,38 396,35 409,31 422,28 435,24 449,22 462,19 475,16 488,14 501,11 514,10 528,8 541,6 554,5 567,3 580,2 593,1 607,1 620,0 633,0 672,0 686,0 699,1 712,1 725,2 738,3 751,5 765,6 778,8 791,10 804,11 817,14 830,16 844,19 857,22 870,24 883,28 896,31 909,35 923,38 936,43 949,47 962,51 975,56 988,62 1002,67 1015,73 1028,79 1041,85 1054,92 1067,99 1081,106 1094,114 1107,122 1120,131 1133,141 1146,151 1160,161 1173,172 1186,184 1199,197 1212,211 1225,227 1239,244 1252,263 1265,285 1278,312 1291,347 1304,434 1291,521 1278,556 1265,583 1252,605 1239,624 1225,642 1212,657 1199,671 1186,684 1173,696 1160,707 1146,718 1133,728 1120,737 1107,746 1094,754 1081,762 1067,769 1054,777 1041,784 1028,791 1015,797 1002,802 988,808 975,813 962,818 949,822 936,827 923,831 909,835 896,838 883,842 870,845 857,848 844,851 830,853 817,856 804,858 791,860 778,862 765,864 751,865 738,866 725,867 712,868 699,869 686,869 672,870 659,870 646,870 633,870 620,869 607,869 593,868 580,867 567,866 554,865 541,864 528,862 514,860 501,858 488,856 475,853 462,851 449,848 435,845 422,842 409,838 396,835 383,831 370,827 356,822 343,818 330,813 317,808 303,802 290,797 276,791 263,784 250,777 237,769 224,762 211,754 197,746 184,737 171,728 158,718 145,707 132,696 118,684 105,671 92,657 79,642 66,624 52,605 39,583 26,556 13,521 0,434">
          <text:p/>
        </draw:polyline>
        <draw:frame draw:style-name="gr5" draw:layer="layout" svg:width="0.387cm" svg:height="0.137cm" svg:x="5.699cm" svg:y="17.188cm">
          <draw:text-box>
            <text:p text:style-name="P1"><text:span text:style-name="T1">12 / 121</text:span></text:p>
          </draw:text-box>
        </draw:frame>
        <draw:frame draw:style-name="gr3" draw:layer="layout" svg:width="0.607cm" svg:height="0.137cm" svg:x="11.769cm" svg:y="11.612cm">
          <draw:text-box>
            <text:p text:style-name="P1"><text:span text:style-name="T1">GO:0031982</text:span></text:p>
          </draw:text-box>
        </draw:frame>
        <draw:frame draw:style-name="gr70" draw:layer="layout" svg:width="0.336cm" svg:height="0.137cm" svg:x="11.911cm" svg:y="11.732cm">
          <draw:text-box>
            <text:p text:style-name="P1"><text:span text:style-name="T1">vesicle</text:span></text:p>
          </draw:text-box>
        </draw:frame>
        <draw:frame draw:style-name="gr5" draw:layer="layout" svg:width="0.387cm" svg:height="0.137cm" svg:x="11.88cm" svg:y="11.852cm">
          <draw:text-box>
            <text:p text:style-name="P1"><text:span text:style-name="T1">0.39303</text:span></text:p>
          </draw:text-box>
        </draw:frame>
        <draw:polygon draw:style-name="gr16" draw:layer="layout" svg:width="1.303cm" svg:height="0.869cm" svg:x="11.42cm" svg:y="13.134cm" svg:viewBox="0 0 1304 870" draw:points="0,435 13,348 26,313 39,286 52,264 66,245 79,227 92,212 105,198 118,185 132,173 145,162 158,151 171,141 184,132 197,123 211,115 224,107 237,100 250,93 263,86 276,79 290,74 303,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3,803 290,797 276,791 263,785 250,778 237,771 224,763 211,755 197,747 184,738 171,728 158,718 145,708 132,697 118,685 105,672 92,658 79,642 66,625 52,606 39,584 26,557 13,522">
          <text:p/>
        </draw:polygon>
        <draw:polyline draw:style-name="gr2" draw:layer="layout" svg:width="1.303cm" svg:height="0.869cm" svg:x="11.42cm" svg:y="13.134cm" svg:viewBox="0 0 1304 870" draw:points="0,435 13,348 26,313 39,286 52,264 66,245 79,227 92,212 105,198 118,185 132,173 145,162 158,151 171,141 184,132 197,123 211,115 224,107 237,100 250,93 263,86 276,79 290,74 303,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3,803 290,797 276,791 263,785 250,778 237,771 224,763 211,755 197,747 184,738 171,728 158,718 145,708 132,697 118,685 105,672 92,658 79,642 66,625 52,606 39,584 26,557 13,522 0,435">
          <text:p/>
        </draw:polyline>
        <draw:frame draw:style-name="gr13" draw:layer="layout" svg:width="0.269cm" svg:height="0.137cm" svg:x="11.939cm" svg:y="11.972cm">
          <draw:text-box>
            <text:p text:style-name="P1"><text:span text:style-name="T1">9 / 56</text:span></text:p>
          </draw:text-box>
        </draw:frame>
        <draw:frame draw:style-name="gr3" draw:layer="layout" svg:width="0.607cm" svg:height="0.137cm" svg:x="11.769cm" svg:y="13.351cm">
          <draw:text-box>
            <text:p text:style-name="P1"><text:span text:style-name="T1">GO:0031988</text:span></text:p>
          </draw:text-box>
        </draw:frame>
        <draw:frame draw:style-name="gr71" draw:layer="layout" svg:width="1.276cm" svg:height="0.137cm" svg:x="11.443cm" svg:y="13.471cm">
          <draw:text-box>
            <text:p text:style-name="P1"><text:span text:style-name="T1">membrane−bounded ves...</text:span></text:p>
          </draw:text-box>
        </draw:frame>
        <draw:frame draw:style-name="gr5" draw:layer="layout" svg:width="0.387cm" svg:height="0.137cm" svg:x="11.88cm" svg:y="13.591cm">
          <draw:text-box>
            <text:p text:style-name="P1"><text:span text:style-name="T1">0.28313</text:span></text:p>
          </draw:text-box>
        </draw:frame>
        <draw:polygon draw:style-name="gr1" draw:layer="layout" svg:width="1.304cm" svg:height="0.869cm" svg:x="20.982cm" svg:y="6.18cm" svg:viewBox="0 0 1305 870" draw:points="0,434 13,347 26,312 40,285 53,263 66,244 79,227 92,211 105,197 119,184 132,172 145,161 158,150 171,141 185,131 198,123 211,114 224,106 237,99 250,92 264,85 277,79 290,73 303,67 316,62 330,57 343,52 356,47 369,43 382,39 395,35 409,31 422,28 435,25 448,21 461,19 474,16 488,14 501,11 514,10 527,8 540,6 553,5 567,3 580,2 593,2 606,1 619,0 632,0 672,0 685,0 698,1 711,2 725,2 738,3 751,5 764,6 777,8 791,10 804,11 817,14 830,16 843,19 856,21 870,25 883,28 896,31 909,35 922,39 935,43 949,47 962,52 975,57 988,62 1001,67 1014,73 1028,79 1041,85 1054,92 1067,99 1080,106 1093,114 1107,123 1120,131 1133,141 1146,150 1159,161 1172,172 1187,184 1200,197 1213,211 1226,227 1239,244 1252,263 1266,285 1279,312 1292,347 1305,434 1292,521 1279,556 1266,583 1252,606 1239,625 1226,642 1213,657 1200,671 1187,684 1172,696 1159,707 1146,718 1133,728 1120,737 1107,746 1093,754 1080,762 1067,770 1054,778 1041,784 1028,791 1014,797 1001,802 988,808 975,813 962,818 949,822 935,827 922,831 909,835 896,838 883,842 870,845 856,848 843,851 830,853 817,856 804,858 791,860 777,862 764,863 751,865 738,866 725,867 711,868 698,869 685,869 672,870 659,870 646,870 632,870 619,869 606,869 593,868 580,867 567,866 553,865 540,863 527,862 514,860 501,858 488,856 474,853 461,851 448,848 435,845 422,842 409,838 395,835 382,831 369,827 356,822 343,818 330,813 316,808 303,802 290,797 277,791 264,784 250,778 237,770 224,762 211,754 198,746 185,737 171,728 158,718 145,707 132,696 119,684 105,671 92,657 79,642 66,625 53,606 40,583 26,556 13,521">
          <text:p/>
        </draw:polygon>
        <draw:polyline draw:style-name="gr2" draw:layer="layout" svg:width="1.304cm" svg:height="0.869cm" svg:x="20.982cm" svg:y="6.18cm" svg:viewBox="0 0 1305 870" draw:points="0,434 13,347 26,312 40,285 53,263 66,244 79,227 92,211 105,197 119,184 132,172 145,161 158,150 171,141 185,131 198,123 211,114 224,106 237,99 250,92 264,85 277,79 290,73 303,67 316,62 330,57 343,52 356,47 369,43 382,39 395,35 409,31 422,28 435,25 448,21 461,19 474,16 488,14 501,11 514,10 527,8 540,6 553,5 567,3 580,2 593,2 606,1 619,0 632,0 672,0 685,0 698,1 711,2 725,2 738,3 751,5 764,6 777,8 791,10 804,11 817,14 830,16 843,19 856,21 870,25 883,28 896,31 909,35 922,39 935,43 949,47 962,52 975,57 988,62 1001,67 1014,73 1028,79 1041,85 1054,92 1067,99 1080,106 1093,114 1107,123 1120,131 1133,141 1146,150 1159,161 1172,172 1187,184 1200,197 1213,211 1226,227 1239,244 1252,263 1266,285 1279,312 1292,347 1305,434 1292,521 1279,556 1266,583 1252,606 1239,625 1226,642 1213,657 1200,671 1187,684 1172,696 1159,707 1146,718 1133,728 1120,737 1107,746 1093,754 1080,762 1067,770 1054,778 1041,784 1028,791 1014,797 1001,802 988,808 975,813 962,818 949,822 935,827 922,831 909,835 896,838 883,842 870,845 856,848 843,851 830,853 817,856 804,858 791,860 777,862 764,863 751,865 738,866 725,867 711,868 698,869 685,869 672,870 659,870 646,870 632,870 619,869 606,869 593,868 580,867 567,866 553,865 540,863 527,862 514,860 501,858 488,856 474,853 461,851 448,848 435,845 422,842 409,838 395,835 382,831 369,827 356,822 343,818 330,813 316,808 303,802 290,797 277,791 264,784 250,778 237,770 224,762 211,754 198,746 185,737 171,728 158,718 145,707 132,696 119,684 105,671 92,657 79,642 66,625 53,606 40,583 26,556 13,521 0,434">
          <text:p/>
        </draw:polyline>
        <draw:frame draw:style-name="gr13" draw:layer="layout" svg:width="0.269cm" svg:height="0.137cm" svg:x="11.939cm" svg:y="13.71cm">
          <draw:text-box>
            <text:p text:style-name="P1"><text:span text:style-name="T1">9 / 51</text:span></text:p>
          </draw:text-box>
        </draw:frame>
        <draw:frame draw:style-name="gr3" draw:layer="layout" svg:width="0.607cm" svg:height="0.137cm" svg:x="21.331cm" svg:y="6.397cm">
          <draw:text-box>
            <text:p text:style-name="P1"><text:span text:style-name="T1">GO:0032991</text:span></text:p>
          </draw:text-box>
        </draw:frame>
        <draw:frame draw:style-name="gr72" draw:layer="layout" svg:width="1.17cm" svg:height="0.137cm" svg:x="21.058cm" svg:y="6.517cm">
          <draw:text-box>
            <text:p text:style-name="P1"><text:span text:style-name="T1">macromolecular compl...</text:span></text:p>
          </draw:text-box>
        </draw:frame>
        <draw:frame draw:style-name="gr5" draw:layer="layout" svg:width="0.387cm" svg:height="0.137cm" svg:x="21.443cm" svg:y="6.636cm">
          <draw:text-box>
            <text:p text:style-name="P1"><text:span text:style-name="T1">0.65588</text:span></text:p>
          </draw:text-box>
        </draw:frame>
        <draw:polygon draw:style-name="gr1" draw:layer="layout" svg:width="1.303cm" svg:height="0.87cm" svg:x="11.42cm" svg:y="7.918cm" svg:viewBox="0 0 1304 871" draw:points="0,435 13,348 26,313 39,286 52,264 66,244 79,227 92,212 105,198 118,185 132,173 145,162 158,151 171,141 184,132 197,123 211,115 224,107 237,100 250,93 263,86 276,80 290,74 303,68 317,62 330,57 343,53 356,48 370,43 383,39 396,36 409,32 422,28 435,25 449,22 462,19 475,17 488,14 501,12 514,10 528,8 541,7 554,5 567,4 580,3 593,2 607,1 620,1 633,0 672,0 686,1 699,1 712,2 725,3 738,4 751,5 765,7 778,8 791,10 804,12 817,14 830,17 844,19 857,22 870,25 883,28 896,32 909,36 923,39 936,43 949,48 962,53 975,57 988,62 1002,68 1015,74 1028,80 1041,86 1054,93 1067,100 1081,107 1094,115 1107,123 1120,132 1133,141 1146,151 1160,162 1173,173 1186,185 1199,198 1212,212 1225,227 1239,244 1252,264 1265,286 1278,313 1291,348 1304,435 1291,522 1278,557 1265,584 1252,606 1239,625 1225,642 1212,658 1199,672 1186,685 1173,697 1160,708 1146,719 1133,728 1120,738 1107,747 1094,755 1081,763 1067,770 1054,778 1041,785 1028,791 1015,797 1002,803 988,808 975,814 962,818 949,823 936,828 923,831 909,835 896,839 883,843 870,846 857,849 844,851 830,854 817,856 804,859 791,861 778,862 765,864 751,866 738,867 725,868 712,869 699,869 686,870 672,871 633,871 620,870 607,869 593,869 580,868 567,867 554,866 541,864 528,862 514,861 501,859 488,856 475,854 462,851 449,849 435,846 422,843 409,839 396,835 383,831 370,828 356,823 343,818 330,814 317,808 303,803 290,797 276,791 263,785 250,778 237,770 224,763 211,755 197,747 184,738 171,728 158,719 145,708 132,697 118,685 105,672 92,658 79,642 66,625 52,606 39,584 26,557 13,522">
          <text:p/>
        </draw:polygon>
        <draw:polyline draw:style-name="gr2" draw:layer="layout" svg:width="1.303cm" svg:height="0.87cm" svg:x="11.42cm" svg:y="7.918cm" svg:viewBox="0 0 1304 871" draw:points="0,435 13,348 26,313 39,286 52,264 66,244 79,227 92,212 105,198 118,185 132,173 145,162 158,151 171,141 184,132 197,123 211,115 224,107 237,100 250,93 263,86 276,80 290,74 303,68 317,62 330,57 343,53 356,48 370,43 383,39 396,36 409,32 422,28 435,25 449,22 462,19 475,17 488,14 501,12 514,10 528,8 541,7 554,5 567,4 580,3 593,2 607,1 620,1 633,0 672,0 686,1 699,1 712,2 725,3 738,4 751,5 765,7 778,8 791,10 804,12 817,14 830,17 844,19 857,22 870,25 883,28 896,32 909,36 923,39 936,43 949,48 962,53 975,57 988,62 1002,68 1015,74 1028,80 1041,86 1054,93 1067,100 1081,107 1094,115 1107,123 1120,132 1133,141 1146,151 1160,162 1173,173 1186,185 1199,198 1212,212 1225,227 1239,244 1252,264 1265,286 1278,313 1291,348 1304,435 1291,522 1278,557 1265,584 1252,606 1239,625 1225,642 1212,658 1199,672 1186,685 1173,697 1160,708 1146,719 1133,728 1120,738 1107,747 1094,755 1081,763 1067,770 1054,778 1041,785 1028,791 1015,797 1002,803 988,808 975,814 962,818 949,823 936,828 923,831 909,835 896,839 883,843 870,846 857,849 844,851 830,854 817,856 804,859 791,861 778,862 765,864 751,866 738,867 725,868 712,869 699,869 686,870 672,871 633,871 620,870 607,869 593,869 580,868 567,867 554,866 541,864 528,862 514,861 501,859 488,856 475,854 462,851 449,849 435,846 422,843 409,839 396,835 383,831 370,828 356,823 343,818 330,814 317,808 303,803 290,797 276,791 263,785 250,778 237,770 224,763 211,755 197,747 184,738 171,728 158,719 145,708 132,697 118,685 105,672 92,658 79,642 66,625 52,606 39,584 26,557 13,522 0,435">
          <text:p/>
        </draw:polyline>
        <draw:frame draw:style-name="gr5" draw:layer="layout" svg:width="0.387cm" svg:height="0.137cm" svg:x="21.443cm" svg:y="6.756cm">
          <draw:text-box>
            <text:p text:style-name="P1"><text:span text:style-name="T1">35 / 255</text:span></text:p>
          </draw:text-box>
        </draw:frame>
        <draw:frame draw:style-name="gr3" draw:layer="layout" svg:width="0.607cm" svg:height="0.137cm" svg:x="11.769cm" svg:y="8.135cm">
          <draw:text-box>
            <text:p text:style-name="P1"><text:span text:style-name="T1">GO:0043226</text:span></text:p>
          </draw:text-box>
        </draw:frame>
        <draw:frame draw:style-name="gr73" draw:layer="layout" svg:width="0.442cm" svg:height="0.137cm" svg:x="11.854cm" svg:y="8.255cm">
          <draw:text-box>
            <text:p text:style-name="P1"><text:span text:style-name="T1">organelle</text:span></text:p>
          </draw:text-box>
        </draw:frame>
        <draw:frame draw:style-name="gr5" draw:layer="layout" svg:width="0.387cm" svg:height="0.137cm" svg:x="11.88cm" svg:y="8.375cm">
          <draw:text-box>
            <text:p text:style-name="P1"><text:span text:style-name="T1">0.62422</text:span></text:p>
          </draw:text-box>
        </draw:frame>
        <draw:polygon draw:style-name="gr1" draw:layer="layout" svg:width="1.304cm" svg:height="0.869cm" svg:x="16.08cm" svg:y="9.657cm" svg:viewBox="0 0 1305 870" draw:points="0,434 13,348 27,312 40,286 53,263 66,244 79,227 92,212 106,198 119,185 132,173 145,161 158,151 171,141 185,132 198,123 211,114 224,107 237,99 250,92 264,86 277,79 290,73 303,68 316,62 329,57 343,52 356,47 369,43 382,39 395,35 408,32 422,28 435,25 448,22 461,19 474,16 487,14 501,12 514,10 527,8 540,6 553,5 566,4 580,3 593,2 606,1 619,0 632,0 645,0 659,0 672,0 685,0 698,1 711,2 724,3 738,4 751,5 764,6 777,8 790,10 804,12 817,14 830,16 843,19 856,22 870,25 884,28 897,32 910,35 923,39 936,43 949,47 963,52 976,57 989,62 1002,68 1015,73 1028,79 1042,86 1055,92 1068,99 1081,107 1094,114 1107,123 1121,132 1134,141 1147,151 1160,161 1173,173 1187,185 1200,198 1213,212 1226,227 1239,244 1252,263 1266,286 1279,312 1292,348 1305,434 1292,522 1279,557 1266,584 1252,606 1239,625 1226,642 1213,657 1200,671 1187,685 1173,697 1160,708 1147,718 1134,728 1121,737 1107,746 1094,754 1081,762 1068,770 1055,778 1042,785 1028,791 1015,797 1002,803 989,808 976,813 963,818 949,823 936,827 923,831 910,835 897,839 884,842 870,845 856,849 843,851 830,854 817,856 804,858 790,860 777,862 764,864 751,865 738,867 724,868 711,868 698,869 685,870 672,870 632,870 619,870 606,869 593,868 580,868 566,867 553,865 540,864 527,862 514,860 501,858 487,856 474,854 461,851 448,849 435,845 422,842 408,839 395,835 382,831 369,827 356,823 343,818 329,813 316,808 303,803 290,797 277,791 264,785 250,778 237,770 224,762 211,754 198,746 185,737 171,728 158,718 145,708 132,697 119,685 106,671 92,657 79,642 66,625 53,606 40,584 27,557 13,522">
          <text:p/>
        </draw:polygon>
        <draw:polyline draw:style-name="gr2" draw:layer="layout" svg:width="1.304cm" svg:height="0.869cm" svg:x="16.08cm" svg:y="9.657cm" svg:viewBox="0 0 1305 870" draw:points="0,434 13,348 27,312 40,286 53,263 66,244 79,227 92,212 106,198 119,185 132,173 145,161 158,151 171,141 185,132 198,123 211,114 224,107 237,99 250,92 264,86 277,79 290,73 303,68 316,62 329,57 343,52 356,47 369,43 382,39 395,35 408,32 422,28 435,25 448,22 461,19 474,16 487,14 501,12 514,10 527,8 540,6 553,5 566,4 580,3 593,2 606,1 619,0 632,0 645,0 659,0 672,0 685,0 698,1 711,2 724,3 738,4 751,5 764,6 777,8 790,10 804,12 817,14 830,16 843,19 856,22 870,25 884,28 897,32 910,35 923,39 936,43 949,47 963,52 976,57 989,62 1002,68 1015,73 1028,79 1042,86 1055,92 1068,99 1081,107 1094,114 1107,123 1121,132 1134,141 1147,151 1160,161 1173,173 1187,185 1200,198 1213,212 1226,227 1239,244 1252,263 1266,286 1279,312 1292,348 1305,434 1292,522 1279,557 1266,584 1252,606 1239,625 1226,642 1213,657 1200,671 1187,685 1173,697 1160,708 1147,718 1134,728 1121,737 1107,746 1094,754 1081,762 1068,770 1055,778 1042,785 1028,791 1015,797 1002,803 989,808 976,813 963,818 949,823 936,827 923,831 910,835 897,839 884,842 870,845 856,849 843,851 830,854 817,856 804,858 790,860 777,862 764,864 751,865 738,867 724,868 711,868 698,869 685,870 672,870 632,870 619,870 606,869 593,868 580,868 566,867 553,865 540,864 527,862 514,860 501,858 487,856 474,854 461,851 448,849 435,845 422,842 408,839 395,835 382,831 369,827 356,823 343,818 329,813 316,808 303,803 290,797 277,791 264,785 250,778 237,770 224,762 211,754 198,746 185,737 171,728 158,718 145,708 132,697 119,685 106,671 92,657 79,642 66,625 53,606 40,584 27,557 13,522 0,434">
          <text:p/>
        </draw:polyline>
        <draw:frame draw:style-name="gr5" draw:layer="layout" svg:width="0.387cm" svg:height="0.137cm" svg:x="11.88cm" svg:y="8.495cm">
          <draw:text-box>
            <text:p text:style-name="P1"><text:span text:style-name="T1">62 / 440</text:span></text:p>
          </draw:text-box>
        </draw:frame>
        <draw:frame draw:style-name="gr3" draw:layer="layout" svg:width="0.607cm" svg:height="0.137cm" svg:x="16.429cm" svg:y="9.874cm">
          <draw:text-box>
            <text:p text:style-name="P1"><text:span text:style-name="T1">GO:0043227</text:span></text:p>
          </draw:text-box>
        </draw:frame>
        <draw:frame draw:style-name="gr74" draw:layer="layout" svg:width="1.259cm" svg:height="0.137cm" svg:x="16.108cm" svg:y="9.994cm">
          <draw:text-box>
            <text:p text:style-name="P1"><text:span text:style-name="T1">membrane−bounded org...</text:span></text:p>
          </draw:text-box>
        </draw:frame>
        <draw:frame draw:style-name="gr5" draw:layer="layout" svg:width="0.387cm" svg:height="0.137cm" svg:x="16.541cm" svg:y="10.113cm">
          <draw:text-box>
            <text:p text:style-name="P1"><text:span text:style-name="T1">0.55602</text:span></text:p>
          </draw:text-box>
        </draw:frame>
        <draw:polygon draw:style-name="gr1" draw:layer="layout" svg:width="1.304cm" svg:height="0.869cm" svg:x="13.424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5,0 698,1 711,2 724,3 737,4 751,5 764,6 777,8 790,10 803,12 816,14 830,16 843,19 856,22 869,25 882,28 895,32 909,35 923,39 936,43 949,47 962,52 975,57 989,62 1002,68 1015,73 1028,79 1041,86 1055,92 1068,99 1081,107 1094,114 1107,123 1120,132 1134,141 1147,151 1160,161 1173,173 1186,185 1199,198 1213,212 1226,227 1239,244 1252,263 1265,286 1279,312 1292,348 1305,434 1292,522 1279,557 1265,584 1252,606 1239,625 1226,642 1213,657 1199,671 1186,685 1173,697 1160,708 1147,718 1134,728 1120,737 1107,746 1094,754 1081,762 1068,770 1055,778 1041,785 1028,791 1015,797 1002,803 989,808 975,813 962,818 949,823 936,827 923,831 909,835 895,839 882,842 869,845 856,849 843,851 830,854 816,856 803,858 790,860 777,862 764,864 751,865 737,867 724,868 711,868 698,869 685,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text:p/>
        </draw:polygon>
        <draw:polyline draw:style-name="gr2" draw:layer="layout" svg:width="1.304cm" svg:height="0.869cm" svg:x="13.424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5,0 698,1 711,2 724,3 737,4 751,5 764,6 777,8 790,10 803,12 816,14 830,16 843,19 856,22 869,25 882,28 895,32 909,35 923,39 936,43 949,47 962,52 975,57 989,62 1002,68 1015,73 1028,79 1041,86 1055,92 1068,99 1081,107 1094,114 1107,123 1120,132 1134,141 1147,151 1160,161 1173,173 1186,185 1199,198 1213,212 1226,227 1239,244 1252,263 1265,286 1279,312 1292,348 1305,434 1292,522 1279,557 1265,584 1252,606 1239,625 1226,642 1213,657 1199,671 1186,685 1173,697 1160,708 1147,718 1134,728 1120,737 1107,746 1094,754 1081,762 1068,770 1055,778 1041,785 1028,791 1015,797 1002,803 989,808 975,813 962,818 949,823 936,827 923,831 909,835 895,839 882,842 869,845 856,849 843,851 830,854 816,856 803,858 790,860 777,862 764,864 751,865 737,867 724,868 711,868 698,869 685,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0,434">
          <text:p/>
        </draw:polyline>
        <draw:frame draw:style-name="gr5" draw:layer="layout" svg:width="0.387cm" svg:height="0.137cm" svg:x="16.541cm" svg:y="10.233cm">
          <draw:text-box>
            <text:p text:style-name="P1"><text:span text:style-name="T1">59 / 416</text:span></text:p>
          </draw:text-box>
        </draw:frame>
        <draw:frame draw:style-name="gr3" draw:layer="layout" svg:width="0.607cm" svg:height="0.137cm" svg:x="13.773cm" svg:y="9.874cm">
          <draw:text-box>
            <text:p text:style-name="P1"><text:span text:style-name="T1">GO:0043229</text:span></text:p>
          </draw:text-box>
        </draw:frame>
        <draw:frame draw:style-name="gr75" draw:layer="layout" svg:width="1.001cm" svg:height="0.137cm" svg:x="13.583cm" svg:y="9.994cm">
          <draw:text-box>
            <text:p text:style-name="P1"><text:span text:style-name="T1">intracellular organe...</text:span></text:p>
          </draw:text-box>
        </draw:frame>
        <draw:frame draw:style-name="gr5" draw:layer="layout" svg:width="0.387cm" svg:height="0.137cm" svg:x="13.885cm" svg:y="10.113cm">
          <draw:text-box>
            <text:p text:style-name="P1"><text:span text:style-name="T1">0.62422</text:span></text:p>
          </draw:text-box>
        </draw:frame>
        <draw:polygon draw:style-name="gr1" draw:layer="layout" svg:width="1.304cm" svg:height="0.869cm" svg:x="16.08cm" svg:y="11.396cm" svg:viewBox="0 0 1305 870" draw:points="0,434 13,347 27,312 40,285 53,263 66,244 79,227 92,211 106,197 119,184 132,172 145,161 158,151 171,141 185,131 198,122 211,114 224,106 237,99 250,92 264,85 277,79 290,73 303,67 316,62 329,56 343,51 356,47 369,43 382,38 395,35 408,31 422,28 435,24 448,22 461,19 474,16 487,14 501,11 514,10 527,8 540,6 553,5 566,3 580,2 593,1 606,1 619,0 632,0 672,0 685,0 698,1 711,1 724,2 738,3 751,5 764,6 777,8 790,10 804,11 817,14 830,16 843,19 856,22 870,24 884,28 897,31 910,35 923,38 936,43 949,47 963,51 976,56 989,62 1002,67 1015,73 1028,79 1042,85 1055,92 1068,99 1081,106 1094,114 1107,122 1121,131 1134,141 1147,151 1160,161 1173,172 1187,184 1200,197 1213,211 1226,227 1239,244 1252,263 1266,285 1279,312 1292,347 1305,434 1292,521 1279,556 1266,583 1252,605 1239,624 1226,642 1213,657 1200,671 1187,684 1173,696 1160,707 1147,718 1134,728 1121,737 1107,746 1094,754 1081,762 1068,769 1055,777 1042,784 1028,791 1015,797 1002,802 989,808 976,813 963,818 949,822 936,827 923,831 910,835 897,838 884,842 870,845 856,848 843,851 830,853 817,856 804,858 790,860 777,862 764,864 751,865 738,866 724,867 711,868 698,869 685,869 672,870 659,870 645,870 632,870 619,869 606,869 593,868 580,867 566,866 553,865 540,864 527,862 514,860 501,858 487,856 474,853 461,851 448,848 435,845 422,842 408,838 395,835 382,831 369,827 356,822 343,818 329,813 316,808 303,802 290,797 277,791 264,784 250,777 237,769 224,762 211,754 198,746 185,737 171,728 158,718 145,707 132,696 119,684 106,671 92,657 79,642 66,624 53,605 40,583 27,556 13,521">
          <text:p/>
        </draw:polygon>
        <draw:polyline draw:style-name="gr2" draw:layer="layout" svg:width="1.304cm" svg:height="0.869cm" svg:x="16.08cm" svg:y="11.396cm" svg:viewBox="0 0 1305 870" draw:points="0,434 13,347 27,312 40,285 53,263 66,244 79,227 92,211 106,197 119,184 132,172 145,161 158,151 171,141 185,131 198,122 211,114 224,106 237,99 250,92 264,85 277,79 290,73 303,67 316,62 329,56 343,51 356,47 369,43 382,38 395,35 408,31 422,28 435,24 448,22 461,19 474,16 487,14 501,11 514,10 527,8 540,6 553,5 566,3 580,2 593,1 606,1 619,0 632,0 672,0 685,0 698,1 711,1 724,2 738,3 751,5 764,6 777,8 790,10 804,11 817,14 830,16 843,19 856,22 870,24 884,28 897,31 910,35 923,38 936,43 949,47 963,51 976,56 989,62 1002,67 1015,73 1028,79 1042,85 1055,92 1068,99 1081,106 1094,114 1107,122 1121,131 1134,141 1147,151 1160,161 1173,172 1187,184 1200,197 1213,211 1226,227 1239,244 1252,263 1266,285 1279,312 1292,347 1305,434 1292,521 1279,556 1266,583 1252,605 1239,624 1226,642 1213,657 1200,671 1187,684 1173,696 1160,707 1147,718 1134,728 1121,737 1107,746 1094,754 1081,762 1068,769 1055,777 1042,784 1028,791 1015,797 1002,802 989,808 976,813 963,818 949,822 936,827 923,831 910,835 897,838 884,842 870,845 856,848 843,851 830,853 817,856 804,858 790,860 777,862 764,864 751,865 738,866 724,867 711,868 698,869 685,869 672,870 659,870 645,870 632,870 619,869 606,869 593,868 580,867 566,866 553,865 540,864 527,862 514,860 501,858 487,856 474,853 461,851 448,848 435,845 422,842 408,838 395,835 382,831 369,827 356,822 343,818 329,813 316,808 303,802 290,797 277,791 264,784 250,777 237,769 224,762 211,754 198,746 185,737 171,728 158,718 145,707 132,696 119,684 106,671 92,657 79,642 66,624 53,605 40,583 27,556 13,521 0,434">
          <text:p/>
        </draw:polyline>
        <draw:frame draw:style-name="gr5" draw:layer="layout" svg:width="0.387cm" svg:height="0.137cm" svg:x="13.885cm" svg:y="10.233cm">
          <draw:text-box>
            <text:p text:style-name="P1"><text:span text:style-name="T1">62 / 440</text:span></text:p>
          </draw:text-box>
        </draw:frame>
        <draw:frame draw:style-name="gr3" draw:layer="layout" svg:width="0.607cm" svg:height="0.137cm" svg:x="16.429cm" svg:y="11.612cm">
          <draw:text-box>
            <text:p text:style-name="P1"><text:span text:style-name="T1">GO:0043231</text:span></text:p>
          </draw:text-box>
        </draw:frame>
        <draw:frame draw:style-name="gr76" draw:layer="layout" svg:width="1.06cm" svg:height="0.137cm" svg:x="16.21cm" svg:y="11.732cm">
          <draw:text-box>
            <text:p text:style-name="P1"><text:span text:style-name="T1">intracellular membra...</text:span></text:p>
          </draw:text-box>
        </draw:frame>
        <draw:frame draw:style-name="gr5" draw:layer="layout" svg:width="0.387cm" svg:height="0.137cm" svg:x="16.541cm" svg:y="11.852cm">
          <draw:text-box>
            <text:p text:style-name="P1"><text:span text:style-name="T1">0.55602</text:span></text:p>
          </draw:text-box>
        </draw:frame>
        <draw:polygon draw:style-name="gr1" draw:layer="layout" svg:width="1.304cm" svg:height="0.869cm" svg:x="5.624cm" svg:y="11.396cm" svg:viewBox="0 0 1305 870" draw:points="0,434 14,347 27,312 40,285 53,263 66,244 79,227 93,211 106,197 119,184 132,172 145,161 158,151 172,141 185,131 198,122 211,114 224,106 237,99 251,92 264,85 277,79 290,73 303,67 316,62 330,56 343,51 356,47 369,43 382,38 395,35 409,31 422,28 435,24 448,22 461,19 474,16 488,14 501,11 514,10 527,8 540,6 553,5 567,3 580,2 593,1 606,1 619,0 632,0 672,0 685,0 698,1 711,1 725,2 738,3 751,5 764,6 777,8 790,10 804,11 817,14 830,16 843,19 856,22 869,24 883,28 897,31 910,35 923,38 936,43 949,47 963,51 976,56 989,62 1002,67 1015,73 1028,79 1042,85 1055,92 1068,99 1081,106 1094,114 1108,122 1121,131 1134,141 1147,151 1160,161 1173,172 1187,184 1200,197 1213,211 1226,227 1239,244 1252,263 1266,285 1279,312 1292,347 1305,434 1292,521 1279,556 1266,583 1252,605 1239,624 1226,642 1213,657 1200,671 1187,684 1173,696 1160,707 1147,718 1134,728 1121,737 1108,746 1094,754 1081,762 1068,769 1055,777 1042,784 1028,791 1015,797 1002,802 989,808 976,813 963,818 949,822 936,827 923,831 910,835 897,838 883,842 869,845 856,848 843,851 830,853 817,856 804,858 790,860 777,862 764,864 751,865 738,866 725,867 711,868 698,869 685,869 672,870 659,870 646,870 632,870 619,869 606,869 593,868 580,867 567,866 553,865 540,864 527,862 514,860 501,858 488,856 474,853 461,851 448,848 435,845 422,842 409,838 395,835 382,831 369,827 356,822 343,818 330,813 316,808 303,802 290,797 277,791 264,784 251,777 237,769 224,762 211,754 198,746 185,737 172,728 158,718 145,707 132,696 119,684 106,671 93,657 79,642 66,624 53,605 40,583 27,556 14,521">
          <text:p/>
        </draw:polygon>
        <draw:polyline draw:style-name="gr2" draw:layer="layout" svg:width="1.304cm" svg:height="0.869cm" svg:x="5.624cm" svg:y="11.396cm" svg:viewBox="0 0 1305 870" draw:points="0,434 14,347 27,312 40,285 53,263 66,244 79,227 93,211 106,197 119,184 132,172 145,161 158,151 172,141 185,131 198,122 211,114 224,106 237,99 251,92 264,85 277,79 290,73 303,67 316,62 330,56 343,51 356,47 369,43 382,38 395,35 409,31 422,28 435,24 448,22 461,19 474,16 488,14 501,11 514,10 527,8 540,6 553,5 567,3 580,2 593,1 606,1 619,0 632,0 672,0 685,0 698,1 711,1 725,2 738,3 751,5 764,6 777,8 790,10 804,11 817,14 830,16 843,19 856,22 869,24 883,28 897,31 910,35 923,38 936,43 949,47 963,51 976,56 989,62 1002,67 1015,73 1028,79 1042,85 1055,92 1068,99 1081,106 1094,114 1108,122 1121,131 1134,141 1147,151 1160,161 1173,172 1187,184 1200,197 1213,211 1226,227 1239,244 1252,263 1266,285 1279,312 1292,347 1305,434 1292,521 1279,556 1266,583 1252,605 1239,624 1226,642 1213,657 1200,671 1187,684 1173,696 1160,707 1147,718 1134,728 1121,737 1108,746 1094,754 1081,762 1068,769 1055,777 1042,784 1028,791 1015,797 1002,802 989,808 976,813 963,818 949,822 936,827 923,831 910,835 897,838 883,842 869,845 856,848 843,851 830,853 817,856 804,858 790,860 777,862 764,864 751,865 738,866 725,867 711,868 698,869 685,869 672,870 659,870 646,870 632,870 619,869 606,869 593,868 580,867 567,866 553,865 540,864 527,862 514,860 501,858 488,856 474,853 461,851 448,848 435,845 422,842 409,838 395,835 382,831 369,827 356,822 343,818 330,813 316,808 303,802 290,797 277,791 264,784 251,777 237,769 224,762 211,754 198,746 185,737 172,728 158,718 145,707 132,696 119,684 106,671 93,657 79,642 66,624 53,605 40,583 27,556 14,521 0,434">
          <text:p/>
        </draw:polyline>
        <draw:frame draw:style-name="gr5" draw:layer="layout" svg:width="0.387cm" svg:height="0.137cm" svg:x="16.541cm" svg:y="11.972cm">
          <draw:text-box>
            <text:p text:style-name="P1"><text:span text:style-name="T1">59 / 416</text:span></text:p>
          </draw:text-box>
        </draw:frame>
        <draw:frame draw:style-name="gr3" draw:layer="layout" svg:width="0.607cm" svg:height="0.137cm" svg:x="5.973cm" svg:y="11.612cm">
          <draw:text-box>
            <text:p text:style-name="P1"><text:span text:style-name="T1">GO:0043233</text:span></text:p>
          </draw:text-box>
        </draw:frame>
        <draw:frame draw:style-name="gr77" draw:layer="layout" svg:width="0.764cm" svg:height="0.137cm" svg:x="5.9cm" svg:y="11.732cm">
          <draw:text-box>
            <text:p text:style-name="P1"><text:span text:style-name="T1">organelle lumen</text:span></text:p>
          </draw:text-box>
        </draw:frame>
        <draw:frame draw:style-name="gr5" draw:layer="layout" svg:width="0.387cm" svg:height="0.137cm" svg:x="6.085cm" svg:y="11.852cm">
          <draw:text-box>
            <text:p text:style-name="P1"><text:span text:style-name="T1">0.89490</text:span></text:p>
          </draw:text-box>
        </draw:frame>
        <draw:polygon draw:style-name="gr16" draw:layer="layout" svg:width="1.305cm" svg:height="0.87cm" svg:x="1.302cm" svg:y="7.918cm" svg:viewBox="0 0 1306 871" draw:points="0,435 14,348 27,313 40,286 54,264 67,244 80,227 93,212 106,198 119,185 133,173 146,162 159,151 172,141 185,132 199,123 212,115 225,107 238,100 251,93 264,86 278,80 291,74 304,68 317,62 330,57 343,53 357,48 370,43 383,39 396,36 409,32 422,28 436,25 449,22 462,19 475,17 488,14 501,12 515,10 528,8 541,7 554,5 567,4 580,3 594,2 607,1 620,1 633,0 673,0 686,1 699,1 712,2 725,3 738,4 752,5 765,7 778,8 791,10 804,12 817,14 831,17 844,19 857,22 870,25 883,28 897,32 910,36 923,39 936,43 949,48 962,53 976,57 989,62 1002,68 1015,74 1028,80 1041,86 1055,93 1068,100 1081,107 1094,115 1107,123 1120,132 1134,141 1147,151 1160,162 1173,173 1186,185 1199,198 1213,212 1226,227 1239,244 1252,264 1265,286 1278,313 1292,348 1306,435 1292,522 1278,557 1265,584 1252,606 1239,625 1226,642 1213,658 1199,672 1186,685 1173,697 1160,708 1147,719 1134,728 1120,738 1107,747 1094,755 1081,763 1068,770 1055,778 1041,785 1028,791 1015,797 1002,803 989,808 976,814 962,818 949,823 936,828 923,831 910,835 897,839 883,843 870,846 857,849 844,851 831,854 817,856 804,859 791,861 778,862 765,864 752,866 738,867 725,868 712,869 699,869 686,870 673,871 633,871 620,870 607,869 594,869 580,868 567,867 554,866 541,864 528,862 515,861 501,859 488,856 475,854 462,851 449,849 436,846 422,843 409,839 396,835 383,831 370,828 357,823 343,818 330,814 317,808 304,803 291,797 278,791 264,785 251,778 238,770 225,763 212,755 199,747 185,738 172,728 159,719 146,708 133,697 119,685 106,672 93,658 80,642 67,625 54,606 40,584 27,557 14,522">
          <text:p/>
        </draw:polygon>
        <draw:polyline draw:style-name="gr2" draw:layer="layout" svg:width="1.305cm" svg:height="0.87cm" svg:x="1.302cm" svg:y="7.918cm" svg:viewBox="0 0 1306 871" draw:points="0,435 14,348 27,313 40,286 54,264 67,244 80,227 93,212 106,198 119,185 133,173 146,162 159,151 172,141 185,132 199,123 212,115 225,107 238,100 251,93 264,86 278,80 291,74 304,68 317,62 330,57 343,53 357,48 370,43 383,39 396,36 409,32 422,28 436,25 449,22 462,19 475,17 488,14 501,12 515,10 528,8 541,7 554,5 567,4 580,3 594,2 607,1 620,1 633,0 673,0 686,1 699,1 712,2 725,3 738,4 752,5 765,7 778,8 791,10 804,12 817,14 831,17 844,19 857,22 870,25 883,28 897,32 910,36 923,39 936,43 949,48 962,53 976,57 989,62 1002,68 1015,74 1028,80 1041,86 1055,93 1068,100 1081,107 1094,115 1107,123 1120,132 1134,141 1147,151 1160,162 1173,173 1186,185 1199,198 1213,212 1226,227 1239,244 1252,264 1265,286 1278,313 1292,348 1306,435 1292,522 1278,557 1265,584 1252,606 1239,625 1226,642 1213,658 1199,672 1186,685 1173,697 1160,708 1147,719 1134,728 1120,738 1107,747 1094,755 1081,763 1068,770 1055,778 1041,785 1028,791 1015,797 1002,803 989,808 976,814 962,818 949,823 936,828 923,831 910,835 897,839 883,843 870,846 857,849 844,851 831,854 817,856 804,859 791,861 778,862 765,864 752,866 738,867 725,868 712,869 699,869 686,870 673,871 633,871 620,870 607,869 594,869 580,868 567,867 554,866 541,864 528,862 515,861 501,859 488,856 475,854 462,851 449,849 436,846 422,843 409,839 396,835 383,831 370,828 357,823 343,818 330,814 317,808 304,803 291,797 278,791 264,785 251,778 238,770 225,763 212,755 199,747 185,738 172,728 159,719 146,708 133,697 119,685 106,672 93,658 80,642 67,625 54,606 40,584 27,557 14,522 0,435">
          <text:p/>
        </draw:polyline>
        <draw:frame draw:style-name="gr5" draw:layer="layout" svg:width="0.387cm" svg:height="0.137cm" svg:x="6.085cm" svg:y="11.972cm">
          <draw:text-box>
            <text:p text:style-name="P1"><text:span text:style-name="T1">19 / 163</text:span></text:p>
          </draw:text-box>
        </draw:frame>
        <draw:frame draw:style-name="gr3" draw:layer="layout" svg:width="0.607cm" svg:height="0.137cm" svg:x="1.651cm" svg:y="8.135cm">
          <draw:text-box>
            <text:p text:style-name="P1"><text:span text:style-name="T1">GO:0044420</text:span></text:p>
          </draw:text-box>
        </draw:frame>
        <draw:frame draw:style-name="gr78" draw:layer="layout" svg:width="0.993cm" svg:height="0.137cm" svg:x="1.467cm" svg:y="8.255cm">
          <draw:text-box>
            <text:p text:style-name="P1"><text:span text:style-name="T1">extracellular matrix...</text:span></text:p>
          </draw:text-box>
        </draw:frame>
        <draw:frame draw:style-name="gr5" draw:layer="layout" svg:width="0.387cm" svg:height="0.137cm" svg:x="1.763cm" svg:y="8.375cm">
          <draw:text-box>
            <text:p text:style-name="P1"><text:span text:style-name="T1">0.20289</text:span></text:p>
          </draw:text-box>
        </draw:frame>
        <draw:polygon draw:style-name="gr16" draw:layer="layout" svg:width="1.304cm" svg:height="0.869cm" svg:x="3.644cm" svg:y="4.441cm" svg:viewBox="0 0 1305 870" draw:points="0,435 13,348 27,313 40,286 53,263 66,244 79,227 92,212 106,198 119,185 132,173 145,162 158,151 171,141 185,132 198,123 211,115 224,107 237,99 251,92 264,86 278,79 291,73 304,68 317,62 331,57 344,52 357,48 370,43 383,39 396,35 410,31 423,28 436,25 449,22 462,19 475,17 489,14 502,12 515,10 528,8 541,6 554,5 568,4 581,3 594,2 607,1 620,1 633,0 647,0 660,0 673,0 686,1 699,1 712,2 726,3 739,4 752,5 765,6 778,8 791,10 805,12 818,14 831,17 844,19 857,22 870,25 884,28 897,31 910,35 923,39 936,43 949,48 963,52 976,57 989,62 1002,68 1015,73 1029,79 1042,86 1055,92 1068,99 1081,107 1094,115 1108,123 1121,132 1134,141 1147,151 1160,162 1173,173 1187,185 1200,198 1213,212 1226,227 1239,244 1252,263 1266,286 1279,313 1292,348 1305,435 1292,522 1279,557 1266,584 1252,606 1239,625 1226,642 1213,658 1200,672 1187,685 1173,697 1160,708 1147,718 1134,728 1121,738 1108,746 1094,755 1081,763 1068,770 1055,778 1042,785 1029,791 1015,797 1002,803 989,808 976,813 963,818 949,823 936,827 923,831 910,835 897,839 884,842 870,846 857,848 844,851 831,854 818,856 805,859 791,860 778,862 765,864 752,865 739,867 726,868 712,868 699,869 686,870 673,870 633,870 620,870 607,869 594,868 581,868 568,867 554,865 541,864 528,862 515,860 502,859 489,856 475,854 462,851 449,848 436,846 423,842 410,839 396,835 383,831 370,827 357,823 344,818 331,813 317,808 304,803 291,797 278,791 264,785 251,778 237,770 224,763 211,755 198,746 185,738 171,728 158,718 145,708 132,697 119,685 106,672 92,658 79,642 66,625 53,606 40,584 27,557 13,522">
          <text:p/>
        </draw:polygon>
        <draw:polyline draw:style-name="gr2" draw:layer="layout" svg:width="1.304cm" svg:height="0.869cm" svg:x="3.644cm" svg:y="4.441cm" svg:viewBox="0 0 1305 870" draw:points="0,435 13,348 27,313 40,286 53,263 66,244 79,227 92,212 106,198 119,185 132,173 145,162 158,151 171,141 185,132 198,123 211,115 224,107 237,99 251,92 264,86 278,79 291,73 304,68 317,62 331,57 344,52 357,48 370,43 383,39 396,35 410,31 423,28 436,25 449,22 462,19 475,17 489,14 502,12 515,10 528,8 541,6 554,5 568,4 581,3 594,2 607,1 620,1 633,0 647,0 660,0 673,0 686,1 699,1 712,2 726,3 739,4 752,5 765,6 778,8 791,10 805,12 818,14 831,17 844,19 857,22 870,25 884,28 897,31 910,35 923,39 936,43 949,48 963,52 976,57 989,62 1002,68 1015,73 1029,79 1042,86 1055,92 1068,99 1081,107 1094,115 1108,123 1121,132 1134,141 1147,151 1160,162 1173,173 1187,185 1200,198 1213,212 1226,227 1239,244 1252,263 1266,286 1279,313 1292,348 1305,435 1292,522 1279,557 1266,584 1252,606 1239,625 1226,642 1213,658 1200,672 1187,685 1173,697 1160,708 1147,718 1134,728 1121,738 1108,746 1094,755 1081,763 1068,770 1055,778 1042,785 1029,791 1015,797 1002,803 989,808 976,813 963,818 949,823 936,827 923,831 910,835 897,839 884,842 870,846 857,848 844,851 831,854 818,856 805,859 791,860 778,862 765,864 752,865 739,867 726,868 712,868 699,869 686,870 673,870 633,870 620,870 607,869 594,868 581,868 568,867 554,865 541,864 528,862 515,860 502,859 489,856 475,854 462,851 449,848 436,846 423,842 410,839 396,835 383,831 370,827 357,823 344,818 331,813 317,808 304,803 291,797 278,791 264,785 251,778 237,770 224,763 211,755 198,746 185,738 171,728 158,718 145,708 132,697 119,685 106,672 92,658 79,642 66,625 53,606 40,584 27,557 13,522 0,435">
          <text:p/>
        </draw:polyline>
        <draw:frame draw:style-name="gr23" draw:layer="layout" svg:width="0.209cm" svg:height="0.137cm" svg:x="1.851cm" svg:y="8.495cm">
          <draw:text-box>
            <text:p text:style-name="P1"><text:span text:style-name="T1">2 / 6</text:span></text:p>
          </draw:text-box>
        </draw:frame>
        <draw:frame draw:style-name="gr3" draw:layer="layout" svg:width="0.607cm" svg:height="0.137cm" svg:x="3.993cm" svg:y="4.658cm">
          <draw:text-box>
            <text:p text:style-name="P1"><text:span text:style-name="T1">GO:0044421</text:span></text:p>
          </draw:text-box>
        </draw:frame>
        <draw:frame draw:style-name="gr79" draw:layer="layout" svg:width="0.997cm" svg:height="0.137cm" svg:x="3.807cm" svg:y="4.778cm">
          <draw:text-box>
            <text:p text:style-name="P1"><text:span text:style-name="T1">extracellular region...</text:span></text:p>
          </draw:text-box>
        </draw:frame>
        <draw:frame draw:style-name="gr5" draw:layer="layout" svg:width="0.387cm" svg:height="0.137cm" svg:x="4.105cm" svg:y="4.898cm">
          <draw:text-box>
            <text:p text:style-name="P1"><text:span text:style-name="T1">0.21590</text:span></text:p>
          </draw:text-box>
        </draw:frame>
        <draw:polygon draw:style-name="gr1" draw:layer="layout" svg:width="1.304cm" svg:height="0.869cm" svg:x="7.991cm" svg:y="9.657cm" svg:viewBox="0 0 1305 870" draw:points="0,434 13,348 26,312 39,286 53,263 66,244 79,227 92,212 105,198 118,185 132,173 145,161 158,151 171,141 184,132 197,123 211,114 224,107 237,99 250,92 263,86 276,79 290,73 303,68 316,62 329,57 342,52 355,47 369,43 382,39 395,35 408,32 421,28 434,25 448,22 461,19 474,16 487,14 500,12 513,10 527,8 540,6 553,5 566,4 579,3 592,2 606,1 619,0 632,0 645,0 658,0 671,0 685,0 698,1 711,2 724,3 737,4 750,5 764,6 777,8 790,10 803,12 816,14 829,16 843,19 856,22 869,25 882,28 895,32 908,35 922,39 935,43 948,47 961,52 974,57 987,62 1001,68 1014,73 1027,79 1040,86 1053,92 1067,99 1080,107 1093,114 1106,123 1119,132 1132,141 1147,151 1160,161 1173,173 1186,185 1199,198 1212,212 1226,227 1239,244 1252,263 1265,286 1278,312 1291,348 1305,434 1291,522 1278,557 1265,584 1252,606 1239,625 1226,642 1212,657 1199,671 1186,685 1173,697 1160,708 1147,718 1132,728 1119,737 1106,746 1093,754 1080,762 1067,770 1053,778 1040,785 1027,791 1014,797 1001,803 987,808 974,813 961,818 948,823 935,827 922,831 908,835 895,839 882,842 869,845 856,849 843,851 829,854 816,856 803,858 790,860 777,862 764,864 750,865 737,867 724,868 711,868 698,869 685,870 671,870 632,870 619,870 606,869 592,868 579,868 566,867 553,865 540,864 527,862 513,860 500,858 487,856 474,854 461,851 448,849 434,845 421,842 408,839 395,835 382,831 369,827 355,823 342,818 329,813 316,808 303,803 290,797 276,791 263,785 250,778 237,770 224,762 211,754 197,746 184,737 171,728 158,718 145,708 132,697 118,685 105,671 92,657 79,642 66,625 53,606 39,584 26,557 13,522">
          <text:p/>
        </draw:polygon>
        <draw:polyline draw:style-name="gr2" draw:layer="layout" svg:width="1.304cm" svg:height="0.869cm" svg:x="7.991cm" svg:y="9.657cm" svg:viewBox="0 0 1305 870" draw:points="0,434 13,348 26,312 39,286 53,263 66,244 79,227 92,212 105,198 118,185 132,173 145,161 158,151 171,141 184,132 197,123 211,114 224,107 237,99 250,92 263,86 276,79 290,73 303,68 316,62 329,57 342,52 355,47 369,43 382,39 395,35 408,32 421,28 434,25 448,22 461,19 474,16 487,14 500,12 513,10 527,8 540,6 553,5 566,4 579,3 592,2 606,1 619,0 632,0 645,0 658,0 671,0 685,0 698,1 711,2 724,3 737,4 750,5 764,6 777,8 790,10 803,12 816,14 829,16 843,19 856,22 869,25 882,28 895,32 908,35 922,39 935,43 948,47 961,52 974,57 987,62 1001,68 1014,73 1027,79 1040,86 1053,92 1067,99 1080,107 1093,114 1106,123 1119,132 1132,141 1147,151 1160,161 1173,173 1186,185 1199,198 1212,212 1226,227 1239,244 1252,263 1265,286 1278,312 1291,348 1305,434 1291,522 1278,557 1265,584 1252,606 1239,625 1226,642 1212,657 1199,671 1186,685 1173,697 1160,708 1147,718 1132,728 1119,737 1106,746 1093,754 1080,762 1067,770 1053,778 1040,785 1027,791 1014,797 1001,803 987,808 974,813 961,818 948,823 935,827 922,831 908,835 895,839 882,842 869,845 856,849 843,851 829,854 816,856 803,858 790,860 777,862 764,864 750,865 737,867 724,868 711,868 698,869 685,870 671,870 632,870 619,870 606,869 592,868 579,868 566,867 553,865 540,864 527,862 513,860 500,858 487,856 474,854 461,851 448,849 434,845 421,842 408,839 395,835 382,831 369,827 355,823 342,818 329,813 316,808 303,803 290,797 276,791 263,785 250,778 237,770 224,762 211,754 197,746 184,737 171,728 158,718 145,708 132,697 118,685 105,671 92,657 79,642 66,625 53,606 39,584 26,557 13,522 0,434">
          <text:p/>
        </draw:polyline>
        <draw:frame draw:style-name="gr7" draw:layer="layout" svg:width="0.328cm" svg:height="0.137cm" svg:x="4.134cm" svg:y="5.017cm">
          <draw:text-box>
            <text:p text:style-name="P1"><text:span text:style-name="T1">10 / 54</text:span></text:p>
          </draw:text-box>
        </draw:frame>
        <draw:frame draw:style-name="gr3" draw:layer="layout" svg:width="0.607cm" svg:height="0.137cm" svg:x="8.34cm" svg:y="9.874cm">
          <draw:text-box>
            <text:p text:style-name="P1"><text:span text:style-name="T1">GO:0044422</text:span></text:p>
          </draw:text-box>
        </draw:frame>
        <draw:frame draw:style-name="gr80" draw:layer="layout" svg:width="0.654cm" svg:height="0.137cm" svg:x="8.317cm" svg:y="9.994cm">
          <draw:text-box>
            <text:p text:style-name="P1"><text:span text:style-name="T1">organelle part</text:span></text:p>
          </draw:text-box>
        </draw:frame>
        <draw:frame draw:style-name="gr5" draw:layer="layout" svg:width="0.387cm" svg:height="0.137cm" svg:x="8.451cm" svg:y="10.113cm">
          <draw:text-box>
            <text:p text:style-name="P1"><text:span text:style-name="T1">0.68267</text:span></text:p>
          </draw:text-box>
        </draw:frame>
        <draw:polygon draw:style-name="gr6" draw:layer="layout" svg:width="1.304cm" svg:height="0.87cm" svg:x="16.563cm" svg:y="7.918cm" svg:viewBox="0 0 1305 871" draw:points="0,871 1305,871 1305,0 0,0">
          <text:p/>
        </draw:polygon>
        <draw:frame draw:style-name="gr5" draw:layer="layout" svg:width="0.387cm" svg:height="0.137cm" svg:x="8.451cm" svg:y="10.233cm">
          <draw:text-box>
            <text:p text:style-name="P1"><text:span text:style-name="T1">44 / 320</text:span></text:p>
          </draw:text-box>
        </draw:frame>
        <draw:frame draw:style-name="gr3" draw:layer="layout" svg:width="0.607cm" svg:height="0.137cm" svg:x="16.912cm" svg:y="8.135cm">
          <draw:text-box>
            <text:p text:style-name="P1"><text:span text:style-name="T1">GO:0044424</text:span></text:p>
          </draw:text-box>
        </draw:frame>
        <draw:frame draw:style-name="gr81" draw:layer="layout" svg:width="0.764cm" svg:height="0.137cm" svg:x="16.837cm" svg:y="8.255cm">
          <draw:text-box>
            <text:p text:style-name="P1"><text:span text:style-name="T1">intracellular part</text:span></text:p>
          </draw:text-box>
        </draw:frame>
        <draw:frame draw:style-name="gr5" draw:layer="layout" svg:width="0.387cm" svg:height="0.137cm" svg:x="17.024cm" svg:y="8.375cm">
          <draw:text-box>
            <text:p text:style-name="P1"><text:span text:style-name="T1">0.06384</text:span></text:p>
          </draw:text-box>
        </draw:frame>
        <draw:polygon draw:style-name="gr1" draw:layer="layout" svg:width="1.305cm" svg:height="0.869cm" svg:x="7.773cm" svg:y="14.873cm" svg:viewBox="0 0 1306 870" draw:points="0,435 14,347 27,312 40,285 54,263 67,244 80,227 94,212 107,198 120,184 133,172 146,161 159,151 173,141 186,132 199,123 212,115 225,107 238,99 252,92 265,85 278,79 291,73 304,67 317,62 331,57 344,52 357,47 370,43 383,39 396,35 410,31 423,28 436,25 449,21 462,19 475,16 489,14 502,12 515,10 528,8 541,6 554,5 568,3 581,2 594,2 607,1 620,0 633,0 673,0 686,0 699,1 713,2 726,2 739,3 752,5 765,6 778,8 792,10 805,12 818,14 831,16 844,19 858,21 871,25 884,28 897,31 910,35 923,39 937,43 950,47 963,52 976,57 989,62 1002,67 1016,73 1029,79 1042,85 1055,92 1068,99 1082,107 1095,115 1108,123 1121,132 1134,141 1147,151 1161,161 1174,172 1187,184 1200,198 1213,212 1226,227 1240,244 1253,263 1266,285 1279,312 1292,347 1306,435 1292,521 1279,557 1266,583 1253,606 1240,625 1226,642 1213,657 1200,671 1187,684 1174,696 1161,708 1147,718 1134,728 1121,737 1108,746 1095,755 1082,762 1068,771 1055,778 1042,784 1029,791 1016,797 1002,802 989,808 976,813 963,818 950,823 937,827 923,831 910,835 897,838 884,842 871,845 858,848 844,851 831,854 818,856 805,858 792,860 778,862 765,864 752,865 739,866 726,867 713,868 699,869 686,870 673,870 660,870 647,870 633,870 620,870 607,869 594,868 581,867 568,866 554,865 541,864 528,862 515,860 502,858 489,856 475,854 462,851 449,848 436,845 423,842 410,838 396,835 383,831 370,827 357,823 344,818 331,813 317,808 304,802 291,797 278,791 265,784 252,778 238,771 225,762 212,755 199,746 186,737 173,728 159,718 146,708 133,696 120,684 107,671 94,657 80,642 67,625 54,606 40,583 27,557 14,521">
          <text:p/>
        </draw:polygon>
        <draw:polyline draw:style-name="gr2" draw:layer="layout" svg:width="1.305cm" svg:height="0.869cm" svg:x="7.773cm" svg:y="14.873cm" svg:viewBox="0 0 1306 870" draw:points="0,435 14,347 27,312 40,285 54,263 67,244 80,227 94,212 107,198 120,184 133,172 146,161 159,151 173,141 186,132 199,123 212,115 225,107 238,99 252,92 265,85 278,79 291,73 304,67 317,62 331,57 344,52 357,47 370,43 383,39 396,35 410,31 423,28 436,25 449,21 462,19 475,16 489,14 502,12 515,10 528,8 541,6 554,5 568,3 581,2 594,2 607,1 620,0 633,0 673,0 686,0 699,1 713,2 726,2 739,3 752,5 765,6 778,8 792,10 805,12 818,14 831,16 844,19 858,21 871,25 884,28 897,31 910,35 923,39 937,43 950,47 963,52 976,57 989,62 1002,67 1016,73 1029,79 1042,85 1055,92 1068,99 1082,107 1095,115 1108,123 1121,132 1134,141 1147,151 1161,161 1174,172 1187,184 1200,198 1213,212 1226,227 1240,244 1253,263 1266,285 1279,312 1292,347 1306,435 1292,521 1279,557 1266,583 1253,606 1240,625 1226,642 1213,657 1200,671 1187,684 1174,696 1161,708 1147,718 1134,728 1121,737 1108,746 1095,755 1082,762 1068,771 1055,778 1042,784 1029,791 1016,797 1002,802 989,808 976,813 963,818 950,823 937,827 923,831 910,835 897,838 884,842 871,845 858,848 844,851 831,854 818,856 805,858 792,860 778,862 765,864 752,865 739,866 726,867 713,868 699,869 686,870 673,870 660,870 647,870 633,870 620,870 607,869 594,868 581,867 568,866 554,865 541,864 528,862 515,860 502,858 489,856 475,854 462,851 449,848 436,845 423,842 410,838 396,835 383,831 370,827 357,823 344,818 331,813 317,808 304,802 291,797 278,791 265,784 252,778 238,771 225,762 212,755 199,746 186,737 173,728 159,718 146,708 133,696 120,684 107,671 94,657 80,642 67,625 54,606 40,583 27,557 14,521 0,435">
          <text:p/>
        </draw:polyline>
        <draw:frame draw:style-name="gr5" draw:layer="layout" svg:width="0.387cm" svg:height="0.137cm" svg:x="17.024cm" svg:y="8.495cm">
          <draw:text-box>
            <text:p text:style-name="P1"><text:span text:style-name="T1">70 / 473</text:span></text:p>
          </draw:text-box>
        </draw:frame>
        <draw:frame draw:style-name="gr3" draw:layer="layout" svg:width="0.607cm" svg:height="0.137cm" svg:x="8.122cm" svg:y="15.09cm">
          <draw:text-box>
            <text:p text:style-name="P1"><text:span text:style-name="T1">GO:0044428</text:span></text:p>
          </draw:text-box>
        </draw:frame>
        <draw:frame draw:style-name="gr82" draw:layer="layout" svg:width="0.565cm" svg:height="0.137cm" svg:x="8.144cm" svg:y="15.209cm">
          <draw:text-box>
            <text:p text:style-name="P1"><text:span text:style-name="T1">nuclear part</text:span></text:p>
          </draw:text-box>
        </draw:frame>
        <draw:frame draw:style-name="gr5" draw:layer="layout" svg:width="0.387cm" svg:height="0.137cm" svg:x="8.234cm" svg:y="15.329cm">
          <draw:text-box>
            <text:p text:style-name="P1"><text:span text:style-name="T1">0.95827</text:span></text:p>
          </draw:text-box>
        </draw:frame>
        <draw:polygon draw:style-name="gr1" draw:layer="layout" svg:width="1.304cm" svg:height="0.869cm" svg:x="18.736cm" svg:y="11.396cm" svg:viewBox="0 0 1305 870" draw:points="0,434 14,347 27,312 40,285 53,263 66,244 80,227 93,211 106,197 119,184 132,172 145,161 159,151 172,141 185,131 198,122 211,114 224,106 238,99 251,92 264,85 277,79 290,73 303,67 317,62 330,56 343,51 356,47 369,43 382,38 396,35 409,31 422,28 435,24 448,22 461,19 475,16 488,14 501,11 514,10 527,8 540,6 554,5 567,3 580,2 593,1 606,1 619,0 633,0 672,0 685,0 698,1 712,1 725,2 738,3 751,5 764,6 777,8 791,10 804,11 817,14 831,16 844,19 857,22 871,24 884,28 897,31 910,35 923,38 936,43 950,47 963,51 976,56 989,62 1002,67 1015,73 1029,79 1042,85 1055,92 1068,99 1081,106 1094,114 1108,122 1121,131 1134,141 1147,151 1160,161 1174,172 1187,184 1200,197 1213,211 1226,227 1239,244 1253,263 1266,285 1279,312 1292,347 1305,434 1292,521 1279,556 1266,583 1253,605 1239,624 1226,642 1213,657 1200,671 1187,684 1174,696 1160,707 1147,718 1134,728 1121,737 1108,746 1094,754 1081,762 1068,769 1055,777 1042,784 1029,791 1015,797 1002,802 989,808 976,813 963,818 950,822 936,827 923,831 910,835 897,838 884,842 871,845 857,848 844,851 831,853 817,856 804,858 791,860 777,862 764,864 751,865 738,866 725,867 712,868 698,869 685,869 672,870 659,870 646,870 633,870 619,869 606,869 593,868 580,867 567,866 554,865 540,864 527,862 514,860 501,858 488,856 475,853 461,851 448,848 435,845 422,842 409,838 396,835 382,831 369,827 356,822 343,818 330,813 317,808 303,802 290,797 277,791 264,784 251,777 238,769 224,762 211,754 198,746 185,737 172,728 159,718 145,707 132,696 119,684 106,671 93,657 80,642 66,624 53,605 40,583 27,556 14,521">
          <text:p/>
        </draw:polygon>
        <draw:polyline draw:style-name="gr2" draw:layer="layout" svg:width="1.304cm" svg:height="0.869cm" svg:x="18.736cm" svg:y="11.396cm" svg:viewBox="0 0 1305 870" draw:points="0,434 14,347 27,312 40,285 53,263 66,244 80,227 93,211 106,197 119,184 132,172 145,161 159,151 172,141 185,131 198,122 211,114 224,106 238,99 251,92 264,85 277,79 290,73 303,67 317,62 330,56 343,51 356,47 369,43 382,38 396,35 409,31 422,28 435,24 448,22 461,19 475,16 488,14 501,11 514,10 527,8 540,6 554,5 567,3 580,2 593,1 606,1 619,0 633,0 672,0 685,0 698,1 712,1 725,2 738,3 751,5 764,6 777,8 791,10 804,11 817,14 831,16 844,19 857,22 871,24 884,28 897,31 910,35 923,38 936,43 950,47 963,51 976,56 989,62 1002,67 1015,73 1029,79 1042,85 1055,92 1068,99 1081,106 1094,114 1108,122 1121,131 1134,141 1147,151 1160,161 1174,172 1187,184 1200,197 1213,211 1226,227 1239,244 1253,263 1266,285 1279,312 1292,347 1305,434 1292,521 1279,556 1266,583 1253,605 1239,624 1226,642 1213,657 1200,671 1187,684 1174,696 1160,707 1147,718 1134,728 1121,737 1108,746 1094,754 1081,762 1068,769 1055,777 1042,784 1029,791 1015,797 1002,802 989,808 976,813 963,818 950,822 936,827 923,831 910,835 897,838 884,842 871,845 857,848 844,851 831,853 817,856 804,858 791,860 777,862 764,864 751,865 738,866 725,867 712,868 698,869 685,869 672,870 659,870 646,870 633,870 619,869 606,869 593,868 580,867 567,866 554,865 540,864 527,862 514,860 501,858 488,856 475,853 461,851 448,848 435,845 422,842 409,838 396,835 382,831 369,827 356,822 343,818 330,813 317,808 303,802 290,797 277,791 264,784 251,777 238,769 224,762 211,754 198,746 185,737 172,728 159,718 145,707 132,696 119,684 106,671 93,657 80,642 66,624 53,605 40,583 27,556 14,521 0,434">
          <text:p/>
        </draw:polyline>
        <draw:frame draw:style-name="gr5" draw:layer="layout" svg:width="0.387cm" svg:height="0.137cm" svg:x="8.234cm" svg:y="15.449cm">
          <draw:text-box>
            <text:p text:style-name="P1"><text:span text:style-name="T1">15 / 145</text:span></text:p>
          </draw:text-box>
        </draw:frame>
        <draw:frame draw:style-name="gr3" draw:layer="layout" svg:width="0.607cm" svg:height="0.137cm" svg:x="19.085cm" svg:y="11.612cm">
          <draw:text-box>
            <text:p text:style-name="P1"><text:span text:style-name="T1">GO:0044444</text:span></text:p>
          </draw:text-box>
        </draw:frame>
        <draw:frame draw:style-name="gr83" draw:layer="layout" svg:width="0.781cm" svg:height="0.137cm" svg:x="19.004cm" svg:y="11.732cm">
          <draw:text-box>
            <text:p text:style-name="P1"><text:span text:style-name="T1">cytoplasmic part</text:span></text:p>
          </draw:text-box>
        </draw:frame>
        <draw:frame draw:style-name="gr5" draw:layer="layout" svg:width="0.387cm" svg:height="0.137cm" svg:x="19.197cm" svg:y="11.852cm">
          <draw:text-box>
            <text:p text:style-name="P1"><text:span text:style-name="T1">0.39224</text:span></text:p>
          </draw:text-box>
        </draw:frame>
        <draw:polygon draw:style-name="gr1" draw:layer="layout" svg:width="1.303cm" svg:height="0.869cm" svg:x="8.281cm" svg:y="11.396cm" svg:viewBox="0 0 1304 870" draw:points="0,434 13,347 26,312 39,285 52,263 65,244 79,227 92,211 105,197 118,184 131,172 144,161 158,151 171,141 184,131 197,122 210,114 223,106 237,99 250,92 263,85 276,79 289,73 302,67 316,62 329,56 342,51 355,47 368,43 381,38 395,35 408,31 421,28 434,24 447,22 460,19 474,16 487,14 500,11 513,10 526,8 539,6 553,5 566,3 579,2 592,1 605,1 618,0 632,0 671,0 684,0 697,1 711,1 724,2 737,3 750,5 763,6 777,8 790,10 803,11 816,14 829,16 843,19 857,22 870,24 883,28 896,31 909,35 922,38 936,43 949,47 962,51 975,56 988,62 1001,67 1015,73 1028,79 1041,85 1054,92 1067,99 1080,106 1094,114 1107,122 1120,131 1133,141 1146,151 1159,161 1173,172 1186,184 1199,197 1212,211 1225,227 1239,244 1252,263 1265,285 1278,312 1291,347 1304,434 1291,521 1278,556 1265,583 1252,605 1239,624 1225,642 1212,657 1199,671 1186,684 1173,696 1159,707 1146,718 1133,728 1120,737 1107,746 1094,754 1080,762 1067,769 1054,777 1041,784 1028,791 1015,797 1001,802 988,808 975,813 962,818 949,822 936,827 922,831 909,835 896,838 883,842 870,845 857,848 843,851 829,853 816,856 803,858 790,860 777,862 763,864 750,865 737,866 724,867 711,868 697,869 684,869 671,870 658,870 645,870 632,870 618,869 605,869 592,868 579,867 566,866 553,865 539,864 526,862 513,860 500,858 487,856 474,853 460,851 447,848 434,845 421,842 408,838 395,835 381,831 368,827 355,822 342,818 329,813 316,808 302,802 289,797 276,791 263,784 250,777 237,769 223,762 210,754 197,746 184,737 171,728 158,718 144,707 131,696 118,684 105,671 92,657 79,642 65,624 52,605 39,583 26,556 13,521">
          <text:p/>
        </draw:polygon>
        <draw:polyline draw:style-name="gr2" draw:layer="layout" svg:width="1.303cm" svg:height="0.869cm" svg:x="8.281cm" svg:y="11.396cm" svg:viewBox="0 0 1304 870" draw:points="0,434 13,347 26,312 39,285 52,263 65,244 79,227 92,211 105,197 118,184 131,172 144,161 158,151 171,141 184,131 197,122 210,114 223,106 237,99 250,92 263,85 276,79 289,73 302,67 316,62 329,56 342,51 355,47 368,43 381,38 395,35 408,31 421,28 434,24 447,22 460,19 474,16 487,14 500,11 513,10 526,8 539,6 553,5 566,3 579,2 592,1 605,1 618,0 632,0 671,0 684,0 697,1 711,1 724,2 737,3 750,5 763,6 777,8 790,10 803,11 816,14 829,16 843,19 857,22 870,24 883,28 896,31 909,35 922,38 936,43 949,47 962,51 975,56 988,62 1001,67 1015,73 1028,79 1041,85 1054,92 1067,99 1080,106 1094,114 1107,122 1120,131 1133,141 1146,151 1159,161 1173,172 1186,184 1199,197 1212,211 1225,227 1239,244 1252,263 1265,285 1278,312 1291,347 1304,434 1291,521 1278,556 1265,583 1252,605 1239,624 1225,642 1212,657 1199,671 1186,684 1173,696 1159,707 1146,718 1133,728 1120,737 1107,746 1094,754 1080,762 1067,769 1054,777 1041,784 1028,791 1015,797 1001,802 988,808 975,813 962,818 949,822 936,827 922,831 909,835 896,838 883,842 870,845 857,848 843,851 829,853 816,856 803,858 790,860 777,862 763,864 750,865 737,866 724,867 711,868 697,869 684,869 671,870 658,870 645,870 632,870 618,869 605,869 592,868 579,867 566,866 553,865 539,864 526,862 513,860 500,858 487,856 474,853 460,851 447,848 434,845 421,842 408,838 395,835 381,831 368,827 355,822 342,818 329,813 316,808 302,802 289,797 276,791 263,784 250,777 237,769 223,762 210,754 197,746 184,737 171,728 158,718 144,707 131,696 118,684 105,671 92,657 79,642 65,624 52,605 39,583 26,556 13,521 0,434">
          <text:p/>
        </draw:polyline>
        <draw:frame draw:style-name="gr5" draw:layer="layout" svg:width="0.387cm" svg:height="0.137cm" svg:x="19.197cm" svg:y="11.972cm">
          <draw:text-box>
            <text:p text:style-name="P1"><text:span text:style-name="T1">58 / 400</text:span></text:p>
          </draw:text-box>
        </draw:frame>
        <draw:frame draw:style-name="gr3" draw:layer="layout" svg:width="0.607cm" svg:height="0.137cm" svg:x="8.63cm" svg:y="11.612cm">
          <draw:text-box>
            <text:p text:style-name="P1"><text:span text:style-name="T1">GO:0044446</text:span></text:p>
          </draw:text-box>
        </draw:frame>
        <draw:frame draw:style-name="gr75" draw:layer="layout" svg:width="1.001cm" svg:height="0.137cm" svg:x="8.44cm" svg:y="11.732cm">
          <draw:text-box>
            <text:p text:style-name="P1"><text:span text:style-name="T1">intracellular organe...</text:span></text:p>
          </draw:text-box>
        </draw:frame>
        <draw:frame draw:style-name="gr5" draw:layer="layout" svg:width="0.387cm" svg:height="0.137cm" svg:x="8.741cm" svg:y="11.852cm">
          <draw:text-box>
            <text:p text:style-name="P1"><text:span text:style-name="T1">0.64110</text:span></text:p>
          </draw:text-box>
        </draw:frame>
        <draw:polygon draw:style-name="gr16" draw:layer="layout" svg:width="1.304cm" svg:height="0.869cm" svg:x="7.653cm" svg:y="20.089cm" svg:viewBox="0 0 1305 870" draw:points="0,434 13,347 26,312 39,285 52,263 66,244 79,227 92,211 105,197 118,184 131,172 145,161 158,151 172,141 185,131 198,123 211,114 225,106 238,99 251,92 264,85 277,79 290,73 304,67 317,62 330,57 343,52 356,47 369,43 383,39 396,35 409,31 422,28 435,24 448,22 462,19 475,16 488,14 501,11 514,10 527,8 541,6 554,5 567,3 580,2 593,2 606,1 620,0 633,0 672,0 685,0 699,1 712,2 725,2 738,3 751,5 764,6 778,8 791,10 804,11 817,14 830,16 843,19 857,22 870,24 883,28 896,31 909,35 923,39 936,43 949,47 962,52 975,57 988,62 1002,67 1015,73 1028,79 1041,85 1054,92 1067,99 1081,106 1094,114 1107,123 1120,131 1133,141 1146,151 1160,161 1173,172 1186,184 1199,197 1212,211 1226,227 1239,244 1252,263 1265,285 1278,312 1291,347 1305,434 1291,521 1278,556 1265,583 1252,606 1239,625 1226,642 1212,657 1199,671 1186,684 1173,696 1160,707 1146,718 1133,728 1120,737 1107,746 1094,754 1081,762 1067,771 1054,778 1041,784 1028,791 1015,797 1002,802 988,808 975,813 962,818 949,822 936,827 923,831 909,835 896,839 883,842 870,845 857,848 843,851 830,853 817,856 804,858 791,860 778,862 764,864 751,865 738,866 725,867 712,868 699,869 685,869 672,870 659,870 646,870 633,870 620,869 606,869 593,868 580,867 567,866 554,865 541,864 527,862 514,860 501,858 488,856 475,853 462,851 448,848 435,845 422,842 409,839 396,835 383,831 369,827 356,822 343,818 330,813 317,808 304,802 290,797 277,791 264,784 251,778 238,771 225,762 211,754 198,746 185,737 172,728 158,718 145,707 131,696 118,684 105,671 92,657 79,642 66,625 52,606 39,583 26,556 13,521">
          <text:p/>
        </draw:polygon>
        <draw:polyline draw:style-name="gr2" draw:layer="layout" svg:width="1.304cm" svg:height="0.869cm" svg:x="7.653cm" svg:y="20.089cm" svg:viewBox="0 0 1305 870" draw:points="0,434 13,347 26,312 39,285 52,263 66,244 79,227 92,211 105,197 118,184 131,172 145,161 158,151 172,141 185,131 198,123 211,114 225,106 238,99 251,92 264,85 277,79 290,73 304,67 317,62 330,57 343,52 356,47 369,43 383,39 396,35 409,31 422,28 435,24 448,22 462,19 475,16 488,14 501,11 514,10 527,8 541,6 554,5 567,3 580,2 593,2 606,1 620,0 633,0 672,0 685,0 699,1 712,2 725,2 738,3 751,5 764,6 778,8 791,10 804,11 817,14 830,16 843,19 857,22 870,24 883,28 896,31 909,35 923,39 936,43 949,47 962,52 975,57 988,62 1002,67 1015,73 1028,79 1041,85 1054,92 1067,99 1081,106 1094,114 1107,123 1120,131 1133,141 1146,151 1160,161 1173,172 1186,184 1199,197 1212,211 1226,227 1239,244 1252,263 1265,285 1278,312 1291,347 1305,434 1291,521 1278,556 1265,583 1252,606 1239,625 1226,642 1212,657 1199,671 1186,684 1173,696 1160,707 1146,718 1133,728 1120,737 1107,746 1094,754 1081,762 1067,771 1054,778 1041,784 1028,791 1015,797 1002,802 988,808 975,813 962,818 949,822 936,827 923,831 909,835 896,839 883,842 870,845 857,848 843,851 830,853 817,856 804,858 791,860 778,862 764,864 751,865 738,866 725,867 712,868 699,869 685,869 672,870 659,870 646,870 633,870 620,869 606,869 593,868 580,867 567,866 554,865 541,864 527,862 514,860 501,858 488,856 475,853 462,851 448,848 435,845 422,842 409,839 396,835 383,831 369,827 356,822 343,818 330,813 317,808 304,802 290,797 277,791 264,784 251,778 238,771 225,762 211,754 198,746 185,737 172,728 158,718 145,707 131,696 118,684 105,671 92,657 79,642 66,625 52,606 39,583 26,556 13,521 0,434">
          <text:p/>
        </draw:polyline>
        <draw:frame draw:style-name="gr5" draw:layer="layout" svg:width="0.387cm" svg:height="0.137cm" svg:x="8.741cm" svg:y="11.972cm">
          <draw:text-box>
            <text:p text:style-name="P1"><text:span text:style-name="T1">44 / 317</text:span></text:p>
          </draw:text-box>
        </draw:frame>
        <draw:frame draw:style-name="gr3" draw:layer="layout" svg:width="0.607cm" svg:height="0.137cm" svg:x="8.002cm" svg:y="20.306cm">
          <draw:text-box>
            <text:p text:style-name="P1"><text:span text:style-name="T1">GO:0044451</text:span></text:p>
          </draw:text-box>
        </draw:frame>
        <draw:frame draw:style-name="gr84" draw:layer="layout" svg:width="0.819cm" svg:height="0.137cm" svg:x="7.9cm" svg:y="20.426cm">
          <draw:text-box>
            <text:p text:style-name="P1"><text:span text:style-name="T1">nucleoplasm part</text:span></text:p>
          </draw:text-box>
        </draw:frame>
        <draw:frame draw:style-name="gr5" draw:layer="layout" svg:width="0.387cm" svg:height="0.137cm" svg:x="8.113cm" svg:y="20.545cm">
          <draw:text-box>
            <text:p text:style-name="P1"><text:span text:style-name="T1">0.29089</text:span></text:p>
          </draw:text-box>
        </draw:frame>
        <draw:polygon draw:style-name="gr1" draw:layer="layout" svg:width="1.304cm" svg:height="0.869cm" svg:x="14.535cm" svg:y="4.441cm" svg:viewBox="0 0 1305 870" draw:points="0,435 13,348 26,313 39,286 53,263 66,244 79,227 92,212 105,198 118,185 132,173 145,162 158,151 171,141 184,132 197,123 211,115 224,107 237,99 250,92 263,86 276,79 290,73 303,68 316,62 329,57 342,52 355,48 369,43 382,39 395,35 408,31 421,28 434,25 448,22 461,19 474,17 487,14 500,12 513,10 527,8 540,6 553,5 566,4 579,3 592,2 606,1 619,1 632,0 645,0 658,0 671,0 685,1 698,1 711,2 724,3 737,4 750,5 764,6 777,8 790,10 803,12 816,14 829,17 843,19 856,22 869,25 882,28 895,31 908,35 922,39 935,43 948,48 961,52 974,57 987,62 1001,68 1014,73 1027,79 1040,86 1053,92 1066,99 1080,107 1093,115 1107,123 1120,132 1133,141 1146,151 1160,162 1173,173 1186,185 1199,198 1212,212 1225,227 1239,244 1252,263 1265,286 1278,313 1291,348 1305,435 1291,522 1278,557 1265,584 1252,606 1239,625 1225,642 1212,658 1199,672 1186,685 1173,697 1160,708 1146,718 1133,728 1120,738 1107,746 1093,755 1080,763 1066,770 1053,778 1040,785 1027,791 1014,797 1001,803 987,808 974,813 961,818 948,823 935,827 922,831 908,835 895,839 882,842 869,846 856,848 843,851 829,854 816,856 803,859 790,860 777,862 764,864 750,865 737,867 724,868 711,868 698,869 685,870 671,870 632,870 619,870 606,869 592,868 579,868 566,867 553,865 540,864 527,862 513,860 500,859 487,856 474,854 461,851 448,848 434,846 421,842 408,839 395,835 382,831 369,827 355,823 342,818 329,813 316,808 303,803 290,797 276,791 263,785 250,778 237,770 224,763 211,755 197,746 184,738 171,728 158,718 145,708 132,697 118,685 105,672 92,658 79,642 66,625 53,606 39,584 26,557 13,522">
          <text:p/>
        </draw:polygon>
        <draw:polyline draw:style-name="gr2" draw:layer="layout" svg:width="1.304cm" svg:height="0.869cm" svg:x="14.535cm" svg:y="4.441cm" svg:viewBox="0 0 1305 870" draw:points="0,435 13,348 26,313 39,286 53,263 66,244 79,227 92,212 105,198 118,185 132,173 145,162 158,151 171,141 184,132 197,123 211,115 224,107 237,99 250,92 263,86 276,79 290,73 303,68 316,62 329,57 342,52 355,48 369,43 382,39 395,35 408,31 421,28 434,25 448,22 461,19 474,17 487,14 500,12 513,10 527,8 540,6 553,5 566,4 579,3 592,2 606,1 619,1 632,0 645,0 658,0 671,0 685,1 698,1 711,2 724,3 737,4 750,5 764,6 777,8 790,10 803,12 816,14 829,17 843,19 856,22 869,25 882,28 895,31 908,35 922,39 935,43 948,48 961,52 974,57 987,62 1001,68 1014,73 1027,79 1040,86 1053,92 1066,99 1080,107 1093,115 1107,123 1120,132 1133,141 1146,151 1160,162 1173,173 1186,185 1199,198 1212,212 1225,227 1239,244 1252,263 1265,286 1278,313 1291,348 1305,435 1291,522 1278,557 1265,584 1252,606 1239,625 1225,642 1212,658 1199,672 1186,685 1173,697 1160,708 1146,718 1133,728 1120,738 1107,746 1093,755 1080,763 1066,770 1053,778 1040,785 1027,791 1014,797 1001,803 987,808 974,813 961,818 948,823 935,827 922,831 908,835 895,839 882,842 869,846 856,848 843,851 829,854 816,856 803,859 790,860 777,862 764,864 750,865 737,867 724,868 711,868 698,869 685,870 671,870 632,870 619,870 606,869 592,868 579,868 566,867 553,865 540,864 527,862 513,860 500,859 487,856 474,854 461,851 448,848 434,846 421,842 408,839 395,835 382,831 369,827 355,823 342,818 329,813 316,808 303,803 290,797 276,791 263,785 250,778 237,770 224,763 211,755 197,746 184,738 171,728 158,718 145,708 132,697 118,685 105,672 92,658 79,642 66,625 53,606 39,584 26,557 13,522 0,435">
          <text:p/>
        </draw:polyline>
        <draw:frame draw:style-name="gr13" draw:layer="layout" svg:width="0.269cm" svg:height="0.137cm" svg:x="8.172cm" svg:y="20.665cm">
          <draw:text-box>
            <text:p text:style-name="P1"><text:span text:style-name="T1">6 / 32</text:span></text:p>
          </draw:text-box>
        </draw:frame>
        <draw:frame draw:style-name="gr3" draw:layer="layout" svg:width="0.607cm" svg:height="0.137cm" svg:x="14.884cm" svg:y="4.658cm">
          <draw:text-box>
            <text:p text:style-name="P1"><text:span text:style-name="T1">GO:0044464</text:span></text:p>
          </draw:text-box>
        </draw:frame>
        <draw:frame draw:style-name="gr85" draw:layer="layout" svg:width="0.379cm" svg:height="0.137cm" svg:x="14.999cm" svg:y="4.778cm">
          <draw:text-box>
            <text:p text:style-name="P1"><text:span text:style-name="T1">cell part</text:span></text:p>
          </draw:text-box>
        </draw:frame>
        <draw:frame draw:style-name="gr5" draw:layer="layout" svg:width="0.387cm" svg:height="0.137cm" svg:x="14.995cm" svg:y="4.898cm">
          <draw:text-box>
            <text:p text:style-name="P1"><text:span text:style-name="T1">0.34836</text:span></text:p>
          </draw:text-box>
        </draw:frame>
        <draw:polygon draw:style-name="gr11" draw:layer="layout" svg:width="1.304cm" svg:height="0.869cm" svg:x="19.05cm" svg:y="18.35cm" svg:viewBox="0 0 1305 870" draw:points="0,870 1305,870 1305,0 0,0">
          <text:p/>
        </draw:polygon>
        <draw:frame draw:style-name="gr5" draw:layer="layout" svg:width="0.387cm" svg:height="0.137cm" svg:x="14.995cm" svg:y="5.017cm">
          <draw:text-box>
            <text:p text:style-name="P1"><text:span text:style-name="T1">70 / 487</text:span></text:p>
          </draw:text-box>
        </draw:frame>
        <draw:frame draw:style-name="gr3" draw:layer="layout" svg:width="0.607cm" svg:height="0.137cm" svg:x="19.399cm" svg:y="18.567cm">
          <draw:text-box>
            <text:p text:style-name="P1"><text:span text:style-name="T1">GO:0046540</text:span></text:p>
          </draw:text-box>
        </draw:frame>
        <draw:frame draw:style-name="gr86" draw:layer="layout" svg:width="1.162cm" svg:height="0.137cm" svg:x="19.127cm" svg:y="18.687cm">
          <draw:text-box>
            <text:p text:style-name="P1"><text:span text:style-name="T1">U4/U6 x U5 tri−snRNP...</text:span></text:p>
          </draw:text-box>
        </draw:frame>
        <draw:frame draw:style-name="gr5" draw:layer="layout" svg:width="0.387cm" svg:height="0.137cm" svg:x="19.511cm" svg:y="18.807cm">
          <draw:text-box>
            <text:p text:style-name="P1"><text:span text:style-name="T1">0.01976</text:span></text:p>
          </draw:text-box>
        </draw:frame>
        <draw:polygon draw:style-name="gr6" draw:layer="layout" svg:width="1.304cm" svg:height="0.869cm" svg:x="14.052cm" svg:y="20.089cm" svg:viewBox="0 0 1305 870" draw:points="0,870 1305,870 1305,0 0,0">
          <text:p/>
        </draw:polygon>
        <draw:frame draw:style-name="gr23" draw:layer="layout" svg:width="0.209cm" svg:height="0.137cm" svg:x="19.599cm" svg:y="18.927cm">
          <draw:text-box>
            <text:p text:style-name="P1"><text:span text:style-name="T1">2 / 2</text:span></text:p>
          </draw:text-box>
        </draw:frame>
        <draw:frame draw:style-name="gr3" draw:layer="layout" svg:width="0.607cm" svg:height="0.137cm" svg:x="14.401cm" svg:y="20.306cm">
          <draw:text-box>
            <text:p text:style-name="P1"><text:span text:style-name="T1">GO:0060198</text:span></text:p>
          </draw:text-box>
        </draw:frame>
        <draw:frame draw:style-name="gr87" draw:layer="layout" svg:width="1.014cm" svg:height="0.137cm" svg:x="14.208cm" svg:y="20.426cm">
          <draw:text-box>
            <text:p text:style-name="P1"><text:span text:style-name="T1">clathrin sculpted ve...</text:span></text:p>
          </draw:text-box>
        </draw:frame>
        <draw:frame draw:style-name="gr5" draw:layer="layout" svg:width="0.387cm" svg:height="0.137cm" svg:x="14.512cm" svg:y="20.545cm">
          <draw:text-box>
            <text:p text:style-name="P1"><text:span text:style-name="T1">0.05383</text:span></text:p>
          </draw:text-box>
        </draw:frame>
        <draw:polygon draw:style-name="gr1" draw:layer="layout" svg:width="1.303cm" svg:height="0.869cm" svg:x="4.707cm" svg:y="13.134cm" svg:viewBox="0 0 1304 870" draw:points="0,435 13,348 26,313 39,286 52,264 66,245 79,227 92,212 105,198 118,185 131,173 145,162 158,151 171,141 184,132 197,123 210,115 224,107 237,100 250,93 263,86 276,79 289,74 303,68 316,62 329,57 342,52 355,48 368,43 382,39 395,35 408,32 421,28 434,25 448,22 461,19 474,17 487,14 500,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0,859 487,856 474,854 461,851 448,848 434,846 421,842 408,839 395,835 382,832 368,827 355,823 342,819 329,814 316,808 303,803 289,797 276,791 263,785 250,778 237,771 224,763 210,755 197,747 184,738 171,728 158,718 145,708 131,697 118,685 105,672 92,658 79,642 66,625 52,606 39,584 26,557 13,522">
          <text:p/>
        </draw:polygon>
        <draw:polyline draw:style-name="gr2" draw:layer="layout" svg:width="1.303cm" svg:height="0.869cm" svg:x="4.707cm" svg:y="13.134cm" svg:viewBox="0 0 1304 870" draw:points="0,435 13,348 26,313 39,286 52,264 66,245 79,227 92,212 105,198 118,185 131,173 145,162 158,151 171,141 184,132 197,123 210,115 224,107 237,100 250,93 263,86 276,79 289,74 303,68 316,62 329,57 342,52 355,48 368,43 382,39 395,35 408,32 421,28 434,25 448,22 461,19 474,17 487,14 500,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0,859 487,856 474,854 461,851 448,848 434,846 421,842 408,839 395,835 382,832 368,827 355,823 342,819 329,814 316,808 303,803 289,797 276,791 263,785 250,778 237,771 224,763 210,755 197,747 184,738 171,728 158,718 145,708 131,697 118,685 105,672 92,658 79,642 66,625 52,606 39,584 26,557 13,522 0,435">
          <text:p/>
        </draw:polyline>
        <draw:frame draw:style-name="gr23" draw:layer="layout" svg:width="0.209cm" svg:height="0.137cm" svg:x="14.601cm" svg:y="20.665cm">
          <draw:text-box>
            <text:p text:style-name="P1"><text:span text:style-name="T1">2 / 3</text:span></text:p>
          </draw:text-box>
        </draw:frame>
        <draw:frame draw:style-name="gr3" draw:layer="layout" svg:width="0.607cm" svg:height="0.137cm" svg:x="5.056cm" svg:y="13.351cm">
          <draw:text-box>
            <text:p text:style-name="P1"><text:span text:style-name="T1">GO:0070013</text:span></text:p>
          </draw:text-box>
        </draw:frame>
        <draw:frame draw:style-name="gr75" draw:layer="layout" svg:width="1.001cm" svg:height="0.137cm" svg:x="4.866cm" svg:y="13.471cm">
          <draw:text-box>
            <text:p text:style-name="P1"><text:span text:style-name="T1">intracellular organe...</text:span></text:p>
          </draw:text-box>
        </draw:frame>
        <draw:frame draw:style-name="gr5" draw:layer="layout" svg:width="0.387cm" svg:height="0.137cm" svg:x="5.167cm" svg:y="13.591cm">
          <draw:text-box>
            <text:p text:style-name="P1"><text:span text:style-name="T1">0.87267</text:span></text:p>
          </draw:text-box>
        </draw:frame>
        <draw:polyline draw:style-name="gr2" draw:layer="layout" svg:width="2.801cm" svg:height="1.183cm" svg:x="7.097cm" svg:y="1.64cm" svg:viewBox="0 0 2802 1184" draw:points="2802,0 2570,100 2312,211 2033,330 1740,455 1438,582 1132,711 830,839 537,962 259,1077 0,1184">
          <text:p/>
        </draw:polyline>
        <draw:line draw:style-name="gr2" draw:layer="layout" svg:x1="7.357cm" svg:y1="2.716cm" svg:x2="7.097cm" svg:y2="2.824cm">
          <text:p/>
        </draw:line>
        <draw:polyline draw:style-name="gr2" draw:layer="layout" svg:width="0.274cm" svg:height="0.255cm" svg:x="7.097cm" svg:y="2.604cm" svg:viewBox="0 0 275 256" draw:points="170,0 0,220 275,256">
          <text:p/>
        </draw:polyline>
        <draw:polyline draw:style-name="gr2" draw:layer="layout" svg:width="1.545cm" svg:height="0.99cm" svg:x="10.937cm" svg:y="1.712cm" svg:viewBox="0 0 1546 991" draw:points="0,0 130,85 272,177 423,277 582,381 745,487 911,594 1076,700 1238,803 1396,900 1546,991">
          <text:p/>
        </draw:polyline>
        <draw:line draw:style-name="gr2" draw:layer="layout" svg:x1="12.333cm" svg:y1="2.611cm" svg:x2="12.483cm" svg:y2="2.703cm">
          <text:p/>
        </draw:line>
        <draw:polyline draw:style-name="gr2" draw:layer="layout" svg:width="0.276cm" svg:height="0.242cm" svg:x="12.206cm" svg:y="2.46cm" svg:viewBox="0 0 277 243" draw:points="0,237 277,243 143,0">
          <text:p/>
        </draw:polyline>
        <draw:polyline draw:style-name="gr2" draw:layer="layout" svg:width="2.246cm" svg:height="2.535cm" svg:x="7.87cm" svg:y="1.785cm" svg:viewBox="0 0 2247 2536" draw:points="2247,0 2072,205 1869,437 1646,692 1407,963 1160,1241 909,1522 661,1798 424,2064 201,2312 0,2536">
          <text:p/>
        </draw:polyline>
        <draw:line draw:style-name="gr2" draw:layer="layout" svg:x1="8.072cm" svg:y1="4.096cm" svg:x2="7.87cm" svg:y2="4.321cm">
          <text:p/>
        </draw:line>
        <draw:polyline draw:style-name="gr2" draw:layer="layout" svg:width="0.263cm" svg:height="0.272cm" svg:x="7.87cm" svg:y="4.049cm" svg:viewBox="0 0 264 273" draw:points="58,0 0,273 264,186">
          <text:p/>
        </draw:polyline>
        <draw:polyline draw:style-name="gr2" draw:layer="layout" svg:width="3.598cm" svg:height="1.134cm" svg:x="11.082cm" svg:y="1.568cm" svg:viewBox="0 0 3599 1135" draw:points="0,0 267,64 571,141 906,229 1266,329 1645,440 2036,561 2432,691 2829,832 3220,980 3599,1135">
          <text:p/>
        </draw:polyline>
        <draw:polyline draw:style-name="gr2" draw:layer="layout" svg:width="6.278cm" svg:height="3.478cm" svg:x="14.68cm" svg:y="2.702cm" svg:viewBox="0 0 6279 3479" draw:points="0,0 730,329 1464,687 2193,1064 2905,1451 3592,1839 4243,2220 4847,2583 5394,2920 5875,3222 6279,3479">
          <text:p/>
        </draw:polyline>
        <draw:line draw:style-name="gr2" draw:layer="layout" svg:x1="20.554cm" svg:y1="5.923cm" svg:x2="20.959cm" svg:y2="6.181cm">
          <text:p/>
        </draw:line>
        <draw:polyline draw:style-name="gr2" draw:layer="layout" svg:width="0.277cm" svg:height="0.246cm" svg:x="20.681cm" svg:y="5.934cm" svg:viewBox="0 0 278 247" draw:points="0,235 278,247 150,0">
          <text:p/>
        </draw:polyline>
        <draw:polyline draw:style-name="gr2" draw:layer="layout" svg:width="1.353cm" svg:height="5.82cm" svg:x="10.55cm" svg:y="1.857cm" svg:viewBox="0 0 1354 5821" draw:points="0,0 100,407 222,916 362,1504 512,2146 668,2820 825,3500 978,4165 1120,4789 1247,5349 1354,5821">
          <text:p/>
        </draw:polyline>
        <draw:line draw:style-name="gr2" draw:layer="layout" svg:x1="11.796cm" svg:y1="7.205cm" svg:x2="11.904cm" svg:y2="7.678cm">
          <text:p/>
        </draw:line>
        <draw:polyline draw:style-name="gr2" draw:layer="layout" svg:width="0.27cm" svg:height="0.264cm" svg:x="11.715cm" svg:y="7.413cm" svg:viewBox="0 0 271 265" draw:points="0,60 189,265 271,0">
          <text:p/>
        </draw:polyline>
        <draw:polyline draw:style-name="gr2" draw:layer="layout" svg:width="4.371cm" svg:height="1.183cm" svg:x="5.455cm" svg:y="1.519cm" svg:viewBox="0 0 4372 1184" draw:points="4372,0 3980,66 3528,146 3033,241 2516,347 1996,465 1490,593 1019,730 601,876 255,1027 0,1184">
          <text:p/>
        </draw:polyline>
        <draw:polyline draw:style-name="gr2" draw:layer="layout" svg:width="0.966cm" svg:height="1.522cm" svg:x="4.489cm" svg:y="2.702cm" svg:viewBox="0 0 967 1523" draw:points="967,0 828,124 698,260 577,409 467,565 366,726 274,890 192,1054 119,1216 55,1373 0,1523">
          <text:p/>
        </draw:polyline>
        <draw:line draw:style-name="gr2" draw:layer="layout" svg:x1="4.545cm" svg:y1="4.074cm" svg:x2="4.489cm" svg:y2="4.225cm">
          <text:p/>
        </draw:line>
        <draw:polyline draw:style-name="gr2" draw:layer="layout" svg:width="0.26cm" svg:height="0.273cm" svg:x="4.442cm" svg:y="3.951cm" svg:viewBox="0 0 261 274" draw:points="0,0 47,274 261,96">
          <text:p/>
        </draw:polyline>
        <draw:polyline draw:style-name="gr2" draw:layer="layout" svg:width="0.556cm" svg:height="3.043cm" svg:x="9.753cm" svg:y="1.833cm" svg:viewBox="0 0 557 3044" draw:points="557,0 494,214 425,460 352,735 278,1033 206,1350 141,1680 84,2020 40,2363 11,2706 0,3044">
          <text:p/>
        </draw:polyline>
        <draw:line draw:style-name="gr2" draw:layer="layout" svg:x1="9.753cm" svg:y1="4.876cm" svg:x2="9.753cm" svg:y2="6.614cm">
          <text:p/>
        </draw:line>
        <draw:polyline draw:style-name="gr2" draw:layer="layout" svg:width="0.772cm" svg:height="2.85cm" svg:x="8.981cm" svg:y="6.614cm" svg:viewBox="0 0 773 2851" draw:points="773,0 760,314 723,630 666,946 592,1257 505,1561 408,1854 306,2133 201,2394 98,2635 0,2851">
          <text:p/>
        </draw:polyline>
        <draw:line draw:style-name="gr2" draw:layer="layout" svg:x1="9.08cm" svg:y1="9.248cm" svg:x2="8.981cm" svg:y2="9.465cm">
          <text:p/>
        </draw:line>
        <draw:polyline draw:style-name="gr2" draw:layer="layout" svg:width="0.252cm" svg:height="0.276cm" svg:x="8.954cm" svg:y="9.188cm" svg:viewBox="0 0 253 277" draw:points="0,0 27,277 253,115">
          <text:p/>
        </draw:polyline>
        <draw:polyline draw:style-name="gr2" draw:layer="layout" svg:width="2.946cm" svg:height="1.207cm" svg:x="11.082cm" svg:y="1.495cm" svg:viewBox="0 0 2947 1208" draw:points="0,0 253,49 531,112 829,188 1138,279 1456,386 1774,511 2088,654 2392,818 2680,1002 2947,1208">
          <text:p/>
        </draw:polyline>
        <draw:polyline draw:style-name="gr2" draw:layer="layout" svg:width="0.966cm" svg:height="1.522cm" svg:x="14.028cm" svg:y="2.702cm" svg:viewBox="0 0 967 1523" draw:points="0,0 133,130 258,272 374,424 483,582 583,744 675,907 760,1069 836,1228 905,1380 967,1523">
          <text:p/>
        </draw:polyline>
        <draw:line draw:style-name="gr2" draw:layer="layout" svg:x1="14.932cm" svg:y1="4.081cm" svg:x2="14.995cm" svg:y2="4.225cm">
          <text:p/>
        </draw:line>
        <draw:polyline draw:style-name="gr2" draw:layer="layout" svg:width="0.254cm" svg:height="0.275cm" svg:x="14.772cm" svg:y="3.949cm" svg:viewBox="0 0 255 276" draw:points="0,109 223,276 255,0">
          <text:p/>
        </draw:polyline>
        <draw:polyline draw:style-name="gr2" draw:layer="layout" svg:width="1.014cm" svg:height="0.87cm" svg:x="4.9cm" svg:y="3.499cm" svg:viewBox="0 0 1015 871" draw:points="1015,0 925,76 829,158 728,244 623,334 517,426 410,518 304,610 199,700 97,787 0,871">
          <text:p/>
        </draw:polyline>
        <draw:line draw:style-name="gr2" draw:layer="layout" svg:x1="4.998cm" svg:y1="4.286cm" svg:x2="4.9cm" svg:y2="4.37cm">
          <text:p/>
        </draw:line>
        <draw:polyline draw:style-name="gr2" draw:layer="layout" svg:width="0.272cm" svg:height="0.261cm" svg:x="4.9cm" svg:y="4.108cm" svg:viewBox="0 0 273 262" draw:points="93,0 0,262 273,212">
          <text:p/>
        </draw:polyline>
        <draw:polyline draw:style-name="gr2" draw:layer="layout" svg:width="0.555cm" svg:height="0.7cm" svg:x="3.741cm" svg:y="8.764cm" svg:viewBox="0 0 556 701" draw:points="556,0 504,66 450,135 394,206 336,277 278,351 220,423 163,495 106,565 52,634 0,701">
          <text:p/>
        </draw:polyline>
        <draw:line draw:style-name="gr2" draw:layer="layout" svg:x1="3.794cm" svg:y1="9.397cm" svg:x2="3.741cm" svg:y2="9.465cm">
          <text:p/>
        </draw:line>
        <draw:polyline draw:style-name="gr2" draw:layer="layout" svg:width="0.257cm" svg:height="0.274cm" svg:x="3.741cm" svg:y="9.19cm" svg:viewBox="0 0 258 275" draw:points="39,0 0,275 258,171">
          <text:p/>
        </draw:polyline>
        <draw:line draw:style-name="gr2" draw:layer="layout" svg:x1="17.215cm" svg:y1="7.073cm" svg:x2="17.215cm" svg:y2="7.677cm">
          <text:p/>
        </draw:line>
        <draw:line draw:style-name="gr2" draw:layer="layout" svg:x1="17.215cm" svg:y1="7.617cm" svg:x2="17.215cm" svg:y2="7.677cm">
          <text:p/>
        </draw:line>
        <draw:polyline draw:style-name="gr2" draw:layer="layout" svg:width="0.276cm" svg:height="0.24cm" svg:x="17.077cm" svg:y="7.437cm" svg:viewBox="0 0 277 241" draw:points="0,0 139,241 277,0">
          <text:p/>
        </draw:polyline>
        <draw:polyline draw:style-name="gr2" draw:layer="layout" svg:width="1.014cm" svg:height="0.87cm" svg:x="13.569cm" svg:y="3.499cm" svg:viewBox="0 0 1015 871" draw:points="0,0 90,76 186,158 287,244 392,334 498,426 605,518 712,610 817,700 918,787 1015,871">
          <text:p/>
        </draw:polyline>
        <draw:line draw:style-name="gr2" draw:layer="layout" svg:x1="14.486cm" svg:y1="4.286cm" svg:x2="14.584cm" svg:y2="4.37cm">
          <text:p/>
        </draw:line>
        <draw:polyline draw:style-name="gr2" draw:layer="layout" svg:width="0.272cm" svg:height="0.261cm" svg:x="14.311cm" svg:y="4.108cm" svg:viewBox="0 0 273 262" draw:points="0,212 273,262 180,0">
          <text:p/>
        </draw:polyline>
        <draw:polyline draw:style-name="gr2" draw:layer="layout" svg:width="0.386cm" svg:height="0.701cm" svg:x="8.788cm" svg:y="14.003cm" svg:viewBox="0 0 387 702" draw:points="387,0 350,60 312,124 273,191 234,261 194,332 154,406 114,479 75,554 37,628 0,702">
          <text:p/>
        </draw:polyline>
        <draw:line draw:style-name="gr2" draw:layer="layout" svg:x1="8.826cm" svg:y1="14.631cm" svg:x2="8.788cm" svg:y2="14.705cm">
          <text:p/>
        </draw:line>
        <draw:polyline draw:style-name="gr2" draw:layer="layout" svg:width="0.247cm" svg:height="0.277cm" svg:x="8.772cm" svg:y="14.427cm" svg:viewBox="0 0 248 278" draw:points="0,0 16,278 248,125">
          <text:p/>
        </draw:polyline>
        <draw:polyline draw:style-name="gr2" draw:layer="layout" svg:width="0.41cm" svg:height="0.701cm" svg:x="7.532cm" svg:y="19.219cm" svg:viewBox="0 0 411 702" draw:points="0,0 37,61 75,124 114,191 155,261 196,333 238,407 282,480 325,555 368,628 411,702">
          <text:p/>
        </draw:polyline>
        <draw:line draw:style-name="gr2" draw:layer="layout" svg:x1="7.899cm" svg:y1="19.846cm" svg:x2="7.943cm" svg:y2="19.921cm">
          <text:p/>
        </draw:line>
        <draw:polyline draw:style-name="gr2" draw:layer="layout" svg:width="0.241cm" svg:height="0.277cm" svg:x="7.701cm" svg:y="19.643cm" svg:viewBox="0 0 242 278" draw:points="0,141 242,278 239,0">
          <text:p/>
        </draw:polyline>
        <draw:line draw:style-name="gr2" draw:layer="layout" svg:x1="19.389cm" svg:y1="10.55cm" svg:x2="19.389cm" svg:y2="11.154cm">
          <text:p/>
        </draw:line>
        <draw:line draw:style-name="gr2" draw:layer="layout" svg:x1="19.389cm" svg:y1="11.095cm" svg:x2="19.389cm" svg:y2="11.154cm">
          <text:p/>
        </draw:line>
        <draw:polyline draw:style-name="gr2" draw:layer="layout" svg:width="0.277cm" svg:height="0.24cm" svg:x="19.25cm" svg:y="10.914cm" svg:viewBox="0 0 278 241" draw:points="0,0 140,241 278,0">
          <text:p/>
        </draw:polyline>
        <draw:line draw:style-name="gr2" draw:layer="layout" svg:x1="14.704cm" svg:y1="15.766cm" svg:x2="14.704cm" svg:y2="16.37cm">
          <text:p/>
        </draw:line>
        <draw:line draw:style-name="gr2" draw:layer="layout" svg:x1="14.704cm" svg:y1="16.311cm" svg:x2="14.704cm" svg:y2="16.37cm">
          <text:p/>
        </draw:line>
        <draw:polyline draw:style-name="gr2" draw:layer="layout" svg:width="0.277cm" svg:height="0.24cm" svg:x="14.565cm" svg:y="16.13cm" svg:viewBox="0 0 278 241" draw:points="0,0 140,241 278,0">
          <text:p/>
        </draw:polyline>
        <draw:polyline draw:style-name="gr2" draw:layer="layout" svg:width="0.556cm" svg:height="0.7cm" svg:x="7.459cm" svg:y="22.673cm" svg:viewBox="0 0 557 701" draw:points="557,0 505,66 450,135 394,206 337,277 278,349 220,422 163,495 107,565 53,634 0,701">
          <text:p/>
        </draw:polyline>
        <draw:line draw:style-name="gr2" draw:layer="layout" svg:x1="7.513cm" svg:y1="23.306cm" svg:x2="7.459cm" svg:y2="23.374cm">
          <text:p/>
        </draw:line>
        <draw:polyline draw:style-name="gr2" draw:layer="layout" svg:width="0.257cm" svg:height="0.274cm" svg:x="7.459cm" svg:y="23.099cm" svg:viewBox="0 0 258 275" draw:points="39,0 0,275 258,170">
          <text:p/>
        </draw:polyline>
        <draw:polyline draw:style-name="gr2" draw:layer="layout" svg:width="0.531cm" svg:height="0.7cm" svg:x="8.619cm" svg:y="22.673cm" svg:viewBox="0 0 532 701" draw:points="0,0 45,66 94,135 146,206 200,277 256,349 312,422 369,495 426,565 480,634 532,701">
          <text:p/>
        </draw:polyline>
        <draw:line draw:style-name="gr2" draw:layer="layout" svg:x1="9.098cm" svg:y1="23.306cm" svg:x2="9.151cm" svg:y2="23.374cm">
          <text:p/>
        </draw:line>
        <draw:polyline draw:style-name="gr2" draw:layer="layout" svg:width="0.257cm" svg:height="0.274cm" svg:x="8.893cm" svg:y="23.099cm" svg:viewBox="0 0 258 275" draw:points="0,170 258,275 219,0">
          <text:p/>
        </draw:polyline>
        <draw:line draw:style-name="gr2" draw:layer="layout" svg:x1="14.704cm" svg:y1="17.505cm" svg:x2="14.704cm" svg:y2="18.109cm">
          <text:p/>
        </draw:line>
        <draw:line draw:style-name="gr2" draw:layer="layout" svg:x1="14.704cm" svg:y1="18.049cm" svg:x2="14.704cm" svg:y2="18.109cm">
          <text:p/>
        </draw:line>
        <draw:polyline draw:style-name="gr2" draw:layer="layout" svg:width="0.277cm" svg:height="0.24cm" svg:x="14.565cm" svg:y="17.869cm" svg:viewBox="0 0 278 241" draw:points="0,0 140,241 278,0">
          <text:p/>
        </draw:polyline>
        <draw:line draw:style-name="gr2" draw:layer="layout" svg:x1="14.704cm" svg:y1="19.244cm" svg:x2="14.704cm" svg:y2="19.847cm">
          <text:p/>
        </draw:line>
        <draw:line draw:style-name="gr2" draw:layer="layout" svg:x1="14.704cm" svg:y1="19.788cm" svg:x2="14.704cm" svg:y2="19.847cm">
          <text:p/>
        </draw:line>
        <draw:polyline draw:style-name="gr2" draw:layer="layout" svg:width="0.277cm" svg:height="0.239cm" svg:x="14.565cm" svg:y="19.608cm" svg:viewBox="0 0 278 240" draw:points="0,0 140,240 278,0">
          <text:p/>
        </draw:polyline>
        <draw:polyline draw:style-name="gr2" draw:layer="layout" svg:width="1.014cm" svg:height="3.453cm" svg:x="22.286cm" svg:y="10.55cm" svg:viewBox="0 0 1015 3454" draw:points="1015,0 958,240 887,519 804,833 710,1174 608,1537 497,1915 380,2302 257,2691 131,3077 0,3454">
          <text:p/>
        </draw:polyline>
        <draw:polyline draw:style-name="gr2" draw:layer="layout" svg:width="0.966cm" svg:height="2.391cm" svg:x="21.32cm" svg:y="14.003cm" svg:viewBox="0 0 967 2392" draw:points="967,0 877,256 780,517 680,776 577,1034 474,1287 371,1533 271,1769 175,1993 84,2201 0,2392">
          <text:p/>
        </draw:polyline>
        <draw:line draw:style-name="gr2" draw:layer="layout" svg:x1="21.405cm" svg:y1="16.203cm" svg:x2="21.32cm" svg:y2="16.395cm">
          <text:p/>
        </draw:line>
        <draw:polyline draw:style-name="gr2" draw:layer="layout" svg:width="0.253cm" svg:height="0.275cm" svg:x="21.29cm" svg:y="16.119cm" svg:viewBox="0 0 254 276" draw:points="0,0 30,276 254,112">
          <text:p/>
        </draw:polyline>
        <draw:polyline draw:style-name="gr2" draw:layer="layout" svg:width="0.507cm" svg:height="0.652cm" svg:x="21.369cm" svg:y="17.505cm" svg:viewBox="0 0 508 653" draw:points="0,0 44,59 92,122 141,186 192,251 244,318 297,385 350,453 404,520 456,587 508,653">
          <text:p/>
        </draw:polyline>
        <draw:line draw:style-name="gr2" draw:layer="layout" svg:x1="21.824cm" svg:y1="18.091cm" svg:x2="21.877cm" svg:y2="18.158cm">
          <text:p/>
        </draw:line>
        <draw:polyline draw:style-name="gr2" draw:layer="layout" svg:width="0.257cm" svg:height="0.274cm" svg:x="21.619cm" svg:y="17.883cm" svg:viewBox="0 0 258 275" draw:points="0,170 258,275 219,0">
          <text:p/>
        </draw:polyline>
        <draw:polyline draw:style-name="gr2" draw:layer="layout" svg:width="0.507cm" svg:height="0.652cm" svg:x="20.185cm" svg:y="17.505cm" svg:viewBox="0 0 508 653" draw:points="508,0 464,59 416,122 367,186 316,251 264,318 211,385 158,453 105,520 52,587 0,653">
          <text:p/>
        </draw:polyline>
        <draw:line draw:style-name="gr2" draw:layer="layout" svg:x1="20.238cm" svg:y1="18.091cm" svg:x2="20.185cm" svg:y2="18.158cm">
          <text:p/>
        </draw:line>
        <draw:polyline draw:style-name="gr2" draw:layer="layout" svg:width="0.257cm" svg:height="0.274cm" svg:x="20.185cm" svg:y="17.883cm" svg:viewBox="0 0 258 275" draw:points="40,0 0,275 258,170">
          <text:p/>
        </draw:polyline>
        <draw:polyline draw:style-name="gr2" draw:layer="layout" svg:width="0.096cm" svg:height="0.604cm" svg:x="4.369cm" svg:y="7.073cm" svg:viewBox="0 0 97 605" draw:points="0,0 7,53 17,109 26,170 37,231 49,294 60,357 70,421 80,484 89,545 97,605">
          <text:p/>
        </draw:polyline>
        <draw:line draw:style-name="gr2" draw:layer="layout" svg:x1="4.457cm" svg:y1="7.617cm" svg:x2="4.466cm" svg:y2="7.678cm">
          <text:p/>
        </draw:line>
        <draw:polyline draw:style-name="gr2" draw:layer="layout" svg:width="0.274cm" svg:height="0.256cm" svg:x="4.296cm" svg:y="7.421cm" svg:viewBox="0 0 275 257" draw:points="0,37 170,257 275,0">
          <text:p/>
        </draw:polyline>
        <draw:polyline draw:style-name="gr2" draw:layer="layout" svg:width="1.28cm" svg:height="0.942cm" svg:x="2.581cm" svg:y="6.952cm" svg:viewBox="0 0 1281 943" draw:points="1281,0 1168,83 1048,173 922,266 792,363 659,462 524,562 390,662 257,760 126,853 0,943">
          <text:p/>
        </draw:polyline>
        <draw:line draw:style-name="gr2" draw:layer="layout" svg:x1="2.708cm" svg:y1="7.804cm" svg:x2="2.581cm" svg:y2="7.895cm">
          <text:p/>
        </draw:line>
        <draw:polyline draw:style-name="gr2" draw:layer="layout" svg:width="0.276cm" svg:height="0.252cm" svg:x="2.581cm" svg:y="7.642cm" svg:viewBox="0 0 277 253" draw:points="115,0 0,253 277,227">
          <text:p/>
        </draw:polyline>
        <draw:line draw:style-name="gr2" draw:layer="layout" svg:x1="14.704cm" svg:y1="14.028cm" svg:x2="14.704cm" svg:y2="14.631cm">
          <text:p/>
        </draw:line>
        <draw:line draw:style-name="gr2" draw:layer="layout" svg:x1="14.704cm" svg:y1="14.572cm" svg:x2="14.704cm" svg:y2="14.631cm">
          <text:p/>
        </draw:line>
        <draw:polyline draw:style-name="gr2" draw:layer="layout" svg:width="0.277cm" svg:height="0.239cm" svg:x="14.565cm" svg:y="14.392cm" svg:viewBox="0 0 278 240" draw:points="0,0 140,240 278,0">
          <text:p/>
        </draw:polyline>
        <draw:polyline draw:style-name="gr2" draw:layer="layout" svg:width="0.917cm" svg:height="5.819cm" svg:x="6.373cm" svg:y="5.335cm" svg:viewBox="0 0 918 5820" draw:points="918,0 858,406 781,916 691,1504 592,2147 487,2820 379,3500 273,4164 173,4788 81,5348 0,5820">
          <text:p/>
        </draw:polyline>
        <draw:line draw:style-name="gr2" draw:layer="layout" svg:x1="6.454cm" svg:y1="10.682cm" svg:x2="6.373cm" svg:y2="11.155cm">
          <text:p/>
        </draw:line>
        <draw:polyline draw:style-name="gr2" draw:layer="layout" svg:width="0.273cm" svg:height="0.259cm" svg:x="6.276cm" svg:y="10.895cm" svg:viewBox="0 0 274 260" draw:points="0,0 97,260 274,46">
          <text:p/>
        </draw:polyline>
        <draw:polyline draw:style-name="gr2" draw:layer="layout" svg:width="0.628cm" svg:height="0.797cm" svg:x="6.204cm" svg:y="17.432cm" svg:viewBox="0 0 629 798" draw:points="0,0 53,74 110,152 170,230 232,310 296,391 362,473 429,555 496,637 563,718 629,798">
          <text:p/>
        </draw:polyline>
        <draw:line draw:style-name="gr2" draw:layer="layout" svg:x1="6.766cm" svg:y1="18.149cm" svg:x2="6.833cm" svg:y2="18.23cm">
          <text:p/>
        </draw:line>
        <draw:polyline draw:style-name="gr2" draw:layer="layout" svg:width="0.259cm" svg:height="0.273cm" svg:x="6.573cm" svg:y="17.956cm" svg:viewBox="0 0 260 274" draw:points="0,177 260,274 215,0">
          <text:p/>
        </draw:polyline>
        <draw:polyline draw:style-name="gr2" draw:layer="layout" svg:width="1.497cm" svg:height="0.99cm" svg:x="12.531cm" svg:y="12.144cm" svg:viewBox="0 0 1498 991" draw:points="0,0 129,90 269,184 417,282 572,383 730,486 890,589 1049,693 1205,795 1355,895 1498,991">
          <text:p/>
        </draw:polyline>
        <draw:line draw:style-name="gr2" draw:layer="layout" svg:x1="13.885cm" svg:y1="13.038cm" svg:x2="14.029cm" svg:y2="13.135cm">
          <text:p/>
        </draw:line>
        <draw:polyline draw:style-name="gr2" draw:layer="layout" svg:width="0.277cm" svg:height="0.249cm" svg:x="13.751cm" svg:y="12.885cm" svg:viewBox="0 0 278 250" draw:points="0,231 278,250 157,0">
          <text:p/>
        </draw:polyline>
        <draw:line draw:style-name="gr2" draw:layer="layout" svg:x1="12.072cm" svg:y1="12.289cm" svg:x2="12.072cm" svg:y2="12.893cm">
          <text:p/>
        </draw:line>
        <draw:line draw:style-name="gr2" draw:layer="layout" svg:x1="12.072cm" svg:y1="12.834cm" svg:x2="12.072cm" svg:y2="12.893cm">
          <text:p/>
        </draw:line>
        <draw:polyline draw:style-name="gr2" draw:layer="layout" svg:width="0.277cm" svg:height="0.24cm" svg:x="11.933cm" svg:y="12.653cm" svg:viewBox="0 0 278 241" draw:points="0,0 139,241 278,0">
          <text:p/>
        </draw:polyline>
        <draw:polyline draw:style-name="gr2" draw:layer="layout" svg:width="1.497cm" svg:height="0.99cm" svg:x="12.531cm" svg:y="13.883cm" svg:viewBox="0 0 1498 991" draw:points="0,0 129,89 269,184 417,282 572,383 730,486 890,589 1049,692 1205,794 1355,894 1498,991">
          <text:p/>
        </draw:polyline>
        <draw:line draw:style-name="gr2" draw:layer="layout" svg:x1="13.885cm" svg:y1="14.777cm" svg:x2="14.029cm" svg:y2="14.874cm">
          <text:p/>
        </draw:line>
        <draw:polyline draw:style-name="gr2" draw:layer="layout" svg:width="0.277cm" svg:height="0.249cm" svg:x="13.751cm" svg:y="14.624cm" svg:viewBox="0 0 278 250" draw:points="0,230 278,250 157,0">
          <text:p/>
        </draw:polyline>
        <draw:polyline draw:style-name="gr2" draw:layer="layout" svg:width="1.255cm" svg:height="2.415cm" svg:x="21.852cm" svg:y="7.049cm" svg:viewBox="0 0 1256 2416" draw:points="0,0 101,190 213,407 336,646 466,900 600,1163 737,1430 874,1695 1007,1951 1136,2194 1256,2416">
          <text:p/>
        </draw:polyline>
        <draw:line draw:style-name="gr2" draw:layer="layout" svg:x1="22.987cm" svg:y1="9.242cm" svg:x2="23.108cm" svg:y2="9.465cm">
          <text:p/>
        </draw:line>
        <draw:polyline draw:style-name="gr2" draw:layer="layout" svg:width="0.244cm" svg:height="0.277cm" svg:x="22.871cm" svg:y="9.187cm" svg:viewBox="0 0 245 278" draw:points="0,132 237,278 245,0">
          <text:p/>
        </draw:polyline>
        <draw:line draw:style-name="gr2" draw:layer="layout" svg:x1="12.072cm" svg:y1="8.812cm" svg:x2="12.072cm" svg:y2="11.154cm">
          <text:p/>
        </draw:line>
        <draw:line draw:style-name="gr2" draw:layer="layout" svg:x1="12.072cm" svg:y1="10.934cm" svg:x2="12.072cm" svg:y2="11.154cm">
          <text:p/>
        </draw:line>
        <draw:polyline draw:style-name="gr2" draw:layer="layout" svg:width="0.277cm" svg:height="0.24cm" svg:x="11.933cm" svg:y="10.914cm" svg:viewBox="0 0 278 241" draw:points="0,0 139,241 278,0">
          <text:p/>
        </draw:polyline>
        <draw:polyline draw:style-name="gr2" draw:layer="layout" svg:width="3.26cm" svg:height="1.232cm" svg:x="12.651cm" svg:y="8.57cm" svg:viewBox="0 0 3261 1233" draw:points="0,0 266,102 567,215 894,337 1239,466 1595,599 1954,733 2308,866 2648,996 2969,1119 3261,1233">
          <text:p/>
        </draw:polyline>
        <draw:line draw:style-name="gr2" draw:layer="layout" svg:x1="15.619cm" svg:y1="9.688cm" svg:x2="15.912cm" svg:y2="9.803cm">
          <text:p/>
        </draw:line>
        <draw:polyline draw:style-name="gr2" draw:layer="layout" svg:width="0.274cm" svg:height="0.257cm" svg:x="15.637cm" svg:y="9.586cm" svg:viewBox="0 0 275 258" draw:points="0,258 275,217 101,0">
          <text:p/>
        </draw:polyline>
        <draw:polyline draw:style-name="gr2" draw:layer="layout" svg:width="1.014cm" svg:height="0.869cm" svg:x="12.482cm" svg:y="8.715cm" svg:viewBox="0 0 1015 870" draw:points="0,0 90,76 184,158 283,244 385,334 489,426 595,518 702,610 808,700 913,787 1015,870">
          <text:p/>
        </draw:polyline>
        <draw:line draw:style-name="gr2" draw:layer="layout" svg:x1="13.394cm" svg:y1="9.502cm" svg:x2="13.497cm" svg:y2="9.585cm">
          <text:p/>
        </draw:line>
        <draw:polyline draw:style-name="gr2" draw:layer="layout" svg:width="0.273cm" svg:height="0.257cm" svg:x="13.223cm" svg:y="9.327cm" svg:viewBox="0 0 274 258" draw:points="0,216 274,258 174,0">
          <text:p/>
        </draw:polyline>
        <draw:polyline draw:style-name="gr2" draw:layer="layout" svg:width="2.149cm" svg:height="1.11cm" svg:x="9.391cm" svg:y="8.619cm" svg:viewBox="0 0 2150 1111" draw:points="2150,0 1973,98 1776,203 1565,315 1341,430 1111,547 879,665 647,782 421,896 204,1007 0,1111">
          <text:p/>
        </draw:polyline>
        <draw:line draw:style-name="gr2" draw:layer="layout" svg:x1="9.596cm" svg:y1="9.625cm" svg:x2="9.391cm" svg:y2="9.73cm">
          <text:p/>
        </draw:line>
        <draw:polyline draw:style-name="gr2" draw:layer="layout" svg:width="0.277cm" svg:height="0.246cm" svg:x="9.391cm" svg:y="9.497cm" svg:viewBox="0 0 278 247" draw:points="150,0 0,233 278,247">
          <text:p/>
        </draw:polyline>
        <draw:line draw:style-name="gr2" draw:layer="layout" svg:x1="16.732cm" svg:y1="10.55cm" svg:x2="16.732cm" svg:y2="11.154cm">
          <text:p/>
        </draw:line>
        <draw:line draw:style-name="gr2" draw:layer="layout" svg:x1="16.732cm" svg:y1="11.095cm" svg:x2="16.732cm" svg:y2="11.154cm">
          <text:p/>
        </draw:line>
        <draw:polyline draw:style-name="gr2" draw:layer="layout" svg:width="0.276cm" svg:height="0.24cm" svg:x="16.594cm" svg:y="10.914cm" svg:viewBox="0 0 277 241" draw:points="0,0 138,241 277,0">
          <text:p/>
        </draw:polyline>
        <draw:polyline draw:style-name="gr2" draw:layer="layout" svg:width="0.435cm" svg:height="2.367cm" svg:x="14.148cm" svg:y="10.526cm" svg:viewBox="0 0 436 2368" draw:points="0,0 38,194 80,411 125,645 171,892 219,1147 266,1406 312,1662 356,1911 398,2148 436,2368">
          <text:p/>
        </draw:polyline>
        <draw:line draw:style-name="gr2" draw:layer="layout" svg:x1="14.545cm" svg:y1="12.673cm" svg:x2="14.584cm" svg:y2="12.894cm">
          <text:p/>
        </draw:line>
        <draw:polyline draw:style-name="gr2" draw:layer="layout" svg:width="0.272cm" svg:height="0.26cm" svg:x="14.406cm" svg:y="12.633cm" svg:viewBox="0 0 273 261" draw:points="0,47 178,261 273,0">
          <text:p/>
        </draw:polyline>
        <draw:polyline draw:style-name="gr2" draw:layer="layout" svg:width="1.521cm" svg:height="0.991cm" svg:x="14.535cm" svg:y="10.405cm" svg:viewBox="0 0 1522 992" draw:points="0,0 135,90 278,185 429,283 584,384 743,488 903,591 1063,694 1220,796 1374,895 1522,992">
          <text:p/>
        </draw:polyline>
        <draw:line draw:style-name="gr2" draw:layer="layout" svg:x1="15.908cm" svg:y1="11.299cm" svg:x2="16.057cm" svg:y2="11.397cm">
          <text:p/>
        </draw:line>
        <draw:polyline draw:style-name="gr2" draw:layer="layout" svg:width="0.276cm" svg:height="0.247cm" svg:x="15.78cm" svg:y="11.149cm" svg:viewBox="0 0 277 248" draw:points="0,233 277,248 150,0">
          <text:p/>
        </draw:polyline>
        <draw:polyline draw:style-name="gr2" draw:layer="layout" svg:width="3.743cm" svg:height="1.256cm" svg:x="9.753cm" svg:y="10.309cm" svg:viewBox="0 0 3744 1257" draw:points="3744,0 3439,102 3093,218 2717,346 2319,480 1909,618 1496,758 1089,895 698,1026 332,1148 0,1257">
          <text:p/>
        </draw:polyline>
        <draw:line draw:style-name="gr2" draw:layer="layout" svg:x1="10.086cm" svg:y1="11.456cm" svg:x2="9.753cm" svg:y2="11.566cm">
          <text:p/>
        </draw:line>
        <draw:polyline draw:style-name="gr2" draw:layer="layout" svg:width="0.271cm" svg:height="0.263cm" svg:x="9.753cm" svg:y="11.358cm" svg:viewBox="0 0 272 264" draw:points="185,0 0,207 272,264">
          <text:p/>
        </draw:polyline>
        <draw:polyline draw:style-name="gr2" draw:layer="layout" svg:width="4.902cm" svg:height="1.135cm" svg:x="11.202cm" svg:y="11.999cm" svg:viewBox="0 0 4903 1136" draw:points="4903,0 4568,74 4176,162 3735,264 3253,375 2741,496 2206,622 1656,751 1099,881 544,1011 0,1136">
          <text:p/>
        </draw:polyline>
        <draw:polyline draw:style-name="gr2" draw:layer="layout" svg:width="0.917cm" svg:height="0.242cm" svg:x="10.285cm" svg:y="13.134cm" svg:viewBox="0 0 918 243" draw:points="918,0 824,28 730,56 635,81 542,106 450,131 357,154 266,177 176,199 87,221 0,243">
          <text:p/>
        </draw:polyline>
        <draw:line draw:style-name="gr2" draw:layer="layout" svg:x1="10.373cm" svg:y1="13.354cm" svg:x2="10.285cm" svg:y2="13.377cm">
          <text:p/>
        </draw:line>
        <draw:polyline draw:style-name="gr2" draw:layer="layout" svg:width="0.266cm" svg:height="0.268cm" svg:x="10.285cm" svg:y="13.184cm" svg:viewBox="0 0 267 269" draw:points="200,0 0,192 267,269">
          <text:p/>
        </draw:polyline>
        <draw:polyline draw:style-name="gr2" draw:layer="layout" svg:width="3.211cm" svg:height="1.207cm" svg:x="17.312cm" svg:y="12.048cm" svg:viewBox="0 0 3212 1208" draw:points="0,0 258,101 549,212 867,331 1203,457 1551,586 1904,717 2254,847 2593,974 2915,1095 3212,1208">
          <text:p/>
        </draw:polyline>
        <draw:line draw:style-name="gr2" draw:layer="layout" svg:x1="20.226cm" svg:y1="13.142cm" svg:x2="20.524cm" svg:y2="13.256cm">
          <text:p/>
        </draw:line>
        <draw:polyline draw:style-name="gr2" draw:layer="layout" svg:width="0.273cm" svg:height="0.259cm" svg:x="20.25cm" svg:y="13.04cm" svg:viewBox="0 0 274 260" draw:points="0,260 274,216 99,0">
          <text:p/>
        </draw:polyline>
        <draw:polyline draw:style-name="gr2" draw:layer="layout" svg:width="0.917cm" svg:height="0.796cm" svg:x="17.143cm" svg:y="12.193cm" svg:viewBox="0 0 918 797" draw:points="0,0 82,67 167,140 256,217 348,297 441,380 536,463 632,549 728,633 823,716 918,797">
          <text:p/>
        </draw:polyline>
        <draw:line draw:style-name="gr2" draw:layer="layout" svg:x1="17.965cm" svg:y1="12.908cm" svg:x2="18.061cm" svg:y2="12.99cm">
          <text:p/>
        </draw:line>
        <draw:polyline draw:style-name="gr2" draw:layer="layout" svg:width="0.272cm" svg:height="0.261cm" svg:x="17.788cm" svg:y="12.728cm" svg:viewBox="0 0 273 262" draw:points="0,212 273,262 181,0">
          <text:p/>
        </draw:polyline>
        <draw:polyline draw:style-name="gr2" draw:layer="layout" svg:width="0.942cm" svg:height="1.738cm" svg:x="15.573cm" svg:y="12.265cm" svg:viewBox="0 0 943 1739" draw:points="943,0 873,139 796,292 712,457 622,633 526,815 426,1001 322,1189 216,1377 109,1561 0,1739">
          <text:p/>
        </draw:polyline>
        <draw:polyline draw:style-name="gr2" draw:layer="layout" svg:width="0.435cm" svg:height="0.701cm" svg:x="15.138cm" svg:y="14.003cm" svg:viewBox="0 0 436 702" draw:points="436,0 392,73 349,145 306,217 262,289 219,359 175,430 132,499 88,568 44,635 0,702">
          <text:p/>
        </draw:polyline>
        <draw:line draw:style-name="gr2" draw:layer="layout" svg:x1="15.183cm" svg:y1="14.638cm" svg:x2="15.138cm" svg:y2="14.705cm">
          <text:p/>
        </draw:line>
        <draw:polyline draw:style-name="gr2" draw:layer="layout" svg:width="0.248cm" svg:height="0.277cm" svg:x="15.138cm" svg:y="14.427cm" svg:viewBox="0 0 249 278" draw:points="17,0 0,278 249,153">
          <text:p/>
        </draw:polyline>
        <draw:polyline draw:style-name="gr2" draw:layer="layout" svg:width="0.362cm" svg:height="0.676cm" svg:x="5.697cm" svg:y="12.265cm" svg:viewBox="0 0 363 677" draw:points="363,0 332,59 300,121 265,185 228,252 191,320 153,389 114,460 74,532 37,604 0,677">
          <text:p/>
        </draw:polyline>
        <draw:line draw:style-name="gr2" draw:layer="layout" svg:x1="5.735cm" svg:y1="12.868cm" svg:x2="5.697cm" svg:y2="12.942cm">
          <text:p/>
        </draw:line>
        <draw:polyline draw:style-name="gr2" draw:layer="layout" svg:width="0.247cm" svg:height="0.276cm" svg:x="5.682cm" svg:y="12.665cm" svg:viewBox="0 0 248 277" draw:points="0,0 15,277 248,126">
          <text:p/>
        </draw:polyline>
        <draw:polyline draw:style-name="gr2" draw:layer="layout" svg:width="0.531cm" svg:height="0.7cm" svg:x="2.244cm" svg:y="8.764cm" svg:viewBox="0 0 532 701" draw:points="0,0 51,65 104,133 157,201 211,270 265,342 319,413 373,484 428,556 480,628 532,701">
          <text:p/>
        </draw:polyline>
        <draw:line draw:style-name="gr2" draw:layer="layout" svg:x1="2.723cm" svg:y1="9.391cm" svg:x2="2.776cm" svg:y2="9.465cm">
          <text:p/>
        </draw:line>
        <draw:polyline draw:style-name="gr2" draw:layer="layout" svg:width="0.252cm" svg:height="0.276cm" svg:x="2.523cm" svg:y="9.188cm" svg:viewBox="0 0 253 277" draw:points="0,160 253,277 226,0">
          <text:p/>
        </draw:polyline>
        <draw:line draw:style-name="gr2" draw:layer="layout" svg:x1="4.296cm" svg:y1="5.335cm" svg:x2="4.296cm" svg:y2="5.938cm">
          <text:p/>
        </draw:line>
        <draw:line draw:style-name="gr2" draw:layer="layout" svg:x1="4.296cm" svg:y1="5.879cm" svg:x2="4.296cm" svg:y2="5.938cm">
          <text:p/>
        </draw:line>
        <draw:polyline draw:style-name="gr2" draw:layer="layout" svg:width="0.277cm" svg:height="0.239cm" svg:x="4.158cm" svg:y="5.699cm" svg:viewBox="0 0 278 240" draw:points="0,0 138,240 278,0">
          <text:p/>
        </draw:polyline>
        <draw:polyline draw:style-name="gr2" draw:layer="layout" svg:width="1.666cm" svg:height="2.463cm" svg:x="2.364cm" svg:y="5.286cm" svg:viewBox="0 0 1667 2464" draw:points="1667,0 1534,197 1383,421 1218,666 1043,926 861,1195 677,1467 495,1737 320,1996 153,2241 0,2464">
          <text:p/>
        </draw:polyline>
        <draw:line draw:style-name="gr2" draw:layer="layout" svg:x1="2.518cm" svg:y1="7.526cm" svg:x2="2.364cm" svg:y2="7.75cm">
          <text:p/>
        </draw:line>
        <draw:polyline draw:style-name="gr2" draw:layer="layout" svg:width="0.25cm" svg:height="0.276cm" svg:x="2.364cm" svg:y="7.473cm" svg:viewBox="0 0 251 277" draw:points="22,0 0,277 251,157">
          <text:p/>
        </draw:polyline>
        <draw:polyline draw:style-name="gr2" draw:layer="layout" svg:width="1.28cm" svg:height="0.941cm" svg:x="6.928cm" svg:y="10.43cm" svg:viewBox="0 0 1281 942" draw:points="1281,0 1168,83 1046,172 918,265 785,362 649,462 513,561 379,660 247,757 120,852 0,942">
          <text:p/>
        </draw:polyline>
        <draw:line draw:style-name="gr2" draw:layer="layout" svg:x1="7.049cm" svg:y1="11.282cm" svg:x2="6.928cm" svg:y2="11.372cm">
          <text:p/>
        </draw:line>
        <draw:polyline draw:style-name="gr2" draw:layer="layout" svg:width="0.275cm" svg:height="0.254cm" svg:x="6.928cm" svg:y="11.117cm" svg:viewBox="0 0 276 255" draw:points="109,0 0,255 276,223">
          <text:p/>
        </draw:polyline>
        <draw:polyline draw:style-name="gr2" draw:layer="layout" svg:width="0.097cm" svg:height="0.604cm" svg:x="8.715cm" svg:y="10.55cm" svg:viewBox="0 0 98 605" draw:points="0,0 8,53 17,109 28,169 39,230 50,293 60,358 71,422 81,484 90,546 98,605">
          <text:p/>
        </draw:polyline>
        <draw:line draw:style-name="gr2" draw:layer="layout" svg:x1="8.804cm" svg:y1="11.095cm" svg:x2="8.813cm" svg:y2="11.155cm">
          <text:p/>
        </draw:line>
        <draw:polyline draw:style-name="gr2" draw:layer="layout" svg:width="0.274cm" svg:height="0.256cm" svg:x="8.643cm" svg:y="10.898cm" svg:viewBox="0 0 275 257" draw:points="0,37 170,257 275,0">
          <text:p/>
        </draw:polyline>
        <draw:polyline draw:style-name="gr2" draw:layer="layout" svg:width="1.015cm" svg:height="0.796cm" svg:x="17.77cm" svg:y="8.812cm" svg:viewBox="0 0 1016 797" draw:points="0,0 97,74 196,152 299,233 403,315 509,398 613,481 717,564 820,644 920,722 1016,797">
          <text:p/>
        </draw:polyline>
        <draw:line draw:style-name="gr2" draw:layer="layout" svg:x1="18.689cm" svg:y1="9.534cm" svg:x2="18.786cm" svg:y2="9.609cm">
          <text:p/>
        </draw:line>
        <draw:polyline draw:style-name="gr2" draw:layer="layout" svg:width="0.275cm" svg:height="0.256cm" svg:x="18.51cm" svg:y="9.352cm" svg:viewBox="0 0 276 257" draw:points="0,220 276,257 171,0">
          <text:p/>
        </draw:polyline>
        <draw:polyline draw:style-name="gr2" draw:layer="layout" svg:width="4.709cm" svg:height="1.328cm" svg:x="17.867cm" svg:y="8.546cm" svg:viewBox="0 0 4710 1329" draw:points="0,0 374,104 805,224 1281,357 1787,499 2310,646 2837,796 3353,942 3847,1082 4303,1212 4710,1329">
          <text:p/>
        </draw:polyline>
        <draw:line draw:style-name="gr2" draw:layer="layout" svg:x1="22.169cm" svg:y1="9.757cm" svg:x2="22.577cm" svg:y2="9.875cm">
          <text:p/>
        </draw:line>
        <draw:polyline draw:style-name="gr2" draw:layer="layout" svg:width="0.269cm" svg:height="0.266cm" svg:x="22.307cm" svg:y="9.675cm" svg:viewBox="0 0 270 267" draw:points="0,267 270,200 77,0">
          <text:p/>
        </draw:polyline>
        <draw:polyline draw:style-name="gr2" draw:layer="layout" svg:width="1.763cm" svg:height="0.966cm" svg:x="14.8cm" svg:y="8.739cm" svg:viewBox="0 0 1764 967" draw:points="1764,0 1600,84 1428,175 1249,271 1067,372 882,474 697,577 515,680 337,780 164,876 0,967">
          <text:p/>
        </draw:polyline>
        <draw:line draw:style-name="gr2" draw:layer="layout" svg:x1="14.965cm" svg:y1="9.615cm" svg:x2="14.8cm" svg:y2="9.706cm">
          <text:p/>
        </draw:line>
        <draw:polyline draw:style-name="gr2" draw:layer="layout" svg:width="0.277cm" svg:height="0.243cm" svg:x="14.8cm" svg:y="9.468cm" svg:viewBox="0 0 278 244" draw:points="145,0 0,238 278,244">
          <text:p/>
        </draw:polyline>
        <draw:polyline draw:style-name="gr2" draw:layer="layout" svg:width="2.391cm" svg:height="1.207cm" svg:x="17.867cm" svg:y="8.45cm" svg:viewBox="0 0 2392 1208" draw:points="0,0 229,35 476,86 736,152 1002,237 1269,341 1529,466 1778,613 2009,785 2215,982 2392,1208">
          <text:p/>
        </draw:polyline>
        <draw:polyline draw:style-name="gr2" draw:layer="layout" svg:width="0.498cm" svg:height="1.618cm" svg:x="19.895cm" svg:y="9.657cm" svg:viewBox="0 0 499 1619" draw:points="363,0 444,157 488,320 499,487 478,657 435,828 371,997 292,1163 200,1323 102,1476 0,1619">
          <text:p/>
        </draw:polyline>
        <draw:line draw:style-name="gr2" draw:layer="layout" svg:x1="19.998cm" svg:y1="11.132cm" svg:x2="19.895cm" svg:y2="11.276cm">
          <text:p/>
        </draw:line>
        <draw:polyline draw:style-name="gr2" draw:layer="layout" svg:width="0.252cm" svg:height="0.277cm" svg:x="19.895cm" svg:y="10.999cm" svg:viewBox="0 0 253 278" draw:points="26,0 0,278 253,161">
          <text:p/>
        </draw:polyline>
        <draw:polyline draw:style-name="gr2" draw:layer="layout" svg:width="3.357cm" svg:height="1.111cm" svg:x="13.206cm" svg:y="8.546cm" svg:viewBox="0 0 3358 1112" draw:points="3358,0 3102,72 2814,155 2501,249 2166,354 1816,466 1454,585 1087,711 719,841 356,975 0,1112">
          <text:p/>
        </draw:polyline>
        <draw:polyline draw:style-name="gr2" draw:layer="layout" svg:width="3.549cm" svg:height="1.787cm" svg:x="9.657cm" svg:y="9.657cm" svg:viewBox="0 0 3550 1788" draw:points="3550,0 3162,172 2769,353 2375,540 1985,730 1604,921 1237,1110 887,1294 561,1470 264,1636 0,1788">
          <text:p/>
        </draw:polyline>
        <draw:line draw:style-name="gr2" draw:layer="layout" svg:x1="9.922cm" svg:y1="11.292cm" svg:x2="9.657cm" svg:y2="11.445cm">
          <text:p/>
        </draw:line>
        <draw:polyline draw:style-name="gr2" draw:layer="layout" svg:width="0.277cm" svg:height="0.24cm" svg:x="9.657cm" svg:y="11.204cm" svg:viewBox="0 0 278 241" draw:points="139,0 0,241 278,241">
          <text:p/>
        </draw:polyline>
        <draw:polyline draw:style-name="gr2" draw:layer="layout" svg:width="0.773cm" svg:height="2.391cm" svg:x="7.508cm" svg:y="15.742cm" svg:viewBox="0 0 774 2392" draw:points="774,0 711,195 640,413 562,650 481,901 396,1160 311,1421 227,1681 145,1932 69,2171 0,2392">
          <text:p/>
        </draw:polyline>
        <draw:line draw:style-name="gr2" draw:layer="layout" svg:x1="7.578cm" svg:y1="17.912cm" svg:x2="7.508cm" svg:y2="18.134cm">
          <text:p/>
        </draw:line>
        <draw:polyline draw:style-name="gr2" draw:layer="layout" svg:width="0.265cm" svg:height="0.27cm" svg:x="7.447cm" svg:y="17.863cm" svg:viewBox="0 0 266 271" draw:points="0,0 61,271 266,82">
          <text:p/>
        </draw:polyline>
        <draw:polyline draw:style-name="gr2" draw:layer="layout" svg:width="11.059cm" svg:height="1.521cm" svg:x="9.078cm" svg:y="15.404cm" svg:viewBox="0 0 11060 1522" draw:points="0,0 748,105 1715,239 2849,397 4095,570 5403,752 6722,934 7999,1109 9182,1270 10219,1411 11060,1522">
          <text:p/>
        </draw:polyline>
        <draw:line draw:style-name="gr2" draw:layer="layout" svg:x1="19.296cm" svg:y1="16.814cm" svg:x2="20.138cm" svg:y2="16.926cm">
          <text:p/>
        </draw:line>
        <draw:polyline draw:style-name="gr2" draw:layer="layout" svg:width="0.256cm" svg:height="0.274cm" svg:x="19.881cm" svg:y="16.757cm" svg:viewBox="0 0 257 275" draw:points="0,275 257,168 38,0">
          <text:p/>
        </draw:polyline>
        <draw:polyline draw:style-name="gr2" draw:layer="layout" svg:width="1.401cm" svg:height="0.965cm" svg:x="6.566cm" svg:y="15.646cm" svg:viewBox="0 0 1402 966" draw:points="1402,0 1274,82 1140,172 1000,266 856,364 710,465 563,566 417,668 273,771 134,870 0,966">
          <text:p/>
        </draw:polyline>
        <draw:line draw:style-name="gr2" draw:layer="layout" svg:x1="6.701cm" svg:y1="16.515cm" svg:x2="6.566cm" svg:y2="16.612cm">
          <text:p/>
        </draw:line>
        <draw:polyline draw:style-name="gr2" draw:layer="layout" svg:width="0.275cm" svg:height="0.252cm" svg:x="6.566cm" svg:y="16.359cm" svg:viewBox="0 0 276 253" draw:points="115,0 0,253 276,226">
          <text:p/>
        </draw:polyline>
        <draw:polyline draw:style-name="gr2" draw:layer="layout" svg:width="0.096cm" svg:height="4.081cm" svg:x="8.329cm" svg:y="15.766cm" svg:viewBox="0 0 97 4082" draw:points="97,0 89,302 80,664 70,1072 60,1511 49,1969 38,2434 28,2890 17,3326 8,3728 0,4082">
          <text:p/>
        </draw:polyline>
        <draw:line draw:style-name="gr2" draw:layer="layout" svg:x1="8.339cm" svg:y1="19.493cm" svg:x2="8.329cm" svg:y2="19.848cm">
          <text:p/>
        </draw:line>
        <draw:polyline draw:style-name="gr2" draw:layer="layout" svg:width="0.277cm" svg:height="0.243cm" svg:x="8.196cm" svg:y="19.604cm" svg:viewBox="0 0 278 244" draw:points="0,0 134,244 278,7">
          <text:p/>
        </draw:polyline>
        <draw:polyline draw:style-name="gr2" draw:layer="layout" svg:width="0.917cm" svg:height="0.796cm" svg:x="19.799cm" svg:y="12.193cm" svg:viewBox="0 0 918 797" draw:points="0,0 82,67 167,140 256,217 347,297 441,380 536,463 632,549 728,633 824,716 918,797">
          <text:p/>
        </draw:polyline>
        <draw:line draw:style-name="gr2" draw:layer="layout" svg:x1="20.622cm" svg:y1="12.908cm" svg:x2="20.717cm" svg:y2="12.99cm">
          <text:p/>
        </draw:line>
        <draw:polyline draw:style-name="gr2" draw:layer="layout" svg:width="0.272cm" svg:height="0.261cm" svg:x="20.444cm" svg:y="12.728cm" svg:viewBox="0 0 273 262" draw:points="0,212 273,262 181,0">
          <text:p/>
        </draw:polyline>
        <draw:polyline draw:style-name="gr2" draw:layer="layout" svg:width="0.242cm" svg:height="0.652cm" svg:x="19.002cm" svg:y="12.265cm" svg:viewBox="0 0 243 653" draw:points="243,0 220,59 197,122 172,186 147,251 122,318 96,385 71,453 47,520 22,587 0,653">
          <text:p/>
        </draw:polyline>
        <draw:line draw:style-name="gr2" draw:layer="layout" svg:x1="19.025cm" svg:y1="12.851cm" svg:x2="19.002cm" svg:y2="12.918cm">
          <text:p/>
        </draw:line>
        <draw:polyline draw:style-name="gr2" draw:layer="layout" svg:width="0.262cm" svg:height="0.271cm" svg:x="18.948cm" svg:y="12.646cm" svg:viewBox="0 0 263 272" draw:points="0,0 54,272 263,88">
          <text:p/>
        </draw:polyline>
        <draw:polyline draw:style-name="gr2" draw:layer="layout" svg:width="3.284cm" svg:height="1.231cm" svg:x="15.525cm" svg:y="12.048cm" svg:viewBox="0 0 3285 1232" draw:points="3285,0 3019,101 2718,216 2391,341 2045,472 1688,607 1327,743 970,876 624,1004 298,1124 0,1232">
          <text:p/>
        </draw:polyline>
        <draw:line draw:style-name="gr2" draw:layer="layout" svg:x1="15.824cm" svg:y1="13.171cm" svg:x2="15.525cm" svg:y2="13.28cm">
          <text:p/>
        </draw:line>
        <draw:polyline draw:style-name="gr2" draw:layer="layout" svg:width="0.272cm" svg:height="0.26cm" svg:x="15.525cm" svg:y="13.067cm" svg:viewBox="0 0 273 261" draw:points="178,0 0,213 273,261">
          <text:p/>
        </draw:polyline>
        <draw:polyline draw:style-name="gr2" draw:layer="layout" svg:width="0.242cm" svg:height="0.869cm" svg:x="8.546cm" svg:y="12.265cm" svg:viewBox="0 0 243 870" draw:points="243,0 214,81 185,164 157,250 129,337 103,425 78,515 55,604 34,693 16,783 0,870">
          <text:p/>
        </draw:polyline>
        <draw:polyline draw:style-name="gr2" draw:layer="layout" svg:width="0.121cm" svg:height="1.497cm" svg:x="8.425cm" svg:y="13.134cm" svg:viewBox="0 0 122 1498" draw:points="122,0 95,154 73,311 53,471 37,629 25,786 15,940 8,1090 4,1234 1,1370 0,1498">
          <text:p/>
        </draw:polyline>
        <draw:line draw:style-name="gr2" draw:layer="layout" svg:x1="8.427cm" svg:y1="14.503cm" svg:x2="8.425cm" svg:y2="14.632cm">
          <text:p/>
        </draw:line>
        <draw:polyline draw:style-name="gr2" draw:layer="layout" svg:width="0.277cm" svg:height="0.24cm" svg:x="8.288cm" svg:y="14.391cm" svg:viewBox="0 0 278 241" draw:points="0,0 137,241 278,1">
          <text:p/>
        </draw:polyline>
        <draw:polyline draw:style-name="gr2" draw:layer="layout" svg:width="2.294cm" svg:height="1.11cm" svg:x="6.107cm" svg:y="12.096cm" svg:viewBox="0 0 2295 1111" draw:points="2295,0 2103,93 1892,197 1666,309 1428,427 1184,547 937,668 691,788 450,903 218,1012 0,1111">
          <text:p/>
        </draw:polyline>
        <draw:line draw:style-name="gr2" draw:layer="layout" svg:x1="6.326cm" svg:y1="13.107cm" svg:x2="6.107cm" svg:y2="13.207cm">
          <text:p/>
        </draw:line>
        <draw:polyline draw:style-name="gr2" draw:layer="layout" svg:width="0.276cm" svg:height="0.252cm" svg:x="6.107cm" svg:y="12.981cm" svg:viewBox="0 0 277 253" draw:points="161,0 0,226 277,253">
          <text:p/>
        </draw:polyline>
        <draw:line draw:style-name="gr2" draw:layer="layout" svg:x1="8.305cm" svg:y1="20.982cm" svg:x2="8.305cm" svg:y2="21.586cm">
          <text:p/>
        </draw:line>
        <draw:line draw:style-name="gr2" draw:layer="layout" svg:x1="8.305cm" svg:y1="21.527cm" svg:x2="8.305cm" svg:y2="21.586cm">
          <text:p/>
        </draw:line>
        <draw:polyline draw:style-name="gr2" draw:layer="layout" svg:width="0.277cm" svg:height="0.24cm" svg:x="8.166cm" svg:y="21.346cm" svg:viewBox="0 0 278 241" draw:points="0,0 140,241 278,0">
          <text:p/>
        </draw:polyline>
        <draw:polyline draw:style-name="gr2" draw:layer="layout" svg:width="1.014cm" svg:height="0.869cm" svg:x="15.597cm" svg:y="5.238cm" svg:viewBox="0 0 1015 870" draw:points="0,0 91,76 187,158 288,244 392,334 498,425 605,518 713,610 817,700 918,787 1015,870">
          <text:p/>
        </draw:polyline>
        <draw:line draw:style-name="gr2" draw:layer="layout" svg:x1="16.514cm" svg:y1="6.025cm" svg:x2="16.612cm" svg:y2="6.108cm">
          <text:p/>
        </draw:line>
        <draw:polyline draw:style-name="gr2" draw:layer="layout" svg:width="0.272cm" svg:height="0.261cm" svg:x="16.339cm" svg:y="5.846cm" svg:viewBox="0 0 273 262" draw:points="0,212 273,262 179,0">
          <text:p/>
        </draw:polyline>
        <draw:polyline draw:style-name="gr2" draw:layer="layout" svg:width="0.942cm" svg:height="1.739cm" svg:x="15.404cm" svg:y="5.31cm" svg:viewBox="0 0 943 1740" draw:points="0,0 69,139 147,292 231,458 321,633 417,815 516,1002 621,1190 727,1377 834,1561 943,1740">
          <text:p/>
        </draw:polyline>
        <draw:polyline draw:style-name="gr2" draw:layer="layout" svg:width="0.41cm" svg:height="0.676cm" svg:x="16.346cm" svg:y="7.049cm" svg:viewBox="0 0 411 677" draw:points="0,0 37,72 78,142 120,211 163,280 206,347 250,415 292,481 334,546 374,612 411,677">
          <text:p/>
        </draw:polyline>
        <draw:line draw:style-name="gr2" draw:layer="layout" svg:x1="16.719cm" svg:y1="7.66cm" svg:x2="16.757cm" svg:y2="7.726cm">
          <text:p/>
        </draw:line>
        <draw:polyline draw:style-name="gr2" draw:layer="layout" svg:width="0.239cm" svg:height="0.277cm" svg:x="16.517cm" svg:y="7.448cm" svg:viewBox="0 0 240 278" draw:points="0,139 240,278 240,0">
          <text:p/>
        </draw:polyline>
        <draw:polyline draw:style-name="gr2" draw:layer="layout" svg:width="0.362cm" svg:height="2.367cm" svg:x="5.431cm" svg:y="14.003cm" svg:viewBox="0 0 363 2368" draw:points="0,0 31,195 63,412 98,647 135,894 172,1149 210,1406 249,1662 287,1911 325,2148 363,2368">
          <text:p/>
        </draw:polyline>
        <draw:line draw:style-name="gr2" draw:layer="layout" svg:x1="5.756cm" svg:y1="16.15cm" svg:x2="5.794cm" svg:y2="16.371cm">
          <text:p/>
        </draw:line>
        <draw:polyline draw:style-name="gr2" draw:layer="layout" svg:width="0.273cm" svg:height="0.259cm" svg:x="5.617cm" svg:y="16.111cm" svg:viewBox="0 0 274 260" draw:points="0,45 177,260 274,0">
          <text:p/>
        </draw:polyline>
        <draw:frame draw:style-name="gr5" draw:layer="layout" svg:width="0.387cm" svg:height="0.137cm" svg:x="5.167cm" svg:y="13.71cm">
          <draw:text-box>
            <text:p text:style-name="P1"><text:span text:style-name="T1">19 / 160</text:span></text:p>
          </draw:text-box>
        </draw:frame>
        <draw:frame draw:style-name="gr46" draw:text-style-name="P2" draw:layer="layout" svg:width="6.348cm" svg:height="2.35cm" svg:x="1.8cm" svg:y="0.901cm">
          <draw:text-box>
            <text:p text:style-name="P2"><text:span text:style-name="T2">Cellular compartment </text:span></text:p>
            <text:p text:style-name="P2"><text:span text:style-name="T2">enriched for</text:span></text:p>
            <text:p text:style-name="P2"><text:span text:style-name="T2">dn/ds &gt; 0.5</text:span></text:p>
          </draw:text-box>
        </draw:frame>
      </draw:page>
      <draw:page draw:name="page3" draw:style-name="dp1" draw:master-page-name="master-page29">
        <draw:polygon draw:style-name="gr1" draw:layer="layout" svg:width="1.853cm" svg:height="1.235cm" svg:x="14.141cm" svg:y="0.964cm" svg:viewBox="0 0 1854 1236" draw:points="0,618 18,495 37,445 56,407 75,375 93,348 112,324 131,302 150,282 168,262 187,245 206,229 224,214 243,200 262,187 280,175 299,163 318,152 337,141 355,131 374,121 393,113 412,104 430,96 449,88 468,81 486,74 505,67 524,61 543,55 561,50 580,44 599,40 617,35 636,31 655,27 673,23 693,20 712,17 731,14 750,11 768,9 787,7 806,5 824,4 843,2 862,1 880,1 899,0 918,0 937,0 955,0 974,1 993,1 1011,2 1030,4 1049,5 1068,7 1086,9 1105,11 1124,14 1143,17 1161,20 1180,23 1199,27 1217,31 1236,35 1255,40 1273,44 1292,50 1311,55 1330,61 1348,67 1367,74 1386,81 1405,88 1423,96 1442,104 1461,113 1479,121 1498,131 1517,141 1536,152 1554,163 1573,175 1592,187 1610,200 1629,214 1648,229 1666,245 1685,262 1704,282 1723,302 1742,324 1760,348 1779,375 1798,407 1816,445 1835,495 1854,618 1835,742 1816,792 1798,830 1779,862 1760,889 1742,913 1723,935 1704,955 1685,974 1666,991 1648,1007 1629,1022 1610,1036 1592,1049 1573,1061 1554,1073 1536,1084 1517,1095 1498,1105 1479,1114 1461,1124 1442,1132 1423,1140 1405,1148 1386,1155 1367,1162 1348,1169 1330,1175 1311,1181 1292,1186 1273,1191 1255,1196 1236,1201 1217,1205 1199,1209 1180,1213 1161,1216 1143,1219 1124,1222 1105,1225 1086,1227 1068,1229 1049,1231 1030,1232 1011,1234 993,1235 974,1235 955,1236 937,1236 918,1236 899,1236 880,1235 862,1235 843,1234 824,1232 806,1231 787,1229 768,1227 750,1225 731,1222 712,1219 693,1216 673,1213 655,1209 636,1205 617,1201 599,1196 580,1191 561,1186 543,1181 524,1175 505,1169 486,1162 468,1155 449,1148 430,1140 412,1132 393,1124 374,1114 355,1105 337,1095 318,1084 299,1073 280,1061 262,1049 243,1036 224,1022 206,1007 187,991 168,974 150,955 131,935 112,913 93,889 75,862 56,830 37,792 18,742">
          <text:p/>
        </draw:polygon>
        <draw:polyline draw:style-name="gr2" draw:layer="layout" svg:width="1.853cm" svg:height="1.235cm" svg:x="14.141cm" svg:y="0.964cm" svg:viewBox="0 0 1854 1236" draw:points="0,618 18,495 37,445 56,407 75,375 93,348 112,324 131,302 150,282 168,262 187,245 206,229 224,214 243,200 262,187 280,175 299,163 318,152 337,141 355,131 374,121 393,113 412,104 430,96 449,88 468,81 486,74 505,67 524,61 543,55 561,50 580,44 599,40 617,35 636,31 655,27 673,23 693,20 712,17 731,14 750,11 768,9 787,7 806,5 824,4 843,2 862,1 880,1 899,0 918,0 937,0 955,0 974,1 993,1 1011,2 1030,4 1049,5 1068,7 1086,9 1105,11 1124,14 1143,17 1161,20 1180,23 1199,27 1217,31 1236,35 1255,40 1273,44 1292,50 1311,55 1330,61 1348,67 1367,74 1386,81 1405,88 1423,96 1442,104 1461,113 1479,121 1498,131 1517,141 1536,152 1554,163 1573,175 1592,187 1610,200 1629,214 1648,229 1666,245 1685,262 1704,282 1723,302 1742,324 1760,348 1779,375 1798,407 1816,445 1835,495 1854,618 1835,742 1816,792 1798,830 1779,862 1760,889 1742,913 1723,935 1704,955 1685,974 1666,991 1648,1007 1629,1022 1610,1036 1592,1049 1573,1061 1554,1073 1536,1084 1517,1095 1498,1105 1479,1114 1461,1124 1442,1132 1423,1140 1405,1148 1386,1155 1367,1162 1348,1169 1330,1175 1311,1181 1292,1186 1273,1191 1255,1196 1236,1201 1217,1205 1199,1209 1180,1213 1161,1216 1143,1219 1124,1222 1105,1225 1086,1227 1068,1229 1049,1231 1030,1232 1011,1234 993,1235 974,1235 955,1236 937,1236 918,1236 899,1236 880,1235 862,1235 843,1234 824,1232 806,1231 787,1229 768,1227 750,1225 731,1222 712,1219 693,1216 673,1213 655,1209 636,1205 617,1201 599,1196 580,1191 561,1186 543,1181 524,1175 505,1169 486,1162 468,1155 449,1148 430,1140 412,1132 393,1124 374,1114 355,1105 337,1095 318,1084 299,1073 280,1061 262,1049 243,1036 224,1022 206,1007 187,991 168,974 150,955 131,935 112,913 93,889 75,862 56,830 37,792 18,742 0,618">
          <text:p/>
        </draw:polyline>
        <draw:frame draw:style-name="gr88" draw:layer="layout" svg:width="0.794cm" svg:height="0.179cm" svg:x="14.663cm" svg:y="1.257cm">
          <draw:text-box>
            <text:p text:style-name="P1"><text:span text:style-name="T3">GO:0003674</text:span></text:p>
          </draw:text-box>
        </draw:frame>
        <draw:frame draw:style-name="gr89" draw:layer="layout" svg:width="1.158cm" svg:height="0.179cm" svg:x="14.475cm" svg:y="1.44cm">
          <draw:text-box>
            <text:p text:style-name="P1"><text:span text:style-name="T3">molecular_function</text:span></text:p>
          </draw:text-box>
        </draw:frame>
        <draw:frame draw:style-name="gr90" draw:layer="layout" svg:width="0.497cm" svg:height="0.179cm" svg:x="14.812cm" svg:y="1.622cm">
          <draw:text-box>
            <text:p text:style-name="P1"><text:span text:style-name="T3">1.00000</text:span></text:p>
          </draw:text-box>
        </draw:frame>
        <draw:polygon draw:style-name="gr1" draw:layer="layout" svg:width="1.853cm" svg:height="1.236cm" svg:x="8.033cm" svg:y="13.317cm" svg:viewBox="0 0 1854 1237" draw:points="0,619 18,495 37,445 56,407 74,376 93,348 112,324 131,302 150,282 168,263 187,246 206,230 224,215 243,201 262,188 280,175 299,163 318,152 337,141 355,131 374,122 393,113 411,104 430,96 449,88 468,81 486,74 505,68 524,62 543,56 561,50 580,45 599,40 617,35 636,31 655,27 673,23 692,20 711,17 730,14 748,12 767,9 786,7 805,6 823,4 842,3 861,2 879,1 898,1 917,0 936,0 954,1 973,1 992,2 1010,3 1029,4 1048,6 1066,7 1085,9 1104,12 1123,14 1142,17 1160,20 1179,23 1198,27 1216,31 1236,35 1255,40 1273,45 1292,50 1311,56 1330,62 1348,68 1367,74 1386,81 1404,88 1423,96 1442,104 1461,113 1479,122 1498,131 1517,141 1536,152 1554,163 1573,175 1592,188 1610,201 1629,215 1648,230 1666,246 1685,263 1704,282 1723,302 1741,324 1760,348 1779,376 1798,407 1816,445 1835,495 1854,619 1835,742 1816,792 1798,831 1779,862 1760,890 1741,913 1723,935 1704,955 1685,974 1666,991 1648,1007 1629,1022 1610,1036 1592,1049 1573,1062 1554,1074 1536,1085 1517,1095 1498,1105 1479,1115 1461,1124 1442,1133 1423,1141 1404,1148 1386,1156 1367,1163 1348,1169 1330,1175 1311,1181 1292,1187 1273,1192 1255,1197 1236,1201 1216,1206 1198,1209 1179,1213 1160,1217 1142,1220 1123,1223 1104,1225 1085,1227 1066,1229 1048,1231 1029,1233 1010,1234 992,1235 973,1236 954,1236 936,1237 917,1237 898,1236 879,1236 861,1235 842,1234 823,1233 805,1231 786,1229 767,1227 748,1225 730,1223 711,1220 692,1217 673,1213 655,1209 636,1206 617,1201 599,1197 580,1192 561,1187 543,1181 524,1175 505,1169 486,1163 468,1156 449,1148 430,1141 411,1133 393,1124 374,1115 355,1105 337,1095 318,1085 299,1074 280,1062 262,1049 243,1036 224,1022 206,1007 187,991 168,974 150,955 131,935 112,913 93,890 74,862 56,831 37,792 18,742">
          <text:p/>
        </draw:polygon>
        <draw:polyline draw:style-name="gr2" draw:layer="layout" svg:width="1.853cm" svg:height="1.236cm" svg:x="8.033cm" svg:y="13.317cm" svg:viewBox="0 0 1854 1237" draw:points="0,619 18,495 37,445 56,407 74,376 93,348 112,324 131,302 150,282 168,263 187,246 206,230 224,215 243,201 262,188 280,175 299,163 318,152 337,141 355,131 374,122 393,113 411,104 430,96 449,88 468,81 486,74 505,68 524,62 543,56 561,50 580,45 599,40 617,35 636,31 655,27 673,23 692,20 711,17 730,14 748,12 767,9 786,7 805,6 823,4 842,3 861,2 879,1 898,1 917,0 936,0 954,1 973,1 992,2 1010,3 1029,4 1048,6 1066,7 1085,9 1104,12 1123,14 1142,17 1160,20 1179,23 1198,27 1216,31 1236,35 1255,40 1273,45 1292,50 1311,56 1330,62 1348,68 1367,74 1386,81 1404,88 1423,96 1442,104 1461,113 1479,122 1498,131 1517,141 1536,152 1554,163 1573,175 1592,188 1610,201 1629,215 1648,230 1666,246 1685,263 1704,282 1723,302 1741,324 1760,348 1779,376 1798,407 1816,445 1835,495 1854,619 1835,742 1816,792 1798,831 1779,862 1760,890 1741,913 1723,935 1704,955 1685,974 1666,991 1648,1007 1629,1022 1610,1036 1592,1049 1573,1062 1554,1074 1536,1085 1517,1095 1498,1105 1479,1115 1461,1124 1442,1133 1423,1141 1404,1148 1386,1156 1367,1163 1348,1169 1330,1175 1311,1181 1292,1187 1273,1192 1255,1197 1236,1201 1216,1206 1198,1209 1179,1213 1160,1217 1142,1220 1123,1223 1104,1225 1085,1227 1066,1229 1048,1231 1029,1233 1010,1234 992,1235 973,1236 954,1236 936,1237 917,1237 898,1236 879,1236 861,1235 842,1234 823,1233 805,1231 786,1229 767,1227 748,1225 730,1223 711,1220 692,1217 673,1213 655,1209 636,1206 617,1201 599,1197 580,1192 561,1187 543,1181 524,1175 505,1169 486,1163 468,1156 449,1148 430,1141 411,1133 393,1124 374,1115 355,1105 337,1095 318,1085 299,1074 280,1062 262,1049 243,1036 224,1022 206,1007 187,991 168,974 150,955 131,935 112,913 93,890 74,862 56,831 37,792 18,742 0,619">
          <text:p/>
        </draw:polyline>
        <draw:frame draw:style-name="gr90" draw:layer="layout" svg:width="0.497cm" svg:height="0.179cm" svg:x="14.812cm" svg:y="1.804cm">
          <draw:text-box>
            <text:p text:style-name="P1"><text:span text:style-name="T3">71 / 502</text:span></text:p>
          </draw:text-box>
        </draw:frame>
        <draw:frame draw:style-name="gr88" draw:layer="layout" svg:width="0.794cm" svg:height="0.179cm" svg:x="8.555cm" svg:y="13.611cm">
          <draw:text-box>
            <text:p text:style-name="P1"><text:span text:style-name="T3">GO:0003824</text:span></text:p>
          </draw:text-box>
        </draw:frame>
        <draw:frame draw:style-name="gr91" draw:layer="layout" svg:width="0.971cm" svg:height="0.179cm" svg:x="8.469cm" svg:y="13.793cm">
          <draw:text-box>
            <text:p text:style-name="P1"><text:span text:style-name="T3">catalytic activity</text:span></text:p>
          </draw:text-box>
        </draw:frame>
        <draw:frame draw:style-name="gr90" draw:layer="layout" svg:width="0.497cm" svg:height="0.179cm" svg:x="8.704cm" svg:y="13.975cm">
          <draw:text-box>
            <text:p text:style-name="P1"><text:span text:style-name="T3">0.20023</text:span></text:p>
          </draw:text-box>
        </draw:frame>
        <draw:polygon draw:style-name="gr6" draw:layer="layout" svg:width="1.853cm" svg:height="1.235cm" svg:x="11.018cm" svg:y="23.2cm" svg:viewBox="0 0 1854 1236" draw:points="0,1236 1854,1236 1854,0 0,0">
          <text:p/>
        </draw:polygon>
        <draw:frame draw:style-name="gr90" draw:layer="layout" svg:width="0.497cm" svg:height="0.179cm" svg:x="8.704cm" svg:y="14.157cm">
          <draw:text-box>
            <text:p text:style-name="P1"><text:span text:style-name="T3">39 / 249</text:span></text:p>
          </draw:text-box>
        </draw:frame>
        <draw:frame draw:style-name="gr88" draw:layer="layout" svg:width="0.794cm" svg:height="0.179cm" svg:x="11.541cm" svg:y="23.494cm">
          <draw:text-box>
            <text:p text:style-name="P1"><text:span text:style-name="T3">GO:0004129</text:span></text:p>
          </draw:text-box>
        </draw:frame>
        <draw:frame draw:style-name="gr92" draw:layer="layout" svg:width="1.505cm" svg:height="0.179cm" svg:x="11.185cm" svg:y="23.676cm">
          <draw:text-box>
            <text:p text:style-name="P1"><text:span text:style-name="T3">cytochrome−c oxidase...</text:span></text:p>
          </draw:text-box>
        </draw:frame>
        <draw:frame draw:style-name="gr90" draw:layer="layout" svg:width="0.497cm" svg:height="0.179cm" svg:x="11.689cm" svg:y="23.858cm">
          <draw:text-box>
            <text:p text:style-name="P1"><text:span text:style-name="T3">0.05383</text:span></text:p>
          </draw:text-box>
        </draw:frame>
        <draw:polygon draw:style-name="gr6" draw:layer="layout" svg:width="1.853cm" svg:height="1.235cm" svg:x="4.498cm" svg:y="23.2cm" svg:viewBox="0 0 1854 1236" draw:points="0,1236 1854,1236 1854,0 0,0">
          <text:p/>
        </draw:polygon>
        <draw:frame draw:style-name="gr93" draw:layer="layout" svg:width="0.269cm" svg:height="0.179cm" svg:x="11.807cm" svg:y="24.04cm">
          <draw:text-box>
            <text:p text:style-name="P1"><text:span text:style-name="T3">2 / 3</text:span></text:p>
          </draw:text-box>
        </draw:frame>
        <draw:frame draw:style-name="gr88" draw:layer="layout" svg:width="0.794cm" svg:height="0.179cm" svg:x="5.021cm" svg:y="23.494cm">
          <draw:text-box>
            <text:p text:style-name="P1"><text:span text:style-name="T3">GO:0004175</text:span></text:p>
          </draw:text-box>
        </draw:frame>
        <draw:frame draw:style-name="gr94" draw:layer="layout" svg:width="1.374cm" svg:height="0.179cm" svg:x="4.723cm" svg:y="23.676cm">
          <draw:text-box>
            <text:p text:style-name="P1"><text:span text:style-name="T3">endopeptidase activi...</text:span></text:p>
          </draw:text-box>
        </draw:frame>
        <draw:frame draw:style-name="gr90" draw:layer="layout" svg:width="0.497cm" svg:height="0.179cm" svg:x="5.17cm" svg:y="23.858cm">
          <draw:text-box>
            <text:p text:style-name="P1"><text:span text:style-name="T3">0.04876</text:span></text:p>
          </draw:text-box>
        </draw:frame>
        <draw:polygon draw:style-name="gr16" draw:layer="layout" svg:width="1.853cm" svg:height="1.236cm" svg:x="1.238cm" svg:y="20.729cm" svg:viewBox="0 0 1854 1237" draw:points="0,619 19,495 38,445 57,407 75,376 94,348 113,324 131,302 150,282 169,263 187,246 206,230 225,215 244,201 262,187 281,175 300,163 318,152 337,142 356,131 375,122 393,113 412,104 431,96 450,89 468,81 487,74 506,68 524,61 543,56 562,50 580,45 599,40 619,36 638,31 656,27 675,24 694,20 713,17 731,14 750,12 769,9 787,7 806,6 825,4 844,3 862,2 881,1 900,0 918,0 937,0 956,0 974,1 993,2 1012,3 1031,4 1050,6 1068,7 1087,9 1106,12 1124,14 1143,17 1162,20 1180,24 1199,27 1218,31 1237,36 1255,40 1274,45 1293,50 1311,56 1330,61 1349,68 1368,74 1386,81 1405,89 1424,96 1443,104 1461,113 1480,122 1499,131 1517,142 1536,152 1555,163 1573,175 1592,187 1611,201 1630,215 1649,230 1667,246 1686,263 1705,282 1723,302 1742,324 1761,348 1779,376 1798,407 1817,445 1836,495 1854,619 1836,742 1817,793 1798,831 1779,862 1761,889 1742,914 1723,936 1705,956 1686,974 1667,991 1649,1007 1630,1022 1611,1036 1592,1049 1573,1062 1555,1074 1536,1085 1517,1095 1499,1105 1480,1115 1461,1124 1443,1132 1424,1141 1405,1148 1386,1156 1368,1162 1349,1169 1330,1175 1311,1181 1293,1187 1274,1192 1255,1197 1237,1201 1218,1205 1199,1209 1180,1213 1162,1216 1143,1220 1124,1222 1106,1225 1087,1227 1068,1229 1050,1231 1031,1233 1012,1234 993,1235 974,1236 956,1236 937,1237 918,1237 900,1236 881,1236 862,1235 844,1234 825,1233 806,1231 787,1229 769,1227 750,1225 731,1222 713,1220 694,1216 675,1213 656,1209 638,1205 619,1201 599,1197 580,1192 562,1187 543,1181 524,1175 506,1169 487,1162 468,1156 450,1148 431,1141 412,1132 393,1124 375,1115 356,1105 337,1095 318,1085 300,1074 281,1062 262,1049 244,1036 225,1022 206,1007 187,991 169,974 150,956 131,936 113,914 94,889 75,862 57,831 38,793 19,742">
          <text:p/>
        </draw:polygon>
        <draw:polyline draw:style-name="gr2" draw:layer="layout" svg:width="1.853cm" svg:height="1.236cm" svg:x="1.238cm" svg:y="20.729cm" svg:viewBox="0 0 1854 1237" draw:points="0,619 19,495 38,445 57,407 75,376 94,348 113,324 131,302 150,282 169,263 187,246 206,230 225,215 244,201 262,187 281,175 300,163 318,152 337,142 356,131 375,122 393,113 412,104 431,96 450,89 468,81 487,74 506,68 524,61 543,56 562,50 580,45 599,40 619,36 638,31 656,27 675,24 694,20 713,17 731,14 750,12 769,9 787,7 806,6 825,4 844,3 862,2 881,1 900,0 918,0 937,0 956,0 974,1 993,2 1012,3 1031,4 1050,6 1068,7 1087,9 1106,12 1124,14 1143,17 1162,20 1180,24 1199,27 1218,31 1237,36 1255,40 1274,45 1293,50 1311,56 1330,61 1349,68 1368,74 1386,81 1405,89 1424,96 1443,104 1461,113 1480,122 1499,131 1517,142 1536,152 1555,163 1573,175 1592,187 1611,201 1630,215 1649,230 1667,246 1686,263 1705,282 1723,302 1742,324 1761,348 1779,376 1798,407 1817,445 1836,495 1854,619 1836,742 1817,793 1798,831 1779,862 1761,889 1742,914 1723,936 1705,956 1686,974 1667,991 1649,1007 1630,1022 1611,1036 1592,1049 1573,1062 1555,1074 1536,1085 1517,1095 1499,1105 1480,1115 1461,1124 1443,1132 1424,1141 1405,1148 1386,1156 1368,1162 1349,1169 1330,1175 1311,1181 1293,1187 1274,1192 1255,1197 1237,1201 1218,1205 1199,1209 1180,1213 1162,1216 1143,1220 1124,1222 1106,1225 1087,1227 1068,1229 1050,1231 1031,1233 1012,1234 993,1235 974,1236 956,1236 937,1237 918,1237 900,1236 881,1236 862,1235 844,1234 825,1233 806,1231 787,1229 769,1227 750,1225 731,1222 713,1220 694,1216 675,1213 656,1209 638,1205 619,1201 599,1197 580,1192 562,1187 543,1181 524,1175 506,1169 487,1162 468,1156 450,1148 431,1141 412,1132 393,1124 375,1115 356,1105 337,1095 318,1085 300,1074 281,1062 262,1049 244,1036 225,1022 206,1007 187,991 169,974 150,956 131,936 113,914 94,889 75,862 57,831 38,793 19,742 0,619">
          <text:p/>
        </draw:polyline>
        <draw:frame draw:style-name="gr95" draw:layer="layout" svg:width="0.345cm" svg:height="0.179cm" svg:x="5.248cm" svg:y="24.04cm">
          <draw:text-box>
            <text:p text:style-name="P1"><text:span text:style-name="T3">7 / 25</text:span></text:p>
          </draw:text-box>
        </draw:frame>
        <draw:frame draw:style-name="gr88" draw:layer="layout" svg:width="0.794cm" svg:height="0.179cm" svg:x="1.761cm" svg:y="21.023cm">
          <draw:text-box>
            <text:p text:style-name="P1"><text:span text:style-name="T3">GO:0004518</text:span></text:p>
          </draw:text-box>
        </draw:frame>
        <draw:frame draw:style-name="gr96" draw:layer="layout" svg:width="1.022cm" svg:height="0.179cm" svg:x="1.648cm" svg:y="21.205cm">
          <draw:text-box>
            <text:p text:style-name="P1"><text:span text:style-name="T3">nuclease activity</text:span></text:p>
          </draw:text-box>
        </draw:frame>
        <draw:frame draw:style-name="gr90" draw:layer="layout" svg:width="0.497cm" svg:height="0.179cm" svg:x="1.91cm" svg:y="21.387cm">
          <draw:text-box>
            <text:p text:style-name="P1"><text:span text:style-name="T3">0.09787</text:span></text:p>
          </draw:text-box>
        </draw:frame>
        <draw:polygon draw:style-name="gr6" draw:layer="layout" svg:width="1.854cm" svg:height="1.235cm" svg:x="1.238cm" svg:y="23.2cm" svg:viewBox="0 0 1855 1236" draw:points="0,1236 1855,1236 1855,0 0,0">
          <text:p/>
        </draw:polygon>
        <draw:frame draw:style-name="gr93" draw:layer="layout" svg:width="0.269cm" svg:height="0.179cm" svg:x="2.028cm" svg:y="21.57cm">
          <draw:text-box>
            <text:p text:style-name="P1"><text:span text:style-name="T3">2 / 4</text:span></text:p>
          </draw:text-box>
        </draw:frame>
        <draw:frame draw:style-name="gr88" draw:layer="layout" svg:width="0.794cm" svg:height="0.179cm" svg:x="1.761cm" svg:y="23.494cm">
          <draw:text-box>
            <text:p text:style-name="P1"><text:span text:style-name="T3">GO:0004540</text:span></text:p>
          </draw:text-box>
        </draw:frame>
        <draw:frame draw:style-name="gr97" draw:layer="layout" svg:width="1.293cm" svg:height="0.179cm" svg:x="1.506cm" svg:y="23.676cm">
          <draw:text-box>
            <text:p text:style-name="P1"><text:span text:style-name="T3">ribonuclease activit...</text:span></text:p>
          </draw:text-box>
        </draw:frame>
        <draw:frame draw:style-name="gr90" draw:layer="layout" svg:width="0.497cm" svg:height="0.179cm" svg:x="1.91cm" svg:y="23.858cm">
          <draw:text-box>
            <text:p text:style-name="P1"><text:span text:style-name="T3">0.05383</text:span></text:p>
          </draw:text-box>
        </draw:frame>
        <draw:polygon draw:style-name="gr1" draw:layer="layout" svg:width="1.853cm" svg:height="1.236cm" svg:x="14.141cm" svg:y="3.434cm" svg:viewBox="0 0 1854 1237" draw:points="0,619 18,496 37,445 56,407 75,376 93,349 112,324 131,302 150,282 168,263 187,246 206,230 224,215 243,201 262,188 280,175 299,163 318,152 337,142 355,132 374,122 393,113 412,105 430,96 449,89 468,81 486,75 505,68 524,62 543,56 561,50 580,45 599,40 617,36 636,32 655,28 673,24 693,21 712,17 731,15 750,12 768,10 787,8 806,6 824,4 843,3 862,2 880,1 899,1 918,0 937,0 955,1 974,1 993,2 1011,3 1030,4 1049,6 1068,8 1086,10 1105,12 1124,15 1143,17 1161,21 1180,24 1199,28 1217,32 1236,36 1255,40 1273,45 1292,50 1311,56 1330,62 1348,68 1367,75 1386,81 1405,89 1423,96 1442,105 1461,113 1479,122 1498,132 1517,142 1536,152 1554,163 1573,175 1592,188 1610,201 1629,215 1648,230 1666,246 1685,263 1704,282 1723,302 1742,324 1760,349 1779,376 1798,407 1816,445 1835,496 1854,619 1835,743 1816,793 1798,831 1779,862 1760,890 1742,914 1723,936 1704,956 1685,974 1666,991 1648,1007 1629,1022 1610,1036 1592,1050 1573,1062 1554,1074 1536,1085 1517,1095 1498,1106 1479,1115 1461,1124 1442,1133 1423,1141 1405,1148 1386,1156 1367,1163 1348,1169 1330,1176 1311,1181 1292,1187 1273,1192 1255,1197 1236,1201 1217,1206 1199,1210 1180,1213 1161,1217 1143,1220 1124,1223 1105,1225 1086,1228 1068,1230 1049,1231 1030,1233 1011,1234 993,1235 974,1236 955,1237 937,1237 918,1237 899,1237 880,1236 862,1235 843,1234 824,1233 806,1231 787,1230 768,1228 750,1225 731,1223 712,1220 693,1217 673,1213 655,1210 636,1206 617,1201 599,1197 580,1192 561,1187 543,1181 524,1176 505,1169 486,1163 468,1156 449,1148 430,1141 412,1133 393,1124 374,1115 355,1106 337,1095 318,1085 299,1074 280,1062 262,1050 243,1036 224,1022 206,1007 187,991 168,974 150,956 131,936 112,914 93,890 75,862 56,831 37,793 18,743">
          <text:p/>
        </draw:polygon>
        <draw:polyline draw:style-name="gr2" draw:layer="layout" svg:width="1.853cm" svg:height="1.236cm" svg:x="14.141cm" svg:y="3.434cm" svg:viewBox="0 0 1854 1237" draw:points="0,619 18,496 37,445 56,407 75,376 93,349 112,324 131,302 150,282 168,263 187,246 206,230 224,215 243,201 262,188 280,175 299,163 318,152 337,142 355,132 374,122 393,113 412,105 430,96 449,89 468,81 486,75 505,68 524,62 543,56 561,50 580,45 599,40 617,36 636,32 655,28 673,24 693,21 712,17 731,15 750,12 768,10 787,8 806,6 824,4 843,3 862,2 880,1 899,1 918,0 937,0 955,1 974,1 993,2 1011,3 1030,4 1049,6 1068,8 1086,10 1105,12 1124,15 1143,17 1161,21 1180,24 1199,28 1217,32 1236,36 1255,40 1273,45 1292,50 1311,56 1330,62 1348,68 1367,75 1386,81 1405,89 1423,96 1442,105 1461,113 1479,122 1498,132 1517,142 1536,152 1554,163 1573,175 1592,188 1610,201 1629,215 1648,230 1666,246 1685,263 1704,282 1723,302 1742,324 1760,349 1779,376 1798,407 1816,445 1835,496 1854,619 1835,743 1816,793 1798,831 1779,862 1760,890 1742,914 1723,936 1704,956 1685,974 1666,991 1648,1007 1629,1022 1610,1036 1592,1050 1573,1062 1554,1074 1536,1085 1517,1095 1498,1106 1479,1115 1461,1124 1442,1133 1423,1141 1405,1148 1386,1156 1367,1163 1348,1169 1330,1176 1311,1181 1292,1187 1273,1192 1255,1197 1236,1201 1217,1206 1199,1210 1180,1213 1161,1217 1143,1220 1124,1223 1105,1225 1086,1228 1068,1230 1049,1231 1030,1233 1011,1234 993,1235 974,1236 955,1237 937,1237 918,1237 899,1237 880,1236 862,1235 843,1234 824,1233 806,1231 787,1230 768,1228 750,1225 731,1223 712,1220 693,1217 673,1213 655,1210 636,1206 617,1201 599,1197 580,1192 561,1187 543,1181 524,1176 505,1169 486,1163 468,1156 449,1148 430,1141 412,1133 393,1124 374,1115 355,1106 337,1095 318,1085 299,1074 280,1062 262,1050 243,1036 224,1022 206,1007 187,991 168,974 150,956 131,936 112,914 93,890 75,862 56,831 37,793 18,743 0,619">
          <text:p/>
        </draw:polyline>
        <draw:frame draw:style-name="gr93" draw:layer="layout" svg:width="0.269cm" svg:height="0.179cm" svg:x="2.028cm" svg:y="24.04cm">
          <draw:text-box>
            <text:p text:style-name="P1"><text:span text:style-name="T3">2 / 3</text:span></text:p>
          </draw:text-box>
        </draw:frame>
        <draw:frame draw:style-name="gr88" draw:layer="layout" svg:width="0.794cm" svg:height="0.179cm" svg:x="14.663cm" svg:y="3.728cm">
          <draw:text-box>
            <text:p text:style-name="P1"><text:span text:style-name="T3">GO:0005215</text:span></text:p>
          </draw:text-box>
        </draw:frame>
        <draw:frame draw:style-name="gr98" draw:layer="layout" svg:width="1.137cm" svg:height="0.179cm" svg:x="14.489cm" svg:y="3.91cm">
          <draw:text-box>
            <text:p text:style-name="P1"><text:span text:style-name="T3">transporter activity</text:span></text:p>
          </draw:text-box>
        </draw:frame>
        <draw:frame draw:style-name="gr90" draw:layer="layout" svg:width="0.497cm" svg:height="0.179cm" svg:x="14.812cm" svg:y="4.093cm">
          <draw:text-box>
            <text:p text:style-name="P1"><text:span text:style-name="T3">0.37288</text:span></text:p>
          </draw:text-box>
        </draw:frame>
        <draw:polygon draw:style-name="gr6" draw:layer="layout" svg:width="1.853cm" svg:height="1.236cm" svg:x="17.401cm" svg:y="10.846cm" svg:viewBox="0 0 1854 1237" draw:points="0,1237 1854,1237 1854,0 0,0">
          <text:p/>
        </draw:polygon>
        <draw:frame draw:style-name="gr95" draw:layer="layout" svg:width="0.345cm" svg:height="0.179cm" svg:x="14.891cm" svg:y="4.275cm">
          <draw:text-box>
            <text:p text:style-name="P1"><text:span text:style-name="T3">6 / 35</text:span></text:p>
          </draw:text-box>
        </draw:frame>
        <draw:frame draw:style-name="gr88" draw:layer="layout" svg:width="0.794cm" svg:height="0.179cm" svg:x="17.923cm" svg:y="11.14cm">
          <draw:text-box>
            <text:p text:style-name="P1"><text:span text:style-name="T3">GO:0005275</text:span></text:p>
          </draw:text-box>
        </draw:frame>
        <draw:frame draw:style-name="gr99" draw:layer="layout" svg:width="1.53cm" svg:height="0.179cm" svg:x="17.544cm" svg:y="11.323cm">
          <draw:text-box>
            <text:p text:style-name="P1"><text:span text:style-name="T3">amine transmembrane ...</text:span></text:p>
          </draw:text-box>
        </draw:frame>
        <draw:frame draw:style-name="gr90" draw:layer="layout" svg:width="0.497cm" svg:height="0.179cm" svg:x="18.072cm" svg:y="11.505cm">
          <draw:text-box>
            <text:p text:style-name="P1"><text:span text:style-name="T3">0.05383</text:span></text:p>
          </draw:text-box>
        </draw:frame>
        <draw:polygon draw:style-name="gr6" draw:layer="layout" svg:width="1.853cm" svg:height="1.236cm" svg:x="14.141cm" svg:y="10.846cm" svg:viewBox="0 0 1854 1237" draw:points="0,1237 1854,1237 1854,0 0,0">
          <text:p/>
        </draw:polygon>
        <draw:frame draw:style-name="gr93" draw:layer="layout" svg:width="0.269cm" svg:height="0.179cm" svg:x="18.19cm" svg:y="11.687cm">
          <draw:text-box>
            <text:p text:style-name="P1"><text:span text:style-name="T3">2 / 3</text:span></text:p>
          </draw:text-box>
        </draw:frame>
        <draw:frame draw:style-name="gr88" draw:layer="layout" svg:width="0.794cm" svg:height="0.179cm" svg:x="14.663cm" svg:y="11.14cm">
          <draw:text-box>
            <text:p text:style-name="P1"><text:span text:style-name="T3">GO:0005342</text:span></text:p>
          </draw:text-box>
        </draw:frame>
        <draw:frame draw:style-name="gr100" draw:layer="layout" svg:width="1.399cm" svg:height="0.179cm" svg:x="14.355cm" svg:y="11.323cm">
          <draw:text-box>
            <text:p text:style-name="P1"><text:span text:style-name="T3">organic acid transme...</text:span></text:p>
          </draw:text-box>
        </draw:frame>
        <draw:frame draw:style-name="gr90" draw:layer="layout" svg:width="0.497cm" svg:height="0.179cm" svg:x="14.812cm" svg:y="11.505cm">
          <draw:text-box>
            <text:p text:style-name="P1"><text:span text:style-name="T3">0.05383</text:span></text:p>
          </draw:text-box>
        </draw:frame>
        <draw:polygon draw:style-name="gr1" draw:layer="layout" svg:width="1.852cm" svg:height="1.236cm" svg:x="19.014cm" svg:y="3.434cm" svg:viewBox="0 0 1853 1237" draw:points="0,619 18,496 37,445 56,407 74,376 93,349 112,324 130,302 149,282 168,263 186,246 205,230 224,215 243,201 262,188 280,175 299,163 318,152 336,142 355,132 374,122 393,113 411,105 430,96 449,89 467,81 486,75 505,68 523,62 542,56 561,50 580,45 599,40 617,36 636,32 655,28 673,24 692,21 711,17 729,15 748,12 767,10 786,8 804,6 823,4 842,3 860,2 879,1 898,1 917,0 935,0 954,1 973,1 992,2 1010,3 1029,4 1048,6 1066,8 1085,10 1104,12 1122,15 1141,17 1160,21 1179,24 1197,28 1216,32 1235,36 1254,40 1272,45 1291,50 1310,56 1328,62 1347,68 1367,75 1386,81 1404,89 1423,96 1442,105 1460,113 1479,122 1498,132 1516,142 1535,152 1554,163 1573,175 1592,188 1610,201 1629,215 1648,230 1666,246 1685,263 1704,282 1722,302 1741,324 1760,349 1779,376 1797,407 1816,445 1835,496 1853,619 1835,743 1816,793 1797,831 1779,862 1760,890 1741,914 1722,936 1704,956 1685,974 1666,991 1648,1007 1629,1022 1610,1036 1592,1050 1573,1062 1554,1074 1535,1085 1516,1095 1498,1106 1479,1115 1460,1124 1442,1133 1423,1141 1404,1148 1386,1156 1367,1163 1347,1169 1328,1176 1310,1181 1291,1187 1272,1192 1254,1197 1235,1201 1216,1206 1197,1210 1179,1213 1160,1217 1141,1220 1122,1223 1104,1225 1085,1228 1066,1230 1048,1231 1029,1233 1010,1234 992,1235 973,1236 954,1237 935,1237 917,1237 898,1237 879,1236 860,1235 842,1234 823,1233 804,1231 786,1230 767,1228 748,1225 729,1223 711,1220 692,1217 673,1213 655,1210 636,1206 617,1201 599,1197 580,1192 561,1187 542,1181 523,1176 505,1169 486,1163 467,1156 449,1148 430,1141 411,1133 393,1124 374,1115 355,1106 336,1095 318,1085 299,1074 280,1062 262,1050 243,1036 224,1022 205,1007 186,991 168,974 149,956 130,936 112,914 93,890 74,862 56,831 37,793 18,743">
          <text:p/>
        </draw:polygon>
        <draw:polyline draw:style-name="gr2" draw:layer="layout" svg:width="1.852cm" svg:height="1.236cm" svg:x="19.014cm" svg:y="3.434cm" svg:viewBox="0 0 1853 1237" draw:points="0,619 18,496 37,445 56,407 74,376 93,349 112,324 130,302 149,282 168,263 186,246 205,230 224,215 243,201 262,188 280,175 299,163 318,152 336,142 355,132 374,122 393,113 411,105 430,96 449,89 467,81 486,75 505,68 523,62 542,56 561,50 580,45 599,40 617,36 636,32 655,28 673,24 692,21 711,17 729,15 748,12 767,10 786,8 804,6 823,4 842,3 860,2 879,1 898,1 917,0 935,0 954,1 973,1 992,2 1010,3 1029,4 1048,6 1066,8 1085,10 1104,12 1122,15 1141,17 1160,21 1179,24 1197,28 1216,32 1235,36 1254,40 1272,45 1291,50 1310,56 1328,62 1347,68 1367,75 1386,81 1404,89 1423,96 1442,105 1460,113 1479,122 1498,132 1516,142 1535,152 1554,163 1573,175 1592,188 1610,201 1629,215 1648,230 1666,246 1685,263 1704,282 1722,302 1741,324 1760,349 1779,376 1797,407 1816,445 1835,496 1853,619 1835,743 1816,793 1797,831 1779,862 1760,890 1741,914 1722,936 1704,956 1685,974 1666,991 1648,1007 1629,1022 1610,1036 1592,1050 1573,1062 1554,1074 1535,1085 1516,1095 1498,1106 1479,1115 1460,1124 1442,1133 1423,1141 1404,1148 1386,1156 1367,1163 1347,1169 1328,1176 1310,1181 1291,1187 1272,1192 1254,1197 1235,1201 1216,1206 1197,1210 1179,1213 1160,1217 1141,1220 1122,1223 1104,1225 1085,1228 1066,1230 1048,1231 1029,1233 1010,1234 992,1235 973,1236 954,1237 935,1237 917,1237 898,1237 879,1236 860,1235 842,1234 823,1233 804,1231 786,1230 767,1228 748,1225 729,1223 711,1220 692,1217 673,1213 655,1210 636,1206 617,1201 599,1197 580,1192 561,1187 542,1181 523,1176 505,1169 486,1163 467,1156 449,1148 430,1141 411,1133 393,1124 374,1115 355,1106 336,1095 318,1085 299,1074 280,1062 262,1050 243,1036 224,1022 205,1007 186,991 168,974 149,956 130,936 112,914 93,890 74,862 56,831 37,793 18,743 0,619">
          <text:p/>
        </draw:polyline>
        <draw:frame draw:style-name="gr93" draw:layer="layout" svg:width="0.269cm" svg:height="0.179cm" svg:x="14.93cm" svg:y="11.687cm">
          <draw:text-box>
            <text:p text:style-name="P1"><text:span text:style-name="T3">2 / 3</text:span></text:p>
          </draw:text-box>
        </draw:frame>
        <draw:frame draw:style-name="gr88" draw:layer="layout" svg:width="0.794cm" svg:height="0.179cm" svg:x="19.536cm" svg:y="3.728cm">
          <draw:text-box>
            <text:p text:style-name="P1"><text:span text:style-name="T3">GO:0005488</text:span></text:p>
          </draw:text-box>
        </draw:frame>
        <draw:frame draw:style-name="gr101" draw:layer="layout" svg:width="0.442cm" svg:height="0.179cm" svg:x="19.712cm" svg:y="3.91cm">
          <draw:text-box>
            <text:p text:style-name="P1"><text:span text:style-name="T3">binding</text:span></text:p>
          </draw:text-box>
        </draw:frame>
        <draw:frame draw:style-name="gr90" draw:layer="layout" svg:width="0.497cm" svg:height="0.179cm" svg:x="19.685cm" svg:y="4.093cm">
          <draw:text-box>
            <text:p text:style-name="P1"><text:span text:style-name="T3">0.79208</text:span></text:p>
          </draw:text-box>
        </draw:frame>
        <draw:polygon draw:style-name="gr11" draw:layer="layout" svg:width="1.853cm" svg:height="1.235cm" svg:x="4.498cm" svg:y="18.259cm" svg:viewBox="0 0 1854 1236" draw:points="0,1236 1854,1236 1854,0 0,0">
          <text:p/>
        </draw:polygon>
        <draw:frame draw:style-name="gr90" draw:layer="layout" svg:width="0.497cm" svg:height="0.179cm" svg:x="19.685cm" svg:y="4.275cm">
          <draw:text-box>
            <text:p text:style-name="P1"><text:span text:style-name="T3">64 / 461</text:span></text:p>
          </draw:text-box>
        </draw:frame>
        <draw:frame draw:style-name="gr88" draw:layer="layout" svg:width="0.794cm" svg:height="0.179cm" svg:x="5.021cm" svg:y="18.552cm">
          <draw:text-box>
            <text:p text:style-name="P1"><text:span text:style-name="T3">GO:0008233</text:span></text:p>
          </draw:text-box>
        </draw:frame>
        <draw:frame draw:style-name="gr102" draw:layer="layout" svg:width="1.065cm" svg:height="0.179cm" svg:x="4.884cm" svg:y="18.734cm">
          <draw:text-box>
            <text:p text:style-name="P1"><text:span text:style-name="T3">peptidase activity</text:span></text:p>
          </draw:text-box>
        </draw:frame>
        <draw:frame draw:style-name="gr90" draw:layer="layout" svg:width="0.497cm" svg:height="0.179cm" svg:x="5.17cm" svg:y="18.917cm">
          <draw:text-box>
            <text:p text:style-name="P1"><text:span text:style-name="T3">0.00342</text:span></text:p>
          </draw:text-box>
        </draw:frame>
        <draw:polygon draw:style-name="gr1" draw:layer="layout" svg:width="1.853cm" svg:height="1.236cm" svg:x="11.293cm" svg:y="13.317cm" svg:viewBox="0 0 1854 1237" draw:points="0,619 18,495 37,445 56,407 74,376 93,348 112,324 131,302 149,282 168,263 187,246 206,230 224,215 243,201 262,188 280,175 299,163 318,152 337,141 355,131 374,122 393,113 411,104 430,96 449,88 467,81 486,74 505,68 523,62 543,56 561,50 580,45 599,40 617,35 636,31 655,27 673,23 692,20 711,17 730,14 748,12 767,9 786,7 804,6 823,4 842,3 861,2 879,1 898,1 917,0 936,0 954,1 973,1 992,2 1010,3 1029,4 1048,6 1066,7 1085,9 1104,12 1123,14 1141,17 1160,20 1179,23 1198,27 1216,31 1235,35 1254,40 1272,45 1291,50 1310,56 1329,62 1347,68 1366,74 1385,81 1403,88 1422,96 1441,104 1459,113 1478,122 1497,131 1516,141 1535,152 1553,163 1572,175 1591,188 1609,201 1628,215 1647,230 1665,246 1685,263 1704,282 1723,302 1741,324 1760,348 1779,376 1797,407 1816,445 1835,495 1854,619 1835,742 1816,792 1797,831 1779,862 1760,890 1741,913 1723,935 1704,955 1685,974 1665,991 1647,1007 1628,1022 1609,1036 1591,1049 1572,1062 1553,1074 1535,1085 1516,1095 1497,1105 1478,1115 1459,1124 1441,1133 1422,1141 1403,1148 1385,1156 1366,1163 1347,1169 1329,1175 1310,1181 1291,1187 1272,1192 1254,1197 1235,1201 1216,1206 1198,1209 1179,1213 1160,1217 1141,1220 1123,1223 1104,1225 1085,1227 1066,1229 1048,1231 1029,1233 1010,1234 992,1235 973,1236 954,1236 936,1237 917,1237 898,1236 879,1236 861,1235 842,1234 823,1233 804,1231 786,1229 767,1227 748,1225 730,1223 711,1220 692,1217 673,1213 655,1209 636,1206 617,1201 599,1197 580,1192 561,1187 543,1181 523,1175 505,1169 486,1163 467,1156 449,1148 430,1141 411,1133 393,1124 374,1115 355,1105 337,1095 318,1085 299,1074 280,1062 262,1049 243,1036 224,1022 206,1007 187,991 168,974 149,955 131,935 112,913 93,890 74,862 56,831 37,792 18,742">
          <text:p/>
        </draw:polygon>
        <draw:polyline draw:style-name="gr2" draw:layer="layout" svg:width="1.853cm" svg:height="1.236cm" svg:x="11.293cm" svg:y="13.317cm" svg:viewBox="0 0 1854 1237" draw:points="0,619 18,495 37,445 56,407 74,376 93,348 112,324 131,302 149,282 168,263 187,246 206,230 224,215 243,201 262,188 280,175 299,163 318,152 337,141 355,131 374,122 393,113 411,104 430,96 449,88 467,81 486,74 505,68 523,62 543,56 561,50 580,45 599,40 617,35 636,31 655,27 673,23 692,20 711,17 730,14 748,12 767,9 786,7 804,6 823,4 842,3 861,2 879,1 898,1 917,0 936,0 954,1 973,1 992,2 1010,3 1029,4 1048,6 1066,7 1085,9 1104,12 1123,14 1141,17 1160,20 1179,23 1198,27 1216,31 1235,35 1254,40 1272,45 1291,50 1310,56 1329,62 1347,68 1366,74 1385,81 1403,88 1422,96 1441,104 1459,113 1478,122 1497,131 1516,141 1535,152 1553,163 1572,175 1591,188 1609,201 1628,215 1647,230 1665,246 1685,263 1704,282 1723,302 1741,324 1760,348 1779,376 1797,407 1816,445 1835,495 1854,619 1835,742 1816,792 1797,831 1779,862 1760,890 1741,913 1723,935 1704,955 1685,974 1665,991 1647,1007 1628,1022 1609,1036 1591,1049 1572,1062 1553,1074 1535,1085 1516,1095 1497,1105 1478,1115 1459,1124 1441,1133 1422,1141 1403,1148 1385,1156 1366,1163 1347,1169 1329,1175 1310,1181 1291,1187 1272,1192 1254,1197 1235,1201 1216,1206 1198,1209 1179,1213 1160,1217 1141,1220 1123,1223 1104,1225 1085,1227 1066,1229 1048,1231 1029,1233 1010,1234 992,1235 973,1236 954,1236 936,1237 917,1237 898,1236 879,1236 861,1235 842,1234 823,1233 804,1231 786,1229 767,1227 748,1225 730,1223 711,1220 692,1217 673,1213 655,1209 636,1206 617,1201 599,1197 580,1192 561,1187 543,1181 523,1175 505,1169 486,1163 467,1156 449,1148 430,1141 411,1133 393,1124 374,1115 355,1105 337,1095 318,1085 299,1074 280,1062 262,1049 243,1036 224,1022 206,1007 187,991 168,974 149,955 131,935 112,913 93,890 74,862 56,831 37,792 18,742 0,619">
          <text:p/>
        </draw:polyline>
        <draw:frame draw:style-name="gr103" draw:layer="layout" svg:width="0.421cm" svg:height="0.179cm" svg:x="5.209cm" svg:y="19.099cm">
          <draw:text-box>
            <text:p text:style-name="P1"><text:span text:style-name="T3">13 / 43</text:span></text:p>
          </draw:text-box>
        </draw:frame>
        <draw:frame draw:style-name="gr88" draw:layer="layout" svg:width="0.794cm" svg:height="0.179cm" svg:x="11.815cm" svg:y="13.611cm">
          <draw:text-box>
            <text:p text:style-name="P1"><text:span text:style-name="T3">GO:0008324</text:span></text:p>
          </draw:text-box>
        </draw:frame>
        <draw:frame draw:style-name="gr104" draw:layer="layout" svg:width="1.488cm" svg:height="0.179cm" svg:x="11.461cm" svg:y="13.793cm">
          <draw:text-box>
            <text:p text:style-name="P1"><text:span text:style-name="T3">cation transmembrane...</text:span></text:p>
          </draw:text-box>
        </draw:frame>
        <draw:frame draw:style-name="gr90" draw:layer="layout" svg:width="0.497cm" svg:height="0.179cm" svg:x="11.964cm" svg:y="13.975cm">
          <draw:text-box>
            <text:p text:style-name="P1"><text:span text:style-name="T3">0.27507</text:span></text:p>
          </draw:text-box>
        </draw:frame>
        <draw:polygon draw:style-name="gr16" draw:layer="layout" svg:width="1.853cm" svg:height="1.236cm" svg:x="11.018cm" svg:y="20.729cm" svg:viewBox="0 0 1854 1237" draw:points="0,619 19,495 38,445 56,407 75,376 95,348 113,324 132,302 151,282 169,263 188,246 207,230 226,215 244,201 263,187 282,175 301,163 319,152 338,142 357,131 375,122 394,113 413,104 432,96 450,89 469,81 488,74 506,68 525,61 544,56 562,50 581,45 600,40 619,36 638,31 656,27 675,24 694,20 712,17 731,14 750,12 768,9 787,7 806,6 825,4 843,3 862,2 881,1 899,0 918,0 937,0 956,0 974,1 993,2 1012,3 1031,4 1049,6 1068,7 1087,9 1105,12 1124,14 1143,17 1161,20 1180,24 1199,27 1218,31 1236,36 1255,40 1274,45 1293,50 1311,56 1330,61 1349,68 1367,74 1386,81 1405,89 1424,96 1442,104 1461,113 1480,122 1498,131 1517,142 1536,152 1554,163 1573,175 1592,187 1611,201 1630,215 1648,230 1667,246 1686,263 1704,282 1723,302 1742,324 1760,348 1779,376 1798,407 1817,445 1835,495 1854,619 1835,742 1817,793 1798,831 1779,862 1760,889 1742,914 1723,936 1704,956 1686,974 1667,991 1648,1007 1630,1022 1611,1036 1592,1049 1573,1062 1554,1074 1536,1085 1517,1095 1498,1105 1480,1115 1461,1124 1442,1132 1424,1141 1405,1148 1386,1156 1367,1162 1349,1169 1330,1175 1311,1181 1293,1187 1274,1192 1255,1197 1236,1201 1218,1205 1199,1209 1180,1213 1161,1216 1143,1220 1124,1222 1105,1225 1087,1227 1068,1229 1049,1231 1031,1233 1012,1234 993,1235 974,1236 956,1236 937,1237 918,1237 899,1236 881,1236 862,1235 843,1234 825,1233 806,1231 787,1229 768,1227 750,1225 731,1222 712,1220 694,1216 675,1213 656,1209 638,1205 619,1201 600,1197 581,1192 562,1187 544,1181 525,1175 506,1169 488,1162 469,1156 450,1148 432,1141 413,1132 394,1124 375,1115 357,1105 338,1095 319,1085 301,1074 282,1062 263,1049 244,1036 226,1022 207,1007 188,991 169,974 151,956 132,936 113,914 95,889 75,862 56,831 38,793 19,742">
          <text:p/>
        </draw:polygon>
        <draw:polyline draw:style-name="gr2" draw:layer="layout" svg:width="1.853cm" svg:height="1.236cm" svg:x="11.018cm" svg:y="20.729cm" svg:viewBox="0 0 1854 1237" draw:points="0,619 19,495 38,445 56,407 75,376 95,348 113,324 132,302 151,282 169,263 188,246 207,230 226,215 244,201 263,187 282,175 301,163 319,152 338,142 357,131 375,122 394,113 413,104 432,96 450,89 469,81 488,74 506,68 525,61 544,56 562,50 581,45 600,40 619,36 638,31 656,27 675,24 694,20 712,17 731,14 750,12 768,9 787,7 806,6 825,4 843,3 862,2 881,1 899,0 918,0 937,0 956,0 974,1 993,2 1012,3 1031,4 1049,6 1068,7 1087,9 1105,12 1124,14 1143,17 1161,20 1180,24 1199,27 1218,31 1236,36 1255,40 1274,45 1293,50 1311,56 1330,61 1349,68 1367,74 1386,81 1405,89 1424,96 1442,104 1461,113 1480,122 1498,131 1517,142 1536,152 1554,163 1573,175 1592,187 1611,201 1630,215 1648,230 1667,246 1686,263 1704,282 1723,302 1742,324 1760,348 1779,376 1798,407 1817,445 1835,495 1854,619 1835,742 1817,793 1798,831 1779,862 1760,889 1742,914 1723,936 1704,956 1686,974 1667,991 1648,1007 1630,1022 1611,1036 1592,1049 1573,1062 1554,1074 1536,1085 1517,1095 1498,1105 1480,1115 1461,1124 1442,1132 1424,1141 1405,1148 1386,1156 1367,1162 1349,1169 1330,1175 1311,1181 1293,1187 1274,1192 1255,1197 1236,1201 1218,1205 1199,1209 1180,1213 1161,1216 1143,1220 1124,1222 1105,1225 1087,1227 1068,1229 1049,1231 1031,1233 1012,1234 993,1235 974,1236 956,1236 937,1237 918,1237 899,1236 881,1236 862,1235 843,1234 825,1233 806,1231 787,1229 768,1227 750,1225 731,1222 712,1220 694,1216 675,1213 656,1209 638,1205 619,1201 600,1197 581,1192 562,1187 544,1181 525,1175 506,1169 488,1162 469,1156 450,1148 432,1141 413,1132 394,1124 375,1115 357,1105 338,1095 319,1085 301,1074 282,1062 263,1049 244,1036 226,1022 207,1007 188,991 169,974 151,956 132,936 113,914 95,889 75,862 56,831 38,793 19,742 0,619">
          <text:p/>
        </draw:polyline>
        <draw:frame draw:style-name="gr95" draw:layer="layout" svg:width="0.345cm" svg:height="0.179cm" svg:x="12.043cm" svg:y="14.157cm">
          <draw:text-box>
            <text:p text:style-name="P1"><text:span text:style-name="T3">4 / 19</text:span></text:p>
          </draw:text-box>
        </draw:frame>
        <draw:frame draw:style-name="gr88" draw:layer="layout" svg:width="0.794cm" svg:height="0.179cm" svg:x="11.541cm" svg:y="21.023cm">
          <draw:text-box>
            <text:p text:style-name="P1"><text:span text:style-name="T3">GO:0015002</text:span></text:p>
          </draw:text-box>
        </draw:frame>
        <draw:frame draw:style-name="gr105" draw:layer="layout" svg:width="1.489cm" svg:height="0.179cm" svg:x="11.18cm" svg:y="21.205cm">
          <draw:text-box>
            <text:p text:style-name="P1"><text:span text:style-name="T3">heme−copper terminal...</text:span></text:p>
          </draw:text-box>
        </draw:frame>
        <draw:frame draw:style-name="gr90" draw:layer="layout" svg:width="0.497cm" svg:height="0.179cm" svg:x="11.689cm" svg:y="21.387cm">
          <draw:text-box>
            <text:p text:style-name="P1"><text:span text:style-name="T3">0.05383</text:span></text:p>
          </draw:text-box>
        </draw:frame>
        <draw:polygon draw:style-name="gr1" draw:layer="layout" svg:width="1.853cm" svg:height="1.236cm" svg:x="10.881cm" svg:y="10.846cm" svg:viewBox="0 0 1854 1237" draw:points="0,619 19,496 37,446 56,407 75,376 93,348 112,325 131,303 150,283 168,263 187,246 206,230 224,215 244,201 263,188 281,175 300,163 319,152 338,142 357,132 375,122 394,113 413,104 431,96 450,89 469,81 487,74 506,68 525,62 544,56 562,50 581,45 600,40 619,36 637,31 656,28 675,24 693,20 712,17 731,14 750,12 768,10 787,8 806,6 824,4 843,3 862,2 880,1 899,1 918,0 936,0 956,1 974,1 993,2 1012,3 1030,4 1049,6 1068,8 1086,10 1105,12 1124,14 1143,17 1161,20 1180,24 1199,28 1217,31 1236,36 1255,40 1274,45 1292,50 1311,56 1330,62 1349,68 1367,74 1386,81 1405,89 1423,96 1442,104 1461,113 1479,122 1498,132 1517,142 1536,152 1554,163 1573,175 1592,188 1611,201 1629,215 1648,230 1667,246 1685,263 1704,283 1723,303 1742,325 1760,348 1779,376 1798,407 1816,446 1835,496 1854,619 1835,743 1816,793 1798,831 1779,862 1760,890 1742,914 1723,936 1704,956 1685,974 1667,991 1648,1007 1629,1022 1611,1036 1592,1049 1573,1062 1554,1074 1536,1085 1517,1096 1498,1106 1479,1115 1461,1124 1442,1133 1423,1141 1405,1149 1386,1156 1367,1163 1349,1169 1330,1175 1311,1181 1292,1187 1274,1192 1255,1197 1236,1202 1217,1206 1199,1210 1180,1214 1161,1217 1143,1220 1124,1223 1105,1225 1086,1228 1068,1230 1049,1231 1030,1233 1012,1234 993,1235 974,1236 956,1236 936,1237 918,1237 899,1236 880,1236 862,1235 843,1234 824,1233 806,1231 787,1230 768,1228 750,1225 731,1223 712,1220 693,1217 675,1214 656,1210 637,1206 619,1202 600,1197 581,1192 562,1187 544,1181 525,1175 506,1169 487,1163 469,1156 450,1149 431,1141 413,1133 394,1124 375,1115 357,1106 338,1096 319,1085 300,1074 281,1062 263,1049 244,1036 224,1022 206,1007 187,991 168,974 150,956 131,936 112,914 93,890 75,862 56,831 37,793 19,743">
          <text:p/>
        </draw:polygon>
        <draw:polyline draw:style-name="gr2" draw:layer="layout" svg:width="1.853cm" svg:height="1.236cm" svg:x="10.881cm" svg:y="10.846cm" svg:viewBox="0 0 1854 1237" draw:points="0,619 19,496 37,446 56,407 75,376 93,348 112,325 131,303 150,283 168,263 187,246 206,230 224,215 244,201 263,188 281,175 300,163 319,152 338,142 357,132 375,122 394,113 413,104 431,96 450,89 469,81 487,74 506,68 525,62 544,56 562,50 581,45 600,40 619,36 637,31 656,28 675,24 693,20 712,17 731,14 750,12 768,10 787,8 806,6 824,4 843,3 862,2 880,1 899,1 918,0 936,0 956,1 974,1 993,2 1012,3 1030,4 1049,6 1068,8 1086,10 1105,12 1124,14 1143,17 1161,20 1180,24 1199,28 1217,31 1236,36 1255,40 1274,45 1292,50 1311,56 1330,62 1349,68 1367,74 1386,81 1405,89 1423,96 1442,104 1461,113 1479,122 1498,132 1517,142 1536,152 1554,163 1573,175 1592,188 1611,201 1629,215 1648,230 1667,246 1685,263 1704,283 1723,303 1742,325 1760,348 1779,376 1798,407 1816,446 1835,496 1854,619 1835,743 1816,793 1798,831 1779,862 1760,890 1742,914 1723,936 1704,956 1685,974 1667,991 1648,1007 1629,1022 1611,1036 1592,1049 1573,1062 1554,1074 1536,1085 1517,1096 1498,1106 1479,1115 1461,1124 1442,1133 1423,1141 1405,1149 1386,1156 1367,1163 1349,1169 1330,1175 1311,1181 1292,1187 1274,1192 1255,1197 1236,1202 1217,1206 1199,1210 1180,1214 1161,1217 1143,1220 1124,1223 1105,1225 1086,1228 1068,1230 1049,1231 1030,1233 1012,1234 993,1235 974,1236 956,1236 936,1237 918,1237 899,1236 880,1236 862,1235 843,1234 824,1233 806,1231 787,1230 768,1228 750,1225 731,1223 712,1220 693,1217 675,1214 656,1210 637,1206 619,1202 600,1197 581,1192 562,1187 544,1181 525,1175 506,1169 487,1163 469,1156 450,1149 431,1141 413,1133 394,1124 375,1115 357,1106 338,1096 319,1085 300,1074 281,1062 263,1049 244,1036 224,1022 206,1007 187,991 168,974 150,956 131,936 112,914 93,890 75,862 56,831 37,793 19,743 0,619">
          <text:p/>
        </draw:polyline>
        <draw:frame draw:style-name="gr93" draw:layer="layout" svg:width="0.269cm" svg:height="0.179cm" svg:x="11.807cm" svg:y="21.57cm">
          <draw:text-box>
            <text:p text:style-name="P1"><text:span text:style-name="T3">2 / 3</text:span></text:p>
          </draw:text-box>
        </draw:frame>
        <draw:frame draw:style-name="gr88" draw:layer="layout" svg:width="0.794cm" svg:height="0.179cm" svg:x="11.403cm" svg:y="11.14cm">
          <draw:text-box>
            <text:p text:style-name="P1"><text:span text:style-name="T3">GO:0015075</text:span></text:p>
          </draw:text-box>
        </draw:frame>
        <draw:frame draw:style-name="gr106" draw:layer="layout" svg:width="1.424cm" svg:height="0.179cm" svg:x="11.083cm" svg:y="11.323cm">
          <draw:text-box>
            <text:p text:style-name="P1"><text:span text:style-name="T3">ion transmembrane tr...</text:span></text:p>
          </draw:text-box>
        </draw:frame>
        <draw:frame draw:style-name="gr90" draw:layer="layout" svg:width="0.497cm" svg:height="0.179cm" svg:x="11.552cm" svg:y="11.505cm">
          <draw:text-box>
            <text:p text:style-name="P1"><text:span text:style-name="T3">0.34419</text:span></text:p>
          </draw:text-box>
        </draw:frame>
        <draw:polygon draw:style-name="gr16" draw:layer="layout" svg:width="1.853cm" svg:height="1.235cm" svg:x="13.523cm" svg:y="18.259cm" svg:viewBox="0 0 1854 1236" draw:points="0,618 19,495 38,444 56,407 75,375 94,348 112,323 131,301 150,281 169,262 187,245 206,229 225,214 243,200 262,187 281,174 299,163 318,151 337,141 356,131 375,121 393,112 412,104 431,96 449,88 468,80 487,74 505,67 524,61 543,55 562,49 580,44 599,39 618,35 636,31 655,27 674,23 693,20 711,17 730,14 749,11 768,9 786,7 805,5 824,3 842,2 861,1 880,0 898,0 917,0 936,0 955,0 973,0 992,1 1011,2 1030,3 1048,5 1067,7 1086,9 1104,11 1123,14 1142,17 1161,20 1179,23 1198,27 1217,31 1235,35 1254,39 1273,44 1291,49 1311,55 1330,61 1349,67 1368,74 1386,80 1405,88 1424,96 1442,104 1461,112 1480,121 1498,131 1517,141 1536,151 1555,163 1573,174 1592,187 1611,200 1629,214 1648,229 1667,245 1686,262 1704,281 1723,301 1742,323 1761,348 1779,375 1798,407 1817,444 1835,495 1854,618 1835,742 1817,792 1798,830 1779,861 1761,889 1742,913 1723,935 1704,955 1686,973 1667,990 1648,1006 1629,1022 1611,1035 1592,1049 1573,1061 1555,1073 1536,1084 1517,1095 1498,1105 1480,1114 1461,1123 1442,1132 1424,1140 1405,1147 1386,1155 1368,1162 1349,1168 1330,1175 1311,1180 1291,1186 1273,1191 1254,1196 1235,1201 1217,1205 1198,1209 1179,1212 1161,1216 1142,1219 1123,1222 1104,1224 1086,1227 1067,1229 1048,1230 1030,1232 1011,1233 992,1234 973,1235 955,1236 936,1236 917,1236 898,1236 880,1235 861,1234 842,1233 824,1232 805,1230 786,1229 768,1227 749,1224 730,1222 711,1219 693,1216 674,1212 655,1209 636,1205 618,1201 599,1196 580,1191 562,1186 543,1180 524,1175 505,1168 487,1162 468,1155 449,1147 431,1140 412,1132 393,1123 375,1114 356,1105 337,1095 318,1084 299,1073 281,1061 262,1049 243,1035 225,1022 206,1006 187,990 169,973 150,955 131,935 112,913 94,889 75,861 56,830 38,792 19,742">
          <text:p/>
        </draw:polygon>
        <draw:polyline draw:style-name="gr2" draw:layer="layout" svg:width="1.853cm" svg:height="1.235cm" svg:x="13.523cm" svg:y="18.259cm" svg:viewBox="0 0 1854 1236" draw:points="0,618 19,495 38,444 56,407 75,375 94,348 112,323 131,301 150,281 169,262 187,245 206,229 225,214 243,200 262,187 281,174 299,163 318,151 337,141 356,131 375,121 393,112 412,104 431,96 449,88 468,80 487,74 505,67 524,61 543,55 562,49 580,44 599,39 618,35 636,31 655,27 674,23 693,20 711,17 730,14 749,11 768,9 786,7 805,5 824,3 842,2 861,1 880,0 898,0 917,0 936,0 955,0 973,0 992,1 1011,2 1030,3 1048,5 1067,7 1086,9 1104,11 1123,14 1142,17 1161,20 1179,23 1198,27 1217,31 1235,35 1254,39 1273,44 1291,49 1311,55 1330,61 1349,67 1368,74 1386,80 1405,88 1424,96 1442,104 1461,112 1480,121 1498,131 1517,141 1536,151 1555,163 1573,174 1592,187 1611,200 1629,214 1648,229 1667,245 1686,262 1704,281 1723,301 1742,323 1761,348 1779,375 1798,407 1817,444 1835,495 1854,618 1835,742 1817,792 1798,830 1779,861 1761,889 1742,913 1723,935 1704,955 1686,973 1667,990 1648,1006 1629,1022 1611,1035 1592,1049 1573,1061 1555,1073 1536,1084 1517,1095 1498,1105 1480,1114 1461,1123 1442,1132 1424,1140 1405,1147 1386,1155 1368,1162 1349,1168 1330,1175 1311,1180 1291,1186 1273,1191 1254,1196 1235,1201 1217,1205 1198,1209 1179,1212 1161,1216 1142,1219 1123,1222 1104,1224 1086,1227 1067,1229 1048,1230 1030,1232 1011,1233 992,1234 973,1235 955,1236 936,1236 917,1236 898,1236 880,1235 861,1234 842,1233 824,1232 805,1230 786,1229 768,1227 749,1224 730,1222 711,1219 693,1216 674,1212 655,1209 636,1205 618,1201 599,1196 580,1191 562,1186 543,1180 524,1175 505,1168 487,1162 468,1155 449,1147 431,1140 412,1132 393,1123 375,1114 356,1105 337,1095 318,1084 299,1073 281,1061 262,1049 243,1035 225,1022 206,1006 187,990 169,973 150,955 131,935 112,913 94,889 75,861 56,830 38,792 19,742 0,618">
          <text:p/>
        </draw:polyline>
        <draw:frame draw:style-name="gr95" draw:layer="layout" svg:width="0.345cm" svg:height="0.179cm" svg:x="11.631cm" svg:y="11.687cm">
          <draw:text-box>
            <text:p text:style-name="P1"><text:span text:style-name="T3">4 / 21</text:span></text:p>
          </draw:text-box>
        </draw:frame>
        <draw:frame draw:style-name="gr88" draw:layer="layout" svg:width="0.794cm" svg:height="0.179cm" svg:x="14.046cm" svg:y="18.552cm">
          <draw:text-box>
            <text:p text:style-name="P1"><text:span text:style-name="T3">GO:0015077</text:span></text:p>
          </draw:text-box>
        </draw:frame>
        <draw:frame draw:style-name="gr107" draw:layer="layout" svg:width="1.424cm" svg:height="0.179cm" svg:x="13.723cm" svg:y="18.734cm">
          <draw:text-box>
            <text:p text:style-name="P1"><text:span text:style-name="T3">monovalent inorganic...</text:span></text:p>
          </draw:text-box>
        </draw:frame>
        <draw:frame draw:style-name="gr90" draw:layer="layout" svg:width="0.497cm" svg:height="0.179cm" svg:x="14.195cm" svg:y="18.917cm">
          <draw:text-box>
            <text:p text:style-name="P1"><text:span text:style-name="T3">0.07491</text:span></text:p>
          </draw:text-box>
        </draw:frame>
        <draw:polygon draw:style-name="gr1" draw:layer="layout" svg:width="1.853cm" svg:height="1.236cm" svg:x="14.278cm" svg:y="20.729cm" svg:viewBox="0 0 1854 1237" draw:points="0,619 19,495 38,445 56,407 75,376 94,348 112,324 131,302 150,282 168,263 187,246 206,230 225,215 243,201 262,187 281,175 299,163 318,152 337,142 356,131 374,122 393,113 412,104 431,96 449,89 468,81 487,74 505,68 524,61 543,56 562,50 581,45 600,40 619,36 637,31 656,27 675,24 694,20 712,17 731,14 750,12 768,9 787,7 806,6 825,4 843,3 862,2 881,1 899,0 918,0 937,0 955,0 974,1 993,2 1012,3 1031,4 1049,6 1068,7 1087,9 1105,12 1124,14 1143,17 1161,20 1180,24 1199,27 1218,31 1236,36 1255,40 1274,45 1292,50 1311,56 1330,61 1349,68 1367,74 1386,81 1405,89 1424,96 1442,104 1461,113 1480,122 1498,131 1517,142 1536,152 1554,163 1573,175 1592,187 1611,201 1629,215 1648,230 1667,246 1686,263 1704,282 1723,302 1742,324 1760,348 1779,376 1798,407 1817,445 1835,495 1854,619 1835,742 1817,793 1798,831 1779,862 1760,889 1742,914 1723,936 1704,956 1686,974 1667,991 1648,1007 1629,1022 1611,1036 1592,1049 1573,1062 1554,1074 1536,1085 1517,1095 1498,1105 1480,1115 1461,1124 1442,1132 1424,1141 1405,1148 1386,1156 1367,1162 1349,1169 1330,1175 1311,1181 1292,1187 1274,1192 1255,1197 1236,1201 1218,1205 1199,1209 1180,1213 1161,1216 1143,1220 1124,1222 1105,1225 1087,1227 1068,1229 1049,1231 1031,1233 1012,1234 993,1235 974,1236 955,1236 937,1237 918,1237 899,1236 881,1236 862,1235 843,1234 825,1233 806,1231 787,1229 768,1227 750,1225 731,1222 712,1220 694,1216 675,1213 656,1209 637,1205 619,1201 600,1197 581,1192 562,1187 543,1181 524,1175 505,1169 487,1162 468,1156 449,1148 431,1141 412,1132 393,1124 374,1115 356,1105 337,1095 318,1085 299,1074 281,1062 262,1049 243,1036 225,1022 206,1007 187,991 168,974 150,956 131,936 112,914 94,889 75,862 56,831 38,793 19,742">
          <text:p/>
        </draw:polygon>
        <draw:polyline draw:style-name="gr2" draw:layer="layout" svg:width="1.853cm" svg:height="1.236cm" svg:x="14.278cm" svg:y="20.729cm" svg:viewBox="0 0 1854 1237" draw:points="0,619 19,495 38,445 56,407 75,376 94,348 112,324 131,302 150,282 168,263 187,246 206,230 225,215 243,201 262,187 281,175 299,163 318,152 337,142 356,131 374,122 393,113 412,104 431,96 449,89 468,81 487,74 505,68 524,61 543,56 562,50 581,45 600,40 619,36 637,31 656,27 675,24 694,20 712,17 731,14 750,12 768,9 787,7 806,6 825,4 843,3 862,2 881,1 899,0 918,0 937,0 955,0 974,1 993,2 1012,3 1031,4 1049,6 1068,7 1087,9 1105,12 1124,14 1143,17 1161,20 1180,24 1199,27 1218,31 1236,36 1255,40 1274,45 1292,50 1311,56 1330,61 1349,68 1367,74 1386,81 1405,89 1424,96 1442,104 1461,113 1480,122 1498,131 1517,142 1536,152 1554,163 1573,175 1592,187 1611,201 1629,215 1648,230 1667,246 1686,263 1704,282 1723,302 1742,324 1760,348 1779,376 1798,407 1817,445 1835,495 1854,619 1835,742 1817,793 1798,831 1779,862 1760,889 1742,914 1723,936 1704,956 1686,974 1667,991 1648,1007 1629,1022 1611,1036 1592,1049 1573,1062 1554,1074 1536,1085 1517,1095 1498,1105 1480,1115 1461,1124 1442,1132 1424,1141 1405,1148 1386,1156 1367,1162 1349,1169 1330,1175 1311,1181 1292,1187 1274,1192 1255,1197 1236,1201 1218,1205 1199,1209 1180,1213 1161,1216 1143,1220 1124,1222 1105,1225 1087,1227 1068,1229 1049,1231 1031,1233 1012,1234 993,1235 974,1236 955,1236 937,1237 918,1237 899,1236 881,1236 862,1235 843,1234 825,1233 806,1231 787,1229 768,1227 750,1225 731,1222 712,1220 694,1216 675,1213 656,1209 637,1205 619,1201 600,1197 581,1192 562,1187 543,1181 524,1175 505,1169 487,1162 468,1156 449,1148 431,1141 412,1132 393,1124 374,1115 356,1105 337,1095 318,1085 299,1074 281,1062 262,1049 243,1036 225,1022 206,1007 187,991 168,974 150,956 131,936 112,914 94,889 75,862 56,831 38,793 19,742 0,619">
          <text:p/>
        </draw:polyline>
        <draw:frame draw:style-name="gr95" draw:layer="layout" svg:width="0.345cm" svg:height="0.179cm" svg:x="14.273cm" svg:y="19.099cm">
          <draw:text-box>
            <text:p text:style-name="P1"><text:span text:style-name="T3">4 / 12</text:span></text:p>
          </draw:text-box>
        </draw:frame>
        <draw:frame draw:style-name="gr88" draw:layer="layout" svg:width="0.794cm" svg:height="0.179cm" svg:x="14.801cm" svg:y="21.023cm">
          <draw:text-box>
            <text:p text:style-name="P1"><text:span text:style-name="T3">GO:0015078</text:span></text:p>
          </draw:text-box>
        </draw:frame>
        <draw:frame draw:style-name="gr108" draw:layer="layout" svg:width="1.45cm" svg:height="0.179cm" svg:x="14.467cm" svg:y="21.205cm">
          <draw:text-box>
            <text:p text:style-name="P1"><text:span text:style-name="T3">hydrogen ion transme...</text:span></text:p>
          </draw:text-box>
        </draw:frame>
        <draw:frame draw:style-name="gr90" draw:layer="layout" svg:width="0.497cm" svg:height="0.179cm" svg:x="14.95cm" svg:y="21.387cm">
          <draw:text-box>
            <text:p text:style-name="P1"><text:span text:style-name="T3">0.15624</text:span></text:p>
          </draw:text-box>
        </draw:frame>
        <draw:polygon draw:style-name="gr16" draw:layer="layout" svg:width="1.852cm" svg:height="1.235cm" svg:x="16.955cm" svg:y="15.788cm" svg:viewBox="0 0 1853 1236" draw:points="0,618 18,495 37,445 56,407 74,375 93,348 112,324 131,302 149,282 168,263 187,245 205,229 224,214 243,200 261,187 280,175 299,163 318,152 337,141 355,131 374,121 393,113 411,104 430,96 449,88 467,81 486,74 505,67 524,61 542,55 561,50 580,45 598,40 617,35 636,31 655,27 674,23 692,20 711,17 730,14 748,11 767,9 786,7 804,5 823,4 842,3 860,1 879,1 898,0 917,0 935,0 954,0 973,1 992,1 1010,3 1029,4 1048,5 1067,7 1085,9 1104,11 1123,14 1141,17 1160,20 1179,23 1197,27 1216,31 1235,35 1253,40 1272,45 1291,50 1310,55 1329,61 1347,67 1366,74 1385,81 1403,88 1422,96 1441,104 1460,113 1478,121 1497,131 1516,141 1534,152 1553,163 1573,175 1591,187 1610,200 1629,214 1648,229 1667,245 1685,263 1704,282 1723,302 1741,324 1760,348 1779,375 1797,407 1816,445 1835,495 1853,618 1835,742 1816,792 1797,830 1779,862 1760,889 1741,913 1723,935 1704,955 1685,974 1667,991 1648,1007 1629,1022 1610,1036 1591,1049 1573,1062 1553,1073 1534,1084 1516,1095 1497,1105 1478,1114 1460,1124 1441,1132 1422,1140 1403,1148 1385,1155 1366,1162 1347,1169 1329,1175 1310,1181 1291,1186 1272,1191 1253,1196 1235,1201 1216,1205 1197,1209 1179,1213 1160,1216 1141,1219 1123,1222 1104,1225 1085,1227 1067,1229 1048,1231 1029,1232 1010,1234 992,1235 973,1235 954,1236 935,1236 917,1236 898,1236 879,1235 860,1235 842,1234 823,1232 804,1231 786,1229 767,1227 748,1225 730,1222 711,1219 692,1216 674,1213 655,1209 636,1205 617,1201 598,1196 580,1191 561,1186 542,1181 524,1175 505,1169 486,1162 467,1155 449,1148 430,1140 411,1132 393,1124 374,1114 355,1105 337,1095 318,1084 299,1073 280,1062 261,1049 243,1036 224,1022 205,1007 187,991 168,974 149,955 131,935 112,913 93,889 74,862 56,830 37,792 18,742">
          <text:p/>
        </draw:polygon>
        <draw:polyline draw:style-name="gr2" draw:layer="layout" svg:width="1.852cm" svg:height="1.235cm" svg:x="16.955cm" svg:y="15.788cm" svg:viewBox="0 0 1853 1236" draw:points="0,618 18,495 37,445 56,407 74,375 93,348 112,324 131,302 149,282 168,263 187,245 205,229 224,214 243,200 261,187 280,175 299,163 318,152 337,141 355,131 374,121 393,113 411,104 430,96 449,88 467,81 486,74 505,67 524,61 542,55 561,50 580,45 598,40 617,35 636,31 655,27 674,23 692,20 711,17 730,14 748,11 767,9 786,7 804,5 823,4 842,3 860,1 879,1 898,0 917,0 935,0 954,0 973,1 992,1 1010,3 1029,4 1048,5 1067,7 1085,9 1104,11 1123,14 1141,17 1160,20 1179,23 1197,27 1216,31 1235,35 1253,40 1272,45 1291,50 1310,55 1329,61 1347,67 1366,74 1385,81 1403,88 1422,96 1441,104 1460,113 1478,121 1497,131 1516,141 1534,152 1553,163 1573,175 1591,187 1610,200 1629,214 1648,229 1667,245 1685,263 1704,282 1723,302 1741,324 1760,348 1779,375 1797,407 1816,445 1835,495 1853,618 1835,742 1816,792 1797,830 1779,862 1760,889 1741,913 1723,935 1704,955 1685,974 1667,991 1648,1007 1629,1022 1610,1036 1591,1049 1573,1062 1553,1073 1534,1084 1516,1095 1497,1105 1478,1114 1460,1124 1441,1132 1422,1140 1403,1148 1385,1155 1366,1162 1347,1169 1329,1175 1310,1181 1291,1186 1272,1191 1253,1196 1235,1201 1216,1205 1197,1209 1179,1213 1160,1216 1141,1219 1123,1222 1104,1225 1085,1227 1067,1229 1048,1231 1029,1232 1010,1234 992,1235 973,1235 954,1236 935,1236 917,1236 898,1236 879,1235 860,1235 842,1234 823,1232 804,1231 786,1229 767,1227 748,1225 730,1222 711,1219 692,1216 674,1213 655,1209 636,1205 617,1201 598,1196 580,1191 561,1186 542,1181 524,1175 505,1169 486,1162 467,1155 449,1148 430,1140 411,1132 393,1124 374,1114 355,1105 337,1095 318,1084 299,1073 280,1062 261,1049 243,1036 224,1022 205,1007 187,991 168,974 149,955 131,935 112,913 93,889 74,862 56,830 37,792 18,742 0,618">
          <text:p/>
        </draw:polyline>
        <draw:frame draw:style-name="gr95" draw:layer="layout" svg:width="0.345cm" svg:height="0.179cm" svg:x="15.028cm" svg:y="21.57cm">
          <draw:text-box>
            <text:p text:style-name="P1"><text:span text:style-name="T3">3 / 10</text:span></text:p>
          </draw:text-box>
        </draw:frame>
        <draw:frame draw:style-name="gr88" draw:layer="layout" svg:width="0.794cm" svg:height="0.179cm" svg:x="17.477cm" svg:y="16.082cm">
          <draw:text-box>
            <text:p text:style-name="P1"><text:span text:style-name="T3">GO:0015171</text:span></text:p>
          </draw:text-box>
        </draw:frame>
        <draw:frame draw:style-name="gr109" draw:layer="layout" svg:width="1.509cm" svg:height="0.179cm" svg:x="17.112cm" svg:y="16.264cm">
          <draw:text-box>
            <text:p text:style-name="P1"><text:span text:style-name="T3">amino acid transmemb...</text:span></text:p>
          </draw:text-box>
        </draw:frame>
        <draw:frame draw:style-name="gr90" draw:layer="layout" svg:width="0.497cm" svg:height="0.179cm" svg:x="17.626cm" svg:y="16.446cm">
          <draw:text-box>
            <text:p text:style-name="P1"><text:span text:style-name="T3">0.05383</text:span></text:p>
          </draw:text-box>
        </draw:frame>
        <draw:polygon draw:style-name="gr6" draw:layer="layout" svg:width="1.853cm" svg:height="1.235cm" svg:x="16.955cm" svg:y="18.259cm" svg:viewBox="0 0 1854 1236" draw:points="0,1236 1854,1236 1854,0 0,0">
          <text:p/>
        </draw:polygon>
        <draw:frame draw:style-name="gr93" draw:layer="layout" svg:width="0.269cm" svg:height="0.179cm" svg:x="17.744cm" svg:y="16.628cm">
          <draw:text-box>
            <text:p text:style-name="P1"><text:span text:style-name="T3">2 / 3</text:span></text:p>
          </draw:text-box>
        </draw:frame>
        <draw:frame draw:style-name="gr88" draw:layer="layout" svg:width="0.794cm" svg:height="0.179cm" svg:x="17.477cm" svg:y="18.552cm">
          <draw:text-box>
            <text:p text:style-name="P1"><text:span text:style-name="T3">GO:0015179</text:span></text:p>
          </draw:text-box>
        </draw:frame>
        <draw:frame draw:style-name="gr110" draw:layer="layout" svg:width="1.475cm" svg:height="0.179cm" svg:x="17.128cm" svg:y="18.734cm">
          <draw:text-box>
            <text:p text:style-name="P1"><text:span text:style-name="T3">L−amino acid transme...</text:span></text:p>
          </draw:text-box>
        </draw:frame>
        <draw:frame draw:style-name="gr90" draw:layer="layout" svg:width="0.497cm" svg:height="0.179cm" svg:x="17.626cm" svg:y="18.917cm">
          <draw:text-box>
            <text:p text:style-name="P1"><text:span text:style-name="T3">0.01976</text:span></text:p>
          </draw:text-box>
        </draw:frame>
        <draw:polygon draw:style-name="gr1" draw:layer="layout" svg:width="1.853cm" svg:height="1.235cm" svg:x="8.033cm" svg:y="15.788cm" svg:viewBox="0 0 1854 1236" draw:points="0,618 18,495 37,445 56,407 74,375 93,348 112,324 131,302 150,282 168,263 187,245 206,229 224,214 243,200 262,187 280,175 299,163 318,152 337,141 355,131 374,121 393,113 411,104 430,96 449,88 468,81 486,74 505,67 524,61 543,55 561,50 580,45 599,40 617,35 636,31 655,27 673,23 692,20 711,17 730,14 748,11 767,9 786,7 805,5 823,4 842,3 861,1 879,1 898,0 917,0 936,0 954,0 973,1 992,1 1010,3 1029,4 1048,5 1066,7 1085,9 1104,11 1123,14 1142,17 1160,20 1179,23 1198,27 1216,31 1236,35 1255,40 1273,45 1292,50 1311,55 1330,61 1348,67 1367,74 1386,81 1404,88 1423,96 1442,104 1461,113 1479,121 1498,131 1517,141 1536,152 1554,163 1573,175 1592,187 1610,200 1629,214 1648,229 1666,245 1685,263 1704,282 1723,302 1741,324 1760,348 1779,375 1798,407 1816,445 1835,495 1854,618 1835,742 1816,792 1798,830 1779,862 1760,889 1741,913 1723,935 1704,955 1685,974 1666,991 1648,1007 1629,1022 1610,1036 1592,1049 1573,1062 1554,1073 1536,1084 1517,1095 1498,1105 1479,1114 1461,1124 1442,1132 1423,1140 1404,1148 1386,1155 1367,1162 1348,1169 1330,1175 1311,1181 1292,1186 1273,1191 1255,1196 1236,1201 1216,1205 1198,1209 1179,1213 1160,1216 1142,1219 1123,1222 1104,1225 1085,1227 1066,1229 1048,1231 1029,1232 1010,1234 992,1235 973,1235 954,1236 936,1236 917,1236 898,1236 879,1235 861,1235 842,1234 823,1232 805,1231 786,1229 767,1227 748,1225 730,1222 711,1219 692,1216 673,1213 655,1209 636,1205 617,1201 599,1196 580,1191 561,1186 543,1181 524,1175 505,1169 486,1162 468,1155 449,1148 430,1140 411,1132 393,1124 374,1114 355,1105 337,1095 318,1084 299,1073 280,1062 262,1049 243,1036 224,1022 206,1007 187,991 168,974 150,955 131,935 112,913 93,889 74,862 56,830 37,792 18,742">
          <text:p/>
        </draw:polygon>
        <draw:polyline draw:style-name="gr2" draw:layer="layout" svg:width="1.853cm" svg:height="1.235cm" svg:x="8.033cm" svg:y="15.788cm" svg:viewBox="0 0 1854 1236" draw:points="0,618 18,495 37,445 56,407 74,375 93,348 112,324 131,302 150,282 168,263 187,245 206,229 224,214 243,200 262,187 280,175 299,163 318,152 337,141 355,131 374,121 393,113 411,104 430,96 449,88 468,81 486,74 505,67 524,61 543,55 561,50 580,45 599,40 617,35 636,31 655,27 673,23 692,20 711,17 730,14 748,11 767,9 786,7 805,5 823,4 842,3 861,1 879,1 898,0 917,0 936,0 954,0 973,1 992,1 1010,3 1029,4 1048,5 1066,7 1085,9 1104,11 1123,14 1142,17 1160,20 1179,23 1198,27 1216,31 1236,35 1255,40 1273,45 1292,50 1311,55 1330,61 1348,67 1367,74 1386,81 1404,88 1423,96 1442,104 1461,113 1479,121 1498,131 1517,141 1536,152 1554,163 1573,175 1592,187 1610,200 1629,214 1648,229 1666,245 1685,263 1704,282 1723,302 1741,324 1760,348 1779,375 1798,407 1816,445 1835,495 1854,618 1835,742 1816,792 1798,830 1779,862 1760,889 1741,913 1723,935 1704,955 1685,974 1666,991 1648,1007 1629,1022 1610,1036 1592,1049 1573,1062 1554,1073 1536,1084 1517,1095 1498,1105 1479,1114 1461,1124 1442,1132 1423,1140 1404,1148 1386,1155 1367,1162 1348,1169 1330,1175 1311,1181 1292,1186 1273,1191 1255,1196 1236,1201 1216,1205 1198,1209 1179,1213 1160,1216 1142,1219 1123,1222 1104,1225 1085,1227 1066,1229 1048,1231 1029,1232 1010,1234 992,1235 973,1235 954,1236 936,1236 917,1236 898,1236 879,1235 861,1235 842,1234 823,1232 805,1231 786,1229 767,1227 748,1225 730,1222 711,1219 692,1216 673,1213 655,1209 636,1205 617,1201 599,1196 580,1191 561,1186 543,1181 524,1175 505,1169 486,1162 468,1155 449,1148 430,1140 411,1132 393,1124 374,1114 355,1105 337,1095 318,1084 299,1073 280,1062 262,1049 243,1036 224,1022 206,1007 187,991 168,974 150,955 131,935 112,913 93,889 74,862 56,830 37,792 18,742 0,618">
          <text:p/>
        </draw:polyline>
        <draw:frame draw:style-name="gr93" draw:layer="layout" svg:width="0.269cm" svg:height="0.179cm" svg:x="17.744cm" svg:y="19.099cm">
          <draw:text-box>
            <text:p text:style-name="P1"><text:span text:style-name="T3">2 / 2</text:span></text:p>
          </draw:text-box>
        </draw:frame>
        <draw:frame draw:style-name="gr88" draw:layer="layout" svg:width="0.794cm" svg:height="0.179cm" svg:x="8.555cm" svg:y="16.082cm">
          <draw:text-box>
            <text:p text:style-name="P1"><text:span text:style-name="T3">GO:0016491</text:span></text:p>
          </draw:text-box>
        </draw:frame>
        <draw:frame draw:style-name="gr111" draw:layer="layout" svg:width="1.382cm" svg:height="0.179cm" svg:x="8.259cm" svg:y="16.264cm">
          <draw:text-box>
            <text:p text:style-name="P1"><text:span text:style-name="T3">oxidoreductase activ...</text:span></text:p>
          </draw:text-box>
        </draw:frame>
        <draw:frame draw:style-name="gr90" draw:layer="layout" svg:width="0.497cm" svg:height="0.179cm" svg:x="8.704cm" svg:y="16.446cm">
          <draw:text-box>
            <text:p text:style-name="P1"><text:span text:style-name="T3">0.45964</text:span></text:p>
          </draw:text-box>
        </draw:frame>
        <draw:polygon draw:style-name="gr16" draw:layer="layout" svg:width="1.853cm" svg:height="1.235cm" svg:x="8.033cm" svg:y="18.259cm" svg:viewBox="0 0 1854 1236" draw:points="0,618 18,495 37,444 56,407 74,375 93,348 112,323 131,301 150,281 168,262 187,245 206,229 224,214 243,200 262,187 280,174 299,163 318,151 337,141 355,131 374,121 393,112 411,104 430,96 449,88 468,80 486,74 505,67 524,61 543,55 561,49 580,44 599,39 617,35 636,31 655,27 673,23 692,20 711,17 730,14 748,11 767,9 786,7 805,5 823,3 842,2 861,1 879,0 898,0 917,0 936,0 954,0 973,0 992,1 1010,2 1029,3 1048,5 1066,7 1085,9 1104,11 1123,14 1142,17 1160,20 1179,23 1198,27 1216,31 1236,35 1255,39 1273,44 1292,49 1311,55 1330,61 1348,67 1367,74 1386,80 1404,88 1423,96 1442,104 1461,112 1479,121 1498,131 1517,141 1536,151 1554,163 1573,174 1592,187 1610,200 1629,214 1648,229 1666,245 1685,262 1704,281 1723,301 1741,323 1760,348 1779,375 1798,407 1816,444 1835,495 1854,618 1835,742 1816,792 1798,830 1779,861 1760,889 1741,913 1723,935 1704,955 1685,973 1666,990 1648,1006 1629,1022 1610,1035 1592,1049 1573,1061 1554,1073 1536,1084 1517,1095 1498,1105 1479,1114 1461,1123 1442,1132 1423,1140 1404,1147 1386,1155 1367,1162 1348,1168 1330,1175 1311,1180 1292,1186 1273,1191 1255,1196 1236,1201 1216,1205 1198,1209 1179,1212 1160,1216 1142,1219 1123,1222 1104,1224 1085,1227 1066,1229 1048,1230 1029,1232 1010,1233 992,1234 973,1235 954,1236 936,1236 917,1236 898,1236 879,1235 861,1234 842,1233 823,1232 805,1230 786,1229 767,1227 748,1224 730,1222 711,1219 692,1216 673,1212 655,1209 636,1205 617,1201 599,1196 580,1191 561,1186 543,1180 524,1175 505,1168 486,1162 468,1155 449,1147 430,1140 411,1132 393,1123 374,1114 355,1105 337,1095 318,1084 299,1073 280,1061 262,1049 243,1035 224,1022 206,1006 187,990 168,973 150,955 131,935 112,913 93,889 74,861 56,830 37,792 18,742">
          <text:p/>
        </draw:polygon>
        <draw:polyline draw:style-name="gr2" draw:layer="layout" svg:width="1.853cm" svg:height="1.235cm" svg:x="8.033cm" svg:y="18.259cm" svg:viewBox="0 0 1854 1236" draw:points="0,618 18,495 37,444 56,407 74,375 93,348 112,323 131,301 150,281 168,262 187,245 206,229 224,214 243,200 262,187 280,174 299,163 318,151 337,141 355,131 374,121 393,112 411,104 430,96 449,88 468,80 486,74 505,67 524,61 543,55 561,49 580,44 599,39 617,35 636,31 655,27 673,23 692,20 711,17 730,14 748,11 767,9 786,7 805,5 823,3 842,2 861,1 879,0 898,0 917,0 936,0 954,0 973,0 992,1 1010,2 1029,3 1048,5 1066,7 1085,9 1104,11 1123,14 1142,17 1160,20 1179,23 1198,27 1216,31 1236,35 1255,39 1273,44 1292,49 1311,55 1330,61 1348,67 1367,74 1386,80 1404,88 1423,96 1442,104 1461,112 1479,121 1498,131 1517,141 1536,151 1554,163 1573,174 1592,187 1610,200 1629,214 1648,229 1666,245 1685,262 1704,281 1723,301 1741,323 1760,348 1779,375 1798,407 1816,444 1835,495 1854,618 1835,742 1816,792 1798,830 1779,861 1760,889 1741,913 1723,935 1704,955 1685,973 1666,990 1648,1006 1629,1022 1610,1035 1592,1049 1573,1061 1554,1073 1536,1084 1517,1095 1498,1105 1479,1114 1461,1123 1442,1132 1423,1140 1404,1147 1386,1155 1367,1162 1348,1168 1330,1175 1311,1180 1292,1186 1273,1191 1255,1196 1236,1201 1216,1205 1198,1209 1179,1212 1160,1216 1142,1219 1123,1222 1104,1224 1085,1227 1066,1229 1048,1230 1029,1232 1010,1233 992,1234 973,1235 954,1236 936,1236 917,1236 898,1236 879,1235 861,1234 842,1233 823,1232 805,1230 786,1229 767,1227 748,1224 730,1222 711,1219 692,1216 673,1212 655,1209 636,1205 617,1201 599,1196 580,1191 561,1186 543,1180 524,1175 505,1168 486,1162 468,1155 449,1147 430,1140 411,1132 393,1123 374,1114 355,1105 337,1095 318,1084 299,1073 280,1061 262,1049 243,1035 224,1022 206,1006 187,990 168,973 150,955 131,935 112,913 93,889 74,861 56,830 37,792 18,742 0,618">
          <text:p/>
        </draw:polyline>
        <draw:frame draw:style-name="gr95" draw:layer="layout" svg:width="0.345cm" svg:height="0.179cm" svg:x="8.783cm" svg:y="16.628cm">
          <draw:text-box>
            <text:p text:style-name="P1"><text:span text:style-name="T3">8 / 52</text:span></text:p>
          </draw:text-box>
        </draw:frame>
        <draw:frame draw:style-name="gr88" draw:layer="layout" svg:width="0.794cm" svg:height="0.179cm" svg:x="8.555cm" svg:y="18.552cm">
          <draw:text-box>
            <text:p text:style-name="P1"><text:span text:style-name="T3">GO:0016675</text:span></text:p>
          </draw:text-box>
        </draw:frame>
        <draw:frame draw:style-name="gr111" draw:layer="layout" svg:width="1.382cm" svg:height="0.179cm" svg:x="8.259cm" svg:y="18.734cm">
          <draw:text-box>
            <text:p text:style-name="P1"><text:span text:style-name="T3">oxidoreductase activ...</text:span></text:p>
          </draw:text-box>
        </draw:frame>
        <draw:frame draw:style-name="gr90" draw:layer="layout" svg:width="0.497cm" svg:height="0.179cm" svg:x="8.704cm" svg:y="18.917cm">
          <draw:text-box>
            <text:p text:style-name="P1"><text:span text:style-name="T3">0.05383</text:span></text:p>
          </draw:text-box>
        </draw:frame>
        <draw:polygon draw:style-name="gr16" draw:layer="layout" svg:width="1.853cm" svg:height="1.236cm" svg:x="7.758cm" svg:y="20.729cm" svg:viewBox="0 0 1854 1237" draw:points="0,619 19,495 38,445 56,407 75,376 94,348 112,324 131,302 150,282 168,263 187,246 206,230 225,215 244,201 262,187 281,175 300,163 318,152 337,142 356,131 374,122 393,113 412,104 431,96 449,89 468,81 487,74 506,68 524,61 543,56 562,50 580,45 599,40 618,36 637,31 655,27 674,24 693,20 711,17 730,14 749,12 767,9 786,7 805,6 824,4 843,3 861,2 880,1 899,0 917,0 936,0 955,0 973,1 992,2 1011,3 1030,4 1048,6 1067,7 1086,9 1104,12 1123,14 1142,17 1161,20 1179,24 1198,27 1217,31 1236,36 1254,40 1273,45 1292,50 1310,56 1329,61 1348,68 1366,74 1385,81 1404,89 1423,96 1441,104 1460,113 1479,122 1498,131 1517,142 1536,152 1555,163 1573,175 1592,187 1611,201 1630,215 1648,230 1667,246 1686,263 1704,282 1723,302 1742,324 1760,348 1779,376 1798,407 1817,445 1836,495 1854,619 1836,742 1817,793 1798,831 1779,862 1760,889 1742,914 1723,936 1704,956 1686,974 1667,991 1648,1007 1630,1022 1611,1036 1592,1049 1573,1062 1555,1074 1536,1085 1517,1095 1498,1105 1479,1115 1460,1124 1441,1132 1423,1141 1404,1148 1385,1156 1366,1162 1348,1169 1329,1175 1310,1181 1292,1187 1273,1192 1254,1197 1236,1201 1217,1205 1198,1209 1179,1213 1161,1216 1142,1220 1123,1222 1104,1225 1086,1227 1067,1229 1048,1231 1030,1233 1011,1234 992,1235 973,1236 955,1236 936,1237 917,1237 899,1236 880,1236 861,1235 843,1234 824,1233 805,1231 786,1229 767,1227 749,1225 730,1222 711,1220 693,1216 674,1213 655,1209 637,1205 618,1201 599,1197 580,1192 562,1187 543,1181 524,1175 506,1169 487,1162 468,1156 449,1148 431,1141 412,1132 393,1124 374,1115 356,1105 337,1095 318,1085 300,1074 281,1062 262,1049 244,1036 225,1022 206,1007 187,991 168,974 150,956 131,936 112,914 94,889 75,862 56,831 38,793 19,742">
          <text:p/>
        </draw:polygon>
        <draw:polyline draw:style-name="gr2" draw:layer="layout" svg:width="1.853cm" svg:height="1.236cm" svg:x="7.758cm" svg:y="20.729cm" svg:viewBox="0 0 1854 1237" draw:points="0,619 19,495 38,445 56,407 75,376 94,348 112,324 131,302 150,282 168,263 187,246 206,230 225,215 244,201 262,187 281,175 300,163 318,152 337,142 356,131 374,122 393,113 412,104 431,96 449,89 468,81 487,74 506,68 524,61 543,56 562,50 580,45 599,40 618,36 637,31 655,27 674,24 693,20 711,17 730,14 749,12 767,9 786,7 805,6 824,4 843,3 861,2 880,1 899,0 917,0 936,0 955,0 973,1 992,2 1011,3 1030,4 1048,6 1067,7 1086,9 1104,12 1123,14 1142,17 1161,20 1179,24 1198,27 1217,31 1236,36 1254,40 1273,45 1292,50 1310,56 1329,61 1348,68 1366,74 1385,81 1404,89 1423,96 1441,104 1460,113 1479,122 1498,131 1517,142 1536,152 1555,163 1573,175 1592,187 1611,201 1630,215 1648,230 1667,246 1686,263 1704,282 1723,302 1742,324 1760,348 1779,376 1798,407 1817,445 1836,495 1854,619 1836,742 1817,793 1798,831 1779,862 1760,889 1742,914 1723,936 1704,956 1686,974 1667,991 1648,1007 1630,1022 1611,1036 1592,1049 1573,1062 1555,1074 1536,1085 1517,1095 1498,1105 1479,1115 1460,1124 1441,1132 1423,1141 1404,1148 1385,1156 1366,1162 1348,1169 1329,1175 1310,1181 1292,1187 1273,1192 1254,1197 1236,1201 1217,1205 1198,1209 1179,1213 1161,1216 1142,1220 1123,1222 1104,1225 1086,1227 1067,1229 1048,1231 1030,1233 1011,1234 992,1235 973,1236 955,1236 936,1237 917,1237 899,1236 880,1236 861,1235 843,1234 824,1233 805,1231 786,1229 767,1227 749,1225 730,1222 711,1220 693,1216 674,1213 655,1209 637,1205 618,1201 599,1197 580,1192 562,1187 543,1181 524,1175 506,1169 487,1162 468,1156 449,1148 431,1141 412,1132 393,1124 374,1115 356,1105 337,1095 318,1085 300,1074 281,1062 262,1049 244,1036 225,1022 206,1007 187,991 168,974 150,956 131,936 112,914 94,889 75,862 56,831 38,793 19,742 0,619">
          <text:p/>
        </draw:polyline>
        <draw:frame draw:style-name="gr93" draw:layer="layout" svg:width="0.269cm" svg:height="0.179cm" svg:x="8.822cm" svg:y="19.099cm">
          <draw:text-box>
            <text:p text:style-name="P1"><text:span text:style-name="T3">2 / 3</text:span></text:p>
          </draw:text-box>
        </draw:frame>
        <draw:frame draw:style-name="gr88" draw:layer="layout" svg:width="0.794cm" svg:height="0.179cm" svg:x="8.281cm" svg:y="21.023cm">
          <draw:text-box>
            <text:p text:style-name="P1"><text:span text:style-name="T3">GO:0016676</text:span></text:p>
          </draw:text-box>
        </draw:frame>
        <draw:frame draw:style-name="gr111" draw:layer="layout" svg:width="1.382cm" svg:height="0.179cm" svg:x="7.985cm" svg:y="21.205cm">
          <draw:text-box>
            <text:p text:style-name="P1"><text:span text:style-name="T3">oxidoreductase activ...</text:span></text:p>
          </draw:text-box>
        </draw:frame>
        <draw:frame draw:style-name="gr90" draw:layer="layout" svg:width="0.497cm" svg:height="0.179cm" svg:x="8.429cm" svg:y="21.387cm">
          <draw:text-box>
            <text:p text:style-name="P1"><text:span text:style-name="T3">0.05383</text:span></text:p>
          </draw:text-box>
        </draw:frame>
        <draw:polygon draw:style-name="gr16" draw:layer="layout" svg:width="1.853cm" svg:height="1.235cm" svg:x="4.498cm" svg:y="15.788cm" svg:viewBox="0 0 1854 1236" draw:points="0,618 19,495 38,445 56,407 75,375 94,348 113,324 131,302 150,282 169,263 187,245 206,229 225,214 244,200 262,187 281,175 300,163 318,152 337,141 356,131 374,121 393,113 412,104 431,96 450,88 468,81 487,74 506,67 524,61 543,55 562,50 580,45 599,40 618,35 637,31 655,27 674,23 693,20 711,17 730,14 749,11 768,9 786,7 805,5 824,4 843,3 861,1 880,1 899,0 917,0 936,0 955,0 973,1 992,1 1011,3 1030,4 1048,5 1068,7 1087,9 1106,11 1124,14 1143,17 1162,20 1180,23 1199,27 1218,31 1237,35 1255,40 1274,45 1293,50 1311,55 1330,61 1349,67 1367,74 1386,81 1405,88 1424,96 1443,104 1461,113 1480,121 1499,131 1517,141 1536,152 1555,163 1573,175 1592,187 1611,200 1630,214 1648,229 1667,245 1686,263 1704,282 1723,302 1742,324 1761,348 1779,375 1798,407 1817,445 1836,495 1854,618 1836,742 1817,792 1798,830 1779,862 1761,889 1742,913 1723,935 1704,955 1686,974 1667,991 1648,1007 1630,1022 1611,1036 1592,1049 1573,1062 1555,1073 1536,1084 1517,1095 1499,1105 1480,1114 1461,1124 1443,1132 1424,1140 1405,1148 1386,1155 1367,1162 1349,1169 1330,1175 1311,1181 1293,1186 1274,1191 1255,1196 1237,1201 1218,1205 1199,1209 1180,1213 1162,1216 1143,1219 1124,1222 1106,1225 1087,1227 1068,1229 1048,1231 1030,1232 1011,1234 992,1235 973,1235 955,1236 936,1236 917,1236 899,1236 880,1235 861,1235 843,1234 824,1232 805,1231 786,1229 768,1227 749,1225 730,1222 711,1219 693,1216 674,1213 655,1209 637,1205 618,1201 599,1196 580,1191 562,1186 543,1181 524,1175 506,1169 487,1162 468,1155 450,1148 431,1140 412,1132 393,1124 374,1114 356,1105 337,1095 318,1084 300,1073 281,1062 262,1049 244,1036 225,1022 206,1007 187,991 169,974 150,955 131,935 113,913 94,889 75,862 56,830 38,792 19,742">
          <text:p/>
        </draw:polygon>
        <draw:polyline draw:style-name="gr2" draw:layer="layout" svg:width="1.853cm" svg:height="1.235cm" svg:x="4.498cm" svg:y="15.788cm" svg:viewBox="0 0 1854 1236" draw:points="0,618 19,495 38,445 56,407 75,375 94,348 113,324 131,302 150,282 169,263 187,245 206,229 225,214 244,200 262,187 281,175 300,163 318,152 337,141 356,131 374,121 393,113 412,104 431,96 450,88 468,81 487,74 506,67 524,61 543,55 562,50 580,45 599,40 618,35 637,31 655,27 674,23 693,20 711,17 730,14 749,11 768,9 786,7 805,5 824,4 843,3 861,1 880,1 899,0 917,0 936,0 955,0 973,1 992,1 1011,3 1030,4 1048,5 1068,7 1087,9 1106,11 1124,14 1143,17 1162,20 1180,23 1199,27 1218,31 1237,35 1255,40 1274,45 1293,50 1311,55 1330,61 1349,67 1367,74 1386,81 1405,88 1424,96 1443,104 1461,113 1480,121 1499,131 1517,141 1536,152 1555,163 1573,175 1592,187 1611,200 1630,214 1648,229 1667,245 1686,263 1704,282 1723,302 1742,324 1761,348 1779,375 1798,407 1817,445 1836,495 1854,618 1836,742 1817,792 1798,830 1779,862 1761,889 1742,913 1723,935 1704,955 1686,974 1667,991 1648,1007 1630,1022 1611,1036 1592,1049 1573,1062 1555,1073 1536,1084 1517,1095 1499,1105 1480,1114 1461,1124 1443,1132 1424,1140 1405,1148 1386,1155 1367,1162 1349,1169 1330,1175 1311,1181 1293,1186 1274,1191 1255,1196 1237,1201 1218,1205 1199,1209 1180,1213 1162,1216 1143,1219 1124,1222 1106,1225 1087,1227 1068,1229 1048,1231 1030,1232 1011,1234 992,1235 973,1235 955,1236 936,1236 917,1236 899,1236 880,1235 861,1235 843,1234 824,1232 805,1231 786,1229 768,1227 749,1225 730,1222 711,1219 693,1216 674,1213 655,1209 637,1205 618,1201 599,1196 580,1191 562,1186 543,1181 524,1175 506,1169 487,1162 468,1155 450,1148 431,1140 412,1132 393,1124 374,1114 356,1105 337,1095 318,1084 300,1073 281,1062 262,1049 244,1036 225,1022 206,1007 187,991 169,974 150,955 131,935 113,913 94,889 75,862 56,830 38,792 19,742 0,618">
          <text:p/>
        </draw:polyline>
        <draw:frame draw:style-name="gr93" draw:layer="layout" svg:width="0.269cm" svg:height="0.179cm" svg:x="8.547cm" svg:y="21.57cm">
          <draw:text-box>
            <text:p text:style-name="P1"><text:span text:style-name="T3">2 / 3</text:span></text:p>
          </draw:text-box>
        </draw:frame>
        <draw:frame draw:style-name="gr88" draw:layer="layout" svg:width="0.794cm" svg:height="0.179cm" svg:x="5.021cm" svg:y="16.082cm">
          <draw:text-box>
            <text:p text:style-name="P1"><text:span text:style-name="T3">GO:0016787</text:span></text:p>
          </draw:text-box>
        </draw:frame>
        <draw:frame draw:style-name="gr112" draw:layer="layout" svg:width="1.069cm" svg:height="0.179cm" svg:x="4.886cm" svg:y="16.264cm">
          <draw:text-box>
            <text:p text:style-name="P1"><text:span text:style-name="T3">hydrolase activity</text:span></text:p>
          </draw:text-box>
        </draw:frame>
        <draw:frame draw:style-name="gr90" draw:layer="layout" svg:width="0.497cm" svg:height="0.179cm" svg:x="5.17cm" svg:y="16.446cm">
          <draw:text-box>
            <text:p text:style-name="P1"><text:span text:style-name="T3">0.06587</text:span></text:p>
          </draw:text-box>
        </draw:frame>
        <draw:polygon draw:style-name="gr1" draw:layer="layout" svg:width="1.853cm" svg:height="1.235cm" svg:x="1.238cm" svg:y="18.259cm" svg:viewBox="0 0 1854 1236" draw:points="0,618 19,495 38,444 57,407 75,375 94,348 113,323 131,301 150,281 169,262 187,245 206,229 225,214 244,200 262,187 281,174 300,163 318,151 337,141 356,131 375,121 393,112 412,104 431,96 450,88 468,80 487,74 506,67 524,61 543,55 562,49 580,44 599,39 619,35 638,31 656,27 675,23 694,20 713,17 731,14 750,11 769,9 787,7 806,5 825,3 844,2 862,1 881,0 900,0 918,0 937,0 956,0 974,0 993,1 1012,2 1031,3 1050,5 1068,7 1087,9 1106,11 1124,14 1143,17 1162,20 1180,23 1199,27 1218,31 1237,35 1255,39 1274,44 1293,49 1311,55 1330,61 1349,67 1368,74 1386,80 1405,88 1424,96 1443,104 1461,112 1480,121 1499,131 1517,141 1536,151 1555,163 1573,174 1592,187 1611,200 1630,214 1649,229 1667,245 1686,262 1705,281 1723,301 1742,323 1761,348 1779,375 1798,407 1817,444 1836,495 1854,618 1836,742 1817,792 1798,830 1779,861 1761,889 1742,913 1723,935 1705,955 1686,973 1667,990 1649,1006 1630,1022 1611,1035 1592,1049 1573,1061 1555,1073 1536,1084 1517,1095 1499,1105 1480,1114 1461,1123 1443,1132 1424,1140 1405,1147 1386,1155 1368,1162 1349,1168 1330,1175 1311,1180 1293,1186 1274,1191 1255,1196 1237,1201 1218,1205 1199,1209 1180,1212 1162,1216 1143,1219 1124,1222 1106,1224 1087,1227 1068,1229 1050,1230 1031,1232 1012,1233 993,1234 974,1235 956,1236 937,1236 918,1236 900,1236 881,1235 862,1234 844,1233 825,1232 806,1230 787,1229 769,1227 750,1224 731,1222 713,1219 694,1216 675,1212 656,1209 638,1205 619,1201 599,1196 580,1191 562,1186 543,1180 524,1175 506,1168 487,1162 468,1155 450,1147 431,1140 412,1132 393,1123 375,1114 356,1105 337,1095 318,1084 300,1073 281,1061 262,1049 244,1035 225,1022 206,1006 187,990 169,973 150,955 131,935 113,913 94,889 75,861 57,830 38,792 19,742">
          <text:p/>
        </draw:polygon>
        <draw:polyline draw:style-name="gr2" draw:layer="layout" svg:width="1.853cm" svg:height="1.235cm" svg:x="1.238cm" svg:y="18.259cm" svg:viewBox="0 0 1854 1236" draw:points="0,618 19,495 38,444 57,407 75,375 94,348 113,323 131,301 150,281 169,262 187,245 206,229 225,214 244,200 262,187 281,174 300,163 318,151 337,141 356,131 375,121 393,112 412,104 431,96 450,88 468,80 487,74 506,67 524,61 543,55 562,49 580,44 599,39 619,35 638,31 656,27 675,23 694,20 713,17 731,14 750,11 769,9 787,7 806,5 825,3 844,2 862,1 881,0 900,0 918,0 937,0 956,0 974,0 993,1 1012,2 1031,3 1050,5 1068,7 1087,9 1106,11 1124,14 1143,17 1162,20 1180,23 1199,27 1218,31 1237,35 1255,39 1274,44 1293,49 1311,55 1330,61 1349,67 1368,74 1386,80 1405,88 1424,96 1443,104 1461,112 1480,121 1499,131 1517,141 1536,151 1555,163 1573,174 1592,187 1611,200 1630,214 1649,229 1667,245 1686,262 1705,281 1723,301 1742,323 1761,348 1779,375 1798,407 1817,444 1836,495 1854,618 1836,742 1817,792 1798,830 1779,861 1761,889 1742,913 1723,935 1705,955 1686,973 1667,990 1649,1006 1630,1022 1611,1035 1592,1049 1573,1061 1555,1073 1536,1084 1517,1095 1499,1105 1480,1114 1461,1123 1443,1132 1424,1140 1405,1147 1386,1155 1368,1162 1349,1168 1330,1175 1311,1180 1293,1186 1274,1191 1255,1196 1237,1201 1218,1205 1199,1209 1180,1212 1162,1216 1143,1219 1124,1222 1106,1224 1087,1227 1068,1229 1050,1230 1031,1232 1012,1233 993,1234 974,1235 956,1236 937,1236 918,1236 900,1236 881,1235 862,1234 844,1233 825,1232 806,1230 787,1229 769,1227 750,1224 731,1222 713,1219 694,1216 675,1212 656,1209 638,1205 619,1201 599,1196 580,1191 562,1186 543,1180 524,1175 506,1168 487,1162 468,1155 450,1147 431,1140 412,1132 393,1123 375,1114 356,1105 337,1095 318,1084 300,1073 281,1061 262,1049 244,1035 225,1022 206,1006 187,990 169,973 150,955 131,935 113,913 94,889 75,861 57,830 38,792 19,742 0,618">
          <text:p/>
        </draw:polyline>
        <draw:frame draw:style-name="gr90" draw:layer="layout" svg:width="0.497cm" svg:height="0.179cm" svg:x="5.17cm" svg:y="16.628cm">
          <draw:text-box>
            <text:p text:style-name="P1"><text:span text:style-name="T3">21 / 110</text:span></text:p>
          </draw:text-box>
        </draw:frame>
        <draw:frame draw:style-name="gr88" draw:layer="layout" svg:width="0.794cm" svg:height="0.179cm" svg:x="1.761cm" svg:y="18.552cm">
          <draw:text-box>
            <text:p text:style-name="P1"><text:span text:style-name="T3">GO:0016788</text:span></text:p>
          </draw:text-box>
        </draw:frame>
        <draw:frame draw:style-name="gr113" draw:layer="layout" svg:width="1.259cm" svg:height="0.179cm" svg:x="1.535cm" svg:y="18.734cm">
          <draw:text-box>
            <text:p text:style-name="P1"><text:span text:style-name="T3">hydrolase activity, ...</text:span></text:p>
          </draw:text-box>
        </draw:frame>
        <draw:frame draw:style-name="gr90" draw:layer="layout" svg:width="0.497cm" svg:height="0.179cm" svg:x="1.91cm" svg:y="18.917cm">
          <draw:text-box>
            <text:p text:style-name="P1"><text:span text:style-name="T3">0.57827</text:span></text:p>
          </draw:text-box>
        </draw:frame>
        <draw:polygon draw:style-name="gr1" draw:layer="layout" svg:width="1.853cm" svg:height="1.235cm" svg:x="17.401cm" svg:y="8.376cm" svg:viewBox="0 0 1854 1236" draw:points="0,619 18,495 37,445 56,407 74,375 93,348 112,324 131,302 150,282 168,262 187,245 206,229 224,214 243,200 262,187 280,174 299,163 318,152 337,141 355,131 374,122 393,112 411,104 430,96 449,88 468,81 486,74 505,67 524,61 543,55 561,50 580,45 599,40 617,35 636,31 655,27 673,23 692,20 711,17 730,14 748,11 767,9 786,7 805,5 823,4 842,2 861,1 879,1 898,0 917,0 936,0 954,0 973,1 992,1 1010,2 1029,4 1048,5 1066,7 1085,9 1104,11 1123,14 1143,17 1161,20 1180,23 1199,27 1217,31 1236,35 1255,40 1273,45 1292,50 1311,55 1330,61 1348,67 1367,74 1386,81 1404,88 1423,96 1442,104 1461,112 1479,122 1498,131 1517,141 1536,152 1554,163 1573,174 1592,187 1610,200 1629,214 1648,229 1666,245 1685,262 1704,282 1723,302 1741,324 1760,348 1779,375 1798,407 1816,445 1835,495 1854,619 1835,742 1816,792 1798,830 1779,862 1760,889 1741,913 1723,935 1704,955 1685,973 1666,991 1648,1007 1629,1022 1610,1036 1592,1049 1573,1061 1554,1073 1536,1084 1517,1095 1498,1105 1479,1115 1461,1123 1442,1132 1423,1140 1404,1148 1386,1155 1367,1162 1348,1169 1330,1175 1311,1181 1292,1186 1273,1191 1255,1196 1236,1201 1217,1205 1199,1209 1180,1213 1161,1216 1143,1219 1123,1222 1104,1225 1085,1227 1066,1229 1048,1231 1029,1232 1010,1233 992,1235 973,1235 954,1236 936,1236 917,1236 898,1236 879,1235 861,1235 842,1233 823,1232 805,1231 786,1229 767,1227 748,1225 730,1222 711,1219 692,1216 673,1213 655,1209 636,1205 617,1201 599,1196 580,1191 561,1186 543,1181 524,1175 505,1169 486,1162 468,1155 449,1148 430,1140 411,1132 393,1123 374,1115 355,1105 337,1095 318,1084 299,1073 280,1061 262,1049 243,1036 224,1022 206,1007 187,991 168,973 150,955 131,935 112,913 93,889 74,862 56,830 37,792 18,742">
          <text:p/>
        </draw:polygon>
        <draw:polyline draw:style-name="gr2" draw:layer="layout" svg:width="1.853cm" svg:height="1.235cm" svg:x="17.401cm" svg:y="8.376cm" svg:viewBox="0 0 1854 1236" draw:points="0,619 18,495 37,445 56,407 74,375 93,348 112,324 131,302 150,282 168,262 187,245 206,229 224,214 243,200 262,187 280,174 299,163 318,152 337,141 355,131 374,122 393,112 411,104 430,96 449,88 468,81 486,74 505,67 524,61 543,55 561,50 580,45 599,40 617,35 636,31 655,27 673,23 692,20 711,17 730,14 748,11 767,9 786,7 805,5 823,4 842,2 861,1 879,1 898,0 917,0 936,0 954,0 973,1 992,1 1010,2 1029,4 1048,5 1066,7 1085,9 1104,11 1123,14 1143,17 1161,20 1180,23 1199,27 1217,31 1236,35 1255,40 1273,45 1292,50 1311,55 1330,61 1348,67 1367,74 1386,81 1404,88 1423,96 1442,104 1461,112 1479,122 1498,131 1517,141 1536,152 1554,163 1573,174 1592,187 1610,200 1629,214 1648,229 1666,245 1685,262 1704,282 1723,302 1741,324 1760,348 1779,375 1798,407 1816,445 1835,495 1854,619 1835,742 1816,792 1798,830 1779,862 1760,889 1741,913 1723,935 1704,955 1685,973 1666,991 1648,1007 1629,1022 1610,1036 1592,1049 1573,1061 1554,1073 1536,1084 1517,1095 1498,1105 1479,1115 1461,1123 1442,1132 1423,1140 1404,1148 1386,1155 1367,1162 1348,1169 1330,1175 1311,1181 1292,1186 1273,1191 1255,1196 1236,1201 1217,1205 1199,1209 1180,1213 1161,1216 1143,1219 1123,1222 1104,1225 1085,1227 1066,1229 1048,1231 1029,1232 1010,1233 992,1235 973,1235 954,1236 936,1236 917,1236 898,1236 879,1235 861,1235 842,1233 823,1232 805,1231 786,1229 767,1227 748,1225 730,1222 711,1219 692,1216 673,1213 655,1209 636,1205 617,1201 599,1196 580,1191 561,1186 543,1181 524,1175 505,1169 486,1162 468,1155 449,1148 430,1140 411,1132 393,1123 374,1115 355,1105 337,1095 318,1084 299,1073 280,1061 262,1049 243,1036 224,1022 206,1007 187,991 168,973 150,955 131,935 112,913 93,889 74,862 56,830 37,792 18,742 0,619">
          <text:p/>
        </draw:polyline>
        <draw:frame draw:style-name="gr95" draw:layer="layout" svg:width="0.345cm" svg:height="0.179cm" svg:x="1.988cm" svg:y="19.099cm">
          <draw:text-box>
            <text:p text:style-name="P1"><text:span text:style-name="T3">4 / 28</text:span></text:p>
          </draw:text-box>
        </draw:frame>
        <draw:frame draw:style-name="gr88" draw:layer="layout" svg:width="0.794cm" svg:height="0.179cm" svg:x="17.923cm" svg:y="8.67cm">
          <draw:text-box>
            <text:p text:style-name="P1"><text:span text:style-name="T3">GO:0022804</text:span></text:p>
          </draw:text-box>
        </draw:frame>
        <draw:frame draw:style-name="gr114" draw:layer="layout" svg:width="1.484cm" svg:height="0.179cm" svg:x="17.575cm" svg:y="8.852cm">
          <draw:text-box>
            <text:p text:style-name="P1"><text:span text:style-name="T3">active transmembrane...</text:span></text:p>
          </draw:text-box>
        </draw:frame>
        <draw:frame draw:style-name="gr90" draw:layer="layout" svg:width="0.497cm" svg:height="0.179cm" svg:x="18.072cm" svg:y="9.034cm">
          <draw:text-box>
            <text:p text:style-name="P1"><text:span text:style-name="T3">0.35817</text:span></text:p>
          </draw:text-box>
        </draw:frame>
        <draw:polygon draw:style-name="gr1" draw:layer="layout" svg:width="1.854cm" svg:height="1.235cm" svg:x="15.753cm" svg:y="5.905cm" svg:viewBox="0 0 1855 1236" draw:points="0,619 19,495 38,445 57,407 75,376 94,348 113,324 132,302 150,282 169,263 188,246 207,230 225,214 244,201 263,187 281,175 300,163 319,152 337,141 356,131 375,122 393,113 412,104 431,96 450,89 469,81 487,74 506,68 525,61 543,56 562,50 581,45 600,40 618,35 637,31 656,27 674,24 693,20 712,17 730,14 749,12 768,9 787,7 806,6 824,4 843,3 862,2 880,1 899,0 918,0 937,0 956,0 975,1 994,2 1012,3 1031,4 1050,6 1068,7 1087,9 1106,12 1125,14 1143,17 1162,20 1181,24 1200,27 1218,31 1237,35 1256,40 1274,45 1293,50 1312,56 1330,61 1349,68 1368,74 1387,81 1405,89 1424,96 1443,104 1462,113 1480,122 1499,131 1518,141 1536,152 1555,163 1574,175 1593,187 1611,201 1630,214 1649,230 1667,246 1686,263 1705,282 1723,302 1742,324 1761,348 1780,376 1799,407 1817,445 1836,495 1855,619 1836,742 1817,793 1799,830 1780,862 1761,889 1742,914 1723,936 1705,956 1686,974 1667,991 1649,1007 1630,1022 1611,1036 1593,1049 1574,1062 1555,1073 1536,1085 1518,1095 1499,1105 1480,1115 1462,1124 1443,1132 1424,1140 1405,1148 1387,1156 1368,1162 1349,1169 1330,1175 1312,1181 1293,1187 1274,1192 1256,1197 1237,1201 1218,1205 1200,1209 1181,1213 1162,1216 1143,1219 1125,1222 1106,1225 1087,1227 1068,1229 1050,1231 1031,1233 1012,1234 994,1235 975,1236 956,1236 937,1236 918,1236 899,1236 880,1236 862,1235 843,1234 824,1233 806,1231 787,1229 768,1227 749,1225 730,1222 712,1219 693,1216 674,1213 656,1209 637,1205 618,1201 600,1197 581,1192 562,1187 543,1181 525,1175 506,1169 487,1162 469,1156 450,1148 431,1140 412,1132 393,1124 375,1115 356,1105 337,1095 319,1085 300,1073 281,1062 263,1049 244,1036 225,1022 207,1007 188,991 169,974 150,956 132,936 113,914 94,889 75,862 57,830 38,793 19,742">
          <text:p/>
        </draw:polygon>
        <draw:polyline draw:style-name="gr2" draw:layer="layout" svg:width="1.854cm" svg:height="1.235cm" svg:x="15.753cm" svg:y="5.905cm" svg:viewBox="0 0 1855 1236" draw:points="0,619 19,495 38,445 57,407 75,376 94,348 113,324 132,302 150,282 169,263 188,246 207,230 225,214 244,201 263,187 281,175 300,163 319,152 337,141 356,131 375,122 393,113 412,104 431,96 450,89 469,81 487,74 506,68 525,61 543,56 562,50 581,45 600,40 618,35 637,31 656,27 674,24 693,20 712,17 730,14 749,12 768,9 787,7 806,6 824,4 843,3 862,2 880,1 899,0 918,0 937,0 956,0 975,1 994,2 1012,3 1031,4 1050,6 1068,7 1087,9 1106,12 1125,14 1143,17 1162,20 1181,24 1200,27 1218,31 1237,35 1256,40 1274,45 1293,50 1312,56 1330,61 1349,68 1368,74 1387,81 1405,89 1424,96 1443,104 1462,113 1480,122 1499,131 1518,141 1536,152 1555,163 1574,175 1593,187 1611,201 1630,214 1649,230 1667,246 1686,263 1705,282 1723,302 1742,324 1761,348 1780,376 1799,407 1817,445 1836,495 1855,619 1836,742 1817,793 1799,830 1780,862 1761,889 1742,914 1723,936 1705,956 1686,974 1667,991 1649,1007 1630,1022 1611,1036 1593,1049 1574,1062 1555,1073 1536,1085 1518,1095 1499,1105 1480,1115 1462,1124 1443,1132 1424,1140 1405,1148 1387,1156 1368,1162 1349,1169 1330,1175 1312,1181 1293,1187 1274,1192 1256,1197 1237,1201 1218,1205 1200,1209 1181,1213 1162,1216 1143,1219 1125,1222 1106,1225 1087,1227 1068,1229 1050,1231 1031,1233 1012,1234 994,1235 975,1236 956,1236 937,1236 918,1236 899,1236 880,1236 862,1235 843,1234 824,1233 806,1231 787,1229 768,1227 749,1225 730,1222 712,1219 693,1216 674,1213 656,1209 637,1205 618,1201 600,1197 581,1192 562,1187 543,1181 525,1175 506,1169 487,1162 469,1156 450,1148 431,1140 412,1132 393,1124 375,1115 356,1105 337,1095 319,1085 300,1073 281,1062 263,1049 244,1036 225,1022 207,1007 188,991 169,974 150,956 132,936 113,914 94,889 75,862 57,830 38,793 19,742 0,619">
          <text:p/>
        </draw:polyline>
        <draw:frame draw:style-name="gr95" draw:layer="layout" svg:width="0.345cm" svg:height="0.179cm" svg:x="18.151cm" svg:y="9.216cm">
          <draw:text-box>
            <text:p text:style-name="P1"><text:span text:style-name="T3">3 / 15</text:span></text:p>
          </draw:text-box>
        </draw:frame>
        <draw:frame draw:style-name="gr88" draw:layer="layout" svg:width="0.794cm" svg:height="0.179cm" svg:x="16.276cm" svg:y="6.199cm">
          <draw:text-box>
            <text:p text:style-name="P1"><text:span text:style-name="T3">GO:0022857</text:span></text:p>
          </draw:text-box>
        </draw:frame>
        <draw:frame draw:style-name="gr115" draw:layer="layout" svg:width="1.505cm" svg:height="0.179cm" svg:x="15.916cm" svg:y="6.381cm">
          <draw:text-box>
            <text:p text:style-name="P1"><text:span text:style-name="T3">transmembrane transp...</text:span></text:p>
          </draw:text-box>
        </draw:frame>
        <draw:frame draw:style-name="gr90" draw:layer="layout" svg:width="0.497cm" svg:height="0.179cm" svg:x="16.425cm" svg:y="6.563cm">
          <draw:text-box>
            <text:p text:style-name="P1"><text:span text:style-name="T3">0.21397</text:span></text:p>
          </draw:text-box>
        </draw:frame>
        <draw:polygon draw:style-name="gr1" draw:layer="layout" svg:width="1.853cm" svg:height="1.235cm" svg:x="12.288cm" svg:y="15.788cm" svg:viewBox="0 0 1854 1236" draw:points="0,618 19,495 37,445 56,407 75,375 93,348 112,324 131,302 149,282 168,263 187,245 205,229 224,214 243,200 262,187 281,175 299,163 318,152 337,141 355,131 374,121 393,113 412,104 430,96 449,88 468,81 486,74 505,67 524,61 542,55 561,50 580,45 599,40 618,35 636,31 655,27 674,23 693,20 712,17 731,14 749,11 768,9 787,7 805,5 824,4 843,3 862,1 880,1 899,0 918,0 937,0 955,0 974,1 993,1 1012,3 1030,4 1049,5 1068,7 1086,9 1105,11 1124,14 1142,17 1161,20 1180,23 1198,27 1217,31 1236,35 1255,40 1274,45 1292,50 1311,55 1330,61 1348,67 1367,74 1386,81 1405,88 1423,96 1442,104 1461,113 1479,121 1498,131 1517,141 1535,152 1554,163 1573,175 1592,187 1611,200 1629,214 1648,229 1667,245 1685,263 1704,282 1723,302 1741,324 1760,348 1779,375 1798,407 1816,445 1835,495 1854,618 1835,742 1816,792 1798,830 1779,862 1760,889 1741,913 1723,935 1704,955 1685,974 1667,991 1648,1007 1629,1022 1611,1036 1592,1049 1573,1062 1554,1073 1535,1084 1517,1095 1498,1105 1479,1114 1461,1124 1442,1132 1423,1140 1405,1148 1386,1155 1367,1162 1348,1169 1330,1175 1311,1181 1292,1186 1274,1191 1255,1196 1236,1201 1217,1205 1198,1209 1180,1213 1161,1216 1142,1219 1124,1222 1105,1225 1086,1227 1068,1229 1049,1231 1030,1232 1012,1234 993,1235 974,1235 955,1236 937,1236 918,1236 899,1236 880,1235 862,1235 843,1234 824,1232 805,1231 787,1229 768,1227 749,1225 731,1222 712,1219 693,1216 674,1213 655,1209 636,1205 618,1201 599,1196 580,1191 561,1186 542,1181 524,1175 505,1169 486,1162 468,1155 449,1148 430,1140 412,1132 393,1124 374,1114 355,1105 337,1095 318,1084 299,1073 281,1062 262,1049 243,1036 224,1022 205,1007 187,991 168,974 149,955 131,935 112,913 93,889 75,862 56,830 37,792 19,742">
          <text:p/>
        </draw:polygon>
        <draw:polyline draw:style-name="gr2" draw:layer="layout" svg:width="1.853cm" svg:height="1.235cm" svg:x="12.288cm" svg:y="15.788cm" svg:viewBox="0 0 1854 1236" draw:points="0,618 19,495 37,445 56,407 75,375 93,348 112,324 131,302 149,282 168,263 187,245 205,229 224,214 243,200 262,187 281,175 299,163 318,152 337,141 355,131 374,121 393,113 412,104 430,96 449,88 468,81 486,74 505,67 524,61 542,55 561,50 580,45 599,40 618,35 636,31 655,27 674,23 693,20 712,17 731,14 749,11 768,9 787,7 805,5 824,4 843,3 862,1 880,1 899,0 918,0 937,0 955,0 974,1 993,1 1012,3 1030,4 1049,5 1068,7 1086,9 1105,11 1124,14 1142,17 1161,20 1180,23 1198,27 1217,31 1236,35 1255,40 1274,45 1292,50 1311,55 1330,61 1348,67 1367,74 1386,81 1405,88 1423,96 1442,104 1461,113 1479,121 1498,131 1517,141 1535,152 1554,163 1573,175 1592,187 1611,200 1629,214 1648,229 1667,245 1685,263 1704,282 1723,302 1741,324 1760,348 1779,375 1798,407 1816,445 1835,495 1854,618 1835,742 1816,792 1798,830 1779,862 1760,889 1741,913 1723,935 1704,955 1685,974 1667,991 1648,1007 1629,1022 1611,1036 1592,1049 1573,1062 1554,1073 1535,1084 1517,1095 1498,1105 1479,1114 1461,1124 1442,1132 1423,1140 1405,1148 1386,1155 1367,1162 1348,1169 1330,1175 1311,1181 1292,1186 1274,1191 1255,1196 1236,1201 1217,1205 1198,1209 1180,1213 1161,1216 1142,1219 1124,1222 1105,1225 1086,1227 1068,1229 1049,1231 1030,1232 1012,1234 993,1235 974,1235 955,1236 937,1236 918,1236 899,1236 880,1235 862,1235 843,1234 824,1232 805,1231 787,1229 768,1227 749,1225 731,1222 712,1219 693,1216 674,1213 655,1209 636,1205 618,1201 599,1196 580,1191 561,1186 542,1181 524,1175 505,1169 486,1162 468,1155 449,1148 430,1140 412,1132 393,1124 374,1114 355,1105 337,1095 318,1084 299,1073 281,1062 262,1049 243,1036 224,1022 205,1007 187,991 168,974 149,955 131,935 112,913 93,889 75,862 56,830 37,792 19,742 0,618">
          <text:p/>
        </draw:polyline>
        <draw:frame draw:style-name="gr95" draw:layer="layout" svg:width="0.345cm" svg:height="0.179cm" svg:x="16.504cm" svg:y="6.746cm">
          <draw:text-box>
            <text:p text:style-name="P1"><text:span text:style-name="T3">6 / 29</text:span></text:p>
          </draw:text-box>
        </draw:frame>
        <draw:frame draw:style-name="gr88" draw:layer="layout" svg:width="0.794cm" svg:height="0.179cm" svg:x="12.81cm" svg:y="16.082cm">
          <draw:text-box>
            <text:p text:style-name="P1"><text:span text:style-name="T3">GO:0022890</text:span></text:p>
          </draw:text-box>
        </draw:frame>
        <draw:frame draw:style-name="gr116" draw:layer="layout" svg:width="1.28cm" svg:height="0.179cm" svg:x="12.56cm" svg:y="16.264cm">
          <draw:text-box>
            <text:p text:style-name="P1"><text:span text:style-name="T3">inorganic cation tra...</text:span></text:p>
          </draw:text-box>
        </draw:frame>
        <draw:frame draw:style-name="gr90" draw:layer="layout" svg:width="0.497cm" svg:height="0.179cm" svg:x="12.959cm" svg:y="16.446cm">
          <draw:text-box>
            <text:p text:style-name="P1"><text:span text:style-name="T3">0.12163</text:span></text:p>
          </draw:text-box>
        </draw:frame>
        <draw:polygon draw:style-name="gr1" draw:layer="layout" svg:width="1.853cm" svg:height="1.235cm" svg:x="14.141cm" svg:y="8.376cm" svg:viewBox="0 0 1854 1236" draw:points="0,619 18,495 37,445 56,407 75,375 93,348 112,324 131,302 150,282 168,262 187,245 206,229 224,214 243,200 262,187 280,174 299,163 318,152 337,141 355,131 374,122 393,112 412,104 430,96 449,88 468,81 486,74 505,67 524,61 543,55 561,50 580,45 599,40 617,35 636,31 655,27 673,23 693,20 712,17 731,14 750,11 768,9 787,7 806,5 824,4 843,2 862,1 880,1 899,0 918,0 937,0 955,0 974,1 993,1 1011,2 1030,4 1049,5 1068,7 1086,9 1105,11 1124,14 1143,17 1161,20 1180,23 1199,27 1217,31 1236,35 1255,40 1273,45 1292,50 1311,55 1330,61 1348,67 1367,74 1386,81 1405,88 1423,96 1442,104 1461,112 1479,122 1498,131 1517,141 1536,152 1554,163 1573,174 1592,187 1610,200 1629,214 1648,229 1666,245 1685,262 1704,282 1723,302 1742,324 1760,348 1779,375 1798,407 1816,445 1835,495 1854,619 1835,742 1816,792 1798,830 1779,862 1760,889 1742,913 1723,935 1704,955 1685,973 1666,991 1648,1007 1629,1022 1610,1036 1592,1049 1573,1061 1554,1073 1536,1084 1517,1095 1498,1105 1479,1115 1461,1123 1442,1132 1423,1140 1405,1148 1386,1155 1367,1162 1348,1169 1330,1175 1311,1181 1292,1186 1273,1191 1255,1196 1236,1201 1217,1205 1199,1209 1180,1213 1161,1216 1143,1219 1124,1222 1105,1225 1086,1227 1068,1229 1049,1231 1030,1232 1011,1233 993,1235 974,1235 955,1236 937,1236 918,1236 899,1236 880,1235 862,1235 843,1233 824,1232 806,1231 787,1229 768,1227 750,1225 731,1222 712,1219 693,1216 673,1213 655,1209 636,1205 617,1201 599,1196 580,1191 561,1186 543,1181 524,1175 505,1169 486,1162 468,1155 449,1148 430,1140 412,1132 393,1123 374,1115 355,1105 337,1095 318,1084 299,1073 280,1061 262,1049 243,1036 224,1022 206,1007 187,991 168,973 150,955 131,935 112,913 93,889 75,862 56,830 37,792 18,742">
          <text:p/>
        </draw:polygon>
        <draw:polyline draw:style-name="gr2" draw:layer="layout" svg:width="1.853cm" svg:height="1.235cm" svg:x="14.141cm" svg:y="8.376cm" svg:viewBox="0 0 1854 1236" draw:points="0,619 18,495 37,445 56,407 75,375 93,348 112,324 131,302 150,282 168,262 187,245 206,229 224,214 243,200 262,187 280,174 299,163 318,152 337,141 355,131 374,122 393,112 412,104 430,96 449,88 468,81 486,74 505,67 524,61 543,55 561,50 580,45 599,40 617,35 636,31 655,27 673,23 693,20 712,17 731,14 750,11 768,9 787,7 806,5 824,4 843,2 862,1 880,1 899,0 918,0 937,0 955,0 974,1 993,1 1011,2 1030,4 1049,5 1068,7 1086,9 1105,11 1124,14 1143,17 1161,20 1180,23 1199,27 1217,31 1236,35 1255,40 1273,45 1292,50 1311,55 1330,61 1348,67 1367,74 1386,81 1405,88 1423,96 1442,104 1461,112 1479,122 1498,131 1517,141 1536,152 1554,163 1573,174 1592,187 1610,200 1629,214 1648,229 1666,245 1685,262 1704,282 1723,302 1742,324 1760,348 1779,375 1798,407 1816,445 1835,495 1854,619 1835,742 1816,792 1798,830 1779,862 1760,889 1742,913 1723,935 1704,955 1685,973 1666,991 1648,1007 1629,1022 1610,1036 1592,1049 1573,1061 1554,1073 1536,1084 1517,1095 1498,1105 1479,1115 1461,1123 1442,1132 1423,1140 1405,1148 1386,1155 1367,1162 1348,1169 1330,1175 1311,1181 1292,1186 1273,1191 1255,1196 1236,1201 1217,1205 1199,1209 1180,1213 1161,1216 1143,1219 1124,1222 1105,1225 1086,1227 1068,1229 1049,1231 1030,1232 1011,1233 993,1235 974,1235 955,1236 937,1236 918,1236 899,1236 880,1235 862,1235 843,1233 824,1232 806,1231 787,1229 768,1227 750,1225 731,1222 712,1219 693,1216 673,1213 655,1209 636,1205 617,1201 599,1196 580,1191 561,1186 543,1181 524,1175 505,1169 486,1162 468,1155 449,1148 430,1140 412,1132 393,1123 374,1115 355,1105 337,1095 318,1084 299,1073 280,1061 262,1049 243,1036 224,1022 206,1007 187,991 168,973 150,955 131,935 112,913 93,889 75,862 56,830 37,792 18,742 0,619">
          <text:p/>
        </draw:polyline>
        <draw:frame draw:style-name="gr95" draw:layer="layout" svg:width="0.345cm" svg:height="0.179cm" svg:x="13.038cm" svg:y="16.628cm">
          <draw:text-box>
            <text:p text:style-name="P1"><text:span text:style-name="T3">4 / 14</text:span></text:p>
          </draw:text-box>
        </draw:frame>
        <draw:frame draw:style-name="gr88" draw:layer="layout" svg:width="0.794cm" svg:height="0.179cm" svg:x="14.663cm" svg:y="8.67cm">
          <draw:text-box>
            <text:p text:style-name="P1"><text:span text:style-name="T3">GO:0022891</text:span></text:p>
          </draw:text-box>
        </draw:frame>
        <draw:frame draw:style-name="gr117" draw:layer="layout" svg:width="1.31cm" svg:height="0.179cm" svg:x="14.403cm" svg:y="8.852cm">
          <draw:text-box>
            <text:p text:style-name="P1"><text:span text:style-name="T3">substrate−specific t...</text:span></text:p>
          </draw:text-box>
        </draw:frame>
        <draw:frame draw:style-name="gr90" draw:layer="layout" svg:width="0.497cm" svg:height="0.179cm" svg:x="14.812cm" svg:y="9.034cm">
          <draw:text-box>
            <text:p text:style-name="P1"><text:span text:style-name="T3">0.14607</text:span></text:p>
          </draw:text-box>
        </draw:frame>
        <draw:polygon draw:style-name="gr1" draw:layer="layout" svg:width="1.853cm" svg:height="1.235cm" svg:x="12.528cm" svg:y="5.905cm" svg:viewBox="0 0 1854 1236" draw:points="0,619 19,495 37,445 56,407 75,376 94,348 112,324 131,302 150,282 168,263 187,246 206,230 224,214 243,201 262,187 281,175 300,163 318,152 337,141 356,131 374,122 393,113 412,104 430,96 450,89 469,81 488,74 506,68 525,61 544,56 562,50 581,45 600,40 619,35 637,31 656,27 675,24 694,20 712,17 731,14 750,12 768,9 787,7 806,6 824,4 843,3 862,2 881,1 899,0 918,0 937,0 956,0 974,1 993,2 1012,3 1030,4 1049,6 1068,7 1087,9 1105,12 1124,14 1143,17 1161,20 1180,24 1199,27 1217,31 1236,35 1255,40 1274,45 1293,50 1311,56 1330,61 1349,68 1367,74 1386,81 1405,89 1423,96 1442,104 1461,113 1480,122 1498,131 1517,141 1536,152 1554,163 1573,175 1592,187 1611,201 1629,214 1648,230 1667,246 1686,263 1704,282 1723,302 1742,324 1760,348 1779,376 1798,407 1816,445 1835,495 1854,619 1835,742 1816,793 1798,830 1779,862 1760,889 1742,914 1723,936 1704,956 1686,974 1667,991 1648,1007 1629,1022 1611,1036 1592,1049 1573,1062 1554,1073 1536,1085 1517,1095 1498,1105 1480,1115 1461,1124 1442,1132 1423,1140 1405,1148 1386,1156 1367,1162 1349,1169 1330,1175 1311,1181 1293,1187 1274,1192 1255,1197 1236,1201 1217,1205 1199,1209 1180,1213 1161,1216 1143,1219 1124,1222 1105,1225 1087,1227 1068,1229 1049,1231 1030,1233 1012,1234 993,1235 974,1236 956,1236 937,1236 918,1236 899,1236 881,1236 862,1235 843,1234 824,1233 806,1231 787,1229 768,1227 750,1225 731,1222 712,1219 694,1216 675,1213 656,1209 637,1205 619,1201 600,1197 581,1192 562,1187 544,1181 525,1175 506,1169 488,1162 469,1156 450,1148 430,1140 412,1132 393,1124 374,1115 356,1105 337,1095 318,1085 300,1073 281,1062 262,1049 243,1036 224,1022 206,1007 187,991 168,974 150,956 131,936 112,914 94,889 75,862 56,830 37,793 19,742">
          <text:p/>
        </draw:polygon>
        <draw:polyline draw:style-name="gr2" draw:layer="layout" svg:width="1.853cm" svg:height="1.235cm" svg:x="12.528cm" svg:y="5.905cm" svg:viewBox="0 0 1854 1236" draw:points="0,619 19,495 37,445 56,407 75,376 94,348 112,324 131,302 150,282 168,263 187,246 206,230 224,214 243,201 262,187 281,175 300,163 318,152 337,141 356,131 374,122 393,113 412,104 430,96 450,89 469,81 488,74 506,68 525,61 544,56 562,50 581,45 600,40 619,35 637,31 656,27 675,24 694,20 712,17 731,14 750,12 768,9 787,7 806,6 824,4 843,3 862,2 881,1 899,0 918,0 937,0 956,0 974,1 993,2 1012,3 1030,4 1049,6 1068,7 1087,9 1105,12 1124,14 1143,17 1161,20 1180,24 1199,27 1217,31 1236,35 1255,40 1274,45 1293,50 1311,56 1330,61 1349,68 1367,74 1386,81 1405,89 1423,96 1442,104 1461,113 1480,122 1498,131 1517,141 1536,152 1554,163 1573,175 1592,187 1611,201 1629,214 1648,230 1667,246 1686,263 1704,282 1723,302 1742,324 1760,348 1779,376 1798,407 1816,445 1835,495 1854,619 1835,742 1816,793 1798,830 1779,862 1760,889 1742,914 1723,936 1704,956 1686,974 1667,991 1648,1007 1629,1022 1611,1036 1592,1049 1573,1062 1554,1073 1536,1085 1517,1095 1498,1105 1480,1115 1461,1124 1442,1132 1423,1140 1405,1148 1386,1156 1367,1162 1349,1169 1330,1175 1311,1181 1293,1187 1274,1192 1255,1197 1236,1201 1217,1205 1199,1209 1180,1213 1161,1216 1143,1219 1124,1222 1105,1225 1087,1227 1068,1229 1049,1231 1030,1233 1012,1234 993,1235 974,1236 956,1236 937,1236 918,1236 899,1236 881,1236 862,1235 843,1234 824,1233 806,1231 787,1229 768,1227 750,1225 731,1222 712,1219 694,1216 675,1213 656,1209 637,1205 619,1201 600,1197 581,1192 562,1187 544,1181 525,1175 506,1169 488,1162 469,1156 450,1148 430,1140 412,1132 393,1124 374,1115 356,1105 337,1095 318,1085 300,1073 281,1062 262,1049 243,1036 224,1022 206,1007 187,991 168,974 150,956 131,936 112,914 94,889 75,862 56,830 37,793 19,742 0,619">
          <text:p/>
        </draw:polyline>
        <draw:frame draw:style-name="gr95" draw:layer="layout" svg:width="0.345cm" svg:height="0.179cm" svg:x="14.891cm" svg:y="9.216cm">
          <draw:text-box>
            <text:p text:style-name="P1"><text:span text:style-name="T3">6 / 26</text:span></text:p>
          </draw:text-box>
        </draw:frame>
        <draw:frame draw:style-name="gr88" draw:layer="layout" svg:width="0.794cm" svg:height="0.179cm" svg:x="13.051cm" svg:y="6.199cm">
          <draw:text-box>
            <text:p text:style-name="P1"><text:span text:style-name="T3">GO:0022892</text:span></text:p>
          </draw:text-box>
        </draw:frame>
        <draw:frame draw:style-name="gr117" draw:layer="layout" svg:width="1.31cm" svg:height="0.179cm" svg:x="12.791cm" svg:y="6.381cm">
          <draw:text-box>
            <text:p text:style-name="P1"><text:span text:style-name="T3">substrate−specific t...</text:span></text:p>
          </draw:text-box>
        </draw:frame>
        <draw:frame draw:style-name="gr90" draw:layer="layout" svg:width="0.497cm" svg:height="0.179cm" svg:x="13.199cm" svg:y="6.563cm">
          <draw:text-box>
            <text:p text:style-name="P1"><text:span text:style-name="T3">0.21397</text:span></text:p>
          </draw:text-box>
        </draw:frame>
        <draw:polygon draw:style-name="gr6" draw:layer="layout" svg:width="1.853cm" svg:height="1.235cm" svg:x="19.014cm" svg:y="5.905cm" svg:viewBox="0 0 1854 1236" draw:points="0,1236 1854,1236 1854,0 0,0">
          <text:p/>
        </draw:polygon>
        <draw:frame draw:style-name="gr95" draw:layer="layout" svg:width="0.345cm" svg:height="0.179cm" svg:x="13.278cm" svg:y="6.746cm">
          <draw:text-box>
            <text:p text:style-name="P1"><text:span text:style-name="T3">6 / 29</text:span></text:p>
          </draw:text-box>
        </draw:frame>
        <draw:frame draw:style-name="gr88" draw:layer="layout" svg:width="0.794cm" svg:height="0.179cm" svg:x="19.536cm" svg:y="6.199cm">
          <draw:text-box>
            <text:p text:style-name="P1"><text:span text:style-name="T3">GO:0042277</text:span></text:p>
          </draw:text-box>
        </draw:frame>
        <draw:frame draw:style-name="gr118" draw:layer="layout" svg:width="0.929cm" svg:height="0.179cm" svg:x="19.462cm" svg:y="6.381cm">
          <draw:text-box>
            <text:p text:style-name="P1"><text:span text:style-name="T3">peptide binding</text:span></text:p>
          </draw:text-box>
        </draw:frame>
        <draw:frame draw:style-name="gr90" draw:layer="layout" svg:width="0.497cm" svg:height="0.179cm" svg:x="19.685cm" svg:y="6.563cm">
          <draw:text-box>
            <text:p text:style-name="P1"><text:span text:style-name="T3">0.03967</text:span></text:p>
          </draw:text-box>
        </draw:frame>
        <draw:polygon draw:style-name="gr6" draw:layer="layout" svg:width="1.853cm" svg:height="1.235cm" svg:x="22.274cm" svg:y="5.905cm" svg:viewBox="0 0 1854 1236" draw:points="0,1236 1854,1236 1854,0 0,0">
          <text:p/>
        </draw:polygon>
        <draw:frame draw:style-name="gr95" draw:layer="layout" svg:width="0.345cm" svg:height="0.179cm" svg:x="19.764cm" svg:y="6.746cm">
          <draw:text-box>
            <text:p text:style-name="P1"><text:span text:style-name="T3">4 / 10</text:span></text:p>
          </draw:text-box>
        </draw:frame>
        <draw:frame draw:style-name="gr88" draw:layer="layout" svg:width="0.794cm" svg:height="0.179cm" svg:x="22.796cm" svg:y="6.199cm">
          <draw:text-box>
            <text:p text:style-name="P1"><text:span text:style-name="T3">GO:0043021</text:span></text:p>
          </draw:text-box>
        </draw:frame>
        <draw:frame draw:style-name="gr119" draw:layer="layout" svg:width="1.314cm" svg:height="0.179cm" svg:x="22.525cm" svg:y="6.381cm">
          <draw:text-box>
            <text:p text:style-name="P1"><text:span text:style-name="T3">ribonucleoprotein bi...</text:span></text:p>
          </draw:text-box>
        </draw:frame>
        <draw:frame draw:style-name="gr90" draw:layer="layout" svg:width="0.497cm" svg:height="0.179cm" svg:x="22.945cm" svg:y="6.563cm">
          <draw:text-box>
            <text:p text:style-name="P1"><text:span text:style-name="T3">0.03955</text:span></text:p>
          </draw:text-box>
        </draw:frame>
        <draw:polygon draw:style-name="gr16" draw:layer="layout" svg:width="1.852cm" svg:height="1.236cm" svg:x="14.553cm" svg:y="13.317cm" svg:viewBox="0 0 1853 1237" draw:points="0,619 18,495 37,445 56,407 74,376 93,348 112,324 131,302 149,282 168,263 187,246 205,230 224,215 243,201 261,188 281,175 300,163 319,152 338,141 356,131 375,122 394,113 412,104 431,96 450,88 468,81 487,74 506,68 525,62 543,56 562,50 581,45 599,40 618,35 637,31 656,27 674,23 693,20 712,17 731,14 749,12 768,9 787,7 805,6 824,4 843,3 861,2 880,1 899,1 918,0 936,0 955,1 974,1 993,2 1011,3 1030,4 1049,6 1067,7 1086,9 1105,12 1124,14 1142,17 1161,20 1180,23 1198,27 1217,31 1236,35 1254,40 1273,45 1292,50 1311,56 1330,62 1348,68 1367,74 1386,81 1404,88 1423,96 1442,104 1460,113 1479,122 1498,131 1517,141 1535,152 1554,163 1573,175 1591,188 1610,201 1629,215 1648,230 1666,246 1685,263 1704,282 1723,302 1741,324 1760,348 1779,376 1797,407 1816,445 1835,495 1853,619 1835,742 1816,792 1797,831 1779,862 1760,890 1741,913 1723,935 1704,955 1685,974 1666,991 1648,1007 1629,1022 1610,1036 1591,1049 1573,1062 1554,1074 1535,1085 1517,1095 1498,1105 1479,1115 1460,1124 1442,1133 1423,1141 1404,1148 1386,1156 1367,1163 1348,1169 1330,1175 1311,1181 1292,1187 1273,1192 1254,1197 1236,1201 1217,1206 1198,1209 1180,1213 1161,1217 1142,1220 1124,1223 1105,1225 1086,1227 1067,1229 1049,1231 1030,1233 1011,1234 993,1235 974,1236 955,1236 936,1237 918,1237 899,1236 880,1236 861,1235 843,1234 824,1233 805,1231 787,1229 768,1227 749,1225 731,1223 712,1220 693,1217 674,1213 656,1209 637,1206 618,1201 599,1197 581,1192 562,1187 543,1181 525,1175 506,1169 487,1163 468,1156 450,1148 431,1141 412,1133 394,1124 375,1115 356,1105 338,1095 319,1085 300,1074 281,1062 261,1049 243,1036 224,1022 205,1007 187,991 168,974 149,955 131,935 112,913 93,890 74,862 56,831 37,792 18,742">
          <text:p/>
        </draw:polygon>
        <draw:polyline draw:style-name="gr2" draw:layer="layout" svg:width="1.852cm" svg:height="1.236cm" svg:x="14.553cm" svg:y="13.317cm" svg:viewBox="0 0 1853 1237" draw:points="0,619 18,495 37,445 56,407 74,376 93,348 112,324 131,302 149,282 168,263 187,246 205,230 224,215 243,201 261,188 281,175 300,163 319,152 338,141 356,131 375,122 394,113 412,104 431,96 450,88 468,81 487,74 506,68 525,62 543,56 562,50 581,45 599,40 618,35 637,31 656,27 674,23 693,20 712,17 731,14 749,12 768,9 787,7 805,6 824,4 843,3 861,2 880,1 899,1 918,0 936,0 955,1 974,1 993,2 1011,3 1030,4 1049,6 1067,7 1086,9 1105,12 1124,14 1142,17 1161,20 1180,23 1198,27 1217,31 1236,35 1254,40 1273,45 1292,50 1311,56 1330,62 1348,68 1367,74 1386,81 1404,88 1423,96 1442,104 1460,113 1479,122 1498,131 1517,141 1535,152 1554,163 1573,175 1591,188 1610,201 1629,215 1648,230 1666,246 1685,263 1704,282 1723,302 1741,324 1760,348 1779,376 1797,407 1816,445 1835,495 1853,619 1835,742 1816,792 1797,831 1779,862 1760,890 1741,913 1723,935 1704,955 1685,974 1666,991 1648,1007 1629,1022 1610,1036 1591,1049 1573,1062 1554,1074 1535,1085 1517,1095 1498,1105 1479,1115 1460,1124 1442,1133 1423,1141 1404,1148 1386,1156 1367,1163 1348,1169 1330,1175 1311,1181 1292,1187 1273,1192 1254,1197 1236,1201 1217,1206 1198,1209 1180,1213 1161,1217 1142,1220 1124,1223 1105,1225 1086,1227 1067,1229 1049,1231 1030,1233 1011,1234 993,1235 974,1236 955,1236 936,1237 918,1237 899,1236 880,1236 861,1235 843,1234 824,1233 805,1231 787,1229 768,1227 749,1225 731,1223 712,1220 693,1217 674,1213 656,1209 637,1206 618,1201 599,1197 581,1192 562,1187 543,1181 525,1175 506,1169 487,1163 468,1156 450,1148 431,1141 412,1133 394,1124 375,1115 356,1105 338,1095 319,1085 300,1074 281,1062 261,1049 243,1036 224,1022 205,1007 187,991 168,974 149,955 131,935 112,913 93,890 74,862 56,831 37,792 18,742 0,619">
          <text:p/>
        </draw:polyline>
        <draw:frame draw:style-name="gr93" draw:layer="layout" svg:width="0.269cm" svg:height="0.179cm" svg:x="23.063cm" svg:y="6.746cm">
          <draw:text-box>
            <text:p text:style-name="P1"><text:span text:style-name="T3">3 / 6</text:span></text:p>
          </draw:text-box>
        </draw:frame>
        <draw:frame draw:style-name="gr88" draw:layer="layout" svg:width="0.794cm" svg:height="0.179cm" svg:x="15.075cm" svg:y="13.611cm">
          <draw:text-box>
            <text:p text:style-name="P1"><text:span text:style-name="T3">GO:0046943</text:span></text:p>
          </draw:text-box>
        </draw:frame>
        <draw:frame draw:style-name="gr120" draw:layer="layout" svg:width="1.306cm" svg:height="0.179cm" svg:x="14.819cm" svg:y="13.793cm">
          <draw:text-box>
            <text:p text:style-name="P1"><text:span text:style-name="T3">carboxylic acid tran...</text:span></text:p>
          </draw:text-box>
        </draw:frame>
        <draw:frame draw:style-name="gr90" draw:layer="layout" svg:width="0.497cm" svg:height="0.179cm" svg:x="15.224cm" svg:y="13.975cm">
          <draw:text-box>
            <text:p text:style-name="P1"><text:span text:style-name="T3">0.05383</text:span></text:p>
          </draw:text-box>
        </draw:frame>
        <draw:polygon draw:style-name="gr6" draw:layer="layout" svg:width="1.853cm" svg:height="1.236cm" svg:x="4.498cm" svg:y="20.729cm" svg:viewBox="0 0 1854 1237" draw:points="0,1237 1854,1237 1854,0 0,0">
          <text:p/>
        </draw:polygon>
        <draw:frame draw:style-name="gr93" draw:layer="layout" svg:width="0.269cm" svg:height="0.179cm" svg:x="15.342cm" svg:y="14.157cm">
          <draw:text-box>
            <text:p text:style-name="P1"><text:span text:style-name="T3">2 / 3</text:span></text:p>
          </draw:text-box>
        </draw:frame>
        <draw:frame draw:style-name="gr88" draw:layer="layout" svg:width="0.794cm" svg:height="0.179cm" svg:x="5.021cm" svg:y="21.023cm">
          <draw:text-box>
            <text:p text:style-name="P1"><text:span text:style-name="T3">GO:0070011</text:span></text:p>
          </draw:text-box>
        </draw:frame>
        <draw:frame draw:style-name="gr121" draw:layer="layout" svg:width="1.255cm" svg:height="0.179cm" svg:x="4.793cm" svg:y="21.205cm">
          <draw:text-box>
            <text:p text:style-name="P1"><text:span text:style-name="T3">peptidase activity, ...</text:span></text:p>
          </draw:text-box>
        </draw:frame>
        <draw:frame draw:style-name="gr90" draw:layer="layout" svg:width="0.497cm" svg:height="0.179cm" svg:x="5.17cm" svg:y="21.387cm">
          <draw:text-box>
            <text:p text:style-name="P1"><text:span text:style-name="T3">0.04418</text:span></text:p>
          </draw:text-box>
        </draw:frame>
        <draw:polyline draw:style-name="gr2" draw:layer="layout" svg:width="4.873cm" svg:height="4.633cm" svg:x="9.336cm" svg:y="1.89cm" svg:viewBox="0 0 4874 4634" draw:points="4874,0 4354,203 3761,462 3126,778 2477,1152 1846,1583 1262,2073 756,2623 356,3233 94,3903 0,4634">
          <text:p/>
        </draw:polyline>
        <draw:line draw:style-name="gr2" draw:layer="layout" svg:x1="9.336cm" svg:y1="6.523cm" svg:x2="9.336cm" svg:y2="8.994cm">
          <text:p/>
        </draw:line>
        <draw:polyline draw:style-name="gr2" draw:layer="layout" svg:width="0.274cm" svg:height="3.98cm" svg:x="9.062cm" svg:y="8.994cm" svg:viewBox="0 0 275 3981" draw:points="275,0 271,426 257,858 235,1292 208,1722 176,2144 141,2554 105,2948 68,3320 33,3666 0,3981">
          <text:p/>
        </draw:polyline>
        <draw:line draw:style-name="gr2" draw:layer="layout" svg:x1="9.096cm" svg:y1="12.659cm" svg:x2="9.062cm" svg:y2="12.975cm">
          <text:p/>
        </draw:line>
        <draw:polyline draw:style-name="gr2" draw:layer="layout" svg:width="0.391cm" svg:height="0.359cm" svg:x="8.902cm" svg:y="12.615cm" svg:viewBox="0 0 392 360" draw:points="0,0 161,360 392,41">
          <text:p/>
        </draw:polyline>
        <draw:line draw:style-name="gr2" draw:layer="layout" svg:x1="15.067cm" svg:y1="2.233cm" svg:x2="15.067cm" svg:y2="3.091cm">
          <text:p/>
        </draw:line>
        <draw:line draw:style-name="gr2" draw:layer="layout" svg:x1="15.067cm" svg:y1="3.007cm" svg:x2="15.067cm" svg:y2="3.091cm">
          <text:p/>
        </draw:line>
        <draw:polyline draw:style-name="gr2" draw:layer="layout" svg:width="0.394cm" svg:height="0.34cm" svg:x="14.87cm" svg:y="2.751cm" svg:viewBox="0 0 395 341" draw:points="0,0 198,341 395,0">
          <text:p/>
        </draw:polyline>
        <draw:polyline draw:style-name="gr2" draw:layer="layout" svg:width="3.088cm" svg:height="1.579cm" svg:x="15.788cm" svg:y="1.959cm" svg:viewBox="0 0 3089 1580" draw:points="0,0 261,140 548,289 855,447 1176,610 1505,776 1838,944 2168,1110 2490,1274 2800,1431 3089,1580">
          <text:p/>
        </draw:polyline>
        <draw:line draw:style-name="gr2" draw:layer="layout" svg:x1="18.587cm" svg:y1="3.389cm" svg:x2="18.877cm" svg:y2="3.539cm">
          <text:p/>
        </draw:line>
        <draw:polyline draw:style-name="gr2" draw:layer="layout" svg:width="0.393cm" svg:height="0.35cm" svg:x="18.483cm" svg:y="3.207cm" svg:viewBox="0 0 394 351" draw:points="0,351 394,332 180,0">
          <text:p/>
        </draw:polyline>
        <draw:line draw:style-name="gr2" draw:layer="layout" svg:x1="8.959cm" svg:y1="14.587cm" svg:x2="8.959cm" svg:y2="15.445cm">
          <text:p/>
        </draw:line>
        <draw:line draw:style-name="gr2" draw:layer="layout" svg:x1="8.959cm" svg:y1="15.361cm" svg:x2="8.959cm" svg:y2="15.445cm">
          <text:p/>
        </draw:line>
        <draw:polyline draw:style-name="gr2" draw:layer="layout" svg:width="0.393cm" svg:height="0.341cm" svg:x="8.763cm" svg:y="15.104cm" svg:viewBox="0 0 394 342" draw:points="0,0 196,342 394,0">
          <text:p/>
        </draw:polyline>
        <draw:polyline draw:style-name="gr2" draw:layer="layout" svg:width="1.956cm" svg:height="1.373cm" svg:x="6.351cm" svg:y="14.415cm" svg:viewBox="0 0 1957 1374" draw:points="1957,0 1786,118 1602,245 1408,379 1209,518 1004,661 798,807 591,952 388,1096 190,1237 0,1374">
          <text:p/>
        </draw:polyline>
        <draw:line draw:style-name="gr2" draw:layer="layout" svg:x1="6.542cm" svg:y1="15.651cm" svg:x2="6.351cm" svg:y2="15.789cm">
          <text:p/>
        </draw:line>
        <draw:polyline draw:style-name="gr2" draw:layer="layout" svg:width="0.391cm" svg:height="0.359cm" svg:x="6.351cm" svg:y="15.429cm" svg:viewBox="0 0 392 360" draw:points="162,0 0,360 392,320">
          <text:p/>
        </draw:polyline>
        <draw:line draw:style-name="gr2" draw:layer="layout" svg:x1="2.165cm" svg:y1="21.999cm" svg:x2="2.165cm" svg:y2="22.857cm">
          <text:p/>
        </draw:line>
        <draw:line draw:style-name="gr2" draw:layer="layout" svg:x1="2.165cm" svg:y1="22.772cm" svg:x2="2.165cm" svg:y2="22.857cm">
          <text:p/>
        </draw:line>
        <draw:polyline draw:style-name="gr2" draw:layer="layout" svg:width="0.393cm" svg:height="0.341cm" svg:x="1.968cm" svg:y="22.516cm" svg:viewBox="0 0 394 342" draw:points="0,0 197,342 394,0">
          <text:p/>
        </draw:polyline>
        <draw:polyline draw:style-name="gr2" draw:layer="layout" svg:width="0.652cm" svg:height="1.03cm" svg:x="15.445cm" svg:y="4.635cm" svg:viewBox="0 0 653 1031" draw:points="0,0 54,95 114,193 177,294 245,398 314,502 384,609 453,716 522,822 589,927 653,1031">
          <text:p/>
        </draw:polyline>
        <draw:line draw:style-name="gr2" draw:layer="layout" svg:x1="16.033cm" svg:y1="5.561cm" svg:x2="16.098cm" svg:y2="5.667cm">
          <text:p/>
        </draw:line>
        <draw:polyline draw:style-name="gr2" draw:layer="layout" svg:width="0.346cm" svg:height="0.393cm" svg:x="15.751cm" svg:y="5.272cm" svg:viewBox="0 0 347 394" draw:points="0,205 347,394 337,0">
          <text:p/>
        </draw:polyline>
        <draw:polyline draw:style-name="gr2" draw:layer="layout" svg:width="0.687cm" svg:height="1.03cm" svg:x="14.003cm" svg:y="4.635cm" svg:viewBox="0 0 688 1031" draw:points="688,0 625,95 561,193 494,294 426,398 356,502 286,609 216,716 144,822 72,927 0,1031">
          <text:p/>
        </draw:polyline>
        <draw:line draw:style-name="gr2" draw:layer="layout" svg:x1="14.076cm" svg:y1="5.561cm" svg:x2="14.003cm" svg:y2="5.667cm">
          <text:p/>
        </draw:line>
        <draw:polyline draw:style-name="gr2" draw:layer="layout" svg:width="0.356cm" svg:height="0.392cm" svg:x="14.003cm" svg:y="5.273cm" svg:viewBox="0 0 357 393" draw:points="33,0 0,393 357,225">
          <text:p/>
        </draw:polyline>
        <draw:polyline draw:style-name="gr2" draw:layer="layout" svg:width="0.309cm" svg:height="3.329cm" svg:x="17.95cm" svg:y="12.116cm" svg:viewBox="0 0 310 3330" draw:points="310,0 287,267 260,567 231,894 200,1242 167,1601 133,1965 99,2328 65,2680 32,3017 0,3330">
          <text:p/>
        </draw:polyline>
        <draw:line draw:style-name="gr2" draw:layer="layout" svg:x1="17.983cm" svg:y1="15.132cm" svg:x2="17.95cm" svg:y2="15.446cm">
          <text:p/>
        </draw:line>
        <draw:polyline draw:style-name="gr2" draw:layer="layout" svg:width="0.391cm" svg:height="0.359cm" svg:x="17.789cm" svg:y="15.086cm" svg:viewBox="0 0 392 360" draw:points="0,0 161,360 392,40">
          <text:p/>
        </draw:polyline>
        <draw:polyline draw:style-name="gr2" draw:layer="layout" svg:width="0.138cm" svg:height="0.858cm" svg:x="15.17cm" svg:y="12.116cm" svg:viewBox="0 0 139 859" draw:points="0,0 11,75 24,155 39,240 54,327 70,416 85,507 100,597 114,687 127,775 139,859">
          <text:p/>
        </draw:polyline>
        <draw:line draw:style-name="gr2" draw:layer="layout" svg:x1="15.296cm" svg:y1="12.89cm" svg:x2="15.309cm" svg:y2="12.975cm">
          <text:p/>
        </draw:line>
        <draw:polyline draw:style-name="gr2" draw:layer="layout" svg:width="0.39cm" svg:height="0.363cm" svg:x="15.067cm" svg:y="12.611cm" svg:viewBox="0 0 391 364" draw:points="0,51 242,364 391,0">
          <text:p/>
        </draw:polyline>
        <draw:line draw:style-name="gr2" draw:layer="layout" svg:x1="19.94cm" svg:y1="4.704cm" svg:x2="19.94cm" svg:y2="5.562cm">
          <text:p/>
        </draw:line>
        <draw:line draw:style-name="gr2" draw:layer="layout" svg:x1="19.94cm" svg:y1="5.478cm" svg:x2="19.94cm" svg:y2="5.562cm">
          <text:p/>
        </draw:line>
        <draw:polyline draw:style-name="gr2" draw:layer="layout" svg:width="0.393cm" svg:height="0.341cm" svg:x="19.743cm" svg:y="5.221cm" svg:viewBox="0 0 394 342" draw:points="0,0 197,342 394,0">
          <text:p/>
        </draw:polyline>
        <draw:polyline draw:style-name="gr2" draw:layer="layout" svg:width="1.544cm" svg:height="1.166cm" svg:x="20.558cm" svg:y="4.533cm" svg:viewBox="0 0 1545 1167" draw:points="0,0 129,106 269,217 418,333 573,451 733,571 896,692 1062,813 1226,934 1388,1052 1545,1167">
          <text:p/>
        </draw:polyline>
        <draw:line draw:style-name="gr2" draw:layer="layout" svg:x1="21.945cm" svg:y1="5.584cm" svg:x2="22.103cm" svg:y2="5.7cm">
          <text:p/>
        </draw:line>
        <draw:polyline draw:style-name="gr2" draw:layer="layout" svg:width="0.391cm" svg:height="0.36cm" svg:x="21.711cm" svg:y="5.339cm" svg:viewBox="0 0 392 361" draw:points="0,319 392,361 233,0">
          <text:p/>
        </draw:polyline>
        <draw:line draw:style-name="gr2" draw:layer="layout" svg:x1="5.425cm" svg:y1="19.528cm" svg:x2="5.425cm" svg:y2="20.386cm">
          <text:p/>
        </draw:line>
        <draw:line draw:style-name="gr2" draw:layer="layout" svg:x1="5.425cm" svg:y1="20.302cm" svg:x2="5.425cm" svg:y2="20.386cm">
          <text:p/>
        </draw:line>
        <draw:polyline draw:style-name="gr2" draw:layer="layout" svg:width="0.393cm" svg:height="0.341cm" svg:x="5.228cm" svg:y="20.045cm" svg:viewBox="0 0 394 342" draw:points="0,0 197,342 394,0">
          <text:p/>
        </draw:polyline>
        <draw:polyline draw:style-name="gr2" draw:layer="layout" svg:width="0.378cm" svg:height="0.926cm" svg:x="12.459cm" svg:y="14.553cm" svg:viewBox="0 0 379 927" draw:points="0,0 32,84 66,172 101,262 138,356 176,451 215,546 255,643 296,738 336,834 379,927">
          <text:p/>
        </draw:polyline>
        <draw:line draw:style-name="gr2" draw:layer="layout" svg:x1="12.795cm" svg:y1="15.386cm" svg:x2="12.838cm" svg:y2="15.48cm">
          <text:p/>
        </draw:line>
        <draw:polyline draw:style-name="gr2" draw:layer="layout" svg:width="0.36cm" svg:height="0.391cm" svg:x="12.52cm" svg:y="15.088cm" svg:viewBox="0 0 361 392" draw:points="0,160 318,392 361,0">
          <text:p/>
        </draw:polyline>
        <draw:line draw:style-name="gr2" draw:layer="layout" svg:x1="11.945cm" svg:y1="21.999cm" svg:x2="11.945cm" svg:y2="22.857cm">
          <text:p/>
        </draw:line>
        <draw:line draw:style-name="gr2" draw:layer="layout" svg:x1="11.945cm" svg:y1="22.772cm" svg:x2="11.945cm" svg:y2="22.857cm">
          <text:p/>
        </draw:line>
        <draw:polyline draw:style-name="gr2" draw:layer="layout" svg:width="0.393cm" svg:height="0.341cm" svg:x="11.748cm" svg:y="22.516cm" svg:viewBox="0 0 394 342" draw:points="0,0 198,342 394,0">
          <text:p/>
        </draw:polyline>
        <draw:polyline draw:style-name="gr2" draw:layer="layout" svg:width="0.138cm" svg:height="0.858cm" svg:x="11.91cm" svg:y="12.116cm" svg:viewBox="0 0 139 859" draw:points="0,0 13,75 25,155 39,240 55,327 70,416 85,507 100,597 114,687 127,775 139,859">
          <text:p/>
        </draw:polyline>
        <draw:line draw:style-name="gr2" draw:layer="layout" svg:x1="12.036cm" svg:y1="12.89cm" svg:x2="12.049cm" svg:y2="12.975cm">
          <text:p/>
        </draw:line>
        <draw:polyline draw:style-name="gr2" draw:layer="layout" svg:width="0.389cm" svg:height="0.363cm" svg:x="11.808cm" svg:y="12.611cm" svg:viewBox="0 0 390 364" draw:points="0,51 240,364 390,0">
          <text:p/>
        </draw:polyline>
        <draw:polyline draw:style-name="gr2" draw:layer="layout" svg:width="0.275cm" svg:height="0.926cm" svg:x="14.621cm" svg:y="19.494cm" svg:viewBox="0 0 276 927" draw:points="0,0 31,84 61,172 92,263 121,356 150,450 179,546 206,642 231,738 254,833 276,927">
          <text:p/>
        </draw:polyline>
        <draw:line draw:style-name="gr2" draw:layer="layout" svg:x1="14.874cm" svg:y1="20.327cm" svg:x2="14.897cm" svg:y2="20.421cm">
          <text:p/>
        </draw:line>
        <draw:polyline draw:style-name="gr2" draw:layer="layout" svg:width="0.384cm" svg:height="0.376cm" svg:x="14.627cm" svg:y="20.044cm" svg:viewBox="0 0 385 377" draw:points="0,89 269,377 385,0">
          <text:p/>
        </draw:polyline>
        <draw:polyline draw:style-name="gr2" draw:layer="layout" svg:width="1.544cm" svg:height="1.167cm" svg:x="13.043cm" svg:y="21.827cm" svg:viewBox="0 0 1545 1168" draw:points="1545,0 1407,106 1262,217 1112,333 957,451 797,572 637,693 476,814 315,935 156,1053 0,1168">
          <text:p/>
        </draw:polyline>
        <draw:line draw:style-name="gr2" draw:layer="layout" svg:x1="13.2cm" svg:y1="22.879cm" svg:x2="13.043cm" svg:y2="22.995cm">
          <text:p/>
        </draw:line>
        <draw:polyline draw:style-name="gr2" draw:layer="layout" svg:width="0.39cm" svg:height="0.36cm" svg:x="13.043cm" svg:y="22.634cm" svg:viewBox="0 0 391 361" draw:points="157,0 0,361 391,317">
          <text:p/>
        </draw:polyline>
        <draw:line draw:style-name="gr2" draw:layer="layout" svg:x1="17.881cm" svg:y1="17.057cm" svg:x2="17.881cm" svg:y2="17.915cm">
          <text:p/>
        </draw:line>
        <draw:line draw:style-name="gr2" draw:layer="layout" svg:x1="17.881cm" svg:y1="17.831cm" svg:x2="17.881cm" svg:y2="17.915cm">
          <text:p/>
        </draw:line>
        <draw:polyline draw:style-name="gr2" draw:layer="layout" svg:width="0.393cm" svg:height="0.34cm" svg:x="17.685cm" svg:y="17.575cm" svg:viewBox="0 0 394 341" draw:points="0,0 196,341 394,0">
          <text:p/>
        </draw:polyline>
        <draw:polyline draw:style-name="gr2" draw:layer="layout" svg:width="0.858cm" svg:height="1.27cm" svg:x="9.336cm" svg:y="16.989cm" svg:viewBox="0 0 859 1271" draw:points="0,0 76,108 157,224 241,348 328,477 418,609 508,744 598,880 688,1013 775,1144 859,1271">
          <text:p/>
        </draw:polyline>
        <draw:polyline draw:style-name="gr2" draw:layer="layout" svg:width="1.27cm" svg:height="2.23cm" svg:x="10.194cm" svg:y="18.259cm" svg:viewBox="0 0 1271 2231" draw:points="0,0 135,228 271,459 406,691 541,923 674,1154 803,1381 929,1603 1049,1821 1163,2030 1271,2231">
          <text:p/>
        </draw:polyline>
        <draw:line draw:style-name="gr2" draw:layer="layout" svg:x1="11.357cm" svg:y1="20.288cm" svg:x2="11.465cm" svg:y2="20.49cm">
          <text:p/>
        </draw:line>
        <draw:polyline draw:style-name="gr2" draw:layer="layout" svg:width="0.347cm" svg:height="0.393cm" svg:x="11.13cm" svg:y="20.096cm" svg:viewBox="0 0 348 394" draw:points="0,185 335,394 348,0">
          <text:p/>
        </draw:polyline>
        <draw:line draw:style-name="gr2" draw:layer="layout" svg:x1="8.959cm" svg:y1="17.057cm" svg:x2="8.959cm" svg:y2="17.915cm">
          <text:p/>
        </draw:line>
        <draw:line draw:style-name="gr2" draw:layer="layout" svg:x1="8.959cm" svg:y1="17.831cm" svg:x2="8.959cm" svg:y2="17.915cm">
          <text:p/>
        </draw:line>
        <draw:polyline draw:style-name="gr2" draw:layer="layout" svg:width="0.393cm" svg:height="0.34cm" svg:x="8.763cm" svg:y="17.575cm" svg:viewBox="0 0 394 341" draw:points="0,0 196,341 394,0">
          <text:p/>
        </draw:polyline>
        <draw:polyline draw:style-name="gr2" draw:layer="layout" svg:width="0.103cm" svg:height="0.858cm" svg:x="8.788cm" svg:y="19.528cm" svg:viewBox="0 0 104 859" draw:points="104,0 93,75 83,155 73,240 61,328 51,417 41,508 31,598 20,687 10,775 0,859">
          <text:p/>
        </draw:polyline>
        <draw:line draw:style-name="gr2" draw:layer="layout" svg:x1="8.799cm" svg:y1="20.302cm" svg:x2="8.788cm" svg:y2="20.387cm">
          <text:p/>
        </draw:line>
        <draw:polyline draw:style-name="gr2" draw:layer="layout" svg:width="0.39cm" svg:height="0.362cm" svg:x="8.634cm" svg:y="20.024cm" svg:viewBox="0 0 391 363" draw:points="0,0 154,363 391,48">
          <text:p/>
        </draw:polyline>
        <draw:polyline draw:style-name="gr2" draw:layer="layout" svg:width="1.544cm" svg:height="1.167cm" svg:x="9.302cm" svg:y="21.827cm" svg:viewBox="0 0 1545 1168" draw:points="0,0 130,106 270,217 418,333 574,451 734,572 897,693 1062,814 1226,935 1387,1053 1545,1168">
          <text:p/>
        </draw:polyline>
        <draw:line draw:style-name="gr2" draw:layer="layout" svg:x1="10.689cm" svg:y1="22.879cm" svg:x2="10.847cm" svg:y2="22.995cm">
          <text:p/>
        </draw:line>
        <draw:polyline draw:style-name="gr2" draw:layer="layout" svg:width="0.391cm" svg:height="0.36cm" svg:x="10.455cm" svg:y="22.634cm" svg:viewBox="0 0 392 361" draw:points="0,318 392,361 234,0">
          <text:p/>
        </draw:polyline>
        <draw:line draw:style-name="gr2" draw:layer="layout" svg:x1="5.425cm" svg:y1="17.057cm" svg:x2="5.425cm" svg:y2="17.915cm">
          <text:p/>
        </draw:line>
        <draw:line draw:style-name="gr2" draw:layer="layout" svg:x1="5.425cm" svg:y1="17.831cm" svg:x2="5.425cm" svg:y2="17.915cm">
          <text:p/>
        </draw:line>
        <draw:polyline draw:style-name="gr2" draw:layer="layout" svg:width="0.393cm" svg:height="0.34cm" svg:x="5.228cm" svg:y="17.575cm" svg:viewBox="0 0 394 341" draw:points="0,0 197,341 394,0">
          <text:p/>
        </draw:polyline>
        <draw:polyline draw:style-name="gr2" draw:layer="layout" svg:width="1.75cm" svg:height="1.338cm" svg:x="3.057cm" svg:y="16.886cm" svg:viewBox="0 0 1751 1339" draw:points="1751,0 1592,117 1424,241 1250,371 1071,505 889,644 706,784 524,925 343,1065 169,1204 0,1339">
          <text:p/>
        </draw:polyline>
        <draw:line draw:style-name="gr2" draw:layer="layout" svg:x1="3.227cm" svg:y1="18.089cm" svg:x2="3.057cm" svg:y2="18.225cm">
          <text:p/>
        </draw:line>
        <draw:polyline draw:style-name="gr2" draw:layer="layout" svg:width="0.388cm" svg:height="0.367cm" svg:x="3.057cm" svg:y="17.857cm" svg:viewBox="0 0 389 368" draw:points="143,0 0,368 389,308">
          <text:p/>
        </draw:polyline>
        <draw:line draw:style-name="gr2" draw:layer="layout" svg:x1="2.165cm" svg:y1="19.528cm" svg:x2="2.165cm" svg:y2="20.386cm">
          <text:p/>
        </draw:line>
        <draw:line draw:style-name="gr2" draw:layer="layout" svg:x1="2.165cm" svg:y1="20.302cm" svg:x2="2.165cm" svg:y2="20.386cm">
          <text:p/>
        </draw:line>
        <draw:polyline draw:style-name="gr2" draw:layer="layout" svg:width="0.393cm" svg:height="0.341cm" svg:x="1.968cm" svg:y="20.045cm" svg:viewBox="0 0 394 342" draw:points="0,0 197,342 394,0">
          <text:p/>
        </draw:polyline>
        <draw:line draw:style-name="gr2" draw:layer="layout" svg:x1="18.327cm" svg:y1="9.646cm" svg:x2="18.327cm" svg:y2="10.503cm">
          <text:p/>
        </draw:line>
        <draw:line draw:style-name="gr2" draw:layer="layout" svg:x1="18.327cm" svg:y1="10.419cm" svg:x2="18.327cm" svg:y2="10.503cm">
          <text:p/>
        </draw:line>
        <draw:polyline draw:style-name="gr2" draw:layer="layout" svg:width="0.393cm" svg:height="0.34cm" svg:x="18.131cm" svg:y="10.163cm" svg:viewBox="0 0 394 341" draw:points="0,0 196,341 394,0">
          <text:p/>
        </draw:polyline>
        <draw:polyline draw:style-name="gr2" draw:layer="layout" svg:width="0.687cm" svg:height="1.03cm" svg:x="17.057cm" svg:y="7.106cm" svg:viewBox="0 0 688 1031" draw:points="0,0 63,95 129,194 195,295 263,398 332,503 402,609 473,715 544,821 616,927 688,1031">
          <text:p/>
        </draw:polyline>
        <draw:line draw:style-name="gr2" draw:layer="layout" svg:x1="17.672cm" svg:y1="8.032cm" svg:x2="17.745cm" svg:y2="8.137cm">
          <text:p/>
        </draw:line>
        <draw:polyline draw:style-name="gr2" draw:layer="layout" svg:width="0.356cm" svg:height="0.392cm" svg:x="17.388cm" svg:y="7.744cm" svg:viewBox="0 0 357 393" draw:points="0,225 357,393 324,0">
          <text:p/>
        </draw:polyline>
        <draw:polyline draw:style-name="gr2" draw:layer="layout" svg:width="0.686cm" svg:height="1.03cm" svg:x="15.616cm" svg:y="7.106cm" svg:viewBox="0 0 687 1031" draw:points="687,0 625,95 560,194 494,295 426,398 357,503 287,609 216,715 144,821 72,927 0,1031">
          <text:p/>
        </draw:polyline>
        <draw:line draw:style-name="gr2" draw:layer="layout" svg:x1="15.689cm" svg:y1="8.032cm" svg:x2="15.616cm" svg:y2="8.137cm">
          <text:p/>
        </draw:line>
        <draw:polyline draw:style-name="gr2" draw:layer="layout" svg:width="0.356cm" svg:height="0.392cm" svg:x="15.616cm" svg:y="7.744cm" svg:viewBox="0 0 357 393" draw:points="34,0 0,393 357,225">
          <text:p/>
        </draw:polyline>
        <draw:polyline draw:style-name="gr2" draw:layer="layout" svg:width="0.514cm" svg:height="0.961cm" svg:x="13.489cm" svg:y="17.023cm" svg:viewBox="0 0 515 962" draw:points="0,0 51,86 103,176 154,271 206,369 257,469 309,569 360,670 412,770 464,868 515,962">
          <text:p/>
        </draw:polyline>
        <draw:line draw:style-name="gr2" draw:layer="layout" svg:x1="13.952cm" svg:y1="17.89cm" svg:x2="14.004cm" svg:y2="17.985cm">
          <text:p/>
        </draw:line>
        <draw:polyline draw:style-name="gr2" draw:layer="layout" svg:width="0.345cm" svg:height="0.393cm" svg:x="13.668cm" svg:y="17.591cm" svg:viewBox="0 0 346 394" draw:points="0,189 336,394 346,0">
          <text:p/>
        </draw:polyline>
        <draw:polyline draw:style-name="gr2" draw:layer="layout" svg:width="1.544cm" svg:height="1.167cm" svg:x="15.685cm" svg:y="9.474cm" svg:viewBox="0 0 1545 1168" draw:points="0,0 129,106 269,217 418,332 573,450 733,570 897,692 1061,813 1225,933 1388,1052 1545,1168">
          <text:p/>
        </draw:polyline>
        <draw:line draw:style-name="gr2" draw:layer="layout" svg:x1="17.072cm" svg:y1="10.525cm" svg:x2="17.23cm" svg:y2="10.642cm">
          <text:p/>
        </draw:line>
        <draw:polyline draw:style-name="gr2" draw:layer="layout" svg:width="0.391cm" svg:height="0.36cm" svg:x="16.838cm" svg:y="10.281cm" svg:viewBox="0 0 392 361" draw:points="0,318 392,361 232,0">
          <text:p/>
        </draw:polyline>
        <draw:line draw:style-name="gr2" draw:layer="layout" svg:x1="15.067cm" svg:y1="9.646cm" svg:x2="15.067cm" svg:y2="10.503cm">
          <text:p/>
        </draw:line>
        <draw:line draw:style-name="gr2" draw:layer="layout" svg:x1="15.067cm" svg:y1="10.419cm" svg:x2="15.067cm" svg:y2="10.503cm">
          <text:p/>
        </draw:line>
        <draw:polyline draw:style-name="gr2" draw:layer="layout" svg:width="0.394cm" svg:height="0.34cm" svg:x="14.87cm" svg:y="10.163cm" svg:viewBox="0 0 395 341" draw:points="0,0 198,341 395,0">
          <text:p/>
        </draw:polyline>
        <draw:polyline draw:style-name="gr2" draw:layer="layout" svg:width="1.75cm" svg:height="1.338cm" svg:x="12.7cm" svg:y="9.474cm" svg:viewBox="0 0 1751 1339" draw:points="1751,0 1591,117 1424,241 1248,371 1069,506 887,643 704,783 522,924 343,1064 168,1202 0,1339">
          <text:p/>
        </draw:polyline>
        <draw:line draw:style-name="gr2" draw:layer="layout" svg:x1="12.869cm" svg:y1="10.676cm" svg:x2="12.7cm" svg:y2="10.813cm">
          <text:p/>
        </draw:line>
        <draw:polyline draw:style-name="gr2" draw:layer="layout" svg:width="0.388cm" svg:height="0.366cm" svg:x="12.7cm" svg:y="10.446cm" svg:viewBox="0 0 389 367" draw:points="142,0 0,367 389,307">
          <text:p/>
        </draw:polyline>
        <draw:polyline draw:style-name="gr2" draw:layer="layout" svg:width="0.652cm" svg:height="1.03cm" svg:x="13.832cm" svg:y="7.106cm" svg:viewBox="0 0 653 1031" draw:points="0,0 54,95 114,194 177,295 244,398 313,503 383,609 453,715 522,821 589,927 653,1031">
          <text:p/>
        </draw:polyline>
        <draw:line draw:style-name="gr2" draw:layer="layout" svg:x1="14.42cm" svg:y1="8.032cm" svg:x2="14.485cm" svg:y2="8.137cm">
          <text:p/>
        </draw:line>
        <draw:polyline draw:style-name="gr2" draw:layer="layout" svg:width="0.346cm" svg:height="0.393cm" svg:x="14.138cm" svg:y="7.743cm" svg:viewBox="0 0 347 394" draw:points="0,206 347,394 337,0">
          <text:p/>
        </draw:polyline>
        <draw:polyline draw:style-name="gr2" draw:layer="layout" svg:width="1.166cm" svg:height="1.166cm" svg:x="15.96cm" svg:y="14.484cm" svg:viewBox="0 0 1167 1167" draw:points="0,0 105,106 216,217 331,332 451,450 571,570 692,693 814,814 934,934 1052,1052 1167,1167">
          <text:p/>
        </draw:polyline>
        <draw:line draw:style-name="gr2" draw:layer="layout" svg:x1="17.011cm" svg:y1="15.535cm" svg:x2="17.127cm" svg:y2="15.651cm">
          <text:p/>
        </draw:line>
        <draw:polyline draw:style-name="gr2" draw:layer="layout" svg:width="0.38cm" svg:height="0.379cm" svg:x="16.746cm" svg:y="15.271cm" svg:viewBox="0 0 381 380" draw:points="0,279 381,380 278,0">
          <text:p/>
        </draw:polyline>
        <draw:line draw:style-name="gr2" draw:layer="layout" svg:x1="5.425cm" svg:y1="21.999cm" svg:x2="5.425cm" svg:y2="22.857cm">
          <text:p/>
        </draw:line>
        <draw:line draw:style-name="gr2" draw:layer="layout" svg:x1="5.425cm" svg:y1="22.772cm" svg:x2="5.425cm" svg:y2="22.857cm">
          <text:p/>
        </draw:line>
        <draw:polyline draw:style-name="gr2" draw:layer="layout" svg:width="0.393cm" svg:height="0.341cm" svg:x="5.228cm" svg:y="22.516cm" svg:viewBox="0 0 394 342" draw:points="0,0 197,342 394,0">
          <text:p/>
        </draw:polyline>
        <draw:frame draw:style-name="gr95" draw:layer="layout" svg:width="0.345cm" svg:height="0.179cm" svg:x="5.248cm" svg:y="21.57cm">
          <draw:text-box>
            <text:p text:style-name="P1"><text:span text:style-name="T3">9 / 35</text:span></text:p>
          </draw:text-box>
        </draw:frame>
        <draw:frame draw:style-name="gr46" draw:text-style-name="P2" draw:layer="layout" svg:width="5.624cm" svg:height="2.35cm" svg:x="1.8cm" svg:y="0.901cm">
          <draw:text-box>
            <text:p text:style-name="P2"><text:span text:style-name="T2">Molecular function </text:span></text:p>
            <text:p text:style-name="P2"><text:span text:style-name="T2">enriched for</text:span></text:p>
            <text:p text:style-name="P2"><text:span text:style-name="T2">dn/ds &gt; 0.5</text:span></text:p>
          </draw:text-box>
        </draw:frame>
      </draw:page>
      <draw:page draw:name="page4" draw:style-name="dp1" draw:master-page-name="master-page34">
        <draw:polygon draw:style-name="gr1" draw:layer="layout" svg:width="2.071cm" svg:height="1.381cm" svg:x="7.1cm" svg:y="12.009cm" svg:viewBox="0 0 2072 1382" draw:points="0,692 21,554 42,497 63,455 84,420 105,388 125,361 147,337 167,314 188,294 209,275 230,257 251,240 272,224 293,209 314,196 335,182 356,170 377,158 397,147 419,136 439,126 460,117 481,107 502,99 523,91 544,83 565,76 586,69 607,62 628,56 649,50 669,45 691,40 711,35 732,30 753,26 774,23 795,19 816,16 837,13 858,10 879,8 900,6 921,4 941,3 962,2 983,1 1004,0 1025,0 1046,0 1067,0 1088,1 1109,2 1130,3 1151,4 1171,6 1194,8 1214,10 1235,13 1256,16 1277,19 1298,23 1319,26 1340,30 1361,35 1382,40 1403,45 1424,50 1444,56 1466,62 1486,69 1507,76 1528,83 1549,91 1570,99 1591,107 1612,117 1633,126 1654,136 1675,147 1696,158 1716,170 1737,182 1758,196 1779,209 1800,224 1821,240 1842,257 1863,275 1884,294 1905,314 1926,337 1946,361 1968,388 1988,420 2009,455 2030,497 2051,554 2072,692 2051,829 2030,886 2009,928 1988,963 1968,994 1946,1021 1926,1045 1905,1068 1884,1088 1863,1107 1842,1125 1821,1142 1800,1158 1779,1173 1758,1186 1737,1200 1716,1212 1696,1224 1675,1235 1654,1246 1633,1256 1612,1265 1591,1275 1570,1283 1549,1291 1528,1299 1507,1306 1486,1313 1466,1320 1444,1326 1424,1332 1403,1337 1382,1342 1361,1347 1340,1352 1319,1356 1298,1359 1277,1363 1256,1366 1235,1369 1214,1372 1194,1374 1171,1376 1151,1378 1130,1379 1109,1380 1088,1381 1067,1382 1046,1382 1025,1382 1004,1382 983,1381 962,1380 941,1379 921,1378 900,1376 879,1374 858,1372 837,1369 816,1366 795,1363 774,1359 753,1356 732,1352 711,1347 691,1342 669,1337 649,1332 628,1326 607,1320 586,1313 565,1306 544,1299 523,1291 502,1283 481,1275 460,1265 439,1256 419,1246 397,1235 377,1224 356,1212 335,1200 314,1186 293,1173 272,1158 251,1142 230,1125 209,1107 188,1088 167,1068 147,1045 125,1021 105,994 84,963 63,928 42,886 21,829">
          <text:p/>
        </draw:polygon>
        <draw:polyline draw:style-name="gr2" draw:layer="layout" svg:width="2.071cm" svg:height="1.381cm" svg:x="7.1cm" svg:y="12.009cm" svg:viewBox="0 0 2072 1382" draw:points="0,692 21,554 42,497 63,455 84,420 105,388 125,361 147,337 167,314 188,294 209,275 230,257 251,240 272,224 293,209 314,196 335,182 356,170 377,158 397,147 419,136 439,126 460,117 481,107 502,99 523,91 544,83 565,76 586,69 607,62 628,56 649,50 669,45 691,40 711,35 732,30 753,26 774,23 795,19 816,16 837,13 858,10 879,8 900,6 921,4 941,3 962,2 983,1 1004,0 1025,0 1046,0 1067,0 1088,1 1109,2 1130,3 1151,4 1171,6 1194,8 1214,10 1235,13 1256,16 1277,19 1298,23 1319,26 1340,30 1361,35 1382,40 1403,45 1424,50 1444,56 1466,62 1486,69 1507,76 1528,83 1549,91 1570,99 1591,107 1612,117 1633,126 1654,136 1675,147 1696,158 1716,170 1737,182 1758,196 1779,209 1800,224 1821,240 1842,257 1863,275 1884,294 1905,314 1926,337 1946,361 1968,388 1988,420 2009,455 2030,497 2051,554 2072,692 2051,829 2030,886 2009,928 1988,963 1968,994 1946,1021 1926,1045 1905,1068 1884,1088 1863,1107 1842,1125 1821,1142 1800,1158 1779,1173 1758,1186 1737,1200 1716,1212 1696,1224 1675,1235 1654,1246 1633,1256 1612,1265 1591,1275 1570,1283 1549,1291 1528,1299 1507,1306 1486,1313 1466,1320 1444,1326 1424,1332 1403,1337 1382,1342 1361,1347 1340,1352 1319,1356 1298,1359 1277,1363 1256,1366 1235,1369 1214,1372 1194,1374 1171,1376 1151,1378 1130,1379 1109,1380 1088,1381 1067,1382 1046,1382 1025,1382 1004,1382 983,1381 962,1380 941,1379 921,1378 900,1376 879,1374 858,1372 837,1369 816,1366 795,1363 774,1359 753,1356 732,1352 711,1347 691,1342 669,1337 649,1332 628,1326 607,1320 586,1313 565,1306 544,1299 523,1291 502,1283 481,1275 460,1265 439,1256 419,1246 397,1235 377,1224 356,1212 335,1200 314,1186 293,1173 272,1158 251,1142 230,1125 209,1107 188,1088 167,1068 147,1045 125,1021 105,994 84,963 63,928 42,886 21,829 0,692">
          <text:p/>
        </draw:polyline>
        <draw:frame draw:style-name="gr122" draw:layer="layout" svg:width="1.014cm" svg:height="0.226cm" svg:x="7.63cm" svg:y="12.328cm">
          <draw:text-box>
            <text:p text:style-name="P1"><text:span text:style-name="T4">GO:0006066</text:span></text:p>
          </draw:text-box>
        </draw:frame>
        <draw:frame draw:style-name="gr123" draw:layer="layout" svg:width="1.721cm" svg:height="0.226cm" svg:x="7.282cm" svg:y="12.534cm">
          <draw:text-box>
            <text:p text:style-name="P1"><text:span text:style-name="T4">alcohol metabolic pr...</text:span></text:p>
          </draw:text-box>
        </draw:frame>
        <draw:frame draw:style-name="gr124" draw:layer="layout" svg:width="0.734cm" svg:height="0.226cm" svg:x="7.768cm" svg:y="12.739cm">
          <draw:text-box>
            <text:p text:style-name="P1"><text:span text:style-name="T4">0.041236</text:span></text:p>
          </draw:text-box>
        </draw:frame>
        <draw:polygon draw:style-name="gr1" draw:layer="layout" svg:width="2.072cm" svg:height="1.381cm" svg:x="13.351cm" svg:y="17.532cm" svg:viewBox="0 0 2073 1382" draw:points="0,691 21,553 42,497 63,455 84,419 105,388 126,361 147,336 168,314 189,293 210,274 230,256 252,240 272,224 293,209 314,195 335,182 356,170 377,158 398,147 419,136 440,126 461,116 482,107 502,99 524,91 544,83 565,75 586,68 607,62 628,56 649,50 670,44 691,39 712,34 733,30 754,26 774,22 796,19 816,16 837,13 858,10 879,8 900,6 921,4 942,3 963,2 984,1 1004,0 1026,0 1046,0 1067,0 1088,1 1109,2 1130,3 1152,4 1173,6 1194,8 1215,10 1236,13 1257,16 1277,19 1299,22 1319,26 1340,30 1361,34 1382,39 1403,44 1424,50 1445,56 1466,62 1487,68 1508,75 1529,83 1549,91 1571,99 1591,107 1612,116 1633,126 1654,136 1675,147 1696,158 1717,170 1738,182 1759,195 1780,209 1801,224 1821,240 1842,256 1863,274 1884,293 1905,314 1926,336 1947,361 1968,388 1989,419 2010,455 2031,497 2051,553 2073,691 2051,829 2031,886 2010,928 1989,963 1968,994 1947,1021 1926,1045 1905,1068 1884,1088 1863,1107 1842,1125 1821,1142 1801,1158 1780,1172 1759,1186 1738,1200 1717,1212 1696,1224 1675,1235 1654,1245 1633,1256 1612,1265 1591,1274 1571,1283 1549,1291 1529,1299 1508,1306 1487,1313 1466,1320 1445,1326 1424,1332 1403,1337 1382,1342 1361,1347 1340,1351 1319,1356 1299,1359 1277,1363 1257,1366 1236,1369 1215,1371 1194,1374 1173,1376 1152,1377 1130,1379 1109,1380 1088,1381 1067,1381 1046,1382 1026,1382 1004,1381 984,1381 963,1380 942,1379 921,1377 900,1376 879,1374 858,1371 837,1369 816,1366 796,1363 774,1359 754,1356 733,1351 712,1347 691,1342 670,1337 649,1332 628,1326 607,1320 586,1313 565,1306 544,1299 524,1291 502,1283 482,1274 461,1265 440,1256 419,1245 398,1235 377,1224 356,1212 335,1200 314,1186 293,1172 272,1158 252,1142 230,1125 210,1107 189,1088 168,1068 147,1045 126,1021 105,994 84,963 63,928 42,886 21,829">
          <text:p/>
        </draw:polygon>
        <draw:polyline draw:style-name="gr2" draw:layer="layout" svg:width="2.072cm" svg:height="1.381cm" svg:x="13.351cm" svg:y="17.532cm" svg:viewBox="0 0 2073 1382" draw:points="0,691 21,553 42,497 63,455 84,419 105,388 126,361 147,336 168,314 189,293 210,274 230,256 252,240 272,224 293,209 314,195 335,182 356,170 377,158 398,147 419,136 440,126 461,116 482,107 502,99 524,91 544,83 565,75 586,68 607,62 628,56 649,50 670,44 691,39 712,34 733,30 754,26 774,22 796,19 816,16 837,13 858,10 879,8 900,6 921,4 942,3 963,2 984,1 1004,0 1026,0 1046,0 1067,0 1088,1 1109,2 1130,3 1152,4 1173,6 1194,8 1215,10 1236,13 1257,16 1277,19 1299,22 1319,26 1340,30 1361,34 1382,39 1403,44 1424,50 1445,56 1466,62 1487,68 1508,75 1529,83 1549,91 1571,99 1591,107 1612,116 1633,126 1654,136 1675,147 1696,158 1717,170 1738,182 1759,195 1780,209 1801,224 1821,240 1842,256 1863,274 1884,293 1905,314 1926,336 1947,361 1968,388 1989,419 2010,455 2031,497 2051,553 2073,691 2051,829 2031,886 2010,928 1989,963 1968,994 1947,1021 1926,1045 1905,1068 1884,1088 1863,1107 1842,1125 1821,1142 1801,1158 1780,1172 1759,1186 1738,1200 1717,1212 1696,1224 1675,1235 1654,1245 1633,1256 1612,1265 1591,1274 1571,1283 1549,1291 1529,1299 1508,1306 1487,1313 1466,1320 1445,1326 1424,1332 1403,1337 1382,1342 1361,1347 1340,1351 1319,1356 1299,1359 1277,1363 1257,1366 1236,1369 1215,1371 1194,1374 1173,1376 1152,1377 1130,1379 1109,1380 1088,1381 1067,1381 1046,1382 1026,1382 1004,1381 984,1381 963,1380 942,1379 921,1377 900,1376 879,1374 858,1371 837,1369 816,1366 796,1363 774,1359 754,1356 733,1351 712,1347 691,1342 670,1337 649,1332 628,1326 607,1320 586,1313 565,1306 544,1299 524,1291 502,1283 482,1274 461,1265 440,1256 419,1245 398,1235 377,1224 356,1212 335,1200 314,1186 293,1172 272,1158 252,1142 230,1125 210,1107 189,1088 168,1068 147,1045 126,1021 105,994 84,963 63,928 42,886 21,829 0,691">
          <text:p/>
        </draw:polyline>
        <draw:frame draw:style-name="gr125" draw:layer="layout" svg:width="0.447cm" svg:height="0.226cm" svg:x="7.915cm" svg:y="12.944cm">
          <draw:text-box>
            <text:p text:style-name="P1"><text:span text:style-name="T4">8 / 35</text:span></text:p>
          </draw:text-box>
        </draw:frame>
        <draw:frame draw:style-name="gr122" draw:layer="layout" svg:width="1.014cm" svg:height="0.226cm" svg:x="13.882cm" svg:y="17.851cm">
          <draw:text-box>
            <text:p text:style-name="P1"><text:span text:style-name="T4">GO:0006325</text:span></text:p>
          </draw:text-box>
        </draw:frame>
        <draw:frame draw:style-name="gr126" draw:layer="layout" svg:width="1.742cm" svg:height="0.226cm" svg:x="13.519cm" svg:y="18.056cm">
          <draw:text-box>
            <text:p text:style-name="P1"><text:span text:style-name="T4">chromatin organizati...</text:span></text:p>
          </draw:text-box>
        </draw:frame>
        <draw:frame draw:style-name="gr124" draw:layer="layout" svg:width="0.734cm" svg:height="0.226cm" svg:x="14.019cm" svg:y="18.261cm">
          <draw:text-box>
            <text:p text:style-name="P1"><text:span text:style-name="T4">0.132460</text:span></text:p>
          </draw:text-box>
        </draw:frame>
        <draw:polygon draw:style-name="gr6" draw:layer="layout" svg:width="2.072cm" svg:height="1.38cm" svg:x="13.351cm" svg:y="23.055cm" svg:viewBox="0 0 2073 1381" draw:points="0,1381 2073,1381 2073,0 0,0">
          <text:p/>
        </draw:polygon>
        <draw:frame draw:style-name="gr125" draw:layer="layout" svg:width="0.447cm" svg:height="0.226cm" svg:x="14.166cm" svg:y="18.467cm">
          <draw:text-box>
            <text:p text:style-name="P1"><text:span text:style-name="T4">3 / 11</text:span></text:p>
          </draw:text-box>
        </draw:frame>
        <draw:frame draw:style-name="gr122" draw:layer="layout" svg:width="1.014cm" svg:height="0.226cm" svg:x="13.882cm" svg:y="23.374cm">
          <draw:text-box>
            <text:p text:style-name="P1"><text:span text:style-name="T4">GO:0006338</text:span></text:p>
          </draw:text-box>
        </draw:frame>
        <draw:frame draw:style-name="gr127" draw:layer="layout" svg:width="1.695cm" svg:height="0.226cm" svg:x="13.539cm" svg:y="23.579cm">
          <draw:text-box>
            <text:p text:style-name="P1"><text:span text:style-name="T4">chromatin remodeling</text:span></text:p>
          </draw:text-box>
        </draw:frame>
        <draw:frame draw:style-name="gr124" draw:layer="layout" svg:width="0.734cm" svg:height="0.226cm" svg:x="14.019cm" svg:y="23.784cm">
          <draw:text-box>
            <text:p text:style-name="P1"><text:span text:style-name="T4">0.005855</text:span></text:p>
          </draw:text-box>
        </draw:frame>
        <draw:polygon draw:style-name="gr1" draw:layer="layout" svg:width="2.071cm" svg:height="1.38cm" svg:x="4.07cm" svg:y="9.248cm" svg:viewBox="0 0 2072 1381" draw:points="0,691 21,553 42,497 63,455 85,419 106,388 127,361 148,336 169,314 190,293 210,274 232,256 252,239 273,224 294,209 315,195 336,182 357,170 378,158 399,146 420,136 440,126 462,116 482,107 503,98 524,90 545,82 566,75 587,68 608,62 629,56 650,50 671,44 692,39 712,34 734,30 754,26 775,22 796,19 817,15 838,13 859,10 880,8 901,6 922,4 943,3 964,2 984,1 1006,0 1026,0 1047,0 1068,0 1089,1 1110,2 1131,3 1152,4 1173,6 1194,8 1215,10 1236,13 1256,15 1277,19 1298,22 1319,26 1340,30 1361,34 1382,39 1403,44 1424,50 1445,56 1466,62 1486,68 1508,75 1528,82 1549,90 1570,98 1591,107 1612,116 1633,126 1654,136 1675,146 1696,158 1717,170 1738,182 1758,195 1780,209 1800,224 1821,239 1842,256 1863,274 1884,293 1905,314 1926,336 1947,361 1968,388 1989,419 2010,455 2030,497 2052,553 2072,691 2052,829 2030,885 2010,928 1989,963 1968,994 1947,1020 1926,1045 1905,1067 1884,1088 1863,1107 1842,1125 1821,1142 1800,1157 1780,1172 1758,1186 1738,1199 1717,1212 1696,1224 1675,1235 1654,1246 1633,1256 1612,1265 1591,1274 1570,1283 1549,1291 1528,1299 1508,1306 1486,1313 1466,1320 1445,1326 1424,1332 1403,1337 1382,1342 1361,1347 1340,1351 1319,1355 1298,1359 1277,1363 1256,1366 1236,1369 1215,1371 1194,1374 1173,1375 1152,1377 1131,1379 1110,1380 1089,1381 1068,1381 1006,1381 984,1381 964,1380 943,1379 922,1377 901,1375 880,1374 859,1371 838,1369 817,1366 796,1363 775,1359 754,1355 734,1351 712,1347 692,1342 671,1337 650,1332 629,1326 608,1320 587,1313 566,1306 545,1299 524,1291 503,1283 482,1274 462,1265 440,1256 420,1246 399,1235 378,1224 357,1212 336,1199 315,1186 294,1172 273,1157 252,1142 232,1125 210,1107 190,1088 169,1067 148,1045 127,1020 106,994 85,963 63,928 42,885 21,829">
          <text:p/>
        </draw:polygon>
        <draw:polyline draw:style-name="gr2" draw:layer="layout" svg:width="2.071cm" svg:height="1.38cm" svg:x="4.07cm" svg:y="9.248cm" svg:viewBox="0 0 2072 1381" draw:points="0,691 21,553 42,497 63,455 85,419 106,388 127,361 148,336 169,314 190,293 210,274 232,256 252,239 273,224 294,209 315,195 336,182 357,170 378,158 399,146 420,136 440,126 462,116 482,107 503,98 524,90 545,82 566,75 587,68 608,62 629,56 650,50 671,44 692,39 712,34 734,30 754,26 775,22 796,19 817,15 838,13 859,10 880,8 901,6 922,4 943,3 964,2 984,1 1006,0 1026,0 1047,0 1068,0 1089,1 1110,2 1131,3 1152,4 1173,6 1194,8 1215,10 1236,13 1256,15 1277,19 1298,22 1319,26 1340,30 1361,34 1382,39 1403,44 1424,50 1445,56 1466,62 1486,68 1508,75 1528,82 1549,90 1570,98 1591,107 1612,116 1633,126 1654,136 1675,146 1696,158 1717,170 1738,182 1758,195 1780,209 1800,224 1821,239 1842,256 1863,274 1884,293 1905,314 1926,336 1947,361 1968,388 1989,419 2010,455 2030,497 2052,553 2072,691 2052,829 2030,885 2010,928 1989,963 1968,994 1947,1020 1926,1045 1905,1067 1884,1088 1863,1107 1842,1125 1821,1142 1800,1157 1780,1172 1758,1186 1738,1199 1717,1212 1696,1224 1675,1235 1654,1246 1633,1256 1612,1265 1591,1274 1570,1283 1549,1291 1528,1299 1508,1306 1486,1313 1466,1320 1445,1326 1424,1332 1403,1337 1382,1342 1361,1347 1340,1351 1319,1355 1298,1359 1277,1363 1256,1366 1236,1369 1215,1371 1194,1374 1173,1375 1152,1377 1131,1379 1110,1380 1089,1381 1068,1381 1006,1381 984,1381 964,1380 943,1379 922,1377 901,1375 880,1374 859,1371 838,1369 817,1366 796,1363 775,1359 754,1355 734,1351 712,1347 692,1342 671,1337 650,1332 629,1326 608,1320 587,1313 566,1306 545,1299 524,1291 503,1283 482,1274 462,1265 440,1256 420,1246 399,1235 378,1224 357,1212 336,1199 315,1186 294,1172 273,1157 252,1142 232,1125 210,1107 190,1088 169,1067 148,1045 127,1020 106,994 85,963 63,928 42,885 21,829 0,691">
          <text:p/>
        </draw:polyline>
        <draw:frame draw:style-name="gr128" draw:layer="layout" svg:width="0.349cm" svg:height="0.226cm" svg:x="14.215cm" svg:y="23.989cm">
          <draw:text-box>
            <text:p text:style-name="P1"><text:span text:style-name="T4">3 / 4</text:span></text:p>
          </draw:text-box>
        </draw:frame>
        <draw:frame draw:style-name="gr122" draw:layer="layout" svg:width="1.014cm" svg:height="0.226cm" svg:x="4.601cm" svg:y="9.567cm">
          <draw:text-box>
            <text:p text:style-name="P1"><text:span text:style-name="T4">GO:0006629</text:span></text:p>
          </draw:text-box>
        </draw:frame>
        <draw:frame draw:style-name="gr129" draw:layer="layout" svg:width="1.661cm" svg:height="0.226cm" svg:x="4.278cm" svg:y="9.772cm">
          <draw:text-box>
            <text:p text:style-name="P1"><text:span text:style-name="T4">lipid metabolic proc...</text:span></text:p>
          </draw:text-box>
        </draw:frame>
        <draw:frame draw:style-name="gr124" draw:layer="layout" svg:width="0.734cm" svg:height="0.226cm" svg:x="4.738cm" svg:y="9.977cm">
          <draw:text-box>
            <text:p text:style-name="P1"><text:span text:style-name="T4">0.165682</text:span></text:p>
          </draw:text-box>
        </draw:frame>
        <draw:polygon draw:style-name="gr6" draw:layer="layout" svg:width="2.072cm" svg:height="1.381cm" svg:x="2.574cm" svg:y="14.77cm" svg:viewBox="0 0 2073 1382" draw:points="0,1382 2073,1382 2073,0 0,0">
          <text:p/>
        </draw:polygon>
        <draw:frame draw:style-name="gr125" draw:layer="layout" svg:width="0.447cm" svg:height="0.226cm" svg:x="4.885cm" svg:y="10.183cm">
          <draw:text-box>
            <text:p text:style-name="P1"><text:span text:style-name="T4">7 / 39</text:span></text:p>
          </draw:text-box>
        </draw:frame>
        <draw:frame draw:style-name="gr122" draw:layer="layout" svg:width="1.014cm" svg:height="0.226cm" svg:x="3.105cm" svg:y="15.09cm">
          <draw:text-box>
            <text:p text:style-name="P1"><text:span text:style-name="T4">GO:0006694</text:span></text:p>
          </draw:text-box>
        </draw:frame>
        <draw:frame draw:style-name="gr129" draw:layer="layout" svg:width="1.666cm" svg:height="0.226cm" svg:x="2.782cm" svg:y="15.295cm">
          <draw:text-box>
            <text:p text:style-name="P1"><text:span text:style-name="T4">steroid biosynthetic...</text:span></text:p>
          </draw:text-box>
        </draw:frame>
        <draw:frame draw:style-name="gr124" draw:layer="layout" svg:width="0.734cm" svg:height="0.226cm" svg:x="3.242cm" svg:y="15.5cm">
          <draw:text-box>
            <text:p text:style-name="P1"><text:span text:style-name="T4">0.003073</text:span></text:p>
          </draw:text-box>
        </draw:frame>
        <draw:polygon draw:style-name="gr6" draw:layer="layout" svg:width="2.071cm" svg:height="1.381cm" svg:x="4.07cm" svg:y="20.293cm" svg:viewBox="0 0 2072 1382" draw:points="0,1382 2072,1382 2072,0 0,0">
          <text:p/>
        </draw:polygon>
        <draw:frame draw:style-name="gr125" draw:layer="layout" svg:width="0.447cm" svg:height="0.226cm" svg:x="3.389cm" svg:y="15.706cm">
          <draw:text-box>
            <text:p text:style-name="P1"><text:span text:style-name="T4">5 / 10</text:span></text:p>
          </draw:text-box>
        </draw:frame>
        <draw:frame draw:style-name="gr122" draw:layer="layout" svg:width="1.014cm" svg:height="0.226cm" svg:x="4.601cm" svg:y="20.612cm">
          <draw:text-box>
            <text:p text:style-name="P1"><text:span text:style-name="T4">GO:0006695</text:span></text:p>
          </draw:text-box>
        </draw:frame>
        <draw:frame draw:style-name="gr130" draw:layer="layout" svg:width="1.712cm" svg:height="0.226cm" svg:x="4.253cm" svg:y="20.818cm">
          <draw:text-box>
            <text:p text:style-name="P1"><text:span text:style-name="T4">cholesterol biosynth...</text:span></text:p>
          </draw:text-box>
        </draw:frame>
        <draw:frame draw:style-name="gr124" draw:layer="layout" svg:width="0.734cm" svg:height="0.226cm" svg:x="4.738cm" svg:y="21.023cm">
          <draw:text-box>
            <text:p text:style-name="P1"><text:span text:style-name="T4">0.005855</text:span></text:p>
          </draw:text-box>
        </draw:frame>
        <draw:polygon draw:style-name="gr9" draw:layer="layout" svg:width="2.072cm" svg:height="1.381cm" svg:x="13.351cm" svg:y="12.009cm" svg:viewBox="0 0 2073 1382" draw:points="0,692 21,554 42,497 63,455 84,420 105,388 126,361 147,337 168,314 189,294 210,275 230,257 252,240 272,224 293,209 314,196 335,182 356,170 377,158 398,147 419,136 440,126 461,117 482,107 502,99 524,91 544,83 565,76 586,69 607,62 628,56 649,50 670,45 691,40 712,35 733,30 754,26 774,23 796,19 816,16 837,13 858,10 879,8 900,6 921,4 942,3 963,2 984,1 1004,0 1026,0 1046,0 1067,0 1088,1 1109,2 1130,3 1152,4 1173,6 1194,8 1215,10 1236,13 1257,16 1277,19 1299,23 1319,26 1340,30 1361,35 1382,40 1403,45 1424,50 1445,56 1466,62 1487,69 1508,76 1529,83 1549,91 1571,99 1591,107 1612,117 1633,126 1654,136 1675,147 1696,158 1717,170 1738,182 1759,196 1780,209 1801,224 1821,240 1842,257 1863,275 1884,294 1905,314 1926,337 1947,361 1968,388 1989,420 2010,455 2031,497 2051,554 2073,692 2051,829 2031,886 2010,928 1989,963 1968,994 1947,1021 1926,1045 1905,1068 1884,1088 1863,1107 1842,1125 1821,1142 1801,1158 1780,1173 1759,1186 1738,1200 1717,1212 1696,1224 1675,1235 1654,1246 1633,1256 1612,1265 1591,1275 1571,1283 1549,1291 1529,1299 1508,1306 1487,1313 1466,1320 1445,1326 1424,1332 1403,1337 1382,1342 1361,1347 1340,1352 1319,1356 1299,1359 1277,1363 1257,1366 1236,1369 1215,1372 1194,1374 1173,1376 1152,1378 1130,1379 1109,1380 1088,1381 1067,1382 1046,1382 1026,1382 1004,1382 984,1381 963,1380 942,1379 921,1378 900,1376 879,1374 858,1372 837,1369 816,1366 796,1363 774,1359 754,1356 733,1352 712,1347 691,1342 670,1337 649,1332 628,1326 607,1320 586,1313 565,1306 544,1299 524,1291 502,1283 482,1275 461,1265 440,1256 419,1246 398,1235 377,1224 356,1212 335,1200 314,1186 293,1173 272,1158 252,1142 230,1125 210,1107 189,1088 168,1068 147,1045 126,1021 105,994 84,963 63,928 42,886 21,829">
          <text:p/>
        </draw:polygon>
        <draw:polyline draw:style-name="gr2" draw:layer="layout" svg:width="2.072cm" svg:height="1.381cm" svg:x="13.351cm" svg:y="12.009cm" svg:viewBox="0 0 2073 1382" draw:points="0,692 21,554 42,497 63,455 84,420 105,388 126,361 147,337 168,314 189,294 210,275 230,257 252,240 272,224 293,209 314,196 335,182 356,170 377,158 398,147 419,136 440,126 461,117 482,107 502,99 524,91 544,83 565,76 586,69 607,62 628,56 649,50 670,45 691,40 712,35 733,30 754,26 774,23 796,19 816,16 837,13 858,10 879,8 900,6 921,4 942,3 963,2 984,1 1004,0 1026,0 1046,0 1067,0 1088,1 1109,2 1130,3 1152,4 1173,6 1194,8 1215,10 1236,13 1257,16 1277,19 1299,23 1319,26 1340,30 1361,35 1382,40 1403,45 1424,50 1445,56 1466,62 1487,69 1508,76 1529,83 1549,91 1571,99 1591,107 1612,117 1633,126 1654,136 1675,147 1696,158 1717,170 1738,182 1759,196 1780,209 1801,224 1821,240 1842,257 1863,275 1884,294 1905,314 1926,337 1947,361 1968,388 1989,420 2010,455 2031,497 2051,554 2073,692 2051,829 2031,886 2010,928 1989,963 1968,994 1947,1021 1926,1045 1905,1068 1884,1088 1863,1107 1842,1125 1821,1142 1801,1158 1780,1173 1759,1186 1738,1200 1717,1212 1696,1224 1675,1235 1654,1246 1633,1256 1612,1265 1591,1275 1571,1283 1549,1291 1529,1299 1508,1306 1487,1313 1466,1320 1445,1326 1424,1332 1403,1337 1382,1342 1361,1347 1340,1352 1319,1356 1299,1359 1277,1363 1257,1366 1236,1369 1215,1372 1194,1374 1173,1376 1152,1378 1130,1379 1109,1380 1088,1381 1067,1382 1046,1382 1026,1382 1004,1382 984,1381 963,1380 942,1379 921,1378 900,1376 879,1374 858,1372 837,1369 816,1366 796,1363 774,1359 754,1356 733,1352 712,1347 691,1342 670,1337 649,1332 628,1326 607,1320 586,1313 565,1306 544,1299 524,1291 502,1283 482,1275 461,1265 440,1256 419,1246 398,1235 377,1224 356,1212 335,1200 314,1186 293,1173 272,1158 252,1142 230,1125 210,1107 189,1088 168,1068 147,1045 126,1021 105,994 84,963 63,928 42,886 21,829 0,692">
          <text:p/>
        </draw:polyline>
        <draw:frame draw:style-name="gr128" draw:layer="layout" svg:width="0.349cm" svg:height="0.226cm" svg:x="4.934cm" svg:y="21.228cm">
          <draw:text-box>
            <text:p text:style-name="P1"><text:span text:style-name="T4">3 / 4</text:span></text:p>
          </draw:text-box>
        </draw:frame>
        <draw:frame draw:style-name="gr122" draw:layer="layout" svg:width="1.014cm" svg:height="0.226cm" svg:x="13.882cm" svg:y="12.328cm">
          <draw:text-box>
            <text:p text:style-name="P1"><text:span text:style-name="T4">GO:0006996</text:span></text:p>
          </draw:text-box>
        </draw:frame>
        <draw:frame draw:style-name="gr131" draw:layer="layout" svg:width="1.687cm" svg:height="0.226cm" svg:x="13.544cm" svg:y="12.534cm">
          <draw:text-box>
            <text:p text:style-name="P1"><text:span text:style-name="T4">organelle organizati...</text:span></text:p>
          </draw:text-box>
        </draw:frame>
        <draw:frame draw:style-name="gr124" draw:layer="layout" svg:width="0.734cm" svg:height="0.226cm" svg:x="14.019cm" svg:y="12.739cm">
          <draw:text-box>
            <text:p text:style-name="P1"><text:span text:style-name="T4">0.794222</text:span></text:p>
          </draw:text-box>
        </draw:frame>
        <draw:polygon draw:style-name="gr1" draw:layer="layout" svg:width="2.071cm" svg:height="1.381cm" svg:x="22.249cm" svg:y="6.486cm" svg:viewBox="0 0 2072 1382" draw:points="0,692 21,554 42,497 63,455 84,420 105,388 126,361 147,337 167,314 189,294 209,275 230,257 251,240 272,224 293,210 314,196 335,182 356,170 377,158 398,147 419,137 439,126 461,117 481,108 502,99 523,91 545,83 566,76 587,69 608,62 629,56 650,50 670,45 692,40 712,35 733,31 754,26 775,23 796,19 817,16 838,13 859,11 880,8 901,6 922,5 942,3 964,2 984,1 1005,1 1026,0 1047,0 1068,1 1089,1 1110,2 1131,3 1152,5 1173,6 1194,8 1214,11 1236,13 1256,16 1277,19 1298,23 1319,26 1340,31 1361,35 1382,40 1403,45 1424,50 1445,56 1466,62 1486,69 1507,76 1528,83 1549,91 1570,99 1591,108 1612,117 1633,126 1654,137 1675,147 1696,158 1716,170 1738,182 1758,196 1779,210 1800,224 1821,240 1842,257 1863,275 1884,294 1905,314 1926,337 1947,361 1968,388 1988,420 2010,455 2030,497 2051,554 2072,692 2051,830 2030,886 2010,928 1988,964 1968,994 1947,1021 1926,1046 1905,1068 1884,1089 1863,1108 1842,1126 1821,1142 1800,1158 1779,1173 1758,1187 1738,1200 1716,1212 1696,1224 1675,1235 1654,1246 1633,1256 1612,1266 1591,1275 1570,1283 1549,1291 1528,1299 1507,1307 1486,1314 1466,1320 1445,1326 1424,1332 1403,1338 1382,1343 1361,1348 1340,1352 1319,1356 1298,1360 1277,1363 1256,1366 1236,1369 1214,1372 1194,1374 1173,1376 1152,1378 1131,1379 1110,1380 1089,1381 1068,1382 1047,1382 1026,1382 1005,1382 984,1381 964,1380 942,1379 922,1378 901,1376 880,1374 859,1372 838,1369 817,1366 796,1363 775,1360 754,1356 733,1352 712,1348 692,1343 670,1338 650,1332 629,1326 608,1320 587,1314 566,1307 545,1299 523,1291 502,1283 481,1275 461,1266 439,1256 419,1246 398,1235 377,1224 356,1212 335,1200 314,1187 293,1173 272,1158 251,1142 230,1126 209,1108 189,1089 167,1068 147,1046 126,1021 105,994 84,964 63,928 42,886 21,830">
          <text:p/>
        </draw:polygon>
        <draw:polyline draw:style-name="gr2" draw:layer="layout" svg:width="2.071cm" svg:height="1.381cm" svg:x="22.249cm" svg:y="6.486cm" svg:viewBox="0 0 2072 1382" draw:points="0,692 21,554 42,497 63,455 84,420 105,388 126,361 147,337 167,314 189,294 209,275 230,257 251,240 272,224 293,210 314,196 335,182 356,170 377,158 398,147 419,137 439,126 461,117 481,108 502,99 523,91 545,83 566,76 587,69 608,62 629,56 650,50 670,45 692,40 712,35 733,31 754,26 775,23 796,19 817,16 838,13 859,11 880,8 901,6 922,5 942,3 964,2 984,1 1005,1 1026,0 1047,0 1068,1 1089,1 1110,2 1131,3 1152,5 1173,6 1194,8 1214,11 1236,13 1256,16 1277,19 1298,23 1319,26 1340,31 1361,35 1382,40 1403,45 1424,50 1445,56 1466,62 1486,69 1507,76 1528,83 1549,91 1570,99 1591,108 1612,117 1633,126 1654,137 1675,147 1696,158 1716,170 1738,182 1758,196 1779,210 1800,224 1821,240 1842,257 1863,275 1884,294 1905,314 1926,337 1947,361 1968,388 1988,420 2010,455 2030,497 2051,554 2072,692 2051,830 2030,886 2010,928 1988,964 1968,994 1947,1021 1926,1046 1905,1068 1884,1089 1863,1108 1842,1126 1821,1142 1800,1158 1779,1173 1758,1187 1738,1200 1716,1212 1696,1224 1675,1235 1654,1246 1633,1256 1612,1266 1591,1275 1570,1283 1549,1291 1528,1299 1507,1307 1486,1314 1466,1320 1445,1326 1424,1332 1403,1338 1382,1343 1361,1348 1340,1352 1319,1356 1298,1360 1277,1363 1256,1366 1236,1369 1214,1372 1194,1374 1173,1376 1152,1378 1131,1379 1110,1380 1089,1381 1068,1382 1047,1382 1026,1382 1005,1382 984,1381 964,1380 942,1379 922,1378 901,1376 880,1374 859,1372 838,1369 817,1366 796,1363 775,1360 754,1356 733,1352 712,1348 692,1343 670,1338 650,1332 629,1326 608,1320 587,1314 566,1307 545,1299 523,1291 502,1283 481,1275 461,1266 439,1256 419,1246 398,1235 377,1224 356,1212 335,1200 314,1187 293,1173 272,1158 251,1142 230,1126 209,1108 189,1089 167,1068 147,1046 126,1021 105,994 84,964 63,928 42,886 21,830 0,692">
          <text:p/>
        </draw:polyline>
        <draw:frame draw:style-name="gr132" draw:layer="layout" svg:width="0.544cm" svg:height="0.226cm" svg:x="14.117cm" svg:y="12.944cm">
          <draw:text-box>
            <text:p text:style-name="P1"><text:span text:style-name="T4">10 / 98</text:span></text:p>
          </draw:text-box>
        </draw:frame>
        <draw:frame draw:style-name="gr122" draw:layer="layout" svg:width="1.014cm" svg:height="0.226cm" svg:x="22.78cm" svg:y="6.806cm">
          <draw:text-box>
            <text:p text:style-name="P1"><text:span text:style-name="T4">GO:0007275</text:span></text:p>
          </draw:text-box>
        </draw:frame>
        <draw:frame draw:style-name="gr133" draw:layer="layout" svg:width="1.619cm" svg:height="0.226cm" svg:x="22.477cm" svg:y="7.011cm">
          <draw:text-box>
            <text:p text:style-name="P1"><text:span text:style-name="T4">multicellular organi...</text:span></text:p>
          </draw:text-box>
        </draw:frame>
        <draw:frame draw:style-name="gr124" draw:layer="layout" svg:width="0.734cm" svg:height="0.226cm" svg:x="22.917cm" svg:y="7.216cm">
          <draw:text-box>
            <text:p text:style-name="P1"><text:span text:style-name="T4">0.139958</text:span></text:p>
          </draw:text-box>
        </draw:frame>
        <draw:polygon draw:style-name="gr9" draw:layer="layout" svg:width="2.071cm" svg:height="1.38cm" svg:x="16.19cm" svg:y="0.964cm" svg:viewBox="0 0 2072 1381" draw:points="0,691 20,553 42,497 62,454 83,419 104,388 125,361 146,336 167,314 188,293 209,274 230,256 251,240 272,224 292,209 314,195 334,182 355,169 376,158 398,146 419,136 440,126 461,116 482,107 503,98 524,90 545,83 565,75 586,68 607,62 628,56 649,50 670,44 691,39 712,35 733,30 754,26 775,22 795,19 817,16 837,13 858,10 879,8 900,6 921,4 942,2 963,1 984,1 1005,0 1026,0 1047,0 1067,0 1088,1 1109,1 1130,2 1151,4 1172,6 1193,8 1214,10 1235,13 1256,16 1277,19 1298,22 1319,26 1339,30 1360,35 1381,39 1402,44 1423,50 1444,56 1465,62 1486,68 1507,75 1528,83 1549,90 1569,98 1591,107 1611,116 1632,126 1653,136 1674,146 1695,158 1716,169 1737,182 1758,195 1779,209 1800,224 1821,240 1841,256 1862,274 1883,293 1904,314 1925,336 1946,361 1967,388 1988,419 2009,454 2030,497 2051,553 2072,691 2051,829 2030,885 2009,928 1988,963 1967,993 1946,1021 1925,1045 1904,1067 1883,1088 1862,1107 1841,1125 1821,1142 1800,1157 1779,1172 1758,1186 1737,1199 1716,1212 1695,1224 1674,1235 1653,1246 1632,1255 1611,1265 1591,1274 1569,1283 1549,1291 1528,1299 1507,1306 1486,1313 1465,1319 1444,1326 1423,1331 1402,1337 1381,1342 1360,1347 1339,1351 1319,1355 1298,1359 1277,1363 1256,1366 1235,1369 1214,1371 1193,1373 1172,1375 1151,1377 1130,1379 1109,1380 1088,1381 1067,1381 1047,1381 1026,1381 1005,1381 984,1381 963,1380 942,1379 921,1377 900,1375 879,1373 858,1371 837,1369 817,1366 795,1363 775,1359 754,1355 733,1351 712,1347 691,1342 670,1337 649,1331 628,1326 607,1319 586,1313 565,1306 545,1299 524,1291 503,1283 482,1274 461,1265 440,1255 419,1246 398,1235 376,1224 355,1212 334,1199 314,1186 292,1172 272,1157 251,1142 230,1125 209,1107 188,1088 167,1067 146,1045 125,1021 104,993 83,963 62,928 42,885 20,829">
          <text:p/>
        </draw:polygon>
        <draw:polyline draw:style-name="gr2" draw:layer="layout" svg:width="2.071cm" svg:height="1.38cm" svg:x="16.19cm" svg:y="0.964cm" svg:viewBox="0 0 2072 1381" draw:points="0,691 20,553 42,497 62,454 83,419 104,388 125,361 146,336 167,314 188,293 209,274 230,256 251,240 272,224 292,209 314,195 334,182 355,169 376,158 398,146 419,136 440,126 461,116 482,107 503,98 524,90 545,83 565,75 586,68 607,62 628,56 649,50 670,44 691,39 712,35 733,30 754,26 775,22 795,19 817,16 837,13 858,10 879,8 900,6 921,4 942,2 963,1 984,1 1005,0 1026,0 1047,0 1067,0 1088,1 1109,1 1130,2 1151,4 1172,6 1193,8 1214,10 1235,13 1256,16 1277,19 1298,22 1319,26 1339,30 1360,35 1381,39 1402,44 1423,50 1444,56 1465,62 1486,68 1507,75 1528,83 1549,90 1569,98 1591,107 1611,116 1632,126 1653,136 1674,146 1695,158 1716,169 1737,182 1758,195 1779,209 1800,224 1821,240 1841,256 1862,274 1883,293 1904,314 1925,336 1946,361 1967,388 1988,419 2009,454 2030,497 2051,553 2072,691 2051,829 2030,885 2009,928 1988,963 1967,993 1946,1021 1925,1045 1904,1067 1883,1088 1862,1107 1841,1125 1821,1142 1800,1157 1779,1172 1758,1186 1737,1199 1716,1212 1695,1224 1674,1235 1653,1246 1632,1255 1611,1265 1591,1274 1569,1283 1549,1291 1528,1299 1507,1306 1486,1313 1465,1319 1444,1326 1423,1331 1402,1337 1381,1342 1360,1347 1339,1351 1319,1355 1298,1359 1277,1363 1256,1366 1235,1369 1214,1371 1193,1373 1172,1375 1151,1377 1130,1379 1109,1380 1088,1381 1067,1381 1047,1381 1026,1381 1005,1381 984,1381 963,1380 942,1379 921,1377 900,1375 879,1373 858,1371 837,1369 817,1366 795,1363 775,1359 754,1355 733,1351 712,1347 691,1342 670,1337 649,1331 628,1326 607,1319 586,1313 565,1306 545,1299 524,1291 503,1283 482,1274 461,1265 440,1255 419,1246 398,1235 376,1224 355,1212 334,1199 314,1186 292,1172 272,1157 251,1142 230,1125 209,1107 188,1088 167,1067 146,1045 125,1021 104,993 83,963 62,928 42,885 20,829 0,691">
          <text:p/>
        </draw:polyline>
        <draw:frame draw:style-name="gr134" draw:layer="layout" svg:width="0.641cm" svg:height="0.226cm" svg:x="22.966cm" svg:y="7.422cm">
          <draw:text-box>
            <text:p text:style-name="P1"><text:span text:style-name="T4">30 / 222</text:span></text:p>
          </draw:text-box>
        </draw:frame>
        <draw:frame draw:style-name="gr122" draw:layer="layout" svg:width="1.014cm" svg:height="0.226cm" svg:x="16.72cm" svg:y="1.283cm">
          <draw:text-box>
            <text:p text:style-name="P1"><text:span text:style-name="T4">GO:0008150</text:span></text:p>
          </draw:text-box>
        </draw:frame>
        <draw:frame draw:style-name="gr135" draw:layer="layout" svg:width="1.446cm" svg:height="0.226cm" svg:x="16.5cm" svg:y="1.488cm">
          <draw:text-box>
            <text:p text:style-name="P1"><text:span text:style-name="T4">biological_process</text:span></text:p>
          </draw:text-box>
        </draw:frame>
        <draw:frame draw:style-name="gr124" draw:layer="layout" svg:width="0.734cm" svg:height="0.226cm" svg:x="16.857cm" svg:y="1.694cm">
          <draw:text-box>
            <text:p text:style-name="P1"><text:span text:style-name="T4">1.000000</text:span></text:p>
          </draw:text-box>
        </draw:frame>
        <draw:polygon draw:style-name="gr16" draw:layer="layout" svg:width="2.071cm" svg:height="1.381cm" svg:x="7.1cm" svg:y="3.725cm" svg:viewBox="0 0 2072 1382" draw:points="0,692 21,553 42,497 63,455 84,420 105,388 125,361 147,336 167,314 188,294 209,274 230,257 251,240 272,224 293,209 314,195 335,182 356,170 377,158 397,147 419,136 439,126 460,117 481,107 502,99 523,90 544,83 565,76 586,69 607,62 628,56 649,50 669,45 691,40 711,35 732,31 753,26 774,22 795,19 816,16 837,13 858,10 879,8 900,6 921,4 941,3 962,2 983,1 1004,1 1025,0 1046,0 1067,1 1088,1 1109,2 1130,3 1151,4 1171,6 1194,8 1214,10 1235,13 1256,16 1277,19 1298,22 1319,26 1340,31 1361,35 1382,40 1403,45 1424,50 1444,56 1466,62 1486,69 1507,76 1528,83 1549,90 1570,99 1591,107 1612,117 1633,126 1654,136 1675,147 1696,158 1716,170 1737,182 1758,195 1779,209 1800,224 1821,240 1842,257 1863,274 1884,294 1905,314 1926,336 1946,361 1968,388 1988,420 2009,455 2030,497 2051,553 2072,692 2051,830 2030,886 2009,928 1988,963 1968,994 1946,1021 1926,1045 1905,1068 1884,1088 1863,1107 1842,1125 1821,1142 1800,1158 1779,1172 1758,1187 1737,1200 1716,1212 1696,1224 1675,1235 1654,1246 1633,1256 1612,1266 1591,1274 1570,1283 1549,1291 1528,1299 1507,1306 1486,1313 1466,1320 1444,1326 1424,1332 1403,1337 1382,1342 1361,1347 1340,1352 1319,1356 1298,1359 1277,1363 1256,1366 1235,1369 1214,1371 1194,1374 1171,1376 1151,1377 1130,1379 1109,1380 1088,1381 1067,1382 1004,1382 983,1381 962,1380 941,1379 921,1377 900,1376 879,1374 858,1371 837,1369 816,1366 795,1363 774,1359 753,1356 732,1352 711,1347 691,1342 669,1337 649,1332 628,1326 607,1320 586,1313 565,1306 544,1299 523,1291 502,1283 481,1274 460,1266 439,1256 419,1246 397,1235 377,1224 356,1212 335,1200 314,1187 293,1172 272,1158 251,1142 230,1125 209,1107 188,1088 167,1068 147,1045 125,1021 105,994 84,963 63,928 42,886 21,830">
          <text:p/>
        </draw:polygon>
        <draw:polyline draw:style-name="gr2" draw:layer="layout" svg:width="2.071cm" svg:height="1.381cm" svg:x="7.1cm" svg:y="3.725cm" svg:viewBox="0 0 2072 1382" draw:points="0,692 21,553 42,497 63,455 84,420 105,388 125,361 147,336 167,314 188,294 209,274 230,257 251,240 272,224 293,209 314,195 335,182 356,170 377,158 397,147 419,136 439,126 460,117 481,107 502,99 523,90 544,83 565,76 586,69 607,62 628,56 649,50 669,45 691,40 711,35 732,31 753,26 774,22 795,19 816,16 837,13 858,10 879,8 900,6 921,4 941,3 962,2 983,1 1004,1 1025,0 1046,0 1067,1 1088,1 1109,2 1130,3 1151,4 1171,6 1194,8 1214,10 1235,13 1256,16 1277,19 1298,22 1319,26 1340,31 1361,35 1382,40 1403,45 1424,50 1444,56 1466,62 1486,69 1507,76 1528,83 1549,90 1570,99 1591,107 1612,117 1633,126 1654,136 1675,147 1696,158 1716,170 1737,182 1758,195 1779,209 1800,224 1821,240 1842,257 1863,274 1884,294 1905,314 1926,336 1946,361 1968,388 1988,420 2009,455 2030,497 2051,553 2072,692 2051,830 2030,886 2009,928 1988,963 1968,994 1946,1021 1926,1045 1905,1068 1884,1088 1863,1107 1842,1125 1821,1142 1800,1158 1779,1172 1758,1187 1737,1200 1716,1212 1696,1224 1675,1235 1654,1246 1633,1256 1612,1266 1591,1274 1570,1283 1549,1291 1528,1299 1507,1306 1486,1313 1466,1320 1444,1326 1424,1332 1403,1337 1382,1342 1361,1347 1340,1352 1319,1356 1298,1359 1277,1363 1256,1366 1235,1369 1214,1371 1194,1374 1171,1376 1151,1377 1130,1379 1109,1380 1088,1381 1067,1382 1004,1382 983,1381 962,1380 941,1379 921,1377 900,1376 879,1374 858,1371 837,1369 816,1366 795,1363 774,1359 753,1356 732,1352 711,1347 691,1342 669,1337 649,1332 628,1326 607,1320 586,1313 565,1306 544,1299 523,1291 502,1283 481,1274 460,1266 439,1256 419,1246 397,1235 377,1224 356,1212 335,1200 314,1187 293,1172 272,1158 251,1142 230,1125 209,1107 188,1088 167,1068 147,1045 125,1021 105,994 84,963 63,928 42,886 21,830 0,692">
          <text:p/>
        </draw:polyline>
        <draw:frame draw:style-name="gr134" draw:layer="layout" svg:width="0.641cm" svg:height="0.226cm" svg:x="16.906cm" svg:y="1.899cm">
          <draw:text-box>
            <text:p text:style-name="P1"><text:span text:style-name="T4">39 / 326</text:span></text:p>
          </draw:text-box>
        </draw:frame>
        <draw:frame draw:style-name="gr122" draw:layer="layout" svg:width="1.014cm" svg:height="0.226cm" svg:x="7.63cm" svg:y="4.044cm">
          <draw:text-box>
            <text:p text:style-name="P1"><text:span text:style-name="T4">GO:0008152</text:span></text:p>
          </draw:text-box>
        </draw:frame>
        <draw:frame draw:style-name="gr136" draw:layer="layout" svg:width="1.424cm" svg:height="0.226cm" svg:x="7.425cm" svg:y="4.249cm">
          <draw:text-box>
            <text:p text:style-name="P1"><text:span text:style-name="T4">metabolic process</text:span></text:p>
          </draw:text-box>
        </draw:frame>
        <draw:frame draw:style-name="gr124" draw:layer="layout" svg:width="0.734cm" svg:height="0.226cm" svg:x="7.768cm" svg:y="4.455cm">
          <draw:text-box>
            <text:p text:style-name="P1"><text:span text:style-name="T4">0.015954</text:span></text:p>
          </draw:text-box>
        </draw:frame>
        <draw:polygon draw:style-name="gr6" draw:layer="layout" svg:width="2.071cm" svg:height="1.381cm" svg:x="4.07cm" svg:y="12.009cm" svg:viewBox="0 0 2072 1382" draw:points="0,1382 2072,1382 2072,0 0,0">
          <text:p/>
        </draw:polygon>
        <draw:frame draw:style-name="gr134" draw:layer="layout" svg:width="0.641cm" svg:height="0.226cm" svg:x="7.817cm" svg:y="4.66cm">
          <draw:text-box>
            <text:p text:style-name="P1"><text:span text:style-name="T4">37 / 268</text:span></text:p>
          </draw:text-box>
        </draw:frame>
        <draw:frame draw:style-name="gr122" draw:layer="layout" svg:width="1.014cm" svg:height="0.226cm" svg:x="4.601cm" svg:y="12.328cm">
          <draw:text-box>
            <text:p text:style-name="P1"><text:span text:style-name="T4">GO:0008202</text:span></text:p>
          </draw:text-box>
        </draw:frame>
        <draw:frame draw:style-name="gr137" draw:layer="layout" svg:width="1.695cm" svg:height="0.226cm" svg:x="4.267cm" svg:y="12.534cm">
          <draw:text-box>
            <text:p text:style-name="P1"><text:span text:style-name="T4">steroid metabolic pr...</text:span></text:p>
          </draw:text-box>
        </draw:frame>
        <draw:frame draw:style-name="gr124" draw:layer="layout" svg:width="0.734cm" svg:height="0.226cm" svg:x="4.738cm" svg:y="12.739cm">
          <draw:text-box>
            <text:p text:style-name="P1"><text:span text:style-name="T4">0.008031</text:span></text:p>
          </draw:text-box>
        </draw:frame>
        <draw:polygon draw:style-name="gr6" draw:layer="layout" svg:width="2.072cm" svg:height="1.381cm" svg:x="5.604cm" svg:y="17.532cm" svg:viewBox="0 0 2073 1382" draw:points="0,1382 2073,1382 2073,0 0,0">
          <text:p/>
        </draw:polygon>
        <draw:frame draw:style-name="gr125" draw:layer="layout" svg:width="0.447cm" svg:height="0.226cm" svg:x="4.885cm" svg:y="12.944cm">
          <draw:text-box>
            <text:p text:style-name="P1"><text:span text:style-name="T4">5 / 12</text:span></text:p>
          </draw:text-box>
        </draw:frame>
        <draw:frame draw:style-name="gr122" draw:layer="layout" svg:width="1.014cm" svg:height="0.226cm" svg:x="6.135cm" svg:y="17.851cm">
          <draw:text-box>
            <text:p text:style-name="P1"><text:span text:style-name="T4">GO:0008203</text:span></text:p>
          </draw:text-box>
        </draw:frame>
        <draw:frame draw:style-name="gr138" draw:layer="layout" svg:width="1.721cm" svg:height="0.226cm" svg:x="5.782cm" svg:y="18.056cm">
          <draw:text-box>
            <text:p text:style-name="P1"><text:span text:style-name="T4">cholesterol metaboli...</text:span></text:p>
          </draw:text-box>
        </draw:frame>
        <draw:frame draw:style-name="gr124" draw:layer="layout" svg:width="0.734cm" svg:height="0.226cm" svg:x="6.272cm" svg:y="18.261cm">
          <draw:text-box>
            <text:p text:style-name="P1"><text:span text:style-name="T4">0.005855</text:span></text:p>
          </draw:text-box>
        </draw:frame>
        <draw:polygon draw:style-name="gr1" draw:layer="layout" svg:width="2.07cm" svg:height="1.381cm" svg:x="1.041cm" svg:y="12.009cm" svg:viewBox="0 0 2071 1382" draw:points="0,692 20,554 41,497 62,455 83,420 104,388 125,361 146,337 167,314 188,294 209,275 230,257 250,240 272,224 292,209 313,196 334,182 355,170 376,158 397,147 418,136 439,126 460,117 481,107 502,99 522,91 544,83 564,76 585,69 606,62 627,56 648,50 669,45 690,40 711,35 732,30 753,26 774,23 794,19 815,16 836,13 857,10 878,8 899,6 920,4 941,3 962,2 983,1 1004,0 1024,0 1047,0 1067,0 1088,1 1109,2 1130,3 1151,4 1172,6 1193,8 1214,10 1235,13 1256,16 1277,19 1297,23 1319,26 1339,30 1360,35 1381,40 1402,45 1423,50 1444,56 1465,62 1486,69 1507,76 1528,83 1549,91 1569,99 1590,107 1611,117 1632,126 1653,136 1674,147 1695,158 1716,170 1737,182 1758,196 1779,209 1799,224 1821,240 1841,257 1862,275 1883,294 1904,314 1925,337 1946,361 1967,388 1988,420 2009,455 2030,497 2051,554 2071,692 2051,829 2030,886 2009,928 1988,963 1967,994 1946,1021 1925,1045 1904,1068 1883,1088 1862,1107 1841,1125 1821,1142 1799,1158 1779,1173 1758,1186 1737,1200 1716,1212 1695,1224 1674,1235 1653,1246 1632,1256 1611,1265 1590,1275 1569,1283 1549,1291 1528,1299 1507,1306 1486,1313 1465,1320 1444,1326 1423,1332 1402,1337 1381,1342 1360,1347 1339,1352 1319,1356 1297,1359 1277,1363 1256,1366 1235,1369 1214,1372 1193,1374 1172,1376 1151,1378 1130,1379 1109,1380 1088,1381 1067,1382 1047,1382 1024,1382 1004,1382 983,1381 962,1380 941,1379 920,1378 899,1376 878,1374 857,1372 836,1369 815,1366 794,1363 774,1359 753,1356 732,1352 711,1347 690,1342 669,1337 648,1332 627,1326 606,1320 585,1313 564,1306 544,1299 522,1291 502,1283 481,1275 460,1265 439,1256 418,1246 397,1235 376,1224 355,1212 334,1200 313,1186 292,1173 272,1158 250,1142 230,1125 209,1107 188,1088 167,1068 146,1045 125,1021 104,994 83,963 62,928 41,886 20,829">
          <text:p/>
        </draw:polygon>
        <draw:polyline draw:style-name="gr2" draw:layer="layout" svg:width="2.07cm" svg:height="1.381cm" svg:x="1.041cm" svg:y="12.009cm" svg:viewBox="0 0 2071 1382" draw:points="0,692 20,554 41,497 62,455 83,420 104,388 125,361 146,337 167,314 188,294 209,275 230,257 250,240 272,224 292,209 313,196 334,182 355,170 376,158 397,147 418,136 439,126 460,117 481,107 502,99 522,91 544,83 564,76 585,69 606,62 627,56 648,50 669,45 690,40 711,35 732,30 753,26 774,23 794,19 815,16 836,13 857,10 878,8 899,6 920,4 941,3 962,2 983,1 1004,0 1024,0 1047,0 1067,0 1088,1 1109,2 1130,3 1151,4 1172,6 1193,8 1214,10 1235,13 1256,16 1277,19 1297,23 1319,26 1339,30 1360,35 1381,40 1402,45 1423,50 1444,56 1465,62 1486,69 1507,76 1528,83 1549,91 1569,99 1590,107 1611,117 1632,126 1653,136 1674,147 1695,158 1716,170 1737,182 1758,196 1779,209 1799,224 1821,240 1841,257 1862,275 1883,294 1904,314 1925,337 1946,361 1967,388 1988,420 2009,455 2030,497 2051,554 2071,692 2051,829 2030,886 2009,928 1988,963 1967,994 1946,1021 1925,1045 1904,1068 1883,1088 1862,1107 1841,1125 1821,1142 1799,1158 1779,1173 1758,1186 1737,1200 1716,1212 1695,1224 1674,1235 1653,1246 1632,1256 1611,1265 1590,1275 1569,1283 1549,1291 1528,1299 1507,1306 1486,1313 1465,1320 1444,1326 1423,1332 1402,1337 1381,1342 1360,1347 1339,1352 1319,1356 1297,1359 1277,1363 1256,1366 1235,1369 1214,1372 1193,1374 1172,1376 1151,1378 1130,1379 1109,1380 1088,1381 1067,1382 1047,1382 1024,1382 1004,1382 983,1381 962,1380 941,1379 920,1378 899,1376 878,1374 857,1372 836,1369 815,1366 794,1363 774,1359 753,1356 732,1352 711,1347 690,1342 669,1337 648,1332 627,1326 606,1320 585,1313 564,1306 544,1299 522,1291 502,1283 481,1275 460,1265 439,1256 418,1246 397,1235 376,1224 355,1212 334,1200 313,1186 292,1173 272,1158 250,1142 230,1125 209,1107 188,1088 167,1068 146,1045 125,1021 104,994 83,963 62,928 41,886 20,829 0,692">
          <text:p/>
        </draw:polyline>
        <draw:frame draw:style-name="gr128" draw:layer="layout" svg:width="0.349cm" svg:height="0.226cm" svg:x="6.468cm" svg:y="18.467cm">
          <draw:text-box>
            <text:p text:style-name="P1"><text:span text:style-name="T4">3 / 4</text:span></text:p>
          </draw:text-box>
        </draw:frame>
        <draw:frame draw:style-name="gr122" draw:layer="layout" svg:width="1.014cm" svg:height="0.226cm" svg:x="1.571cm" svg:y="12.328cm">
          <draw:text-box>
            <text:p text:style-name="P1"><text:span text:style-name="T4">GO:0008610</text:span></text:p>
          </draw:text-box>
        </draw:frame>
        <draw:frame draw:style-name="gr139" draw:layer="layout" svg:width="1.594cm" svg:height="0.226cm" svg:x="1.285cm" svg:y="12.534cm">
          <draw:text-box>
            <text:p text:style-name="P1"><text:span text:style-name="T4">lipid biosynthetic p...</text:span></text:p>
          </draw:text-box>
        </draw:frame>
        <draw:frame draw:style-name="gr124" draw:layer="layout" svg:width="0.734cm" svg:height="0.226cm" svg:x="1.708cm" svg:y="12.739cm">
          <draw:text-box>
            <text:p text:style-name="P1"><text:span text:style-name="T4">0.124529</text:span></text:p>
          </draw:text-box>
        </draw:frame>
        <draw:polygon draw:style-name="gr1" draw:layer="layout" svg:width="2.07cm" svg:height="1.38cm" svg:x="1.041cm" svg:y="9.248cm" svg:viewBox="0 0 2071 1381" draw:points="0,691 20,553 41,497 62,455 83,419 104,388 125,361 146,336 167,314 188,293 209,274 230,256 250,239 272,224 292,209 313,195 334,182 355,170 376,158 397,146 418,136 439,126 460,116 481,107 502,98 522,90 544,82 564,75 585,68 606,62 627,56 648,50 669,44 690,39 711,34 732,30 753,26 774,22 794,19 815,15 836,13 857,10 878,8 899,6 920,4 941,3 962,2 983,1 1004,0 1024,0 1047,0 1067,0 1088,1 1109,2 1130,3 1151,4 1172,6 1193,8 1214,10 1235,13 1256,15 1277,19 1297,22 1319,26 1339,30 1360,34 1381,39 1402,44 1423,50 1444,56 1465,62 1486,68 1507,75 1528,82 1549,90 1569,98 1590,107 1611,116 1632,126 1653,136 1674,146 1695,158 1716,170 1737,182 1758,195 1779,209 1799,224 1821,239 1841,256 1862,274 1883,293 1904,314 1925,336 1946,361 1967,388 1988,419 2009,455 2030,497 2051,553 2071,691 2051,829 2030,885 2009,928 1988,963 1967,994 1946,1020 1925,1045 1904,1067 1883,1088 1862,1107 1841,1125 1821,1142 1799,1157 1779,1172 1758,1186 1737,1199 1716,1212 1695,1224 1674,1235 1653,1246 1632,1256 1611,1265 1590,1274 1569,1283 1549,1291 1528,1299 1507,1306 1486,1313 1465,1320 1444,1326 1423,1332 1402,1337 1381,1342 1360,1347 1339,1351 1319,1355 1297,1359 1277,1363 1256,1366 1235,1369 1214,1371 1193,1374 1172,1375 1151,1377 1130,1379 1109,1380 1088,1381 1067,1381 1004,1381 983,1381 962,1380 941,1379 920,1377 899,1375 878,1374 857,1371 836,1369 815,1366 794,1363 774,1359 753,1355 732,1351 711,1347 690,1342 669,1337 648,1332 627,1326 606,1320 585,1313 564,1306 544,1299 522,1291 502,1283 481,1274 460,1265 439,1256 418,1246 397,1235 376,1224 355,1212 334,1199 313,1186 292,1172 272,1157 250,1142 230,1125 209,1107 188,1088 167,1067 146,1045 125,1020 104,994 83,963 62,928 41,885 20,829">
          <text:p/>
        </draw:polygon>
        <draw:polyline draw:style-name="gr2" draw:layer="layout" svg:width="2.07cm" svg:height="1.38cm" svg:x="1.041cm" svg:y="9.248cm" svg:viewBox="0 0 2071 1381" draw:points="0,691 20,553 41,497 62,455 83,419 104,388 125,361 146,336 167,314 188,293 209,274 230,256 250,239 272,224 292,209 313,195 334,182 355,170 376,158 397,146 418,136 439,126 460,116 481,107 502,98 522,90 544,82 564,75 585,68 606,62 627,56 648,50 669,44 690,39 711,34 732,30 753,26 774,22 794,19 815,15 836,13 857,10 878,8 899,6 920,4 941,3 962,2 983,1 1004,0 1024,0 1047,0 1067,0 1088,1 1109,2 1130,3 1151,4 1172,6 1193,8 1214,10 1235,13 1256,15 1277,19 1297,22 1319,26 1339,30 1360,34 1381,39 1402,44 1423,50 1444,56 1465,62 1486,68 1507,75 1528,82 1549,90 1569,98 1590,107 1611,116 1632,126 1653,136 1674,146 1695,158 1716,170 1737,182 1758,195 1779,209 1799,224 1821,239 1841,256 1862,274 1883,293 1904,314 1925,336 1946,361 1967,388 1988,419 2009,455 2030,497 2051,553 2071,691 2051,829 2030,885 2009,928 1988,963 1967,994 1946,1020 1925,1045 1904,1067 1883,1088 1862,1107 1841,1125 1821,1142 1799,1157 1779,1172 1758,1186 1737,1199 1716,1212 1695,1224 1674,1235 1653,1246 1632,1256 1611,1265 1590,1274 1569,1283 1549,1291 1528,1299 1507,1306 1486,1313 1465,1320 1444,1326 1423,1332 1402,1337 1381,1342 1360,1347 1339,1351 1319,1355 1297,1359 1277,1363 1256,1366 1235,1369 1214,1371 1193,1374 1172,1375 1151,1377 1130,1379 1109,1380 1088,1381 1067,1381 1004,1381 983,1381 962,1380 941,1379 920,1377 899,1375 878,1374 857,1371 836,1369 815,1366 794,1363 774,1359 753,1355 732,1351 711,1347 690,1342 669,1337 648,1332 627,1326 606,1320 585,1313 564,1306 544,1299 522,1291 502,1283 481,1274 460,1265 439,1256 418,1246 397,1235 376,1224 355,1212 334,1199 313,1186 292,1172 272,1157 250,1142 230,1125 209,1107 188,1088 167,1067 146,1045 125,1020 104,994 83,963 62,928 41,885 20,829 0,691">
          <text:p/>
        </draw:polyline>
        <draw:frame draw:style-name="gr125" draw:layer="layout" svg:width="0.447cm" svg:height="0.226cm" svg:x="1.855cm" svg:y="12.944cm">
          <draw:text-box>
            <text:p text:style-name="P1"><text:span text:style-name="T4">5 / 23</text:span></text:p>
          </draw:text-box>
        </draw:frame>
        <draw:frame draw:style-name="gr122" draw:layer="layout" svg:width="1.014cm" svg:height="0.226cm" svg:x="1.571cm" svg:y="9.567cm">
          <draw:text-box>
            <text:p text:style-name="P1"><text:span text:style-name="T4">GO:0009058</text:span></text:p>
          </draw:text-box>
        </draw:frame>
        <draw:frame draw:style-name="gr140" draw:layer="layout" svg:width="1.602cm" svg:height="0.226cm" svg:x="1.277cm" svg:y="9.772cm">
          <draw:text-box>
            <text:p text:style-name="P1"><text:span text:style-name="T4">biosynthetic process</text:span></text:p>
          </draw:text-box>
        </draw:frame>
        <draw:frame draw:style-name="gr124" draw:layer="layout" svg:width="0.734cm" svg:height="0.226cm" svg:x="1.708cm" svg:y="9.977cm">
          <draw:text-box>
            <text:p text:style-name="P1"><text:span text:style-name="T4">0.190679</text:span></text:p>
          </draw:text-box>
        </draw:frame>
        <draw:polygon draw:style-name="gr1" draw:layer="layout" svg:width="2.071cm" svg:height="1.381cm" svg:x="13.16cm" svg:y="3.725cm" svg:viewBox="0 0 2072 1382" draw:points="0,692 21,553 42,497 62,455 83,420 104,388 125,361 146,336 167,314 188,294 209,274 230,257 251,240 272,224 293,209 313,195 334,182 355,170 376,158 397,147 418,136 439,126 460,117 481,107 502,99 523,90 544,83 565,76 585,69 606,62 627,56 648,50 669,45 690,40 711,35 732,31 753,26 774,22 795,19 815,16 837,13 857,10 878,8 899,6 920,4 941,3 962,2 983,1 1004,1 1025,0 1046,0 1067,1 1087,1 1108,2 1129,3 1150,4 1171,6 1192,8 1213,10 1234,13 1255,16 1276,19 1297,22 1318,26 1340,31 1360,35 1381,40 1402,45 1423,50 1444,56 1465,62 1486,69 1507,76 1528,83 1549,90 1570,99 1590,107 1612,117 1632,126 1653,136 1674,147 1695,158 1716,170 1737,182 1758,195 1779,209 1800,224 1821,240 1842,257 1862,274 1883,294 1904,314 1925,336 1946,361 1967,388 1988,420 2009,455 2030,497 2051,553 2072,692 2051,830 2030,886 2009,928 1988,963 1967,994 1946,1021 1925,1045 1904,1068 1883,1088 1862,1107 1842,1125 1821,1142 1800,1158 1779,1172 1758,1187 1737,1200 1716,1212 1695,1224 1674,1235 1653,1246 1632,1256 1612,1266 1590,1274 1570,1283 1549,1291 1528,1299 1507,1306 1486,1313 1465,1320 1444,1326 1423,1332 1402,1337 1381,1342 1360,1347 1340,1352 1318,1356 1297,1359 1276,1363 1255,1366 1234,1369 1213,1371 1192,1374 1171,1376 1150,1377 1129,1379 1108,1380 1087,1381 1067,1382 1004,1382 983,1381 962,1380 941,1379 920,1377 899,1376 878,1374 857,1371 837,1369 815,1366 795,1363 774,1359 753,1356 732,1352 711,1347 690,1342 669,1337 648,1332 627,1326 606,1320 585,1313 565,1306 544,1299 523,1291 502,1283 481,1274 460,1266 439,1256 418,1246 397,1235 376,1224 355,1212 334,1200 313,1187 293,1172 272,1158 251,1142 230,1125 209,1107 188,1088 167,1068 146,1045 125,1021 104,994 83,963 62,928 42,886 21,830">
          <text:p/>
        </draw:polygon>
        <draw:polyline draw:style-name="gr2" draw:layer="layout" svg:width="2.071cm" svg:height="1.381cm" svg:x="13.16cm" svg:y="3.725cm" svg:viewBox="0 0 2072 1382" draw:points="0,692 21,553 42,497 62,455 83,420 104,388 125,361 146,336 167,314 188,294 209,274 230,257 251,240 272,224 293,209 313,195 334,182 355,170 376,158 397,147 418,136 439,126 460,117 481,107 502,99 523,90 544,83 565,76 585,69 606,62 627,56 648,50 669,45 690,40 711,35 732,31 753,26 774,22 795,19 815,16 837,13 857,10 878,8 899,6 920,4 941,3 962,2 983,1 1004,1 1025,0 1046,0 1067,1 1087,1 1108,2 1129,3 1150,4 1171,6 1192,8 1213,10 1234,13 1255,16 1276,19 1297,22 1318,26 1340,31 1360,35 1381,40 1402,45 1423,50 1444,56 1465,62 1486,69 1507,76 1528,83 1549,90 1570,99 1590,107 1612,117 1632,126 1653,136 1674,147 1695,158 1716,170 1737,182 1758,195 1779,209 1800,224 1821,240 1842,257 1862,274 1883,294 1904,314 1925,336 1946,361 1967,388 1988,420 2009,455 2030,497 2051,553 2072,692 2051,830 2030,886 2009,928 1988,963 1967,994 1946,1021 1925,1045 1904,1068 1883,1088 1862,1107 1842,1125 1821,1142 1800,1158 1779,1172 1758,1187 1737,1200 1716,1212 1695,1224 1674,1235 1653,1246 1632,1256 1612,1266 1590,1274 1570,1283 1549,1291 1528,1299 1507,1306 1486,1313 1465,1320 1444,1326 1423,1332 1402,1337 1381,1342 1360,1347 1340,1352 1318,1356 1297,1359 1276,1363 1255,1366 1234,1369 1213,1371 1192,1374 1171,1376 1150,1377 1129,1379 1108,1380 1087,1381 1067,1382 1004,1382 983,1381 962,1380 941,1379 920,1377 899,1376 878,1374 857,1371 837,1369 815,1366 795,1363 774,1359 753,1356 732,1352 711,1347 690,1342 669,1337 648,1332 627,1326 606,1320 585,1313 565,1306 544,1299 523,1291 502,1283 481,1274 460,1266 439,1256 418,1246 397,1235 376,1224 355,1212 334,1200 313,1187 293,1172 272,1158 251,1142 230,1125 209,1107 188,1088 167,1068 146,1045 125,1021 104,994 83,963 62,928 42,886 21,830 0,692">
          <text:p/>
        </draw:polyline>
        <draw:frame draw:style-name="gr134" draw:layer="layout" svg:width="0.641cm" svg:height="0.226cm" svg:x="1.757cm" svg:y="10.183cm">
          <draw:text-box>
            <text:p text:style-name="P1"><text:span text:style-name="T4">21 / 150</text:span></text:p>
          </draw:text-box>
        </draw:frame>
        <draw:frame draw:style-name="gr122" draw:layer="layout" svg:width="1.014cm" svg:height="0.226cm" svg:x="13.69cm" svg:y="4.044cm">
          <draw:text-box>
            <text:p text:style-name="P1"><text:span text:style-name="T4">GO:0009987</text:span></text:p>
          </draw:text-box>
        </draw:frame>
        <draw:frame draw:style-name="gr141" draw:layer="layout" svg:width="1.225cm" svg:height="0.226cm" svg:x="13.583cm" svg:y="4.249cm">
          <draw:text-box>
            <text:p text:style-name="P1"><text:span text:style-name="T4">cellular process</text:span></text:p>
          </draw:text-box>
        </draw:frame>
        <draw:frame draw:style-name="gr124" draw:layer="layout" svg:width="0.734cm" svg:height="0.226cm" svg:x="13.827cm" svg:y="4.455cm">
          <draw:text-box>
            <text:p text:style-name="P1"><text:span text:style-name="T4">0.072003</text:span></text:p>
          </draw:text-box>
        </draw:frame>
        <draw:polygon draw:style-name="gr9" draw:layer="layout" svg:width="2.071cm" svg:height="1.381cm" svg:x="16.19cm" svg:y="6.486cm" svg:viewBox="0 0 2072 1382" draw:points="0,692 20,554 42,497 62,455 83,420 104,388 125,361 146,337 167,314 188,294 209,275 230,257 251,240 272,224 292,210 314,196 334,182 355,170 376,158 398,147 419,137 440,126 461,117 482,108 503,99 524,91 545,83 565,76 586,69 607,62 628,56 649,50 670,45 691,40 712,35 733,31 754,26 775,23 795,19 817,16 837,13 858,11 879,8 900,6 921,5 942,3 963,2 984,1 1005,1 1026,0 1047,0 1067,1 1088,1 1109,2 1130,3 1151,5 1172,6 1193,8 1214,11 1235,13 1256,16 1277,19 1298,23 1319,26 1339,31 1360,35 1381,40 1402,45 1423,50 1444,56 1465,62 1486,69 1507,76 1528,83 1549,91 1569,99 1591,108 1611,117 1632,126 1653,137 1674,147 1695,158 1716,170 1737,182 1758,196 1779,210 1800,224 1821,240 1841,257 1862,275 1883,294 1904,314 1925,337 1946,361 1967,388 1988,420 2009,455 2030,497 2051,554 2072,692 2051,830 2030,886 2009,928 1988,964 1967,994 1946,1021 1925,1046 1904,1068 1883,1089 1862,1108 1841,1126 1821,1142 1800,1158 1779,1173 1758,1187 1737,1200 1716,1212 1695,1224 1674,1235 1653,1246 1632,1256 1611,1266 1591,1275 1569,1283 1549,1291 1528,1299 1507,1307 1486,1314 1465,1320 1444,1326 1423,1332 1402,1338 1381,1343 1360,1348 1339,1352 1319,1356 1298,1360 1277,1363 1256,1366 1235,1369 1214,1372 1193,1374 1172,1376 1151,1378 1130,1379 1109,1380 1088,1381 1067,1382 1047,1382 1026,1382 1005,1382 984,1381 963,1380 942,1379 921,1378 900,1376 879,1374 858,1372 837,1369 817,1366 795,1363 775,1360 754,1356 733,1352 712,1348 691,1343 670,1338 649,1332 628,1326 607,1320 586,1314 565,1307 545,1299 524,1291 503,1283 482,1275 461,1266 440,1256 419,1246 398,1235 376,1224 355,1212 334,1200 314,1187 292,1173 272,1158 251,1142 230,1126 209,1108 188,1089 167,1068 146,1046 125,1021 104,994 83,964 62,928 42,886 20,830">
          <text:p/>
        </draw:polygon>
        <draw:polyline draw:style-name="gr2" draw:layer="layout" svg:width="2.071cm" svg:height="1.381cm" svg:x="16.19cm" svg:y="6.486cm" svg:viewBox="0 0 2072 1382" draw:points="0,692 20,554 42,497 62,455 83,420 104,388 125,361 146,337 167,314 188,294 209,275 230,257 251,240 272,224 292,210 314,196 334,182 355,170 376,158 398,147 419,137 440,126 461,117 482,108 503,99 524,91 545,83 565,76 586,69 607,62 628,56 649,50 670,45 691,40 712,35 733,31 754,26 775,23 795,19 817,16 837,13 858,11 879,8 900,6 921,5 942,3 963,2 984,1 1005,1 1026,0 1047,0 1067,1 1088,1 1109,2 1130,3 1151,5 1172,6 1193,8 1214,11 1235,13 1256,16 1277,19 1298,23 1319,26 1339,31 1360,35 1381,40 1402,45 1423,50 1444,56 1465,62 1486,69 1507,76 1528,83 1549,91 1569,99 1591,108 1611,117 1632,126 1653,137 1674,147 1695,158 1716,170 1737,182 1758,196 1779,210 1800,224 1821,240 1841,257 1862,275 1883,294 1904,314 1925,337 1946,361 1967,388 1988,420 2009,455 2030,497 2051,554 2072,692 2051,830 2030,886 2009,928 1988,964 1967,994 1946,1021 1925,1046 1904,1068 1883,1089 1862,1108 1841,1126 1821,1142 1800,1158 1779,1173 1758,1187 1737,1200 1716,1212 1695,1224 1674,1235 1653,1246 1632,1256 1611,1266 1591,1275 1569,1283 1549,1291 1528,1299 1507,1307 1486,1314 1465,1320 1444,1326 1423,1332 1402,1338 1381,1343 1360,1348 1339,1352 1319,1356 1298,1360 1277,1363 1256,1366 1235,1369 1214,1372 1193,1374 1172,1376 1151,1378 1130,1379 1109,1380 1088,1381 1067,1382 1047,1382 1026,1382 1005,1382 984,1381 963,1380 942,1379 921,1378 900,1376 879,1374 858,1372 837,1369 817,1366 795,1363 775,1360 754,1356 733,1352 712,1348 691,1343 670,1338 649,1332 628,1326 607,1320 586,1314 565,1307 545,1299 524,1291 503,1283 482,1275 461,1266 440,1256 419,1246 398,1235 376,1224 355,1212 334,1200 314,1187 292,1173 272,1158 251,1142 230,1126 209,1108 188,1089 167,1068 146,1046 125,1021 104,994 83,964 62,928 42,886 20,830 0,692">
          <text:p/>
        </draw:polyline>
        <draw:frame draw:style-name="gr134" draw:layer="layout" svg:width="0.641cm" svg:height="0.226cm" svg:x="13.876cm" svg:y="4.66cm">
          <draw:text-box>
            <text:p text:style-name="P1"><text:span text:style-name="T4">39 / 306</text:span></text:p>
          </draw:text-box>
        </draw:frame>
        <draw:frame draw:style-name="gr122" draw:layer="layout" svg:width="1.014cm" svg:height="0.226cm" svg:x="16.72cm" svg:y="6.806cm">
          <draw:text-box>
            <text:p text:style-name="P1"><text:span text:style-name="T4">GO:0016043</text:span></text:p>
          </draw:text-box>
        </draw:frame>
        <draw:frame draw:style-name="gr142" draw:layer="layout" svg:width="1.78cm" svg:height="0.226cm" svg:x="16.341cm" svg:y="7.011cm">
          <draw:text-box>
            <text:p text:style-name="P1"><text:span text:style-name="T4">cellular component o...</text:span></text:p>
          </draw:text-box>
        </draw:frame>
        <draw:frame draw:style-name="gr124" draw:layer="layout" svg:width="0.734cm" svg:height="0.226cm" svg:x="16.857cm" svg:y="7.216cm">
          <draw:text-box>
            <text:p text:style-name="P1"><text:span text:style-name="T4">0.812501</text:span></text:p>
          </draw:text-box>
        </draw:frame>
        <draw:polygon draw:style-name="gr11" draw:layer="layout" svg:width="2.072cm" svg:height="1.381cm" svg:x="5.604cm" svg:y="14.77cm" svg:viewBox="0 0 2073 1382" draw:points="0,1382 2073,1382 2073,0 0,0">
          <text:p/>
        </draw:polygon>
        <draw:frame draw:style-name="gr134" draw:layer="layout" svg:width="0.641cm" svg:height="0.226cm" svg:x="16.906cm" svg:y="7.422cm">
          <draw:text-box>
            <text:p text:style-name="P1"><text:span text:style-name="T4">18 / 168</text:span></text:p>
          </draw:text-box>
        </draw:frame>
        <draw:frame draw:style-name="gr122" draw:layer="layout" svg:width="1.014cm" svg:height="0.226cm" svg:x="6.135cm" svg:y="15.09cm">
          <draw:text-box>
            <text:p text:style-name="P1"><text:span text:style-name="T4">GO:0016125</text:span></text:p>
          </draw:text-box>
        </draw:frame>
        <draw:frame draw:style-name="gr143" draw:layer="layout" svg:width="1.695cm" svg:height="0.226cm" svg:x="5.8cm" svg:y="15.295cm">
          <draw:text-box>
            <text:p text:style-name="P1"><text:span text:style-name="T4">sterol metabolic pro...</text:span></text:p>
          </draw:text-box>
        </draw:frame>
        <draw:frame draw:style-name="gr124" draw:layer="layout" svg:width="0.734cm" svg:height="0.226cm" svg:x="6.272cm" svg:y="15.5cm">
          <draw:text-box>
            <text:p text:style-name="P1"><text:span text:style-name="T4">0.002227</text:span></text:p>
          </draw:text-box>
        </draw:frame>
        <draw:polygon draw:style-name="gr11" draw:layer="layout" svg:width="2.072cm" svg:height="1.381cm" svg:x="2.574cm" svg:y="17.532cm" svg:viewBox="0 0 2073 1382" draw:points="0,1382 2073,1382 2073,0 0,0">
          <text:p/>
        </draw:polygon>
        <draw:frame draw:style-name="gr128" draw:layer="layout" svg:width="0.349cm" svg:height="0.226cm" svg:x="6.468cm" svg:y="15.706cm">
          <draw:text-box>
            <text:p text:style-name="P1"><text:span text:style-name="T4">4 / 6</text:span></text:p>
          </draw:text-box>
        </draw:frame>
        <draw:frame draw:style-name="gr122" draw:layer="layout" svg:width="1.014cm" svg:height="0.226cm" svg:x="3.105cm" svg:y="17.851cm">
          <draw:text-box>
            <text:p text:style-name="P1"><text:span text:style-name="T4">GO:0016126</text:span></text:p>
          </draw:text-box>
        </draw:frame>
        <draw:frame draw:style-name="gr144" draw:layer="layout" svg:width="1.619cm" svg:height="0.226cm" svg:x="2.806cm" svg:y="18.056cm">
          <draw:text-box>
            <text:p text:style-name="P1"><text:span text:style-name="T4">sterol biosynthetic ...</text:span></text:p>
          </draw:text-box>
        </draw:frame>
        <draw:frame draw:style-name="gr124" draw:layer="layout" svg:width="0.734cm" svg:height="0.226cm" svg:x="3.242cm" svg:y="18.261cm">
          <draw:text-box>
            <text:p text:style-name="P1"><text:span text:style-name="T4">0.000813</text:span></text:p>
          </draw:text-box>
        </draw:frame>
        <draw:polygon draw:style-name="gr1" draw:layer="layout" svg:width="2.072cm" svg:height="1.381cm" svg:x="13.351cm" svg:y="20.293cm" svg:viewBox="0 0 2073 1382" draw:points="0,691 21,553 42,497 63,455 84,420 105,388 126,361 147,337 168,314 189,294 210,275 230,257 252,240 272,224 293,210 314,195 335,182 356,170 377,158 398,147 419,136 440,126 461,116 482,108 502,99 524,91 544,83 565,76 586,69 607,62 628,56 649,50 670,45 691,40 712,35 733,30 754,27 774,23 796,19 816,16 837,13 858,11 879,8 900,6 921,5 942,3 963,2 984,1 1004,0 1067,0 1088,1 1109,2 1130,3 1152,5 1173,6 1194,8 1215,11 1236,13 1257,16 1277,19 1299,23 1319,27 1340,30 1361,35 1382,40 1403,45 1424,50 1445,56 1466,62 1487,69 1508,76 1529,83 1549,91 1571,99 1591,108 1612,116 1633,126 1654,136 1675,147 1696,158 1717,170 1738,182 1759,195 1780,210 1801,224 1821,240 1842,257 1863,275 1884,294 1905,314 1926,337 1947,361 1968,388 1989,420 2010,455 2031,497 2051,553 2073,691 2051,830 2031,886 2010,928 1989,963 1968,994 1947,1021 1926,1046 1905,1068 1884,1088 1863,1108 1842,1125 1821,1142 1801,1158 1780,1173 1759,1187 1738,1200 1717,1212 1696,1224 1675,1235 1654,1246 1633,1256 1612,1265 1591,1275 1571,1283 1549,1292 1529,1299 1508,1306 1487,1313 1466,1320 1445,1326 1424,1332 1403,1337 1382,1342 1361,1347 1340,1351 1319,1356 1299,1360 1277,1363 1257,1366 1236,1369 1215,1372 1194,1374 1173,1376 1152,1378 1130,1379 1109,1380 1088,1381 1067,1381 1046,1382 1026,1382 1004,1381 984,1381 963,1380 942,1379 921,1378 900,1376 879,1374 858,1372 837,1369 816,1366 796,1363 774,1360 754,1356 733,1351 712,1347 691,1342 670,1337 649,1332 628,1326 607,1320 586,1313 565,1306 544,1299 524,1292 502,1283 482,1275 461,1265 440,1256 419,1246 398,1235 377,1224 356,1212 335,1200 314,1187 293,1173 272,1158 252,1142 230,1125 210,1108 189,1088 168,1068 147,1046 126,1021 105,994 84,963 63,928 42,886 21,830">
          <text:p/>
        </draw:polygon>
        <draw:polyline draw:style-name="gr2" draw:layer="layout" svg:width="2.072cm" svg:height="1.381cm" svg:x="13.351cm" svg:y="20.293cm" svg:viewBox="0 0 2073 1382" draw:points="0,691 21,553 42,497 63,455 84,420 105,388 126,361 147,337 168,314 189,294 210,275 230,257 252,240 272,224 293,210 314,195 335,182 356,170 377,158 398,147 419,136 440,126 461,116 482,108 502,99 524,91 544,83 565,76 586,69 607,62 628,56 649,50 670,45 691,40 712,35 733,30 754,27 774,23 796,19 816,16 837,13 858,11 879,8 900,6 921,5 942,3 963,2 984,1 1004,0 1067,0 1088,1 1109,2 1130,3 1152,5 1173,6 1194,8 1215,11 1236,13 1257,16 1277,19 1299,23 1319,27 1340,30 1361,35 1382,40 1403,45 1424,50 1445,56 1466,62 1487,69 1508,76 1529,83 1549,91 1571,99 1591,108 1612,116 1633,126 1654,136 1675,147 1696,158 1717,170 1738,182 1759,195 1780,210 1801,224 1821,240 1842,257 1863,275 1884,294 1905,314 1926,337 1947,361 1968,388 1989,420 2010,455 2031,497 2051,553 2073,691 2051,830 2031,886 2010,928 1989,963 1968,994 1947,1021 1926,1046 1905,1068 1884,1088 1863,1108 1842,1125 1821,1142 1801,1158 1780,1173 1759,1187 1738,1200 1717,1212 1696,1224 1675,1235 1654,1246 1633,1256 1612,1265 1591,1275 1571,1283 1549,1292 1529,1299 1508,1306 1487,1313 1466,1320 1445,1326 1424,1332 1403,1337 1382,1342 1361,1347 1340,1351 1319,1356 1299,1360 1277,1363 1257,1366 1236,1369 1215,1372 1194,1374 1173,1376 1152,1378 1130,1379 1109,1380 1088,1381 1067,1381 1046,1382 1026,1382 1004,1381 984,1381 963,1380 942,1379 921,1378 900,1376 879,1374 858,1372 837,1369 816,1366 796,1363 774,1360 754,1356 733,1351 712,1347 691,1342 670,1337 649,1332 628,1326 607,1320 586,1313 565,1306 544,1299 524,1292 502,1283 482,1275 461,1265 440,1256 419,1246 398,1235 377,1224 356,1212 335,1200 314,1187 293,1173 272,1158 252,1142 230,1125 210,1108 189,1088 168,1068 147,1046 126,1021 105,994 84,963 63,928 42,886 21,830 0,691">
          <text:p/>
        </draw:polyline>
        <draw:frame draw:style-name="gr128" draw:layer="layout" svg:width="0.349cm" svg:height="0.226cm" svg:x="3.438cm" svg:y="18.467cm">
          <draw:text-box>
            <text:p text:style-name="P1"><text:span text:style-name="T4">4 / 5</text:span></text:p>
          </draw:text-box>
        </draw:frame>
        <draw:frame draw:style-name="gr122" draw:layer="layout" svg:width="1.014cm" svg:height="0.226cm" svg:x="13.882cm" svg:y="20.612cm">
          <draw:text-box>
            <text:p text:style-name="P1"><text:span text:style-name="T4">GO:0016568</text:span></text:p>
          </draw:text-box>
        </draw:frame>
        <draw:frame draw:style-name="gr138" draw:layer="layout" svg:width="1.725cm" svg:height="0.226cm" svg:x="13.529cm" svg:y="20.818cm">
          <draw:text-box>
            <text:p text:style-name="P1"><text:span text:style-name="T4">chromatin modificati...</text:span></text:p>
          </draw:text-box>
        </draw:frame>
        <draw:frame draw:style-name="gr124" draw:layer="layout" svg:width="0.734cm" svg:height="0.226cm" svg:x="14.019cm" svg:y="21.023cm">
          <draw:text-box>
            <text:p text:style-name="P1"><text:span text:style-name="T4">0.058018</text:span></text:p>
          </draw:text-box>
        </draw:frame>
        <draw:polygon draw:style-name="gr1" draw:layer="layout" svg:width="2.071cm" svg:height="1.381cm" svg:x="22.249cm" svg:y="3.725cm" svg:viewBox="0 0 2072 1382" draw:points="0,692 21,553 42,497 63,455 84,420 105,388 126,361 147,336 167,314 189,294 209,274 230,257 251,240 272,224 293,209 314,195 335,182 356,170 377,158 398,147 419,136 439,126 461,117 481,107 502,99 523,90 545,83 566,76 587,69 608,62 629,56 650,50 670,45 692,40 712,35 733,31 754,26 775,22 796,19 817,16 838,13 859,10 880,8 901,6 922,4 942,3 964,2 984,1 1005,1 1026,0 1047,0 1068,1 1089,1 1110,2 1131,3 1152,4 1173,6 1194,8 1214,10 1236,13 1256,16 1277,19 1298,22 1319,26 1340,31 1361,35 1382,40 1403,45 1424,50 1445,56 1466,62 1486,69 1507,76 1528,83 1549,90 1570,99 1591,107 1612,117 1633,126 1654,136 1675,147 1696,158 1716,170 1738,182 1758,195 1779,209 1800,224 1821,240 1842,257 1863,274 1884,294 1905,314 1926,336 1947,361 1968,388 1988,420 2010,455 2030,497 2051,553 2072,692 2051,830 2030,886 2010,928 1988,963 1968,994 1947,1021 1926,1045 1905,1068 1884,1088 1863,1107 1842,1125 1821,1142 1800,1158 1779,1172 1758,1187 1738,1200 1716,1212 1696,1224 1675,1235 1654,1246 1633,1256 1612,1266 1591,1274 1570,1283 1549,1291 1528,1299 1507,1306 1486,1313 1466,1320 1445,1326 1424,1332 1403,1337 1382,1342 1361,1347 1340,1352 1319,1356 1298,1359 1277,1363 1256,1366 1236,1369 1214,1371 1194,1374 1173,1376 1152,1377 1131,1379 1110,1380 1089,1381 1068,1382 1005,1382 984,1381 964,1380 942,1379 922,1377 901,1376 880,1374 859,1371 838,1369 817,1366 796,1363 775,1359 754,1356 733,1352 712,1347 692,1342 670,1337 650,1332 629,1326 608,1320 587,1313 566,1306 545,1299 523,1291 502,1283 481,1274 461,1266 439,1256 419,1246 398,1235 377,1224 356,1212 335,1200 314,1187 293,1172 272,1158 251,1142 230,1125 209,1107 189,1088 167,1068 147,1045 126,1021 105,994 84,963 63,928 42,886 21,830">
          <text:p/>
        </draw:polygon>
        <draw:polyline draw:style-name="gr2" draw:layer="layout" svg:width="2.071cm" svg:height="1.381cm" svg:x="22.249cm" svg:y="3.725cm" svg:viewBox="0 0 2072 1382" draw:points="0,692 21,553 42,497 63,455 84,420 105,388 126,361 147,336 167,314 189,294 209,274 230,257 251,240 272,224 293,209 314,195 335,182 356,170 377,158 398,147 419,136 439,126 461,117 481,107 502,99 523,90 545,83 566,76 587,69 608,62 629,56 650,50 670,45 692,40 712,35 733,31 754,26 775,22 796,19 817,16 838,13 859,10 880,8 901,6 922,4 942,3 964,2 984,1 1005,1 1026,0 1047,0 1068,1 1089,1 1110,2 1131,3 1152,4 1173,6 1194,8 1214,10 1236,13 1256,16 1277,19 1298,22 1319,26 1340,31 1361,35 1382,40 1403,45 1424,50 1445,56 1466,62 1486,69 1507,76 1528,83 1549,90 1570,99 1591,107 1612,117 1633,126 1654,136 1675,147 1696,158 1716,170 1738,182 1758,195 1779,209 1800,224 1821,240 1842,257 1863,274 1884,294 1905,314 1926,336 1947,361 1968,388 1988,420 2010,455 2030,497 2051,553 2072,692 2051,830 2030,886 2010,928 1988,963 1968,994 1947,1021 1926,1045 1905,1068 1884,1088 1863,1107 1842,1125 1821,1142 1800,1158 1779,1172 1758,1187 1738,1200 1716,1212 1696,1224 1675,1235 1654,1246 1633,1256 1612,1266 1591,1274 1570,1283 1549,1291 1528,1299 1507,1306 1486,1313 1466,1320 1445,1326 1424,1332 1403,1337 1382,1342 1361,1347 1340,1352 1319,1356 1298,1359 1277,1363 1256,1366 1236,1369 1214,1371 1194,1374 1173,1376 1152,1377 1131,1379 1110,1380 1089,1381 1068,1382 1005,1382 984,1381 964,1380 942,1379 922,1377 901,1376 880,1374 859,1371 838,1369 817,1366 796,1363 775,1359 754,1356 733,1352 712,1347 692,1342 670,1337 650,1332 629,1326 608,1320 587,1313 566,1306 545,1299 523,1291 502,1283 481,1274 461,1266 439,1256 419,1246 398,1235 377,1224 356,1212 335,1200 314,1187 293,1172 272,1158 251,1142 230,1125 209,1107 189,1088 167,1068 147,1045 126,1021 105,994 84,963 63,928 42,886 21,830 0,692">
          <text:p/>
        </draw:polyline>
        <draw:frame draw:style-name="gr128" draw:layer="layout" svg:width="0.349cm" svg:height="0.226cm" svg:x="14.215cm" svg:y="21.228cm">
          <draw:text-box>
            <text:p text:style-name="P1"><text:span text:style-name="T4">3 / 8</text:span></text:p>
          </draw:text-box>
        </draw:frame>
        <draw:frame draw:style-name="gr122" draw:layer="layout" svg:width="1.014cm" svg:height="0.226cm" svg:x="22.78cm" svg:y="4.044cm">
          <draw:text-box>
            <text:p text:style-name="P1"><text:span text:style-name="T4">GO:0032501</text:span></text:p>
          </draw:text-box>
        </draw:frame>
        <draw:frame draw:style-name="gr133" draw:layer="layout" svg:width="1.619cm" svg:height="0.226cm" svg:x="22.477cm" svg:y="4.249cm">
          <draw:text-box>
            <text:p text:style-name="P1"><text:span text:style-name="T4">multicellular organi...</text:span></text:p>
          </draw:text-box>
        </draw:frame>
        <draw:frame draw:style-name="gr124" draw:layer="layout" svg:width="0.734cm" svg:height="0.226cm" svg:x="22.917cm" svg:y="4.455cm">
          <draw:text-box>
            <text:p text:style-name="P1"><text:span text:style-name="T4">0.159897</text:span></text:p>
          </draw:text-box>
        </draw:frame>
        <draw:polygon draw:style-name="gr1" draw:layer="layout" svg:width="2.071cm" svg:height="1.381cm" svg:x="19.219cm" svg:y="3.725cm" svg:viewBox="0 0 2072 1382" draw:points="0,692 21,553 42,497 63,455 84,420 105,388 126,361 147,336 168,314 189,294 209,274 231,257 251,240 272,224 293,209 314,195 335,182 356,170 377,158 398,147 419,136 440,126 461,117 481,107 503,99 523,90 544,83 565,76 586,69 607,62 628,56 649,50 670,45 691,40 712,35 733,31 753,26 775,22 795,19 816,16 837,13 858,10 879,8 900,6 921,4 942,3 963,2 984,1 1005,1 1025,0 1046,0 1067,1 1088,1 1109,2 1130,3 1151,4 1172,6 1193,8 1214,10 1235,13 1255,16 1277,19 1297,22 1318,26 1339,31 1360,35 1381,40 1402,45 1423,50 1444,56 1465,62 1486,69 1508,76 1528,83 1550,90 1570,99 1591,107 1612,117 1633,126 1654,136 1675,147 1696,158 1717,170 1738,182 1759,195 1780,209 1800,224 1821,240 1842,257 1863,274 1884,294 1905,314 1926,336 1947,361 1968,388 1989,420 2010,455 2030,497 2052,553 2072,692 2052,830 2030,886 2010,928 1989,963 1968,994 1947,1021 1926,1045 1905,1068 1884,1088 1863,1107 1842,1125 1821,1142 1800,1158 1780,1172 1759,1187 1738,1200 1717,1212 1696,1224 1675,1235 1654,1246 1633,1256 1612,1266 1591,1274 1570,1283 1550,1291 1528,1299 1508,1306 1486,1313 1465,1320 1444,1326 1423,1332 1402,1337 1381,1342 1360,1347 1339,1352 1318,1356 1297,1359 1277,1363 1255,1366 1235,1369 1214,1371 1193,1374 1172,1376 1151,1377 1130,1379 1109,1380 1088,1381 1067,1382 1005,1382 984,1381 963,1380 942,1379 921,1377 900,1376 879,1374 858,1371 837,1369 816,1366 795,1363 775,1359 753,1356 733,1352 712,1347 691,1342 670,1337 649,1332 628,1326 607,1320 586,1313 565,1306 544,1299 523,1291 503,1283 481,1274 461,1266 440,1256 419,1246 398,1235 377,1224 356,1212 335,1200 314,1187 293,1172 272,1158 251,1142 231,1125 209,1107 189,1088 168,1068 147,1045 126,1021 105,994 84,963 63,928 42,886 21,830">
          <text:p/>
        </draw:polygon>
        <draw:polyline draw:style-name="gr2" draw:layer="layout" svg:width="2.071cm" svg:height="1.381cm" svg:x="19.219cm" svg:y="3.725cm" svg:viewBox="0 0 2072 1382" draw:points="0,692 21,553 42,497 63,455 84,420 105,388 126,361 147,336 168,314 189,294 209,274 231,257 251,240 272,224 293,209 314,195 335,182 356,170 377,158 398,147 419,136 440,126 461,117 481,107 503,99 523,90 544,83 565,76 586,69 607,62 628,56 649,50 670,45 691,40 712,35 733,31 753,26 775,22 795,19 816,16 837,13 858,10 879,8 900,6 921,4 942,3 963,2 984,1 1005,1 1025,0 1046,0 1067,1 1088,1 1109,2 1130,3 1151,4 1172,6 1193,8 1214,10 1235,13 1255,16 1277,19 1297,22 1318,26 1339,31 1360,35 1381,40 1402,45 1423,50 1444,56 1465,62 1486,69 1508,76 1528,83 1550,90 1570,99 1591,107 1612,117 1633,126 1654,136 1675,147 1696,158 1717,170 1738,182 1759,195 1780,209 1800,224 1821,240 1842,257 1863,274 1884,294 1905,314 1926,336 1947,361 1968,388 1989,420 2010,455 2030,497 2052,553 2072,692 2052,830 2030,886 2010,928 1989,963 1968,994 1947,1021 1926,1045 1905,1068 1884,1088 1863,1107 1842,1125 1821,1142 1800,1158 1780,1172 1759,1187 1738,1200 1717,1212 1696,1224 1675,1235 1654,1246 1633,1256 1612,1266 1591,1274 1570,1283 1550,1291 1528,1299 1508,1306 1486,1313 1465,1320 1444,1326 1423,1332 1402,1337 1381,1342 1360,1347 1339,1352 1318,1356 1297,1359 1277,1363 1255,1366 1235,1369 1214,1371 1193,1374 1172,1376 1151,1377 1130,1379 1109,1380 1088,1381 1067,1382 1005,1382 984,1381 963,1380 942,1379 921,1377 900,1376 879,1374 858,1371 837,1369 816,1366 795,1363 775,1359 753,1356 733,1352 712,1347 691,1342 670,1337 649,1332 628,1326 607,1320 586,1313 565,1306 544,1299 523,1291 503,1283 481,1274 461,1266 440,1256 419,1246 398,1235 377,1224 356,1212 335,1200 314,1187 293,1172 272,1158 251,1142 231,1125 209,1107 189,1088 168,1068 147,1045 126,1021 105,994 84,963 63,928 42,886 21,830 0,692">
          <text:p/>
        </draw:polyline>
        <draw:frame draw:style-name="gr134" draw:layer="layout" svg:width="0.641cm" svg:height="0.226cm" svg:x="22.966cm" svg:y="4.66cm">
          <draw:text-box>
            <text:p text:style-name="P1"><text:span text:style-name="T4">32 / 242</text:span></text:p>
          </draw:text-box>
        </draw:frame>
        <draw:frame draw:style-name="gr122" draw:layer="layout" svg:width="1.014cm" svg:height="0.226cm" svg:x="19.75cm" svg:y="4.044cm">
          <draw:text-box>
            <text:p text:style-name="P1"><text:span text:style-name="T4">GO:0032502</text:span></text:p>
          </draw:text-box>
        </draw:frame>
        <draw:frame draw:style-name="gr145" draw:layer="layout" svg:width="1.877cm" svg:height="0.226cm" svg:x="19.325cm" svg:y="4.249cm">
          <draw:text-box>
            <text:p text:style-name="P1"><text:span text:style-name="T4">developmental proces...</text:span></text:p>
          </draw:text-box>
        </draw:frame>
        <draw:frame draw:style-name="gr124" draw:layer="layout" svg:width="0.734cm" svg:height="0.226cm" svg:x="19.887cm" svg:y="4.455cm">
          <draw:text-box>
            <text:p text:style-name="P1"><text:span text:style-name="T4">0.113085</text:span></text:p>
          </draw:text-box>
        </draw:frame>
        <draw:polygon draw:style-name="gr6" draw:layer="layout" svg:width="2.072cm" svg:height="1.38cm" svg:x="9.976cm" svg:y="9.248cm" svg:viewBox="0 0 2073 1381" draw:points="0,1381 2073,1381 2073,0 0,0">
          <text:p/>
        </draw:polygon>
        <draw:frame draw:style-name="gr134" draw:layer="layout" svg:width="0.641cm" svg:height="0.226cm" svg:x="19.936cm" svg:y="4.66cm">
          <draw:text-box>
            <text:p text:style-name="P1"><text:span text:style-name="T4">31 / 228</text:span></text:p>
          </draw:text-box>
        </draw:frame>
        <draw:frame draw:style-name="gr122" draw:layer="layout" svg:width="1.014cm" svg:height="0.226cm" svg:x="10.507cm" svg:y="9.567cm">
          <draw:text-box>
            <text:p text:style-name="P1"><text:span text:style-name="T4">GO:0042180</text:span></text:p>
          </draw:text-box>
        </draw:frame>
        <draw:frame draw:style-name="gr146" draw:layer="layout" svg:width="1.733cm" svg:height="0.226cm" svg:x="10.151cm" svg:y="9.772cm">
          <draw:text-box>
            <text:p text:style-name="P1"><text:span text:style-name="T4">cellular ketone meta...</text:span></text:p>
          </draw:text-box>
        </draw:frame>
        <draw:frame draw:style-name="gr124" draw:layer="layout" svg:width="0.734cm" svg:height="0.226cm" svg:x="10.644cm" svg:y="9.977cm">
          <draw:text-box>
            <text:p text:style-name="P1"><text:span text:style-name="T4">0.008000</text:span></text:p>
          </draw:text-box>
        </draw:frame>
        <draw:polygon draw:style-name="gr1" draw:layer="layout" svg:width="2.071cm" svg:height="1.381cm" svg:x="10.13cm" svg:y="6.486cm" svg:viewBox="0 0 2072 1382" draw:points="0,692 21,554 42,497 63,455 83,420 105,388 125,361 146,337 167,314 188,294 209,275 231,257 252,240 273,224 294,210 315,196 336,182 356,170 378,158 398,147 419,137 440,126 461,117 482,108 503,99 524,91 545,83 566,76 586,69 608,62 628,56 649,50 670,45 691,40 712,35 733,31 754,26 775,23 796,19 817,16 838,13 858,11 880,8 900,6 921,5 942,3 963,2 984,1 1005,1 1026,0 1047,0 1068,1 1089,1 1110,2 1130,3 1152,5 1172,6 1193,8 1214,11 1235,13 1256,16 1277,19 1298,23 1319,26 1340,31 1361,35 1382,40 1402,45 1423,50 1444,56 1465,62 1486,69 1507,76 1528,83 1549,91 1570,99 1591,108 1612,117 1632,126 1654,137 1674,147 1695,158 1716,170 1737,182 1758,196 1779,210 1800,224 1821,240 1842,257 1863,275 1884,294 1904,314 1926,337 1946,361 1967,388 1988,420 2009,455 2030,497 2051,554 2072,692 2051,830 2030,886 2009,928 1988,964 1967,994 1946,1021 1926,1046 1904,1068 1884,1089 1863,1108 1842,1126 1821,1142 1800,1158 1779,1173 1758,1187 1737,1200 1716,1212 1695,1224 1674,1235 1654,1246 1632,1256 1612,1266 1591,1275 1570,1283 1549,1291 1528,1299 1507,1307 1486,1314 1465,1320 1444,1326 1423,1332 1402,1338 1382,1343 1361,1348 1340,1352 1319,1356 1298,1360 1277,1363 1256,1366 1235,1369 1214,1372 1193,1374 1172,1376 1152,1378 1130,1379 1110,1380 1089,1381 1068,1382 1047,1382 1026,1382 1005,1382 984,1381 963,1380 942,1379 921,1378 900,1376 880,1374 858,1372 838,1369 817,1366 796,1363 775,1360 754,1356 733,1352 712,1348 691,1343 670,1338 649,1332 628,1326 608,1320 586,1314 566,1307 545,1299 524,1291 503,1283 482,1275 461,1266 440,1256 419,1246 398,1235 378,1224 356,1212 336,1200 315,1187 294,1173 273,1158 252,1142 231,1126 209,1108 188,1089 167,1068 146,1046 125,1021 105,994 83,964 63,928 42,886 21,830">
          <text:p/>
        </draw:polygon>
        <draw:polyline draw:style-name="gr2" draw:layer="layout" svg:width="2.071cm" svg:height="1.381cm" svg:x="10.13cm" svg:y="6.486cm" svg:viewBox="0 0 2072 1382" draw:points="0,692 21,554 42,497 63,455 83,420 105,388 125,361 146,337 167,314 188,294 209,275 231,257 252,240 273,224 294,210 315,196 336,182 356,170 378,158 398,147 419,137 440,126 461,117 482,108 503,99 524,91 545,83 566,76 586,69 608,62 628,56 649,50 670,45 691,40 712,35 733,31 754,26 775,23 796,19 817,16 838,13 858,11 880,8 900,6 921,5 942,3 963,2 984,1 1005,1 1026,0 1047,0 1068,1 1089,1 1110,2 1130,3 1152,5 1172,6 1193,8 1214,11 1235,13 1256,16 1277,19 1298,23 1319,26 1340,31 1361,35 1382,40 1402,45 1423,50 1444,56 1465,62 1486,69 1507,76 1528,83 1549,91 1570,99 1591,108 1612,117 1632,126 1654,137 1674,147 1695,158 1716,170 1737,182 1758,196 1779,210 1800,224 1821,240 1842,257 1863,275 1884,294 1904,314 1926,337 1946,361 1967,388 1988,420 2009,455 2030,497 2051,554 2072,692 2051,830 2030,886 2009,928 1988,964 1967,994 1946,1021 1926,1046 1904,1068 1884,1089 1863,1108 1842,1126 1821,1142 1800,1158 1779,1173 1758,1187 1737,1200 1716,1212 1695,1224 1674,1235 1654,1246 1632,1256 1612,1266 1591,1275 1570,1283 1549,1291 1528,1299 1507,1307 1486,1314 1465,1320 1444,1326 1423,1332 1402,1338 1382,1343 1361,1348 1340,1352 1319,1356 1298,1360 1277,1363 1256,1366 1235,1369 1214,1372 1193,1374 1172,1376 1152,1378 1130,1379 1110,1380 1089,1381 1068,1382 1047,1382 1026,1382 1005,1382 984,1381 963,1380 942,1379 921,1378 900,1376 880,1374 858,1372 838,1369 817,1366 796,1363 775,1360 754,1356 733,1352 712,1348 691,1343 670,1338 649,1332 628,1326 608,1320 586,1314 566,1307 545,1299 524,1291 503,1283 482,1275 461,1266 440,1256 419,1246 398,1235 378,1224 356,1212 336,1200 315,1187 294,1173 273,1158 252,1142 231,1126 209,1108 188,1089 167,1068 146,1046 125,1021 105,994 83,964 63,928 42,886 21,830 0,692">
          <text:p/>
        </draw:polyline>
        <draw:frame draw:style-name="gr132" draw:layer="layout" svg:width="0.544cm" svg:height="0.226cm" svg:x="10.742cm" svg:y="10.183cm">
          <draw:text-box>
            <text:p text:style-name="P1"><text:span text:style-name="T4">13 / 57</text:span></text:p>
          </draw:text-box>
        </draw:frame>
        <draw:frame draw:style-name="gr122" draw:layer="layout" svg:width="1.014cm" svg:height="0.226cm" svg:x="10.66cm" svg:y="6.806cm">
          <draw:text-box>
            <text:p text:style-name="P1"><text:span text:style-name="T4">GO:0044237</text:span></text:p>
          </draw:text-box>
        </draw:frame>
        <draw:frame draw:style-name="gr147" draw:layer="layout" svg:width="1.661cm" svg:height="0.226cm" svg:x="10.34cm" svg:y="7.011cm">
          <draw:text-box>
            <text:p text:style-name="P1"><text:span text:style-name="T4">cellular metabolic p...</text:span></text:p>
          </draw:text-box>
        </draw:frame>
        <draw:frame draw:style-name="gr124" draw:layer="layout" svg:width="0.734cm" svg:height="0.226cm" svg:x="10.798cm" svg:y="7.216cm">
          <draw:text-box>
            <text:p text:style-name="P1"><text:span text:style-name="T4">0.051621</text:span></text:p>
          </draw:text-box>
        </draw:frame>
        <draw:polygon draw:style-name="gr1" draw:layer="layout" svg:width="2.071cm" svg:height="1.381cm" svg:x="4.07cm" svg:y="6.486cm" svg:viewBox="0 0 2072 1382" draw:points="0,692 21,554 42,497 63,455 85,420 106,388 127,361 148,337 169,314 190,294 210,275 232,257 252,240 273,224 294,210 315,196 336,182 357,170 378,158 399,147 420,137 440,126 462,117 482,108 503,99 524,91 545,83 566,76 587,69 608,62 629,56 650,50 671,45 692,40 712,35 734,31 754,26 775,23 796,19 817,16 838,13 859,11 880,8 901,6 922,5 943,3 964,2 984,1 1006,1 1026,0 1047,0 1068,1 1089,1 1110,2 1131,3 1152,5 1173,6 1194,8 1215,11 1236,13 1256,16 1277,19 1298,23 1319,26 1340,31 1361,35 1382,40 1403,45 1424,50 1445,56 1466,62 1486,69 1508,76 1528,83 1549,91 1570,99 1591,108 1612,117 1633,126 1654,137 1675,147 1696,158 1717,170 1738,182 1758,196 1780,210 1800,224 1821,240 1842,257 1863,275 1884,294 1905,314 1926,337 1947,361 1968,388 1989,420 2010,455 2030,497 2052,554 2072,692 2052,830 2030,886 2010,928 1989,964 1968,994 1947,1021 1926,1046 1905,1068 1884,1089 1863,1108 1842,1126 1821,1142 1800,1158 1780,1173 1758,1187 1738,1200 1717,1212 1696,1224 1675,1235 1654,1246 1633,1256 1612,1266 1591,1275 1570,1283 1549,1291 1528,1299 1508,1307 1486,1314 1466,1320 1445,1326 1424,1332 1403,1338 1382,1343 1361,1348 1340,1352 1319,1356 1298,1360 1277,1363 1256,1366 1236,1369 1215,1372 1194,1374 1173,1376 1152,1378 1131,1379 1110,1380 1089,1381 1068,1382 1047,1382 1026,1382 1006,1382 984,1381 964,1380 943,1379 922,1378 901,1376 880,1374 859,1372 838,1369 817,1366 796,1363 775,1360 754,1356 734,1352 712,1348 692,1343 671,1338 650,1332 629,1326 608,1320 587,1314 566,1307 545,1299 524,1291 503,1283 482,1275 462,1266 440,1256 420,1246 399,1235 378,1224 357,1212 336,1200 315,1187 294,1173 273,1158 252,1142 232,1126 210,1108 190,1089 169,1068 148,1046 127,1021 106,994 85,964 63,928 42,886 21,830">
          <text:p/>
        </draw:polygon>
        <draw:polyline draw:style-name="gr2" draw:layer="layout" svg:width="2.071cm" svg:height="1.381cm" svg:x="4.07cm" svg:y="6.486cm" svg:viewBox="0 0 2072 1382" draw:points="0,692 21,554 42,497 63,455 85,420 106,388 127,361 148,337 169,314 190,294 210,275 232,257 252,240 273,224 294,210 315,196 336,182 357,170 378,158 399,147 420,137 440,126 462,117 482,108 503,99 524,91 545,83 566,76 587,69 608,62 629,56 650,50 671,45 692,40 712,35 734,31 754,26 775,23 796,19 817,16 838,13 859,11 880,8 901,6 922,5 943,3 964,2 984,1 1006,1 1026,0 1047,0 1068,1 1089,1 1110,2 1131,3 1152,5 1173,6 1194,8 1215,11 1236,13 1256,16 1277,19 1298,23 1319,26 1340,31 1361,35 1382,40 1403,45 1424,50 1445,56 1466,62 1486,69 1508,76 1528,83 1549,91 1570,99 1591,108 1612,117 1633,126 1654,137 1675,147 1696,158 1717,170 1738,182 1758,196 1780,210 1800,224 1821,240 1842,257 1863,275 1884,294 1905,314 1926,337 1947,361 1968,388 1989,420 2010,455 2030,497 2052,554 2072,692 2052,830 2030,886 2010,928 1989,964 1968,994 1947,1021 1926,1046 1905,1068 1884,1089 1863,1108 1842,1126 1821,1142 1800,1158 1780,1173 1758,1187 1738,1200 1717,1212 1696,1224 1675,1235 1654,1246 1633,1256 1612,1266 1591,1275 1570,1283 1549,1291 1528,1299 1508,1307 1486,1314 1466,1320 1445,1326 1424,1332 1403,1338 1382,1343 1361,1348 1340,1352 1319,1356 1298,1360 1277,1363 1256,1366 1236,1369 1215,1372 1194,1374 1173,1376 1152,1378 1131,1379 1110,1380 1089,1381 1068,1382 1047,1382 1026,1382 1006,1382 984,1381 964,1380 943,1379 922,1378 901,1376 880,1374 859,1372 838,1369 817,1366 796,1363 775,1360 754,1356 734,1352 712,1348 692,1343 671,1338 650,1332 629,1326 608,1320 587,1314 566,1307 545,1299 524,1291 503,1283 482,1275 462,1266 440,1256 420,1246 399,1235 378,1224 357,1212 336,1200 315,1187 294,1173 273,1158 252,1142 232,1126 210,1108 190,1089 169,1068 148,1046 127,1021 106,994 85,964 63,928 42,886 21,830 0,692">
          <text:p/>
        </draw:polyline>
        <draw:frame draw:style-name="gr134" draw:layer="layout" svg:width="0.641cm" svg:height="0.226cm" svg:x="10.847cm" svg:y="7.422cm">
          <draw:text-box>
            <text:p text:style-name="P1"><text:span text:style-name="T4">35 / 257</text:span></text:p>
          </draw:text-box>
        </draw:frame>
        <draw:frame draw:style-name="gr122" draw:layer="layout" svg:width="1.014cm" svg:height="0.226cm" svg:x="4.601cm" svg:y="6.806cm">
          <draw:text-box>
            <text:p text:style-name="P1"><text:span text:style-name="T4">GO:0044238</text:span></text:p>
          </draw:text-box>
        </draw:frame>
        <draw:frame draw:style-name="gr148" draw:layer="layout" svg:width="1.755cm" svg:height="0.226cm" svg:x="4.234cm" svg:y="7.011cm">
          <draw:text-box>
            <text:p text:style-name="P1"><text:span text:style-name="T4">primary metabolic pr...</text:span></text:p>
          </draw:text-box>
        </draw:frame>
        <draw:frame draw:style-name="gr124" draw:layer="layout" svg:width="0.734cm" svg:height="0.226cm" svg:x="4.738cm" svg:y="7.216cm">
          <draw:text-box>
            <text:p text:style-name="P1"><text:span text:style-name="T4">0.062417</text:span></text:p>
          </draw:text-box>
        </draw:frame>
        <draw:polygon draw:style-name="gr6" draw:layer="layout" svg:width="2.071cm" svg:height="1.381cm" svg:x="7.1cm" svg:y="6.486cm" svg:viewBox="0 0 2072 1382" draw:points="0,1382 2072,1382 2072,0 0,0">
          <text:p/>
        </draw:polygon>
        <draw:frame draw:style-name="gr134" draw:layer="layout" svg:width="0.641cm" svg:height="0.226cm" svg:x="4.787cm" svg:y="7.422cm">
          <draw:text-box>
            <text:p text:style-name="P1"><text:span text:style-name="T4">34 / 249</text:span></text:p>
          </draw:text-box>
        </draw:frame>
        <draw:frame draw:style-name="gr122" draw:layer="layout" svg:width="1.014cm" svg:height="0.226cm" svg:x="7.63cm" svg:y="6.806cm">
          <draw:text-box>
            <text:p text:style-name="P1"><text:span text:style-name="T4">GO:0044281</text:span></text:p>
          </draw:text-box>
        </draw:frame>
        <draw:frame draw:style-name="gr149" draw:layer="layout" svg:width="1.86cm" svg:height="0.226cm" svg:x="7.213cm" svg:y="7.011cm">
          <draw:text-box>
            <text:p text:style-name="P1"><text:span text:style-name="T4">small molecule metab...</text:span></text:p>
          </draw:text-box>
        </draw:frame>
        <draw:frame draw:style-name="gr124" draw:layer="layout" svg:width="0.734cm" svg:height="0.226cm" svg:x="7.768cm" svg:y="7.216cm">
          <draw:text-box>
            <text:p text:style-name="P1"><text:span text:style-name="T4">0.008227</text:span></text:p>
          </draw:text-box>
        </draw:frame>
        <draw:polygon draw:style-name="gr1" draw:layer="layout" svg:width="2.071cm" svg:height="1.381cm" svg:x="20.37cm" svg:y="12.009cm" svg:viewBox="0 0 2072 1382" draw:points="0,692 21,554 42,497 63,455 84,420 104,388 126,361 146,337 167,314 188,294 209,275 230,257 251,240 272,224 293,209 314,196 335,182 357,170 377,158 399,147 419,136 440,126 461,117 482,107 503,99 524,91 545,83 566,76 587,69 608,62 629,56 649,50 670,45 691,40 712,35 733,30 754,26 775,23 796,19 817,16 838,13 859,10 879,8 901,6 921,4 942,3 963,2 984,1 1005,0 1026,0 1047,0 1068,0 1089,1 1110,2 1131,3 1151,4 1173,6 1193,8 1214,10 1235,13 1256,16 1277,19 1298,23 1319,26 1340,30 1361,35 1382,40 1403,45 1423,50 1445,56 1465,62 1486,69 1507,76 1528,83 1549,91 1570,99 1591,107 1612,117 1633,126 1654,136 1675,147 1695,158 1716,170 1737,182 1758,196 1779,209 1800,224 1821,240 1842,257 1863,275 1884,294 1905,314 1925,337 1947,361 1967,388 1988,420 2009,455 2030,497 2051,554 2072,692 2051,829 2030,886 2009,928 1988,963 1967,994 1947,1021 1925,1045 1905,1068 1884,1088 1863,1107 1842,1125 1821,1142 1800,1158 1779,1173 1758,1186 1737,1200 1716,1212 1695,1224 1675,1235 1654,1246 1633,1256 1612,1265 1591,1275 1570,1283 1549,1291 1528,1299 1507,1306 1486,1313 1465,1320 1445,1326 1423,1332 1403,1337 1382,1342 1361,1347 1340,1352 1319,1356 1298,1359 1277,1363 1256,1366 1235,1369 1214,1372 1193,1374 1173,1376 1151,1378 1131,1379 1110,1380 1089,1381 1068,1382 1047,1382 1026,1382 1005,1382 984,1381 963,1380 942,1379 921,1378 901,1376 879,1374 859,1372 838,1369 817,1366 796,1363 775,1359 754,1356 733,1352 712,1347 691,1342 670,1337 649,1332 629,1326 608,1320 587,1313 566,1306 545,1299 524,1291 503,1283 482,1275 461,1265 440,1256 419,1246 399,1235 377,1224 357,1212 335,1200 314,1186 293,1173 272,1158 251,1142 230,1125 209,1107 188,1088 167,1068 146,1045 126,1021 104,994 84,963 63,928 42,886 21,829">
          <text:p/>
        </draw:polygon>
        <draw:polyline draw:style-name="gr2" draw:layer="layout" svg:width="2.071cm" svg:height="1.381cm" svg:x="20.37cm" svg:y="12.009cm" svg:viewBox="0 0 2072 1382" draw:points="0,692 21,554 42,497 63,455 84,420 104,388 126,361 146,337 167,314 188,294 209,275 230,257 251,240 272,224 293,209 314,196 335,182 357,170 377,158 399,147 419,136 440,126 461,117 482,107 503,99 524,91 545,83 566,76 587,69 608,62 629,56 649,50 670,45 691,40 712,35 733,30 754,26 775,23 796,19 817,16 838,13 859,10 879,8 901,6 921,4 942,3 963,2 984,1 1005,0 1026,0 1047,0 1068,0 1089,1 1110,2 1131,3 1151,4 1173,6 1193,8 1214,10 1235,13 1256,16 1277,19 1298,23 1319,26 1340,30 1361,35 1382,40 1403,45 1423,50 1445,56 1465,62 1486,69 1507,76 1528,83 1549,91 1570,99 1591,107 1612,117 1633,126 1654,136 1675,147 1695,158 1716,170 1737,182 1758,196 1779,209 1800,224 1821,240 1842,257 1863,275 1884,294 1905,314 1925,337 1947,361 1967,388 1988,420 2009,455 2030,497 2051,554 2072,692 2051,829 2030,886 2009,928 1988,963 1967,994 1947,1021 1925,1045 1905,1068 1884,1088 1863,1107 1842,1125 1821,1142 1800,1158 1779,1173 1758,1186 1737,1200 1716,1212 1695,1224 1675,1235 1654,1246 1633,1256 1612,1265 1591,1275 1570,1283 1549,1291 1528,1299 1507,1306 1486,1313 1465,1320 1445,1326 1423,1332 1403,1337 1382,1342 1361,1347 1340,1352 1319,1356 1298,1359 1277,1363 1256,1366 1235,1369 1214,1372 1193,1374 1173,1376 1151,1378 1131,1379 1110,1380 1089,1381 1068,1382 1047,1382 1026,1382 1005,1382 984,1381 963,1380 942,1379 921,1378 901,1376 879,1374 859,1372 838,1369 817,1366 796,1363 775,1359 754,1356 733,1352 712,1347 691,1342 670,1337 649,1332 629,1326 608,1320 587,1313 566,1306 545,1299 524,1291 503,1283 482,1275 461,1265 440,1256 419,1246 399,1235 377,1224 357,1212 335,1200 314,1186 293,1173 272,1158 251,1142 230,1125 209,1107 188,1088 167,1068 146,1045 126,1021 104,994 84,963 63,928 42,886 21,829 0,692">
          <text:p/>
        </draw:polyline>
        <draw:frame draw:style-name="gr134" draw:layer="layout" svg:width="0.641cm" svg:height="0.226cm" svg:x="7.817cm" svg:y="7.422cm">
          <draw:text-box>
            <text:p text:style-name="P1"><text:span text:style-name="T4">30 / 190</text:span></text:p>
          </draw:text-box>
        </draw:frame>
        <draw:frame draw:style-name="gr122" draw:layer="layout" svg:width="1.014cm" svg:height="0.226cm" svg:x="20.901cm" svg:y="12.328cm">
          <draw:text-box>
            <text:p text:style-name="P1"><text:span text:style-name="T4">GO:0048513</text:span></text:p>
          </draw:text-box>
        </draw:frame>
        <draw:frame draw:style-name="gr150" draw:layer="layout" svg:width="1.509cm" svg:height="0.226cm" svg:x="20.655cm" svg:y="12.534cm">
          <draw:text-box>
            <text:p text:style-name="P1"><text:span text:style-name="T4">organ development</text:span></text:p>
          </draw:text-box>
        </draw:frame>
        <draw:frame draw:style-name="gr124" draw:layer="layout" svg:width="0.734cm" svg:height="0.226cm" svg:x="21.038cm" svg:y="12.739cm">
          <draw:text-box>
            <text:p text:style-name="P1"><text:span text:style-name="T4">0.072662</text:span></text:p>
          </draw:text-box>
        </draw:frame>
        <draw:polygon draw:style-name="gr1" draw:layer="layout" svg:width="2.071cm" svg:height="1.38cm" svg:x="21.559cm" svg:y="9.248cm" svg:viewBox="0 0 2072 1381" draw:points="0,691 21,553 42,497 63,455 83,419 105,388 125,361 146,336 167,314 188,293 209,274 230,256 251,239 272,224 293,209 314,195 335,182 355,170 376,158 397,146 418,136 439,126 460,116 481,107 502,98 523,90 544,82 565,75 585,68 607,62 627,56 648,50 669,44 690,39 711,34 732,30 753,26 774,22 795,19 816,15 837,13 857,10 879,8 899,6 920,4 941,3 962,2 983,1 1004,0 1025,0 1046,0 1067,0 1088,1 1109,2 1129,3 1151,4 1171,6 1192,8 1213,10 1235,13 1256,15 1277,19 1298,22 1319,26 1340,30 1360,34 1382,39 1402,44 1423,50 1444,56 1465,62 1486,68 1507,75 1528,82 1549,90 1570,98 1591,107 1612,116 1632,126 1654,136 1674,146 1695,158 1716,170 1737,182 1758,195 1779,209 1800,224 1821,239 1842,256 1863,274 1884,293 1904,314 1926,336 1946,361 1967,388 1988,419 2009,455 2030,497 2051,553 2072,691 2051,829 2030,885 2009,928 1988,963 1967,994 1946,1020 1926,1045 1904,1067 1884,1088 1863,1107 1842,1125 1821,1142 1800,1157 1779,1172 1758,1186 1737,1199 1716,1212 1695,1224 1674,1235 1654,1246 1632,1256 1612,1265 1591,1274 1570,1283 1549,1291 1528,1299 1507,1306 1486,1313 1465,1320 1444,1326 1423,1332 1402,1337 1382,1342 1360,1347 1340,1351 1319,1355 1298,1359 1277,1363 1256,1366 1235,1369 1213,1371 1192,1374 1171,1375 1151,1377 1129,1379 1109,1380 1088,1381 1067,1381 1004,1381 983,1381 962,1380 941,1379 920,1377 899,1375 879,1374 857,1371 837,1369 816,1366 795,1363 774,1359 753,1355 732,1351 711,1347 690,1342 669,1337 648,1332 627,1326 607,1320 585,1313 565,1306 544,1299 523,1291 502,1283 481,1274 460,1265 439,1256 418,1246 397,1235 376,1224 355,1212 335,1199 314,1186 293,1172 272,1157 251,1142 230,1125 209,1107 188,1088 167,1067 146,1045 125,1020 105,994 83,963 63,928 42,885 21,829">
          <text:p/>
        </draw:polygon>
        <draw:polyline draw:style-name="gr2" draw:layer="layout" svg:width="2.071cm" svg:height="1.38cm" svg:x="21.559cm" svg:y="9.248cm" svg:viewBox="0 0 2072 1381" draw:points="0,691 21,553 42,497 63,455 83,419 105,388 125,361 146,336 167,314 188,293 209,274 230,256 251,239 272,224 293,209 314,195 335,182 355,170 376,158 397,146 418,136 439,126 460,116 481,107 502,98 523,90 544,82 565,75 585,68 607,62 627,56 648,50 669,44 690,39 711,34 732,30 753,26 774,22 795,19 816,15 837,13 857,10 879,8 899,6 920,4 941,3 962,2 983,1 1004,0 1025,0 1046,0 1067,0 1088,1 1109,2 1129,3 1151,4 1171,6 1192,8 1213,10 1235,13 1256,15 1277,19 1298,22 1319,26 1340,30 1360,34 1382,39 1402,44 1423,50 1444,56 1465,62 1486,68 1507,75 1528,82 1549,90 1570,98 1591,107 1612,116 1632,126 1654,136 1674,146 1695,158 1716,170 1737,182 1758,195 1779,209 1800,224 1821,239 1842,256 1863,274 1884,293 1904,314 1926,336 1946,361 1967,388 1988,419 2009,455 2030,497 2051,553 2072,691 2051,829 2030,885 2009,928 1988,963 1967,994 1946,1020 1926,1045 1904,1067 1884,1088 1863,1107 1842,1125 1821,1142 1800,1157 1779,1172 1758,1186 1737,1199 1716,1212 1695,1224 1674,1235 1654,1246 1632,1256 1612,1265 1591,1274 1570,1283 1549,1291 1528,1299 1507,1306 1486,1313 1465,1320 1444,1326 1423,1332 1402,1337 1382,1342 1360,1347 1340,1351 1319,1355 1298,1359 1277,1363 1256,1366 1235,1369 1213,1371 1192,1374 1171,1375 1151,1377 1129,1379 1109,1380 1088,1381 1067,1381 1004,1381 983,1381 962,1380 941,1379 920,1377 899,1375 879,1374 857,1371 837,1369 816,1366 795,1363 774,1359 753,1355 732,1351 711,1347 690,1342 669,1337 648,1332 627,1326 607,1320 585,1313 565,1306 544,1299 523,1291 502,1283 481,1274 460,1265 439,1256 418,1246 397,1235 376,1224 355,1212 335,1199 314,1186 293,1172 272,1157 251,1142 230,1125 209,1107 188,1088 167,1067 146,1045 125,1020 105,994 83,963 63,928 42,885 21,829 0,691">
          <text:p/>
        </draw:polyline>
        <draw:frame draw:style-name="gr134" draw:layer="layout" svg:width="0.641cm" svg:height="0.226cm" svg:x="21.087cm" svg:y="12.944cm">
          <draw:text-box>
            <text:p text:style-name="P1"><text:span text:style-name="T4">19 / 120</text:span></text:p>
          </draw:text-box>
        </draw:frame>
        <draw:frame draw:style-name="gr122" draw:layer="layout" svg:width="1.014cm" svg:height="0.226cm" svg:x="22.089cm" svg:y="9.567cm">
          <draw:text-box>
            <text:p text:style-name="P1"><text:span text:style-name="T4">GO:0048731</text:span></text:p>
          </draw:text-box>
        </draw:frame>
        <draw:frame draw:style-name="gr144" draw:layer="layout" svg:width="1.623cm" svg:height="0.226cm" svg:x="21.791cm" svg:y="9.772cm">
          <draw:text-box>
            <text:p text:style-name="P1"><text:span text:style-name="T4">system development</text:span></text:p>
          </draw:text-box>
        </draw:frame>
        <draw:frame draw:style-name="gr124" draw:layer="layout" svg:width="0.734cm" svg:height="0.226cm" svg:x="22.227cm" svg:y="9.977cm">
          <draw:text-box>
            <text:p text:style-name="P1"><text:span text:style-name="T4">0.158783</text:span></text:p>
          </draw:text-box>
        </draw:frame>
        <draw:polygon draw:style-name="gr11" draw:layer="layout" svg:width="2.071cm" svg:height="1.381cm" svg:x="20.37cm" svg:y="14.77cm" svg:viewBox="0 0 2072 1382" draw:points="0,1382 2072,1382 2072,0 0,0">
          <text:p/>
        </draw:polygon>
        <draw:frame draw:style-name="gr134" draw:layer="layout" svg:width="0.641cm" svg:height="0.226cm" svg:x="22.276cm" svg:y="10.183cm">
          <draw:text-box>
            <text:p text:style-name="P1"><text:span text:style-name="T4">21 / 147</text:span></text:p>
          </draw:text-box>
        </draw:frame>
        <draw:frame draw:style-name="gr122" draw:layer="layout" svg:width="1.014cm" svg:height="0.226cm" svg:x="20.901cm" svg:y="15.09cm">
          <draw:text-box>
            <text:p text:style-name="P1"><text:span text:style-name="T4">GO:0048732</text:span></text:p>
          </draw:text-box>
        </draw:frame>
        <draw:frame draw:style-name="gr151" draw:layer="layout" svg:width="1.488cm" svg:height="0.226cm" svg:x="20.665cm" svg:y="15.295cm">
          <draw:text-box>
            <text:p text:style-name="P1"><text:span text:style-name="T4">gland development</text:span></text:p>
          </draw:text-box>
        </draw:frame>
        <draw:frame draw:style-name="gr124" draw:layer="layout" svg:width="0.734cm" svg:height="0.226cm" svg:x="21.038cm" svg:y="15.5cm">
          <draw:text-box>
            <text:p text:style-name="P1"><text:span text:style-name="T4">0.001685</text:span></text:p>
          </draw:text-box>
        </draw:frame>
        <draw:polygon draw:style-name="gr1" draw:layer="layout" svg:width="2.071cm" svg:height="1.381cm" svg:x="19.219cm" svg:y="6.486cm" svg:viewBox="0 0 2072 1382" draw:points="0,692 21,554 42,497 63,455 84,420 105,388 126,361 147,337 168,314 189,294 209,275 231,257 251,240 272,224 293,210 314,196 335,182 356,170 377,158 398,147 419,137 440,126 461,117 481,108 503,99 523,91 544,83 565,76 586,69 607,62 628,56 649,50 670,45 691,40 712,35 733,31 753,26 775,23 795,19 816,16 837,13 858,11 879,8 900,6 921,5 942,3 963,2 984,1 1005,1 1025,0 1046,0 1067,1 1088,1 1109,2 1130,3 1151,5 1172,6 1193,8 1214,11 1235,13 1255,16 1277,19 1297,23 1318,26 1339,31 1360,35 1381,40 1402,45 1423,50 1444,56 1465,62 1486,69 1508,76 1528,83 1550,91 1570,99 1591,108 1612,117 1633,126 1654,137 1675,147 1696,158 1717,170 1738,182 1759,196 1780,210 1800,224 1821,240 1842,257 1863,275 1884,294 1905,314 1926,337 1947,361 1968,388 1989,420 2010,455 2030,497 2052,554 2072,692 2052,830 2030,886 2010,928 1989,964 1968,994 1947,1021 1926,1046 1905,1068 1884,1089 1863,1108 1842,1126 1821,1142 1800,1158 1780,1173 1759,1187 1738,1200 1717,1212 1696,1224 1675,1235 1654,1246 1633,1256 1612,1266 1591,1275 1570,1283 1550,1291 1528,1299 1508,1307 1486,1314 1465,1320 1444,1326 1423,1332 1402,1338 1381,1343 1360,1348 1339,1352 1318,1356 1297,1360 1277,1363 1255,1366 1235,1369 1214,1372 1193,1374 1172,1376 1151,1378 1130,1379 1109,1380 1088,1381 1067,1382 1046,1382 1025,1382 1005,1382 984,1381 963,1380 942,1379 921,1378 900,1376 879,1374 858,1372 837,1369 816,1366 795,1363 775,1360 753,1356 733,1352 712,1348 691,1343 670,1338 649,1332 628,1326 607,1320 586,1314 565,1307 544,1299 523,1291 503,1283 481,1275 461,1266 440,1256 419,1246 398,1235 377,1224 356,1212 335,1200 314,1187 293,1173 272,1158 251,1142 231,1126 209,1108 189,1089 168,1068 147,1046 126,1021 105,994 84,964 63,928 42,886 21,830">
          <text:p/>
        </draw:polygon>
        <draw:polyline draw:style-name="gr2" draw:layer="layout" svg:width="2.071cm" svg:height="1.381cm" svg:x="19.219cm" svg:y="6.486cm" svg:viewBox="0 0 2072 1382" draw:points="0,692 21,554 42,497 63,455 84,420 105,388 126,361 147,337 168,314 189,294 209,275 231,257 251,240 272,224 293,210 314,196 335,182 356,170 377,158 398,147 419,137 440,126 461,117 481,108 503,99 523,91 544,83 565,76 586,69 607,62 628,56 649,50 670,45 691,40 712,35 733,31 753,26 775,23 795,19 816,16 837,13 858,11 879,8 900,6 921,5 942,3 963,2 984,1 1005,1 1025,0 1046,0 1067,1 1088,1 1109,2 1130,3 1151,5 1172,6 1193,8 1214,11 1235,13 1255,16 1277,19 1297,23 1318,26 1339,31 1360,35 1381,40 1402,45 1423,50 1444,56 1465,62 1486,69 1508,76 1528,83 1550,91 1570,99 1591,108 1612,117 1633,126 1654,137 1675,147 1696,158 1717,170 1738,182 1759,196 1780,210 1800,224 1821,240 1842,257 1863,275 1884,294 1905,314 1926,337 1947,361 1968,388 1989,420 2010,455 2030,497 2052,554 2072,692 2052,830 2030,886 2010,928 1989,964 1968,994 1947,1021 1926,1046 1905,1068 1884,1089 1863,1108 1842,1126 1821,1142 1800,1158 1780,1173 1759,1187 1738,1200 1717,1212 1696,1224 1675,1235 1654,1246 1633,1256 1612,1266 1591,1275 1570,1283 1550,1291 1528,1299 1508,1307 1486,1314 1465,1320 1444,1326 1423,1332 1402,1338 1381,1343 1360,1348 1339,1352 1318,1356 1297,1360 1277,1363 1255,1366 1235,1369 1214,1372 1193,1374 1172,1376 1151,1378 1130,1379 1109,1380 1088,1381 1067,1382 1046,1382 1025,1382 1005,1382 984,1381 963,1380 942,1379 921,1378 900,1376 879,1374 858,1372 837,1369 816,1366 795,1363 775,1360 753,1356 733,1352 712,1348 691,1343 670,1338 649,1332 628,1326 607,1320 586,1314 565,1307 544,1299 523,1291 503,1283 481,1275 461,1266 440,1256 419,1246 398,1235 377,1224 356,1212 335,1200 314,1187 293,1173 272,1158 251,1142 231,1126 209,1108 189,1089 168,1068 147,1046 126,1021 105,994 84,964 63,928 42,886 21,830 0,692">
          <text:p/>
        </draw:polyline>
        <draw:frame draw:style-name="gr128" draw:layer="layout" svg:width="0.349cm" svg:height="0.226cm" svg:x="21.234cm" svg:y="15.706cm">
          <draw:text-box>
            <text:p text:style-name="P1"><text:span text:style-name="T4">5 / 9</text:span></text:p>
          </draw:text-box>
        </draw:frame>
        <draw:frame draw:style-name="gr122" draw:layer="layout" svg:width="1.014cm" svg:height="0.226cm" svg:x="19.75cm" svg:y="6.806cm">
          <draw:text-box>
            <text:p text:style-name="P1"><text:span text:style-name="T4">GO:0048856</text:span></text:p>
          </draw:text-box>
        </draw:frame>
        <draw:frame draw:style-name="gr126" draw:layer="layout" svg:width="1.746cm" svg:height="0.226cm" svg:x="19.387cm" svg:y="7.011cm">
          <draw:text-box>
            <text:p text:style-name="P1"><text:span text:style-name="T4">anatomical structure...</text:span></text:p>
          </draw:text-box>
        </draw:frame>
        <draw:frame draw:style-name="gr124" draw:layer="layout" svg:width="0.734cm" svg:height="0.226cm" svg:x="19.887cm" svg:y="7.216cm">
          <draw:text-box>
            <text:p text:style-name="P1"><text:span text:style-name="T4">0.088096</text:span></text:p>
          </draw:text-box>
        </draw:frame>
        <draw:polygon draw:style-name="gr1" draw:layer="layout" svg:width="2.072cm" svg:height="1.38cm" svg:x="13.351cm" svg:y="14.771cm" svg:viewBox="0 0 2073 1381" draw:points="0,691 21,553 42,497 63,454 84,419 105,387 126,361 147,336 168,314 189,293 210,274 230,256 252,239 272,224 293,209 314,195 335,182 356,169 377,157 398,146 419,135 440,125 461,116 482,107 502,98 524,90 544,82 565,75 586,68 607,61 628,55 649,49 670,44 691,39 712,34 733,30 754,26 774,22 796,18 816,15 837,12 858,10 879,7 900,6 921,4 942,2 963,1 984,0 1004,0 1067,0 1088,0 1109,1 1130,2 1152,4 1173,6 1194,7 1215,10 1236,12 1257,15 1277,18 1299,22 1319,26 1340,30 1361,34 1382,39 1403,44 1424,49 1445,55 1466,61 1487,68 1508,75 1529,82 1549,90 1571,98 1591,107 1612,116 1633,125 1654,135 1675,146 1696,157 1717,169 1738,182 1759,195 1780,209 1801,224 1821,239 1842,256 1863,274 1884,293 1905,314 1926,336 1947,361 1968,387 1989,419 2010,454 2031,497 2051,553 2073,691 2051,829 2031,885 2010,927 1989,963 1968,993 1947,1020 1926,1045 1905,1067 1884,1088 1863,1107 1842,1125 1821,1142 1801,1157 1780,1172 1759,1186 1738,1199 1717,1211 1696,1223 1675,1235 1654,1245 1633,1255 1612,1265 1591,1274 1571,1283 1549,1291 1529,1299 1508,1306 1487,1313 1466,1319 1445,1325 1424,1331 1403,1337 1382,1342 1361,1347 1340,1351 1319,1355 1299,1359 1277,1362 1257,1366 1236,1368 1215,1371 1194,1373 1173,1375 1152,1377 1130,1378 1109,1379 1088,1380 1067,1381 1046,1381 1026,1381 1004,1381 984,1380 963,1379 942,1378 921,1377 900,1375 879,1373 858,1371 837,1368 816,1366 796,1362 774,1359 754,1355 733,1351 712,1347 691,1342 670,1337 649,1331 628,1325 607,1319 586,1313 565,1306 544,1299 524,1291 502,1283 482,1274 461,1265 440,1255 419,1245 398,1235 377,1223 356,1211 335,1199 314,1186 293,1172 272,1157 252,1142 230,1125 210,1107 189,1088 168,1067 147,1045 126,1020 105,993 84,963 63,927 42,885 21,829">
          <text:p/>
        </draw:polygon>
        <draw:polyline draw:style-name="gr2" draw:layer="layout" svg:width="2.072cm" svg:height="1.38cm" svg:x="13.351cm" svg:y="14.771cm" svg:viewBox="0 0 2073 1381" draw:points="0,691 21,553 42,497 63,454 84,419 105,387 126,361 147,336 168,314 189,293 210,274 230,256 252,239 272,224 293,209 314,195 335,182 356,169 377,157 398,146 419,135 440,125 461,116 482,107 502,98 524,90 544,82 565,75 586,68 607,61 628,55 649,49 670,44 691,39 712,34 733,30 754,26 774,22 796,18 816,15 837,12 858,10 879,7 900,6 921,4 942,2 963,1 984,0 1004,0 1067,0 1088,0 1109,1 1130,2 1152,4 1173,6 1194,7 1215,10 1236,12 1257,15 1277,18 1299,22 1319,26 1340,30 1361,34 1382,39 1403,44 1424,49 1445,55 1466,61 1487,68 1508,75 1529,82 1549,90 1571,98 1591,107 1612,116 1633,125 1654,135 1675,146 1696,157 1717,169 1738,182 1759,195 1780,209 1801,224 1821,239 1842,256 1863,274 1884,293 1905,314 1926,336 1947,361 1968,387 1989,419 2010,454 2031,497 2051,553 2073,691 2051,829 2031,885 2010,927 1989,963 1968,993 1947,1020 1926,1045 1905,1067 1884,1088 1863,1107 1842,1125 1821,1142 1801,1157 1780,1172 1759,1186 1738,1199 1717,1211 1696,1223 1675,1235 1654,1245 1633,1255 1612,1265 1591,1274 1571,1283 1549,1291 1529,1299 1508,1306 1487,1313 1466,1319 1445,1325 1424,1331 1403,1337 1382,1342 1361,1347 1340,1351 1319,1355 1299,1359 1277,1362 1257,1366 1236,1368 1215,1371 1194,1373 1173,1375 1152,1377 1130,1378 1109,1379 1088,1380 1067,1381 1046,1381 1026,1381 1004,1381 984,1380 963,1379 942,1378 921,1377 900,1375 879,1373 858,1371 837,1368 816,1366 796,1362 774,1359 754,1355 733,1351 712,1347 691,1342 670,1337 649,1331 628,1325 607,1319 586,1313 565,1306 544,1299 524,1291 502,1283 482,1274 461,1265 440,1255 419,1245 398,1235 377,1223 356,1211 335,1199 314,1186 293,1172 272,1157 252,1142 230,1125 210,1107 189,1088 168,1067 147,1045 126,1020 105,993 84,963 63,927 42,885 21,829 0,691">
          <text:p/>
        </draw:polyline>
        <draw:frame draw:style-name="gr134" draw:layer="layout" svg:width="0.641cm" svg:height="0.226cm" svg:x="19.936cm" svg:y="7.422cm">
          <draw:text-box>
            <text:p text:style-name="P1"><text:span text:style-name="T4">27 / 189</text:span></text:p>
          </draw:text-box>
        </draw:frame>
        <draw:frame draw:style-name="gr122" draw:layer="layout" svg:width="1.014cm" svg:height="0.226cm" svg:x="13.882cm" svg:y="15.09cm">
          <draw:text-box>
            <text:p text:style-name="P1"><text:span text:style-name="T4">GO:0051276</text:span></text:p>
          </draw:text-box>
        </draw:frame>
        <draw:frame draw:style-name="gr152" draw:layer="layout" svg:width="1.949cm" svg:height="0.226cm" svg:x="13.416cm" svg:y="15.295cm">
          <draw:text-box>
            <text:p text:style-name="P1"><text:span text:style-name="T4">chromosome organizat...</text:span></text:p>
          </draw:text-box>
        </draw:frame>
        <draw:frame draw:style-name="gr124" draw:layer="layout" svg:width="0.734cm" svg:height="0.226cm" svg:x="14.019cm" svg:y="15.5cm">
          <draw:text-box>
            <text:p text:style-name="P1"><text:span text:style-name="T4">0.056468</text:span></text:p>
          </draw:text-box>
        </draw:frame>
        <draw:polygon draw:style-name="gr9" draw:layer="layout" svg:width="2.071cm" svg:height="1.381cm" svg:x="16.19cm" svg:y="3.725cm" svg:viewBox="0 0 2072 1382" draw:points="0,692 20,553 42,497 62,455 83,420 104,388 125,361 146,336 167,314 188,294 209,274 230,257 251,240 272,224 292,209 314,195 334,182 355,170 376,158 398,147 419,136 440,126 461,117 482,107 503,99 524,90 545,83 565,76 586,69 607,62 628,56 649,50 670,45 691,40 712,35 733,31 754,26 775,22 795,19 817,16 837,13 858,10 879,8 900,6 921,4 942,3 963,2 984,1 1005,1 1026,0 1047,0 1067,1 1088,1 1109,2 1130,3 1151,4 1172,6 1193,8 1214,10 1235,13 1256,16 1277,19 1298,22 1319,26 1339,31 1360,35 1381,40 1402,45 1423,50 1444,56 1465,62 1486,69 1507,76 1528,83 1549,90 1569,99 1591,107 1611,117 1632,126 1653,136 1674,147 1695,158 1716,170 1737,182 1758,195 1779,209 1800,224 1821,240 1841,257 1862,274 1883,294 1904,314 1925,336 1946,361 1967,388 1988,420 2009,455 2030,497 2051,553 2072,692 2051,830 2030,886 2009,928 1988,963 1967,994 1946,1021 1925,1045 1904,1068 1883,1088 1862,1107 1841,1125 1821,1142 1800,1158 1779,1172 1758,1187 1737,1200 1716,1212 1695,1224 1674,1235 1653,1246 1632,1256 1611,1266 1591,1274 1569,1283 1549,1291 1528,1299 1507,1306 1486,1313 1465,1320 1444,1326 1423,1332 1402,1337 1381,1342 1360,1347 1339,1352 1319,1356 1298,1359 1277,1363 1256,1366 1235,1369 1214,1371 1193,1374 1172,1376 1151,1377 1130,1379 1109,1380 1088,1381 1067,1382 1005,1382 984,1381 963,1380 942,1379 921,1377 900,1376 879,1374 858,1371 837,1369 817,1366 795,1363 775,1359 754,1356 733,1352 712,1347 691,1342 670,1337 649,1332 628,1326 607,1320 586,1313 565,1306 545,1299 524,1291 503,1283 482,1274 461,1266 440,1256 419,1246 398,1235 376,1224 355,1212 334,1200 314,1187 292,1172 272,1158 251,1142 230,1125 209,1107 188,1088 167,1068 146,1045 125,1021 104,994 83,963 62,928 42,886 20,830">
          <text:p/>
        </draw:polygon>
        <draw:polyline draw:style-name="gr2" draw:layer="layout" svg:width="2.071cm" svg:height="1.381cm" svg:x="16.19cm" svg:y="3.725cm" svg:viewBox="0 0 2072 1382" draw:points="0,692 20,553 42,497 62,455 83,420 104,388 125,361 146,336 167,314 188,294 209,274 230,257 251,240 272,224 292,209 314,195 334,182 355,170 376,158 398,147 419,136 440,126 461,117 482,107 503,99 524,90 545,83 565,76 586,69 607,62 628,56 649,50 670,45 691,40 712,35 733,31 754,26 775,22 795,19 817,16 837,13 858,10 879,8 900,6 921,4 942,3 963,2 984,1 1005,1 1026,0 1047,0 1067,1 1088,1 1109,2 1130,3 1151,4 1172,6 1193,8 1214,10 1235,13 1256,16 1277,19 1298,22 1319,26 1339,31 1360,35 1381,40 1402,45 1423,50 1444,56 1465,62 1486,69 1507,76 1528,83 1549,90 1569,99 1591,107 1611,117 1632,126 1653,136 1674,147 1695,158 1716,170 1737,182 1758,195 1779,209 1800,224 1821,240 1841,257 1862,274 1883,294 1904,314 1925,336 1946,361 1967,388 1988,420 2009,455 2030,497 2051,553 2072,692 2051,830 2030,886 2009,928 1988,963 1967,994 1946,1021 1925,1045 1904,1068 1883,1088 1862,1107 1841,1125 1821,1142 1800,1158 1779,1172 1758,1187 1737,1200 1716,1212 1695,1224 1674,1235 1653,1246 1632,1256 1611,1266 1591,1274 1569,1283 1549,1291 1528,1299 1507,1306 1486,1313 1465,1320 1444,1326 1423,1332 1402,1337 1381,1342 1360,1347 1339,1352 1319,1356 1298,1359 1277,1363 1256,1366 1235,1369 1214,1371 1193,1374 1172,1376 1151,1377 1130,1379 1109,1380 1088,1381 1067,1382 1005,1382 984,1381 963,1380 942,1379 921,1377 900,1376 879,1374 858,1371 837,1369 817,1366 795,1363 775,1359 754,1356 733,1352 712,1347 691,1342 670,1337 649,1332 628,1326 607,1320 586,1313 565,1306 545,1299 524,1291 503,1283 482,1274 461,1266 440,1256 419,1246 398,1235 376,1224 355,1212 334,1200 314,1187 292,1172 272,1158 251,1142 230,1125 209,1107 188,1088 167,1068 146,1045 125,1021 104,994 83,963 62,928 42,886 20,830 0,692">
          <text:p/>
        </draw:polyline>
        <draw:frame draw:style-name="gr125" draw:layer="layout" svg:width="0.447cm" svg:height="0.226cm" svg:x="14.166cm" svg:y="15.706cm">
          <draw:text-box>
            <text:p text:style-name="P1"><text:span text:style-name="T4">4 / 13</text:span></text:p>
          </draw:text-box>
        </draw:frame>
        <draw:frame draw:style-name="gr122" draw:layer="layout" svg:width="1.014cm" svg:height="0.226cm" svg:x="16.72cm" svg:y="4.044cm">
          <draw:text-box>
            <text:p text:style-name="P1"><text:span text:style-name="T4">GO:0071840</text:span></text:p>
          </draw:text-box>
        </draw:frame>
        <draw:frame draw:style-name="gr142" draw:layer="layout" svg:width="1.78cm" svg:height="0.226cm" svg:x="16.341cm" svg:y="4.249cm">
          <draw:text-box>
            <text:p text:style-name="P1"><text:span text:style-name="T4">cellular component o...</text:span></text:p>
          </draw:text-box>
        </draw:frame>
        <draw:frame draw:style-name="gr124" draw:layer="layout" svg:width="0.734cm" svg:height="0.226cm" svg:x="16.857cm" svg:y="4.455cm">
          <draw:text-box>
            <text:p text:style-name="P1"><text:span text:style-name="T4">0.761298</text:span></text:p>
          </draw:text-box>
        </draw:frame>
        <draw:polygon draw:style-name="gr9" draw:layer="layout" svg:width="2.071cm" svg:height="1.381cm" svg:x="13.16cm" svg:y="6.486cm" svg:viewBox="0 0 2072 1382" draw:points="0,692 21,554 42,497 62,455 83,420 104,388 125,361 146,337 167,314 188,294 209,275 230,257 251,240 272,224 293,210 313,196 334,182 355,170 376,158 397,147 418,137 439,126 460,117 481,108 502,99 523,91 544,83 565,76 585,69 606,62 627,56 648,50 669,45 690,40 711,35 732,31 753,26 774,23 795,19 815,16 837,13 857,11 878,8 899,6 920,5 941,3 962,2 983,1 1004,1 1025,0 1046,0 1067,1 1087,1 1108,2 1129,3 1150,5 1171,6 1192,8 1213,11 1234,13 1255,16 1276,19 1297,23 1318,26 1340,31 1360,35 1381,40 1402,45 1423,50 1444,56 1465,62 1486,69 1507,76 1528,83 1549,91 1570,99 1590,108 1612,117 1632,126 1653,137 1674,147 1695,158 1716,170 1737,182 1758,196 1779,210 1800,224 1821,240 1842,257 1862,275 1883,294 1904,314 1925,337 1946,361 1967,388 1988,420 2009,455 2030,497 2051,554 2072,692 2051,830 2030,886 2009,928 1988,964 1967,994 1946,1021 1925,1046 1904,1068 1883,1089 1862,1108 1842,1126 1821,1142 1800,1158 1779,1173 1758,1187 1737,1200 1716,1212 1695,1224 1674,1235 1653,1246 1632,1256 1612,1266 1590,1275 1570,1283 1549,1291 1528,1299 1507,1307 1486,1314 1465,1320 1444,1326 1423,1332 1402,1338 1381,1343 1360,1348 1340,1352 1318,1356 1297,1360 1276,1363 1255,1366 1234,1369 1213,1372 1192,1374 1171,1376 1150,1378 1129,1379 1108,1380 1087,1381 1067,1382 1046,1382 1025,1382 1004,1382 983,1381 962,1380 941,1379 920,1378 899,1376 878,1374 857,1372 837,1369 815,1366 795,1363 774,1360 753,1356 732,1352 711,1348 690,1343 669,1338 648,1332 627,1326 606,1320 585,1314 565,1307 544,1299 523,1291 502,1283 481,1275 460,1266 439,1256 418,1246 397,1235 376,1224 355,1212 334,1200 313,1187 293,1173 272,1158 251,1142 230,1126 209,1108 188,1089 167,1068 146,1046 125,1021 104,994 83,964 62,928 42,886 21,830">
          <text:p/>
        </draw:polygon>
        <draw:polyline draw:style-name="gr2" draw:layer="layout" svg:width="2.071cm" svg:height="1.381cm" svg:x="13.16cm" svg:y="6.486cm" svg:viewBox="0 0 2072 1382" draw:points="0,692 21,554 42,497 62,455 83,420 104,388 125,361 146,337 167,314 188,294 209,275 230,257 251,240 272,224 293,210 313,196 334,182 355,170 376,158 397,147 418,137 439,126 460,117 481,108 502,99 523,91 544,83 565,76 585,69 606,62 627,56 648,50 669,45 690,40 711,35 732,31 753,26 774,23 795,19 815,16 837,13 857,11 878,8 899,6 920,5 941,3 962,2 983,1 1004,1 1025,0 1046,0 1067,1 1087,1 1108,2 1129,3 1150,5 1171,6 1192,8 1213,11 1234,13 1255,16 1276,19 1297,23 1318,26 1340,31 1360,35 1381,40 1402,45 1423,50 1444,56 1465,62 1486,69 1507,76 1528,83 1549,91 1570,99 1590,108 1612,117 1632,126 1653,137 1674,147 1695,158 1716,170 1737,182 1758,196 1779,210 1800,224 1821,240 1842,257 1862,275 1883,294 1904,314 1925,337 1946,361 1967,388 1988,420 2009,455 2030,497 2051,554 2072,692 2051,830 2030,886 2009,928 1988,964 1967,994 1946,1021 1925,1046 1904,1068 1883,1089 1862,1108 1842,1126 1821,1142 1800,1158 1779,1173 1758,1187 1737,1200 1716,1212 1695,1224 1674,1235 1653,1246 1632,1256 1612,1266 1590,1275 1570,1283 1549,1291 1528,1299 1507,1307 1486,1314 1465,1320 1444,1326 1423,1332 1402,1338 1381,1343 1360,1348 1340,1352 1318,1356 1297,1360 1276,1363 1255,1366 1234,1369 1213,1372 1192,1374 1171,1376 1150,1378 1129,1379 1108,1380 1087,1381 1067,1382 1046,1382 1025,1382 1004,1382 983,1381 962,1380 941,1379 920,1378 899,1376 878,1374 857,1372 837,1369 815,1366 795,1363 774,1360 753,1356 732,1352 711,1348 690,1343 669,1338 648,1332 627,1326 606,1320 585,1314 565,1307 544,1299 523,1291 502,1283 481,1275 460,1266 439,1256 418,1246 397,1235 376,1224 355,1212 334,1200 313,1187 293,1173 272,1158 251,1142 230,1126 209,1108 188,1089 167,1068 146,1046 125,1021 104,994 83,964 62,928 42,886 21,830 0,692">
          <text:p/>
        </draw:polyline>
        <draw:frame draw:style-name="gr134" draw:layer="layout" svg:width="0.641cm" svg:height="0.226cm" svg:x="16.906cm" svg:y="4.66cm">
          <draw:text-box>
            <text:p text:style-name="P1"><text:span text:style-name="T4">19 / 172</text:span></text:p>
          </draw:text-box>
        </draw:frame>
        <draw:frame draw:style-name="gr122" draw:layer="layout" svg:width="1.014cm" svg:height="0.226cm" svg:x="13.69cm" svg:y="6.806cm">
          <draw:text-box>
            <text:p text:style-name="P1"><text:span text:style-name="T4">GO:0071841</text:span></text:p>
          </draw:text-box>
        </draw:frame>
        <draw:frame draw:style-name="gr142" draw:layer="layout" svg:width="1.78cm" svg:height="0.226cm" svg:x="13.312cm" svg:y="7.011cm">
          <draw:text-box>
            <text:p text:style-name="P1"><text:span text:style-name="T4">cellular component o...</text:span></text:p>
          </draw:text-box>
        </draw:frame>
        <draw:frame draw:style-name="gr124" draw:layer="layout" svg:width="0.734cm" svg:height="0.226cm" svg:x="13.827cm" svg:y="7.216cm">
          <draw:text-box>
            <text:p text:style-name="P1"><text:span text:style-name="T4">0.929896</text:span></text:p>
          </draw:text-box>
        </draw:frame>
        <draw:polygon draw:style-name="gr9" draw:layer="layout" svg:width="2.072cm" svg:height="1.38cm" svg:x="13.351cm" svg:y="9.248cm" svg:viewBox="0 0 2073 1381" draw:points="0,691 21,553 42,497 63,455 84,419 105,388 126,361 147,336 168,314 189,293 210,274 230,256 252,239 272,224 293,209 314,195 335,182 356,170 377,158 398,146 419,136 440,126 461,116 482,107 502,98 524,90 544,82 565,75 586,68 607,62 628,56 649,50 670,44 691,39 712,34 733,30 754,26 774,22 796,19 816,15 837,13 858,10 879,8 900,6 921,4 942,3 963,2 984,1 1004,0 1026,0 1046,0 1067,0 1088,1 1109,2 1130,3 1152,4 1173,6 1194,8 1215,10 1236,13 1257,15 1277,19 1299,22 1319,26 1340,30 1361,34 1382,39 1403,44 1424,50 1445,56 1466,62 1487,68 1508,75 1529,82 1549,90 1571,98 1591,107 1612,116 1633,126 1654,136 1675,146 1696,158 1717,170 1738,182 1759,195 1780,209 1801,224 1821,239 1842,256 1863,274 1884,293 1905,314 1926,336 1947,361 1968,388 1989,419 2010,455 2031,497 2051,553 2073,691 2051,829 2031,885 2010,928 1989,963 1968,994 1947,1020 1926,1045 1905,1067 1884,1088 1863,1107 1842,1125 1821,1142 1801,1157 1780,1172 1759,1186 1738,1199 1717,1212 1696,1224 1675,1235 1654,1246 1633,1256 1612,1265 1591,1274 1571,1283 1549,1291 1529,1299 1508,1306 1487,1313 1466,1320 1445,1326 1424,1332 1403,1337 1382,1342 1361,1347 1340,1351 1319,1355 1299,1359 1277,1363 1257,1366 1236,1369 1215,1371 1194,1374 1173,1375 1152,1377 1130,1379 1109,1380 1088,1381 1067,1381 1004,1381 984,1381 963,1380 942,1379 921,1377 900,1375 879,1374 858,1371 837,1369 816,1366 796,1363 774,1359 754,1355 733,1351 712,1347 691,1342 670,1337 649,1332 628,1326 607,1320 586,1313 565,1306 544,1299 524,1291 502,1283 482,1274 461,1265 440,1256 419,1246 398,1235 377,1224 356,1212 335,1199 314,1186 293,1172 272,1157 252,1142 230,1125 210,1107 189,1088 168,1067 147,1045 126,1020 105,994 84,963 63,928 42,885 21,829">
          <text:p/>
        </draw:polygon>
        <draw:polyline draw:style-name="gr2" draw:layer="layout" svg:width="2.072cm" svg:height="1.38cm" svg:x="13.351cm" svg:y="9.248cm" svg:viewBox="0 0 2073 1381" draw:points="0,691 21,553 42,497 63,455 84,419 105,388 126,361 147,336 168,314 189,293 210,274 230,256 252,239 272,224 293,209 314,195 335,182 356,170 377,158 398,146 419,136 440,126 461,116 482,107 502,98 524,90 544,82 565,75 586,68 607,62 628,56 649,50 670,44 691,39 712,34 733,30 754,26 774,22 796,19 816,15 837,13 858,10 879,8 900,6 921,4 942,3 963,2 984,1 1004,0 1026,0 1046,0 1067,0 1088,1 1109,2 1130,3 1152,4 1173,6 1194,8 1215,10 1236,13 1257,15 1277,19 1299,22 1319,26 1340,30 1361,34 1382,39 1403,44 1424,50 1445,56 1466,62 1487,68 1508,75 1529,82 1549,90 1571,98 1591,107 1612,116 1633,126 1654,136 1675,146 1696,158 1717,170 1738,182 1759,195 1780,209 1801,224 1821,239 1842,256 1863,274 1884,293 1905,314 1926,336 1947,361 1968,388 1989,419 2010,455 2031,497 2051,553 2073,691 2051,829 2031,885 2010,928 1989,963 1968,994 1947,1020 1926,1045 1905,1067 1884,1088 1863,1107 1842,1125 1821,1142 1801,1157 1780,1172 1759,1186 1738,1199 1717,1212 1696,1224 1675,1235 1654,1246 1633,1256 1612,1265 1591,1274 1571,1283 1549,1291 1529,1299 1508,1306 1487,1313 1466,1320 1445,1326 1424,1332 1403,1337 1382,1342 1361,1347 1340,1351 1319,1355 1299,1359 1277,1363 1257,1366 1236,1369 1215,1371 1194,1374 1173,1375 1152,1377 1130,1379 1109,1380 1088,1381 1067,1381 1004,1381 984,1381 963,1380 942,1379 921,1377 900,1375 879,1374 858,1371 837,1369 816,1366 796,1363 774,1359 754,1355 733,1351 712,1347 691,1342 670,1337 649,1332 628,1326 607,1320 586,1313 565,1306 544,1299 524,1291 502,1283 482,1274 461,1265 440,1256 419,1246 398,1235 377,1224 356,1212 335,1199 314,1186 293,1172 272,1157 252,1142 230,1125 210,1107 189,1088 168,1067 147,1045 126,1020 105,994 84,963 63,928 42,885 21,829 0,691">
          <text:p/>
        </draw:polyline>
        <draw:frame draw:style-name="gr134" draw:layer="layout" svg:width="0.641cm" svg:height="0.226cm" svg:x="13.876cm" svg:y="7.422cm">
          <draw:text-box>
            <text:p text:style-name="P1"><text:span text:style-name="T4">13 / 140</text:span></text:p>
          </draw:text-box>
        </draw:frame>
        <draw:frame draw:style-name="gr122" draw:layer="layout" svg:width="1.014cm" svg:height="0.226cm" svg:x="13.882cm" svg:y="9.567cm">
          <draw:text-box>
            <text:p text:style-name="P1"><text:span text:style-name="T4">GO:0071842</text:span></text:p>
          </draw:text-box>
        </draw:frame>
        <draw:frame draw:style-name="gr142" draw:layer="layout" svg:width="1.78cm" svg:height="0.226cm" svg:x="13.503cm" svg:y="9.772cm">
          <draw:text-box>
            <text:p text:style-name="P1"><text:span text:style-name="T4">cellular component o...</text:span></text:p>
          </draw:text-box>
        </draw:frame>
        <draw:frame draw:style-name="gr124" draw:layer="layout" svg:width="0.734cm" svg:height="0.226cm" svg:x="14.019cm" svg:y="9.977cm">
          <draw:text-box>
            <text:p text:style-name="P1"><text:span text:style-name="T4">0.952465</text:span></text:p>
          </draw:text-box>
        </draw:frame>
        <draw:polyline draw:style-name="gr2" draw:layer="layout" svg:width="0.575cm" svg:height="1.035cm" svg:x="7.177cm" svg:y="13.39cm" svg:viewBox="0 0 576 1036" draw:points="576,0 528,95 476,193 421,295 362,398 303,504 241,611 180,718 119,826 58,932 0,1036">
          <text:p/>
        </draw:polyline>
        <draw:line draw:style-name="gr2" draw:layer="layout" svg:x1="7.236cm" svg:y1="14.321cm" svg:x2="7.177cm" svg:y2="14.426cm">
          <text:p/>
        </draw:line>
        <draw:polyline draw:style-name="gr2" draw:layer="layout" svg:width="0.384cm" svg:height="0.439cm" svg:x="7.171cm" svg:y="13.986cm" svg:viewBox="0 0 385 440" draw:points="0,0 6,440 385,216">
          <text:p/>
        </draw:polyline>
        <draw:line draw:style-name="gr2" draw:layer="layout" svg:x1="14.387cm" svg:y1="18.951cm" svg:x2="14.387cm" svg:y2="19.91cm">
          <text:p/>
        </draw:line>
        <draw:line draw:style-name="gr2" draw:layer="layout" svg:x1="14.387cm" svg:y1="19.815cm" svg:x2="14.387cm" svg:y2="19.91cm">
          <text:p/>
        </draw:line>
        <draw:polyline draw:style-name="gr2" draw:layer="layout" svg:width="0.44cm" svg:height="0.381cm" svg:x="14.167cm" svg:y="19.529cm" svg:viewBox="0 0 441 382" draw:points="0,0 220,382 441,0">
          <text:p/>
        </draw:polyline>
        <draw:line draw:style-name="gr2" draw:layer="layout" svg:x1="5.106cm" svg:y1="10.667cm" svg:x2="5.106cm" svg:y2="11.626cm">
          <text:p/>
        </draw:line>
        <draw:line draw:style-name="gr2" draw:layer="layout" svg:x1="5.106cm" svg:y1="11.531cm" svg:x2="5.106cm" svg:y2="11.626cm">
          <text:p/>
        </draw:line>
        <draw:polyline draw:style-name="gr2" draw:layer="layout" svg:width="0.439cm" svg:height="0.381cm" svg:x="4.886cm" svg:y="11.245cm" svg:viewBox="0 0 440 382" draw:points="0,0 220,382 440,0">
          <text:p/>
        </draw:polyline>
        <draw:polyline draw:style-name="gr2" draw:layer="layout" svg:width="1.534cm" svg:height="1.381cm" svg:x="2.958cm" svg:y="10.513cm" svg:viewBox="0 0 1535 1382" draw:points="1535,0 1394,120 1247,247 1095,381 940,520 783,663 624,808 465,953 308,1098 153,1242 0,1382">
          <text:p/>
        </draw:polyline>
        <draw:line draw:style-name="gr2" draw:layer="layout" svg:x1="3.111cm" svg:y1="11.754cm" svg:x2="2.958cm" svg:y2="11.895cm">
          <text:p/>
        </draw:line>
        <draw:polyline draw:style-name="gr2" draw:layer="layout" svg:width="0.429cm" svg:height="0.42cm" svg:x="2.958cm" svg:y="11.474cm" svg:viewBox="0 0 430 421" draw:points="131,0 0,421 430,324">
          <text:p/>
        </draw:polyline>
        <draw:line draw:style-name="gr2" draw:layer="layout" svg:x1="3.61cm" svg:y1="16.19cm" svg:x2="3.61cm" svg:y2="17.148cm">
          <text:p/>
        </draw:line>
        <draw:line draw:style-name="gr2" draw:layer="layout" svg:x1="3.61cm" svg:y1="17.054cm" svg:x2="3.61cm" svg:y2="17.148cm">
          <text:p/>
        </draw:line>
        <draw:polyline draw:style-name="gr2" draw:layer="layout" svg:width="0.44cm" svg:height="0.38cm" svg:x="3.39cm" svg:y="16.768cm" svg:viewBox="0 0 441 381" draw:points="0,0 221,381 441,0">
          <text:p/>
        </draw:polyline>
        <draw:line draw:style-name="gr2" draw:layer="layout" svg:x1="14.387cm" svg:y1="13.428cm" svg:x2="14.387cm" svg:y2="14.387cm">
          <text:p/>
        </draw:line>
        <draw:line draw:style-name="gr2" draw:layer="layout" svg:x1="14.387cm" svg:y1="14.293cm" svg:x2="14.387cm" svg:y2="14.387cm">
          <text:p/>
        </draw:line>
        <draw:polyline draw:style-name="gr2" draw:layer="layout" svg:width="0.44cm" svg:height="0.38cm" svg:x="14.167cm" svg:y="14.007cm" svg:viewBox="0 0 441 381" draw:points="0,0 220,381 441,0">
          <text:p/>
        </draw:polyline>
        <draw:polyline draw:style-name="gr2" draw:layer="layout" svg:width="0.23cm" svg:height="1.036cm" svg:x="22.863cm" svg:y="7.867cm" svg:viewBox="0 0 231 1037" draw:points="231,0 208,94 185,192 162,294 139,398 115,505 92,611 69,719 46,826 23,932 0,1037">
          <text:p/>
        </draw:polyline>
        <draw:line draw:style-name="gr2" draw:layer="layout" svg:x1="22.887cm" svg:y1="8.798cm" svg:x2="22.863cm" svg:y2="8.904cm">
          <text:p/>
        </draw:line>
        <draw:polyline draw:style-name="gr2" draw:layer="layout" svg:width="0.429cm" svg:height="0.419cm" svg:x="22.73cm" svg:y="8.484cm" svg:viewBox="0 0 430 420" draw:points="0,0 134,420 430,94">
          <text:p/>
        </draw:polyline>
        <draw:polyline draw:style-name="gr2" draw:layer="layout" svg:width="6.827cm" svg:height="2.071cm" svg:x="9.439cm" svg:y="1.961cm" svg:viewBox="0 0 6828 2072" draw:points="6828,0 6286,165 5662,353 4974,559 4243,780 3486,1008 2724,1238 1975,1465 1259,1683 595,1888 0,2072">
          <text:p/>
        </draw:polyline>
        <draw:line draw:style-name="gr2" draw:layer="layout" svg:x1="10.035cm" svg:y1="3.848cm" svg:x2="9.439cm" svg:y2="4.033cm">
          <text:p/>
        </draw:line>
        <draw:polyline draw:style-name="gr2" draw:layer="layout" svg:width="0.429cm" svg:height="0.42cm" svg:x="9.439cm" svg:y="3.709cm" svg:viewBox="0 0 430 421" draw:points="299,0 0,324 430,421">
          <text:p/>
        </draw:polyline>
        <draw:polyline draw:style-name="gr2" draw:layer="layout" svg:width="1.534cm" svg:height="1.381cm" svg:x="15.077cm" svg:y="2.229cm" svg:viewBox="0 0 1535 1382" draw:points="1535,0 1394,120 1247,247 1095,381 940,519 783,663 624,808 465,953 308,1099 152,1242 0,1382">
          <text:p/>
        </draw:polyline>
        <draw:line draw:style-name="gr2" draw:layer="layout" svg:x1="15.23cm" svg:y1="3.47cm" svg:x2="15.077cm" svg:y2="3.611cm">
          <text:p/>
        </draw:line>
        <draw:polyline draw:style-name="gr2" draw:layer="layout" svg:width="0.429cm" svg:height="0.42cm" svg:x="15.077cm" svg:y="3.19cm" svg:viewBox="0 0 430 421" draw:points="131,0 0,421 430,324">
          <text:p/>
        </draw:polyline>
        <draw:polyline draw:style-name="gr2" draw:layer="layout" svg:width="3.988cm" svg:height="1.803cm" svg:x="18.069cm" svg:y="2.076cm" svg:viewBox="0 0 3989 1804" draw:points="0,0 331,148 698,313 1093,491 1509,679 1938,872 2370,1069 2799,1263 3217,1453 3617,1635 3989,1804">
          <text:p/>
        </draw:polyline>
        <draw:line draw:style-name="gr2" draw:layer="layout" svg:x1="21.685cm" svg:y1="3.71cm" svg:x2="22.058cm" svg:y2="3.88cm">
          <text:p/>
        </draw:line>
        <draw:polyline draw:style-name="gr2" draw:layer="layout" svg:width="0.437cm" svg:height="0.4cm" svg:x="21.62cm" svg:y="3.522cm" svg:viewBox="0 0 438 401" draw:points="0,401 438,358 181,0">
          <text:p/>
        </draw:polyline>
        <draw:polyline draw:style-name="gr2" draw:layer="layout" svg:width="1.496cm" svg:height="1.381cm" svg:x="17.839cm" svg:y="2.229cm" svg:viewBox="0 0 1497 1382" draw:points="0,0 132,120 270,247 416,381 566,519 720,663 876,808 1033,953 1190,1099 1345,1242 1497,1382">
          <text:p/>
        </draw:polyline>
        <draw:line draw:style-name="gr2" draw:layer="layout" svg:x1="19.183cm" svg:y1="3.47cm" svg:x2="19.336cm" svg:y2="3.611cm">
          <text:p/>
        </draw:line>
        <draw:polyline draw:style-name="gr2" draw:layer="layout" svg:width="0.429cm" svg:height="0.42cm" svg:x="18.906cm" svg:y="3.19cm" svg:viewBox="0 0 430 421" draw:points="0,324 430,421 298,0">
          <text:p/>
        </draw:polyline>
        <draw:line draw:style-name="gr2" draw:layer="layout" svg:x1="17.225cm" svg:y1="2.383cm" svg:x2="17.225cm" svg:y2="3.342cm">
          <text:p/>
        </draw:line>
        <draw:line draw:style-name="gr2" draw:layer="layout" svg:x1="17.225cm" svg:y1="3.248cm" svg:x2="17.225cm" svg:y2="3.342cm">
          <text:p/>
        </draw:line>
        <draw:polyline draw:style-name="gr2" draw:layer="layout" svg:width="0.44cm" svg:height="0.381cm" svg:x="17.005cm" svg:y="2.961cm" svg:viewBox="0 0 441 382" draw:points="0,0 221,382 441,0">
          <text:p/>
        </draw:polyline>
        <draw:polyline draw:style-name="gr2" draw:layer="layout" svg:width="3.413cm" svg:height="1.802cm" svg:x="3.725cm" svg:y="4.684cm" svg:viewBox="0 0 3414 1803" draw:points="3414,0 3112,99 2782,213 2435,343 2074,491 1707,657 1340,843 979,1049 631,1277 303,1528 0,1803">
          <text:p/>
        </draw:polyline>
        <draw:polyline draw:style-name="gr2" draw:layer="layout" svg:width="1.381cm" svg:height="2.417cm" svg:x="2.344cm" svg:y="6.486cm" svg:viewBox="0 0 1382 2418" draw:points="1382,0 1183,215 999,443 830,682 675,929 533,1181 404,1435 287,1688 181,1938 86,2182 0,2418">
          <text:p/>
        </draw:polyline>
        <draw:line draw:style-name="gr2" draw:layer="layout" svg:x1="2.431cm" svg:y1="8.667cm" svg:x2="2.344cm" svg:y2="8.904cm">
          <text:p/>
        </draw:line>
        <draw:polyline draw:style-name="gr2" draw:layer="layout" svg:width="0.413cm" svg:height="0.433cm" svg:x="2.268cm" svg:y="8.47cm" svg:viewBox="0 0 414 434" draw:points="0,0 76,434 414,150">
          <text:p/>
        </draw:polyline>
        <draw:polyline draw:style-name="gr2" draw:layer="layout" svg:width="1.496cm" svg:height="1.38cm" svg:x="8.749cm" svg:y="4.991cm" svg:viewBox="0 0 1497 1381" draw:points="0,0 131,119 271,247 416,380 566,519 720,662 877,807 1034,953 1190,1098 1345,1241 1497,1381">
          <text:p/>
        </draw:polyline>
        <draw:line draw:style-name="gr2" draw:layer="layout" svg:x1="10.093cm" svg:y1="6.231cm" svg:x2="10.246cm" svg:y2="6.372cm">
          <text:p/>
        </draw:line>
        <draw:polyline draw:style-name="gr2" draw:layer="layout" svg:width="0.429cm" svg:height="0.419cm" svg:x="9.816cm" svg:y="5.952cm" svg:viewBox="0 0 430 420" draw:points="0,322 430,420 300,0">
          <text:p/>
        </draw:polyline>
        <draw:polyline draw:style-name="gr2" draw:layer="layout" svg:width="1.534cm" svg:height="1.38cm" svg:x="5.988cm" svg:y="4.991cm" svg:viewBox="0 0 1535 1381" draw:points="1535,0 1394,119 1247,247 1095,380 940,519 782,662 624,807 465,953 308,1098 153,1241 0,1381">
          <text:p/>
        </draw:polyline>
        <draw:line draw:style-name="gr2" draw:layer="layout" svg:x1="6.141cm" svg:y1="6.231cm" svg:x2="5.988cm" svg:y2="6.372cm">
          <text:p/>
        </draw:line>
        <draw:polyline draw:style-name="gr2" draw:layer="layout" svg:width="0.429cm" svg:height="0.419cm" svg:x="5.988cm" svg:y="5.952cm" svg:viewBox="0 0 430 420" draw:points="131,0 0,420 430,322">
          <text:p/>
        </draw:polyline>
        <draw:line draw:style-name="gr2" draw:layer="layout" svg:x1="8.136cm" svg:y1="5.144cm" svg:x2="8.136cm" svg:y2="6.103cm">
          <text:p/>
        </draw:line>
        <draw:line draw:style-name="gr2" draw:layer="layout" svg:x1="8.136cm" svg:y1="6.009cm" svg:x2="8.136cm" svg:y2="6.103cm">
          <text:p/>
        </draw:line>
        <draw:polyline draw:style-name="gr2" draw:layer="layout" svg:width="0.439cm" svg:height="0.381cm" svg:x="7.916cm" svg:y="5.722cm" svg:viewBox="0 0 440 382" draw:points="0,0 220,382 440,0">
          <text:p/>
        </draw:polyline>
        <draw:polyline draw:style-name="gr2" draw:layer="layout" svg:width="0.537cm" svg:height="0.997cm" svg:x="4.185cm" svg:y="13.428cm" svg:viewBox="0 0 538 998" draw:points="538,0 490,93 438,189 384,286 327,384 270,484 213,587 156,689 100,792 49,895 0,998">
          <text:p/>
        </draw:polyline>
        <draw:line draw:style-name="gr2" draw:layer="layout" svg:x1="4.235cm" svg:y1="14.322cm" svg:x2="4.185cm" svg:y2="14.426cm">
          <text:p/>
        </draw:line>
        <draw:polyline draw:style-name="gr2" draw:layer="layout" svg:width="0.398cm" svg:height="0.438cm" svg:x="4.147cm" svg:y="13.987cm" svg:viewBox="0 0 399 439" draw:points="0,0 38,439 399,186">
          <text:p/>
        </draw:polyline>
        <draw:polyline draw:style-name="gr2" draw:layer="layout" svg:width="0.575cm" svg:height="0.997cm" svg:x="5.489cm" svg:y="13.428cm" svg:viewBox="0 0 576 998" draw:points="0,0 48,93 101,189 156,286 214,384 274,484 336,587 397,689 458,792 518,895 576,998">
          <text:p/>
        </draw:polyline>
        <draw:line draw:style-name="gr2" draw:layer="layout" svg:x1="6.006cm" svg:y1="14.322cm" svg:x2="6.065cm" svg:y2="14.426cm">
          <text:p/>
        </draw:line>
        <draw:polyline draw:style-name="gr2" draw:layer="layout" svg:width="0.382cm" svg:height="0.439cm" svg:x="5.686cm" svg:y="13.986cm" svg:viewBox="0 0 383 440" draw:points="0,217 379,440 383,0">
          <text:p/>
        </draw:polyline>
        <draw:polyline draw:style-name="gr2" draw:layer="layout" svg:width="0.575cm" svg:height="0.997cm" svg:x="5.681cm" svg:y="18.951cm" svg:viewBox="0 0 576 998" draw:points="576,0 519,93 461,188 404,285 346,384 289,484 231,585 173,687 116,790 57,894 0,998">
          <text:p/>
        </draw:polyline>
        <draw:line draw:style-name="gr2" draw:layer="layout" svg:x1="5.739cm" svg:y1="19.845cm" svg:x2="5.681cm" svg:y2="19.949cm">
          <text:p/>
        </draw:line>
        <draw:polyline draw:style-name="gr2" draw:layer="layout" svg:width="0.384cm" svg:height="0.44cm" svg:x="5.674cm" svg:y="19.508cm" svg:viewBox="0 0 385 441" draw:points="0,0 7,441 385,214">
          <text:p/>
        </draw:polyline>
        <draw:polyline draw:style-name="gr2" draw:layer="layout" svg:width="0.614cm" svg:height="1.035cm" svg:x="2.421cm" svg:y="13.39cm" svg:viewBox="0 0 615 1036" draw:points="0,0 59,95 117,193 175,295 234,398 293,504 354,611 417,718 481,826 547,932 615,1036">
          <text:p/>
        </draw:polyline>
        <draw:line draw:style-name="gr2" draw:layer="layout" svg:x1="2.967cm" svg:y1="14.321cm" svg:x2="3.036cm" svg:y2="14.426cm">
          <text:p/>
        </draw:line>
        <draw:polyline draw:style-name="gr2" draw:layer="layout" svg:width="0.392cm" svg:height="0.439cm" svg:x="2.643cm" svg:y="13.986cm" svg:viewBox="0 0 393 440" draw:points="0,241 393,440 370,0">
          <text:p/>
        </draw:polyline>
        <draw:line draw:style-name="gr2" draw:layer="layout" svg:x1="2.076cm" svg:y1="10.667cm" svg:x2="2.076cm" svg:y2="11.626cm">
          <text:p/>
        </draw:line>
        <draw:line draw:style-name="gr2" draw:layer="layout" svg:x1="2.076cm" svg:y1="11.531cm" svg:x2="2.076cm" svg:y2="11.626cm">
          <text:p/>
        </draw:line>
        <draw:polyline draw:style-name="gr2" draw:layer="layout" svg:width="0.44cm" svg:height="0.381cm" svg:x="1.856cm" svg:y="11.245cm" svg:viewBox="0 0 441 382" draw:points="0,0 220,382 441,0">
          <text:p/>
        </draw:polyline>
        <draw:polyline draw:style-name="gr2" draw:layer="layout" svg:width="1.533cm" svg:height="1.38cm" svg:x="12.048cm" svg:y="4.991cm" svg:viewBox="0 0 1534 1381" draw:points="1534,0 1393,119 1246,247 1095,380 939,519 782,662 623,807 465,953 307,1098 151,1241 0,1381">
          <text:p/>
        </draw:polyline>
        <draw:line draw:style-name="gr2" draw:layer="layout" svg:x1="12.2cm" svg:y1="6.231cm" svg:x2="12.048cm" svg:y2="6.372cm">
          <text:p/>
        </draw:line>
        <draw:polyline draw:style-name="gr2" draw:layer="layout" svg:width="0.428cm" svg:height="0.419cm" svg:x="12.048cm" svg:y="5.952cm" svg:viewBox="0 0 429 420" draw:points="130,0 0,420 429,322">
          <text:p/>
        </draw:polyline>
        <draw:line draw:style-name="gr2" draw:layer="layout" svg:x1="14.195cm" svg:y1="5.144cm" svg:x2="14.195cm" svg:y2="6.103cm">
          <text:p/>
        </draw:line>
        <draw:line draw:style-name="gr2" draw:layer="layout" svg:x1="14.195cm" svg:y1="6.009cm" svg:x2="14.195cm" svg:y2="6.103cm">
          <text:p/>
        </draw:line>
        <draw:polyline draw:style-name="gr2" draw:layer="layout" svg:width="0.44cm" svg:height="0.381cm" svg:x="13.975cm" svg:y="5.722cm" svg:viewBox="0 0 441 382" draw:points="0,0 221,382 441,0">
          <text:p/>
        </draw:polyline>
        <draw:polyline draw:style-name="gr2" draw:layer="layout" svg:width="1.38cm" svg:height="1.381cm" svg:x="15.231cm" svg:y="7.752cm" svg:viewBox="0 0 1381 1382" draw:points="1381,0 1261,129 1134,262 1000,397 861,537 719,677 574,819 428,960 283,1102 140,1243 0,1382">
          <text:p/>
        </draw:polyline>
        <draw:line draw:style-name="gr2" draw:layer="layout" svg:x1="15.372cm" svg:y1="8.994cm" svg:x2="15.231cm" svg:y2="9.134cm">
          <text:p/>
        </draw:line>
        <draw:polyline draw:style-name="gr2" draw:layer="layout" svg:width="0.425cm" svg:height="0.424cm" svg:x="15.231cm" svg:y="8.709cm" svg:viewBox="0 0 426 425" draw:points="116,0 0,425 426,313">
          <text:p/>
        </draw:polyline>
        <draw:line draw:style-name="gr2" draw:layer="layout" svg:x1="6.64cm" svg:y1="16.19cm" svg:x2="6.64cm" svg:y2="17.148cm">
          <text:p/>
        </draw:line>
        <draw:line draw:style-name="gr2" draw:layer="layout" svg:x1="6.64cm" svg:y1="17.054cm" svg:x2="6.64cm" svg:y2="17.148cm">
          <text:p/>
        </draw:line>
        <draw:polyline draw:style-name="gr2" draw:layer="layout" svg:width="0.44cm" svg:height="0.38cm" svg:x="6.42cm" svg:y="16.768cm" svg:viewBox="0 0 441 381" draw:points="0,0 221,381 441,0">
          <text:p/>
        </draw:polyline>
        <draw:polyline draw:style-name="gr2" draw:layer="layout" svg:width="1.227cm" svg:height="1.073cm" svg:x="4.646cm" svg:y="16.19cm" svg:viewBox="0 0 1228 1074" draw:points="1228,0 1112,95 993,196 873,302 752,411 629,522 504,635 379,747 253,859 126,968 0,1074">
          <text:p/>
        </draw:polyline>
        <draw:line draw:style-name="gr2" draw:layer="layout" svg:x1="4.773cm" svg:y1="17.158cm" svg:x2="4.646cm" svg:y2="17.264cm">
          <text:p/>
        </draw:line>
        <draw:polyline draw:style-name="gr2" draw:layer="layout" svg:width="0.432cm" svg:height="0.412cm" svg:x="4.646cm" svg:y="16.851cm" svg:viewBox="0 0 433 413" draw:points="152,0 0,413 433,338">
          <text:p/>
        </draw:polyline>
        <draw:polyline draw:style-name="gr2" draw:layer="layout" svg:width="0.537cm" svg:height="0.997cm" svg:x="3.994cm" svg:y="18.951cm" svg:viewBox="0 0 538 998" draw:points="0,0 47,93 96,188 147,285 200,384 254,484 310,585 366,687 423,790 480,894 538,998">
          <text:p/>
        </draw:polyline>
        <draw:line draw:style-name="gr2" draw:layer="layout" svg:x1="4.473cm" svg:y1="19.845cm" svg:x2="4.532cm" svg:y2="19.949cm">
          <text:p/>
        </draw:line>
        <draw:polyline draw:style-name="gr2" draw:layer="layout" svg:width="0.385cm" svg:height="0.44cm" svg:x="4.153cm" svg:y="19.508cm" svg:viewBox="0 0 386 441" draw:points="0,214 379,441 386,0">
          <text:p/>
        </draw:polyline>
        <draw:line draw:style-name="gr2" draw:layer="layout" svg:x1="14.387cm" svg:y1="21.712cm" svg:x2="14.387cm" svg:y2="22.671cm">
          <text:p/>
        </draw:line>
        <draw:line draw:style-name="gr2" draw:layer="layout" svg:x1="14.387cm" svg:y1="22.577cm" svg:x2="14.387cm" svg:y2="22.671cm">
          <text:p/>
        </draw:line>
        <draw:polyline draw:style-name="gr2" draw:layer="layout" svg:width="0.44cm" svg:height="0.381cm" svg:x="14.167cm" svg:y="22.29cm" svg:viewBox="0 0 441 382" draw:points="0,0 220,382 441,0">
          <text:p/>
        </draw:polyline>
        <draw:line draw:style-name="gr2" draw:layer="layout" svg:x1="23.285cm" svg:y1="5.144cm" svg:x2="23.285cm" svg:y2="6.103cm">
          <text:p/>
        </draw:line>
        <draw:line draw:style-name="gr2" draw:layer="layout" svg:x1="23.285cm" svg:y1="6.009cm" svg:x2="23.285cm" svg:y2="6.103cm">
          <text:p/>
        </draw:line>
        <draw:polyline draw:style-name="gr2" draw:layer="layout" svg:width="0.439cm" svg:height="0.381cm" svg:x="23.065cm" svg:y="5.722cm" svg:viewBox="0 0 440 382" draw:points="0,0 221,382 440,0">
          <text:p/>
        </draw:polyline>
        <draw:polyline draw:style-name="gr2" draw:layer="layout" svg:width="1.496cm" svg:height="1.38cm" svg:x="20.868cm" svg:y="4.991cm" svg:viewBox="0 0 1497 1381" draw:points="0,0 132,119 271,247 416,380 567,519 721,662 877,807 1034,953 1191,1098 1346,1241 1497,1381">
          <text:p/>
        </draw:polyline>
        <draw:line draw:style-name="gr2" draw:layer="layout" svg:x1="22.213cm" svg:y1="6.231cm" svg:x2="22.365cm" svg:y2="6.372cm">
          <text:p/>
        </draw:line>
        <draw:polyline draw:style-name="gr2" draw:layer="layout" svg:width="0.428cm" svg:height="0.419cm" svg:x="21.936cm" svg:y="5.952cm" svg:viewBox="0 0 429 420" draw:points="0,322 429,420 298,0">
          <text:p/>
        </draw:polyline>
        <draw:line draw:style-name="gr2" draw:layer="layout" svg:x1="20.255cm" svg:y1="5.144cm" svg:x2="20.255cm" svg:y2="6.103cm">
          <text:p/>
        </draw:line>
        <draw:line draw:style-name="gr2" draw:layer="layout" svg:x1="20.255cm" svg:y1="6.009cm" svg:x2="20.255cm" svg:y2="6.103cm">
          <text:p/>
        </draw:line>
        <draw:polyline draw:style-name="gr2" draw:layer="layout" svg:width="0.44cm" svg:height="0.381cm" svg:x="20.035cm" svg:y="5.722cm" svg:viewBox="0 0 441 382" draw:points="0,0 221,382 441,0">
          <text:p/>
        </draw:polyline>
        <draw:polyline draw:style-name="gr2" draw:layer="layout" svg:width="0.077cm" svg:height="0.958cm" svg:x="11.05cm" svg:y="7.906cm" svg:viewBox="0 0 78 959" draw:points="78,0 68,83 59,173 52,267 45,365 39,465 33,565 27,667 19,768 11,865 0,959">
          <text:p/>
        </draw:polyline>
        <draw:line draw:style-name="gr2" draw:layer="layout" svg:x1="11.062cm" svg:y1="8.77cm" svg:x2="11.05cm" svg:y2="8.865cm">
          <text:p/>
        </draw:line>
        <draw:polyline draw:style-name="gr2" draw:layer="layout" svg:width="0.437cm" svg:height="0.402cm" svg:x="10.874cm" svg:y="8.462cm" svg:viewBox="0 0 438 403" draw:points="0,0 177,403 438,48">
          <text:p/>
        </draw:polyline>
        <draw:line draw:style-name="gr2" draw:layer="layout" svg:x1="5.106cm" svg:y1="7.906cm" svg:x2="5.106cm" svg:y2="8.864cm">
          <text:p/>
        </draw:line>
        <draw:line draw:style-name="gr2" draw:layer="layout" svg:x1="5.106cm" svg:y1="8.77cm" svg:x2="5.106cm" svg:y2="8.864cm">
          <text:p/>
        </draw:line>
        <draw:polyline draw:style-name="gr2" draw:layer="layout" svg:width="0.439cm" svg:height="0.38cm" svg:x="4.886cm" svg:y="8.484cm" svg:viewBox="0 0 440 381" draw:points="0,0 220,381 440,0">
          <text:p/>
        </draw:polyline>
        <draw:line draw:style-name="gr2" draw:layer="layout" svg:x1="8.136cm" svg:y1="7.906cm" svg:x2="8.136cm" svg:y2="11.626cm">
          <text:p/>
        </draw:line>
        <draw:line draw:style-name="gr2" draw:layer="layout" svg:x1="8.136cm" svg:y1="11.276cm" svg:x2="8.136cm" svg:y2="11.626cm">
          <text:p/>
        </draw:line>
        <draw:polyline draw:style-name="gr2" draw:layer="layout" svg:width="0.439cm" svg:height="0.381cm" svg:x="7.916cm" svg:y="11.245cm" svg:viewBox="0 0 440 382" draw:points="0,0 220,382 440,0">
          <text:p/>
        </draw:polyline>
        <draw:polyline draw:style-name="gr2" draw:layer="layout" svg:width="1.151cm" svg:height="1.073cm" svg:x="8.864cm" svg:y="7.906cm" svg:viewBox="0 0 1152 1074" draw:points="0,0 106,95 216,196 329,302 445,411 562,522 681,635 799,748 918,860 1036,969 1152,1074">
          <text:p/>
        </draw:polyline>
        <draw:line draw:style-name="gr2" draw:layer="layout" svg:x1="9.899cm" svg:y1="8.874cm" svg:x2="10.016cm" svg:y2="8.98cm">
          <text:p/>
        </draw:line>
        <draw:polyline draw:style-name="gr2" draw:layer="layout" svg:width="0.429cm" svg:height="0.418cm" svg:x="9.586cm" svg:y="8.561cm" svg:viewBox="0 0 430 419" draw:points="0,326 430,419 296,0">
          <text:p/>
        </draw:polyline>
        <draw:line draw:style-name="gr2" draw:layer="layout" svg:x1="21.405cm" svg:y1="13.428cm" svg:x2="21.405cm" svg:y2="14.387cm">
          <text:p/>
        </draw:line>
        <draw:line draw:style-name="gr2" draw:layer="layout" svg:x1="21.405cm" svg:y1="14.293cm" svg:x2="21.405cm" svg:y2="14.387cm">
          <text:p/>
        </draw:line>
        <draw:polyline draw:style-name="gr2" draw:layer="layout" svg:width="0.439cm" svg:height="0.38cm" svg:x="21.186cm" svg:y="14.007cm" svg:viewBox="0 0 440 381" draw:points="0,0 219,381 440,0">
          <text:p/>
        </draw:polyline>
        <draw:polyline draw:style-name="gr2" draw:layer="layout" svg:width="0.461cm" svg:height="1.074cm" svg:x="21.827cm" svg:y="10.628cm" svg:viewBox="0 0 462 1075" draw:points="462,0 425,95 384,194 340,296 294,402 245,510 195,620 146,732 96,846 47,960 0,1075">
          <text:p/>
        </draw:polyline>
        <draw:line draw:style-name="gr2" draw:layer="layout" svg:x1="21.875cm" svg:y1="11.587cm" svg:x2="21.827cm" svg:y2="11.703cm">
          <text:p/>
        </draw:line>
        <draw:polyline draw:style-name="gr2" draw:layer="layout" svg:width="0.407cm" svg:height="0.435cm" svg:x="21.768cm" svg:y="11.267cm" svg:viewBox="0 0 408 436" draw:points="0,0 59,436 408,167">
          <text:p/>
        </draw:polyline>
        <draw:polyline draw:style-name="gr2" draw:layer="layout" svg:width="0.805cm" svg:height="3.759cm" svg:x="20.37cm" svg:y="7.867cm" svg:viewBox="0 0 806 3760" draw:points="0,0 72,308 150,652 232,1025 316,1417 402,1822 489,2231 574,2638 656,3033 734,3410 806,3760">
          <text:p/>
        </draw:polyline>
        <draw:line draw:style-name="gr2" draw:layer="layout" svg:x1="21.103cm" svg:y1="11.276cm" svg:x2="21.176cm" svg:y2="11.627cm">
          <text:p/>
        </draw:line>
        <draw:polyline draw:style-name="gr2" draw:layer="layout" svg:width="0.431cm" svg:height="0.418cm" svg:x="20.883cm" svg:y="11.208cm" svg:viewBox="0 0 432 419" draw:points="0,91 293,419 432,0">
          <text:p/>
        </draw:polyline>
        <draw:polyline draw:style-name="gr2" draw:layer="layout" svg:width="1.074cm" svg:height="1.265cm" svg:x="20.753cm" svg:y="7.791cm" svg:viewBox="0 0 1075 1266" draw:points="0,0 96,117 197,238 302,362 411,489 523,618 635,748 749,878 860,1008 970,1138 1075,1266">
          <text:p/>
        </draw:polyline>
        <draw:line draw:style-name="gr2" draw:layer="layout" svg:x1="21.722cm" svg:y1="8.928cm" svg:x2="21.828cm" svg:y2="9.057cm">
          <text:p/>
        </draw:line>
        <draw:polyline draw:style-name="gr2" draw:layer="layout" svg:width="0.412cm" svg:height="0.433cm" svg:x="21.415cm" svg:y="8.623cm" svg:viewBox="0 0 413 434" draw:points="0,281 413,434 340,0">
          <text:p/>
        </draw:polyline>
        <draw:line draw:style-name="gr2" draw:layer="layout" svg:x1="14.387cm" svg:y1="16.19cm" svg:x2="14.387cm" svg:y2="17.148cm">
          <text:p/>
        </draw:line>
        <draw:line draw:style-name="gr2" draw:layer="layout" svg:x1="14.387cm" svg:y1="17.054cm" svg:x2="14.387cm" svg:y2="17.148cm">
          <text:p/>
        </draw:line>
        <draw:polyline draw:style-name="gr2" draw:layer="layout" svg:width="0.44cm" svg:height="0.38cm" svg:x="14.167cm" svg:y="16.768cm" svg:viewBox="0 0 441 381" draw:points="0,0 220,381 441,0">
          <text:p/>
        </draw:polyline>
        <draw:line draw:style-name="gr2" draw:layer="layout" svg:x1="17.225cm" svg:y1="5.144cm" svg:x2="17.225cm" svg:y2="6.103cm">
          <text:p/>
        </draw:line>
        <draw:line draw:style-name="gr2" draw:layer="layout" svg:x1="17.225cm" svg:y1="6.009cm" svg:x2="17.225cm" svg:y2="6.103cm">
          <text:p/>
        </draw:line>
        <draw:polyline draw:style-name="gr2" draw:layer="layout" svg:width="0.44cm" svg:height="0.381cm" svg:x="17.005cm" svg:y="5.722cm" svg:viewBox="0 0 441 382" draw:points="0,0 221,382 441,0">
          <text:p/>
        </draw:polyline>
        <draw:polyline draw:style-name="gr2" draw:layer="layout" svg:width="1.534cm" svg:height="1.38cm" svg:x="15.077cm" svg:y="4.991cm" svg:viewBox="0 0 1535 1381" draw:points="1535,0 1394,119 1247,247 1095,380 940,519 783,662 624,807 465,953 308,1098 152,1241 0,1381">
          <text:p/>
        </draw:polyline>
        <draw:line draw:style-name="gr2" draw:layer="layout" svg:x1="15.23cm" svg:y1="6.231cm" svg:x2="15.077cm" svg:y2="6.372cm">
          <text:p/>
        </draw:line>
        <draw:polyline draw:style-name="gr2" draw:layer="layout" svg:width="0.429cm" svg:height="0.419cm" svg:x="15.077cm" svg:y="5.952cm" svg:viewBox="0 0 430 420" draw:points="131,0 0,420 430,322">
          <text:p/>
        </draw:polyline>
        <draw:polyline draw:style-name="gr2" draw:layer="layout" svg:width="0.076cm" svg:height="0.958cm" svg:x="14.234cm" svg:y="7.906cm" svg:viewBox="0 0 77 959" draw:points="0,0 10,83 19,173 26,267 32,365 38,465 44,565 50,667 58,768 67,865 77,959">
          <text:p/>
        </draw:polyline>
        <draw:line draw:style-name="gr2" draw:layer="layout" svg:x1="14.3cm" svg:y1="8.77cm" svg:x2="14.311cm" svg:y2="8.865cm">
          <text:p/>
        </draw:line>
        <draw:polyline draw:style-name="gr2" draw:layer="layout" svg:width="0.437cm" svg:height="0.402cm" svg:x="14.05cm" svg:y="8.462cm" svg:viewBox="0 0 438 403" draw:points="0,48 260,403 438,0">
          <text:p/>
        </draw:polyline>
        <draw:line draw:style-name="gr2" draw:layer="layout" svg:x1="14.387cm" svg:y1="10.667cm" svg:x2="14.387cm" svg:y2="11.626cm">
          <text:p/>
        </draw:line>
        <draw:line draw:style-name="gr2" draw:layer="layout" svg:x1="14.387cm" svg:y1="11.531cm" svg:x2="14.387cm" svg:y2="11.626cm">
          <text:p/>
        </draw:line>
        <draw:polyline draw:style-name="gr2" draw:layer="layout" svg:width="0.44cm" svg:height="0.381cm" svg:x="14.167cm" svg:y="11.245cm" svg:viewBox="0 0 441 382" draw:points="0,0 220,382 441,0">
          <text:p/>
        </draw:polyline>
        <draw:frame draw:style-name="gr134" draw:layer="layout" svg:width="0.641cm" svg:height="0.226cm" svg:x="14.068cm" svg:y="10.183cm">
          <draw:text-box>
            <text:p text:style-name="P1"><text:span text:style-name="T4">12 / 136</text:span></text:p>
          </draw:text-box>
        </draw:frame>
        <draw:frame draw:style-name="gr46" draw:text-style-name="P2" draw:layer="layout" svg:width="5.958cm" svg:height="3.916cm" svg:x="1.8cm" svg:y="0.901cm">
          <draw:text-box>
            <text:p text:style-name="P2"><text:span text:style-name="T2">Biological process</text:span></text:p>
            <text:p text:style-name="P2"><text:span text:style-name="T2">enriched for contigs</text:span></text:p>
            <text:p text:style-name="P2"><text:span text:style-name="T2">differently experssed</text:span></text:p>
            <text:p text:style-name="P2"><text:span text:style-name="T2">between </text:span></text:p>
            <text:p text:style-name="P2"><text:span text:style-name="T2">Asia/Europe</text:span></text:p>
          </draw:text-box>
        </draw:frame>
      </draw:page>
      <draw:page draw:name="page5" draw:style-name="dp1" draw:master-page-name="master-page39">
        <draw:polygon draw:style-name="gr9" draw:layer="layout" svg:width="1.677cm" svg:height="1.118cm" svg:x="15.928cm" svg:y="0.964cm" svg:viewBox="0 0 1678 1119" draw:points="0,559 17,448 34,402 51,368 68,340 85,315 102,293 119,273 136,255 153,238 170,223 187,208 204,195 221,182 238,170 254,159 271,147 288,137 305,127 322,119 339,110 356,102 373,94 390,86 407,80 424,73 441,67 458,61 475,55 492,50 508,45 525,40 542,36 559,32 576,28 593,24 610,21 627,18 644,15 661,12 678,10 695,8 712,6 729,5 746,3 762,2 779,1 796,0 813,0 830,0 848,0 865,0 882,0 899,1 916,2 933,3 950,5 967,6 984,8 1001,10 1017,12 1034,15 1051,18 1068,21 1085,24 1102,28 1119,32 1136,36 1153,40 1170,45 1187,50 1204,55 1221,61 1238,67 1255,73 1271,80 1288,86 1305,94 1322,102 1339,110 1356,119 1373,127 1390,137 1407,147 1424,159 1441,170 1458,182 1475,195 1492,208 1509,223 1525,238 1542,255 1559,273 1576,293 1593,315 1610,340 1627,368 1644,402 1661,448 1678,559 1661,671 1644,717 1627,751 1610,780 1593,804 1576,826 1559,846 1542,864 1525,881 1509,896 1492,911 1475,924 1458,937 1441,949 1424,960 1407,971 1390,981 1373,991 1356,1000 1339,1009 1322,1017 1305,1024 1288,1031 1271,1039 1255,1045 1238,1052 1221,1057 1204,1063 1187,1068 1170,1073 1153,1078 1136,1082 1119,1086 1102,1090 1085,1094 1068,1097 1051,1100 1034,1103 1017,1106 1001,1108 984,1110 967,1112 950,1114 933,1115 916,1116 899,1117 882,1118 865,1118 848,1119 830,1119 813,1118 796,1118 779,1117 762,1116 746,1115 729,1114 712,1112 695,1110 678,1108 661,1106 644,1103 627,1100 610,1097 593,1094 576,1090 559,1086 542,1082 525,1078 508,1073 492,1068 475,1063 458,1057 441,1052 424,1045 407,1039 390,1031 373,1024 356,1017 339,1009 322,1000 305,991 288,981 271,971 254,960 238,949 221,937 204,924 187,911 170,896 153,881 136,864 119,846 102,826 85,804 68,780 51,751 34,717 17,671">
          <text:p/>
        </draw:polygon>
        <draw:polyline draw:style-name="gr2" draw:layer="layout" svg:width="1.677cm" svg:height="1.118cm" svg:x="15.928cm" svg:y="0.964cm" svg:viewBox="0 0 1678 1119" draw:points="0,559 17,448 34,402 51,368 68,340 85,315 102,293 119,273 136,255 153,238 170,223 187,208 204,195 221,182 238,170 254,159 271,147 288,137 305,127 322,119 339,110 356,102 373,94 390,86 407,80 424,73 441,67 458,61 475,55 492,50 508,45 525,40 542,36 559,32 576,28 593,24 610,21 627,18 644,15 661,12 678,10 695,8 712,6 729,5 746,3 762,2 779,1 796,0 813,0 830,0 848,0 865,0 882,0 899,1 916,2 933,3 950,5 967,6 984,8 1001,10 1017,12 1034,15 1051,18 1068,21 1085,24 1102,28 1119,32 1136,36 1153,40 1170,45 1187,50 1204,55 1221,61 1238,67 1255,73 1271,80 1288,86 1305,94 1322,102 1339,110 1356,119 1373,127 1390,137 1407,147 1424,159 1441,170 1458,182 1475,195 1492,208 1509,223 1525,238 1542,255 1559,273 1576,293 1593,315 1610,340 1627,368 1644,402 1661,448 1678,559 1661,671 1644,717 1627,751 1610,780 1593,804 1576,826 1559,846 1542,864 1525,881 1509,896 1492,911 1475,924 1458,937 1441,949 1424,960 1407,971 1390,981 1373,991 1356,1000 1339,1009 1322,1017 1305,1024 1288,1031 1271,1039 1255,1045 1238,1052 1221,1057 1204,1063 1187,1068 1170,1073 1153,1078 1136,1082 1119,1086 1102,1090 1085,1094 1068,1097 1051,1100 1034,1103 1017,1106 1001,1108 984,1110 967,1112 950,1114 933,1115 916,1116 899,1117 882,1118 865,1118 848,1119 830,1119 813,1118 796,1118 779,1117 762,1116 746,1115 729,1114 712,1112 695,1110 678,1108 661,1106 644,1103 627,1100 610,1097 593,1094 576,1090 559,1086 542,1082 525,1078 508,1073 492,1068 475,1063 458,1057 441,1052 424,1045 407,1039 390,1031 373,1024 356,1017 339,1009 322,1000 305,991 288,981 271,971 254,960 238,949 221,937 204,924 187,911 170,896 153,881 136,864 119,846 102,826 85,804 68,780 51,751 34,717 17,671 0,559">
          <text:p/>
        </draw:polyline>
        <draw:frame draw:style-name="gr88" draw:layer="layout" svg:width="0.794cm" svg:height="0.179cm" svg:x="16.363cm" svg:y="1.239cm">
          <draw:text-box>
            <text:p text:style-name="P1"><text:span text:style-name="T3">GO:0005575</text:span></text:p>
          </draw:text-box>
        </draw:frame>
        <draw:frame draw:style-name="gr153" draw:layer="layout" svg:width="1.196cm" svg:height="0.179cm" svg:x="16.155cm" svg:y="1.394cm">
          <draw:text-box>
            <text:p text:style-name="P1"><text:span text:style-name="T3">cellular_component</text:span></text:p>
          </draw:text-box>
        </draw:frame>
        <draw:frame draw:style-name="gr90" draw:layer="layout" svg:width="0.497cm" svg:height="0.179cm" svg:x="16.512cm" svg:y="1.55cm">
          <draw:text-box>
            <text:p text:style-name="P1"><text:span text:style-name="T3">1.00000</text:span></text:p>
          </draw:text-box>
        </draw:frame>
        <draw:polygon draw:style-name="gr16" draw:layer="layout" svg:width="1.677cm" svg:height="1.118cm" svg:x="7.08cm" svg:y="7.67cm" svg:viewBox="0 0 1678 1119" draw:points="0,560 17,448 34,402 51,368 68,340 85,315 102,293 119,273 136,255 153,238 169,223 186,208 203,195 220,182 237,170 254,159 271,147 288,137 305,128 322,118 339,110 356,102 373,94 390,87 407,80 423,73 440,67 457,61 474,55 491,50 508,45 525,41 542,36 559,32 576,28 593,24 610,21 627,18 644,15 661,13 677,10 694,8 711,6 728,5 745,3 762,2 779,1 796,1 813,0 830,0 847,0 864,0 881,1 898,1 915,2 931,3 948,5 965,6 982,8 999,10 1016,13 1033,15 1050,18 1067,21 1084,24 1101,28 1118,32 1135,36 1152,41 1169,45 1185,50 1202,55 1219,61 1236,67 1253,73 1270,80 1287,87 1305,94 1322,102 1339,110 1356,118 1373,128 1390,137 1407,147 1424,159 1440,170 1457,182 1474,195 1491,208 1508,223 1525,238 1542,255 1559,273 1576,293 1593,315 1610,340 1627,368 1644,402 1661,448 1678,560 1661,672 1644,717 1627,751 1610,780 1593,805 1576,826 1559,846 1542,864 1525,881 1508,897 1491,911 1474,925 1457,937 1440,949 1424,961 1407,971 1390,981 1373,991 1356,1000 1339,1008 1322,1017 1305,1024 1287,1032 1270,1039 1253,1045 1236,1052 1219,1058 1202,1063 1185,1068 1169,1073 1152,1078 1135,1083 1118,1087 1101,1090 1084,1094 1067,1097 1050,1101 1033,1103 1016,1106 999,1108 982,1110 965,1112 948,1114 931,1115 915,1116 898,1117 881,1118 864,1118 847,1119 830,1119 813,1118 796,1118 779,1117 762,1116 745,1115 728,1114 711,1112 694,1110 677,1108 661,1106 644,1103 627,1101 610,1097 593,1094 576,1090 559,1087 542,1083 525,1078 508,1073 491,1068 474,1063 457,1058 440,1052 423,1045 407,1039 390,1032 373,1024 356,1017 339,1008 322,1000 305,991 288,981 271,971 254,961 237,949 220,937 203,925 186,911 169,897 153,881 136,864 119,846 102,826 85,805 68,780 51,751 34,717 17,672">
          <text:p/>
        </draw:polygon>
        <draw:polyline draw:style-name="gr2" draw:layer="layout" svg:width="1.677cm" svg:height="1.118cm" svg:x="7.08cm" svg:y="7.67cm" svg:viewBox="0 0 1678 1119" draw:points="0,560 17,448 34,402 51,368 68,340 85,315 102,293 119,273 136,255 153,238 169,223 186,208 203,195 220,182 237,170 254,159 271,147 288,137 305,128 322,118 339,110 356,102 373,94 390,87 407,80 423,73 440,67 457,61 474,55 491,50 508,45 525,41 542,36 559,32 576,28 593,24 610,21 627,18 644,15 661,13 677,10 694,8 711,6 728,5 745,3 762,2 779,1 796,1 813,0 830,0 847,0 864,0 881,1 898,1 915,2 931,3 948,5 965,6 982,8 999,10 1016,13 1033,15 1050,18 1067,21 1084,24 1101,28 1118,32 1135,36 1152,41 1169,45 1185,50 1202,55 1219,61 1236,67 1253,73 1270,80 1287,87 1305,94 1322,102 1339,110 1356,118 1373,128 1390,137 1407,147 1424,159 1440,170 1457,182 1474,195 1491,208 1508,223 1525,238 1542,255 1559,273 1576,293 1593,315 1610,340 1627,368 1644,402 1661,448 1678,560 1661,672 1644,717 1627,751 1610,780 1593,805 1576,826 1559,846 1542,864 1525,881 1508,897 1491,911 1474,925 1457,937 1440,949 1424,961 1407,971 1390,981 1373,991 1356,1000 1339,1008 1322,1017 1305,1024 1287,1032 1270,1039 1253,1045 1236,1052 1219,1058 1202,1063 1185,1068 1169,1073 1152,1078 1135,1083 1118,1087 1101,1090 1084,1094 1067,1097 1050,1101 1033,1103 1016,1106 999,1108 982,1110 965,1112 948,1114 931,1115 915,1116 898,1117 881,1118 864,1118 847,1119 830,1119 813,1118 796,1118 779,1117 762,1116 745,1115 728,1114 711,1112 694,1110 677,1108 661,1106 644,1103 627,1101 610,1097 593,1094 576,1090 559,1087 542,1083 525,1078 508,1073 491,1068 474,1063 457,1058 440,1052 423,1045 407,1039 390,1032 373,1024 356,1017 339,1008 322,1000 305,991 288,981 271,971 254,961 237,949 220,937 203,925 186,911 169,897 153,881 136,864 119,846 102,826 85,805 68,780 51,751 34,717 17,672 0,560">
          <text:p/>
        </draw:polyline>
        <draw:frame draw:style-name="gr90" draw:layer="layout" svg:width="0.497cm" svg:height="0.179cm" svg:x="16.512cm" svg:y="1.704cm">
          <draw:text-box>
            <text:p text:style-name="P1"><text:span text:style-name="T3">37 / 317</text:span></text:p>
          </draw:text-box>
        </draw:frame>
        <draw:frame draw:style-name="gr88" draw:layer="layout" svg:width="0.794cm" svg:height="0.179cm" svg:x="7.514cm" svg:y="7.946cm">
          <draw:text-box>
            <text:p text:style-name="P1"><text:span text:style-name="T3">GO:0005622</text:span></text:p>
          </draw:text-box>
        </draw:frame>
        <draw:frame draw:style-name="gr154" draw:layer="layout" svg:width="0.705cm" svg:height="0.179cm" svg:x="7.558cm" svg:y="8.101cm">
          <draw:text-box>
            <text:p text:style-name="P1"><text:span text:style-name="T3">intracellular</text:span></text:p>
          </draw:text-box>
        </draw:frame>
        <draw:frame draw:style-name="gr90" draw:layer="layout" svg:width="0.497cm" svg:height="0.179cm" svg:x="7.663cm" svg:y="8.255cm">
          <draw:text-box>
            <text:p text:style-name="P1"><text:span text:style-name="T3">0.08782</text:span></text:p>
          </draw:text-box>
        </draw:frame>
        <draw:polygon draw:style-name="gr1" draw:layer="layout" svg:width="1.677cm" svg:height="1.118cm" svg:x="15.928cm" svg:y="3.199cm" svg:viewBox="0 0 1678 1119" draw:points="0,560 17,448 34,403 51,368 68,340 85,315 102,293 119,274 136,255 153,239 170,223 187,209 204,195 221,183 238,171 254,159 271,148 288,137 305,128 322,119 339,110 356,102 373,94 390,87 407,80 424,73 441,67 458,61 475,56 492,50 508,45 525,41 542,36 559,32 576,28 593,25 610,21 627,18 644,15 661,13 678,10 695,8 712,7 729,5 746,4 762,2 779,2 796,1 813,1 830,0 848,0 865,1 882,1 899,2 916,2 933,4 950,5 967,7 984,8 1001,10 1017,13 1034,15 1051,18 1068,21 1085,25 1102,28 1119,32 1136,36 1153,41 1170,45 1187,50 1204,56 1221,61 1238,67 1255,73 1271,80 1288,87 1305,94 1322,102 1339,110 1356,119 1373,128 1390,137 1407,148 1424,159 1441,171 1458,183 1475,195 1492,209 1509,223 1525,239 1542,255 1559,274 1576,293 1593,315 1610,340 1627,368 1644,403 1661,448 1678,560 1661,672 1644,717 1627,752 1610,780 1593,805 1576,827 1559,846 1542,864 1525,881 1509,897 1492,911 1475,925 1458,937 1441,949 1424,961 1407,971 1390,982 1373,991 1356,1000 1339,1009 1322,1017 1305,1025 1288,1032 1271,1039 1255,1045 1238,1052 1221,1058 1204,1063 1187,1069 1170,1074 1153,1078 1136,1083 1119,1087 1102,1091 1085,1094 1068,1098 1051,1101 1034,1104 1017,1106 1001,1109 984,1111 967,1112 950,1114 933,1115 916,1117 899,1117 882,1118 865,1118 848,1119 830,1119 813,1118 796,1118 779,1117 762,1117 746,1115 729,1114 712,1112 695,1111 678,1109 661,1106 644,1104 627,1101 610,1098 593,1094 576,1091 559,1087 542,1083 525,1078 508,1074 492,1069 475,1063 458,1058 441,1052 424,1045 407,1039 390,1032 373,1025 356,1017 339,1009 322,1000 305,991 288,982 271,971 254,961 238,949 221,937 204,925 187,911 170,897 153,881 136,864 119,846 102,827 85,805 68,780 51,752 34,717 17,672">
          <text:p/>
        </draw:polygon>
        <draw:polyline draw:style-name="gr2" draw:layer="layout" svg:width="1.677cm" svg:height="1.118cm" svg:x="15.928cm" svg:y="3.199cm" svg:viewBox="0 0 1678 1119" draw:points="0,560 17,448 34,403 51,368 68,340 85,315 102,293 119,274 136,255 153,239 170,223 187,209 204,195 221,183 238,171 254,159 271,148 288,137 305,128 322,119 339,110 356,102 373,94 390,87 407,80 424,73 441,67 458,61 475,56 492,50 508,45 525,41 542,36 559,32 576,28 593,25 610,21 627,18 644,15 661,13 678,10 695,8 712,7 729,5 746,4 762,2 779,2 796,1 813,1 830,0 848,0 865,1 882,1 899,2 916,2 933,4 950,5 967,7 984,8 1001,10 1017,13 1034,15 1051,18 1068,21 1085,25 1102,28 1119,32 1136,36 1153,41 1170,45 1187,50 1204,56 1221,61 1238,67 1255,73 1271,80 1288,87 1305,94 1322,102 1339,110 1356,119 1373,128 1390,137 1407,148 1424,159 1441,171 1458,183 1475,195 1492,209 1509,223 1525,239 1542,255 1559,274 1576,293 1593,315 1610,340 1627,368 1644,403 1661,448 1678,560 1661,672 1644,717 1627,752 1610,780 1593,805 1576,827 1559,846 1542,864 1525,881 1509,897 1492,911 1475,925 1458,937 1441,949 1424,961 1407,971 1390,982 1373,991 1356,1000 1339,1009 1322,1017 1305,1025 1288,1032 1271,1039 1255,1045 1238,1052 1221,1058 1204,1063 1187,1069 1170,1074 1153,1078 1136,1083 1119,1087 1102,1091 1085,1094 1068,1098 1051,1101 1034,1104 1017,1106 1001,1109 984,1111 967,1112 950,1114 933,1115 916,1117 899,1117 882,1118 865,1118 848,1119 830,1119 813,1118 796,1118 779,1117 762,1117 746,1115 729,1114 712,1112 695,1111 678,1109 661,1106 644,1104 627,1101 610,1098 593,1094 576,1091 559,1087 542,1083 525,1078 508,1074 492,1069 475,1063 458,1058 441,1052 424,1045 407,1039 390,1032 373,1025 356,1017 339,1009 322,1000 305,991 288,982 271,971 254,961 238,949 221,937 204,925 187,911 170,897 153,881 136,864 119,846 102,827 85,805 68,780 51,752 34,717 17,672 0,560">
          <text:p/>
        </draw:polyline>
        <draw:frame draw:style-name="gr90" draw:layer="layout" svg:width="0.497cm" svg:height="0.179cm" svg:x="7.663cm" svg:y="8.411cm">
          <draw:text-box>
            <text:p text:style-name="P1"><text:span text:style-name="T3">37 / 298</text:span></text:p>
          </draw:text-box>
        </draw:frame>
        <draw:frame draw:style-name="gr88" draw:layer="layout" svg:width="0.794cm" svg:height="0.179cm" svg:x="16.363cm" svg:y="3.475cm">
          <draw:text-box>
            <text:p text:style-name="P1"><text:span text:style-name="T3">GO:0005623</text:span></text:p>
          </draw:text-box>
        </draw:frame>
        <draw:frame draw:style-name="gr155" draw:layer="layout" svg:width="0.209cm" svg:height="0.179cm" svg:x="16.661cm" svg:y="3.63cm">
          <draw:text-box>
            <text:p text:style-name="P1"><text:span text:style-name="T3">cell</text:span></text:p>
          </draw:text-box>
        </draw:frame>
        <draw:frame draw:style-name="gr90" draw:layer="layout" svg:width="0.497cm" svg:height="0.179cm" svg:x="16.512cm" svg:y="3.785cm">
          <draw:text-box>
            <text:p text:style-name="P1"><text:span text:style-name="T3">0.21924</text:span></text:p>
          </draw:text-box>
        </draw:frame>
        <draw:polygon draw:style-name="gr1" draw:layer="layout" svg:width="1.676cm" svg:height="1.118cm" svg:x="8.85cm" svg:y="16.611cm" svg:viewBox="0 0 1677 1119" draw:points="0,560 17,448 34,403 50,369 67,340 84,315 101,294 118,274 135,256 152,239 169,223 186,209 203,195 220,183 237,171 254,159 271,149 288,138 304,128 321,119 338,111 355,102 372,95 389,87 406,80 423,74 440,67 457,61 474,56 491,51 508,46 525,41 542,36 558,32 575,29 592,25 609,22 626,18 643,16 660,13 677,11 694,9 711,7 728,5 745,4 762,3 779,2 796,1 812,1 829,0 846,0 863,1 880,1 897,2 914,3 931,4 948,5 965,7 982,9 999,11 1016,13 1033,16 1050,18 1066,22 1083,25 1100,29 1117,32 1134,36 1151,41 1168,46 1185,51 1202,56 1220,61 1237,67 1254,74 1271,80 1288,87 1305,95 1321,102 1338,111 1355,119 1372,128 1389,138 1406,149 1423,159 1440,171 1457,183 1474,195 1491,209 1508,223 1525,239 1542,256 1559,274 1575,294 1592,315 1609,340 1626,369 1643,403 1660,448 1677,560 1660,672 1643,718 1626,752 1609,780 1592,805 1575,827 1559,847 1542,865 1525,882 1508,897 1491,912 1474,925 1457,938 1440,950 1423,961 1406,972 1389,982 1372,991 1355,1001 1338,1009 1321,1017 1305,1025 1288,1032 1271,1039 1254,1046 1237,1052 1220,1058 1202,1064 1185,1069 1168,1074 1151,1078 1134,1083 1117,1087 1100,1091 1083,1095 1066,1098 1050,1101 1033,1104 1016,1106 999,1109 982,1111 965,1113 948,1114 931,1116 914,1117 897,1118 880,1118 863,1119 846,1119 829,1119 812,1119 796,1118 779,1118 762,1117 745,1116 728,1114 711,1113 694,1111 677,1109 660,1106 643,1104 626,1101 609,1098 592,1095 575,1091 558,1087 542,1083 525,1078 508,1074 491,1069 474,1064 457,1058 440,1052 423,1046 406,1039 389,1032 372,1025 355,1017 338,1009 321,1001 304,991 288,982 271,972 254,961 237,950 220,938 203,925 186,912 169,897 152,882 135,865 118,847 101,827 84,805 67,780 50,752 34,718 17,672">
          <text:p/>
        </draw:polygon>
        <draw:polyline draw:style-name="gr2" draw:layer="layout" svg:width="1.676cm" svg:height="1.118cm" svg:x="8.85cm" svg:y="16.611cm" svg:viewBox="0 0 1677 1119" draw:points="0,560 17,448 34,403 50,369 67,340 84,315 101,294 118,274 135,256 152,239 169,223 186,209 203,195 220,183 237,171 254,159 271,149 288,138 304,128 321,119 338,111 355,102 372,95 389,87 406,80 423,74 440,67 457,61 474,56 491,51 508,46 525,41 542,36 558,32 575,29 592,25 609,22 626,18 643,16 660,13 677,11 694,9 711,7 728,5 745,4 762,3 779,2 796,1 812,1 829,0 846,0 863,1 880,1 897,2 914,3 931,4 948,5 965,7 982,9 999,11 1016,13 1033,16 1050,18 1066,22 1083,25 1100,29 1117,32 1134,36 1151,41 1168,46 1185,51 1202,56 1220,61 1237,67 1254,74 1271,80 1288,87 1305,95 1321,102 1338,111 1355,119 1372,128 1389,138 1406,149 1423,159 1440,171 1457,183 1474,195 1491,209 1508,223 1525,239 1542,256 1559,274 1575,294 1592,315 1609,340 1626,369 1643,403 1660,448 1677,560 1660,672 1643,718 1626,752 1609,780 1592,805 1575,827 1559,847 1542,865 1525,882 1508,897 1491,912 1474,925 1457,938 1440,950 1423,961 1406,972 1389,982 1372,991 1355,1001 1338,1009 1321,1017 1305,1025 1288,1032 1271,1039 1254,1046 1237,1052 1220,1058 1202,1064 1185,1069 1168,1074 1151,1078 1134,1083 1117,1087 1100,1091 1083,1095 1066,1098 1050,1101 1033,1104 1016,1106 999,1109 982,1111 965,1113 948,1114 931,1116 914,1117 897,1118 880,1118 863,1119 846,1119 829,1119 812,1119 796,1118 779,1118 762,1117 745,1116 728,1114 711,1113 694,1111 677,1109 660,1106 643,1104 626,1101 609,1098 592,1095 575,1091 558,1087 542,1083 525,1078 508,1074 491,1069 474,1064 457,1058 440,1052 423,1046 406,1039 389,1032 372,1025 355,1017 338,1009 321,1001 304,991 288,982 271,972 254,961 237,950 220,938 203,925 186,912 169,897 152,882 135,865 118,847 101,827 84,805 67,780 50,752 34,718 17,672 0,560">
          <text:p/>
        </draw:polyline>
        <draw:frame draw:style-name="gr90" draw:layer="layout" svg:width="0.497cm" svg:height="0.179cm" svg:x="16.512cm" svg:y="3.94cm">
          <draw:text-box>
            <text:p text:style-name="P1"><text:span text:style-name="T3">37 / 305</text:span></text:p>
          </draw:text-box>
        </draw:frame>
        <draw:frame draw:style-name="gr88" draw:layer="layout" svg:width="0.794cm" svg:height="0.179cm" svg:x="9.284cm" svg:y="16.887cm">
          <draw:text-box>
            <text:p text:style-name="P1"><text:span text:style-name="T3">GO:0005634</text:span></text:p>
          </draw:text-box>
        </draw:frame>
        <draw:frame draw:style-name="gr156" draw:layer="layout" svg:width="0.48cm" svg:height="0.179cm" svg:x="9.445cm" svg:y="17.042cm">
          <draw:text-box>
            <text:p text:style-name="P1"><text:span text:style-name="T3">nucleus</text:span></text:p>
          </draw:text-box>
        </draw:frame>
        <draw:frame draw:style-name="gr90" draw:layer="layout" svg:width="0.497cm" svg:height="0.179cm" svg:x="9.433cm" svg:y="17.197cm">
          <draw:text-box>
            <text:p text:style-name="P1"><text:span text:style-name="T3">0.43462</text:span></text:p>
          </draw:text-box>
        </draw:frame>
        <draw:polygon draw:style-name="gr1" draw:layer="layout" svg:width="1.677cm" svg:height="1.118cm" svg:x="15.897cm" svg:y="21.082cm" svg:viewBox="0 0 1678 1119" draw:points="0,560 17,448 34,403 51,368 68,340 85,315 102,293 119,274 136,256 153,239 170,223 187,209 204,195 221,183 237,171 254,159 271,149 288,137 305,128 322,119 339,110 356,102 373,94 390,87 407,80 424,74 441,67 458,61 475,56 491,50 508,45 525,41 542,36 559,32 576,28 593,25 610,21 627,18 644,15 661,13 678,10 695,8 712,7 729,5 745,4 762,2 779,2 796,1 813,1 830,0 847,0 865,1 882,1 899,2 916,2 933,4 950,5 967,7 984,8 1000,10 1017,13 1034,15 1051,18 1068,21 1085,25 1102,28 1119,32 1136,36 1153,41 1170,45 1187,50 1204,56 1221,61 1238,67 1254,74 1271,80 1288,87 1305,94 1322,102 1339,110 1356,119 1373,128 1390,137 1407,149 1424,159 1441,171 1458,183 1475,195 1492,209 1508,223 1525,239 1542,256 1559,274 1576,293 1593,315 1610,340 1627,368 1644,403 1661,448 1678,560 1661,672 1644,717 1627,752 1610,780 1593,805 1576,827 1559,846 1542,865 1525,881 1508,897 1492,911 1475,925 1458,937 1441,949 1424,961 1407,971 1390,982 1373,991 1356,1000 1339,1009 1322,1017 1305,1025 1288,1032 1271,1039 1254,1046 1238,1052 1221,1058 1204,1063 1187,1069 1170,1074 1153,1078 1136,1083 1119,1087 1102,1091 1085,1094 1068,1098 1051,1101 1034,1104 1017,1106 1000,1109 984,1111 967,1112 950,1114 933,1115 916,1117 899,1117 882,1118 865,1118 847,1119 830,1119 813,1118 796,1118 779,1117 762,1117 745,1115 729,1114 712,1112 695,1111 678,1109 661,1106 644,1104 627,1101 610,1098 593,1094 576,1091 559,1087 542,1083 525,1078 508,1074 491,1069 475,1063 458,1058 441,1052 424,1046 407,1039 390,1032 373,1025 356,1017 339,1009 322,1000 305,991 288,982 271,971 254,961 237,949 221,937 204,925 187,911 170,897 153,881 136,865 119,846 102,827 85,805 68,780 51,752 34,717 17,672">
          <text:p/>
        </draw:polygon>
        <draw:polyline draw:style-name="gr2" draw:layer="layout" svg:width="1.677cm" svg:height="1.118cm" svg:x="15.897cm" svg:y="21.082cm" svg:viewBox="0 0 1678 1119" draw:points="0,560 17,448 34,403 51,368 68,340 85,315 102,293 119,274 136,256 153,239 170,223 187,209 204,195 221,183 237,171 254,159 271,149 288,137 305,128 322,119 339,110 356,102 373,94 390,87 407,80 424,74 441,67 458,61 475,56 491,50 508,45 525,41 542,36 559,32 576,28 593,25 610,21 627,18 644,15 661,13 678,10 695,8 712,7 729,5 745,4 762,2 779,2 796,1 813,1 830,0 847,0 865,1 882,1 899,2 916,2 933,4 950,5 967,7 984,8 1000,10 1017,13 1034,15 1051,18 1068,21 1085,25 1102,28 1119,32 1136,36 1153,41 1170,45 1187,50 1204,56 1221,61 1238,67 1254,74 1271,80 1288,87 1305,94 1322,102 1339,110 1356,119 1373,128 1390,137 1407,149 1424,159 1441,171 1458,183 1475,195 1492,209 1508,223 1525,239 1542,256 1559,274 1576,293 1593,315 1610,340 1627,368 1644,403 1661,448 1678,560 1661,672 1644,717 1627,752 1610,780 1593,805 1576,827 1559,846 1542,865 1525,881 1508,897 1492,911 1475,925 1458,937 1441,949 1424,961 1407,971 1390,982 1373,991 1356,1000 1339,1009 1322,1017 1305,1025 1288,1032 1271,1039 1254,1046 1238,1052 1221,1058 1204,1063 1187,1069 1170,1074 1153,1078 1136,1083 1119,1087 1102,1091 1085,1094 1068,1098 1051,1101 1034,1104 1017,1106 1000,1109 984,1111 967,1112 950,1114 933,1115 916,1117 899,1117 882,1118 865,1118 847,1119 830,1119 813,1118 796,1118 779,1117 762,1117 745,1115 729,1114 712,1112 695,1111 678,1109 661,1106 644,1104 627,1101 610,1098 593,1094 576,1091 559,1087 542,1083 525,1078 508,1074 491,1069 475,1063 458,1058 441,1052 424,1046 407,1039 390,1032 373,1025 356,1017 339,1009 322,1000 305,991 288,982 271,971 254,961 237,949 221,937 204,925 187,911 170,897 153,881 136,865 119,846 102,827 85,805 68,780 51,752 34,717 17,672 0,560">
          <text:p/>
        </draw:polyline>
        <draw:frame draw:style-name="gr90" draw:layer="layout" svg:width="0.497cm" svg:height="0.179cm" svg:x="9.433cm" svg:y="17.352cm">
          <draw:text-box>
            <text:p text:style-name="P1"><text:span text:style-name="T3">20 / 163</text:span></text:p>
          </draw:text-box>
        </draw:frame>
        <draw:frame draw:style-name="gr88" draw:layer="layout" svg:width="0.794cm" svg:height="0.179cm" svg:x="16.332cm" svg:y="21.358cm">
          <draw:text-box>
            <text:p text:style-name="P1"><text:span text:style-name="T3">GO:0005635</text:span></text:p>
          </draw:text-box>
        </draw:frame>
        <draw:frame draw:style-name="gr157" draw:layer="layout" svg:width="1.052cm" svg:height="0.179cm" svg:x="16.202cm" svg:y="21.513cm">
          <draw:text-box>
            <text:p text:style-name="P1"><text:span text:style-name="T3">nuclear envelope</text:span></text:p>
          </draw:text-box>
        </draw:frame>
        <draw:frame draw:style-name="gr90" draw:layer="layout" svg:width="0.497cm" svg:height="0.179cm" svg:x="16.481cm" svg:y="21.668cm">
          <draw:text-box>
            <text:p text:style-name="P1"><text:span text:style-name="T3">0.21594</text:span></text:p>
          </draw:text-box>
        </draw:frame>
        <draw:polygon draw:style-name="gr6" draw:layer="layout" svg:width="1.677cm" svg:height="1.117cm" svg:x="15.897cm" svg:y="23.318cm" svg:viewBox="0 0 1678 1118" draw:points="0,1118 1678,1118 1678,0 0,0">
          <text:p/>
        </draw:polygon>
        <draw:frame draw:style-name="gr95" draw:layer="layout" svg:width="0.345cm" svg:height="0.179cm" svg:x="16.559cm" svg:y="21.823cm">
          <draw:text-box>
            <text:p text:style-name="P1"><text:span text:style-name="T3">3 / 14</text:span></text:p>
          </draw:text-box>
        </draw:frame>
        <draw:frame draw:style-name="gr88" draw:layer="layout" svg:width="0.794cm" svg:height="0.179cm" svg:x="16.332cm" svg:y="23.593cm">
          <draw:text-box>
            <text:p text:style-name="P1"><text:span text:style-name="T3">GO:0005643</text:span></text:p>
          </draw:text-box>
        </draw:frame>
        <draw:frame draw:style-name="gr158" draw:layer="layout" svg:width="0.768cm" svg:height="0.179cm" svg:x="16.344cm" svg:y="23.748cm">
          <draw:text-box>
            <text:p text:style-name="P1"><text:span text:style-name="T3">nuclear pore</text:span></text:p>
          </draw:text-box>
        </draw:frame>
        <draw:frame draw:style-name="gr90" draw:layer="layout" svg:width="0.497cm" svg:height="0.179cm" svg:x="16.481cm" svg:y="23.903cm">
          <draw:text-box>
            <text:p text:style-name="P1"><text:span text:style-name="T3">0.01330</text:span></text:p>
          </draw:text-box>
        </draw:frame>
        <draw:polygon draw:style-name="gr1" draw:layer="layout" svg:width="1.677cm" svg:height="1.117cm" svg:x="1.119cm" svg:y="12.141cm" svg:viewBox="0 0 1678 1118" draw:points="0,560 17,448 34,402 51,368 68,339 85,315 101,293 118,273 135,255 152,238 169,223 186,208 203,195 220,182 237,170 254,159 271,148 288,137 305,127 322,118 339,110 355,102 372,94 389,86 406,79 423,73 440,67 457,61 474,55 491,50 508,45 525,40 542,36 560,31 577,28 594,24 611,21 628,18 645,15 662,12 679,10 695,8 712,6 729,5 746,3 763,2 780,1 797,0 814,0 831,0 848,0 865,0 882,0 899,1 916,2 933,3 949,5 966,6 983,8 1000,10 1017,12 1034,15 1051,18 1068,21 1085,24 1102,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2,1090 1085,1094 1068,1097 1051,1100 1034,1103 1017,1106 1000,1108 983,1110 966,1112 949,1113 933,1115 916,1116 899,1117 882,1118 865,1118 848,1118 831,1118 814,1118 797,1118 780,1117 763,1116 746,1115 729,1113 712,1112 695,1110 679,1108 662,1106 645,1103 628,1100 611,1097 594,1094 577,1090 560,1087 542,1082 525,1078 508,1073 491,1068 474,1063 457,1057 440,1051 423,1045 406,1039 389,1032 372,1024 355,1016 339,1008 322,1000 305,991 288,981 271,971 254,960 237,949 220,937 203,924 186,911 169,896 152,881 135,864 118,846 101,826 85,804 68,780 51,751 34,717 17,671">
          <text:p/>
        </draw:polygon>
        <draw:polyline draw:style-name="gr2" draw:layer="layout" svg:width="1.677cm" svg:height="1.117cm" svg:x="1.119cm" svg:y="12.141cm" svg:viewBox="0 0 1678 1118" draw:points="0,560 17,448 34,402 51,368 68,339 85,315 101,293 118,273 135,255 152,238 169,223 186,208 203,195 220,182 237,170 254,159 271,148 288,137 305,127 322,118 339,110 355,102 372,94 389,86 406,79 423,73 440,67 457,61 474,55 491,50 508,45 525,40 542,36 560,31 577,28 594,24 611,21 628,18 645,15 662,12 679,10 695,8 712,6 729,5 746,3 763,2 780,1 797,0 814,0 831,0 848,0 865,0 882,0 899,1 916,2 933,3 949,5 966,6 983,8 1000,10 1017,12 1034,15 1051,18 1068,21 1085,24 1102,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2,1090 1085,1094 1068,1097 1051,1100 1034,1103 1017,1106 1000,1108 983,1110 966,1112 949,1113 933,1115 916,1116 899,1117 882,1118 865,1118 848,1118 831,1118 814,1118 797,1118 780,1117 763,1116 746,1115 729,1113 712,1112 695,1110 679,1108 662,1106 645,1103 628,1100 611,1097 594,1094 577,1090 560,1087 542,1082 525,1078 508,1073 491,1068 474,1063 457,1057 440,1051 423,1045 406,1039 389,1032 372,1024 355,1016 339,1008 322,1000 305,991 288,981 271,971 254,960 237,949 220,937 203,924 186,911 169,896 152,881 135,864 118,846 101,826 85,804 68,780 51,751 34,717 17,671 0,560">
          <text:p/>
        </draw:polyline>
        <draw:frame draw:style-name="gr93" draw:layer="layout" svg:width="0.269cm" svg:height="0.179cm" svg:x="16.598cm" svg:y="24.058cm">
          <draw:text-box>
            <text:p text:style-name="P1"><text:span text:style-name="T3">2 / 2</text:span></text:p>
          </draw:text-box>
        </draw:frame>
        <draw:frame draw:style-name="gr88" draw:layer="layout" svg:width="0.794cm" svg:height="0.179cm" svg:x="1.553cm" svg:y="12.417cm">
          <draw:text-box>
            <text:p text:style-name="P1"><text:span text:style-name="T3">GO:0005737</text:span></text:p>
          </draw:text-box>
        </draw:frame>
        <draw:frame draw:style-name="gr159" draw:layer="layout" svg:width="0.629cm" svg:height="0.179cm" svg:x="1.64cm" svg:y="12.571cm">
          <draw:text-box>
            <text:p text:style-name="P1"><text:span text:style-name="T3">cytoplasm</text:span></text:p>
          </draw:text-box>
        </draw:frame>
        <draw:frame draw:style-name="gr90" draw:layer="layout" svg:width="0.497cm" svg:height="0.179cm" svg:x="1.702cm" svg:y="12.726cm">
          <draw:text-box>
            <text:p text:style-name="P1"><text:span text:style-name="T3">0.12190</text:span></text:p>
          </draw:text-box>
        </draw:frame>
        <draw:polygon draw:style-name="gr6" draw:layer="layout" svg:width="1.677cm" svg:height="1.118cm" svg:x="4.689cm" svg:y="16.611cm" svg:viewBox="0 0 1678 1119" draw:points="0,1119 1678,1119 1678,0 0,0">
          <text:p/>
        </draw:polygon>
        <draw:frame draw:style-name="gr90" draw:layer="layout" svg:width="0.497cm" svg:height="0.179cm" svg:x="1.702cm" svg:y="12.881cm">
          <draw:text-box>
            <text:p text:style-name="P1"><text:span text:style-name="T3">35 / 277</text:span></text:p>
          </draw:text-box>
        </draw:frame>
        <draw:frame draw:style-name="gr88" draw:layer="layout" svg:width="0.794cm" svg:height="0.179cm" svg:x="5.124cm" svg:y="16.887cm">
          <draw:text-box>
            <text:p text:style-name="P1"><text:span text:style-name="T3">GO:0005739</text:span></text:p>
          </draw:text-box>
        </draw:frame>
        <draw:frame draw:style-name="gr160" draw:layer="layout" svg:width="0.866cm" svg:height="0.179cm" svg:x="5.083cm" svg:y="17.042cm">
          <draw:text-box>
            <text:p text:style-name="P1"><text:span text:style-name="T3">mitochondrion</text:span></text:p>
          </draw:text-box>
        </draw:frame>
        <draw:frame draw:style-name="gr90" draw:layer="layout" svg:width="0.497cm" svg:height="0.179cm" svg:x="5.273cm" svg:y="17.197cm">
          <draw:text-box>
            <text:p text:style-name="P1"><text:span text:style-name="T3">0.01725</text:span></text:p>
          </draw:text-box>
        </draw:frame>
        <draw:polygon draw:style-name="gr6" draw:layer="layout" svg:width="1.677cm" svg:height="1.118cm" svg:x="11.737cm" svg:y="21.082cm" svg:viewBox="0 0 1678 1119" draw:points="0,1119 1678,1119 1678,0 0,0">
          <text:p/>
        </draw:polygon>
        <draw:frame draw:style-name="gr103" draw:layer="layout" svg:width="0.421cm" svg:height="0.179cm" svg:x="5.312cm" svg:y="17.352cm">
          <draw:text-box>
            <text:p text:style-name="P1"><text:span text:style-name="T3">17 / 93</text:span></text:p>
          </draw:text-box>
        </draw:frame>
        <draw:frame draw:style-name="gr88" draw:layer="layout" svg:width="0.794cm" svg:height="0.179cm" svg:x="12.171cm" svg:y="21.358cm">
          <draw:text-box>
            <text:p text:style-name="P1"><text:span text:style-name="T3">GO:0005740</text:span></text:p>
          </draw:text-box>
        </draw:frame>
        <draw:frame draw:style-name="gr161" draw:layer="layout" svg:width="1.378cm" svg:height="0.179cm" svg:x="11.874cm" svg:y="21.513cm">
          <draw:text-box>
            <text:p text:style-name="P1"><text:span text:style-name="T3">mitochondrial envelo...</text:span></text:p>
          </draw:text-box>
        </draw:frame>
        <draw:frame draw:style-name="gr90" draw:layer="layout" svg:width="0.497cm" svg:height="0.179cm" svg:x="12.32cm" svg:y="21.668cm">
          <draw:text-box>
            <text:p text:style-name="P1"><text:span text:style-name="T3">0.01115</text:span></text:p>
          </draw:text-box>
        </draw:frame>
        <draw:polygon draw:style-name="gr6" draw:layer="layout" svg:width="1.676cm" svg:height="1.118cm" svg:x="9.781cm" svg:y="9.905cm" svg:viewBox="0 0 1677 1119" draw:points="0,1119 1677,1119 1677,0 0,0">
          <text:p/>
        </draw:polygon>
        <draw:frame draw:style-name="gr95" draw:layer="layout" svg:width="0.345cm" svg:height="0.179cm" svg:x="12.399cm" svg:y="21.823cm">
          <draw:text-box>
            <text:p text:style-name="P1"><text:span text:style-name="T3">8 / 29</text:span></text:p>
          </draw:text-box>
        </draw:frame>
        <draw:frame draw:style-name="gr88" draw:layer="layout" svg:width="0.794cm" svg:height="0.179cm" svg:x="10.215cm" svg:y="10.181cm">
          <draw:text-box>
            <text:p text:style-name="P1"><text:span text:style-name="T3">GO:0005902</text:span></text:p>
          </draw:text-box>
        </draw:frame>
        <draw:frame draw:style-name="gr162" draw:layer="layout" svg:width="0.65cm" svg:height="0.179cm" svg:x="10.291cm" svg:y="10.336cm">
          <draw:text-box>
            <text:p text:style-name="P1"><text:span text:style-name="T3">microvillus</text:span></text:p>
          </draw:text-box>
        </draw:frame>
        <draw:frame draw:style-name="gr90" draw:layer="layout" svg:width="0.497cm" svg:height="0.179cm" svg:x="10.364cm" svg:y="10.491cm">
          <draw:text-box>
            <text:p text:style-name="P1"><text:span text:style-name="T3">0.03694</text:span></text:p>
          </draw:text-box>
        </draw:frame>
        <draw:polygon draw:style-name="gr1" draw:layer="layout" svg:width="1.677cm" svg:height="1.118cm" svg:x="17.822cm" svg:y="18.847cm" svg:viewBox="0 0 1678 1119" draw:points="0,560 17,448 34,402 51,368 68,340 85,315 102,293 119,273 136,255 153,238 170,223 186,208 203,195 220,182 237,170 254,159 271,148 288,137 305,128 322,119 339,110 356,102 373,94 390,87 407,80 424,73 440,67 457,61 474,55 491,50 508,45 525,40 542,36 559,32 576,28 593,24 610,21 628,18 645,15 662,12 679,10 695,8 712,6 729,5 746,3 763,2 780,1 797,0 814,0 831,0 848,0 865,0 882,0 899,1 916,2 933,3 949,5 966,6 983,8 1000,10 1017,12 1034,15 1051,18 1068,21 1085,24 1102,28 1119,32 1136,36 1153,40 1170,45 1187,50 1203,55 1220,61 1237,67 1254,73 1271,80 1288,87 1305,94 1322,102 1339,110 1356,119 1373,128 1390,137 1407,148 1424,159 1441,170 1457,182 1474,195 1492,208 1509,223 1526,238 1542,255 1559,273 1576,293 1593,315 1610,340 1627,368 1644,402 1661,448 1678,560 1661,671 1644,717 1627,751 1610,780 1593,804 1576,826 1559,846 1542,864 1526,881 1509,896 1492,911 1474,925 1457,937 1441,949 1424,961 1407,971 1390,981 1373,991 1356,1000 1339,1009 1322,1017 1305,1024 1288,1032 1271,1039 1254,1045 1237,1052 1220,1058 1203,1063 1187,1068 1170,1073 1153,1078 1136,1082 1119,1087 1102,1090 1085,1094 1068,1097 1051,1100 1034,1103 1017,1106 1000,1108 983,1110 966,1112 949,1114 933,1115 916,1116 899,1117 882,1118 865,1118 848,1119 831,1119 814,1118 797,1118 780,1117 763,1116 746,1115 729,1114 712,1112 695,1110 679,1108 662,1106 645,1103 628,1100 610,1097 593,1094 576,1090 559,1087 542,1082 525,1078 508,1073 491,1068 474,1063 457,1058 440,1052 424,1045 407,1039 390,1032 373,1024 356,1017 339,1009 322,1000 305,991 288,981 271,971 254,961 237,949 220,937 203,925 186,911 170,896 153,881 136,864 119,846 102,826 85,804 68,780 51,751 34,717 17,671">
          <text:p/>
        </draw:polygon>
        <draw:polyline draw:style-name="gr2" draw:layer="layout" svg:width="1.677cm" svg:height="1.118cm" svg:x="17.822cm" svg:y="18.847cm" svg:viewBox="0 0 1678 1119" draw:points="0,560 17,448 34,402 51,368 68,340 85,315 102,293 119,273 136,255 153,238 170,223 186,208 203,195 220,182 237,170 254,159 271,148 288,137 305,128 322,119 339,110 356,102 373,94 390,87 407,80 424,73 440,67 457,61 474,55 491,50 508,45 525,40 542,36 559,32 576,28 593,24 610,21 628,18 645,15 662,12 679,10 695,8 712,6 729,5 746,3 763,2 780,1 797,0 814,0 831,0 848,0 865,0 882,0 899,1 916,2 933,3 949,5 966,6 983,8 1000,10 1017,12 1034,15 1051,18 1068,21 1085,24 1102,28 1119,32 1136,36 1153,40 1170,45 1187,50 1203,55 1220,61 1237,67 1254,73 1271,80 1288,87 1305,94 1322,102 1339,110 1356,119 1373,128 1390,137 1407,148 1424,159 1441,170 1457,182 1474,195 1492,208 1509,223 1526,238 1542,255 1559,273 1576,293 1593,315 1610,340 1627,368 1644,402 1661,448 1678,560 1661,671 1644,717 1627,751 1610,780 1593,804 1576,826 1559,846 1542,864 1526,881 1509,896 1492,911 1474,925 1457,937 1441,949 1424,961 1407,971 1390,981 1373,991 1356,1000 1339,1009 1322,1017 1305,1024 1288,1032 1271,1039 1254,1045 1237,1052 1220,1058 1203,1063 1187,1068 1170,1073 1153,1078 1136,1082 1119,1087 1102,1090 1085,1094 1068,1097 1051,1100 1034,1103 1017,1106 1000,1108 983,1110 966,1112 949,1114 933,1115 916,1116 899,1117 882,1118 865,1118 848,1119 831,1119 814,1118 797,1118 780,1117 763,1116 746,1115 729,1114 712,1112 695,1110 679,1108 662,1106 645,1103 628,1100 610,1097 593,1094 576,1090 559,1087 542,1082 525,1078 508,1073 491,1068 474,1063 457,1058 440,1052 424,1045 407,1039 390,1032 373,1024 356,1017 339,1009 322,1000 305,991 288,981 271,971 254,961 237,949 220,937 203,925 186,911 170,896 153,881 136,864 119,846 102,826 85,804 68,780 51,751 34,717 17,671 0,560">
          <text:p/>
        </draw:polyline>
        <draw:frame draw:style-name="gr93" draw:layer="layout" svg:width="0.269cm" svg:height="0.179cm" svg:x="10.482cm" svg:y="10.646cm">
          <draw:text-box>
            <text:p text:style-name="P1"><text:span text:style-name="T3">2 / 3</text:span></text:p>
          </draw:text-box>
        </draw:frame>
        <draw:frame draw:style-name="gr88" draw:layer="layout" svg:width="0.794cm" svg:height="0.179cm" svg:x="18.256cm" svg:y="19.122cm">
          <draw:text-box>
            <text:p text:style-name="P1"><text:span text:style-name="T3">GO:0012505</text:span></text:p>
          </draw:text-box>
        </draw:frame>
        <draw:frame draw:style-name="gr163" draw:layer="layout" svg:width="1.446cm" svg:height="0.179cm" svg:x="17.924cm" svg:y="19.277cm">
          <draw:text-box>
            <text:p text:style-name="P1"><text:span text:style-name="T3">endomembrane system</text:span></text:p>
          </draw:text-box>
        </draw:frame>
        <draw:frame draw:style-name="gr90" draw:layer="layout" svg:width="0.497cm" svg:height="0.179cm" svg:x="18.406cm" svg:y="19.433cm">
          <draw:text-box>
            <text:p text:style-name="P1"><text:span text:style-name="T3">0.23735</text:span></text:p>
          </draw:text-box>
        </draw:frame>
        <draw:polygon draw:style-name="gr6" draw:layer="layout" svg:width="1.677cm" svg:height="1.118cm" svg:x="15.214cm" svg:y="7.67cm" svg:viewBox="0 0 1678 1119" draw:points="0,1119 1678,1119 1678,0 0,0">
          <text:p/>
        </draw:polygon>
        <draw:frame draw:style-name="gr95" draw:layer="layout" svg:width="0.345cm" svg:height="0.179cm" svg:x="18.484cm" svg:y="19.587cm">
          <draw:text-box>
            <text:p text:style-name="P1"><text:span text:style-name="T3">7 / 44</text:span></text:p>
          </draw:text-box>
        </draw:frame>
        <draw:frame draw:style-name="gr88" draw:layer="layout" svg:width="0.794cm" svg:height="0.179cm" svg:x="15.649cm" svg:y="7.946cm">
          <draw:text-box>
            <text:p text:style-name="P1"><text:span text:style-name="T3">GO:0016020</text:span></text:p>
          </draw:text-box>
        </draw:frame>
        <draw:frame draw:style-name="gr164" draw:layer="layout" svg:width="0.658cm" svg:height="0.179cm" svg:x="15.716cm" svg:y="8.101cm">
          <draw:text-box>
            <text:p text:style-name="P1"><text:span text:style-name="T3">membrane</text:span></text:p>
          </draw:text-box>
        </draw:frame>
        <draw:frame draw:style-name="gr90" draw:layer="layout" svg:width="0.497cm" svg:height="0.179cm" svg:x="15.798cm" svg:y="8.255cm">
          <draw:text-box>
            <text:p text:style-name="P1"><text:span text:style-name="T3">0.05797</text:span></text:p>
          </draw:text-box>
        </draw:frame>
        <draw:polygon draw:style-name="gr1" draw:layer="layout" svg:width="1.676cm" svg:height="1.118cm" svg:x="19.344cm" svg:y="14.376cm" svg:viewBox="0 0 1677 1119" draw:points="0,560 17,448 34,403 51,368 67,340 84,315 101,293 118,273 135,255 152,239 169,223 186,209 203,195 220,182 237,171 254,159 271,148 288,137 305,128 321,119 338,110 355,102 372,94 389,87 406,80 423,73 440,67 457,61 474,56 491,50 508,45 525,40 542,36 559,32 575,28 592,25 609,21 626,18 643,15 660,13 677,10 694,8 711,7 728,5 745,3 762,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2,1116 745,1115 728,1114 711,1112 694,1110 677,1108 660,1106 643,1103 626,1101 609,1098 592,1094 575,1091 559,1087 542,1083 525,1078 508,1074 491,1068 474,1063 457,1058 440,1052 423,1045 406,1039 389,1032 372,1025 355,1017 338,1009 321,1000 305,991 288,981 271,971 254,960 237,949 220,938 203,925 186,911 169,897 152,881 135,865 118,847 101,826 84,805 67,780 51,752 34,717 17,672">
          <text:p/>
        </draw:polygon>
        <draw:polyline draw:style-name="gr2" draw:layer="layout" svg:width="1.676cm" svg:height="1.118cm" svg:x="19.344cm" svg:y="14.376cm" svg:viewBox="0 0 1677 1119" draw:points="0,560 17,448 34,403 51,368 67,340 84,315 101,293 118,273 135,255 152,239 169,223 186,209 203,195 220,182 237,171 254,159 271,148 288,137 305,128 321,119 338,110 355,102 372,94 389,87 406,80 423,73 440,67 457,61 474,56 491,50 508,45 525,40 542,36 559,32 575,28 592,25 609,21 626,18 643,15 660,13 677,10 694,8 711,7 728,5 745,3 762,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2,1116 745,1115 728,1114 711,1112 694,1110 677,1108 660,1106 643,1103 626,1101 609,1098 592,1094 575,1091 559,1087 542,1083 525,1078 508,1074 491,1068 474,1063 457,1058 440,1052 423,1045 406,1039 389,1032 372,1025 355,1017 338,1009 321,1000 305,991 288,981 271,971 254,960 237,949 220,938 203,925 186,911 169,897 152,881 135,865 118,847 101,826 84,805 67,780 51,752 34,717 17,672 0,560">
          <text:p/>
        </draw:polyline>
        <draw:frame draw:style-name="gr90" draw:layer="layout" svg:width="0.497cm" svg:height="0.179cm" svg:x="15.798cm" svg:y="8.411cm">
          <draw:text-box>
            <text:p text:style-name="P1"><text:span text:style-name="T3">24 / 163</text:span></text:p>
          </draw:text-box>
        </draw:frame>
        <draw:frame draw:style-name="gr88" draw:layer="layout" svg:width="0.794cm" svg:height="0.179cm" svg:x="19.778cm" svg:y="14.652cm">
          <draw:text-box>
            <text:p text:style-name="P1"><text:span text:style-name="T3">GO:0016021</text:span></text:p>
          </draw:text-box>
        </draw:frame>
        <draw:frame draw:style-name="gr165" draw:layer="layout" svg:width="1.297cm" svg:height="0.179cm" svg:x="19.517cm" svg:y="14.807cm">
          <draw:text-box>
            <text:p text:style-name="P1"><text:span text:style-name="T3">integral to membrane</text:span></text:p>
          </draw:text-box>
        </draw:frame>
        <draw:frame draw:style-name="gr90" draw:layer="layout" svg:width="0.497cm" svg:height="0.179cm" svg:x="19.927cm" svg:y="14.962cm">
          <draw:text-box>
            <text:p text:style-name="P1"><text:span text:style-name="T3">0.36239</text:span></text:p>
          </draw:text-box>
        </draw:frame>
        <draw:polygon draw:style-name="gr1" draw:layer="layout" svg:width="1.676cm" svg:height="1.118cm" svg:x="10.93cm" svg:y="14.376cm" svg:viewBox="0 0 1677 1119" draw:points="0,560 17,448 34,403 51,368 68,340 85,315 102,293 119,273 135,255 152,239 169,223 186,209 203,195 220,182 237,171 254,159 271,148 288,137 305,128 322,119 339,110 356,102 373,94 389,87 406,80 423,73 440,67 457,61 474,56 491,50 508,45 525,40 542,36 559,32 576,28 593,25 610,21 627,18 643,15 660,13 677,10 694,8 711,7 728,5 745,3 762,2 779,1 796,1 814,0 831,0 848,0 865,0 882,1 898,1 915,2 932,3 949,5 966,7 983,8 1000,10 1017,13 1034,15 1051,18 1068,21 1085,25 1102,28 1119,32 1136,36 1152,40 1169,45 1186,50 1203,56 1220,61 1237,67 1254,73 1271,80 1288,87 1305,94 1322,102 1339,110 1356,119 1373,128 1390,137 1406,148 1423,159 1440,171 1457,182 1474,195 1491,209 1508,223 1525,239 1542,255 1559,273 1576,293 1593,315 1610,340 1627,368 1644,403 1660,448 1677,560 1660,672 1644,717 1627,752 1610,780 1593,805 1576,826 1559,847 1542,865 1525,881 1508,897 1491,911 1474,925 1457,938 1440,949 1423,960 1406,971 1390,981 1373,991 1356,1000 1339,1009 1322,1017 1305,1025 1288,1032 1271,1039 1254,1045 1237,1052 1220,1058 1203,1063 1186,1068 1169,1074 1152,1078 1136,1083 1119,1087 1102,1091 1085,1094 1068,1098 1051,1101 1034,1103 1017,1106 1000,1108 983,1110 966,1112 949,1114 932,1115 915,1116 898,1117 882,1118 865,1119 848,1119 831,1119 814,1119 796,1118 779,1117 762,1116 745,1115 728,1114 711,1112 694,1110 677,1108 660,1106 643,1103 627,1101 610,1098 593,1094 576,1091 559,1087 542,1083 525,1078 508,1074 491,1068 474,1063 457,1058 440,1052 423,1045 406,1039 389,1032 373,1025 356,1017 339,1009 322,1000 305,991 288,981 271,971 254,960 237,949 220,938 203,925 186,911 169,897 152,881 135,865 119,847 102,826 85,805 68,780 51,752 34,717 17,672">
          <text:p/>
        </draw:polygon>
        <draw:polyline draw:style-name="gr2" draw:layer="layout" svg:width="1.676cm" svg:height="1.118cm" svg:x="10.93cm" svg:y="14.376cm" svg:viewBox="0 0 1677 1119" draw:points="0,560 17,448 34,403 51,368 68,340 85,315 102,293 119,273 135,255 152,239 169,223 186,209 203,195 220,182 237,171 254,159 271,148 288,137 305,128 322,119 339,110 356,102 373,94 389,87 406,80 423,73 440,67 457,61 474,56 491,50 508,45 525,40 542,36 559,32 576,28 593,25 610,21 627,18 643,15 660,13 677,10 694,8 711,7 728,5 745,3 762,2 779,1 796,1 814,0 831,0 848,0 865,0 882,1 898,1 915,2 932,3 949,5 966,7 983,8 1000,10 1017,13 1034,15 1051,18 1068,21 1085,25 1102,28 1119,32 1136,36 1152,40 1169,45 1186,50 1203,56 1220,61 1237,67 1254,73 1271,80 1288,87 1305,94 1322,102 1339,110 1356,119 1373,128 1390,137 1406,148 1423,159 1440,171 1457,182 1474,195 1491,209 1508,223 1525,239 1542,255 1559,273 1576,293 1593,315 1610,340 1627,368 1644,403 1660,448 1677,560 1660,672 1644,717 1627,752 1610,780 1593,805 1576,826 1559,847 1542,865 1525,881 1508,897 1491,911 1474,925 1457,938 1440,949 1423,960 1406,971 1390,981 1373,991 1356,1000 1339,1009 1322,1017 1305,1025 1288,1032 1271,1039 1254,1045 1237,1052 1220,1058 1203,1063 1186,1068 1169,1074 1152,1078 1136,1083 1119,1087 1102,1091 1085,1094 1068,1098 1051,1101 1034,1103 1017,1106 1000,1108 983,1110 966,1112 949,1114 932,1115 915,1116 898,1117 882,1118 865,1119 848,1119 831,1119 814,1119 796,1118 779,1117 762,1116 745,1115 728,1114 711,1112 694,1110 677,1108 660,1106 643,1103 627,1101 610,1098 593,1094 576,1091 559,1087 542,1083 525,1078 508,1074 491,1068 474,1063 457,1058 440,1052 423,1045 406,1039 389,1032 373,1025 356,1017 339,1009 322,1000 305,991 288,981 271,971 254,960 237,949 220,938 203,925 186,911 169,897 152,881 135,865 119,847 102,826 85,805 68,780 51,752 34,717 17,672 0,560">
          <text:p/>
        </draw:polyline>
        <draw:frame draw:style-name="gr95" draw:layer="layout" svg:width="0.345cm" svg:height="0.179cm" svg:x="20.005cm" svg:y="15.117cm">
          <draw:text-box>
            <text:p text:style-name="P1"><text:span text:style-name="T3">5 / 34</text:span></text:p>
          </draw:text-box>
        </draw:frame>
        <draw:frame draw:style-name="gr88" draw:layer="layout" svg:width="0.794cm" svg:height="0.179cm" svg:x="11.364cm" svg:y="14.652cm">
          <draw:text-box>
            <text:p text:style-name="P1"><text:span text:style-name="T3">GO:0031090</text:span></text:p>
          </draw:text-box>
        </draw:frame>
        <draw:frame draw:style-name="gr166" draw:layer="layout" svg:width="1.259cm" svg:height="0.179cm" svg:x="11.122cm" svg:y="14.807cm">
          <draw:text-box>
            <text:p text:style-name="P1"><text:span text:style-name="T3">organelle membrane</text:span></text:p>
          </draw:text-box>
        </draw:frame>
        <draw:frame draw:style-name="gr90" draw:layer="layout" svg:width="0.497cm" svg:height="0.179cm" svg:x="11.513cm" svg:y="14.962cm">
          <draw:text-box>
            <text:p text:style-name="P1"><text:span text:style-name="T3">0.15271</text:span></text:p>
          </draw:text-box>
        </draw:frame>
        <draw:polygon draw:style-name="gr1" draw:layer="layout" svg:width="1.676cm" svg:height="1.117cm" svg:x="19.344cm" svg:y="12.141cm" svg:viewBox="0 0 1677 1118" draw:points="0,560 17,448 34,402 51,368 67,339 84,315 101,293 118,273 135,255 152,238 169,223 186,208 203,195 220,182 237,170 254,159 271,148 288,137 305,127 321,118 338,110 355,102 372,94 389,86 406,79 423,73 440,67 457,61 474,55 491,50 508,45 525,40 542,36 559,31 575,28 592,24 609,21 626,18 643,15 660,12 677,10 694,8 711,6 728,5 745,3 762,2 780,1 797,0 814,0 830,0 847,0 864,0 881,0 898,1 915,2 932,3 949,5 966,6 983,8 1000,10 1017,12 1034,15 1051,18 1068,21 1084,24 1101,28 1118,31 1135,36 1152,40 1169,45 1186,50 1203,55 1220,61 1237,67 1254,73 1271,79 1288,86 1305,94 1322,102 1338,110 1355,118 1372,127 1389,137 1406,148 1423,159 1440,170 1457,182 1474,195 1491,208 1508,223 1525,238 1542,255 1559,273 1576,293 1592,315 1609,339 1626,368 1643,402 1660,448 1677,560 1660,671 1643,717 1626,751 1609,780 1592,804 1576,826 1559,846 1542,864 1525,881 1508,896 1491,911 1474,924 1457,937 1440,949 1423,960 1406,971 1389,981 1372,991 1355,1000 1338,1008 1322,1016 1305,1024 1288,1032 1271,1039 1254,1045 1237,1051 1220,1057 1203,1063 1186,1068 1169,1073 1152,1078 1135,1082 1118,1087 1101,1090 1084,1094 1068,1097 1051,1100 1034,1103 1017,1106 1000,1108 983,1110 966,1112 949,1113 932,1115 915,1116 898,1117 881,1118 864,1118 847,1118 830,1118 814,1118 797,1118 780,1117 762,1116 745,1115 728,1113 711,1112 694,1110 677,1108 660,1106 643,1103 626,1100 609,1097 592,1094 575,1090 559,1087 542,1082 525,1078 508,1073 491,1068 474,1063 457,1057 440,1051 423,1045 406,1039 389,1032 372,1024 355,1016 338,1008 321,1000 305,991 288,981 271,971 254,960 237,949 220,937 203,924 186,911 169,896 152,881 135,864 118,846 101,826 84,804 67,780 51,751 34,717 17,671">
          <text:p/>
        </draw:polygon>
        <draw:polyline draw:style-name="gr2" draw:layer="layout" svg:width="1.676cm" svg:height="1.117cm" svg:x="19.344cm" svg:y="12.141cm" svg:viewBox="0 0 1677 1118" draw:points="0,560 17,448 34,402 51,368 67,339 84,315 101,293 118,273 135,255 152,238 169,223 186,208 203,195 220,182 237,170 254,159 271,148 288,137 305,127 321,118 338,110 355,102 372,94 389,86 406,79 423,73 440,67 457,61 474,55 491,50 508,45 525,40 542,36 559,31 575,28 592,24 609,21 626,18 643,15 660,12 677,10 694,8 711,6 728,5 745,3 762,2 780,1 797,0 814,0 830,0 847,0 864,0 881,0 898,1 915,2 932,3 949,5 966,6 983,8 1000,10 1017,12 1034,15 1051,18 1068,21 1084,24 1101,28 1118,31 1135,36 1152,40 1169,45 1186,50 1203,55 1220,61 1237,67 1254,73 1271,79 1288,86 1305,94 1322,102 1338,110 1355,118 1372,127 1389,137 1406,148 1423,159 1440,170 1457,182 1474,195 1491,208 1508,223 1525,238 1542,255 1559,273 1576,293 1592,315 1609,339 1626,368 1643,402 1660,448 1677,560 1660,671 1643,717 1626,751 1609,780 1592,804 1576,826 1559,846 1542,864 1525,881 1508,896 1491,911 1474,924 1457,937 1440,949 1423,960 1406,971 1389,981 1372,991 1355,1000 1338,1008 1322,1016 1305,1024 1288,1032 1271,1039 1254,1045 1237,1051 1220,1057 1203,1063 1186,1068 1169,1073 1152,1078 1135,1082 1118,1087 1101,1090 1084,1094 1068,1097 1051,1100 1034,1103 1017,1106 1000,1108 983,1110 966,1112 949,1113 932,1115 915,1116 898,1117 881,1118 864,1118 847,1118 830,1118 814,1118 797,1118 780,1117 762,1116 745,1115 728,1113 711,1112 694,1110 677,1108 660,1106 643,1103 626,1100 609,1097 592,1094 575,1090 559,1087 542,1082 525,1078 508,1073 491,1068 474,1063 457,1057 440,1051 423,1045 406,1039 389,1032 372,1024 355,1016 338,1008 321,1000 305,991 288,981 271,971 254,960 237,949 220,937 203,924 186,911 169,896 152,881 135,864 118,846 101,826 84,804 67,780 51,751 34,717 17,671 0,560">
          <text:p/>
        </draw:polyline>
        <draw:frame draw:style-name="gr103" draw:layer="layout" svg:width="0.421cm" svg:height="0.179cm" svg:x="11.552cm" svg:y="15.117cm">
          <draw:text-box>
            <text:p text:style-name="P1"><text:span text:style-name="T3">12 / 77</text:span></text:p>
          </draw:text-box>
        </draw:frame>
        <draw:frame draw:style-name="gr88" draw:layer="layout" svg:width="0.794cm" svg:height="0.179cm" svg:x="19.778cm" svg:y="12.417cm">
          <draw:text-box>
            <text:p text:style-name="P1"><text:span text:style-name="T3">GO:0031224</text:span></text:p>
          </draw:text-box>
        </draw:frame>
        <draw:frame draw:style-name="gr167" draw:layer="layout" svg:width="1.357cm" svg:height="0.179cm" svg:x="19.488cm" svg:y="12.571cm">
          <draw:text-box>
            <text:p text:style-name="P1"><text:span text:style-name="T3">intrinsic to membran...</text:span></text:p>
          </draw:text-box>
        </draw:frame>
        <draw:frame draw:style-name="gr90" draw:layer="layout" svg:width="0.497cm" svg:height="0.179cm" svg:x="19.927cm" svg:y="12.726cm">
          <draw:text-box>
            <text:p text:style-name="P1"><text:span text:style-name="T3">0.38805</text:span></text:p>
          </draw:text-box>
        </draw:frame>
        <draw:polygon draw:style-name="gr6" draw:layer="layout" svg:width="1.676cm" svg:height="1.117cm" svg:x="9.688cm" svg:y="23.318cm" svg:viewBox="0 0 1677 1118" draw:points="0,1118 1677,1118 1677,0 0,0">
          <text:p/>
        </draw:polygon>
        <draw:frame draw:style-name="gr95" draw:layer="layout" svg:width="0.345cm" svg:height="0.179cm" svg:x="20.005cm" svg:y="12.881cm">
          <draw:text-box>
            <text:p text:style-name="P1"><text:span text:style-name="T3">5 / 35</text:span></text:p>
          </draw:text-box>
        </draw:frame>
        <draw:frame draw:style-name="gr88" draw:layer="layout" svg:width="0.794cm" svg:height="0.179cm" svg:x="10.122cm" svg:y="23.593cm">
          <draw:text-box>
            <text:p text:style-name="P1"><text:span text:style-name="T3">GO:0031966</text:span></text:p>
          </draw:text-box>
        </draw:frame>
        <draw:frame draw:style-name="gr168" draw:layer="layout" svg:width="1.475cm" svg:height="0.179cm" svg:x="9.769cm" svg:y="23.748cm">
          <draw:text-box>
            <text:p text:style-name="P1"><text:span text:style-name="T3">mitochondrial membra...</text:span></text:p>
          </draw:text-box>
        </draw:frame>
        <draw:frame draw:style-name="gr90" draw:layer="layout" svg:width="0.497cm" svg:height="0.179cm" svg:x="10.271cm" svg:y="23.903cm">
          <draw:text-box>
            <text:p text:style-name="P1"><text:span text:style-name="T3">0.03115</text:span></text:p>
          </draw:text-box>
        </draw:frame>
        <draw:polygon draw:style-name="gr11" draw:layer="layout" svg:width="1.676cm" svg:height="1.118cm" svg:x="12.979cm" svg:y="16.611cm" svg:viewBox="0 0 1677 1119" draw:points="0,1119 1677,1119 1677,0 0,0">
          <text:p/>
        </draw:polygon>
        <draw:frame draw:style-name="gr95" draw:layer="layout" svg:width="0.345cm" svg:height="0.179cm" svg:x="10.35cm" svg:y="24.058cm">
          <draw:text-box>
            <text:p text:style-name="P1"><text:span text:style-name="T3">7 / 28</text:span></text:p>
          </draw:text-box>
        </draw:frame>
        <draw:frame draw:style-name="gr88" draw:layer="layout" svg:width="0.794cm" svg:height="0.179cm" svg:x="13.413cm" svg:y="16.887cm">
          <draw:text-box>
            <text:p text:style-name="P1"><text:span text:style-name="T3">GO:0031967</text:span></text:p>
          </draw:text-box>
        </draw:frame>
        <draw:frame draw:style-name="gr169" draw:layer="layout" svg:width="1.162cm" svg:height="0.179cm" svg:x="13.224cm" svg:y="17.042cm">
          <draw:text-box>
            <text:p text:style-name="P1"><text:span text:style-name="T3">organelle envelope</text:span></text:p>
          </draw:text-box>
        </draw:frame>
        <draw:frame draw:style-name="gr90" draw:layer="layout" svg:width="0.497cm" svg:height="0.179cm" svg:x="13.562cm" svg:y="17.197cm">
          <draw:text-box>
            <text:p text:style-name="P1"><text:span text:style-name="T3">0.00312</text:span></text:p>
          </draw:text-box>
        </draw:frame>
        <draw:polygon draw:style-name="gr11" draw:layer="layout" svg:width="1.677cm" svg:height="1.118cm" svg:x="12.513cm" svg:y="7.67cm" svg:viewBox="0 0 1678 1119" draw:points="0,1119 1678,1119 1678,0 0,0">
          <text:p/>
        </draw:polygon>
        <draw:frame draw:style-name="gr103" draw:layer="layout" svg:width="0.421cm" svg:height="0.179cm" svg:x="13.602cm" svg:y="17.352cm">
          <draw:text-box>
            <text:p text:style-name="P1"><text:span text:style-name="T3">12 / 47</text:span></text:p>
          </draw:text-box>
        </draw:frame>
        <draw:frame draw:style-name="gr88" draw:layer="layout" svg:width="0.794cm" svg:height="0.179cm" svg:x="12.948cm" svg:y="7.946cm">
          <draw:text-box>
            <text:p text:style-name="P1"><text:span text:style-name="T3">GO:0031975</text:span></text:p>
          </draw:text-box>
        </draw:frame>
        <draw:frame draw:style-name="gr170" draw:layer="layout" svg:width="0.561cm" svg:height="0.179cm" svg:x="13.069cm" svg:y="8.101cm">
          <draw:text-box>
            <text:p text:style-name="P1"><text:span text:style-name="T3">envelope</text:span></text:p>
          </draw:text-box>
        </draw:frame>
        <draw:frame draw:style-name="gr90" draw:layer="layout" svg:width="0.497cm" svg:height="0.179cm" svg:x="13.096cm" svg:y="8.255cm">
          <draw:text-box>
            <text:p text:style-name="P1"><text:span text:style-name="T3">0.00382</text:span></text:p>
          </draw:text-box>
        </draw:frame>
        <draw:polygon draw:style-name="gr1" draw:layer="layout" svg:width="1.677cm" svg:height="1.118cm" svg:x="22.355cm" svg:y="3.199cm" svg:viewBox="0 0 1678 1119" draw:points="0,560 17,448 34,403 51,368 68,340 85,315 102,293 119,274 135,255 152,239 169,223 186,209 203,195 220,183 237,171 254,159 271,148 288,137 305,128 322,119 339,110 356,102 373,94 389,87 406,80 423,73 440,67 457,61 474,56 491,50 508,45 525,41 542,36 559,32 576,28 593,25 610,21 627,18 643,15 660,13 677,10 694,8 711,7 728,5 745,4 762,2 779,2 796,1 813,1 830,0 847,0 864,1 881,1 897,2 914,2 931,4 948,5 965,7 982,8 999,10 1016,13 1033,15 1050,18 1067,21 1084,25 1101,28 1119,32 1136,36 1152,41 1169,45 1186,50 1203,56 1220,61 1237,67 1254,73 1271,80 1288,87 1305,94 1322,102 1339,110 1356,119 1373,128 1390,137 1407,148 1424,159 1441,171 1458,183 1475,195 1492,209 1508,223 1525,239 1542,255 1559,274 1576,293 1593,315 1610,340 1627,368 1644,403 1661,448 1678,560 1661,672 1644,717 1627,752 1610,780 1593,805 1576,827 1559,846 1542,864 1525,881 1508,897 1492,911 1475,925 1458,937 1441,949 1424,961 1407,971 1390,982 1373,991 1356,1000 1339,1009 1322,1017 1305,1025 1288,1032 1271,1039 1254,1045 1237,1052 1220,1058 1203,1063 1186,1069 1169,1074 1152,1078 1136,1083 1119,1087 1101,1091 1084,1094 1067,1098 1050,1101 1033,1104 1016,1106 999,1109 982,1111 965,1112 948,1114 931,1115 914,1117 897,1117 881,1118 864,1118 847,1119 830,1119 813,1118 796,1118 779,1117 762,1117 745,1115 728,1114 711,1112 694,1111 677,1109 660,1106 643,1104 627,1101 610,1098 593,1094 576,1091 559,1087 542,1083 525,1078 508,1074 491,1069 474,1063 457,1058 440,1052 423,1045 406,1039 389,1032 373,1025 356,1017 339,1009 322,1000 305,991 288,982 271,971 254,961 237,949 220,937 203,925 186,911 169,897 152,881 135,864 119,846 102,827 85,805 68,780 51,752 34,717 17,672">
          <text:p/>
        </draw:polygon>
        <draw:polyline draw:style-name="gr2" draw:layer="layout" svg:width="1.677cm" svg:height="1.118cm" svg:x="22.355cm" svg:y="3.199cm" svg:viewBox="0 0 1678 1119" draw:points="0,560 17,448 34,403 51,368 68,340 85,315 102,293 119,274 135,255 152,239 169,223 186,209 203,195 220,183 237,171 254,159 271,148 288,137 305,128 322,119 339,110 356,102 373,94 389,87 406,80 423,73 440,67 457,61 474,56 491,50 508,45 525,41 542,36 559,32 576,28 593,25 610,21 627,18 643,15 660,13 677,10 694,8 711,7 728,5 745,4 762,2 779,2 796,1 813,1 830,0 847,0 864,1 881,1 897,2 914,2 931,4 948,5 965,7 982,8 999,10 1016,13 1033,15 1050,18 1067,21 1084,25 1101,28 1119,32 1136,36 1152,41 1169,45 1186,50 1203,56 1220,61 1237,67 1254,73 1271,80 1288,87 1305,94 1322,102 1339,110 1356,119 1373,128 1390,137 1407,148 1424,159 1441,171 1458,183 1475,195 1492,209 1508,223 1525,239 1542,255 1559,274 1576,293 1593,315 1610,340 1627,368 1644,403 1661,448 1678,560 1661,672 1644,717 1627,752 1610,780 1593,805 1576,827 1559,846 1542,864 1525,881 1508,897 1492,911 1475,925 1458,937 1441,949 1424,961 1407,971 1390,982 1373,991 1356,1000 1339,1009 1322,1017 1305,1025 1288,1032 1271,1039 1254,1045 1237,1052 1220,1058 1203,1063 1186,1069 1169,1074 1152,1078 1136,1083 1119,1087 1101,1091 1084,1094 1067,1098 1050,1101 1033,1104 1016,1106 999,1109 982,1111 965,1112 948,1114 931,1115 914,1117 897,1117 881,1118 864,1118 847,1119 830,1119 813,1118 796,1118 779,1117 762,1117 745,1115 728,1114 711,1112 694,1111 677,1109 660,1106 643,1104 627,1101 610,1098 593,1094 576,1091 559,1087 542,1083 525,1078 508,1074 491,1069 474,1063 457,1058 440,1052 423,1045 406,1039 389,1032 373,1025 356,1017 339,1009 322,1000 305,991 288,982 271,971 254,961 237,949 220,937 203,925 186,911 169,897 152,881 135,864 119,846 102,827 85,805 68,780 51,752 34,717 17,672 0,560">
          <text:p/>
        </draw:polyline>
        <draw:frame draw:style-name="gr103" draw:layer="layout" svg:width="0.421cm" svg:height="0.179cm" svg:x="13.136cm" svg:y="8.411cm">
          <draw:text-box>
            <text:p text:style-name="P1"><text:span text:style-name="T3">12 / 48</text:span></text:p>
          </draw:text-box>
        </draw:frame>
        <draw:frame draw:style-name="gr88" draw:layer="layout" svg:width="0.794cm" svg:height="0.179cm" svg:x="22.789cm" svg:y="3.475cm">
          <draw:text-box>
            <text:p text:style-name="P1"><text:span text:style-name="T3">GO:0032991</text:span></text:p>
          </draw:text-box>
        </draw:frame>
        <draw:frame draw:style-name="gr171" draw:layer="layout" svg:width="1.505cm" svg:height="0.179cm" svg:x="22.425cm" svg:y="3.63cm">
          <draw:text-box>
            <text:p text:style-name="P1"><text:span text:style-name="T3">macromolecular compl...</text:span></text:p>
          </draw:text-box>
        </draw:frame>
        <draw:frame draw:style-name="gr90" draw:layer="layout" svg:width="0.497cm" svg:height="0.179cm" svg:x="22.939cm" svg:y="3.785cm">
          <draw:text-box>
            <text:p text:style-name="P1"><text:span text:style-name="T3">0.92251</text:span></text:p>
          </draw:text-box>
        </draw:frame>
        <draw:polygon draw:style-name="gr1" draw:layer="layout" svg:width="1.677cm" svg:height="1.118cm" svg:x="9.781cm" svg:y="7.67cm" svg:viewBox="0 0 1678 1119" draw:points="0,560 17,448 34,402 51,368 68,340 85,315 102,293 119,273 135,255 152,238 169,223 186,208 203,195 220,182 237,170 254,159 271,147 289,137 306,128 323,118 340,110 357,102 374,94 390,87 407,80 424,73 441,67 458,61 475,55 492,50 509,45 526,41 543,36 560,32 577,28 594,24 611,21 628,18 644,15 661,13 678,10 695,8 712,6 729,5 746,3 763,2 780,1 797,1 814,0 831,0 848,0 865,0 882,1 899,1 916,2 933,3 950,5 967,6 983,8 1000,10 1017,13 1034,15 1051,18 1068,21 1085,24 1102,28 1119,32 1136,36 1153,41 1170,45 1187,50 1204,55 1221,61 1237,67 1254,73 1271,80 1288,87 1305,94 1322,102 1339,110 1356,118 1373,128 1390,137 1407,147 1424,159 1441,170 1458,182 1475,195 1491,208 1508,223 1525,238 1542,255 1559,273 1576,293 1593,315 1610,340 1627,368 1644,402 1661,448 1678,560 1661,672 1644,717 1627,751 1610,780 1593,805 1576,826 1559,846 1542,864 1525,881 1508,897 1491,911 1475,925 1458,937 1441,949 1424,961 1407,971 1390,981 1373,991 1356,1000 1339,1008 1322,1017 1305,1024 1288,1032 1271,1039 1254,1045 1237,1052 1221,1058 1204,1063 1187,1068 1170,1073 1153,1078 1136,1083 1119,1087 1102,1090 1085,1094 1068,1097 1051,1101 1034,1103 1017,1106 1000,1108 983,1110 967,1112 950,1114 933,1115 916,1116 899,1117 882,1118 865,1118 848,1119 831,1119 814,1118 797,1118 780,1117 763,1116 746,1115 729,1114 712,1112 695,1110 678,1108 661,1106 644,1103 628,1101 611,1097 594,1094 577,1090 560,1087 543,1083 526,1078 509,1073 492,1068 475,1063 458,1058 441,1052 424,1045 407,1039 390,1032 374,1024 357,1017 340,1008 323,1000 306,991 289,981 271,971 254,961 237,949 220,937 203,925 186,911 169,897 152,881 135,864 119,846 102,826 85,805 68,780 51,751 34,717 17,672">
          <text:p/>
        </draw:polygon>
        <draw:polyline draw:style-name="gr2" draw:layer="layout" svg:width="1.677cm" svg:height="1.118cm" svg:x="9.781cm" svg:y="7.67cm" svg:viewBox="0 0 1678 1119" draw:points="0,560 17,448 34,402 51,368 68,340 85,315 102,293 119,273 135,255 152,238 169,223 186,208 203,195 220,182 237,170 254,159 271,147 289,137 306,128 323,118 340,110 357,102 374,94 390,87 407,80 424,73 441,67 458,61 475,55 492,50 509,45 526,41 543,36 560,32 577,28 594,24 611,21 628,18 644,15 661,13 678,10 695,8 712,6 729,5 746,3 763,2 780,1 797,1 814,0 831,0 848,0 865,0 882,1 899,1 916,2 933,3 950,5 967,6 983,8 1000,10 1017,13 1034,15 1051,18 1068,21 1085,24 1102,28 1119,32 1136,36 1153,41 1170,45 1187,50 1204,55 1221,61 1237,67 1254,73 1271,80 1288,87 1305,94 1322,102 1339,110 1356,118 1373,128 1390,137 1407,147 1424,159 1441,170 1458,182 1475,195 1491,208 1508,223 1525,238 1542,255 1559,273 1576,293 1593,315 1610,340 1627,368 1644,402 1661,448 1678,560 1661,672 1644,717 1627,751 1610,780 1593,805 1576,826 1559,846 1542,864 1525,881 1508,897 1491,911 1475,925 1458,937 1441,949 1424,961 1407,971 1390,981 1373,991 1356,1000 1339,1008 1322,1017 1305,1024 1288,1032 1271,1039 1254,1045 1237,1052 1221,1058 1204,1063 1187,1068 1170,1073 1153,1078 1136,1083 1119,1087 1102,1090 1085,1094 1068,1097 1051,1101 1034,1103 1017,1106 1000,1108 983,1110 967,1112 950,1114 933,1115 916,1116 899,1117 882,1118 865,1118 848,1119 831,1119 814,1118 797,1118 780,1117 763,1116 746,1115 729,1114 712,1112 695,1110 678,1108 661,1106 644,1103 628,1101 611,1097 594,1094 577,1090 560,1087 543,1083 526,1078 509,1073 492,1068 475,1063 458,1058 441,1052 424,1045 407,1039 390,1032 374,1024 357,1017 340,1008 323,1000 306,991 289,981 271,971 254,961 237,949 220,937 203,925 186,911 169,897 152,881 135,864 119,846 102,826 85,805 68,780 51,751 34,717 17,672 0,560">
          <text:p/>
        </draw:polyline>
        <draw:frame draw:style-name="gr90" draw:layer="layout" svg:width="0.497cm" svg:height="0.179cm" svg:x="22.939cm" svg:y="3.94cm">
          <draw:text-box>
            <text:p text:style-name="P1"><text:span text:style-name="T3">15 / 159</text:span></text:p>
          </draw:text-box>
        </draw:frame>
        <draw:frame draw:style-name="gr88" draw:layer="layout" svg:width="0.794cm" svg:height="0.179cm" svg:x="10.215cm" svg:y="7.946cm">
          <draw:text-box>
            <text:p text:style-name="P1"><text:span text:style-name="T3">GO:0042995</text:span></text:p>
          </draw:text-box>
        </draw:frame>
        <draw:frame draw:style-name="gr172" draw:layer="layout" svg:width="0.844cm" svg:height="0.179cm" svg:x="10.188cm" svg:y="8.101cm">
          <draw:text-box>
            <text:p text:style-name="P1"><text:span text:style-name="T3">cell projection</text:span></text:p>
          </draw:text-box>
        </draw:frame>
        <draw:frame draw:style-name="gr90" draw:layer="layout" svg:width="0.497cm" svg:height="0.179cm" svg:x="10.364cm" svg:y="8.255cm">
          <draw:text-box>
            <text:p text:style-name="P1"><text:span text:style-name="T3">0.10652</text:span></text:p>
          </draw:text-box>
        </draw:frame>
        <draw:polygon draw:style-name="gr1" draw:layer="layout" svg:width="1.676cm" svg:height="1.118cm" svg:x="6.863cm" svg:y="9.905cm" svg:viewBox="0 0 1677 1119" draw:points="0,560 17,448 34,403 51,368 68,340 84,315 101,294 118,273 135,256 152,239 169,223 186,209 203,195 220,182 237,171 254,160 271,149 288,138 305,128 322,119 338,110 355,102 372,94 389,87 406,80 423,74 440,67 457,61 474,56 491,51 508,45 525,41 542,36 559,32 576,28 592,25 609,21 626,18 643,16 660,13 677,11 694,9 711,7 728,5 745,4 762,3 779,2 796,1 813,1 830,0 846,0 863,1 880,1 897,2 914,3 931,4 948,5 965,7 982,9 999,11 1016,13 1033,16 1050,18 1067,21 1084,25 1100,28 1117,32 1134,36 1151,41 1168,45 1185,51 1202,56 1219,61 1236,67 1253,74 1270,80 1287,87 1304,94 1321,102 1338,110 1354,119 1371,128 1388,138 1405,149 1422,160 1439,171 1456,182 1473,195 1490,209 1507,223 1525,239 1542,256 1559,273 1576,294 1593,315 1609,340 1626,368 1643,403 1660,448 1677,560 1660,672 1643,717 1626,752 1609,780 1593,805 1576,827 1559,847 1542,865 1525,881 1507,897 1490,911 1473,925 1456,938 1439,949 1422,961 1405,972 1388,982 1371,991 1354,1000 1338,1009 1321,1017 1304,1025 1287,1032 1270,1039 1253,1046 1236,1052 1219,1058 1202,1063 1185,1069 1168,1074 1151,1079 1134,1083 1117,1087 1100,1091 1084,1094 1067,1098 1050,1101 1033,1104 1016,1106 999,1109 982,1111 965,1112 948,1114 931,1116 914,1117 897,1118 880,1118 863,1119 846,1119 830,1119 813,1119 796,1118 779,1118 762,1117 745,1116 728,1114 711,1112 694,1111 677,1109 660,1106 643,1104 626,1101 609,1098 592,1094 576,1091 559,1087 542,1083 525,1079 508,1074 491,1069 474,1063 457,1058 440,1052 423,1046 406,1039 389,1032 372,1025 355,1017 338,1009 322,1000 305,991 288,982 271,972 254,961 237,949 220,938 203,925 186,911 169,897 152,881 135,865 118,847 101,827 84,805 68,780 51,752 34,717 17,672">
          <text:p/>
        </draw:polygon>
        <draw:polyline draw:style-name="gr2" draw:layer="layout" svg:width="1.676cm" svg:height="1.118cm" svg:x="6.863cm" svg:y="9.905cm" svg:viewBox="0 0 1677 1119" draw:points="0,560 17,448 34,403 51,368 68,340 84,315 101,294 118,273 135,256 152,239 169,223 186,209 203,195 220,182 237,171 254,160 271,149 288,138 305,128 322,119 338,110 355,102 372,94 389,87 406,80 423,74 440,67 457,61 474,56 491,51 508,45 525,41 542,36 559,32 576,28 592,25 609,21 626,18 643,16 660,13 677,11 694,9 711,7 728,5 745,4 762,3 779,2 796,1 813,1 830,0 846,0 863,1 880,1 897,2 914,3 931,4 948,5 965,7 982,9 999,11 1016,13 1033,16 1050,18 1067,21 1084,25 1100,28 1117,32 1134,36 1151,41 1168,45 1185,51 1202,56 1219,61 1236,67 1253,74 1270,80 1287,87 1304,94 1321,102 1338,110 1354,119 1371,128 1388,138 1405,149 1422,160 1439,171 1456,182 1473,195 1490,209 1507,223 1525,239 1542,256 1559,273 1576,294 1593,315 1609,340 1626,368 1643,403 1660,448 1677,560 1660,672 1643,717 1626,752 1609,780 1593,805 1576,827 1559,847 1542,865 1525,881 1507,897 1490,911 1473,925 1456,938 1439,949 1422,961 1405,972 1388,982 1371,991 1354,1000 1338,1009 1321,1017 1304,1025 1287,1032 1270,1039 1253,1046 1236,1052 1219,1058 1202,1063 1185,1069 1168,1074 1151,1079 1134,1083 1117,1087 1100,1091 1084,1094 1067,1098 1050,1101 1033,1104 1016,1106 999,1109 982,1111 965,1112 948,1114 931,1116 914,1117 897,1118 880,1118 863,1119 846,1119 830,1119 813,1119 796,1118 779,1118 762,1117 745,1116 728,1114 711,1112 694,1111 677,1109 660,1106 643,1104 626,1101 609,1098 592,1094 576,1091 559,1087 542,1083 525,1079 508,1074 491,1069 474,1063 457,1058 440,1052 423,1046 406,1039 389,1032 372,1025 355,1017 338,1009 322,1000 305,991 288,982 271,972 254,961 237,949 220,938 203,925 186,911 169,897 152,881 135,865 118,847 101,827 84,805 68,780 51,752 34,717 17,672 0,560">
          <text:p/>
        </draw:polyline>
        <draw:frame draw:style-name="gr95" draw:layer="layout" svg:width="0.345cm" svg:height="0.179cm" svg:x="10.443cm" svg:y="8.411cm">
          <draw:text-box>
            <text:p text:style-name="P1"><text:span text:style-name="T3">7 / 36</text:span></text:p>
          </draw:text-box>
        </draw:frame>
        <draw:frame draw:style-name="gr88" draw:layer="layout" svg:width="0.794cm" svg:height="0.179cm" svg:x="7.297cm" svg:y="10.181cm">
          <draw:text-box>
            <text:p text:style-name="P1"><text:span text:style-name="T3">GO:0043226</text:span></text:p>
          </draw:text-box>
        </draw:frame>
        <draw:frame draw:style-name="gr173" draw:layer="layout" svg:width="0.565cm" svg:height="0.179cm" svg:x="7.411cm" svg:y="10.336cm">
          <draw:text-box>
            <text:p text:style-name="P1"><text:span text:style-name="T3">organelle</text:span></text:p>
          </draw:text-box>
        </draw:frame>
        <draw:frame draw:style-name="gr90" draw:layer="layout" svg:width="0.497cm" svg:height="0.179cm" svg:x="7.446cm" svg:y="10.491cm">
          <draw:text-box>
            <text:p text:style-name="P1"><text:span text:style-name="T3">0.19288</text:span></text:p>
          </draw:text-box>
        </draw:frame>
        <draw:polygon draw:style-name="gr16" draw:layer="layout" svg:width="1.676cm" svg:height="1.117cm" svg:x="12.11cm" svg:y="12.141cm" svg:viewBox="0 0 1677 1118" draw:points="0,560 17,448 34,402 50,368 67,339 84,315 101,293 118,273 135,255 152,238 169,223 186,208 203,195 220,182 237,170 254,159 271,148 288,137 304,127 321,118 338,110 355,102 372,94 389,86 406,79 423,73 440,67 457,61 474,55 491,50 508,45 525,40 542,36 558,31 575,28 592,24 609,21 626,18 643,15 660,12 677,10 694,8 711,6 728,5 745,3 762,2 779,1 796,0 812,0 829,0 846,0 863,0 880,0 897,1 914,2 931,3 948,5 965,6 982,8 999,10 1016,12 1033,15 1050,18 1066,21 1083,24 1100,28 1117,31 1134,36 1151,40 1168,45 1185,50 1202,55 1219,61 1236,67 1253,73 1270,79 1287,86 1305,94 1321,102 1338,110 1355,118 1372,127 1389,137 1406,148 1423,159 1440,170 1457,182 1474,195 1491,208 1508,223 1525,238 1542,255 1559,273 1575,293 1592,315 1609,339 1626,368 1643,402 1660,448 1677,560 1660,671 1643,717 1626,751 1609,780 1592,804 1575,826 1559,846 1542,864 1525,881 1508,896 1491,911 1474,924 1457,937 1440,949 1423,960 1406,971 1389,981 1372,991 1355,1000 1338,1008 1321,1016 1305,1024 1287,1032 1270,1039 1253,1045 1236,1051 1219,1057 1202,1063 1185,1068 1168,1073 1151,1078 1134,1082 1117,1087 1100,1090 1083,1094 1066,1097 1050,1100 1033,1103 1016,1106 999,1108 982,1110 965,1112 948,1113 931,1115 914,1116 897,1117 880,1118 863,1118 846,1118 829,1118 812,1118 796,1118 779,1117 762,1116 745,1115 728,1113 711,1112 694,1110 677,1108 660,1106 643,1103 626,1100 609,1097 592,1094 575,1090 558,1087 542,1082 525,1078 508,1073 491,1068 474,1063 457,1057 440,1051 423,1045 406,1039 389,1032 372,1024 355,1016 338,1008 321,1000 304,991 288,981 271,971 254,960 237,949 220,937 203,924 186,911 169,896 152,881 135,864 118,846 101,826 84,804 67,780 50,751 34,717 17,671">
          <text:p/>
        </draw:polygon>
        <draw:polyline draw:style-name="gr2" draw:layer="layout" svg:width="1.676cm" svg:height="1.117cm" svg:x="12.11cm" svg:y="12.141cm" svg:viewBox="0 0 1677 1118" draw:points="0,560 17,448 34,402 50,368 67,339 84,315 101,293 118,273 135,255 152,238 169,223 186,208 203,195 220,182 237,170 254,159 271,148 288,137 304,127 321,118 338,110 355,102 372,94 389,86 406,79 423,73 440,67 457,61 474,55 491,50 508,45 525,40 542,36 558,31 575,28 592,24 609,21 626,18 643,15 660,12 677,10 694,8 711,6 728,5 745,3 762,2 779,1 796,0 812,0 829,0 846,0 863,0 880,0 897,1 914,2 931,3 948,5 965,6 982,8 999,10 1016,12 1033,15 1050,18 1066,21 1083,24 1100,28 1117,31 1134,36 1151,40 1168,45 1185,50 1202,55 1219,61 1236,67 1253,73 1270,79 1287,86 1305,94 1321,102 1338,110 1355,118 1372,127 1389,137 1406,148 1423,159 1440,170 1457,182 1474,195 1491,208 1508,223 1525,238 1542,255 1559,273 1575,293 1592,315 1609,339 1626,368 1643,402 1660,448 1677,560 1660,671 1643,717 1626,751 1609,780 1592,804 1575,826 1559,846 1542,864 1525,881 1508,896 1491,911 1474,924 1457,937 1440,949 1423,960 1406,971 1389,981 1372,991 1355,1000 1338,1008 1321,1016 1305,1024 1287,1032 1270,1039 1253,1045 1236,1051 1219,1057 1202,1063 1185,1068 1168,1073 1151,1078 1134,1082 1117,1087 1100,1090 1083,1094 1066,1097 1050,1100 1033,1103 1016,1106 999,1108 982,1110 965,1112 948,1113 931,1115 914,1116 897,1117 880,1118 863,1118 846,1118 829,1118 812,1118 796,1118 779,1117 762,1116 745,1115 728,1113 711,1112 694,1110 677,1108 660,1106 643,1103 626,1100 609,1097 592,1094 575,1090 558,1087 542,1082 525,1078 508,1073 491,1068 474,1063 457,1057 440,1051 423,1045 406,1039 389,1032 372,1024 355,1016 338,1008 321,1000 304,991 288,981 271,971 254,960 237,949 220,937 203,924 186,911 169,896 152,881 135,864 118,846 101,826 84,804 67,780 50,751 34,717 17,671 0,560">
          <text:p/>
        </draw:polyline>
        <draw:frame draw:style-name="gr90" draw:layer="layout" svg:width="0.497cm" svg:height="0.179cm" svg:x="7.446cm" svg:y="10.646cm">
          <draw:text-box>
            <text:p text:style-name="P1"><text:span text:style-name="T3">34 / 272</text:span></text:p>
          </draw:text-box>
        </draw:frame>
        <draw:frame draw:style-name="gr88" draw:layer="layout" svg:width="0.794cm" svg:height="0.179cm" svg:x="12.544cm" svg:y="12.417cm">
          <draw:text-box>
            <text:p text:style-name="P1"><text:span text:style-name="T3">GO:0043227</text:span></text:p>
          </draw:text-box>
        </draw:frame>
        <draw:frame draw:style-name="gr174" draw:layer="layout" svg:width="1.626cm" svg:height="0.179cm" svg:x="12.115cm" svg:y="12.571cm">
          <draw:text-box>
            <text:p text:style-name="P1"><text:span text:style-name="T3">membrane−bounded org...</text:span></text:p>
          </draw:text-box>
        </draw:frame>
        <draw:frame draw:style-name="gr90" draw:layer="layout" svg:width="0.497cm" svg:height="0.179cm" svg:x="12.693cm" svg:y="12.726cm">
          <draw:text-box>
            <text:p text:style-name="P1"><text:span text:style-name="T3">0.09273</text:span></text:p>
          </draw:text-box>
        </draw:frame>
        <draw:polygon draw:style-name="gr1" draw:layer="layout" svg:width="1.676cm" svg:height="1.117cm" svg:x="6.708cm" svg:y="12.141cm" svg:viewBox="0 0 1677 1118" draw:points="0,560 17,448 33,402 50,368 67,339 84,315 101,293 118,273 135,255 152,238 169,223 186,208 203,195 220,182 237,170 254,159 271,148 287,137 304,127 321,118 338,110 355,102 372,94 389,86 406,79 423,73 440,67 457,61 474,55 491,50 508,45 525,40 541,36 558,31 575,28 592,24 609,21 626,18 643,15 660,12 677,10 694,8 711,6 728,5 745,3 762,2 779,1 795,0 812,0 829,0 846,0 863,0 880,0 897,1 914,2 931,3 948,5 965,6 982,8 999,10 1016,12 1033,15 1049,18 1066,21 1083,24 1100,28 1117,31 1134,36 1151,40 1168,45 1185,50 1202,55 1219,61 1236,67 1253,73 1270,79 1287,86 1303,94 1320,102 1337,110 1354,118 1371,127 1388,137 1405,148 1422,159 1439,170 1456,182 1473,195 1490,208 1507,223 1524,238 1541,255 1557,273 1574,293 1591,315 1608,339 1625,368 1642,402 1659,448 1677,560 1659,671 1642,717 1625,751 1608,780 1591,804 1574,826 1557,846 1541,864 1524,881 1507,896 1490,911 1473,924 1456,937 1439,949 1422,960 1405,971 1388,981 1371,991 1354,1000 1337,1008 1320,1016 1303,1024 1287,1032 1270,1039 1253,1045 1236,1051 1219,1057 1202,1063 1185,1068 1168,1073 1151,1078 1134,1082 1117,1087 1100,1090 1083,1094 1066,1097 1049,1100 1033,1103 1016,1106 999,1108 982,1110 965,1112 948,1113 931,1115 914,1116 897,1117 880,1118 863,1118 846,1118 829,1118 812,1118 795,1118 779,1117 762,1116 745,1115 728,1113 711,1112 694,1110 677,1108 660,1106 643,1103 626,1100 609,1097 592,1094 575,1090 558,1087 541,1082 525,1078 508,1073 491,1068 474,1063 457,1057 440,1051 423,1045 406,1039 389,1032 372,1024 355,1016 338,1008 321,1000 304,991 287,981 271,971 254,960 237,949 220,937 203,924 186,911 169,896 152,881 135,864 118,846 101,826 84,804 67,780 50,751 33,717 17,671">
          <text:p/>
        </draw:polygon>
        <draw:polyline draw:style-name="gr2" draw:layer="layout" svg:width="1.676cm" svg:height="1.117cm" svg:x="6.708cm" svg:y="12.141cm" svg:viewBox="0 0 1677 1118" draw:points="0,560 17,448 33,402 50,368 67,339 84,315 101,293 118,273 135,255 152,238 169,223 186,208 203,195 220,182 237,170 254,159 271,148 287,137 304,127 321,118 338,110 355,102 372,94 389,86 406,79 423,73 440,67 457,61 474,55 491,50 508,45 525,40 541,36 558,31 575,28 592,24 609,21 626,18 643,15 660,12 677,10 694,8 711,6 728,5 745,3 762,2 779,1 795,0 812,0 829,0 846,0 863,0 880,0 897,1 914,2 931,3 948,5 965,6 982,8 999,10 1016,12 1033,15 1049,18 1066,21 1083,24 1100,28 1117,31 1134,36 1151,40 1168,45 1185,50 1202,55 1219,61 1236,67 1253,73 1270,79 1287,86 1303,94 1320,102 1337,110 1354,118 1371,127 1388,137 1405,148 1422,159 1439,170 1456,182 1473,195 1490,208 1507,223 1524,238 1541,255 1557,273 1574,293 1591,315 1608,339 1625,368 1642,402 1659,448 1677,560 1659,671 1642,717 1625,751 1608,780 1591,804 1574,826 1557,846 1541,864 1524,881 1507,896 1490,911 1473,924 1456,937 1439,949 1422,960 1405,971 1388,981 1371,991 1354,1000 1337,1008 1320,1016 1303,1024 1287,1032 1270,1039 1253,1045 1236,1051 1219,1057 1202,1063 1185,1068 1168,1073 1151,1078 1134,1082 1117,1087 1100,1090 1083,1094 1066,1097 1049,1100 1033,1103 1016,1106 999,1108 982,1110 965,1112 948,1113 931,1115 914,1116 897,1117 880,1118 863,1118 846,1118 829,1118 812,1118 795,1118 779,1117 762,1116 745,1115 728,1113 711,1112 694,1110 677,1108 660,1106 643,1103 626,1100 609,1097 592,1094 575,1090 558,1087 541,1082 525,1078 508,1073 491,1068 474,1063 457,1057 440,1051 423,1045 406,1039 389,1032 372,1024 355,1016 338,1008 321,1000 304,991 287,981 271,971 254,960 237,949 220,937 203,924 186,911 169,896 152,881 135,864 118,846 101,826 84,804 67,780 50,751 33,717 17,671 0,560">
          <text:p/>
        </draw:polyline>
        <draw:frame draw:style-name="gr90" draw:layer="layout" svg:width="0.497cm" svg:height="0.179cm" svg:x="12.693cm" svg:y="12.881cm">
          <draw:text-box>
            <text:p text:style-name="P1"><text:span text:style-name="T3">33 / 253</text:span></text:p>
          </draw:text-box>
        </draw:frame>
        <draw:frame draw:style-name="gr88" draw:layer="layout" svg:width="0.794cm" svg:height="0.179cm" svg:x="7.142cm" svg:y="12.417cm">
          <draw:text-box>
            <text:p text:style-name="P1"><text:span text:style-name="T3">GO:0043229</text:span></text:p>
          </draw:text-box>
        </draw:frame>
        <draw:frame draw:style-name="gr175" draw:layer="layout" svg:width="1.285cm" svg:height="0.179cm" svg:x="6.889cm" svg:y="12.571cm">
          <draw:text-box>
            <text:p text:style-name="P1"><text:span text:style-name="T3">intracellular organe...</text:span></text:p>
          </draw:text-box>
        </draw:frame>
        <draw:frame draw:style-name="gr90" draw:layer="layout" svg:width="0.497cm" svg:height="0.179cm" svg:x="7.291cm" svg:y="12.726cm">
          <draw:text-box>
            <text:p text:style-name="P1"><text:span text:style-name="T3">0.19288</text:span></text:p>
          </draw:text-box>
        </draw:frame>
        <draw:polygon draw:style-name="gr16" draw:layer="layout" svg:width="1.676cm" svg:height="1.118cm" svg:x="8.198cm" svg:y="14.376cm" svg:viewBox="0 0 1677 1119" draw:points="0,560 17,448 34,403 51,368 67,340 84,315 101,293 118,273 135,255 152,239 169,223 187,209 204,195 221,182 238,171 255,159 272,148 289,137 306,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6,991 289,981 272,971 255,960 238,949 221,938 204,925 187,911 169,897 152,881 135,865 118,847 101,826 84,805 67,780 51,752 34,717 17,672">
          <text:p/>
        </draw:polygon>
        <draw:polyline draw:style-name="gr2" draw:layer="layout" svg:width="1.676cm" svg:height="1.118cm" svg:x="8.198cm" svg:y="14.376cm" svg:viewBox="0 0 1677 1119" draw:points="0,560 17,448 34,403 51,368 67,340 84,315 101,293 118,273 135,255 152,239 169,223 187,209 204,195 221,182 238,171 255,159 272,148 289,137 306,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6,991 289,981 272,971 255,960 238,949 221,938 204,925 187,911 169,897 152,881 135,865 118,847 101,826 84,805 67,780 51,752 34,717 17,672 0,560">
          <text:p/>
        </draw:polyline>
        <draw:frame draw:style-name="gr90" draw:layer="layout" svg:width="0.497cm" svg:height="0.179cm" svg:x="7.291cm" svg:y="12.881cm">
          <draw:text-box>
            <text:p text:style-name="P1"><text:span text:style-name="T3">34 / 272</text:span></text:p>
          </draw:text-box>
        </draw:frame>
        <draw:frame draw:style-name="gr88" draw:layer="layout" svg:width="0.794cm" svg:height="0.179cm" svg:x="8.632cm" svg:y="14.652cm">
          <draw:text-box>
            <text:p text:style-name="P1"><text:span text:style-name="T3">GO:0043231</text:span></text:p>
          </draw:text-box>
        </draw:frame>
        <draw:frame draw:style-name="gr176" draw:layer="layout" svg:width="1.361cm" svg:height="0.179cm" svg:x="8.34cm" svg:y="14.807cm">
          <draw:text-box>
            <text:p text:style-name="P1"><text:span text:style-name="T3">intracellular membra...</text:span></text:p>
          </draw:text-box>
        </draw:frame>
        <draw:frame draw:style-name="gr90" draw:layer="layout" svg:width="0.497cm" svg:height="0.179cm" svg:x="8.781cm" svg:y="14.962cm">
          <draw:text-box>
            <text:p text:style-name="P1"><text:span text:style-name="T3">0.09273</text:span></text:p>
          </draw:text-box>
        </draw:frame>
        <draw:polygon draw:style-name="gr1" draw:layer="layout" svg:width="1.677cm" svg:height="1.118cm" svg:x="22.572cm" svg:y="5.434cm" svg:viewBox="0 0 1678 1119" draw:points="0,560 17,449 34,403 51,369 68,340 85,316 102,294 119,274 136,256 153,239 170,224 187,209 204,195 220,183 237,171 254,159 271,148 288,138 305,128 322,119 339,110 356,102 373,95 390,87 407,80 424,74 441,67 458,61 474,56 491,51 508,46 525,41 542,37 559,32 576,29 593,25 610,22 627,19 644,16 661,13 678,11 695,9 712,7 728,5 745,4 762,3 779,2 796,1 813,1 830,0 847,0 864,1 881,1 899,2 916,3 933,4 950,5 967,7 983,9 1000,11 1017,13 1034,16 1051,19 1068,22 1085,25 1102,29 1119,32 1136,37 1153,41 1170,46 1187,51 1204,56 1221,61 1238,67 1255,74 1272,80 1289,87 1306,95 1322,102 1339,110 1356,119 1373,128 1390,138 1407,148 1424,159 1441,171 1458,183 1475,195 1492,209 1509,224 1526,239 1543,256 1560,274 1576,294 1593,316 1610,340 1627,369 1644,403 1661,449 1678,560 1661,672 1644,718 1627,752 1610,780 1593,805 1576,827 1560,847 1543,865 1526,882 1509,897 1492,912 1475,925 1458,938 1441,950 1424,961 1407,972 1390,982 1373,991 1356,1000 1339,1009 1322,1017 1306,1025 1289,1032 1272,1039 1255,1046 1238,1052 1221,1058 1204,1064 1187,1069 1170,1074 1153,1079 1136,1083 1119,1087 1102,1091 1085,1095 1068,1098 1051,1101 1034,1104 1017,1107 1000,1109 983,1111 967,1113 950,1114 933,1116 916,1117 899,1118 881,1119 864,1119 847,1119 830,1119 813,1119 796,1119 779,1118 762,1117 745,1116 728,1114 712,1113 695,1111 678,1109 661,1107 644,1104 627,1101 610,1098 593,1095 576,1091 559,1087 542,1083 525,1079 508,1074 491,1069 474,1064 458,1058 441,1052 424,1046 407,1039 390,1032 373,1025 356,1017 339,1009 322,1000 305,991 288,982 271,972 254,961 237,950 220,938 204,925 187,912 170,897 153,882 136,865 119,847 102,827 85,805 68,780 51,752 34,718 17,672">
          <text:p/>
        </draw:polygon>
        <draw:polyline draw:style-name="gr2" draw:layer="layout" svg:width="1.677cm" svg:height="1.118cm" svg:x="22.572cm" svg:y="5.434cm" svg:viewBox="0 0 1678 1119" draw:points="0,560 17,449 34,403 51,369 68,340 85,316 102,294 119,274 136,256 153,239 170,224 187,209 204,195 220,183 237,171 254,159 271,148 288,138 305,128 322,119 339,110 356,102 373,95 390,87 407,80 424,74 441,67 458,61 474,56 491,51 508,46 525,41 542,37 559,32 576,29 593,25 610,22 627,19 644,16 661,13 678,11 695,9 712,7 728,5 745,4 762,3 779,2 796,1 813,1 830,0 847,0 864,1 881,1 899,2 916,3 933,4 950,5 967,7 983,9 1000,11 1017,13 1034,16 1051,19 1068,22 1085,25 1102,29 1119,32 1136,37 1153,41 1170,46 1187,51 1204,56 1221,61 1238,67 1255,74 1272,80 1289,87 1306,95 1322,102 1339,110 1356,119 1373,128 1390,138 1407,148 1424,159 1441,171 1458,183 1475,195 1492,209 1509,224 1526,239 1543,256 1560,274 1576,294 1593,316 1610,340 1627,369 1644,403 1661,449 1678,560 1661,672 1644,718 1627,752 1610,780 1593,805 1576,827 1560,847 1543,865 1526,882 1509,897 1492,912 1475,925 1458,938 1441,950 1424,961 1407,972 1390,982 1373,991 1356,1000 1339,1009 1322,1017 1306,1025 1289,1032 1272,1039 1255,1046 1238,1052 1221,1058 1204,1064 1187,1069 1170,1074 1153,1079 1136,1083 1119,1087 1102,1091 1085,1095 1068,1098 1051,1101 1034,1104 1017,1107 1000,1109 983,1111 967,1113 950,1114 933,1116 916,1117 899,1118 881,1119 864,1119 847,1119 830,1119 813,1119 796,1119 779,1118 762,1117 745,1116 728,1114 712,1113 695,1111 678,1109 661,1107 644,1104 627,1101 610,1098 593,1095 576,1091 559,1087 542,1083 525,1079 508,1074 491,1069 474,1064 458,1058 441,1052 424,1046 407,1039 390,1032 373,1025 356,1017 339,1009 322,1000 305,991 288,982 271,972 254,961 237,950 220,938 204,925 187,912 170,897 153,882 136,865 119,847 102,827 85,805 68,780 51,752 34,718 17,672 0,560">
          <text:p/>
        </draw:polyline>
        <draw:frame draw:style-name="gr90" draw:layer="layout" svg:width="0.497cm" svg:height="0.179cm" svg:x="8.781cm" svg:y="15.117cm">
          <draw:text-box>
            <text:p text:style-name="P1"><text:span text:style-name="T3">33 / 253</text:span></text:p>
          </draw:text-box>
        </draw:frame>
        <draw:frame draw:style-name="gr88" draw:layer="layout" svg:width="0.794cm" svg:height="0.179cm" svg:x="23.007cm" svg:y="5.71cm">
          <draw:text-box>
            <text:p text:style-name="P1"><text:span text:style-name="T3">GO:0043234</text:span></text:p>
          </draw:text-box>
        </draw:frame>
        <draw:frame draw:style-name="gr177" draw:layer="layout" svg:width="0.976cm" svg:height="0.179cm" svg:x="22.915cm" svg:y="5.865cm">
          <draw:text-box>
            <text:p text:style-name="P1"><text:span text:style-name="T3">protein complex</text:span></text:p>
          </draw:text-box>
        </draw:frame>
        <draw:frame draw:style-name="gr90" draw:layer="layout" svg:width="0.497cm" svg:height="0.179cm" svg:x="23.156cm" svg:y="6.02cm">
          <draw:text-box>
            <text:p text:style-name="P1"><text:span text:style-name="T3">0.88380</text:span></text:p>
          </draw:text-box>
        </draw:frame>
        <draw:polygon draw:style-name="gr1" draw:layer="layout" svg:width="1.677cm" svg:height="1.117cm" svg:x="9.408cm" svg:y="12.141cm" svg:viewBox="0 0 1678 1118" draw:points="0,560 17,448 34,402 51,368 68,339 85,315 102,293 119,273 136,255 153,238 170,223 187,208 204,195 221,182 238,170 254,159 271,148 288,137 305,127 322,118 339,110 356,102 373,94 390,86 407,79 424,73 441,67 458,61 475,55 492,50 508,45 525,40 542,36 559,31 576,28 593,24 610,21 627,18 644,15 662,12 679,10 696,8 713,6 730,5 747,3 763,2 780,1 797,0 814,0 831,0 848,0 865,0 882,0 899,1 916,2 933,3 950,5 967,6 984,8 1001,10 1017,12 1034,15 1051,18 1068,21 1085,24 1102,28 1119,31 1136,36 1153,40 1170,45 1187,50 1204,55 1221,61 1238,67 1255,73 1272,79 1289,86 1306,94 1323,102 1340,110 1356,118 1373,127 1390,137 1407,148 1424,159 1441,170 1458,182 1475,195 1492,208 1509,223 1526,238 1543,255 1560,273 1577,293 1594,315 1610,339 1627,368 1644,402 1661,448 1678,560 1661,671 1644,717 1627,751 1610,780 1594,804 1577,826 1560,846 1543,864 1526,881 1509,896 1492,911 1475,924 1458,937 1441,949 1424,960 1407,971 1390,981 1373,991 1356,1000 1340,1008 1323,1016 1306,1024 1289,1032 1272,1039 1255,1045 1238,1051 1221,1057 1204,1063 1187,1068 1170,1073 1153,1078 1136,1082 1119,1087 1102,1090 1085,1094 1068,1097 1051,1100 1034,1103 1017,1106 1001,1108 984,1110 967,1112 950,1113 933,1115 916,1116 899,1117 882,1118 865,1118 848,1118 831,1118 814,1118 797,1118 780,1117 763,1116 747,1115 730,1113 713,1112 696,1110 679,1108 662,1106 644,1103 627,1100 610,1097 593,1094 576,1090 559,1087 542,1082 525,1078 508,1073 492,1068 475,1063 458,1057 441,1051 424,1045 407,1039 390,1032 373,1024 356,1016 339,1008 322,1000 305,991 288,981 271,971 254,960 238,949 221,937 204,924 187,911 170,896 153,881 136,864 119,846 102,826 85,804 68,780 51,751 34,717 17,671">
          <text:p/>
        </draw:polygon>
        <draw:polyline draw:style-name="gr2" draw:layer="layout" svg:width="1.677cm" svg:height="1.117cm" svg:x="9.408cm" svg:y="12.141cm" svg:viewBox="0 0 1678 1118" draw:points="0,560 17,448 34,402 51,368 68,339 85,315 102,293 119,273 136,255 153,238 170,223 187,208 204,195 221,182 238,170 254,159 271,148 288,137 305,127 322,118 339,110 356,102 373,94 390,86 407,79 424,73 441,67 458,61 475,55 492,50 508,45 525,40 542,36 559,31 576,28 593,24 610,21 627,18 644,15 662,12 679,10 696,8 713,6 730,5 747,3 763,2 780,1 797,0 814,0 831,0 848,0 865,0 882,0 899,1 916,2 933,3 950,5 967,6 984,8 1001,10 1017,12 1034,15 1051,18 1068,21 1085,24 1102,28 1119,31 1136,36 1153,40 1170,45 1187,50 1204,55 1221,61 1238,67 1255,73 1272,79 1289,86 1306,94 1323,102 1340,110 1356,118 1373,127 1390,137 1407,148 1424,159 1441,170 1458,182 1475,195 1492,208 1509,223 1526,238 1543,255 1560,273 1577,293 1594,315 1610,339 1627,368 1644,402 1661,448 1678,560 1661,671 1644,717 1627,751 1610,780 1594,804 1577,826 1560,846 1543,864 1526,881 1509,896 1492,911 1475,924 1458,937 1441,949 1424,960 1407,971 1390,981 1373,991 1356,1000 1340,1008 1323,1016 1306,1024 1289,1032 1272,1039 1255,1045 1238,1051 1221,1057 1204,1063 1187,1068 1170,1073 1153,1078 1136,1082 1119,1087 1102,1090 1085,1094 1068,1097 1051,1100 1034,1103 1017,1106 1001,1108 984,1110 967,1112 950,1113 933,1115 916,1116 899,1117 882,1118 865,1118 848,1118 831,1118 814,1118 797,1118 780,1117 763,1116 747,1115 730,1113 713,1112 696,1110 679,1108 662,1106 644,1103 627,1100 610,1097 593,1094 576,1090 559,1087 542,1082 525,1078 508,1073 492,1068 475,1063 458,1057 441,1051 424,1045 407,1039 390,1032 373,1024 356,1016 339,1008 322,1000 305,991 288,981 271,971 254,960 238,949 221,937 204,924 187,911 170,896 153,881 136,864 119,846 102,826 85,804 68,780 51,751 34,717 17,671 0,560">
          <text:p/>
        </draw:polyline>
        <draw:frame draw:style-name="gr90" draw:layer="layout" svg:width="0.497cm" svg:height="0.179cm" svg:x="23.156cm" svg:y="6.175cm">
          <draw:text-box>
            <text:p text:style-name="P1"><text:span text:style-name="T3">10 / 109</text:span></text:p>
          </draw:text-box>
        </draw:frame>
        <draw:frame draw:style-name="gr88" draw:layer="layout" svg:width="0.794cm" svg:height="0.179cm" svg:x="9.843cm" svg:y="12.417cm">
          <draw:text-box>
            <text:p text:style-name="P1"><text:span text:style-name="T3">GO:0044422</text:span></text:p>
          </draw:text-box>
        </draw:frame>
        <draw:frame draw:style-name="gr178" draw:layer="layout" svg:width="0.84cm" svg:height="0.179cm" svg:x="9.813cm" svg:y="12.571cm">
          <draw:text-box>
            <text:p text:style-name="P1"><text:span text:style-name="T3">organelle part</text:span></text:p>
          </draw:text-box>
        </draw:frame>
        <draw:frame draw:style-name="gr90" draw:layer="layout" svg:width="0.497cm" svg:height="0.179cm" svg:x="9.992cm" svg:y="12.726cm">
          <draw:text-box>
            <text:p text:style-name="P1"><text:span text:style-name="T3">0.43201</text:span></text:p>
          </draw:text-box>
        </draw:frame>
        <draw:polygon draw:style-name="gr16" draw:layer="layout" svg:width="1.676cm" svg:height="1.118cm" svg:x="3.82cm" svg:y="9.905cm" svg:viewBox="0 0 1677 1119" draw:points="0,560 17,448 34,403 51,368 68,340 85,315 102,294 119,273 136,256 152,239 169,223 186,209 203,195 220,182 237,171 254,160 271,149 288,138 305,128 322,119 339,110 356,102 373,94 390,87 406,80 423,74 440,67 457,61 474,56 491,51 508,45 525,41 542,36 559,32 576,28 593,25 610,21 627,18 644,16 660,13 677,11 694,9 711,7 728,5 745,4 762,3 779,2 796,1 813,1 830,0 847,0 864,1 881,1 898,2 914,3 931,4 948,5 965,7 982,9 999,11 1016,13 1033,16 1050,18 1067,21 1084,25 1101,28 1118,32 1135,36 1152,41 1168,45 1185,51 1202,56 1220,61 1237,67 1254,74 1271,80 1288,87 1305,94 1322,102 1339,110 1356,119 1373,128 1390,138 1407,149 1423,160 1440,171 1457,182 1474,195 1491,209 1508,223 1525,239 1542,256 1559,273 1576,294 1593,315 1610,340 1627,368 1644,403 1661,448 1677,560 1661,672 1644,717 1627,752 1610,780 1593,805 1576,827 1559,847 1542,865 1525,881 1508,897 1491,911 1474,925 1457,938 1440,949 1423,961 1407,972 1390,982 1373,991 1356,1000 1339,1009 1322,1017 1305,1025 1288,1032 1271,1039 1254,1046 1237,1052 1220,1058 1202,1063 1185,1069 1168,1074 1152,1079 1135,1083 1118,1087 1101,1091 1084,1094 1067,1098 1050,1101 1033,1104 1016,1106 999,1109 982,1111 965,1112 948,1114 931,1116 914,1117 898,1118 881,1118 864,1119 847,1119 830,1119 813,1119 796,1118 779,1118 762,1117 745,1116 728,1114 711,1112 694,1111 677,1109 660,1106 644,1104 627,1101 610,1098 593,1094 576,1091 559,1087 542,1083 525,1079 508,1074 491,1069 474,1063 457,1058 440,1052 423,1046 406,1039 390,1032 373,1025 356,1017 339,1009 322,1000 305,991 288,982 271,972 254,961 237,949 220,938 203,925 186,911 169,897 152,881 136,865 119,847 102,827 85,805 68,780 51,752 34,717 17,672">
          <text:p/>
        </draw:polygon>
        <draw:polyline draw:style-name="gr2" draw:layer="layout" svg:width="1.676cm" svg:height="1.118cm" svg:x="3.82cm" svg:y="9.905cm" svg:viewBox="0 0 1677 1119" draw:points="0,560 17,448 34,403 51,368 68,340 85,315 102,294 119,273 136,256 152,239 169,223 186,209 203,195 220,182 237,171 254,160 271,149 288,138 305,128 322,119 339,110 356,102 373,94 390,87 406,80 423,74 440,67 457,61 474,56 491,51 508,45 525,41 542,36 559,32 576,28 593,25 610,21 627,18 644,16 660,13 677,11 694,9 711,7 728,5 745,4 762,3 779,2 796,1 813,1 830,0 847,0 864,1 881,1 898,2 914,3 931,4 948,5 965,7 982,9 999,11 1016,13 1033,16 1050,18 1067,21 1084,25 1101,28 1118,32 1135,36 1152,41 1168,45 1185,51 1202,56 1220,61 1237,67 1254,74 1271,80 1288,87 1305,94 1322,102 1339,110 1356,119 1373,128 1390,138 1407,149 1423,160 1440,171 1457,182 1474,195 1491,209 1508,223 1525,239 1542,256 1559,273 1576,294 1593,315 1610,340 1627,368 1644,403 1661,448 1677,560 1661,672 1644,717 1627,752 1610,780 1593,805 1576,827 1559,847 1542,865 1525,881 1508,897 1491,911 1474,925 1457,938 1440,949 1423,961 1407,972 1390,982 1373,991 1356,1000 1339,1009 1322,1017 1305,1025 1288,1032 1271,1039 1254,1046 1237,1052 1220,1058 1202,1063 1185,1069 1168,1074 1152,1079 1135,1083 1118,1087 1101,1091 1084,1094 1067,1098 1050,1101 1033,1104 1016,1106 999,1109 982,1111 965,1112 948,1114 931,1116 914,1117 898,1118 881,1118 864,1119 847,1119 830,1119 813,1119 796,1118 779,1118 762,1117 745,1116 728,1114 711,1112 694,1111 677,1109 660,1106 644,1104 627,1101 610,1098 593,1094 576,1091 559,1087 542,1083 525,1079 508,1074 491,1069 474,1063 457,1058 440,1052 423,1046 406,1039 390,1032 373,1025 356,1017 339,1009 322,1000 305,991 288,982 271,972 254,961 237,949 220,938 203,925 186,911 169,897 152,881 136,865 119,847 102,827 85,805 68,780 51,752 34,717 17,672 0,560">
          <text:p/>
        </draw:polyline>
        <draw:frame draw:style-name="gr90" draw:layer="layout" svg:width="0.497cm" svg:height="0.179cm" svg:x="9.992cm" svg:y="12.881cm">
          <draw:text-box>
            <text:p text:style-name="P1"><text:span text:style-name="T3">24 / 197</text:span></text:p>
          </draw:text-box>
        </draw:frame>
        <draw:frame draw:style-name="gr88" draw:layer="layout" svg:width="0.794cm" svg:height="0.179cm" svg:x="4.254cm" svg:y="10.181cm">
          <draw:text-box>
            <text:p text:style-name="P1"><text:span text:style-name="T3">GO:0044424</text:span></text:p>
          </draw:text-box>
        </draw:frame>
        <draw:frame draw:style-name="gr179" draw:layer="layout" svg:width="0.98cm" svg:height="0.179cm" svg:x="4.155cm" svg:y="10.336cm">
          <draw:text-box>
            <text:p text:style-name="P1"><text:span text:style-name="T3">intracellular part</text:span></text:p>
          </draw:text-box>
        </draw:frame>
        <draw:frame draw:style-name="gr90" draw:layer="layout" svg:width="0.497cm" svg:height="0.179cm" svg:x="4.403cm" svg:y="10.491cm">
          <draw:text-box>
            <text:p text:style-name="P1"><text:span text:style-name="T3">0.05891</text:span></text:p>
          </draw:text-box>
        </draw:frame>
        <draw:polygon draw:style-name="gr1" draw:layer="layout" svg:width="1.676cm" svg:height="1.118cm" svg:x="19.344cm" svg:y="9.905cm" svg:viewBox="0 0 1677 1119" draw:points="0,560 17,448 34,403 51,368 67,340 84,315 101,294 118,273 135,256 152,239 169,223 186,209 203,195 220,182 237,171 254,160 271,149 288,138 305,128 321,119 338,110 355,102 372,94 389,87 406,80 423,74 440,67 457,61 474,56 491,51 508,45 525,41 542,36 559,32 575,28 592,25 609,21 626,18 643,16 660,13 677,11 694,9 711,7 728,5 745,4 762,3 780,2 797,1 814,1 830,0 847,0 864,1 881,1 898,2 915,3 932,4 949,5 966,7 983,9 1000,11 1017,13 1034,16 1051,18 1068,21 1084,25 1101,28 1118,32 1135,36 1152,41 1169,45 1186,51 1203,56 1220,61 1237,67 1254,74 1271,80 1288,87 1305,94 1322,102 1338,110 1355,119 1372,128 1389,138 1406,149 1423,160 1440,171 1457,182 1474,195 1491,209 1508,223 1525,239 1542,256 1559,273 1576,294 1592,315 1609,340 1626,368 1643,403 1660,448 1677,560 1660,672 1643,717 1626,752 1609,780 1592,805 1576,827 1559,847 1542,865 1525,881 1508,897 1491,911 1474,925 1457,938 1440,949 1423,961 1406,972 1389,982 1372,991 1355,1000 1338,1009 1322,1017 1305,1025 1288,1032 1271,1039 1254,1046 1237,1052 1220,1058 1203,1063 1186,1069 1169,1074 1152,1079 1135,1083 1118,1087 1101,1091 1084,1094 1068,1098 1051,1101 1034,1104 1017,1106 1000,1109 983,1111 966,1112 949,1114 932,1116 915,1117 898,1118 881,1118 864,1119 847,1119 830,1119 814,1119 797,1118 780,1118 762,1117 745,1116 728,1114 711,1112 694,1111 677,1109 660,1106 643,1104 626,1101 609,1098 592,1094 575,1091 559,1087 542,1083 525,1079 508,1074 491,1069 474,1063 457,1058 440,1052 423,1046 406,1039 389,1032 372,1025 355,1017 338,1009 321,1000 305,991 288,982 271,972 254,961 237,949 220,938 203,925 186,911 169,897 152,881 135,865 118,847 101,827 84,805 67,780 51,752 34,717 17,672">
          <text:p/>
        </draw:polygon>
        <draw:polyline draw:style-name="gr2" draw:layer="layout" svg:width="1.676cm" svg:height="1.118cm" svg:x="19.344cm" svg:y="9.905cm" svg:viewBox="0 0 1677 1119" draw:points="0,560 17,448 34,403 51,368 67,340 84,315 101,294 118,273 135,256 152,239 169,223 186,209 203,195 220,182 237,171 254,160 271,149 288,138 305,128 321,119 338,110 355,102 372,94 389,87 406,80 423,74 440,67 457,61 474,56 491,51 508,45 525,41 542,36 559,32 575,28 592,25 609,21 626,18 643,16 660,13 677,11 694,9 711,7 728,5 745,4 762,3 780,2 797,1 814,1 830,0 847,0 864,1 881,1 898,2 915,3 932,4 949,5 966,7 983,9 1000,11 1017,13 1034,16 1051,18 1068,21 1084,25 1101,28 1118,32 1135,36 1152,41 1169,45 1186,51 1203,56 1220,61 1237,67 1254,74 1271,80 1288,87 1305,94 1322,102 1338,110 1355,119 1372,128 1389,138 1406,149 1423,160 1440,171 1457,182 1474,195 1491,209 1508,223 1525,239 1542,256 1559,273 1576,294 1592,315 1609,340 1626,368 1643,403 1660,448 1677,560 1660,672 1643,717 1626,752 1609,780 1592,805 1576,827 1559,847 1542,865 1525,881 1508,897 1491,911 1474,925 1457,938 1440,949 1423,961 1406,972 1389,982 1372,991 1355,1000 1338,1009 1322,1017 1305,1025 1288,1032 1271,1039 1254,1046 1237,1052 1220,1058 1203,1063 1186,1069 1169,1074 1152,1079 1135,1083 1118,1087 1101,1091 1084,1094 1068,1098 1051,1101 1034,1104 1017,1106 1000,1109 983,1111 966,1112 949,1114 932,1116 915,1117 898,1118 881,1118 864,1119 847,1119 830,1119 814,1119 797,1118 780,1118 762,1117 745,1116 728,1114 711,1112 694,1111 677,1109 660,1106 643,1104 626,1101 609,1098 592,1094 575,1091 559,1087 542,1083 525,1079 508,1074 491,1069 474,1063 457,1058 440,1052 423,1046 406,1039 389,1032 372,1025 355,1017 338,1009 321,1000 305,991 288,982 271,972 254,961 237,949 220,938 203,925 186,911 169,897 152,881 135,865 118,847 101,827 84,805 67,780 51,752 34,717 17,672 0,560">
          <text:p/>
        </draw:polyline>
        <draw:frame draw:style-name="gr90" draw:layer="layout" svg:width="0.497cm" svg:height="0.179cm" svg:x="4.403cm" svg:y="10.646cm">
          <draw:text-box>
            <text:p text:style-name="P1"><text:span text:style-name="T3">37 / 295</text:span></text:p>
          </draw:text-box>
        </draw:frame>
        <draw:frame draw:style-name="gr88" draw:layer="layout" svg:width="0.794cm" svg:height="0.179cm" svg:x="19.778cm" svg:y="10.181cm">
          <draw:text-box>
            <text:p text:style-name="P1"><text:span text:style-name="T3">GO:0044425</text:span></text:p>
          </draw:text-box>
        </draw:frame>
        <draw:frame draw:style-name="gr177" draw:layer="layout" svg:width="0.933cm" svg:height="0.179cm" svg:x="19.701cm" svg:y="10.336cm">
          <draw:text-box>
            <text:p text:style-name="P1"><text:span text:style-name="T3">membrane part</text:span></text:p>
          </draw:text-box>
        </draw:frame>
        <draw:frame draw:style-name="gr90" draw:layer="layout" svg:width="0.497cm" svg:height="0.179cm" svg:x="19.927cm" svg:y="10.491cm">
          <draw:text-box>
            <text:p text:style-name="P1"><text:span text:style-name="T3">0.67244</text:span></text:p>
          </draw:text-box>
        </draw:frame>
        <draw:polygon draw:style-name="gr1" draw:layer="layout" svg:width="1.677cm" svg:height="1.118cm" svg:x="13.662cm" svg:y="18.847cm" svg:viewBox="0 0 1678 1119" draw:points="0,560 17,448 34,402 51,368 68,340 85,315 101,293 118,273 135,255 152,238 169,223 186,208 203,195 220,182 237,170 254,159 271,148 288,137 305,128 322,119 339,110 355,102 372,94 389,87 406,80 423,73 440,67 457,61 474,55 491,50 508,45 525,40 542,36 559,32 576,28 593,24 609,21 626,18 643,15 660,12 677,10 694,8 711,6 728,5 745,3 762,2 779,1 796,0 813,0 830,0 847,0 863,0 880,0 897,1 914,2 931,3 948,5 965,6 982,8 999,10 1016,12 1033,15 1050,18 1067,21 1084,24 1101,28 1117,32 1134,36 1151,40 1168,45 1185,50 1202,55 1219,61 1236,67 1253,73 1270,80 1287,87 1304,94 1321,102 1338,110 1355,119 1372,128 1389,137 1406,148 1424,159 1441,170 1457,182 1474,195 1491,208 1508,223 1525,238 1542,255 1559,273 1576,293 1593,315 1610,340 1627,368 1644,402 1661,448 1678,560 1661,671 1644,717 1627,751 1610,780 1593,804 1576,826 1559,846 1542,864 1525,881 1508,896 1491,911 1474,925 1457,937 1441,949 1424,961 1406,971 1389,981 1372,991 1355,1000 1338,1009 1321,1017 1304,1024 1287,1032 1270,1039 1253,1045 1236,1052 1219,1058 1202,1063 1185,1068 1168,1073 1151,1078 1134,1082 1117,1087 1101,1090 1084,1094 1067,1097 1050,1100 1033,1103 1016,1106 999,1108 982,1110 965,1112 948,1114 931,1115 914,1116 897,1117 880,1118 863,1118 847,1119 830,1119 813,1118 796,1118 779,1117 762,1116 745,1115 728,1114 711,1112 694,1110 677,1108 660,1106 643,1103 626,1100 609,1097 593,1094 576,1090 559,1087 542,1082 525,1078 508,1073 491,1068 474,1063 457,1058 440,1052 423,1045 406,1039 389,1032 372,1024 355,1017 339,1009 322,1000 305,991 288,981 271,971 254,961 237,949 220,937 203,925 186,911 169,896 152,881 135,864 118,846 101,826 85,804 68,780 51,751 34,717 17,671">
          <text:p/>
        </draw:polygon>
        <draw:polyline draw:style-name="gr2" draw:layer="layout" svg:width="1.677cm" svg:height="1.118cm" svg:x="13.662cm" svg:y="18.847cm" svg:viewBox="0 0 1678 1119" draw:points="0,560 17,448 34,402 51,368 68,340 85,315 101,293 118,273 135,255 152,238 169,223 186,208 203,195 220,182 237,170 254,159 271,148 288,137 305,128 322,119 339,110 355,102 372,94 389,87 406,80 423,73 440,67 457,61 474,55 491,50 508,45 525,40 542,36 559,32 576,28 593,24 609,21 626,18 643,15 660,12 677,10 694,8 711,6 728,5 745,3 762,2 779,1 796,0 813,0 830,0 847,0 863,0 880,0 897,1 914,2 931,3 948,5 965,6 982,8 999,10 1016,12 1033,15 1050,18 1067,21 1084,24 1101,28 1117,32 1134,36 1151,40 1168,45 1185,50 1202,55 1219,61 1236,67 1253,73 1270,80 1287,87 1304,94 1321,102 1338,110 1355,119 1372,128 1389,137 1406,148 1424,159 1441,170 1457,182 1474,195 1491,208 1508,223 1525,238 1542,255 1559,273 1576,293 1593,315 1610,340 1627,368 1644,402 1661,448 1678,560 1661,671 1644,717 1627,751 1610,780 1593,804 1576,826 1559,846 1542,864 1525,881 1508,896 1491,911 1474,925 1457,937 1441,949 1424,961 1406,971 1389,981 1372,991 1355,1000 1338,1009 1321,1017 1304,1024 1287,1032 1270,1039 1253,1045 1236,1052 1219,1058 1202,1063 1185,1068 1168,1073 1151,1078 1134,1082 1117,1087 1101,1090 1084,1094 1067,1097 1050,1100 1033,1103 1016,1106 999,1108 982,1110 965,1112 948,1114 931,1115 914,1116 897,1117 880,1118 863,1118 847,1119 830,1119 813,1118 796,1118 779,1117 762,1116 745,1115 728,1114 711,1112 694,1110 677,1108 660,1106 643,1103 626,1100 609,1097 593,1094 576,1090 559,1087 542,1082 525,1078 508,1073 491,1068 474,1063 457,1058 440,1052 423,1045 406,1039 389,1032 372,1024 355,1017 339,1009 322,1000 305,991 288,981 271,971 254,961 237,949 220,937 203,925 186,911 169,896 152,881 135,864 118,846 101,826 85,804 68,780 51,751 34,717 17,671 0,560">
          <text:p/>
        </draw:polyline>
        <draw:frame draw:style-name="gr95" draw:layer="layout" svg:width="0.345cm" svg:height="0.179cm" svg:x="20.005cm" svg:y="10.646cm">
          <draw:text-box>
            <text:p text:style-name="P1"><text:span text:style-name="T3">8 / 74</text:span></text:p>
          </draw:text-box>
        </draw:frame>
        <draw:frame draw:style-name="gr88" draw:layer="layout" svg:width="0.794cm" svg:height="0.179cm" svg:x="14.096cm" svg:y="19.122cm">
          <draw:text-box>
            <text:p text:style-name="P1"><text:span text:style-name="T3">GO:0044428</text:span></text:p>
          </draw:text-box>
        </draw:frame>
        <draw:frame draw:style-name="gr180" draw:layer="layout" svg:width="0.73cm" svg:height="0.179cm" svg:x="14.125cm" svg:y="19.277cm">
          <draw:text-box>
            <text:p text:style-name="P1"><text:span text:style-name="T3">nuclear part</text:span></text:p>
          </draw:text-box>
        </draw:frame>
        <draw:frame draw:style-name="gr90" draw:layer="layout" svg:width="0.497cm" svg:height="0.179cm" svg:x="14.245cm" svg:y="19.433cm">
          <draw:text-box>
            <text:p text:style-name="P1"><text:span text:style-name="T3">0.65773</text:span></text:p>
          </draw:text-box>
        </draw:frame>
        <draw:polygon draw:style-name="gr6" draw:layer="layout" svg:width="1.677cm" svg:height="1.118cm" svg:x="4.689cm" svg:y="18.847cm" svg:viewBox="0 0 1678 1119" draw:points="0,1119 1678,1119 1678,0 0,0">
          <text:p/>
        </draw:polygon>
        <draw:frame draw:style-name="gr95" draw:layer="layout" svg:width="0.345cm" svg:height="0.179cm" svg:x="14.324cm" svg:y="19.587cm">
          <draw:text-box>
            <text:p text:style-name="P1"><text:span text:style-name="T3">9 / 82</text:span></text:p>
          </draw:text-box>
        </draw:frame>
        <draw:frame draw:style-name="gr88" draw:layer="layout" svg:width="0.794cm" svg:height="0.179cm" svg:x="5.124cm" svg:y="19.122cm">
          <draw:text-box>
            <text:p text:style-name="P1"><text:span text:style-name="T3">GO:0044429</text:span></text:p>
          </draw:text-box>
        </draw:frame>
        <draw:frame draw:style-name="gr181" draw:layer="layout" svg:width="1.094cm" svg:height="0.179cm" svg:x="4.963cm" svg:y="19.277cm">
          <draw:text-box>
            <text:p text:style-name="P1"><text:span text:style-name="T3">mitochondrial part</text:span></text:p>
          </draw:text-box>
        </draw:frame>
        <draw:frame draw:style-name="gr90" draw:layer="layout" svg:width="0.497cm" svg:height="0.179cm" svg:x="5.273cm" svg:y="19.433cm">
          <draw:text-box>
            <text:p text:style-name="P1"><text:span text:style-name="T3">0.04179</text:span></text:p>
          </draw:text-box>
        </draw:frame>
        <draw:polygon draw:style-name="gr16" draw:layer="layout" svg:width="1.677cm" svg:height="1.118cm" svg:x="1.429cm" svg:y="14.376cm" svg:viewBox="0 0 1678 1119" draw:points="0,560 17,448 34,403 51,368 68,340 85,315 102,293 119,273 136,255 153,239 170,223 187,209 204,195 220,182 237,171 255,159 273,148 290,137 306,128 323,119 340,110 357,102 374,94 391,87 408,80 425,73 442,67 459,61 476,56 493,50 510,45 527,40 544,36 560,32 577,28 594,25 611,21 628,18 645,15 662,13 679,10 696,8 713,7 730,5 747,3 764,2 781,1 798,1 814,0 831,0 848,0 865,0 882,1 899,1 916,2 933,3 950,5 967,7 984,8 1001,10 1018,13 1035,15 1052,18 1068,21 1085,25 1102,28 1119,32 1136,36 1153,40 1170,45 1187,50 1204,56 1221,61 1238,67 1255,73 1272,80 1289,87 1306,94 1322,102 1339,110 1356,119 1373,128 1390,137 1407,148 1424,159 1441,171 1458,182 1475,195 1492,209 1509,223 1526,239 1543,255 1560,273 1576,293 1593,315 1610,340 1627,368 1644,403 1661,448 1678,560 1661,672 1644,717 1627,752 1610,780 1593,805 1576,826 1560,847 1543,865 1526,881 1509,897 1492,911 1475,925 1458,938 1441,949 1424,960 1407,971 1390,981 1373,991 1356,1000 1339,1009 1322,1017 1306,1025 1289,1032 1272,1039 1255,1045 1238,1052 1221,1058 1204,1063 1187,1068 1170,1074 1153,1078 1136,1083 1119,1087 1102,1091 1085,1094 1068,1098 1052,1101 1035,1103 1018,1106 1001,1108 984,1110 967,1112 950,1114 933,1115 916,1116 899,1117 882,1118 865,1119 848,1119 831,1119 814,1119 798,1118 781,1117 764,1116 747,1115 730,1114 713,1112 696,1110 679,1108 662,1106 645,1103 628,1101 611,1098 594,1094 577,1091 560,1087 544,1083 527,1078 510,1074 493,1068 476,1063 459,1058 442,1052 425,1045 408,1039 391,1032 374,1025 357,1017 340,1009 323,1000 306,991 290,981 273,971 255,960 237,949 220,938 204,925 187,911 170,897 153,881 136,865 119,847 102,826 85,805 68,780 51,752 34,717 17,672">
          <text:p/>
        </draw:polygon>
        <draw:polyline draw:style-name="gr2" draw:layer="layout" svg:width="1.677cm" svg:height="1.118cm" svg:x="1.429cm" svg:y="14.376cm" svg:viewBox="0 0 1678 1119" draw:points="0,560 17,448 34,403 51,368 68,340 85,315 102,293 119,273 136,255 153,239 170,223 187,209 204,195 220,182 237,171 255,159 273,148 290,137 306,128 323,119 340,110 357,102 374,94 391,87 408,80 425,73 442,67 459,61 476,56 493,50 510,45 527,40 544,36 560,32 577,28 594,25 611,21 628,18 645,15 662,13 679,10 696,8 713,7 730,5 747,3 764,2 781,1 798,1 814,0 831,0 848,0 865,0 882,1 899,1 916,2 933,3 950,5 967,7 984,8 1001,10 1018,13 1035,15 1052,18 1068,21 1085,25 1102,28 1119,32 1136,36 1153,40 1170,45 1187,50 1204,56 1221,61 1238,67 1255,73 1272,80 1289,87 1306,94 1322,102 1339,110 1356,119 1373,128 1390,137 1407,148 1424,159 1441,171 1458,182 1475,195 1492,209 1509,223 1526,239 1543,255 1560,273 1576,293 1593,315 1610,340 1627,368 1644,403 1661,448 1678,560 1661,672 1644,717 1627,752 1610,780 1593,805 1576,826 1560,847 1543,865 1526,881 1509,897 1492,911 1475,925 1458,938 1441,949 1424,960 1407,971 1390,981 1373,991 1356,1000 1339,1009 1322,1017 1306,1025 1289,1032 1272,1039 1255,1045 1238,1052 1221,1058 1204,1063 1187,1068 1170,1074 1153,1078 1136,1083 1119,1087 1102,1091 1085,1094 1068,1098 1052,1101 1035,1103 1018,1106 1001,1108 984,1110 967,1112 950,1114 933,1115 916,1116 899,1117 882,1118 865,1119 848,1119 831,1119 814,1119 798,1118 781,1117 764,1116 747,1115 730,1114 713,1112 696,1110 679,1108 662,1106 645,1103 628,1101 611,1098 594,1094 577,1091 560,1087 544,1083 527,1078 510,1074 493,1068 476,1063 459,1058 442,1052 425,1045 408,1039 391,1032 374,1025 357,1017 340,1009 323,1000 306,991 290,981 273,971 255,960 237,949 220,938 204,925 187,911 170,897 153,881 136,865 119,847 102,826 85,805 68,780 51,752 34,717 17,672 0,560">
          <text:p/>
        </draw:polyline>
        <draw:frame draw:style-name="gr95" draw:layer="layout" svg:width="0.345cm" svg:height="0.179cm" svg:x="5.351cm" svg:y="19.587cm">
          <draw:text-box>
            <text:p text:style-name="P1"><text:span text:style-name="T3">8 / 36</text:span></text:p>
          </draw:text-box>
        </draw:frame>
        <draw:frame draw:style-name="gr88" draw:layer="layout" svg:width="0.794cm" svg:height="0.179cm" svg:x="1.864cm" svg:y="14.652cm">
          <draw:text-box>
            <text:p text:style-name="P1"><text:span text:style-name="T3">GO:0044444</text:span></text:p>
          </draw:text-box>
        </draw:frame>
        <draw:frame draw:style-name="gr182" draw:layer="layout" svg:width="1.005cm" svg:height="0.179cm" svg:x="1.755cm" svg:y="14.807cm">
          <draw:text-box>
            <text:p text:style-name="P1"><text:span text:style-name="T3">cytoplasmic part</text:span></text:p>
          </draw:text-box>
        </draw:frame>
        <draw:frame draw:style-name="gr90" draw:layer="layout" svg:width="0.497cm" svg:height="0.179cm" svg:x="2.013cm" svg:y="14.962cm">
          <draw:text-box>
            <text:p text:style-name="P1"><text:span text:style-name="T3">0.06797</text:span></text:p>
          </draw:text-box>
        </draw:frame>
        <draw:polygon draw:style-name="gr1" draw:layer="layout" svg:width="1.677cm" svg:height="1.118cm" svg:x="5.496cm" svg:y="14.376cm" svg:viewBox="0 0 1678 1119" draw:points="0,560 17,448 34,403 51,368 68,340 85,315 102,293 119,273 136,255 153,239 170,223 187,209 204,195 221,182 238,171 254,159 271,148 288,137 305,128 322,119 339,110 356,102 373,94 390,87 407,80 424,73 441,67 458,61 475,56 492,50 508,45 525,40 542,36 559,32 576,28 593,25 610,21 627,18 644,15 661,13 678,10 695,8 712,7 729,5 746,3 763,2 780,1 797,1 814,0 831,0 848,0 864,0 881,1 898,1 915,2 932,3 949,5 966,7 983,8 1000,10 1017,13 1034,15 1051,18 1068,21 1085,25 1102,28 1118,32 1135,36 1152,40 1169,45 1186,50 1203,56 1221,61 1238,67 1255,73 1272,80 1289,87 1306,94 1323,102 1340,110 1357,119 1373,128 1390,137 1407,148 1424,159 1441,171 1458,182 1475,195 1492,209 1509,223 1526,239 1543,255 1560,273 1577,293 1594,315 1611,340 1627,368 1644,403 1661,448 1678,560 1661,672 1644,717 1627,752 1611,780 1594,805 1577,826 1560,847 1543,865 1526,881 1509,897 1492,911 1475,925 1458,938 1441,949 1424,960 1407,971 1390,981 1373,991 1357,1000 1340,1009 1323,1017 1306,1025 1289,1032 1272,1039 1255,1045 1238,1052 1221,1058 1203,1063 1186,1068 1169,1074 1152,1078 1135,1083 1118,1087 1102,1091 1085,1094 1068,1098 1051,1101 1034,1103 1017,1106 1000,1108 983,1110 966,1112 949,1114 932,1115 915,1116 898,1117 881,1118 864,1119 848,1119 831,1119 814,1119 797,1118 780,1117 763,1116 746,1115 729,1114 712,1112 695,1110 678,1108 661,1106 644,1103 627,1101 610,1098 593,1094 576,1091 559,1087 542,1083 525,1078 508,1074 492,1068 475,1063 458,1058 441,1052 424,1045 407,1039 390,1032 373,1025 356,1017 339,1009 322,1000 305,991 288,981 271,971 254,960 238,949 221,938 204,925 187,911 170,897 153,881 136,865 119,847 102,826 85,805 68,780 51,752 34,717 17,672">
          <text:p/>
        </draw:polygon>
        <draw:polyline draw:style-name="gr2" draw:layer="layout" svg:width="1.677cm" svg:height="1.118cm" svg:x="5.496cm" svg:y="14.376cm" svg:viewBox="0 0 1678 1119" draw:points="0,560 17,448 34,403 51,368 68,340 85,315 102,293 119,273 136,255 153,239 170,223 187,209 204,195 221,182 238,171 254,159 271,148 288,137 305,128 322,119 339,110 356,102 373,94 390,87 407,80 424,73 441,67 458,61 475,56 492,50 508,45 525,40 542,36 559,32 576,28 593,25 610,21 627,18 644,15 661,13 678,10 695,8 712,7 729,5 746,3 763,2 780,1 797,1 814,0 831,0 848,0 864,0 881,1 898,1 915,2 932,3 949,5 966,7 983,8 1000,10 1017,13 1034,15 1051,18 1068,21 1085,25 1102,28 1118,32 1135,36 1152,40 1169,45 1186,50 1203,56 1221,61 1238,67 1255,73 1272,80 1289,87 1306,94 1323,102 1340,110 1357,119 1373,128 1390,137 1407,148 1424,159 1441,171 1458,182 1475,195 1492,209 1509,223 1526,239 1543,255 1560,273 1577,293 1594,315 1611,340 1627,368 1644,403 1661,448 1678,560 1661,672 1644,717 1627,752 1611,780 1594,805 1577,826 1560,847 1543,865 1526,881 1509,897 1492,911 1475,925 1458,938 1441,949 1424,960 1407,971 1390,981 1373,991 1357,1000 1340,1009 1323,1017 1306,1025 1289,1032 1272,1039 1255,1045 1238,1052 1221,1058 1203,1063 1186,1068 1169,1074 1152,1078 1135,1083 1118,1087 1102,1091 1085,1094 1068,1098 1051,1101 1034,1103 1017,1106 1000,1108 983,1110 966,1112 949,1114 932,1115 915,1116 898,1117 881,1118 864,1119 848,1119 831,1119 814,1119 797,1118 780,1117 763,1116 746,1115 729,1114 712,1112 695,1110 678,1108 661,1106 644,1103 627,1101 610,1098 593,1094 576,1091 559,1087 542,1083 525,1078 508,1074 492,1068 475,1063 458,1058 441,1052 424,1045 407,1039 390,1032 373,1025 356,1017 339,1009 322,1000 305,991 288,981 271,971 254,960 238,949 221,938 204,925 187,911 170,897 153,881 136,865 119,847 102,826 85,805 68,780 51,752 34,717 17,672 0,560">
          <text:p/>
        </draw:polyline>
        <draw:frame draw:style-name="gr90" draw:layer="layout" svg:width="0.497cm" svg:height="0.179cm" svg:x="2.013cm" svg:y="15.117cm">
          <draw:text-box>
            <text:p text:style-name="P1"><text:span text:style-name="T3">34 / 260</text:span></text:p>
          </draw:text-box>
        </draw:frame>
        <draw:frame draw:style-name="gr88" draw:layer="layout" svg:width="0.794cm" svg:height="0.179cm" svg:x="5.931cm" svg:y="14.652cm">
          <draw:text-box>
            <text:p text:style-name="P1"><text:span text:style-name="T3">GO:0044446</text:span></text:p>
          </draw:text-box>
        </draw:frame>
        <draw:frame draw:style-name="gr175" draw:layer="layout" svg:width="1.285cm" svg:height="0.179cm" svg:x="5.678cm" svg:y="14.807cm">
          <draw:text-box>
            <text:p text:style-name="P1"><text:span text:style-name="T3">intracellular organe...</text:span></text:p>
          </draw:text-box>
        </draw:frame>
        <draw:frame draw:style-name="gr90" draw:layer="layout" svg:width="0.497cm" svg:height="0.179cm" svg:x="6.08cm" svg:y="14.962cm">
          <draw:text-box>
            <text:p text:style-name="P1"><text:span text:style-name="T3">0.39918</text:span></text:p>
          </draw:text-box>
        </draw:frame>
        <draw:polygon draw:style-name="gr1" draw:layer="layout" svg:width="1.677cm" svg:height="1.118cm" svg:x="13.848cm" svg:y="5.434cm" svg:viewBox="0 0 1678 1119" draw:points="0,560 17,449 34,403 51,369 68,340 85,316 102,294 119,274 136,256 153,239 169,224 186,209 203,195 220,183 237,171 254,159 271,148 288,138 305,128 322,119 339,110 356,102 373,95 390,87 407,80 423,74 440,67 457,61 474,56 491,51 508,46 525,41 542,37 559,32 576,29 593,25 610,22 627,19 644,16 661,13 677,11 694,9 711,7 728,5 745,4 762,3 779,2 796,1 813,1 830,0 847,0 864,1 881,1 898,2 915,3 931,4 948,5 965,7 982,9 999,11 1016,13 1033,16 1050,19 1067,22 1084,25 1101,29 1118,32 1135,37 1152,41 1169,46 1186,51 1203,56 1220,61 1238,67 1255,74 1271,80 1288,87 1305,95 1322,102 1339,110 1356,119 1373,128 1390,138 1407,148 1424,159 1441,171 1458,183 1475,195 1492,209 1509,224 1525,239 1542,256 1559,274 1576,294 1593,316 1610,340 1627,369 1644,403 1661,449 1678,560 1661,672 1644,718 1627,752 1610,780 1593,805 1576,827 1559,847 1542,865 1525,882 1509,897 1492,912 1475,925 1458,938 1441,950 1424,961 1407,972 1390,982 1373,991 1356,1000 1339,1009 1322,1017 1305,1025 1288,1032 1271,1039 1255,1046 1238,1052 1220,1058 1203,1064 1186,1069 1169,1074 1152,1079 1135,1083 1118,1087 1101,1091 1084,1095 1067,1098 1050,1101 1033,1104 1016,1107 999,1109 982,1111 965,1113 948,1114 931,1116 915,1117 898,1118 881,1119 864,1119 847,1119 830,1119 813,1119 796,1119 779,1118 762,1117 745,1116 728,1114 711,1113 694,1111 677,1109 661,1107 644,1104 627,1101 610,1098 593,1095 576,1091 559,1087 542,1083 525,1079 508,1074 491,1069 474,1064 457,1058 440,1052 423,1046 407,1039 390,1032 373,1025 356,1017 339,1009 322,1000 305,991 288,982 271,972 254,961 237,950 220,938 203,925 186,912 169,897 153,882 136,865 119,847 102,827 85,805 68,780 51,752 34,718 17,672">
          <text:p/>
        </draw:polygon>
        <draw:polyline draw:style-name="gr2" draw:layer="layout" svg:width="1.677cm" svg:height="1.118cm" svg:x="13.848cm" svg:y="5.434cm" svg:viewBox="0 0 1678 1119" draw:points="0,560 17,449 34,403 51,369 68,340 85,316 102,294 119,274 136,256 153,239 169,224 186,209 203,195 220,183 237,171 254,159 271,148 288,138 305,128 322,119 339,110 356,102 373,95 390,87 407,80 423,74 440,67 457,61 474,56 491,51 508,46 525,41 542,37 559,32 576,29 593,25 610,22 627,19 644,16 661,13 677,11 694,9 711,7 728,5 745,4 762,3 779,2 796,1 813,1 830,0 847,0 864,1 881,1 898,2 915,3 931,4 948,5 965,7 982,9 999,11 1016,13 1033,16 1050,19 1067,22 1084,25 1101,29 1118,32 1135,37 1152,41 1169,46 1186,51 1203,56 1220,61 1238,67 1255,74 1271,80 1288,87 1305,95 1322,102 1339,110 1356,119 1373,128 1390,138 1407,148 1424,159 1441,171 1458,183 1475,195 1492,209 1509,224 1525,239 1542,256 1559,274 1576,294 1593,316 1610,340 1627,369 1644,403 1661,449 1678,560 1661,672 1644,718 1627,752 1610,780 1593,805 1576,827 1559,847 1542,865 1525,882 1509,897 1492,912 1475,925 1458,938 1441,950 1424,961 1407,972 1390,982 1373,991 1356,1000 1339,1009 1322,1017 1305,1025 1288,1032 1271,1039 1255,1046 1238,1052 1220,1058 1203,1064 1186,1069 1169,1074 1152,1079 1135,1083 1118,1087 1101,1091 1084,1095 1067,1098 1050,1101 1033,1104 1016,1107 999,1109 982,1111 965,1113 948,1114 931,1116 915,1117 898,1118 881,1119 864,1119 847,1119 830,1119 813,1119 796,1119 779,1118 762,1117 745,1116 728,1114 711,1113 694,1111 677,1109 661,1107 644,1104 627,1101 610,1098 593,1095 576,1091 559,1087 542,1083 525,1079 508,1074 491,1069 474,1064 457,1058 440,1052 423,1046 407,1039 390,1032 373,1025 356,1017 339,1009 322,1000 305,991 288,982 271,972 254,961 237,950 220,938 203,925 186,912 169,897 153,882 136,865 119,847 102,827 85,805 68,780 51,752 34,718 17,672 0,560">
          <text:p/>
        </draw:polyline>
        <draw:frame draw:style-name="gr90" draw:layer="layout" svg:width="0.497cm" svg:height="0.179cm" svg:x="6.08cm" svg:y="15.117cm">
          <draw:text-box>
            <text:p text:style-name="P1"><text:span text:style-name="T3">24 / 195</text:span></text:p>
          </draw:text-box>
        </draw:frame>
        <draw:frame draw:style-name="gr88" draw:layer="layout" svg:width="0.794cm" svg:height="0.179cm" svg:x="14.282cm" svg:y="5.71cm">
          <draw:text-box>
            <text:p text:style-name="P1"><text:span text:style-name="T3">GO:0044464</text:span></text:p>
          </draw:text-box>
        </draw:frame>
        <draw:frame draw:style-name="gr183" draw:layer="layout" svg:width="0.485cm" svg:height="0.179cm" svg:x="14.437cm" svg:y="5.865cm">
          <draw:text-box>
            <text:p text:style-name="P1"><text:span text:style-name="T3">cell part</text:span></text:p>
          </draw:text-box>
        </draw:frame>
        <draw:frame draw:style-name="gr90" draw:layer="layout" svg:width="0.497cm" svg:height="0.179cm" svg:x="14.432cm" svg:y="6.02cm">
          <draw:text-box>
            <text:p text:style-name="P1"><text:span text:style-name="T3">0.19264</text:span></text:p>
          </draw:text-box>
        </draw:frame>
        <draw:polygon draw:style-name="gr6" draw:layer="layout" svg:width="1.677cm" svg:height="1.118cm" svg:x="21.175cm" svg:y="16.611cm" svg:viewBox="0 0 1678 1119" draw:points="0,1119 1678,1119 1678,0 0,0">
          <text:p/>
        </draw:polygon>
        <draw:frame draw:style-name="gr90" draw:layer="layout" svg:width="0.497cm" svg:height="0.179cm" svg:x="14.432cm" svg:y="6.175cm">
          <draw:text-box>
            <text:p text:style-name="P1"><text:span text:style-name="T3">37 / 304</text:span></text:p>
          </draw:text-box>
        </draw:frame>
        <draw:frame draw:style-name="gr88" draw:layer="layout" svg:width="0.794cm" svg:height="0.179cm" svg:x="21.61cm" svg:y="16.887cm">
          <draw:text-box>
            <text:p text:style-name="P1"><text:span text:style-name="T3">GO:0046930</text:span></text:p>
          </draw:text-box>
        </draw:frame>
        <draw:frame draw:style-name="gr184" draw:layer="layout" svg:width="0.832cm" svg:height="0.179cm" svg:x="21.592cm" svg:y="17.042cm">
          <draw:text-box>
            <text:p text:style-name="P1"><text:span text:style-name="T3">pore complex</text:span></text:p>
          </draw:text-box>
        </draw:frame>
        <draw:frame draw:style-name="gr90" draw:layer="layout" svg:width="0.497cm" svg:height="0.179cm" svg:x="21.758cm" svg:y="17.197cm">
          <draw:text-box>
            <text:p text:style-name="P1"><text:span text:style-name="T3">0.01330</text:span></text:p>
          </draw:text-box>
        </draw:frame>
        <draw:line draw:style-name="gr2" draw:layer="layout" svg:x1="16.767cm" svg:y1="2.113cm" svg:x2="16.767cm" svg:y2="2.889cm">
          <text:p/>
        </draw:line>
        <draw:line draw:style-name="gr2" draw:layer="layout" svg:x1="16.767cm" svg:y1="2.813cm" svg:x2="16.767cm" svg:y2="2.889cm">
          <text:p/>
        </draw:line>
        <draw:polyline draw:style-name="gr2" draw:layer="layout" svg:width="0.355cm" svg:height="0.309cm" svg:x="16.589cm" svg:y="2.58cm" svg:viewBox="0 0 356 310" draw:points="0,0 179,310 356,0">
          <text:p/>
        </draw:polyline>
        <draw:polyline draw:style-name="gr2" draw:layer="layout" svg:width="4.657cm" svg:height="1.615cm" svg:x="17.512cm" svg:y="1.802cm" svg:viewBox="0 0 4658 1616" draw:points="0,0 374,131 800,278 1267,439 1761,608 2271,784 2786,961 3294,1136 3783,1307 4241,1468 4658,1616">
          <text:p/>
        </draw:polyline>
        <draw:line draw:style-name="gr2" draw:layer="layout" svg:x1="21.752cm" svg:y1="3.269cm" svg:x2="22.17cm" svg:y2="3.418cm">
          <text:p/>
        </draw:line>
        <draw:polyline draw:style-name="gr2" draw:layer="layout" svg:width="0.35cm" svg:height="0.335cm" svg:x="21.819cm" svg:y="3.146cm" svg:viewBox="0 0 351 336" draw:points="0,336 351,272 119,0">
          <text:p/>
        </draw:polyline>
        <draw:polyline draw:style-name="gr2" draw:layer="layout" svg:width="9.19cm" svg:height="5.93cm" svg:x="6.801cm" svg:y="1.74cm" svg:viewBox="0 0 9191 5931" draw:points="9191,0 8505,204 7668,482 6717,841 5687,1282 4619,1812 3548,2434 2514,3153 1552,3972 701,4897 0,5931">
          <text:p/>
        </draw:polyline>
        <draw:polyline draw:style-name="gr2" draw:layer="layout" svg:width="0.489cm" svg:height="2.049cm" svg:x="6.653cm" svg:y="7.67cm" svg:viewBox="0 0 490 2050" draw:points="148,0 64,200 16,407 0,619 13,834 51,1049 110,1262 188,1471 279,1673 381,1867 490,2050">
          <text:p/>
        </draw:polyline>
        <draw:line draw:style-name="gr2" draw:layer="layout" svg:x1="7.033cm" svg:y1="9.536cm" svg:x2="7.143cm" svg:y2="9.72cm">
          <text:p/>
        </draw:line>
        <draw:polyline draw:style-name="gr2" draw:layer="layout" svg:width="0.311cm" svg:height="0.356cm" svg:x="6.831cm" svg:y="9.363cm" svg:viewBox="0 0 312 357" draw:points="0,183 312,357 307,0">
          <text:p/>
        </draw:polyline>
        <draw:polyline draw:style-name="gr2" draw:layer="layout" svg:width="0.683cm" svg:height="1.179cm" svg:x="17.201cm" svg:y="2.02cm" svg:viewBox="0 0 684 1180" draw:points="0,0 76,96 155,200 234,309 312,425 388,544 461,667 528,792 589,920 642,1050 684,1180">
          <text:p/>
        </draw:polyline>
        <draw:polyline draw:style-name="gr2" draw:layer="layout" svg:width="0.955cm" svg:height="5.589cm" svg:x="17.17cm" svg:y="3.199cm" svg:viewBox="0 0 956 5590" draw:points="715,0 841,514 921,1076 956,1673 947,2289 894,2912 798,3524 660,4112 481,4663 261,5160 0,5590">
          <text:p/>
        </draw:polyline>
        <draw:polyline draw:style-name="gr2" draw:layer="layout" svg:width="5.899cm" svg:height="3.477cm" svg:x="11.271cm" svg:y="8.788cm" svg:viewBox="0 0 5900 3478" draw:points="5900,0 5600,341 5165,707 4620,1089 3994,1478 3312,1867 2601,2245 1888,2604 1199,2934 561,3229 0,3478">
          <text:p/>
        </draw:polyline>
        <draw:line draw:style-name="gr2" draw:layer="layout" svg:x1="11.832cm" svg:y1="12.016cm" svg:x2="11.271cm" svg:y2="12.266cm">
          <text:p/>
        </draw:line>
        <draw:polyline draw:style-name="gr2" draw:layer="layout" svg:width="0.354cm" svg:height="0.325cm" svg:x="11.271cm" svg:y="11.977cm" svg:viewBox="0 0 355 326" draw:points="211,0 0,289 355,326">
          <text:p/>
        </draw:polyline>
        <draw:polyline draw:style-name="gr2" draw:layer="layout" svg:width="0.745cm" svg:height="1.148cm" svg:x="15.649cm" svg:y="2.051cm" svg:viewBox="0 0 746 1149" draw:points="746,0 670,96 593,199 516,309 438,422 361,540 285,660 210,782 137,904 67,1027 0,1149">
          <text:p/>
        </draw:polyline>
        <draw:polyline draw:style-name="gr2" draw:layer="layout" svg:width="0.714cm" svg:height="1.956cm" svg:x="14.935cm" svg:y="3.199cm" svg:viewBox="0 0 715 1957" draw:points="715,0 624,198 536,400 453,605 374,810 300,1014 230,1215 165,1411 105,1602 49,1784 0,1957">
          <text:p/>
        </draw:polyline>
        <draw:line draw:style-name="gr2" draw:layer="layout" svg:x1="14.985cm" svg:y1="4.982cm" svg:x2="14.935cm" svg:y2="5.156cm">
          <text:p/>
        </draw:line>
        <draw:polyline draw:style-name="gr2" draw:layer="layout" svg:width="0.342cm" svg:height="0.345cm" svg:x="14.848cm" svg:y="4.81cm" svg:viewBox="0 0 343 346" draw:points="0,0 87,346 343,99">
          <text:p/>
        </draw:polyline>
        <draw:polyline draw:style-name="gr2" draw:layer="layout" svg:width="1.8cm" svg:height="1.242cm" svg:x="5.528cm" svg:y="8.663cm" svg:viewBox="0 0 1801 1243" draw:points="1801,0 1644,108 1476,223 1298,344 1113,470 923,599 732,730 541,861 354,992 172,1120 0,1243">
          <text:p/>
        </draw:polyline>
        <draw:line draw:style-name="gr2" draw:layer="layout" svg:x1="5.701cm" svg:y1="9.782cm" svg:x2="5.528cm" svg:y2="9.906cm">
          <text:p/>
        </draw:line>
        <draw:polyline draw:style-name="gr2" draw:layer="layout" svg:width="0.354cm" svg:height="0.324cm" svg:x="5.528cm" svg:y="9.581cm" svg:viewBox="0 0 355 325" draw:points="148,0 0,325 355,291">
          <text:p/>
        </draw:polyline>
        <draw:polyline draw:style-name="gr2" draw:layer="layout" svg:width="0.962cm" svg:height="1.024cm" svg:x="15.37cm" svg:y="4.255cm" svg:viewBox="0 0 963 1025" draw:points="963,0 877,95 785,196 691,299 593,405 494,512 393,619 292,725 193,828 95,930 0,1025">
          <text:p/>
        </draw:polyline>
        <draw:line draw:style-name="gr2" draw:layer="layout" svg:x1="15.465cm" svg:y1="5.184cm" svg:x2="15.37cm" svg:y2="5.28cm">
          <text:p/>
        </draw:line>
        <draw:polyline draw:style-name="gr2" draw:layer="layout" svg:width="0.343cm" svg:height="0.344cm" svg:x="15.37cm" svg:y="4.935cm" svg:viewBox="0 0 344 345" draw:points="91,0 0,345 344,252">
          <text:p/>
        </draw:polyline>
        <draw:polyline draw:style-name="gr2" draw:layer="layout" svg:width="3.167cm" svg:height="1.459cm" svg:x="10.371cm" svg:y="17.512cm" svg:viewBox="0 0 3168 1460" draw:points="0,0 267,119 562,253 878,397 1208,549 1549,706 1891,865 2230,1022 2561,1176 2875,1323 3168,1460">
          <text:p/>
        </draw:polyline>
        <draw:line draw:style-name="gr2" draw:layer="layout" svg:x1="13.245cm" svg:y1="18.835cm" svg:x2="13.539cm" svg:y2="18.972cm">
          <text:p/>
        </draw:line>
        <draw:polyline draw:style-name="gr2" draw:layer="layout" svg:width="0.354cm" svg:height="0.323cm" svg:x="13.184cm" svg:y="18.679cm" svg:viewBox="0 0 355 324" draw:points="0,324 355,292 150,0">
          <text:p/>
        </draw:polyline>
        <draw:line draw:style-name="gr2" draw:layer="layout" svg:x1="16.736cm" svg:y1="22.231cm" svg:x2="16.736cm" svg:y2="23.007cm">
          <text:p/>
        </draw:line>
        <draw:line draw:style-name="gr2" draw:layer="layout" svg:x1="16.736cm" svg:y1="22.931cm" svg:x2="16.736cm" svg:y2="23.007cm">
          <text:p/>
        </draw:line>
        <draw:polyline draw:style-name="gr2" draw:layer="layout" svg:width="0.355cm" svg:height="0.308cm" svg:x="16.558cm" svg:y="22.699cm" svg:viewBox="0 0 356 309" draw:points="0,0 179,309 356,0">
          <text:p/>
        </draw:polyline>
        <draw:polyline draw:style-name="gr2" draw:layer="layout" svg:width="0.093cm" svg:height="0.776cm" svg:x="2.051cm" svg:y="13.289cm" svg:viewBox="0 0 94 777" draw:points="0,0 9,68 18,141 27,217 37,296 46,377 55,459 64,540 74,621 83,701 94,777">
          <text:p/>
        </draw:polyline>
        <draw:line draw:style-name="gr2" draw:layer="layout" svg:x1="2.134cm" svg:y1="13.989cm" svg:x2="2.145cm" svg:y2="14.066cm">
          <text:p/>
        </draw:line>
        <draw:polyline draw:style-name="gr2" draw:layer="layout" svg:width="0.353cm" svg:height="0.327cm" svg:x="1.93cm" svg:y="13.738cm" svg:viewBox="0 0 354 328" draw:points="0,43 215,328 354,0">
          <text:p/>
        </draw:polyline>
        <draw:line draw:style-name="gr2" draw:layer="layout" svg:x1="5.528cm" svg:y1="17.76cm" svg:x2="5.528cm" svg:y2="18.536cm">
          <text:p/>
        </draw:line>
        <draw:line draw:style-name="gr2" draw:layer="layout" svg:x1="5.528cm" svg:y1="18.46cm" svg:x2="5.528cm" svg:y2="18.536cm">
          <text:p/>
        </draw:line>
        <draw:polyline draw:style-name="gr2" draw:layer="layout" svg:width="0.356cm" svg:height="0.308cm" svg:x="5.35cm" svg:y="18.228cm" svg:viewBox="0 0 357 309" draw:points="0,0 178,309 357,0">
          <text:p/>
        </draw:polyline>
        <draw:polyline draw:style-name="gr2" draw:layer="layout" svg:width="0.808cm" svg:height="0.869cm" svg:x="11.271cm" svg:y="22.231cm" svg:viewBox="0 0 809 870" draw:points="809,0 732,76 653,156 572,239 489,324 405,412 321,502 238,592 157,685 78,777 0,870">
          <text:p/>
        </draw:polyline>
        <draw:line draw:style-name="gr2" draw:layer="layout" svg:x1="11.349cm" svg:y1="23.007cm" svg:x2="11.271cm" svg:y2="23.101cm">
          <text:p/>
        </draw:line>
        <draw:polyline draw:style-name="gr2" draw:layer="layout" svg:width="0.333cm" svg:height="0.351cm" svg:x="11.271cm" svg:y="22.749cm" svg:viewBox="0 0 334 352" draw:points="59,0 0,352 334,227">
          <text:p/>
        </draw:polyline>
        <draw:polyline draw:style-name="gr2" draw:layer="layout" svg:width="0.869cm" svg:height="1.024cm" svg:x="17.388cm" svg:y="19.903cm" svg:viewBox="0 0 870 1025" draw:points="870,0 792,94 710,192 624,293 536,396 446,500 355,606 264,712 173,817 85,922 0,1025">
          <text:p/>
        </draw:polyline>
        <draw:line draw:style-name="gr2" draw:layer="layout" svg:x1="17.474cm" svg:y1="20.824cm" svg:x2="17.388cm" svg:y2="20.928cm">
          <text:p/>
        </draw:line>
        <draw:polyline draw:style-name="gr2" draw:layer="layout" svg:width="0.333cm" svg:height="0.351cm" svg:x="17.388cm" svg:y="20.576cm" svg:viewBox="0 0 334 352" draw:points="59,0 0,352 334,228">
          <text:p/>
        </draw:polyline>
        <draw:polyline draw:style-name="gr2" draw:layer="layout" svg:width="1.895cm" svg:height="4.439cm" svg:x="14.065cm" svg:y="8.819cm" svg:viewBox="0 0 1896 4440" draw:points="1896,0 1812,329 1707,710 1582,1134 1434,1590 1263,2069 1065,2560 842,3053 591,3538 311,4003 0,4440">
          <text:p/>
        </draw:polyline>
        <draw:polyline draw:style-name="gr2" draw:layer="layout" svg:width="1.365cm" svg:height="1.18cm" svg:x="12.7cm" svg:y="13.258cm" svg:viewBox="0 0 1366 1181" draw:points="1366,0 1250,147 1126,287 995,422 858,550 717,672 574,787 430,897 285,999 141,1094 0,1181">
          <text:p/>
        </draw:polyline>
        <draw:line draw:style-name="gr2" draw:layer="layout" svg:x1="12.842cm" svg:y1="14.351cm" svg:x2="12.7cm" svg:y2="14.439cm">
          <text:p/>
        </draw:line>
        <draw:polyline draw:style-name="gr2" draw:layer="layout" svg:width="0.355cm" svg:height="0.313cm" svg:x="12.7cm" svg:y="14.125cm" svg:viewBox="0 0 356 314" draw:points="169,0 0,314 356,303">
          <text:p/>
        </draw:polyline>
        <draw:polyline draw:style-name="gr2" draw:layer="layout" svg:width="2.359cm" svg:height="1.273cm" svg:x="16.891cm" svg:y="8.694cm" svg:viewBox="0 0 2360 1274" draw:points="0,0 213,116 439,241 676,370 920,503 1168,638 1417,773 1664,906 1905,1035 2139,1158 2360,1274">
          <text:p/>
        </draw:polyline>
        <draw:line draw:style-name="gr2" draw:layer="layout" svg:x1="19.029cm" svg:y1="9.851cm" svg:x2="19.251cm" svg:y2="9.968cm">
          <text:p/>
        </draw:line>
        <draw:polyline draw:style-name="gr2" draw:layer="layout" svg:width="0.355cm" svg:height="0.315cm" svg:x="18.895cm" svg:y="9.667cm" svg:viewBox="0 0 356 316" draw:points="0,316 356,301 165,0">
          <text:p/>
        </draw:polyline>
        <draw:polyline draw:style-name="gr2" draw:layer="layout" svg:width="0.777cm" svg:height="0.962cm" svg:x="20.585cm" svg:y="15.432cm" svg:viewBox="0 0 778 963" draw:points="0,0 76,85 153,174 231,266 310,361 390,458 469,556 547,656 625,758 702,860 778,963">
          <text:p/>
        </draw:polyline>
        <draw:line draw:style-name="gr2" draw:layer="layout" svg:x1="21.286cm" svg:y1="16.292cm" svg:x2="21.363cm" svg:y2="16.395cm">
          <text:p/>
        </draw:line>
        <draw:polyline draw:style-name="gr2" draw:layer="layout" svg:width="0.326cm" svg:height="0.353cm" svg:x="21.036cm" svg:y="16.041cm" svg:viewBox="0 0 327 354" draw:points="0,211 327,354 287,0">
          <text:p/>
        </draw:polyline>
        <draw:polyline draw:style-name="gr2" draw:layer="layout" svg:width="1.055cm" svg:height="7.482cm" svg:x="10.651cm" svg:y="15.525cm" svg:viewBox="0 0 1056 7483" draw:points="1056,0 980,523 886,1177 778,1933 661,2759 539,3624 416,4500 296,5353 184,6156 84,6875 0,7483">
          <text:p/>
        </draw:polyline>
        <draw:line draw:style-name="gr2" draw:layer="layout" svg:x1="10.736cm" svg:y1="22.4cm" svg:x2="10.651cm" svg:y2="23.008cm">
          <text:p/>
        </draw:line>
        <draw:polyline draw:style-name="gr2" draw:layer="layout" svg:width="0.352cm" svg:height="0.33cm" svg:x="10.517cm" svg:y="22.677cm" svg:viewBox="0 0 353 331" draw:points="0,0 135,331 353,50">
          <text:p/>
        </draw:polyline>
        <draw:line draw:style-name="gr2" draw:layer="layout" svg:x1="20.182cm" svg:y1="13.289cm" svg:x2="20.182cm" svg:y2="14.065cm">
          <text:p/>
        </draw:line>
        <draw:line draw:style-name="gr2" draw:layer="layout" svg:x1="20.182cm" svg:y1="13.989cm" svg:x2="20.182cm" svg:y2="14.065cm">
          <text:p/>
        </draw:line>
        <draw:polyline draw:style-name="gr2" draw:layer="layout" svg:width="0.356cm" svg:height="0.308cm" svg:x="20.004cm" svg:y="13.757cm" svg:viewBox="0 0 357 309" draw:points="0,0 178,309 357,0">
          <text:p/>
        </draw:polyline>
        <draw:polyline draw:style-name="gr2" draw:layer="layout" svg:width="1.056cm" svg:height="1.087cm" svg:x="14.562cm" svg:y="17.76cm" svg:viewBox="0 0 1057 1088" draw:points="0,0 113,88 227,182 341,282 453,387 564,497 672,610 776,728 876,847 970,967 1057,1088">
          <text:p/>
        </draw:polyline>
        <draw:polyline draw:style-name="gr2" draw:layer="layout" svg:width="0.9cm" svg:height="1.956cm" svg:x="15.618cm" svg:y="18.847cm" svg:viewBox="0 0 901 1957" draw:points="0,0 118,189 231,385 337,585 437,788 532,991 620,1192 701,1391 775,1586 842,1775 901,1957">
          <text:p/>
        </draw:polyline>
        <draw:line draw:style-name="gr2" draw:layer="layout" svg:x1="16.459cm" svg:y1="20.621cm" svg:x2="16.519cm" svg:y2="20.804cm">
          <text:p/>
        </draw:line>
        <draw:polyline draw:style-name="gr2" draw:layer="layout" svg:width="0.338cm" svg:height="0.348cm" svg:x="16.253cm" svg:y="20.455cm" svg:viewBox="0 0 339 349" draw:points="0,111 266,349 339,0">
          <text:p/>
        </draw:polyline>
        <draw:polyline draw:style-name="gr2" draw:layer="layout" svg:width="0.838cm" svg:height="3.043cm" svg:x="12.824cm" svg:y="17.76cm" svg:viewBox="0 0 839 3044" draw:points="839,0 769,242 692,517 609,817 520,1135 430,1464 339,1799 249,2130 161,2453 78,2760 0,3044">
          <text:p/>
        </draw:polyline>
        <draw:line draw:style-name="gr2" draw:layer="layout" svg:x1="12.903cm" svg:y1="20.519cm" svg:x2="12.824cm" svg:y2="20.804cm">
          <text:p/>
        </draw:line>
        <draw:polyline draw:style-name="gr2" draw:layer="layout" svg:width="0.343cm" svg:height="0.345cm" svg:x="12.734cm" svg:y="20.458cm" svg:viewBox="0 0 344 346" draw:points="0,0 90,346 344,95">
          <text:p/>
        </draw:polyline>
        <draw:polyline draw:style-name="gr2" draw:layer="layout" svg:width="0.558cm" svg:height="3.322cm" svg:x="13.507cm" svg:y="8.819cm" svg:viewBox="0 0 559 3323" draw:points="0,0 50,242 109,518 171,823 237,1152 302,1498 366,1858 426,2226 480,2596 526,2963 559,3323">
          <text:p/>
        </draw:polyline>
        <draw:polyline draw:style-name="gr2" draw:layer="layout" svg:width="0.176cm" svg:height="4.16cm" svg:x="13.941cm" svg:y="12.141cm" svg:viewBox="0 0 177 4161" draw:points="125,0 156,445 172,898 177,1355 171,1809 157,2255 135,2687 106,3100 74,3487 37,3842 0,4161">
          <text:p/>
        </draw:polyline>
        <draw:line draw:style-name="gr2" draw:layer="layout" svg:x1="13.979cm" svg:y1="15.982cm" svg:x2="13.941cm" svg:y2="16.302cm">
          <text:p/>
        </draw:line>
        <draw:polyline draw:style-name="gr2" draw:layer="layout" svg:width="0.354cm" svg:height="0.327cm" svg:x="13.8cm" svg:y="15.974cm" svg:viewBox="0 0 355 328" draw:points="0,0 141,328 355,41">
          <text:p/>
        </draw:polyline>
        <draw:polyline draw:style-name="gr2" draw:layer="layout" svg:width="0.062cm" svg:height="0.776cm" svg:x="23.255cm" svg:y="4.348cm" svg:viewBox="0 0 63 777" draw:points="0,0 10,68 19,140 27,216 36,295 43,377 50,459 55,541 60,622 63,701 63,777">
          <text:p/>
        </draw:polyline>
        <draw:line draw:style-name="gr2" draw:layer="layout" svg:x1="23.317cm" svg:y1="5.048cm" svg:x2="23.317cm" svg:y2="5.124cm">
          <text:p/>
        </draw:line>
        <draw:polyline draw:style-name="gr2" draw:layer="layout" svg:width="0.356cm" svg:height="0.31cm" svg:x="23.136cm" svg:y="4.814cm" svg:viewBox="0 0 357 311" draw:points="0,4 181,311 357,0">
          <text:p/>
        </draw:polyline>
        <draw:line draw:style-name="gr2" draw:layer="layout" svg:x1="10.62cm" svg:y1="8.819cm" svg:x2="10.62cm" svg:y2="9.595cm">
          <text:p/>
        </draw:line>
        <draw:line draw:style-name="gr2" draw:layer="layout" svg:x1="10.62cm" svg:y1="9.519cm" svg:x2="10.62cm" svg:y2="9.595cm">
          <text:p/>
        </draw:line>
        <draw:polyline draw:style-name="gr2" draw:layer="layout" svg:width="0.356cm" svg:height="0.308cm" svg:x="10.441cm" svg:y="9.287cm" svg:viewBox="0 0 357 309" draw:points="0,0 179,309 357,0">
          <text:p/>
        </draw:polyline>
        <draw:polyline draw:style-name="gr2" draw:layer="layout" svg:width="3.539cm" svg:height="1.521cm" svg:x="8.415cm" svg:y="10.775cm" svg:viewBox="0 0 3540 1522" draw:points="0,0 290,129 616,271 968,424 1340,584 1723,749 2110,914 2494,1077 2865,1234 3217,1384 3540,1522">
          <text:p/>
        </draw:polyline>
        <draw:line draw:style-name="gr2" draw:layer="layout" svg:x1="11.631cm" svg:y1="12.159cm" svg:x2="11.955cm" svg:y2="12.297cm">
          <text:p/>
        </draw:line>
        <draw:polyline draw:style-name="gr2" draw:layer="layout" svg:width="0.353cm" svg:height="0.327cm" svg:x="11.601cm" svg:y="12.012cm" svg:viewBox="0 0 354 328" draw:points="0,328 354,285 140,0">
          <text:p/>
        </draw:polyline>
        <draw:polyline draw:style-name="gr2" draw:layer="layout" svg:width="0.062cm" svg:height="0.776cm" svg:x="7.608cm" svg:y="11.054cm" svg:viewBox="0 0 63 777" draw:points="63,0 54,68 47,140 42,216 36,295 32,377 27,458 22,540 15,622 8,701 0,777">
          <text:p/>
        </draw:polyline>
        <draw:line draw:style-name="gr2" draw:layer="layout" svg:x1="7.617cm" svg:y1="11.754cm" svg:x2="7.608cm" svg:y2="11.831cm">
          <text:p/>
        </draw:line>
        <draw:polyline draw:style-name="gr2" draw:layer="layout" svg:width="0.353cm" svg:height="0.326cm" svg:x="7.465cm" svg:y="11.504cm" svg:viewBox="0 0 354 327" draw:points="0,0 143,327 354,39">
          <text:p/>
        </draw:polyline>
        <draw:polyline draw:style-name="gr2" draw:layer="layout" svg:width="1.273cm" svg:height="1.118cm" svg:x="8.229cm" svg:y="10.93cm" svg:viewBox="0 0 1274 1119" draw:points="0,0 115,97 236,200 363,309 493,421 625,536 759,654 891,771 1022,889 1150,1005 1274,1119">
          <text:p/>
        </draw:polyline>
        <draw:line draw:style-name="gr2" draw:layer="layout" svg:x1="9.378cm" svg:y1="11.934cm" svg:x2="9.503cm" svg:y2="12.049cm">
          <text:p/>
        </draw:line>
        <draw:polyline draw:style-name="gr2" draw:layer="layout" svg:width="0.348cm" svg:height="0.34cm" svg:x="9.154cm" svg:y="11.708cm" svg:viewBox="0 0 349 341" draw:points="0,263 349,341 242,0">
          <text:p/>
        </draw:polyline>
        <draw:polyline draw:style-name="gr2" draw:layer="layout" svg:width="0.465cm" svg:height="0.87cm" svg:x="12.203cm" svg:y="13.258cm" svg:viewBox="0 0 466 871" draw:points="466,0 427,77 385,156 340,239 293,324 244,412 195,501 145,592 96,685 47,777 0,871">
          <text:p/>
        </draw:polyline>
        <draw:line draw:style-name="gr2" draw:layer="layout" svg:x1="12.251cm" svg:y1="14.034cm" svg:x2="12.203cm" svg:y2="14.129cm">
          <text:p/>
        </draw:line>
        <draw:polyline draw:style-name="gr2" draw:layer="layout" svg:width="0.317cm" svg:height="0.356cm" svg:x="12.184cm" svg:y="13.772cm" svg:viewBox="0 0 318 357" draw:points="0,0 19,357 318,163">
          <text:p/>
        </draw:polyline>
        <draw:polyline draw:style-name="gr2" draw:layer="layout" svg:width="0.59cm" svg:height="3.043cm" svg:x="13.072cm" svg:y="13.258cm" svg:viewBox="0 0 591 3044" draw:points="0,0 42,250 91,528 147,830 208,1147 272,1475 338,1807 404,2136 469,2456 533,2761 591,3044">
          <text:p/>
        </draw:polyline>
        <draw:line draw:style-name="gr2" draw:layer="layout" svg:x1="13.604cm" svg:y1="16.018cm" svg:x2="13.663cm" svg:y2="16.302cm">
          <text:p/>
        </draw:line>
        <draw:polyline draw:style-name="gr2" draw:layer="layout" svg:width="0.348cm" svg:height="0.338cm" svg:x="13.426cm" svg:y="15.963cm" svg:viewBox="0 0 349 339" draw:points="0,72 237,339 349,0">
          <text:p/>
        </draw:polyline>
        <draw:polyline draw:style-name="gr2" draw:layer="layout" svg:width="2.36cm" svg:height="1.366cm" svg:x="9.967cm" svg:y="13.072cm" svg:viewBox="0 0 2361 1367" draw:points="2361,0 2156,117 1934,243 1698,377 1453,517 1204,661 952,806 702,951 457,1094 222,1233 0,1367">
          <text:p/>
        </draw:polyline>
        <draw:line draw:style-name="gr2" draw:layer="layout" svg:x1="10.19cm" svg:y1="14.304cm" svg:x2="9.967cm" svg:y2="14.439cm">
          <text:p/>
        </draw:line>
        <draw:polyline draw:style-name="gr2" draw:layer="layout" svg:width="0.356cm" svg:height="0.311cm" svg:x="9.967cm" svg:y="14.127cm" svg:viewBox="0 0 357 312" draw:points="172,0 0,312 357,305">
          <text:p/>
        </draw:polyline>
        <draw:polyline draw:style-name="gr2" draw:layer="layout" svg:width="0.652cm" svg:height="0.932cm" svg:x="7.887cm" svg:y="13.227cm" svg:viewBox="0 0 653 933" draw:points="0,0 58,86 119,175 182,266 248,359 315,454 382,550 451,647 519,744 587,839 653,933">
          <text:p/>
        </draw:polyline>
        <draw:line draw:style-name="gr2" draw:layer="layout" svg:x1="8.473cm" svg:y1="14.065cm" svg:x2="8.54cm" svg:y2="14.16cm">
          <text:p/>
        </draw:line>
        <draw:polyline draw:style-name="gr2" draw:layer="layout" svg:width="0.323cm" svg:height="0.355cm" svg:x="8.216cm" svg:y="13.804cm" svg:viewBox="0 0 324 356" draw:points="0,206 324,356 292,0">
          <text:p/>
        </draw:polyline>
        <draw:polyline draw:style-name="gr2" draw:layer="layout" svg:width="0.496cm" svg:height="0.901cm" svg:x="6.77cm" svg:y="13.258cm" svg:viewBox="0 0 497 902" draw:points="497,0 450,78 401,159 351,247 300,336 249,428 198,522 146,617 96,713 47,808 0,902">
          <text:p/>
        </draw:polyline>
        <draw:line draw:style-name="gr2" draw:layer="layout" svg:x1="6.818cm" svg:y1="14.065cm" svg:x2="6.77cm" svg:y2="14.16cm">
          <text:p/>
        </draw:line>
        <draw:polyline draw:style-name="gr2" draw:layer="layout" svg:width="0.317cm" svg:height="0.356cm" svg:x="6.75cm" svg:y="13.803cm" svg:viewBox="0 0 318 357" draw:points="0,0 20,357 318,162">
          <text:p/>
        </draw:polyline>
        <draw:polyline draw:style-name="gr2" draw:layer="layout" svg:width="0.248cm" svg:height="0.838cm" svg:x="9.191cm" svg:y="15.494cm" svg:viewBox="0 0 249 839" draw:points="0,0 28,76 56,155 83,238 110,322 136,407 161,495 185,582 208,668 229,754 249,839">
          <text:p/>
        </draw:polyline>
        <draw:line draw:style-name="gr2" draw:layer="layout" svg:x1="9.42cm" svg:y1="16.247cm" svg:x2="9.44cm" svg:y2="16.333cm">
          <text:p/>
        </draw:line>
        <draw:polyline draw:style-name="gr2" draw:layer="layout" svg:width="0.347cm" svg:height="0.34cm" svg:x="9.197cm" svg:y="15.992cm" svg:viewBox="0 0 348 341" draw:points="0,80 243,341 348,0">
          <text:p/>
        </draw:polyline>
        <draw:polyline draw:style-name="gr2" draw:layer="layout" svg:width="1.801cm" svg:height="1.148cm" svg:x="6.645cm" svg:y="15.339cm" svg:viewBox="0 0 1802 1149" draw:points="1802,0 1647,97 1481,202 1306,314 1124,431 937,551 747,672 556,795 366,916 181,1035 0,1149">
          <text:p/>
        </draw:polyline>
        <draw:line draw:style-name="gr2" draw:layer="layout" svg:x1="6.827cm" svg:y1="16.373cm" svg:x2="6.645cm" svg:y2="16.488cm">
          <text:p/>
        </draw:line>
        <draw:polyline draw:style-name="gr2" draw:layer="layout" svg:width="0.356cm" svg:height="0.315cm" svg:x="6.645cm" svg:y="16.172cm" svg:viewBox="0 0 357 316" draw:points="166,0 0,316 357,301">
          <text:p/>
        </draw:polyline>
        <draw:polyline draw:style-name="gr2" draw:layer="layout" svg:width="0.217cm" svg:height="3.881cm" svg:x="23.473cm" svg:y="6.583cm" svg:viewBox="0 0 218 3882" draw:points="0,0 29,275 58,592 88,944 116,1327 143,1732 168,2154 189,2586 205,3023 214,3456 218,3882">
          <text:p/>
        </draw:polyline>
        <draw:line draw:style-name="gr2" draw:layer="layout" svg:x1="23.69cm" svg:y1="10.464cm" svg:x2="23.69cm" svg:y2="12.7cm">
          <text:p/>
        </draw:line>
        <draw:polyline draw:style-name="gr2" draw:layer="layout" svg:width="1.149cm" svg:height="3.632cm" svg:x="22.541cm" svg:y="12.7cm" svg:viewBox="0 0 1150 3633" draw:points="1150,0 1131,402 1078,806 996,1208 889,1605 762,1991 620,2363 469,2717 311,3050 153,3356 0,3633">
          <text:p/>
        </draw:polyline>
        <draw:line draw:style-name="gr2" draw:layer="layout" svg:x1="22.695cm" svg:y1="16.055cm" svg:x2="22.541cm" svg:y2="16.333cm">
          <text:p/>
        </draw:line>
        <draw:polyline draw:style-name="gr2" draw:layer="layout" svg:width="0.311cm" svg:height="0.356cm" svg:x="22.535cm" svg:y="15.976cm" svg:viewBox="0 0 312 357" draw:points="0,0 6,357 312,172">
          <text:p/>
        </draw:polyline>
        <draw:polyline draw:style-name="gr2" draw:layer="layout" svg:width="0.62cm" svg:height="0.932cm" svg:x="10.62cm" svg:y="13.227cm" svg:viewBox="0 0 621 933" draw:points="0,0 56,86 115,175 175,266 236,359 298,454 361,550 426,647 490,744 556,839 621,933">
          <text:p/>
        </draw:polyline>
        <draw:line draw:style-name="gr2" draw:layer="layout" svg:x1="11.175cm" svg:y1="14.065cm" svg:x2="11.241cm" svg:y2="14.16cm">
          <text:p/>
        </draw:line>
        <draw:polyline draw:style-name="gr2" draw:layer="layout" svg:width="0.321cm" svg:height="0.355cm" svg:x="10.919cm" svg:y="13.804cm" svg:viewBox="0 0 322 356" draw:points="0,204 322,356 292,0">
          <text:p/>
        </draw:polyline>
        <draw:polyline draw:style-name="gr2" draw:layer="layout" svg:width="2.36cm" svg:height="1.366cm" svg:x="7.266cm" svg:y="13.072cm" svg:viewBox="0 0 2361 1367" draw:points="2361,0 2155,117 1933,243 1698,377 1453,517 1203,661 951,806 702,951 457,1094 222,1233 0,1367">
          <text:p/>
        </draw:polyline>
        <draw:line draw:style-name="gr2" draw:layer="layout" svg:x1="7.489cm" svg:y1="14.304cm" svg:x2="7.266cm" svg:y2="14.439cm">
          <text:p/>
        </draw:line>
        <draw:polyline draw:style-name="gr2" draw:layer="layout" svg:width="0.356cm" svg:height="0.311cm" svg:x="7.266cm" svg:y="14.127cm" svg:viewBox="0 0 357 312" draw:points="172,0 0,312 357,305">
          <text:p/>
        </draw:polyline>
        <draw:polyline draw:style-name="gr2" draw:layer="layout" svg:width="1.397cm" svg:height="1.149cm" svg:x="2.734cm" svg:y="10.93cm" svg:viewBox="0 0 1398 1150" draw:points="1398,0 1273,97 1142,203 1006,314 866,431 722,552 577,674 431,796 286,917 142,1035 0,1150">
          <text:p/>
        </draw:polyline>
        <draw:line draw:style-name="gr2" draw:layer="layout" svg:x1="2.876cm" svg:y1="11.964cm" svg:x2="2.734cm" svg:y2="12.08cm">
          <text:p/>
        </draw:line>
        <draw:polyline draw:style-name="gr2" draw:layer="layout" svg:width="0.351cm" svg:height="0.332cm" svg:x="2.734cm" svg:y="11.747cm" svg:viewBox="0 0 352 333" draw:points="128,0 0,333 352,277">
          <text:p/>
        </draw:polyline>
        <draw:polyline draw:style-name="gr2" draw:layer="layout" svg:width="1.522cm" svg:height="1.18cm" svg:x="5.217cm" svg:y="10.899cm" svg:viewBox="0 0 1523 1181" draw:points="0,0 135,106 278,218 427,335 580,455 737,578 897,702 1057,825 1215,947 1371,1066 1523,1181">
          <text:p/>
        </draw:polyline>
        <draw:line draw:style-name="gr2" draw:layer="layout" svg:x1="6.587cm" svg:y1="11.964cm" svg:x2="6.74cm" svg:y2="12.08cm">
          <text:p/>
        </draw:line>
        <draw:polyline draw:style-name="gr2" draw:layer="layout" svg:width="0.354cm" svg:height="0.328cm" svg:x="6.385cm" svg:y="11.751cm" svg:viewBox="0 0 355 329" draw:points="0,285 355,329 215,0">
          <text:p/>
        </draw:polyline>
        <draw:polyline draw:style-name="gr2" draw:layer="layout" svg:width="1.677cm" svg:height="3.136cm" svg:x="2.702cm" svg:y="11.023cm" svg:viewBox="0 0 1678 3137" draw:points="1678,0 1546,251 1396,535 1232,844 1057,1171 875,1510 690,1854 505,2195 327,2527 157,2843 0,3137">
          <text:p/>
        </draw:polyline>
        <draw:line draw:style-name="gr2" draw:layer="layout" svg:x1="2.86cm" svg:y1="13.865cm" svg:x2="2.702cm" svg:y2="14.16cm">
          <text:p/>
        </draw:line>
        <draw:polyline draw:style-name="gr2" draw:layer="layout" svg:width="0.313cm" svg:height="0.356cm" svg:x="2.691cm" svg:y="13.803cm" svg:viewBox="0 0 314 357" draw:points="0,0 11,357 314,169">
          <text:p/>
        </draw:polyline>
        <draw:polyline draw:style-name="gr2" draw:layer="layout" svg:width="1.148cm" svg:height="3.074cm" svg:x="4.876cm" svg:y="11.023cm" svg:viewBox="0 0 1149 3075" draw:points="0,0 91,250 194,531 307,836 426,1158 551,1491 677,1827 803,2160 926,2484 1042,2791 1149,3075">
          <text:p/>
        </draw:polyline>
        <draw:line draw:style-name="gr2" draw:layer="layout" svg:x1="5.917cm" svg:y1="13.813cm" svg:x2="6.025cm" svg:y2="14.098cm">
          <text:p/>
        </draw:line>
        <draw:polyline draw:style-name="gr2" draw:layer="layout" svg:width="0.332cm" svg:height="0.352cm" svg:x="5.749cm" svg:y="13.745cm" svg:viewBox="0 0 333 353" draw:points="0,126 276,353 333,0">
          <text:p/>
        </draw:polyline>
        <draw:line draw:style-name="gr2" draw:layer="layout" svg:x1="20.182cm" svg:y1="11.054cm" svg:x2="20.182cm" svg:y2="11.83cm">
          <text:p/>
        </draw:line>
        <draw:line draw:style-name="gr2" draw:layer="layout" svg:x1="20.182cm" svg:y1="11.754cm" svg:x2="20.182cm" svg:y2="11.83cm">
          <text:p/>
        </draw:line>
        <draw:polyline draw:style-name="gr2" draw:layer="layout" svg:width="0.356cm" svg:height="0.308cm" svg:x="20.004cm" svg:y="11.522cm" svg:viewBox="0 0 357 309" draw:points="0,0 178,309 357,0">
          <text:p/>
        </draw:polyline>
        <draw:polyline draw:style-name="gr2" draw:layer="layout" svg:width="0.683cm" svg:height="1.18cm" svg:x="20.617cm" svg:y="10.961cm" svg:viewBox="0 0 684 1181" draw:points="0,0 67,105 139,215 214,329 289,446 364,567 438,688 508,811 574,936 632,1059 684,1181">
          <text:p/>
        </draw:polyline>
        <draw:polyline draw:style-name="gr2" draw:layer="layout" svg:width="0.714cm" svg:height="4.16cm" svg:x="21.3cm" svg:y="12.141cm" svg:viewBox="0 0 715 4161" draw:points="0,0 148,429 275,871 382,1322 471,1773 544,2220 602,2656 646,3074 679,3469 701,3833 715,4161">
          <text:p/>
        </draw:polyline>
        <draw:line draw:style-name="gr2" draw:layer="layout" svg:x1="22cm" svg:y1="15.973cm" svg:x2="22.015cm" svg:y2="16.302cm">
          <text:p/>
        </draw:line>
        <draw:polyline draw:style-name="gr2" draw:layer="layout" svg:width="0.356cm" svg:height="0.315cm" svg:x="21.823cm" svg:y="15.986cm" svg:viewBox="0 0 357 316" draw:points="0,14 192,316 357,0">
          <text:p/>
        </draw:polyline>
        <draw:polyline draw:style-name="gr2" draw:layer="layout" svg:width="1.087cm" svg:height="1.055cm" svg:x="14.966cm" svg:y="19.903cm" svg:viewBox="0 0 1088 1056" draw:points="0,0 96,95 199,197 308,301 419,408 533,517 647,626 761,736 873,845 983,952 1088,1056">
          <text:p/>
        </draw:polyline>
        <draw:line draw:style-name="gr2" draw:layer="layout" svg:x1="15.948cm" svg:y1="20.854cm" svg:x2="16.054cm" svg:y2="20.959cm">
          <text:p/>
        </draw:line>
        <draw:polyline draw:style-name="gr2" draw:layer="layout" svg:width="0.344cm" svg:height="0.343cm" svg:x="15.709cm" svg:y="20.615cm" svg:viewBox="0 0 345 344" draw:points="0,252 345,344 251,0">
          <text:p/>
        </draw:polyline>
        <draw:polyline draw:style-name="gr2" draw:layer="layout" svg:width="0.932cm" svg:height="2.235cm" svg:x="14.686cm" svg:y="19.965cm" svg:viewBox="0 0 933 2236" draw:points="0,0 62,186 133,388 214,603 303,828 398,1060 498,1297 602,1536 711,1774 821,2008 933,2236">
          <text:p/>
        </draw:polyline>
        <draw:polyline draw:style-name="gr2" draw:layer="layout" svg:width="0.528cm" svg:height="0.869cm" svg:x="15.618cm" svg:y="22.2cm" svg:viewBox="0 0 529 870" draw:points="0,0 47,92 97,183 147,272 200,360 253,447 307,533 362,618 417,702 473,786 529,870">
          <text:p/>
        </draw:polyline>
        <draw:line draw:style-name="gr2" draw:layer="layout" svg:x1="16.09cm" svg:y1="22.985cm" svg:x2="16.147cm" svg:y2="23.07cm">
          <text:p/>
        </draw:line>
        <draw:polyline draw:style-name="gr2" draw:layer="layout" svg:width="0.319cm" svg:height="0.355cm" svg:x="15.827cm" svg:y="22.714cm" svg:viewBox="0 0 320 356" draw:points="0,197 320,356 297,0">
          <text:p/>
        </draw:polyline>
        <draw:polyline draw:style-name="gr2" draw:layer="layout" svg:width="5.03cm" svg:height="1.615cm" svg:x="6.397cm" svg:y="19.685cm" svg:viewBox="0 0 5031 1616" draw:points="0,0 405,131 866,278 1370,439 1904,609 2457,784 3013,961 3562,1137 4090,1308 4584,1468 5031,1616">
          <text:p/>
        </draw:polyline>
        <draw:line draw:style-name="gr2" draw:layer="layout" svg:x1="10.98cm" svg:y1="21.152cm" svg:x2="11.428cm" svg:y2="21.301cm">
          <text:p/>
        </draw:line>
        <draw:polyline draw:style-name="gr2" draw:layer="layout" svg:width="0.349cm" svg:height="0.338cm" svg:x="11.078cm" svg:y="21.034cm" svg:viewBox="0 0 350 339" draw:points="0,339 350,267 113,0">
          <text:p/>
        </draw:polyline>
        <draw:polyline draw:style-name="gr2" draw:layer="layout" svg:width="3.477cm" svg:height="3.135cm" svg:x="6.18cm" svg:y="19.996cm" svg:viewBox="0 0 3478 3136" draw:points="0,0 281,252 600,537 947,849 1314,1179 1693,1521 2075,1866 2453,2209 2818,2539 3163,2851 3478,3136">
          <text:p/>
        </draw:polyline>
        <draw:line draw:style-name="gr2" draw:layer="layout" svg:x1="9.342cm" svg:y1="22.846cm" svg:x2="9.658cm" svg:y2="23.132cm">
          <text:p/>
        </draw:line>
        <draw:polyline draw:style-name="gr2" draw:layer="layout" svg:width="0.348cm" svg:height="0.339cm" svg:x="9.309cm" svg:y="22.792cm" svg:viewBox="0 0 349 340" draw:points="0,265 349,340 240,0">
          <text:p/>
        </draw:polyline>
        <draw:polyline draw:style-name="gr2" draw:layer="layout" svg:width="1.583cm" svg:height="1.086cm" svg:x="2.858cm" svg:y="15.37cm" svg:viewBox="0 0 1584 1087" draw:points="0,0 143,88 293,184 448,287 607,395 769,508 933,623 1097,740 1262,857 1424,974 1584,1087">
          <text:p/>
        </draw:polyline>
        <draw:line draw:style-name="gr2" draw:layer="layout" svg:x1="4.281cm" svg:y1="16.343cm" svg:x2="4.442cm" svg:y2="16.457cm">
          <text:p/>
        </draw:line>
        <draw:polyline draw:style-name="gr2" draw:layer="layout" svg:width="0.354cm" svg:height="0.323cm" svg:x="4.087cm" svg:y="16.133cm" svg:viewBox="0 0 355 324" draw:points="0,291 355,324 206,0">
          <text:p/>
        </draw:polyline>
        <draw:polyline draw:style-name="gr2" draw:layer="layout" svg:width="1.584cm" svg:height="2.266cm" svg:x="2.609cm" svg:y="15.463cm" svg:viewBox="0 0 1585 2267" draw:points="0,0 120,178 254,376 401,590 559,816 723,1052 893,1295 1067,1541 1241,1787 1415,2030 1585,2267">
          <text:p/>
        </draw:polyline>
        <draw:polyline draw:style-name="gr2" draw:layer="layout" svg:width="0.683cm" svg:height="0.869cm" svg:x="4.193cm" svg:y="17.729cm" svg:viewBox="0 0 684 870" draw:points="0,0 66,93 133,186 202,278 271,369 341,458 411,546 480,632 549,714 618,794 684,870">
          <text:p/>
        </draw:polyline>
        <draw:line draw:style-name="gr2" draw:layer="layout" svg:x1="4.81cm" svg:y1="18.522cm" svg:x2="4.877cm" svg:y2="18.599cm">
          <text:p/>
        </draw:line>
        <draw:polyline draw:style-name="gr2" draw:layer="layout" svg:width="0.337cm" svg:height="0.349cm" svg:x="4.539cm" svg:y="18.249cm" svg:viewBox="0 0 338 350" draw:points="0,233 338,350 271,0">
          <text:p/>
        </draw:polyline>
        <draw:polyline draw:style-name="gr2" draw:layer="layout" svg:width="0.838cm" svg:height="0.28cm" svg:x="7.08cm" svg:y="15.214cm" svg:viewBox="0 0 839 281" draw:points="0,0 84,29 168,59 252,90 335,121 419,153 504,182 588,211 672,237 755,260 839,281">
          <text:p/>
        </draw:polyline>
        <draw:polyline draw:style-name="gr2" draw:layer="layout" svg:width="4.75cm" svg:height="1.397cm" svg:x="7.918cm" svg:y="15.494cm" svg:viewBox="0 0 4751 1398" draw:points="0,0 501,158 1013,315 1529,470 2044,621 2551,768 3044,910 3516,1044 3962,1171 4376,1290 4751,1398">
          <text:p/>
        </draw:polyline>
        <draw:line draw:style-name="gr2" draw:layer="layout" svg:x1="12.293cm" svg:y1="16.783cm" svg:x2="12.669cm" svg:y2="16.892cm">
          <text:p/>
        </draw:line>
        <draw:polyline draw:style-name="gr2" draw:layer="layout" svg:width="0.345cm" svg:height="0.342cm" svg:x="12.323cm" svg:y="16.635cm" svg:viewBox="0 0 346 343" draw:points="0,343 346,257 100,0">
          <text:p/>
        </draw:polyline>
        <draw:polyline draw:style-name="gr2" draw:layer="layout" svg:width="1.925cm" svg:height="2.235cm" svg:x="6.645cm" svg:y="15.494cm" svg:viewBox="0 0 1926 2236" draw:points="0,0 114,199 248,418 402,652 575,895 765,1142 971,1387 1192,1624 1425,1849 1670,2054 1926,2236">
          <text:p/>
        </draw:polyline>
        <draw:polyline draw:style-name="gr2" draw:layer="layout" svg:width="4.781cm" svg:height="1.584cm" svg:x="8.57cm" svg:y="17.729cm" svg:viewBox="0 0 4782 1585" draw:points="0,0 463,281 951,529 1456,745 1970,933 2485,1094 2992,1232 3484,1348 3951,1444 4387,1522 4782,1585">
          <text:p/>
        </draw:polyline>
        <draw:line draw:style-name="gr2" draw:layer="layout" svg:x1="12.956cm" svg:y1="19.25cm" svg:x2="13.352cm" svg:y2="19.314cm">
          <text:p/>
        </draw:line>
        <draw:polyline draw:style-name="gr2" draw:layer="layout" svg:width="0.332cm" svg:height="0.351cm" svg:x="13.019cm" svg:y="19.089cm" svg:viewBox="0 0 333 352" draw:points="0,352 333,225 56,0">
          <text:p/>
        </draw:polyline>
        <draw:polyline draw:style-name="gr2" draw:layer="layout" svg:width="1.273cm" svg:height="1.303cm" svg:x="4.41cm" svg:y="15.308cm" svg:viewBox="0 0 1274 1304" draw:points="1274,0 1140,89 1001,189 860,299 718,419 578,548 444,685 316,829 198,981 92,1140 0,1304">
          <text:p/>
        </draw:polyline>
        <draw:polyline draw:style-name="gr2" draw:layer="layout" svg:width="0.535cm" svg:height="1.987cm" svg:x="4.31cm" svg:y="16.611cm" svg:viewBox="0 0 536 1988" draw:points="100,0 34,207 2,416 0,625 25,834 73,1040 140,1243 224,1442 320,1633 424,1815 536,1988">
          <text:p/>
        </draw:polyline>
        <draw:line draw:style-name="gr2" draw:layer="layout" svg:x1="4.734cm" svg:y1="18.425cm" svg:x2="4.846cm" svg:y2="18.599cm">
          <text:p/>
        </draw:line>
        <draw:polyline draw:style-name="gr2" draw:layer="layout" svg:width="0.316cm" svg:height="0.355cm" svg:x="4.529cm" svg:y="18.243cm" svg:viewBox="0 0 317 356" draw:points="0,191 317,356 301,0">
          <text:p/>
        </draw:polyline>
        <draw:polyline draw:style-name="gr2" draw:layer="layout" svg:width="4.439cm" svg:height="1.428cm" svg:x="9.502cm" svg:y="6.242cm" svg:viewBox="0 0 4440 1429" draw:points="4440,0 4110,109 3736,229 3328,359 2890,498 2429,644 1951,795 1463,952 971,1110 481,1270 0,1429">
          <text:p/>
        </draw:polyline>
        <draw:polyline draw:style-name="gr2" draw:layer="layout" svg:width="0.528cm" svg:height="0.217cm" svg:x="8.974cm" svg:y="7.67cm" svg:viewBox="0 0 529 218" draw:points="529,0 472,19 416,41 361,62 306,85 252,109 199,132 147,155 96,178 47,199 0,218">
          <text:p/>
        </draw:polyline>
        <draw:line draw:style-name="gr2" draw:layer="layout" svg:x1="9.022cm" svg:y1="7.868cm" svg:x2="8.974cm" svg:y2="7.888cm">
          <text:p/>
        </draw:line>
        <draw:polyline draw:style-name="gr2" draw:layer="layout" svg:width="0.353cm" svg:height="0.329cm" svg:x="8.974cm" svg:y="7.606cm" svg:viewBox="0 0 354 330" draw:points="218,0 0,281 354,330">
          <text:p/>
        </draw:polyline>
        <draw:polyline draw:style-name="gr2" draw:layer="layout" svg:width="1.769cm" svg:height="1.335cm" svg:x="15.401cm" svg:y="6.335cm" svg:viewBox="0 0 1770 1336" draw:points="0,0 172,89 354,189 541,300 731,422 920,552 1107,692 1288,840 1461,997 1623,1163 1770,1336">
          <text:p/>
        </draw:polyline>
        <draw:polyline draw:style-name="gr2" draw:layer="layout" svg:width="0.963cm" svg:height="2.794cm" svg:x="17.17cm" svg:y="7.67cm" svg:viewBox="0 0 964 2795" draw:points="0,0 224,299 411,571 565,824 689,1065 785,1305 857,1552 908,1816 941,2105 959,2428 964,2795">
          <text:p/>
        </draw:polyline>
        <draw:line draw:style-name="gr2" draw:layer="layout" svg:x1="18.133cm" svg:y1="10.464cm" svg:x2="18.133cm" svg:y2="14.935cm">
          <text:p/>
        </draw:line>
        <draw:polyline draw:style-name="gr2" draw:layer="layout" svg:width="0.372cm" svg:height="3.601cm" svg:x="18.133cm" svg:y="14.935cm" svg:viewBox="0 0 373 3602" draw:points="0,0 6,386 24,777 51,1169 86,1558 129,1940 175,2311 224,2667 275,3003 325,3317 373,3602">
          <text:p/>
        </draw:polyline>
        <draw:line draw:style-name="gr2" draw:layer="layout" svg:x1="18.457cm" svg:y1="18.251cm" svg:x2="18.506cm" svg:y2="18.537cm">
          <text:p/>
        </draw:line>
        <draw:polyline draw:style-name="gr2" draw:layer="layout" svg:width="0.35cm" svg:height="0.333cm" svg:x="18.279cm" svg:y="18.203cm" svg:viewBox="0 0 351 334" draw:points="0,59 226,334 351,0">
          <text:p/>
        </draw:polyline>
        <draw:polyline draw:style-name="gr2" draw:layer="layout" svg:width="0.559cm" svg:height="0.901cm" svg:x="14.997cm" svg:y="6.521cm" svg:viewBox="0 0 560 902" draw:points="0,0 56,85 113,171 169,259 224,348 281,439 336,530 392,622 448,715 504,808 560,902">
          <text:p/>
        </draw:polyline>
        <draw:line draw:style-name="gr2" draw:layer="layout" svg:x1="15.5cm" svg:y1="7.328cm" svg:x2="15.557cm" svg:y2="7.423cm">
          <text:p/>
        </draw:line>
        <draw:polyline draw:style-name="gr2" draw:layer="layout" svg:width="0.311cm" svg:height="0.356cm" svg:x="15.245cm" svg:y="7.066cm" svg:viewBox="0 0 312 357" draw:points="0,184 312,357 306,0">
          <text:p/>
        </draw:polyline>
        <draw:polyline draw:style-name="gr2" draw:layer="layout" svg:width="0.528cm" svg:height="0.87cm" svg:x="13.848cm" svg:y="6.552cm" svg:viewBox="0 0 529 871" draw:points="529,0 482,77 433,156 382,239 329,324 276,413 222,502 167,593 112,685 56,777 0,871">
          <text:p/>
        </draw:polyline>
        <draw:line draw:style-name="gr2" draw:layer="layout" svg:x1="13.905cm" svg:y1="7.328cm" svg:x2="13.848cm" svg:y2="7.423cm">
          <text:p/>
        </draw:line>
        <draw:polyline draw:style-name="gr2" draw:layer="layout" svg:width="0.311cm" svg:height="0.356cm" svg:x="13.848cm" svg:y="7.066cm" svg:viewBox="0 0 312 357" draw:points="6,0 0,357 312,184">
          <text:p/>
        </draw:polyline>
        <draw:polyline draw:style-name="gr2" draw:layer="layout" svg:width="2.483cm" svg:height="1.366cm" svg:x="11.551cm" svg:y="6.366cm" svg:viewBox="0 0 2484 1367" draw:points="2484,0 2269,118 2035,246 1788,383 1530,526 1266,672 1000,819 736,965 479,1106 232,1241 0,1367">
          <text:p/>
        </draw:polyline>
        <draw:line draw:style-name="gr2" draw:layer="layout" svg:x1="11.784cm" svg:y1="7.606cm" svg:x2="11.551cm" svg:y2="7.733cm">
          <text:p/>
        </draw:line>
        <draw:polyline draw:style-name="gr2" draw:layer="layout" svg:width="0.355cm" svg:height="0.312cm" svg:x="11.551cm" svg:y="7.429cm" svg:viewBox="0 0 356 313" draw:points="186,0 0,304 356,313">
          <text:p/>
        </draw:polyline>
        <draw:polyline draw:style-name="gr2" draw:layer="layout" svg:width="7.047cm" svg:height="1.552cm" svg:x="6.801cm" svg:y="6.118cm" svg:viewBox="0 0 7048 1553" draw:points="7048,0 6453,77 5749,177 4969,297 4143,435 3303,591 2481,761 1709,944 1017,1138 437,1342 0,1553">
          <text:p/>
        </draw:polyline>
        <draw:polyline draw:style-name="gr2" draw:layer="layout" svg:width="1.739cm" svg:height="1.987cm" svg:x="5.062cm" svg:y="7.67cm" svg:viewBox="0 0 1740 1988" draw:points="1740,0 1520,159 1308,339 1106,532 913,736 730,948 559,1163 400,1379 253,1591 119,1795 0,1988">
          <text:p/>
        </draw:polyline>
        <draw:line draw:style-name="gr2" draw:layer="layout" svg:x1="5.182cm" svg:y1="9.464cm" svg:x2="5.062cm" svg:y2="9.658cm">
          <text:p/>
        </draw:line>
        <draw:polyline draw:style-name="gr2" draw:layer="layout" svg:width="0.313cm" svg:height="0.356cm" svg:x="5.062cm" svg:y="9.301cm" svg:viewBox="0 0 314 357" draw:points="10,0 0,357 314,187">
          <text:p/>
        </draw:polyline>
        <draw:polyline draw:style-name="gr2" draw:layer="layout" svg:width="3.073cm" svg:height="1.49cm" svg:x="15.494cm" svg:y="6.18cm" svg:viewBox="0 0 3074 1491" draw:points="0,0 265,81 555,175 863,285 1184,408 1513,547 1844,701 2171,873 2488,1061 2791,1266 3074,1491">
          <text:p/>
        </draw:polyline>
        <draw:polyline draw:style-name="gr2" draw:layer="layout" svg:width="1.304cm" svg:height="1.956cm" svg:x="18.567cm" svg:y="7.67cm" svg:viewBox="0 0 1305 1957" draw:points="0,0 173,176 336,362 489,558 634,761 769,967 895,1175 1012,1380 1119,1581 1217,1774 1305,1957">
          <text:p/>
        </draw:polyline>
        <draw:line draw:style-name="gr2" draw:layer="layout" svg:x1="19.783cm" svg:y1="9.443cm" svg:x2="19.872cm" svg:y2="9.627cm">
          <text:p/>
        </draw:line>
        <draw:polyline draw:style-name="gr2" draw:layer="layout" svg:width="0.32cm" svg:height="0.355cm" svg:x="19.577cm" svg:y="9.271cm" svg:viewBox="0 0 321 356" draw:points="0,155 295,356 321,0">
          <text:p/>
        </draw:polyline>
        <draw:polyline draw:style-name="gr2" draw:layer="layout" svg:width="4.191cm" svg:height="5.309cm" svg:x="17.388cm" svg:y="17.76cm" svg:viewBox="0 0 4192 5310" draw:points="4192,0 3878,399 3502,874 3080,1409 2626,1985 2154,2585 1676,3190 1208,3784 763,4347 356,4861 0,5310">
          <text:p/>
        </draw:polyline>
        <draw:line draw:style-name="gr2" draw:layer="layout" svg:x1="17.745cm" svg:y1="22.62cm" svg:x2="17.388cm" svg:y2="23.07cm">
          <text:p/>
        </draw:line>
        <draw:polyline draw:style-name="gr2" draw:layer="layout" svg:width="0.33cm" svg:height="0.352cm" svg:x="17.388cm" svg:y="22.717cm" svg:viewBox="0 0 331 353" draw:points="52,0 0,353 331,223">
          <text:p/>
        </draw:polyline>
        <draw:frame draw:style-name="gr93" draw:layer="layout" svg:width="0.269cm" svg:height="0.179cm" svg:x="21.876cm" svg:y="17.352cm">
          <draw:text-box>
            <text:p text:style-name="P1"><text:span text:style-name="T3">2 / 2</text:span></text:p>
          </draw:text-box>
        </draw:frame>
        <draw:frame draw:style-name="gr46" draw:text-style-name="P2" draw:layer="layout" svg:width="6.17cm" svg:height="3.916cm" svg:x="1.8cm" svg:y="0.901cm">
          <draw:text-box>
            <text:p text:style-name="P2"><text:span text:style-name="T2">Cellular compartment</text:span></text:p>
            <text:p text:style-name="P2"><text:span text:style-name="T2">enriched for contigs</text:span></text:p>
            <text:p text:style-name="P2"><text:span text:style-name="T2">differently experssed</text:span></text:p>
            <text:p text:style-name="P2"><text:span text:style-name="T2">between </text:span></text:p>
            <text:p text:style-name="P2"><text:span text:style-name="T2">Asia/Europe</text:span></text:p>
          </draw:text-box>
        </draw:frame>
      </draw:page>
      <draw:page draw:name="page6" draw:style-name="dp1" draw:master-page-name="master-page42">
        <draw:polygon draw:style-name="gr6" draw:layer="layout" svg:width="2.352cm" svg:height="1.565cm" svg:x="13.331cm" svg:y="7.223cm" svg:viewBox="0 0 2353 1566" draw:points="0,1566 2353,1566 2353,0 0,0">
          <text:p/>
        </draw:polygon>
        <draw:frame draw:style-name="gr185" draw:layer="layout" svg:width="1.221cm" svg:height="0.268cm" svg:x="13.901cm" svg:y="7.562cm">
          <draw:text-box>
            <text:p text:style-name="P1"><text:span text:style-name="T5">GO:0001871</text:span></text:p>
          </draw:text-box>
        </draw:frame>
        <draw:frame draw:style-name="gr186" draw:layer="layout" svg:width="1.412cm" svg:height="0.268cm" svg:x="13.804cm" svg:y="7.807cm">
          <draw:text-box>
            <text:p text:style-name="P1"><text:span text:style-name="T5">pattern binding</text:span></text:p>
          </draw:text-box>
        </draw:frame>
        <draw:frame draw:style-name="gr187" draw:layer="layout" svg:width="0.772cm" svg:height="0.268cm" svg:x="14.124cm" svg:y="8.051cm">
          <draw:text-box>
            <text:p text:style-name="P1"><text:span text:style-name="T5">0.01489</text:span></text:p>
          </draw:text-box>
        </draw:frame>
        <draw:polygon draw:style-name="gr9" draw:layer="layout" svg:width="2.352cm" svg:height="1.565cm" svg:x="9.716cm" svg:y="0.964cm" svg:viewBox="0 0 2353 1566" draw:points="0,783 24,627 48,562 72,514 96,474 119,440 143,409 167,381 191,356 214,332 238,310 262,290 285,271 309,254 333,237 357,221 381,206 404,192 428,179 452,166 476,154 499,143 523,132 547,121 571,111 594,102 618,93 642,85 666,77 689,70 713,63 737,56 761,50 784,44 808,39 832,34 856,29 880,25 903,21 927,18 951,14 974,11 998,9 1022,7 1046,5 1069,3 1093,2 1117,1 1141,0 1165,0 1188,0 1212,0 1236,1 1259,2 1283,3 1307,5 1331,7 1354,9 1378,11 1402,14 1426,18 1450,21 1473,25 1497,29 1521,34 1545,39 1568,44 1592,50 1616,56 1639,63 1663,70 1687,77 1711,85 1735,93 1758,102 1782,111 1806,121 1830,132 1853,143 1877,154 1901,166 1924,179 1948,192 1972,206 1996,221 2020,237 2044,254 2068,271 2092,290 2116,310 2139,332 2163,356 2187,381 2211,409 2234,440 2258,474 2282,514 2305,562 2329,627 2353,783 2329,940 2305,1003 2282,1051 2258,1091 2234,1126 2211,1156 2187,1184 2163,1210 2139,1233 2116,1255 2092,1275 2068,1294 2044,1312 2020,1328 1996,1344 1972,1359 1948,1373 1924,1387 1901,1399 1877,1411 1853,1423 1830,1434 1806,1444 1782,1454 1758,1463 1735,1472 1711,1480 1687,1488 1663,1495 1639,1502 1616,1509 1592,1515 1568,1521 1545,1526 1521,1531 1497,1536 1473,1540 1450,1544 1426,1548 1402,1551 1378,1554 1354,1556 1331,1559 1307,1561 1283,1562 1259,1563 1236,1565 1212,1565 1188,1566 1165,1566 1141,1565 1117,1565 1093,1563 1069,1562 1046,1561 1022,1559 998,1556 974,1554 951,1551 927,1548 903,1544 880,1540 856,1536 832,1531 808,1526 784,1521 761,1515 737,1509 713,1502 689,1495 666,1488 642,1480 618,1472 594,1463 571,1454 547,1444 523,1434 499,1423 476,1411 452,1399 428,1387 404,1373 381,1359 357,1344 333,1328 309,1312 285,1294 262,1275 238,1255 214,1233 191,1210 167,1184 143,1156 119,1126 96,1091 72,1051 48,1003 24,940">
          <text:p/>
        </draw:polygon>
        <draw:polyline draw:style-name="gr2" draw:layer="layout" svg:width="2.352cm" svg:height="1.565cm" svg:x="9.716cm" svg:y="0.964cm" svg:viewBox="0 0 2353 1566" draw:points="0,783 24,627 48,562 72,514 96,474 119,440 143,409 167,381 191,356 214,332 238,310 262,290 285,271 309,254 333,237 357,221 381,206 404,192 428,179 452,166 476,154 499,143 523,132 547,121 571,111 594,102 618,93 642,85 666,77 689,70 713,63 737,56 761,50 784,44 808,39 832,34 856,29 880,25 903,21 927,18 951,14 974,11 998,9 1022,7 1046,5 1069,3 1093,2 1117,1 1141,0 1165,0 1188,0 1212,0 1236,1 1259,2 1283,3 1307,5 1331,7 1354,9 1378,11 1402,14 1426,18 1450,21 1473,25 1497,29 1521,34 1545,39 1568,44 1592,50 1616,56 1639,63 1663,70 1687,77 1711,85 1735,93 1758,102 1782,111 1806,121 1830,132 1853,143 1877,154 1901,166 1924,179 1948,192 1972,206 1996,221 2020,237 2044,254 2068,271 2092,290 2116,310 2139,332 2163,356 2187,381 2211,409 2234,440 2258,474 2282,514 2305,562 2329,627 2353,783 2329,940 2305,1003 2282,1051 2258,1091 2234,1126 2211,1156 2187,1184 2163,1210 2139,1233 2116,1255 2092,1275 2068,1294 2044,1312 2020,1328 1996,1344 1972,1359 1948,1373 1924,1387 1901,1399 1877,1411 1853,1423 1830,1434 1806,1444 1782,1454 1758,1463 1735,1472 1711,1480 1687,1488 1663,1495 1639,1502 1616,1509 1592,1515 1568,1521 1545,1526 1521,1531 1497,1536 1473,1540 1450,1544 1426,1548 1402,1551 1378,1554 1354,1556 1331,1559 1307,1561 1283,1562 1259,1563 1236,1565 1212,1565 1188,1566 1165,1566 1141,1565 1117,1565 1093,1563 1069,1562 1046,1561 1022,1559 998,1556 974,1554 951,1551 927,1548 903,1544 880,1540 856,1536 832,1531 808,1526 784,1521 761,1515 737,1509 713,1502 689,1495 666,1488 642,1480 618,1472 594,1463 571,1454 547,1444 523,1434 499,1423 476,1411 452,1399 428,1387 404,1373 381,1359 357,1344 333,1328 309,1312 285,1294 262,1275 238,1255 214,1233 191,1210 167,1184 143,1156 119,1126 96,1091 72,1051 48,1003 24,940 0,783">
          <text:p/>
        </draw:polyline>
        <draw:frame draw:style-name="gr188" draw:layer="layout" svg:width="0.417cm" svg:height="0.268cm" svg:x="14.301cm" svg:y="8.296cm">
          <draw:text-box>
            <text:p text:style-name="P1"><text:span text:style-name="T5">2 / 2</text:span></text:p>
          </draw:text-box>
        </draw:frame>
        <draw:frame draw:style-name="gr185" draw:layer="layout" svg:width="1.221cm" svg:height="0.268cm" svg:x="10.287cm" svg:y="1.303cm">
          <draw:text-box>
            <text:p text:style-name="P1"><text:span text:style-name="T5">GO:0003674</text:span></text:p>
          </draw:text-box>
        </draw:frame>
        <draw:frame draw:style-name="gr189" draw:layer="layout" svg:width="1.788cm" svg:height="0.268cm" svg:x="10.004cm" svg:y="1.548cm">
          <draw:text-box>
            <text:p text:style-name="P1"><text:span text:style-name="T5">molecular_function</text:span></text:p>
          </draw:text-box>
        </draw:frame>
        <draw:frame draw:style-name="gr187" draw:layer="layout" svg:width="0.772cm" svg:height="0.268cm" svg:x="10.51cm" svg:y="1.792cm">
          <draw:text-box>
            <text:p text:style-name="P1"><text:span text:style-name="T5">1.00000</text:span></text:p>
          </draw:text-box>
        </draw:frame>
        <draw:polygon draw:style-name="gr6" draw:layer="layout" svg:width="2.351cm" svg:height="1.565cm" svg:x="20.56cm" svg:y="7.223cm" svg:viewBox="0 0 2352 1566" draw:points="0,1566 2352,1566 2352,0 0,0">
          <text:p/>
        </draw:polygon>
        <draw:frame draw:style-name="gr187" draw:layer="layout" svg:width="0.772cm" svg:height="0.268cm" svg:x="10.51cm" svg:y="2.037cm">
          <draw:text-box>
            <text:p text:style-name="P1"><text:span text:style-name="T5">39 / 316</text:span></text:p>
          </draw:text-box>
        </draw:frame>
        <draw:frame draw:style-name="gr185" draw:layer="layout" svg:width="1.221cm" svg:height="0.268cm" svg:x="21.129cm" svg:y="7.562cm">
          <draw:text-box>
            <text:p text:style-name="P1"><text:span text:style-name="T5">GO:0003682</text:span></text:p>
          </draw:text-box>
        </draw:frame>
        <draw:frame draw:style-name="gr190" draw:layer="layout" svg:width="1.683cm" svg:height="0.268cm" svg:x="20.9cm" svg:y="7.807cm">
          <draw:text-box>
            <text:p text:style-name="P1"><text:span text:style-name="T5">chromatin binding</text:span></text:p>
          </draw:text-box>
        </draw:frame>
        <draw:frame draw:style-name="gr187" draw:layer="layout" svg:width="0.772cm" svg:height="0.268cm" svg:x="21.353cm" svg:y="8.051cm">
          <draw:text-box>
            <text:p text:style-name="P1"><text:span text:style-name="T5">0.01489</text:span></text:p>
          </draw:text-box>
        </draw:frame>
        <draw:polygon draw:style-name="gr6" draw:layer="layout" svg:width="2.352cm" svg:height="1.565cm" svg:x="6.102cm" svg:y="4.093cm" svg:viewBox="0 0 2353 1566" draw:points="0,1566 2353,1566 2353,0 0,0">
          <text:p/>
        </draw:polygon>
        <draw:frame draw:style-name="gr188" draw:layer="layout" svg:width="0.417cm" svg:height="0.268cm" svg:x="21.53cm" svg:y="8.296cm">
          <draw:text-box>
            <text:p text:style-name="P1"><text:span text:style-name="T5">2 / 2</text:span></text:p>
          </draw:text-box>
        </draw:frame>
        <draw:frame draw:style-name="gr185" draw:layer="layout" svg:width="1.221cm" svg:height="0.268cm" svg:x="6.672cm" svg:y="4.433cm">
          <draw:text-box>
            <text:p text:style-name="P1"><text:span text:style-name="T5">GO:0003824</text:span></text:p>
          </draw:text-box>
        </draw:frame>
        <draw:frame draw:style-name="gr191" draw:layer="layout" svg:width="1.475cm" svg:height="0.268cm" svg:x="6.543cm" svg:y="4.677cm">
          <draw:text-box>
            <text:p text:style-name="P1"><text:span text:style-name="T5">catalytic activity</text:span></text:p>
          </draw:text-box>
        </draw:frame>
        <draw:frame draw:style-name="gr187" draw:layer="layout" svg:width="0.772cm" svg:height="0.268cm" svg:x="6.896cm" svg:y="4.922cm">
          <draw:text-box>
            <text:p text:style-name="P1"><text:span text:style-name="T5">0.00789</text:span></text:p>
          </draw:text-box>
        </draw:frame>
        <draw:polygon draw:style-name="gr6" draw:layer="layout" svg:width="2.352cm" svg:height="1.565cm" svg:x="6.102cm" svg:y="22.87cm" svg:viewBox="0 0 2353 1566" draw:points="0,1566 2353,1566 2353,0 0,0">
          <text:p/>
        </draw:polygon>
        <draw:frame draw:style-name="gr187" draw:layer="layout" svg:width="0.772cm" svg:height="0.268cm" svg:x="6.896cm" svg:y="5.166cm">
          <draw:text-box>
            <text:p text:style-name="P1"><text:span text:style-name="T5">27 / 158</text:span></text:p>
          </draw:text-box>
        </draw:frame>
        <draw:frame draw:style-name="gr185" draw:layer="layout" svg:width="1.221cm" svg:height="0.268cm" svg:x="6.672cm" svg:y="23.21cm">
          <draw:text-box>
            <text:p text:style-name="P1"><text:span text:style-name="T5">GO:0003985</text:span></text:p>
          </draw:text-box>
        </draw:frame>
        <draw:frame draw:style-name="gr192" draw:layer="layout" svg:width="2.216cm" svg:height="0.268cm" svg:x="6.172cm" svg:y="23.455cm">
          <draw:text-box>
            <text:p text:style-name="P1"><text:span text:style-name="T5">acetyl−CoA C−acetylt...</text:span></text:p>
          </draw:text-box>
        </draw:frame>
        <draw:frame draw:style-name="gr187" draw:layer="layout" svg:width="0.772cm" svg:height="0.268cm" svg:x="6.896cm" svg:y="23.699cm">
          <draw:text-box>
            <text:p text:style-name="P1"><text:span text:style-name="T5">0.01489</text:span></text:p>
          </draw:text-box>
        </draw:frame>
        <draw:polygon draw:style-name="gr6" draw:layer="layout" svg:width="2.352cm" svg:height="1.565cm" svg:x="9.716cm" svg:y="19.741cm" svg:viewBox="0 0 2353 1566" draw:points="0,1566 2353,1566 2353,0 0,0">
          <text:p/>
        </draw:polygon>
        <draw:frame draw:style-name="gr188" draw:layer="layout" svg:width="0.417cm" svg:height="0.268cm" svg:x="7.072cm" svg:y="23.944cm">
          <draw:text-box>
            <text:p text:style-name="P1"><text:span text:style-name="T5">2 / 2</text:span></text:p>
          </draw:text-box>
        </draw:frame>
        <draw:frame draw:style-name="gr185" draw:layer="layout" svg:width="1.221cm" svg:height="0.268cm" svg:x="10.287cm" svg:y="20.081cm">
          <draw:text-box>
            <text:p text:style-name="P1"><text:span text:style-name="T5">GO:0003988</text:span></text:p>
          </draw:text-box>
        </draw:frame>
        <draw:frame draw:style-name="gr193" draw:layer="layout" svg:width="2.229cm" svg:height="0.268cm" svg:x="9.782cm" svg:y="20.325cm">
          <draw:text-box>
            <text:p text:style-name="P1"><text:span text:style-name="T5">acetyl−CoA C−acyltra...</text:span></text:p>
          </draw:text-box>
        </draw:frame>
        <draw:frame draw:style-name="gr187" draw:layer="layout" svg:width="0.772cm" svg:height="0.268cm" svg:x="10.51cm" svg:y="20.57cm">
          <draw:text-box>
            <text:p text:style-name="P1"><text:span text:style-name="T5">0.01489</text:span></text:p>
          </draw:text-box>
        </draw:frame>
        <draw:polygon draw:style-name="gr1" draw:layer="layout" svg:width="2.352cm" svg:height="1.565cm" svg:x="13.331cm" svg:y="4.093cm" svg:viewBox="0 0 2353 1566" draw:points="0,784 24,627 48,562 71,514 95,475 119,440 142,409 166,381 190,356 214,333 237,311 261,291 285,272 309,254 332,238 356,222 380,207 404,192 428,179 451,166 475,154 499,143 522,132 546,122 570,112 594,103 617,94 641,86 665,78 689,71 713,64 736,57 760,51 785,45 808,40 832,35 856,30 880,26 903,22 927,18 951,15 975,12 999,9 1022,7 1046,5 1070,4 1094,2 1117,1 1141,0 1212,0 1236,1 1260,2 1284,4 1307,5 1331,7 1355,9 1379,12 1402,15 1426,18 1450,22 1473,26 1497,30 1521,35 1545,40 1569,45 1592,51 1616,57 1640,64 1664,71 1687,78 1711,86 1735,94 1759,103 1783,112 1806,122 1830,132 1854,143 1877,154 1901,166 1925,179 1949,192 1972,207 1996,222 2020,238 2044,254 2068,272 2091,291 2115,311 2139,333 2162,356 2186,381 2210,409 2234,440 2257,475 2281,514 2305,562 2329,627 2353,784 2329,940 2305,1004 2281,1052 2257,1092 2234,1126 2210,1157 2186,1185 2162,1210 2139,1233 2115,1255 2091,1275 2068,1294 2044,1312 2020,1329 1996,1345 1972,1360 1949,1374 1925,1387 1901,1400 1877,1412 1854,1424 1830,1434 1806,1444 1783,1454 1759,1463 1735,1472 1711,1481 1687,1488 1664,1496 1640,1503 1616,1509 1592,1516 1569,1521 1545,1527 1521,1532 1497,1536 1473,1541 1450,1545 1426,1548 1402,1552 1379,1554 1355,1557 1331,1559 1307,1561 1284,1563 1260,1564 1236,1565 1212,1566 1188,1566 1165,1566 1141,1566 1117,1565 1094,1564 1070,1563 1046,1561 1022,1559 999,1557 975,1554 951,1552 927,1548 903,1545 880,1541 856,1536 832,1532 808,1527 785,1521 760,1516 736,1509 713,1503 689,1496 665,1488 641,1481 617,1472 594,1463 570,1454 546,1444 522,1434 499,1424 475,1412 451,1400 428,1387 404,1374 380,1360 356,1345 332,1329 309,1312 285,1294 261,1275 237,1255 214,1233 190,1210 166,1185 142,1157 119,1126 95,1092 71,1052 48,1004 24,940">
          <text:p/>
        </draw:polygon>
        <draw:polyline draw:style-name="gr2" draw:layer="layout" svg:width="2.352cm" svg:height="1.565cm" svg:x="13.331cm" svg:y="4.093cm" svg:viewBox="0 0 2353 1566" draw:points="0,784 24,627 48,562 71,514 95,475 119,440 142,409 166,381 190,356 214,333 237,311 261,291 285,272 309,254 332,238 356,222 380,207 404,192 428,179 451,166 475,154 499,143 522,132 546,122 570,112 594,103 617,94 641,86 665,78 689,71 713,64 736,57 760,51 785,45 808,40 832,35 856,30 880,26 903,22 927,18 951,15 975,12 999,9 1022,7 1046,5 1070,4 1094,2 1117,1 1141,0 1212,0 1236,1 1260,2 1284,4 1307,5 1331,7 1355,9 1379,12 1402,15 1426,18 1450,22 1473,26 1497,30 1521,35 1545,40 1569,45 1592,51 1616,57 1640,64 1664,71 1687,78 1711,86 1735,94 1759,103 1783,112 1806,122 1830,132 1854,143 1877,154 1901,166 1925,179 1949,192 1972,207 1996,222 2020,238 2044,254 2068,272 2091,291 2115,311 2139,333 2162,356 2186,381 2210,409 2234,440 2257,475 2281,514 2305,562 2329,627 2353,784 2329,940 2305,1004 2281,1052 2257,1092 2234,1126 2210,1157 2186,1185 2162,1210 2139,1233 2115,1255 2091,1275 2068,1294 2044,1312 2020,1329 1996,1345 1972,1360 1949,1374 1925,1387 1901,1400 1877,1412 1854,1424 1830,1434 1806,1444 1783,1454 1759,1463 1735,1472 1711,1481 1687,1488 1664,1496 1640,1503 1616,1509 1592,1516 1569,1521 1545,1527 1521,1532 1497,1536 1473,1541 1450,1545 1426,1548 1402,1552 1379,1554 1355,1557 1331,1559 1307,1561 1284,1563 1260,1564 1236,1565 1212,1566 1188,1566 1165,1566 1141,1566 1117,1565 1094,1564 1070,1563 1046,1561 1022,1559 999,1557 975,1554 951,1552 927,1548 903,1545 880,1541 856,1536 832,1532 808,1527 785,1521 760,1516 736,1509 713,1503 689,1496 665,1488 641,1481 617,1472 594,1463 570,1454 546,1444 522,1434 499,1424 475,1412 451,1400 428,1387 404,1374 380,1360 356,1345 332,1329 309,1312 285,1294 261,1275 237,1255 214,1233 190,1210 166,1185 142,1157 119,1126 95,1092 71,1052 48,1004 24,940 0,784">
          <text:p/>
        </draw:polyline>
        <draw:frame draw:style-name="gr188" draw:layer="layout" svg:width="0.417cm" svg:height="0.268cm" svg:x="10.687cm" svg:y="20.814cm">
          <draw:text-box>
            <text:p text:style-name="P1"><text:span text:style-name="T5">2 / 2</text:span></text:p>
          </draw:text-box>
        </draw:frame>
        <draw:frame draw:style-name="gr185" draw:layer="layout" svg:width="1.221cm" svg:height="0.268cm" svg:x="13.901cm" svg:y="4.433cm">
          <draw:text-box>
            <text:p text:style-name="P1"><text:span text:style-name="T5">GO:0005488</text:span></text:p>
          </draw:text-box>
        </draw:frame>
        <draw:frame draw:style-name="gr194" draw:layer="layout" svg:width="0.688cm" svg:height="0.268cm" svg:x="14.165cm" svg:y="4.677cm">
          <draw:text-box>
            <text:p text:style-name="P1"><text:span text:style-name="T5">binding</text:span></text:p>
          </draw:text-box>
        </draw:frame>
        <draw:frame draw:style-name="gr187" draw:layer="layout" svg:width="0.772cm" svg:height="0.268cm" svg:x="14.124cm" svg:y="4.922cm">
          <draw:text-box>
            <text:p text:style-name="P1"><text:span text:style-name="T5">0.27482</text:span></text:p>
          </draw:text-box>
        </draw:frame>
        <draw:polygon draw:style-name="gr6" draw:layer="layout" svg:width="2.352cm" svg:height="1.565cm" svg:x="2.488cm" svg:y="16.611cm" svg:viewBox="0 0 2353 1566" draw:points="0,1566 2353,1566 2353,0 0,0">
          <text:p/>
        </draw:polygon>
        <draw:frame draw:style-name="gr187" draw:layer="layout" svg:width="0.772cm" svg:height="0.268cm" svg:x="14.124cm" svg:y="5.166cm">
          <draw:text-box>
            <text:p text:style-name="P1"><text:span text:style-name="T5">37 / 287</text:span></text:p>
          </draw:text-box>
        </draw:frame>
        <draw:frame draw:style-name="gr185" draw:layer="layout" svg:width="1.221cm" svg:height="0.268cm" svg:x="3.058cm" svg:y="16.951cm">
          <draw:text-box>
            <text:p text:style-name="P1"><text:span text:style-name="T5">GO:0016407</text:span></text:p>
          </draw:text-box>
        </draw:frame>
        <draw:frame draw:style-name="gr195" draw:layer="layout" svg:width="2.085cm" svg:height="0.268cm" svg:x="2.634cm" svg:y="17.196cm">
          <draw:text-box>
            <text:p text:style-name="P1"><text:span text:style-name="T5">acetyltransferase ac...</text:span></text:p>
          </draw:text-box>
        </draw:frame>
        <draw:frame draw:style-name="gr187" draw:layer="layout" svg:width="0.772cm" svg:height="0.268cm" svg:x="3.281cm" svg:y="17.44cm">
          <draw:text-box>
            <text:p text:style-name="P1"><text:span text:style-name="T5">0.00641</text:span></text:p>
          </draw:text-box>
        </draw:frame>
        <draw:polygon draw:style-name="gr11" draw:layer="layout" svg:width="2.352cm" svg:height="1.565cm" svg:x="9.716cm" svg:y="16.611cm" svg:viewBox="0 0 2353 1566" draw:points="0,1566 2353,1566 2353,0 0,0">
          <text:p/>
        </draw:polygon>
        <draw:frame draw:style-name="gr188" draw:layer="layout" svg:width="0.417cm" svg:height="0.268cm" svg:x="3.458cm" svg:y="17.684cm">
          <draw:text-box>
            <text:p text:style-name="P1"><text:span text:style-name="T5">3 / 4</text:span></text:p>
          </draw:text-box>
        </draw:frame>
        <draw:frame draw:style-name="gr185" draw:layer="layout" svg:width="1.221cm" svg:height="0.268cm" svg:x="10.287cm" svg:y="16.951cm">
          <draw:text-box>
            <text:p text:style-name="P1"><text:span text:style-name="T5">GO:0016408</text:span></text:p>
          </draw:text-box>
        </draw:frame>
        <draw:frame draw:style-name="gr196" draw:layer="layout" svg:width="2.182cm" svg:height="0.268cm" svg:x="9.812cm" svg:y="17.196cm">
          <draw:text-box>
            <text:p text:style-name="P1"><text:span text:style-name="T5">C−acyltransferase ac...</text:span></text:p>
          </draw:text-box>
        </draw:frame>
        <draw:frame draw:style-name="gr187" draw:layer="layout" svg:width="0.772cm" svg:height="0.268cm" svg:x="10.51cm" svg:y="17.44cm">
          <draw:text-box>
            <text:p text:style-name="P1"><text:span text:style-name="T5">0.00175</text:span></text:p>
          </draw:text-box>
        </draw:frame>
        <draw:polygon draw:style-name="gr11" draw:layer="layout" svg:width="2.352cm" svg:height="1.565cm" svg:x="2.488cm" svg:y="19.741cm" svg:viewBox="0 0 2353 1566" draw:points="0,1566 2353,1566 2353,0 0,0">
          <text:p/>
        </draw:polygon>
        <draw:frame draw:style-name="gr188" draw:layer="layout" svg:width="0.417cm" svg:height="0.268cm" svg:x="10.687cm" svg:y="17.684cm">
          <draw:text-box>
            <text:p text:style-name="P1"><text:span text:style-name="T5">3 / 3</text:span></text:p>
          </draw:text-box>
        </draw:frame>
        <draw:frame draw:style-name="gr185" draw:layer="layout" svg:width="1.221cm" svg:height="0.268cm" svg:x="3.058cm" svg:y="20.081cm">
          <draw:text-box>
            <text:p text:style-name="P1"><text:span text:style-name="T5">GO:0016453</text:span></text:p>
          </draw:text-box>
        </draw:frame>
        <draw:frame draw:style-name="gr197" draw:layer="layout" svg:width="2.136cm" svg:height="0.268cm" svg:x="2.607cm" svg:y="20.325cm">
          <draw:text-box>
            <text:p text:style-name="P1"><text:span text:style-name="T5">C−acetyltransferase ...</text:span></text:p>
          </draw:text-box>
        </draw:frame>
        <draw:frame draw:style-name="gr187" draw:layer="layout" svg:width="0.772cm" svg:height="0.268cm" svg:x="3.281cm" svg:y="20.57cm">
          <draw:text-box>
            <text:p text:style-name="P1"><text:span text:style-name="T5">0.00175</text:span></text:p>
          </draw:text-box>
        </draw:frame>
        <draw:polygon draw:style-name="gr1" draw:layer="layout" svg:width="2.352cm" svg:height="1.565cm" svg:x="6.102cm" svg:y="7.223cm" svg:viewBox="0 0 2353 1566" draw:points="0,783 24,627 48,562 71,514 95,474 119,440 143,409 166,381 190,356 214,332 238,311 262,290 285,272 309,254 333,237 357,221 380,206 404,192 428,179 451,166 475,154 499,143 523,132 547,121 570,111 594,102 618,93 642,85 665,78 689,70 713,63 736,56 760,50 784,44 808,39 832,34 855,30 879,25 903,21 927,18 950,14 975,11 999,9 1022,7 1046,5 1070,3 1094,2 1118,1 1141,0 1165,0 1189,0 1213,0 1236,1 1260,2 1284,3 1308,5 1332,7 1355,9 1379,11 1403,14 1426,18 1450,21 1474,25 1498,30 1521,34 1545,39 1569,44 1593,50 1617,56 1640,63 1664,70 1688,78 1711,85 1735,93 1759,102 1783,111 1806,121 1830,132 1854,143 1878,154 1901,166 1925,179 1949,192 1973,206 1997,221 2020,237 2044,254 2068,272 2091,290 2115,311 2139,332 2163,356 2186,381 2210,409 2234,440 2258,474 2282,514 2305,562 2329,627 2353,783 2329,940 2305,1003 2282,1052 2258,1091 2234,1126 2210,1157 2186,1184 2163,1210 2139,1233 2115,1255 2091,1275 2068,1294 2044,1312 2020,1328 1997,1344 1973,1359 1949,1373 1925,1387 1901,1399 1878,1411 1854,1423 1830,1434 1806,1444 1783,1454 1759,1463 1735,1472 1711,1480 1688,1488 1664,1495 1640,1502 1617,1509 1593,1515 1569,1521 1545,1526 1521,1531 1498,1536 1474,1540 1450,1544 1426,1548 1403,1551 1379,1554 1355,1557 1332,1559 1308,1561 1284,1562 1260,1564 1236,1564 1213,1565 1189,1566 1165,1566 1141,1565 1118,1564 1094,1564 1070,1562 1046,1561 1022,1559 999,1557 975,1554 950,1551 927,1548 903,1544 879,1540 855,1536 832,1531 808,1526 784,1521 760,1515 736,1509 713,1502 689,1495 665,1488 642,1480 618,1472 594,1463 570,1454 547,1444 523,1434 499,1423 475,1411 451,1399 428,1387 404,1373 380,1359 357,1344 333,1328 309,1312 285,1294 262,1275 238,1255 214,1233 190,1210 166,1184 143,1157 119,1126 95,1091 71,1052 48,1003 24,940">
          <text:p/>
        </draw:polygon>
        <draw:polyline draw:style-name="gr2" draw:layer="layout" svg:width="2.352cm" svg:height="1.565cm" svg:x="6.102cm" svg:y="7.223cm" svg:viewBox="0 0 2353 1566" draw:points="0,783 24,627 48,562 71,514 95,474 119,440 143,409 166,381 190,356 214,332 238,311 262,290 285,272 309,254 333,237 357,221 380,206 404,192 428,179 451,166 475,154 499,143 523,132 547,121 570,111 594,102 618,93 642,85 665,78 689,70 713,63 736,56 760,50 784,44 808,39 832,34 855,30 879,25 903,21 927,18 950,14 975,11 999,9 1022,7 1046,5 1070,3 1094,2 1118,1 1141,0 1165,0 1189,0 1213,0 1236,1 1260,2 1284,3 1308,5 1332,7 1355,9 1379,11 1403,14 1426,18 1450,21 1474,25 1498,30 1521,34 1545,39 1569,44 1593,50 1617,56 1640,63 1664,70 1688,78 1711,85 1735,93 1759,102 1783,111 1806,121 1830,132 1854,143 1878,154 1901,166 1925,179 1949,192 1973,206 1997,221 2020,237 2044,254 2068,272 2091,290 2115,311 2139,332 2163,356 2186,381 2210,409 2234,440 2258,474 2282,514 2305,562 2329,627 2353,783 2329,940 2305,1003 2282,1052 2258,1091 2234,1126 2210,1157 2186,1184 2163,1210 2139,1233 2115,1255 2091,1275 2068,1294 2044,1312 2020,1328 1997,1344 1973,1359 1949,1373 1925,1387 1901,1399 1878,1411 1854,1423 1830,1434 1806,1444 1783,1454 1759,1463 1735,1472 1711,1480 1688,1488 1664,1495 1640,1502 1617,1509 1593,1515 1569,1521 1545,1526 1521,1531 1498,1536 1474,1540 1450,1544 1426,1548 1403,1551 1379,1554 1355,1557 1332,1559 1308,1561 1284,1562 1260,1564 1236,1564 1213,1565 1189,1566 1165,1566 1141,1565 1118,1564 1094,1564 1070,1562 1046,1561 1022,1559 999,1557 975,1554 950,1551 927,1548 903,1544 879,1540 855,1536 832,1531 808,1526 784,1521 760,1515 736,1509 713,1502 689,1495 665,1488 642,1480 618,1472 594,1463 570,1454 547,1444 523,1434 499,1423 475,1411 451,1399 428,1387 404,1373 380,1359 357,1344 333,1328 309,1312 285,1294 262,1275 238,1255 214,1233 190,1210 166,1184 143,1157 119,1126 95,1091 71,1052 48,1003 24,940 0,783">
          <text:p/>
        </draw:polyline>
        <draw:frame draw:style-name="gr188" draw:layer="layout" svg:width="0.417cm" svg:height="0.268cm" svg:x="3.458cm" svg:y="20.814cm">
          <draw:text-box>
            <text:p text:style-name="P1"><text:span text:style-name="T5">3 / 3</text:span></text:p>
          </draw:text-box>
        </draw:frame>
        <draw:frame draw:style-name="gr185" draw:layer="layout" svg:width="1.221cm" svg:height="0.268cm" svg:x="6.672cm" svg:y="7.562cm">
          <draw:text-box>
            <text:p text:style-name="P1"><text:span text:style-name="T5">GO:0016740</text:span></text:p>
          </draw:text-box>
        </draw:frame>
        <draw:frame draw:style-name="gr198" draw:layer="layout" svg:width="1.776cm" svg:height="0.268cm" svg:x="6.401cm" svg:y="7.807cm">
          <draw:text-box>
            <text:p text:style-name="P1"><text:span text:style-name="T5">transferase activity</text:span></text:p>
          </draw:text-box>
        </draw:frame>
        <draw:frame draw:style-name="gr187" draw:layer="layout" svg:width="0.772cm" svg:height="0.268cm" svg:x="6.896cm" svg:y="8.051cm">
          <draw:text-box>
            <text:p text:style-name="P1"><text:span text:style-name="T5">0.08028</text:span></text:p>
          </draw:text-box>
        </draw:frame>
        <draw:polygon draw:style-name="gr6" draw:layer="layout" svg:width="2.352cm" svg:height="1.565cm" svg:x="6.102cm" svg:y="10.352cm" svg:viewBox="0 0 2353 1566" draw:points="0,1566 2353,1566 2353,0 0,0">
          <text:p/>
        </draw:polygon>
        <draw:frame draw:style-name="gr199" draw:layer="layout" svg:width="0.535cm" svg:height="0.268cm" svg:x="7.013cm" svg:y="8.296cm">
          <draw:text-box>
            <text:p text:style-name="P1"><text:span text:style-name="T5">7 / 32</text:span></text:p>
          </draw:text-box>
        </draw:frame>
        <draw:frame draw:style-name="gr185" draw:layer="layout" svg:width="1.221cm" svg:height="0.268cm" svg:x="6.672cm" svg:y="10.692cm">
          <draw:text-box>
            <text:p text:style-name="P1"><text:span text:style-name="T5">GO:0016746</text:span></text:p>
          </draw:text-box>
        </draw:frame>
        <draw:frame draw:style-name="gr200" draw:layer="layout" svg:width="1.954cm" svg:height="0.268cm" svg:x="6.313cm" svg:y="10.936cm">
          <draw:text-box>
            <text:p text:style-name="P1"><text:span text:style-name="T5">transferase activity...</text:span></text:p>
          </draw:text-box>
        </draw:frame>
        <draw:frame draw:style-name="gr187" draw:layer="layout" svg:width="0.772cm" svg:height="0.268cm" svg:x="6.896cm" svg:y="11.181cm">
          <draw:text-box>
            <text:p text:style-name="P1"><text:span text:style-name="T5">0.00971</text:span></text:p>
          </draw:text-box>
        </draw:frame>
        <draw:polygon draw:style-name="gr6" draw:layer="layout" svg:width="2.352cm" svg:height="1.565cm" svg:x="6.102cm" svg:y="13.482cm" svg:viewBox="0 0 2353 1566" draw:points="0,1566 2353,1566 2353,0 0,0">
          <text:p/>
        </draw:polygon>
        <draw:frame draw:style-name="gr188" draw:layer="layout" svg:width="0.417cm" svg:height="0.268cm" svg:x="7.072cm" svg:y="11.425cm">
          <draw:text-box>
            <text:p text:style-name="P1"><text:span text:style-name="T5">4 / 8</text:span></text:p>
          </draw:text-box>
        </draw:frame>
        <draw:frame draw:style-name="gr185" draw:layer="layout" svg:width="1.221cm" svg:height="0.268cm" svg:x="6.672cm" svg:y="13.822cm">
          <draw:text-box>
            <text:p text:style-name="P1"><text:span text:style-name="T5">GO:0016747</text:span></text:p>
          </draw:text-box>
        </draw:frame>
        <draw:frame draw:style-name="gr200" draw:layer="layout" svg:width="1.954cm" svg:height="0.268cm" svg:x="6.313cm" svg:y="14.066cm">
          <draw:text-box>
            <text:p text:style-name="P1"><text:span text:style-name="T5">transferase activity...</text:span></text:p>
          </draw:text-box>
        </draw:frame>
        <draw:frame draw:style-name="gr187" draw:layer="layout" svg:width="0.772cm" svg:height="0.268cm" svg:x="6.896cm" svg:y="14.31cm">
          <draw:text-box>
            <text:p text:style-name="P1"><text:span text:style-name="T5">0.00641</text:span></text:p>
          </draw:text-box>
        </draw:frame>
        <draw:polyline draw:style-name="gr2" draw:layer="layout" svg:width="1.611cm" svg:height="1.434cm" svg:x="8.541cm" svg:y="2.398cm" svg:viewBox="0 0 1612 1435" draw:points="1612,0 1465,122 1311,254 1151,392 987,537 822,686 655,837 488,989 322,1140 159,1290 0,1435">
          <text:p/>
        </draw:polyline>
        <draw:line draw:style-name="gr2" draw:layer="layout" svg:x1="8.701cm" svg:y1="3.687cm" svg:x2="8.541cm" svg:y2="3.833cm">
          <text:p/>
        </draw:line>
        <draw:polyline draw:style-name="gr2" draw:layer="layout" svg:width="0.487cm" svg:height="0.475cm" svg:x="8.541cm" svg:y="3.357cm" svg:viewBox="0 0 488 476" draw:points="150,0 0,476 488,367">
          <text:p/>
        </draw:polyline>
        <draw:polyline draw:style-name="gr2" draw:layer="layout" svg:width="1.785cm" svg:height="1.565cm" svg:x="11.633cm" svg:y="2.398cm" svg:viewBox="0 0 1786 1566" draw:points="0,0 161,137 332,284 509,440 691,601 877,767 1064,934 1250,1099 1433,1261 1613,1418 1786,1566">
          <text:p/>
        </draw:polyline>
        <draw:line draw:style-name="gr2" draw:layer="layout" svg:x1="13.245cm" svg:y1="3.815cm" svg:x2="13.419cm" svg:y2="3.964cm">
          <text:p/>
        </draw:line>
        <draw:polyline draw:style-name="gr2" draw:layer="layout" svg:width="0.491cm" svg:height="0.471cm" svg:x="12.927cm" svg:y="3.492cm" svg:viewBox="0 0 492 472" draw:points="0,381 492,472 326,0">
          <text:p/>
        </draw:polyline>
        <draw:line draw:style-name="gr2" draw:layer="layout" svg:x1="7.278cm" svg:y1="5.701cm" svg:x2="7.278cm" svg:y2="6.788cm">
          <text:p/>
        </draw:line>
        <draw:line draw:style-name="gr2" draw:layer="layout" svg:x1="7.278cm" svg:y1="6.681cm" svg:x2="7.278cm" svg:y2="6.788cm">
          <text:p/>
        </draw:line>
        <draw:polyline draw:style-name="gr2" draw:layer="layout" svg:width="0.498cm" svg:height="0.432cm" svg:x="7.029cm" svg:y="6.356cm" svg:viewBox="0 0 499 433" draw:points="0,0 249,433 499,0">
          <text:p/>
        </draw:polyline>
        <draw:polyline draw:style-name="gr2" draw:layer="layout" svg:width="1.481cm" svg:height="1.261cm" svg:x="8.497cm" svg:y="21.349cm" svg:viewBox="0 0 1482 1262" draw:points="1482,0 1347,109 1207,224 1061,345 911,470 758,599 604,730 450,863 297,997 146,1130 0,1262">
          <text:p/>
        </draw:polyline>
        <draw:line draw:style-name="gr2" draw:layer="layout" svg:x1="8.644cm" svg:y1="22.478cm" svg:x2="8.497cm" svg:y2="22.611cm">
          <text:p/>
        </draw:line>
        <draw:polyline draw:style-name="gr2" draw:layer="layout" svg:width="0.488cm" svg:height="0.475cm" svg:x="8.497cm" svg:y="22.135cm" svg:viewBox="0 0 489 476" draw:points="154,0 0,476 489,372">
          <text:p/>
        </draw:polyline>
        <draw:line draw:style-name="gr2" draw:layer="layout" svg:x1="14.507cm" svg:y1="5.701cm" svg:x2="14.507cm" svg:y2="6.788cm">
          <text:p/>
        </draw:line>
        <draw:line draw:style-name="gr2" draw:layer="layout" svg:x1="14.507cm" svg:y1="6.681cm" svg:x2="14.507cm" svg:y2="6.788cm">
          <text:p/>
        </draw:line>
        <draw:polyline draw:style-name="gr2" draw:layer="layout" svg:width="0.499cm" svg:height="0.432cm" svg:x="14.257cm" svg:y="6.356cm" svg:viewBox="0 0 500 433" draw:points="0,0 251,433 500,0">
          <text:p/>
        </draw:polyline>
        <draw:polyline draw:style-name="gr2" draw:layer="layout" svg:width="4.616cm" svg:height="2.043cm" svg:x="15.508cm" svg:y="5.31cm" svg:viewBox="0 0 4617 2044" draw:points="0,0 377,168 798,355 1252,557 1732,770 2227,990 2728,1212 3228,1433 3715,1648 4181,1853 4617,2044">
          <text:p/>
        </draw:polyline>
        <draw:line draw:style-name="gr2" draw:layer="layout" svg:x1="19.688cm" svg:y1="7.162cm" svg:x2="20.125cm" svg:y2="7.354cm">
          <text:p/>
        </draw:line>
        <draw:polyline draw:style-name="gr2" draw:layer="layout" svg:width="0.496cm" svg:height="0.458cm" svg:x="19.628cm" svg:y="6.951cm" svg:viewBox="0 0 497 459" draw:points="0,459 497,403 200,0">
          <text:p/>
        </draw:polyline>
        <draw:line draw:style-name="gr2" draw:layer="layout" svg:x1="3.664cm" svg:y1="18.22cm" svg:x2="3.664cm" svg:y2="19.306cm">
          <text:p/>
        </draw:line>
        <draw:line draw:style-name="gr2" draw:layer="layout" svg:x1="3.664cm" svg:y1="19.199cm" svg:x2="3.664cm" svg:y2="19.306cm">
          <text:p/>
        </draw:line>
        <draw:polyline draw:style-name="gr2" draw:layer="layout" svg:width="0.499cm" svg:height="0.432cm" svg:x="3.414cm" svg:y="18.874cm" svg:viewBox="0 0 500 433" draw:points="0,0 251,433 500,0">
          <text:p/>
        </draw:polyline>
        <draw:line draw:style-name="gr2" draw:layer="layout" svg:x1="10.892cm" svg:y1="18.22cm" svg:x2="10.892cm" svg:y2="19.306cm">
          <text:p/>
        </draw:line>
        <draw:line draw:style-name="gr2" draw:layer="layout" svg:x1="10.892cm" svg:y1="19.199cm" svg:x2="10.892cm" svg:y2="19.306cm">
          <text:p/>
        </draw:line>
        <draw:polyline draw:style-name="gr2" draw:layer="layout" svg:width="0.499cm" svg:height="0.432cm" svg:x="10.643cm" svg:y="18.874cm" svg:viewBox="0 0 500 433" draw:points="0,0 249,433 500,0">
          <text:p/>
        </draw:polyline>
        <draw:polyline draw:style-name="gr2" draw:layer="layout" svg:width="4.485cm" svg:height="1.956cm" svg:x="5.231cm" svg:y="17.915cm" svg:viewBox="0 0 4486 1957" draw:points="4486,0 4101,165 3680,346 3234,538 2769,739 2292,946 1811,1155 1334,1364 868,1569 421,1769 0,1957">
          <text:p/>
        </draw:polyline>
        <draw:line draw:style-name="gr2" draw:layer="layout" svg:x1="5.653cm" svg:y1="19.683cm" svg:x2="5.231cm" svg:y2="19.872cm">
          <text:p/>
        </draw:line>
        <draw:polyline draw:style-name="gr2" draw:layer="layout" svg:width="0.497cm" svg:height="0.455cm" svg:x="5.231cm" svg:y="19.467cm" svg:viewBox="0 0 498 456" draw:points="294,0 0,405 498,456">
          <text:p/>
        </draw:polyline>
        <draw:polyline draw:style-name="gr2" draw:layer="layout" svg:width="1.437cm" svg:height="1.261cm" svg:x="4.578cm" svg:y="21.349cm" svg:viewBox="0 0 1438 1262" draw:points="0,0 133,109 271,224 412,345 556,470 702,599 850,730 998,863 1146,997 1293,1130 1438,1262">
          <text:p/>
        </draw:polyline>
        <draw:line draw:style-name="gr2" draw:layer="layout" svg:x1="5.87cm" svg:y1="22.478cm" svg:x2="6.016cm" svg:y2="22.611cm">
          <text:p/>
        </draw:line>
        <draw:polyline draw:style-name="gr2" draw:layer="layout" svg:width="0.487cm" svg:height="0.475cm" svg:x="5.528cm" svg:y="22.135cm" svg:viewBox="0 0 488 476" draw:points="0,370 488,476 336,0">
          <text:p/>
        </draw:polyline>
        <draw:line draw:style-name="gr2" draw:layer="layout" svg:x1="7.278cm" svg:y1="8.831cm" svg:x2="7.278cm" svg:y2="9.918cm">
          <text:p/>
        </draw:line>
        <draw:line draw:style-name="gr2" draw:layer="layout" svg:x1="7.278cm" svg:y1="9.811cm" svg:x2="7.278cm" svg:y2="9.918cm">
          <text:p/>
        </draw:line>
        <draw:polyline draw:style-name="gr2" draw:layer="layout" svg:width="0.498cm" svg:height="0.432cm" svg:x="7.029cm" svg:y="9.486cm" svg:viewBox="0 0 499 433" draw:points="0,0 249,433 499,0">
          <text:p/>
        </draw:polyline>
        <draw:line draw:style-name="gr2" draw:layer="layout" svg:x1="7.278cm" svg:y1="11.96cm" svg:x2="7.278cm" svg:y2="13.047cm">
          <text:p/>
        </draw:line>
        <draw:line draw:style-name="gr2" draw:layer="layout" svg:x1="7.278cm" svg:y1="12.94cm" svg:x2="7.278cm" svg:y2="13.047cm">
          <text:p/>
        </draw:line>
        <draw:polyline draw:style-name="gr2" draw:layer="layout" svg:width="0.498cm" svg:height="0.432cm" svg:x="7.029cm" svg:y="12.615cm" svg:viewBox="0 0 499 433" draw:points="0,0 249,433 499,0">
          <text:p/>
        </draw:polyline>
        <draw:polyline draw:style-name="gr2" draw:layer="layout" svg:width="1.481cm" svg:height="1.261cm" svg:x="4.883cm" svg:y="15.09cm" svg:viewBox="0 0 1482 1262" draw:points="1482,0 1347,109 1206,224 1060,345 909,470 757,599 603,730 449,863 296,997 146,1130 0,1262">
          <text:p/>
        </draw:polyline>
        <draw:line draw:style-name="gr2" draw:layer="layout" svg:x1="5.03cm" svg:y1="16.219cm" svg:x2="4.883cm" svg:y2="16.352cm">
          <text:p/>
        </draw:line>
        <draw:polyline draw:style-name="gr2" draw:layer="layout" svg:width="0.488cm" svg:height="0.475cm" svg:x="4.883cm" svg:y="15.876cm" svg:viewBox="0 0 489 476" draw:points="154,0 0,476 489,372">
          <text:p/>
        </draw:polyline>
        <draw:polyline draw:style-name="gr2" draw:layer="layout" svg:width="1.438cm" svg:height="1.261cm" svg:x="8.192cm" svg:y="15.09cm" svg:viewBox="0 0 1439 1262" draw:points="0,0 133,109 271,224 412,345 557,470 704,599 851,730 999,863 1147,997 1294,1130 1439,1262">
          <text:p/>
        </draw:polyline>
        <draw:line draw:style-name="gr2" draw:layer="layout" svg:x1="9.485cm" svg:y1="16.219cm" svg:x2="9.631cm" svg:y2="16.352cm">
          <text:p/>
        </draw:line>
        <draw:polyline draw:style-name="gr2" draw:layer="layout" svg:width="0.488cm" svg:height="0.475cm" svg:x="9.142cm" svg:y="15.876cm" svg:viewBox="0 0 489 476" draw:points="0,370 489,476 336,0">
          <text:p/>
        </draw:polyline>
        <draw:frame draw:style-name="gr188" draw:layer="layout" svg:width="0.417cm" svg:height="0.268cm" svg:x="7.072cm" svg:y="14.555cm">
          <draw:text-box>
            <text:p text:style-name="P1"><text:span text:style-name="T5">3 / 4</text:span></text:p>
          </draw:text-box>
        </draw:frame>
        <draw:frame draw:style-name="gr46" draw:text-style-name="P2" draw:layer="layout" svg:width="5.958cm" svg:height="3.916cm" svg:x="1.8cm" svg:y="0.901cm">
          <draw:text-box>
            <text:p text:style-name="P2"><text:span text:style-name="T2">Molecular function</text:span></text:p>
            <text:p text:style-name="P2"><text:span text:style-name="T2">enriched for contigs</text:span></text:p>
            <text:p text:style-name="P2"><text:span text:style-name="T2">differently experssed</text:span></text:p>
            <text:p text:style-name="P2"><text:span text:style-name="T2">between </text:span></text:p>
            <text:p text:style-name="P2"><text:span text:style-name="T2">Asia/Europe</text:span></text:p>
          </draw:text-box>
        </draw:frame>
      </draw:page>
      <draw:page draw:name="page7" draw:style-name="dp1" draw:master-page-name="master-page47">
        <draw:polygon draw:style-name="gr201" draw:layer="layout" svg:width="1.203cm" svg:height="0.802cm" svg:x="5.64cm" svg:y="4.014cm" svg:viewBox="0 0 1204 803" draw:points="0,402 12,321 24,289 37,264 49,244 61,226 73,210 85,196 97,183 109,171 122,160 134,149 146,140 158,131 170,122 182,114 194,106 207,99 219,92 231,86 243,79 255,74 267,68 279,63 292,58 304,53 316,49 328,45 340,40 352,36 364,33 378,30 390,27 402,23 414,21 427,18 439,16 451,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51,789 439,787 427,785 414,782 402,779 390,777 378,773 364,770 352,766 340,762 328,759 316,754 304,750 292,745 279,740 267,735 255,729 243,723 231,717 219,711 207,704 194,696 182,689 170,681 158,672 146,663 134,653 122,643 109,632 97,620 85,607 73,593 61,577 49,559 37,539 24,514 12,482">
          <text:p/>
        </draw:polygon>
        <draw:polyline draw:style-name="gr2" draw:layer="layout" svg:width="1.203cm" svg:height="0.802cm" svg:x="5.64cm" svg:y="4.014cm" svg:viewBox="0 0 1204 803" draw:points="0,402 12,321 24,289 37,264 49,244 61,226 73,210 85,196 97,183 109,171 122,160 134,149 146,140 158,131 170,122 182,114 194,106 207,99 219,92 231,86 243,79 255,74 267,68 279,63 292,58 304,53 316,49 328,45 340,40 352,36 364,33 378,30 390,27 402,23 414,21 427,18 439,16 451,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51,789 439,787 427,785 414,782 402,779 390,777 378,773 364,770 352,766 340,762 328,759 316,754 304,750 292,745 279,740 267,735 255,729 243,723 231,717 219,711 207,704 194,696 182,689 170,681 158,672 146,663 134,653 122,643 109,632 97,620 85,607 73,593 61,577 49,559 37,539 24,514 12,482 0,402">
          <text:p/>
        </draw:polyline>
        <draw:frame draw:style-name="gr3" draw:layer="layout" svg:width="0.607cm" svg:height="0.137cm" svg:x="5.939cm" svg:y="4.202cm">
          <draw:text-box>
            <text:p text:style-name="P1"><text:span text:style-name="T1">GO:0000003</text:span></text:p>
          </draw:text-box>
        </draw:frame>
        <draw:frame draw:style-name="gr202" draw:layer="layout" svg:width="0.595cm" svg:height="0.137cm" svg:x="5.947cm" svg:y="4.319cm">
          <draw:text-box>
            <text:p text:style-name="P1"><text:span text:style-name="T1">reproduction</text:span></text:p>
          </draw:text-box>
        </draw:frame>
        <draw:frame draw:style-name="gr203" draw:layer="layout" svg:width="0.447cm" svg:height="0.137cm" svg:x="6.021cm" svg:y="4.436cm">
          <draw:text-box>
            <text:p text:style-name="P1"><text:span text:style-name="T1">0.038577</text:span></text:p>
          </draw:text-box>
        </draw:frame>
        <draw:polygon draw:style-name="gr204" draw:layer="layout" svg:width="1.202cm" svg:height="0.801cm" svg:x="5.596cm" svg:y="12.299cm" svg:viewBox="0 0 1203 802" draw:points="0,401 12,320 24,288 36,263 48,243 60,225 73,209 85,195 97,182 109,170 121,159 133,149 145,139 158,130 170,121 182,113 194,106 206,98 218,91 230,85 243,79 255,73 267,67 279,62 291,57 303,52 315,48 328,43 340,40 352,36 364,32 376,29 388,25 400,23 413,20 426,17 438,15 450,13 462,11 474,9 487,7 499,6 511,4 523,3 535,2 547,1 559,1 572,0 584,0 620,0 632,0 644,1 657,1 669,2 681,3 693,4 705,6 717,7 729,9 742,11 754,13 766,15 778,17 790,20 802,23 814,25 827,29 839,32 851,36 863,40 875,43 887,48 899,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3,782 400,779 388,777 376,773 364,770 352,766 340,762 328,759 315,754 303,750 291,745 279,740 267,735 255,729 243,723 230,717 218,711 206,704 194,696 182,689 170,681 158,672 145,663 133,653 121,643 109,632 97,620 85,607 73,593 60,577 48,559 36,539 24,513 12,481">
          <text:p/>
        </draw:polygon>
        <draw:polyline draw:style-name="gr2" draw:layer="layout" svg:width="1.202cm" svg:height="0.801cm" svg:x="5.596cm" svg:y="12.299cm" svg:viewBox="0 0 1203 802" draw:points="0,401 12,320 24,288 36,263 48,243 60,225 73,209 85,195 97,182 109,170 121,159 133,149 145,139 158,130 170,121 182,113 194,106 206,98 218,91 230,85 243,79 255,73 267,67 279,62 291,57 303,52 315,48 328,43 340,40 352,36 364,32 376,29 388,25 400,23 413,20 426,17 438,15 450,13 462,11 474,9 487,7 499,6 511,4 523,3 535,2 547,1 559,1 572,0 584,0 620,0 632,0 644,1 657,1 669,2 681,3 693,4 705,6 717,7 729,9 742,11 754,13 766,15 778,17 790,20 802,23 814,25 827,29 839,32 851,36 863,40 875,43 887,48 899,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3,782 400,779 388,777 376,773 364,770 352,766 340,762 328,759 315,754 303,750 291,745 279,740 267,735 255,729 243,723 230,717 218,711 206,704 194,696 182,689 170,681 158,672 145,663 133,653 121,643 109,632 97,620 85,607 73,593 60,577 48,559 36,539 24,513 12,481 0,401">
          <text:p/>
        </draw:polyline>
        <draw:frame draw:style-name="gr5" draw:layer="layout" svg:width="0.387cm" svg:height="0.137cm" svg:x="6.05cm" svg:y="4.553cm">
          <draw:text-box>
            <text:p text:style-name="P1"><text:span text:style-name="T1">28 / 139</text:span></text:p>
          </draw:text-box>
        </draw:frame>
        <draw:frame draw:style-name="gr3" draw:layer="layout" svg:width="0.607cm" svg:height="0.137cm" svg:x="5.894cm" svg:y="12.486cm">
          <draw:text-box>
            <text:p text:style-name="P1"><text:span text:style-name="T1">GO:0006139</text:span></text:p>
          </draw:text-box>
        </draw:frame>
        <draw:frame draw:style-name="gr205" draw:layer="layout" svg:width="1.137cm" svg:height="0.137cm" svg:x="5.64cm" svg:y="12.603cm">
          <draw:text-box>
            <text:p text:style-name="P1"><text:span text:style-name="T1">nucleobase−containin...</text:span></text:p>
          </draw:text-box>
        </draw:frame>
        <draw:frame draw:style-name="gr203" draw:layer="layout" svg:width="0.447cm" svg:height="0.137cm" svg:x="5.976cm" svg:y="12.72cm">
          <draw:text-box>
            <text:p text:style-name="P1"><text:span text:style-name="T1">0.001892</text:span></text:p>
          </draw:text-box>
        </draw:frame>
        <draw:polygon draw:style-name="gr16" draw:layer="layout" svg:width="1.202cm" svg:height="0.802cm" svg:x="11.965cm" svg:y="15.06cm" svg:viewBox="0 0 1203 803" draw:points="0,402 12,322 24,289 36,264 48,244 61,226 73,210 86,196 98,183 110,171 122,160 134,149 146,139 158,130 171,122 183,114 195,106 207,98 219,92 231,85 244,79 256,73 268,68 280,62 292,57 304,53 316,48 329,44 341,40 353,36 365,32 377,29 389,26 401,23 414,20 426,18 438,15 450,13 462,11 474,9 486,7 499,6 511,5 523,3 535,2 547,2 559,1 571,1 584,0 596,0 608,0 620,0 632,1 644,1 656,2 669,2 681,3 693,5 705,6 717,7 730,9 741,11 754,13 766,15 778,18 790,20 802,23 815,26 827,29 839,32 851,36 863,40 875,44 887,48 900,53 912,57 924,62 936,68 948,73 960,79 972,85 985,92 997,98 1009,106 1021,114 1033,122 1045,130 1057,139 1070,149 1082,160 1094,171 1106,183 1118,196 1130,210 1142,226 1155,244 1167,264 1179,289 1191,322 1203,402 1191,482 1179,515 1167,539 1155,560 1142,577 1130,593 1118,607 1106,620 1094,632 1082,643 1070,654 1057,663 1045,673 1033,681 1021,689 1009,697 997,704 985,711 972,717 960,724 948,729 936,735 924,740 912,745 900,750 887,754 875,759 863,763 851,767 839,770 827,774 815,777 802,780 790,783 778,785 766,788 754,790 741,792 730,794 717,795 705,797 693,798 681,799 669,800 656,801 644,802 632,802 620,802 608,803 596,803 584,802 571,802 559,802 547,801 535,800 523,799 511,798 499,797 486,795 474,794 462,792 450,790 438,788 426,785 414,783 401,780 389,777 377,774 365,770 353,767 341,763 329,759 316,754 304,750 292,745 280,740 268,735 256,729 244,724 231,717 219,711 207,704 195,697 183,689 171,681 158,673 146,663 134,654 122,643 110,632 98,620 86,607 73,593 61,577 48,560 36,539 24,515 12,482">
          <text:p/>
        </draw:polygon>
        <draw:polyline draw:style-name="gr2" draw:layer="layout" svg:width="1.202cm" svg:height="0.802cm" svg:x="11.965cm" svg:y="15.06cm" svg:viewBox="0 0 1203 803" draw:points="0,402 12,322 24,289 36,264 48,244 61,226 73,210 86,196 98,183 110,171 122,160 134,149 146,139 158,130 171,122 183,114 195,106 207,98 219,92 231,85 244,79 256,73 268,68 280,62 292,57 304,53 316,48 329,44 341,40 353,36 365,32 377,29 389,26 401,23 414,20 426,18 438,15 450,13 462,11 474,9 486,7 499,6 511,5 523,3 535,2 547,2 559,1 571,1 584,0 596,0 608,0 620,0 632,1 644,1 656,2 669,2 681,3 693,5 705,6 717,7 730,9 741,11 754,13 766,15 778,18 790,20 802,23 815,26 827,29 839,32 851,36 863,40 875,44 887,48 900,53 912,57 924,62 936,68 948,73 960,79 972,85 985,92 997,98 1009,106 1021,114 1033,122 1045,130 1057,139 1070,149 1082,160 1094,171 1106,183 1118,196 1130,210 1142,226 1155,244 1167,264 1179,289 1191,322 1203,402 1191,482 1179,515 1167,539 1155,560 1142,577 1130,593 1118,607 1106,620 1094,632 1082,643 1070,654 1057,663 1045,673 1033,681 1021,689 1009,697 997,704 985,711 972,717 960,724 948,729 936,735 924,740 912,745 900,750 887,754 875,759 863,763 851,767 839,770 827,774 815,777 802,780 790,783 778,785 766,788 754,790 741,792 730,794 717,795 705,797 693,798 681,799 669,800 656,801 644,802 632,802 620,802 608,803 596,803 584,802 571,802 559,802 547,801 535,800 523,799 511,798 499,797 486,795 474,794 462,792 450,790 438,788 426,785 414,783 401,780 389,777 377,774 365,770 353,767 341,763 329,759 316,754 304,750 292,745 280,740 268,735 256,729 244,724 231,717 219,711 207,704 195,697 183,689 171,681 158,673 146,663 134,654 122,643 110,632 98,620 86,607 73,593 61,577 48,560 36,539 24,515 12,482 0,402">
          <text:p/>
        </draw:polyline>
        <draw:frame draw:style-name="gr5" draw:layer="layout" svg:width="0.387cm" svg:height="0.137cm" svg:x="6.006cm" svg:y="12.837cm">
          <draw:text-box>
            <text:p text:style-name="P1"><text:span text:style-name="T1">32 / 141</text:span></text:p>
          </draw:text-box>
        </draw:frame>
        <draw:frame draw:style-name="gr3" draw:layer="layout" svg:width="0.607cm" svg:height="0.137cm" svg:x="12.263cm" svg:y="15.247cm">
          <draw:text-box>
            <text:p text:style-name="P1"><text:span text:style-name="T1">GO:0006412</text:span></text:p>
          </draw:text-box>
        </draw:frame>
        <draw:frame draw:style-name="gr206" draw:layer="layout" svg:width="0.497cm" svg:height="0.137cm" svg:x="12.322cm" svg:y="15.364cm">
          <draw:text-box>
            <text:p text:style-name="P1"><text:span text:style-name="T1">translation</text:span></text:p>
          </draw:text-box>
        </draw:frame>
        <draw:frame draw:style-name="gr207" draw:layer="layout" svg:width="0.451cm" svg:height="0.137cm" svg:x="12.344cm" svg:y="15.481cm">
          <draw:text-box>
            <text:p text:style-name="P1"><text:span text:style-name="T1">3.20e−06</text:span></text:p>
          </draw:text-box>
        </draw:frame>
        <draw:polygon draw:style-name="gr208" draw:layer="layout" svg:width="1.203cm" svg:height="0.802cm" svg:x="14.659cm" svg:y="20.583cm" svg:viewBox="0 0 1204 803" draw:points="0,803 1204,803 1204,0 0,0">
          <text:p/>
        </draw:polygon>
        <draw:frame draw:style-name="gr7" draw:layer="layout" svg:width="0.328cm" svg:height="0.137cm" svg:x="12.404cm" svg:y="15.599cm">
          <draw:text-box>
            <text:p text:style-name="P1"><text:span text:style-name="T1">21 / 54</text:span></text:p>
          </draw:text-box>
        </draw:frame>
        <draw:frame draw:style-name="gr3" draw:layer="layout" svg:width="0.607cm" svg:height="0.137cm" svg:x="14.957cm" svg:y="20.77cm">
          <draw:text-box>
            <text:p text:style-name="P1"><text:span text:style-name="T1">GO:0006415</text:span></text:p>
          </draw:text-box>
        </draw:frame>
        <draw:frame draw:style-name="gr209" draw:layer="layout" svg:width="0.997cm" svg:height="0.137cm" svg:x="14.769cm" svg:y="20.887cm">
          <draw:text-box>
            <text:p text:style-name="P1"><text:span text:style-name="T1">translational termin...</text:span></text:p>
          </draw:text-box>
        </draw:frame>
        <draw:frame draw:style-name="gr207" draw:layer="layout" svg:width="0.451cm" svg:height="0.137cm" svg:x="15.038cm" svg:y="21.004cm">
          <draw:text-box>
            <text:p text:style-name="P1"><text:span text:style-name="T1">3.36e−08</text:span></text:p>
          </draw:text-box>
        </draw:frame>
        <draw:polygon draw:style-name="gr204" draw:layer="layout" svg:width="1.202cm" svg:height="0.802cm" svg:x="6.353cm" svg:y="6.776cm" svg:viewBox="0 0 1203 803" draw:points="0,401 12,321 24,288 36,264 48,243 61,225 73,210 85,195 97,182 109,170 121,159 133,149 146,139 158,130 170,121 182,113 194,106 206,98 218,92 231,85 243,79 255,73 267,67 279,62 291,57 303,53 316,48 328,44 340,40 352,36 364,32 376,29 388,26 401,23 413,20 425,18 437,15 449,13 461,11 473,9 486,7 498,6 510,5 522,4 534,2 546,2 558,1 571,0 583,0 619,0 632,0 643,1 656,2 668,2 680,4 692,5 705,6 717,7 729,9 741,11 753,13 765,15 777,18 790,20 802,23 814,26 826,29 838,32 850,36 863,40 876,44 888,48 900,53 912,57 924,62 936,67 948,73 961,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1,724 948,729 936,735 924,740 912,745 900,750 888,755 876,759 863,763 850,767 838,770 826,774 814,777 802,780 790,782 777,785 765,787 753,790 741,792 729,793 717,795 705,797 692,798 680,799 668,800 656,801 643,801 632,802 619,803 583,803 571,802 558,801 546,801 534,800 522,799 510,798 498,797 486,795 473,793 461,792 449,790 437,787 425,785 413,782 401,780 388,777 376,774 364,770 352,767 340,763 328,759 316,755 303,750 291,745 279,740 267,735 255,729 243,724 231,718 218,711 206,704 194,697 182,689 170,681 158,673 146,664 133,654 121,643 109,632 97,620 85,607 73,593 61,577 48,560 36,539 24,515 12,482">
          <text:p/>
        </draw:polygon>
        <draw:polyline draw:style-name="gr2" draw:layer="layout" svg:width="1.202cm" svg:height="0.802cm" svg:x="6.353cm" svg:y="6.776cm" svg:viewBox="0 0 1203 803" draw:points="0,401 12,321 24,288 36,264 48,243 61,225 73,210 85,195 97,182 109,170 121,159 133,149 146,139 158,130 170,121 182,113 194,106 206,98 218,92 231,85 243,79 255,73 267,67 279,62 291,57 303,53 316,48 328,44 340,40 352,36 364,32 376,29 388,26 401,23 413,20 425,18 437,15 449,13 461,11 473,9 486,7 498,6 510,5 522,4 534,2 546,2 558,1 571,0 583,0 619,0 632,0 643,1 656,2 668,2 680,4 692,5 705,6 717,7 729,9 741,11 753,13 765,15 777,18 790,20 802,23 814,26 826,29 838,32 850,36 863,40 876,44 888,48 900,53 912,57 924,62 936,67 948,73 961,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1,724 948,729 936,735 924,740 912,745 900,750 888,755 876,759 863,763 850,767 838,770 826,774 814,777 802,780 790,782 777,785 765,787 753,790 741,792 729,793 717,795 705,797 692,798 680,799 668,800 656,801 643,801 632,802 619,803 583,803 571,802 558,801 546,801 534,800 522,799 510,798 498,797 486,795 473,793 461,792 449,790 437,787 425,785 413,782 401,780 388,777 376,774 364,770 352,767 340,763 328,759 316,755 303,750 291,745 279,740 267,735 255,729 243,724 231,718 218,711 206,704 194,697 182,689 170,681 158,673 146,664 133,654 121,643 109,632 97,620 85,607 73,593 61,577 48,560 36,539 24,515 12,482 0,401">
          <text:p/>
        </draw:polyline>
        <draw:frame draw:style-name="gr7" draw:layer="layout" svg:width="0.328cm" svg:height="0.137cm" svg:x="15.099cm" svg:y="21.122cm">
          <draw:text-box>
            <text:p text:style-name="P1"><text:span text:style-name="T1">18 / 33</text:span></text:p>
          </draw:text-box>
        </draw:frame>
        <draw:frame draw:style-name="gr3" draw:layer="layout" svg:width="0.607cm" svg:height="0.137cm" svg:x="6.651cm" svg:y="6.963cm">
          <draw:text-box>
            <text:p text:style-name="P1"><text:span text:style-name="T1">GO:0006807</text:span></text:p>
          </draw:text-box>
        </draw:frame>
        <draw:frame draw:style-name="gr10" draw:layer="layout" svg:width="1.183cm" svg:height="0.137cm" svg:x="6.37cm" svg:y="7.08cm">
          <draw:text-box>
            <text:p text:style-name="P1"><text:span text:style-name="T1">nitrogen compound me...</text:span></text:p>
          </draw:text-box>
        </draw:frame>
        <draw:frame draw:style-name="gr203" draw:layer="layout" svg:width="0.447cm" svg:height="0.137cm" svg:x="6.733cm" svg:y="7.197cm">
          <draw:text-box>
            <text:p text:style-name="P1"><text:span text:style-name="T1">0.000404</text:span></text:p>
          </draw:text-box>
        </draw:frame>
        <draw:polygon draw:style-name="gr1" draw:layer="layout" svg:width="1.203cm" svg:height="0.802cm" svg:x="22.23cm" svg:y="6.776cm" svg:viewBox="0 0 1204 803" draw:points="0,401 13,321 25,288 37,264 49,243 61,225 74,210 86,195 98,182 110,170 122,159 134,149 147,139 159,130 171,121 183,113 195,106 207,98 219,92 232,85 244,79 256,73 268,67 280,62 292,57 304,53 317,48 329,44 341,40 353,36 365,32 377,29 389,26 402,23 414,20 426,18 438,15 450,13 462,11 474,9 487,7 499,6 511,5 523,4 535,2 547,2 559,1 572,0 584,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4,803 572,802 559,801 547,801 535,800 523,799 511,798 499,797 487,795 474,793 462,792 450,790 438,787 426,785 414,782 402,780 389,777 377,774 365,770 353,767 341,763 329,759 317,755 304,750 292,745 280,740 268,735 256,729 244,724 232,718 219,711 207,704 195,697 183,689 171,681 159,673 147,664 134,654 122,643 110,632 98,620 86,607 74,593 61,577 49,560 37,539 25,515 13,482">
          <text:p/>
        </draw:polygon>
        <draw:polyline draw:style-name="gr2" draw:layer="layout" svg:width="1.203cm" svg:height="0.802cm" svg:x="22.23cm" svg:y="6.776cm" svg:viewBox="0 0 1204 803" draw:points="0,401 13,321 25,288 37,264 49,243 61,225 74,210 86,195 98,182 110,170 122,159 134,149 147,139 159,130 171,121 183,113 195,106 207,98 219,92 232,85 244,79 256,73 268,67 280,62 292,57 304,53 317,48 329,44 341,40 353,36 365,32 377,29 389,26 402,23 414,20 426,18 438,15 450,13 462,11 474,9 487,7 499,6 511,5 523,4 535,2 547,2 559,1 572,0 584,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4,803 572,802 559,801 547,801 535,800 523,799 511,798 499,797 487,795 474,793 462,792 450,790 438,787 426,785 414,782 402,780 389,777 377,774 365,770 353,767 341,763 329,759 317,755 304,750 292,745 280,740 268,735 256,729 244,724 232,718 219,711 207,704 195,697 183,689 171,681 159,673 147,664 134,654 122,643 110,632 98,620 86,607 74,593 61,577 49,560 37,539 25,515 13,482 0,401">
          <text:p/>
        </draw:polyline>
        <draw:frame draw:style-name="gr5" draw:layer="layout" svg:width="0.387cm" svg:height="0.137cm" svg:x="6.763cm" svg:y="7.315cm">
          <draw:text-box>
            <text:p text:style-name="P1"><text:span text:style-name="T1">37 / 164</text:span></text:p>
          </draw:text-box>
        </draw:frame>
        <draw:frame draw:style-name="gr3" draw:layer="layout" svg:width="0.607cm" svg:height="0.137cm" svg:x="22.529cm" svg:y="6.963cm">
          <draw:text-box>
            <text:p text:style-name="P1"><text:span text:style-name="T1">GO:0007275</text:span></text:p>
          </draw:text-box>
        </draw:frame>
        <draw:frame draw:style-name="gr210" draw:layer="layout" svg:width="0.988cm" svg:height="0.137cm" svg:x="22.347cm" svg:y="7.08cm">
          <draw:text-box>
            <text:p text:style-name="P1"><text:span text:style-name="T1">multicellular organi...</text:span></text:p>
          </draw:text-box>
        </draw:frame>
        <draw:frame draw:style-name="gr203" draw:layer="layout" svg:width="0.447cm" svg:height="0.137cm" svg:x="22.611cm" svg:y="7.197cm">
          <draw:text-box>
            <text:p text:style-name="P1"><text:span text:style-name="T1">0.011077</text:span></text:p>
          </draw:text-box>
        </draw:frame>
        <draw:polygon draw:style-name="gr211" draw:layer="layout" svg:width="1.203cm" svg:height="0.802cm" svg:x="8.758cm" svg:y="1.253cm" svg:viewBox="0 0 1204 803" draw:points="0,402 12,321 24,288 36,264 49,243 61,226 73,210 85,196 97,183 109,171 121,159 134,149 146,140 158,130 170,122 182,114 194,106 206,99 219,92 231,85 243,79 255,73 267,68 279,62 291,57 304,53 316,48 328,44 340,40 352,36 364,33 376,29 389,26 401,23 413,20 425,18 437,15 449,13 461,11 474,9 486,8 498,6 510,5 522,4 534,3 546,2 559,1 571,1 583,0 619,0 631,1 644,1 656,2 668,3 680,4 692,5 704,6 716,8 729,9 741,11 753,13 765,15 777,18 789,20 801,23 814,26 826,29 838,33 850,36 863,40 875,44 887,48 900,53 912,57 924,62 936,68 948,73 960,79 972,85 985,92 997,99 1009,106 1021,114 1033,122 1045,130 1057,140 1070,149 1082,159 1094,171 1106,183 1119,196 1131,210 1143,226 1155,243 1167,264 1179,288 1191,321 1204,402 1191,482 1179,515 1167,540 1155,560 1143,578 1131,593 1119,608 1106,621 1094,632 1082,644 1070,654 1057,664 1045,673 1033,681 1021,690 1009,697 997,704 985,711 972,718 960,724 948,730 936,735 924,741 912,746 900,751 887,755 875,759 863,763 850,767 838,771 826,774 814,777 801,780 789,783 777,785 765,788 753,790 741,792 729,794 716,795 704,797 692,798 680,800 668,800 656,801 644,802 631,802 619,803 583,803 571,802 559,802 546,801 534,800 522,800 510,798 498,797 486,795 474,794 461,792 449,790 437,788 425,785 413,783 401,780 389,777 376,774 364,771 352,767 340,763 328,759 316,755 304,751 291,746 279,741 267,735 255,730 243,724 231,718 219,711 206,704 194,697 182,690 170,681 158,673 146,664 134,654 121,644 109,632 97,621 85,608 73,593 61,578 49,560 36,540 24,515 12,482">
          <text:p/>
        </draw:polygon>
        <draw:polyline draw:style-name="gr2" draw:layer="layout" svg:width="1.203cm" svg:height="0.802cm" svg:x="8.758cm" svg:y="1.253cm" svg:viewBox="0 0 1204 803" draw:points="0,402 12,321 24,288 36,264 49,243 61,226 73,210 85,196 97,183 109,171 121,159 134,149 146,140 158,130 170,122 182,114 194,106 206,99 219,92 231,85 243,79 255,73 267,68 279,62 291,57 304,53 316,48 328,44 340,40 352,36 364,33 376,29 389,26 401,23 413,20 425,18 437,15 449,13 461,11 474,9 486,8 498,6 510,5 522,4 534,3 546,2 559,1 571,1 583,0 619,0 631,1 644,1 656,2 668,3 680,4 692,5 704,6 716,8 729,9 741,11 753,13 765,15 777,18 789,20 801,23 814,26 826,29 838,33 850,36 863,40 875,44 887,48 900,53 912,57 924,62 936,68 948,73 960,79 972,85 985,92 997,99 1009,106 1021,114 1033,122 1045,130 1057,140 1070,149 1082,159 1094,171 1106,183 1119,196 1131,210 1143,226 1155,243 1167,264 1179,288 1191,321 1204,402 1191,482 1179,515 1167,540 1155,560 1143,578 1131,593 1119,608 1106,621 1094,632 1082,644 1070,654 1057,664 1045,673 1033,681 1021,690 1009,697 997,704 985,711 972,718 960,724 948,730 936,735 924,741 912,746 900,751 887,755 875,759 863,763 850,767 838,771 826,774 814,777 801,780 789,783 777,785 765,788 753,790 741,792 729,794 716,795 704,797 692,798 680,800 668,800 656,801 644,802 631,802 619,803 583,803 571,802 559,802 546,801 534,800 522,800 510,798 498,797 486,795 474,794 461,792 449,790 437,788 425,785 413,783 401,780 389,777 376,774 364,771 352,767 340,763 328,759 316,755 304,751 291,746 279,741 267,735 255,730 243,724 231,718 219,711 206,704 194,697 182,690 170,681 158,673 146,664 134,654 121,644 109,632 97,621 85,608 73,593 61,578 49,560 36,540 24,515 12,482 0,402">
          <text:p/>
        </draw:polyline>
        <draw:frame draw:style-name="gr5" draw:layer="layout" svg:width="0.387cm" svg:height="0.137cm" svg:x="22.641cm" svg:y="7.315cm">
          <draw:text-box>
            <text:p text:style-name="P1"><text:span text:style-name="T1">42 / 222</text:span></text:p>
          </draw:text-box>
        </draw:frame>
        <draw:frame draw:style-name="gr3" draw:layer="layout" svg:width="0.607cm" svg:height="0.137cm" svg:x="9.056cm" svg:y="1.44cm">
          <draw:text-box>
            <text:p text:style-name="P1"><text:span text:style-name="T1">GO:0008150</text:span></text:p>
          </draw:text-box>
        </draw:frame>
        <draw:frame draw:style-name="gr18" draw:layer="layout" svg:width="0.891cm" svg:height="0.137cm" svg:x="8.924cm" svg:y="1.558cm">
          <draw:text-box>
            <text:p text:style-name="P1"><text:span text:style-name="T1">biological_process</text:span></text:p>
          </draw:text-box>
        </draw:frame>
        <draw:frame draw:style-name="gr203" draw:layer="layout" svg:width="0.447cm" svg:height="0.137cm" svg:x="9.139cm" svg:y="1.675cm">
          <draw:text-box>
            <text:p text:style-name="P1"><text:span text:style-name="T1">1.000000</text:span></text:p>
          </draw:text-box>
        </draw:frame>
        <draw:polygon draw:style-name="gr201" draw:layer="layout" svg:width="1.203cm" svg:height="0.802cm" svg:x="9.559cm" svg:y="4.014cm" svg:viewBox="0 0 1204 803" draw:points="0,402 13,321 25,289 37,264 49,244 62,226 74,210 86,196 99,183 111,171 123,160 135,149 147,140 159,131 171,122 184,114 196,106 208,99 220,92 232,86 244,79 256,74 269,68 281,63 293,58 305,53 318,49 330,45 342,40 354,36 366,33 378,30 390,27 403,23 415,21 427,18 439,16 451,14 463,11 475,10 488,8 500,6 512,5 524,4 536,3 548,2 560,2 573,1 585,1 597,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7,803 585,803 573,803 560,802 548,802 536,801 524,800 512,799 500,797 488,796 475,794 463,791 451,789 439,787 427,785 415,782 403,779 390,777 378,773 366,770 354,766 342,762 330,759 318,754 305,750 293,745 281,740 269,735 256,729 244,723 232,717 220,711 208,704 196,696 184,689 171,681 159,672 147,663 135,653 123,643 111,632 99,620 86,607 74,593 62,577 49,559 37,539 25,514 13,482">
          <text:p/>
        </draw:polygon>
        <draw:polyline draw:style-name="gr2" draw:layer="layout" svg:width="1.203cm" svg:height="0.802cm" svg:x="9.559cm" svg:y="4.014cm" svg:viewBox="0 0 1204 803" draw:points="0,402 13,321 25,289 37,264 49,244 62,226 74,210 86,196 99,183 111,171 123,160 135,149 147,140 159,131 171,122 184,114 196,106 208,99 220,92 232,86 244,79 256,74 269,68 281,63 293,58 305,53 318,49 330,45 342,40 354,36 366,33 378,30 390,27 403,23 415,21 427,18 439,16 451,14 463,11 475,10 488,8 500,6 512,5 524,4 536,3 548,2 560,2 573,1 585,1 597,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7,803 585,803 573,803 560,802 548,802 536,801 524,800 512,799 500,797 488,796 475,794 463,791 451,789 439,787 427,785 415,782 403,779 390,777 378,773 366,770 354,766 342,762 330,759 318,754 305,750 293,745 281,740 269,735 256,729 244,723 232,717 220,711 208,704 196,696 184,689 171,681 159,672 147,663 135,653 123,643 111,632 99,620 86,607 74,593 62,577 49,559 37,539 25,514 13,482 0,402">
          <text:p/>
        </draw:polyline>
        <draw:frame draw:style-name="gr5" draw:layer="layout" svg:width="0.387cm" svg:height="0.137cm" svg:x="9.168cm" svg:y="1.792cm">
          <draw:text-box>
            <text:p text:style-name="P1"><text:span text:style-name="T1">51 / 326</text:span></text:p>
          </draw:text-box>
        </draw:frame>
        <draw:frame draw:style-name="gr3" draw:layer="layout" svg:width="0.607cm" svg:height="0.137cm" svg:x="9.858cm" svg:y="4.202cm">
          <draw:text-box>
            <text:p text:style-name="P1"><text:span text:style-name="T1">GO:0008152</text:span></text:p>
          </draw:text-box>
        </draw:frame>
        <draw:frame draw:style-name="gr19" draw:layer="layout" svg:width="0.87cm" svg:height="0.137cm" svg:x="9.734cm" svg:y="4.319cm">
          <draw:text-box>
            <text:p text:style-name="P1"><text:span text:style-name="T1">metabolic process</text:span></text:p>
          </draw:text-box>
        </draw:frame>
        <draw:frame draw:style-name="gr203" draw:layer="layout" svg:width="0.447cm" svg:height="0.137cm" svg:x="9.94cm" svg:y="4.436cm">
          <draw:text-box>
            <text:p text:style-name="P1"><text:span text:style-name="T1">0.151813</text:span></text:p>
          </draw:text-box>
        </draw:frame>
        <draw:polygon draw:style-name="gr201" draw:layer="layout" svg:width="1.203cm" svg:height="0.802cm" svg:x="9.559cm" svg:y="6.776cm" svg:viewBox="0 0 1204 803" draw:points="0,401 13,321 25,288 37,264 49,243 62,225 74,210 86,195 99,182 111,170 123,159 135,149 147,139 159,130 171,121 184,113 196,106 208,98 220,92 232,85 244,79 256,73 269,67 281,62 293,57 305,53 318,48 330,44 342,40 354,36 366,32 378,29 390,26 403,23 415,20 427,18 439,15 451,13 463,11 475,9 488,7 500,6 512,5 524,4 536,2 548,2 560,1 573,0 585,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5,803 573,802 560,801 548,801 536,800 524,799 512,798 500,797 488,795 475,793 463,792 451,790 439,787 427,785 415,782 403,780 390,777 378,774 366,770 354,767 342,763 330,759 318,755 305,750 293,745 281,740 269,735 256,729 244,724 232,718 220,711 208,704 196,697 184,689 171,681 159,673 147,664 135,654 123,643 111,632 99,620 86,607 74,593 62,577 49,560 37,539 25,515 13,482">
          <text:p/>
        </draw:polygon>
        <draw:polyline draw:style-name="gr2" draw:layer="layout" svg:width="1.203cm" svg:height="0.802cm" svg:x="9.559cm" svg:y="6.776cm" svg:viewBox="0 0 1204 803" draw:points="0,401 13,321 25,288 37,264 49,243 62,225 74,210 86,195 99,182 111,170 123,159 135,149 147,139 159,130 171,121 184,113 196,106 208,98 220,92 232,85 244,79 256,73 269,67 281,62 293,57 305,53 318,48 330,44 342,40 354,36 366,32 378,29 390,26 403,23 415,20 427,18 439,15 451,13 463,11 475,9 488,7 500,6 512,5 524,4 536,2 548,2 560,1 573,0 585,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5,803 573,802 560,801 548,801 536,800 524,799 512,798 500,797 488,795 475,793 463,792 451,790 439,787 427,785 415,782 403,780 390,777 378,774 366,770 354,767 342,763 330,759 318,755 305,750 293,745 281,740 269,735 256,729 244,724 232,718 220,711 208,704 196,697 184,689 171,681 159,673 147,664 135,654 123,643 111,632 99,620 86,607 74,593 62,577 49,560 37,539 25,515 13,482 0,401">
          <text:p/>
        </draw:polyline>
        <draw:frame draw:style-name="gr5" draw:layer="layout" svg:width="0.387cm" svg:height="0.137cm" svg:x="9.97cm" svg:y="4.553cm">
          <draw:text-box>
            <text:p text:style-name="P1"><text:span text:style-name="T1">45 / 268</text:span></text:p>
          </draw:text-box>
        </draw:frame>
        <draw:frame draw:style-name="gr3" draw:layer="layout" svg:width="0.607cm" svg:height="0.137cm" svg:x="9.858cm" svg:y="6.963cm">
          <draw:text-box>
            <text:p text:style-name="P1"><text:span text:style-name="T1">GO:0009058</text:span></text:p>
          </draw:text-box>
        </draw:frame>
        <draw:frame draw:style-name="gr212" draw:layer="layout" svg:width="0.98cm" svg:height="0.137cm" svg:x="9.681cm" svg:y="7.08cm">
          <draw:text-box>
            <text:p text:style-name="P1"><text:span text:style-name="T1">biosynthetic process</text:span></text:p>
          </draw:text-box>
        </draw:frame>
        <draw:frame draw:style-name="gr203" draw:layer="layout" svg:width="0.447cm" svg:height="0.137cm" svg:x="9.94cm" svg:y="7.197cm">
          <draw:text-box>
            <text:p text:style-name="P1"><text:span text:style-name="T1">0.108754</text:span></text:p>
          </draw:text-box>
        </draw:frame>
        <draw:polygon draw:style-name="gr201" draw:layer="layout" svg:width="1.202cm" svg:height="0.802cm" svg:x="11.163cm" svg:y="9.537cm" svg:viewBox="0 0 1203 803" draw:points="0,402 12,322 24,289 36,265 48,244 61,227 73,211 85,197 97,184 109,172 122,161 134,150 146,141 158,131 170,123 182,115 194,107 207,100 219,93 231,87 243,80 255,74 267,68 279,63 292,58 304,53 316,49 328,44 340,40 352,36 364,33 377,29 389,26 401,23 413,20 425,18 437,15 449,13 462,11 474,9 486,8 498,6 510,5 522,4 534,3 547,2 559,1 571,1 583,1 595,0 607,0 619,1 632,1 644,1 656,2 668,3 680,4 692,5 704,6 717,8 729,9 741,11 753,13 765,15 777,18 789,20 802,23 814,26 826,29 838,33 850,36 863,40 875,44 888,49 900,53 912,58 924,63 936,68 948,74 960,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0,724 948,730 936,735 924,741 912,746 900,751 888,755 875,759 863,763 850,767 838,771 826,774 814,777 802,780 789,783 777,785 765,788 753,790 741,792 729,794 717,796 704,797 692,798 680,800 668,801 656,801 644,802 632,802 619,803 607,803 595,803 583,803 571,802 559,802 547,801 534,801 522,800 510,798 498,797 486,796 474,794 462,792 449,790 437,788 425,785 413,783 401,780 389,777 377,774 364,771 352,767 340,763 328,759 316,755 304,751 292,746 279,741 267,735 255,730 243,724 231,718 219,711 207,705 194,697 182,689 170,681 158,673 146,664 134,654 122,644 109,633 97,621 85,608 73,594 61,578 48,560 36,540 24,515 12,482">
          <text:p/>
        </draw:polygon>
        <draw:polyline draw:style-name="gr2" draw:layer="layout" svg:width="1.202cm" svg:height="0.802cm" svg:x="11.163cm" svg:y="9.537cm" svg:viewBox="0 0 1203 803" draw:points="0,402 12,322 24,289 36,265 48,244 61,227 73,211 85,197 97,184 109,172 122,161 134,150 146,141 158,131 170,123 182,115 194,107 207,100 219,93 231,87 243,80 255,74 267,68 279,63 292,58 304,53 316,49 328,44 340,40 352,36 364,33 377,29 389,26 401,23 413,20 425,18 437,15 449,13 462,11 474,9 486,8 498,6 510,5 522,4 534,3 547,2 559,1 571,1 583,1 595,0 607,0 619,1 632,1 644,1 656,2 668,3 680,4 692,5 704,6 717,8 729,9 741,11 753,13 765,15 777,18 789,20 802,23 814,26 826,29 838,33 850,36 863,40 875,44 888,49 900,53 912,58 924,63 936,68 948,74 960,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0,724 948,730 936,735 924,741 912,746 900,751 888,755 875,759 863,763 850,767 838,771 826,774 814,777 802,780 789,783 777,785 765,788 753,790 741,792 729,794 717,796 704,797 692,798 680,800 668,801 656,801 644,802 632,802 619,803 607,803 595,803 583,803 571,802 559,802 547,801 534,801 522,800 510,798 498,797 486,796 474,794 462,792 449,790 437,788 425,785 413,783 401,780 389,777 377,774 364,771 352,767 340,763 328,759 316,755 304,751 292,746 279,741 267,735 255,730 243,724 231,718 219,711 207,705 194,697 182,689 170,681 158,673 146,664 134,654 122,644 109,633 97,621 85,608 73,594 61,578 48,560 36,540 24,515 12,482 0,402">
          <text:p/>
        </draw:polyline>
        <draw:frame draw:style-name="gr5" draw:layer="layout" svg:width="0.387cm" svg:height="0.137cm" svg:x="9.97cm" svg:y="7.315cm">
          <draw:text-box>
            <text:p text:style-name="P1"><text:span text:style-name="T1">28 / 150</text:span></text:p>
          </draw:text-box>
        </draw:frame>
        <draw:frame draw:style-name="gr3" draw:layer="layout" svg:width="0.607cm" svg:height="0.137cm" svg:x="11.461cm" svg:y="9.724cm">
          <draw:text-box>
            <text:p text:style-name="P1"><text:span text:style-name="T1">GO:0009059</text:span></text:p>
          </draw:text-box>
        </draw:frame>
        <draw:frame draw:style-name="gr213" draw:layer="layout" svg:width="1.162cm" svg:height="0.137cm" svg:x="11.194cm" svg:y="9.842cm">
          <draw:text-box>
            <text:p text:style-name="P1"><text:span text:style-name="T1">macromolecule biosyn...</text:span></text:p>
          </draw:text-box>
        </draw:frame>
        <draw:frame draw:style-name="gr203" draw:layer="layout" svg:width="0.447cm" svg:height="0.137cm" svg:x="11.543cm" svg:y="9.959cm">
          <draw:text-box>
            <text:p text:style-name="P1"><text:span text:style-name="T1">0.056571</text:span></text:p>
          </draw:text-box>
        </draw:frame>
        <draw:polygon draw:style-name="gr201" draw:layer="layout" svg:width="1.203cm" svg:height="0.802cm" svg:x="7.956cm" svg:y="4.014cm" svg:viewBox="0 0 1204 803" draw:points="0,402 12,321 24,289 37,264 49,244 61,226 73,210 85,196 97,183 109,171 122,160 134,149 146,140 158,131 170,122 182,114 194,106 207,99 219,92 231,86 243,79 255,74 267,68 279,63 292,58 304,53 316,49 328,45 340,40 352,36 364,33 377,30 389,27 401,23 413,21 426,18 437,16 449,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49,789 437,787 426,785 413,782 401,779 389,777 377,773 364,770 352,766 340,762 328,759 316,754 304,750 292,745 279,740 267,735 255,729 243,723 231,717 219,711 207,704 194,696 182,689 170,681 158,672 146,663 134,653 122,643 109,632 97,620 85,607 73,593 61,577 49,559 37,539 24,514 12,482">
          <text:p/>
        </draw:polygon>
        <draw:polyline draw:style-name="gr2" draw:layer="layout" svg:width="1.203cm" svg:height="0.802cm" svg:x="7.956cm" svg:y="4.014cm" svg:viewBox="0 0 1204 803" draw:points="0,402 12,321 24,289 37,264 49,244 61,226 73,210 85,196 97,183 109,171 122,160 134,149 146,140 158,131 170,122 182,114 194,106 207,99 219,92 231,86 243,79 255,74 267,68 279,63 292,58 304,53 316,49 328,45 340,40 352,36 364,33 377,30 389,27 401,23 413,21 426,18 437,16 449,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49,789 437,787 426,785 413,782 401,779 389,777 377,773 364,770 352,766 340,762 328,759 316,754 304,750 292,745 279,740 267,735 255,729 243,723 231,717 219,711 207,704 194,696 182,689 170,681 158,672 146,663 134,653 122,643 109,632 97,620 85,607 73,593 61,577 49,559 37,539 24,514 12,482 0,402">
          <text:p/>
        </draw:polyline>
        <draw:frame draw:style-name="gr5" draw:layer="layout" svg:width="0.387cm" svg:height="0.137cm" svg:x="11.573cm" svg:y="10.076cm">
          <draw:text-box>
            <text:p text:style-name="P1"><text:span text:style-name="T1">22 / 106</text:span></text:p>
          </draw:text-box>
        </draw:frame>
        <draw:frame draw:style-name="gr3" draw:layer="layout" svg:width="0.607cm" svg:height="0.137cm" svg:x="8.255cm" svg:y="4.202cm">
          <draw:text-box>
            <text:p text:style-name="P1"><text:span text:style-name="T1">GO:0009987</text:span></text:p>
          </draw:text-box>
        </draw:frame>
        <draw:frame draw:style-name="gr28" draw:layer="layout" svg:width="0.751cm" svg:height="0.137cm" svg:x="8.19cm" svg:y="4.319cm">
          <draw:text-box>
            <text:p text:style-name="P1"><text:span text:style-name="T1">cellular process</text:span></text:p>
          </draw:text-box>
        </draw:frame>
        <draw:frame draw:style-name="gr203" draw:layer="layout" svg:width="0.447cm" svg:height="0.137cm" svg:x="8.337cm" svg:y="4.436cm">
          <draw:text-box>
            <text:p text:style-name="P1"><text:span text:style-name="T1">0.148190</text:span></text:p>
          </draw:text-box>
        </draw:frame>
        <draw:polygon draw:style-name="gr201" draw:layer="layout" svg:width="1.203cm" svg:height="0.801cm" svg:x="12.766cm" svg:y="12.299cm" svg:viewBox="0 0 1204 802" draw:points="0,401 13,320 25,288 37,263 49,243 61,225 73,209 85,195 98,182 110,170 122,159 134,149 146,139 158,130 170,121 183,113 195,106 207,98 219,91 231,85 243,79 255,73 268,67 280,62 292,57 304,52 316,48 328,43 340,40 353,36 365,32 377,29 389,25 401,23 413,20 425,17 438,15 450,13 463,11 475,9 487,7 499,6 512,4 524,3 536,2 548,1 560,1 572,0 584,0 621,0 633,0 645,1 657,1 669,2 682,3 694,4 706,6 718,7 730,9 742,11 754,13 767,15 779,17 791,20 803,23 815,25 827,29 839,32 852,36 864,40 876,43 888,48 900,52 912,57 924,62 937,67 949,73 961,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1,723 949,729 937,735 924,740 912,745 900,750 888,754 876,759 864,762 852,766 839,770 827,773 815,777 803,779 791,782 779,785 767,787 754,789 742,791 730,793 718,795 706,796 694,798 682,799 669,800 657,801 645,801 633,802 621,802 584,802 572,802 560,801 548,801 536,800 524,799 512,798 499,796 487,795 475,793 463,791 450,789 438,787 425,785 413,782 401,779 389,777 377,773 365,770 353,766 340,762 328,759 316,754 304,750 292,745 280,740 268,735 255,729 243,723 231,717 219,711 207,704 195,696 183,689 170,681 158,672 146,663 134,653 122,643 110,632 98,620 85,607 73,593 61,577 49,559 37,539 25,513 13,481">
          <text:p/>
        </draw:polygon>
        <draw:polyline draw:style-name="gr2" draw:layer="layout" svg:width="1.203cm" svg:height="0.801cm" svg:x="12.766cm" svg:y="12.299cm" svg:viewBox="0 0 1204 802" draw:points="0,401 13,320 25,288 37,263 49,243 61,225 73,209 85,195 98,182 110,170 122,159 134,149 146,139 158,130 170,121 183,113 195,106 207,98 219,91 231,85 243,79 255,73 268,67 280,62 292,57 304,52 316,48 328,43 340,40 353,36 365,32 377,29 389,25 401,23 413,20 425,17 438,15 450,13 463,11 475,9 487,7 499,6 512,4 524,3 536,2 548,1 560,1 572,0 584,0 621,0 633,0 645,1 657,1 669,2 682,3 694,4 706,6 718,7 730,9 742,11 754,13 767,15 779,17 791,20 803,23 815,25 827,29 839,32 852,36 864,40 876,43 888,48 900,52 912,57 924,62 937,67 949,73 961,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1,723 949,729 937,735 924,740 912,745 900,750 888,754 876,759 864,762 852,766 839,770 827,773 815,777 803,779 791,782 779,785 767,787 754,789 742,791 730,793 718,795 706,796 694,798 682,799 669,800 657,801 645,801 633,802 621,802 584,802 572,802 560,801 548,801 536,800 524,799 512,798 499,796 487,795 475,793 463,791 450,789 438,787 425,785 413,782 401,779 389,777 377,773 365,770 353,766 340,762 328,759 316,754 304,750 292,745 280,740 268,735 255,729 243,723 231,717 219,711 207,704 195,696 183,689 170,681 158,672 146,663 134,653 122,643 110,632 98,620 85,607 73,593 61,577 49,559 37,539 25,513 13,481 0,401">
          <text:p/>
        </draw:polyline>
        <draw:frame draw:style-name="gr5" draw:layer="layout" svg:width="0.387cm" svg:height="0.137cm" svg:x="8.366cm" svg:y="4.553cm">
          <draw:text-box>
            <text:p text:style-name="P1"><text:span text:style-name="T1">50 / 306</text:span></text:p>
          </draw:text-box>
        </draw:frame>
        <draw:frame draw:style-name="gr3" draw:layer="layout" svg:width="0.607cm" svg:height="0.137cm" svg:x="13.065cm" svg:y="12.486cm">
          <draw:text-box>
            <text:p text:style-name="P1"><text:span text:style-name="T1">GO:0010467</text:span></text:p>
          </draw:text-box>
        </draw:frame>
        <draw:frame draw:style-name="gr214" draw:layer="layout" svg:width="0.789cm" svg:height="0.137cm" svg:x="12.981cm" svg:y="12.603cm">
          <draw:text-box>
            <text:p text:style-name="P1"><text:span text:style-name="T1">gene expression</text:span></text:p>
          </draw:text-box>
        </draw:frame>
        <draw:frame draw:style-name="gr203" draw:layer="layout" svg:width="0.447cm" svg:height="0.137cm" svg:x="13.147cm" svg:y="12.72cm">
          <draw:text-box>
            <text:p text:style-name="P1"><text:span text:style-name="T1">0.022792</text:span></text:p>
          </draw:text-box>
        </draw:frame>
        <draw:polygon draw:style-name="gr215" draw:layer="layout" svg:width="1.203cm" svg:height="0.802cm" svg:x="1.431cm" svg:y="4.014cm" svg:viewBox="0 0 1204 803" draw:points="0,402 12,321 25,289 37,264 49,244 61,226 73,210 85,196 97,183 110,171 122,160 134,149 146,140 158,131 170,122 182,114 195,106 207,99 219,92 231,86 243,79 255,74 267,68 280,63 292,58 304,53 316,49 329,45 341,40 352,36 365,33 377,30 389,27 401,23 414,21 426,18 438,16 450,14 462,11 474,10 486,8 499,6 511,5 523,4 535,3 547,2 559,2 571,1 584,1 596,0 608,0 620,1 632,1 644,2 656,2 669,3 681,4 693,5 705,6 717,8 729,10 741,11 754,14 766,16 778,18 790,21 802,23 814,27 826,30 839,33 851,36 863,40 875,45 887,49 899,53 911,58 924,63 936,68 948,74 960,79 972,86 985,92 997,99 1010,106 1022,114 1034,122 1046,131 1058,140 1070,149 1082,160 1095,171 1107,183 1119,196 1131,210 1143,226 1155,244 1167,264 1180,289 1192,321 1204,402 1192,482 1180,514 1167,539 1155,559 1143,577 1131,593 1119,607 1107,620 1095,632 1082,643 1070,653 1058,663 1046,672 1034,681 1022,689 1010,696 997,704 985,711 972,717 960,723 948,729 936,735 924,740 911,745 899,750 887,754 875,759 863,762 851,766 839,770 826,773 814,777 802,779 790,782 778,785 766,787 754,789 741,791 729,794 717,796 705,797 693,799 681,800 669,801 656,802 644,802 632,803 620,803 608,803 596,803 584,803 571,803 559,802 547,802 535,801 523,800 511,799 499,797 486,796 474,794 462,791 450,789 438,787 426,785 414,782 401,779 389,777 377,773 365,770 352,766 341,762 329,759 316,754 304,750 292,745 280,740 267,735 255,729 243,723 231,717 219,711 207,704 195,696 182,689 170,681 158,672 146,663 134,653 122,643 110,632 97,620 85,607 73,593 61,577 49,559 37,539 25,514 12,482">
          <text:p/>
        </draw:polygon>
        <draw:polyline draw:style-name="gr2" draw:layer="layout" svg:width="1.203cm" svg:height="0.802cm" svg:x="1.431cm" svg:y="4.014cm" svg:viewBox="0 0 1204 803" draw:points="0,402 12,321 25,289 37,264 49,244 61,226 73,210 85,196 97,183 110,171 122,160 134,149 146,140 158,131 170,122 182,114 195,106 207,99 219,92 231,86 243,79 255,74 267,68 280,63 292,58 304,53 316,49 329,45 341,40 352,36 365,33 377,30 389,27 401,23 414,21 426,18 438,16 450,14 462,11 474,10 486,8 499,6 511,5 523,4 535,3 547,2 559,2 571,1 584,1 596,0 608,0 620,1 632,1 644,2 656,2 669,3 681,4 693,5 705,6 717,8 729,10 741,11 754,14 766,16 778,18 790,21 802,23 814,27 826,30 839,33 851,36 863,40 875,45 887,49 899,53 911,58 924,63 936,68 948,74 960,79 972,86 985,92 997,99 1010,106 1022,114 1034,122 1046,131 1058,140 1070,149 1082,160 1095,171 1107,183 1119,196 1131,210 1143,226 1155,244 1167,264 1180,289 1192,321 1204,402 1192,482 1180,514 1167,539 1155,559 1143,577 1131,593 1119,607 1107,620 1095,632 1082,643 1070,653 1058,663 1046,672 1034,681 1022,689 1010,696 997,704 985,711 972,717 960,723 948,729 936,735 924,740 911,745 899,750 887,754 875,759 863,762 851,766 839,770 826,773 814,777 802,779 790,782 778,785 766,787 754,789 741,791 729,794 717,796 705,797 693,799 681,800 669,801 656,802 644,802 632,803 620,803 608,803 596,803 584,803 571,803 559,802 547,802 535,801 523,800 511,799 499,797 486,796 474,794 462,791 450,789 438,787 426,785 414,782 401,779 389,777 377,773 365,770 352,766 341,762 329,759 316,754 304,750 292,745 280,740 267,735 255,729 243,723 231,717 219,711 207,704 195,696 182,689 170,681 158,672 146,663 134,653 122,643 110,632 97,620 85,607 73,593 61,577 49,559 37,539 25,514 12,482 0,402">
          <text:p/>
        </draw:polyline>
        <draw:frame draw:style-name="gr5" draw:layer="layout" svg:width="0.387cm" svg:height="0.137cm" svg:x="13.176cm" svg:y="12.837cm">
          <draw:text-box>
            <text:p text:style-name="P1"><text:span text:style-name="T1">25 / 116</text:span></text:p>
          </draw:text-box>
        </draw:frame>
        <draw:frame draw:style-name="gr3" draw:layer="layout" svg:width="0.607cm" svg:height="0.137cm" svg:x="1.73cm" svg:y="4.202cm">
          <draw:text-box>
            <text:p text:style-name="P1"><text:span text:style-name="T1">GO:0016032</text:span></text:p>
          </draw:text-box>
        </draw:frame>
        <draw:frame draw:style-name="gr216" draw:layer="layout" svg:width="0.823cm" svg:height="0.137cm" svg:x="1.627cm" svg:y="4.319cm">
          <draw:text-box>
            <text:p text:style-name="P1"><text:span text:style-name="T1">viral reproduction</text:span></text:p>
          </draw:text-box>
        </draw:frame>
        <draw:frame draw:style-name="gr207" draw:layer="layout" svg:width="0.451cm" svg:height="0.137cm" svg:x="1.811cm" svg:y="4.436cm">
          <draw:text-box>
            <text:p text:style-name="P1"><text:span text:style-name="T1">3.00e−05</text:span></text:p>
          </draw:text-box>
        </draw:frame>
        <draw:polygon draw:style-name="gr201" draw:layer="layout" svg:width="1.203cm" svg:height="0.802cm" svg:x="16.396cm" svg:y="6.776cm" svg:viewBox="0 0 1204 803" draw:points="0,401 12,321 25,288 37,264 49,243 61,225 73,210 85,195 97,182 110,170 122,159 134,149 146,139 158,130 170,121 182,113 195,106 207,98 219,92 231,85 243,79 255,73 267,67 280,62 292,57 304,53 316,48 328,44 340,40 352,36 365,32 377,29 389,26 401,23 413,20 425,18 438,15 451,13 463,11 475,9 487,7 499,6 511,5 523,4 536,2 548,2 560,1 572,0 584,0 621,0 633,0 645,1 657,2 669,2 681,4 693,5 706,6 718,7 730,9 742,11 754,13 766,15 778,18 791,20 803,23 815,26 827,29 839,32 851,36 863,40 876,44 888,48 900,53 912,57 924,62 936,67 948,73 961,79 973,85 985,92 997,98 1009,106 1021,113 1033,121 1046,130 1058,139 1070,149 1082,159 1095,170 1107,182 1119,195 1131,210 1143,225 1155,243 1167,264 1180,288 1192,321 1204,401 1192,482 1180,515 1167,539 1155,560 1143,577 1131,593 1119,607 1107,620 1095,632 1082,643 1070,654 1058,664 1046,673 1033,681 1021,689 1009,697 997,704 985,711 973,718 961,724 948,729 936,735 924,740 912,745 900,750 888,755 876,759 863,763 851,767 839,770 827,774 815,777 803,780 791,782 778,785 766,787 754,790 742,792 730,793 718,795 706,797 693,798 681,799 669,800 657,801 645,801 633,802 621,803 584,803 572,802 560,801 548,801 536,800 523,799 511,798 499,797 487,795 475,793 463,792 451,790 438,787 425,785 413,782 401,780 389,777 377,774 365,770 352,767 340,763 328,759 316,755 304,750 292,745 280,740 267,735 255,729 243,724 231,718 219,711 207,704 195,697 182,689 170,681 158,673 146,664 134,654 122,643 110,632 97,620 85,607 73,593 61,577 49,560 37,539 25,515 12,482">
          <text:p/>
        </draw:polygon>
        <draw:polyline draw:style-name="gr2" draw:layer="layout" svg:width="1.203cm" svg:height="0.802cm" svg:x="16.396cm" svg:y="6.776cm" svg:viewBox="0 0 1204 803" draw:points="0,401 12,321 25,288 37,264 49,243 61,225 73,210 85,195 97,182 110,170 122,159 134,149 146,139 158,130 170,121 182,113 195,106 207,98 219,92 231,85 243,79 255,73 267,67 280,62 292,57 304,53 316,48 328,44 340,40 352,36 365,32 377,29 389,26 401,23 413,20 425,18 438,15 451,13 463,11 475,9 487,7 499,6 511,5 523,4 536,2 548,2 560,1 572,0 584,0 621,0 633,0 645,1 657,2 669,2 681,4 693,5 706,6 718,7 730,9 742,11 754,13 766,15 778,18 791,20 803,23 815,26 827,29 839,32 851,36 863,40 876,44 888,48 900,53 912,57 924,62 936,67 948,73 961,79 973,85 985,92 997,98 1009,106 1021,113 1033,121 1046,130 1058,139 1070,149 1082,159 1095,170 1107,182 1119,195 1131,210 1143,225 1155,243 1167,264 1180,288 1192,321 1204,401 1192,482 1180,515 1167,539 1155,560 1143,577 1131,593 1119,607 1107,620 1095,632 1082,643 1070,654 1058,664 1046,673 1033,681 1021,689 1009,697 997,704 985,711 973,718 961,724 948,729 936,735 924,740 912,745 900,750 888,755 876,759 863,763 851,767 839,770 827,774 815,777 803,780 791,782 778,785 766,787 754,790 742,792 730,793 718,795 706,797 693,798 681,799 669,800 657,801 645,801 633,802 621,803 584,803 572,802 560,801 548,801 536,800 523,799 511,798 499,797 487,795 475,793 463,792 451,790 438,787 425,785 413,782 401,780 389,777 377,774 365,770 352,767 340,763 328,759 316,755 304,750 292,745 280,740 267,735 255,729 243,724 231,718 219,711 207,704 195,697 182,689 170,681 158,673 146,664 134,654 122,643 110,632 97,620 85,607 73,593 61,577 49,560 37,539 25,515 12,482 0,401">
          <text:p/>
        </draw:polyline>
        <draw:frame draw:style-name="gr7" draw:layer="layout" svg:width="0.328cm" svg:height="0.137cm" svg:x="1.871cm" svg:y="4.553cm">
          <draw:text-box>
            <text:p text:style-name="P1"><text:span text:style-name="T1">18 / 47</text:span></text:p>
          </draw:text-box>
        </draw:frame>
        <draw:frame draw:style-name="gr3" draw:layer="layout" svg:width="0.607cm" svg:height="0.137cm" svg:x="16.694cm" svg:y="6.963cm">
          <draw:text-box>
            <text:p text:style-name="P1"><text:span text:style-name="T1">GO:0016043</text:span></text:p>
          </draw:text-box>
        </draw:frame>
        <draw:frame draw:style-name="gr22" draw:layer="layout" svg:width="1.082cm" svg:height="0.137cm" svg:x="16.467cm" svg:y="7.08cm">
          <draw:text-box>
            <text:p text:style-name="P1"><text:span text:style-name="T1">cellular component o...</text:span></text:p>
          </draw:text-box>
        </draw:frame>
        <draw:frame draw:style-name="gr203" draw:layer="layout" svg:width="0.447cm" svg:height="0.137cm" svg:x="16.777cm" svg:y="7.197cm">
          <draw:text-box>
            <text:p text:style-name="P1"><text:span text:style-name="T1">0.028354</text:span></text:p>
          </draw:text-box>
        </draw:frame>
        <draw:polygon draw:style-name="gr1" draw:layer="layout" svg:width="1.203cm" svg:height="0.802cm" svg:x="8.223cm" svg:y="17.821cm" svg:viewBox="0 0 1204 803" draw:points="0,401 12,321 25,288 37,264 49,243 61,226 73,210 85,196 97,183 110,171 122,160 134,149 146,139 159,130 170,122 182,114 196,106 208,99 220,92 232,86 245,79 257,74 269,68 281,63 293,58 305,53 317,48 330,44 342,40 354,36 366,33 378,29 390,26 402,23 415,21 427,18 439,16 451,13 463,11 475,10 487,8 500,6 512,5 524,4 536,3 548,2 560,2 572,1 585,0 621,0 633,1 645,2 657,2 670,3 682,4 694,5 706,6 718,8 730,10 742,11 755,13 767,16 779,18 791,21 803,23 815,26 827,29 840,33 852,36 864,40 876,44 888,48 900,53 912,58 925,63 937,68 949,74 961,79 973,86 985,92 997,99 1010,106 1022,114 1034,122 1046,130 1058,139 1070,149 1082,160 1095,171 1107,183 1119,196 1131,210 1143,226 1155,243 1167,264 1180,288 1192,321 1204,401 1192,481 1180,514 1167,538 1155,559 1143,577 1131,592 1119,608 1107,621 1095,633 1082,644 1070,654 1058,664 1046,673 1034,682 1022,690 1010,697 997,705 985,711 973,718 961,724 949,730 937,736 925,741 912,746 900,750 888,755 876,759 864,763 852,767 840,771 827,774 815,777 803,780 791,783 779,785 767,788 755,790 742,792 730,794 718,796 706,797 694,798 682,799 670,801 657,801 645,802 633,803 621,803 585,803 572,803 560,802 548,801 536,801 524,799 512,798 500,797 487,796 475,794 463,792 451,790 439,788 427,785 415,783 402,780 390,777 378,774 366,771 354,767 342,763 330,759 317,755 305,750 293,746 281,741 269,736 257,730 245,724 232,718 220,711 208,705 196,697 182,690 170,682 159,673 146,664 134,654 122,644 110,633 97,621 85,608 73,592 61,577 49,559 37,538 25,514 12,481">
          <text:p/>
        </draw:polygon>
        <draw:polyline draw:style-name="gr2" draw:layer="layout" svg:width="1.203cm" svg:height="0.802cm" svg:x="8.223cm" svg:y="17.821cm" svg:viewBox="0 0 1204 803" draw:points="0,401 12,321 25,288 37,264 49,243 61,226 73,210 85,196 97,183 110,171 122,160 134,149 146,139 159,130 170,122 182,114 196,106 208,99 220,92 232,86 245,79 257,74 269,68 281,63 293,58 305,53 317,48 330,44 342,40 354,36 366,33 378,29 390,26 402,23 415,21 427,18 439,16 451,13 463,11 475,10 487,8 500,6 512,5 524,4 536,3 548,2 560,2 572,1 585,0 621,0 633,1 645,2 657,2 670,3 682,4 694,5 706,6 718,8 730,10 742,11 755,13 767,16 779,18 791,21 803,23 815,26 827,29 840,33 852,36 864,40 876,44 888,48 900,53 912,58 925,63 937,68 949,74 961,79 973,86 985,92 997,99 1010,106 1022,114 1034,122 1046,130 1058,139 1070,149 1082,160 1095,171 1107,183 1119,196 1131,210 1143,226 1155,243 1167,264 1180,288 1192,321 1204,401 1192,481 1180,514 1167,538 1155,559 1143,577 1131,592 1119,608 1107,621 1095,633 1082,644 1070,654 1058,664 1046,673 1034,682 1022,690 1010,697 997,705 985,711 973,718 961,724 949,730 937,736 925,741 912,746 900,750 888,755 876,759 864,763 852,767 840,771 827,774 815,777 803,780 791,783 779,785 767,788 755,790 742,792 730,794 718,796 706,797 694,798 682,799 670,801 657,801 645,802 633,803 621,803 585,803 572,803 560,802 548,801 536,801 524,799 512,798 500,797 487,796 475,794 463,792 451,790 439,788 427,785 415,783 402,780 390,777 378,774 366,771 354,767 342,763 330,759 317,755 305,750 293,746 281,741 269,736 257,730 245,724 232,718 220,711 208,705 196,697 182,690 170,682 159,673 146,664 134,654 122,644 110,633 97,621 85,608 73,592 61,577 49,559 37,538 25,514 12,481 0,401">
          <text:p/>
        </draw:polyline>
        <draw:frame draw:style-name="gr5" draw:layer="layout" svg:width="0.387cm" svg:height="0.137cm" svg:x="16.806cm" svg:y="7.315cm">
          <draw:text-box>
            <text:p text:style-name="P1"><text:span text:style-name="T1">33 / 168</text:span></text:p>
          </draw:text-box>
        </draw:frame>
        <draw:frame draw:style-name="gr3" draw:layer="layout" svg:width="0.607cm" svg:height="0.137cm" svg:x="8.522cm" svg:y="18.008cm">
          <draw:text-box>
            <text:p text:style-name="P1"><text:span text:style-name="T1">GO:0016070</text:span></text:p>
          </draw:text-box>
        </draw:frame>
        <draw:frame draw:style-name="gr217" draw:layer="layout" svg:width="1.158cm" svg:height="0.137cm" svg:x="8.255cm" svg:y="18.125cm">
          <draw:text-box>
            <text:p text:style-name="P1"><text:span text:style-name="T1">RNA metabolic proces...</text:span></text:p>
          </draw:text-box>
        </draw:frame>
        <draw:frame draw:style-name="gr203" draw:layer="layout" svg:width="0.447cm" svg:height="0.137cm" svg:x="8.604cm" svg:y="18.243cm">
          <draw:text-box>
            <text:p text:style-name="P1"><text:span text:style-name="T1">0.009878</text:span></text:p>
          </draw:text-box>
        </draw:frame>
        <draw:polygon draw:style-name="gr208" draw:layer="layout" svg:width="1.202cm" svg:height="0.801cm" svg:x="0.964cm" svg:y="12.299cm" svg:viewBox="0 0 1203 802" draw:points="0,802 1203,802 1203,0 0,0">
          <text:p/>
        </draw:polygon>
        <draw:frame draw:style-name="gr7" draw:layer="layout" svg:width="0.328cm" svg:height="0.137cm" svg:x="8.663cm" svg:y="18.36cm">
          <draw:text-box>
            <text:p text:style-name="P1"><text:span text:style-name="T1">23 / 98</text:span></text:p>
          </draw:text-box>
        </draw:frame>
        <draw:frame draw:style-name="gr3" draw:layer="layout" svg:width="0.607cm" svg:height="0.137cm" svg:x="1.262cm" svg:y="12.486cm">
          <draw:text-box>
            <text:p text:style-name="P1"><text:span text:style-name="T1">GO:0019058</text:span></text:p>
          </draw:text-box>
        </draw:frame>
        <draw:frame draw:style-name="gr218" draw:layer="layout" svg:width="0.971cm" svg:height="0.137cm" svg:x="1.094cm" svg:y="12.603cm">
          <draw:text-box>
            <text:p text:style-name="P1"><text:span text:style-name="T1">viral infectious cyc...</text:span></text:p>
          </draw:text-box>
        </draw:frame>
        <draw:frame draw:style-name="gr207" draw:layer="layout" svg:width="0.451cm" svg:height="0.137cm" svg:x="1.343cm" svg:y="12.72cm">
          <draw:text-box>
            <text:p text:style-name="P1"><text:span text:style-name="T1">6.38e−08</text:span></text:p>
          </draw:text-box>
        </draw:frame>
        <draw:polygon draw:style-name="gr208" draw:layer="layout" svg:width="1.203cm" svg:height="0.802cm" svg:x="2.01cm" svg:y="15.06cm" svg:viewBox="0 0 1204 803" draw:points="0,803 1204,803 1204,0 0,0">
          <text:p/>
        </draw:polygon>
        <draw:frame draw:style-name="gr7" draw:layer="layout" svg:width="0.328cm" svg:height="0.137cm" svg:x="1.403cm" svg:y="12.837cm">
          <draw:text-box>
            <text:p text:style-name="P1"><text:span text:style-name="T1">18 / 34</text:span></text:p>
          </draw:text-box>
        </draw:frame>
        <draw:frame draw:style-name="gr3" draw:layer="layout" svg:width="0.607cm" svg:height="0.137cm" svg:x="2.309cm" svg:y="15.247cm">
          <draw:text-box>
            <text:p text:style-name="P1"><text:span text:style-name="T1">GO:0019080</text:span></text:p>
          </draw:text-box>
        </draw:frame>
        <draw:frame draw:style-name="gr219" draw:layer="layout" svg:width="1.111cm" svg:height="0.137cm" svg:x="2.067cm" svg:y="15.364cm">
          <draw:text-box>
            <text:p text:style-name="P1"><text:span text:style-name="T1">viral genome express...</text:span></text:p>
          </draw:text-box>
        </draw:frame>
        <draw:frame draw:style-name="gr207" draw:layer="layout" svg:width="0.451cm" svg:height="0.137cm" svg:x="2.39cm" svg:y="15.481cm">
          <draw:text-box>
            <text:p text:style-name="P1"><text:span text:style-name="T1">3.36e−08</text:span></text:p>
          </draw:text-box>
        </draw:frame>
        <draw:polygon draw:style-name="gr208" draw:layer="layout" svg:width="1.203cm" svg:height="0.802cm" svg:x="3.235cm" svg:y="23.344cm" svg:viewBox="0 0 1204 803" draw:points="0,803 1204,803 1204,0 0,0">
          <text:p/>
        </draw:polygon>
        <draw:frame draw:style-name="gr7" draw:layer="layout" svg:width="0.328cm" svg:height="0.137cm" svg:x="2.45cm" svg:y="15.599cm">
          <draw:text-box>
            <text:p text:style-name="P1"><text:span text:style-name="T1">18 / 33</text:span></text:p>
          </draw:text-box>
        </draw:frame>
        <draw:frame draw:style-name="gr3" draw:layer="layout" svg:width="0.607cm" svg:height="0.137cm" svg:x="3.534cm" svg:y="23.531cm">
          <draw:text-box>
            <text:p text:style-name="P1"><text:span text:style-name="T1">GO:0019083</text:span></text:p>
          </draw:text-box>
        </draw:frame>
        <draw:frame draw:style-name="gr220" draw:layer="layout" svg:width="0.815cm" svg:height="0.137cm" svg:x="3.437cm" svg:y="23.648cm">
          <draw:text-box>
            <text:p text:style-name="P1"><text:span text:style-name="T1">viral transcription</text:span></text:p>
          </draw:text-box>
        </draw:frame>
        <draw:frame draw:style-name="gr207" draw:layer="layout" svg:width="0.451cm" svg:height="0.137cm" svg:x="3.614cm" svg:y="23.766cm">
          <draw:text-box>
            <text:p text:style-name="P1"><text:span text:style-name="T1">3.36e−08</text:span></text:p>
          </draw:text-box>
        </draw:frame>
        <draw:polygon draw:style-name="gr201" draw:layer="layout" svg:width="1.203cm" svg:height="0.802cm" svg:x="12.766cm" svg:y="9.537cm" svg:viewBox="0 0 1204 803" draw:points="0,402 13,322 25,289 37,265 49,244 61,227 73,211 85,197 98,184 110,172 122,161 134,150 146,141 158,131 170,123 183,115 195,107 207,100 219,93 231,87 243,80 255,74 268,68 280,63 292,58 304,53 316,49 328,44 340,40 353,36 365,33 377,29 389,26 401,23 413,20 425,18 438,15 450,13 463,11 475,9 487,8 499,6 512,5 524,4 536,3 548,2 560,1 572,1 584,1 597,0 609,0 621,1 633,1 645,1 657,2 669,3 682,4 694,5 706,6 718,8 730,9 742,11 754,13 767,15 779,18 791,20 803,23 815,26 827,29 839,33 852,36 864,40 876,44 888,49 900,53 912,58 924,63 937,68 949,74 961,80 973,87 985,93 997,100 1009,107 1022,115 1034,123 1046,131 1058,141 1070,150 1082,161 1094,172 1107,184 1119,197 1131,211 1143,227 1155,244 1167,265 1179,289 1192,322 1204,402 1192,482 1179,515 1167,540 1155,560 1143,578 1131,594 1119,608 1107,621 1094,633 1082,644 1070,654 1058,664 1046,673 1034,681 1022,689 1009,697 997,705 985,711 973,718 961,724 949,730 937,735 924,741 912,746 900,751 888,755 876,759 864,763 852,767 839,771 827,774 815,777 803,780 791,783 779,785 767,788 754,790 742,792 730,794 718,796 706,797 694,798 682,800 669,801 657,801 645,802 633,802 621,803 609,803 597,803 584,803 572,802 560,802 548,801 536,801 524,800 512,798 499,797 487,796 475,794 463,792 450,790 438,788 425,785 413,783 401,780 389,777 377,774 365,771 353,767 340,763 328,759 316,755 304,751 292,746 280,741 268,735 255,730 243,724 231,718 219,711 207,705 195,697 183,689 170,681 158,673 146,664 134,654 122,644 110,633 98,621 85,608 73,594 61,578 49,560 37,540 25,515 13,482">
          <text:p/>
        </draw:polygon>
        <draw:polyline draw:style-name="gr2" draw:layer="layout" svg:width="1.203cm" svg:height="0.802cm" svg:x="12.766cm" svg:y="9.537cm" svg:viewBox="0 0 1204 803" draw:points="0,402 13,322 25,289 37,265 49,244 61,227 73,211 85,197 98,184 110,172 122,161 134,150 146,141 158,131 170,123 183,115 195,107 207,100 219,93 231,87 243,80 255,74 268,68 280,63 292,58 304,53 316,49 328,44 340,40 353,36 365,33 377,29 389,26 401,23 413,20 425,18 438,15 450,13 463,11 475,9 487,8 499,6 512,5 524,4 536,3 548,2 560,1 572,1 584,1 597,0 609,0 621,1 633,1 645,1 657,2 669,3 682,4 694,5 706,6 718,8 730,9 742,11 754,13 767,15 779,18 791,20 803,23 815,26 827,29 839,33 852,36 864,40 876,44 888,49 900,53 912,58 924,63 937,68 949,74 961,80 973,87 985,93 997,100 1009,107 1022,115 1034,123 1046,131 1058,141 1070,150 1082,161 1094,172 1107,184 1119,197 1131,211 1143,227 1155,244 1167,265 1179,289 1192,322 1204,402 1192,482 1179,515 1167,540 1155,560 1143,578 1131,594 1119,608 1107,621 1094,633 1082,644 1070,654 1058,664 1046,673 1034,681 1022,689 1009,697 997,705 985,711 973,718 961,724 949,730 937,735 924,741 912,746 900,751 888,755 876,759 864,763 852,767 839,771 827,774 815,777 803,780 791,783 779,785 767,788 754,790 742,792 730,794 718,796 706,797 694,798 682,800 669,801 657,801 645,802 633,802 621,803 609,803 597,803 584,803 572,802 560,802 548,801 536,801 524,800 512,798 499,797 487,796 475,794 463,792 450,790 438,788 425,785 413,783 401,780 389,777 377,774 365,771 353,767 340,763 328,759 316,755 304,751 292,746 280,741 268,735 255,730 243,724 231,718 219,711 207,705 195,697 183,689 170,681 158,673 146,664 134,654 122,644 110,633 98,621 85,608 73,594 61,578 49,560 37,540 25,515 13,482 0,402">
          <text:p/>
        </draw:polyline>
        <draw:frame draw:style-name="gr7" draw:layer="layout" svg:width="0.328cm" svg:height="0.137cm" svg:x="3.675cm" svg:y="23.883cm">
          <draw:text-box>
            <text:p text:style-name="P1"><text:span text:style-name="T1">18 / 33</text:span></text:p>
          </draw:text-box>
        </draw:frame>
        <draw:frame draw:style-name="gr3" draw:layer="layout" svg:width="0.607cm" svg:height="0.137cm" svg:x="13.065cm" svg:y="9.724cm">
          <draw:text-box>
            <text:p text:style-name="P1"><text:span text:style-name="T1">GO:0019538</text:span></text:p>
          </draw:text-box>
        </draw:frame>
        <draw:frame draw:style-name="gr36" draw:layer="layout" svg:width="1.031cm" svg:height="0.137cm" svg:x="12.861cm" svg:y="9.842cm">
          <draw:text-box>
            <text:p text:style-name="P1"><text:span text:style-name="T1">protein metabolic pr...</text:span></text:p>
          </draw:text-box>
        </draw:frame>
        <draw:frame draw:style-name="gr203" draw:layer="layout" svg:width="0.447cm" svg:height="0.137cm" svg:x="13.147cm" svg:y="9.959cm">
          <draw:text-box>
            <text:p text:style-name="P1"><text:span text:style-name="T1">0.152752</text:span></text:p>
          </draw:text-box>
        </draw:frame>
        <draw:polygon draw:style-name="gr221" draw:layer="layout" svg:width="1.203cm" svg:height="0.802cm" svg:x="16.819cm" svg:y="9.537cm" svg:viewBox="0 0 1204 803" draw:points="0,402 13,322 26,289 38,265 50,244 62,227 74,211 86,197 99,184 111,172 123,161 135,150 147,141 159,131 171,123 184,115 196,107 208,100 220,93 232,87 244,80 256,74 269,68 281,63 293,58 305,53 317,49 329,44 341,40 354,36 366,33 378,29 390,26 402,23 414,20 426,18 439,15 451,13 463,11 475,9 487,8 499,6 511,5 524,4 536,3 548,2 560,1 572,1 584,1 596,0 609,0 621,1 633,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80,289 1192,322 1204,402 1192,482 1180,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3,802 621,803 609,803 596,803 584,803 572,802 560,802 548,801 536,801 524,800 511,798 499,797 487,796 475,794 463,792 451,790 439,788 426,785 414,783 402,780 390,777 378,774 366,771 354,767 341,763 329,759 317,755 305,751 293,746 281,741 269,735 256,730 244,724 232,718 220,711 208,705 196,697 184,689 171,681 159,673 147,664 135,654 123,644 111,633 99,621 86,608 74,594 62,578 50,560 38,540 26,515 13,482">
          <text:p/>
        </draw:polygon>
        <draw:polyline draw:style-name="gr2" draw:layer="layout" svg:width="1.203cm" svg:height="0.802cm" svg:x="16.819cm" svg:y="9.537cm" svg:viewBox="0 0 1204 803" draw:points="0,402 13,322 26,289 38,265 50,244 62,227 74,211 86,197 99,184 111,172 123,161 135,150 147,141 159,131 171,123 184,115 196,107 208,100 220,93 232,87 244,80 256,74 269,68 281,63 293,58 305,53 317,49 329,44 341,40 354,36 366,33 378,29 390,26 402,23 414,20 426,18 439,15 451,13 463,11 475,9 487,8 499,6 511,5 524,4 536,3 548,2 560,1 572,1 584,1 596,0 609,0 621,1 633,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80,289 1192,322 1204,402 1192,482 1180,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3,802 621,803 609,803 596,803 584,803 572,802 560,802 548,801 536,801 524,800 511,798 499,797 487,796 475,794 463,792 451,790 439,788 426,785 414,783 402,780 390,777 378,774 366,771 354,767 341,763 329,759 317,755 305,751 293,746 281,741 269,735 256,730 244,724 232,718 220,711 208,705 196,697 184,689 171,681 159,673 147,664 135,654 123,644 111,633 99,621 86,608 74,594 62,578 50,560 38,540 26,515 13,482 0,402">
          <text:p/>
        </draw:polyline>
        <draw:frame draw:style-name="gr5" draw:layer="layout" svg:width="0.387cm" svg:height="0.137cm" svg:x="13.176cm" svg:y="10.076cm">
          <draw:text-box>
            <text:p text:style-name="P1"><text:span text:style-name="T1">27 / 148</text:span></text:p>
          </draw:text-box>
        </draw:frame>
        <draw:frame draw:style-name="gr3" draw:layer="layout" svg:width="0.607cm" svg:height="0.137cm" svg:x="17.118cm" svg:y="9.724cm">
          <draw:text-box>
            <text:p text:style-name="P1"><text:span text:style-name="T1">GO:0022411</text:span></text:p>
          </draw:text-box>
        </draw:frame>
        <draw:frame draw:style-name="gr4" draw:layer="layout" svg:width="1.082cm" svg:height="0.137cm" svg:x="16.888cm" svg:y="9.842cm">
          <draw:text-box>
            <text:p text:style-name="P1"><text:span text:style-name="T1">cellular component d...</text:span></text:p>
          </draw:text-box>
        </draw:frame>
        <draw:frame draw:style-name="gr207" draw:layer="layout" svg:width="0.451cm" svg:height="0.137cm" svg:x="17.198cm" svg:y="9.959cm">
          <draw:text-box>
            <text:p text:style-name="P1"><text:span text:style-name="T1">4.09e−07</text:span></text:p>
          </draw:text-box>
        </draw:frame>
        <draw:polygon draw:style-name="gr1" draw:layer="layout" svg:width="1.203cm" svg:height="0.802cm" svg:x="2.3cm" svg:y="6.776cm" svg:viewBox="0 0 1204 803" draw:points="0,401 12,321 24,288 36,264 49,243 61,225 73,210 85,195 97,182 110,170 122,159 135,149 147,139 159,130 171,121 183,113 195,106 207,98 220,92 232,85 244,79 256,73 268,67 280,62 292,57 305,53 317,48 329,44 341,40 353,36 365,32 377,29 390,26 402,23 414,20 426,18 438,15 450,13 462,11 475,9 487,7 499,6 511,5 523,4 535,2 547,2 560,1 572,0 584,0 620,0 632,0 645,1 657,2 669,2 681,4 693,5 705,6 717,7 730,9 742,11 754,13 766,15 778,18 790,20 802,23 815,26 827,29 839,32 851,36 863,40 876,44 887,48 900,53 912,57 924,62 936,67 948,73 961,79 973,85 985,92 997,98 1009,106 1021,113 1033,121 1046,130 1058,139 1070,149 1082,159 1094,170 1106,182 1119,195 1131,210 1143,225 1155,243 1167,264 1179,288 1191,321 1204,401 1191,482 1179,515 1167,539 1155,560 1143,577 1131,593 1119,607 1106,620 1094,632 1082,643 1070,654 1058,664 1046,673 1033,681 1021,689 1009,697 997,704 985,711 973,718 961,724 948,729 936,735 924,740 912,745 900,750 887,755 876,759 863,763 851,767 839,770 827,774 815,777 802,780 790,782 778,785 766,787 754,790 742,792 730,793 717,795 705,797 693,798 681,799 669,800 657,801 645,801 632,802 620,803 584,803 572,802 560,801 547,801 535,800 523,799 511,798 499,797 487,795 475,793 462,792 450,790 438,787 426,785 414,782 402,780 390,777 377,774 365,770 353,767 341,763 329,759 317,755 305,750 292,745 280,740 268,735 256,729 244,724 232,718 220,711 207,704 195,697 183,689 171,681 159,673 147,664 135,654 122,643 110,632 97,620 85,607 73,593 61,577 49,560 36,539 24,515 12,482">
          <text:p/>
        </draw:polygon>
        <draw:polyline draw:style-name="gr2" draw:layer="layout" svg:width="1.203cm" svg:height="0.802cm" svg:x="2.3cm" svg:y="6.776cm" svg:viewBox="0 0 1204 803" draw:points="0,401 12,321 24,288 36,264 49,243 61,225 73,210 85,195 97,182 110,170 122,159 135,149 147,139 159,130 171,121 183,113 195,106 207,98 220,92 232,85 244,79 256,73 268,67 280,62 292,57 305,53 317,48 329,44 341,40 353,36 365,32 377,29 390,26 402,23 414,20 426,18 438,15 450,13 462,11 475,9 487,7 499,6 511,5 523,4 535,2 547,2 560,1 572,0 584,0 620,0 632,0 645,1 657,2 669,2 681,4 693,5 705,6 717,7 730,9 742,11 754,13 766,15 778,18 790,20 802,23 815,26 827,29 839,32 851,36 863,40 876,44 887,48 900,53 912,57 924,62 936,67 948,73 961,79 973,85 985,92 997,98 1009,106 1021,113 1033,121 1046,130 1058,139 1070,149 1082,159 1094,170 1106,182 1119,195 1131,210 1143,225 1155,243 1167,264 1179,288 1191,321 1204,401 1191,482 1179,515 1167,539 1155,560 1143,577 1131,593 1119,607 1106,620 1094,632 1082,643 1070,654 1058,664 1046,673 1033,681 1021,689 1009,697 997,704 985,711 973,718 961,724 948,729 936,735 924,740 912,745 900,750 887,755 876,759 863,763 851,767 839,770 827,774 815,777 802,780 790,782 778,785 766,787 754,790 742,792 730,793 717,795 705,797 693,798 681,799 669,800 657,801 645,801 632,802 620,803 584,803 572,802 560,801 547,801 535,800 523,799 511,798 499,797 487,795 475,793 462,792 450,790 438,787 426,785 414,782 402,780 390,777 377,774 365,770 353,767 341,763 329,759 317,755 305,750 292,745 280,740 268,735 256,729 244,724 232,718 220,711 207,704 195,697 183,689 171,681 159,673 147,664 135,654 122,643 110,632 97,620 85,607 73,593 61,577 49,560 36,539 24,515 12,482 0,401">
          <text:p/>
        </draw:polyline>
        <draw:frame draw:style-name="gr7" draw:layer="layout" svg:width="0.328cm" svg:height="0.137cm" svg:x="17.259cm" svg:y="10.076cm">
          <draw:text-box>
            <text:p text:style-name="P1"><text:span text:style-name="T1">19 / 41</text:span></text:p>
          </draw:text-box>
        </draw:frame>
        <draw:frame draw:style-name="gr3" draw:layer="layout" svg:width="0.607cm" svg:height="0.137cm" svg:x="2.598cm" svg:y="6.963cm">
          <draw:text-box>
            <text:p text:style-name="P1"><text:span text:style-name="T1">GO:0022414</text:span></text:p>
          </draw:text-box>
        </draw:frame>
        <draw:frame draw:style-name="gr222" draw:layer="layout" svg:width="0.997cm" svg:height="0.137cm" svg:x="2.411cm" svg:y="7.08cm">
          <draw:text-box>
            <text:p text:style-name="P1"><text:span text:style-name="T1">reproductive process</text:span></text:p>
          </draw:text-box>
        </draw:frame>
        <draw:frame draw:style-name="gr203" draw:layer="layout" svg:width="0.447cm" svg:height="0.137cm" svg:x="2.681cm" svg:y="7.197cm">
          <draw:text-box>
            <text:p text:style-name="P1"><text:span text:style-name="T1">0.015425</text:span></text:p>
          </draw:text-box>
        </draw:frame>
        <draw:polygon draw:style-name="gr208" draw:layer="layout" svg:width="1.202cm" svg:height="0.801cm" svg:x="1.298cm" svg:y="9.538cm" svg:viewBox="0 0 1203 802" draw:points="0,802 1203,802 1203,0 0,0">
          <text:p/>
        </draw:polygon>
        <draw:frame draw:style-name="gr5" draw:layer="layout" svg:width="0.387cm" svg:height="0.137cm" svg:x="2.71cm" svg:y="7.315cm">
          <draw:text-box>
            <text:p text:style-name="P1"><text:span text:style-name="T1">24 / 107</text:span></text:p>
          </draw:text-box>
        </draw:frame>
        <draw:frame draw:style-name="gr3" draw:layer="layout" svg:width="0.607cm" svg:height="0.137cm" svg:x="1.596cm" svg:y="9.724cm">
          <draw:text-box>
            <text:p text:style-name="P1"><text:span text:style-name="T1">GO:0022415</text:span></text:p>
          </draw:text-box>
        </draw:frame>
        <draw:frame draw:style-name="gr223" draw:layer="layout" svg:width="0.997cm" svg:height="0.137cm" svg:x="1.412cm" svg:y="9.842cm">
          <draw:text-box>
            <text:p text:style-name="P1"><text:span text:style-name="T1">viral reproductive p...</text:span></text:p>
          </draw:text-box>
        </draw:frame>
        <draw:frame draw:style-name="gr207" draw:layer="layout" svg:width="0.451cm" svg:height="0.137cm" svg:x="1.677cm" svg:y="9.959cm">
          <draw:text-box>
            <text:p text:style-name="P1"><text:span text:style-name="T1">1.17e−07</text:span></text:p>
          </draw:text-box>
        </draw:frame>
        <draw:polygon draw:style-name="gr11" draw:layer="layout" svg:width="1.203cm" svg:height="0.802cm" svg:x="21.629cm" svg:y="15.06cm" svg:viewBox="0 0 1204 803" draw:points="0,803 1204,803 1204,0 0,0">
          <text:p/>
        </draw:polygon>
        <draw:frame draw:style-name="gr7" draw:layer="layout" svg:width="0.328cm" svg:height="0.137cm" svg:x="1.737cm" svg:y="10.076cm">
          <draw:text-box>
            <text:p text:style-name="P1"><text:span text:style-name="T1">18 / 35</text:span></text:p>
          </draw:text-box>
        </draw:frame>
        <draw:frame draw:style-name="gr3" draw:layer="layout" svg:width="0.607cm" svg:height="0.137cm" svg:x="21.927cm" svg:y="15.247cm">
          <draw:text-box>
            <text:p text:style-name="P1"><text:span text:style-name="T1">GO:0031016</text:span></text:p>
          </draw:text-box>
        </draw:frame>
        <draw:frame draw:style-name="gr4" draw:layer="layout" svg:width="1.086cm" svg:height="0.137cm" svg:x="21.698cm" svg:y="15.364cm">
          <draw:text-box>
            <text:p text:style-name="P1"><text:span text:style-name="T1">pancreas development</text:span></text:p>
          </draw:text-box>
        </draw:frame>
        <draw:frame draw:style-name="gr207" draw:layer="layout" svg:width="0.451cm" svg:height="0.137cm" svg:x="22.009cm" svg:y="15.481cm">
          <draw:text-box>
            <text:p text:style-name="P1"><text:span text:style-name="T1">6.71e−09</text:span></text:p>
          </draw:text-box>
        </draw:frame>
        <draw:polygon draw:style-name="gr11" draw:layer="layout" svg:width="1.203cm" svg:height="0.802cm" svg:x="21.629cm" svg:y="17.821cm" svg:viewBox="0 0 1204 803" draw:points="0,803 1204,803 1204,0 0,0">
          <text:p/>
        </draw:polygon>
        <draw:frame draw:style-name="gr7" draw:layer="layout" svg:width="0.328cm" svg:height="0.137cm" svg:x="22.069cm" svg:y="15.599cm">
          <draw:text-box>
            <text:p text:style-name="P1"><text:span text:style-name="T1">19 / 34</text:span></text:p>
          </draw:text-box>
        </draw:frame>
        <draw:frame draw:style-name="gr3" draw:layer="layout" svg:width="0.607cm" svg:height="0.137cm" svg:x="21.927cm" svg:y="18.008cm">
          <draw:text-box>
            <text:p text:style-name="P1"><text:span text:style-name="T1">GO:0031018</text:span></text:p>
          </draw:text-box>
        </draw:frame>
        <draw:frame draw:style-name="gr224" draw:layer="layout" svg:width="1.12cm" svg:height="0.137cm" svg:x="21.677cm" svg:y="18.125cm">
          <draw:text-box>
            <text:p text:style-name="P1"><text:span text:style-name="T1">endocrine pancreas d...</text:span></text:p>
          </draw:text-box>
        </draw:frame>
        <draw:frame draw:style-name="gr207" draw:layer="layout" svg:width="0.451cm" svg:height="0.137cm" svg:x="22.009cm" svg:y="18.243cm">
          <draw:text-box>
            <text:p text:style-name="P1"><text:span text:style-name="T1">6.71e−09</text:span></text:p>
          </draw:text-box>
        </draw:frame>
        <draw:polygon draw:style-name="gr1" draw:layer="layout" svg:width="1.203cm" svg:height="0.802cm" svg:x="22.23cm" svg:y="4.014cm" svg:viewBox="0 0 1204 803" draw:points="0,402 13,321 25,289 37,264 49,244 61,226 74,210 86,196 98,183 110,171 122,160 134,149 147,140 159,131 171,122 183,114 195,106 207,99 219,92 232,86 244,79 256,74 268,68 280,63 292,58 304,53 317,49 329,45 341,40 353,36 365,33 377,30 389,27 402,23 414,21 426,18 438,16 450,14 462,11 474,10 487,8 499,6 511,5 523,4 535,3 547,2 559,2 572,1 584,1 596,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6,803 584,803 572,803 559,802 547,802 535,801 523,800 511,799 499,797 487,796 474,794 462,791 450,789 438,787 426,785 414,782 402,779 389,777 377,773 365,770 353,766 341,762 329,759 317,754 304,750 292,745 280,740 268,735 256,729 244,723 232,717 219,711 207,704 195,696 183,689 171,681 159,672 147,663 134,653 122,643 110,632 98,620 86,607 74,593 61,577 49,559 37,539 25,514 13,482">
          <text:p/>
        </draw:polygon>
        <draw:polyline draw:style-name="gr2" draw:layer="layout" svg:width="1.203cm" svg:height="0.802cm" svg:x="22.23cm" svg:y="4.014cm" svg:viewBox="0 0 1204 803" draw:points="0,402 13,321 25,289 37,264 49,244 61,226 74,210 86,196 98,183 110,171 122,160 134,149 147,140 159,131 171,122 183,114 195,106 207,99 219,92 232,86 244,79 256,74 268,68 280,63 292,58 304,53 317,49 329,45 341,40 353,36 365,33 377,30 389,27 402,23 414,21 426,18 438,16 450,14 462,11 474,10 487,8 499,6 511,5 523,4 535,3 547,2 559,2 572,1 584,1 596,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6,803 584,803 572,803 559,802 547,802 535,801 523,800 511,799 499,797 487,796 474,794 462,791 450,789 438,787 426,785 414,782 402,779 389,777 377,773 365,770 353,766 341,762 329,759 317,754 304,750 292,745 280,740 268,735 256,729 244,723 232,717 219,711 207,704 195,696 183,689 171,681 159,672 147,663 134,653 122,643 110,632 98,620 86,607 74,593 61,577 49,559 37,539 25,514 13,482 0,402">
          <text:p/>
        </draw:polyline>
        <draw:frame draw:style-name="gr7" draw:layer="layout" svg:width="0.328cm" svg:height="0.137cm" svg:x="22.069cm" svg:y="18.36cm">
          <draw:text-box>
            <text:p text:style-name="P1"><text:span text:style-name="T1">19 / 34</text:span></text:p>
          </draw:text-box>
        </draw:frame>
        <draw:frame draw:style-name="gr3" draw:layer="layout" svg:width="0.607cm" svg:height="0.137cm" svg:x="22.529cm" svg:y="4.202cm">
          <draw:text-box>
            <text:p text:style-name="P1"><text:span text:style-name="T1">GO:0032501</text:span></text:p>
          </draw:text-box>
        </draw:frame>
        <draw:frame draw:style-name="gr210" draw:layer="layout" svg:width="0.988cm" svg:height="0.137cm" svg:x="22.347cm" svg:y="4.319cm">
          <draw:text-box>
            <text:p text:style-name="P1"><text:span text:style-name="T1">multicellular organi...</text:span></text:p>
          </draw:text-box>
        </draw:frame>
        <draw:frame draw:style-name="gr203" draw:layer="layout" svg:width="0.447cm" svg:height="0.137cm" svg:x="22.611cm" svg:y="4.436cm">
          <draw:text-box>
            <text:p text:style-name="P1"><text:span text:style-name="T1">0.020622</text:span></text:p>
          </draw:text-box>
        </draw:frame>
        <draw:polygon draw:style-name="gr201" draw:layer="layout" svg:width="1.203cm" svg:height="0.802cm" svg:x="20.627cm" svg:y="4.014cm" svg:viewBox="0 0 1204 803" draw:points="0,402 12,321 24,289 37,264 49,244 61,226 73,210 85,196 97,183 109,171 122,160 134,149 146,140 158,131 170,122 183,114 195,106 207,99 219,92 231,86 243,79 255,74 268,68 280,63 292,58 304,53 316,49 328,45 340,40 353,36 365,33 377,30 389,27 401,23 413,21 425,18 438,16 450,14 462,11 474,10 486,8 498,6 510,5 523,4 535,3 547,2 559,2 571,1 583,1 596,0 608,0 620,1 632,1 644,2 656,2 668,3 681,4 693,5 705,6 717,8 729,10 741,11 753,14 766,16 778,18 790,21 802,23 814,27 826,30 838,33 851,36 863,40 875,45 887,49 899,53 911,58 923,63 936,68 948,74 960,79 972,86 984,92 996,99 1008,106 1022,114 1034,122 1046,131 1058,140 1070,149 1082,160 1094,171 1107,183 1119,196 1131,210 1143,226 1155,244 1167,264 1179,289 1192,321 1204,402 1192,482 1179,514 1167,539 1155,559 1143,577 1131,593 1119,607 1107,620 1094,632 1082,643 1070,653 1058,663 1046,672 1034,681 1022,689 1008,696 996,704 984,711 972,717 960,723 948,729 936,735 923,740 911,745 899,750 887,754 875,759 863,762 851,766 838,770 826,773 814,777 802,779 790,782 778,785 766,787 753,789 741,791 729,794 717,796 705,797 693,799 681,800 668,801 656,802 644,802 632,803 620,803 608,803 596,803 583,803 571,803 559,802 547,802 535,801 523,800 510,799 498,797 486,796 474,794 462,791 450,789 438,787 425,785 413,782 401,779 389,777 377,773 365,770 353,766 340,762 328,759 316,754 304,750 292,745 280,740 268,735 255,729 243,723 231,717 219,711 207,704 195,696 183,689 170,681 158,672 146,663 134,653 122,643 109,632 97,620 85,607 73,593 61,577 49,559 37,539 24,514 12,482">
          <text:p/>
        </draw:polygon>
        <draw:polyline draw:style-name="gr2" draw:layer="layout" svg:width="1.203cm" svg:height="0.802cm" svg:x="20.627cm" svg:y="4.014cm" svg:viewBox="0 0 1204 803" draw:points="0,402 12,321 24,289 37,264 49,244 61,226 73,210 85,196 97,183 109,171 122,160 134,149 146,140 158,131 170,122 183,114 195,106 207,99 219,92 231,86 243,79 255,74 268,68 280,63 292,58 304,53 316,49 328,45 340,40 353,36 365,33 377,30 389,27 401,23 413,21 425,18 438,16 450,14 462,11 474,10 486,8 498,6 510,5 523,4 535,3 547,2 559,2 571,1 583,1 596,0 608,0 620,1 632,1 644,2 656,2 668,3 681,4 693,5 705,6 717,8 729,10 741,11 753,14 766,16 778,18 790,21 802,23 814,27 826,30 838,33 851,36 863,40 875,45 887,49 899,53 911,58 923,63 936,68 948,74 960,79 972,86 984,92 996,99 1008,106 1022,114 1034,122 1046,131 1058,140 1070,149 1082,160 1094,171 1107,183 1119,196 1131,210 1143,226 1155,244 1167,264 1179,289 1192,321 1204,402 1192,482 1179,514 1167,539 1155,559 1143,577 1131,593 1119,607 1107,620 1094,632 1082,643 1070,653 1058,663 1046,672 1034,681 1022,689 1008,696 996,704 984,711 972,717 960,723 948,729 936,735 923,740 911,745 899,750 887,754 875,759 863,762 851,766 838,770 826,773 814,777 802,779 790,782 778,785 766,787 753,789 741,791 729,794 717,796 705,797 693,799 681,800 668,801 656,802 644,802 632,803 620,803 608,803 596,803 583,803 571,803 559,802 547,802 535,801 523,800 510,799 498,797 486,796 474,794 462,791 450,789 438,787 425,785 413,782 401,779 389,777 377,773 365,770 353,766 340,762 328,759 316,754 304,750 292,745 280,740 268,735 255,729 243,723 231,717 219,711 207,704 195,696 183,689 170,681 158,672 146,663 134,653 122,643 109,632 97,620 85,607 73,593 61,577 49,559 37,539 24,514 12,482 0,402">
          <text:p/>
        </draw:polyline>
        <draw:frame draw:style-name="gr5" draw:layer="layout" svg:width="0.387cm" svg:height="0.137cm" svg:x="22.641cm" svg:y="4.553cm">
          <draw:text-box>
            <text:p text:style-name="P1"><text:span text:style-name="T1">44 / 242</text:span></text:p>
          </draw:text-box>
        </draw:frame>
        <draw:frame draw:style-name="gr3" draw:layer="layout" svg:width="0.607cm" svg:height="0.137cm" svg:x="20.926cm" svg:y="4.202cm">
          <draw:text-box>
            <text:p text:style-name="P1"><text:span text:style-name="T1">GO:0032502</text:span></text:p>
          </draw:text-box>
        </draw:frame>
        <draw:frame draw:style-name="gr225" draw:layer="layout" svg:width="1.141cm" svg:height="0.137cm" svg:x="20.671cm" svg:y="4.319cm">
          <draw:text-box>
            <text:p text:style-name="P1"><text:span text:style-name="T1">developmental proces...</text:span></text:p>
          </draw:text-box>
        </draw:frame>
        <draw:frame draw:style-name="gr203" draw:layer="layout" svg:width="0.447cm" svg:height="0.137cm" svg:x="21.008cm" svg:y="4.436cm">
          <draw:text-box>
            <text:p text:style-name="P1"><text:span text:style-name="T1">0.023050</text:span></text:p>
          </draw:text-box>
        </draw:frame>
        <draw:polygon draw:style-name="gr204" draw:layer="layout" svg:width="1.202cm" svg:height="0.802cm" svg:x="6.999cm" svg:y="20.583cm" svg:viewBox="0 0 1203 803" draw:points="0,401 12,321 24,289 36,264 48,244 60,225 73,209 85,195 97,182 109,170 121,159 133,149 145,139 158,130 170,121 182,113 194,106 206,98 219,91 231,85 244,79 256,73 268,67 280,62 292,57 304,52 316,48 329,43 341,40 353,36 365,32 377,29 389,25 401,23 414,20 426,17 438,15 450,13 462,11 474,9 486,7 499,6 511,4 523,3 535,2 547,1 559,1 571,0 584,0 596,0 608,0 620,0 632,0 644,1 656,1 669,2 681,3 693,4 705,6 717,7 729,9 741,11 754,13 766,15 778,17 790,20 802,23 814,25 826,29 839,32 851,36 863,40 875,43 887,48 899,52 911,57 924,62 936,67 948,73 960,79 973,85 985,91 997,98 1009,106 1021,113 1033,121 1045,130 1058,139 1070,149 1082,159 1094,170 1106,182 1118,195 1130,209 1143,225 1155,244 1167,264 1179,289 1191,321 1203,401 1191,482 1179,514 1167,539 1155,559 1143,577 1130,593 1118,607 1106,620 1094,632 1082,643 1070,654 1058,663 1045,672 1033,681 1021,689 1009,697 997,704 985,711 973,717 960,724 948,729 936,735 924,740 911,745 899,750 887,754 875,758 863,763 851,767 839,770 826,773 814,776 802,780 790,782 778,785 766,787 754,789 741,792 729,793 717,795 705,797 693,798 681,799 669,800 656,801 644,801 632,802 620,802 608,803 596,803 584,802 571,802 559,801 547,801 535,800 523,799 511,798 499,797 486,795 474,793 462,792 450,789 438,787 426,785 414,782 401,780 389,776 377,773 365,770 353,767 341,763 329,758 316,754 304,750 292,745 280,740 268,735 256,729 244,724 231,717 219,711 206,704 194,697 182,689 170,681 158,672 145,663 133,654 121,643 109,632 97,620 85,607 73,593 60,577 48,559 36,539 24,514 12,482">
          <text:p/>
        </draw:polygon>
        <draw:polyline draw:style-name="gr2" draw:layer="layout" svg:width="1.202cm" svg:height="0.802cm" svg:x="6.999cm" svg:y="20.583cm" svg:viewBox="0 0 1203 803" draw:points="0,401 12,321 24,289 36,264 48,244 60,225 73,209 85,195 97,182 109,170 121,159 133,149 145,139 158,130 170,121 182,113 194,106 206,98 219,91 231,85 244,79 256,73 268,67 280,62 292,57 304,52 316,48 329,43 341,40 353,36 365,32 377,29 389,25 401,23 414,20 426,17 438,15 450,13 462,11 474,9 486,7 499,6 511,4 523,3 535,2 547,1 559,1 571,0 584,0 596,0 608,0 620,0 632,0 644,1 656,1 669,2 681,3 693,4 705,6 717,7 729,9 741,11 754,13 766,15 778,17 790,20 802,23 814,25 826,29 839,32 851,36 863,40 875,43 887,48 899,52 911,57 924,62 936,67 948,73 960,79 973,85 985,91 997,98 1009,106 1021,113 1033,121 1045,130 1058,139 1070,149 1082,159 1094,170 1106,182 1118,195 1130,209 1143,225 1155,244 1167,264 1179,289 1191,321 1203,401 1191,482 1179,514 1167,539 1155,559 1143,577 1130,593 1118,607 1106,620 1094,632 1082,643 1070,654 1058,663 1045,672 1033,681 1021,689 1009,697 997,704 985,711 973,717 960,724 948,729 936,735 924,740 911,745 899,750 887,754 875,758 863,763 851,767 839,770 826,773 814,776 802,780 790,782 778,785 766,787 754,789 741,792 729,793 717,795 705,797 693,798 681,799 669,800 656,801 644,801 632,802 620,802 608,803 596,803 584,802 571,802 559,801 547,801 535,800 523,799 511,798 499,797 486,795 474,793 462,792 450,789 438,787 426,785 414,782 401,780 389,776 377,773 365,770 353,767 341,763 329,758 316,754 304,750 292,745 280,740 268,735 256,729 244,724 231,717 219,711 206,704 194,697 182,689 170,681 158,672 145,663 133,654 121,643 109,632 97,620 85,607 73,593 60,577 48,559 36,539 24,514 12,482 0,401">
          <text:p/>
        </draw:polyline>
        <draw:frame draw:style-name="gr5" draw:layer="layout" svg:width="0.387cm" svg:height="0.137cm" svg:x="21.037cm" svg:y="4.553cm">
          <draw:text-box>
            <text:p text:style-name="P1"><text:span text:style-name="T1">42 / 228</text:span></text:p>
          </draw:text-box>
        </draw:frame>
        <draw:frame draw:style-name="gr3" draw:layer="layout" svg:width="0.607cm" svg:height="0.137cm" svg:x="7.297cm" svg:y="20.77cm">
          <draw:text-box>
            <text:p text:style-name="P1"><text:span text:style-name="T1">GO:0032774</text:span></text:p>
          </draw:text-box>
        </draw:frame>
        <draw:frame draw:style-name="gr226" draw:layer="layout" svg:width="1.098cm" svg:height="0.137cm" svg:x="7.061cm" svg:y="20.887cm">
          <draw:text-box>
            <text:p text:style-name="P1"><text:span text:style-name="T1">RNA biosynthetic pro...</text:span></text:p>
          </draw:text-box>
        </draw:frame>
        <draw:frame draw:style-name="gr203" draw:layer="layout" svg:width="0.447cm" svg:height="0.137cm" svg:x="7.379cm" svg:y="21.004cm">
          <draw:text-box>
            <text:p text:style-name="P1"><text:span text:style-name="T1">0.000629</text:span></text:p>
          </draw:text-box>
        </draw:frame>
        <draw:polygon draw:style-name="gr208" draw:layer="layout" svg:width="1.203cm" svg:height="0.801cm" svg:x="17.576cm" svg:y="12.299cm" svg:viewBox="0 0 1204 802" draw:points="0,802 1204,802 1204,0 0,0">
          <text:p/>
        </draw:polygon>
        <draw:frame draw:style-name="gr7" draw:layer="layout" svg:width="0.328cm" svg:height="0.137cm" svg:x="7.438cm" svg:y="21.122cm">
          <draw:text-box>
            <text:p text:style-name="P1"><text:span text:style-name="T1">21 / 72</text:span></text:p>
          </draw:text-box>
        </draw:frame>
        <draw:frame draw:style-name="gr3" draw:layer="layout" svg:width="0.607cm" svg:height="0.137cm" svg:x="17.875cm" svg:y="12.486cm">
          <draw:text-box>
            <text:p text:style-name="P1"><text:span text:style-name="T1">GO:0032984</text:span></text:p>
          </draw:text-box>
        </draw:frame>
        <draw:frame draw:style-name="gr72" draw:layer="layout" svg:width="1.17cm" svg:height="0.137cm" svg:x="17.601cm" svg:y="12.603cm">
          <draw:text-box>
            <text:p text:style-name="P1"><text:span text:style-name="T1">macromolecular compl...</text:span></text:p>
          </draw:text-box>
        </draw:frame>
        <draw:frame draw:style-name="gr207" draw:layer="layout" svg:width="0.451cm" svg:height="0.137cm" svg:x="17.956cm" svg:y="12.72cm">
          <draw:text-box>
            <text:p text:style-name="P1"><text:span text:style-name="T1">1.17e−07</text:span></text:p>
          </draw:text-box>
        </draw:frame>
        <draw:polygon draw:style-name="gr204" draw:layer="layout" svg:width="1.203cm" svg:height="0.801cm" svg:x="15.973cm" svg:y="12.299cm" svg:viewBox="0 0 1204 802" draw:points="0,401 12,320 24,288 37,263 49,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9,559 37,539 24,513 12,481">
          <text:p/>
        </draw:polygon>
        <draw:polyline draw:style-name="gr2" draw:layer="layout" svg:width="1.203cm" svg:height="0.801cm" svg:x="15.973cm" svg:y="12.299cm" svg:viewBox="0 0 1204 802" draw:points="0,401 12,320 24,288 37,263 49,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9,559 37,539 24,513 12,481 0,401">
          <text:p/>
        </draw:polyline>
        <draw:frame draw:style-name="gr7" draw:layer="layout" svg:width="0.328cm" svg:height="0.137cm" svg:x="18.016cm" svg:y="12.837cm">
          <draw:text-box>
            <text:p text:style-name="P1"><text:span text:style-name="T1">18 / 35</text:span></text:p>
          </draw:text-box>
        </draw:frame>
        <draw:frame draw:style-name="gr3" draw:layer="layout" svg:width="0.607cm" svg:height="0.137cm" svg:x="16.271cm" svg:y="12.486cm">
          <draw:text-box>
            <text:p text:style-name="P1"><text:span text:style-name="T1">GO:0034621</text:span></text:p>
          </draw:text-box>
        </draw:frame>
        <draw:frame draw:style-name="gr219" draw:layer="layout" svg:width="1.107cm" svg:height="0.137cm" svg:x="16.03cm" svg:y="12.603cm">
          <draw:text-box>
            <text:p text:style-name="P1"><text:span text:style-name="T1">cellular macromolecu...</text:span></text:p>
          </draw:text-box>
        </draw:frame>
        <draw:frame draw:style-name="gr203" draw:layer="layout" svg:width="0.447cm" svg:height="0.137cm" svg:x="16.354cm" svg:y="12.72cm">
          <draw:text-box>
            <text:p text:style-name="P1"><text:span text:style-name="T1">0.000304</text:span></text:p>
          </draw:text-box>
        </draw:frame>
        <draw:polygon draw:style-name="gr208" draw:layer="layout" svg:width="1.203cm" svg:height="0.802cm" svg:x="15.973cm" svg:y="15.06cm" svg:viewBox="0 0 1204 803" draw:points="0,803 1204,803 1204,0 0,0">
          <text:p/>
        </draw:polygon>
        <draw:frame draw:style-name="gr7" draw:layer="layout" svg:width="0.328cm" svg:height="0.137cm" svg:x="16.412cm" svg:y="12.837cm">
          <draw:text-box>
            <text:p text:style-name="P1"><text:span text:style-name="T1">22 / 74</text:span></text:p>
          </draw:text-box>
        </draw:frame>
        <draw:frame draw:style-name="gr3" draw:layer="layout" svg:width="0.607cm" svg:height="0.137cm" svg:x="16.271cm" svg:y="15.247cm">
          <draw:text-box>
            <text:p text:style-name="P1"><text:span text:style-name="T1">GO:0034623</text:span></text:p>
          </draw:text-box>
        </draw:frame>
        <draw:frame draw:style-name="gr219" draw:layer="layout" svg:width="1.107cm" svg:height="0.137cm" svg:x="16.03cm" svg:y="15.364cm">
          <draw:text-box>
            <text:p text:style-name="P1"><text:span text:style-name="T1">cellular macromolecu...</text:span></text:p>
          </draw:text-box>
        </draw:frame>
        <draw:frame draw:style-name="gr207" draw:layer="layout" svg:width="0.451cm" svg:height="0.137cm" svg:x="16.352cm" svg:y="15.481cm">
          <draw:text-box>
            <text:p text:style-name="P1"><text:span text:style-name="T1">1.17e−07</text:span></text:p>
          </draw:text-box>
        </draw:frame>
        <draw:polygon draw:style-name="gr204" draw:layer="layout" svg:width="1.202cm" svg:height="0.802cm" svg:x="5.507cm" svg:y="9.537cm" svg:viewBox="0 0 1203 803" draw:points="0,402 12,322 24,289 36,265 48,244 60,227 72,211 85,197 97,184 109,172 121,161 133,150 145,141 157,131 170,123 182,115 194,107 206,100 218,93 230,87 242,80 255,74 267,68 279,63 291,58 303,53 315,49 327,44 340,40 352,36 364,33 376,29 388,26 400,23 412,20 425,18 437,15 449,13 461,11 473,9 485,8 497,6 511,5 523,4 535,3 547,2 560,1 572,1 584,1 596,0 608,0 620,1 632,1 645,1 657,2 669,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9,801 657,801 645,802 632,802 620,803 608,803 596,803 584,803 572,802 560,802 547,801 535,801 523,800 511,798 497,797 485,796 473,794 461,792 449,790 437,788 425,785 412,783 400,780 388,777 376,774 364,771 352,767 340,763 327,759 315,755 303,751 291,746 279,741 267,735 255,730 242,724 230,718 218,711 206,705 194,697 182,689 170,681 157,673 145,664 133,654 121,644 109,633 97,621 85,608 72,594 60,578 48,560 36,540 24,515 12,482">
          <text:p/>
        </draw:polygon>
        <draw:polyline draw:style-name="gr2" draw:layer="layout" svg:width="1.202cm" svg:height="0.802cm" svg:x="5.507cm" svg:y="9.537cm" svg:viewBox="0 0 1203 803" draw:points="0,402 12,322 24,289 36,265 48,244 60,227 72,211 85,197 97,184 109,172 121,161 133,150 145,141 157,131 170,123 182,115 194,107 206,100 218,93 230,87 242,80 255,74 267,68 279,63 291,58 303,53 315,49 327,44 340,40 352,36 364,33 376,29 388,26 400,23 412,20 425,18 437,15 449,13 461,11 473,9 485,8 497,6 511,5 523,4 535,3 547,2 560,1 572,1 584,1 596,0 608,0 620,1 632,1 645,1 657,2 669,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9,801 657,801 645,802 632,802 620,803 608,803 596,803 584,803 572,802 560,802 547,801 535,801 523,800 511,798 497,797 485,796 473,794 461,792 449,790 437,788 425,785 412,783 400,780 388,777 376,774 364,771 352,767 340,763 327,759 315,755 303,751 291,746 279,741 267,735 255,730 242,724 230,718 218,711 206,705 194,697 182,689 170,681 157,673 145,664 133,654 121,644 109,633 97,621 85,608 72,594 60,578 48,560 36,540 24,515 12,482 0,402">
          <text:p/>
        </draw:polyline>
        <draw:frame draw:style-name="gr7" draw:layer="layout" svg:width="0.328cm" svg:height="0.137cm" svg:x="16.412cm" svg:y="15.599cm">
          <draw:text-box>
            <text:p text:style-name="P1"><text:span text:style-name="T1">18 / 35</text:span></text:p>
          </draw:text-box>
        </draw:frame>
        <draw:frame draw:style-name="gr3" draw:layer="layout" svg:width="0.607cm" svg:height="0.137cm" svg:x="5.805cm" svg:y="9.724cm">
          <draw:text-box>
            <text:p text:style-name="P1"><text:span text:style-name="T1">GO:0034641</text:span></text:p>
          </draw:text-box>
        </draw:frame>
        <draw:frame draw:style-name="gr34" draw:layer="layout" svg:width="0.993cm" svg:height="0.137cm" svg:x="5.622cm" svg:y="9.842cm">
          <draw:text-box>
            <text:p text:style-name="P1"><text:span text:style-name="T1">cellular nitrogen co...</text:span></text:p>
          </draw:text-box>
        </draw:frame>
        <draw:frame draw:style-name="gr203" draw:layer="layout" svg:width="0.447cm" svg:height="0.137cm" svg:x="5.887cm" svg:y="9.959cm">
          <draw:text-box>
            <text:p text:style-name="P1"><text:span text:style-name="T1">0.000240</text:span></text:p>
          </draw:text-box>
        </draw:frame>
        <draw:polygon draw:style-name="gr201" draw:layer="layout" svg:width="1.203cm" svg:height="0.801cm" svg:x="9.559cm" svg:y="12.299cm" svg:viewBox="0 0 1204 802" draw:points="0,401 13,320 25,288 37,263 49,243 62,225 74,209 86,195 99,182 111,170 123,159 135,149 147,139 159,130 171,121 184,113 196,106 208,98 220,91 232,85 244,79 256,73 269,67 281,62 293,57 305,52 318,48 330,43 342,40 354,36 366,32 378,29 390,25 403,23 415,20 427,17 439,15 451,13 463,11 475,9 488,7 500,6 512,4 524,3 536,2 548,1 560,1 573,0 585,0 621,0 633,0 645,1 658,1 670,2 682,3 694,4 706,6 718,7 730,9 743,11 755,13 767,15 779,17 791,20 803,23 815,25 828,29 840,32 852,36 864,40 876,43 888,48 900,52 913,57 925,62 937,67 949,73 961,79 973,85 985,91 998,98 1010,106 1022,113 1034,121 1046,130 1058,139 1070,149 1083,159 1095,170 1107,182 1119,195 1131,209 1143,225 1155,243 1168,263 1180,288 1192,320 1204,401 1192,481 1180,513 1168,539 1155,559 1143,577 1131,593 1119,607 1107,620 1095,632 1083,643 1070,653 1058,663 1046,672 1034,681 1022,689 1010,696 998,704 985,711 973,717 961,723 949,729 937,735 925,740 913,745 900,750 888,754 876,759 864,762 852,766 840,770 828,773 815,777 803,779 791,782 779,785 767,787 755,789 743,791 730,793 718,795 706,796 694,798 682,799 670,800 658,801 645,801 633,802 621,802 585,802 573,802 560,801 548,801 536,800 524,799 512,798 500,796 488,795 475,793 463,791 451,789 439,787 427,785 415,782 403,779 390,777 378,773 366,770 354,766 342,762 330,759 318,754 305,750 293,745 281,740 269,735 256,729 244,723 232,717 220,711 208,704 196,696 184,689 171,681 159,672 147,663 135,653 123,643 111,632 99,620 86,607 74,593 62,577 49,559 37,539 25,513 13,481">
          <text:p/>
        </draw:polygon>
        <draw:polyline draw:style-name="gr2" draw:layer="layout" svg:width="1.203cm" svg:height="0.801cm" svg:x="9.559cm" svg:y="12.299cm" svg:viewBox="0 0 1204 802" draw:points="0,401 13,320 25,288 37,263 49,243 62,225 74,209 86,195 99,182 111,170 123,159 135,149 147,139 159,130 171,121 184,113 196,106 208,98 220,91 232,85 244,79 256,73 269,67 281,62 293,57 305,52 318,48 330,43 342,40 354,36 366,32 378,29 390,25 403,23 415,20 427,17 439,15 451,13 463,11 475,9 488,7 500,6 512,4 524,3 536,2 548,1 560,1 573,0 585,0 621,0 633,0 645,1 658,1 670,2 682,3 694,4 706,6 718,7 730,9 743,11 755,13 767,15 779,17 791,20 803,23 815,25 828,29 840,32 852,36 864,40 876,43 888,48 900,52 913,57 925,62 937,67 949,73 961,79 973,85 985,91 998,98 1010,106 1022,113 1034,121 1046,130 1058,139 1070,149 1083,159 1095,170 1107,182 1119,195 1131,209 1143,225 1155,243 1168,263 1180,288 1192,320 1204,401 1192,481 1180,513 1168,539 1155,559 1143,577 1131,593 1119,607 1107,620 1095,632 1083,643 1070,653 1058,663 1046,672 1034,681 1022,689 1010,696 998,704 985,711 973,717 961,723 949,729 937,735 925,740 913,745 900,750 888,754 876,759 864,762 852,766 840,770 828,773 815,777 803,779 791,782 779,785 767,787 755,789 743,791 730,793 718,795 706,796 694,798 682,799 670,800 658,801 645,801 633,802 621,802 585,802 573,802 560,801 548,801 536,800 524,799 512,798 500,796 488,795 475,793 463,791 451,789 439,787 427,785 415,782 403,779 390,777 378,773 366,770 354,766 342,762 330,759 318,754 305,750 293,745 281,740 269,735 256,729 244,723 232,717 220,711 208,704 196,696 184,689 171,681 159,672 147,663 135,653 123,643 111,632 99,620 86,607 74,593 62,577 49,559 37,539 25,513 13,481 0,401">
          <text:p/>
        </draw:polyline>
        <draw:frame draw:style-name="gr5" draw:layer="layout" svg:width="0.387cm" svg:height="0.137cm" svg:x="5.917cm" svg:y="10.076cm">
          <draw:text-box>
            <text:p text:style-name="P1"><text:span text:style-name="T1">37 / 161</text:span></text:p>
          </draw:text-box>
        </draw:frame>
        <draw:frame draw:style-name="gr3" draw:layer="layout" svg:width="0.607cm" svg:height="0.137cm" svg:x="9.858cm" svg:y="12.486cm">
          <draw:text-box>
            <text:p text:style-name="P1"><text:span text:style-name="T1">GO:0034645</text:span></text:p>
          </draw:text-box>
        </draw:frame>
        <draw:frame draw:style-name="gr219" draw:layer="layout" svg:width="1.107cm" svg:height="0.137cm" svg:x="9.617cm" svg:y="12.603cm">
          <draw:text-box>
            <text:p text:style-name="P1"><text:span text:style-name="T1">cellular macromolecu...</text:span></text:p>
          </draw:text-box>
        </draw:frame>
        <draw:frame draw:style-name="gr203" draw:layer="layout" svg:width="0.447cm" svg:height="0.137cm" svg:x="9.94cm" svg:y="12.72cm">
          <draw:text-box>
            <text:p text:style-name="P1"><text:span text:style-name="T1">0.050806</text:span></text:p>
          </draw:text-box>
        </draw:frame>
        <draw:polygon draw:style-name="gr11" draw:layer="layout" svg:width="1.202cm" svg:height="0.802cm" svg:x="23.233cm" svg:y="15.06cm" svg:viewBox="0 0 1203 803" draw:points="0,803 1203,803 1203,0 0,0">
          <text:p/>
        </draw:polygon>
        <draw:frame draw:style-name="gr5" draw:layer="layout" svg:width="0.387cm" svg:height="0.137cm" svg:x="9.97cm" svg:y="12.837cm">
          <draw:text-box>
            <text:p text:style-name="P1"><text:span text:style-name="T1">22 / 105</text:span></text:p>
          </draw:text-box>
        </draw:frame>
        <draw:frame draw:style-name="gr3" draw:layer="layout" svg:width="0.607cm" svg:height="0.137cm" svg:x="23.531cm" svg:y="15.247cm">
          <draw:text-box>
            <text:p text:style-name="P1"><text:span text:style-name="T1">GO:0035270</text:span></text:p>
          </draw:text-box>
        </draw:frame>
        <draw:frame draw:style-name="gr225" draw:layer="layout" svg:width="1.137cm" svg:height="0.137cm" svg:x="23.276cm" svg:y="15.364cm">
          <draw:text-box>
            <text:p text:style-name="P1"><text:span text:style-name="T1">endocrine system dev...</text:span></text:p>
          </draw:text-box>
        </draw:frame>
        <draw:frame draw:style-name="gr207" draw:layer="layout" svg:width="0.451cm" svg:height="0.137cm" svg:x="23.612cm" svg:y="15.481cm">
          <draw:text-box>
            <text:p text:style-name="P1"><text:span text:style-name="T1">6.71e−09</text:span></text:p>
          </draw:text-box>
        </draw:frame>
        <draw:polygon draw:style-name="gr211" draw:layer="layout" svg:width="1.203cm" svg:height="0.802cm" svg:x="12.766cm" svg:y="6.776cm" svg:viewBox="0 0 1204 803" draw:points="0,401 13,321 25,288 37,264 49,243 61,225 73,210 85,195 98,182 110,170 122,159 134,149 146,139 158,130 170,121 183,113 195,106 207,98 219,92 231,85 243,79 255,73 268,67 280,62 292,57 304,53 316,48 328,44 340,40 353,36 365,32 377,29 389,26 401,23 413,20 425,18 438,15 450,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50,790 438,787 425,785 413,782 401,780 389,777 377,774 365,770 353,767 340,763 328,759 316,755 304,750 292,745 280,740 268,735 255,729 243,724 231,718 219,711 207,704 195,697 183,689 170,681 158,673 146,664 134,654 122,643 110,632 98,620 85,607 73,593 61,577 49,560 37,539 25,515 13,482">
          <text:p/>
        </draw:polygon>
        <draw:polyline draw:style-name="gr2" draw:layer="layout" svg:width="1.203cm" svg:height="0.802cm" svg:x="12.766cm" svg:y="6.776cm" svg:viewBox="0 0 1204 803" draw:points="0,401 13,321 25,288 37,264 49,243 61,225 73,210 85,195 98,182 110,170 122,159 134,149 146,139 158,130 170,121 183,113 195,106 207,98 219,92 231,85 243,79 255,73 268,67 280,62 292,57 304,53 316,48 328,44 340,40 353,36 365,32 377,29 389,26 401,23 413,20 425,18 438,15 450,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50,790 438,787 425,785 413,782 401,780 389,777 377,774 365,770 353,767 340,763 328,759 316,755 304,750 292,745 280,740 268,735 255,729 243,724 231,718 219,711 207,704 195,697 183,689 170,681 158,673 146,664 134,654 122,643 110,632 98,620 85,607 73,593 61,577 49,560 37,539 25,515 13,482 0,401">
          <text:p/>
        </draw:polyline>
        <draw:frame draw:style-name="gr7" draw:layer="layout" svg:width="0.328cm" svg:height="0.137cm" svg:x="23.672cm" svg:y="15.599cm">
          <draw:text-box>
            <text:p text:style-name="P1"><text:span text:style-name="T1">19 / 34</text:span></text:p>
          </draw:text-box>
        </draw:frame>
        <draw:frame draw:style-name="gr3" draw:layer="layout" svg:width="0.607cm" svg:height="0.137cm" svg:x="13.065cm" svg:y="6.963cm">
          <draw:text-box>
            <text:p text:style-name="P1"><text:span text:style-name="T1">GO:0043170</text:span></text:p>
          </draw:text-box>
        </draw:frame>
        <draw:frame draw:style-name="gr227" draw:layer="layout" svg:width="1.204cm" svg:height="0.137cm" svg:x="12.776cm" svg:y="7.08cm">
          <draw:text-box>
            <text:p text:style-name="P1"><text:span text:style-name="T1">macromolecule metabo...</text:span></text:p>
          </draw:text-box>
        </draw:frame>
        <draw:frame draw:style-name="gr203" draw:layer="layout" svg:width="0.447cm" svg:height="0.137cm" svg:x="13.147cm" svg:y="7.197cm">
          <draw:text-box>
            <text:p text:style-name="P1"><text:span text:style-name="T1">0.381212</text:span></text:p>
          </draw:text-box>
        </draw:frame>
        <draw:polygon draw:style-name="gr228" draw:layer="layout" svg:width="1.203cm" svg:height="0.802cm" svg:x="17.576cm" svg:y="15.06cm" svg:viewBox="0 0 1204 803" draw:points="0,402 13,322 25,289 37,264 49,244 61,226 73,210 85,196 98,183 110,171 122,160 134,149 146,139 158,130 170,122 183,114 195,106 207,98 219,92 231,85 243,79 255,73 268,68 280,62 292,57 304,53 316,48 328,44 340,40 353,36 365,32 377,29 389,26 401,23 413,20 425,18 438,15 450,13 463,11 475,9 487,7 499,6 511,5 524,3 536,2 548,2 560,1 572,1 584,0 596,0 609,0 621,0 633,1 645,1 657,2 669,2 681,3 694,5 706,6 718,7 730,9 742,11 754,13 766,15 779,18 791,20 803,23 815,26 828,29 840,32 852,36 864,40 876,44 888,48 900,53 913,57 925,62 937,68 949,73 961,79 973,85 985,92 998,98 1010,106 1022,114 1034,122 1046,130 1058,139 1070,149 1083,160 1095,171 1107,183 1119,196 1131,210 1143,226 1155,244 1168,264 1180,289 1192,322 1204,402 1192,482 1180,515 1168,539 1155,560 1143,577 1131,593 1119,607 1107,620 1095,632 1083,643 1070,654 1058,663 1046,673 1034,681 1022,689 1010,697 998,704 985,711 973,717 961,724 949,729 937,735 925,740 913,745 900,750 888,754 876,759 864,763 852,767 840,770 828,774 815,777 803,780 791,783 779,785 766,788 754,790 742,792 730,794 718,795 706,797 694,798 681,799 669,800 657,801 645,802 633,802 621,802 609,803 596,803 584,802 572,802 560,802 548,801 536,800 524,799 511,798 499,797 487,795 475,794 463,792 450,790 438,788 425,785 413,783 401,780 389,777 377,774 365,770 353,767 340,763 328,759 316,754 304,750 292,745 280,740 268,735 255,729 243,724 231,717 219,711 207,704 195,697 183,689 170,681 158,673 146,663 134,654 122,643 110,632 98,620 85,607 73,593 61,577 49,560 37,539 25,515 13,482">
          <text:p/>
        </draw:polygon>
        <draw:polyline draw:style-name="gr2" draw:layer="layout" svg:width="1.203cm" svg:height="0.802cm" svg:x="17.576cm" svg:y="15.06cm" svg:viewBox="0 0 1204 803" draw:points="0,402 13,322 25,289 37,264 49,244 61,226 73,210 85,196 98,183 110,171 122,160 134,149 146,139 158,130 170,122 183,114 195,106 207,98 219,92 231,85 243,79 255,73 268,68 280,62 292,57 304,53 316,48 328,44 340,40 353,36 365,32 377,29 389,26 401,23 413,20 425,18 438,15 450,13 463,11 475,9 487,7 499,6 511,5 524,3 536,2 548,2 560,1 572,1 584,0 596,0 609,0 621,0 633,1 645,1 657,2 669,2 681,3 694,5 706,6 718,7 730,9 742,11 754,13 766,15 779,18 791,20 803,23 815,26 828,29 840,32 852,36 864,40 876,44 888,48 900,53 913,57 925,62 937,68 949,73 961,79 973,85 985,92 998,98 1010,106 1022,114 1034,122 1046,130 1058,139 1070,149 1083,160 1095,171 1107,183 1119,196 1131,210 1143,226 1155,244 1168,264 1180,289 1192,322 1204,402 1192,482 1180,515 1168,539 1155,560 1143,577 1131,593 1119,607 1107,620 1095,632 1083,643 1070,654 1058,663 1046,673 1034,681 1022,689 1010,697 998,704 985,711 973,717 961,724 949,729 937,735 925,740 913,745 900,750 888,754 876,759 864,763 852,767 840,770 828,774 815,777 803,780 791,783 779,785 766,788 754,790 742,792 730,794 718,795 706,797 694,798 681,799 669,800 657,801 645,802 633,802 621,802 609,803 596,803 584,802 572,802 560,802 548,801 536,800 524,799 511,798 499,797 487,795 475,794 463,792 450,790 438,788 425,785 413,783 401,780 389,777 377,774 365,770 353,767 340,763 328,759 316,754 304,750 292,745 280,740 268,735 255,729 243,724 231,717 219,711 207,704 195,697 183,689 170,681 158,673 146,663 134,654 122,643 110,632 98,620 85,607 73,593 61,577 49,560 37,539 25,515 13,482 0,402">
          <text:p/>
        </draw:polyline>
        <draw:frame draw:style-name="gr5" draw:layer="layout" svg:width="0.387cm" svg:height="0.137cm" svg:x="13.176cm" svg:y="7.315cm">
          <draw:text-box>
            <text:p text:style-name="P1"><text:span text:style-name="T1">32 / 195</text:span></text:p>
          </draw:text-box>
        </draw:frame>
        <draw:frame draw:style-name="gr3" draw:layer="layout" svg:width="0.607cm" svg:height="0.137cm" svg:x="17.875cm" svg:y="15.247cm">
          <draw:text-box>
            <text:p text:style-name="P1"><text:span text:style-name="T1">GO:0043241</text:span></text:p>
          </draw:text-box>
        </draw:frame>
        <draw:frame draw:style-name="gr229" draw:layer="layout" svg:width="1.077cm" svg:height="0.137cm" svg:x="17.65cm" svg:y="15.364cm">
          <draw:text-box>
            <text:p text:style-name="P1"><text:span text:style-name="T1">protein complex disa...</text:span></text:p>
          </draw:text-box>
        </draw:frame>
        <draw:frame draw:style-name="gr207" draw:layer="layout" svg:width="0.451cm" svg:height="0.137cm" svg:x="17.956cm" svg:y="15.481cm">
          <draw:text-box>
            <text:p text:style-name="P1"><text:span text:style-name="T1">1.17e−07</text:span></text:p>
          </draw:text-box>
        </draw:frame>
        <draw:polygon draw:style-name="gr228" draw:layer="layout" svg:width="1.203cm" svg:height="0.802cm" svg:x="15.973cm" svg:y="17.821cm" svg:viewBox="0 0 1204 803" draw:points="0,401 12,321 24,288 37,264 49,243 61,226 73,210 85,196 97,183 109,171 122,160 134,149 146,139 158,130 170,122 182,114 194,106 207,99 219,92 231,86 243,79 255,74 267,68 279,63 292,58 304,53 316,48 328,44 340,40 352,36 364,33 377,29 389,26 401,23 413,21 425,18 437,16 449,13 462,11 474,10 486,8 498,6 510,5 522,4 534,3 547,2 559,2 571,1 583,0 619,0 632,1 644,2 656,2 668,3 680,4 692,5 704,6 717,8 729,10 741,11 753,13 765,16 777,18 789,21 802,23 814,26 826,29 838,33 850,36 863,40 875,44 888,48 900,53 912,58 924,63 936,68 948,74 960,79 973,86 985,92 997,99 1009,106 1022,114 1034,122 1046,130 1058,139 1070,149 1082,160 1094,171 1107,183 1119,196 1131,210 1143,226 1155,243 1167,264 1179,288 1192,321 1204,401 1192,481 1179,514 1167,538 1155,559 1143,577 1131,592 1119,608 1107,621 1094,633 1082,644 1070,654 1058,664 1046,673 1034,682 1022,690 1009,697 997,705 985,711 973,718 960,724 948,730 936,736 924,741 912,746 900,750 888,755 875,759 863,763 850,767 838,771 826,774 814,777 802,780 789,783 777,785 765,788 753,790 741,792 729,794 717,796 704,797 692,798 680,799 668,801 656,801 644,802 632,803 619,803 583,803 571,803 559,802 547,801 534,801 522,799 510,798 498,797 486,796 474,794 462,792 449,790 437,788 425,785 413,783 401,780 389,777 377,774 364,771 352,767 340,763 328,759 316,755 304,750 292,746 279,741 267,736 255,730 243,724 231,718 219,711 207,705 194,697 182,690 170,682 158,673 146,664 134,654 122,644 109,633 97,621 85,608 73,592 61,577 49,559 37,538 24,514 12,481">
          <text:p/>
        </draw:polygon>
        <draw:polyline draw:style-name="gr2" draw:layer="layout" svg:width="1.203cm" svg:height="0.802cm" svg:x="15.973cm" svg:y="17.821cm" svg:viewBox="0 0 1204 803" draw:points="0,401 12,321 24,288 37,264 49,243 61,226 73,210 85,196 97,183 109,171 122,160 134,149 146,139 158,130 170,122 182,114 194,106 207,99 219,92 231,86 243,79 255,74 267,68 279,63 292,58 304,53 316,48 328,44 340,40 352,36 364,33 377,29 389,26 401,23 413,21 425,18 437,16 449,13 462,11 474,10 486,8 498,6 510,5 522,4 534,3 547,2 559,2 571,1 583,0 619,0 632,1 644,2 656,2 668,3 680,4 692,5 704,6 717,8 729,10 741,11 753,13 765,16 777,18 789,21 802,23 814,26 826,29 838,33 850,36 863,40 875,44 888,48 900,53 912,58 924,63 936,68 948,74 960,79 973,86 985,92 997,99 1009,106 1022,114 1034,122 1046,130 1058,139 1070,149 1082,160 1094,171 1107,183 1119,196 1131,210 1143,226 1155,243 1167,264 1179,288 1192,321 1204,401 1192,481 1179,514 1167,538 1155,559 1143,577 1131,592 1119,608 1107,621 1094,633 1082,644 1070,654 1058,664 1046,673 1034,682 1022,690 1009,697 997,705 985,711 973,718 960,724 948,730 936,736 924,741 912,746 900,750 888,755 875,759 863,763 850,767 838,771 826,774 814,777 802,780 789,783 777,785 765,788 753,790 741,792 729,794 717,796 704,797 692,798 680,799 668,801 656,801 644,802 632,803 619,803 583,803 571,803 559,802 547,801 534,801 522,799 510,798 498,797 486,796 474,794 462,792 449,790 437,788 425,785 413,783 401,780 389,777 377,774 364,771 352,767 340,763 328,759 316,755 304,750 292,746 279,741 267,736 255,730 243,724 231,718 219,711 207,705 194,697 182,690 170,682 158,673 146,664 134,654 122,644 109,633 97,621 85,608 73,592 61,577 49,559 37,538 24,514 12,481 0,401">
          <text:p/>
        </draw:polyline>
        <draw:frame draw:style-name="gr7" draw:layer="layout" svg:width="0.328cm" svg:height="0.137cm" svg:x="18.016cm" svg:y="15.599cm">
          <draw:text-box>
            <text:p text:style-name="P1"><text:span text:style-name="T1">18 / 35</text:span></text:p>
          </draw:text-box>
        </draw:frame>
        <draw:frame draw:style-name="gr3" draw:layer="layout" svg:width="0.607cm" svg:height="0.137cm" svg:x="16.271cm" svg:y="18.008cm">
          <draw:text-box>
            <text:p text:style-name="P1"><text:span text:style-name="T1">GO:0043624</text:span></text:p>
          </draw:text-box>
        </draw:frame>
        <draw:frame draw:style-name="gr230" draw:layer="layout" svg:width="1.022cm" svg:height="0.137cm" svg:x="16.071cm" svg:y="18.125cm">
          <draw:text-box>
            <text:p text:style-name="P1"><text:span text:style-name="T1">cellular protein com...</text:span></text:p>
          </draw:text-box>
        </draw:frame>
        <draw:frame draw:style-name="gr207" draw:layer="layout" svg:width="0.451cm" svg:height="0.137cm" svg:x="16.352cm" svg:y="18.243cm">
          <draw:text-box>
            <text:p text:style-name="P1"><text:span text:style-name="T1">1.17e−07</text:span></text:p>
          </draw:text-box>
        </draw:frame>
        <draw:polygon draw:style-name="gr204" draw:layer="layout" svg:width="1.202cm" svg:height="0.802cm" svg:x="18.423cm" svg:y="9.537cm" svg:viewBox="0 0 1203 803" draw:points="0,402 12,322 24,289 36,265 48,244 60,227 73,211 85,197 97,184 109,172 121,161 133,150 145,141 158,131 170,123 182,115 194,107 206,100 218,93 230,87 243,80 255,74 267,68 279,63 291,58 303,53 315,49 328,44 340,40 352,36 364,33 376,29 388,26 400,23 413,20 425,18 437,15 449,13 461,11 473,9 485,8 498,6 510,5 522,4 534,3 546,2 558,1 570,1 583,1 595,0 607,0 619,1 631,1 643,1 655,2 668,3 680,4 692,5 704,6 716,8 728,9 740,11 753,13 765,15 777,18 789,20 801,23 814,26 826,29 839,33 851,36 863,40 875,44 887,49 899,53 911,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1,746 899,751 887,755 875,759 863,763 851,767 839,771 826,774 814,777 801,780 789,783 777,785 765,788 753,790 740,792 728,794 716,796 704,797 692,798 680,800 668,801 655,801 643,802 631,802 619,803 607,803 595,803 583,803 570,802 558,802 546,801 534,801 522,800 510,798 498,797 485,796 473,794 461,792 449,790 437,788 425,785 413,783 400,780 388,777 376,774 364,771 352,767 340,763 328,759 315,755 303,751 291,746 279,741 267,735 255,730 243,724 230,718 218,711 206,705 194,697 182,689 170,681 158,673 145,664 133,654 121,644 109,633 97,621 85,608 73,594 60,578 48,560 36,540 24,515 12,482">
          <text:p/>
        </draw:polygon>
        <draw:polyline draw:style-name="gr2" draw:layer="layout" svg:width="1.202cm" svg:height="0.802cm" svg:x="18.423cm" svg:y="9.537cm" svg:viewBox="0 0 1203 803" draw:points="0,402 12,322 24,289 36,265 48,244 60,227 73,211 85,197 97,184 109,172 121,161 133,150 145,141 158,131 170,123 182,115 194,107 206,100 218,93 230,87 243,80 255,74 267,68 279,63 291,58 303,53 315,49 328,44 340,40 352,36 364,33 376,29 388,26 400,23 413,20 425,18 437,15 449,13 461,11 473,9 485,8 498,6 510,5 522,4 534,3 546,2 558,1 570,1 583,1 595,0 607,0 619,1 631,1 643,1 655,2 668,3 680,4 692,5 704,6 716,8 728,9 740,11 753,13 765,15 777,18 789,20 801,23 814,26 826,29 839,33 851,36 863,40 875,44 887,49 899,53 911,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1,746 899,751 887,755 875,759 863,763 851,767 839,771 826,774 814,777 801,780 789,783 777,785 765,788 753,790 740,792 728,794 716,796 704,797 692,798 680,800 668,801 655,801 643,802 631,802 619,803 607,803 595,803 583,803 570,802 558,802 546,801 534,801 522,800 510,798 498,797 485,796 473,794 461,792 449,790 437,788 425,785 413,783 400,780 388,777 376,774 364,771 352,767 340,763 328,759 315,755 303,751 291,746 279,741 267,735 255,730 243,724 230,718 218,711 206,705 194,697 182,689 170,681 158,673 145,664 133,654 121,644 109,633 97,621 85,608 73,594 60,578 48,560 36,540 24,515 12,482 0,402">
          <text:p/>
        </draw:polyline>
        <draw:frame draw:style-name="gr7" draw:layer="layout" svg:width="0.328cm" svg:height="0.137cm" svg:x="16.412cm" svg:y="18.36cm">
          <draw:text-box>
            <text:p text:style-name="P1"><text:span text:style-name="T1">18 / 35</text:span></text:p>
          </draw:text-box>
        </draw:frame>
        <draw:frame draw:style-name="gr3" draw:layer="layout" svg:width="0.607cm" svg:height="0.137cm" svg:x="18.721cm" svg:y="9.724cm">
          <draw:text-box>
            <text:p text:style-name="P1"><text:span text:style-name="T1">GO:0043933</text:span></text:p>
          </draw:text-box>
        </draw:frame>
        <draw:frame draw:style-name="gr72" draw:layer="layout" svg:width="1.17cm" svg:height="0.137cm" svg:x="18.448cm" svg:y="9.842cm">
          <draw:text-box>
            <text:p text:style-name="P1"><text:span text:style-name="T1">macromolecular compl...</text:span></text:p>
          </draw:text-box>
        </draw:frame>
        <draw:frame draw:style-name="gr203" draw:layer="layout" svg:width="0.447cm" svg:height="0.137cm" svg:x="18.803cm" svg:y="9.959cm">
          <draw:text-box>
            <text:p text:style-name="P1"><text:span text:style-name="T1">0.000701</text:span></text:p>
          </draw:text-box>
        </draw:frame>
        <draw:polygon draw:style-name="gr201" draw:layer="layout" svg:width="1.203cm" svg:height="0.802cm" svg:x="7.956cm" svg:y="6.776cm" svg:viewBox="0 0 1204 803" draw:points="0,401 12,321 24,288 37,264 49,243 61,225 73,210 85,195 97,182 109,170 122,159 134,149 146,139 158,130 170,121 182,113 194,106 207,98 219,92 231,85 243,79 255,73 267,67 279,62 292,57 304,53 316,48 328,44 340,40 352,36 364,32 377,29 389,26 401,23 413,20 426,18 437,15 449,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49,790 437,787 426,785 413,782 401,780 389,777 377,774 364,770 352,767 340,763 328,759 316,755 304,750 292,745 279,740 267,735 255,729 243,724 231,718 219,711 207,704 194,697 182,689 170,681 158,673 146,664 134,654 122,643 109,632 97,620 85,607 73,593 61,577 49,560 37,539 24,515 12,482">
          <text:p/>
        </draw:polygon>
        <draw:polyline draw:style-name="gr2" draw:layer="layout" svg:width="1.203cm" svg:height="0.802cm" svg:x="7.956cm" svg:y="6.776cm" svg:viewBox="0 0 1204 803" draw:points="0,401 12,321 24,288 37,264 49,243 61,225 73,210 85,195 97,182 109,170 122,159 134,149 146,139 158,130 170,121 182,113 194,106 207,98 219,92 231,85 243,79 255,73 267,67 279,62 292,57 304,53 316,48 328,44 340,40 352,36 364,32 377,29 389,26 401,23 413,20 426,18 437,15 449,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49,790 437,787 426,785 413,782 401,780 389,777 377,774 364,770 352,767 340,763 328,759 316,755 304,750 292,745 279,740 267,735 255,729 243,724 231,718 219,711 207,704 194,697 182,689 170,681 158,673 146,664 134,654 122,643 109,632 97,620 85,607 73,593 61,577 49,560 37,539 24,515 12,482 0,401">
          <text:p/>
        </draw:polyline>
        <draw:frame draw:style-name="gr7" draw:layer="layout" svg:width="0.328cm" svg:height="0.137cm" svg:x="18.862cm" svg:y="10.076cm">
          <draw:text-box>
            <text:p text:style-name="P1"><text:span text:style-name="T1">23 / 83</text:span></text:p>
          </draw:text-box>
        </draw:frame>
        <draw:frame draw:style-name="gr3" draw:layer="layout" svg:width="0.607cm" svg:height="0.137cm" svg:x="8.255cm" svg:y="6.963cm">
          <draw:text-box>
            <text:p text:style-name="P1"><text:span text:style-name="T1">GO:0044237</text:span></text:p>
          </draw:text-box>
        </draw:frame>
        <draw:frame draw:style-name="gr39" draw:layer="layout" svg:width="1.014cm" svg:height="0.137cm" svg:x="8.062cm" svg:y="7.08cm">
          <draw:text-box>
            <text:p text:style-name="P1"><text:span text:style-name="T1">cellular metabolic p...</text:span></text:p>
          </draw:text-box>
        </draw:frame>
        <draw:frame draw:style-name="gr203" draw:layer="layout" svg:width="0.447cm" svg:height="0.137cm" svg:x="8.337cm" svg:y="7.197cm">
          <draw:text-box>
            <text:p text:style-name="P1"><text:span text:style-name="T1">0.197829</text:span></text:p>
          </draw:text-box>
        </draw:frame>
        <draw:polygon draw:style-name="gr201" draw:layer="layout" svg:width="1.202cm" svg:height="0.802cm" svg:x="11.163cm" svg:y="6.776cm" svg:viewBox="0 0 1203 803" draw:points="0,401 12,321 24,288 36,264 48,243 61,225 73,210 85,195 97,182 109,170 122,159 134,149 146,139 158,130 170,121 182,113 194,106 207,98 219,92 231,85 243,79 255,73 267,67 279,62 292,57 304,53 316,48 328,44 340,40 352,36 364,32 377,29 389,26 401,23 413,20 425,18 437,15 449,13 462,11 474,9 486,7 498,6 510,5 522,4 534,2 547,2 559,1 571,0 583,0 619,0 632,0 644,1 656,2 668,2 680,4 692,5 704,6 717,7 729,9 741,11 753,13 765,15 777,18 789,20 802,23 814,26 826,29 838,32 850,36 863,40 875,44 888,48 900,53 912,57 924,62 936,67 948,73 960,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0,724 948,729 936,735 924,740 912,745 900,750 888,755 875,759 863,763 850,767 838,770 826,774 814,777 802,780 789,782 777,785 765,787 753,790 741,792 729,793 717,795 704,797 692,798 680,799 668,800 656,801 644,801 632,802 619,803 583,803 571,802 559,801 547,801 534,800 522,799 510,798 498,797 486,795 474,793 462,792 449,790 437,787 425,785 413,782 401,780 389,777 377,774 364,770 352,767 340,763 328,759 316,755 304,750 292,745 279,740 267,735 255,729 243,724 231,718 219,711 207,704 194,697 182,689 170,681 158,673 146,664 134,654 122,643 109,632 97,620 85,607 73,593 61,577 48,560 36,539 24,515 12,482">
          <text:p/>
        </draw:polygon>
        <draw:polyline draw:style-name="gr2" draw:layer="layout" svg:width="1.202cm" svg:height="0.802cm" svg:x="11.163cm" svg:y="6.776cm" svg:viewBox="0 0 1203 803" draw:points="0,401 12,321 24,288 36,264 48,243 61,225 73,210 85,195 97,182 109,170 122,159 134,149 146,139 158,130 170,121 182,113 194,106 207,98 219,92 231,85 243,79 255,73 267,67 279,62 292,57 304,53 316,48 328,44 340,40 352,36 364,32 377,29 389,26 401,23 413,20 425,18 437,15 449,13 462,11 474,9 486,7 498,6 510,5 522,4 534,2 547,2 559,1 571,0 583,0 619,0 632,0 644,1 656,2 668,2 680,4 692,5 704,6 717,7 729,9 741,11 753,13 765,15 777,18 789,20 802,23 814,26 826,29 838,32 850,36 863,40 875,44 888,48 900,53 912,57 924,62 936,67 948,73 960,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0,724 948,729 936,735 924,740 912,745 900,750 888,755 875,759 863,763 850,767 838,770 826,774 814,777 802,780 789,782 777,785 765,787 753,790 741,792 729,793 717,795 704,797 692,798 680,799 668,800 656,801 644,801 632,802 619,803 583,803 571,802 559,801 547,801 534,800 522,799 510,798 498,797 486,795 474,793 462,792 449,790 437,787 425,785 413,782 401,780 389,777 377,774 364,770 352,767 340,763 328,759 316,755 304,750 292,745 279,740 267,735 255,729 243,724 231,718 219,711 207,704 194,697 182,689 170,681 158,673 146,664 134,654 122,643 109,632 97,620 85,607 73,593 61,577 48,560 36,539 24,515 12,482 0,401">
          <text:p/>
        </draw:polyline>
        <draw:frame draw:style-name="gr5" draw:layer="layout" svg:width="0.387cm" svg:height="0.137cm" svg:x="8.366cm" svg:y="7.315cm">
          <draw:text-box>
            <text:p text:style-name="P1"><text:span text:style-name="T1">43 / 257</text:span></text:p>
          </draw:text-box>
        </draw:frame>
        <draw:frame draw:style-name="gr3" draw:layer="layout" svg:width="0.607cm" svg:height="0.137cm" svg:x="11.461cm" svg:y="6.963cm">
          <draw:text-box>
            <text:p text:style-name="P1"><text:span text:style-name="T1">GO:0044238</text:span></text:p>
          </draw:text-box>
        </draw:frame>
        <draw:frame draw:style-name="gr40" draw:layer="layout" svg:width="1.06cm" svg:height="0.137cm" svg:x="11.241cm" svg:y="7.08cm">
          <draw:text-box>
            <text:p text:style-name="P1"><text:span text:style-name="T1">primary metabolic pr...</text:span></text:p>
          </draw:text-box>
        </draw:frame>
        <draw:frame draw:style-name="gr203" draw:layer="layout" svg:width="0.447cm" svg:height="0.137cm" svg:x="11.543cm" svg:y="7.197cm">
          <draw:text-box>
            <text:p text:style-name="P1"><text:span text:style-name="T1">0.181360</text:span></text:p>
          </draw:text-box>
        </draw:frame>
        <draw:polygon draw:style-name="gr201" draw:layer="layout" svg:width="1.202cm" svg:height="0.802cm" svg:x="7.11cm" svg:y="9.537cm" svg:viewBox="0 0 1203 803" draw:points="0,402 12,322 24,289 36,265 48,244 61,227 73,211 85,197 97,184 110,172 122,161 134,150 147,141 159,131 171,123 183,115 195,107 207,100 219,93 232,87 244,80 256,74 268,68 280,63 292,58 305,53 317,49 329,44 341,40 353,36 366,33 378,29 390,26 402,23 414,20 426,18 438,15 451,13 463,11 475,9 487,8 499,6 511,5 523,4 536,3 548,2 560,1 572,1 584,1 596,0 608,0 621,1 633,1 645,1 657,2 669,3 681,4 693,5 706,6 718,8 730,9 742,11 754,13 766,15 778,18 791,20 803,23 815,26 827,29 839,33 851,36 863,40 876,44 888,49 900,53 912,58 924,63 936,68 948,74 961,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1,724 948,730 936,735 924,741 912,746 900,751 888,755 876,759 863,763 851,767 839,771 827,774 815,777 803,780 791,783 778,785 766,788 754,790 742,792 730,794 718,796 706,797 693,798 681,800 669,801 657,801 645,802 633,802 621,803 608,803 596,803 584,803 572,802 560,802 548,801 536,801 523,800 511,798 499,797 487,796 475,794 463,792 451,790 438,788 426,785 414,783 402,780 390,777 378,774 366,771 353,767 341,763 329,759 317,755 305,751 292,746 280,741 268,735 256,730 244,724 232,718 219,711 207,705 195,697 183,689 171,681 159,673 147,664 134,654 122,644 110,633 97,621 85,608 73,594 61,578 48,560 36,540 24,515 12,482">
          <text:p/>
        </draw:polygon>
        <draw:polyline draw:style-name="gr2" draw:layer="layout" svg:width="1.202cm" svg:height="0.802cm" svg:x="7.11cm" svg:y="9.537cm" svg:viewBox="0 0 1203 803" draw:points="0,402 12,322 24,289 36,265 48,244 61,227 73,211 85,197 97,184 110,172 122,161 134,150 147,141 159,131 171,123 183,115 195,107 207,100 219,93 232,87 244,80 256,74 268,68 280,63 292,58 305,53 317,49 329,44 341,40 353,36 366,33 378,29 390,26 402,23 414,20 426,18 438,15 451,13 463,11 475,9 487,8 499,6 511,5 523,4 536,3 548,2 560,1 572,1 584,1 596,0 608,0 621,1 633,1 645,1 657,2 669,3 681,4 693,5 706,6 718,8 730,9 742,11 754,13 766,15 778,18 791,20 803,23 815,26 827,29 839,33 851,36 863,40 876,44 888,49 900,53 912,58 924,63 936,68 948,74 961,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1,724 948,730 936,735 924,741 912,746 900,751 888,755 876,759 863,763 851,767 839,771 827,774 815,777 803,780 791,783 778,785 766,788 754,790 742,792 730,794 718,796 706,797 693,798 681,800 669,801 657,801 645,802 633,802 621,803 608,803 596,803 584,803 572,802 560,802 548,801 536,801 523,800 511,798 499,797 487,796 475,794 463,792 451,790 438,788 426,785 414,783 402,780 390,777 378,774 366,771 353,767 341,763 329,759 317,755 305,751 292,746 280,741 268,735 256,730 244,724 232,718 219,711 207,705 195,697 183,689 171,681 159,673 147,664 134,654 122,644 110,633 97,621 85,608 73,594 61,578 48,560 36,540 24,515 12,482 0,402">
          <text:p/>
        </draw:polyline>
        <draw:frame draw:style-name="gr5" draw:layer="layout" svg:width="0.387cm" svg:height="0.137cm" svg:x="11.573cm" svg:y="7.315cm">
          <draw:text-box>
            <text:p text:style-name="P1"><text:span text:style-name="T1">42 / 249</text:span></text:p>
          </draw:text-box>
        </draw:frame>
        <draw:frame draw:style-name="gr3" draw:layer="layout" svg:width="0.607cm" svg:height="0.137cm" svg:x="7.408cm" svg:y="9.724cm">
          <draw:text-box>
            <text:p text:style-name="P1"><text:span text:style-name="T1">GO:0044249</text:span></text:p>
          </draw:text-box>
        </draw:frame>
        <draw:frame draw:style-name="gr231" draw:layer="layout" svg:width="0.98cm" svg:height="0.137cm" svg:x="7.232cm" svg:y="9.842cm">
          <draw:text-box>
            <text:p text:style-name="P1"><text:span text:style-name="T1">cellular biosyntheti...</text:span></text:p>
          </draw:text-box>
        </draw:frame>
        <draw:frame draw:style-name="gr203" draw:layer="layout" svg:width="0.447cm" svg:height="0.137cm" svg:x="7.491cm" svg:y="9.959cm">
          <draw:text-box>
            <text:p text:style-name="P1"><text:span text:style-name="T1">0.141633</text:span></text:p>
          </draw:text-box>
        </draw:frame>
        <draw:polygon draw:style-name="gr211" draw:layer="layout" svg:width="1.203cm" svg:height="0.802cm" svg:x="9.559cm" svg:y="9.537cm" svg:viewBox="0 0 1204 803" draw:points="0,402 13,322 25,289 37,265 49,244 62,227 74,211 86,197 99,184 111,172 123,161 135,150 147,141 159,131 171,123 184,115 196,107 208,100 220,93 232,87 244,80 256,74 269,68 281,63 293,58 305,53 318,49 330,44 342,40 354,36 366,33 378,29 390,26 403,23 415,20 427,18 439,15 451,13 463,11 475,9 488,8 500,6 512,5 524,4 536,3 548,2 560,1 573,1 585,1 597,0 609,0 621,1 633,1 645,1 658,2 670,3 682,4 694,5 706,6 718,8 730,9 743,11 755,13 767,15 779,18 791,20 803,23 815,26 828,29 840,33 852,36 864,40 876,44 888,49 900,53 913,58 925,63 937,68 949,74 961,80 973,87 985,93 998,100 1010,107 1022,115 1034,123 1046,131 1058,141 1070,150 1083,161 1095,172 1107,184 1119,197 1131,211 1143,227 1155,244 1168,265 1180,289 1192,322 1204,402 1192,482 1180,515 1168,540 1155,560 1143,578 1131,594 1119,608 1107,621 1095,633 1083,644 1070,654 1058,664 1046,673 1034,681 1022,689 1010,697 998,705 985,711 973,718 961,724 949,730 937,735 925,741 913,746 900,751 888,755 876,759 864,763 852,767 840,771 828,774 815,777 803,780 791,783 779,785 767,788 755,790 743,792 730,794 718,796 706,797 694,798 682,800 670,801 658,801 645,802 633,802 621,803 609,803 597,803 585,803 573,802 560,802 548,801 536,801 524,800 512,798 500,797 488,796 475,794 463,792 451,790 439,788 427,785 415,783 403,780 390,777 378,774 366,771 354,767 342,763 330,759 318,755 305,751 293,746 281,741 269,735 256,730 244,724 232,718 220,711 208,705 196,697 184,689 171,681 159,673 147,664 135,654 123,644 111,633 99,621 86,608 74,594 62,578 49,560 37,540 25,515 13,482">
          <text:p/>
        </draw:polygon>
        <draw:polyline draw:style-name="gr2" draw:layer="layout" svg:width="1.203cm" svg:height="0.802cm" svg:x="9.559cm" svg:y="9.537cm" svg:viewBox="0 0 1204 803" draw:points="0,402 13,322 25,289 37,265 49,244 62,227 74,211 86,197 99,184 111,172 123,161 135,150 147,141 159,131 171,123 184,115 196,107 208,100 220,93 232,87 244,80 256,74 269,68 281,63 293,58 305,53 318,49 330,44 342,40 354,36 366,33 378,29 390,26 403,23 415,20 427,18 439,15 451,13 463,11 475,9 488,8 500,6 512,5 524,4 536,3 548,2 560,1 573,1 585,1 597,0 609,0 621,1 633,1 645,1 658,2 670,3 682,4 694,5 706,6 718,8 730,9 743,11 755,13 767,15 779,18 791,20 803,23 815,26 828,29 840,33 852,36 864,40 876,44 888,49 900,53 913,58 925,63 937,68 949,74 961,80 973,87 985,93 998,100 1010,107 1022,115 1034,123 1046,131 1058,141 1070,150 1083,161 1095,172 1107,184 1119,197 1131,211 1143,227 1155,244 1168,265 1180,289 1192,322 1204,402 1192,482 1180,515 1168,540 1155,560 1143,578 1131,594 1119,608 1107,621 1095,633 1083,644 1070,654 1058,664 1046,673 1034,681 1022,689 1010,697 998,705 985,711 973,718 961,724 949,730 937,735 925,741 913,746 900,751 888,755 876,759 864,763 852,767 840,771 828,774 815,777 803,780 791,783 779,785 767,788 755,790 743,792 730,794 718,796 706,797 694,798 682,800 670,801 658,801 645,802 633,802 621,803 609,803 597,803 585,803 573,802 560,802 548,801 536,801 524,800 512,798 500,797 488,796 475,794 463,792 451,790 439,788 427,785 415,783 403,780 390,777 378,774 366,771 354,767 342,763 330,759 318,755 305,751 293,746 281,741 269,735 256,730 244,724 232,718 220,711 208,705 196,697 184,689 171,681 159,673 147,664 135,654 123,644 111,633 99,621 86,608 74,594 62,578 49,560 37,540 25,515 13,482 0,402">
          <text:p/>
        </draw:polyline>
        <draw:frame draw:style-name="gr5" draw:layer="layout" svg:width="0.387cm" svg:height="0.137cm" svg:x="7.52cm" svg:y="10.076cm">
          <draw:text-box>
            <text:p text:style-name="P1"><text:span text:style-name="T1">27 / 147</text:span></text:p>
          </draw:text-box>
        </draw:frame>
        <draw:frame draw:style-name="gr3" draw:layer="layout" svg:width="0.607cm" svg:height="0.137cm" svg:x="9.858cm" svg:y="9.724cm">
          <draw:text-box>
            <text:p text:style-name="P1"><text:span text:style-name="T1">GO:0044260</text:span></text:p>
          </draw:text-box>
        </draw:frame>
        <draw:frame draw:style-name="gr219" draw:layer="layout" svg:width="1.107cm" svg:height="0.137cm" svg:x="9.617cm" svg:y="9.842cm">
          <draw:text-box>
            <text:p text:style-name="P1"><text:span text:style-name="T1">cellular macromolecu...</text:span></text:p>
          </draw:text-box>
        </draw:frame>
        <draw:frame draw:style-name="gr203" draw:layer="layout" svg:width="0.447cm" svg:height="0.137cm" svg:x="9.94cm" svg:y="9.959cm">
          <draw:text-box>
            <text:p text:style-name="P1"><text:span text:style-name="T1">0.222674</text:span></text:p>
          </draw:text-box>
        </draw:frame>
        <draw:polygon draw:style-name="gr201" draw:layer="layout" svg:width="1.202cm" svg:height="0.801cm" svg:x="11.163cm" svg:y="12.299cm" svg:viewBox="0 0 1203 802" draw:points="0,401 12,320 24,288 36,263 48,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1,113 1033,121 1046,130 1058,139 1070,149 1082,159 1094,170 1106,182 1118,195 1131,209 1143,225 1155,243 1167,263 1179,288 1191,320 1203,401 1191,481 1179,513 1167,539 1155,559 1143,577 1131,593 1118,607 1106,620 1094,632 1082,643 1070,653 1058,663 1046,672 1033,681 1021,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8,559 36,539 24,513 12,481">
          <text:p/>
        </draw:polygon>
        <draw:polyline draw:style-name="gr2" draw:layer="layout" svg:width="1.202cm" svg:height="0.801cm" svg:x="11.163cm" svg:y="12.299cm" svg:viewBox="0 0 1203 802" draw:points="0,401 12,320 24,288 36,263 48,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1,113 1033,121 1046,130 1058,139 1070,149 1082,159 1094,170 1106,182 1118,195 1131,209 1143,225 1155,243 1167,263 1179,288 1191,320 1203,401 1191,481 1179,513 1167,539 1155,559 1143,577 1131,593 1118,607 1106,620 1094,632 1082,643 1070,653 1058,663 1046,672 1033,681 1021,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8,559 36,539 24,513 12,481 0,401">
          <text:p/>
        </draw:polyline>
        <draw:frame draw:style-name="gr5" draw:layer="layout" svg:width="0.387cm" svg:height="0.137cm" svg:x="9.97cm" svg:y="10.076cm">
          <draw:text-box>
            <text:p text:style-name="P1"><text:span text:style-name="T1">31 / 179</text:span></text:p>
          </draw:text-box>
        </draw:frame>
        <draw:frame draw:style-name="gr3" draw:layer="layout" svg:width="0.607cm" svg:height="0.137cm" svg:x="11.461cm" svg:y="12.486cm">
          <draw:text-box>
            <text:p text:style-name="P1"><text:span text:style-name="T1">GO:0044267</text:span></text:p>
          </draw:text-box>
        </draw:frame>
        <draw:frame draw:style-name="gr232" draw:layer="layout" svg:width="0.997cm" svg:height="0.137cm" svg:x="11.273cm" svg:y="12.603cm">
          <draw:text-box>
            <text:p text:style-name="P1"><text:span text:style-name="T1">cellular protein met...</text:span></text:p>
          </draw:text-box>
        </draw:frame>
        <draw:frame draw:style-name="gr203" draw:layer="layout" svg:width="0.447cm" svg:height="0.137cm" svg:x="11.543cm" svg:y="12.72cm">
          <draw:text-box>
            <text:p text:style-name="P1"><text:span text:style-name="T1">0.048641</text:span></text:p>
          </draw:text-box>
        </draw:frame>
        <draw:polygon draw:style-name="gr204" draw:layer="layout" svg:width="1.202cm" svg:height="0.802cm" svg:x="4.75cm" svg:y="6.776cm" svg:viewBox="0 0 1203 803" draw:points="0,401 12,321 24,288 36,264 48,243 61,225 73,210 86,195 98,182 110,170 122,159 134,149 146,139 158,130 171,121 183,113 195,106 207,98 219,92 231,85 243,79 256,73 268,67 280,62 292,57 304,53 316,48 328,44 341,40 353,36 365,32 377,29 389,26 401,23 413,20 426,18 438,15 450,13 462,11 474,9 486,7 498,6 511,5 523,4 535,2 547,2 559,1 571,0 583,0 620,0 632,0 644,1 656,2 668,2 681,4 693,5 705,6 717,7 729,9 741,11 753,13 766,15 778,18 790,20 802,23 814,26 827,29 839,32 851,36 863,40 875,44 887,48 899,53 912,57 924,62 936,67 948,73 960,79 972,85 984,92 997,98 1009,106 1021,113 1033,121 1045,130 1057,139 1069,149 1082,159 1094,170 1106,182 1118,195 1130,210 1142,225 1155,243 1167,264 1179,288 1191,321 1203,401 1191,482 1179,515 1167,539 1155,560 1142,577 1130,593 1118,607 1106,620 1094,632 1082,643 1069,654 1057,664 1045,673 1033,681 1021,689 1009,697 997,704 984,711 972,718 960,724 948,729 936,735 924,740 912,745 899,750 887,755 875,759 863,763 851,767 839,770 827,774 814,777 802,780 790,782 778,785 766,787 753,790 741,792 729,793 717,795 705,797 693,798 681,799 668,800 656,801 644,801 632,802 620,803 583,803 571,802 559,801 547,801 535,800 523,799 511,798 498,797 486,795 474,793 462,792 450,790 438,787 426,785 413,782 401,780 389,777 377,774 365,770 353,767 341,763 328,759 316,755 304,750 292,745 280,740 268,735 256,729 243,724 231,718 219,711 207,704 195,697 183,689 171,681 158,673 146,664 134,654 122,643 110,632 98,620 86,607 73,593 61,577 48,560 36,539 24,515 12,482">
          <text:p/>
        </draw:polygon>
        <draw:polyline draw:style-name="gr2" draw:layer="layout" svg:width="1.202cm" svg:height="0.802cm" svg:x="4.75cm" svg:y="6.776cm" svg:viewBox="0 0 1203 803" draw:points="0,401 12,321 24,288 36,264 48,243 61,225 73,210 86,195 98,182 110,170 122,159 134,149 146,139 158,130 171,121 183,113 195,106 207,98 219,92 231,85 243,79 256,73 268,67 280,62 292,57 304,53 316,48 328,44 341,40 353,36 365,32 377,29 389,26 401,23 413,20 426,18 438,15 450,13 462,11 474,9 486,7 498,6 511,5 523,4 535,2 547,2 559,1 571,0 583,0 620,0 632,0 644,1 656,2 668,2 681,4 693,5 705,6 717,7 729,9 741,11 753,13 766,15 778,18 790,20 802,23 814,26 827,29 839,32 851,36 863,40 875,44 887,48 899,53 912,57 924,62 936,67 948,73 960,79 972,85 984,92 997,98 1009,106 1021,113 1033,121 1045,130 1057,139 1069,149 1082,159 1094,170 1106,182 1118,195 1130,210 1142,225 1155,243 1167,264 1179,288 1191,321 1203,401 1191,482 1179,515 1167,539 1155,560 1142,577 1130,593 1118,607 1106,620 1094,632 1082,643 1069,654 1057,664 1045,673 1033,681 1021,689 1009,697 997,704 984,711 972,718 960,724 948,729 936,735 924,740 912,745 899,750 887,755 875,759 863,763 851,767 839,770 827,774 814,777 802,780 790,782 778,785 766,787 753,790 741,792 729,793 717,795 705,797 693,798 681,799 668,800 656,801 644,801 632,802 620,803 583,803 571,802 559,801 547,801 535,800 523,799 511,798 498,797 486,795 474,793 462,792 450,790 438,787 426,785 413,782 401,780 389,777 377,774 365,770 353,767 341,763 328,759 316,755 304,750 292,745 280,740 268,735 256,729 243,724 231,718 219,711 207,704 195,697 183,689 171,681 158,673 146,664 134,654 122,643 110,632 98,620 86,607 73,593 61,577 48,560 36,539 24,515 12,482 0,401">
          <text:p/>
        </draw:polyline>
        <draw:frame draw:style-name="gr5" draw:layer="layout" svg:width="0.387cm" svg:height="0.137cm" svg:x="11.573cm" svg:y="12.837cm">
          <draw:text-box>
            <text:p text:style-name="P1"><text:span text:style-name="T1">27 / 135</text:span></text:p>
          </draw:text-box>
        </draw:frame>
        <draw:frame draw:style-name="gr3" draw:layer="layout" svg:width="0.607cm" svg:height="0.137cm" svg:x="5.048cm" svg:y="6.963cm">
          <draw:text-box>
            <text:p text:style-name="P1"><text:span text:style-name="T1">GO:0044281</text:span></text:p>
          </draw:text-box>
        </draw:frame>
        <draw:frame draw:style-name="gr42" draw:layer="layout" svg:width="1.132cm" svg:height="0.137cm" svg:x="4.797cm" svg:y="7.08cm">
          <draw:text-box>
            <text:p text:style-name="P1"><text:span text:style-name="T1">small molecule metab...</text:span></text:p>
          </draw:text-box>
        </draw:frame>
        <draw:frame draw:style-name="gr203" draw:layer="layout" svg:width="0.447cm" svg:height="0.137cm" svg:x="5.13cm" svg:y="7.197cm">
          <draw:text-box>
            <text:p text:style-name="P1"><text:span text:style-name="T1">0.000938</text:span></text:p>
          </draw:text-box>
        </draw:frame>
        <draw:polygon draw:style-name="gr215" draw:layer="layout" svg:width="1.203cm" svg:height="0.801cm" svg:x="21.629cm" svg:y="12.299cm" svg:viewBox="0 0 1204 802" draw:points="0,401 13,320 26,288 38,263 50,243 62,225 74,209 86,195 98,182 111,170 123,159 135,149 147,139 159,130 171,121 183,113 196,106 208,98 220,91 232,85 244,79 256,73 268,67 281,62 293,57 305,52 317,48 329,43 341,40 353,36 366,32 378,29 390,25 402,23 414,20 426,17 439,15 451,13 463,11 475,9 487,7 499,6 511,4 524,3 536,2 548,1 560,1 572,0 585,0 621,0 633,0 645,1 657,1 670,2 682,3 694,4 706,6 718,7 730,9 742,11 755,13 767,15 779,17 791,20 803,23 815,25 827,29 840,32 852,36 864,40 876,43 888,48 900,52 912,57 925,62 937,67 949,73 961,79 973,85 985,91 997,98 1010,106 1022,113 1034,121 1046,130 1058,139 1070,149 1082,159 1095,170 1107,182 1119,195 1131,209 1143,225 1155,243 1167,263 1180,288 1192,320 1204,401 1192,481 1180,513 1167,539 1155,559 1143,577 1131,593 1119,607 1107,620 1095,632 1082,643 1070,653 1058,663 1046,672 1034,681 1022,689 1010,696 997,704 985,711 973,717 961,723 949,729 937,735 925,740 912,745 900,750 888,754 876,759 864,762 852,766 840,770 827,773 815,777 803,779 791,782 779,785 767,787 755,789 742,791 730,793 718,795 706,796 694,798 682,799 670,800 657,801 645,801 633,802 621,802 585,802 572,802 560,801 548,801 536,800 524,799 511,798 499,796 487,795 475,793 463,791 451,789 439,787 426,785 414,782 402,779 390,777 378,773 366,770 353,766 341,762 329,759 317,754 305,750 293,745 281,740 268,735 256,729 244,723 232,717 220,711 208,704 196,696 183,689 171,681 159,672 147,663 135,653 123,643 111,632 98,620 86,607 74,593 62,577 50,559 38,539 26,513 13,481">
          <text:p/>
        </draw:polygon>
        <draw:polyline draw:style-name="gr2" draw:layer="layout" svg:width="1.203cm" svg:height="0.801cm" svg:x="21.629cm" svg:y="12.299cm" svg:viewBox="0 0 1204 802" draw:points="0,401 13,320 26,288 38,263 50,243 62,225 74,209 86,195 98,182 111,170 123,159 135,149 147,139 159,130 171,121 183,113 196,106 208,98 220,91 232,85 244,79 256,73 268,67 281,62 293,57 305,52 317,48 329,43 341,40 353,36 366,32 378,29 390,25 402,23 414,20 426,17 439,15 451,13 463,11 475,9 487,7 499,6 511,4 524,3 536,2 548,1 560,1 572,0 585,0 621,0 633,0 645,1 657,1 670,2 682,3 694,4 706,6 718,7 730,9 742,11 755,13 767,15 779,17 791,20 803,23 815,25 827,29 840,32 852,36 864,40 876,43 888,48 900,52 912,57 925,62 937,67 949,73 961,79 973,85 985,91 997,98 1010,106 1022,113 1034,121 1046,130 1058,139 1070,149 1082,159 1095,170 1107,182 1119,195 1131,209 1143,225 1155,243 1167,263 1180,288 1192,320 1204,401 1192,481 1180,513 1167,539 1155,559 1143,577 1131,593 1119,607 1107,620 1095,632 1082,643 1070,653 1058,663 1046,672 1034,681 1022,689 1010,696 997,704 985,711 973,717 961,723 949,729 937,735 925,740 912,745 900,750 888,754 876,759 864,762 852,766 840,770 827,773 815,777 803,779 791,782 779,785 767,787 755,789 742,791 730,793 718,795 706,796 694,798 682,799 670,800 657,801 645,801 633,802 621,802 585,802 572,802 560,801 548,801 536,800 524,799 511,798 499,796 487,795 475,793 463,791 451,789 439,787 426,785 414,782 402,779 390,777 378,773 366,770 353,766 341,762 329,759 317,754 305,750 293,745 281,740 268,735 256,729 244,723 232,717 220,711 208,704 196,696 183,689 171,681 159,672 147,663 135,653 123,643 111,632 98,620 86,607 74,593 62,577 50,559 38,539 26,513 13,481 0,401">
          <text:p/>
        </draw:polyline>
        <draw:frame draw:style-name="gr5" draw:layer="layout" svg:width="0.387cm" svg:height="0.137cm" svg:x="5.16cm" svg:y="7.315cm">
          <draw:text-box>
            <text:p text:style-name="P1"><text:span text:style-name="T1">40 / 190</text:span></text:p>
          </draw:text-box>
        </draw:frame>
        <draw:frame draw:style-name="gr3" draw:layer="layout" svg:width="0.607cm" svg:height="0.137cm" svg:x="21.927cm" svg:y="12.486cm">
          <draw:text-box>
            <text:p text:style-name="P1"><text:span text:style-name="T1">GO:0048513</text:span></text:p>
          </draw:text-box>
        </draw:frame>
        <draw:frame draw:style-name="gr233" draw:layer="layout" svg:width="0.916cm" svg:height="0.137cm" svg:x="21.781cm" svg:y="12.603cm">
          <draw:text-box>
            <text:p text:style-name="P1"><text:span text:style-name="T1">organ development</text:span></text:p>
          </draw:text-box>
        </draw:frame>
        <draw:frame draw:style-name="gr207" draw:layer="layout" svg:width="0.451cm" svg:height="0.137cm" svg:x="22.009cm" svg:y="12.72cm">
          <draw:text-box>
            <text:p text:style-name="P1"><text:span text:style-name="T1">3.85e−05</text:span></text:p>
          </draw:text-box>
        </draw:frame>
        <draw:polygon draw:style-name="gr16" draw:layer="layout" svg:width="1.203cm" svg:height="0.802cm" svg:x="3.057cm" svg:y="9.537cm" svg:viewBox="0 0 1204 803" draw:points="0,402 12,322 24,289 36,265 49,244 61,227 73,211 85,197 97,184 109,172 121,161 134,150 146,141 158,131 170,123 182,115 194,107 206,100 219,93 231,87 243,80 255,74 267,68 279,63 291,58 304,53 316,49 328,44 340,40 352,36 364,33 376,29 389,26 401,23 413,20 425,18 437,15 449,13 461,11 474,9 486,8 498,6 510,5 522,4 534,3 546,2 560,1 572,1 584,1 596,0 609,0 621,1 632,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79,289 1191,322 1204,402 1191,482 1179,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2,802 621,803 609,803 596,803 584,803 572,802 560,802 546,801 534,801 522,800 510,798 498,797 486,796 474,794 461,792 449,790 437,788 425,785 413,783 401,780 389,777 376,774 364,771 352,767 340,763 328,759 316,755 304,751 291,746 279,741 267,735 255,730 243,724 231,718 219,711 206,705 194,697 182,689 170,681 158,673 146,664 134,654 121,644 109,633 97,621 85,608 73,594 61,578 49,560 36,540 24,515 12,482">
          <text:p/>
        </draw:polygon>
        <draw:polyline draw:style-name="gr2" draw:layer="layout" svg:width="1.203cm" svg:height="0.802cm" svg:x="3.057cm" svg:y="9.537cm" svg:viewBox="0 0 1204 803" draw:points="0,402 12,322 24,289 36,265 49,244 61,227 73,211 85,197 97,184 109,172 121,161 134,150 146,141 158,131 170,123 182,115 194,107 206,100 219,93 231,87 243,80 255,74 267,68 279,63 291,58 304,53 316,49 328,44 340,40 352,36 364,33 376,29 389,26 401,23 413,20 425,18 437,15 449,13 461,11 474,9 486,8 498,6 510,5 522,4 534,3 546,2 560,1 572,1 584,1 596,0 609,0 621,1 632,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79,289 1191,322 1204,402 1191,482 1179,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2,802 621,803 609,803 596,803 584,803 572,802 560,802 546,801 534,801 522,800 510,798 498,797 486,796 474,794 461,792 449,790 437,788 425,785 413,783 401,780 389,777 376,774 364,771 352,767 340,763 328,759 316,755 304,751 291,746 279,741 267,735 255,730 243,724 231,718 219,711 206,705 194,697 182,689 170,681 158,673 146,664 134,654 121,644 109,633 97,621 85,608 73,594 61,578 49,560 36,540 24,515 12,482 0,402">
          <text:p/>
        </draw:polyline>
        <draw:frame draw:style-name="gr5" draw:layer="layout" svg:width="0.387cm" svg:height="0.137cm" svg:x="22.039cm" svg:y="12.837cm">
          <draw:text-box>
            <text:p text:style-name="P1"><text:span text:style-name="T1">32 / 120</text:span></text:p>
          </draw:text-box>
        </draw:frame>
        <draw:frame draw:style-name="gr3" draw:layer="layout" svg:width="0.607cm" svg:height="0.137cm" svg:x="3.355cm" svg:y="9.724cm">
          <draw:text-box>
            <text:p text:style-name="P1"><text:span text:style-name="T1">GO:0048610</text:span></text:p>
          </draw:text-box>
        </draw:frame>
        <draw:frame draw:style-name="gr75" draw:layer="layout" svg:width="1.01cm" svg:height="0.137cm" svg:x="3.165cm" svg:y="9.842cm">
          <draw:text-box>
            <text:p text:style-name="P1"><text:span text:style-name="T1">cellular process inv...</text:span></text:p>
          </draw:text-box>
        </draw:frame>
        <draw:frame draw:style-name="gr207" draw:layer="layout" svg:width="0.451cm" svg:height="0.137cm" svg:x="3.436cm" svg:y="9.959cm">
          <draw:text-box>
            <text:p text:style-name="P1"><text:span text:style-name="T1">1.59e−05</text:span></text:p>
          </draw:text-box>
        </draw:frame>
        <draw:polygon draw:style-name="gr215" draw:layer="layout" svg:width="1.202cm" svg:height="0.802cm" svg:x="22.476cm" svg:y="9.537cm" svg:viewBox="0 0 1203 803" draw:points="0,402 12,322 24,289 36,265 48,244 60,227 72,211 85,197 97,184 109,172 121,161 133,150 145,141 157,131 170,123 182,115 194,107 206,100 218,93 230,87 242,80 255,74 267,68 279,63 291,58 303,53 315,49 327,44 340,40 352,36 365,33 377,29 389,26 401,23 413,20 426,18 438,15 450,13 462,11 474,9 486,8 498,6 511,5 523,4 535,3 547,2 559,1 571,1 583,1 596,0 608,0 620,1 632,1 644,1 656,2 668,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8,801 656,801 644,802 632,802 620,803 608,803 596,803 583,803 571,802 559,802 547,801 535,801 523,800 511,798 498,797 486,796 474,794 462,792 450,790 438,788 426,785 413,783 401,780 389,777 377,774 365,771 352,767 340,763 327,759 315,755 303,751 291,746 279,741 267,735 255,730 242,724 230,718 218,711 206,705 194,697 182,689 170,681 157,673 145,664 133,654 121,644 109,633 97,621 85,608 72,594 60,578 48,560 36,540 24,515 12,482">
          <text:p/>
        </draw:polygon>
        <draw:polyline draw:style-name="gr2" draw:layer="layout" svg:width="1.202cm" svg:height="0.802cm" svg:x="22.476cm" svg:y="9.537cm" svg:viewBox="0 0 1203 803" draw:points="0,402 12,322 24,289 36,265 48,244 60,227 72,211 85,197 97,184 109,172 121,161 133,150 145,141 157,131 170,123 182,115 194,107 206,100 218,93 230,87 242,80 255,74 267,68 279,63 291,58 303,53 315,49 327,44 340,40 352,36 365,33 377,29 389,26 401,23 413,20 426,18 438,15 450,13 462,11 474,9 486,8 498,6 511,5 523,4 535,3 547,2 559,1 571,1 583,1 596,0 608,0 620,1 632,1 644,1 656,2 668,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8,801 656,801 644,802 632,802 620,803 608,803 596,803 583,803 571,802 559,802 547,801 535,801 523,800 511,798 498,797 486,796 474,794 462,792 450,790 438,788 426,785 413,783 401,780 389,777 377,774 365,771 352,767 340,763 327,759 315,755 303,751 291,746 279,741 267,735 255,730 242,724 230,718 218,711 206,705 194,697 182,689 170,681 157,673 145,664 133,654 121,644 109,633 97,621 85,608 72,594 60,578 48,560 36,540 24,515 12,482 0,402">
          <text:p/>
        </draw:polyline>
        <draw:frame draw:style-name="gr7" draw:layer="layout" svg:width="0.328cm" svg:height="0.137cm" svg:x="3.497cm" svg:y="10.076cm">
          <draw:text-box>
            <text:p text:style-name="P1"><text:span text:style-name="T1">20 / 54</text:span></text:p>
          </draw:text-box>
        </draw:frame>
        <draw:frame draw:style-name="gr3" draw:layer="layout" svg:width="0.607cm" svg:height="0.137cm" svg:x="22.774cm" svg:y="9.724cm">
          <draw:text-box>
            <text:p text:style-name="P1"><text:span text:style-name="T1">GO:0048731</text:span></text:p>
          </draw:text-box>
        </draw:frame>
        <draw:frame draw:style-name="gr234" draw:layer="layout" svg:width="0.988cm" svg:height="0.137cm" svg:x="22.595cm" svg:y="9.842cm">
          <draw:text-box>
            <text:p text:style-name="P1"><text:span text:style-name="T1">system development</text:span></text:p>
          </draw:text-box>
        </draw:frame>
        <draw:frame draw:style-name="gr203" draw:layer="layout" svg:width="0.447cm" svg:height="0.137cm" svg:x="22.856cm" svg:y="9.959cm">
          <draw:text-box>
            <text:p text:style-name="P1"><text:span text:style-name="T1">0.000206</text:span></text:p>
          </draw:text-box>
        </draw:frame>
        <draw:polygon draw:style-name="gr1" draw:layer="layout" svg:width="1.203cm" svg:height="0.802cm" svg:x="20.627cm" svg:y="6.776cm" svg:viewBox="0 0 1204 803" draw:points="0,401 12,321 24,288 37,264 49,243 61,225 73,210 85,195 97,182 109,170 122,159 134,149 146,139 158,130 170,121 183,113 195,106 207,98 219,92 231,85 243,79 255,73 268,67 280,62 292,57 304,53 316,48 328,44 340,40 353,36 365,32 377,29 389,26 401,23 413,20 425,18 438,15 450,13 462,11 474,9 486,7 498,6 510,5 523,4 535,2 547,2 559,1 571,0 583,0 620,0 632,0 644,1 656,2 668,2 681,4 693,5 705,6 717,7 729,9 741,11 753,13 766,15 778,18 790,20 802,23 814,26 826,29 838,32 851,36 863,40 875,44 887,48 899,53 911,57 923,62 936,67 948,73 960,79 972,85 984,92 996,98 1008,106 1022,113 1034,121 1046,130 1058,139 1070,149 1082,159 1094,170 1107,182 1119,195 1131,210 1143,225 1155,243 1167,264 1179,288 1192,321 1204,401 1192,482 1179,515 1167,539 1155,560 1143,577 1131,593 1119,607 1107,620 1094,632 1082,643 1070,654 1058,664 1046,673 1034,681 1022,689 1008,697 996,704 984,711 972,718 960,724 948,729 936,735 923,740 911,745 899,750 887,755 875,759 863,763 851,767 838,770 826,774 814,777 802,780 790,782 778,785 766,787 753,790 741,792 729,793 717,795 705,797 693,798 681,799 668,800 656,801 644,801 632,802 620,803 583,803 571,802 559,801 547,801 535,800 523,799 510,798 498,797 486,795 474,793 462,792 450,790 438,787 425,785 413,782 401,780 389,777 377,774 365,770 353,767 340,763 328,759 316,755 304,750 292,745 280,740 268,735 255,729 243,724 231,718 219,711 207,704 195,697 183,689 170,681 158,673 146,664 134,654 122,643 109,632 97,620 85,607 73,593 61,577 49,560 37,539 24,515 12,482">
          <text:p/>
        </draw:polygon>
        <draw:polyline draw:style-name="gr2" draw:layer="layout" svg:width="1.203cm" svg:height="0.802cm" svg:x="20.627cm" svg:y="6.776cm" svg:viewBox="0 0 1204 803" draw:points="0,401 12,321 24,288 37,264 49,243 61,225 73,210 85,195 97,182 109,170 122,159 134,149 146,139 158,130 170,121 183,113 195,106 207,98 219,92 231,85 243,79 255,73 268,67 280,62 292,57 304,53 316,48 328,44 340,40 353,36 365,32 377,29 389,26 401,23 413,20 425,18 438,15 450,13 462,11 474,9 486,7 498,6 510,5 523,4 535,2 547,2 559,1 571,0 583,0 620,0 632,0 644,1 656,2 668,2 681,4 693,5 705,6 717,7 729,9 741,11 753,13 766,15 778,18 790,20 802,23 814,26 826,29 838,32 851,36 863,40 875,44 887,48 899,53 911,57 923,62 936,67 948,73 960,79 972,85 984,92 996,98 1008,106 1022,113 1034,121 1046,130 1058,139 1070,149 1082,159 1094,170 1107,182 1119,195 1131,210 1143,225 1155,243 1167,264 1179,288 1192,321 1204,401 1192,482 1179,515 1167,539 1155,560 1143,577 1131,593 1119,607 1107,620 1094,632 1082,643 1070,654 1058,664 1046,673 1034,681 1022,689 1008,697 996,704 984,711 972,718 960,724 948,729 936,735 923,740 911,745 899,750 887,755 875,759 863,763 851,767 838,770 826,774 814,777 802,780 790,782 778,785 766,787 753,790 741,792 729,793 717,795 705,797 693,798 681,799 668,800 656,801 644,801 632,802 620,803 583,803 571,802 559,801 547,801 535,800 523,799 510,798 498,797 486,795 474,793 462,792 450,790 438,787 425,785 413,782 401,780 389,777 377,774 365,770 353,767 340,763 328,759 316,755 304,750 292,745 280,740 268,735 255,729 243,724 231,718 219,711 207,704 195,697 183,689 170,681 158,673 146,664 134,654 122,643 109,632 97,620 85,607 73,593 61,577 49,560 37,539 24,515 12,482 0,401">
          <text:p/>
        </draw:polyline>
        <draw:frame draw:style-name="gr5" draw:layer="layout" svg:width="0.387cm" svg:height="0.137cm" svg:x="22.886cm" svg:y="10.076cm">
          <draw:text-box>
            <text:p text:style-name="P1"><text:span text:style-name="T1">35 / 147</text:span></text:p>
          </draw:text-box>
        </draw:frame>
        <draw:frame draw:style-name="gr3" draw:layer="layout" svg:width="0.607cm" svg:height="0.137cm" svg:x="20.926cm" svg:y="6.963cm">
          <draw:text-box>
            <text:p text:style-name="P1"><text:span text:style-name="T1">GO:0048856</text:span></text:p>
          </draw:text-box>
        </draw:frame>
        <draw:frame draw:style-name="gr235" draw:layer="layout" svg:width="1.056cm" svg:height="0.137cm" svg:x="20.708cm" svg:y="7.08cm">
          <draw:text-box>
            <text:p text:style-name="P1"><text:span text:style-name="T1">anatomical structure...</text:span></text:p>
          </draw:text-box>
        </draw:frame>
        <draw:frame draw:style-name="gr203" draw:layer="layout" svg:width="0.447cm" svg:height="0.137cm" svg:x="21.008cm" svg:y="7.197cm">
          <draw:text-box>
            <text:p text:style-name="P1"><text:span text:style-name="T1">0.002370</text:span></text:p>
          </draw:text-box>
        </draw:frame>
        <draw:polygon draw:style-name="gr204" draw:layer="layout" svg:width="1.202cm" svg:height="0.801cm" svg:x="19.18cm" svg:y="12.299cm" svg:viewBox="0 0 1203 802" draw:points="0,401 12,320 24,288 36,263 48,243 61,225 74,209 86,195 98,182 110,170 122,159 134,149 146,139 159,130 171,121 183,113 195,106 207,98 219,91 231,85 244,79 256,73 268,67 280,62 292,57 304,52 316,48 329,43 341,40 353,36 365,32 377,29 389,25 402,23 414,20 426,17 438,15 450,13 462,11 474,9 487,7 499,6 511,4 523,3 535,2 547,1 559,1 572,0 584,0 620,0 633,0 644,1 657,1 669,2 681,3 693,4 705,6 718,7 730,9 742,11 754,13 766,15 778,17 790,20 803,23 815,25 827,29 839,32 851,36 863,40 875,43 888,48 900,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900,750 888,754 875,759 863,762 851,766 839,770 827,773 815,777 803,779 790,782 778,785 766,787 754,789 742,791 730,793 718,795 705,796 693,798 681,799 669,800 657,801 644,801 633,802 620,802 584,802 572,802 559,801 547,801 535,800 523,799 511,798 499,796 487,795 474,793 462,791 450,789 438,787 426,785 414,782 402,779 389,777 377,773 365,770 353,766 341,762 329,759 316,754 304,750 292,745 280,740 268,735 256,729 244,723 231,717 219,711 207,704 195,696 183,689 171,681 159,672 146,663 134,653 122,643 110,632 98,620 86,607 74,593 61,577 48,559 36,539 24,513 12,481">
          <text:p/>
        </draw:polygon>
        <draw:polyline draw:style-name="gr2" draw:layer="layout" svg:width="1.202cm" svg:height="0.801cm" svg:x="19.18cm" svg:y="12.299cm" svg:viewBox="0 0 1203 802" draw:points="0,401 12,320 24,288 36,263 48,243 61,225 74,209 86,195 98,182 110,170 122,159 134,149 146,139 159,130 171,121 183,113 195,106 207,98 219,91 231,85 244,79 256,73 268,67 280,62 292,57 304,52 316,48 329,43 341,40 353,36 365,32 377,29 389,25 402,23 414,20 426,17 438,15 450,13 462,11 474,9 487,7 499,6 511,4 523,3 535,2 547,1 559,1 572,0 584,0 620,0 633,0 644,1 657,1 669,2 681,3 693,4 705,6 718,7 730,9 742,11 754,13 766,15 778,17 790,20 803,23 815,25 827,29 839,32 851,36 863,40 875,43 888,48 900,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900,750 888,754 875,759 863,762 851,766 839,770 827,773 815,777 803,779 790,782 778,785 766,787 754,789 742,791 730,793 718,795 705,796 693,798 681,799 669,800 657,801 644,801 633,802 620,802 584,802 572,802 559,801 547,801 535,800 523,799 511,798 499,796 487,795 474,793 462,791 450,789 438,787 426,785 414,782 402,779 389,777 377,773 365,770 353,766 341,762 329,759 316,754 304,750 292,745 280,740 268,735 256,729 244,723 231,717 219,711 207,704 195,696 183,689 171,681 159,672 146,663 134,653 122,643 110,632 98,620 86,607 74,593 61,577 48,559 36,539 24,513 12,481 0,401">
          <text:p/>
        </draw:polyline>
        <draw:frame draw:style-name="gr5" draw:layer="layout" svg:width="0.387cm" svg:height="0.137cm" svg:x="21.037cm" svg:y="7.315cm">
          <draw:text-box>
            <text:p text:style-name="P1"><text:span text:style-name="T1">39 / 189</text:span></text:p>
          </draw:text-box>
        </draw:frame>
        <draw:frame draw:style-name="gr3" draw:layer="layout" svg:width="0.607cm" svg:height="0.137cm" svg:x="19.478cm" svg:y="12.486cm">
          <draw:text-box>
            <text:p text:style-name="P1"><text:span text:style-name="T1">GO:0071822</text:span></text:p>
          </draw:text-box>
        </draw:frame>
        <draw:frame draw:style-name="gr236" draw:layer="layout" svg:width="1.111cm" svg:height="0.137cm" svg:x="19.236cm" svg:y="12.603cm">
          <draw:text-box>
            <text:p text:style-name="P1"><text:span text:style-name="T1">protein complex subu...</text:span></text:p>
          </draw:text-box>
        </draw:frame>
        <draw:frame draw:style-name="gr203" draw:layer="layout" svg:width="0.447cm" svg:height="0.137cm" svg:x="19.56cm" svg:y="12.72cm">
          <draw:text-box>
            <text:p text:style-name="P1"><text:span text:style-name="T1">0.000629</text:span></text:p>
          </draw:text-box>
        </draw:frame>
        <draw:polygon draw:style-name="gr201" draw:layer="layout" svg:width="1.202cm" svg:height="0.802cm" svg:x="14.593cm" svg:y="4.014cm" svg:viewBox="0 0 1203 803" draw:points="0,402 12,321 23,289 36,264 48,244 60,226 72,210 85,196 97,183 109,171 121,160 133,149 145,140 157,131 170,122 182,114 194,106 206,99 218,92 230,86 242,79 255,74 267,68 279,63 291,58 303,53 315,49 327,45 340,40 352,36 364,33 376,30 388,27 400,23 412,21 425,18 437,16 449,14 461,11 473,10 485,8 497,6 510,5 522,4 534,3 546,2 558,2 570,1 582,1 595,0 607,0 619,1 631,1 643,2 655,2 667,3 680,4 692,5 704,6 716,8 728,10 740,11 752,14 765,16 777,18 789,21 801,23 813,27 825,30 837,33 850,36 862,40 874,45 886,49 898,53 910,58 922,63 935,68 947,74 959,79 971,86 983,92 995,99 1007,106 1020,114 1032,122 1045,131 1057,140 1069,149 1081,160 1093,171 1106,183 1118,196 1130,210 1142,226 1154,244 1166,264 1178,289 1191,321 1203,402 1191,482 1178,514 1166,539 1154,559 1142,577 1130,593 1118,607 1106,620 1093,632 1081,643 1069,653 1057,663 1045,672 1032,681 1020,689 1007,696 995,704 983,711 971,717 959,723 947,729 935,735 922,740 910,745 898,750 886,754 874,759 862,762 850,766 837,770 825,773 813,777 801,779 789,782 777,785 765,787 752,789 740,791 728,794 716,796 704,797 692,799 680,800 667,801 655,802 643,802 631,803 619,803 607,803 595,803 582,803 570,803 558,802 546,802 534,801 522,800 510,799 497,797 485,796 473,794 461,791 449,789 437,787 425,785 412,782 400,779 388,777 376,773 364,770 352,766 340,762 327,759 315,754 303,750 291,745 279,740 267,735 255,729 242,723 230,717 218,711 206,704 194,696 182,689 170,681 157,672 145,663 133,653 121,643 109,632 97,620 85,607 72,593 60,577 48,559 36,539 23,514 12,482">
          <text:p/>
        </draw:polygon>
        <draw:polyline draw:style-name="gr2" draw:layer="layout" svg:width="1.202cm" svg:height="0.802cm" svg:x="14.593cm" svg:y="4.014cm" svg:viewBox="0 0 1203 803" draw:points="0,402 12,321 23,289 36,264 48,244 60,226 72,210 85,196 97,183 109,171 121,160 133,149 145,140 157,131 170,122 182,114 194,106 206,99 218,92 230,86 242,79 255,74 267,68 279,63 291,58 303,53 315,49 327,45 340,40 352,36 364,33 376,30 388,27 400,23 412,21 425,18 437,16 449,14 461,11 473,10 485,8 497,6 510,5 522,4 534,3 546,2 558,2 570,1 582,1 595,0 607,0 619,1 631,1 643,2 655,2 667,3 680,4 692,5 704,6 716,8 728,10 740,11 752,14 765,16 777,18 789,21 801,23 813,27 825,30 837,33 850,36 862,40 874,45 886,49 898,53 910,58 922,63 935,68 947,74 959,79 971,86 983,92 995,99 1007,106 1020,114 1032,122 1045,131 1057,140 1069,149 1081,160 1093,171 1106,183 1118,196 1130,210 1142,226 1154,244 1166,264 1178,289 1191,321 1203,402 1191,482 1178,514 1166,539 1154,559 1142,577 1130,593 1118,607 1106,620 1093,632 1081,643 1069,653 1057,663 1045,672 1032,681 1020,689 1007,696 995,704 983,711 971,717 959,723 947,729 935,735 922,740 910,745 898,750 886,754 874,759 862,762 850,766 837,770 825,773 813,777 801,779 789,782 777,785 765,787 752,789 740,791 728,794 716,796 704,797 692,799 680,800 667,801 655,802 643,802 631,803 619,803 607,803 595,803 582,803 570,803 558,802 546,802 534,801 522,800 510,799 497,797 485,796 473,794 461,791 449,789 437,787 425,785 412,782 400,779 388,777 376,773 364,770 352,766 340,762 327,759 315,754 303,750 291,745 279,740 267,735 255,729 242,723 230,717 218,711 206,704 194,696 182,689 170,681 157,672 145,663 133,653 121,643 109,632 97,620 85,607 72,593 60,577 48,559 36,539 23,514 12,482 0,402">
          <text:p/>
        </draw:polyline>
        <draw:frame draw:style-name="gr7" draw:layer="layout" svg:width="0.328cm" svg:height="0.137cm" svg:x="19.619cm" svg:y="12.837cm">
          <draw:text-box>
            <text:p text:style-name="P1"><text:span text:style-name="T1">21 / 72</text:span></text:p>
          </draw:text-box>
        </draw:frame>
        <draw:frame draw:style-name="gr3" draw:layer="layout" svg:width="0.607cm" svg:height="0.137cm" svg:x="14.891cm" svg:y="4.202cm">
          <draw:text-box>
            <text:p text:style-name="P1"><text:span text:style-name="T1">GO:0071840</text:span></text:p>
          </draw:text-box>
        </draw:frame>
        <draw:frame draw:style-name="gr22" draw:layer="layout" svg:width="1.082cm" svg:height="0.137cm" svg:x="14.663cm" svg:y="4.319cm">
          <draw:text-box>
            <text:p text:style-name="P1"><text:span text:style-name="T1">cellular component o...</text:span></text:p>
          </draw:text-box>
        </draw:frame>
        <draw:frame draw:style-name="gr203" draw:layer="layout" svg:width="0.447cm" svg:height="0.137cm" svg:x="14.973cm" svg:y="4.436cm">
          <draw:text-box>
            <text:p text:style-name="P1"><text:span text:style-name="T1">0.021350</text:span></text:p>
          </draw:text-box>
        </draw:frame>
        <draw:polygon draw:style-name="gr1" draw:layer="layout" svg:width="1.202cm" svg:height="0.802cm" svg:x="14.593cm" svg:y="6.776cm" svg:viewBox="0 0 1203 803" draw:points="0,401 12,321 23,288 36,264 48,243 60,225 72,210 85,195 97,182 109,170 121,159 133,149 145,139 157,130 170,121 182,113 194,106 206,98 218,92 230,85 242,79 255,73 267,67 279,62 291,57 303,53 315,48 327,44 340,40 352,36 364,32 376,29 388,26 400,23 412,20 425,18 437,15 449,13 461,11 473,9 485,7 497,6 510,5 522,4 534,2 546,2 558,1 570,0 582,0 619,0 631,0 643,1 655,2 667,2 680,4 692,5 704,6 716,7 728,9 740,11 752,13 765,15 777,18 789,20 801,23 813,26 825,29 837,32 850,36 862,40 874,44 886,48 898,53 910,57 922,62 935,67 947,73 959,79 971,85 983,92 995,98 1007,106 1020,113 1032,121 1045,130 1057,139 1069,149 1081,159 1093,170 1106,182 1118,195 1130,210 1142,225 1154,243 1166,264 1178,288 1191,321 1203,401 1191,482 1178,515 1166,539 1154,560 1142,577 1130,593 1118,607 1106,620 1093,632 1081,643 1069,654 1057,664 1045,673 1032,681 1020,689 1007,697 995,704 983,711 971,718 959,724 947,729 935,735 922,740 910,745 898,750 886,755 874,759 862,763 850,767 837,770 825,774 813,777 801,780 789,782 777,785 765,787 752,790 740,792 728,793 716,795 704,797 692,798 680,799 667,800 655,801 643,801 631,802 619,803 582,803 570,802 558,801 546,801 534,800 522,799 510,798 497,797 485,795 473,793 461,792 449,790 437,787 425,785 412,782 400,780 388,777 376,774 364,770 352,767 340,763 327,759 315,755 303,750 291,745 279,740 267,735 255,729 242,724 230,718 218,711 206,704 194,697 182,689 170,681 157,673 145,664 133,654 121,643 109,632 97,620 85,607 72,593 60,577 48,560 36,539 23,515 12,482">
          <text:p/>
        </draw:polygon>
        <draw:polyline draw:style-name="gr2" draw:layer="layout" svg:width="1.202cm" svg:height="0.802cm" svg:x="14.593cm" svg:y="6.776cm" svg:viewBox="0 0 1203 803" draw:points="0,401 12,321 23,288 36,264 48,243 60,225 72,210 85,195 97,182 109,170 121,159 133,149 145,139 157,130 170,121 182,113 194,106 206,98 218,92 230,85 242,79 255,73 267,67 279,62 291,57 303,53 315,48 327,44 340,40 352,36 364,32 376,29 388,26 400,23 412,20 425,18 437,15 449,13 461,11 473,9 485,7 497,6 510,5 522,4 534,2 546,2 558,1 570,0 582,0 619,0 631,0 643,1 655,2 667,2 680,4 692,5 704,6 716,7 728,9 740,11 752,13 765,15 777,18 789,20 801,23 813,26 825,29 837,32 850,36 862,40 874,44 886,48 898,53 910,57 922,62 935,67 947,73 959,79 971,85 983,92 995,98 1007,106 1020,113 1032,121 1045,130 1057,139 1069,149 1081,159 1093,170 1106,182 1118,195 1130,210 1142,225 1154,243 1166,264 1178,288 1191,321 1203,401 1191,482 1178,515 1166,539 1154,560 1142,577 1130,593 1118,607 1106,620 1093,632 1081,643 1069,654 1057,664 1045,673 1032,681 1020,689 1007,697 995,704 983,711 971,718 959,724 947,729 935,735 922,740 910,745 898,750 886,755 874,759 862,763 850,767 837,770 825,774 813,777 801,780 789,782 777,785 765,787 752,790 740,792 728,793 716,795 704,797 692,798 680,799 667,800 655,801 643,801 631,802 619,803 582,803 570,802 558,801 546,801 534,800 522,799 510,798 497,797 485,795 473,793 461,792 449,790 437,787 425,785 412,782 400,780 388,777 376,774 364,770 352,767 340,763 327,759 315,755 303,750 291,745 279,740 267,735 255,729 242,724 230,718 218,711 206,704 194,697 182,689 170,681 157,673 145,664 133,654 121,643 109,632 97,620 85,607 72,593 60,577 48,560 36,539 23,515 12,482 0,401">
          <text:p/>
        </draw:polyline>
        <draw:frame draw:style-name="gr5" draw:layer="layout" svg:width="0.387cm" svg:height="0.137cm" svg:x="15.002cm" svg:y="4.553cm">
          <draw:text-box>
            <text:p text:style-name="P1"><text:span text:style-name="T1">34 / 172</text:span></text:p>
          </draw:text-box>
        </draw:frame>
        <draw:frame draw:style-name="gr3" draw:layer="layout" svg:width="0.607cm" svg:height="0.137cm" svg:x="14.891cm" svg:y="6.963cm">
          <draw:text-box>
            <text:p text:style-name="P1"><text:span text:style-name="T1">GO:0071841</text:span></text:p>
          </draw:text-box>
        </draw:frame>
        <draw:frame draw:style-name="gr22" draw:layer="layout" svg:width="1.082cm" svg:height="0.137cm" svg:x="14.663cm" svg:y="7.08cm">
          <draw:text-box>
            <text:p text:style-name="P1"><text:span text:style-name="T1">cellular component o...</text:span></text:p>
          </draw:text-box>
        </draw:frame>
        <draw:frame draw:style-name="gr203" draw:layer="layout" svg:width="0.447cm" svg:height="0.137cm" svg:x="14.973cm" svg:y="7.197cm">
          <draw:text-box>
            <text:p text:style-name="P1"><text:span text:style-name="T1">0.004181</text:span></text:p>
          </draw:text-box>
        </draw:frame>
        <draw:polygon draw:style-name="gr1" draw:layer="layout" svg:width="1.202cm" svg:height="0.802cm" svg:x="15.216cm" svg:y="9.537cm" svg:viewBox="0 0 1203 803" draw:points="0,402 12,322 24,289 36,265 49,244 61,227 73,211 85,197 97,184 109,172 121,161 134,150 146,141 158,131 170,123 182,115 194,107 206,100 219,93 231,87 243,80 255,74 267,68 279,63 291,58 304,53 316,49 328,44 340,40 352,36 364,33 376,29 389,26 401,23 414,20 426,18 438,15 450,13 462,11 475,9 487,8 499,6 511,5 523,4 535,3 548,2 560,1 572,1 584,1 596,0 608,0 620,1 633,1 645,1 657,2 669,3 681,4 693,5 705,6 718,8 730,9 742,11 754,13 766,15 778,18 790,20 803,23 815,26 827,29 839,33 851,36 863,40 875,44 888,49 900,53 912,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2,746 900,751 888,755 875,759 863,763 851,767 839,771 827,774 815,777 803,780 790,783 778,785 766,788 754,790 742,792 730,794 718,796 705,797 693,798 681,800 669,801 657,801 645,802 633,802 620,803 608,803 596,803 584,803 572,802 560,802 548,801 535,801 523,800 511,798 499,797 487,796 475,794 462,792 450,790 438,788 426,785 414,783 401,780 389,777 376,774 364,771 352,767 340,763 328,759 316,755 304,751 291,746 279,741 267,735 255,730 243,724 231,718 219,711 206,705 194,697 182,689 170,681 158,673 146,664 134,654 121,644 109,633 97,621 85,608 73,594 61,578 49,560 36,540 24,515 12,482">
          <text:p/>
        </draw:polygon>
        <draw:polyline draw:style-name="gr2" draw:layer="layout" svg:width="1.202cm" svg:height="0.802cm" svg:x="15.216cm" svg:y="9.537cm" svg:viewBox="0 0 1203 803" draw:points="0,402 12,322 24,289 36,265 49,244 61,227 73,211 85,197 97,184 109,172 121,161 134,150 146,141 158,131 170,123 182,115 194,107 206,100 219,93 231,87 243,80 255,74 267,68 279,63 291,58 304,53 316,49 328,44 340,40 352,36 364,33 376,29 389,26 401,23 414,20 426,18 438,15 450,13 462,11 475,9 487,8 499,6 511,5 523,4 535,3 548,2 560,1 572,1 584,1 596,0 608,0 620,1 633,1 645,1 657,2 669,3 681,4 693,5 705,6 718,8 730,9 742,11 754,13 766,15 778,18 790,20 803,23 815,26 827,29 839,33 851,36 863,40 875,44 888,49 900,53 912,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2,746 900,751 888,755 875,759 863,763 851,767 839,771 827,774 815,777 803,780 790,783 778,785 766,788 754,790 742,792 730,794 718,796 705,797 693,798 681,800 669,801 657,801 645,802 633,802 620,803 608,803 596,803 584,803 572,802 560,802 548,801 535,801 523,800 511,798 499,797 487,796 475,794 462,792 450,790 438,788 426,785 414,783 401,780 389,777 376,774 364,771 352,767 340,763 328,759 316,755 304,751 291,746 279,741 267,735 255,730 243,724 231,718 219,711 206,705 194,697 182,689 170,681 158,673 146,664 134,654 121,644 109,633 97,621 85,608 73,594 61,578 49,560 36,540 24,515 12,482 0,402">
          <text:p/>
        </draw:polyline>
        <draw:frame draw:style-name="gr5" draw:layer="layout" svg:width="0.387cm" svg:height="0.137cm" svg:x="15.002cm" svg:y="7.315cm">
          <draw:text-box>
            <text:p text:style-name="P1"><text:span text:style-name="T1">31 / 140</text:span></text:p>
          </draw:text-box>
        </draw:frame>
        <draw:frame draw:style-name="gr3" draw:layer="layout" svg:width="0.607cm" svg:height="0.137cm" svg:x="15.514cm" svg:y="9.724cm">
          <draw:text-box>
            <text:p text:style-name="P1"><text:span text:style-name="T1">GO:0071842</text:span></text:p>
          </draw:text-box>
        </draw:frame>
        <draw:frame draw:style-name="gr22" draw:layer="layout" svg:width="1.082cm" svg:height="0.137cm" svg:x="15.287cm" svg:y="9.842cm">
          <draw:text-box>
            <text:p text:style-name="P1"><text:span text:style-name="T1">cellular component o...</text:span></text:p>
          </draw:text-box>
        </draw:frame>
        <draw:frame draw:style-name="gr203" draw:layer="layout" svg:width="0.447cm" svg:height="0.137cm" svg:x="15.597cm" svg:y="9.959cm">
          <draw:text-box>
            <text:p text:style-name="P1"><text:span text:style-name="T1">0.005747</text:span></text:p>
          </draw:text-box>
        </draw:frame>
        <draw:polygon draw:style-name="gr221" draw:layer="layout" svg:width="1.202cm" svg:height="0.801cm" svg:x="14.37cm" svg:y="12.299cm" svg:viewBox="0 0 1203 802" draw:points="0,401 12,320 24,288 36,263 48,243 62,225 74,209 86,195 98,182 110,170 122,159 134,149 147,139 159,130 171,121 183,113 195,106 207,98 219,91 232,85 244,79 256,73 268,67 280,62 292,57 304,52 317,48 329,43 341,40 353,36 365,32 377,29 389,25 402,23 414,20 426,17 438,15 450,13 462,11 474,9 487,7 499,6 511,4 523,3 535,2 547,1 559,1 572,0 584,0 620,0 632,0 644,1 657,1 669,2 681,3 693,4 705,6 717,7 729,9 742,11 754,13 766,15 778,17 790,20 802,23 814,25 827,29 839,32 851,36 863,40 875,43 887,48 899,52 912,57 924,62 936,67 948,73 960,79 972,85 984,91 997,98 1009,106 1021,113 1033,121 1045,130 1057,139 1069,149 1082,159 1094,170 1106,182 1118,195 1130,209 1142,225 1154,243 1167,263 1179,288 1191,320 1203,401 1191,481 1179,513 1167,539 1154,559 1142,577 1130,593 1118,607 1106,620 1094,632 1082,643 1069,653 1057,663 1045,672 1033,681 1021,689 1009,696 997,704 984,711 972,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4,782 402,779 389,777 377,773 365,770 353,766 341,762 329,759 317,754 304,750 292,745 280,740 268,735 256,729 244,723 232,717 219,711 207,704 195,696 183,689 171,681 159,672 147,663 134,653 122,643 110,632 98,620 86,607 74,593 62,577 48,559 36,539 24,513 12,481">
          <text:p/>
        </draw:polygon>
        <draw:polyline draw:style-name="gr2" draw:layer="layout" svg:width="1.202cm" svg:height="0.801cm" svg:x="14.37cm" svg:y="12.299cm" svg:viewBox="0 0 1203 802" draw:points="0,401 12,320 24,288 36,263 48,243 62,225 74,209 86,195 98,182 110,170 122,159 134,149 147,139 159,130 171,121 183,113 195,106 207,98 219,91 232,85 244,79 256,73 268,67 280,62 292,57 304,52 317,48 329,43 341,40 353,36 365,32 377,29 389,25 402,23 414,20 426,17 438,15 450,13 462,11 474,9 487,7 499,6 511,4 523,3 535,2 547,1 559,1 572,0 584,0 620,0 632,0 644,1 657,1 669,2 681,3 693,4 705,6 717,7 729,9 742,11 754,13 766,15 778,17 790,20 802,23 814,25 827,29 839,32 851,36 863,40 875,43 887,48 899,52 912,57 924,62 936,67 948,73 960,79 972,85 984,91 997,98 1009,106 1021,113 1033,121 1045,130 1057,139 1069,149 1082,159 1094,170 1106,182 1118,195 1130,209 1142,225 1154,243 1167,263 1179,288 1191,320 1203,401 1191,481 1179,513 1167,539 1154,559 1142,577 1130,593 1118,607 1106,620 1094,632 1082,643 1069,653 1057,663 1045,672 1033,681 1021,689 1009,696 997,704 984,711 972,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4,782 402,779 389,777 377,773 365,770 353,766 341,762 329,759 317,754 304,750 292,745 280,740 268,735 256,729 244,723 232,717 219,711 207,704 195,696 183,689 171,681 159,672 147,663 134,653 122,643 110,632 98,620 86,607 74,593 62,577 48,559 36,539 24,513 12,481 0,401">
          <text:p/>
        </draw:polyline>
        <draw:frame draw:style-name="gr5" draw:layer="layout" svg:width="0.387cm" svg:height="0.137cm" svg:x="15.626cm" svg:y="10.076cm">
          <draw:text-box>
            <text:p text:style-name="P1"><text:span text:style-name="T1">30 / 136</text:span></text:p>
          </draw:text-box>
        </draw:frame>
        <draw:frame draw:style-name="gr3" draw:layer="layout" svg:width="0.607cm" svg:height="0.137cm" svg:x="14.668cm" svg:y="12.486cm">
          <draw:text-box>
            <text:p text:style-name="P1"><text:span text:style-name="T1">GO:0071845</text:span></text:p>
          </draw:text-box>
        </draw:frame>
        <draw:frame draw:style-name="gr4" draw:layer="layout" svg:width="1.082cm" svg:height="0.137cm" svg:x="14.439cm" svg:y="12.603cm">
          <draw:text-box>
            <text:p text:style-name="P1"><text:span text:style-name="T1">cellular component d...</text:span></text:p>
          </draw:text-box>
        </draw:frame>
        <draw:frame draw:style-name="gr207" draw:layer="layout" svg:width="0.451cm" svg:height="0.137cm" svg:x="14.749cm" svg:y="12.72cm">
          <draw:text-box>
            <text:p text:style-name="P1"><text:span text:style-name="T1">4.09e−07</text:span></text:p>
          </draw:text-box>
        </draw:frame>
        <draw:polygon draw:style-name="gr1" draw:layer="layout" svg:width="1.202cm" svg:height="0.802cm" svg:x="5.774cm" svg:y="15.06cm" svg:viewBox="0 0 1203 803" draw:points="0,402 12,322 24,289 36,264 48,244 60,226 73,210 85,196 97,183 109,171 121,160 133,149 145,139 158,130 170,122 182,114 194,106 206,98 218,92 230,85 244,79 256,73 268,68 280,62 293,57 305,53 317,48 329,44 341,40 353,36 365,32 378,29 390,26 402,23 414,20 426,18 438,15 450,13 463,11 475,9 487,7 499,6 511,5 523,3 535,2 548,2 560,1 572,1 584,0 596,0 608,0 620,0 633,1 645,1 657,2 669,2 681,3 693,5 705,6 718,7 730,9 742,11 754,13 766,15 778,18 790,20 803,23 815,26 827,29 839,32 851,36 863,40 875,44 888,48 900,53 912,57 924,62 936,68 948,73 960,79 973,85 985,92 997,98 1009,106 1021,114 1033,122 1045,130 1058,139 1070,149 1082,160 1094,171 1106,183 1118,196 1130,210 1143,226 1155,244 1167,264 1179,289 1191,322 1203,402 1191,482 1179,515 1167,539 1155,560 1143,577 1130,593 1118,607 1106,620 1094,632 1082,643 1070,654 1058,663 1045,673 1033,681 1021,689 1009,697 997,704 985,711 973,717 960,724 948,729 936,735 924,740 912,745 900,750 888,754 875,759 863,763 851,767 839,770 827,774 815,777 803,780 790,783 778,785 766,788 754,790 742,792 730,794 718,795 705,797 693,798 681,799 669,800 657,801 645,802 633,802 620,802 608,803 596,803 584,802 572,802 560,802 548,801 535,800 523,799 511,798 499,797 487,795 475,794 463,792 450,790 438,788 426,785 414,783 402,780 390,777 378,774 365,770 353,767 341,763 329,759 317,754 305,750 293,745 280,740 268,735 256,729 244,724 230,717 218,711 206,704 194,697 182,689 170,681 158,673 145,663 133,654 121,643 109,632 97,620 85,607 73,593 60,577 48,560 36,539 24,515 12,482">
          <text:p/>
        </draw:polygon>
        <draw:polyline draw:style-name="gr2" draw:layer="layout" svg:width="1.202cm" svg:height="0.802cm" svg:x="5.774cm" svg:y="15.06cm" svg:viewBox="0 0 1203 803" draw:points="0,402 12,322 24,289 36,264 48,244 60,226 73,210 85,196 97,183 109,171 121,160 133,149 145,139 158,130 170,122 182,114 194,106 206,98 218,92 230,85 244,79 256,73 268,68 280,62 293,57 305,53 317,48 329,44 341,40 353,36 365,32 378,29 390,26 402,23 414,20 426,18 438,15 450,13 463,11 475,9 487,7 499,6 511,5 523,3 535,2 548,2 560,1 572,1 584,0 596,0 608,0 620,0 633,1 645,1 657,2 669,2 681,3 693,5 705,6 718,7 730,9 742,11 754,13 766,15 778,18 790,20 803,23 815,26 827,29 839,32 851,36 863,40 875,44 888,48 900,53 912,57 924,62 936,68 948,73 960,79 973,85 985,92 997,98 1009,106 1021,114 1033,122 1045,130 1058,139 1070,149 1082,160 1094,171 1106,183 1118,196 1130,210 1143,226 1155,244 1167,264 1179,289 1191,322 1203,402 1191,482 1179,515 1167,539 1155,560 1143,577 1130,593 1118,607 1106,620 1094,632 1082,643 1070,654 1058,663 1045,673 1033,681 1021,689 1009,697 997,704 985,711 973,717 960,724 948,729 936,735 924,740 912,745 900,750 888,754 875,759 863,763 851,767 839,770 827,774 815,777 803,780 790,783 778,785 766,788 754,790 742,792 730,794 718,795 705,797 693,798 681,799 669,800 657,801 645,802 633,802 620,802 608,803 596,803 584,802 572,802 560,802 548,801 535,800 523,799 511,798 499,797 487,795 475,794 463,792 450,790 438,788 426,785 414,783 402,780 390,777 378,774 365,770 353,767 341,763 329,759 317,754 305,750 293,745 280,740 268,735 256,729 244,724 230,717 218,711 206,704 194,697 182,689 170,681 158,673 145,663 133,654 121,643 109,632 97,620 85,607 73,593 60,577 48,560 36,539 24,515 12,482 0,402">
          <text:p/>
        </draw:polyline>
        <draw:frame draw:style-name="gr7" draw:layer="layout" svg:width="0.328cm" svg:height="0.137cm" svg:x="14.809cm" svg:y="12.837cm">
          <draw:text-box>
            <text:p text:style-name="P1"><text:span text:style-name="T1">19 / 41</text:span></text:p>
          </draw:text-box>
        </draw:frame>
        <draw:frame draw:style-name="gr3" draw:layer="layout" svg:width="0.607cm" svg:height="0.137cm" svg:x="6.072cm" svg:y="15.247cm">
          <draw:text-box>
            <text:p text:style-name="P1"><text:span text:style-name="T1">GO:0090304</text:span></text:p>
          </draw:text-box>
        </draw:frame>
        <draw:frame draw:style-name="gr40" draw:layer="layout" svg:width="1.069cm" svg:height="0.137cm" svg:x="5.852cm" svg:y="15.364cm">
          <draw:text-box>
            <text:p text:style-name="P1"><text:span text:style-name="T1">nucleic acid metabol...</text:span></text:p>
          </draw:text-box>
        </draw:frame>
        <draw:frame draw:style-name="gr203" draw:layer="layout" svg:width="0.447cm" svg:height="0.137cm" svg:x="6.154cm" svg:y="15.481cm">
          <draw:text-box>
            <text:p text:style-name="P1"><text:span text:style-name="T1">0.006732</text:span></text:p>
          </draw:text-box>
        </draw:frame>
        <draw:polyline draw:style-name="gr2" draw:layer="layout" svg:width="2.383cm" svg:height="1.982cm" svg:x="3.458cm" svg:y="4.75cm" svg:viewBox="0 0 2384 1983" draw:points="2384,0 2194,159 1978,340 1740,538 1487,749 1225,966 960,1184 700,1402 449,1610 213,1805 0,1983">
          <text:p/>
        </draw:polyline>
        <draw:line draw:style-name="gr2" draw:layer="layout" svg:x1="3.672cm" svg:y1="6.554cm" svg:x2="3.458cm" svg:y2="6.733cm">
          <text:p/>
        </draw:line>
        <draw:polyline draw:style-name="gr2" draw:layer="layout" svg:width="0.251cm" svg:height="0.24cm" svg:x="3.458cm" svg:y="6.492cm" svg:viewBox="0 0 252 241" draw:points="89,0 0,241 252,196">
          <text:p/>
        </draw:polyline>
        <draw:polyline draw:style-name="gr2" draw:layer="layout" svg:width="0.111cm" svg:height="1.715cm" svg:x="6.219cm" svg:y="13.122cm" svg:viewBox="0 0 112 1716" draw:points="0,0 8,142 16,299 26,467 36,644 48,826 60,1010 72,1195 85,1376 98,1551 112,1716">
          <text:p/>
        </draw:polyline>
        <draw:line draw:style-name="gr2" draw:layer="layout" svg:x1="6.317cm" svg:y1="14.672cm" svg:x2="6.331cm" svg:y2="14.838cm">
          <text:p/>
        </draw:line>
        <draw:polyline draw:style-name="gr2" draw:layer="layout" svg:width="0.254cm" svg:height="0.23cm" svg:x="6.186cm" svg:y="14.607cm" svg:viewBox="0 0 255 231" draw:points="0,20 144,231 255,0">
          <text:p/>
        </draw:polyline>
        <draw:polyline draw:style-name="gr2" draw:layer="layout" svg:width="2.205cm" svg:height="4.52cm" svg:x="12.744cm" svg:y="15.862cm" svg:viewBox="0 0 2206 4521" draw:points="0,0 160,328 356,729 578,1184 819,1678 1070,2193 1324,2715 1572,3225 1808,3707 2021,4145 2206,4521">
          <text:p/>
        </draw:polyline>
        <draw:line draw:style-name="gr2" draw:layer="layout" svg:x1="14.764cm" svg:y1="20.006cm" svg:x2="14.95cm" svg:y2="20.383cm">
          <text:p/>
        </draw:line>
        <draw:polyline draw:style-name="gr2" draw:layer="layout" svg:width="0.229cm" svg:height="0.254cm" svg:x="14.737cm" svg:y="20.128cm" svg:viewBox="0 0 230 255" draw:points="0,112 213,255 230,0">
          <text:p/>
        </draw:polyline>
        <draw:polyline draw:style-name="gr2" draw:layer="layout" svg:width="0.534cm" svg:height="1.759cm" svg:x="6.286cm" svg:y="7.578cm" svg:viewBox="0 0 535 1760" draw:points="535,0 492,148 444,311 390,485 334,667 277,854 218,1043 160,1232 103,1417 49,1593 0,1760">
          <text:p/>
        </draw:polyline>
        <draw:line draw:style-name="gr2" draw:layer="layout" svg:x1="6.336cm" svg:y1="9.17cm" svg:x2="6.286cm" svg:y2="9.338cm">
          <text:p/>
        </draw:line>
        <draw:polyline draw:style-name="gr2" draw:layer="layout" svg:width="0.245cm" svg:height="0.248cm" svg:x="6.226cm" svg:y="9.089cm" svg:viewBox="0 0 246 249" draw:points="0,0 60,249 246,72">
          <text:p/>
        </draw:polyline>
        <draw:polyline draw:style-name="gr2" draw:layer="layout" svg:width="0.156cm" svg:height="1.715cm" svg:x="22.854cm" svg:y="7.6cm" svg:viewBox="0 0 157 1716" draw:points="0,0 14,142 29,298 45,466 62,642 78,824 96,1009 112,1194 128,1375 143,1550 157,1716">
          <text:p/>
        </draw:polyline>
        <draw:line draw:style-name="gr2" draw:layer="layout" svg:x1="22.996cm" svg:y1="9.149cm" svg:x2="23.011cm" svg:y2="9.316cm">
          <text:p/>
        </draw:line>
        <draw:polyline draw:style-name="gr2" draw:layer="layout" svg:width="0.254cm" svg:height="0.231cm" svg:x="22.864cm" svg:y="9.084cm" svg:viewBox="0 0 255 232" draw:points="0,21 146,232 255,0">
          <text:p/>
        </draw:polyline>
        <draw:polyline draw:style-name="gr2" draw:layer="layout" svg:width="2.205cm" svg:height="1.96cm" svg:x="6.776cm" svg:y="1.988cm" svg:viewBox="0 0 2206 1961" draw:points="2206,0 2030,159 1830,339 1610,534 1377,741 1136,955 891,1171 650,1384 417,1589 199,1783 0,1961">
          <text:p/>
        </draw:polyline>
        <draw:line draw:style-name="gr2" draw:layer="layout" svg:x1="6.976cm" svg:y1="3.771cm" svg:x2="6.776cm" svg:y2="3.949cm">
          <text:p/>
        </draw:line>
        <draw:polyline draw:style-name="gr2" draw:layer="layout" svg:width="0.25cm" svg:height="0.243cm" svg:x="6.776cm" svg:y="3.705cm" svg:viewBox="0 0 251 244" draw:points="80,0 0,244 251,192">
          <text:p/>
        </draw:polyline>
        <draw:polyline draw:style-name="gr2" draw:layer="layout" svg:width="0.49cm" svg:height="1.759cm" svg:x="9.471cm" svg:y="2.055cm" svg:viewBox="0 0 491 1760" draw:points="0,0 42,148 89,311 139,485 191,667 244,855 298,1044 351,1232 401,1416 448,1594 491,1760">
          <text:p/>
        </draw:polyline>
        <draw:line draw:style-name="gr2" draw:layer="layout" svg:x1="9.918cm" svg:y1="3.648cm" svg:x2="9.962cm" svg:y2="3.815cm">
          <text:p/>
        </draw:line>
        <draw:polyline draw:style-name="gr2" draw:layer="layout" svg:width="0.247cm" svg:height="0.245cm" svg:x="9.782cm" svg:y="3.569cm" svg:viewBox="0 0 248 246" draw:points="0,63 180,246 248,0">
          <text:p/>
        </draw:polyline>
        <draw:polyline draw:style-name="gr2" draw:layer="layout" svg:width="0.49cm" svg:height="1.759cm" svg:x="8.736cm" svg:y="2.055cm" svg:viewBox="0 0 491 1760" draw:points="491,0 448,148 401,311 351,485 299,667 246,855 192,1044 140,1232 90,1416 42,1594 0,1760">
          <text:p/>
        </draw:polyline>
        <draw:line draw:style-name="gr2" draw:layer="layout" svg:x1="8.779cm" svg:y1="3.648cm" svg:x2="8.736cm" svg:y2="3.815cm">
          <text:p/>
        </draw:line>
        <draw:polyline draw:style-name="gr2" draw:layer="layout" svg:width="0.247cm" svg:height="0.245cm" svg:x="8.667cm" svg:y="3.569cm" svg:viewBox="0 0 248 246" draw:points="0,0 69,246 248,63">
          <text:p/>
        </draw:polyline>
        <draw:polyline draw:style-name="gr2" draw:layer="layout" svg:width="6.058cm" svg:height="2.294cm" svg:x="2.767cm" svg:y="1.854cm" svg:viewBox="0 0 6059 2295" draw:points="6059,0 5616,169 5076,374 4463,608 3798,860 3104,1123 2405,1389 1723,1647 1080,1890 498,2109 0,2295">
          <text:p/>
        </draw:polyline>
        <draw:line draw:style-name="gr2" draw:layer="layout" svg:x1="3.266cm" svg:y1="3.962cm" svg:x2="2.767cm" svg:y2="4.149cm">
          <text:p/>
        </draw:line>
        <draw:polyline draw:style-name="gr2" draw:layer="layout" svg:width="0.252cm" svg:height="0.239cm" svg:x="2.767cm" svg:y="3.951cm" svg:viewBox="0 0 253 240" draw:points="163,0 0,198 253,240">
          <text:p/>
        </draw:polyline>
        <draw:polyline draw:style-name="gr2" draw:layer="layout" svg:width="3.407cm" svg:height="2.115cm" svg:x="5.44cm" svg:y="1.899cm" svg:viewBox="0 0 3408 2116" draw:points="3408,0 3153,125 2859,275 2535,444 2186,633 1821,842 1447,1067 1070,1309 698,1565 339,1835 0,2116">
          <text:p/>
        </draw:polyline>
        <draw:polyline draw:style-name="gr2" draw:layer="layout" svg:width="2.183cm" svg:height="2.606cm" svg:x="3.257cm" svg:y="4.014cm" svg:viewBox="0 0 2184 2607" draw:points="2184,0 1913,250 1649,515 1394,791 1149,1071 916,1354 698,1632 496,1901 311,2157 145,2393 0,2607">
          <text:p/>
        </draw:polyline>
        <draw:line draw:style-name="gr2" draw:layer="layout" svg:x1="3.403cm" svg:y1="6.406cm" svg:x2="3.257cm" svg:y2="6.621cm">
          <text:p/>
        </draw:line>
        <draw:polyline draw:style-name="gr2" draw:layer="layout" svg:width="0.23cm" svg:height="0.255cm" svg:x="3.257cm" svg:y="6.365cm" svg:viewBox="0 0 231 256" draw:points="19,0 0,256 231,144">
          <text:p/>
        </draw:polyline>
        <draw:polyline draw:style-name="gr2" draw:layer="layout" svg:width="12.069cm" svg:height="2.293cm" svg:x="9.961cm" svg:y="1.721cm" svg:viewBox="0 0 12070 2294" draw:points="0,0 660,67 1524,164 2563,292 3742,454 5033,655 6404,894 7824,1175 9263,1500 10688,1873 12070,2294">
          <text:p/>
        </draw:polyline>
        <draw:polyline draw:style-name="gr2" draw:layer="layout" svg:width="0.112cm" svg:height="0.067cm" svg:x="22.03cm" svg:y="4.014cm" svg:viewBox="0 0 113 68" draw:points="0,0 8,8 16,15 26,22 36,28 47,35 60,42 73,48 86,55 99,62 113,68">
          <text:p/>
        </draw:polyline>
        <draw:line draw:style-name="gr2" draw:layer="layout" svg:x1="22.128cm" svg:y1="4.075cm" svg:x2="22.143cm" svg:y2="4.082cm">
          <text:p/>
        </draw:line>
        <draw:polyline draw:style-name="gr2" draw:layer="layout" svg:width="0.255cm" svg:height="0.229cm" svg:x="21.887cm" svg:y="3.868cm" svg:viewBox="0 0 256 230" draw:points="0,230 256,214 114,0">
          <text:p/>
        </draw:polyline>
        <draw:polyline draw:style-name="gr2" draw:layer="layout" svg:width="10.511cm" svg:height="2.449cm" svg:x="9.916cm" svg:y="1.788cm" svg:viewBox="0 0 10512 2450" draw:points="0,0 705,168 1622,385 2701,638 3890,918 5139,1209 6398,1501 7616,1784 8741,2044 9723,2270 10512,2450">
          <text:p/>
        </draw:polyline>
        <draw:line draw:style-name="gr2" draw:layer="layout" svg:x1="19.638cm" svg:y1="4.057cm" svg:x2="20.428cm" svg:y2="4.238cm">
          <text:p/>
        </draw:line>
        <draw:polyline draw:style-name="gr2" draw:layer="layout" svg:width="0.244cm" svg:height="0.248cm" svg:x="20.183cm" svg:y="4.064cm" svg:viewBox="0 0 245 249" draw:points="0,249 245,174 57,0">
          <text:p/>
        </draw:polyline>
        <draw:polyline draw:style-name="gr2" draw:layer="layout" svg:width="4.632cm" svg:height="2.205cm" svg:x="9.849cm" svg:y="1.899cm" svg:viewBox="0 0 4633 2206" draw:points="0,0 352,165 771,363 1239,584 1743,822 2266,1070 2793,1321 3309,1567 3798,1801 4245,2017 4633,2206">
          <text:p/>
        </draw:polyline>
        <draw:line draw:style-name="gr2" draw:layer="layout" svg:x1="14.093cm" svg:y1="3.915cm" svg:x2="14.482cm" svg:y2="4.105cm">
          <text:p/>
        </draw:line>
        <draw:polyline draw:style-name="gr2" draw:layer="layout" svg:width="0.255cm" svg:height="0.231cm" svg:x="14.226cm" svg:y="3.892cm" svg:viewBox="0 0 256 232" draw:points="0,232 256,213 112,0">
          <text:p/>
        </draw:polyline>
        <draw:polyline draw:style-name="gr2" draw:layer="layout" svg:width="2.293cm" svg:height="1.959cm" svg:x="7.489cm" svg:y="4.75cm" svg:viewBox="0 0 2294 1960" draw:points="2294,0 2107,158 1895,338 1664,534 1422,740 1172,954 919,1171 670,1384 430,1590 205,1783 0,1960">
          <text:p/>
        </draw:polyline>
        <draw:line draw:style-name="gr2" draw:layer="layout" svg:x1="7.695cm" svg:y1="6.532cm" svg:x2="7.489cm" svg:y2="6.71cm">
          <text:p/>
        </draw:line>
        <draw:polyline draw:style-name="gr2" draw:layer="layout" svg:width="0.25cm" svg:height="0.241cm" svg:x="7.489cm" svg:y="6.468cm" svg:viewBox="0 0 251 242" draw:points="85,0 0,242 251,195">
          <text:p/>
        </draw:polyline>
        <draw:line draw:style-name="gr2" draw:layer="layout" svg:x1="10.161cm" svg:y1="4.839cm" svg:x2="10.161cm" svg:y2="6.553cm">
          <text:p/>
        </draw:line>
        <draw:line draw:style-name="gr2" draw:layer="layout" svg:x1="10.161cm" svg:y1="6.387cm" svg:x2="10.161cm" svg:y2="6.553cm">
          <text:p/>
        </draw:line>
        <draw:polyline draw:style-name="gr2" draw:layer="layout" svg:width="0.255cm" svg:height="0.221cm" svg:x="10.033cm" svg:y="6.332cm" svg:viewBox="0 0 256 222" draw:points="0,0 128,222 256,0">
          <text:p/>
        </draw:polyline>
        <draw:polyline draw:style-name="gr2" draw:layer="layout" svg:width="2.294cm" svg:height="1.959cm" svg:x="10.517cm" svg:y="4.75cm" svg:viewBox="0 0 2295 1960" draw:points="0,0 188,158 399,338 629,534 872,740 1123,954 1375,1171 1624,1384 1864,1590 2089,1783 2295,1960">
          <text:p/>
        </draw:polyline>
        <draw:line draw:style-name="gr2" draw:layer="layout" svg:x1="12.605cm" svg:y1="6.532cm" svg:x2="12.812cm" svg:y2="6.71cm">
          <text:p/>
        </draw:line>
        <draw:polyline draw:style-name="gr2" draw:layer="layout" svg:width="0.251cm" svg:height="0.241cm" svg:x="12.56cm" svg:y="6.468cm" svg:viewBox="0 0 252 242" draw:points="0,195 252,242 167,0">
          <text:p/>
        </draw:polyline>
        <draw:polyline draw:style-name="gr2" draw:layer="layout" svg:width="1.046cm" svg:height="1.826cm" svg:x="8.892cm" svg:y="4.794cm" svg:viewBox="0 0 1047 1827" draw:points="1047,0 956,150 857,316 752,495 643,685 532,881 419,1078 308,1276 200,1468 97,1653 0,1827">
          <text:p/>
        </draw:polyline>
        <draw:line draw:style-name="gr2" draw:layer="layout" svg:x1="8.99cm" svg:y1="6.446cm" svg:x2="8.892cm" svg:y2="6.621cm">
          <text:p/>
        </draw:line>
        <draw:polyline draw:style-name="gr2" draw:layer="layout" svg:width="0.223cm" svg:height="0.255cm" svg:x="8.888cm" svg:y="6.365cm" svg:viewBox="0 0 224 256" draw:points="0,0 4,256 224,126">
          <text:p/>
        </draw:polyline>
        <draw:polyline draw:style-name="gr2" draw:layer="layout" svg:width="1.047cm" svg:height="1.826cm" svg:x="10.361cm" svg:y="4.794cm" svg:viewBox="0 0 1048 1827" draw:points="0,0 92,150 191,316 296,495 405,685 516,881 628,1078 739,1276 847,1468 951,1653 1048,1827">
          <text:p/>
        </draw:polyline>
        <draw:line draw:style-name="gr2" draw:layer="layout" svg:x1="11.311cm" svg:y1="6.446cm" svg:x2="11.409cm" svg:y2="6.621cm">
          <text:p/>
        </draw:line>
        <draw:polyline draw:style-name="gr2" draw:layer="layout" svg:width="0.222cm" svg:height="0.255cm" svg:x="11.189cm" svg:y="6.365cm" svg:viewBox="0 0 223 256" draw:points="0,126 220,256 223,0">
          <text:p/>
        </draw:polyline>
        <draw:polyline draw:style-name="gr2" draw:layer="layout" svg:width="3.697cm" svg:height="2.137cm" svg:x="5.996cm" svg:y="4.683cm" svg:viewBox="0 0 3698 2138" draw:points="3698,0 3410,168 3074,363 2702,578 2304,807 1892,1043 1476,1282 1067,1517 678,1743 319,1952 0,2138">
          <text:p/>
        </draw:polyline>
        <draw:line draw:style-name="gr2" draw:layer="layout" svg:x1="6.316cm" svg:y1="6.634cm" svg:x2="5.996cm" svg:y2="6.821cm">
          <text:p/>
        </draw:line>
        <draw:polyline draw:style-name="gr2" draw:layer="layout" svg:width="0.256cm" svg:height="0.221cm" svg:x="5.996cm" svg:y="6.599cm" svg:viewBox="0 0 257 222" draw:points="128,0 0,222 257,221">
          <text:p/>
        </draw:polyline>
        <draw:polyline draw:style-name="gr2" draw:layer="layout" svg:width="1.047cm" svg:height="1.826cm" svg:x="10.361cm" svg:y="7.555cm" svg:viewBox="0 0 1048 1827" draw:points="0,0 92,150 191,316 296,496 405,685 516,880 628,1078 739,1275 847,1467 951,1654 1048,1827">
          <text:p/>
        </draw:polyline>
        <draw:line draw:style-name="gr2" draw:layer="layout" svg:x1="11.311cm" svg:y1="9.208cm" svg:x2="11.409cm" svg:y2="9.382cm">
          <text:p/>
        </draw:line>
        <draw:polyline draw:style-name="gr2" draw:layer="layout" svg:width="0.222cm" svg:height="0.255cm" svg:x="11.189cm" svg:y="9.126cm" svg:viewBox="0 0 223 256" draw:points="0,126 220,256 223,0">
          <text:p/>
        </draw:polyline>
        <draw:polyline draw:style-name="gr2" draw:layer="layout" svg:width="1.692cm" svg:height="1.893cm" svg:x="8.157cm" svg:y="7.533cm" svg:viewBox="0 0 1693 1894" draw:points="1693,0 1551,159 1393,335 1224,525 1046,725 864,931 680,1138 498,1342 322,1539 154,1724 0,1894">
          <text:p/>
        </draw:polyline>
        <draw:line draw:style-name="gr2" draw:layer="layout" svg:x1="8.312cm" svg:y1="9.256cm" svg:x2="8.157cm" svg:y2="9.427cm">
          <text:p/>
        </draw:line>
        <draw:polyline draw:style-name="gr2" draw:layer="layout" svg:width="0.243cm" svg:height="0.249cm" svg:x="8.157cm" svg:y="9.177cm" svg:viewBox="0 0 244 250" draw:points="54,0 0,250 244,172">
          <text:p/>
        </draw:polyline>
        <draw:polyline draw:style-name="gr2" draw:layer="layout" svg:width="1.047cm" svg:height="1.826cm" svg:x="10.495cm" svg:y="10.317cm" svg:viewBox="0 0 1048 1827" draw:points="1048,0 955,149 857,316 752,495 643,685 532,880 419,1078 309,1275 201,1468 97,1653 0,1827">
          <text:p/>
        </draw:polyline>
        <draw:line draw:style-name="gr2" draw:layer="layout" svg:x1="10.593cm" svg:y1="11.969cm" svg:x2="10.495cm" svg:y2="12.144cm">
          <text:p/>
        </draw:line>
        <draw:polyline draw:style-name="gr2" draw:layer="layout" svg:width="0.223cm" svg:height="0.255cm" svg:x="10.491cm" svg:y="11.888cm" svg:viewBox="0 0 224 256" draw:points="0,0 4,256 224,125">
          <text:p/>
        </draw:polyline>
        <draw:line draw:style-name="gr2" draw:layer="layout" svg:x1="8.558cm" svg:y1="4.839cm" svg:x2="8.558cm" svg:y2="6.553cm">
          <text:p/>
        </draw:line>
        <draw:line draw:style-name="gr2" draw:layer="layout" svg:x1="8.558cm" svg:y1="6.387cm" svg:x2="8.558cm" svg:y2="6.553cm">
          <text:p/>
        </draw:line>
        <draw:polyline draw:style-name="gr2" draw:layer="layout" svg:width="0.255cm" svg:height="0.221cm" svg:x="8.43cm" svg:y="6.332cm" svg:viewBox="0 0 256 222" draw:points="0,0 128,222 256,0">
          <text:p/>
        </draw:polyline>
        <draw:polyline draw:style-name="gr2" draw:layer="layout" svg:width="3.452cm" svg:height="2.182cm" svg:x="4.549cm" svg:y="4.594cm" svg:viewBox="0 0 3453 2183" draw:points="3453,0 3169,105 2846,235 2493,390 2118,569 1734,773 1350,1003 974,1259 618,1540 290,1848 0,2183">
          <text:p/>
        </draw:polyline>
        <draw:polyline draw:style-name="gr2" draw:layer="layout" svg:width="0.868cm" svg:height="2.539cm" svg:x="3.681cm" svg:y="6.776cm" svg:viewBox="0 0 869 2540" draw:points="869,0 706,237 562,491 438,756 331,1029 242,1304 167,1575 107,1840 60,2092 24,2327 0,2540">
          <text:p/>
        </draw:polyline>
        <draw:line draw:style-name="gr2" draw:layer="layout" svg:x1="3.706cm" svg:y1="9.102cm" svg:x2="3.681cm" svg:y2="9.316cm">
          <text:p/>
        </draw:line>
        <draw:polyline draw:style-name="gr2" draw:layer="layout" svg:width="0.254cm" svg:height="0.235cm" svg:x="3.579cm" svg:y="9.08cm" svg:viewBox="0 0 255 236" draw:points="0,0 102,236 255,30">
          <text:p/>
        </draw:polyline>
        <draw:polyline draw:style-name="gr2" draw:layer="layout" svg:width="0.334cm" svg:height="0.133cm" svg:x="9.025cm" svg:y="4.683cm" svg:viewBox="0 0 335 134" draw:points="0,0 33,13 67,26 101,40 134,53 167,67 201,80 234,93 267,108 301,121 335,134">
          <text:p/>
        </draw:polyline>
        <draw:polyline draw:style-name="gr2" draw:layer="layout" svg:width="5.078cm" svg:height="2.094cm" svg:x="9.359cm" svg:y="4.816cm" svg:viewBox="0 0 5079 2095" draw:points="0,0 333,153 759,338 1258,548 1808,776 2389,1014 2983,1254 3569,1491 4127,1714 4637,1918 5079,2095">
          <text:p/>
        </draw:polyline>
        <draw:line draw:style-name="gr2" draw:layer="layout" svg:x1="13.995cm" svg:y1="6.733cm" svg:x2="14.438cm" svg:y2="6.911cm">
          <text:p/>
        </draw:line>
        <draw:polyline draw:style-name="gr2" draw:layer="layout" svg:width="0.253cm" svg:height="0.237cm" svg:x="14.184cm" svg:y="6.709cm" svg:viewBox="0 0 254 238" draw:points="0,238 254,202 95,0">
          <text:p/>
        </draw:polyline>
        <draw:polyline draw:style-name="gr2" draw:layer="layout" svg:width="0.49cm" svg:height="1.76cm" svg:x="12.744cm" svg:y="13.1cm" svg:viewBox="0 0 491 1761" draw:points="491,0 447,149 400,311 351,486 298,668 245,855 192,1045 140,1233 90,1417 43,1594 0,1761">
          <text:p/>
        </draw:polyline>
        <draw:line draw:style-name="gr2" draw:layer="layout" svg:x1="12.788cm" svg:y1="14.693cm" svg:x2="12.744cm" svg:y2="14.861cm">
          <text:p/>
        </draw:line>
        <draw:polyline draw:style-name="gr2" draw:layer="layout" svg:width="0.247cm" svg:height="0.246cm" svg:x="12.675cm" svg:y="14.614cm" svg:viewBox="0 0 248 247" draw:points="0,0 69,247 248,63">
          <text:p/>
        </draw:polyline>
        <draw:polyline draw:style-name="gr2" draw:layer="layout" svg:width="0.111cm" svg:height="4.476cm" svg:x="1.899cm" svg:y="4.839cm" svg:viewBox="0 0 112 4477" draw:points="112,0 105,327 93,724 82,1174 69,1662 56,2171 43,2685 30,3189 18,3666 8,4100 0,4477">
          <text:p/>
        </draw:polyline>
        <draw:line draw:style-name="gr2" draw:layer="layout" svg:x1="1.908cm" svg:y1="8.939cm" svg:x2="1.899cm" svg:y2="9.316cm">
          <text:p/>
        </draw:line>
        <draw:polyline draw:style-name="gr2" draw:layer="layout" svg:width="0.255cm" svg:height="0.224cm" svg:x="1.776cm" svg:y="9.091cm" svg:viewBox="0 0 256 225" draw:points="0,0 124,225 256,5">
          <text:p/>
        </draw:polyline>
        <draw:polyline draw:style-name="gr2" draw:layer="layout" svg:width="0.267cm" svg:height="1.737cm" svg:x="17.042cm" svg:y="7.6cm" svg:viewBox="0 0 268 1738" draw:points="0,0 22,142 48,300 76,470 105,650 135,835 165,1023 193,1211 221,1395 246,1571 268,1738">
          <text:p/>
        </draw:polyline>
        <draw:line draw:style-name="gr2" draw:layer="layout" svg:x1="17.287cm" svg:y1="9.17cm" svg:x2="17.31cm" svg:y2="9.338cm">
          <text:p/>
        </draw:line>
        <draw:polyline draw:style-name="gr2" draw:layer="layout" svg:width="0.253cm" svg:height="0.236cm" svg:x="17.154cm" svg:y="9.101cm" svg:viewBox="0 0 254 237" draw:points="0,33 156,237 254,0">
          <text:p/>
        </draw:polyline>
        <draw:polyline draw:style-name="gr2" draw:layer="layout" svg:width="1.381cm" svg:height="1.849cm" svg:x="17.242cm" svg:y="7.555cm" svg:viewBox="0 0 1382 1850" draw:points="0,0 115,151 242,319 380,501 525,693 674,891 826,1092 975,1292 1119,1488 1256,1674 1382,1850">
          <text:p/>
        </draw:polyline>
        <draw:line draw:style-name="gr2" draw:layer="layout" svg:x1="18.497cm" svg:y1="9.229cm" svg:x2="18.624cm" svg:y2="9.405cm">
          <text:p/>
        </draw:line>
        <draw:polyline draw:style-name="gr2" draw:layer="layout" svg:width="0.233cm" svg:height="0.254cm" svg:x="18.39cm" svg:y="9.15cm" svg:viewBox="0 0 234 255" draw:points="0,150 234,255 208,0">
          <text:p/>
        </draw:polyline>
        <draw:polyline draw:style-name="gr2" draw:layer="layout" svg:width="0.757cm" svg:height="1.781cm" svg:x="16.062cm" svg:y="7.578cm" svg:viewBox="0 0 758 1782" draw:points="758,0 694,149 624,313 547,490 468,675 387,865 305,1058 224,1249 145,1437 70,1615 0,1782">
          <text:p/>
        </draw:polyline>
        <draw:line draw:style-name="gr2" draw:layer="layout" svg:x1="16.133cm" svg:y1="9.192cm" svg:x2="16.062cm" svg:y2="9.36cm">
          <text:p/>
        </draw:line>
        <draw:polyline draw:style-name="gr2" draw:layer="layout" svg:width="0.235cm" svg:height="0.253cm" svg:x="16.03cm" svg:y="9.106cm" svg:viewBox="0 0 236 254" draw:points="0,0 32,254 236,99">
          <text:p/>
        </draw:polyline>
        <draw:polyline draw:style-name="gr2" draw:layer="layout" svg:width="0.801cm" svg:height="1.782cm" svg:x="7.845cm" svg:y="18.623cm" svg:viewBox="0 0 802 1783" draw:points="802,0 738,149 666,314 587,490 504,675 418,866 331,1059 244,1251 158,1437 76,1615 0,1783">
          <text:p/>
        </draw:polyline>
        <draw:line draw:style-name="gr2" draw:layer="layout" svg:x1="7.922cm" svg:y1="20.237cm" svg:x2="7.845cm" svg:y2="20.406cm">
          <text:p/>
        </draw:line>
        <draw:polyline draw:style-name="gr2" draw:layer="layout" svg:width="0.232cm" svg:height="0.254cm" svg:x="7.821cm" svg:y="20.151cm" svg:viewBox="0 0 233 255" draw:points="0,0 24,255 233,106">
          <text:p/>
        </draw:polyline>
        <draw:polyline draw:style-name="gr2" draw:layer="layout" svg:width="0.669cm" svg:height="1.738cm" svg:x="1.698cm" svg:y="13.122cm" svg:viewBox="0 0 670 1739" draw:points="0,0 57,143 119,301 186,471 255,651 327,837 399,1025 471,1212 541,1395 607,1572 670,1739">
          <text:p/>
        </draw:polyline>
        <draw:line draw:style-name="gr2" draw:layer="layout" svg:x1="2.304cm" svg:y1="14.693cm" svg:x2="2.368cm" svg:y2="14.861cm">
          <text:p/>
        </draw:line>
        <draw:polyline draw:style-name="gr2" draw:layer="layout" svg:width="0.239cm" svg:height="0.252cm" svg:x="2.169cm" svg:y="14.608cm" svg:viewBox="0 0 240 253" draw:points="0,90 198,253 240,0">
          <text:p/>
        </draw:polyline>
        <draw:polyline draw:style-name="gr2" draw:layer="layout" svg:width="1.069cm" svg:height="7.237cm" svg:x="2.656cm" svg:y="15.884cm" svg:viewBox="0 0 1070 7238" draw:points="0,0 73,483 167,1110 278,1845 399,2656 526,3510 655,4372 779,5210 893,5990 992,6677 1070,7238">
          <text:p/>
        </draw:polyline>
        <draw:line draw:style-name="gr2" draw:layer="layout" svg:x1="3.647cm" svg:y1="22.56cm" svg:x2="3.726cm" svg:y2="23.122cm">
          <text:p/>
        </draw:line>
        <draw:polyline draw:style-name="gr2" draw:layer="layout" svg:width="0.253cm" svg:height="0.236cm" svg:x="3.568cm" svg:y="22.885cm" svg:viewBox="0 0 254 237" draw:points="0,36 157,237 254,0">
          <text:p/>
        </draw:polyline>
        <draw:polyline draw:style-name="gr2" draw:layer="layout" svg:width="1.047cm" svg:height="1.826cm" svg:x="12.098cm" svg:y="10.317cm" svg:viewBox="0 0 1048 1827" draw:points="1048,0 957,149 858,316 753,495 644,685 533,880 420,1078 309,1275 201,1468 97,1653 0,1827">
          <text:p/>
        </draw:polyline>
        <draw:line draw:style-name="gr2" draw:layer="layout" svg:x1="12.196cm" svg:y1="11.969cm" svg:x2="12.098cm" svg:y2="12.144cm">
          <text:p/>
        </draw:line>
        <draw:polyline draw:style-name="gr2" draw:layer="layout" svg:width="0.222cm" svg:height="0.255cm" svg:x="12.095cm" svg:y="11.888cm" svg:viewBox="0 0 223 256" draw:points="0,0 3,256 223,125">
          <text:p/>
        </draw:polyline>
        <draw:polyline draw:style-name="gr2" draw:layer="layout" svg:width="0.49cm" svg:height="1.737cm" svg:x="17.51cm" svg:y="10.339cm" svg:viewBox="0 0 491 1738" draw:points="0,0 42,149 87,310 136,482 186,660 237,845 289,1030 341,1215 393,1397 443,1572 491,1738">
          <text:p/>
        </draw:polyline>
        <draw:line draw:style-name="gr2" draw:layer="layout" svg:x1="17.952cm" svg:y1="11.91cm" svg:x2="18.001cm" svg:y2="12.077cm">
          <text:p/>
        </draw:line>
        <draw:polyline draw:style-name="gr2" draw:layer="layout" svg:width="0.246cm" svg:height="0.248cm" svg:x="17.815cm" svg:y="11.828cm" svg:viewBox="0 0 247 249" draw:points="0,71 186,249 247,0">
          <text:p/>
        </draw:polyline>
        <draw:polyline draw:style-name="gr2" draw:layer="layout" svg:width="1.693cm" svg:height="1.892cm" svg:x="15.416cm" svg:y="10.295cm" svg:viewBox="0 0 1694 1893" draw:points="1694,0 1551,157 1393,333 1223,523 1046,724 863,929 679,1137 498,1342 322,1538 155,1724 0,1893">
          <text:p/>
        </draw:polyline>
        <draw:line draw:style-name="gr2" draw:layer="layout" svg:x1="15.572cm" svg:y1="12.018cm" svg:x2="15.416cm" svg:y2="12.188cm">
          <text:p/>
        </draw:line>
        <draw:polyline draw:style-name="gr2" draw:layer="layout" svg:width="0.243cm" svg:height="0.249cm" svg:x="15.416cm" svg:y="11.938cm" svg:viewBox="0 0 244 250" draw:points="55,0 0,250 244,173">
          <text:p/>
        </draw:polyline>
        <draw:polyline draw:style-name="gr2" draw:layer="layout" svg:width="0.623cm" svg:height="1.759cm" svg:x="2.122cm" svg:y="7.578cm" svg:viewBox="0 0 624 1760" draw:points="624,0 574,143 517,302 454,475 389,657 320,846 251,1037 184,1229 118,1414 56,1593 0,1760">
          <text:p/>
        </draw:polyline>
        <draw:line draw:style-name="gr2" draw:layer="layout" svg:x1="2.179cm" svg:y1="9.17cm" svg:x2="2.122cm" svg:y2="9.338cm">
          <text:p/>
        </draw:line>
        <draw:polyline draw:style-name="gr2" draw:layer="layout" svg:width="0.241cm" svg:height="0.25cm" svg:x="2.072cm" svg:y="9.087cm" svg:viewBox="0 0 242 251" draw:points="0,0 50,251 242,82">
          <text:p/>
        </draw:polyline>
        <draw:polyline draw:style-name="gr2" draw:layer="layout" svg:width="0.49cm" svg:height="1.759cm" svg:x="2.99cm" svg:y="7.578cm" svg:viewBox="0 0 491 1760" draw:points="0,0 42,148 87,311 135,485 186,667 237,854 289,1043 341,1232 392,1417 443,1593 491,1760">
          <text:p/>
        </draw:polyline>
        <draw:line draw:style-name="gr2" draw:layer="layout" svg:x1="3.432cm" svg:y1="9.17cm" svg:x2="3.481cm" svg:y2="9.338cm">
          <text:p/>
        </draw:line>
        <draw:polyline draw:style-name="gr2" draw:layer="layout" svg:width="0.245cm" svg:height="0.248cm" svg:x="3.296cm" svg:y="9.089cm" svg:viewBox="0 0 246 249" draw:points="0,72 185,249 246,0">
          <text:p/>
        </draw:polyline>
        <draw:polyline draw:style-name="gr2" draw:layer="layout" svg:width="0.2cm" svg:height="1.715cm" svg:x="1.632cm" svg:y="10.361cm" svg:viewBox="0 0 201 1716" draw:points="201,0 187,142 170,298 150,466 130,642 108,824 86,1009 64,1193 42,1374 21,1549 0,1716">
          <text:p/>
        </draw:polyline>
        <draw:line draw:style-name="gr2" draw:layer="layout" svg:x1="1.654cm" svg:y1="11.91cm" svg:x2="1.632cm" svg:y2="12.077cm">
          <text:p/>
        </draw:line>
        <draw:polyline draw:style-name="gr2" draw:layer="layout" svg:width="0.253cm" svg:height="0.235cm" svg:x="1.533cm" svg:y="11.841cm" svg:viewBox="0 0 254 236" draw:points="0,0 99,236 254,32">
          <text:p/>
        </draw:polyline>
        <draw:polyline draw:style-name="gr2" draw:layer="layout" svg:width="0.379cm" svg:height="1.938cm" svg:x="1.988cm" svg:y="10.361cm" svg:viewBox="0 0 380 1939" draw:points="0,0 35,150 72,315 110,495 149,685 190,885 229,1092 269,1304 308,1517 345,1729 380,1939">
          <text:p/>
        </draw:polyline>
        <draw:polyline draw:style-name="gr2" draw:layer="layout" svg:width="0.2cm" svg:height="2.538cm" svg:x="2.367cm" svg:y="12.299cm" svg:viewBox="0 0 201 2539" draw:points="0,0 32,270 62,547 89,824 113,1100 134,1370 153,1633 169,1884 182,2121 193,2341 201,2539">
          <text:p/>
        </draw:polyline>
        <draw:line draw:style-name="gr2" draw:layer="layout" svg:x1="2.559cm" svg:y1="14.639cm" svg:x2="2.568cm" svg:y2="14.838cm">
          <text:p/>
        </draw:line>
        <draw:polyline draw:style-name="gr2" draw:layer="layout" svg:width="0.255cm" svg:height="0.226cm" svg:x="2.431cm" svg:y="14.611cm" svg:viewBox="0 0 256 227" draw:points="0,11 137,227 256,0">
          <text:p/>
        </draw:polyline>
        <draw:line draw:style-name="gr2" draw:layer="layout" svg:x1="22.23cm" svg:y1="15.884cm" svg:x2="22.23cm" svg:y2="17.599cm">
          <text:p/>
        </draw:line>
        <draw:line draw:style-name="gr2" draw:layer="layout" svg:x1="22.23cm" svg:y1="17.433cm" svg:x2="22.23cm" svg:y2="17.599cm">
          <text:p/>
        </draw:line>
        <draw:polyline draw:style-name="gr2" draw:layer="layout" svg:width="0.255cm" svg:height="0.221cm" svg:x="22.103cm" svg:y="17.378cm" svg:viewBox="0 0 256 222" draw:points="0,0 128,222 256,0">
          <text:p/>
        </draw:polyline>
        <draw:line draw:style-name="gr2" draw:layer="layout" svg:x1="22.832cm" svg:y1="4.839cm" svg:x2="22.832cm" svg:y2="6.553cm">
          <text:p/>
        </draw:line>
        <draw:line draw:style-name="gr2" draw:layer="layout" svg:x1="22.832cm" svg:y1="6.387cm" svg:x2="22.832cm" svg:y2="6.553cm">
          <text:p/>
        </draw:line>
        <draw:polyline draw:style-name="gr2" draw:layer="layout" svg:width="0.255cm" svg:height="0.221cm" svg:x="22.704cm" svg:y="6.332cm" svg:viewBox="0 0 256 222" draw:points="0,0 128,222 256,0">
          <text:p/>
        </draw:polyline>
        <draw:polyline draw:style-name="gr2" draw:layer="layout" svg:width="1.047cm" svg:height="1.826cm" svg:x="21.429cm" svg:y="4.794cm" svg:viewBox="0 0 1048 1827" draw:points="0,0 91,150 190,316 295,495 404,685 515,881 628,1078 739,1276 847,1468 950,1653 1048,1827">
          <text:p/>
        </draw:polyline>
        <draw:line draw:style-name="gr2" draw:layer="layout" svg:x1="22.378cm" svg:y1="6.446cm" svg:x2="22.477cm" svg:y2="6.621cm">
          <text:p/>
        </draw:line>
        <draw:polyline draw:style-name="gr2" draw:layer="layout" svg:width="0.223cm" svg:height="0.255cm" svg:x="22.256cm" svg:y="6.365cm" svg:viewBox="0 0 224 256" draw:points="0,126 221,256 224,0">
          <text:p/>
        </draw:polyline>
        <draw:line draw:style-name="gr2" draw:layer="layout" svg:x1="21.229cm" svg:y1="4.839cm" svg:x2="21.229cm" svg:y2="6.553cm">
          <text:p/>
        </draw:line>
        <draw:line draw:style-name="gr2" draw:layer="layout" svg:x1="21.229cm" svg:y1="6.387cm" svg:x2="21.229cm" svg:y2="6.553cm">
          <text:p/>
        </draw:line>
        <draw:polyline draw:style-name="gr2" draw:layer="layout" svg:width="0.255cm" svg:height="0.221cm" svg:x="21.101cm" svg:y="6.332cm" svg:viewBox="0 0 256 222" draw:points="0,0 129,222 256,0">
          <text:p/>
        </draw:polyline>
        <draw:polyline draw:style-name="gr2" draw:layer="layout" svg:width="2.605cm" svg:height="1.916cm" svg:x="4.572cm" svg:y="21.295cm" svg:viewBox="0 0 2606 1917" draw:points="2606,0 2402,152 2170,323 1915,511 1644,710 1362,916 1075,1126 789,1335 510,1539 245,1735 0,1917">
          <text:p/>
        </draw:polyline>
        <draw:line draw:style-name="gr2" draw:layer="layout" svg:x1="4.818cm" svg:y1="23.029cm" svg:x2="4.572cm" svg:y2="23.212cm">
          <text:p/>
        </draw:line>
        <draw:polyline draw:style-name="gr2" draw:layer="layout" svg:width="0.253cm" svg:height="0.235cm" svg:x="4.572cm" svg:y="22.976cm" svg:viewBox="0 0 254 236" draw:points="101,0 0,236 254,207">
          <text:p/>
        </draw:polyline>
        <draw:polyline draw:style-name="gr2" draw:layer="layout" svg:width="1.025cm" svg:height="1.76cm" svg:x="16.908cm" svg:y="13.122cm" svg:viewBox="0 0 1026 1761" draw:points="1026,0 941,144 846,303 746,476 639,658 530,847 419,1039 308,1230 201,1415 98,1594 0,1761">
          <text:p/>
        </draw:polyline>
        <draw:line draw:style-name="gr2" draw:layer="layout" svg:x1="17.007cm" svg:y1="14.715cm" svg:x2="16.908cm" svg:y2="14.883cm">
          <text:p/>
        </draw:line>
        <draw:polyline draw:style-name="gr2" draw:layer="layout" svg:width="0.222cm" svg:height="0.255cm" svg:x="16.908cm" svg:y="14.627cm" svg:viewBox="0 0 223 256" draw:points="1,0 0,256 223,128">
          <text:p/>
        </draw:polyline>
        <draw:line draw:style-name="gr2" draw:layer="layout" svg:x1="18.178cm" svg:y1="13.122cm" svg:x2="18.178cm" svg:y2="14.837cm">
          <text:p/>
        </draw:line>
        <draw:line draw:style-name="gr2" draw:layer="layout" svg:x1="18.178cm" svg:y1="14.672cm" svg:x2="18.178cm" svg:y2="14.837cm">
          <text:p/>
        </draw:line>
        <draw:polyline draw:style-name="gr2" draw:layer="layout" svg:width="0.255cm" svg:height="0.221cm" svg:x="18.05cm" svg:y="14.616cm" svg:viewBox="0 0 256 222" draw:points="0,0 129,222 256,0">
          <text:p/>
        </draw:polyline>
        <draw:line draw:style-name="gr2" draw:layer="layout" svg:x1="16.574cm" svg:y1="13.122cm" svg:x2="16.574cm" svg:y2="14.837cm">
          <text:p/>
        </draw:line>
        <draw:line draw:style-name="gr2" draw:layer="layout" svg:x1="16.574cm" svg:y1="14.672cm" svg:x2="16.574cm" svg:y2="14.837cm">
          <text:p/>
        </draw:line>
        <draw:polyline draw:style-name="gr2" draw:layer="layout" svg:width="0.255cm" svg:height="0.221cm" svg:x="16.447cm" svg:y="14.616cm" svg:viewBox="0 0 256 222" draw:points="0,0 127,222 256,0">
          <text:p/>
        </draw:polyline>
        <draw:line draw:style-name="gr2" draw:layer="layout" svg:x1="16.574cm" svg:y1="15.884cm" svg:x2="16.574cm" svg:y2="17.599cm">
          <text:p/>
        </draw:line>
        <draw:line draw:style-name="gr2" draw:layer="layout" svg:x1="16.574cm" svg:y1="17.433cm" svg:x2="16.574cm" svg:y2="17.599cm">
          <text:p/>
        </draw:line>
        <draw:polyline draw:style-name="gr2" draw:layer="layout" svg:width="0.255cm" svg:height="0.221cm" svg:x="16.447cm" svg:y="17.378cm" svg:viewBox="0 0 256 222" draw:points="0,0 127,222 256,0">
          <text:p/>
        </draw:polyline>
        <draw:polyline draw:style-name="gr2" draw:layer="layout" svg:width="0.067cm" svg:height="1.715cm" svg:x="6.108cm" svg:y="10.361cm" svg:viewBox="0 0 68 1716" draw:points="0,0 7,142 13,298 20,466 27,642 34,824 41,1009 48,1193 54,1374 61,1549 68,1716">
          <text:p/>
        </draw:polyline>
        <draw:line draw:style-name="gr2" draw:layer="layout" svg:x1="6.168cm" svg:y1="11.91cm" svg:x2="6.176cm" svg:y2="12.077cm">
          <text:p/>
        </draw:line>
        <draw:polyline draw:style-name="gr2" draw:layer="layout" svg:width="0.255cm" svg:height="0.226cm" svg:x="6.038cm" svg:y="11.85cm" svg:viewBox="0 0 256 227" draw:points="0,10 138,227 256,0">
          <text:p/>
        </draw:polyline>
        <draw:polyline draw:style-name="gr2" draw:layer="layout" svg:width="1.648cm" svg:height="1.893cm" svg:x="10.45cm" svg:y="13.056cm" svg:viewBox="0 0 1649 1894" draw:points="0,0 136,157 287,332 450,520 622,718 799,922 978,1128 1157,1332 1330,1530 1496,1718 1649,1894">
          <text:p/>
        </draw:polyline>
        <draw:line draw:style-name="gr2" draw:layer="layout" svg:x1="11.945cm" svg:y1="14.773cm" svg:x2="12.099cm" svg:y2="14.95cm">
          <text:p/>
        </draw:line>
        <draw:polyline draw:style-name="gr2" draw:layer="layout" svg:width="0.242cm" svg:height="0.251cm" svg:x="11.856cm" svg:y="14.698cm" svg:viewBox="0 0 243 252" draw:points="0,170 243,252 193,0">
          <text:p/>
        </draw:polyline>
        <draw:polyline draw:style-name="gr2" draw:layer="layout" svg:width="1.024cm" svg:height="1.759cm" svg:x="22.565cm" svg:y="15.884cm" svg:viewBox="0 0 1025 1760" draw:points="1025,0 939,143 845,303 744,475 638,658 528,846 418,1037 308,1228 200,1414 97,1592 0,1760">
          <text:p/>
        </draw:polyline>
        <draw:line draw:style-name="gr2" draw:layer="layout" svg:x1="22.663cm" svg:y1="17.476cm" svg:x2="22.565cm" svg:y2="17.644cm">
          <text:p/>
        </draw:line>
        <draw:polyline draw:style-name="gr2" draw:layer="layout" svg:width="0.221cm" svg:height="0.255cm" svg:x="22.565cm" svg:y="17.388cm" svg:viewBox="0 0 222 256" draw:points="1,0 0,256 222,128">
          <text:p/>
        </draw:polyline>
        <draw:polyline draw:style-name="gr2" draw:layer="layout" svg:width="1.047cm" svg:height="1.826cm" svg:x="12.098cm" svg:y="7.555cm" svg:viewBox="0 0 1048 1827" draw:points="1048,0 957,150 858,316 753,496 644,685 533,880 420,1078 309,1275 201,1467 97,1654 0,1827">
          <text:p/>
        </draw:polyline>
        <draw:line draw:style-name="gr2" draw:layer="layout" svg:x1="12.196cm" svg:y1="9.208cm" svg:x2="12.098cm" svg:y2="9.382cm">
          <text:p/>
        </draw:line>
        <draw:polyline draw:style-name="gr2" draw:layer="layout" svg:width="0.222cm" svg:height="0.255cm" svg:x="12.095cm" svg:y="9.126cm" svg:viewBox="0 0 223 256" draw:points="0,0 3,256 223,126">
          <text:p/>
        </draw:polyline>
        <draw:polyline draw:style-name="gr2" draw:layer="layout" svg:width="0.645cm" svg:height="1.959cm" svg:x="13.524cm" svg:y="7.578cm" svg:viewBox="0 0 646 1960" draw:points="0,0 64,149 132,316 203,495 276,687 348,888 419,1097 486,1311 547,1528 601,1745 646,1960">
          <text:p/>
        </draw:polyline>
        <draw:polyline draw:style-name="gr2" draw:layer="layout" svg:width="0.538cm" svg:height="2.584cm" svg:x="13.657cm" svg:y="9.537cm" svg:viewBox="0 0 539 2585" draw:points="513,0 539,278 539,560 516,844 474,1126 416,1401 345,1669 263,1924 177,2164 88,2385 0,2585">
          <text:p/>
        </draw:polyline>
        <draw:line draw:style-name="gr2" draw:layer="layout" svg:x1="13.746cm" svg:y1="11.921cm" svg:x2="13.657cm" svg:y2="12.122cm">
          <text:p/>
        </draw:line>
        <draw:polyline draw:style-name="gr2" draw:layer="layout" svg:width="0.233cm" svg:height="0.254cm" svg:x="13.63cm" svg:y="11.867cm" svg:viewBox="0 0 234 255" draw:points="0,0 27,255 234,104">
          <text:p/>
        </draw:polyline>
        <draw:line draw:style-name="gr2" draw:layer="layout" svg:x1="13.368cm" svg:y1="7.6cm" svg:x2="13.368cm" svg:y2="9.315cm">
          <text:p/>
        </draw:line>
        <draw:line draw:style-name="gr2" draw:layer="layout" svg:x1="13.368cm" svg:y1="9.149cm" svg:x2="13.368cm" svg:y2="9.315cm">
          <text:p/>
        </draw:line>
        <draw:polyline draw:style-name="gr2" draw:layer="layout" svg:width="0.255cm" svg:height="0.221cm" svg:x="13.24cm" svg:y="9.094cm" svg:viewBox="0 0 256 222" draw:points="0,0 129,222 256,0">
          <text:p/>
        </draw:polyline>
        <draw:polyline draw:style-name="gr2" draw:layer="layout" svg:width="2.294cm" svg:height="1.96cm" svg:x="10.695cm" svg:y="7.511cm" svg:viewBox="0 0 2295 1961" draw:points="2295,0 2107,159 1896,339 1666,535 1423,742 1173,955 921,1171 671,1384 431,1590 206,1783 0,1961">
          <text:p/>
        </draw:polyline>
        <draw:line draw:style-name="gr2" draw:layer="layout" svg:x1="10.902cm" svg:y1="9.293cm" svg:x2="10.695cm" svg:y2="9.472cm">
          <text:p/>
        </draw:line>
        <draw:polyline draw:style-name="gr2" draw:layer="layout" svg:width="0.251cm" svg:height="0.241cm" svg:x="10.695cm" svg:y="9.23cm" svg:viewBox="0 0 252 242" draw:points="86,0 0,242 252,194">
          <text:p/>
        </draw:polyline>
        <draw:polyline draw:style-name="gr2" draw:layer="layout" svg:width="1.047cm" svg:height="1.826cm" svg:x="16.908cm" svg:y="15.84cm" svg:viewBox="0 0 1048 1827" draw:points="1048,0 957,149 857,315 752,495 643,685 532,880 420,1078 309,1275 201,1468 98,1653 0,1827">
          <text:p/>
        </draw:polyline>
        <draw:line draw:style-name="gr2" draw:layer="layout" svg:x1="17.007cm" svg:y1="17.492cm" svg:x2="16.908cm" svg:y2="17.667cm">
          <text:p/>
        </draw:line>
        <draw:polyline draw:style-name="gr2" draw:layer="layout" svg:width="0.223cm" svg:height="0.256cm" svg:x="16.905cm" svg:y="17.41cm" svg:viewBox="0 0 224 257" draw:points="0,0 3,257 224,125">
          <text:p/>
        </draw:polyline>
        <draw:polyline draw:style-name="gr2" draw:layer="layout" svg:width="0.824cm" svg:height="1.759cm" svg:x="15.55cm" svg:y="18.623cm" svg:viewBox="0 0 825 1760" draw:points="825,0 760,143 686,303 605,476 519,658 430,847 339,1039 249,1229 161,1415 77,1593 0,1760">
          <text:p/>
        </draw:polyline>
        <draw:line draw:style-name="gr2" draw:layer="layout" svg:x1="15.628cm" svg:y1="20.215cm" svg:x2="15.55cm" svg:y2="20.383cm">
          <text:p/>
        </draw:line>
        <draw:polyline draw:style-name="gr2" draw:layer="layout" svg:width="0.231cm" svg:height="0.254cm" svg:x="15.527cm" svg:y="20.128cm" svg:viewBox="0 0 232 255" draw:points="0,0 23,255 232,107">
          <text:p/>
        </draw:polyline>
        <draw:polyline draw:style-name="gr2" draw:layer="layout" svg:width="0.534cm" svg:height="1.759cm" svg:x="18.356cm" svg:y="10.339cm" svg:viewBox="0 0 535 1760" draw:points="535,0 492,149 443,312 390,486 333,669 275,855 217,1045 159,1233 103,1417 49,1594 0,1760">
          <text:p/>
        </draw:polyline>
        <draw:line draw:style-name="gr2" draw:layer="layout" svg:x1="18.406cm" svg:y1="11.932cm" svg:x2="18.356cm" svg:y2="12.099cm">
          <text:p/>
        </draw:line>
        <draw:polyline draw:style-name="gr2" draw:layer="layout" svg:width="0.245cm" svg:height="0.248cm" svg:x="18.296cm" svg:y="11.85cm" svg:viewBox="0 0 246 249" draw:points="0,0 61,249 246,73">
          <text:p/>
        </draw:polyline>
        <draw:polyline draw:style-name="gr2" draw:layer="layout" svg:width="1.692cm" svg:height="1.892cm" svg:x="17.02cm" svg:y="10.295cm" svg:viewBox="0 0 1693 1893" draw:points="1693,0 1550,157 1392,333 1223,523 1045,724 863,929 679,1137 497,1342 321,1538 154,1724 0,1893">
          <text:p/>
        </draw:polyline>
        <draw:line draw:style-name="gr2" draw:layer="layout" svg:x1="17.175cm" svg:y1="12.018cm" svg:x2="17.02cm" svg:y2="12.188cm">
          <text:p/>
        </draw:line>
        <draw:polyline draw:style-name="gr2" draw:layer="layout" svg:width="0.243cm" svg:height="0.249cm" svg:x="17.02cm" svg:y="11.938cm" svg:viewBox="0 0 244 250" draw:points="54,0 0,250 244,173">
          <text:p/>
        </draw:polyline>
        <draw:polyline draw:style-name="gr2" draw:layer="layout" svg:width="0.49cm" svg:height="1.759cm" svg:x="19.113cm" svg:y="10.339cm" svg:viewBox="0 0 491 1760" draw:points="0,0 42,149 87,312 135,486 185,669 237,855 289,1045 340,1233 392,1417 442,1594 491,1760">
          <text:p/>
        </draw:polyline>
        <draw:line draw:style-name="gr2" draw:layer="layout" svg:x1="19.555cm" svg:y1="11.932cm" svg:x2="19.604cm" svg:y2="12.099cm">
          <text:p/>
        </draw:line>
        <draw:polyline draw:style-name="gr2" draw:layer="layout" svg:width="0.245cm" svg:height="0.247cm" svg:x="19.419cm" svg:y="11.851cm" svg:viewBox="0 0 246 248" draw:points="0,71 185,248 246,0">
          <text:p/>
        </draw:polyline>
        <draw:polyline draw:style-name="gr2" draw:layer="layout" svg:width="1.693cm" svg:height="1.893cm" svg:x="6.553cm" svg:y="7.533cm" svg:viewBox="0 0 1694 1894" draw:points="1694,0 1551,159 1394,335 1224,525 1047,725 864,931 681,1138 499,1342 323,1539 155,1724 0,1894">
          <text:p/>
        </draw:polyline>
        <draw:line draw:style-name="gr2" draw:layer="layout" svg:x1="6.709cm" svg:y1="9.256cm" svg:x2="6.553cm" svg:y2="9.427cm">
          <text:p/>
        </draw:line>
        <draw:polyline draw:style-name="gr2" draw:layer="layout" svg:width="0.243cm" svg:height="0.249cm" svg:x="6.553cm" svg:y="9.177cm" svg:viewBox="0 0 244 250" draw:points="56,0 0,250 244,172">
          <text:p/>
        </draw:polyline>
        <draw:polyline draw:style-name="gr2" draw:layer="layout" svg:width="0.535cm" svg:height="1.759cm" svg:x="7.889cm" svg:y="7.578cm" svg:viewBox="0 0 536 1760" draw:points="536,0 493,148 444,311 391,485 335,667 277,854 218,1043 160,1232 103,1417 50,1593 0,1760">
          <text:p/>
        </draw:polyline>
        <draw:line draw:style-name="gr2" draw:layer="layout" svg:x1="7.94cm" svg:y1="9.17cm" svg:x2="7.889cm" svg:y2="9.338cm">
          <text:p/>
        </draw:line>
        <draw:polyline draw:style-name="gr2" draw:layer="layout" svg:width="0.245cm" svg:height="0.248cm" svg:x="7.83cm" svg:y="9.089cm" svg:viewBox="0 0 246 249" draw:points="0,0 59,249 246,72">
          <text:p/>
        </draw:polyline>
        <draw:polyline draw:style-name="gr2" draw:layer="layout" svg:width="1.047cm" svg:height="1.826cm" svg:x="8.758cm" svg:y="7.555cm" svg:viewBox="0 0 1048 1827" draw:points="0,0 91,150 190,316 295,496 403,685 515,880 627,1078 739,1275 847,1467 950,1654 1048,1827">
          <text:p/>
        </draw:polyline>
        <draw:line draw:style-name="gr2" draw:layer="layout" svg:x1="9.707cm" svg:y1="9.208cm" svg:x2="9.806cm" svg:y2="9.382cm">
          <text:p/>
        </draw:line>
        <draw:polyline draw:style-name="gr2" draw:layer="layout" svg:width="0.223cm" svg:height="0.255cm" svg:x="9.585cm" svg:y="9.126cm" svg:viewBox="0 0 224 256" draw:points="0,126 221,256 224,0">
          <text:p/>
        </draw:polyline>
        <draw:polyline draw:style-name="gr2" draw:layer="layout" svg:width="2.049cm" svg:height="2.004cm" svg:x="9.359cm" svg:y="7.533cm" svg:viewBox="0 0 2050 2005" draw:points="2050,0 1898,145 1726,311 1536,496 1332,694 1117,903 895,1120 669,1342 442,1566 218,1788 0,2005">
          <text:p/>
        </draw:polyline>
        <draw:polyline draw:style-name="gr2" draw:layer="layout" svg:width="2.672cm" svg:height="2.672cm" svg:x="6.687cm" svg:y="9.537cm" svg:viewBox="0 0 2673 2673" draw:points="2673,0 2382,286 2087,577 1791,872 1498,1166 1211,1454 934,1733 671,1998 425,2246 200,2472 0,2673">
          <text:p/>
        </draw:polyline>
        <draw:line draw:style-name="gr2" draw:layer="layout" svg:x1="6.888cm" svg:y1="12.008cm" svg:x2="6.687cm" svg:y2="12.21cm">
          <text:p/>
        </draw:line>
        <draw:polyline draw:style-name="gr2" draw:layer="layout" svg:width="0.246cm" svg:height="0.246cm" svg:x="6.687cm" svg:y="11.963cm" svg:viewBox="0 0 247 247" draw:points="66,0 0,247 247,181">
          <text:p/>
        </draw:polyline>
        <draw:polyline draw:style-name="gr2" draw:layer="layout" svg:width="1.046cm" svg:height="1.826cm" svg:x="11.965cm" svg:y="7.555cm" svg:viewBox="0 0 1047 1827" draw:points="0,0 91,150 190,316 295,496 403,685 515,880 628,1078 738,1275 847,1467 950,1654 1047,1827">
          <text:p/>
        </draw:polyline>
        <draw:line draw:style-name="gr2" draw:layer="layout" svg:x1="12.914cm" svg:y1="9.208cm" svg:x2="13.012cm" svg:y2="9.382cm">
          <text:p/>
        </draw:line>
        <draw:polyline draw:style-name="gr2" draw:layer="layout" svg:width="0.223cm" svg:height="0.255cm" svg:x="12.792cm" svg:y="9.126cm" svg:viewBox="0 0 224 256" draw:points="0,126 220,256 224,0">
          <text:p/>
        </draw:polyline>
        <draw:polyline draw:style-name="gr2" draw:layer="layout" svg:width="0.089cm" svg:height="9.999cm" svg:x="7.6cm" svg:y="10.361cm" svg:viewBox="0 0 90 10000" draw:points="90,0 88,631 83,1487 75,2513 65,3658 53,4866 41,6085 29,7261 18,8341 8,9272 0,10000">
          <text:p/>
        </draw:polyline>
        <draw:line draw:style-name="gr2" draw:layer="layout" svg:x1="7.609cm" svg:y1="19.633cm" svg:x2="7.6cm" svg:y2="20.361cm">
          <text:p/>
        </draw:line>
        <draw:polyline draw:style-name="gr2" draw:layer="layout" svg:width="0.255cm" svg:height="0.222cm" svg:x="7.475cm" svg:y="20.138cm" svg:viewBox="0 0 256 223" draw:points="0,0 125,223 256,2">
          <text:p/>
        </draw:polyline>
        <draw:polyline draw:style-name="gr2" draw:layer="layout" svg:width="1.692cm" svg:height="1.892cm" svg:x="8.001cm" svg:y="10.295cm" svg:viewBox="0 0 1693 1893" draw:points="0,0 142,157 300,333 470,523 648,724 830,929 1014,1137 1196,1342 1372,1538 1539,1724 1693,1893">
          <text:p/>
        </draw:polyline>
        <draw:line draw:style-name="gr2" draw:layer="layout" svg:x1="9.539cm" svg:y1="12.018cm" svg:x2="9.694cm" svg:y2="12.188cm">
          <text:p/>
        </draw:line>
        <draw:polyline draw:style-name="gr2" draw:layer="layout" svg:width="0.243cm" svg:height="0.249cm" svg:x="9.45cm" svg:y="11.938cm" svg:viewBox="0 0 244 250" draw:points="0,173 244,250 190,0">
          <text:p/>
        </draw:polyline>
        <draw:polyline draw:style-name="gr2" draw:layer="layout" svg:width="0.624cm" svg:height="1.96cm" svg:x="9.359cm" svg:y="10.339cm" svg:viewBox="0 0 625 1961" draw:points="625,0 567,150 503,317 436,499 366,693 295,896 226,1106 160,1320 99,1537 45,1750 0,1961">
          <text:p/>
        </draw:polyline>
        <draw:polyline draw:style-name="gr2" draw:layer="layout" svg:width="0.534cm" svg:height="5.3cm" svg:x="8.825cm" svg:y="12.299cm" svg:viewBox="0 0 535 5301" draw:points="535,0 418,584 319,1182 236,1783 170,2378 117,2958 75,3514 45,4037 23,4514 9,4939 0,5301">
          <text:p/>
        </draw:polyline>
        <draw:line draw:style-name="gr2" draw:layer="layout" svg:x1="8.835cm" svg:y1="17.237cm" svg:x2="8.825cm" svg:y2="17.6cm">
          <text:p/>
        </draw:line>
        <draw:polyline draw:style-name="gr2" draw:layer="layout" svg:width="0.255cm" svg:height="0.224cm" svg:x="8.703cm" svg:y="17.375cm" svg:viewBox="0 0 256 225" draw:points="0,0 122,225 256,6">
          <text:p/>
        </draw:polyline>
        <draw:line draw:style-name="gr2" draw:layer="layout" svg:x1="10.161cm" svg:y1="10.361cm" svg:x2="10.161cm" svg:y2="12.076cm">
          <text:p/>
        </draw:line>
        <draw:line draw:style-name="gr2" draw:layer="layout" svg:x1="10.161cm" svg:y1="11.91cm" svg:x2="10.161cm" svg:y2="12.076cm">
          <text:p/>
        </draw:line>
        <draw:polyline draw:style-name="gr2" draw:layer="layout" svg:width="0.255cm" svg:height="0.221cm" svg:x="10.033cm" svg:y="11.855cm" svg:viewBox="0 0 256 222" draw:points="0,0 128,222 256,0">
          <text:p/>
        </draw:polyline>
        <draw:polyline draw:style-name="gr2" draw:layer="layout" svg:width="1.047cm" svg:height="1.826cm" svg:x="10.361cm" svg:y="10.317cm" svg:viewBox="0 0 1048 1827" draw:points="0,0 92,149 191,316 296,495 405,685 516,880 628,1078 739,1275 847,1468 951,1653 1048,1827">
          <text:p/>
        </draw:polyline>
        <draw:line draw:style-name="gr2" draw:layer="layout" svg:x1="11.311cm" svg:y1="11.969cm" svg:x2="11.409cm" svg:y2="12.144cm">
          <text:p/>
        </draw:line>
        <draw:polyline draw:style-name="gr2" draw:layer="layout" svg:width="0.222cm" svg:height="0.255cm" svg:x="11.189cm" svg:y="11.888cm" svg:viewBox="0 0 223 256" draw:points="0,125 220,256 223,0">
          <text:p/>
        </draw:polyline>
        <draw:polyline draw:style-name="gr2" draw:layer="layout" svg:width="0.49cm" svg:height="1.76cm" svg:x="11.875cm" svg:y="13.1cm" svg:viewBox="0 0 491 1761" draw:points="0,0 43,149 90,311 140,486 192,668 246,855 299,1045 351,1233 402,1417 449,1594 491,1761">
          <text:p/>
        </draw:polyline>
        <draw:line draw:style-name="gr2" draw:layer="layout" svg:x1="12.323cm" svg:y1="14.693cm" svg:x2="12.366cm" svg:y2="14.861cm">
          <text:p/>
        </draw:line>
        <draw:polyline draw:style-name="gr2" draw:layer="layout" svg:width="0.247cm" svg:height="0.246cm" svg:x="12.187cm" svg:y="14.614cm" svg:viewBox="0 0 248 247" draw:points="0,63 179,247 248,0">
          <text:p/>
        </draw:polyline>
        <draw:polyline draw:style-name="gr2" draw:layer="layout" svg:width="0.114cm" svg:height="2.739cm" svg:x="5.192cm" svg:y="7.6cm" svg:viewBox="0 0 115 2740" draw:points="93,0 72,197 50,424 30,677 14,949 3,1237 0,1535 10,1840 30,2145 64,2447 115,2740">
          <text:p/>
        </draw:polyline>
        <draw:polyline draw:style-name="gr2" draw:layer="layout" svg:width="0.601cm" svg:height="1.782cm" svg:x="5.306cm" svg:y="10.339cm" svg:viewBox="0 0 602 1783" draw:points="0,0 38,194 84,389 138,582 197,772 260,959 327,1139 395,1313 465,1480 534,1637 602,1783">
          <text:p/>
        </draw:polyline>
        <draw:line draw:style-name="gr2" draw:layer="layout" svg:x1="5.839cm" svg:y1="11.975cm" svg:x2="5.908cm" svg:y2="12.122cm">
          <text:p/>
        </draw:line>
        <draw:polyline draw:style-name="gr2" draw:layer="layout" svg:width="0.231cm" svg:height="0.255cm" svg:x="5.699cm" svg:y="11.866cm" svg:viewBox="0 0 232 256" draw:points="0,109 209,256 232,0">
          <text:p/>
        </draw:polyline>
        <draw:line draw:style-name="gr2" draw:layer="layout" svg:x1="22.23cm" svg:y1="13.122cm" svg:x2="22.23cm" svg:y2="14.837cm">
          <text:p/>
        </draw:line>
        <draw:line draw:style-name="gr2" draw:layer="layout" svg:x1="22.23cm" svg:y1="14.672cm" svg:x2="22.23cm" svg:y2="14.837cm">
          <text:p/>
        </draw:line>
        <draw:polyline draw:style-name="gr2" draw:layer="layout" svg:width="0.255cm" svg:height="0.221cm" svg:x="22.103cm" svg:y="14.616cm" svg:viewBox="0 0 256 222" draw:points="0,0 128,222 256,0">
          <text:p/>
        </draw:polyline>
        <draw:polyline draw:style-name="gr2" draw:layer="layout" svg:width="0.178cm" svg:height="5.1cm" svg:x="3.658cm" svg:y="10.361cm" svg:viewBox="0 0 179 5101" draw:points="0,0 22,308 45,689 68,1133 93,1629 115,2166 136,2734 154,3322 167,3920 176,4516 179,5101">
          <text:p/>
        </draw:polyline>
        <draw:line draw:style-name="gr2" draw:layer="layout" svg:x1="3.836cm" svg:y1="15.461cm" svg:x2="3.836cm" svg:y2="18.222cm">
          <text:p/>
        </draw:line>
        <draw:line draw:style-name="gr2" draw:layer="layout" svg:x1="3.836cm" svg:y1="18.222cm" svg:x2="3.836cm" svg:y2="23.121cm">
          <text:p/>
        </draw:line>
        <draw:line draw:style-name="gr2" draw:layer="layout" svg:x1="3.836cm" svg:y1="22.783cm" svg:x2="3.836cm" svg:y2="23.121cm">
          <text:p/>
        </draw:line>
        <draw:polyline draw:style-name="gr2" draw:layer="layout" svg:width="0.255cm" svg:height="0.221cm" svg:x="3.709cm" svg:y="22.9cm" svg:viewBox="0 0 256 222" draw:points="0,0 128,222 256,0">
          <text:p/>
        </draw:polyline>
        <draw:polyline draw:style-name="gr2" draw:layer="layout" svg:width="0.624cm" svg:height="4.476cm" svg:x="23.121cm" svg:y="10.361cm" svg:viewBox="0 0 625 4477" draw:points="0,0 46,328 102,725 165,1175 233,1663 304,2172 376,2686 446,3191 512,3668 573,4102 625,4477">
          <text:p/>
        </draw:polyline>
        <draw:line draw:style-name="gr2" draw:layer="layout" svg:x1="23.693cm" svg:y1="14.462cm" svg:x2="23.746cm" svg:y2="14.838cm">
          <text:p/>
        </draw:line>
        <draw:polyline draw:style-name="gr2" draw:layer="layout" svg:width="0.253cm" svg:height="0.236cm" svg:x="23.588cm" svg:y="14.601cm" svg:viewBox="0 0 254 237" draw:points="0,36 158,237 254,0">
          <text:p/>
        </draw:polyline>
        <draw:polyline draw:style-name="gr2" draw:layer="layout" svg:width="0.534cm" svg:height="1.759cm" svg:x="22.409cm" svg:y="10.339cm" svg:viewBox="0 0 535 1760" draw:points="535,0 492,149 443,312 390,486 334,669 276,855 218,1045 160,1233 103,1417 50,1594 0,1760">
          <text:p/>
        </draw:polyline>
        <draw:line draw:style-name="gr2" draw:layer="layout" svg:x1="22.459cm" svg:y1="11.932cm" svg:x2="22.409cm" svg:y2="12.099cm">
          <text:p/>
        </draw:line>
        <draw:polyline draw:style-name="gr2" draw:layer="layout" svg:width="0.245cm" svg:height="0.248cm" svg:x="22.349cm" svg:y="11.85cm" svg:viewBox="0 0 246 249" draw:points="0,0 60,249 246,73">
          <text:p/>
        </draw:polyline>
        <draw:polyline draw:style-name="gr2" draw:layer="layout" svg:width="0.373cm" svg:height="8.262cm" svg:x="21.056cm" svg:y="7.6cm" svg:viewBox="0 0 374 8263" draw:points="128,0 97,444 64,1029 32,1732 9,2534 0,3414 11,4351 48,5325 117,6315 224,7301 374,8263">
          <text:p/>
        </draw:polyline>
        <draw:polyline draw:style-name="gr2" draw:layer="layout" svg:width="0.534cm" svg:height="1.759cm" svg:x="21.429cm" svg:y="15.862cm" svg:viewBox="0 0 535 1760" draw:points="0,0 31,188 71,377 117,566 169,754 225,938 285,1117 347,1291 410,1456 474,1613 535,1760">
          <text:p/>
        </draw:polyline>
        <draw:line draw:style-name="gr2" draw:layer="layout" svg:x1="21.902cm" svg:y1="17.475cm" svg:x2="21.964cm" svg:y2="17.622cm">
          <text:p/>
        </draw:line>
        <draw:polyline draw:style-name="gr2" draw:layer="layout" svg:width="0.236cm" svg:height="0.253cm" svg:x="21.76cm" svg:y="17.368cm" svg:viewBox="0 0 237 254" draw:points="0,100 204,254 237,0">
          <text:p/>
        </draw:polyline>
        <draw:polyline draw:style-name="gr2" draw:layer="layout" svg:width="0.802cm" svg:height="4.498cm" svg:x="21.295cm" svg:y="7.6cm" svg:viewBox="0 0 803 4499" draw:points="0,0 61,327 133,724 214,1175 302,1664 394,2175 486,2691 575,3198 660,3679 737,4118 803,4499">
          <text:p/>
        </draw:polyline>
        <draw:line draw:style-name="gr2" draw:layer="layout" svg:x1="22.031cm" svg:y1="11.717cm" svg:x2="22.098cm" svg:y2="12.099cm">
          <text:p/>
        </draw:line>
        <draw:polyline draw:style-name="gr2" draw:layer="layout" svg:width="0.252cm" svg:height="0.24cm" svg:x="21.933cm" svg:y="11.858cm" svg:viewBox="0 0 253 241" draw:points="0,44 165,241 253,0">
          <text:p/>
        </draw:polyline>
        <draw:polyline draw:style-name="gr2" draw:layer="layout" svg:width="1.225cm" svg:height="1.849cm" svg:x="21.473cm" svg:y="7.555cm" svg:viewBox="0 0 1226 1850" draw:points="0,0 100,151 211,319 331,501 457,693 589,891 721,1092 854,1292 984,1488 1108,1674 1226,1850">
          <text:p/>
        </draw:polyline>
        <draw:line draw:style-name="gr2" draw:layer="layout" svg:x1="22.58cm" svg:y1="9.229cm" svg:x2="22.7cm" svg:y2="9.405cm">
          <text:p/>
        </draw:line>
        <draw:polyline draw:style-name="gr2" draw:layer="layout" svg:width="0.229cm" svg:height="0.255cm" svg:x="22.469cm" svg:y="9.149cm" svg:viewBox="0 0 230 256" draw:points="0,143 230,256 212,0">
          <text:p/>
        </draw:polyline>
        <draw:polyline draw:style-name="gr2" draw:layer="layout" svg:width="1.046cm" svg:height="1.826cm" svg:x="18.512cm" svg:y="13.078cm" svg:viewBox="0 0 1047 1827" draw:points="1047,0 956,150 857,316 753,496 644,684 533,880 420,1077 309,1275 201,1467 97,1653 0,1827">
          <text:p/>
        </draw:polyline>
        <draw:line draw:style-name="gr2" draw:layer="layout" svg:x1="18.61cm" svg:y1="14.73cm" svg:x2="18.512cm" svg:y2="14.905cm">
          <text:p/>
        </draw:line>
        <draw:polyline draw:style-name="gr2" draw:layer="layout" svg:width="0.223cm" svg:height="0.255cm" svg:x="18.508cm" svg:y="14.649cm" svg:viewBox="0 0 224 256" draw:points="0,0 4,256 224,124">
          <text:p/>
        </draw:polyline>
        <draw:polyline draw:style-name="gr2" draw:layer="layout" svg:width="1.203cm" svg:height="1.826cm" svg:x="15.416cm" svg:y="4.794cm" svg:viewBox="0 0 1204 1827" draw:points="0,0 100,150 212,318 331,500 457,692 586,889 716,1088 846,1285 972,1477 1092,1659 1204,1827">
          <text:p/>
        </draw:polyline>
        <draw:line draw:style-name="gr2" draw:layer="layout" svg:x1="16.507cm" svg:y1="6.452cm" svg:x2="16.62cm" svg:y2="6.621cm">
          <text:p/>
        </draw:line>
        <draw:polyline draw:style-name="gr2" draw:layer="layout" svg:width="0.229cm" svg:height="0.255cm" svg:x="16.39cm" svg:y="6.365cm" svg:viewBox="0 0 230 256" draw:points="0,141 230,256 214,0">
          <text:p/>
        </draw:polyline>
        <draw:line draw:style-name="gr2" draw:layer="layout" svg:x1="15.194cm" svg:y1="4.839cm" svg:x2="15.194cm" svg:y2="6.553cm">
          <text:p/>
        </draw:line>
        <draw:line draw:style-name="gr2" draw:layer="layout" svg:x1="15.194cm" svg:y1="6.387cm" svg:x2="15.194cm" svg:y2="6.553cm">
          <text:p/>
        </draw:line>
        <draw:polyline draw:style-name="gr2" draw:layer="layout" svg:width="0.255cm" svg:height="0.221cm" svg:x="15.066cm" svg:y="6.332cm" svg:viewBox="0 0 256 222" draw:points="0,0 128,222 256,0">
          <text:p/>
        </draw:polyline>
        <draw:polyline draw:style-name="gr2" draw:layer="layout" svg:width="0.378cm" svg:height="1.737cm" svg:x="15.283cm" svg:y="7.6cm" svg:viewBox="0 0 379 1738" draw:points="0,0 29,142 63,300 100,470 139,650 181,835 223,1023 265,1211 306,1395 344,1571 379,1738">
          <text:p/>
        </draw:polyline>
        <draw:line draw:style-name="gr2" draw:layer="layout" svg:x1="15.626cm" svg:y1="9.17cm" svg:x2="15.662cm" svg:y2="9.338cm">
          <text:p/>
        </draw:line>
        <draw:polyline draw:style-name="gr2" draw:layer="layout" svg:width="0.249cm" svg:height="0.243cm" svg:x="15.491cm" svg:y="9.094cm" svg:viewBox="0 0 250 244" draw:points="0,53 170,244 250,0">
          <text:p/>
        </draw:polyline>
        <draw:polyline draw:style-name="gr2" draw:layer="layout" svg:width="0.49cm" svg:height="1.759cm" svg:x="15.906cm" svg:y="10.339cm" svg:viewBox="0 0 491 1760" draw:points="0,0 42,149 87,312 135,486 185,669 237,855 290,1045 342,1233 393,1417 443,1594 491,1760">
          <text:p/>
        </draw:polyline>
        <draw:line draw:style-name="gr2" draw:layer="layout" svg:x1="16.348cm" svg:y1="11.932cm" svg:x2="16.397cm" svg:y2="12.099cm">
          <text:p/>
        </draw:line>
        <draw:polyline draw:style-name="gr2" draw:layer="layout" svg:width="0.246cm" svg:height="0.247cm" svg:x="16.212cm" svg:y="11.851cm" svg:viewBox="0 0 247 248" draw:points="0,71 184,248 247,0">
          <text:p/>
        </draw:polyline>
        <draw:polyline draw:style-name="gr2" draw:layer="layout" svg:width="0.535cm" svg:height="1.759cm" svg:x="15.149cm" svg:y="10.339cm" svg:viewBox="0 0 536 1760" draw:points="536,0 492,149 444,312 391,486 334,669 276,855 217,1045 159,1233 103,1417 49,1594 0,1760">
          <text:p/>
        </draw:polyline>
        <draw:line draw:style-name="gr2" draw:layer="layout" svg:x1="15.199cm" svg:y1="11.932cm" svg:x2="15.149cm" svg:y2="12.099cm">
          <text:p/>
        </draw:line>
        <draw:polyline draw:style-name="gr2" draw:layer="layout" svg:width="0.244cm" svg:height="0.248cm" svg:x="15.09cm" svg:y="11.85cm" svg:viewBox="0 0 245 249" draw:points="0,0 60,249 245,73">
          <text:p/>
        </draw:polyline>
        <draw:polyline draw:style-name="gr2" draw:layer="layout" svg:width="1.047cm" svg:height="1.782cm" svg:x="15.171cm" svg:y="13.078cm" svg:viewBox="0 0 1048 1783" draw:points="0,0 86,149 182,314 285,490 394,675 507,866 622,1058 735,1251 845,1437 950,1615 1048,1783">
          <text:p/>
        </draw:polyline>
        <draw:line draw:style-name="gr2" draw:layer="layout" svg:x1="16.12cm" svg:y1="14.692cm" svg:x2="16.219cm" svg:y2="14.861cm">
          <text:p/>
        </draw:line>
        <draw:polyline draw:style-name="gr2" draw:layer="layout" svg:width="0.222cm" svg:height="0.255cm" svg:x="15.996cm" svg:y="14.605cm" svg:viewBox="0 0 223 256" draw:points="0,128 223,256 221,0">
          <text:p/>
        </draw:polyline>
        <draw:polyline draw:style-name="gr2" draw:layer="layout" svg:width="1.692cm" svg:height="1.893cm" svg:x="6.665cm" svg:y="15.817cm" svg:viewBox="0 0 1693 1894" draw:points="0,0 143,158 301,334 470,524 648,724 830,930 1014,1137 1196,1342 1372,1539 1539,1724 1693,1894">
          <text:p/>
        </draw:polyline>
        <draw:line draw:style-name="gr2" draw:layer="layout" svg:x1="8.203cm" svg:y1="17.54cm" svg:x2="8.358cm" svg:y2="17.711cm">
          <text:p/>
        </draw:line>
        <draw:polyline draw:style-name="gr2" draw:layer="layout" svg:width="0.243cm" svg:height="0.249cm" svg:x="8.114cm" svg:y="17.461cm" svg:viewBox="0 0 244 250" draw:points="0,171 244,250 189,0">
          <text:p/>
        </draw:polyline>
        <draw:frame draw:style-name="gr5" draw:layer="layout" svg:width="0.387cm" svg:height="0.137cm" svg:x="6.184cm" svg:y="15.599cm">
          <draw:text-box>
            <text:p text:style-name="P1"><text:span text:style-name="T1">25 / 107</text:span></text:p>
          </draw:text-box>
        </draw:frame>
        <draw:frame draw:style-name="gr46" draw:text-style-name="P2" draw:layer="layout" svg:width="5.958cm" svg:height="3.916cm" svg:x="18.442cm" svg:y="20.484cm">
          <draw:text-box>
            <text:p text:style-name="P2"><text:span text:style-name="T2">Biological process</text:span></text:p>
            <text:p text:style-name="P2"><text:span text:style-name="T2">enriched for contigs</text:span></text:p>
            <text:p text:style-name="P2"><text:span text:style-name="T2">differently experssed</text:span></text:p>
            <text:p text:style-name="P2"><text:span text:style-name="T2">between </text:span></text:p>
            <text:p text:style-name="P2"><text:span text:style-name="T2">male/female</text:span></text:p>
          </draw:text-box>
        </draw:frame>
      </draw:page>
      <draw:page draw:name="page8" draw:style-name="dp1" draw:master-page-name="master-page26">
        <draw:polygon draw:style-name="gr211" draw:layer="layout" svg:width="1.676cm" svg:height="1.118cm" svg:x="12.948cm" svg:y="0.964cm" svg:viewBox="0 0 1677 1119" draw:points="0,559 17,448 34,402 51,368 68,340 85,315 101,293 118,273 135,255 152,238 169,223 186,208 203,195 220,182 237,170 254,159 271,147 288,137 305,127 322,119 339,110 355,102 372,94 389,86 406,80 423,73 440,67 457,61 475,55 492,50 509,45 526,40 543,36 560,32 577,28 594,24 610,21 627,18 644,15 661,12 678,10 695,8 712,6 729,5 746,3 763,2 780,1 797,0 814,0 831,0 848,0 864,0 881,0 898,1 915,2 932,3 949,5 966,6 983,8 1000,10 1017,12 1034,15 1051,18 1068,21 1085,24 1102,28 1118,32 1135,36 1152,40 1169,45 1186,50 1203,55 1220,61 1237,67 1254,73 1271,80 1288,86 1305,94 1322,102 1339,110 1356,119 1372,127 1389,137 1406,147 1423,159 1440,170 1457,182 1474,195 1491,208 1508,223 1525,238 1542,255 1559,273 1576,293 1593,315 1610,340 1626,368 1643,402 1660,448 1677,559 1660,671 1643,717 1626,751 1610,780 1593,804 1576,826 1559,846 1542,864 1525,881 1508,896 1491,911 1474,924 1457,937 1440,949 1423,960 1406,971 1389,981 1372,991 1356,1000 1339,1009 1322,1017 1305,1024 1288,1031 1271,1039 1254,1045 1237,1052 1220,1057 1203,1063 1186,1068 1169,1073 1152,1078 1135,1082 1118,1086 1102,1090 1085,1094 1068,1097 1051,1100 1034,1103 1017,1106 1000,1108 983,1110 966,1112 949,1114 932,1115 915,1116 898,1117 881,1118 864,1118 848,1119 831,1119 814,1118 797,1118 780,1117 763,1116 746,1115 729,1114 712,1112 695,1110 678,1108 661,1106 644,1103 627,1100 610,1097 594,1094 577,1090 560,1086 543,1082 526,1078 509,1073 492,1068 475,1063 457,1057 440,1052 423,1045 406,1039 389,1031 372,1024 355,1017 339,1009 322,1000 305,991 288,981 271,971 254,960 237,949 220,937 203,924 186,911 169,896 152,881 135,864 118,846 101,826 85,804 68,780 51,751 34,717 17,671">
          <text:p/>
        </draw:polygon>
        <draw:polyline draw:style-name="gr2" draw:layer="layout" svg:width="1.676cm" svg:height="1.118cm" svg:x="12.948cm" svg:y="0.964cm" svg:viewBox="0 0 1677 1119" draw:points="0,559 17,448 34,402 51,368 68,340 85,315 101,293 118,273 135,255 152,238 169,223 186,208 203,195 220,182 237,170 254,159 271,147 288,137 305,127 322,119 339,110 355,102 372,94 389,86 406,80 423,73 440,67 457,61 475,55 492,50 509,45 526,40 543,36 560,32 577,28 594,24 610,21 627,18 644,15 661,12 678,10 695,8 712,6 729,5 746,3 763,2 780,1 797,0 814,0 831,0 848,0 864,0 881,0 898,1 915,2 932,3 949,5 966,6 983,8 1000,10 1017,12 1034,15 1051,18 1068,21 1085,24 1102,28 1118,32 1135,36 1152,40 1169,45 1186,50 1203,55 1220,61 1237,67 1254,73 1271,80 1288,86 1305,94 1322,102 1339,110 1356,119 1372,127 1389,137 1406,147 1423,159 1440,170 1457,182 1474,195 1491,208 1508,223 1525,238 1542,255 1559,273 1576,293 1593,315 1610,340 1626,368 1643,402 1660,448 1677,559 1660,671 1643,717 1626,751 1610,780 1593,804 1576,826 1559,846 1542,864 1525,881 1508,896 1491,911 1474,924 1457,937 1440,949 1423,960 1406,971 1389,981 1372,991 1356,1000 1339,1009 1322,1017 1305,1024 1288,1031 1271,1039 1254,1045 1237,1052 1220,1057 1203,1063 1186,1068 1169,1073 1152,1078 1135,1082 1118,1086 1102,1090 1085,1094 1068,1097 1051,1100 1034,1103 1017,1106 1000,1108 983,1110 966,1112 949,1114 932,1115 915,1116 898,1117 881,1118 864,1118 848,1119 831,1119 814,1118 797,1118 780,1117 763,1116 746,1115 729,1114 712,1112 695,1110 678,1108 661,1106 644,1103 627,1100 610,1097 594,1094 577,1090 560,1086 543,1082 526,1078 509,1073 492,1068 475,1063 457,1057 440,1052 423,1045 406,1039 389,1031 372,1024 355,1017 339,1009 322,1000 305,991 288,981 271,971 254,960 237,949 220,937 203,924 186,911 169,896 152,881 135,864 118,846 101,826 85,804 68,780 51,751 34,717 17,671 0,559">
          <text:p/>
        </draw:polyline>
        <draw:frame draw:style-name="gr88" draw:layer="layout" svg:width="0.794cm" svg:height="0.179cm" svg:x="13.382cm" svg:y="1.249cm">
          <draw:text-box>
            <text:p text:style-name="P1"><text:span text:style-name="T3">GO:0005575</text:span></text:p>
          </draw:text-box>
        </draw:frame>
        <draw:frame draw:style-name="gr153" draw:layer="layout" svg:width="1.196cm" svg:height="0.179cm" svg:x="13.174cm" svg:y="1.398cm">
          <draw:text-box>
            <text:p text:style-name="P1"><text:span text:style-name="T3">cellular_component</text:span></text:p>
          </draw:text-box>
        </draw:frame>
        <draw:frame draw:style-name="gr237" draw:layer="layout" svg:width="0.574cm" svg:height="0.179cm" svg:x="13.492cm" svg:y="1.546cm">
          <draw:text-box>
            <text:p text:style-name="P1"><text:span text:style-name="T3">1.000000</text:span></text:p>
          </draw:text-box>
        </draw:frame>
        <draw:polygon draw:style-name="gr201" draw:layer="layout" svg:width="1.676cm" svg:height="1.118cm" svg:x="6.739cm" svg:y="7.67cm" svg:viewBox="0 0 1677 1119" draw:points="0,560 17,448 33,402 50,368 67,340 84,315 101,293 118,273 135,255 152,238 169,223 186,208 203,195 220,182 237,170 254,159 271,147 287,137 304,128 321,118 338,110 355,102 372,94 389,87 406,80 423,73 440,67 457,61 474,55 491,50 508,45 525,41 541,36 558,32 575,28 592,24 609,21 626,18 643,15 660,13 677,10 694,8 711,6 728,5 745,3 762,2 779,1 795,1 812,0 829,0 846,0 863,0 880,1 897,1 914,2 931,3 948,5 965,6 982,8 999,10 1016,13 1033,15 1049,18 1066,21 1083,24 1100,28 1117,32 1134,36 1151,41 1168,45 1185,50 1202,55 1219,61 1236,67 1253,73 1270,80 1287,87 1303,94 1320,102 1337,110 1354,118 1371,128 1388,137 1405,147 1422,159 1439,170 1456,182 1473,195 1490,208 1507,223 1524,238 1541,255 1557,273 1574,293 1591,315 1608,340 1625,368 1643,402 1660,448 1677,560 1660,672 1643,717 1625,751 1608,780 1591,805 1574,826 1557,846 1541,864 1524,881 1507,897 1490,911 1473,925 1456,937 1439,949 1422,961 1405,971 1388,981 1371,991 1354,1000 1337,1008 1320,1017 1303,1024 1287,1032 1270,1039 1253,1045 1236,1052 1219,1058 1202,1063 1185,1068 1168,1073 1151,1078 1134,1083 1117,1087 1100,1090 1083,1094 1066,1097 1049,1101 1033,1103 1016,1106 999,1108 982,1110 965,1112 948,1114 931,1115 914,1116 897,1117 880,1118 863,1118 846,1119 829,1119 812,1118 795,1118 779,1117 762,1116 745,1115 728,1114 711,1112 694,1110 677,1108 660,1106 643,1103 626,1101 609,1097 592,1094 575,1090 558,1087 541,1083 525,1078 508,1073 491,1068 474,1063 457,1058 440,1052 423,1045 406,1039 389,1032 372,1024 355,1017 338,1008 321,1000 304,991 287,981 271,971 254,961 237,949 220,937 203,925 186,911 169,897 152,881 135,864 118,846 101,826 84,805 67,780 50,751 33,717 17,672">
          <text:p/>
        </draw:polygon>
        <draw:polyline draw:style-name="gr2" draw:layer="layout" svg:width="1.676cm" svg:height="1.118cm" svg:x="6.739cm" svg:y="7.67cm" svg:viewBox="0 0 1677 1119" draw:points="0,560 17,448 33,402 50,368 67,340 84,315 101,293 118,273 135,255 152,238 169,223 186,208 203,195 220,182 237,170 254,159 271,147 287,137 304,128 321,118 338,110 355,102 372,94 389,87 406,80 423,73 440,67 457,61 474,55 491,50 508,45 525,41 541,36 558,32 575,28 592,24 609,21 626,18 643,15 660,13 677,10 694,8 711,6 728,5 745,3 762,2 779,1 795,1 812,0 829,0 846,0 863,0 880,1 897,1 914,2 931,3 948,5 965,6 982,8 999,10 1016,13 1033,15 1049,18 1066,21 1083,24 1100,28 1117,32 1134,36 1151,41 1168,45 1185,50 1202,55 1219,61 1236,67 1253,73 1270,80 1287,87 1303,94 1320,102 1337,110 1354,118 1371,128 1388,137 1405,147 1422,159 1439,170 1456,182 1473,195 1490,208 1507,223 1524,238 1541,255 1557,273 1574,293 1591,315 1608,340 1625,368 1643,402 1660,448 1677,560 1660,672 1643,717 1625,751 1608,780 1591,805 1574,826 1557,846 1541,864 1524,881 1507,897 1490,911 1473,925 1456,937 1439,949 1422,961 1405,971 1388,981 1371,991 1354,1000 1337,1008 1320,1017 1303,1024 1287,1032 1270,1039 1253,1045 1236,1052 1219,1058 1202,1063 1185,1068 1168,1073 1151,1078 1134,1083 1117,1087 1100,1090 1083,1094 1066,1097 1049,1101 1033,1103 1016,1106 999,1108 982,1110 965,1112 948,1114 931,1115 914,1116 897,1117 880,1118 863,1118 846,1119 829,1119 812,1118 795,1118 779,1117 762,1116 745,1115 728,1114 711,1112 694,1110 677,1108 660,1106 643,1103 626,1101 609,1097 592,1094 575,1090 558,1087 541,1083 525,1078 508,1073 491,1068 474,1063 457,1058 440,1052 423,1045 406,1039 389,1032 372,1024 355,1017 338,1008 321,1000 304,991 287,981 271,971 254,961 237,949 220,937 203,925 186,911 169,897 152,881 135,864 118,846 101,826 84,805 67,780 50,751 33,717 17,672 0,560">
          <text:p/>
        </draw:polyline>
        <draw:frame draw:style-name="gr90" draw:layer="layout" svg:width="0.497cm" svg:height="0.179cm" svg:x="13.531cm" svg:y="1.695cm">
          <draw:text-box>
            <text:p text:style-name="P1"><text:span text:style-name="T3">50 / 317</text:span></text:p>
          </draw:text-box>
        </draw:frame>
        <draw:frame draw:style-name="gr88" draw:layer="layout" svg:width="0.794cm" svg:height="0.179cm" svg:x="7.173cm" svg:y="7.956cm">
          <draw:text-box>
            <text:p text:style-name="P1"><text:span text:style-name="T3">GO:0005622</text:span></text:p>
          </draw:text-box>
        </draw:frame>
        <draw:frame draw:style-name="gr154" draw:layer="layout" svg:width="0.705cm" svg:height="0.179cm" svg:x="7.217cm" svg:y="8.104cm">
          <draw:text-box>
            <text:p text:style-name="P1"><text:span text:style-name="T3">intracellular</text:span></text:p>
          </draw:text-box>
        </draw:frame>
        <draw:frame draw:style-name="gr237" draw:layer="layout" svg:width="0.574cm" svg:height="0.179cm" svg:x="7.283cm" svg:y="8.252cm">
          <draw:text-box>
            <text:p text:style-name="P1"><text:span text:style-name="T3">0.166102</text:span></text:p>
          </draw:text-box>
        </draw:frame>
        <draw:polygon draw:style-name="gr201" draw:layer="layout" svg:width="1.677cm" svg:height="1.118cm" svg:x="11.737cm" svg:y="3.199cm" svg:viewBox="0 0 1678 1119" draw:points="0,560 17,448 34,403 51,368 68,340 85,315 102,293 119,274 136,255 153,239 169,223 186,209 203,195 220,183 237,171 254,159 271,148 288,137 305,128 322,119 339,110 356,102 373,94 390,87 407,80 423,73 440,67 457,61 474,56 491,50 508,45 525,41 542,36 559,32 576,28 593,25 610,21 627,18 644,15 661,13 677,10 694,8 711,7 728,5 745,4 762,2 779,2 796,1 813,1 830,0 847,0 864,1 881,1 898,2 915,2 931,4 948,5 965,7 982,8 999,10 1016,13 1033,15 1050,18 1067,21 1084,25 1101,28 1118,32 1135,36 1152,41 1169,45 1185,50 1202,56 1219,61 1236,67 1253,73 1270,80 1287,87 1304,94 1321,102 1338,110 1355,119 1372,128 1389,137 1406,148 1423,159 1439,171 1456,183 1473,195 1490,209 1507,223 1524,239 1541,255 1558,274 1575,293 1592,315 1609,340 1626,368 1643,403 1660,448 1678,560 1660,672 1643,717 1626,752 1609,780 1592,805 1575,827 1558,846 1541,864 1524,881 1507,897 1490,911 1473,925 1456,937 1439,949 1423,961 1406,971 1389,982 1372,991 1355,1000 1338,1009 1321,1017 1304,1025 1287,1032 1270,1039 1253,1045 1236,1052 1219,1058 1202,1063 1185,1069 1169,1074 1152,1078 1135,1083 1118,1087 1101,1091 1084,1094 1067,1098 1050,1101 1033,1104 1016,1106 999,1109 982,1111 965,1112 948,1114 931,1115 915,1117 898,1117 881,1118 864,1118 847,1119 830,1119 813,1118 796,1118 779,1117 762,1117 745,1115 728,1114 711,1112 694,1111 677,1109 661,1106 644,1104 627,1101 610,1098 593,1094 576,1091 559,1087 542,1083 525,1078 508,1074 491,1069 474,1063 457,1058 440,1052 423,1045 407,1039 390,1032 373,1025 356,1017 339,1009 322,1000 305,991 288,982 271,971 254,961 237,949 220,937 203,925 186,911 169,897 153,881 136,864 119,846 102,827 85,805 68,780 51,752 34,717 17,672">
          <text:p/>
        </draw:polygon>
        <draw:polyline draw:style-name="gr2" draw:layer="layout" svg:width="1.677cm" svg:height="1.118cm" svg:x="11.737cm" svg:y="3.199cm" svg:viewBox="0 0 1678 1119" draw:points="0,560 17,448 34,403 51,368 68,340 85,315 102,293 119,274 136,255 153,239 169,223 186,209 203,195 220,183 237,171 254,159 271,148 288,137 305,128 322,119 339,110 356,102 373,94 390,87 407,80 423,73 440,67 457,61 474,56 491,50 508,45 525,41 542,36 559,32 576,28 593,25 610,21 627,18 644,15 661,13 677,10 694,8 711,7 728,5 745,4 762,2 779,2 796,1 813,1 830,0 847,0 864,1 881,1 898,2 915,2 931,4 948,5 965,7 982,8 999,10 1016,13 1033,15 1050,18 1067,21 1084,25 1101,28 1118,32 1135,36 1152,41 1169,45 1185,50 1202,56 1219,61 1236,67 1253,73 1270,80 1287,87 1304,94 1321,102 1338,110 1355,119 1372,128 1389,137 1406,148 1423,159 1439,171 1456,183 1473,195 1490,209 1507,223 1524,239 1541,255 1558,274 1575,293 1592,315 1609,340 1626,368 1643,403 1660,448 1678,560 1660,672 1643,717 1626,752 1609,780 1592,805 1575,827 1558,846 1541,864 1524,881 1507,897 1490,911 1473,925 1456,937 1439,949 1423,961 1406,971 1389,982 1372,991 1355,1000 1338,1009 1321,1017 1304,1025 1287,1032 1270,1039 1253,1045 1236,1052 1219,1058 1202,1063 1185,1069 1169,1074 1152,1078 1135,1083 1118,1087 1101,1091 1084,1094 1067,1098 1050,1101 1033,1104 1016,1106 999,1109 982,1111 965,1112 948,1114 931,1115 915,1117 898,1117 881,1118 864,1118 847,1119 830,1119 813,1118 796,1118 779,1117 762,1117 745,1115 728,1114 711,1112 694,1111 677,1109 661,1106 644,1104 627,1101 610,1098 593,1094 576,1091 559,1087 542,1083 525,1078 508,1074 491,1069 474,1063 457,1058 440,1052 423,1045 407,1039 390,1032 373,1025 356,1017 339,1009 322,1000 305,991 288,982 271,971 254,961 237,949 220,937 203,925 186,911 169,897 153,881 136,864 119,846 102,827 85,805 68,780 51,752 34,717 17,672 0,560">
          <text:p/>
        </draw:polyline>
        <draw:frame draw:style-name="gr90" draw:layer="layout" svg:width="0.497cm" svg:height="0.179cm" svg:x="7.322cm" svg:y="8.4cm">
          <draw:text-box>
            <text:p text:style-name="P1"><text:span text:style-name="T3">49 / 298</text:span></text:p>
          </draw:text-box>
        </draw:frame>
        <draw:frame draw:style-name="gr88" draw:layer="layout" svg:width="0.794cm" svg:height="0.179cm" svg:x="12.171cm" svg:y="3.485cm">
          <draw:text-box>
            <text:p text:style-name="P1"><text:span text:style-name="T3">GO:0005623</text:span></text:p>
          </draw:text-box>
        </draw:frame>
        <draw:frame draw:style-name="gr155" draw:layer="layout" svg:width="0.209cm" svg:height="0.179cm" svg:x="12.469cm" svg:y="3.633cm">
          <draw:text-box>
            <text:p text:style-name="P1"><text:span text:style-name="T3">cell</text:span></text:p>
          </draw:text-box>
        </draw:frame>
        <draw:frame draw:style-name="gr237" draw:layer="layout" svg:width="0.574cm" svg:height="0.179cm" svg:x="12.281cm" svg:y="3.782cm">
          <draw:text-box>
            <text:p text:style-name="P1"><text:span text:style-name="T3">0.409509</text:span></text:p>
          </draw:text-box>
        </draw:frame>
        <draw:polygon draw:style-name="gr238" draw:layer="layout" svg:width="1.677cm" svg:height="1.118cm" svg:x="17.17cm" svg:y="16.611cm" svg:viewBox="0 0 1678 1119" draw:points="0,1119 1678,1119 1678,0 0,0">
          <text:p/>
        </draw:polygon>
        <draw:frame draw:style-name="gr90" draw:layer="layout" svg:width="0.497cm" svg:height="0.179cm" svg:x="12.32cm" svg:y="3.93cm">
          <draw:text-box>
            <text:p text:style-name="P1"><text:span text:style-name="T3">49 / 305</text:span></text:p>
          </draw:text-box>
        </draw:frame>
        <draw:frame draw:style-name="gr88" draw:layer="layout" svg:width="0.794cm" svg:height="0.179cm" svg:x="17.605cm" svg:y="16.897cm">
          <draw:text-box>
            <text:p text:style-name="P1"><text:span text:style-name="T3">GO:0005634</text:span></text:p>
          </draw:text-box>
        </draw:frame>
        <draw:frame draw:style-name="gr156" draw:layer="layout" svg:width="0.48cm" svg:height="0.179cm" svg:x="17.766cm" svg:y="17.045cm">
          <draw:text-box>
            <text:p text:style-name="P1"><text:span text:style-name="T3">nucleus</text:span></text:p>
          </draw:text-box>
        </draw:frame>
        <draw:frame draw:style-name="gr237" draw:layer="layout" svg:width="0.574cm" svg:height="0.179cm" svg:x="17.714cm" svg:y="17.194cm">
          <draw:text-box>
            <text:p text:style-name="P1"><text:span text:style-name="T3">0.000105</text:span></text:p>
          </draw:text-box>
        </draw:frame>
        <draw:polygon draw:style-name="gr239" draw:layer="layout" svg:width="1.677cm" svg:height="1.117cm" svg:x="14.686cm" svg:y="23.318cm" svg:viewBox="0 0 1678 1118" draw:points="0,1118 1678,1118 1678,0 0,0">
          <text:p/>
        </draw:polygon>
        <draw:frame draw:style-name="gr90" draw:layer="layout" svg:width="0.497cm" svg:height="0.179cm" svg:x="17.753cm" svg:y="17.342cm">
          <draw:text-box>
            <text:p text:style-name="P1"><text:span text:style-name="T3">38 / 163</text:span></text:p>
          </draw:text-box>
        </draw:frame>
        <draw:frame draw:style-name="gr88" draw:layer="layout" svg:width="0.794cm" svg:height="0.179cm" svg:x="15.121cm" svg:y="23.603cm">
          <draw:text-box>
            <text:p text:style-name="P1"><text:span text:style-name="T3">GO:0005730</text:span></text:p>
          </draw:text-box>
        </draw:frame>
        <draw:frame draw:style-name="gr240" draw:layer="layout" svg:width="0.586cm" svg:height="0.179cm" svg:x="15.228cm" svg:y="23.752cm">
          <draw:text-box>
            <text:p text:style-name="P1"><text:span text:style-name="T3">nucleolus</text:span></text:p>
          </draw:text-box>
        </draw:frame>
        <draw:frame draw:style-name="gr241" draw:layer="layout" svg:width="0.578cm" svg:height="0.179cm" svg:x="15.229cm" svg:y="23.9cm">
          <draw:text-box>
            <text:p text:style-name="P1"><text:span text:style-name="T3">1.65e−05</text:span></text:p>
          </draw:text-box>
        </draw:frame>
        <draw:polygon draw:style-name="gr1" draw:layer="layout" svg:width="1.677cm" svg:height="1.117cm" svg:x="3.913cm" svg:y="12.141cm" svg:viewBox="0 0 1678 1118" draw:points="0,560 17,448 34,402 51,368 68,339 85,315 102,293 119,273 136,255 153,238 170,223 186,208 203,195 220,182 237,170 254,159 271,148 288,137 305,127 322,118 339,110 356,102 373,94 390,86 407,79 424,73 440,67 457,61 474,55 491,50 508,45 525,40 542,36 559,31 576,28 593,24 610,21 627,18 644,15 661,12 678,10 694,8 711,6 728,5 745,3 762,2 779,1 796,0 813,0 830,0 847,0 864,0 881,0 898,1 915,2 932,3 948,5 965,6 982,8 999,10 1016,12 1033,15 1050,18 1067,21 1084,24 1101,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1,1090 1084,1094 1067,1097 1050,1100 1033,1103 1016,1106 999,1108 982,1110 965,1112 948,1113 932,1115 915,1116 898,1117 881,1118 864,1118 847,1118 830,1118 813,1118 796,1118 779,1117 762,1116 745,1115 728,1113 711,1112 694,1110 678,1108 661,1106 644,1103 627,1100 610,1097 593,1094 576,1090 559,1087 542,1082 525,1078 508,1073 491,1068 474,1063 457,1057 440,1051 424,1045 407,1039 390,1032 373,1024 356,1016 339,1008 322,1000 305,991 288,981 271,971 254,960 237,949 220,937 203,924 186,911 170,896 153,881 136,864 119,846 102,826 85,804 68,780 51,751 34,717 17,671">
          <text:p/>
        </draw:polygon>
        <draw:polyline draw:style-name="gr2" draw:layer="layout" svg:width="1.677cm" svg:height="1.117cm" svg:x="3.913cm" svg:y="12.141cm" svg:viewBox="0 0 1678 1118" draw:points="0,560 17,448 34,402 51,368 68,339 85,315 102,293 119,273 136,255 153,238 170,223 186,208 203,195 220,182 237,170 254,159 271,148 288,137 305,127 322,118 339,110 356,102 373,94 390,86 407,79 424,73 440,67 457,61 474,55 491,50 508,45 525,40 542,36 559,31 576,28 593,24 610,21 627,18 644,15 661,12 678,10 694,8 711,6 728,5 745,3 762,2 779,1 796,0 813,0 830,0 847,0 864,0 881,0 898,1 915,2 932,3 948,5 965,6 982,8 999,10 1016,12 1033,15 1050,18 1067,21 1084,24 1101,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1,1090 1084,1094 1067,1097 1050,1100 1033,1103 1016,1106 999,1108 982,1110 965,1112 948,1113 932,1115 915,1116 898,1117 881,1118 864,1118 847,1118 830,1118 813,1118 796,1118 779,1117 762,1116 745,1115 728,1113 711,1112 694,1110 678,1108 661,1106 644,1103 627,1100 610,1097 593,1094 576,1090 559,1087 542,1082 525,1078 508,1073 491,1068 474,1063 457,1057 440,1051 424,1045 407,1039 390,1032 373,1024 356,1016 339,1008 322,1000 305,991 288,981 271,971 254,960 237,949 220,937 203,924 186,911 170,896 153,881 136,864 119,846 102,826 85,804 68,780 51,751 34,717 17,671 0,560">
          <text:p/>
        </draw:polyline>
        <draw:frame draw:style-name="gr103" draw:layer="layout" svg:width="0.421cm" svg:height="0.179cm" svg:x="15.309cm" svg:y="24.048cm">
          <draw:text-box>
            <text:p text:style-name="P1"><text:span text:style-name="T3">16 / 37</text:span></text:p>
          </draw:text-box>
        </draw:frame>
        <draw:frame draw:style-name="gr88" draw:layer="layout" svg:width="0.794cm" svg:height="0.179cm" svg:x="4.347cm" svg:y="12.426cm">
          <draw:text-box>
            <text:p text:style-name="P1"><text:span text:style-name="T3">GO:0005737</text:span></text:p>
          </draw:text-box>
        </draw:frame>
        <draw:frame draw:style-name="gr159" draw:layer="layout" svg:width="0.629cm" svg:height="0.179cm" svg:x="4.434cm" svg:y="12.575cm">
          <draw:text-box>
            <text:p text:style-name="P1"><text:span text:style-name="T3">cytoplasm</text:span></text:p>
          </draw:text-box>
        </draw:frame>
        <draw:frame draw:style-name="gr237" draw:layer="layout" svg:width="0.574cm" svg:height="0.179cm" svg:x="4.457cm" svg:y="12.723cm">
          <draw:text-box>
            <text:p text:style-name="P1"><text:span text:style-name="T3">0.029104</text:span></text:p>
          </draw:text-box>
        </draw:frame>
        <draw:polygon draw:style-name="gr242" draw:layer="layout" svg:width="1.677cm" svg:height="1.118cm" svg:x="8.725cm" svg:y="16.611cm" svg:viewBox="0 0 1678 1119" draw:points="0,560 17,448 34,403 51,369 68,340 85,315 102,294 119,274 136,256 153,239 170,223 187,209 204,195 221,183 238,171 254,159 271,149 288,138 305,128 322,119 339,111 356,102 373,95 390,87 407,80 424,74 441,67 458,61 475,56 492,51 508,46 525,41 542,36 559,32 576,29 593,25 610,22 627,18 644,16 661,13 678,11 695,9 712,7 729,5 746,4 762,3 779,2 796,1 813,1 830,0 847,0 864,1 881,1 898,2 915,3 932,4 949,5 966,7 983,9 1000,11 1016,13 1033,16 1050,18 1067,22 1084,25 1101,29 1118,32 1135,36 1152,41 1169,46 1186,51 1203,56 1220,61 1237,67 1254,74 1270,80 1287,87 1304,95 1321,102 1339,111 1356,119 1373,128 1390,138 1407,149 1424,159 1441,171 1458,183 1475,195 1492,209 1509,223 1525,239 1542,256 1559,274 1576,294 1593,315 1610,340 1627,369 1644,403 1661,448 1678,560 1661,672 1644,718 1627,752 1610,780 1593,805 1576,827 1559,847 1542,865 1525,882 1509,897 1492,912 1475,925 1458,938 1441,950 1424,961 1407,972 1390,982 1373,991 1356,1001 1339,1009 1321,1017 1304,1025 1287,1032 1270,1039 1254,1046 1237,1052 1220,1058 1203,1064 1186,1069 1169,1074 1152,1078 1135,1083 1118,1087 1101,1091 1084,1095 1067,1098 1050,1101 1033,1104 1016,1106 1000,1109 983,1111 966,1113 949,1114 932,1116 915,1117 898,1118 881,1118 864,1119 847,1119 830,1119 813,1119 796,1118 779,1118 762,1117 746,1116 729,1114 712,1113 695,1111 678,1109 661,1106 644,1104 627,1101 610,1098 593,1095 576,1091 559,1087 542,1083 525,1078 508,1074 492,1069 475,1064 458,1058 441,1052 424,1046 407,1039 390,1032 373,1025 356,1017 339,1009 322,1001 305,991 288,982 271,972 254,961 238,950 221,938 204,925 187,912 170,897 153,882 136,865 119,847 102,827 85,805 68,780 51,752 34,718 17,672">
          <text:p/>
        </draw:polygon>
        <draw:polyline draw:style-name="gr2" draw:layer="layout" svg:width="1.677cm" svg:height="1.118cm" svg:x="8.725cm" svg:y="16.611cm" svg:viewBox="0 0 1678 1119" draw:points="0,560 17,448 34,403 51,369 68,340 85,315 102,294 119,274 136,256 153,239 170,223 187,209 204,195 221,183 238,171 254,159 271,149 288,138 305,128 322,119 339,111 356,102 373,95 390,87 407,80 424,74 441,67 458,61 475,56 492,51 508,46 525,41 542,36 559,32 576,29 593,25 610,22 627,18 644,16 661,13 678,11 695,9 712,7 729,5 746,4 762,3 779,2 796,1 813,1 830,0 847,0 864,1 881,1 898,2 915,3 932,4 949,5 966,7 983,9 1000,11 1016,13 1033,16 1050,18 1067,22 1084,25 1101,29 1118,32 1135,36 1152,41 1169,46 1186,51 1203,56 1220,61 1237,67 1254,74 1270,80 1287,87 1304,95 1321,102 1339,111 1356,119 1373,128 1390,138 1407,149 1424,159 1441,171 1458,183 1475,195 1492,209 1509,223 1525,239 1542,256 1559,274 1576,294 1593,315 1610,340 1627,369 1644,403 1661,448 1678,560 1661,672 1644,718 1627,752 1610,780 1593,805 1576,827 1559,847 1542,865 1525,882 1509,897 1492,912 1475,925 1458,938 1441,950 1424,961 1407,972 1390,982 1373,991 1356,1001 1339,1009 1321,1017 1304,1025 1287,1032 1270,1039 1254,1046 1237,1052 1220,1058 1203,1064 1186,1069 1169,1074 1152,1078 1135,1083 1118,1087 1101,1091 1084,1095 1067,1098 1050,1101 1033,1104 1016,1106 1000,1109 983,1111 966,1113 949,1114 932,1116 915,1117 898,1118 881,1118 864,1119 847,1119 830,1119 813,1119 796,1118 779,1118 762,1117 746,1116 729,1114 712,1113 695,1111 678,1109 661,1106 644,1104 627,1101 610,1098 593,1095 576,1091 559,1087 542,1083 525,1078 508,1074 492,1069 475,1064 458,1058 441,1052 424,1046 407,1039 390,1032 373,1025 356,1017 339,1009 322,1001 305,991 288,982 271,972 254,961 238,950 221,938 204,925 187,912 170,897 153,882 136,865 119,847 102,827 85,805 68,780 51,752 34,718 17,672 0,560">
          <text:p/>
        </draw:polyline>
        <draw:frame draw:style-name="gr90" draw:layer="layout" svg:width="0.497cm" svg:height="0.179cm" svg:x="4.496cm" svg:y="12.871cm">
          <draw:text-box>
            <text:p text:style-name="P1"><text:span text:style-name="T3">48 / 277</text:span></text:p>
          </draw:text-box>
        </draw:frame>
        <draw:frame draw:style-name="gr88" draw:layer="layout" svg:width="0.794cm" svg:height="0.179cm" svg:x="9.16cm" svg:y="16.897cm">
          <draw:text-box>
            <text:p text:style-name="P1"><text:span text:style-name="T3">GO:0005829</text:span></text:p>
          </draw:text-box>
        </draw:frame>
        <draw:frame draw:style-name="gr243" draw:layer="layout" svg:width="0.438cm" svg:height="0.179cm" svg:x="9.344cm" svg:y="17.045cm">
          <draw:text-box>
            <text:p text:style-name="P1"><text:span text:style-name="T3">cytosol</text:span></text:p>
          </draw:text-box>
        </draw:frame>
        <draw:frame draw:style-name="gr237" draw:layer="layout" svg:width="0.574cm" svg:height="0.179cm" svg:x="9.269cm" svg:y="17.194cm">
          <draw:text-box>
            <text:p text:style-name="P1"><text:span text:style-name="T3">0.003587</text:span></text:p>
          </draw:text-box>
        </draw:frame>
        <draw:polygon draw:style-name="gr244" draw:layer="layout" svg:width="1.676cm" svg:height="1.118cm" svg:x="3.758cm" svg:y="16.611cm" svg:viewBox="0 0 1677 1119" draw:points="0,1119 1677,1119 1677,0 0,0">
          <text:p/>
        </draw:polygon>
        <draw:frame draw:style-name="gr90" draw:layer="layout" svg:width="0.497cm" svg:height="0.179cm" svg:x="9.309cm" svg:y="17.342cm">
          <draw:text-box>
            <text:p text:style-name="P1"><text:span text:style-name="T3">33 / 151</text:span></text:p>
          </draw:text-box>
        </draw:frame>
        <draw:frame draw:style-name="gr88" draw:layer="layout" svg:width="0.794cm" svg:height="0.179cm" svg:x="4.192cm" svg:y="16.897cm">
          <draw:text-box>
            <text:p text:style-name="P1"><text:span text:style-name="T3">GO:0005840</text:span></text:p>
          </draw:text-box>
        </draw:frame>
        <draw:frame draw:style-name="gr245" draw:layer="layout" svg:width="0.569cm" svg:height="0.179cm" svg:x="4.305cm" svg:y="17.045cm">
          <draw:text-box>
            <text:p text:style-name="P1"><text:span text:style-name="T3">ribosome</text:span></text:p>
          </draw:text-box>
        </draw:frame>
        <draw:frame draw:style-name="gr241" draw:layer="layout" svg:width="0.578cm" svg:height="0.179cm" svg:x="4.3cm" svg:y="17.194cm">
          <draw:text-box>
            <text:p text:style-name="P1"><text:span text:style-name="T3">1.83e−06</text:span></text:p>
          </draw:text-box>
        </draw:frame>
        <draw:polygon draw:style-name="gr11" draw:layer="layout" svg:width="1.677cm" svg:height="1.118cm" svg:x="2.516cm" svg:y="18.847cm" svg:viewBox="0 0 1678 1119" draw:points="0,1119 1678,1119 1678,0 0,0">
          <text:p/>
        </draw:polygon>
        <draw:frame draw:style-name="gr103" draw:layer="layout" svg:width="0.421cm" svg:height="0.179cm" svg:x="4.381cm" svg:y="17.342cm">
          <draw:text-box>
            <text:p text:style-name="P1"><text:span text:style-name="T3">19 / 44</text:span></text:p>
          </draw:text-box>
        </draw:frame>
        <draw:frame draw:style-name="gr88" draw:layer="layout" svg:width="0.794cm" svg:height="0.179cm" svg:x="2.95cm" svg:y="19.132cm">
          <draw:text-box>
            <text:p text:style-name="P1"><text:span text:style-name="T3">GO:0015934</text:span></text:p>
          </draw:text-box>
        </draw:frame>
        <draw:frame draw:style-name="gr246" draw:layer="layout" svg:width="1.395cm" svg:height="0.179cm" svg:x="2.641cm" svg:y="19.281cm">
          <draw:text-box>
            <text:p text:style-name="P1"><text:span text:style-name="T3">large ribosomal subu...</text:span></text:p>
          </draw:text-box>
        </draw:frame>
        <draw:frame draw:style-name="gr241" draw:layer="layout" svg:width="0.578cm" svg:height="0.179cm" svg:x="3.058cm" svg:y="19.429cm">
          <draw:text-box>
            <text:p text:style-name="P1"><text:span text:style-name="T3">6.19e−07</text:span></text:p>
          </draw:text-box>
        </draw:frame>
        <draw:polygon draw:style-name="gr11" draw:layer="layout" svg:width="1.676cm" svg:height="1.117cm" svg:x="3.789cm" svg:y="23.318cm" svg:viewBox="0 0 1677 1118" draw:points="0,1118 1677,1118 1677,0 0,0">
          <text:p/>
        </draw:polygon>
        <draw:frame draw:style-name="gr103" draw:layer="layout" svg:width="0.421cm" svg:height="0.179cm" svg:x="3.139cm" svg:y="19.578cm">
          <draw:text-box>
            <text:p text:style-name="P1"><text:span text:style-name="T3">12 / 18</text:span></text:p>
          </draw:text-box>
        </draw:frame>
        <draw:frame draw:style-name="gr88" draw:layer="layout" svg:width="0.794cm" svg:height="0.179cm" svg:x="4.223cm" svg:y="23.603cm">
          <draw:text-box>
            <text:p text:style-name="P1"><text:span text:style-name="T3">GO:0022625</text:span></text:p>
          </draw:text-box>
        </draw:frame>
        <draw:frame draw:style-name="gr247" draw:layer="layout" svg:width="1.264cm" svg:height="0.179cm" svg:x="3.986cm" svg:y="23.752cm">
          <draw:text-box>
            <text:p text:style-name="P1"><text:span text:style-name="T3">cytosolic large ribo...</text:span></text:p>
          </draw:text-box>
        </draw:frame>
        <draw:frame draw:style-name="gr241" draw:layer="layout" svg:width="0.578cm" svg:height="0.179cm" svg:x="4.331cm" svg:y="23.9cm">
          <draw:text-box>
            <text:p text:style-name="P1"><text:span text:style-name="T3">6.19e−07</text:span></text:p>
          </draw:text-box>
        </draw:frame>
        <draw:polygon draw:style-name="gr11" draw:layer="layout" svg:width="1.676cm" svg:height="1.118cm" svg:x="5.031cm" svg:y="21.082cm" svg:viewBox="0 0 1677 1119" draw:points="0,1119 1677,1119 1677,0 0,0">
          <text:p/>
        </draw:polygon>
        <draw:frame draw:style-name="gr103" draw:layer="layout" svg:width="0.421cm" svg:height="0.179cm" svg:x="4.412cm" svg:y="24.048cm">
          <draw:text-box>
            <text:p text:style-name="P1"><text:span text:style-name="T3">12 / 18</text:span></text:p>
          </draw:text-box>
        </draw:frame>
        <draw:frame draw:style-name="gr88" draw:layer="layout" svg:width="0.794cm" svg:height="0.179cm" svg:x="5.465cm" svg:y="21.368cm">
          <draw:text-box>
            <text:p text:style-name="P1"><text:span text:style-name="T3">GO:0022626</text:span></text:p>
          </draw:text-box>
        </draw:frame>
        <draw:frame draw:style-name="gr248" draw:layer="layout" svg:width="1.145cm" svg:height="0.179cm" svg:x="5.288cm" svg:y="21.516cm">
          <draw:text-box>
            <text:p text:style-name="P1"><text:span text:style-name="T3">cytosolic ribosome</text:span></text:p>
          </draw:text-box>
        </draw:frame>
        <draw:frame draw:style-name="gr241" draw:layer="layout" svg:width="0.578cm" svg:height="0.179cm" svg:x="5.573cm" svg:y="21.665cm">
          <draw:text-box>
            <text:p text:style-name="P1"><text:span text:style-name="T3">2.28e−07</text:span></text:p>
          </draw:text-box>
        </draw:frame>
        <draw:polygon draw:style-name="gr238" draw:layer="layout" svg:width="1.677cm" svg:height="1.118cm" svg:x="1.336cm" svg:y="14.376cm" svg:viewBox="0 0 1678 1119" draw:points="0,1119 1678,1119 1678,0 0,0">
          <text:p/>
        </draw:polygon>
        <draw:frame draw:style-name="gr103" draw:layer="layout" svg:width="0.421cm" svg:height="0.179cm" svg:x="5.653cm" svg:y="21.813cm">
          <draw:text-box>
            <text:p text:style-name="P1"><text:span text:style-name="T3">18 / 36</text:span></text:p>
          </draw:text-box>
        </draw:frame>
        <draw:frame draw:style-name="gr88" draw:layer="layout" svg:width="0.794cm" svg:height="0.179cm" svg:x="1.77cm" svg:y="14.662cm">
          <draw:text-box>
            <text:p text:style-name="P1"><text:span text:style-name="T3">GO:0030529</text:span></text:p>
          </draw:text-box>
        </draw:frame>
        <draw:frame draw:style-name="gr249" draw:layer="layout" svg:width="1.357cm" svg:height="0.179cm" svg:x="1.483cm" svg:y="14.81cm">
          <draw:text-box>
            <text:p text:style-name="P1"><text:span text:style-name="T3">ribonucleoprotein co...</text:span></text:p>
          </draw:text-box>
        </draw:frame>
        <draw:frame draw:style-name="gr237" draw:layer="layout" svg:width="0.574cm" svg:height="0.179cm" svg:x="1.881cm" svg:y="14.958cm">
          <draw:text-box>
            <text:p text:style-name="P1"><text:span text:style-name="T3">0.000335</text:span></text:p>
          </draw:text-box>
        </draw:frame>
        <draw:polygon draw:style-name="gr1" draw:layer="layout" svg:width="1.677cm" svg:height="1.118cm" svg:x="22.355cm" svg:y="7.67cm" svg:viewBox="0 0 1678 1119" draw:points="0,560 17,448 34,402 51,368 68,340 85,315 102,293 119,273 135,255 152,238 169,223 186,208 203,195 220,182 237,170 254,159 271,147 288,137 305,128 322,118 339,110 356,102 373,94 389,87 406,80 423,73 440,67 457,61 474,55 491,50 508,45 525,41 542,36 559,32 576,28 593,24 610,21 627,18 643,15 660,13 677,10 694,8 711,6 728,5 745,3 762,2 779,1 796,1 813,0 830,0 847,0 864,0 881,1 897,1 914,2 931,3 948,5 965,6 982,8 999,10 1016,13 1033,15 1050,18 1067,21 1084,24 1101,28 1119,32 1136,36 1152,41 1169,45 1186,50 1203,55 1220,61 1237,67 1254,73 1271,80 1288,87 1305,94 1322,102 1339,110 1356,118 1373,128 1390,137 1407,147 1424,159 1441,170 1458,182 1475,195 1492,208 1508,223 1525,238 1542,255 1559,273 1576,293 1593,315 1610,340 1627,368 1644,402 1661,448 1678,560 1661,672 1644,717 1627,751 1610,780 1593,805 1576,826 1559,846 1542,864 1525,881 1508,897 1492,911 1475,925 1458,937 1441,949 1424,961 1407,971 1390,981 1373,991 1356,1000 1339,1008 1322,1017 1305,1024 1288,1032 1271,1039 1254,1045 1237,1052 1220,1058 1203,1063 1186,1068 1169,1073 1152,1078 1136,1083 1119,1087 1101,1090 1084,1094 1067,1097 1050,1101 1033,1103 1016,1106 999,1108 982,1110 965,1112 948,1114 931,1115 914,1116 897,1117 881,1118 864,1118 847,1119 830,1119 813,1118 796,1118 779,1117 762,1116 745,1115 728,1114 711,1112 694,1110 677,1108 660,1106 643,1103 627,1101 610,1097 593,1094 576,1090 559,1087 542,1083 525,1078 508,1073 491,1068 474,1063 457,1058 440,1052 423,1045 406,1039 389,1032 373,1024 356,1017 339,1008 322,1000 305,991 288,981 271,971 254,961 237,949 220,937 203,925 186,911 169,897 152,881 135,864 119,846 102,826 85,805 68,780 51,751 34,717 17,672">
          <text:p/>
        </draw:polygon>
        <draw:polyline draw:style-name="gr2" draw:layer="layout" svg:width="1.677cm" svg:height="1.118cm" svg:x="22.355cm" svg:y="7.67cm" svg:viewBox="0 0 1678 1119" draw:points="0,560 17,448 34,402 51,368 68,340 85,315 102,293 119,273 135,255 152,238 169,223 186,208 203,195 220,182 237,170 254,159 271,147 288,137 305,128 322,118 339,110 356,102 373,94 389,87 406,80 423,73 440,67 457,61 474,55 491,50 508,45 525,41 542,36 559,32 576,28 593,24 610,21 627,18 643,15 660,13 677,10 694,8 711,6 728,5 745,3 762,2 779,1 796,1 813,0 830,0 847,0 864,0 881,1 897,1 914,2 931,3 948,5 965,6 982,8 999,10 1016,13 1033,15 1050,18 1067,21 1084,24 1101,28 1119,32 1136,36 1152,41 1169,45 1186,50 1203,55 1220,61 1237,67 1254,73 1271,80 1288,87 1305,94 1322,102 1339,110 1356,118 1373,128 1390,137 1407,147 1424,159 1441,170 1458,182 1475,195 1492,208 1508,223 1525,238 1542,255 1559,273 1576,293 1593,315 1610,340 1627,368 1644,402 1661,448 1678,560 1661,672 1644,717 1627,751 1610,780 1593,805 1576,826 1559,846 1542,864 1525,881 1508,897 1492,911 1475,925 1458,937 1441,949 1424,961 1407,971 1390,981 1373,991 1356,1000 1339,1008 1322,1017 1305,1024 1288,1032 1271,1039 1254,1045 1237,1052 1220,1058 1203,1063 1186,1068 1169,1073 1152,1078 1136,1083 1119,1087 1101,1090 1084,1094 1067,1097 1050,1101 1033,1103 1016,1106 999,1108 982,1110 965,1112 948,1114 931,1115 914,1116 897,1117 881,1118 864,1118 847,1119 830,1119 813,1118 796,1118 779,1117 762,1116 745,1115 728,1114 711,1112 694,1110 677,1108 660,1106 643,1103 627,1101 610,1097 593,1094 576,1090 559,1087 542,1083 525,1078 508,1073 491,1068 474,1063 457,1058 440,1052 423,1045 406,1039 389,1032 373,1024 356,1017 339,1008 322,1000 305,991 288,981 271,971 254,961 237,949 220,937 203,925 186,911 169,897 152,881 135,864 119,846 102,826 85,805 68,780 51,751 34,717 17,672 0,560">
          <text:p/>
        </draw:polyline>
        <draw:frame draw:style-name="gr103" draw:layer="layout" svg:width="0.421cm" svg:height="0.179cm" svg:x="1.959cm" svg:y="15.107cm">
          <draw:text-box>
            <text:p text:style-name="P1"><text:span text:style-name="T3">20 / 64</text:span></text:p>
          </draw:text-box>
        </draw:frame>
        <draw:frame draw:style-name="gr88" draw:layer="layout" svg:width="0.794cm" svg:height="0.179cm" svg:x="22.789cm" svg:y="7.956cm">
          <draw:text-box>
            <text:p text:style-name="P1"><text:span text:style-name="T3">GO:0031974</text:span></text:p>
          </draw:text-box>
        </draw:frame>
        <draw:frame draw:style-name="gr250" draw:layer="layout" svg:width="1.551cm" svg:height="0.179cm" svg:x="22.4cm" svg:y="8.104cm">
          <draw:text-box>
            <text:p text:style-name="P1"><text:span text:style-name="T3">membrane−enclosed lu...</text:span></text:p>
          </draw:text-box>
        </draw:frame>
        <draw:frame draw:style-name="gr237" draw:layer="layout" svg:width="0.574cm" svg:height="0.179cm" svg:x="22.899cm" svg:y="8.252cm">
          <draw:text-box>
            <text:p text:style-name="P1"><text:span text:style-name="T3">0.027066</text:span></text:p>
          </draw:text-box>
        </draw:frame>
        <draw:polygon draw:style-name="gr1" draw:layer="layout" svg:width="1.677cm" svg:height="1.118cm" svg:x="17.17cm" svg:y="21.082cm" svg:viewBox="0 0 1678 1119" draw:points="0,560 17,448 34,403 51,368 68,340 85,315 102,293 119,274 136,256 153,239 170,223 187,209 203,195 220,183 237,171 254,159 271,149 288,137 305,128 322,119 339,110 356,102 373,94 390,87 407,80 424,74 441,67 457,61 474,56 491,50 508,45 525,41 542,36 559,32 576,28 593,25 610,21 627,18 644,15 661,13 678,10 695,8 711,7 728,5 745,4 762,2 779,2 796,1 813,1 830,0 847,0 864,1 881,1 898,2 915,2 932,4 949,5 965,7 982,8 999,10 1016,13 1033,15 1050,18 1067,21 1084,25 1101,28 1118,32 1135,36 1152,41 1169,45 1186,50 1203,56 1219,61 1236,67 1253,74 1271,80 1288,87 1305,94 1322,102 1339,110 1356,119 1373,128 1390,137 1407,149 1424,159 1441,171 1458,183 1474,195 1491,209 1508,223 1525,239 1542,256 1559,274 1576,293 1593,315 1610,340 1627,368 1644,403 1661,448 1678,560 1661,672 1644,717 1627,752 1610,780 1593,805 1576,827 1559,846 1542,865 1525,881 1508,897 1491,911 1474,925 1458,937 1441,949 1424,961 1407,971 1390,982 1373,991 1356,1000 1339,1009 1322,1017 1305,1025 1288,1032 1271,1039 1253,1046 1236,1052 1219,1058 1203,1063 1186,1069 1169,1074 1152,1078 1135,1083 1118,1087 1101,1091 1084,1094 1067,1098 1050,1101 1033,1104 1016,1106 999,1109 982,1111 965,1112 949,1114 932,1115 915,1117 898,1117 881,1118 864,1118 847,1119 830,1119 813,1118 796,1118 779,1117 762,1117 745,1115 728,1114 711,1112 695,1111 678,1109 661,1106 644,1104 627,1101 610,1098 593,1094 576,1091 559,1087 542,1083 525,1078 508,1074 491,1069 474,1063 457,1058 441,1052 424,1046 407,1039 390,1032 373,1025 356,1017 339,1009 322,1000 305,991 288,982 271,971 254,961 237,949 220,937 203,925 187,911 170,897 153,881 136,865 119,846 102,827 85,805 68,780 51,752 34,717 17,672">
          <text:p/>
        </draw:polygon>
        <draw:polyline draw:style-name="gr2" draw:layer="layout" svg:width="1.677cm" svg:height="1.118cm" svg:x="17.17cm" svg:y="21.082cm" svg:viewBox="0 0 1678 1119" draw:points="0,560 17,448 34,403 51,368 68,340 85,315 102,293 119,274 136,256 153,239 170,223 187,209 203,195 220,183 237,171 254,159 271,149 288,137 305,128 322,119 339,110 356,102 373,94 390,87 407,80 424,74 441,67 457,61 474,56 491,50 508,45 525,41 542,36 559,32 576,28 593,25 610,21 627,18 644,15 661,13 678,10 695,8 711,7 728,5 745,4 762,2 779,2 796,1 813,1 830,0 847,0 864,1 881,1 898,2 915,2 932,4 949,5 965,7 982,8 999,10 1016,13 1033,15 1050,18 1067,21 1084,25 1101,28 1118,32 1135,36 1152,41 1169,45 1186,50 1203,56 1219,61 1236,67 1253,74 1271,80 1288,87 1305,94 1322,102 1339,110 1356,119 1373,128 1390,137 1407,149 1424,159 1441,171 1458,183 1474,195 1491,209 1508,223 1525,239 1542,256 1559,274 1576,293 1593,315 1610,340 1627,368 1644,403 1661,448 1678,560 1661,672 1644,717 1627,752 1610,780 1593,805 1576,827 1559,846 1542,865 1525,881 1508,897 1491,911 1474,925 1458,937 1441,949 1424,961 1407,971 1390,982 1373,991 1356,1000 1339,1009 1322,1017 1305,1025 1288,1032 1271,1039 1253,1046 1236,1052 1219,1058 1203,1063 1186,1069 1169,1074 1152,1078 1135,1083 1118,1087 1101,1091 1084,1094 1067,1098 1050,1101 1033,1104 1016,1106 999,1109 982,1111 965,1112 949,1114 932,1115 915,1117 898,1117 881,1118 864,1118 847,1119 830,1119 813,1118 796,1118 779,1117 762,1117 745,1115 728,1114 711,1112 695,1111 678,1109 661,1106 644,1104 627,1101 610,1098 593,1094 576,1091 559,1087 542,1083 525,1078 508,1074 491,1069 474,1063 457,1058 441,1052 424,1046 407,1039 390,1032 373,1025 356,1017 339,1009 322,1000 305,991 288,982 271,971 254,961 237,949 220,937 203,925 187,911 170,897 153,881 136,865 119,846 102,827 85,805 68,780 51,752 34,717 17,672 0,560">
          <text:p/>
        </draw:polyline>
        <draw:frame draw:style-name="gr103" draw:layer="layout" svg:width="0.421cm" svg:height="0.179cm" svg:x="22.978cm" svg:y="8.4cm">
          <draw:text-box>
            <text:p text:style-name="P1"><text:span text:style-name="T3">22 / 99</text:span></text:p>
          </draw:text-box>
        </draw:frame>
        <draw:frame draw:style-name="gr88" draw:layer="layout" svg:width="0.794cm" svg:height="0.179cm" svg:x="17.605cm" svg:y="21.368cm">
          <draw:text-box>
            <text:p text:style-name="P1"><text:span text:style-name="T3">GO:0031981</text:span></text:p>
          </draw:text-box>
        </draw:frame>
        <draw:frame draw:style-name="gr251" draw:layer="layout" svg:width="0.866cm" svg:height="0.179cm" svg:x="17.566cm" svg:y="21.516cm">
          <draw:text-box>
            <text:p text:style-name="P1"><text:span text:style-name="T3">nuclear lumen</text:span></text:p>
          </draw:text-box>
        </draw:frame>
        <draw:frame draw:style-name="gr237" draw:layer="layout" svg:width="0.574cm" svg:height="0.179cm" svg:x="17.714cm" svg:y="21.665cm">
          <draw:text-box>
            <text:p text:style-name="P1"><text:span text:style-name="T3">0.007251</text:span></text:p>
          </draw:text-box>
        </draw:frame>
        <draw:polygon draw:style-name="gr201" draw:layer="layout" svg:width="1.677cm" svg:height="1.118cm" svg:x="1.553cm" svg:y="5.434cm" svg:viewBox="0 0 1678 1119" draw:points="0,560 17,449 34,403 51,369 68,340 85,316 102,294 119,274 137,256 154,239 171,224 188,209 205,195 222,183 239,171 256,159 273,148 290,138 307,128 324,119 341,110 357,102 374,95 391,87 408,80 425,74 442,67 459,61 476,56 493,51 510,46 527,41 544,37 561,32 578,29 595,25 611,22 628,19 645,16 662,13 679,11 696,9 713,7 730,5 747,4 764,3 781,2 798,1 815,1 832,0 849,0 865,1 882,1 899,2 916,3 933,4 950,5 967,7 984,9 1001,11 1018,13 1035,16 1052,19 1069,22 1086,25 1103,29 1119,32 1136,37 1153,41 1170,46 1187,51 1204,56 1221,61 1238,67 1255,74 1272,80 1289,87 1306,95 1323,102 1340,110 1357,119 1373,128 1390,138 1407,148 1424,159 1441,171 1458,183 1475,195 1492,209 1509,224 1526,239 1543,256 1560,274 1577,294 1594,316 1611,340 1627,369 1644,403 1661,449 1678,560 1661,672 1644,718 1627,752 1611,780 1594,805 1577,827 1560,847 1543,865 1526,882 1509,897 1492,912 1475,925 1458,938 1441,950 1424,961 1407,972 1390,982 1373,991 1357,1000 1340,1009 1323,1017 1306,1025 1289,1032 1272,1039 1255,1046 1238,1052 1221,1058 1204,1064 1187,1069 1170,1074 1153,1079 1136,1083 1119,1087 1103,1091 1086,1095 1069,1098 1052,1101 1035,1104 1018,1107 1001,1109 984,1111 967,1113 950,1114 933,1116 916,1117 899,1118 882,1119 865,1119 849,1119 832,1119 815,1119 798,1119 781,1118 764,1117 747,1116 730,1114 713,1113 696,1111 679,1109 662,1107 645,1104 628,1101 611,1098 595,1095 578,1091 561,1087 544,1083 527,1079 510,1074 493,1069 476,1064 459,1058 442,1052 425,1046 408,1039 391,1032 374,1025 357,1017 341,1009 324,1000 307,991 290,982 273,972 256,961 239,950 222,938 205,925 188,912 171,897 154,882 137,865 119,847 102,827 85,805 68,780 51,752 34,718 17,672">
          <text:p/>
        </draw:polygon>
        <draw:polyline draw:style-name="gr2" draw:layer="layout" svg:width="1.677cm" svg:height="1.118cm" svg:x="1.553cm" svg:y="5.434cm" svg:viewBox="0 0 1678 1119" draw:points="0,560 17,449 34,403 51,369 68,340 85,316 102,294 119,274 137,256 154,239 171,224 188,209 205,195 222,183 239,171 256,159 273,148 290,138 307,128 324,119 341,110 357,102 374,95 391,87 408,80 425,74 442,67 459,61 476,56 493,51 510,46 527,41 544,37 561,32 578,29 595,25 611,22 628,19 645,16 662,13 679,11 696,9 713,7 730,5 747,4 764,3 781,2 798,1 815,1 832,0 849,0 865,1 882,1 899,2 916,3 933,4 950,5 967,7 984,9 1001,11 1018,13 1035,16 1052,19 1069,22 1086,25 1103,29 1119,32 1136,37 1153,41 1170,46 1187,51 1204,56 1221,61 1238,67 1255,74 1272,80 1289,87 1306,95 1323,102 1340,110 1357,119 1373,128 1390,138 1407,148 1424,159 1441,171 1458,183 1475,195 1492,209 1509,224 1526,239 1543,256 1560,274 1577,294 1594,316 1611,340 1627,369 1644,403 1661,449 1678,560 1661,672 1644,718 1627,752 1611,780 1594,805 1577,827 1560,847 1543,865 1526,882 1509,897 1492,912 1475,925 1458,938 1441,950 1424,961 1407,972 1390,982 1373,991 1357,1000 1340,1009 1323,1017 1306,1025 1289,1032 1272,1039 1255,1046 1238,1052 1221,1058 1204,1064 1187,1069 1170,1074 1153,1079 1136,1083 1119,1087 1103,1091 1086,1095 1069,1098 1052,1101 1035,1104 1018,1107 1001,1109 984,1111 967,1113 950,1114 933,1116 916,1117 899,1118 882,1119 865,1119 849,1119 832,1119 815,1119 798,1119 781,1118 764,1117 747,1116 730,1114 713,1113 696,1111 679,1109 662,1107 645,1104 628,1101 611,1098 595,1095 578,1091 561,1087 544,1083 527,1079 510,1074 493,1069 476,1064 459,1058 442,1052 425,1046 408,1039 391,1032 374,1025 357,1017 341,1009 324,1000 307,991 290,982 273,972 256,961 239,950 222,938 205,925 188,912 171,897 154,882 137,865 119,847 102,827 85,805 68,780 51,752 34,718 17,672 0,560">
          <text:p/>
        </draw:polyline>
        <draw:frame draw:style-name="gr103" draw:layer="layout" svg:width="0.421cm" svg:height="0.179cm" svg:x="17.793cm" svg:y="21.813cm">
          <draw:text-box>
            <text:p text:style-name="P1"><text:span text:style-name="T3">18 / 68</text:span></text:p>
          </draw:text-box>
        </draw:frame>
        <draw:frame draw:style-name="gr88" draw:layer="layout" svg:width="0.794cm" svg:height="0.179cm" svg:x="1.988cm" svg:y="5.72cm">
          <draw:text-box>
            <text:p text:style-name="P1"><text:span text:style-name="T3">GO:0032991</text:span></text:p>
          </draw:text-box>
        </draw:frame>
        <draw:frame draw:style-name="gr171" draw:layer="layout" svg:width="1.505cm" svg:height="0.179cm" svg:x="1.623cm" svg:y="5.869cm">
          <draw:text-box>
            <text:p text:style-name="P1"><text:span text:style-name="T3">macromolecular compl...</text:span></text:p>
          </draw:text-box>
        </draw:frame>
        <draw:frame draw:style-name="gr237" draw:layer="layout" svg:width="0.574cm" svg:height="0.179cm" svg:x="2.098cm" svg:y="6.017cm">
          <draw:text-box>
            <text:p text:style-name="P1"><text:span text:style-name="T3">0.330892</text:span></text:p>
          </draw:text-box>
        </draw:frame>
        <draw:polygon draw:style-name="gr1" draw:layer="layout" svg:width="1.676cm" svg:height="1.118cm" svg:x="14.221cm" svg:y="9.905cm" svg:viewBox="0 0 1677 1119" draw:points="0,560 17,448 34,403 50,368 67,340 84,315 101,294 118,273 135,256 152,239 169,223 186,209 203,195 220,182 237,171 254,160 271,149 288,138 304,128 321,119 338,110 355,102 372,94 389,87 406,80 423,74 440,67 457,61 474,56 491,51 508,45 525,41 542,36 558,32 575,28 592,25 609,21 626,18 643,16 660,13 677,11 694,9 711,7 728,5 745,4 762,3 779,2 796,1 813,1 830,0 847,0 865,1 882,1 898,2 915,3 932,4 949,5 966,7 983,9 1000,11 1017,13 1034,16 1051,18 1068,21 1085,25 1102,28 1119,32 1136,36 1152,41 1169,45 1186,51 1203,56 1220,61 1237,67 1254,74 1271,80 1288,87 1305,94 1322,102 1339,110 1356,119 1373,128 1390,138 1406,149 1423,160 1440,171 1457,182 1474,195 1491,209 1508,223 1525,239 1542,256 1559,273 1576,294 1593,315 1610,340 1627,368 1644,403 1660,448 1677,560 1660,672 1644,717 1627,752 1610,780 1593,805 1576,827 1559,847 1542,865 1525,881 1508,897 1491,911 1474,925 1457,938 1440,949 1423,961 1406,972 1390,982 1373,991 1356,1000 1339,1009 1322,1017 1305,1025 1288,1032 1271,1039 1254,1046 1237,1052 1220,1058 1203,1063 1186,1069 1169,1074 1152,1079 1136,1083 1119,1087 1102,1091 1085,1094 1068,1098 1051,1101 1034,1104 1017,1106 1000,1109 983,1111 966,1112 949,1114 932,1116 915,1117 898,1118 882,1118 865,1119 847,1119 830,1119 813,1119 796,1118 779,1118 762,1117 745,1116 728,1114 711,1112 694,1111 677,1109 660,1106 643,1104 626,1101 609,1098 592,1094 575,1091 558,1087 542,1083 525,1079 508,1074 491,1069 474,1063 457,1058 440,1052 423,1046 406,1039 389,1032 372,1025 355,1017 338,1009 321,1000 304,991 288,982 271,972 254,961 237,949 220,938 203,925 186,911 169,897 152,881 135,865 118,847 101,827 84,805 67,780 50,752 34,717 17,672">
          <text:p/>
        </draw:polygon>
        <draw:polyline draw:style-name="gr2" draw:layer="layout" svg:width="1.676cm" svg:height="1.118cm" svg:x="14.221cm" svg:y="9.905cm" svg:viewBox="0 0 1677 1119" draw:points="0,560 17,448 34,403 50,368 67,340 84,315 101,294 118,273 135,256 152,239 169,223 186,209 203,195 220,182 237,171 254,160 271,149 288,138 304,128 321,119 338,110 355,102 372,94 389,87 406,80 423,74 440,67 457,61 474,56 491,51 508,45 525,41 542,36 558,32 575,28 592,25 609,21 626,18 643,16 660,13 677,11 694,9 711,7 728,5 745,4 762,3 779,2 796,1 813,1 830,0 847,0 865,1 882,1 898,2 915,3 932,4 949,5 966,7 983,9 1000,11 1017,13 1034,16 1051,18 1068,21 1085,25 1102,28 1119,32 1136,36 1152,41 1169,45 1186,51 1203,56 1220,61 1237,67 1254,74 1271,80 1288,87 1305,94 1322,102 1339,110 1356,119 1373,128 1390,138 1406,149 1423,160 1440,171 1457,182 1474,195 1491,209 1508,223 1525,239 1542,256 1559,273 1576,294 1593,315 1610,340 1627,368 1644,403 1660,448 1677,560 1660,672 1644,717 1627,752 1610,780 1593,805 1576,827 1559,847 1542,865 1525,881 1508,897 1491,911 1474,925 1457,938 1440,949 1423,961 1406,972 1390,982 1373,991 1356,1000 1339,1009 1322,1017 1305,1025 1288,1032 1271,1039 1254,1046 1237,1052 1220,1058 1203,1063 1186,1069 1169,1074 1152,1079 1136,1083 1119,1087 1102,1091 1085,1094 1068,1098 1051,1101 1034,1104 1017,1106 1000,1109 983,1111 966,1112 949,1114 932,1116 915,1117 898,1118 882,1118 865,1119 847,1119 830,1119 813,1119 796,1118 779,1118 762,1117 745,1116 728,1114 711,1112 694,1111 677,1109 660,1106 643,1104 626,1101 609,1098 592,1094 575,1091 558,1087 542,1083 525,1079 508,1074 491,1069 474,1063 457,1058 440,1052 423,1046 406,1039 389,1032 372,1025 355,1017 338,1009 321,1000 304,991 288,982 271,972 254,961 237,949 220,938 203,925 186,911 169,897 152,881 135,865 118,847 101,827 84,805 67,780 50,752 34,717 17,672 0,560">
          <text:p/>
        </draw:polyline>
        <draw:frame draw:style-name="gr90" draw:layer="layout" svg:width="0.497cm" svg:height="0.179cm" svg:x="2.137cm" svg:y="6.165cm">
          <draw:text-box>
            <text:p text:style-name="P1"><text:span text:style-name="T3">27 / 159</text:span></text:p>
          </draw:text-box>
        </draw:frame>
        <draw:frame draw:style-name="gr88" draw:layer="layout" svg:width="0.794cm" svg:height="0.179cm" svg:x="14.655cm" svg:y="10.191cm">
          <draw:text-box>
            <text:p text:style-name="P1"><text:span text:style-name="T3">GO:0043226</text:span></text:p>
          </draw:text-box>
        </draw:frame>
        <draw:frame draw:style-name="gr173" draw:layer="layout" svg:width="0.565cm" svg:height="0.179cm" svg:x="14.769cm" svg:y="10.339cm">
          <draw:text-box>
            <text:p text:style-name="P1"><text:span text:style-name="T3">organelle</text:span></text:p>
          </draw:text-box>
        </draw:frame>
        <draw:frame draw:style-name="gr237" draw:layer="layout" svg:width="0.574cm" svg:height="0.179cm" svg:x="14.765cm" svg:y="10.488cm">
          <draw:text-box>
            <text:p text:style-name="P1"><text:span text:style-name="T3">0.013725</text:span></text:p>
          </draw:text-box>
        </draw:frame>
        <draw:polygon draw:style-name="gr242" draw:layer="layout" svg:width="1.677cm" svg:height="1.117cm" svg:x="17.17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999,10 1016,12 1033,15 1050,18 1067,21 1084,24 1101,28 1118,31 1135,36 1152,40 1169,45 1186,50 1203,55 1219,61 1236,67 1253,73 1271,79 1288,86 1305,94 1322,102 1339,110 1356,118 1373,127 1390,137 1407,148 1424,159 1441,170 1458,182 1474,195 1491,208 1508,223 1525,238 1542,255 1559,273 1576,293 1593,315 1610,339 1627,368 1644,402 1661,448 1678,560 1661,671 1644,717 1627,751 1610,780 1593,804 1576,826 1559,846 1542,864 1525,881 1508,896 1491,911 1474,924 1458,937 1441,949 1424,960 1407,971 1390,981 1373,991 1356,1000 1339,1008 1322,1016 1305,1024 1288,1032 1271,1039 1253,1045 1236,1051 1219,1057 1203,1063 1186,1068 1169,1073 1152,1078 1135,1082 1118,1087 1101,1090 1084,1094 1067,1097 1050,1100 1033,1103 1016,1106 999,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text:p/>
        </draw:polygon>
        <draw:polyline draw:style-name="gr2" draw:layer="layout" svg:width="1.677cm" svg:height="1.117cm" svg:x="17.17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999,10 1016,12 1033,15 1050,18 1067,21 1084,24 1101,28 1118,31 1135,36 1152,40 1169,45 1186,50 1203,55 1219,61 1236,67 1253,73 1271,79 1288,86 1305,94 1322,102 1339,110 1356,118 1373,127 1390,137 1407,148 1424,159 1441,170 1458,182 1474,195 1491,208 1508,223 1525,238 1542,255 1559,273 1576,293 1593,315 1610,339 1627,368 1644,402 1661,448 1678,560 1661,671 1644,717 1627,751 1610,780 1593,804 1576,826 1559,846 1542,864 1525,881 1508,896 1491,911 1474,924 1458,937 1441,949 1424,960 1407,971 1390,981 1373,991 1356,1000 1339,1008 1322,1016 1305,1024 1288,1032 1271,1039 1253,1045 1236,1051 1219,1057 1203,1063 1186,1068 1169,1073 1152,1078 1135,1082 1118,1087 1101,1090 1084,1094 1067,1097 1050,1100 1033,1103 1016,1106 999,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0,560">
          <text:p/>
        </draw:polyline>
        <draw:frame draw:style-name="gr90" draw:layer="layout" svg:width="0.497cm" svg:height="0.179cm" svg:x="14.804cm" svg:y="10.636cm">
          <draw:text-box>
            <text:p text:style-name="P1"><text:span text:style-name="T3">48 / 272</text:span></text:p>
          </draw:text-box>
        </draw:frame>
        <draw:frame draw:style-name="gr88" draw:layer="layout" svg:width="0.794cm" svg:height="0.179cm" svg:x="17.605cm" svg:y="12.426cm">
          <draw:text-box>
            <text:p text:style-name="P1"><text:span text:style-name="T3">GO:0043227</text:span></text:p>
          </draw:text-box>
        </draw:frame>
        <draw:frame draw:style-name="gr174" draw:layer="layout" svg:width="1.626cm" svg:height="0.179cm" svg:x="17.176cm" svg:y="12.575cm">
          <draw:text-box>
            <text:p text:style-name="P1"><text:span text:style-name="T3">membrane−bounded org...</text:span></text:p>
          </draw:text-box>
        </draw:frame>
        <draw:frame draw:style-name="gr237" draw:layer="layout" svg:width="0.574cm" svg:height="0.179cm" svg:x="17.714cm" svg:y="12.723cm">
          <draw:text-box>
            <text:p text:style-name="P1"><text:span text:style-name="T3">0.002940</text:span></text:p>
          </draw:text-box>
        </draw:frame>
        <draw:polygon draw:style-name="gr252" draw:layer="layout" svg:width="1.676cm" svg:height="1.117cm" svg:x="8.912cm" svg:y="12.141cm" svg:viewBox="0 0 1677 1118" draw:points="0,1118 1677,1118 1677,0 0,0">
          <text:p/>
        </draw:polygon>
        <draw:frame draw:style-name="gr90" draw:layer="layout" svg:width="0.497cm" svg:height="0.179cm" svg:x="17.753cm" svg:y="12.871cm">
          <draw:text-box>
            <text:p text:style-name="P1"><text:span text:style-name="T3">47 / 253</text:span></text:p>
          </draw:text-box>
        </draw:frame>
        <draw:frame draw:style-name="gr88" draw:layer="layout" svg:width="0.794cm" svg:height="0.179cm" svg:x="9.346cm" svg:y="12.426cm">
          <draw:text-box>
            <text:p text:style-name="P1"><text:span text:style-name="T3">GO:0043228</text:span></text:p>
          </draw:text-box>
        </draw:frame>
        <draw:frame draw:style-name="gr253" draw:layer="layout" svg:width="1.7cm" svg:height="0.179cm" svg:x="8.88cm" svg:y="12.575cm">
          <draw:text-box>
            <text:p text:style-name="P1"><text:span text:style-name="T3">non−membrane−bounded...</text:span></text:p>
          </draw:text-box>
        </draw:frame>
        <draw:frame draw:style-name="gr237" draw:layer="layout" svg:width="0.574cm" svg:height="0.179cm" svg:x="9.456cm" svg:y="12.723cm">
          <draw:text-box>
            <text:p text:style-name="P1"><text:span text:style-name="T3">0.001874</text:span></text:p>
          </draw:text-box>
        </draw:frame>
        <draw:polygon draw:style-name="gr1" draw:layer="layout" svg:width="1.677cm" svg:height="1.117cm" svg:x="13.91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1000,10 1017,12 1034,15 1050,18 1067,21 1084,24 1101,28 1118,31 1135,36 1152,40 1169,45 1187,50 1204,55 1221,61 1238,67 1255,73 1272,79 1289,86 1305,94 1322,102 1339,110 1356,118 1373,127 1390,137 1407,148 1424,159 1441,170 1458,182 1475,195 1492,208 1509,223 1526,238 1543,255 1559,273 1576,293 1593,315 1610,339 1627,368 1644,402 1661,448 1678,560 1661,671 1644,717 1627,751 1610,780 1593,804 1576,826 1559,846 1543,864 1526,881 1509,896 1492,911 1475,924 1458,937 1441,949 1424,960 1407,971 1390,981 1373,991 1356,1000 1339,1008 1322,1016 1305,1024 1289,1032 1272,1039 1255,1045 1238,1051 1221,1057 1204,1063 1187,1068 1169,1073 1152,1078 1135,1082 1118,1087 1101,1090 1084,1094 1067,1097 1050,1100 1034,1103 1017,1106 1000,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text:p/>
        </draw:polygon>
        <draw:polyline draw:style-name="gr2" draw:layer="layout" svg:width="1.677cm" svg:height="1.117cm" svg:x="13.91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1000,10 1017,12 1034,15 1050,18 1067,21 1084,24 1101,28 1118,31 1135,36 1152,40 1169,45 1187,50 1204,55 1221,61 1238,67 1255,73 1272,79 1289,86 1305,94 1322,102 1339,110 1356,118 1373,127 1390,137 1407,148 1424,159 1441,170 1458,182 1475,195 1492,208 1509,223 1526,238 1543,255 1559,273 1576,293 1593,315 1610,339 1627,368 1644,402 1661,448 1678,560 1661,671 1644,717 1627,751 1610,780 1593,804 1576,826 1559,846 1543,864 1526,881 1509,896 1492,911 1475,924 1458,937 1441,949 1424,960 1407,971 1390,981 1373,991 1356,1000 1339,1008 1322,1016 1305,1024 1289,1032 1272,1039 1255,1045 1238,1051 1221,1057 1204,1063 1187,1068 1169,1073 1152,1078 1135,1082 1118,1087 1101,1090 1084,1094 1067,1097 1050,1100 1034,1103 1017,1106 1000,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0,560">
          <text:p/>
        </draw:polyline>
        <draw:frame draw:style-name="gr90" draw:layer="layout" svg:width="0.497cm" svg:height="0.179cm" svg:x="9.495cm" svg:y="12.871cm">
          <draw:text-box>
            <text:p text:style-name="P1"><text:span text:style-name="T3">28 / 116</text:span></text:p>
          </draw:text-box>
        </draw:frame>
        <draw:frame draw:style-name="gr88" draw:layer="layout" svg:width="0.794cm" svg:height="0.179cm" svg:x="14.345cm" svg:y="12.426cm">
          <draw:text-box>
            <text:p text:style-name="P1"><text:span text:style-name="T3">GO:0043229</text:span></text:p>
          </draw:text-box>
        </draw:frame>
        <draw:frame draw:style-name="gr175" draw:layer="layout" svg:width="1.285cm" svg:height="0.179cm" svg:x="14.092cm" svg:y="12.575cm">
          <draw:text-box>
            <text:p text:style-name="P1"><text:span text:style-name="T3">intracellular organe...</text:span></text:p>
          </draw:text-box>
        </draw:frame>
        <draw:frame draw:style-name="gr237" draw:layer="layout" svg:width="0.574cm" svg:height="0.179cm" svg:x="14.454cm" svg:y="12.723cm">
          <draw:text-box>
            <text:p text:style-name="P1"><text:span text:style-name="T3">0.013725</text:span></text:p>
          </draw:text-box>
        </draw:frame>
        <draw:polygon draw:style-name="gr242" draw:layer="layout" svg:width="1.677cm" svg:height="1.118cm" svg:x="17.17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999,10 1016,13 1033,15 1050,18 1067,21 1084,25 1101,28 1118,32 1135,36 1152,40 1169,45 1186,50 1203,56 1219,61 1236,67 1253,73 1271,80 1288,87 1305,94 1322,102 1339,110 1356,119 1373,128 1390,137 1407,148 1424,159 1441,171 1458,182 1474,195 1491,209 1508,223 1525,239 1542,255 1559,273 1576,293 1593,315 1610,340 1627,368 1644,403 1661,448 1678,560 1661,672 1644,717 1627,752 1610,780 1593,805 1576,826 1559,847 1542,865 1525,881 1508,897 1491,911 1474,925 1458,938 1441,949 1424,960 1407,971 1390,981 1373,991 1356,1000 1339,1009 1322,1017 1305,1025 1288,1032 1271,1039 1253,1045 1236,1052 1219,1058 1203,1063 1186,1068 1169,1074 1152,1078 1135,1083 1118,1087 1101,1091 1084,1094 1067,1098 1050,1101 1033,1103 1016,1106 999,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text:p/>
        </draw:polygon>
        <draw:polyline draw:style-name="gr2" draw:layer="layout" svg:width="1.677cm" svg:height="1.118cm" svg:x="17.17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999,10 1016,13 1033,15 1050,18 1067,21 1084,25 1101,28 1118,32 1135,36 1152,40 1169,45 1186,50 1203,56 1219,61 1236,67 1253,73 1271,80 1288,87 1305,94 1322,102 1339,110 1356,119 1373,128 1390,137 1407,148 1424,159 1441,171 1458,182 1474,195 1491,209 1508,223 1525,239 1542,255 1559,273 1576,293 1593,315 1610,340 1627,368 1644,403 1661,448 1678,560 1661,672 1644,717 1627,752 1610,780 1593,805 1576,826 1559,847 1542,865 1525,881 1508,897 1491,911 1474,925 1458,938 1441,949 1424,960 1407,971 1390,981 1373,991 1356,1000 1339,1009 1322,1017 1305,1025 1288,1032 1271,1039 1253,1045 1236,1052 1219,1058 1203,1063 1186,1068 1169,1074 1152,1078 1135,1083 1118,1087 1101,1091 1084,1094 1067,1098 1050,1101 1033,1103 1016,1106 999,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0,560">
          <text:p/>
        </draw:polyline>
        <draw:frame draw:style-name="gr90" draw:layer="layout" svg:width="0.497cm" svg:height="0.179cm" svg:x="14.494cm" svg:y="12.871cm">
          <draw:text-box>
            <text:p text:style-name="P1"><text:span text:style-name="T3">48 / 272</text:span></text:p>
          </draw:text-box>
        </draw:frame>
        <draw:frame draw:style-name="gr88" draw:layer="layout" svg:width="0.794cm" svg:height="0.179cm" svg:x="17.605cm" svg:y="14.662cm">
          <draw:text-box>
            <text:p text:style-name="P1"><text:span text:style-name="T3">GO:0043231</text:span></text:p>
          </draw:text-box>
        </draw:frame>
        <draw:frame draw:style-name="gr176" draw:layer="layout" svg:width="1.361cm" svg:height="0.179cm" svg:x="17.312cm" svg:y="14.81cm">
          <draw:text-box>
            <text:p text:style-name="P1"><text:span text:style-name="T3">intracellular membra...</text:span></text:p>
          </draw:text-box>
        </draw:frame>
        <draw:frame draw:style-name="gr237" draw:layer="layout" svg:width="0.574cm" svg:height="0.179cm" svg:x="17.714cm" svg:y="14.958cm">
          <draw:text-box>
            <text:p text:style-name="P1"><text:span text:style-name="T3">0.002940</text:span></text:p>
          </draw:text-box>
        </draw:frame>
        <draw:polygon draw:style-name="gr242" draw:layer="layout" svg:width="1.677cm" svg:height="1.118cm" svg:x="10.06cm" svg:y="14.376cm" svg:viewBox="0 0 1678 1119" draw:points="0,560 17,448 34,403 51,368 68,340 85,315 102,293 119,273 136,255 153,239 170,223 187,209 204,195 221,182 237,171 254,159 271,148 288,137 305,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8,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5,991 288,981 271,971 254,960 237,949 221,938 204,925 187,911 170,897 153,881 136,865 119,847 102,826 85,805 68,780 51,752 34,717 17,672">
          <text:p/>
        </draw:polygon>
        <draw:polyline draw:style-name="gr2" draw:layer="layout" svg:width="1.677cm" svg:height="1.118cm" svg:x="10.06cm" svg:y="14.376cm" svg:viewBox="0 0 1678 1119" draw:points="0,560 17,448 34,403 51,368 68,340 85,315 102,293 119,273 136,255 153,239 170,223 187,209 204,195 221,182 237,171 254,159 271,148 288,137 305,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8,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5,991 288,981 271,971 254,960 237,949 221,938 204,925 187,911 170,897 153,881 136,865 119,847 102,826 85,805 68,780 51,752 34,717 17,672 0,560">
          <text:p/>
        </draw:polyline>
        <draw:frame draw:style-name="gr90" draw:layer="layout" svg:width="0.497cm" svg:height="0.179cm" svg:x="17.753cm" svg:y="15.107cm">
          <draw:text-box>
            <text:p text:style-name="P1"><text:span text:style-name="T3">47 / 253</text:span></text:p>
          </draw:text-box>
        </draw:frame>
        <draw:frame draw:style-name="gr88" draw:layer="layout" svg:width="0.794cm" svg:height="0.179cm" svg:x="10.495cm" svg:y="14.662cm">
          <draw:text-box>
            <text:p text:style-name="P1"><text:span text:style-name="T3">GO:0043232</text:span></text:p>
          </draw:text-box>
        </draw:frame>
        <draw:frame draw:style-name="gr167" draw:layer="layout" svg:width="1.357cm" svg:height="0.179cm" svg:x="10.205cm" svg:y="14.81cm">
          <draw:text-box>
            <text:p text:style-name="P1"><text:span text:style-name="T3">intracellular non−me...</text:span></text:p>
          </draw:text-box>
        </draw:frame>
        <draw:frame draw:style-name="gr237" draw:layer="layout" svg:width="0.574cm" svg:height="0.179cm" svg:x="10.605cm" svg:y="14.958cm">
          <draw:text-box>
            <text:p text:style-name="P1"><text:span text:style-name="T3">0.001874</text:span></text:p>
          </draw:text-box>
        </draw:frame>
        <draw:polygon draw:style-name="gr1" draw:layer="layout" svg:width="1.677cm" svg:height="1.118cm" svg:x="20.461cm" svg:y="14.376cm" svg:viewBox="0 0 1678 1119" draw:points="0,560 17,448 34,403 51,368 68,340 85,315 102,293 119,273 136,255 153,239 170,223 187,209 204,195 220,182 237,171 254,159 271,148 288,137 305,128 322,119 339,110 356,102 373,94 390,87 407,80 424,73 441,67 458,61 474,56 491,50 508,45 525,40 542,36 559,32 576,28 593,25 610,21 627,18 644,15 661,13 678,10 695,8 712,7 728,5 745,3 762,2 779,1 796,1 813,0 830,0 847,0 864,0 881,1 898,1 915,2 932,3 949,5 966,7 982,8 999,10 1016,13 1033,15 1050,18 1067,21 1084,25 1101,28 1118,32 1135,36 1152,40 1169,45 1186,50 1203,56 1220,61 1236,67 1253,73 1270,80 1287,87 1304,94 1321,102 1339,110 1356,119 1373,128 1390,137 1407,148 1424,159 1441,171 1458,182 1475,195 1491,209 1508,223 1525,239 1542,255 1559,273 1576,293 1593,315 1610,340 1627,368 1644,403 1661,448 1678,560 1661,672 1644,717 1627,752 1610,780 1593,805 1576,826 1559,847 1542,865 1525,881 1508,897 1491,911 1475,925 1458,938 1441,949 1424,960 1407,971 1390,981 1373,991 1356,1000 1339,1009 1321,1017 1304,1025 1287,1032 1270,1039 1253,1045 1236,1052 1220,1058 1203,1063 1186,1068 1169,1074 1152,1078 1135,1083 1118,1087 1101,1091 1084,1094 1067,1098 1050,1101 1033,1103 1016,1106 999,1108 982,1110 966,1112 949,1114 932,1115 915,1116 898,1117 881,1118 864,1119 847,1119 830,1119 813,1119 796,1118 779,1117 762,1116 745,1115 728,1114 712,1112 695,1110 678,1108 661,1106 644,1103 627,1101 610,1098 593,1094 576,1091 559,1087 542,1083 525,1078 508,1074 491,1068 474,1063 458,1058 441,1052 424,1045 407,1039 390,1032 373,1025 356,1017 339,1009 322,1000 305,991 288,981 271,971 254,960 237,949 220,938 204,925 187,911 170,897 153,881 136,865 119,847 102,826 85,805 68,780 51,752 34,717 17,672">
          <text:p/>
        </draw:polygon>
        <draw:polyline draw:style-name="gr2" draw:layer="layout" svg:width="1.677cm" svg:height="1.118cm" svg:x="20.461cm" svg:y="14.376cm" svg:viewBox="0 0 1678 1119" draw:points="0,560 17,448 34,403 51,368 68,340 85,315 102,293 119,273 136,255 153,239 170,223 187,209 204,195 220,182 237,171 254,159 271,148 288,137 305,128 322,119 339,110 356,102 373,94 390,87 407,80 424,73 441,67 458,61 474,56 491,50 508,45 525,40 542,36 559,32 576,28 593,25 610,21 627,18 644,15 661,13 678,10 695,8 712,7 728,5 745,3 762,2 779,1 796,1 813,0 830,0 847,0 864,0 881,1 898,1 915,2 932,3 949,5 966,7 982,8 999,10 1016,13 1033,15 1050,18 1067,21 1084,25 1101,28 1118,32 1135,36 1152,40 1169,45 1186,50 1203,56 1220,61 1236,67 1253,73 1270,80 1287,87 1304,94 1321,102 1339,110 1356,119 1373,128 1390,137 1407,148 1424,159 1441,171 1458,182 1475,195 1491,209 1508,223 1525,239 1542,255 1559,273 1576,293 1593,315 1610,340 1627,368 1644,403 1661,448 1678,560 1661,672 1644,717 1627,752 1610,780 1593,805 1576,826 1559,847 1542,865 1525,881 1508,897 1491,911 1475,925 1458,938 1441,949 1424,960 1407,971 1390,981 1373,991 1356,1000 1339,1009 1321,1017 1304,1025 1287,1032 1270,1039 1253,1045 1236,1052 1220,1058 1203,1063 1186,1068 1169,1074 1152,1078 1135,1083 1118,1087 1101,1091 1084,1094 1067,1098 1050,1101 1033,1103 1016,1106 999,1108 982,1110 966,1112 949,1114 932,1115 915,1116 898,1117 881,1118 864,1119 847,1119 830,1119 813,1119 796,1118 779,1117 762,1116 745,1115 728,1114 712,1112 695,1110 678,1108 661,1106 644,1103 627,1101 610,1098 593,1094 576,1091 559,1087 542,1083 525,1078 508,1074 491,1068 474,1063 458,1058 441,1052 424,1045 407,1039 390,1032 373,1025 356,1017 339,1009 322,1000 305,991 288,981 271,971 254,960 237,949 220,938 204,925 187,911 170,897 153,881 136,865 119,847 102,826 85,805 68,780 51,752 34,717 17,672 0,560">
          <text:p/>
        </draw:polyline>
        <draw:frame draw:style-name="gr90" draw:layer="layout" svg:width="0.497cm" svg:height="0.179cm" svg:x="10.644cm" svg:y="15.107cm">
          <draw:text-box>
            <text:p text:style-name="P1"><text:span text:style-name="T3">28 / 116</text:span></text:p>
          </draw:text-box>
        </draw:frame>
        <draw:frame draw:style-name="gr88" draw:layer="layout" svg:width="0.794cm" svg:height="0.179cm" svg:x="20.896cm" svg:y="14.662cm">
          <draw:text-box>
            <text:p text:style-name="P1"><text:span text:style-name="T3">GO:0043233</text:span></text:p>
          </draw:text-box>
        </draw:frame>
        <draw:frame draw:style-name="gr254" draw:layer="layout" svg:width="0.976cm" svg:height="0.179cm" svg:x="20.798cm" svg:y="14.81cm">
          <draw:text-box>
            <text:p text:style-name="P1"><text:span text:style-name="T3">organelle lumen</text:span></text:p>
          </draw:text-box>
        </draw:frame>
        <draw:frame draw:style-name="gr237" draw:layer="layout" svg:width="0.574cm" svg:height="0.179cm" svg:x="21.005cm" svg:y="14.958cm">
          <draw:text-box>
            <text:p text:style-name="P1"><text:span text:style-name="T3">0.020870</text:span></text:p>
          </draw:text-box>
        </draw:frame>
        <draw:polygon draw:style-name="gr1" draw:layer="layout" svg:width="1.677cm" svg:height="1.117cm" svg:x="20.461cm" svg:y="12.141cm" svg:viewBox="0 0 1678 1118" draw:points="0,560 17,448 34,402 51,368 68,339 85,315 102,293 119,273 136,255 153,238 170,223 187,208 204,195 220,182 237,170 254,159 271,148 288,137 305,127 322,118 339,110 356,102 373,94 390,86 407,79 424,73 441,67 458,61 474,55 491,50 508,45 525,40 542,36 559,31 576,28 593,24 610,21 627,18 644,15 661,12 678,10 695,8 712,6 728,5 745,3 762,2 779,1 796,0 813,0 830,0 847,0 864,0 881,0 898,1 915,2 932,3 949,5 966,6 982,8 999,10 1016,12 1033,15 1050,18 1067,21 1084,24 1101,28 1118,31 1135,36 1152,40 1169,45 1186,50 1203,55 1220,61 1236,67 1253,73 1270,79 1287,86 1304,94 1321,102 1339,110 1356,118 1373,127 1390,137 1407,148 1424,159 1441,170 1458,182 1475,195 1491,208 1508,223 1525,238 1542,255 1559,273 1576,293 1593,315 1610,339 1627,368 1644,402 1661,448 1678,560 1661,671 1644,717 1627,751 1610,780 1593,804 1576,826 1559,846 1542,864 1525,881 1508,896 1491,911 1475,924 1458,937 1441,949 1424,960 1407,971 1390,981 1373,991 1356,1000 1339,1008 1321,1016 1304,1024 1287,1032 1270,1039 1253,1045 1236,1051 1220,1057 1203,1063 1186,1068 1169,1073 1152,1078 1135,1082 1118,1087 1101,1090 1084,1094 1067,1097 1050,1100 1033,1103 1016,1106 999,1108 982,1110 966,1112 949,1113 932,1115 915,1116 898,1117 881,1118 864,1118 847,1118 830,1118 813,1118 796,1118 779,1117 762,1116 745,1115 728,1113 712,1112 695,1110 678,1108 661,1106 644,1103 627,1100 610,1097 593,1094 576,1090 559,1087 542,1082 525,1078 508,1073 491,1068 474,1063 458,1057 441,1051 424,1045 407,1039 390,1032 373,1024 356,1016 339,1008 322,1000 305,991 288,981 271,971 254,960 237,949 220,937 204,924 187,911 170,896 153,881 136,864 119,846 102,826 85,804 68,780 51,751 34,717 17,671">
          <text:p/>
        </draw:polygon>
        <draw:polyline draw:style-name="gr2" draw:layer="layout" svg:width="1.677cm" svg:height="1.117cm" svg:x="20.461cm" svg:y="12.141cm" svg:viewBox="0 0 1678 1118" draw:points="0,560 17,448 34,402 51,368 68,339 85,315 102,293 119,273 136,255 153,238 170,223 187,208 204,195 220,182 237,170 254,159 271,148 288,137 305,127 322,118 339,110 356,102 373,94 390,86 407,79 424,73 441,67 458,61 474,55 491,50 508,45 525,40 542,36 559,31 576,28 593,24 610,21 627,18 644,15 661,12 678,10 695,8 712,6 728,5 745,3 762,2 779,1 796,0 813,0 830,0 847,0 864,0 881,0 898,1 915,2 932,3 949,5 966,6 982,8 999,10 1016,12 1033,15 1050,18 1067,21 1084,24 1101,28 1118,31 1135,36 1152,40 1169,45 1186,50 1203,55 1220,61 1236,67 1253,73 1270,79 1287,86 1304,94 1321,102 1339,110 1356,118 1373,127 1390,137 1407,148 1424,159 1441,170 1458,182 1475,195 1491,208 1508,223 1525,238 1542,255 1559,273 1576,293 1593,315 1610,339 1627,368 1644,402 1661,448 1678,560 1661,671 1644,717 1627,751 1610,780 1593,804 1576,826 1559,846 1542,864 1525,881 1508,896 1491,911 1475,924 1458,937 1441,949 1424,960 1407,971 1390,981 1373,991 1356,1000 1339,1008 1321,1016 1304,1024 1287,1032 1270,1039 1253,1045 1236,1051 1220,1057 1203,1063 1186,1068 1169,1073 1152,1078 1135,1082 1118,1087 1101,1090 1084,1094 1067,1097 1050,1100 1033,1103 1016,1106 999,1108 982,1110 966,1112 949,1113 932,1115 915,1116 898,1117 881,1118 864,1118 847,1118 830,1118 813,1118 796,1118 779,1117 762,1116 745,1115 728,1113 712,1112 695,1110 678,1108 661,1106 644,1103 627,1100 610,1097 593,1094 576,1090 559,1087 542,1082 525,1078 508,1073 491,1068 474,1063 458,1057 441,1051 424,1045 407,1039 390,1032 373,1024 356,1016 339,1008 322,1000 305,991 288,981 271,971 254,960 237,949 220,937 204,924 187,911 170,896 153,881 136,864 119,846 102,826 85,804 68,780 51,751 34,717 17,671 0,560">
          <text:p/>
        </draw:polyline>
        <draw:frame draw:style-name="gr103" draw:layer="layout" svg:width="0.421cm" svg:height="0.179cm" svg:x="21.084cm" svg:y="15.107cm">
          <draw:text-box>
            <text:p text:style-name="P1"><text:span text:style-name="T3">22 / 97</text:span></text:p>
          </draw:text-box>
        </draw:frame>
        <draw:frame draw:style-name="gr88" draw:layer="layout" svg:width="0.794cm" svg:height="0.179cm" svg:x="20.896cm" svg:y="12.426cm">
          <draw:text-box>
            <text:p text:style-name="P1"><text:span text:style-name="T3">GO:0044422</text:span></text:p>
          </draw:text-box>
        </draw:frame>
        <draw:frame draw:style-name="gr178" draw:layer="layout" svg:width="0.84cm" svg:height="0.179cm" svg:x="20.865cm" svg:y="12.575cm">
          <draw:text-box>
            <text:p text:style-name="P1"><text:span text:style-name="T3">organelle part</text:span></text:p>
          </draw:text-box>
        </draw:frame>
        <draw:frame draw:style-name="gr237" draw:layer="layout" svg:width="0.574cm" svg:height="0.179cm" svg:x="21.005cm" svg:y="12.723cm">
          <draw:text-box>
            <text:p text:style-name="P1"><text:span text:style-name="T3">0.018710</text:span></text:p>
          </draw:text-box>
        </draw:frame>
        <draw:polygon draw:style-name="gr201" draw:layer="layout" svg:width="1.676cm" svg:height="1.118cm" svg:x="6.739cm" svg:y="9.905cm" svg:viewBox="0 0 1677 1119" draw:points="0,560 17,448 33,403 50,368 67,340 84,315 101,294 118,273 135,256 152,239 169,223 186,209 203,195 220,182 237,171 254,160 271,149 287,138 304,128 321,119 338,110 355,102 372,94 389,87 406,80 423,74 440,67 457,61 474,56 491,51 508,45 525,41 541,36 558,32 575,28 592,25 609,21 626,18 643,16 660,13 677,11 694,9 711,7 728,5 745,4 762,3 779,2 795,1 812,1 829,0 846,0 863,1 880,1 897,2 914,3 931,4 948,5 965,7 982,9 999,11 1016,13 1033,16 1049,18 1066,21 1083,25 1100,28 1117,32 1134,36 1151,41 1168,45 1185,51 1202,56 1219,61 1236,67 1253,74 1270,80 1287,87 1303,94 1320,102 1337,110 1354,119 1371,128 1388,138 1405,149 1422,160 1439,171 1456,182 1473,195 1490,209 1507,223 1524,239 1541,256 1557,273 1574,294 1591,315 1608,340 1625,368 1643,403 1660,448 1677,560 1660,672 1643,717 1625,752 1608,780 1591,805 1574,827 1557,847 1541,865 1524,881 1507,897 1490,911 1473,925 1456,938 1439,949 1422,961 1405,972 1388,982 1371,991 1354,1000 1337,1009 1320,1017 1303,1025 1287,1032 1270,1039 1253,1046 1236,1052 1219,1058 1202,1063 1185,1069 1168,1074 1151,1079 1134,1083 1117,1087 1100,1091 1083,1094 1066,1098 1049,1101 1033,1104 1016,1106 999,1109 982,1111 965,1112 948,1114 931,1116 914,1117 897,1118 880,1118 863,1119 846,1119 829,1119 812,1119 795,1118 779,1118 762,1117 745,1116 728,1114 711,1112 694,1111 677,1109 660,1106 643,1104 626,1101 609,1098 592,1094 575,1091 558,1087 541,1083 525,1079 508,1074 491,1069 474,1063 457,1058 440,1052 423,1046 406,1039 389,1032 372,1025 355,1017 338,1009 321,1000 304,991 287,982 271,972 254,961 237,949 220,938 203,925 186,911 169,897 152,881 135,865 118,847 101,827 84,805 67,780 50,752 33,717 17,672">
          <text:p/>
        </draw:polygon>
        <draw:polyline draw:style-name="gr2" draw:layer="layout" svg:width="1.676cm" svg:height="1.118cm" svg:x="6.739cm" svg:y="9.905cm" svg:viewBox="0 0 1677 1119" draw:points="0,560 17,448 33,403 50,368 67,340 84,315 101,294 118,273 135,256 152,239 169,223 186,209 203,195 220,182 237,171 254,160 271,149 287,138 304,128 321,119 338,110 355,102 372,94 389,87 406,80 423,74 440,67 457,61 474,56 491,51 508,45 525,41 541,36 558,32 575,28 592,25 609,21 626,18 643,16 660,13 677,11 694,9 711,7 728,5 745,4 762,3 779,2 795,1 812,1 829,0 846,0 863,1 880,1 897,2 914,3 931,4 948,5 965,7 982,9 999,11 1016,13 1033,16 1049,18 1066,21 1083,25 1100,28 1117,32 1134,36 1151,41 1168,45 1185,51 1202,56 1219,61 1236,67 1253,74 1270,80 1287,87 1303,94 1320,102 1337,110 1354,119 1371,128 1388,138 1405,149 1422,160 1439,171 1456,182 1473,195 1490,209 1507,223 1524,239 1541,256 1557,273 1574,294 1591,315 1608,340 1625,368 1643,403 1660,448 1677,560 1660,672 1643,717 1625,752 1608,780 1591,805 1574,827 1557,847 1541,865 1524,881 1507,897 1490,911 1473,925 1456,938 1439,949 1422,961 1405,972 1388,982 1371,991 1354,1000 1337,1009 1320,1017 1303,1025 1287,1032 1270,1039 1253,1046 1236,1052 1219,1058 1202,1063 1185,1069 1168,1074 1151,1079 1134,1083 1117,1087 1100,1091 1083,1094 1066,1098 1049,1101 1033,1104 1016,1106 999,1109 982,1111 965,1112 948,1114 931,1116 914,1117 897,1118 880,1118 863,1119 846,1119 829,1119 812,1119 795,1118 779,1118 762,1117 745,1116 728,1114 711,1112 694,1111 677,1109 660,1106 643,1104 626,1101 609,1098 592,1094 575,1091 558,1087 541,1083 525,1079 508,1074 491,1069 474,1063 457,1058 440,1052 423,1046 406,1039 389,1032 372,1025 355,1017 338,1009 321,1000 304,991 287,982 271,972 254,961 237,949 220,938 203,925 186,911 169,897 152,881 135,865 118,847 101,827 84,805 67,780 50,752 33,717 17,672 0,560">
          <text:p/>
        </draw:polyline>
        <draw:frame draw:style-name="gr90" draw:layer="layout" svg:width="0.497cm" svg:height="0.179cm" svg:x="21.044cm" svg:y="12.871cm">
          <draw:text-box>
            <text:p text:style-name="P1"><text:span text:style-name="T3">38 / 197</text:span></text:p>
          </draw:text-box>
        </draw:frame>
        <draw:frame draw:style-name="gr88" draw:layer="layout" svg:width="0.794cm" svg:height="0.179cm" svg:x="7.173cm" svg:y="10.191cm">
          <draw:text-box>
            <text:p text:style-name="P1"><text:span text:style-name="T3">GO:0044424</text:span></text:p>
          </draw:text-box>
        </draw:frame>
        <draw:frame draw:style-name="gr179" draw:layer="layout" svg:width="0.98cm" svg:height="0.179cm" svg:x="7.073cm" svg:y="10.339cm">
          <draw:text-box>
            <text:p text:style-name="P1"><text:span text:style-name="T3">intracellular part</text:span></text:p>
          </draw:text-box>
        </draw:frame>
        <draw:frame draw:style-name="gr237" draw:layer="layout" svg:width="0.574cm" svg:height="0.179cm" svg:x="7.283cm" svg:y="10.488cm">
          <draw:text-box>
            <text:p text:style-name="P1"><text:span text:style-name="T3">0.108564</text:span></text:p>
          </draw:text-box>
        </draw:frame>
        <draw:polygon draw:style-name="gr239" draw:layer="layout" svg:width="1.676cm" svg:height="1.118cm" svg:x="16.332cm" svg:y="18.847cm" svg:viewBox="0 0 1677 1119" draw:points="0,1119 1677,1119 1677,0 0,0">
          <text:p/>
        </draw:polygon>
        <draw:frame draw:style-name="gr90" draw:layer="layout" svg:width="0.497cm" svg:height="0.179cm" svg:x="7.322cm" svg:y="10.636cm">
          <draw:text-box>
            <text:p text:style-name="P1"><text:span text:style-name="T3">49 / 295</text:span></text:p>
          </draw:text-box>
        </draw:frame>
        <draw:frame draw:style-name="gr88" draw:layer="layout" svg:width="0.794cm" svg:height="0.179cm" svg:x="16.766cm" svg:y="19.132cm">
          <draw:text-box>
            <text:p text:style-name="P1"><text:span text:style-name="T3">GO:0044428</text:span></text:p>
          </draw:text-box>
        </draw:frame>
        <draw:frame draw:style-name="gr180" draw:layer="layout" svg:width="0.73cm" svg:height="0.179cm" svg:x="16.796cm" svg:y="19.281cm">
          <draw:text-box>
            <text:p text:style-name="P1"><text:span text:style-name="T3">nuclear part</text:span></text:p>
          </draw:text-box>
        </draw:frame>
        <draw:frame draw:style-name="gr241" draw:layer="layout" svg:width="0.578cm" svg:height="0.179cm" svg:x="16.874cm" svg:y="19.429cm">
          <draw:text-box>
            <text:p text:style-name="P1"><text:span text:style-name="T3">5.24e−05</text:span></text:p>
          </draw:text-box>
        </draw:frame>
        <draw:polygon draw:style-name="gr242" draw:layer="layout" svg:width="1.676cm" svg:height="1.118cm" svg:x="6.242cm" svg:y="14.376cm" svg:viewBox="0 0 1677 1119" draw:points="0,560 17,448 34,403 51,368 68,340 85,315 102,293 118,273 135,255 152,239 169,223 186,209 203,195 220,182 237,171 254,159 271,148 288,137 305,128 322,119 339,110 356,102 372,94 389,87 406,80 423,73 440,67 457,61 475,56 492,50 509,45 526,40 543,36 560,32 577,28 594,25 611,21 627,18 644,15 661,13 678,10 695,8 712,7 729,5 746,3 763,2 780,1 797,1 814,0 831,0 848,0 865,0 881,1 898,1 915,2 932,3 949,5 966,7 983,8 1000,10 1017,13 1034,15 1051,18 1068,21 1085,25 1102,28 1119,32 1135,36 1152,40 1169,45 1186,50 1203,56 1220,61 1237,67 1254,73 1271,80 1288,87 1305,94 1322,102 1339,110 1356,119 1373,128 1389,137 1406,148 1423,159 1440,171 1457,182 1474,195 1491,209 1508,223 1525,239 1542,255 1559,273 1576,293 1593,315 1610,340 1627,368 1643,403 1660,448 1677,560 1660,672 1643,717 1627,752 1610,780 1593,805 1576,826 1559,847 1542,865 1525,881 1508,897 1491,911 1474,925 1457,938 1440,949 1423,960 1406,971 1389,981 1373,991 1356,1000 1339,1009 1322,1017 1305,1025 1288,1032 1271,1039 1254,1045 1237,1052 1220,1058 1203,1063 1186,1068 1169,1074 1152,1078 1135,1083 1119,1087 1102,1091 1085,1094 1068,1098 1051,1101 1034,1103 1017,1106 1000,1108 983,1110 966,1112 949,1114 932,1115 915,1116 898,1117 881,1118 865,1119 848,1119 831,1119 814,1119 797,1118 780,1117 763,1116 746,1115 729,1114 712,1112 695,1110 678,1108 661,1106 644,1103 627,1101 611,1098 594,1094 577,1091 560,1087 543,1083 526,1078 509,1074 492,1068 475,1063 457,1058 440,1052 423,1045 406,1039 389,1032 372,1025 356,1017 339,1009 322,1000 305,991 288,981 271,971 254,960 237,949 220,938 203,925 186,911 169,897 152,881 135,865 118,847 102,826 85,805 68,780 51,752 34,717 17,672">
          <text:p/>
        </draw:polygon>
        <draw:polyline draw:style-name="gr2" draw:layer="layout" svg:width="1.676cm" svg:height="1.118cm" svg:x="6.242cm" svg:y="14.376cm" svg:viewBox="0 0 1677 1119" draw:points="0,560 17,448 34,403 51,368 68,340 85,315 102,293 118,273 135,255 152,239 169,223 186,209 203,195 220,182 237,171 254,159 271,148 288,137 305,128 322,119 339,110 356,102 372,94 389,87 406,80 423,73 440,67 457,61 475,56 492,50 509,45 526,40 543,36 560,32 577,28 594,25 611,21 627,18 644,15 661,13 678,10 695,8 712,7 729,5 746,3 763,2 780,1 797,1 814,0 831,0 848,0 865,0 881,1 898,1 915,2 932,3 949,5 966,7 983,8 1000,10 1017,13 1034,15 1051,18 1068,21 1085,25 1102,28 1119,32 1135,36 1152,40 1169,45 1186,50 1203,56 1220,61 1237,67 1254,73 1271,80 1288,87 1305,94 1322,102 1339,110 1356,119 1373,128 1389,137 1406,148 1423,159 1440,171 1457,182 1474,195 1491,209 1508,223 1525,239 1542,255 1559,273 1576,293 1593,315 1610,340 1627,368 1643,403 1660,448 1677,560 1660,672 1643,717 1627,752 1610,780 1593,805 1576,826 1559,847 1542,865 1525,881 1508,897 1491,911 1474,925 1457,938 1440,949 1423,960 1406,971 1389,981 1373,991 1356,1000 1339,1009 1322,1017 1305,1025 1288,1032 1271,1039 1254,1045 1237,1052 1220,1058 1203,1063 1186,1068 1169,1074 1152,1078 1135,1083 1119,1087 1102,1091 1085,1094 1068,1098 1051,1101 1034,1103 1017,1106 1000,1108 983,1110 966,1112 949,1114 932,1115 915,1116 898,1117 881,1118 865,1119 848,1119 831,1119 814,1119 797,1118 780,1117 763,1116 746,1115 729,1114 712,1112 695,1110 678,1108 661,1106 644,1103 627,1101 611,1098 594,1094 577,1091 560,1087 543,1083 526,1078 509,1074 492,1068 475,1063 457,1058 440,1052 423,1045 406,1039 389,1032 372,1025 356,1017 339,1009 322,1000 305,991 288,981 271,971 254,960 237,949 220,938 203,925 186,911 169,897 152,881 135,865 118,847 102,826 85,805 68,780 51,752 34,717 17,672 0,560">
          <text:p/>
        </draw:polyline>
        <draw:frame draw:style-name="gr103" draw:layer="layout" svg:width="0.421cm" svg:height="0.179cm" svg:x="16.954cm" svg:y="19.578cm">
          <draw:text-box>
            <text:p text:style-name="P1"><text:span text:style-name="T3">25 / 82</text:span></text:p>
          </draw:text-box>
        </draw:frame>
        <draw:frame draw:style-name="gr88" draw:layer="layout" svg:width="0.794cm" svg:height="0.179cm" svg:x="6.676cm" svg:y="14.662cm">
          <draw:text-box>
            <text:p text:style-name="P1"><text:span text:style-name="T3">GO:0044444</text:span></text:p>
          </draw:text-box>
        </draw:frame>
        <draw:frame draw:style-name="gr182" draw:layer="layout" svg:width="1.005cm" svg:height="0.179cm" svg:x="6.568cm" svg:y="14.81cm">
          <draw:text-box>
            <text:p text:style-name="P1"><text:span text:style-name="T3">cytoplasmic part</text:span></text:p>
          </draw:text-box>
        </draw:frame>
        <draw:frame draw:style-name="gr237" draw:layer="layout" svg:width="0.574cm" svg:height="0.179cm" svg:x="6.786cm" svg:y="14.958cm">
          <draw:text-box>
            <text:p text:style-name="P1"><text:span text:style-name="T3">0.001937</text:span></text:p>
          </draw:text-box>
        </draw:frame>
        <draw:polygon draw:style-name="gr244" draw:layer="layout" svg:width="1.676cm" svg:height="1.118cm" svg:x="7.515cm" svg:y="18.847cm" svg:viewBox="0 0 1677 1119" draw:points="0,1119 1677,1119 1677,0 0,0">
          <text:p/>
        </draw:polygon>
        <draw:frame draw:style-name="gr90" draw:layer="layout" svg:width="0.497cm" svg:height="0.179cm" svg:x="6.825cm" svg:y="15.107cm">
          <draw:text-box>
            <text:p text:style-name="P1"><text:span text:style-name="T3">48 / 260</text:span></text:p>
          </draw:text-box>
        </draw:frame>
        <draw:frame draw:style-name="gr88" draw:layer="layout" svg:width="0.794cm" svg:height="0.179cm" svg:x="7.949cm" svg:y="19.132cm">
          <draw:text-box>
            <text:p text:style-name="P1"><text:span text:style-name="T3">GO:0044445</text:span></text:p>
          </draw:text-box>
        </draw:frame>
        <draw:frame draw:style-name="gr255" draw:layer="layout" svg:width="0.815cm" svg:height="0.179cm" svg:x="7.938cm" svg:y="19.281cm">
          <draw:text-box>
            <text:p text:style-name="P1"><text:span text:style-name="T3">cytosolic part</text:span></text:p>
          </draw:text-box>
        </draw:frame>
        <draw:frame draw:style-name="gr241" draw:layer="layout" svg:width="0.578cm" svg:height="0.179cm" svg:x="8.057cm" svg:y="19.429cm">
          <draw:text-box>
            <text:p text:style-name="P1"><text:span text:style-name="T3">1.81e−06</text:span></text:p>
          </draw:text-box>
        </draw:frame>
        <draw:polygon draw:style-name="gr1" draw:layer="layout" svg:width="1.677cm" svg:height="1.118cm" svg:x="13.91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1000,10 1017,13 1034,15 1050,18 1067,21 1084,25 1101,28 1118,32 1135,36 1152,40 1169,45 1187,50 1204,56 1221,61 1238,67 1255,73 1272,80 1289,87 1305,94 1322,102 1339,110 1356,119 1373,128 1390,137 1407,148 1424,159 1441,171 1458,182 1475,195 1492,209 1509,223 1526,239 1543,255 1559,273 1576,293 1593,315 1610,340 1627,368 1644,403 1661,448 1678,560 1661,672 1644,717 1627,752 1610,780 1593,805 1576,826 1559,847 1543,865 1526,881 1509,897 1492,911 1475,925 1458,938 1441,949 1424,960 1407,971 1390,981 1373,991 1356,1000 1339,1009 1322,1017 1305,1025 1289,1032 1272,1039 1255,1045 1238,1052 1221,1058 1204,1063 1187,1068 1169,1074 1152,1078 1135,1083 1118,1087 1101,1091 1084,1094 1067,1098 1050,1101 1034,1103 1017,1106 1000,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text:p/>
        </draw:polygon>
        <draw:polyline draw:style-name="gr2" draw:layer="layout" svg:width="1.677cm" svg:height="1.118cm" svg:x="13.91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1000,10 1017,13 1034,15 1050,18 1067,21 1084,25 1101,28 1118,32 1135,36 1152,40 1169,45 1187,50 1204,56 1221,61 1238,67 1255,73 1272,80 1289,87 1305,94 1322,102 1339,110 1356,119 1373,128 1390,137 1407,148 1424,159 1441,171 1458,182 1475,195 1492,209 1509,223 1526,239 1543,255 1559,273 1576,293 1593,315 1610,340 1627,368 1644,403 1661,448 1678,560 1661,672 1644,717 1627,752 1610,780 1593,805 1576,826 1559,847 1543,865 1526,881 1509,897 1492,911 1475,925 1458,938 1441,949 1424,960 1407,971 1390,981 1373,991 1356,1000 1339,1009 1322,1017 1305,1025 1289,1032 1272,1039 1255,1045 1238,1052 1221,1058 1204,1063 1187,1068 1169,1074 1152,1078 1135,1083 1118,1087 1101,1091 1084,1094 1067,1098 1050,1101 1034,1103 1017,1106 1000,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0,560">
          <text:p/>
        </draw:polyline>
        <draw:frame draw:style-name="gr103" draw:layer="layout" svg:width="0.421cm" svg:height="0.179cm" svg:x="8.137cm" svg:y="19.578cm">
          <draw:text-box>
            <text:p text:style-name="P1"><text:span text:style-name="T3">18 / 40</text:span></text:p>
          </draw:text-box>
        </draw:frame>
        <draw:frame draw:style-name="gr88" draw:layer="layout" svg:width="0.794cm" svg:height="0.179cm" svg:x="14.345cm" svg:y="14.662cm">
          <draw:text-box>
            <text:p text:style-name="P1"><text:span text:style-name="T3">GO:0044446</text:span></text:p>
          </draw:text-box>
        </draw:frame>
        <draw:frame draw:style-name="gr175" draw:layer="layout" svg:width="1.285cm" svg:height="0.179cm" svg:x="14.092cm" svg:y="14.81cm">
          <draw:text-box>
            <text:p text:style-name="P1"><text:span text:style-name="T3">intracellular organe...</text:span></text:p>
          </draw:text-box>
        </draw:frame>
        <draw:frame draw:style-name="gr237" draw:layer="layout" svg:width="0.574cm" svg:height="0.179cm" svg:x="14.454cm" svg:y="14.958cm">
          <draw:text-box>
            <text:p text:style-name="P1"><text:span text:style-name="T3">0.014702</text:span></text:p>
          </draw:text-box>
        </draw:frame>
        <draw:polygon draw:style-name="gr201" draw:layer="layout" svg:width="1.677cm" svg:height="1.118cm" svg:x="9.253cm" svg:y="5.434cm" svg:viewBox="0 0 1678 1119" draw:points="0,560 17,449 34,403 51,369 68,340 85,316 102,294 119,274 136,256 153,239 170,224 186,209 203,195 220,183 237,171 254,159 271,148 288,138 305,128 322,119 339,110 356,102 373,95 390,87 407,80 424,74 440,67 457,61 474,56 491,51 508,46 525,41 542,37 559,32 576,29 593,25 610,22 627,19 644,16 661,13 678,11 694,9 711,7 728,5 745,4 762,3 779,2 796,1 814,1 831,0 848,0 865,1 882,1 899,2 916,3 933,4 949,5 966,7 983,9 1000,11 1017,13 1034,16 1051,19 1068,22 1085,25 1102,29 1119,32 1136,37 1153,41 1170,46 1187,51 1203,56 1220,61 1237,67 1255,74 1272,80 1289,87 1305,95 1322,102 1339,110 1356,119 1373,128 1390,138 1407,148 1424,159 1441,171 1458,183 1475,195 1492,209 1509,224 1526,239 1543,256 1559,274 1576,294 1593,316 1610,340 1627,369 1644,403 1661,449 1678,560 1661,672 1644,718 1627,752 1610,780 1593,805 1576,827 1559,847 1543,865 1526,882 1509,897 1492,912 1475,925 1458,938 1441,950 1424,961 1407,972 1390,982 1373,991 1356,1000 1339,1009 1322,1017 1305,1025 1289,1032 1272,1039 1255,1046 1237,1052 1220,1058 1203,1064 1187,1069 1170,1074 1153,1079 1136,1083 1119,1087 1102,1091 1085,1095 1068,1098 1051,1101 1034,1104 1017,1107 1000,1109 983,1111 966,1113 949,1114 933,1116 916,1117 899,1118 882,1119 865,1119 848,1119 831,1119 814,1119 796,1119 779,1118 762,1117 745,1116 728,1114 711,1113 694,1111 678,1109 661,1107 644,1104 627,1101 610,1098 593,1095 576,1091 559,1087 542,1083 525,1079 508,1074 491,1069 474,1064 457,1058 440,1052 424,1046 407,1039 390,1032 373,1025 356,1017 339,1009 322,1000 305,991 288,982 271,972 254,961 237,950 220,938 203,925 186,912 170,897 153,882 136,865 119,847 102,827 85,805 68,780 51,752 34,718 17,672">
          <text:p/>
        </draw:polygon>
        <draw:polyline draw:style-name="gr2" draw:layer="layout" svg:width="1.677cm" svg:height="1.118cm" svg:x="9.253cm" svg:y="5.434cm" svg:viewBox="0 0 1678 1119" draw:points="0,560 17,449 34,403 51,369 68,340 85,316 102,294 119,274 136,256 153,239 170,224 186,209 203,195 220,183 237,171 254,159 271,148 288,138 305,128 322,119 339,110 356,102 373,95 390,87 407,80 424,74 440,67 457,61 474,56 491,51 508,46 525,41 542,37 559,32 576,29 593,25 610,22 627,19 644,16 661,13 678,11 694,9 711,7 728,5 745,4 762,3 779,2 796,1 814,1 831,0 848,0 865,1 882,1 899,2 916,3 933,4 949,5 966,7 983,9 1000,11 1017,13 1034,16 1051,19 1068,22 1085,25 1102,29 1119,32 1136,37 1153,41 1170,46 1187,51 1203,56 1220,61 1237,67 1255,74 1272,80 1289,87 1305,95 1322,102 1339,110 1356,119 1373,128 1390,138 1407,148 1424,159 1441,171 1458,183 1475,195 1492,209 1509,224 1526,239 1543,256 1559,274 1576,294 1593,316 1610,340 1627,369 1644,403 1661,449 1678,560 1661,672 1644,718 1627,752 1610,780 1593,805 1576,827 1559,847 1543,865 1526,882 1509,897 1492,912 1475,925 1458,938 1441,950 1424,961 1407,972 1390,982 1373,991 1356,1000 1339,1009 1322,1017 1305,1025 1289,1032 1272,1039 1255,1046 1237,1052 1220,1058 1203,1064 1187,1069 1170,1074 1153,1079 1136,1083 1119,1087 1102,1091 1085,1095 1068,1098 1051,1101 1034,1104 1017,1107 1000,1109 983,1111 966,1113 949,1114 933,1116 916,1117 899,1118 882,1119 865,1119 848,1119 831,1119 814,1119 796,1119 779,1118 762,1117 745,1116 728,1114 711,1113 694,1111 678,1109 661,1107 644,1104 627,1101 610,1098 593,1095 576,1091 559,1087 542,1083 525,1079 508,1074 491,1069 474,1064 457,1058 440,1052 424,1046 407,1039 390,1032 373,1025 356,1017 339,1009 322,1000 305,991 288,982 271,972 254,961 237,950 220,938 203,925 186,912 170,897 153,882 136,865 119,847 102,827 85,805 68,780 51,752 34,718 17,672 0,560">
          <text:p/>
        </draw:polyline>
        <draw:frame draw:style-name="gr90" draw:layer="layout" svg:width="0.497cm" svg:height="0.179cm" svg:x="14.494cm" svg:y="15.107cm">
          <draw:text-box>
            <text:p text:style-name="P1"><text:span text:style-name="T3">38 / 195</text:span></text:p>
          </draw:text-box>
        </draw:frame>
        <draw:frame draw:style-name="gr88" draw:layer="layout" svg:width="0.794cm" svg:height="0.179cm" svg:x="9.687cm" svg:y="5.72cm">
          <draw:text-box>
            <text:p text:style-name="P1"><text:span text:style-name="T3">GO:0044464</text:span></text:p>
          </draw:text-box>
        </draw:frame>
        <draw:frame draw:style-name="gr183" draw:layer="layout" svg:width="0.485cm" svg:height="0.179cm" svg:x="9.842cm" svg:y="5.869cm">
          <draw:text-box>
            <text:p text:style-name="P1"><text:span text:style-name="T3">cell part</text:span></text:p>
          </draw:text-box>
        </draw:frame>
        <draw:frame draw:style-name="gr237" draw:layer="layout" svg:width="0.574cm" svg:height="0.179cm" svg:x="9.797cm" svg:y="6.017cm">
          <draw:text-box>
            <text:p text:style-name="P1"><text:span text:style-name="T3">0.363394</text:span></text:p>
          </draw:text-box>
        </draw:frame>
        <draw:polygon draw:style-name="gr1" draw:layer="layout" svg:width="1.677cm" svg:height="1.118cm" svg:x="20.461cm" svg:y="16.611cm" svg:viewBox="0 0 1678 1119" draw:points="0,560 17,448 34,403 51,369 68,340 85,315 102,294 119,274 136,256 153,239 170,223 187,209 204,195 220,183 237,171 254,159 271,149 288,138 305,128 322,119 339,111 356,102 373,95 390,87 407,80 424,74 441,67 458,61 474,56 491,51 508,46 525,41 542,36 559,32 576,29 593,25 610,22 627,18 644,16 661,13 678,11 695,9 712,7 728,5 745,4 762,3 779,2 796,1 813,1 830,0 847,0 864,1 881,1 898,2 915,3 932,4 949,5 966,7 982,9 999,11 1016,13 1033,16 1050,18 1067,22 1084,25 1101,29 1118,32 1135,36 1152,41 1169,46 1186,51 1203,56 1220,61 1236,67 1253,74 1270,80 1287,87 1304,95 1321,102 1339,111 1356,119 1373,128 1390,138 1407,149 1424,159 1441,171 1458,183 1475,195 1491,209 1508,223 1525,239 1542,256 1559,274 1576,294 1593,315 1610,340 1627,369 1644,403 1661,448 1678,560 1661,672 1644,718 1627,752 1610,780 1593,805 1576,827 1559,847 1542,865 1525,882 1508,897 1491,912 1475,925 1458,938 1441,950 1424,961 1407,972 1390,982 1373,991 1356,1001 1339,1009 1321,1017 1304,1025 1287,1032 1270,1039 1253,1046 1236,1052 1220,1058 1203,1064 1186,1069 1169,1074 1152,1078 1135,1083 1118,1087 1101,1091 1084,1095 1067,1098 1050,1101 1033,1104 1016,1106 999,1109 982,1111 966,1113 949,1114 932,1116 915,1117 898,1118 881,1118 864,1119 847,1119 830,1119 813,1119 796,1118 779,1118 762,1117 745,1116 728,1114 712,1113 695,1111 678,1109 661,1106 644,1104 627,1101 610,1098 593,1095 576,1091 559,1087 542,1083 525,1078 508,1074 491,1069 474,1064 458,1058 441,1052 424,1046 407,1039 390,1032 373,1025 356,1017 339,1009 322,1001 305,991 288,982 271,972 254,961 237,950 220,938 204,925 187,912 170,897 153,882 136,865 119,847 102,827 85,805 68,780 51,752 34,718 17,672">
          <text:p/>
        </draw:polygon>
        <draw:polyline draw:style-name="gr2" draw:layer="layout" svg:width="1.677cm" svg:height="1.118cm" svg:x="20.461cm" svg:y="16.611cm" svg:viewBox="0 0 1678 1119" draw:points="0,560 17,448 34,403 51,369 68,340 85,315 102,294 119,274 136,256 153,239 170,223 187,209 204,195 220,183 237,171 254,159 271,149 288,138 305,128 322,119 339,111 356,102 373,95 390,87 407,80 424,74 441,67 458,61 474,56 491,51 508,46 525,41 542,36 559,32 576,29 593,25 610,22 627,18 644,16 661,13 678,11 695,9 712,7 728,5 745,4 762,3 779,2 796,1 813,1 830,0 847,0 864,1 881,1 898,2 915,3 932,4 949,5 966,7 982,9 999,11 1016,13 1033,16 1050,18 1067,22 1084,25 1101,29 1118,32 1135,36 1152,41 1169,46 1186,51 1203,56 1220,61 1236,67 1253,74 1270,80 1287,87 1304,95 1321,102 1339,111 1356,119 1373,128 1390,138 1407,149 1424,159 1441,171 1458,183 1475,195 1491,209 1508,223 1525,239 1542,256 1559,274 1576,294 1593,315 1610,340 1627,369 1644,403 1661,448 1678,560 1661,672 1644,718 1627,752 1610,780 1593,805 1576,827 1559,847 1542,865 1525,882 1508,897 1491,912 1475,925 1458,938 1441,950 1424,961 1407,972 1390,982 1373,991 1356,1001 1339,1009 1321,1017 1304,1025 1287,1032 1270,1039 1253,1046 1236,1052 1220,1058 1203,1064 1186,1069 1169,1074 1152,1078 1135,1083 1118,1087 1101,1091 1084,1095 1067,1098 1050,1101 1033,1104 1016,1106 999,1109 982,1111 966,1113 949,1114 932,1116 915,1117 898,1118 881,1118 864,1119 847,1119 830,1119 813,1119 796,1118 779,1118 762,1117 745,1116 728,1114 712,1113 695,1111 678,1109 661,1106 644,1104 627,1101 610,1098 593,1095 576,1091 559,1087 542,1083 525,1078 508,1074 491,1069 474,1064 458,1058 441,1052 424,1046 407,1039 390,1032 373,1025 356,1017 339,1009 322,1001 305,991 288,982 271,972 254,961 237,950 220,938 204,925 187,912 170,897 153,882 136,865 119,847 102,827 85,805 68,780 51,752 34,718 17,672 0,560">
          <text:p/>
        </draw:polyline>
        <draw:frame draw:style-name="gr90" draw:layer="layout" svg:width="0.497cm" svg:height="0.179cm" svg:x="9.837cm" svg:y="6.165cm">
          <draw:text-box>
            <text:p text:style-name="P1"><text:span text:style-name="T3">49 / 304</text:span></text:p>
          </draw:text-box>
        </draw:frame>
        <draw:frame draw:style-name="gr88" draw:layer="layout" svg:width="0.794cm" svg:height="0.179cm" svg:x="20.896cm" svg:y="16.897cm">
          <draw:text-box>
            <text:p text:style-name="P1"><text:span text:style-name="T3">GO:0070013</text:span></text:p>
          </draw:text-box>
        </draw:frame>
        <draw:frame draw:style-name="gr175" draw:layer="layout" svg:width="1.285cm" svg:height="0.179cm" svg:x="20.643cm" svg:y="17.045cm">
          <draw:text-box>
            <text:p text:style-name="P1"><text:span text:style-name="T3">intracellular organe...</text:span></text:p>
          </draw:text-box>
        </draw:frame>
        <draw:frame draw:style-name="gr237" draw:layer="layout" svg:width="0.574cm" svg:height="0.179cm" svg:x="21.005cm" svg:y="17.194cm">
          <draw:text-box>
            <text:p text:style-name="P1"><text:span text:style-name="T3">0.013773</text:span></text:p>
          </draw:text-box>
        </draw:frame>
        <draw:polyline draw:style-name="gr2" draw:layer="layout" svg:width="0.497cm" svg:height="0.9cm" svg:x="13.01cm" svg:y="2.082cm" svg:viewBox="0 0 498 901" draw:points="498,0 450,77 401,159 350,245 299,334 248,426 197,520 146,615 96,712 48,807 0,901">
          <text:p/>
        </draw:polyline>
        <draw:line draw:style-name="gr2" draw:layer="layout" svg:x1="13.059cm" svg:y1="2.888cm" svg:x2="13.01cm" svg:y2="2.983cm">
          <text:p/>
        </draw:line>
        <draw:polyline draw:style-name="gr2" draw:layer="layout" svg:width="0.318cm" svg:height="0.355cm" svg:x="12.99cm" svg:y="2.627cm" svg:viewBox="0 0 319 356" draw:points="0,0 21,356 319,160">
          <text:p/>
        </draw:polyline>
        <draw:polyline draw:style-name="gr2" draw:layer="layout" svg:width="4.595cm" svg:height="1.552cm" svg:x="14.593cm" svg:y="1.647cm" svg:viewBox="0 0 4596 1553" draw:points="0,0 370,55 782,128 1230,222 1703,336 2193,473 2692,635 3190,822 3679,1036 4152,1279 4596,1553">
          <text:p/>
        </draw:polyline>
        <draw:polyline draw:style-name="gr2" draw:layer="layout" svg:width="3.571cm" svg:height="4.223cm" svg:x="19.188cm" svg:y="3.199cm" svg:viewBox="0 0 3572 4224" draw:points="0,0 482,368 941,776 1374,1214 1780,1671 2158,2136 2507,2599 2824,3050 3108,3477 3358,3872 3572,4224">
          <text:p/>
        </draw:polyline>
        <draw:line draw:style-name="gr2" draw:layer="layout" svg:x1="22.545cm" svg:y1="7.07cm" svg:x2="22.76cm" svg:y2="7.423cm">
          <text:p/>
        </draw:line>
        <draw:polyline draw:style-name="gr2" draw:layer="layout" svg:width="0.313cm" svg:height="0.356cm" svg:x="22.446cm" svg:y="7.066cm" svg:viewBox="0 0 314 357" draw:points="0,186 314,357 305,0">
          <text:p/>
        </draw:polyline>
        <draw:polyline draw:style-name="gr2" draw:layer="layout" svg:width="9.624cm" svg:height="3.788cm" svg:x="3.417cm" svg:y="1.833cm" svg:viewBox="0 0 9625 3789" draw:points="9625,0 8941,270 8090,606 7112,990 6044,1409 4928,1847 3803,2290 2708,2720 1683,3124 767,3485 0,3789">
          <text:p/>
        </draw:polyline>
        <draw:line draw:style-name="gr2" draw:layer="layout" svg:x1="4.185cm" svg:y1="5.317cm" svg:x2="3.417cm" svg:y2="5.622cm">
          <text:p/>
        </draw:line>
        <draw:polyline draw:style-name="gr2" draw:layer="layout" svg:width="0.352cm" svg:height="0.331cm" svg:x="3.417cm" svg:y="5.342cm" svg:viewBox="0 0 353 332" draw:points="221,0 0,280 353,332">
          <text:p/>
        </draw:polyline>
        <draw:polyline draw:style-name="gr2" draw:layer="layout" svg:width="1.087cm" svg:height="7.482cm" svg:x="13.848cm" svg:y="2.113cm" svg:viewBox="0 0 1088 7483" draw:points="0,0 76,522 170,1177 279,1933 397,2758 521,3624 647,4499 771,5353 888,6156 995,6876 1088,7483">
          <text:p/>
        </draw:polyline>
        <draw:line draw:style-name="gr2" draw:layer="layout" svg:x1="14.842cm" svg:y1="8.988cm" svg:x2="14.936cm" svg:y2="9.596cm">
          <text:p/>
        </draw:line>
        <draw:polyline draw:style-name="gr2" draw:layer="layout" svg:width="0.352cm" svg:height="0.332cm" svg:x="14.712cm" svg:y="9.263cm" svg:viewBox="0 0 353 333" draw:points="0,55 224,333 353,0">
          <text:p/>
        </draw:polyline>
        <draw:polyline draw:style-name="gr2" draw:layer="layout" svg:width="4.223cm" svg:height="4.191cm" svg:x="14.531cm" svg:y="1.802cm" svg:viewBox="0 0 4224 4192" draw:points="0,0 451,193 964,436 1515,729 2077,1073 2625,1467 3131,1911 3570,2407 3916,2952 4142,3547 4224,4192">
          <text:p/>
        </draw:polyline>
        <draw:line draw:style-name="gr2" draw:layer="layout" svg:x1="18.754cm" svg:y1="5.993cm" svg:x2="18.754cm" svg:y2="8.229cm">
          <text:p/>
        </draw:line>
        <draw:polyline draw:style-name="gr2" draw:layer="layout" svg:width="1.831cm" svg:height="3.788cm" svg:x="18.754cm" svg:y="8.229cm" svg:viewBox="0 0 1832 3789" draw:points="0,0 31,454 119,900 255,1336 430,1758 636,2161 865,2544 1107,2901 1355,3231 1600,3527 1832,3789">
          <text:p/>
        </draw:polyline>
        <draw:line draw:style-name="gr2" draw:layer="layout" svg:x1="20.353cm" svg:y1="11.755cm" svg:x2="20.586cm" svg:y2="12.018cm">
          <text:p/>
        </draw:line>
        <draw:polyline draw:style-name="gr2" draw:layer="layout" svg:width="0.337cm" svg:height="0.349cm" svg:x="20.248cm" svg:y="11.668cm" svg:viewBox="0 0 338 350" draw:points="0,238 338,350 266,0">
          <text:p/>
        </draw:polyline>
        <draw:polyline draw:style-name="gr2" draw:layer="layout" svg:width="1.676cm" svg:height="1.304cm" svg:x="11.458cm" svg:y="1.895cm" svg:viewBox="0 0 1677 1305" draw:points="1677,0 1514,98 1345,204 1170,319 993,441 816,571 640,707 469,849 303,997 145,1149 0,1305">
          <text:p/>
        </draw:polyline>
        <draw:polyline draw:style-name="gr2" draw:layer="layout" svg:width="1.087cm" svg:height="1.956cm" svg:x="10.371cm" svg:y="3.199cm" svg:viewBox="0 0 1088 1957" draw:points="1088,0 942,182 805,373 675,571 553,774 439,979 333,1184 237,1386 149,1584 70,1775 0,1957">
          <text:p/>
        </draw:polyline>
        <draw:line draw:style-name="gr2" draw:layer="layout" svg:x1="10.442cm" svg:y1="4.973cm" svg:x2="10.371cm" svg:y2="5.156cm">
          <text:p/>
        </draw:line>
        <draw:polyline draw:style-name="gr2" draw:layer="layout" svg:width="0.332cm" svg:height="0.351cm" svg:x="10.315cm" svg:y="4.804cm" svg:viewBox="0 0 333 352" draw:points="0,0 56,352 333,128">
          <text:p/>
        </draw:polyline>
        <draw:line draw:style-name="gr2" draw:layer="layout" svg:x1="7.577cm" svg:y1="8.819cm" svg:x2="7.577cm" svg:y2="9.595cm">
          <text:p/>
        </draw:line>
        <draw:line draw:style-name="gr2" draw:layer="layout" svg:x1="7.577cm" svg:y1="9.519cm" svg:x2="7.577cm" svg:y2="9.595cm">
          <text:p/>
        </draw:line>
        <draw:polyline draw:style-name="gr2" draw:layer="layout" svg:width="0.356cm" svg:height="0.308cm" svg:x="7.399cm" svg:y="9.287cm" svg:viewBox="0 0 357 309" draw:points="0,0 179,309 357,0">
          <text:p/>
        </draw:polyline>
        <draw:polyline draw:style-name="gr2" draw:layer="layout" svg:width="1.242cm" svg:height="1.117cm" svg:x="10.837cm" svg:y="4.224cm" svg:viewBox="0 0 1243 1118" draw:points="1243,0 1128,96 1009,199 886,309 761,421 633,536 505,653 377,771 248,889 123,1005 0,1118">
          <text:p/>
        </draw:polyline>
        <draw:line draw:style-name="gr2" draw:layer="layout" svg:x1="10.961cm" svg:y1="5.228cm" svg:x2="10.837cm" svg:y2="5.342cm">
          <text:p/>
        </draw:line>
        <draw:polyline draw:style-name="gr2" draw:layer="layout" svg:width="0.347cm" svg:height="0.339cm" svg:x="10.837cm" svg:y="5.002cm" svg:viewBox="0 0 348 340" draw:points="105,0 0,340 348,262">
          <text:p/>
        </draw:polyline>
        <draw:polyline draw:style-name="gr2" draw:layer="layout" svg:width="0.31cm" svg:height="0.807cm" svg:x="17.481cm" svg:y="17.76cm" svg:viewBox="0 0 311 808" draw:points="311,0 283,76 255,152 226,231 198,311 167,392 136,474 104,557 71,640 36,724 0,808">
          <text:p/>
        </draw:polyline>
        <draw:line draw:style-name="gr2" draw:layer="layout" svg:x1="17.518cm" svg:y1="18.484cm" svg:x2="17.481cm" svg:y2="18.568cm">
          <text:p/>
        </draw:line>
        <draw:polyline draw:style-name="gr2" draw:layer="layout" svg:width="0.326cm" svg:height="0.353cm" svg:x="17.44cm" svg:y="18.214cm" svg:viewBox="0 0 327 354" draw:points="0,0 41,354 327,143">
          <text:p/>
        </draw:polyline>
        <draw:polyline draw:style-name="gr2" draw:layer="layout" svg:width="1.149cm" svg:height="1.118cm" svg:x="5.217cm" svg:y="13.165cm" svg:viewBox="0 0 1150 1119" draw:points="0,0 105,105 215,212 329,323 445,435 564,548 683,663 802,778 920,892 1036,1006 1150,1119">
          <text:p/>
        </draw:polyline>
        <draw:line draw:style-name="gr2" draw:layer="layout" svg:x1="6.252cm" svg:y1="14.17cm" svg:x2="6.367cm" svg:y2="14.284cm">
          <text:p/>
        </draw:line>
        <draw:polyline draw:style-name="gr2" draw:layer="layout" svg:width="0.344cm" svg:height="0.343cm" svg:x="6.022cm" svg:y="13.94cm" svg:viewBox="0 0 345 344" draw:points="0,253 345,344 252,0">
          <text:p/>
        </draw:polyline>
        <draw:polyline draw:style-name="gr2" draw:layer="layout" svg:width="0.465cm" svg:height="0.838cm" svg:x="8.819cm" svg:y="17.729cm" svg:viewBox="0 0 466 839" draw:points="466,0 420,76 373,156 327,238 280,322 233,408 187,494 140,581 94,668 47,755 0,839">
          <text:p/>
        </draw:polyline>
        <draw:line draw:style-name="gr2" draw:layer="layout" svg:x1="8.866cm" svg:y1="18.483cm" svg:x2="8.819cm" svg:y2="18.568cm">
          <text:p/>
        </draw:line>
        <draw:polyline draw:style-name="gr2" draw:layer="layout" svg:width="0.312cm" svg:height="0.355cm" svg:x="8.811cm" svg:y="18.212cm" svg:viewBox="0 0 313 356" draw:points="0,0 8,356 313,171">
          <text:p/>
        </draw:polyline>
        <draw:polyline draw:style-name="gr2" draw:layer="layout" svg:width="0.466cm" svg:height="0.807cm" svg:x="3.82cm" svg:y="17.76cm" svg:viewBox="0 0 467 808" draw:points="467,0 420,76 374,152 326,231 279,311 233,392 186,474 140,557 93,640 47,724 0,808">
          <text:p/>
        </draw:polyline>
        <draw:line draw:style-name="gr2" draw:layer="layout" svg:x1="3.868cm" svg:y1="18.484cm" svg:x2="3.82cm" svg:y2="18.568cm">
          <text:p/>
        </draw:line>
        <draw:polyline draw:style-name="gr2" draw:layer="layout" svg:width="0.311cm" svg:height="0.355cm" svg:x="3.814cm" svg:y="18.212cm" svg:viewBox="0 0 312 356" draw:points="0,0 6,356 312,173">
          <text:p/>
        </draw:polyline>
        <draw:polyline draw:style-name="gr2" draw:layer="layout" svg:width="0.87cm" svg:height="3.043cm" svg:x="4.751cm" svg:y="17.76cm" svg:viewBox="0 0 871 3044" draw:points="0,0 71,242 150,517 237,817 329,1135 423,1464 520,1799 615,2130 706,2453 792,2760 871,3044">
          <text:p/>
        </draw:polyline>
        <draw:line draw:style-name="gr2" draw:layer="layout" svg:x1="5.542cm" svg:y1="20.519cm" svg:x2="5.622cm" svg:y2="20.804cm">
          <text:p/>
        </draw:line>
        <draw:polyline draw:style-name="gr2" draw:layer="layout" svg:width="0.343cm" svg:height="0.345cm" svg:x="5.367cm" svg:y="20.458cm" svg:viewBox="0 0 344 346" draw:points="0,95 255,346 344,0">
          <text:p/>
        </draw:polyline>
        <draw:polyline draw:style-name="gr2" draw:layer="layout" svg:width="0.869cm" svg:height="3.042cm" svg:x="3.51cm" svg:y="19.996cm" svg:viewBox="0 0 870 3043" draw:points="0,0 70,241 150,516 236,815 328,1133 423,1464 518,1798 613,2130 704,2452 790,2759 870,3043">
          <text:p/>
        </draw:polyline>
        <draw:line draw:style-name="gr2" draw:layer="layout" svg:x1="4.3cm" svg:y1="22.754cm" svg:x2="4.38cm" svg:y2="23.039cm">
          <text:p/>
        </draw:line>
        <draw:polyline draw:style-name="gr2" draw:layer="layout" svg:width="0.343cm" svg:height="0.344cm" svg:x="4.125cm" svg:y="22.694cm" svg:viewBox="0 0 344 345" draw:points="0,96 254,345 344,0">
          <text:p/>
        </draw:polyline>
        <draw:polyline draw:style-name="gr2" draw:layer="layout" svg:width="0.466cm" svg:height="0.807cm" svg:x="5.093cm" svg:y="22.231cm" svg:viewBox="0 0 467 808" draw:points="467,0 420,75 373,152 327,231 280,311 234,393 187,475 141,558 94,641 47,724 0,808">
          <text:p/>
        </draw:polyline>
        <draw:line draw:style-name="gr2" draw:layer="layout" svg:x1="5.14cm" svg:y1="22.954cm" svg:x2="5.093cm" svg:y2="23.039cm">
          <text:p/>
        </draw:line>
        <draw:polyline draw:style-name="gr2" draw:layer="layout" svg:width="0.311cm" svg:height="0.356cm" svg:x="5.087cm" svg:y="22.682cm" svg:viewBox="0 0 312 357" draw:points="0,0 6,357 312,174">
          <text:p/>
        </draw:polyline>
        <draw:polyline draw:style-name="gr2" draw:layer="layout" svg:width="0.962cm" svg:height="0.869cm" svg:x="2.796cm" svg:y="15.525cm" svg:viewBox="0 0 963 870" draw:points="0,0 85,77 175,160 267,245 362,334 459,424 557,515 657,606 759,696 861,784 963,870">
          <text:p/>
        </draw:polyline>
        <draw:line draw:style-name="gr2" draw:layer="layout" svg:x1="3.656cm" svg:y1="16.308cm" svg:x2="3.759cm" svg:y2="16.395cm">
          <text:p/>
        </draw:line>
        <draw:polyline draw:style-name="gr2" draw:layer="layout" svg:width="0.351cm" svg:height="0.334cm" svg:x="3.407cm" svg:y="16.06cm" svg:viewBox="0 0 352 335" draw:points="0,273 352,335 230,0">
          <text:p/>
        </draw:polyline>
        <draw:polyline draw:style-name="gr2" draw:layer="layout" svg:width="0.776cm" svg:height="3.042cm" svg:x="2.33cm" svg:y="15.525cm" svg:viewBox="0 0 777 3043" draw:points="0,0 61,242 131,516 208,816 291,1133 376,1463 462,1797 548,2129 630,2452 707,2760 777,3043">
          <text:p/>
        </draw:polyline>
        <draw:line draw:style-name="gr2" draw:layer="layout" svg:x1="3.037cm" svg:y1="18.284cm" svg:x2="3.107cm" svg:y2="18.568cm">
          <text:p/>
        </draw:line>
        <draw:polyline draw:style-name="gr2" draw:layer="layout" svg:width="0.346cm" svg:height="0.341cm" svg:x="2.86cm" svg:y="18.226cm" svg:viewBox="0 0 347 342" draw:points="0,84 247,342 347,0">
          <text:p/>
        </draw:polyline>
        <draw:polyline draw:style-name="gr2" draw:layer="layout" svg:width="0.776cm" svg:height="4.439cm" svg:x="22.417cm" svg:y="8.819cm" svg:viewBox="0 0 777 4440" draw:points="777,0 764,310 741,674 707,1083 660,1528 599,1999 520,2489 423,2987 306,3484 166,3971 0,4440">
          <text:p/>
        </draw:polyline>
        <draw:polyline draw:style-name="gr2" draw:layer="layout" svg:width="0.528cm" svg:height="0.932cm" svg:x="21.889cm" svg:y="13.258cm" svg:viewBox="0 0 529 933" draw:points="529,0 490,102 448,201 401,299 352,395 300,489 244,582 187,672 127,762 65,848 0,933">
          <text:p/>
        </draw:polyline>
        <draw:line draw:style-name="gr2" draw:layer="layout" svg:x1="21.955cm" svg:y1="14.105cm" svg:x2="21.889cm" svg:y2="14.191cm">
          <text:p/>
        </draw:line>
        <draw:polyline draw:style-name="gr2" draw:layer="layout" svg:width="0.328cm" svg:height="0.353cm" svg:x="21.889cm" svg:y="13.837cm" svg:viewBox="0 0 329 354" draw:points="46,0 0,354 329,215">
          <text:p/>
        </draw:polyline>
        <draw:polyline draw:style-name="gr2" draw:layer="layout" svg:width="1.118cm" svg:height="1.024cm" svg:x="16.394cm" svg:y="22.107cm" svg:viewBox="0 0 1119 1025" draw:points="1119,0 1015,87 907,181 797,280 685,383 572,490 457,598 341,706 227,815 113,921 0,1025">
          <text:p/>
        </draw:polyline>
        <draw:line draw:style-name="gr2" draw:layer="layout" svg:x1="16.508cm" svg:y1="23.027cm" svg:x2="16.394cm" svg:y2="23.132cm">
          <text:p/>
        </draw:line>
        <draw:polyline draw:style-name="gr2" draw:layer="layout" svg:width="0.347cm" svg:height="0.34cm" svg:x="16.394cm" svg:y="22.791cm" svg:viewBox="0 0 348 341" draw:points="106,0 0,341 348,263">
          <text:p/>
        </draw:polyline>
        <draw:polyline draw:style-name="gr2" draw:layer="layout" svg:width="0.155cm" svg:height="7.482cm" svg:x="2.206cm" svg:y="6.583cm" svg:viewBox="0 0 156 7483" draw:points="156,0 145,523 131,1179 113,1934 96,2760 77,3626 59,4501 41,5355 25,6157 11,6877 0,7483">
          <text:p/>
        </draw:polyline>
        <draw:line draw:style-name="gr2" draw:layer="layout" svg:x1="2.218cm" svg:y1="13.459cm" svg:x2="2.206cm" svg:y2="14.066cm">
          <text:p/>
        </draw:line>
        <draw:polyline draw:style-name="gr2" draw:layer="layout" svg:width="0.356cm" svg:height="0.311cm" svg:x="2.033cm" svg:y="13.754cm" svg:viewBox="0 0 357 312" draw:points="0,0 174,312 357,7">
          <text:p/>
        </draw:polyline>
        <draw:polyline draw:style-name="gr2" draw:layer="layout" svg:width="1.583cm" svg:height="1.211cm" svg:x="15.618cm" svg:y="10.899cm" svg:viewBox="0 0 1584 1212" draw:points="0,0 135,106 282,218 435,336 594,457 758,582 924,708 1092,836 1259,963 1423,1088 1584,1212">
          <text:p/>
        </draw:polyline>
        <draw:line draw:style-name="gr2" draw:layer="layout" svg:x1="17.04cm" svg:y1="11.987cm" svg:x2="17.202cm" svg:y2="12.111cm">
          <text:p/>
        </draw:line>
        <draw:polyline draw:style-name="gr2" draw:layer="layout" svg:width="0.352cm" svg:height="0.329cm" svg:x="16.849cm" svg:y="11.781cm" svg:viewBox="0 0 353 330" draw:points="0,284 353,330 216,0">
          <text:p/>
        </draw:polyline>
        <draw:polyline draw:style-name="gr2" draw:layer="layout" svg:width="3.446cm" svg:height="1.459cm" svg:x="10.899cm" svg:y="10.775cm" svg:viewBox="0 0 3447 1460" draw:points="3447,0 3159,119 2840,253 2498,397 2139,549 1769,706 1396,865 1026,1023 665,1177 321,1323 0,1460">
          <text:p/>
        </draw:polyline>
        <draw:line draw:style-name="gr2" draw:layer="layout" svg:x1="11.221cm" svg:y1="12.097cm" svg:x2="10.899cm" svg:y2="12.235cm">
          <text:p/>
        </draw:line>
        <draw:polyline draw:style-name="gr2" draw:layer="layout" svg:width="0.353cm" svg:height="0.328cm" svg:x="10.899cm" svg:y="11.949cm" svg:viewBox="0 0 354 329" draw:points="215,0 0,286 354,329">
          <text:p/>
        </draw:polyline>
        <draw:polyline draw:style-name="gr2" draw:layer="layout" svg:width="0.093cm" svg:height="0.776cm" svg:x="14.873cm" svg:y="11.054cm" svg:viewBox="0 0 94 777" draw:points="94,0 85,68 75,140 66,216 57,295 48,377 38,458 29,540 19,622 10,701 0,777">
          <text:p/>
        </draw:polyline>
        <draw:line draw:style-name="gr2" draw:layer="layout" svg:x1="14.883cm" svg:y1="11.754cm" svg:x2="14.873cm" svg:y2="11.831cm">
          <text:p/>
        </draw:line>
        <draw:polyline draw:style-name="gr2" draw:layer="layout" svg:width="0.353cm" svg:height="0.327cm" svg:x="14.734cm" svg:y="11.503cm" svg:viewBox="0 0 354 328" draw:points="0,0 140,328 354,43">
          <text:p/>
        </draw:polyline>
        <draw:polyline draw:style-name="gr2" draw:layer="layout" svg:width="4.471cm" svg:height="1.614cm" svg:x="15.804cm" svg:y="10.744cm" svg:viewBox="0 0 4472 1615" draw:points="0,0 355,130 760,278 1204,438 1677,609 2167,785 2661,962 3150,1137 3623,1307 4067,1468 4472,1615">
          <text:p/>
        </draw:polyline>
        <draw:line draw:style-name="gr2" draw:layer="layout" svg:x1="19.87cm" svg:y1="12.211cm" svg:x2="20.276cm" svg:y2="12.359cm">
          <text:p/>
        </draw:line>
        <draw:polyline draw:style-name="gr2" draw:layer="layout" svg:width="0.35cm" svg:height="0.335cm" svg:x="19.925cm" svg:y="12.085cm" svg:viewBox="0 0 351 336" draw:points="0,336 351,274 122,0">
          <text:p/>
        </draw:polyline>
        <draw:line draw:style-name="gr2" draw:layer="layout" svg:x1="18.008cm" svg:y1="13.289cm" svg:x2="18.008cm" svg:y2="14.065cm">
          <text:p/>
        </draw:line>
        <draw:line draw:style-name="gr2" draw:layer="layout" svg:x1="18.008cm" svg:y1="13.989cm" svg:x2="18.008cm" svg:y2="14.065cm">
          <text:p/>
        </draw:line>
        <draw:polyline draw:style-name="gr2" draw:layer="layout" svg:width="0.355cm" svg:height="0.308cm" svg:x="17.831cm" svg:y="13.757cm" svg:viewBox="0 0 356 309" draw:points="0,0 177,309 356,0">
          <text:p/>
        </draw:polyline>
        <draw:polyline draw:style-name="gr2" draw:layer="layout" svg:width="0.435cm" svg:height="0.839cm" svg:x="10.029cm" svg:y="13.289cm" svg:viewBox="0 0 436 840" draw:points="0,0 39,77 81,157 126,239 171,323 218,409 264,496 310,582 354,669 397,755 436,840">
          <text:p/>
        </draw:polyline>
        <draw:line draw:style-name="gr2" draw:layer="layout" svg:x1="10.425cm" svg:y1="14.043cm" svg:x2="10.465cm" svg:y2="14.129cm">
          <text:p/>
        </draw:line>
        <draw:polyline draw:style-name="gr2" draw:layer="layout" svg:width="0.323cm" svg:height="0.355cm" svg:x="10.174cm" svg:y="13.773cm" svg:viewBox="0 0 324 356" draw:points="0,150 291,356 324,0">
          <text:p/>
        </draw:polyline>
        <draw:polyline draw:style-name="gr2" draw:layer="layout" svg:width="1.8cm" svg:height="1.242cm" svg:x="15.339cm" svg:y="13.134cm" svg:viewBox="0 0 1801 1243" draw:points="0,0 156,107 324,222 502,343 687,469 878,599 1069,730 1260,861 1447,992 1628,1119 1801,1243">
          <text:p/>
        </draw:polyline>
        <draw:line draw:style-name="gr2" draw:layer="layout" svg:x1="16.966cm" svg:y1="14.252cm" svg:x2="17.14cm" svg:y2="14.377cm">
          <text:p/>
        </draw:line>
        <draw:polyline draw:style-name="gr2" draw:layer="layout" svg:width="0.354cm" svg:height="0.324cm" svg:x="16.785cm" svg:y="14.052cm" svg:viewBox="0 0 355 325" draw:points="0,290 355,325 208,0">
          <text:p/>
        </draw:polyline>
        <draw:polyline draw:style-name="gr2" draw:layer="layout" svg:width="2.298cm" svg:height="1.335cm" svg:x="11.799cm" svg:y="13.072cm" svg:viewBox="0 0 2299 1336" draw:points="2299,0 2103,117 1889,243 1663,377 1426,516 1184,657 939,799 694,940 454,1078 221,1211 0,1336">
          <text:p/>
        </draw:polyline>
        <draw:line draw:style-name="gr2" draw:layer="layout" svg:x1="12.021cm" svg:y1="14.282cm" svg:x2="11.799cm" svg:y2="14.408cm">
          <text:p/>
        </draw:line>
        <draw:polyline draw:style-name="gr2" draw:layer="layout" svg:width="0.356cm" svg:height="0.31cm" svg:x="11.799cm" svg:y="14.1cm" svg:viewBox="0 0 357 311" draw:points="180,0 0,308 357,311">
          <text:p/>
        </draw:polyline>
        <draw:line draw:style-name="gr2" draw:layer="layout" svg:x1="14.748cm" svg:y1="13.289cm" svg:x2="14.748cm" svg:y2="14.065cm">
          <text:p/>
        </draw:line>
        <draw:line draw:style-name="gr2" draw:layer="layout" svg:x1="14.748cm" svg:y1="13.989cm" svg:x2="14.748cm" svg:y2="14.065cm">
          <text:p/>
        </draw:line>
        <draw:polyline draw:style-name="gr2" draw:layer="layout" svg:width="0.356cm" svg:height="0.308cm" svg:x="14.571cm" svg:y="13.757cm" svg:viewBox="0 0 357 309" draw:points="0,0 177,309 357,0">
          <text:p/>
        </draw:polyline>
        <draw:line draw:style-name="gr2" draw:layer="layout" svg:x1="18.008cm" svg:y1="15.525cm" svg:x2="18.008cm" svg:y2="16.301cm">
          <text:p/>
        </draw:line>
        <draw:line draw:style-name="gr2" draw:layer="layout" svg:x1="18.008cm" svg:y1="16.225cm" svg:x2="18.008cm" svg:y2="16.301cm">
          <text:p/>
        </draw:line>
        <draw:polyline draw:style-name="gr2" draw:layer="layout" svg:width="0.355cm" svg:height="0.308cm" svg:x="17.831cm" svg:y="15.993cm" svg:viewBox="0 0 356 309" draw:points="0,0 177,309 356,0">
          <text:p/>
        </draw:polyline>
        <draw:polyline draw:style-name="gr2" draw:layer="layout" svg:width="3.912cm" svg:height="7.544cm" svg:x="11.178cm" svg:y="15.494cm" svg:viewBox="0 0 3913 7545" draw:points="0,0 272,524 614,1184 1006,1946 1436,2780 1887,3655 2344,4540 2790,5402 3211,6211 3591,6935 3913,7545">
          <text:p/>
        </draw:polyline>
        <draw:line draw:style-name="gr2" draw:layer="layout" svg:x1="14.768cm" svg:y1="22.429cm" svg:x2="15.091cm" svg:y2="23.039cm">
          <text:p/>
        </draw:line>
        <draw:polyline draw:style-name="gr2" draw:layer="layout" svg:width="0.314cm" svg:height="0.355cm" svg:x="14.789cm" svg:y="22.683cm" svg:viewBox="0 0 315 356" draw:points="0,167 302,356 315,0">
          <text:p/>
        </draw:polyline>
        <draw:polyline draw:style-name="gr2" draw:layer="layout" svg:width="4.409cm" svg:height="1.553cm" svg:x="5.745cm" svg:y="15.214cm" svg:viewBox="0 0 4410 1554" draw:points="4410,0 4056,123 3656,263 3219,419 2754,584 2274,754 1789,927 1308,1097 843,1261 403,1415 0,1554">
          <text:p/>
        </draw:polyline>
        <draw:line draw:style-name="gr2" draw:layer="layout" svg:x1="6.149cm" svg:y1="16.628cm" svg:x2="5.745cm" svg:y2="16.768cm">
          <text:p/>
        </draw:line>
        <draw:polyline draw:style-name="gr2" draw:layer="layout" svg:width="0.349cm" svg:height="0.336cm" svg:x="5.745cm" svg:y="16.498cm" svg:viewBox="0 0 350 337" draw:points="234,0 0,269 350,337">
          <text:p/>
        </draw:polyline>
        <draw:line draw:style-name="gr2" draw:layer="layout" svg:x1="21.3cm" svg:y1="15.525cm" svg:x2="21.3cm" svg:y2="16.301cm">
          <text:p/>
        </draw:line>
        <draw:line draw:style-name="gr2" draw:layer="layout" svg:x1="21.3cm" svg:y1="16.225cm" svg:x2="21.3cm" svg:y2="16.301cm">
          <text:p/>
        </draw:line>
        <draw:polyline draw:style-name="gr2" draw:layer="layout" svg:width="0.355cm" svg:height="0.308cm" svg:x="21.122cm" svg:y="15.993cm" svg:viewBox="0 0 356 309" draw:points="0,0 179,309 356,0">
          <text:p/>
        </draw:polyline>
        <draw:line draw:style-name="gr2" draw:layer="layout" svg:x1="21.3cm" svg:y1="13.289cm" svg:x2="21.3cm" svg:y2="14.065cm">
          <text:p/>
        </draw:line>
        <draw:line draw:style-name="gr2" draw:layer="layout" svg:x1="21.3cm" svg:y1="13.989cm" svg:x2="21.3cm" svg:y2="14.065cm">
          <text:p/>
        </draw:line>
        <draw:polyline draw:style-name="gr2" draw:layer="layout" svg:width="0.355cm" svg:height="0.308cm" svg:x="21.122cm" svg:y="13.757cm" svg:viewBox="0 0 356 309" draw:points="0,0 179,309 356,0">
          <text:p/>
        </draw:polyline>
        <draw:polyline draw:style-name="gr2" draw:layer="layout" svg:width="4.75cm" svg:height="1.614cm" svg:x="15.804cm" svg:y="12.979cm" svg:viewBox="0 0 4751 1615" draw:points="4751,0 4368,131 3933,278 3457,439 2953,608 2433,784 1909,961 1392,1137 894,1306 426,1467 0,1615">
          <text:p/>
        </draw:polyline>
        <draw:line draw:style-name="gr2" draw:layer="layout" svg:x1="16.231cm" svg:y1="14.446cm" svg:x2="15.804cm" svg:y2="14.594cm">
          <text:p/>
        </draw:line>
        <draw:polyline draw:style-name="gr2" draw:layer="layout" svg:width="0.35cm" svg:height="0.337cm" svg:x="15.804cm" svg:y="14.324cm" svg:viewBox="0 0 351 338" draw:points="233,0 0,270 351,338">
          <text:p/>
        </draw:polyline>
        <draw:polyline draw:style-name="gr2" draw:layer="layout" svg:width="1.49cm" svg:height="1.18cm" svg:x="5.528cm" svg:y="10.899cm" svg:viewBox="0 0 1491 1181" draw:points="1491,0 1364,106 1229,218 1085,335 935,455 781,578 624,702 465,825 307,947 151,1066 0,1181">
          <text:p/>
        </draw:polyline>
        <draw:line draw:style-name="gr2" draw:layer="layout" svg:x1="5.68cm" svg:y1="11.964cm" svg:x2="5.528cm" svg:y2="12.08cm">
          <text:p/>
        </draw:line>
        <draw:polyline draw:style-name="gr2" draw:layer="layout" svg:width="0.353cm" svg:height="0.328cm" svg:x="5.528cm" svg:y="11.751cm" svg:viewBox="0 0 354 329" draw:points="140,0 0,329 354,285">
          <text:p/>
        </draw:polyline>
        <draw:polyline draw:style-name="gr2" draw:layer="layout" svg:width="3.136cm" svg:height="1.49cm" svg:x="3.634cm" svg:y="10.651cm" svg:viewBox="0 0 3137 1491" draw:points="3137,0 2862,72 2562,160 2245,265 1915,386 1579,523 1242,679 910,853 588,1046 283,1258 0,1491">
          <text:p/>
        </draw:polyline>
        <draw:polyline draw:style-name="gr2" draw:layer="layout" svg:width="1.18cm" svg:height="1.956cm" svg:x="2.454cm" svg:y="12.141cm" svg:viewBox="0 0 1181 1957" draw:points="1181,0 1017,166 863,346 719,538 586,737 462,943 348,1151 245,1359 153,1565 71,1765 0,1957">
          <text:p/>
        </draw:polyline>
        <draw:line draw:style-name="gr2" draw:layer="layout" svg:x1="2.526cm" svg:y1="13.905cm" svg:x2="2.454cm" svg:y2="14.098cm">
          <text:p/>
        </draw:line>
        <draw:polyline draw:style-name="gr2" draw:layer="layout" svg:width="0.334cm" svg:height="0.351cm" svg:x="2.394cm" svg:y="13.746cm" svg:viewBox="0 0 335 352" draw:points="0,0 60,352 335,123">
          <text:p/>
        </draw:polyline>
        <draw:polyline draw:style-name="gr2" draw:layer="layout" svg:width="5.34cm" svg:height="1.676cm" svg:x="8.353cm" svg:y="10.713cm" svg:viewBox="0 0 5341 1677" draw:points="0,0 419,132 901,284 1433,452 2000,630 2590,815 3184,1001 3771,1186 4336,1363 4864,1528 5341,1677">
          <text:p/>
        </draw:polyline>
        <draw:line draw:style-name="gr2" draw:layer="layout" svg:x1="13.216cm" svg:y1="12.24cm" svg:x2="13.694cm" svg:y2="12.39cm">
          <text:p/>
        </draw:line>
        <draw:polyline draw:style-name="gr2" draw:layer="layout" svg:width="0.347cm" svg:height="0.34cm" svg:x="13.346cm" svg:y="12.127cm" svg:viewBox="0 0 348 341" draw:points="0,341 348,263 106,0">
          <text:p/>
        </draw:polyline>
        <draw:polyline draw:style-name="gr2" draw:layer="layout" svg:width="0.342cm" svg:height="3.011cm" svg:x="7.173cm" svg:y="11.054cm" svg:viewBox="0 0 343 3012" draw:points="343,0 312,241 279,513 244,809 208,1124 171,1449 134,1778 97,2106 62,2425 30,2730 0,3012">
          <text:p/>
        </draw:polyline>
        <draw:line draw:style-name="gr2" draw:layer="layout" svg:x1="7.204cm" svg:y1="13.783cm" svg:x2="7.173cm" svg:y2="14.066cm">
          <text:p/>
        </draw:line>
        <draw:polyline draw:style-name="gr2" draw:layer="layout" svg:width="0.354cm" svg:height="0.324cm" svg:x="7.028cm" svg:y="13.741cm" svg:viewBox="0 0 355 325" draw:points="0,0 146,325 355,37">
          <text:p/>
        </draw:polyline>
        <draw:polyline draw:style-name="gr2" draw:layer="layout" svg:width="2.608cm" svg:height="1.335cm" svg:x="8.26cm" svg:y="10.806cm" svg:viewBox="0 0 2609 1336" draw:points="0,0 215,99 450,210 700,331 963,461 1234,597 1511,740 1790,886 2068,1035 2343,1185 2609,1336">
          <text:p/>
        </draw:polyline>
        <draw:polyline draw:style-name="gr2" draw:layer="layout" svg:width="3.073cm" svg:height="2.173cm" svg:x="10.868cm" svg:y="12.141cm" svg:viewBox="0 0 3074 2174" draw:points="0,0 336,211 674,432 1010,659 1341,890 1666,1122 1979,1351 2279,1573 2564,1787 2830,1988 3074,2174">
          <text:p/>
        </draw:polyline>
        <draw:line draw:style-name="gr2" draw:layer="layout" svg:x1="13.697cm" svg:y1="14.128cm" svg:x2="13.942cm" svg:y2="14.315cm">
          <text:p/>
        </draw:line>
        <draw:polyline draw:style-name="gr2" draw:layer="layout" svg:width="0.352cm" svg:height="0.328cm" svg:x="13.589cm" svg:y="13.986cm" svg:viewBox="0 0 353 329" draw:points="0,284 353,329 216,0">
          <text:p/>
        </draw:polyline>
        <draw:polyline draw:style-name="gr2" draw:layer="layout" svg:width="1.118cm" svg:height="3.042cm" svg:x="15.835cm" svg:y="19.996cm" svg:viewBox="0 0 1119 3043" draw:points="1119,0 1029,249 928,527 818,829 702,1147 582,1475 461,1807 339,2136 221,2456 107,2760 0,3043">
          <text:p/>
        </draw:polyline>
        <draw:line draw:style-name="gr2" draw:layer="layout" svg:x1="15.943cm" svg:y1="22.755cm" svg:x2="15.835cm" svg:y2="23.039cm">
          <text:p/>
        </draw:line>
        <draw:polyline draw:style-name="gr2" draw:layer="layout" svg:width="0.334cm" svg:height="0.351cm" svg:x="15.777cm" svg:y="22.687cm" svg:viewBox="0 0 335 352" draw:points="0,0 58,352 335,126">
          <text:p/>
        </draw:polyline>
        <draw:polyline draw:style-name="gr2" draw:layer="layout" svg:width="0.31cm" svg:height="0.807cm" svg:x="17.388cm" svg:y="19.996cm" svg:viewBox="0 0 311 808" draw:points="0,0 27,75 56,152 84,232 114,311 143,393 174,474 206,557 239,640 274,724 311,808">
          <text:p/>
        </draw:polyline>
        <draw:line draw:style-name="gr2" draw:layer="layout" svg:x1="17.662cm" svg:y1="20.719cm" svg:x2="17.699cm" svg:y2="20.804cm">
          <text:p/>
        </draw:line>
        <draw:polyline draw:style-name="gr2" draw:layer="layout" svg:width="0.327cm" svg:height="0.354cm" svg:x="17.412cm" svg:y="20.449cm" svg:viewBox="0 0 328 355" draw:points="0,143 287,355 328,0">
          <text:p/>
        </draw:polyline>
        <draw:polyline draw:style-name="gr2" draw:layer="layout" svg:width="1.242cm" svg:height="1.117cm" svg:x="7.577cm" svg:y="15.401cm" svg:viewBox="0 0 1243 1118" draw:points="0,0 114,96 233,199 356,308 482,421 609,536 737,653 866,771 993,889 1120,1005 1243,1118">
          <text:p/>
        </draw:polyline>
        <draw:line draw:style-name="gr2" draw:layer="layout" svg:x1="8.696cm" svg:y1="16.405cm" svg:x2="8.82cm" svg:y2="16.519cm">
          <text:p/>
        </draw:line>
        <draw:polyline draw:style-name="gr2" draw:layer="layout" svg:width="0.348cm" svg:height="0.339cm" svg:x="8.471cm" svg:y="16.179cm" svg:viewBox="0 0 349 340" draw:points="0,262 349,340 243,0">
          <text:p/>
        </draw:polyline>
        <draw:polyline draw:style-name="gr2" draw:layer="layout" svg:width="1.118cm" svg:height="1.024cm" svg:x="5.465cm" svg:y="15.401cm" svg:viewBox="0 0 1119 1025" draw:points="1119,0 1015,87 908,181 798,279 685,382 572,489 458,596 343,705 228,813 113,920 0,1025">
          <text:p/>
        </draw:polyline>
        <draw:line draw:style-name="gr2" draw:layer="layout" svg:x1="5.579cm" svg:y1="16.321cm" svg:x2="5.465cm" svg:y2="16.426cm">
          <text:p/>
        </draw:line>
        <draw:polyline draw:style-name="gr2" draw:layer="layout" svg:width="0.348cm" svg:height="0.34cm" svg:x="5.465cm" svg:y="16.085cm" svg:viewBox="0 0 349 341" draw:points="107,0 0,341 349,263">
          <text:p/>
        </draw:polyline>
        <draw:polyline draw:style-name="gr2" draw:layer="layout" svg:width="0.87cm" svg:height="3.042cm" svg:x="7.235cm" svg:y="15.494cm" svg:viewBox="0 0 871 3043" draw:points="0,0 71,249 150,528 237,829 329,1147 423,1474 519,1806 614,2135 705,2455 792,2760 871,3043">
          <text:p/>
        </draw:polyline>
        <draw:line draw:style-name="gr2" draw:layer="layout" svg:x1="8.026cm" svg:y1="18.253cm" svg:x2="8.106cm" svg:y2="18.537cm">
          <text:p/>
        </draw:line>
        <draw:polyline draw:style-name="gr2" draw:layer="layout" svg:width="0.342cm" svg:height="0.344cm" svg:x="7.851cm" svg:y="18.192cm" svg:viewBox="0 0 343 345" draw:points="0,96 255,345 343,0">
          <text:p/>
        </draw:polyline>
        <draw:polyline draw:style-name="gr2" draw:layer="layout" svg:width="0.993cm" svg:height="0.869cm" svg:x="6.739cm" svg:y="19.996cm" svg:viewBox="0 0 994 870" draw:points="994,0 899,77 801,158 701,244 600,332 497,423 395,514 293,605 192,695 95,783 0,870">
          <text:p/>
        </draw:polyline>
        <draw:line draw:style-name="gr2" draw:layer="layout" svg:x1="6.835cm" svg:y1="20.779cm" svg:x2="6.739cm" svg:y2="20.866cm">
          <text:p/>
        </draw:line>
        <draw:polyline draw:style-name="gr2" draw:layer="layout" svg:width="0.347cm" svg:height="0.338cm" svg:x="6.739cm" svg:y="20.527cm" svg:viewBox="0 0 348 339" draw:points="109,0 0,339 348,265">
          <text:p/>
        </draw:polyline>
        <draw:polyline draw:style-name="gr2" draw:layer="layout" svg:width="3.539cm" svg:height="2.328cm" svg:x="10.682cm" svg:y="15.401cm" svg:viewBox="0 0 3540 2329" draw:points="3540,0 3304,200 3031,423 2723,665 2387,919 2025,1177 1643,1433 1245,1683 835,1920 419,2137 0,2329">
          <text:p/>
        </draw:polyline>
        <draw:polyline draw:style-name="gr2" draw:layer="layout" svg:width="6.179cm" svg:height="1.552cm" svg:x="4.503cm" svg:y="17.729cm" svg:viewBox="0 0 6180 1553" draw:points="6180,0 5541,265 4881,501 4209,711 3535,896 2869,1057 2221,1195 1599,1312 1015,1410 479,1490 0,1553">
          <text:p/>
        </draw:polyline>
        <draw:line draw:style-name="gr2" draw:layer="layout" svg:x1="4.983cm" svg:y1="19.218cm" svg:x2="4.503cm" svg:y2="19.282cm">
          <text:p/>
        </draw:line>
        <draw:polyline draw:style-name="gr2" draw:layer="layout" svg:width="0.329cm" svg:height="0.352cm" svg:x="4.503cm" svg:y="19.065cm" svg:viewBox="0 0 330 353" draw:points="283,0 0,216 330,353">
          <text:p/>
        </draw:polyline>
        <draw:polyline draw:style-name="gr2" draw:layer="layout" svg:width="1.677cm" svg:height="3.073cm" svg:x="15.028cm" svg:y="15.494cm" svg:viewBox="0 0 1678 3074" draw:points="0,0 133,243 283,519 447,822 622,1144 804,1478 989,1817 1173,2153 1351,2480 1521,2789 1678,3074">
          <text:p/>
        </draw:polyline>
        <draw:line draw:style-name="gr2" draw:layer="layout" svg:x1="16.548cm" svg:y1="18.283cm" svg:x2="16.706cm" svg:y2="18.568cm">
          <text:p/>
        </draw:line>
        <draw:polyline draw:style-name="gr2" draw:layer="layout" svg:width="0.312cm" svg:height="0.355cm" svg:x="16.4cm" svg:y="18.212cm" svg:viewBox="0 0 313 356" draw:points="0,171 306,356 313,0">
          <text:p/>
        </draw:polyline>
        <draw:polyline draw:style-name="gr2" draw:layer="layout" svg:width="4.75cm" svg:height="1.615cm" svg:x="15.494cm" svg:y="15.214cm" svg:viewBox="0 0 4751 1616" draw:points="0,0 383,131 819,278 1294,439 1797,609 2317,784 2841,962 3358,1138 3857,1308 4325,1468 4751,1616">
          <text:p/>
        </draw:polyline>
        <draw:line draw:style-name="gr2" draw:layer="layout" svg:x1="19.818cm" svg:y1="16.681cm" svg:x2="20.245cm" svg:y2="16.83cm">
          <text:p/>
        </draw:line>
        <draw:polyline draw:style-name="gr2" draw:layer="layout" svg:width="0.35cm" svg:height="0.336cm" svg:x="19.894cm" svg:y="16.56cm" svg:viewBox="0 0 351 337" draw:points="0,337 351,270 117,0">
          <text:p/>
        </draw:polyline>
        <draw:polyline draw:style-name="gr2" draw:layer="layout" svg:width="1.242cm" svg:height="1.118cm" svg:x="8.322cm" svg:y="6.459cm" svg:viewBox="0 0 1243 1119" draw:points="1243,0 1136,97 1021,200 900,309 774,421 645,537 514,654 383,772 251,889 123,1005 0,1119">
          <text:p/>
        </draw:polyline>
        <draw:line draw:style-name="gr2" draw:layer="layout" svg:x1="8.446cm" svg:y1="7.463cm" svg:x2="8.322cm" svg:y2="7.578cm">
          <text:p/>
        </draw:line>
        <draw:polyline draw:style-name="gr2" draw:layer="layout" svg:width="0.347cm" svg:height="0.34cm" svg:x="8.322cm" svg:y="7.237cm" svg:viewBox="0 0 348 341" draw:points="108,0 0,341 348,264">
          <text:p/>
        </draw:polyline>
        <draw:polyline draw:style-name="gr2" draw:layer="layout" svg:width="1.149cm" svg:height="2.236cm" svg:x="8.694cm" svg:y="6.552cm" svg:viewBox="0 0 1150 2237" draw:points="1150,0 1062,180 965,377 861,590 750,815 634,1049 513,1289 387,1531 260,1772 131,2008 0,2237">
          <text:p/>
        </draw:polyline>
        <draw:polyline draw:style-name="gr2" draw:layer="layout" svg:width="0.558cm" svg:height="0.9cm" svg:x="8.136cm" svg:y="8.788cm" svg:viewBox="0 0 559 901" draw:points="559,0 504,93 448,185 392,279 336,371 280,462 223,553 167,642 111,730 55,816 0,901">
          <text:p/>
        </draw:polyline>
        <draw:line draw:style-name="gr2" draw:layer="layout" svg:x1="8.192cm" svg:y1="9.603cm" svg:x2="8.136cm" svg:y2="9.689cm">
          <text:p/>
        </draw:line>
        <draw:polyline draw:style-name="gr2" draw:layer="layout" svg:width="0.318cm" svg:height="0.355cm" svg:x="8.136cm" svg:y="9.333cm" svg:viewBox="0 0 319 356" draw:points="21,0 0,356 319,196">
          <text:p/>
        </draw:polyline>
        <draw:polyline draw:style-name="gr2" draw:layer="layout" svg:width="2.36cm" svg:height="3.198cm" svg:x="18.567cm" svg:y="17.698cm" svg:viewBox="0 0 2361 3199" draw:points="2361,0 2170,254 1955,544 1720,863 1472,1202 1216,1553 957,1908 701,2258 452,2595 217,2911 0,3199">
          <text:p/>
        </draw:polyline>
        <draw:line draw:style-name="gr2" draw:layer="layout" svg:x1="18.785cm" svg:y1="20.608cm" svg:x2="18.567cm" svg:y2="20.897cm">
          <text:p/>
        </draw:line>
        <draw:polyline draw:style-name="gr2" draw:layer="layout" svg:width="0.328cm" svg:height="0.353cm" svg:x="18.567cm" svg:y="20.543cm" svg:viewBox="0 0 329 354" draw:points="43,0 0,354 329,214">
          <text:p/>
        </draw:polyline>
        <draw:frame draw:style-name="gr103" draw:layer="layout" svg:width="0.421cm" svg:height="0.179cm" svg:x="21.084cm" svg:y="17.342cm">
          <draw:text-box>
            <text:p text:style-name="P1"><text:span text:style-name="T3">22 / 94</text:span></text:p>
          </draw:text-box>
        </draw:frame>
        <draw:frame draw:style-name="gr46" draw:text-style-name="P2" draw:layer="layout" svg:width="6.17cm" svg:height="3.916cm" svg:x="1.6cm" svg:y="0.9cm">
          <draw:text-box>
            <text:p text:style-name="P2"><text:span text:style-name="T2">Cellular compartment</text:span></text:p>
            <text:p text:style-name="P2"><text:span text:style-name="T2">enriched for contigs</text:span></text:p>
            <text:p text:style-name="P2"><text:span text:style-name="T2">differently experssed</text:span></text:p>
            <text:p text:style-name="P2"><text:span text:style-name="T2">between </text:span></text:p>
            <text:p text:style-name="P2"><text:span text:style-name="T2">male/female</text:span></text:p>
          </draw:text-box>
        </draw:frame>
      </draw:page>
      <draw:page draw:name="page9" draw:style-name="dp1" draw:master-page-name="master-page74">
        <draw:polygon draw:style-name="gr9" draw:layer="layout" svg:width="2.347cm" svg:height="1.565cm" svg:x="18.915cm" svg:y="7.223cm" svg:viewBox="0 0 2348 1566" draw:points="0,783 24,627 47,562 71,514 95,474 119,440 142,409 166,381 190,356 214,332 237,311 261,290 284,272 308,254 332,237 356,221 379,206 403,192 427,179 451,166 474,154 498,143 522,132 545,121 569,111 593,102 616,93 640,85 664,78 688,70 711,63 735,56 759,50 783,44 806,39 830,34 853,30 877,25 901,21 925,18 948,14 972,11 996,9 1020,7 1043,5 1067,3 1091,2 1115,1 1138,0 1162,0 1185,0 1209,0 1233,1 1257,2 1280,3 1304,5 1328,7 1352,9 1375,11 1399,14 1422,18 1446,21 1470,25 1494,30 1517,34 1541,39 1565,44 1589,50 1612,56 1636,63 1660,70 1684,78 1707,85 1731,93 1754,102 1778,111 1802,121 1826,132 1849,143 1873,154 1897,166 1921,179 1944,192 1968,206 1992,221 2015,237 2039,254 2063,272 2086,290 2110,311 2134,332 2158,356 2181,381 2205,409 2230,440 2254,474 2277,514 2301,562 2324,627 2348,783 2324,940 2301,1003 2277,1052 2254,1091 2230,1126 2205,1157 2181,1184 2158,1210 2134,1233 2110,1255 2086,1275 2063,1294 2039,1312 2015,1328 1992,1344 1968,1359 1944,1373 1921,1387 1897,1399 1873,1411 1849,1423 1826,1434 1802,1444 1778,1454 1754,1463 1731,1472 1707,1480 1684,1488 1660,1495 1636,1502 1612,1509 1589,1515 1565,1521 1541,1526 1517,1531 1494,1536 1470,1540 1446,1544 1422,1548 1399,1551 1375,1554 1352,1557 1328,1559 1304,1561 1280,1562 1257,1564 1233,1564 1209,1565 1185,1566 1162,1566 1138,1565 1115,1564 1091,1564 1067,1562 1043,1561 1020,1559 996,1557 972,1554 948,1551 925,1548 901,1544 877,1540 853,1536 830,1531 806,1526 783,1521 759,1515 735,1509 711,1502 688,1495 664,1488 640,1480 616,1472 593,1463 569,1454 545,1444 522,1434 498,1423 474,1411 451,1399 427,1387 403,1373 379,1359 356,1344 332,1328 308,1312 284,1294 261,1275 237,1255 214,1233 190,1210 166,1184 142,1157 119,1126 95,1091 71,1052 47,1003 24,940">
          <text:p/>
        </draw:polygon>
        <draw:polyline draw:style-name="gr2" draw:layer="layout" svg:width="2.347cm" svg:height="1.565cm" svg:x="18.915cm" svg:y="7.223cm" svg:viewBox="0 0 2348 1566" draw:points="0,783 24,627 47,562 71,514 95,474 119,440 142,409 166,381 190,356 214,332 237,311 261,290 284,272 308,254 332,237 356,221 379,206 403,192 427,179 451,166 474,154 498,143 522,132 545,121 569,111 593,102 616,93 640,85 664,78 688,70 711,63 735,56 759,50 783,44 806,39 830,34 853,30 877,25 901,21 925,18 948,14 972,11 996,9 1020,7 1043,5 1067,3 1091,2 1115,1 1138,0 1162,0 1185,0 1209,0 1233,1 1257,2 1280,3 1304,5 1328,7 1352,9 1375,11 1399,14 1422,18 1446,21 1470,25 1494,30 1517,34 1541,39 1565,44 1589,50 1612,56 1636,63 1660,70 1684,78 1707,85 1731,93 1754,102 1778,111 1802,121 1826,132 1849,143 1873,154 1897,166 1921,179 1944,192 1968,206 1992,221 2015,237 2039,254 2063,272 2086,290 2110,311 2134,332 2158,356 2181,381 2205,409 2230,440 2254,474 2277,514 2301,562 2324,627 2348,783 2324,940 2301,1003 2277,1052 2254,1091 2230,1126 2205,1157 2181,1184 2158,1210 2134,1233 2110,1255 2086,1275 2063,1294 2039,1312 2015,1328 1992,1344 1968,1359 1944,1373 1921,1387 1897,1399 1873,1411 1849,1423 1826,1434 1802,1444 1778,1454 1754,1463 1731,1472 1707,1480 1684,1488 1660,1495 1636,1502 1612,1509 1589,1515 1565,1521 1541,1526 1517,1531 1494,1536 1470,1540 1446,1544 1422,1548 1399,1551 1375,1554 1352,1557 1328,1559 1304,1561 1280,1562 1257,1564 1233,1564 1209,1565 1185,1566 1162,1566 1138,1565 1115,1564 1091,1564 1067,1562 1043,1561 1020,1559 996,1557 972,1554 948,1551 925,1548 901,1544 877,1540 853,1536 830,1531 806,1526 783,1521 759,1515 735,1509 711,1502 688,1495 664,1488 640,1480 616,1472 593,1463 569,1454 545,1444 522,1434 498,1423 474,1411 451,1399 427,1387 403,1373 379,1359 356,1344 332,1328 308,1312 284,1294 261,1275 237,1255 214,1233 190,1210 166,1184 142,1157 119,1126 95,1091 71,1052 47,1003 24,940 0,783">
          <text:p/>
        </draw:polyline>
        <draw:frame draw:style-name="gr185" draw:layer="layout" svg:width="1.221cm" svg:height="0.268cm" svg:x="19.483cm" svg:y="7.553cm">
          <draw:text-box>
            <text:p text:style-name="P1"><text:span text:style-name="T5">GO:0000166</text:span></text:p>
          </draw:text-box>
        </draw:frame>
        <draw:frame draw:style-name="gr256" draw:layer="layout" svg:width="1.717cm" svg:height="0.268cm" svg:x="19.237cm" svg:y="7.804cm">
          <draw:text-box>
            <text:p text:style-name="P1"><text:span text:style-name="T5">nucleotide binding</text:span></text:p>
          </draw:text-box>
        </draw:frame>
        <draw:frame draw:style-name="gr187" draw:layer="layout" svg:width="0.772cm" svg:height="0.268cm" svg:x="19.706cm" svg:y="8.055cm">
          <draw:text-box>
            <text:p text:style-name="P1"><text:span text:style-name="T5">0.53481</text:span></text:p>
          </draw:text-box>
        </draw:frame>
        <draw:polygon draw:style-name="gr9" draw:layer="layout" svg:width="2.348cm" svg:height="1.565cm" svg:x="14.003cm" svg:y="0.964cm" svg:viewBox="0 0 2349 1566" draw:points="0,783 24,627 48,562 72,514 96,474 120,440 144,409 168,381 191,356 215,332 238,310 262,290 286,271 310,254 333,237 357,221 381,206 405,192 428,179 452,166 476,154 499,143 523,132 547,121 570,111 594,102 618,93 642,85 665,77 689,70 713,63 737,56 760,50 784,44 807,39 831,34 855,29 879,25 902,21 926,18 950,14 974,11 997,9 1021,7 1045,5 1069,3 1092,2 1116,1 1139,0 1163,0 1187,0 1211,0 1234,1 1258,2 1282,3 1306,5 1329,7 1353,9 1376,11 1400,14 1424,18 1448,21 1471,25 1495,29 1519,34 1543,39 1566,44 1590,50 1614,56 1637,63 1661,70 1685,77 1708,85 1732,93 1756,102 1780,111 1803,121 1827,132 1851,143 1875,154 1898,166 1922,179 1946,192 1969,206 1993,221 2017,237 2040,254 2064,271 2088,290 2112,310 2135,332 2159,356 2183,381 2206,409 2230,440 2254,474 2277,514 2301,562 2325,627 2349,783 2325,940 2301,1003 2277,1051 2254,1091 2230,1126 2206,1156 2183,1184 2159,1210 2135,1233 2112,1255 2088,1275 2064,1294 2040,1312 2017,1328 1993,1344 1969,1359 1946,1373 1922,1387 1898,1399 1875,1411 1851,1423 1827,1434 1803,1444 1780,1454 1756,1463 1732,1472 1708,1480 1685,1488 1661,1495 1637,1502 1614,1509 1590,1515 1566,1521 1543,1526 1519,1531 1495,1536 1471,1540 1448,1544 1424,1548 1400,1551 1376,1554 1353,1556 1329,1559 1306,1561 1282,1562 1258,1563 1234,1565 1211,1565 1187,1566 1163,1566 1139,1565 1116,1565 1092,1563 1069,1562 1045,1561 1021,1559 997,1556 974,1554 950,1551 926,1548 902,1544 879,1540 855,1536 831,1531 807,1526 784,1521 760,1515 737,1509 713,1502 689,1495 665,1488 642,1480 618,1472 594,1463 570,1454 547,1444 523,1434 499,1423 476,1411 452,1399 428,1387 405,1373 381,1359 357,1344 333,1328 310,1312 286,1294 262,1275 238,1255 215,1233 191,1210 168,1184 144,1156 120,1126 96,1091 72,1051 48,1003 24,940">
          <text:p/>
        </draw:polygon>
        <draw:polyline draw:style-name="gr2" draw:layer="layout" svg:width="2.348cm" svg:height="1.565cm" svg:x="14.003cm" svg:y="0.964cm" svg:viewBox="0 0 2349 1566" draw:points="0,783 24,627 48,562 72,514 96,474 120,440 144,409 168,381 191,356 215,332 238,310 262,290 286,271 310,254 333,237 357,221 381,206 405,192 428,179 452,166 476,154 499,143 523,132 547,121 570,111 594,102 618,93 642,85 665,77 689,70 713,63 737,56 760,50 784,44 807,39 831,34 855,29 879,25 902,21 926,18 950,14 974,11 997,9 1021,7 1045,5 1069,3 1092,2 1116,1 1139,0 1163,0 1187,0 1211,0 1234,1 1258,2 1282,3 1306,5 1329,7 1353,9 1376,11 1400,14 1424,18 1448,21 1471,25 1495,29 1519,34 1543,39 1566,44 1590,50 1614,56 1637,63 1661,70 1685,77 1708,85 1732,93 1756,102 1780,111 1803,121 1827,132 1851,143 1875,154 1898,166 1922,179 1946,192 1969,206 1993,221 2017,237 2040,254 2064,271 2088,290 2112,310 2135,332 2159,356 2183,381 2206,409 2230,440 2254,474 2277,514 2301,562 2325,627 2349,783 2325,940 2301,1003 2277,1051 2254,1091 2230,1126 2206,1156 2183,1184 2159,1210 2135,1233 2112,1255 2088,1275 2064,1294 2040,1312 2017,1328 1993,1344 1969,1359 1946,1373 1922,1387 1898,1399 1875,1411 1851,1423 1827,1434 1803,1444 1780,1454 1756,1463 1732,1472 1708,1480 1685,1488 1661,1495 1637,1502 1614,1509 1590,1515 1566,1521 1543,1526 1519,1531 1495,1536 1471,1540 1448,1544 1424,1548 1400,1551 1376,1554 1353,1556 1329,1559 1306,1561 1282,1562 1258,1563 1234,1565 1211,1565 1187,1566 1163,1566 1139,1565 1116,1565 1092,1563 1069,1562 1045,1561 1021,1559 997,1556 974,1554 950,1551 926,1548 902,1544 879,1540 855,1536 831,1531 807,1526 784,1521 760,1515 737,1509 713,1502 689,1495 665,1488 642,1480 618,1472 594,1463 570,1454 547,1444 523,1434 499,1423 476,1411 452,1399 428,1387 405,1373 381,1359 357,1344 333,1328 310,1312 286,1294 262,1275 238,1255 215,1233 191,1210 168,1184 144,1156 120,1126 96,1091 72,1051 48,1003 24,940 0,783">
          <text:p/>
        </draw:polyline>
        <draw:frame draw:style-name="gr199" draw:layer="layout" svg:width="0.535cm" svg:height="0.268cm" svg:x="19.824cm" svg:y="8.306cm">
          <draw:text-box>
            <text:p text:style-name="P1"><text:span text:style-name="T5">7 / 42</text:span></text:p>
          </draw:text-box>
        </draw:frame>
        <draw:frame draw:style-name="gr185" draw:layer="layout" svg:width="1.221cm" svg:height="0.268cm" svg:x="14.571cm" svg:y="1.294cm">
          <draw:text-box>
            <text:p text:style-name="P1"><text:span text:style-name="T5">GO:0003674</text:span></text:p>
          </draw:text-box>
        </draw:frame>
        <draw:frame draw:style-name="gr189" draw:layer="layout" svg:width="1.788cm" svg:height="0.268cm" svg:x="14.289cm" svg:y="1.545cm">
          <draw:text-box>
            <text:p text:style-name="P1"><text:span text:style-name="T5">molecular_function</text:span></text:p>
          </draw:text-box>
        </draw:frame>
        <draw:frame draw:style-name="gr187" draw:layer="layout" svg:width="0.772cm" svg:height="0.268cm" svg:x="14.795cm" svg:y="1.796cm">
          <draw:text-box>
            <text:p text:style-name="P1"><text:span text:style-name="T5">1.00000</text:span></text:p>
          </draw:text-box>
        </draw:frame>
        <draw:polygon draw:style-name="gr11" draw:layer="layout" svg:width="2.347cm" svg:height="1.565cm" svg:x="14.003cm" svg:y="7.223cm" svg:viewBox="0 0 2348 1566" draw:points="0,1566 2348,1566 2348,0 0,0">
          <text:p/>
        </draw:polygon>
        <draw:frame draw:style-name="gr187" draw:layer="layout" svg:width="0.772cm" svg:height="0.268cm" svg:x="14.795cm" svg:y="2.047cm">
          <draw:text-box>
            <text:p text:style-name="P1"><text:span text:style-name="T5">51 / 316</text:span></text:p>
          </draw:text-box>
        </draw:frame>
        <draw:frame draw:style-name="gr185" draw:layer="layout" svg:width="1.221cm" svg:height="0.268cm" svg:x="14.571cm" svg:y="7.553cm">
          <draw:text-box>
            <text:p text:style-name="P1"><text:span text:style-name="T5">GO:0003735</text:span></text:p>
          </draw:text-box>
        </draw:frame>
        <draw:frame draw:style-name="gr257" draw:layer="layout" svg:width="1.966cm" svg:height="0.268cm" svg:x="14.202cm" svg:y="7.804cm">
          <draw:text-box>
            <text:p text:style-name="P1"><text:span text:style-name="T5">structural constitue...</text:span></text:p>
          </draw:text-box>
        </draw:frame>
        <draw:frame draw:style-name="gr258" draw:layer="layout" svg:width="0.777cm" svg:height="0.268cm" svg:x="14.791cm" svg:y="8.055cm">
          <draw:text-box>
            <text:p text:style-name="P1"><text:span text:style-name="T5">4.7e−06</text:span></text:p>
          </draw:text-box>
        </draw:frame>
        <draw:polygon draw:style-name="gr259" draw:layer="layout" svg:width="2.347cm" svg:height="1.565cm" svg:x="9.048cm" svg:y="16.611cm" svg:viewBox="0 0 2348 1566" draw:points="0,1566 2348,1566 2348,0 0,0">
          <text:p/>
        </draw:polygon>
        <draw:frame draw:style-name="gr260" draw:layer="layout" svg:width="0.654cm" svg:height="0.268cm" svg:x="14.854cm" svg:y="8.306cm">
          <draw:text-box>
            <text:p text:style-name="P1"><text:span text:style-name="T5">15 / 30</text:span></text:p>
          </draw:text-box>
        </draw:frame>
        <draw:frame draw:style-name="gr185" draw:layer="layout" svg:width="1.221cm" svg:height="0.268cm" svg:x="9.616cm" svg:y="16.941cm">
          <draw:text-box>
            <text:p text:style-name="P1"><text:span text:style-name="T5">GO:0003810</text:span></text:p>
          </draw:text-box>
        </draw:frame>
        <draw:frame draw:style-name="gr261" draw:layer="layout" svg:width="2.174cm" svg:height="0.268cm" svg:x="9.142cm" svg:y="17.192cm">
          <draw:text-box>
            <text:p text:style-name="P1"><text:span text:style-name="T5">protein−glutamine ga...</text:span></text:p>
          </draw:text-box>
        </draw:frame>
        <draw:frame draw:style-name="gr187" draw:layer="layout" svg:width="0.772cm" svg:height="0.268cm" svg:x="9.84cm" svg:y="17.443cm">
          <draw:text-box>
            <text:p text:style-name="P1"><text:span text:style-name="T5">0.06886</text:span></text:p>
          </draw:text-box>
        </draw:frame>
        <draw:polygon draw:style-name="gr9" draw:layer="layout" svg:width="2.348cm" svg:height="1.565cm" svg:x="9.048cm" svg:y="4.093cm" svg:viewBox="0 0 2349 1566" draw:points="0,784 24,627 48,562 72,514 95,475 119,440 143,409 166,381 190,356 214,333 237,311 261,291 285,272 309,254 332,238 357,222 381,207 404,192 428,179 452,166 475,154 499,143 523,132 547,122 570,112 594,103 618,94 642,86 665,78 689,71 713,64 736,57 760,51 784,45 807,40 831,35 855,30 879,26 902,22 926,18 950,15 974,12 997,9 1021,7 1044,5 1068,4 1092,2 1116,1 1139,0 1211,0 1234,1 1258,2 1281,4 1305,5 1329,7 1353,9 1376,12 1400,15 1424,18 1448,22 1471,26 1495,30 1519,35 1543,40 1566,45 1590,51 1613,57 1637,64 1661,71 1685,78 1708,86 1732,94 1756,103 1780,112 1803,122 1827,132 1851,143 1875,154 1898,166 1922,179 1945,192 1969,207 1993,222 2017,238 2040,254 2064,272 2088,291 2112,311 2135,333 2159,356 2182,381 2206,409 2230,440 2254,475 2277,514 2301,562 2325,627 2349,784 2325,940 2301,1004 2277,1052 2254,1092 2230,1126 2206,1157 2182,1185 2159,1210 2135,1233 2112,1255 2088,1275 2064,1294 2040,1312 2017,1329 1993,1345 1969,1360 1945,1374 1922,1387 1898,1400 1875,1412 1851,1424 1827,1434 1803,1444 1780,1454 1756,1463 1732,1472 1708,1481 1685,1488 1661,1496 1637,1503 1613,1509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09 713,1503 689,1496 665,1488 642,1481 618,1472 594,1463 570,1454 547,1444 523,1434 499,1424 475,1412 452,1400 428,1387 404,1374 381,1360 357,1345 332,1329 309,1312 285,1294 261,1275 237,1255 214,1233 190,1210 166,1185 143,1157 119,1126 95,1092 72,1052 48,1004 24,940">
          <text:p/>
        </draw:polygon>
        <draw:polyline draw:style-name="gr2" draw:layer="layout" svg:width="2.348cm" svg:height="1.565cm" svg:x="9.048cm" svg:y="4.093cm" svg:viewBox="0 0 2349 1566" draw:points="0,784 24,627 48,562 72,514 95,475 119,440 143,409 166,381 190,356 214,333 237,311 261,291 285,272 309,254 332,238 357,222 381,207 404,192 428,179 452,166 475,154 499,143 523,132 547,122 570,112 594,103 618,94 642,86 665,78 689,71 713,64 736,57 760,51 784,45 807,40 831,35 855,30 879,26 902,22 926,18 950,15 974,12 997,9 1021,7 1044,5 1068,4 1092,2 1116,1 1139,0 1211,0 1234,1 1258,2 1281,4 1305,5 1329,7 1353,9 1376,12 1400,15 1424,18 1448,22 1471,26 1495,30 1519,35 1543,40 1566,45 1590,51 1613,57 1637,64 1661,71 1685,78 1708,86 1732,94 1756,103 1780,112 1803,122 1827,132 1851,143 1875,154 1898,166 1922,179 1945,192 1969,207 1993,222 2017,238 2040,254 2064,272 2088,291 2112,311 2135,333 2159,356 2182,381 2206,409 2230,440 2254,475 2277,514 2301,562 2325,627 2349,784 2325,940 2301,1004 2277,1052 2254,1092 2230,1126 2206,1157 2182,1185 2159,1210 2135,1233 2112,1255 2088,1275 2064,1294 2040,1312 2017,1329 1993,1345 1969,1360 1945,1374 1922,1387 1898,1400 1875,1412 1851,1424 1827,1434 1803,1444 1780,1454 1756,1463 1732,1472 1708,1481 1685,1488 1661,1496 1637,1503 1613,1509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09 713,1503 689,1496 665,1488 642,1481 618,1472 594,1463 570,1454 547,1444 523,1434 499,1424 475,1412 452,1400 428,1387 404,1374 381,1360 357,1345 332,1329 309,1312 285,1294 261,1275 237,1255 214,1233 190,1210 166,1185 143,1157 119,1126 95,1092 72,1052 48,1004 24,940 0,784">
          <text:p/>
        </draw:polyline>
        <draw:frame draw:style-name="gr188" draw:layer="layout" svg:width="0.417cm" svg:height="0.268cm" svg:x="10.016cm" svg:y="17.694cm">
          <draw:text-box>
            <text:p text:style-name="P1"><text:span text:style-name="T5">2 / 3</text:span></text:p>
          </draw:text-box>
        </draw:frame>
        <draw:frame draw:style-name="gr185" draw:layer="layout" svg:width="1.221cm" svg:height="0.268cm" svg:x="9.616cm" svg:y="4.423cm">
          <draw:text-box>
            <text:p text:style-name="P1"><text:span text:style-name="T5">GO:0003824</text:span></text:p>
          </draw:text-box>
        </draw:frame>
        <draw:frame draw:style-name="gr191" draw:layer="layout" svg:width="1.475cm" svg:height="0.268cm" svg:x="9.487cm" svg:y="4.674cm">
          <draw:text-box>
            <text:p text:style-name="P1"><text:span text:style-name="T5">catalytic activity</text:span></text:p>
          </draw:text-box>
        </draw:frame>
        <draw:frame draw:style-name="gr187" draw:layer="layout" svg:width="0.772cm" svg:height="0.268cm" svg:x="9.84cm" svg:y="4.925cm">
          <draw:text-box>
            <text:p text:style-name="P1"><text:span text:style-name="T5">0.93717</text:span></text:p>
          </draw:text-box>
        </draw:frame>
        <draw:polygon draw:style-name="gr259" draw:layer="layout" svg:width="2.347cm" svg:height="1.565cm" svg:x="4.093cm" svg:y="22.87cm" svg:viewBox="0 0 2348 1566" draw:points="0,1566 2348,1566 2348,0 0,0">
          <text:p/>
        </draw:polygon>
        <draw:frame draw:style-name="gr187" draw:layer="layout" svg:width="0.772cm" svg:height="0.268cm" svg:x="9.84cm" svg:y="5.176cm">
          <draw:text-box>
            <text:p text:style-name="P1"><text:span text:style-name="T5">21 / 158</text:span></text:p>
          </draw:text-box>
        </draw:frame>
        <draw:frame draw:style-name="gr185" draw:layer="layout" svg:width="1.221cm" svg:height="0.268cm" svg:x="4.661cm" svg:y="23.2cm">
          <draw:text-box>
            <text:p text:style-name="P1"><text:span text:style-name="T5">GO:0004656</text:span></text:p>
          </draw:text-box>
        </draw:frame>
        <draw:frame draw:style-name="gr262" draw:layer="layout" svg:width="2.102cm" svg:height="0.268cm" svg:x="4.223cm" svg:y="23.451cm">
          <draw:text-box>
            <text:p text:style-name="P1"><text:span text:style-name="T5">procollagen−proline ...</text:span></text:p>
          </draw:text-box>
        </draw:frame>
        <draw:frame draw:style-name="gr187" draw:layer="layout" svg:width="0.772cm" svg:height="0.268cm" svg:x="4.884cm" svg:y="23.702cm">
          <draw:text-box>
            <text:p text:style-name="P1"><text:span text:style-name="T5">0.02562</text:span></text:p>
          </draw:text-box>
        </draw:frame>
        <draw:polygon draw:style-name="gr6" draw:layer="layout" svg:width="2.347cm" svg:height="1.565cm" svg:x="14.003cm" svg:y="4.093cm" svg:viewBox="0 0 2348 1566" draw:points="0,1566 2348,1566 2348,0 0,0">
          <text:p/>
        </draw:polygon>
        <draw:frame draw:style-name="gr188" draw:layer="layout" svg:width="0.417cm" svg:height="0.268cm" svg:x="5.061cm" svg:y="23.954cm">
          <draw:text-box>
            <text:p text:style-name="P1"><text:span text:style-name="T5">2 / 2</text:span></text:p>
          </draw:text-box>
        </draw:frame>
        <draw:frame draw:style-name="gr185" draw:layer="layout" svg:width="1.221cm" svg:height="0.268cm" svg:x="14.571cm" svg:y="4.423cm">
          <draw:text-box>
            <text:p text:style-name="P1"><text:span text:style-name="T5">GO:0005198</text:span></text:p>
          </draw:text-box>
        </draw:frame>
        <draw:frame draw:style-name="gr263" draw:layer="layout" svg:width="2.026cm" svg:height="0.268cm" svg:x="14.171cm" svg:y="4.674cm">
          <draw:text-box>
            <text:p text:style-name="P1"><text:span text:style-name="T5">structural molecule ...</text:span></text:p>
          </draw:text-box>
        </draw:frame>
        <draw:frame draw:style-name="gr187" draw:layer="layout" svg:width="0.772cm" svg:height="0.268cm" svg:x="14.795cm" svg:y="4.925cm">
          <draw:text-box>
            <text:p text:style-name="P1"><text:span text:style-name="T5">0.00024</text:span></text:p>
          </draw:text-box>
        </draw:frame>
        <draw:polygon draw:style-name="gr9" draw:layer="layout" svg:width="2.347cm" svg:height="1.565cm" svg:x="18.915cm" svg:y="4.093cm" svg:viewBox="0 0 2348 1566" draw:points="0,784 24,627 47,562 71,514 95,475 119,440 142,409 166,381 190,356 214,333 237,311 261,291 284,272 308,254 332,238 356,222 379,207 403,192 427,179 451,166 474,154 498,143 522,132 545,122 569,112 593,103 616,94 640,86 664,78 688,71 711,64 735,57 759,51 783,45 806,40 830,35 853,30 877,26 901,22 925,18 948,15 972,12 996,9 1020,7 1043,5 1067,4 1091,2 1115,1 1138,0 1209,0 1233,1 1257,2 1280,4 1304,5 1328,7 1352,9 1375,12 1399,15 1422,18 1446,22 1470,26 1494,30 1517,35 1541,40 1565,45 1589,51 1612,57 1636,64 1660,71 1684,78 1707,86 1731,94 1754,103 1778,112 1802,122 1826,132 1849,143 1873,154 1897,166 1921,179 1944,192 1968,207 1992,222 2015,238 2039,254 2063,272 2086,291 2110,311 2134,333 2158,356 2181,381 2205,409 2230,440 2254,475 2277,514 2301,562 2324,627 2348,784 2324,940 2301,1004 2277,1052 2254,1092 2230,1126 2205,1157 2181,1185 2158,1210 2134,1233 2110,1255 2086,1275 2063,1294 2039,1312 2015,1329 1992,1345 1968,1360 1944,1374 1921,1387 1897,1400 1873,1412 1849,1424 1826,1434 1802,1444 1778,1454 1754,1463 1731,1472 1707,1481 1684,1488 1660,1496 1636,1503 1612,1509 1589,1516 1565,1521 1541,1527 1517,1532 1494,1536 1470,1541 1446,1545 1422,1548 1399,1552 1375,1554 1352,1557 1328,1559 1304,1561 1280,1563 1257,1564 1233,1565 1209,1566 1185,1566 1162,1566 1138,1566 1115,1565 1091,1564 1067,1563 1043,1561 1020,1559 996,1557 972,1554 948,1552 925,1548 901,1545 877,1541 853,1536 830,1532 806,1527 783,1521 759,1516 735,1509 711,1503 688,1496 664,1488 640,1481 616,1472 593,1463 569,1454 545,1444 522,1434 498,1424 474,1412 451,1400 427,1387 403,1374 379,1360 356,1345 332,1329 308,1312 284,1294 261,1275 237,1255 214,1233 190,1210 166,1185 142,1157 119,1126 95,1092 71,1052 47,1004 24,940">
          <text:p/>
        </draw:polygon>
        <draw:polyline draw:style-name="gr2" draw:layer="layout" svg:width="2.347cm" svg:height="1.565cm" svg:x="18.915cm" svg:y="4.093cm" svg:viewBox="0 0 2348 1566" draw:points="0,784 24,627 47,562 71,514 95,475 119,440 142,409 166,381 190,356 214,333 237,311 261,291 284,272 308,254 332,238 356,222 379,207 403,192 427,179 451,166 474,154 498,143 522,132 545,122 569,112 593,103 616,94 640,86 664,78 688,71 711,64 735,57 759,51 783,45 806,40 830,35 853,30 877,26 901,22 925,18 948,15 972,12 996,9 1020,7 1043,5 1067,4 1091,2 1115,1 1138,0 1209,0 1233,1 1257,2 1280,4 1304,5 1328,7 1352,9 1375,12 1399,15 1422,18 1446,22 1470,26 1494,30 1517,35 1541,40 1565,45 1589,51 1612,57 1636,64 1660,71 1684,78 1707,86 1731,94 1754,103 1778,112 1802,122 1826,132 1849,143 1873,154 1897,166 1921,179 1944,192 1968,207 1992,222 2015,238 2039,254 2063,272 2086,291 2110,311 2134,333 2158,356 2181,381 2205,409 2230,440 2254,475 2277,514 2301,562 2324,627 2348,784 2324,940 2301,1004 2277,1052 2254,1092 2230,1126 2205,1157 2181,1185 2158,1210 2134,1233 2110,1255 2086,1275 2063,1294 2039,1312 2015,1329 1992,1345 1968,1360 1944,1374 1921,1387 1897,1400 1873,1412 1849,1424 1826,1434 1802,1444 1778,1454 1754,1463 1731,1472 1707,1481 1684,1488 1660,1496 1636,1503 1612,1509 1589,1516 1565,1521 1541,1527 1517,1532 1494,1536 1470,1541 1446,1545 1422,1548 1399,1552 1375,1554 1352,1557 1328,1559 1304,1561 1280,1563 1257,1564 1233,1565 1209,1566 1185,1566 1162,1566 1138,1566 1115,1565 1091,1564 1067,1563 1043,1561 1020,1559 996,1557 972,1554 948,1552 925,1548 901,1545 877,1541 853,1536 830,1532 806,1527 783,1521 759,1516 735,1509 711,1503 688,1496 664,1488 640,1481 616,1472 593,1463 569,1454 545,1444 522,1434 498,1424 474,1412 451,1400 427,1387 403,1374 379,1360 356,1345 332,1329 308,1312 284,1294 261,1275 237,1255 214,1233 190,1210 166,1185 142,1157 119,1126 95,1092 71,1052 47,1004 24,940 0,784">
          <text:p/>
        </draw:polyline>
        <draw:frame draw:style-name="gr260" draw:layer="layout" svg:width="0.654cm" svg:height="0.268cm" svg:x="14.854cm" svg:y="5.176cm">
          <draw:text-box>
            <text:p text:style-name="P1"><text:span text:style-name="T5">18 / 52</text:span></text:p>
          </draw:text-box>
        </draw:frame>
        <draw:frame draw:style-name="gr185" draw:layer="layout" svg:width="1.221cm" svg:height="0.268cm" svg:x="19.483cm" svg:y="4.423cm">
          <draw:text-box>
            <text:p text:style-name="P1"><text:span text:style-name="T5">GO:0005488</text:span></text:p>
          </draw:text-box>
        </draw:frame>
        <draw:frame draw:style-name="gr194" draw:layer="layout" svg:width="0.688cm" svg:height="0.268cm" svg:x="19.747cm" svg:y="4.674cm">
          <draw:text-box>
            <text:p text:style-name="P1"><text:span text:style-name="T5">binding</text:span></text:p>
          </draw:text-box>
        </draw:frame>
        <draw:frame draw:style-name="gr187" draw:layer="layout" svg:width="0.772cm" svg:height="0.268cm" svg:x="19.706cm" svg:y="4.925cm">
          <draw:text-box>
            <text:p text:style-name="P1"><text:span text:style-name="T5">0.27696</text:span></text:p>
          </draw:text-box>
        </draw:frame>
        <draw:polygon draw:style-name="gr9" draw:layer="layout" svg:width="2.348cm" svg:height="1.565cm" svg:x="4.093cm" svg:y="7.223cm" svg:viewBox="0 0 2349 1566" draw:points="0,783 24,627 48,562 71,514 95,474 119,440 143,409 166,381 190,356 214,332 237,311 261,290 285,272 308,254 332,237 356,221 380,206 403,192 427,179 451,166 475,154 498,143 522,132 546,121 569,111 593,102 618,93 641,85 665,78 689,70 713,63 736,56 760,50 784,44 807,39 831,34 855,30 878,25 902,21 926,18 950,14 973,11 997,9 1021,7 1044,5 1068,3 1092,2 1116,1 1139,0 1163,0 1187,0 1210,0 1234,1 1258,2 1282,3 1305,5 1329,7 1353,9 1376,11 1400,14 1424,18 1448,21 1471,25 1495,30 1519,34 1542,39 1566,44 1590,50 1613,56 1637,63 1661,70 1685,78 1708,85 1732,93 1756,102 1779,111 1803,121 1827,132 1850,143 1874,154 1898,166 1922,179 1945,192 1969,206 1993,221 2017,237 2040,254 2064,272 2088,290 2111,311 2135,332 2159,356 2182,381 2206,409 2230,440 2254,474 2277,514 2301,562 2325,627 2349,783 2325,940 2301,1003 2277,1052 2254,1091 2230,1126 2206,1157 2182,1184 2159,1210 2135,1233 2111,1255 2088,1275 2064,1294 2040,1312 2017,1328 1993,1344 1969,1359 1945,1373 1922,1387 1898,1399 1874,1411 1850,1423 1827,1434 1803,1444 1779,1454 1756,1463 1732,1472 1708,1480 1685,1488 1661,1495 1637,1502 1613,1509 1590,1515 1566,1521 1542,1526 1519,1531 1495,1536 1471,1540 1448,1544 1424,1548 1400,1551 1376,1554 1353,1557 1329,1559 1305,1561 1282,1562 1258,1564 1234,1564 1210,1565 1187,1566 1163,1566 1139,1565 1116,1564 1092,1564 1068,1562 1044,1561 1021,1559 997,1557 973,1554 950,1551 926,1548 902,1544 878,1540 855,1536 831,1531 807,1526 784,1521 760,1515 736,1509 713,1502 689,1495 665,1488 641,1480 618,1472 593,1463 569,1454 546,1444 522,1434 498,1423 475,1411 451,1399 427,1387 403,1373 380,1359 356,1344 332,1328 308,1312 285,1294 261,1275 237,1255 214,1233 190,1210 166,1184 143,1157 119,1126 95,1091 71,1052 48,1003 24,940">
          <text:p/>
        </draw:polygon>
        <draw:polyline draw:style-name="gr2" draw:layer="layout" svg:width="2.348cm" svg:height="1.565cm" svg:x="4.093cm" svg:y="7.223cm" svg:viewBox="0 0 2349 1566" draw:points="0,783 24,627 48,562 71,514 95,474 119,440 143,409 166,381 190,356 214,332 237,311 261,290 285,272 308,254 332,237 356,221 380,206 403,192 427,179 451,166 475,154 498,143 522,132 546,121 569,111 593,102 618,93 641,85 665,78 689,70 713,63 736,56 760,50 784,44 807,39 831,34 855,30 878,25 902,21 926,18 950,14 973,11 997,9 1021,7 1044,5 1068,3 1092,2 1116,1 1139,0 1163,0 1187,0 1210,0 1234,1 1258,2 1282,3 1305,5 1329,7 1353,9 1376,11 1400,14 1424,18 1448,21 1471,25 1495,30 1519,34 1542,39 1566,44 1590,50 1613,56 1637,63 1661,70 1685,78 1708,85 1732,93 1756,102 1779,111 1803,121 1827,132 1850,143 1874,154 1898,166 1922,179 1945,192 1969,206 1993,221 2017,237 2040,254 2064,272 2088,290 2111,311 2135,332 2159,356 2182,381 2206,409 2230,440 2254,474 2277,514 2301,562 2325,627 2349,783 2325,940 2301,1003 2277,1052 2254,1091 2230,1126 2206,1157 2182,1184 2159,1210 2135,1233 2111,1255 2088,1275 2064,1294 2040,1312 2017,1328 1993,1344 1969,1359 1945,1373 1922,1387 1898,1399 1874,1411 1850,1423 1827,1434 1803,1444 1779,1454 1756,1463 1732,1472 1708,1480 1685,1488 1661,1495 1637,1502 1613,1509 1590,1515 1566,1521 1542,1526 1519,1531 1495,1536 1471,1540 1448,1544 1424,1548 1400,1551 1376,1554 1353,1557 1329,1559 1305,1561 1282,1562 1258,1564 1234,1564 1210,1565 1187,1566 1163,1566 1139,1565 1116,1564 1092,1564 1068,1562 1044,1561 1021,1559 997,1557 973,1554 950,1551 926,1548 902,1544 878,1540 855,1536 831,1531 807,1526 784,1521 760,1515 736,1509 713,1502 689,1495 665,1488 641,1480 618,1472 593,1463 569,1454 546,1444 522,1434 498,1423 475,1411 451,1399 427,1387 403,1373 380,1359 356,1344 332,1328 308,1312 285,1294 261,1275 237,1255 214,1233 190,1210 166,1184 143,1157 119,1126 95,1091 71,1052 48,1003 24,940 0,783">
          <text:p/>
        </draw:polyline>
        <draw:frame draw:style-name="gr187" draw:layer="layout" svg:width="0.772cm" svg:height="0.268cm" svg:x="19.706cm" svg:y="5.176cm">
          <draw:text-box>
            <text:p text:style-name="P1"><text:span text:style-name="T5">48 / 287</text:span></text:p>
          </draw:text-box>
        </draw:frame>
        <draw:frame draw:style-name="gr185" draw:layer="layout" svg:width="1.221cm" svg:height="0.268cm" svg:x="4.661cm" svg:y="7.553cm">
          <draw:text-box>
            <text:p text:style-name="P1"><text:span text:style-name="T5">GO:0016491</text:span></text:p>
          </draw:text-box>
        </draw:frame>
        <draw:frame draw:style-name="gr264" draw:layer="layout" svg:width="2.119cm" svg:height="0.268cm" svg:x="4.217cm" svg:y="7.804cm">
          <draw:text-box>
            <text:p text:style-name="P1"><text:span text:style-name="T5">oxidoreductase activ...</text:span></text:p>
          </draw:text-box>
        </draw:frame>
        <draw:frame draw:style-name="gr187" draw:layer="layout" svg:width="0.772cm" svg:height="0.268cm" svg:x="4.884cm" svg:y="8.055cm">
          <draw:text-box>
            <text:p text:style-name="P1"><text:span text:style-name="T5">0.29735</text:span></text:p>
          </draw:text-box>
        </draw:frame>
        <draw:polygon draw:style-name="gr265" draw:layer="layout" svg:width="2.347cm" svg:height="1.565cm" svg:x="4.093cm" svg:y="10.352cm" svg:viewBox="0 0 2348 1566" draw:points="0,1566 2348,1566 2348,0 0,0">
          <text:p/>
        </draw:polygon>
        <draw:frame draw:style-name="gr199" draw:layer="layout" svg:width="0.535cm" svg:height="0.268cm" svg:x="5.002cm" svg:y="8.306cm">
          <draw:text-box>
            <text:p text:style-name="P1"><text:span text:style-name="T5">7 / 34</text:span></text:p>
          </draw:text-box>
        </draw:frame>
        <draw:frame draw:style-name="gr185" draw:layer="layout" svg:width="1.221cm" svg:height="0.268cm" svg:x="4.661cm" svg:y="10.682cm">
          <draw:text-box>
            <text:p text:style-name="P1"><text:span text:style-name="T5">GO:0016705</text:span></text:p>
          </draw:text-box>
        </draw:frame>
        <draw:frame draw:style-name="gr264" draw:layer="layout" svg:width="2.119cm" svg:height="0.268cm" svg:x="4.217cm" svg:y="10.933cm">
          <draw:text-box>
            <text:p text:style-name="P1"><text:span text:style-name="T5">oxidoreductase activ...</text:span></text:p>
          </draw:text-box>
        </draw:frame>
        <draw:frame draw:style-name="gr187" draw:layer="layout" svg:width="0.772cm" svg:height="0.268cm" svg:x="4.884cm" svg:y="11.184cm">
          <draw:text-box>
            <text:p text:style-name="P1"><text:span text:style-name="T5">0.01415</text:span></text:p>
          </draw:text-box>
        </draw:frame>
        <draw:polygon draw:style-name="gr265" draw:layer="layout" svg:width="2.347cm" svg:height="1.565cm" svg:x="4.093cm" svg:y="13.482cm" svg:viewBox="0 0 2348 1566" draw:points="0,1566 2348,1566 2348,0 0,0">
          <text:p/>
        </draw:polygon>
        <draw:frame draw:style-name="gr188" draw:layer="layout" svg:width="0.417cm" svg:height="0.268cm" svg:x="5.061cm" svg:y="11.435cm">
          <draw:text-box>
            <text:p text:style-name="P1"><text:span text:style-name="T5">3 / 4</text:span></text:p>
          </draw:text-box>
        </draw:frame>
        <draw:frame draw:style-name="gr185" draw:layer="layout" svg:width="1.221cm" svg:height="0.268cm" svg:x="4.661cm" svg:y="13.812cm">
          <draw:text-box>
            <text:p text:style-name="P1"><text:span text:style-name="T5">GO:0016706</text:span></text:p>
          </draw:text-box>
        </draw:frame>
        <draw:frame draw:style-name="gr264" draw:layer="layout" svg:width="2.119cm" svg:height="0.268cm" svg:x="4.217cm" svg:y="14.063cm">
          <draw:text-box>
            <text:p text:style-name="P1"><text:span text:style-name="T5">oxidoreductase activ...</text:span></text:p>
          </draw:text-box>
        </draw:frame>
        <draw:frame draw:style-name="gr187" draw:layer="layout" svg:width="0.772cm" svg:height="0.268cm" svg:x="4.884cm" svg:y="14.314cm">
          <draw:text-box>
            <text:p text:style-name="P1"><text:span text:style-name="T5">0.00400</text:span></text:p>
          </draw:text-box>
        </draw:frame>
        <draw:polygon draw:style-name="gr1" draw:layer="layout" svg:width="2.348cm" svg:height="1.565cm" svg:x="9.048cm" svg:y="7.223cm" svg:viewBox="0 0 2349 1566" draw:points="0,783 24,627 48,562 72,514 95,474 119,440 143,409 166,381 190,356 214,332 237,311 261,290 285,272 309,254 332,237 357,221 381,206 404,192 428,179 452,166 475,154 499,143 523,132 547,121 570,111 594,102 618,93 642,85 665,78 689,70 713,63 736,56 760,50 784,44 807,39 831,34 855,30 879,25 902,21 926,18 950,14 974,11 997,9 1021,7 1044,5 1068,3 1092,2 1116,1 1139,0 1163,0 1187,0 1211,0 1234,1 1258,2 1281,3 1305,5 1329,7 1353,9 1376,11 1400,14 1424,18 1448,21 1471,25 1495,30 1519,34 1543,39 1566,44 1590,50 1613,56 1637,63 1661,70 1685,78 1708,85 1732,93 1756,102 1780,111 1803,121 1827,132 1851,143 1875,154 1898,166 1922,179 1945,192 1969,206 1993,221 2017,237 2040,254 2064,272 2088,290 2112,311 2135,332 2159,356 2182,381 2206,409 2230,440 2254,474 2277,514 2301,562 2325,627 2349,783 2325,940 2301,1003 2277,1052 2254,1091 2230,1126 2206,1157 2182,1184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4 1211,1565 1187,1566 1163,1566 1139,1565 1116,1564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4 143,1157 119,1126 95,1091 72,1052 48,1003 24,940">
          <text:p/>
        </draw:polygon>
        <draw:polyline draw:style-name="gr2" draw:layer="layout" svg:width="2.348cm" svg:height="1.565cm" svg:x="9.048cm" svg:y="7.223cm" svg:viewBox="0 0 2349 1566" draw:points="0,783 24,627 48,562 72,514 95,474 119,440 143,409 166,381 190,356 214,332 237,311 261,290 285,272 309,254 332,237 357,221 381,206 404,192 428,179 452,166 475,154 499,143 523,132 547,121 570,111 594,102 618,93 642,85 665,78 689,70 713,63 736,56 760,50 784,44 807,39 831,34 855,30 879,25 902,21 926,18 950,14 974,11 997,9 1021,7 1044,5 1068,3 1092,2 1116,1 1139,0 1163,0 1187,0 1211,0 1234,1 1258,2 1281,3 1305,5 1329,7 1353,9 1376,11 1400,14 1424,18 1448,21 1471,25 1495,30 1519,34 1543,39 1566,44 1590,50 1613,56 1637,63 1661,70 1685,78 1708,85 1732,93 1756,102 1780,111 1803,121 1827,132 1851,143 1875,154 1898,166 1922,179 1945,192 1969,206 1993,221 2017,237 2040,254 2064,272 2088,290 2112,311 2135,332 2159,356 2182,381 2206,409 2230,440 2254,474 2277,514 2301,562 2325,627 2349,783 2325,940 2301,1003 2277,1052 2254,1091 2230,1126 2206,1157 2182,1184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4 1211,1565 1187,1566 1163,1566 1139,1565 1116,1564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4 143,1157 119,1126 95,1091 72,1052 48,1003 24,940 0,783">
          <text:p/>
        </draw:polyline>
        <draw:frame draw:style-name="gr188" draw:layer="layout" svg:width="0.417cm" svg:height="0.268cm" svg:x="5.061cm" svg:y="14.565cm">
          <draw:text-box>
            <text:p text:style-name="P1"><text:span text:style-name="T5">3 / 3</text:span></text:p>
          </draw:text-box>
        </draw:frame>
        <draw:frame draw:style-name="gr185" draw:layer="layout" svg:width="1.221cm" svg:height="0.268cm" svg:x="9.616cm" svg:y="7.553cm">
          <draw:text-box>
            <text:p text:style-name="P1"><text:span text:style-name="T5">GO:0016740</text:span></text:p>
          </draw:text-box>
        </draw:frame>
        <draw:frame draw:style-name="gr198" draw:layer="layout" svg:width="1.776cm" svg:height="0.268cm" svg:x="9.345cm" svg:y="7.804cm">
          <draw:text-box>
            <text:p text:style-name="P1"><text:span text:style-name="T5">transferase activity</text:span></text:p>
          </draw:text-box>
        </draw:frame>
        <draw:frame draw:style-name="gr187" draw:layer="layout" svg:width="0.772cm" svg:height="0.268cm" svg:x="9.84cm" svg:y="8.055cm">
          <draw:text-box>
            <text:p text:style-name="P1"><text:span text:style-name="T5">0.12061</text:span></text:p>
          </draw:text-box>
        </draw:frame>
        <draw:polygon draw:style-name="gr1" draw:layer="layout" svg:width="2.348cm" svg:height="1.565cm" svg:x="9.048cm" svg:y="10.352cm" svg:viewBox="0 0 2349 1566" draw:points="0,784 24,627 48,562 72,514 95,475 119,440 143,409 166,381 190,356 214,333 237,311 261,291 285,272 309,254 332,238 357,222 381,207 404,193 428,179 452,167 475,155 499,143 523,132 547,122 570,112 594,103 618,94 642,86 665,78 689,71 713,64 736,57 760,51 784,45 807,40 831,35 855,30 879,26 902,22 926,18 950,15 974,12 997,9 1021,7 1044,5 1068,4 1092,2 1116,1 1139,1 1163,0 1187,0 1211,1 1234,1 1258,2 1281,4 1305,5 1329,7 1353,9 1376,12 1400,15 1424,18 1448,22 1471,26 1495,30 1519,35 1543,40 1566,45 1590,51 1613,57 1637,64 1661,71 1685,78 1708,86 1732,94 1756,103 1780,112 1803,122 1827,132 1851,143 1875,155 1898,167 1922,179 1945,193 1969,207 1993,222 2017,238 2040,254 2064,272 2088,291 2112,311 2135,333 2159,356 2182,381 2206,409 2230,440 2254,475 2277,514 2301,562 2325,627 2349,784 2325,940 2301,1004 2277,1052 2254,1092 2230,1126 2206,1157 2182,1185 2159,1210 2135,1234 2112,1255 2088,1275 2064,1294 2040,1312 2017,1329 1993,1345 1969,1360 1945,1374 1922,1387 1898,1400 1875,1412 1851,1424 1827,1434 1803,1445 1780,1454 1756,1464 1732,1472 1708,1481 1685,1488 1661,1496 1637,1503 1613,1510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10 713,1503 689,1496 665,1488 642,1481 618,1472 594,1464 570,1454 547,1445 523,1434 499,1424 475,1412 452,1400 428,1387 404,1374 381,1360 357,1345 332,1329 309,1312 285,1294 261,1275 237,1255 214,1234 190,1210 166,1185 143,1157 119,1126 95,1092 72,1052 48,1004 24,940">
          <text:p/>
        </draw:polygon>
        <draw:polyline draw:style-name="gr2" draw:layer="layout" svg:width="2.348cm" svg:height="1.565cm" svg:x="9.048cm" svg:y="10.352cm" svg:viewBox="0 0 2349 1566" draw:points="0,784 24,627 48,562 72,514 95,475 119,440 143,409 166,381 190,356 214,333 237,311 261,291 285,272 309,254 332,238 357,222 381,207 404,193 428,179 452,167 475,155 499,143 523,132 547,122 570,112 594,103 618,94 642,86 665,78 689,71 713,64 736,57 760,51 784,45 807,40 831,35 855,30 879,26 902,22 926,18 950,15 974,12 997,9 1021,7 1044,5 1068,4 1092,2 1116,1 1139,1 1163,0 1187,0 1211,1 1234,1 1258,2 1281,4 1305,5 1329,7 1353,9 1376,12 1400,15 1424,18 1448,22 1471,26 1495,30 1519,35 1543,40 1566,45 1590,51 1613,57 1637,64 1661,71 1685,78 1708,86 1732,94 1756,103 1780,112 1803,122 1827,132 1851,143 1875,155 1898,167 1922,179 1945,193 1969,207 1993,222 2017,238 2040,254 2064,272 2088,291 2112,311 2135,333 2159,356 2182,381 2206,409 2230,440 2254,475 2277,514 2301,562 2325,627 2349,784 2325,940 2301,1004 2277,1052 2254,1092 2230,1126 2206,1157 2182,1185 2159,1210 2135,1234 2112,1255 2088,1275 2064,1294 2040,1312 2017,1329 1993,1345 1969,1360 1945,1374 1922,1387 1898,1400 1875,1412 1851,1424 1827,1434 1803,1445 1780,1454 1756,1464 1732,1472 1708,1481 1685,1488 1661,1496 1637,1503 1613,1510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10 713,1503 689,1496 665,1488 642,1481 618,1472 594,1464 570,1454 547,1445 523,1434 499,1424 475,1412 452,1400 428,1387 404,1374 381,1360 357,1345 332,1329 309,1312 285,1294 261,1275 237,1255 214,1234 190,1210 166,1185 143,1157 119,1126 95,1092 72,1052 48,1004 24,940 0,784">
          <text:p/>
        </draw:polyline>
        <draw:frame draw:style-name="gr199" draw:layer="layout" svg:width="0.535cm" svg:height="0.268cm" svg:x="9.957cm" svg:y="8.306cm">
          <draw:text-box>
            <text:p text:style-name="P1"><text:span text:style-name="T5">8 / 32</text:span></text:p>
          </draw:text-box>
        </draw:frame>
        <draw:frame draw:style-name="gr185" draw:layer="layout" svg:width="1.221cm" svg:height="0.268cm" svg:x="9.616cm" svg:y="10.682cm">
          <draw:text-box>
            <text:p text:style-name="P1"><text:span text:style-name="T5">GO:0016746</text:span></text:p>
          </draw:text-box>
        </draw:frame>
        <draw:frame draw:style-name="gr200" draw:layer="layout" svg:width="1.954cm" svg:height="0.268cm" svg:x="9.257cm" svg:y="10.933cm">
          <draw:text-box>
            <text:p text:style-name="P1"><text:span text:style-name="T5">transferase activity...</text:span></text:p>
          </draw:text-box>
        </draw:frame>
        <draw:frame draw:style-name="gr187" draw:layer="layout" svg:width="0.772cm" svg:height="0.268cm" svg:x="9.84cm" svg:y="11.184cm">
          <draw:text-box>
            <text:p text:style-name="P1"><text:span text:style-name="T5">0.12256</text:span></text:p>
          </draw:text-box>
        </draw:frame>
        <draw:polygon draw:style-name="gr1" draw:layer="layout" svg:width="2.348cm" svg:height="1.565cm" svg:x="9.048cm" svg:y="13.482cm" svg:viewBox="0 0 2349 1566" draw:points="0,783 24,627 48,562 72,514 95,474 119,440 143,409 166,381 190,356 214,332 237,311 261,291 285,272 309,254 332,237 357,221 381,206 404,192 428,179 452,166 475,154 499,142 523,132 547,121 570,112 594,102 618,94 642,85 665,78 689,70 713,63 736,56 760,50 784,45 807,39 831,34 855,30 879,25 902,21 926,18 950,14 974,12 997,9 1021,7 1044,5 1068,3 1092,2 1116,1 1139,0 1163,0 1187,0 1211,0 1234,1 1258,2 1281,3 1305,5 1329,7 1353,9 1376,12 1400,14 1424,18 1448,21 1471,25 1495,30 1519,34 1543,39 1566,45 1590,50 1613,56 1637,63 1661,70 1685,78 1708,85 1732,94 1756,102 1780,112 1803,121 1827,132 1851,142 1875,154 1898,166 1922,179 1945,192 1969,206 1993,221 2017,237 2040,254 2064,272 2088,291 2112,311 2135,332 2159,356 2182,381 2206,409 2230,440 2254,474 2277,514 2301,562 2325,627 2349,783 2325,940 2301,1004 2277,1052 2254,1091 2230,1126 2206,1157 2182,1185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5 1211,1565 1187,1566 1163,1566 1139,1565 1116,1565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5 143,1157 119,1126 95,1091 72,1052 48,1004 24,940">
          <text:p/>
        </draw:polygon>
        <draw:polyline draw:style-name="gr2" draw:layer="layout" svg:width="2.348cm" svg:height="1.565cm" svg:x="9.048cm" svg:y="13.482cm" svg:viewBox="0 0 2349 1566" draw:points="0,783 24,627 48,562 72,514 95,474 119,440 143,409 166,381 190,356 214,332 237,311 261,291 285,272 309,254 332,237 357,221 381,206 404,192 428,179 452,166 475,154 499,142 523,132 547,121 570,112 594,102 618,94 642,85 665,78 689,70 713,63 736,56 760,50 784,45 807,39 831,34 855,30 879,25 902,21 926,18 950,14 974,12 997,9 1021,7 1044,5 1068,3 1092,2 1116,1 1139,0 1163,0 1187,0 1211,0 1234,1 1258,2 1281,3 1305,5 1329,7 1353,9 1376,12 1400,14 1424,18 1448,21 1471,25 1495,30 1519,34 1543,39 1566,45 1590,50 1613,56 1637,63 1661,70 1685,78 1708,85 1732,94 1756,102 1780,112 1803,121 1827,132 1851,142 1875,154 1898,166 1922,179 1945,192 1969,206 1993,221 2017,237 2040,254 2064,272 2088,291 2112,311 2135,332 2159,356 2182,381 2206,409 2230,440 2254,474 2277,514 2301,562 2325,627 2349,783 2325,940 2301,1004 2277,1052 2254,1091 2230,1126 2206,1157 2182,1185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5 1211,1565 1187,1566 1163,1566 1139,1565 1116,1565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5 143,1157 119,1126 95,1091 72,1052 48,1004 24,940 0,783">
          <text:p/>
        </draw:polyline>
        <draw:frame draw:style-name="gr188" draw:layer="layout" svg:width="0.417cm" svg:height="0.268cm" svg:x="10.016cm" svg:y="11.435cm">
          <draw:text-box>
            <text:p text:style-name="P1"><text:span text:style-name="T5">3 / 8</text:span></text:p>
          </draw:text-box>
        </draw:frame>
        <draw:frame draw:style-name="gr185" draw:layer="layout" svg:width="1.221cm" svg:height="0.268cm" svg:x="9.616cm" svg:y="13.812cm">
          <draw:text-box>
            <text:p text:style-name="P1"><text:span text:style-name="T5">GO:0016755</text:span></text:p>
          </draw:text-box>
        </draw:frame>
        <draw:frame draw:style-name="gr200" draw:layer="layout" svg:width="1.954cm" svg:height="0.268cm" svg:x="9.257cm" svg:y="14.063cm">
          <draw:text-box>
            <text:p text:style-name="P1"><text:span text:style-name="T5">transferase activity...</text:span></text:p>
          </draw:text-box>
        </draw:frame>
        <draw:frame draw:style-name="gr187" draw:layer="layout" svg:width="0.772cm" svg:height="0.268cm" svg:x="9.84cm" svg:y="14.314cm">
          <draw:text-box>
            <text:p text:style-name="P1"><text:span text:style-name="T5">0.12356</text:span></text:p>
          </draw:text-box>
        </draw:frame>
        <draw:polygon draw:style-name="gr9" draw:layer="layout" svg:width="2.347cm" svg:height="1.565cm" svg:x="16.481cm" svg:y="10.352cm" svg:viewBox="0 0 2348 1566" draw:points="0,784 24,627 48,562 71,514 95,475 118,440 142,409 166,381 190,356 213,333 237,311 261,291 285,272 308,254 332,238 356,222 380,207 403,193 427,179 450,167 474,155 498,143 522,132 545,122 569,112 593,103 617,94 640,86 664,78 687,71 711,64 735,57 759,51 782,45 806,40 830,35 854,30 877,26 901,22 925,18 948,15 972,12 996,9 1019,7 1043,5 1067,4 1091,2 1114,1 1138,1 1162,0 1186,0 1209,1 1233,1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1 2205,409 2229,440 2252,475 2276,514 2301,562 2324,627 2348,784 2324,940 2301,1004 2276,1052 2252,1092 2229,1126 2205,1157 2181,1185 2158,1210 2134,1234 2110,1255 2086,1275 2063,1294 2039,1312 2015,1329 1992,1345 1968,1360 1944,1374 1920,1387 1897,1400 1873,1412 1849,1424 1826,1434 1802,1445 1778,1454 1754,1464 1731,1472 1707,1481 1683,1488 1660,1496 1636,1503 1612,1510 1588,1516 1565,1521 1541,1527 1517,1532 1494,1536 1470,1541 1446,1545 1423,1548 1399,1552 1375,1554 1351,1557 1328,1559 1304,1561 1280,1563 1257,1564 1233,1565 1209,1566 1186,1566 1162,1566 1138,1566 1114,1565 1091,1564 1067,1563 1043,1561 1019,1559 996,1557 972,1554 948,1552 925,1548 901,1545 877,1541 854,1536 830,1532 806,1527 782,1521 759,1516 735,1510 711,1503 687,1496 664,1488 640,1481 617,1472 593,1464 569,1454 545,1445 522,1434 498,1424 474,1412 450,1400 427,1387 403,1374 380,1360 356,1345 332,1329 308,1312 285,1294 261,1275 237,1255 213,1234 190,1210 166,1185 142,1157 118,1126 95,1092 71,1052 48,1004 24,940">
          <text:p/>
        </draw:polygon>
        <draw:polyline draw:style-name="gr2" draw:layer="layout" svg:width="2.347cm" svg:height="1.565cm" svg:x="16.481cm" svg:y="10.352cm" svg:viewBox="0 0 2348 1566" draw:points="0,784 24,627 48,562 71,514 95,475 118,440 142,409 166,381 190,356 213,333 237,311 261,291 285,272 308,254 332,238 356,222 380,207 403,193 427,179 450,167 474,155 498,143 522,132 545,122 569,112 593,103 617,94 640,86 664,78 687,71 711,64 735,57 759,51 782,45 806,40 830,35 854,30 877,26 901,22 925,18 948,15 972,12 996,9 1019,7 1043,5 1067,4 1091,2 1114,1 1138,1 1162,0 1186,0 1209,1 1233,1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1 2205,409 2229,440 2252,475 2276,514 2301,562 2324,627 2348,784 2324,940 2301,1004 2276,1052 2252,1092 2229,1126 2205,1157 2181,1185 2158,1210 2134,1234 2110,1255 2086,1275 2063,1294 2039,1312 2015,1329 1992,1345 1968,1360 1944,1374 1920,1387 1897,1400 1873,1412 1849,1424 1826,1434 1802,1445 1778,1454 1754,1464 1731,1472 1707,1481 1683,1488 1660,1496 1636,1503 1612,1510 1588,1516 1565,1521 1541,1527 1517,1532 1494,1536 1470,1541 1446,1545 1423,1548 1399,1552 1375,1554 1351,1557 1328,1559 1304,1561 1280,1563 1257,1564 1233,1565 1209,1566 1186,1566 1162,1566 1138,1566 1114,1565 1091,1564 1067,1563 1043,1561 1019,1559 996,1557 972,1554 948,1552 925,1548 901,1545 877,1541 854,1536 830,1532 806,1527 782,1521 759,1516 735,1510 711,1503 687,1496 664,1488 640,1481 617,1472 593,1464 569,1454 545,1445 522,1434 498,1424 474,1412 450,1400 427,1387 403,1374 380,1360 356,1345 332,1329 308,1312 285,1294 261,1275 237,1255 213,1234 190,1210 166,1185 142,1157 118,1126 95,1092 71,1052 48,1004 24,940 0,784">
          <text:p/>
        </draw:polyline>
        <draw:frame draw:style-name="gr188" draw:layer="layout" svg:width="0.417cm" svg:height="0.268cm" svg:x="10.016cm" svg:y="14.565cm">
          <draw:text-box>
            <text:p text:style-name="P1"><text:span text:style-name="T5">2 / 4</text:span></text:p>
          </draw:text-box>
        </draw:frame>
        <draw:frame draw:style-name="gr185" draw:layer="layout" svg:width="1.221cm" svg:height="0.268cm" svg:x="17.049cm" svg:y="10.682cm">
          <draw:text-box>
            <text:p text:style-name="P1"><text:span text:style-name="T5">GO:0017076</text:span></text:p>
          </draw:text-box>
        </draw:frame>
        <draw:frame draw:style-name="gr266" draw:layer="layout" svg:width="2.026cm" svg:height="0.268cm" svg:x="16.648cm" svg:y="10.933cm">
          <draw:text-box>
            <text:p text:style-name="P1"><text:span text:style-name="T5">purine nucleotide bi...</text:span></text:p>
          </draw:text-box>
        </draw:frame>
        <draw:frame draw:style-name="gr187" draw:layer="layout" svg:width="0.772cm" svg:height="0.268cm" svg:x="17.272cm" svg:y="11.184cm">
          <draw:text-box>
            <text:p text:style-name="P1"><text:span text:style-name="T5">0.54239</text:span></text:p>
          </draw:text-box>
        </draw:frame>
        <draw:polygon draw:style-name="gr259" draw:layer="layout" svg:width="2.347cm" svg:height="1.565cm" svg:x="1.616cm" svg:y="19.741cm" svg:viewBox="0 0 2348 1566" draw:points="0,1566 2348,1566 2348,0 0,0">
          <text:p/>
        </draw:polygon>
        <draw:frame draw:style-name="gr199" draw:layer="layout" svg:width="0.535cm" svg:height="0.268cm" svg:x="17.39cm" svg:y="11.435cm">
          <draw:text-box>
            <text:p text:style-name="P1"><text:span text:style-name="T5">6 / 36</text:span></text:p>
          </draw:text-box>
        </draw:frame>
        <draw:frame draw:style-name="gr185" draw:layer="layout" svg:width="1.221cm" svg:height="0.268cm" svg:x="2.183cm" svg:y="20.071cm">
          <draw:text-box>
            <text:p text:style-name="P1"><text:span text:style-name="T5">GO:0019798</text:span></text:p>
          </draw:text-box>
        </draw:frame>
        <draw:frame draw:style-name="gr262" draw:layer="layout" svg:width="2.102cm" svg:height="0.268cm" svg:x="1.745cm" svg:y="20.322cm">
          <draw:text-box>
            <text:p text:style-name="P1"><text:span text:style-name="T5">procollagen−proline ...</text:span></text:p>
          </draw:text-box>
        </draw:frame>
        <draw:frame draw:style-name="gr187" draw:layer="layout" svg:width="0.772cm" svg:height="0.268cm" svg:x="2.407cm" svg:y="20.573cm">
          <draw:text-box>
            <text:p text:style-name="P1"><text:span text:style-name="T5">0.02562</text:span></text:p>
          </draw:text-box>
        </draw:frame>
        <draw:polygon draw:style-name="gr9" draw:layer="layout" svg:width="2.347cm" svg:height="1.565cm" svg:x="16.481cm" svg:y="13.482cm" svg:viewBox="0 0 2348 1566" draw:points="0,783 24,627 48,562 71,514 95,474 118,440 142,409 166,381 190,356 213,332 237,311 261,291 285,272 308,254 332,237 356,221 380,206 403,192 427,179 450,166 474,154 498,142 522,132 545,121 569,112 593,102 617,94 640,85 664,78 687,70 711,63 735,56 759,50 782,45 806,39 830,34 854,30 877,25 901,21 925,18 948,14 972,12 996,9 1019,7 1043,5 1067,3 1091,2 1114,1 1138,0 1162,0 1186,0 1209,0 1233,1 1257,2 1280,3 1304,5 1328,7 1351,9 1375,12 1399,14 1423,18 1446,21 1470,25 1494,30 1517,34 1541,39 1565,45 1588,50 1612,56 1636,63 1660,70 1683,78 1707,85 1731,94 1754,102 1778,112 1802,121 1826,132 1849,142 1873,154 1897,166 1920,179 1944,192 1968,206 1992,221 2015,237 2039,254 2063,272 2086,291 2110,311 2134,332 2158,356 2181,381 2205,409 2229,440 2252,474 2276,514 2301,562 2324,627 2348,783 2324,940 2301,1004 2276,1052 2252,1091 2229,1126 2205,1157 2181,1185 2158,1210 2134,1233 2110,1255 2086,1275 2063,1294 2039,1312 2015,1328 1992,1344 1968,1359 1944,1373 1920,1387 1897,1399 1873,1411 1849,1423 1826,1434 1802,1444 1778,1454 1754,1463 1731,1472 1707,1480 1683,1488 1660,1495 1636,1502 1612,1509 1588,1515 1565,1521 1541,1526 1517,1531 1494,1536 1470,1540 1446,1544 1423,1548 1399,1551 1375,1554 1351,1557 1328,1559 1304,1561 1280,1562 1257,1564 1233,1565 1209,1565 1186,1566 1162,1566 1138,1565 1114,1565 1091,1564 1067,1562 1043,1561 1019,1559 996,1557 972,1554 948,1551 925,1548 901,1544 877,1540 854,1536 830,1531 806,1526 782,1521 759,1515 735,1509 711,1502 687,1495 664,1488 640,1480 617,1472 593,1463 569,1454 545,1444 522,1434 498,1423 474,1411 450,1399 427,1387 403,1373 380,1359 356,1344 332,1328 308,1312 285,1294 261,1275 237,1255 213,1233 190,1210 166,1185 142,1157 118,1126 95,1091 71,1052 48,1004 24,940">
          <text:p/>
        </draw:polygon>
        <draw:polyline draw:style-name="gr2" draw:layer="layout" svg:width="2.347cm" svg:height="1.565cm" svg:x="16.481cm" svg:y="13.482cm" svg:viewBox="0 0 2348 1566" draw:points="0,783 24,627 48,562 71,514 95,474 118,440 142,409 166,381 190,356 213,332 237,311 261,291 285,272 308,254 332,237 356,221 380,206 403,192 427,179 450,166 474,154 498,142 522,132 545,121 569,112 593,102 617,94 640,85 664,78 687,70 711,63 735,56 759,50 782,45 806,39 830,34 854,30 877,25 901,21 925,18 948,14 972,12 996,9 1019,7 1043,5 1067,3 1091,2 1114,1 1138,0 1162,0 1186,0 1209,0 1233,1 1257,2 1280,3 1304,5 1328,7 1351,9 1375,12 1399,14 1423,18 1446,21 1470,25 1494,30 1517,34 1541,39 1565,45 1588,50 1612,56 1636,63 1660,70 1683,78 1707,85 1731,94 1754,102 1778,112 1802,121 1826,132 1849,142 1873,154 1897,166 1920,179 1944,192 1968,206 1992,221 2015,237 2039,254 2063,272 2086,291 2110,311 2134,332 2158,356 2181,381 2205,409 2229,440 2252,474 2276,514 2301,562 2324,627 2348,783 2324,940 2301,1004 2276,1052 2252,1091 2229,1126 2205,1157 2181,1185 2158,1210 2134,1233 2110,1255 2086,1275 2063,1294 2039,1312 2015,1328 1992,1344 1968,1359 1944,1373 1920,1387 1897,1399 1873,1411 1849,1423 1826,1434 1802,1444 1778,1454 1754,1463 1731,1472 1707,1480 1683,1488 1660,1495 1636,1502 1612,1509 1588,1515 1565,1521 1541,1526 1517,1531 1494,1536 1470,1540 1446,1544 1423,1548 1399,1551 1375,1554 1351,1557 1328,1559 1304,1561 1280,1562 1257,1564 1233,1565 1209,1565 1186,1566 1162,1566 1138,1565 1114,1565 1091,1564 1067,1562 1043,1561 1019,1559 996,1557 972,1554 948,1551 925,1548 901,1544 877,1540 854,1536 830,1531 806,1526 782,1521 759,1515 735,1509 711,1502 687,1495 664,1488 640,1480 617,1472 593,1463 569,1454 545,1444 522,1434 498,1423 474,1411 450,1399 427,1387 403,1373 380,1359 356,1344 332,1328 308,1312 285,1294 261,1275 237,1255 213,1233 190,1210 166,1185 142,1157 118,1126 95,1091 71,1052 48,1004 24,940 0,783">
          <text:p/>
        </draw:polyline>
        <draw:frame draw:style-name="gr188" draw:layer="layout" svg:width="0.417cm" svg:height="0.268cm" svg:x="2.583cm" svg:y="20.824cm">
          <draw:text-box>
            <text:p text:style-name="P1"><text:span text:style-name="T5">2 / 2</text:span></text:p>
          </draw:text-box>
        </draw:frame>
        <draw:frame draw:style-name="gr185" draw:layer="layout" svg:width="1.221cm" svg:height="0.268cm" svg:x="17.049cm" svg:y="13.812cm">
          <draw:text-box>
            <text:p text:style-name="P1"><text:span text:style-name="T5">GO:0030554</text:span></text:p>
          </draw:text-box>
        </draw:frame>
        <draw:frame draw:style-name="gr267" draw:layer="layout" svg:width="2.059cm" svg:height="0.268cm" svg:x="16.634cm" svg:y="14.063cm">
          <draw:text-box>
            <text:p text:style-name="P1"><text:span text:style-name="T5">adenyl nucleotide bi...</text:span></text:p>
          </draw:text-box>
        </draw:frame>
        <draw:frame draw:style-name="gr187" draw:layer="layout" svg:width="0.772cm" svg:height="0.268cm" svg:x="17.272cm" svg:y="14.314cm">
          <draw:text-box>
            <text:p text:style-name="P1"><text:span text:style-name="T5">0.30576</text:span></text:p>
          </draw:text-box>
        </draw:frame>
        <draw:polygon draw:style-name="gr259" draw:layer="layout" svg:width="2.347cm" svg:height="1.565cm" svg:x="4.093cm" svg:y="16.611cm" svg:viewBox="0 0 2348 1566" draw:points="0,1566 2348,1566 2348,0 0,0">
          <text:p/>
        </draw:polygon>
        <draw:frame draw:style-name="gr199" draw:layer="layout" svg:width="0.535cm" svg:height="0.268cm" svg:x="17.39cm" svg:y="14.565cm">
          <draw:text-box>
            <text:p text:style-name="P1"><text:span text:style-name="T5">5 / 23</text:span></text:p>
          </draw:text-box>
        </draw:frame>
        <draw:frame draw:style-name="gr185" draw:layer="layout" svg:width="1.221cm" svg:height="0.268cm" svg:x="4.661cm" svg:y="16.941cm">
          <draw:text-box>
            <text:p text:style-name="P1"><text:span text:style-name="T5">GO:0031543</text:span></text:p>
          </draw:text-box>
        </draw:frame>
        <draw:frame draw:style-name="gr268" draw:layer="layout" svg:width="2.017cm" svg:height="0.268cm" svg:x="4.268cm" svg:y="17.192cm">
          <draw:text-box>
            <text:p text:style-name="P1"><text:span text:style-name="T5">peptidyl−proline dio...</text:span></text:p>
          </draw:text-box>
        </draw:frame>
        <draw:frame draw:style-name="gr187" draw:layer="layout" svg:width="0.772cm" svg:height="0.268cm" svg:x="4.884cm" svg:y="17.443cm">
          <draw:text-box>
            <text:p text:style-name="P1"><text:span text:style-name="T5">0.02562</text:span></text:p>
          </draw:text-box>
        </draw:frame>
        <draw:polygon draw:style-name="gr259" draw:layer="layout" svg:width="2.347cm" svg:height="1.565cm" svg:x="6.571cm" svg:y="19.741cm" svg:viewBox="0 0 2348 1566" draw:points="0,1566 2348,1566 2348,0 0,0">
          <text:p/>
        </draw:polygon>
        <draw:frame draw:style-name="gr188" draw:layer="layout" svg:width="0.417cm" svg:height="0.268cm" svg:x="5.061cm" svg:y="17.694cm">
          <draw:text-box>
            <text:p text:style-name="P1"><text:span text:style-name="T5">2 / 2</text:span></text:p>
          </draw:text-box>
        </draw:frame>
        <draw:frame draw:style-name="gr185" draw:layer="layout" svg:width="1.221cm" svg:height="0.268cm" svg:x="7.138cm" svg:y="20.071cm">
          <draw:text-box>
            <text:p text:style-name="P1"><text:span text:style-name="T5">GO:0031545</text:span></text:p>
          </draw:text-box>
        </draw:frame>
        <draw:frame draw:style-name="gr269" draw:layer="layout" svg:width="2.093cm" svg:height="0.268cm" svg:x="6.703cm" svg:y="20.322cm">
          <draw:text-box>
            <text:p text:style-name="P1"><text:span text:style-name="T5">peptidyl−proline 4−d...</text:span></text:p>
          </draw:text-box>
        </draw:frame>
        <draw:frame draw:style-name="gr187" draw:layer="layout" svg:width="0.772cm" svg:height="0.268cm" svg:x="7.362cm" svg:y="20.573cm">
          <draw:text-box>
            <text:p text:style-name="P1"><text:span text:style-name="T5">0.02562</text:span></text:p>
          </draw:text-box>
        </draw:frame>
        <draw:polygon draw:style-name="gr9" draw:layer="layout" svg:width="2.347cm" svg:height="1.565cm" svg:x="21.393cm" svg:y="10.352cm" svg:viewBox="0 0 2348 1566" draw:points="0,784 23,627 47,562 71,514 95,475 118,440 142,409 165,381 189,356 213,333 237,311 260,291 284,272 308,254 332,238 355,222 379,207 403,193 427,179 450,167 474,155 497,143 521,132 545,122 569,112 592,103 616,94 640,86 664,78 687,71 711,64 734,57 758,51 782,45 806,40 829,35 853,30 877,26 901,22 924,18 948,15 972,12 996,9 1019,7 1043,5 1066,4 1090,2 1114,1 1138,1 1161,0 1185,0 1209,1 1233,1 1256,2 1280,4 1304,5 1327,7 1351,9 1375,12 1398,15 1422,18 1446,22 1470,26 1493,30 1517,35 1541,40 1565,45 1588,51 1612,57 1635,64 1659,71 1683,78 1707,86 1730,94 1754,103 1778,112 1802,122 1825,132 1849,143 1873,155 1896,167 1920,179 1944,193 1967,207 1991,222 2015,238 2039,254 2062,272 2087,291 2111,311 2134,333 2158,356 2182,381 2206,409 2229,440 2253,475 2277,514 2300,562 2324,627 2348,784 2324,940 2300,1004 2277,1052 2253,1092 2229,1126 2206,1157 2182,1185 2158,1210 2134,1234 2111,1255 2087,1275 2062,1294 2039,1312 2015,1329 1991,1345 1967,1360 1944,1374 1920,1387 1896,1400 1873,1412 1849,1424 1825,1434 1802,1445 1778,1454 1754,1464 1730,1472 1707,1481 1683,1488 1659,1496 1635,1503 1612,1510 1588,1516 1565,1521 1541,1527 1517,1532 1493,1536 1470,1541 1446,1545 1422,1548 1398,1552 1375,1554 1351,1557 1327,1559 1304,1561 1280,1563 1256,1564 1233,1565 1209,1566 1185,1566 1161,1566 1138,1566 1114,1565 1090,1564 1066,1563 1043,1561 1019,1559 996,1557 972,1554 948,1552 924,1548 901,1545 877,1541 853,1536 829,1532 806,1527 782,1521 758,1516 734,1510 711,1503 687,1496 664,1488 640,1481 616,1472 592,1464 569,1454 545,1445 521,1434 497,1424 474,1412 450,1400 427,1387 403,1374 379,1360 355,1345 332,1329 308,1312 284,1294 260,1275 237,1255 213,1234 189,1210 165,1185 142,1157 118,1126 95,1092 71,1052 47,1004 23,940">
          <text:p/>
        </draw:polygon>
        <draw:polyline draw:style-name="gr2" draw:layer="layout" svg:width="2.347cm" svg:height="1.565cm" svg:x="21.393cm" svg:y="10.352cm" svg:viewBox="0 0 2348 1566" draw:points="0,784 23,627 47,562 71,514 95,475 118,440 142,409 165,381 189,356 213,333 237,311 260,291 284,272 308,254 332,238 355,222 379,207 403,193 427,179 450,167 474,155 497,143 521,132 545,122 569,112 592,103 616,94 640,86 664,78 687,71 711,64 734,57 758,51 782,45 806,40 829,35 853,30 877,26 901,22 924,18 948,15 972,12 996,9 1019,7 1043,5 1066,4 1090,2 1114,1 1138,1 1161,0 1185,0 1209,1 1233,1 1256,2 1280,4 1304,5 1327,7 1351,9 1375,12 1398,15 1422,18 1446,22 1470,26 1493,30 1517,35 1541,40 1565,45 1588,51 1612,57 1635,64 1659,71 1683,78 1707,86 1730,94 1754,103 1778,112 1802,122 1825,132 1849,143 1873,155 1896,167 1920,179 1944,193 1967,207 1991,222 2015,238 2039,254 2062,272 2087,291 2111,311 2134,333 2158,356 2182,381 2206,409 2229,440 2253,475 2277,514 2300,562 2324,627 2348,784 2324,940 2300,1004 2277,1052 2253,1092 2229,1126 2206,1157 2182,1185 2158,1210 2134,1234 2111,1255 2087,1275 2062,1294 2039,1312 2015,1329 1991,1345 1967,1360 1944,1374 1920,1387 1896,1400 1873,1412 1849,1424 1825,1434 1802,1445 1778,1454 1754,1464 1730,1472 1707,1481 1683,1488 1659,1496 1635,1503 1612,1510 1588,1516 1565,1521 1541,1527 1517,1532 1493,1536 1470,1541 1446,1545 1422,1548 1398,1552 1375,1554 1351,1557 1327,1559 1304,1561 1280,1563 1256,1564 1233,1565 1209,1566 1185,1566 1161,1566 1138,1566 1114,1565 1090,1564 1066,1563 1043,1561 1019,1559 996,1557 972,1554 948,1552 924,1548 901,1545 877,1541 853,1536 829,1532 806,1527 782,1521 758,1516 734,1510 711,1503 687,1496 664,1488 640,1481 616,1472 592,1464 569,1454 545,1445 521,1434 497,1424 474,1412 450,1400 427,1387 403,1374 379,1360 355,1345 332,1329 308,1312 284,1294 260,1275 237,1255 213,1234 189,1210 165,1185 142,1157 118,1126 95,1092 71,1052 47,1004 23,940 0,784">
          <text:p/>
        </draw:polyline>
        <draw:frame draw:style-name="gr188" draw:layer="layout" svg:width="0.417cm" svg:height="0.268cm" svg:x="7.538cm" svg:y="20.824cm">
          <draw:text-box>
            <text:p text:style-name="P1"><text:span text:style-name="T5">2 / 2</text:span></text:p>
          </draw:text-box>
        </draw:frame>
        <draw:frame draw:style-name="gr185" draw:layer="layout" svg:width="1.221cm" svg:height="0.268cm" svg:x="21.96cm" svg:y="10.682cm">
          <draw:text-box>
            <text:p text:style-name="P1"><text:span text:style-name="T5">GO:0032553</text:span></text:p>
          </draw:text-box>
        </draw:frame>
        <draw:frame draw:style-name="gr270" draw:layer="layout" svg:width="2.013cm" svg:height="0.268cm" svg:x="21.566cm" svg:y="10.933cm">
          <draw:text-box>
            <text:p text:style-name="P1"><text:span text:style-name="T5">ribonucleotide bindi...</text:span></text:p>
          </draw:text-box>
        </draw:frame>
        <draw:frame draw:style-name="gr187" draw:layer="layout" svg:width="0.772cm" svg:height="0.268cm" svg:x="22.184cm" svg:y="11.184cm">
          <draw:text-box>
            <text:p text:style-name="P1"><text:span text:style-name="T5">0.70105</text:span></text:p>
          </draw:text-box>
        </draw:frame>
        <draw:polygon draw:style-name="gr9" draw:layer="layout" svg:width="2.347cm" svg:height="1.565cm" svg:x="21.393cm" svg:y="13.482cm" svg:viewBox="0 0 2348 1566" draw:points="0,783 23,627 47,562 71,514 95,474 118,440 142,409 165,381 189,356 213,332 237,311 260,291 284,272 308,254 332,237 355,221 379,206 403,192 427,179 450,166 474,154 497,142 521,132 545,121 569,112 592,102 616,94 640,85 664,78 687,70 711,63 734,56 758,50 782,45 806,39 829,34 853,30 877,25 901,21 924,18 948,14 972,12 996,9 1019,7 1043,5 1066,3 1090,2 1114,1 1138,0 1161,0 1185,0 1209,0 1233,1 1256,2 1280,3 1304,5 1327,7 1351,9 1375,12 1398,14 1422,18 1446,21 1470,25 1493,30 1517,34 1541,39 1565,45 1588,50 1612,56 1635,63 1659,70 1683,78 1707,85 1730,94 1754,102 1778,112 1802,121 1825,132 1849,142 1873,154 1896,166 1920,179 1944,192 1967,206 1991,221 2015,237 2039,254 2062,272 2087,291 2111,311 2134,332 2158,356 2182,381 2206,409 2229,440 2253,474 2277,514 2300,562 2324,627 2348,783 2324,940 2300,1004 2277,1052 2253,1091 2229,1126 2206,1157 2182,1185 2158,1210 2134,1233 2111,1255 2087,1275 2062,1294 2039,1312 2015,1328 1991,1344 1967,1359 1944,1373 1920,1387 1896,1399 1873,1411 1849,1423 1825,1434 1802,1444 1778,1454 1754,1463 1730,1472 1707,1480 1683,1488 1659,1495 1635,1502 1612,1509 1588,1515 1565,1521 1541,1526 1517,1531 1493,1536 1470,1540 1446,1544 1422,1548 1398,1551 1375,1554 1351,1557 1327,1559 1304,1561 1280,1562 1256,1564 1233,1565 1209,1565 1185,1566 1161,1566 1138,1565 1114,1565 1090,1564 1066,1562 1043,1561 1019,1559 996,1557 972,1554 948,1551 924,1548 901,1544 877,1540 853,1536 829,1531 806,1526 782,1521 758,1515 734,1509 711,1502 687,1495 664,1488 640,1480 616,1472 592,1463 569,1454 545,1444 521,1434 497,1423 474,1411 450,1399 427,1387 403,1373 379,1359 355,1344 332,1328 308,1312 284,1294 260,1275 237,1255 213,1233 189,1210 165,1185 142,1157 118,1126 95,1091 71,1052 47,1004 23,940">
          <text:p/>
        </draw:polygon>
        <draw:polyline draw:style-name="gr2" draw:layer="layout" svg:width="2.347cm" svg:height="1.565cm" svg:x="21.393cm" svg:y="13.482cm" svg:viewBox="0 0 2348 1566" draw:points="0,783 23,627 47,562 71,514 95,474 118,440 142,409 165,381 189,356 213,332 237,311 260,291 284,272 308,254 332,237 355,221 379,206 403,192 427,179 450,166 474,154 497,142 521,132 545,121 569,112 592,102 616,94 640,85 664,78 687,70 711,63 734,56 758,50 782,45 806,39 829,34 853,30 877,25 901,21 924,18 948,14 972,12 996,9 1019,7 1043,5 1066,3 1090,2 1114,1 1138,0 1161,0 1185,0 1209,0 1233,1 1256,2 1280,3 1304,5 1327,7 1351,9 1375,12 1398,14 1422,18 1446,21 1470,25 1493,30 1517,34 1541,39 1565,45 1588,50 1612,56 1635,63 1659,70 1683,78 1707,85 1730,94 1754,102 1778,112 1802,121 1825,132 1849,142 1873,154 1896,166 1920,179 1944,192 1967,206 1991,221 2015,237 2039,254 2062,272 2087,291 2111,311 2134,332 2158,356 2182,381 2206,409 2229,440 2253,474 2277,514 2300,562 2324,627 2348,783 2324,940 2300,1004 2277,1052 2253,1091 2229,1126 2206,1157 2182,1185 2158,1210 2134,1233 2111,1255 2087,1275 2062,1294 2039,1312 2015,1328 1991,1344 1967,1359 1944,1373 1920,1387 1896,1399 1873,1411 1849,1423 1825,1434 1802,1444 1778,1454 1754,1463 1730,1472 1707,1480 1683,1488 1659,1495 1635,1502 1612,1509 1588,1515 1565,1521 1541,1526 1517,1531 1493,1536 1470,1540 1446,1544 1422,1548 1398,1551 1375,1554 1351,1557 1327,1559 1304,1561 1280,1562 1256,1564 1233,1565 1209,1565 1185,1566 1161,1566 1138,1565 1114,1565 1090,1564 1066,1562 1043,1561 1019,1559 996,1557 972,1554 948,1551 924,1548 901,1544 877,1540 853,1536 829,1531 806,1526 782,1521 758,1515 734,1509 711,1502 687,1495 664,1488 640,1480 616,1472 592,1463 569,1454 545,1444 521,1434 497,1423 474,1411 450,1399 427,1387 403,1373 379,1359 355,1344 332,1328 308,1312 284,1294 260,1275 237,1255 213,1233 189,1210 165,1185 142,1157 118,1126 95,1091 71,1052 47,1004 23,940 0,783">
          <text:p/>
        </draw:polyline>
        <draw:frame draw:style-name="gr199" draw:layer="layout" svg:width="0.535cm" svg:height="0.268cm" svg:x="22.301cm" svg:y="11.435cm">
          <draw:text-box>
            <text:p text:style-name="P1"><text:span text:style-name="T5">5 / 35</text:span></text:p>
          </draw:text-box>
        </draw:frame>
        <draw:frame draw:style-name="gr185" draw:layer="layout" svg:width="1.221cm" svg:height="0.268cm" svg:x="21.96cm" svg:y="13.812cm">
          <draw:text-box>
            <text:p text:style-name="P1"><text:span text:style-name="T5">GO:0032555</text:span></text:p>
          </draw:text-box>
        </draw:frame>
        <draw:frame draw:style-name="gr271" draw:layer="layout" svg:width="2.038cm" svg:height="0.268cm" svg:x="21.552cm" svg:y="14.063cm">
          <draw:text-box>
            <text:p text:style-name="P1"><text:span text:style-name="T5">purine ribonucleotid...</text:span></text:p>
          </draw:text-box>
        </draw:frame>
        <draw:frame draw:style-name="gr187" draw:layer="layout" svg:width="0.772cm" svg:height="0.268cm" svg:x="22.184cm" svg:y="14.314cm">
          <draw:text-box>
            <text:p text:style-name="P1"><text:span text:style-name="T5">0.70105</text:span></text:p>
          </draw:text-box>
        </draw:frame>
        <draw:polygon draw:style-name="gr9" draw:layer="layout" svg:width="2.347cm" svg:height="1.565cm" svg:x="16.481cm" svg:y="16.611cm" svg:viewBox="0 0 2348 1566" draw:points="0,784 24,627 48,563 71,514 95,475 118,440 142,409 166,382 190,356 213,333 237,311 261,291 285,272 308,254 332,238 356,222 380,207 403,193 427,179 450,167 474,155 498,143 522,132 545,122 569,112 593,103 617,94 640,86 664,78 687,71 711,64 735,57 759,51 782,45 806,40 830,35 854,30 877,26 901,22 925,18 948,15 972,12 996,9 1019,7 1043,5 1067,4 1091,2 1114,2 1138,1 1162,0 1186,0 1209,1 1233,2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2 2205,409 2229,440 2252,475 2276,514 2301,563 2324,627 2348,784 2324,940 2301,1004 2276,1052 2252,1092 2229,1126 2205,1157 2181,1185 2158,1210 2134,1234 2110,1255 2086,1276 2063,1294 2039,1312 2015,1329 1992,1345 1968,1360 1944,1374 1920,1387 1897,1400 1873,1412 1849,1424 1826,1434 1802,1445 1778,1455 1754,1464 1731,1473 1707,1481 1683,1488 1660,1496 1636,1503 1612,1510 1588,1516 1565,1522 1541,1527 1517,1532 1494,1536 1470,1541 1446,1545 1423,1548 1399,1552 1375,1555 1351,1557 1328,1559 1304,1561 1280,1563 1257,1564 1233,1565 1209,1566 1186,1566 1162,1566 1138,1566 1114,1565 1091,1564 1067,1563 1043,1561 1019,1559 996,1557 972,1555 948,1552 925,1548 901,1545 877,1541 854,1536 830,1532 806,1527 782,1522 759,1516 735,1510 711,1503 687,1496 664,1488 640,1481 617,1473 593,1464 569,1455 545,1445 522,1434 498,1424 474,1412 450,1400 427,1387 403,1374 380,1360 356,1345 332,1329 308,1312 285,1294 261,1276 237,1255 213,1234 190,1210 166,1185 142,1157 118,1126 95,1092 71,1052 48,1004 24,940">
          <text:p/>
        </draw:polygon>
        <draw:polyline draw:style-name="gr2" draw:layer="layout" svg:width="2.347cm" svg:height="1.565cm" svg:x="16.481cm" svg:y="16.611cm" svg:viewBox="0 0 2348 1566" draw:points="0,784 24,627 48,563 71,514 95,475 118,440 142,409 166,382 190,356 213,333 237,311 261,291 285,272 308,254 332,238 356,222 380,207 403,193 427,179 450,167 474,155 498,143 522,132 545,122 569,112 593,103 617,94 640,86 664,78 687,71 711,64 735,57 759,51 782,45 806,40 830,35 854,30 877,26 901,22 925,18 948,15 972,12 996,9 1019,7 1043,5 1067,4 1091,2 1114,2 1138,1 1162,0 1186,0 1209,1 1233,2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2 2205,409 2229,440 2252,475 2276,514 2301,563 2324,627 2348,784 2324,940 2301,1004 2276,1052 2252,1092 2229,1126 2205,1157 2181,1185 2158,1210 2134,1234 2110,1255 2086,1276 2063,1294 2039,1312 2015,1329 1992,1345 1968,1360 1944,1374 1920,1387 1897,1400 1873,1412 1849,1424 1826,1434 1802,1445 1778,1455 1754,1464 1731,1473 1707,1481 1683,1488 1660,1496 1636,1503 1612,1510 1588,1516 1565,1522 1541,1527 1517,1532 1494,1536 1470,1541 1446,1545 1423,1548 1399,1552 1375,1555 1351,1557 1328,1559 1304,1561 1280,1563 1257,1564 1233,1565 1209,1566 1186,1566 1162,1566 1138,1566 1114,1565 1091,1564 1067,1563 1043,1561 1019,1559 996,1557 972,1555 948,1552 925,1548 901,1545 877,1541 854,1536 830,1532 806,1527 782,1522 759,1516 735,1510 711,1503 687,1496 664,1488 640,1481 617,1473 593,1464 569,1455 545,1445 522,1434 498,1424 474,1412 450,1400 427,1387 403,1374 380,1360 356,1345 332,1329 308,1312 285,1294 261,1276 237,1255 213,1234 190,1210 166,1185 142,1157 118,1126 95,1092 71,1052 48,1004 24,940 0,784">
          <text:p/>
        </draw:polyline>
        <draw:frame draw:style-name="gr199" draw:layer="layout" svg:width="0.535cm" svg:height="0.268cm" svg:x="22.301cm" svg:y="14.565cm">
          <draw:text-box>
            <text:p text:style-name="P1"><text:span text:style-name="T5">5 / 35</text:span></text:p>
          </draw:text-box>
        </draw:frame>
        <draw:frame draw:style-name="gr185" draw:layer="layout" svg:width="1.221cm" svg:height="0.268cm" svg:x="17.049cm" svg:y="16.941cm">
          <draw:text-box>
            <text:p text:style-name="P1"><text:span text:style-name="T5">GO:0032559</text:span></text:p>
          </draw:text-box>
        </draw:frame>
        <draw:frame draw:style-name="gr272" draw:layer="layout" svg:width="2.072cm" svg:height="0.268cm" svg:x="16.626cm" svg:y="17.192cm">
          <draw:text-box>
            <text:p text:style-name="P1"><text:span text:style-name="T5">adenyl ribonucleotid...</text:span></text:p>
          </draw:text-box>
        </draw:frame>
        <draw:frame draw:style-name="gr187" draw:layer="layout" svg:width="0.772cm" svg:height="0.268cm" svg:x="17.272cm" svg:y="17.443cm">
          <draw:text-box>
            <text:p text:style-name="P1"><text:span text:style-name="T5">0.48787</text:span></text:p>
          </draw:text-box>
        </draw:frame>
        <draw:polygon draw:style-name="gr259" draw:layer="layout" svg:width="2.347cm" svg:height="1.565cm" svg:x="16.481cm" svg:y="19.741cm" svg:viewBox="0 0 2348 1566" draw:points="0,1566 2348,1566 2348,0 0,0">
          <text:p/>
        </draw:polygon>
        <draw:frame draw:style-name="gr199" draw:layer="layout" svg:width="0.535cm" svg:height="0.268cm" svg:x="17.39cm" svg:y="17.694cm">
          <draw:text-box>
            <text:p text:style-name="P1"><text:span text:style-name="T5">4 / 22</text:span></text:p>
          </draw:text-box>
        </draw:frame>
        <draw:frame draw:style-name="gr185" draw:layer="layout" svg:width="1.221cm" svg:height="0.268cm" svg:x="17.049cm" svg:y="20.071cm">
          <draw:text-box>
            <text:p text:style-name="P1"><text:span text:style-name="T5">GO:0043531</text:span></text:p>
          </draw:text-box>
        </draw:frame>
        <draw:frame draw:style-name="gr273" draw:layer="layout" svg:width="1.179cm" svg:height="0.268cm" svg:x="17.067cm" svg:y="20.322cm">
          <draw:text-box>
            <text:p text:style-name="P1"><text:span text:style-name="T5">ADP binding</text:span></text:p>
          </draw:text-box>
        </draw:frame>
        <draw:frame draw:style-name="gr187" draw:layer="layout" svg:width="0.772cm" svg:height="0.268cm" svg:x="17.272cm" svg:y="20.573cm">
          <draw:text-box>
            <text:p text:style-name="P1"><text:span text:style-name="T5">0.05555</text:span></text:p>
          </draw:text-box>
        </draw:frame>
        <draw:polyline draw:style-name="gr2" draw:layer="layout" svg:width="1.087cm" svg:height="1.347cm" svg:x="18.437cm" svg:y="8.744cm" svg:viewBox="0 0 1088 1348" draw:points="1088,0 994,121 895,249 793,382 686,518 577,657 465,799 351,940 235,1079 118,1216 0,1348">
          <text:p/>
        </draw:polyline>
        <draw:line draw:style-name="gr2" draw:layer="layout" svg:x1="18.555cm" svg:y1="9.959cm" svg:x2="18.437cm" svg:y2="10.092cm">
          <text:p/>
        </draw:line>
        <draw:polyline draw:style-name="gr2" draw:layer="layout" svg:width="0.472cm" svg:height="0.487cm" svg:x="18.437cm" svg:y="9.604cm" svg:viewBox="0 0 473 488" draw:points="99,0 0,488 473,330">
          <text:p/>
        </draw:polyline>
        <draw:polyline draw:style-name="gr2" draw:layer="layout" svg:width="1.13cm" svg:height="1.434cm" svg:x="20.61cm" svg:y="8.701cm" svg:viewBox="0 0 1131 1435" draw:points="0,0 106,132 214,270 324,411 436,555 549,700 664,848 779,996 897,1143 1014,1290 1131,1435">
          <text:p/>
        </draw:polyline>
        <draw:line draw:style-name="gr2" draw:layer="layout" svg:x1="21.623cm" svg:y1="9.991cm" svg:x2="21.741cm" svg:y2="10.136cm">
          <text:p/>
        </draw:line>
        <draw:polyline draw:style-name="gr2" draw:layer="layout" svg:width="0.465cm" svg:height="0.492cm" svg:x="21.275cm" svg:y="9.643cm" svg:viewBox="0 0 466 493" draw:points="0,315 466,493 388,0">
          <text:p/>
        </draw:polyline>
        <draw:polyline draw:style-name="gr2" draw:layer="layout" svg:width="2.869cm" svg:height="1.826cm" svg:x="11.439cm" svg:y="2.311cm" svg:viewBox="0 0 2870 1827" draw:points="2870,0 2623,163 2354,336 2069,518 1772,705 1468,897 1161,1089 856,1281 558,1470 272,1652 0,1827">
          <text:p/>
        </draw:polyline>
        <draw:line draw:style-name="gr2" draw:layer="layout" svg:x1="11.711cm" svg:y1="3.962cm" svg:x2="11.439cm" svg:y2="4.138cm">
          <text:p/>
        </draw:line>
        <draw:polyline draw:style-name="gr2" draw:layer="layout" svg:width="0.497cm" svg:height="0.443cm" svg:x="11.439cm" svg:y="3.694cm" svg:viewBox="0 0 498 444" draw:points="228,0 0,444 498,419">
          <text:p/>
        </draw:polyline>
        <draw:line draw:style-name="gr2" draw:layer="layout" svg:x1="15.177cm" svg:y1="2.572cm" svg:x2="15.177cm" svg:y2="3.659cm">
          <text:p/>
        </draw:line>
        <draw:line draw:style-name="gr2" draw:layer="layout" svg:x1="15.177cm" svg:y1="3.552cm" svg:x2="15.177cm" svg:y2="3.659cm">
          <text:p/>
        </draw:line>
        <draw:polyline draw:style-name="gr2" draw:layer="layout" svg:width="0.498cm" svg:height="0.432cm" svg:x="14.928cm" svg:y="3.227cm" svg:viewBox="0 0 499 433" draw:points="0,0 250,433 499,0">
          <text:p/>
        </draw:polyline>
        <draw:polyline draw:style-name="gr2" draw:layer="layout" svg:width="2.825cm" svg:height="1.782cm" svg:x="16.003cm" svg:y="2.311cm" svg:viewBox="0 0 2826 1783" draw:points="0,0 246,152 511,319 791,497 1083,684 1381,875 1682,1067 1980,1259 2274,1443 2557,1619 2826,1783">
          <text:p/>
        </draw:polyline>
        <draw:line draw:style-name="gr2" draw:layer="layout" svg:x1="18.559cm" svg:y1="3.929cm" svg:x2="18.829cm" svg:y2="4.094cm">
          <text:p/>
        </draw:line>
        <draw:polyline draw:style-name="gr2" draw:layer="layout" svg:width="0.498cm" svg:height="0.437cm" svg:x="18.33cm" svg:y="3.656cm" svg:viewBox="0 0 499 438" draw:points="0,427 499,438 260,0">
          <text:p/>
        </draw:polyline>
        <draw:polyline draw:style-name="gr2" draw:layer="layout" svg:width="2.869cm" svg:height="1.825cm" svg:x="6.484cm" svg:y="5.441cm" svg:viewBox="0 0 2870 1826" draw:points="2870,0 2623,163 2354,337 2068,518 1771,706 1467,897 1160,1090 855,1281 557,1469 270,1652 0,1826">
          <text:p/>
        </draw:polyline>
        <draw:line draw:style-name="gr2" draw:layer="layout" svg:x1="6.755cm" svg:y1="7.092cm" svg:x2="6.484cm" svg:y2="7.267cm">
          <text:p/>
        </draw:line>
        <draw:polyline draw:style-name="gr2" draw:layer="layout" svg:width="0.497cm" svg:height="0.443cm" svg:x="6.484cm" svg:y="6.823cm" svg:viewBox="0 0 498 444" draw:points="227,0 0,444 498,420">
          <text:p/>
        </draw:polyline>
        <draw:line draw:style-name="gr2" draw:layer="layout" svg:x1="10.222cm" svg:y1="5.701cm" svg:x2="10.222cm" svg:y2="6.788cm">
          <text:p/>
        </draw:line>
        <draw:line draw:style-name="gr2" draw:layer="layout" svg:x1="10.222cm" svg:y1="6.681cm" svg:x2="10.222cm" svg:y2="6.788cm">
          <text:p/>
        </draw:line>
        <draw:polyline draw:style-name="gr2" draw:layer="layout" svg:width="0.498cm" svg:height="0.431cm" svg:x="9.973cm" svg:y="6.357cm" svg:viewBox="0 0 499 432" draw:points="0,0 249,432 499,0">
          <text:p/>
        </draw:polyline>
        <draw:line draw:style-name="gr2" draw:layer="layout" svg:x1="15.177cm" svg:y1="5.701cm" svg:x2="15.177cm" svg:y2="6.788cm">
          <text:p/>
        </draw:line>
        <draw:line draw:style-name="gr2" draw:layer="layout" svg:x1="15.177cm" svg:y1="6.681cm" svg:x2="15.177cm" svg:y2="6.788cm">
          <text:p/>
        </draw:line>
        <draw:polyline draw:style-name="gr2" draw:layer="layout" svg:width="0.498cm" svg:height="0.431cm" svg:x="14.928cm" svg:y="6.357cm" svg:viewBox="0 0 499 432" draw:points="0,0 250,432 499,0">
          <text:p/>
        </draw:polyline>
        <draw:line draw:style-name="gr2" draw:layer="layout" svg:x1="20.089cm" svg:y1="5.701cm" svg:x2="20.089cm" svg:y2="6.788cm">
          <text:p/>
        </draw:line>
        <draw:line draw:style-name="gr2" draw:layer="layout" svg:x1="20.089cm" svg:y1="6.681cm" svg:x2="20.089cm" svg:y2="6.788cm">
          <text:p/>
        </draw:line>
        <draw:polyline draw:style-name="gr2" draw:layer="layout" svg:width="0.498cm" svg:height="0.431cm" svg:x="19.84cm" svg:y="6.357cm" svg:viewBox="0 0 499 432" draw:points="0,0 250,432 499,0">
          <text:p/>
        </draw:polyline>
        <draw:line draw:style-name="gr2" draw:layer="layout" svg:x1="5.267cm" svg:y1="8.831cm" svg:x2="5.267cm" svg:y2="9.918cm">
          <text:p/>
        </draw:line>
        <draw:line draw:style-name="gr2" draw:layer="layout" svg:x1="5.267cm" svg:y1="9.811cm" svg:x2="5.267cm" svg:y2="9.918cm">
          <text:p/>
        </draw:line>
        <draw:polyline draw:style-name="gr2" draw:layer="layout" svg:width="0.498cm" svg:height="0.432cm" svg:x="5.018cm" svg:y="9.486cm" svg:viewBox="0 0 499 433" draw:points="0,0 249,433 499,0">
          <text:p/>
        </draw:polyline>
        <draw:line draw:style-name="gr2" draw:layer="layout" svg:x1="5.267cm" svg:y1="11.96cm" svg:x2="5.267cm" svg:y2="13.047cm">
          <text:p/>
        </draw:line>
        <draw:line draw:style-name="gr2" draw:layer="layout" svg:x1="5.267cm" svg:y1="12.94cm" svg:x2="5.267cm" svg:y2="13.047cm">
          <text:p/>
        </draw:line>
        <draw:polyline draw:style-name="gr2" draw:layer="layout" svg:width="0.498cm" svg:height="0.431cm" svg:x="5.018cm" svg:y="12.616cm" svg:viewBox="0 0 499 432" draw:points="0,0 249,432 499,0">
          <text:p/>
        </draw:polyline>
        <draw:line draw:style-name="gr2" draw:layer="layout" svg:x1="5.267cm" svg:y1="15.09cm" svg:x2="5.267cm" svg:y2="16.177cm">
          <text:p/>
        </draw:line>
        <draw:line draw:style-name="gr2" draw:layer="layout" svg:x1="5.267cm" svg:y1="16.07cm" svg:x2="5.267cm" svg:y2="16.177cm">
          <text:p/>
        </draw:line>
        <draw:polyline draw:style-name="gr2" draw:layer="layout" svg:width="0.498cm" svg:height="0.432cm" svg:x="5.018cm" svg:y="15.745cm" svg:viewBox="0 0 499 433" draw:points="0,0 249,433 499,0">
          <text:p/>
        </draw:polyline>
        <draw:line draw:style-name="gr2" draw:layer="layout" svg:x1="10.222cm" svg:y1="8.831cm" svg:x2="10.222cm" svg:y2="9.918cm">
          <text:p/>
        </draw:line>
        <draw:line draw:style-name="gr2" draw:layer="layout" svg:x1="10.222cm" svg:y1="9.811cm" svg:x2="10.222cm" svg:y2="9.918cm">
          <text:p/>
        </draw:line>
        <draw:polyline draw:style-name="gr2" draw:layer="layout" svg:width="0.498cm" svg:height="0.432cm" svg:x="9.973cm" svg:y="9.486cm" svg:viewBox="0 0 499 433" draw:points="0,0 249,433 499,0">
          <text:p/>
        </draw:polyline>
        <draw:line draw:style-name="gr2" draw:layer="layout" svg:x1="10.222cm" svg:y1="11.96cm" svg:x2="10.222cm" svg:y2="13.047cm">
          <text:p/>
        </draw:line>
        <draw:line draw:style-name="gr2" draw:layer="layout" svg:x1="10.222cm" svg:y1="12.94cm" svg:x2="10.222cm" svg:y2="13.047cm">
          <text:p/>
        </draw:line>
        <draw:polyline draw:style-name="gr2" draw:layer="layout" svg:width="0.498cm" svg:height="0.431cm" svg:x="9.973cm" svg:y="12.616cm" svg:viewBox="0 0 499 432" draw:points="0,0 249,432 499,0">
          <text:p/>
        </draw:polyline>
        <draw:line draw:style-name="gr2" draw:layer="layout" svg:x1="10.222cm" svg:y1="15.09cm" svg:x2="10.222cm" svg:y2="16.177cm">
          <text:p/>
        </draw:line>
        <draw:line draw:style-name="gr2" draw:layer="layout" svg:x1="10.222cm" svg:y1="16.07cm" svg:x2="10.222cm" svg:y2="16.177cm">
          <text:p/>
        </draw:line>
        <draw:polyline draw:style-name="gr2" draw:layer="layout" svg:width="0.498cm" svg:height="0.432cm" svg:x="9.973cm" svg:y="15.745cm" svg:viewBox="0 0 499 433" draw:points="0,0 249,433 499,0">
          <text:p/>
        </draw:polyline>
        <draw:line draw:style-name="gr2" draw:layer="layout" svg:x1="17.655cm" svg:y1="11.96cm" svg:x2="17.655cm" svg:y2="13.047cm">
          <text:p/>
        </draw:line>
        <draw:line draw:style-name="gr2" draw:layer="layout" svg:x1="17.655cm" svg:y1="12.94cm" svg:x2="17.655cm" svg:y2="13.047cm">
          <text:p/>
        </draw:line>
        <draw:polyline draw:style-name="gr2" draw:layer="layout" svg:width="0.498cm" svg:height="0.431cm" svg:x="17.406cm" svg:y="12.616cm" svg:viewBox="0 0 499 432" draw:points="0,0 250,432 499,0">
          <text:p/>
        </draw:polyline>
        <draw:polyline draw:style-name="gr2" draw:layer="layout" svg:width="2.826cm" svg:height="1.782cm" svg:x="18.48cm" svg:y="11.7cm" svg:viewBox="0 0 2827 1783" draw:points="0,0 246,152 511,319 791,497 1082,683 1382,876 1682,1068 1981,1258 2274,1443 2557,1619 2827,1783">
          <text:p/>
        </draw:polyline>
        <draw:line draw:style-name="gr2" draw:layer="layout" svg:x1="21.036cm" svg:y1="13.318cm" svg:x2="21.307cm" svg:y2="13.483cm">
          <text:p/>
        </draw:line>
        <draw:polyline draw:style-name="gr2" draw:layer="layout" svg:width="0.498cm" svg:height="0.437cm" svg:x="20.808cm" svg:y="13.045cm" svg:viewBox="0 0 499 438" draw:points="0,427 499,438 260,0">
          <text:p/>
        </draw:polyline>
        <draw:polyline draw:style-name="gr2" draw:layer="layout" svg:width="0.956cm" svg:height="1.174cm" svg:x="3.398cm" svg:y="21.349cm" svg:viewBox="0 0 957 1175" draw:points="0,0 92,107 187,218 283,333 380,451 479,571 577,692 674,813 770,935 865,1056 957,1175">
          <text:p/>
        </draw:polyline>
        <draw:line draw:style-name="gr2" draw:layer="layout" svg:x1="4.262cm" svg:y1="22.404cm" svg:x2="4.355cm" svg:y2="22.524cm">
          <text:p/>
        </draw:line>
        <draw:polyline draw:style-name="gr2" draw:layer="layout" svg:width="0.462cm" svg:height="0.494cm" svg:x="3.892cm" svg:y="22.029cm" svg:viewBox="0 0 463 495" draw:points="0,308 463,495 394,0">
          <text:p/>
        </draw:polyline>
        <draw:line draw:style-name="gr2" draw:layer="layout" svg:x1="17.655cm" svg:y1="15.09cm" svg:x2="17.655cm" svg:y2="16.177cm">
          <text:p/>
        </draw:line>
        <draw:line draw:style-name="gr2" draw:layer="layout" svg:x1="17.655cm" svg:y1="16.07cm" svg:x2="17.655cm" svg:y2="16.177cm">
          <text:p/>
        </draw:line>
        <draw:polyline draw:style-name="gr2" draw:layer="layout" svg:width="0.498cm" svg:height="0.432cm" svg:x="17.406cm" svg:y="15.745cm" svg:viewBox="0 0 499 433" draw:points="0,0 250,433 499,0">
          <text:p/>
        </draw:polyline>
        <draw:polyline draw:style-name="gr2" draw:layer="layout" svg:width="0.913cm" svg:height="1.173cm" svg:x="3.702cm" svg:y="18.22cm" svg:viewBox="0 0 914 1174" draw:points="914,0 832,106 747,218 658,332 566,450 473,571 378,692 282,814 187,935 93,1056 0,1174">
          <text:p/>
        </draw:polyline>
        <draw:line draw:style-name="gr2" draw:layer="layout" svg:x1="3.796cm" svg:y1="19.275cm" svg:x2="3.702cm" svg:y2="19.394cm">
          <text:p/>
        </draw:line>
        <draw:polyline draw:style-name="gr2" draw:layer="layout" svg:width="0.462cm" svg:height="0.493cm" svg:x="3.702cm" svg:y="18.9cm" svg:viewBox="0 0 463 494" draw:points="69,0 0,494 463,306">
          <text:p/>
        </draw:polyline>
        <draw:polyline draw:style-name="gr2" draw:layer="layout" svg:width="0.957cm" svg:height="1.173cm" svg:x="5.875cm" svg:y="18.22cm" svg:viewBox="0 0 958 1174" draw:points="0,0 93,106 187,218 284,332 381,450 478,571 576,692 673,814 769,935 865,1056 958,1174">
          <text:p/>
        </draw:polyline>
        <draw:line draw:style-name="gr2" draw:layer="layout" svg:x1="6.739cm" svg:y1="19.275cm" svg:x2="6.833cm" svg:y2="19.394cm">
          <text:p/>
        </draw:line>
        <draw:polyline draw:style-name="gr2" draw:layer="layout" svg:width="0.462cm" svg:height="0.493cm" svg:x="6.37cm" svg:y="18.9cm" svg:viewBox="0 0 463 494" draw:points="0,306 463,494 394,0">
          <text:p/>
        </draw:polyline>
        <draw:polyline draw:style-name="gr2" draw:layer="layout" svg:width="0.912cm" svg:height="1.174cm" svg:x="6.18cm" svg:y="21.349cm" svg:viewBox="0 0 913 1175" draw:points="913,0 833,107 748,218 659,333 567,451 473,571 378,692 283,813 186,935 92,1056 0,1175">
          <text:p/>
        </draw:polyline>
        <draw:line draw:style-name="gr2" draw:layer="layout" svg:x1="6.273cm" svg:y1="22.404cm" svg:x2="6.18cm" svg:y2="22.524cm">
          <text:p/>
        </draw:line>
        <draw:polyline draw:style-name="gr2" draw:layer="layout" svg:width="0.461cm" svg:height="0.494cm" svg:x="6.18cm" svg:y="22.029cm" svg:viewBox="0 0 462 495" draw:points="69,0 0,495 462,308">
          <text:p/>
        </draw:polyline>
        <draw:line draw:style-name="gr2" draw:layer="layout" svg:x1="22.566cm" svg:y1="11.96cm" svg:x2="22.566cm" svg:y2="13.047cm">
          <text:p/>
        </draw:line>
        <draw:line draw:style-name="gr2" draw:layer="layout" svg:x1="22.566cm" svg:y1="12.94cm" svg:x2="22.566cm" svg:y2="13.047cm">
          <text:p/>
        </draw:line>
        <draw:polyline draw:style-name="gr2" draw:layer="layout" svg:width="0.498cm" svg:height="0.431cm" svg:x="22.317cm" svg:y="12.616cm" svg:viewBox="0 0 499 432" draw:points="0,0 250,432 499,0">
          <text:p/>
        </draw:polyline>
        <draw:polyline draw:style-name="gr2" draw:layer="layout" svg:width="2.825cm" svg:height="1.782cm" svg:x="18.872cm" svg:y="14.829cm" svg:viewBox="0 0 2826 1783" draw:points="2826,0 2580,152 2315,319 2035,498 1744,684 1446,875 1145,1067 845,1259 552,1444 269,1620 0,1783">
          <text:p/>
        </draw:polyline>
        <draw:line draw:style-name="gr2" draw:layer="layout" svg:x1="19.142cm" svg:y1="16.448cm" svg:x2="18.872cm" svg:y2="16.612cm">
          <text:p/>
        </draw:line>
        <draw:polyline draw:style-name="gr2" draw:layer="layout" svg:width="0.497cm" svg:height="0.437cm" svg:x="18.872cm" svg:y="16.174cm" svg:viewBox="0 0 498 438" draw:points="240,0 0,438 498,426">
          <text:p/>
        </draw:polyline>
        <draw:line draw:style-name="gr2" draw:layer="layout" svg:x1="17.655cm" svg:y1="18.22cm" svg:x2="17.655cm" svg:y2="19.306cm">
          <text:p/>
        </draw:line>
        <draw:line draw:style-name="gr2" draw:layer="layout" svg:x1="17.655cm" svg:y1="19.199cm" svg:x2="17.655cm" svg:y2="19.306cm">
          <text:p/>
        </draw:line>
        <draw:polyline draw:style-name="gr2" draw:layer="layout" svg:width="0.498cm" svg:height="0.431cm" svg:x="17.406cm" svg:y="18.875cm" svg:viewBox="0 0 499 432" draw:points="0,0 250,432 499,0">
          <text:p/>
        </draw:polyline>
        <draw:frame draw:style-name="gr188" draw:layer="layout" svg:width="0.417cm" svg:height="0.268cm" svg:x="17.449cm" svg:y="20.824cm">
          <draw:text-box>
            <text:p text:style-name="P1"><text:span text:style-name="T5">3 / 6</text:span></text:p>
          </draw:text-box>
        </draw:frame>
        <draw:frame draw:style-name="gr46" draw:text-style-name="P2" draw:layer="layout" svg:width="5.958cm" svg:height="3.916cm" svg:x="1.6cm" svg:y="0.9cm">
          <draw:text-box>
            <text:p text:style-name="P2"><text:span text:style-name="T2">Molecular function</text:span></text:p>
            <text:p text:style-name="P2"><text:span text:style-name="T2">enriched for contigs</text:span></text:p>
            <text:p text:style-name="P2"><text:span text:style-name="T2">differently experssed</text:span></text:p>
            <text:p text:style-name="P2"><text:span text:style-name="T2">between </text:span></text:p>
            <text:p text:style-name="P2"><text:span text:style-name="T2">male/female</text:span></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6cm" fo:margin-right="1cm" fo:page-width="25.4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26" style:page-layout-name="PM0" draw:style-name="Mdp1"/>
    <style:master-page style:name="master-page29" style:page-layout-name="PM0" draw:style-name="Mdp1"/>
    <style:master-page style:name="master-page34" style:page-layout-name="PM0" draw:style-name="Mdp1"/>
    <style:master-page style:name="master-page39" style:page-layout-name="PM0" draw:style-name="Mdp1"/>
    <style:master-page style:name="master-page42" style:page-layout-name="PM0" draw:style-name="Mdp1"/>
    <style:master-page style:name="master-page47" style:page-layout-name="PM0" draw:style-name="Mdp1"/>
    <style:master-page style:name="master-page7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1-20T09:31:28</dc:date>
    <meta:document-statistic meta:object-count="3173"/>
    <meta:generator>LibreOffice/3.4$Unix LibreOffice_project/340m1$Build-402</meta:generator>
  </office:meta>
</office:document-meta>
</file>